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number-columns-repeated="132" table:default-cell-style-name="Default"/>
        <table:table-row table:style-name="ro1">
          <table:table-cell office:value-type="string">
            <text:p>Book</text:p>
          </table:table-cell>
          <table:table-cell office:value-type="string">
            <text:p>Verses</text:p>
          </table:table-cell>
          <table:table-cell office:value-type="string">
            <text:p>Last Verse</text:p>
          </table:table-cell>
          <table:table-cell office:value-type="string">
            <text:p>Code</text:p>
          </table:table-cell>
          <table:table-cell office:value-type="string">
            <text:p>Chapters</text:p>
          </table:table-cell>
          <table:table-cell office:value-type="string">
            <text:p>Sum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style-name="ce3" office:value-type="string">
            <text:p>1-30</text:p>
          </table:table-cell>
          <table:table-cell office:value-type="string">
            <text:p>31-60</text:p>
          </table:table-cell>
          <table:table-cell office:value-type="string">
            <text:p>61-66</text:p>
          </table:table-cell>
          <table:table-cell office:value-type="string">
            <text:p>Fu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<text:span text:style-name="T1"><text:a xlink:href="#Genesis.A1">Genesis</text:a></text:span></text:p>
          </table:table-cell>
          <table:table-cell office:value-type="float" office:value="1533">
            <text:p>1533</text:p>
          </table:table-cell>
          <table:table-cell office:value-type="string">
            <text:p>Ge50:26 </text:p>
          </table:table-cell>
          <table:table-cell table:formula="of:=CONCATENATE(&quot;'&quot;&amp;[.A2]&amp;&quot;' =&gt; array( 'chapters'=&gt;&quot;&amp;[.E2]&amp;&quot;, 'verses'=&gt;&quot;&amp;[.F2]&amp;&quot;,&quot;; [.BX2]; &quot; ),&quot;)" office:value-type="string" office:string-value="'Genesis' =&gt; array( 'chapters'=&gt;50, 'verses'=&gt;1533,1=&gt;31,2=&gt;25,3=&gt;24,4=&gt;26,5=&gt;32,6=&gt;22,7=&gt;24,8=&gt;22,9=&gt;29,10=&gt;32,11=&gt;32,12=&gt;20,13=&gt;18,14=&gt;24,15=&gt;21,16=&gt;16,17=&gt;27,18=&gt;33,19=&gt;38,20=&gt;18,21=&gt;34,22=&gt;24,23=&gt;20,24=&gt;67,25=&gt;34,26=&gt;35,27=&gt;46,28=&gt;22,28=&gt;22,29=&gt;35,30=&gt;43,31=&gt;54,32=&gt;33,33=&gt;20,34=&gt;31,35=&gt;29,36=&gt;43,37=&gt;36,38=&gt;30,39=&gt;23,40=&gt;23,41=&gt;57,42=&gt;38,43=&gt;34,44=&gt;34,45=&gt;28,46=&gt;34,47=&gt;31,48=&gt;22,49=&gt;33,50=&gt;26, ),">
            <text:p>'Genesis' =&gt; array( 'chapters'=&gt;50, 'verses'=&gt;1533,1=&gt;31,2=&gt;25,3=&gt;24,4=&gt;26,5=&gt;32,6=&gt;22,7=&gt;24,8=&gt;22,9=&gt;29,10=&gt;32,11=&gt;32,12=&gt;20,13=&gt;18,14=&gt;24,15=&gt;21,16=&gt;16,17=&gt;27,18=&gt;33,19=&gt;38,20=&gt;18,21=&gt;34,22=&gt;24,23=&gt;20,24=&gt;67,25=&gt;34,26=&gt;35,27=&gt;46,28=&gt;22,28=&gt;22,29=&gt;35,30=&gt;43,31=&gt;54,32=&gt;33,33=&gt;20,34=&gt;31,35=&gt;29,36=&gt;43,37=&gt;36,38=&gt;30,39=&gt;23,40=&gt;23,41=&gt;57,42=&gt;38,43=&gt;34,44=&gt;34,45=&gt;28,46=&gt;34,47=&gt;31,48=&gt;22,49=&gt;33,50=&gt;26, ),</text:p>
          </table:table-cell>
          <table:table-cell office:value-type="float" office:value="50">
            <text:p>50</text:p>
          </table:table-cell>
          <table:table-cell table:formula="of:=SUM([.G2:.BT2])" office:value-type="float" office:value="1533">
            <text:p>153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23">
            <text:p>2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34">
            <text:p>3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6">
            <text:p>26</text:p>
          </table:table-cell>
          <table:table-cell table:number-columns-repeated="16"/>
          <table:table-cell table:formula="of:=CONCATENATE([.BY2];[.BZ2];[.CA2];[.CB2];[.CC2];[.CD2];[.CE2];[.CF2];[.CG2];[.CH2];[.CI2];[.CJ2];[.CK2];[.CL2];[.CM2];[.CN2];[.CO2];[.CP2];[.CQ2];[.CR2];[.CS2];[.CT2];[.CU2];[.CV2];[.CW2];[.CX2];[.CY2];[.CZ2])" office:value-type="string" office:string-value="1=&gt;31,2=&gt;25,3=&gt;24,4=&gt;26,5=&gt;32,6=&gt;22,7=&gt;24,8=&gt;22,9=&gt;29,10=&gt;32,11=&gt;32,12=&gt;20,13=&gt;18,14=&gt;24,15=&gt;21,16=&gt;16,17=&gt;27,18=&gt;33,19=&gt;38,20=&gt;18,21=&gt;34,22=&gt;24,23=&gt;20,24=&gt;67,25=&gt;34,26=&gt;35,27=&gt;46,28=&gt;22,">
            <text:p>1=&gt;31,2=&gt;25,3=&gt;24,4=&gt;26,5=&gt;32,6=&gt;22,7=&gt;24,8=&gt;22,9=&gt;29,10=&gt;32,11=&gt;32,12=&gt;20,13=&gt;18,14=&gt;24,15=&gt;21,16=&gt;16,17=&gt;27,18=&gt;33,19=&gt;38,20=&gt;18,21=&gt;34,22=&gt;24,23=&gt;20,24=&gt;67,25=&gt;34,26=&gt;35,27=&gt;46,28=&gt;22,</text:p>
          </table:table-cell>
          <table:table-cell table:formula="of:=CONCATENATE([.CZ2];[.DA2];[.DB2];[.DC2];[.DD2];[.DE2];[.DF2];[.DG2];[.DH2];[.DI2];[.DJ2];[.DK2];[.DL2];[.DM2];[.DN2];[.DO2];[.DP2];[.DQ2];[.DR2];[.DS2];[.DT2];[.DU2];[.DV2];[.DW2];[.DX2];[.DY2];[.DZ2])" office:value-type="string" office:string-value="28=&gt;22,29=&gt;35,30=&gt;43,31=&gt;54,32=&gt;33,33=&gt;20,34=&gt;31,35=&gt;29,36=&gt;43,37=&gt;36,38=&gt;30,39=&gt;23,40=&gt;23,41=&gt;57,42=&gt;38,43=&gt;34,44=&gt;34,45=&gt;28,46=&gt;34,47=&gt;31,48=&gt;22,49=&gt;33,50=&gt;26,">
            <text:p>28=&gt;22,29=&gt;35,30=&gt;43,31=&gt;54,32=&gt;33,33=&gt;20,34=&gt;31,35=&gt;29,36=&gt;43,37=&gt;36,38=&gt;30,39=&gt;23,40=&gt;23,41=&gt;57,42=&gt;38,43=&gt;34,44=&gt;34,45=&gt;28,46=&gt;34,47=&gt;31,48=&gt;22,49=&gt;33,50=&gt;26,</text:p>
          </table:table-cell>
          <table:table-cell table:formula="of:=CONCATENATE([.EA2];[.EB2];[.EC2];[.ED2];[.EE2];[.EF2];[.EG2];[.EH2];[.EI2];[.EJ2];[.EK2];[.EL2])">
            <text:p/>
          </table:table-cell>
          <table:table-cell table:formula="of:=CONCATENATE([.BU2];[.BV2];[.BW2])" office:value-type="string" office:string-value="1=&gt;31,2=&gt;25,3=&gt;24,4=&gt;26,5=&gt;32,6=&gt;22,7=&gt;24,8=&gt;22,9=&gt;29,10=&gt;32,11=&gt;32,12=&gt;20,13=&gt;18,14=&gt;24,15=&gt;21,16=&gt;16,17=&gt;27,18=&gt;33,19=&gt;38,20=&gt;18,21=&gt;34,22=&gt;24,23=&gt;20,24=&gt;67,25=&gt;34,26=&gt;35,27=&gt;46,28=&gt;22,28=&gt;22,29=&gt;35,30=&gt;43,31=&gt;54,32=&gt;33,33=&gt;20,34=&gt;31,35=&gt;29,36=&gt;43,37=&gt;36,38=&gt;30,39=&gt;23,40=&gt;23,41=&gt;57,42=&gt;38,43=&gt;34,44=&gt;34,45=&gt;28,46=&gt;34,47=&gt;31,48=&gt;22,49=&gt;33,50=&gt;26,">
            <text:p>1=&gt;31,2=&gt;25,3=&gt;24,4=&gt;26,5=&gt;32,6=&gt;22,7=&gt;24,8=&gt;22,9=&gt;29,10=&gt;32,11=&gt;32,12=&gt;20,13=&gt;18,14=&gt;24,15=&gt;21,16=&gt;16,17=&gt;27,18=&gt;33,19=&gt;38,20=&gt;18,21=&gt;34,22=&gt;24,23=&gt;20,24=&gt;67,25=&gt;34,26=&gt;35,27=&gt;46,28=&gt;22,28=&gt;22,29=&gt;35,30=&gt;43,31=&gt;54,32=&gt;33,33=&gt;20,34=&gt;31,35=&gt;29,36=&gt;43,37=&gt;36,38=&gt;30,39=&gt;23,40=&gt;23,41=&gt;57,42=&gt;38,43=&gt;34,44=&gt;34,45=&gt;28,46=&gt;34,47=&gt;31,48=&gt;22,49=&gt;33,50=&gt;26,</text:p>
          </table:table-cell>
          <table:table-cell table:formula="of:=IF([.G2]=0;&quot;&quot;;&quot;&quot;&amp;[.G$1]&amp;&quot;=&gt;&quot;&amp;[.G2]&amp;&quot;,&quot;)" office:value-type="string" office:string-value="1=&gt;31,">
            <text:p>1=&gt;31,</text:p>
          </table:table-cell>
          <table:table-cell table:formula="of:=IF([.H2]=0;&quot;&quot;;&quot;&quot;&amp;[.H$1]&amp;&quot;=&gt;&quot;&amp;[.H2]&amp;&quot;,&quot;)" office:value-type="string" office:string-value="2=&gt;25,">
            <text:p>2=&gt;25,</text:p>
          </table:table-cell>
          <table:table-cell table:formula="of:=IF([.I2]=0;&quot;&quot;;&quot;&quot;&amp;[.I$1]&amp;&quot;=&gt;&quot;&amp;[.I2]&amp;&quot;,&quot;)" office:value-type="string" office:string-value="3=&gt;24,">
            <text:p>3=&gt;24,</text:p>
          </table:table-cell>
          <table:table-cell table:formula="of:=IF([.J2]=0;&quot;&quot;;&quot;&quot;&amp;[.J$1]&amp;&quot;=&gt;&quot;&amp;[.J2]&amp;&quot;,&quot;)" office:value-type="string" office:string-value="4=&gt;26,">
            <text:p>4=&gt;26,</text:p>
          </table:table-cell>
          <table:table-cell table:formula="of:=IF([.K2]=0;&quot;&quot;;&quot;&quot;&amp;[.K$1]&amp;&quot;=&gt;&quot;&amp;[.K2]&amp;&quot;,&quot;)" office:value-type="string" office:string-value="5=&gt;32,">
            <text:p>5=&gt;32,</text:p>
          </table:table-cell>
          <table:table-cell table:formula="of:=IF([.L2]=0;&quot;&quot;;&quot;&quot;&amp;[.L$1]&amp;&quot;=&gt;&quot;&amp;[.L2]&amp;&quot;,&quot;)" office:value-type="string" office:string-value="6=&gt;22,">
            <text:p>6=&gt;22,</text:p>
          </table:table-cell>
          <table:table-cell table:formula="of:=IF([.M2]=0;&quot;&quot;;&quot;&quot;&amp;[.M$1]&amp;&quot;=&gt;&quot;&amp;[.M2]&amp;&quot;,&quot;)" office:value-type="string" office:string-value="7=&gt;24,">
            <text:p>7=&gt;24,</text:p>
          </table:table-cell>
          <table:table-cell table:formula="of:=IF([.N2]=0;&quot;&quot;;&quot;&quot;&amp;[.N$1]&amp;&quot;=&gt;&quot;&amp;[.N2]&amp;&quot;,&quot;)" office:value-type="string" office:string-value="8=&gt;22,">
            <text:p>8=&gt;22,</text:p>
          </table:table-cell>
          <table:table-cell table:formula="of:=IF([.O2]=0;&quot;&quot;;&quot;&quot;&amp;[.O$1]&amp;&quot;=&gt;&quot;&amp;[.O2]&amp;&quot;,&quot;)" office:value-type="string" office:string-value="9=&gt;29,">
            <text:p>9=&gt;29,</text:p>
          </table:table-cell>
          <table:table-cell table:formula="of:=IF([.P2]=0;&quot;&quot;;&quot;&quot;&amp;[.P$1]&amp;&quot;=&gt;&quot;&amp;[.P2]&amp;&quot;,&quot;)" office:value-type="string" office:string-value="10=&gt;32,">
            <text:p>10=&gt;32,</text:p>
          </table:table-cell>
          <table:table-cell table:formula="of:=IF([.Q2]=0;&quot;&quot;;&quot;&quot;&amp;[.Q$1]&amp;&quot;=&gt;&quot;&amp;[.Q2]&amp;&quot;,&quot;)" office:value-type="string" office:string-value="11=&gt;32,">
            <text:p>11=&gt;32,</text:p>
          </table:table-cell>
          <table:table-cell table:formula="of:=IF([.R2]=0;&quot;&quot;;&quot;&quot;&amp;[.R$1]&amp;&quot;=&gt;&quot;&amp;[.R2]&amp;&quot;,&quot;)" office:value-type="string" office:string-value="12=&gt;20,">
            <text:p>12=&gt;20,</text:p>
          </table:table-cell>
          <table:table-cell table:formula="of:=IF([.S2]=0;&quot;&quot;;&quot;&quot;&amp;[.S$1]&amp;&quot;=&gt;&quot;&amp;[.S2]&amp;&quot;,&quot;)" office:value-type="string" office:string-value="13=&gt;18,">
            <text:p>13=&gt;18,</text:p>
          </table:table-cell>
          <table:table-cell table:formula="of:=IF([.T2]=0;&quot;&quot;;&quot;&quot;&amp;[.T$1]&amp;&quot;=&gt;&quot;&amp;[.T2]&amp;&quot;,&quot;)" office:value-type="string" office:string-value="14=&gt;24,">
            <text:p>14=&gt;24,</text:p>
          </table:table-cell>
          <table:table-cell table:formula="of:=IF([.U2]=0;&quot;&quot;;&quot;&quot;&amp;[.U$1]&amp;&quot;=&gt;&quot;&amp;[.U2]&amp;&quot;,&quot;)" office:value-type="string" office:string-value="15=&gt;21,">
            <text:p>15=&gt;21,</text:p>
          </table:table-cell>
          <table:table-cell table:formula="of:=IF([.V2]=0;&quot;&quot;;&quot;&quot;&amp;[.V$1]&amp;&quot;=&gt;&quot;&amp;[.V2]&amp;&quot;,&quot;)" office:value-type="string" office:string-value="16=&gt;16,">
            <text:p>16=&gt;16,</text:p>
          </table:table-cell>
          <table:table-cell table:formula="of:=IF([.W2]=0;&quot;&quot;;&quot;&quot;&amp;[.W$1]&amp;&quot;=&gt;&quot;&amp;[.W2]&amp;&quot;,&quot;)" office:value-type="string" office:string-value="17=&gt;27,">
            <text:p>17=&gt;27,</text:p>
          </table:table-cell>
          <table:table-cell table:formula="of:=IF([.X2]=0;&quot;&quot;;&quot;&quot;&amp;[.X$1]&amp;&quot;=&gt;&quot;&amp;[.X2]&amp;&quot;,&quot;)" office:value-type="string" office:string-value="18=&gt;33,">
            <text:p>18=&gt;33,</text:p>
          </table:table-cell>
          <table:table-cell table:formula="of:=IF([.Y2]=0;&quot;&quot;;&quot;&quot;&amp;[.Y$1]&amp;&quot;=&gt;&quot;&amp;[.Y2]&amp;&quot;,&quot;)" office:value-type="string" office:string-value="19=&gt;38,">
            <text:p>19=&gt;38,</text:p>
          </table:table-cell>
          <table:table-cell table:formula="of:=IF([.Z2]=0;&quot;&quot;;&quot;&quot;&amp;[.Z$1]&amp;&quot;=&gt;&quot;&amp;[.Z2]&amp;&quot;,&quot;)" office:value-type="string" office:string-value="20=&gt;18,">
            <text:p>20=&gt;18,</text:p>
          </table:table-cell>
          <table:table-cell table:formula="of:=IF([.AA2]=0;&quot;&quot;;&quot;&quot;&amp;[.AA$1]&amp;&quot;=&gt;&quot;&amp;[.AA2]&amp;&quot;,&quot;)" office:value-type="string" office:string-value="21=&gt;34,">
            <text:p>21=&gt;34,</text:p>
          </table:table-cell>
          <table:table-cell table:formula="of:=IF([.AB2]=0;&quot;&quot;;&quot;&quot;&amp;[.AB$1]&amp;&quot;=&gt;&quot;&amp;[.AB2]&amp;&quot;,&quot;)" office:value-type="string" office:string-value="22=&gt;24,">
            <text:p>22=&gt;24,</text:p>
          </table:table-cell>
          <table:table-cell table:formula="of:=IF([.AC2]=0;&quot;&quot;;&quot;&quot;&amp;[.AC$1]&amp;&quot;=&gt;&quot;&amp;[.AC2]&amp;&quot;,&quot;)" office:value-type="string" office:string-value="23=&gt;20,">
            <text:p>23=&gt;20,</text:p>
          </table:table-cell>
          <table:table-cell table:formula="of:=IF([.AD2]=0;&quot;&quot;;&quot;&quot;&amp;[.AD$1]&amp;&quot;=&gt;&quot;&amp;[.AD2]&amp;&quot;,&quot;)" office:value-type="string" office:string-value="24=&gt;67,">
            <text:p>24=&gt;67,</text:p>
          </table:table-cell>
          <table:table-cell table:formula="of:=IF([.AE2]=0;&quot;&quot;;&quot;&quot;&amp;[.AE$1]&amp;&quot;=&gt;&quot;&amp;[.AE2]&amp;&quot;,&quot;)" office:value-type="string" office:string-value="25=&gt;34,">
            <text:p>25=&gt;34,</text:p>
          </table:table-cell>
          <table:table-cell table:formula="of:=IF([.AF2]=0;&quot;&quot;;&quot;&quot;&amp;[.AF$1]&amp;&quot;=&gt;&quot;&amp;[.AF2]&amp;&quot;,&quot;)" office:value-type="string" office:string-value="26=&gt;35,">
            <text:p>26=&gt;35,</text:p>
          </table:table-cell>
          <table:table-cell table:formula="of:=IF([.AG2]=0;&quot;&quot;;&quot;&quot;&amp;[.AG$1]&amp;&quot;=&gt;&quot;&amp;[.AG2]&amp;&quot;,&quot;)" office:value-type="string" office:string-value="27=&gt;46,">
            <text:p>27=&gt;46,</text:p>
          </table:table-cell>
          <table:table-cell table:formula="of:=IF([.AH2]=0;&quot;&quot;;&quot;&quot;&amp;[.AH$1]&amp;&quot;=&gt;&quot;&amp;[.AH2]&amp;&quot;,&quot;)" office:value-type="string" office:string-value="28=&gt;22,">
            <text:p>28=&gt;22,</text:p>
          </table:table-cell>
          <table:table-cell table:formula="of:=IF([.AI2]=0;&quot;&quot;;&quot;&quot;&amp;[.AI$1]&amp;&quot;=&gt;&quot;&amp;[.AI2]&amp;&quot;,&quot;)" office:value-type="string" office:string-value="29=&gt;35,">
            <text:p>29=&gt;35,</text:p>
          </table:table-cell>
          <table:table-cell table:formula="of:=IF([.AJ2]=0;&quot;&quot;;&quot;&quot;&amp;[.AJ$1]&amp;&quot;=&gt;&quot;&amp;[.AJ2]&amp;&quot;,&quot;)" office:value-type="string" office:string-value="30=&gt;43,">
            <text:p>30=&gt;43,</text:p>
          </table:table-cell>
          <table:table-cell table:formula="of:=IF([.AK2]=0;&quot;&quot;;&quot;&quot;&amp;[.AK$1]&amp;&quot;=&gt;&quot;&amp;[.AK2]&amp;&quot;,&quot;)" office:value-type="string" office:string-value="31=&gt;54,">
            <text:p>31=&gt;54,</text:p>
          </table:table-cell>
          <table:table-cell table:formula="of:=IF([.AL2]=0;&quot;&quot;;&quot;&quot;&amp;[.AL$1]&amp;&quot;=&gt;&quot;&amp;[.AL2]&amp;&quot;,&quot;)" office:value-type="string" office:string-value="32=&gt;33,">
            <text:p>32=&gt;33,</text:p>
          </table:table-cell>
          <table:table-cell table:formula="of:=IF([.AM2]=0;&quot;&quot;;&quot;&quot;&amp;[.AM$1]&amp;&quot;=&gt;&quot;&amp;[.AM2]&amp;&quot;,&quot;)" office:value-type="string" office:string-value="33=&gt;20,">
            <text:p>33=&gt;20,</text:p>
          </table:table-cell>
          <table:table-cell table:formula="of:=IF([.AN2]=0;&quot;&quot;;&quot;&quot;&amp;[.AN$1]&amp;&quot;=&gt;&quot;&amp;[.AN2]&amp;&quot;,&quot;)" office:value-type="string" office:string-value="34=&gt;31,">
            <text:p>34=&gt;31,</text:p>
          </table:table-cell>
          <table:table-cell table:formula="of:=IF([.AO2]=0;&quot;&quot;;&quot;&quot;&amp;[.AO$1]&amp;&quot;=&gt;&quot;&amp;[.AO2]&amp;&quot;,&quot;)" office:value-type="string" office:string-value="35=&gt;29,">
            <text:p>35=&gt;29,</text:p>
          </table:table-cell>
          <table:table-cell table:formula="of:=IF([.AP2]=0;&quot;&quot;;&quot;&quot;&amp;[.AP$1]&amp;&quot;=&gt;&quot;&amp;[.AP2]&amp;&quot;,&quot;)" office:value-type="string" office:string-value="36=&gt;43,">
            <text:p>36=&gt;43,</text:p>
          </table:table-cell>
          <table:table-cell table:formula="of:=IF([.AQ2]=0;&quot;&quot;;&quot;&quot;&amp;[.AQ$1]&amp;&quot;=&gt;&quot;&amp;[.AQ2]&amp;&quot;,&quot;)" office:value-type="string" office:string-value="37=&gt;36,">
            <text:p>37=&gt;36,</text:p>
          </table:table-cell>
          <table:table-cell table:formula="of:=IF([.AR2]=0;&quot;&quot;;&quot;&quot;&amp;[.AR$1]&amp;&quot;=&gt;&quot;&amp;[.AR2]&amp;&quot;,&quot;)" office:value-type="string" office:string-value="38=&gt;30,">
            <text:p>38=&gt;30,</text:p>
          </table:table-cell>
          <table:table-cell table:formula="of:=IF([.AS2]=0;&quot;&quot;;&quot;&quot;&amp;[.AS$1]&amp;&quot;=&gt;&quot;&amp;[.AS2]&amp;&quot;,&quot;)" office:value-type="string" office:string-value="39=&gt;23,">
            <text:p>39=&gt;23,</text:p>
          </table:table-cell>
          <table:table-cell table:formula="of:=IF([.AT2]=0;&quot;&quot;;&quot;&quot;&amp;[.AT$1]&amp;&quot;=&gt;&quot;&amp;[.AT2]&amp;&quot;,&quot;)" office:value-type="string" office:string-value="40=&gt;23,">
            <text:p>40=&gt;23,</text:p>
          </table:table-cell>
          <table:table-cell table:formula="of:=IF([.AU2]=0;&quot;&quot;;&quot;&quot;&amp;[.AU$1]&amp;&quot;=&gt;&quot;&amp;[.AU2]&amp;&quot;,&quot;)" office:value-type="string" office:string-value="41=&gt;57,">
            <text:p>41=&gt;57,</text:p>
          </table:table-cell>
          <table:table-cell table:formula="of:=IF([.AV2]=0;&quot;&quot;;&quot;&quot;&amp;[.AV$1]&amp;&quot;=&gt;&quot;&amp;[.AV2]&amp;&quot;,&quot;)" office:value-type="string" office:string-value="42=&gt;38,">
            <text:p>42=&gt;38,</text:p>
          </table:table-cell>
          <table:table-cell table:formula="of:=IF([.AW2]=0;&quot;&quot;;&quot;&quot;&amp;[.AW$1]&amp;&quot;=&gt;&quot;&amp;[.AW2]&amp;&quot;,&quot;)" office:value-type="string" office:string-value="43=&gt;34,">
            <text:p>43=&gt;34,</text:p>
          </table:table-cell>
          <table:table-cell table:formula="of:=IF([.AX2]=0;&quot;&quot;;&quot;&quot;&amp;[.AX$1]&amp;&quot;=&gt;&quot;&amp;[.AX2]&amp;&quot;,&quot;)" office:value-type="string" office:string-value="44=&gt;34,">
            <text:p>44=&gt;34,</text:p>
          </table:table-cell>
          <table:table-cell table:formula="of:=IF([.AY2]=0;&quot;&quot;;&quot;&quot;&amp;[.AY$1]&amp;&quot;=&gt;&quot;&amp;[.AY2]&amp;&quot;,&quot;)" office:value-type="string" office:string-value="45=&gt;28,">
            <text:p>45=&gt;28,</text:p>
          </table:table-cell>
          <table:table-cell table:formula="of:=IF([.AZ2]=0;&quot;&quot;;&quot;&quot;&amp;[.AZ$1]&amp;&quot;=&gt;&quot;&amp;[.AZ2]&amp;&quot;,&quot;)" office:value-type="string" office:string-value="46=&gt;34,">
            <text:p>46=&gt;34,</text:p>
          </table:table-cell>
          <table:table-cell table:formula="of:=IF([.BA2]=0;&quot;&quot;;&quot;&quot;&amp;[.BA$1]&amp;&quot;=&gt;&quot;&amp;[.BA2]&amp;&quot;,&quot;)" office:value-type="string" office:string-value="47=&gt;31,">
            <text:p>47=&gt;31,</text:p>
          </table:table-cell>
          <table:table-cell table:formula="of:=IF([.BB2]=0;&quot;&quot;;&quot;&quot;&amp;[.BB$1]&amp;&quot;=&gt;&quot;&amp;[.BB2]&amp;&quot;,&quot;)" office:value-type="string" office:string-value="48=&gt;22,">
            <text:p>48=&gt;22,</text:p>
          </table:table-cell>
          <table:table-cell table:formula="of:=IF([.BC2]=0;&quot;&quot;;&quot;&quot;&amp;[.BC$1]&amp;&quot;=&gt;&quot;&amp;[.BC2]&amp;&quot;,&quot;)" office:value-type="string" office:string-value="49=&gt;33,">
            <text:p>49=&gt;33,</text:p>
          </table:table-cell>
          <table:table-cell table:formula="of:=IF([.BD2]=0;&quot;&quot;;&quot;&quot;&amp;[.BD$1]&amp;&quot;=&gt;&quot;&amp;[.BD2]&amp;&quot;,&quot;)" office:value-type="string" office:string-value="50=&gt;26,">
            <text:p>50=&gt;26,</text:p>
          </table:table-cell>
          <table:table-cell table:formula="of:=IF([.BE2]=0;&quot;&quot;;&quot;&quot;&amp;[.BE$1]&amp;&quot;=&gt;&quot;&amp;[.BE2]&amp;&quot;,&quot;)">
            <text:p/>
          </table:table-cell>
          <table:table-cell table:formula="of:=IF([.BF2]=0;&quot;&quot;;&quot;&quot;&amp;[.BF$1]&amp;&quot;=&gt;&quot;&amp;[.BF2]&amp;&quot;,&quot;)">
            <text:p/>
          </table:table-cell>
          <table:table-cell table:formula="of:=IF([.BG2]=0;&quot;&quot;;&quot;&quot;&amp;[.BG$1]&amp;&quot;=&gt;&quot;&amp;[.BG2]&amp;&quot;,&quot;)">
            <text:p/>
          </table:table-cell>
          <table:table-cell table:formula="of:=IF([.BH2]=0;&quot;&quot;;&quot;&quot;&amp;[.BH$1]&amp;&quot;=&gt;&quot;&amp;[.BH2]&amp;&quot;,&quot;)">
            <text:p/>
          </table:table-cell>
          <table:table-cell table:formula="of:=IF([.BI2]=0;&quot;&quot;;&quot;&quot;&amp;[.BI$1]&amp;&quot;=&gt;&quot;&amp;[.BI2]&amp;&quot;,&quot;)">
            <text:p/>
          </table:table-cell>
          <table:table-cell table:formula="of:=IF([.BJ2]=0;&quot;&quot;;&quot;&quot;&amp;[.BJ$1]&amp;&quot;=&gt;&quot;&amp;[.BJ2]&amp;&quot;,&quot;)">
            <text:p/>
          </table:table-cell>
          <table:table-cell table:formula="of:=IF([.BK2]=0;&quot;&quot;;&quot;&quot;&amp;[.BK$1]&amp;&quot;=&gt;&quot;&amp;[.BK2]&amp;&quot;,&quot;)">
            <text:p/>
          </table:table-cell>
          <table:table-cell table:formula="of:=IF([.BL2]=0;&quot;&quot;;&quot;&quot;&amp;[.BL$1]&amp;&quot;=&gt;&quot;&amp;[.BL2]&amp;&quot;,&quot;)">
            <text:p/>
          </table:table-cell>
          <table:table-cell table:formula="of:=IF([.BM2]=0;&quot;&quot;;&quot;&quot;&amp;[.BM$1]&amp;&quot;=&gt;&quot;&amp;[.BM2]&amp;&quot;,&quot;)">
            <text:p/>
          </table:table-cell>
          <table:table-cell table:formula="of:=IF([.BN2]=0;&quot;&quot;;&quot;&quot;&amp;[.BN$1]&amp;&quot;=&gt;&quot;&amp;[.BN2]&amp;&quot;,&quot;)">
            <text:p/>
          </table:table-cell>
          <table:table-cell table:formula="of:=IF([.BO2]=0;&quot;&quot;;&quot;&quot;&amp;[.BO$1]&amp;&quot;=&gt;&quot;&amp;[.BO2]&amp;&quot;,&quot;)">
            <text:p/>
          </table:table-cell>
          <table:table-cell table:formula="of:=IF([.BP2]=0;&quot;&quot;;&quot;&quot;&amp;[.BP$1]&amp;&quot;=&gt;&quot;&amp;[.BP2]&amp;&quot;,&quot;)">
            <text:p/>
          </table:table-cell>
          <table:table-cell table:formula="of:=IF([.BQ2]=0;&quot;&quot;;&quot;&quot;&amp;[.BQ$1]&amp;&quot;=&gt;&quot;&amp;[.BQ2]&amp;&quot;,&quot;)">
            <text:p/>
          </table:table-cell>
          <table:table-cell table:formula="of:=IF([.BR2]=0;&quot;&quot;;&quot;&quot;&amp;[.BR$1]&amp;&quot;=&gt;&quot;&amp;[.BR2]&amp;&quot;,&quot;)">
            <text:p/>
          </table:table-cell>
          <table:table-cell table:formula="of:=IF([.BS2]=0;&quot;&quot;;&quot;&quot;&amp;[.BS$1]&amp;&quot;=&gt;&quot;&amp;[.BS2]&amp;&quot;,&quot;)">
            <text:p/>
          </table:table-cell>
          <table:table-cell table:formula="of:=IF([.BT2]=0;&quot;&quot;;&quot;&quot;&amp;[.BT$1]&amp;&quot;=&gt;&quot;&amp;[.BT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xodus.A1">Exodus</text:a></text:span></text:p>
          </table:table-cell>
          <table:table-cell office:value-type="float" office:value="1213">
            <text:p>1213</text:p>
          </table:table-cell>
          <table:table-cell office:value-type="string">
            <text:p>Exo40:38 </text:p>
          </table:table-cell>
          <table:table-cell table:formula="of:=CONCATENATE(&quot;'&quot;&amp;[.A3]&amp;&quot;' =&gt; array( 'chapters'=&gt;&quot;&amp;[.E3]&amp;&quot;, 'verses'=&gt;&quot;&amp;[.F3]&amp;&quot;,&quot;; [.BX3]; &quot; ),&quot;)" office:value-type="string" office:string-value="'Exodus' =&gt; array( 'chapters'=&gt;40, 'verses'=&gt;1213,1=&gt;22,2=&gt;25,3=&gt;22,4=&gt;31,5=&gt;23,6=&gt;30,7=&gt;29,8=&gt;28,9=&gt;35,10=&gt;29,11=&gt;10,12=&gt;51,13=&gt;22,14=&gt;31,15=&gt;27,16=&gt;36,17=&gt;16,18=&gt;27,19=&gt;25,20=&gt;26,21=&gt;37,22=&gt;30,23=&gt;33,24=&gt;18,25=&gt;40,26=&gt;37,27=&gt;21,28=&gt;43,28=&gt;43,29=&gt;46,30=&gt;38,31=&gt;18,32=&gt;35,33=&gt;23,34=&gt;35,35=&gt;35,36=&gt;38,37=&gt;29,38=&gt;31,39=&gt;43,40=&gt;38, ),">
            <text:p>'Exodus' =&gt; array( 'chapters'=&gt;40, 'verses'=&gt;1213,1=&gt;22,2=&gt;25,3=&gt;22,4=&gt;31,5=&gt;23,6=&gt;30,7=&gt;29,8=&gt;28,9=&gt;35,10=&gt;29,11=&gt;10,12=&gt;51,13=&gt;22,14=&gt;31,15=&gt;27,16=&gt;36,17=&gt;16,18=&gt;27,19=&gt;25,20=&gt;26,21=&gt;37,22=&gt;30,23=&gt;33,24=&gt;18,25=&gt;40,26=&gt;37,27=&gt;21,28=&gt;43,28=&gt;43,29=&gt;46,30=&gt;38,31=&gt;18,32=&gt;35,33=&gt;23,34=&gt;35,35=&gt;35,36=&gt;38,37=&gt;29,38=&gt;31,39=&gt;43,40=&gt;38, ),</text:p>
          </table:table-cell>
          <table:table-cell office:value-type="float" office:value="40">
            <text:p>40</text:p>
          </table:table-cell>
          <table:table-cell table:formula="of:=SUM([.G3:.BT3])" office:value-type="float" office:value="1213">
            <text:p>121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35">
            <text:p>3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8">
            <text:p>38</text:p>
          </table:table-cell>
          <table:table-cell table:number-columns-repeated="26"/>
          <table:table-cell table:formula="of:=CONCATENATE([.BY3];[.BZ3];[.CA3];[.CB3];[.CC3];[.CD3];[.CE3];[.CF3];[.CG3];[.CH3];[.CI3];[.CJ3];[.CK3];[.CL3];[.CM3];[.CN3];[.CO3];[.CP3];[.CQ3];[.CR3];[.CS3];[.CT3];[.CU3];[.CV3];[.CW3];[.CX3];[.CY3];[.CZ3])" office:value-type="string" office:string-value="1=&gt;22,2=&gt;25,3=&gt;22,4=&gt;31,5=&gt;23,6=&gt;30,7=&gt;29,8=&gt;28,9=&gt;35,10=&gt;29,11=&gt;10,12=&gt;51,13=&gt;22,14=&gt;31,15=&gt;27,16=&gt;36,17=&gt;16,18=&gt;27,19=&gt;25,20=&gt;26,21=&gt;37,22=&gt;30,23=&gt;33,24=&gt;18,25=&gt;40,26=&gt;37,27=&gt;21,28=&gt;43,">
            <text:p>1=&gt;22,2=&gt;25,3=&gt;22,4=&gt;31,5=&gt;23,6=&gt;30,7=&gt;29,8=&gt;28,9=&gt;35,10=&gt;29,11=&gt;10,12=&gt;51,13=&gt;22,14=&gt;31,15=&gt;27,16=&gt;36,17=&gt;16,18=&gt;27,19=&gt;25,20=&gt;26,21=&gt;37,22=&gt;30,23=&gt;33,24=&gt;18,25=&gt;40,26=&gt;37,27=&gt;21,28=&gt;43,</text:p>
          </table:table-cell>
          <table:table-cell table:formula="of:=CONCATENATE([.CZ3];[.DA3];[.DB3];[.DC3];[.DD3];[.DE3];[.DF3];[.DG3];[.DH3];[.DI3];[.DJ3];[.DK3];[.DL3];[.DM3];[.DN3];[.DO3];[.DP3];[.DQ3];[.DR3];[.DS3];[.DT3];[.DU3];[.DV3];[.DW3];[.DX3];[.DY3];[.DZ3])" office:value-type="string" office:string-value="28=&gt;43,29=&gt;46,30=&gt;38,31=&gt;18,32=&gt;35,33=&gt;23,34=&gt;35,35=&gt;35,36=&gt;38,37=&gt;29,38=&gt;31,39=&gt;43,40=&gt;38,">
            <text:p>28=&gt;43,29=&gt;46,30=&gt;38,31=&gt;18,32=&gt;35,33=&gt;23,34=&gt;35,35=&gt;35,36=&gt;38,37=&gt;29,38=&gt;31,39=&gt;43,40=&gt;38,</text:p>
          </table:table-cell>
          <table:table-cell table:formula="of:=CONCATENATE([.EA3];[.EB3];[.EC3];[.ED3];[.EE3];[.EF3];[.EG3];[.EH3];[.EI3];[.EJ3];[.EK3];[.EL3])">
            <text:p/>
          </table:table-cell>
          <table:table-cell table:formula="of:=CONCATENATE([.BU3];[.BV3];[.BW3])" office:value-type="string" office:string-value="1=&gt;22,2=&gt;25,3=&gt;22,4=&gt;31,5=&gt;23,6=&gt;30,7=&gt;29,8=&gt;28,9=&gt;35,10=&gt;29,11=&gt;10,12=&gt;51,13=&gt;22,14=&gt;31,15=&gt;27,16=&gt;36,17=&gt;16,18=&gt;27,19=&gt;25,20=&gt;26,21=&gt;37,22=&gt;30,23=&gt;33,24=&gt;18,25=&gt;40,26=&gt;37,27=&gt;21,28=&gt;43,28=&gt;43,29=&gt;46,30=&gt;38,31=&gt;18,32=&gt;35,33=&gt;23,34=&gt;35,35=&gt;35,36=&gt;38,37=&gt;29,38=&gt;31,39=&gt;43,40=&gt;38,">
            <text:p>1=&gt;22,2=&gt;25,3=&gt;22,4=&gt;31,5=&gt;23,6=&gt;30,7=&gt;29,8=&gt;28,9=&gt;35,10=&gt;29,11=&gt;10,12=&gt;51,13=&gt;22,14=&gt;31,15=&gt;27,16=&gt;36,17=&gt;16,18=&gt;27,19=&gt;25,20=&gt;26,21=&gt;37,22=&gt;30,23=&gt;33,24=&gt;18,25=&gt;40,26=&gt;37,27=&gt;21,28=&gt;43,28=&gt;43,29=&gt;46,30=&gt;38,31=&gt;18,32=&gt;35,33=&gt;23,34=&gt;35,35=&gt;35,36=&gt;38,37=&gt;29,38=&gt;31,39=&gt;43,40=&gt;38,</text:p>
          </table:table-cell>
          <table:table-cell table:formula="of:=IF([.G3]=0;&quot;&quot;;&quot;&quot;&amp;[.G$1]&amp;&quot;=&gt;&quot;&amp;[.G3]&amp;&quot;,&quot;)" office:value-type="string" office:string-value="1=&gt;22,">
            <text:p>1=&gt;22,</text:p>
          </table:table-cell>
          <table:table-cell table:formula="of:=IF([.H3]=0;&quot;&quot;;&quot;&quot;&amp;[.H$1]&amp;&quot;=&gt;&quot;&amp;[.H3]&amp;&quot;,&quot;)" office:value-type="string" office:string-value="2=&gt;25,">
            <text:p>2=&gt;25,</text:p>
          </table:table-cell>
          <table:table-cell table:formula="of:=IF([.I3]=0;&quot;&quot;;&quot;&quot;&amp;[.I$1]&amp;&quot;=&gt;&quot;&amp;[.I3]&amp;&quot;,&quot;)" office:value-type="string" office:string-value="3=&gt;22,">
            <text:p>3=&gt;22,</text:p>
          </table:table-cell>
          <table:table-cell table:formula="of:=IF([.J3]=0;&quot;&quot;;&quot;&quot;&amp;[.J$1]&amp;&quot;=&gt;&quot;&amp;[.J3]&amp;&quot;,&quot;)" office:value-type="string" office:string-value="4=&gt;31,">
            <text:p>4=&gt;31,</text:p>
          </table:table-cell>
          <table:table-cell table:formula="of:=IF([.K3]=0;&quot;&quot;;&quot;&quot;&amp;[.K$1]&amp;&quot;=&gt;&quot;&amp;[.K3]&amp;&quot;,&quot;)" office:value-type="string" office:string-value="5=&gt;23,">
            <text:p>5=&gt;23,</text:p>
          </table:table-cell>
          <table:table-cell table:formula="of:=IF([.L3]=0;&quot;&quot;;&quot;&quot;&amp;[.L$1]&amp;&quot;=&gt;&quot;&amp;[.L3]&amp;&quot;,&quot;)" office:value-type="string" office:string-value="6=&gt;30,">
            <text:p>6=&gt;30,</text:p>
          </table:table-cell>
          <table:table-cell table:formula="of:=IF([.M3]=0;&quot;&quot;;&quot;&quot;&amp;[.M$1]&amp;&quot;=&gt;&quot;&amp;[.M3]&amp;&quot;,&quot;)" office:value-type="string" office:string-value="7=&gt;29,">
            <text:p>7=&gt;29,</text:p>
          </table:table-cell>
          <table:table-cell table:formula="of:=IF([.N3]=0;&quot;&quot;;&quot;&quot;&amp;[.N$1]&amp;&quot;=&gt;&quot;&amp;[.N3]&amp;&quot;,&quot;)" office:value-type="string" office:string-value="8=&gt;28,">
            <text:p>8=&gt;28,</text:p>
          </table:table-cell>
          <table:table-cell table:formula="of:=IF([.O3]=0;&quot;&quot;;&quot;&quot;&amp;[.O$1]&amp;&quot;=&gt;&quot;&amp;[.O3]&amp;&quot;,&quot;)" office:value-type="string" office:string-value="9=&gt;35,">
            <text:p>9=&gt;35,</text:p>
          </table:table-cell>
          <table:table-cell table:formula="of:=IF([.P3]=0;&quot;&quot;;&quot;&quot;&amp;[.P$1]&amp;&quot;=&gt;&quot;&amp;[.P3]&amp;&quot;,&quot;)" office:value-type="string" office:string-value="10=&gt;29,">
            <text:p>10=&gt;29,</text:p>
          </table:table-cell>
          <table:table-cell table:formula="of:=IF([.Q3]=0;&quot;&quot;;&quot;&quot;&amp;[.Q$1]&amp;&quot;=&gt;&quot;&amp;[.Q3]&amp;&quot;,&quot;)" office:value-type="string" office:string-value="11=&gt;10,">
            <text:p>11=&gt;10,</text:p>
          </table:table-cell>
          <table:table-cell table:formula="of:=IF([.R3]=0;&quot;&quot;;&quot;&quot;&amp;[.R$1]&amp;&quot;=&gt;&quot;&amp;[.R3]&amp;&quot;,&quot;)" office:value-type="string" office:string-value="12=&gt;51,">
            <text:p>12=&gt;51,</text:p>
          </table:table-cell>
          <table:table-cell table:formula="of:=IF([.S3]=0;&quot;&quot;;&quot;&quot;&amp;[.S$1]&amp;&quot;=&gt;&quot;&amp;[.S3]&amp;&quot;,&quot;)" office:value-type="string" office:string-value="13=&gt;22,">
            <text:p>13=&gt;22,</text:p>
          </table:table-cell>
          <table:table-cell table:formula="of:=IF([.T3]=0;&quot;&quot;;&quot;&quot;&amp;[.T$1]&amp;&quot;=&gt;&quot;&amp;[.T3]&amp;&quot;,&quot;)" office:value-type="string" office:string-value="14=&gt;31,">
            <text:p>14=&gt;31,</text:p>
          </table:table-cell>
          <table:table-cell table:formula="of:=IF([.U3]=0;&quot;&quot;;&quot;&quot;&amp;[.U$1]&amp;&quot;=&gt;&quot;&amp;[.U3]&amp;&quot;,&quot;)" office:value-type="string" office:string-value="15=&gt;27,">
            <text:p>15=&gt;27,</text:p>
          </table:table-cell>
          <table:table-cell table:formula="of:=IF([.V3]=0;&quot;&quot;;&quot;&quot;&amp;[.V$1]&amp;&quot;=&gt;&quot;&amp;[.V3]&amp;&quot;,&quot;)" office:value-type="string" office:string-value="16=&gt;36,">
            <text:p>16=&gt;36,</text:p>
          </table:table-cell>
          <table:table-cell table:formula="of:=IF([.W3]=0;&quot;&quot;;&quot;&quot;&amp;[.W$1]&amp;&quot;=&gt;&quot;&amp;[.W3]&amp;&quot;,&quot;)" office:value-type="string" office:string-value="17=&gt;16,">
            <text:p>17=&gt;16,</text:p>
          </table:table-cell>
          <table:table-cell table:formula="of:=IF([.X3]=0;&quot;&quot;;&quot;&quot;&amp;[.X$1]&amp;&quot;=&gt;&quot;&amp;[.X3]&amp;&quot;,&quot;)" office:value-type="string" office:string-value="18=&gt;27,">
            <text:p>18=&gt;27,</text:p>
          </table:table-cell>
          <table:table-cell table:formula="of:=IF([.Y3]=0;&quot;&quot;;&quot;&quot;&amp;[.Y$1]&amp;&quot;=&gt;&quot;&amp;[.Y3]&amp;&quot;,&quot;)" office:value-type="string" office:string-value="19=&gt;25,">
            <text:p>19=&gt;25,</text:p>
          </table:table-cell>
          <table:table-cell table:formula="of:=IF([.Z3]=0;&quot;&quot;;&quot;&quot;&amp;[.Z$1]&amp;&quot;=&gt;&quot;&amp;[.Z3]&amp;&quot;,&quot;)" office:value-type="string" office:string-value="20=&gt;26,">
            <text:p>20=&gt;26,</text:p>
          </table:table-cell>
          <table:table-cell table:formula="of:=IF([.AA3]=0;&quot;&quot;;&quot;&quot;&amp;[.AA$1]&amp;&quot;=&gt;&quot;&amp;[.AA3]&amp;&quot;,&quot;)" office:value-type="string" office:string-value="21=&gt;37,">
            <text:p>21=&gt;37,</text:p>
          </table:table-cell>
          <table:table-cell table:formula="of:=IF([.AB3]=0;&quot;&quot;;&quot;&quot;&amp;[.AB$1]&amp;&quot;=&gt;&quot;&amp;[.AB3]&amp;&quot;,&quot;)" office:value-type="string" office:string-value="22=&gt;30,">
            <text:p>22=&gt;30,</text:p>
          </table:table-cell>
          <table:table-cell table:formula="of:=IF([.AC3]=0;&quot;&quot;;&quot;&quot;&amp;[.AC$1]&amp;&quot;=&gt;&quot;&amp;[.AC3]&amp;&quot;,&quot;)" office:value-type="string" office:string-value="23=&gt;33,">
            <text:p>23=&gt;33,</text:p>
          </table:table-cell>
          <table:table-cell table:formula="of:=IF([.AD3]=0;&quot;&quot;;&quot;&quot;&amp;[.AD$1]&amp;&quot;=&gt;&quot;&amp;[.AD3]&amp;&quot;,&quot;)" office:value-type="string" office:string-value="24=&gt;18,">
            <text:p>24=&gt;18,</text:p>
          </table:table-cell>
          <table:table-cell table:formula="of:=IF([.AE3]=0;&quot;&quot;;&quot;&quot;&amp;[.AE$1]&amp;&quot;=&gt;&quot;&amp;[.AE3]&amp;&quot;,&quot;)" office:value-type="string" office:string-value="25=&gt;40,">
            <text:p>25=&gt;40,</text:p>
          </table:table-cell>
          <table:table-cell table:formula="of:=IF([.AF3]=0;&quot;&quot;;&quot;&quot;&amp;[.AF$1]&amp;&quot;=&gt;&quot;&amp;[.AF3]&amp;&quot;,&quot;)" office:value-type="string" office:string-value="26=&gt;37,">
            <text:p>26=&gt;37,</text:p>
          </table:table-cell>
          <table:table-cell table:formula="of:=IF([.AG3]=0;&quot;&quot;;&quot;&quot;&amp;[.AG$1]&amp;&quot;=&gt;&quot;&amp;[.AG3]&amp;&quot;,&quot;)" office:value-type="string" office:string-value="27=&gt;21,">
            <text:p>27=&gt;21,</text:p>
          </table:table-cell>
          <table:table-cell table:formula="of:=IF([.AH3]=0;&quot;&quot;;&quot;&quot;&amp;[.AH$1]&amp;&quot;=&gt;&quot;&amp;[.AH3]&amp;&quot;,&quot;)" office:value-type="string" office:string-value="28=&gt;43,">
            <text:p>28=&gt;43,</text:p>
          </table:table-cell>
          <table:table-cell table:formula="of:=IF([.AI3]=0;&quot;&quot;;&quot;&quot;&amp;[.AI$1]&amp;&quot;=&gt;&quot;&amp;[.AI3]&amp;&quot;,&quot;)" office:value-type="string" office:string-value="29=&gt;46,">
            <text:p>29=&gt;46,</text:p>
          </table:table-cell>
          <table:table-cell table:formula="of:=IF([.AJ3]=0;&quot;&quot;;&quot;&quot;&amp;[.AJ$1]&amp;&quot;=&gt;&quot;&amp;[.AJ3]&amp;&quot;,&quot;)" office:value-type="string" office:string-value="30=&gt;38,">
            <text:p>30=&gt;38,</text:p>
          </table:table-cell>
          <table:table-cell table:formula="of:=IF([.AK3]=0;&quot;&quot;;&quot;&quot;&amp;[.AK$1]&amp;&quot;=&gt;&quot;&amp;[.AK3]&amp;&quot;,&quot;)" office:value-type="string" office:string-value="31=&gt;18,">
            <text:p>31=&gt;18,</text:p>
          </table:table-cell>
          <table:table-cell table:formula="of:=IF([.AL3]=0;&quot;&quot;;&quot;&quot;&amp;[.AL$1]&amp;&quot;=&gt;&quot;&amp;[.AL3]&amp;&quot;,&quot;)" office:value-type="string" office:string-value="32=&gt;35,">
            <text:p>32=&gt;35,</text:p>
          </table:table-cell>
          <table:table-cell table:formula="of:=IF([.AM3]=0;&quot;&quot;;&quot;&quot;&amp;[.AM$1]&amp;&quot;=&gt;&quot;&amp;[.AM3]&amp;&quot;,&quot;)" office:value-type="string" office:string-value="33=&gt;23,">
            <text:p>33=&gt;23,</text:p>
          </table:table-cell>
          <table:table-cell table:formula="of:=IF([.AN3]=0;&quot;&quot;;&quot;&quot;&amp;[.AN$1]&amp;&quot;=&gt;&quot;&amp;[.AN3]&amp;&quot;,&quot;)" office:value-type="string" office:string-value="34=&gt;35,">
            <text:p>34=&gt;35,</text:p>
          </table:table-cell>
          <table:table-cell table:formula="of:=IF([.AO3]=0;&quot;&quot;;&quot;&quot;&amp;[.AO$1]&amp;&quot;=&gt;&quot;&amp;[.AO3]&amp;&quot;,&quot;)" office:value-type="string" office:string-value="35=&gt;35,">
            <text:p>35=&gt;35,</text:p>
          </table:table-cell>
          <table:table-cell table:formula="of:=IF([.AP3]=0;&quot;&quot;;&quot;&quot;&amp;[.AP$1]&amp;&quot;=&gt;&quot;&amp;[.AP3]&amp;&quot;,&quot;)" office:value-type="string" office:string-value="36=&gt;38,">
            <text:p>36=&gt;38,</text:p>
          </table:table-cell>
          <table:table-cell table:formula="of:=IF([.AQ3]=0;&quot;&quot;;&quot;&quot;&amp;[.AQ$1]&amp;&quot;=&gt;&quot;&amp;[.AQ3]&amp;&quot;,&quot;)" office:value-type="string" office:string-value="37=&gt;29,">
            <text:p>37=&gt;29,</text:p>
          </table:table-cell>
          <table:table-cell table:formula="of:=IF([.AR3]=0;&quot;&quot;;&quot;&quot;&amp;[.AR$1]&amp;&quot;=&gt;&quot;&amp;[.AR3]&amp;&quot;,&quot;)" office:value-type="string" office:string-value="38=&gt;31,">
            <text:p>38=&gt;31,</text:p>
          </table:table-cell>
          <table:table-cell table:formula="of:=IF([.AS3]=0;&quot;&quot;;&quot;&quot;&amp;[.AS$1]&amp;&quot;=&gt;&quot;&amp;[.AS3]&amp;&quot;,&quot;)" office:value-type="string" office:string-value="39=&gt;43,">
            <text:p>39=&gt;43,</text:p>
          </table:table-cell>
          <table:table-cell table:formula="of:=IF([.AT3]=0;&quot;&quot;;&quot;&quot;&amp;[.AT$1]&amp;&quot;=&gt;&quot;&amp;[.AT3]&amp;&quot;,&quot;)" office:value-type="string" office:string-value="40=&gt;38,">
            <text:p>40=&gt;38,</text:p>
          </table:table-cell>
          <table:table-cell table:formula="of:=IF([.AU3]=0;&quot;&quot;;&quot;&quot;&amp;[.AU$1]&amp;&quot;=&gt;&quot;&amp;[.AU3]&amp;&quot;,&quot;)">
            <text:p/>
          </table:table-cell>
          <table:table-cell table:formula="of:=IF([.AV3]=0;&quot;&quot;;&quot;&quot;&amp;[.AV$1]&amp;&quot;=&gt;&quot;&amp;[.AV3]&amp;&quot;,&quot;)">
            <text:p/>
          </table:table-cell>
          <table:table-cell table:formula="of:=IF([.AW3]=0;&quot;&quot;;&quot;&quot;&amp;[.AW$1]&amp;&quot;=&gt;&quot;&amp;[.AW3]&amp;&quot;,&quot;)">
            <text:p/>
          </table:table-cell>
          <table:table-cell table:formula="of:=IF([.AX3]=0;&quot;&quot;;&quot;&quot;&amp;[.AX$1]&amp;&quot;=&gt;&quot;&amp;[.AX3]&amp;&quot;,&quot;)">
            <text:p/>
          </table:table-cell>
          <table:table-cell table:formula="of:=IF([.AY3]=0;&quot;&quot;;&quot;&quot;&amp;[.AY$1]&amp;&quot;=&gt;&quot;&amp;[.AY3]&amp;&quot;,&quot;)">
            <text:p/>
          </table:table-cell>
          <table:table-cell table:formula="of:=IF([.AZ3]=0;&quot;&quot;;&quot;&quot;&amp;[.AZ$1]&amp;&quot;=&gt;&quot;&amp;[.AZ3]&amp;&quot;,&quot;)">
            <text:p/>
          </table:table-cell>
          <table:table-cell table:formula="of:=IF([.BA3]=0;&quot;&quot;;&quot;&quot;&amp;[.BA$1]&amp;&quot;=&gt;&quot;&amp;[.BA3]&amp;&quot;,&quot;)">
            <text:p/>
          </table:table-cell>
          <table:table-cell table:formula="of:=IF([.BB3]=0;&quot;&quot;;&quot;&quot;&amp;[.BB$1]&amp;&quot;=&gt;&quot;&amp;[.BB3]&amp;&quot;,&quot;)">
            <text:p/>
          </table:table-cell>
          <table:table-cell table:formula="of:=IF([.BC3]=0;&quot;&quot;;&quot;&quot;&amp;[.BC$1]&amp;&quot;=&gt;&quot;&amp;[.BC3]&amp;&quot;,&quot;)">
            <text:p/>
          </table:table-cell>
          <table:table-cell table:formula="of:=IF([.BD3]=0;&quot;&quot;;&quot;&quot;&amp;[.BD$1]&amp;&quot;=&gt;&quot;&amp;[.BD3]&amp;&quot;,&quot;)">
            <text:p/>
          </table:table-cell>
          <table:table-cell table:formula="of:=IF([.BE3]=0;&quot;&quot;;&quot;&quot;&amp;[.BE$1]&amp;&quot;=&gt;&quot;&amp;[.BE3]&amp;&quot;,&quot;)">
            <text:p/>
          </table:table-cell>
          <table:table-cell table:formula="of:=IF([.BF3]=0;&quot;&quot;;&quot;&quot;&amp;[.BF$1]&amp;&quot;=&gt;&quot;&amp;[.BF3]&amp;&quot;,&quot;)">
            <text:p/>
          </table:table-cell>
          <table:table-cell table:formula="of:=IF([.BG3]=0;&quot;&quot;;&quot;&quot;&amp;[.BG$1]&amp;&quot;=&gt;&quot;&amp;[.BG3]&amp;&quot;,&quot;)">
            <text:p/>
          </table:table-cell>
          <table:table-cell table:formula="of:=IF([.BH3]=0;&quot;&quot;;&quot;&quot;&amp;[.BH$1]&amp;&quot;=&gt;&quot;&amp;[.BH3]&amp;&quot;,&quot;)">
            <text:p/>
          </table:table-cell>
          <table:table-cell table:formula="of:=IF([.BI3]=0;&quot;&quot;;&quot;&quot;&amp;[.BI$1]&amp;&quot;=&gt;&quot;&amp;[.BI3]&amp;&quot;,&quot;)">
            <text:p/>
          </table:table-cell>
          <table:table-cell table:formula="of:=IF([.BJ3]=0;&quot;&quot;;&quot;&quot;&amp;[.BJ$1]&amp;&quot;=&gt;&quot;&amp;[.BJ3]&amp;&quot;,&quot;)">
            <text:p/>
          </table:table-cell>
          <table:table-cell table:formula="of:=IF([.BK3]=0;&quot;&quot;;&quot;&quot;&amp;[.BK$1]&amp;&quot;=&gt;&quot;&amp;[.BK3]&amp;&quot;,&quot;)">
            <text:p/>
          </table:table-cell>
          <table:table-cell table:formula="of:=IF([.BL3]=0;&quot;&quot;;&quot;&quot;&amp;[.BL$1]&amp;&quot;=&gt;&quot;&amp;[.BL3]&amp;&quot;,&quot;)">
            <text:p/>
          </table:table-cell>
          <table:table-cell table:formula="of:=IF([.BM3]=0;&quot;&quot;;&quot;&quot;&amp;[.BM$1]&amp;&quot;=&gt;&quot;&amp;[.BM3]&amp;&quot;,&quot;)">
            <text:p/>
          </table:table-cell>
          <table:table-cell table:formula="of:=IF([.BN3]=0;&quot;&quot;;&quot;&quot;&amp;[.BN$1]&amp;&quot;=&gt;&quot;&amp;[.BN3]&amp;&quot;,&quot;)">
            <text:p/>
          </table:table-cell>
          <table:table-cell table:formula="of:=IF([.BO3]=0;&quot;&quot;;&quot;&quot;&amp;[.BO$1]&amp;&quot;=&gt;&quot;&amp;[.BO3]&amp;&quot;,&quot;)">
            <text:p/>
          </table:table-cell>
          <table:table-cell table:formula="of:=IF([.BP3]=0;&quot;&quot;;&quot;&quot;&amp;[.BP$1]&amp;&quot;=&gt;&quot;&amp;[.BP3]&amp;&quot;,&quot;)">
            <text:p/>
          </table:table-cell>
          <table:table-cell table:formula="of:=IF([.BQ3]=0;&quot;&quot;;&quot;&quot;&amp;[.BQ$1]&amp;&quot;=&gt;&quot;&amp;[.BQ3]&amp;&quot;,&quot;)">
            <text:p/>
          </table:table-cell>
          <table:table-cell table:formula="of:=IF([.BR3]=0;&quot;&quot;;&quot;&quot;&amp;[.BR$1]&amp;&quot;=&gt;&quot;&amp;[.BR3]&amp;&quot;,&quot;)">
            <text:p/>
          </table:table-cell>
          <table:table-cell table:formula="of:=IF([.BS3]=0;&quot;&quot;;&quot;&quot;&amp;[.BS$1]&amp;&quot;=&gt;&quot;&amp;[.BS3]&amp;&quot;,&quot;)">
            <text:p/>
          </table:table-cell>
          <table:table-cell table:formula="of:=IF([.BT3]=0;&quot;&quot;;&quot;&quot;&amp;[.BT$1]&amp;&quot;=&gt;&quot;&amp;[.BT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Leviticus.A1">Leviticus</text:a></text:span></text:p>
          </table:table-cell>
          <table:table-cell office:value-type="float" office:value="859">
            <text:p>859</text:p>
          </table:table-cell>
          <table:table-cell office:value-type="string">
            <text:p>Lev27:34 </text:p>
          </table:table-cell>
          <table:table-cell table:formula="of:=CONCATENATE(&quot;'&quot;&amp;[.A4]&amp;&quot;' =&gt; array( 'chapters'=&gt;&quot;&amp;[.E4]&amp;&quot;, 'verses'=&gt;&quot;&amp;[.F4]&amp;&quot;,&quot;; [.BX4]; &quot; ),&quot;)" office:value-type="string" office:string-value="'Leviticus' =&gt; array( 'chapters'=&gt;27, 'verses'=&gt;859,1=&gt;17,2=&gt;16,3=&gt;17,4=&gt;35,5=&gt;26,6=&gt;23,7=&gt;38,8=&gt;36,9=&gt;24,10=&gt;20,11=&gt;47,12=&gt;8,13=&gt;59,14=&gt;57,15=&gt;33,16=&gt;34,17=&gt;16,18=&gt;30,19=&gt;37,20=&gt;27,21=&gt;24,22=&gt;33,23=&gt;44,24=&gt;23,25=&gt;55,26=&gt;46,27=&gt;34, ),">
            <text:p>'Leviticus' =&gt; array( 'chapters'=&gt;27, 'verses'=&gt;859,1=&gt;17,2=&gt;16,3=&gt;17,4=&gt;35,5=&gt;26,6=&gt;23,7=&gt;38,8=&gt;36,9=&gt;24,10=&gt;20,11=&gt;47,12=&gt;8,13=&gt;59,14=&gt;57,15=&gt;33,16=&gt;34,17=&gt;16,18=&gt;30,19=&gt;37,20=&gt;27,21=&gt;24,22=&gt;33,23=&gt;44,24=&gt;23,25=&gt;55,26=&gt;46,27=&gt;34, ),</text:p>
          </table:table-cell>
          <table:table-cell office:value-type="float" office:value="27">
            <text:p>27</text:p>
          </table:table-cell>
          <table:table-cell table:formula="of:=SUM([.G4:.BT4])" office:value-type="float" office:value="859">
            <text:p>85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4">
            <text:p>34</text:p>
          </table:table-cell>
          <table:table-cell table:number-columns-repeated="39"/>
          <table:table-cell table:formula="of:=CONCATENATE([.BY4];[.BZ4];[.CA4];[.CB4];[.CC4];[.CD4];[.CE4];[.CF4];[.CG4];[.CH4];[.CI4];[.CJ4];[.CK4];[.CL4];[.CM4];[.CN4];[.CO4];[.CP4];[.CQ4];[.CR4];[.CS4];[.CT4];[.CU4];[.CV4];[.CW4];[.CX4];[.CY4];[.CZ4])" office:value-type="string" office:string-value="1=&gt;17,2=&gt;16,3=&gt;17,4=&gt;35,5=&gt;26,6=&gt;23,7=&gt;38,8=&gt;36,9=&gt;24,10=&gt;20,11=&gt;47,12=&gt;8,13=&gt;59,14=&gt;57,15=&gt;33,16=&gt;34,17=&gt;16,18=&gt;30,19=&gt;37,20=&gt;27,21=&gt;24,22=&gt;33,23=&gt;44,24=&gt;23,25=&gt;55,26=&gt;46,27=&gt;34,">
            <text:p>1=&gt;17,2=&gt;16,3=&gt;17,4=&gt;35,5=&gt;26,6=&gt;23,7=&gt;38,8=&gt;36,9=&gt;24,10=&gt;20,11=&gt;47,12=&gt;8,13=&gt;59,14=&gt;57,15=&gt;33,16=&gt;34,17=&gt;16,18=&gt;30,19=&gt;37,20=&gt;27,21=&gt;24,22=&gt;33,23=&gt;44,24=&gt;23,25=&gt;55,26=&gt;46,27=&gt;34,</text:p>
          </table:table-cell>
          <table:table-cell table:formula="of:=CONCATENATE([.CZ4];[.DA4];[.DB4];[.DC4];[.DD4];[.DE4];[.DF4];[.DG4];[.DH4];[.DI4];[.DJ4];[.DK4];[.DL4];[.DM4];[.DN4];[.DO4];[.DP4];[.DQ4];[.DR4];[.DS4];[.DT4];[.DU4];[.DV4];[.DW4];[.DX4];[.DY4];[.DZ4])">
            <text:p/>
          </table:table-cell>
          <table:table-cell table:formula="of:=CONCATENATE([.EA4];[.EB4];[.EC4];[.ED4];[.EE4];[.EF4];[.EG4];[.EH4];[.EI4];[.EJ4];[.EK4];[.EL4])">
            <text:p/>
          </table:table-cell>
          <table:table-cell table:formula="of:=CONCATENATE([.BU4];[.BV4];[.BW4])" office:value-type="string" office:string-value="1=&gt;17,2=&gt;16,3=&gt;17,4=&gt;35,5=&gt;26,6=&gt;23,7=&gt;38,8=&gt;36,9=&gt;24,10=&gt;20,11=&gt;47,12=&gt;8,13=&gt;59,14=&gt;57,15=&gt;33,16=&gt;34,17=&gt;16,18=&gt;30,19=&gt;37,20=&gt;27,21=&gt;24,22=&gt;33,23=&gt;44,24=&gt;23,25=&gt;55,26=&gt;46,27=&gt;34,">
            <text:p>1=&gt;17,2=&gt;16,3=&gt;17,4=&gt;35,5=&gt;26,6=&gt;23,7=&gt;38,8=&gt;36,9=&gt;24,10=&gt;20,11=&gt;47,12=&gt;8,13=&gt;59,14=&gt;57,15=&gt;33,16=&gt;34,17=&gt;16,18=&gt;30,19=&gt;37,20=&gt;27,21=&gt;24,22=&gt;33,23=&gt;44,24=&gt;23,25=&gt;55,26=&gt;46,27=&gt;34,</text:p>
          </table:table-cell>
          <table:table-cell table:formula="of:=IF([.G4]=0;&quot;&quot;;&quot;&quot;&amp;[.G$1]&amp;&quot;=&gt;&quot;&amp;[.G4]&amp;&quot;,&quot;)" office:value-type="string" office:string-value="1=&gt;17,">
            <text:p>1=&gt;17,</text:p>
          </table:table-cell>
          <table:table-cell table:formula="of:=IF([.H4]=0;&quot;&quot;;&quot;&quot;&amp;[.H$1]&amp;&quot;=&gt;&quot;&amp;[.H4]&amp;&quot;,&quot;)" office:value-type="string" office:string-value="2=&gt;16,">
            <text:p>2=&gt;16,</text:p>
          </table:table-cell>
          <table:table-cell table:formula="of:=IF([.I4]=0;&quot;&quot;;&quot;&quot;&amp;[.I$1]&amp;&quot;=&gt;&quot;&amp;[.I4]&amp;&quot;,&quot;)" office:value-type="string" office:string-value="3=&gt;17,">
            <text:p>3=&gt;17,</text:p>
          </table:table-cell>
          <table:table-cell table:formula="of:=IF([.J4]=0;&quot;&quot;;&quot;&quot;&amp;[.J$1]&amp;&quot;=&gt;&quot;&amp;[.J4]&amp;&quot;,&quot;)" office:value-type="string" office:string-value="4=&gt;35,">
            <text:p>4=&gt;35,</text:p>
          </table:table-cell>
          <table:table-cell table:formula="of:=IF([.K4]=0;&quot;&quot;;&quot;&quot;&amp;[.K$1]&amp;&quot;=&gt;&quot;&amp;[.K4]&amp;&quot;,&quot;)" office:value-type="string" office:string-value="5=&gt;26,">
            <text:p>5=&gt;26,</text:p>
          </table:table-cell>
          <table:table-cell table:formula="of:=IF([.L4]=0;&quot;&quot;;&quot;&quot;&amp;[.L$1]&amp;&quot;=&gt;&quot;&amp;[.L4]&amp;&quot;,&quot;)" office:value-type="string" office:string-value="6=&gt;23,">
            <text:p>6=&gt;23,</text:p>
          </table:table-cell>
          <table:table-cell table:formula="of:=IF([.M4]=0;&quot;&quot;;&quot;&quot;&amp;[.M$1]&amp;&quot;=&gt;&quot;&amp;[.M4]&amp;&quot;,&quot;)" office:value-type="string" office:string-value="7=&gt;38,">
            <text:p>7=&gt;38,</text:p>
          </table:table-cell>
          <table:table-cell table:formula="of:=IF([.N4]=0;&quot;&quot;;&quot;&quot;&amp;[.N$1]&amp;&quot;=&gt;&quot;&amp;[.N4]&amp;&quot;,&quot;)" office:value-type="string" office:string-value="8=&gt;36,">
            <text:p>8=&gt;36,</text:p>
          </table:table-cell>
          <table:table-cell table:formula="of:=IF([.O4]=0;&quot;&quot;;&quot;&quot;&amp;[.O$1]&amp;&quot;=&gt;&quot;&amp;[.O4]&amp;&quot;,&quot;)" office:value-type="string" office:string-value="9=&gt;24,">
            <text:p>9=&gt;24,</text:p>
          </table:table-cell>
          <table:table-cell table:formula="of:=IF([.P4]=0;&quot;&quot;;&quot;&quot;&amp;[.P$1]&amp;&quot;=&gt;&quot;&amp;[.P4]&amp;&quot;,&quot;)" office:value-type="string" office:string-value="10=&gt;20,">
            <text:p>10=&gt;20,</text:p>
          </table:table-cell>
          <table:table-cell table:formula="of:=IF([.Q4]=0;&quot;&quot;;&quot;&quot;&amp;[.Q$1]&amp;&quot;=&gt;&quot;&amp;[.Q4]&amp;&quot;,&quot;)" office:value-type="string" office:string-value="11=&gt;47,">
            <text:p>11=&gt;47,</text:p>
          </table:table-cell>
          <table:table-cell table:formula="of:=IF([.R4]=0;&quot;&quot;;&quot;&quot;&amp;[.R$1]&amp;&quot;=&gt;&quot;&amp;[.R4]&amp;&quot;,&quot;)" office:value-type="string" office:string-value="12=&gt;8,">
            <text:p>12=&gt;8,</text:p>
          </table:table-cell>
          <table:table-cell table:formula="of:=IF([.S4]=0;&quot;&quot;;&quot;&quot;&amp;[.S$1]&amp;&quot;=&gt;&quot;&amp;[.S4]&amp;&quot;,&quot;)" office:value-type="string" office:string-value="13=&gt;59,">
            <text:p>13=&gt;59,</text:p>
          </table:table-cell>
          <table:table-cell table:formula="of:=IF([.T4]=0;&quot;&quot;;&quot;&quot;&amp;[.T$1]&amp;&quot;=&gt;&quot;&amp;[.T4]&amp;&quot;,&quot;)" office:value-type="string" office:string-value="14=&gt;57,">
            <text:p>14=&gt;57,</text:p>
          </table:table-cell>
          <table:table-cell table:formula="of:=IF([.U4]=0;&quot;&quot;;&quot;&quot;&amp;[.U$1]&amp;&quot;=&gt;&quot;&amp;[.U4]&amp;&quot;,&quot;)" office:value-type="string" office:string-value="15=&gt;33,">
            <text:p>15=&gt;33,</text:p>
          </table:table-cell>
          <table:table-cell table:formula="of:=IF([.V4]=0;&quot;&quot;;&quot;&quot;&amp;[.V$1]&amp;&quot;=&gt;&quot;&amp;[.V4]&amp;&quot;,&quot;)" office:value-type="string" office:string-value="16=&gt;34,">
            <text:p>16=&gt;34,</text:p>
          </table:table-cell>
          <table:table-cell table:formula="of:=IF([.W4]=0;&quot;&quot;;&quot;&quot;&amp;[.W$1]&amp;&quot;=&gt;&quot;&amp;[.W4]&amp;&quot;,&quot;)" office:value-type="string" office:string-value="17=&gt;16,">
            <text:p>17=&gt;16,</text:p>
          </table:table-cell>
          <table:table-cell table:formula="of:=IF([.X4]=0;&quot;&quot;;&quot;&quot;&amp;[.X$1]&amp;&quot;=&gt;&quot;&amp;[.X4]&amp;&quot;,&quot;)" office:value-type="string" office:string-value="18=&gt;30,">
            <text:p>18=&gt;30,</text:p>
          </table:table-cell>
          <table:table-cell table:formula="of:=IF([.Y4]=0;&quot;&quot;;&quot;&quot;&amp;[.Y$1]&amp;&quot;=&gt;&quot;&amp;[.Y4]&amp;&quot;,&quot;)" office:value-type="string" office:string-value="19=&gt;37,">
            <text:p>19=&gt;37,</text:p>
          </table:table-cell>
          <table:table-cell table:formula="of:=IF([.Z4]=0;&quot;&quot;;&quot;&quot;&amp;[.Z$1]&amp;&quot;=&gt;&quot;&amp;[.Z4]&amp;&quot;,&quot;)" office:value-type="string" office:string-value="20=&gt;27,">
            <text:p>20=&gt;27,</text:p>
          </table:table-cell>
          <table:table-cell table:formula="of:=IF([.AA4]=0;&quot;&quot;;&quot;&quot;&amp;[.AA$1]&amp;&quot;=&gt;&quot;&amp;[.AA4]&amp;&quot;,&quot;)" office:value-type="string" office:string-value="21=&gt;24,">
            <text:p>21=&gt;24,</text:p>
          </table:table-cell>
          <table:table-cell table:formula="of:=IF([.AB4]=0;&quot;&quot;;&quot;&quot;&amp;[.AB$1]&amp;&quot;=&gt;&quot;&amp;[.AB4]&amp;&quot;,&quot;)" office:value-type="string" office:string-value="22=&gt;33,">
            <text:p>22=&gt;33,</text:p>
          </table:table-cell>
          <table:table-cell table:formula="of:=IF([.AC4]=0;&quot;&quot;;&quot;&quot;&amp;[.AC$1]&amp;&quot;=&gt;&quot;&amp;[.AC4]&amp;&quot;,&quot;)" office:value-type="string" office:string-value="23=&gt;44,">
            <text:p>23=&gt;44,</text:p>
          </table:table-cell>
          <table:table-cell table:formula="of:=IF([.AD4]=0;&quot;&quot;;&quot;&quot;&amp;[.AD$1]&amp;&quot;=&gt;&quot;&amp;[.AD4]&amp;&quot;,&quot;)" office:value-type="string" office:string-value="24=&gt;23,">
            <text:p>24=&gt;23,</text:p>
          </table:table-cell>
          <table:table-cell table:formula="of:=IF([.AE4]=0;&quot;&quot;;&quot;&quot;&amp;[.AE$1]&amp;&quot;=&gt;&quot;&amp;[.AE4]&amp;&quot;,&quot;)" office:value-type="string" office:string-value="25=&gt;55,">
            <text:p>25=&gt;55,</text:p>
          </table:table-cell>
          <table:table-cell table:formula="of:=IF([.AF4]=0;&quot;&quot;;&quot;&quot;&amp;[.AF$1]&amp;&quot;=&gt;&quot;&amp;[.AF4]&amp;&quot;,&quot;)" office:value-type="string" office:string-value="26=&gt;46,">
            <text:p>26=&gt;46,</text:p>
          </table:table-cell>
          <table:table-cell table:formula="of:=IF([.AG4]=0;&quot;&quot;;&quot;&quot;&amp;[.AG$1]&amp;&quot;=&gt;&quot;&amp;[.AG4]&amp;&quot;,&quot;)" office:value-type="string" office:string-value="27=&gt;34,">
            <text:p>27=&gt;34,</text:p>
          </table:table-cell>
          <table:table-cell table:formula="of:=IF([.AH4]=0;&quot;&quot;;&quot;&quot;&amp;[.AH$1]&amp;&quot;=&gt;&quot;&amp;[.AH4]&amp;&quot;,&quot;)">
            <text:p/>
          </table:table-cell>
          <table:table-cell table:formula="of:=IF([.AI4]=0;&quot;&quot;;&quot;&quot;&amp;[.AI$1]&amp;&quot;=&gt;&quot;&amp;[.AI4]&amp;&quot;,&quot;)">
            <text:p/>
          </table:table-cell>
          <table:table-cell table:formula="of:=IF([.AJ4]=0;&quot;&quot;;&quot;&quot;&amp;[.AJ$1]&amp;&quot;=&gt;&quot;&amp;[.AJ4]&amp;&quot;,&quot;)">
            <text:p/>
          </table:table-cell>
          <table:table-cell table:formula="of:=IF([.AK4]=0;&quot;&quot;;&quot;&quot;&amp;[.AK$1]&amp;&quot;=&gt;&quot;&amp;[.AK4]&amp;&quot;,&quot;)">
            <text:p/>
          </table:table-cell>
          <table:table-cell table:formula="of:=IF([.AL4]=0;&quot;&quot;;&quot;&quot;&amp;[.AL$1]&amp;&quot;=&gt;&quot;&amp;[.AL4]&amp;&quot;,&quot;)">
            <text:p/>
          </table:table-cell>
          <table:table-cell table:formula="of:=IF([.AM4]=0;&quot;&quot;;&quot;&quot;&amp;[.AM$1]&amp;&quot;=&gt;&quot;&amp;[.AM4]&amp;&quot;,&quot;)">
            <text:p/>
          </table:table-cell>
          <table:table-cell table:formula="of:=IF([.AN4]=0;&quot;&quot;;&quot;&quot;&amp;[.AN$1]&amp;&quot;=&gt;&quot;&amp;[.AN4]&amp;&quot;,&quot;)">
            <text:p/>
          </table:table-cell>
          <table:table-cell table:formula="of:=IF([.AO4]=0;&quot;&quot;;&quot;&quot;&amp;[.AO$1]&amp;&quot;=&gt;&quot;&amp;[.AO4]&amp;&quot;,&quot;)">
            <text:p/>
          </table:table-cell>
          <table:table-cell table:formula="of:=IF([.AP4]=0;&quot;&quot;;&quot;&quot;&amp;[.AP$1]&amp;&quot;=&gt;&quot;&amp;[.AP4]&amp;&quot;,&quot;)">
            <text:p/>
          </table:table-cell>
          <table:table-cell table:formula="of:=IF([.AQ4]=0;&quot;&quot;;&quot;&quot;&amp;[.AQ$1]&amp;&quot;=&gt;&quot;&amp;[.AQ4]&amp;&quot;,&quot;)">
            <text:p/>
          </table:table-cell>
          <table:table-cell table:formula="of:=IF([.AR4]=0;&quot;&quot;;&quot;&quot;&amp;[.AR$1]&amp;&quot;=&gt;&quot;&amp;[.AR4]&amp;&quot;,&quot;)">
            <text:p/>
          </table:table-cell>
          <table:table-cell table:formula="of:=IF([.AS4]=0;&quot;&quot;;&quot;&quot;&amp;[.AS$1]&amp;&quot;=&gt;&quot;&amp;[.AS4]&amp;&quot;,&quot;)">
            <text:p/>
          </table:table-cell>
          <table:table-cell table:formula="of:=IF([.AT4]=0;&quot;&quot;;&quot;&quot;&amp;[.AT$1]&amp;&quot;=&gt;&quot;&amp;[.AT4]&amp;&quot;,&quot;)">
            <text:p/>
          </table:table-cell>
          <table:table-cell table:formula="of:=IF([.AU4]=0;&quot;&quot;;&quot;&quot;&amp;[.AU$1]&amp;&quot;=&gt;&quot;&amp;[.AU4]&amp;&quot;,&quot;)">
            <text:p/>
          </table:table-cell>
          <table:table-cell table:formula="of:=IF([.AV4]=0;&quot;&quot;;&quot;&quot;&amp;[.AV$1]&amp;&quot;=&gt;&quot;&amp;[.AV4]&amp;&quot;,&quot;)">
            <text:p/>
          </table:table-cell>
          <table:table-cell table:formula="of:=IF([.AW4]=0;&quot;&quot;;&quot;&quot;&amp;[.AW$1]&amp;&quot;=&gt;&quot;&amp;[.AW4]&amp;&quot;,&quot;)">
            <text:p/>
          </table:table-cell>
          <table:table-cell table:formula="of:=IF([.AX4]=0;&quot;&quot;;&quot;&quot;&amp;[.AX$1]&amp;&quot;=&gt;&quot;&amp;[.AX4]&amp;&quot;,&quot;)">
            <text:p/>
          </table:table-cell>
          <table:table-cell table:formula="of:=IF([.AY4]=0;&quot;&quot;;&quot;&quot;&amp;[.AY$1]&amp;&quot;=&gt;&quot;&amp;[.AY4]&amp;&quot;,&quot;)">
            <text:p/>
          </table:table-cell>
          <table:table-cell table:formula="of:=IF([.AZ4]=0;&quot;&quot;;&quot;&quot;&amp;[.AZ$1]&amp;&quot;=&gt;&quot;&amp;[.AZ4]&amp;&quot;,&quot;)">
            <text:p/>
          </table:table-cell>
          <table:table-cell table:formula="of:=IF([.BA4]=0;&quot;&quot;;&quot;&quot;&amp;[.BA$1]&amp;&quot;=&gt;&quot;&amp;[.BA4]&amp;&quot;,&quot;)">
            <text:p/>
          </table:table-cell>
          <table:table-cell table:formula="of:=IF([.BB4]=0;&quot;&quot;;&quot;&quot;&amp;[.BB$1]&amp;&quot;=&gt;&quot;&amp;[.BB4]&amp;&quot;,&quot;)">
            <text:p/>
          </table:table-cell>
          <table:table-cell table:formula="of:=IF([.BC4]=0;&quot;&quot;;&quot;&quot;&amp;[.BC$1]&amp;&quot;=&gt;&quot;&amp;[.BC4]&amp;&quot;,&quot;)">
            <text:p/>
          </table:table-cell>
          <table:table-cell table:formula="of:=IF([.BD4]=0;&quot;&quot;;&quot;&quot;&amp;[.BD$1]&amp;&quot;=&gt;&quot;&amp;[.BD4]&amp;&quot;,&quot;)">
            <text:p/>
          </table:table-cell>
          <table:table-cell table:formula="of:=IF([.BE4]=0;&quot;&quot;;&quot;&quot;&amp;[.BE$1]&amp;&quot;=&gt;&quot;&amp;[.BE4]&amp;&quot;,&quot;)">
            <text:p/>
          </table:table-cell>
          <table:table-cell table:formula="of:=IF([.BF4]=0;&quot;&quot;;&quot;&quot;&amp;[.BF$1]&amp;&quot;=&gt;&quot;&amp;[.BF4]&amp;&quot;,&quot;)">
            <text:p/>
          </table:table-cell>
          <table:table-cell table:formula="of:=IF([.BG4]=0;&quot;&quot;;&quot;&quot;&amp;[.BG$1]&amp;&quot;=&gt;&quot;&amp;[.BG4]&amp;&quot;,&quot;)">
            <text:p/>
          </table:table-cell>
          <table:table-cell table:formula="of:=IF([.BH4]=0;&quot;&quot;;&quot;&quot;&amp;[.BH$1]&amp;&quot;=&gt;&quot;&amp;[.BH4]&amp;&quot;,&quot;)">
            <text:p/>
          </table:table-cell>
          <table:table-cell table:formula="of:=IF([.BI4]=0;&quot;&quot;;&quot;&quot;&amp;[.BI$1]&amp;&quot;=&gt;&quot;&amp;[.BI4]&amp;&quot;,&quot;)">
            <text:p/>
          </table:table-cell>
          <table:table-cell table:formula="of:=IF([.BJ4]=0;&quot;&quot;;&quot;&quot;&amp;[.BJ$1]&amp;&quot;=&gt;&quot;&amp;[.BJ4]&amp;&quot;,&quot;)">
            <text:p/>
          </table:table-cell>
          <table:table-cell table:formula="of:=IF([.BK4]=0;&quot;&quot;;&quot;&quot;&amp;[.BK$1]&amp;&quot;=&gt;&quot;&amp;[.BK4]&amp;&quot;,&quot;)">
            <text:p/>
          </table:table-cell>
          <table:table-cell table:formula="of:=IF([.BL4]=0;&quot;&quot;;&quot;&quot;&amp;[.BL$1]&amp;&quot;=&gt;&quot;&amp;[.BL4]&amp;&quot;,&quot;)">
            <text:p/>
          </table:table-cell>
          <table:table-cell table:formula="of:=IF([.BM4]=0;&quot;&quot;;&quot;&quot;&amp;[.BM$1]&amp;&quot;=&gt;&quot;&amp;[.BM4]&amp;&quot;,&quot;)">
            <text:p/>
          </table:table-cell>
          <table:table-cell table:formula="of:=IF([.BN4]=0;&quot;&quot;;&quot;&quot;&amp;[.BN$1]&amp;&quot;=&gt;&quot;&amp;[.BN4]&amp;&quot;,&quot;)">
            <text:p/>
          </table:table-cell>
          <table:table-cell table:formula="of:=IF([.BO4]=0;&quot;&quot;;&quot;&quot;&amp;[.BO$1]&amp;&quot;=&gt;&quot;&amp;[.BO4]&amp;&quot;,&quot;)">
            <text:p/>
          </table:table-cell>
          <table:table-cell table:formula="of:=IF([.BP4]=0;&quot;&quot;;&quot;&quot;&amp;[.BP$1]&amp;&quot;=&gt;&quot;&amp;[.BP4]&amp;&quot;,&quot;)">
            <text:p/>
          </table:table-cell>
          <table:table-cell table:formula="of:=IF([.BQ4]=0;&quot;&quot;;&quot;&quot;&amp;[.BQ$1]&amp;&quot;=&gt;&quot;&amp;[.BQ4]&amp;&quot;,&quot;)">
            <text:p/>
          </table:table-cell>
          <table:table-cell table:formula="of:=IF([.BR4]=0;&quot;&quot;;&quot;&quot;&amp;[.BR$1]&amp;&quot;=&gt;&quot;&amp;[.BR4]&amp;&quot;,&quot;)">
            <text:p/>
          </table:table-cell>
          <table:table-cell table:formula="of:=IF([.BS4]=0;&quot;&quot;;&quot;&quot;&amp;[.BS$1]&amp;&quot;=&gt;&quot;&amp;[.BS4]&amp;&quot;,&quot;)">
            <text:p/>
          </table:table-cell>
          <table:table-cell table:formula="of:=IF([.BT4]=0;&quot;&quot;;&quot;&quot;&amp;[.BT$1]&amp;&quot;=&gt;&quot;&amp;[.BT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Numbers.A1">Numbers</text:a></text:span></text:p>
          </table:table-cell>
          <table:table-cell office:value-type="float" office:value="1288">
            <text:p>1288</text:p>
          </table:table-cell>
          <table:table-cell office:value-type="string">
            <text:p>Num36:13 </text:p>
          </table:table-cell>
          <table:table-cell table:formula="of:=CONCATENATE(&quot;'&quot;&amp;[.A5]&amp;&quot;' =&gt; array( 'chapters'=&gt;&quot;&amp;[.E5]&amp;&quot;, 'verses'=&gt;&quot;&amp;[.F5]&amp;&quot;,&quot;; [.BX5]; &quot; ),&quot;)" office:value-type="string" office:string-value="'Numbers' =&gt; array( 'chapters'=&gt;36, 'verses'=&gt;1288,1=&gt;54,2=&gt;34,3=&gt;51,4=&gt;49,5=&gt;31,6=&gt;27,7=&gt;89,8=&gt;26,9=&gt;23,10=&gt;36,11=&gt;35,12=&gt;16,13=&gt;33,14=&gt;45,15=&gt;41,16=&gt;35,17=&gt;28,18=&gt;32,19=&gt;22,20=&gt;29,21=&gt;35,22=&gt;41,23=&gt;30,24=&gt;25,25=&gt;18,26=&gt;65,27=&gt;23,28=&gt;31,28=&gt;31,29=&gt;39,30=&gt;17,31=&gt;54,32=&gt;42,33=&gt;56,34=&gt;29,35=&gt;34,36=&gt;13, ),">
            <text:p>'Numbers' =&gt; array( 'chapters'=&gt;36, 'verses'=&gt;1288,1=&gt;54,2=&gt;34,3=&gt;51,4=&gt;49,5=&gt;31,6=&gt;27,7=&gt;89,8=&gt;26,9=&gt;23,10=&gt;36,11=&gt;35,12=&gt;16,13=&gt;33,14=&gt;45,15=&gt;41,16=&gt;35,17=&gt;28,18=&gt;32,19=&gt;22,20=&gt;29,21=&gt;35,22=&gt;41,23=&gt;30,24=&gt;25,25=&gt;18,26=&gt;65,27=&gt;23,28=&gt;31,28=&gt;31,29=&gt;39,30=&gt;17,31=&gt;54,32=&gt;42,33=&gt;56,34=&gt;29,35=&gt;34,36=&gt;13, ),</text:p>
          </table:table-cell>
          <table:table-cell office:value-type="float" office:value="36">
            <text:p>36</text:p>
          </table:table-cell>
          <table:table-cell table:formula="of:=SUM([.G5:.BT5])" office:value-type="float" office:value="1288">
            <text:p>1288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2" office:value-type="float" office:value="18">
            <text:p>1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3">
            <text:p>13</text:p>
          </table:table-cell>
          <table:table-cell table:number-columns-repeated="30"/>
          <table:table-cell table:formula="of:=CONCATENATE([.BY5];[.BZ5];[.CA5];[.CB5];[.CC5];[.CD5];[.CE5];[.CF5];[.CG5];[.CH5];[.CI5];[.CJ5];[.CK5];[.CL5];[.CM5];[.CN5];[.CO5];[.CP5];[.CQ5];[.CR5];[.CS5];[.CT5];[.CU5];[.CV5];[.CW5];[.CX5];[.CY5];[.CZ5])" office:value-type="string" office:string-value="1=&gt;54,2=&gt;34,3=&gt;51,4=&gt;49,5=&gt;31,6=&gt;27,7=&gt;89,8=&gt;26,9=&gt;23,10=&gt;36,11=&gt;35,12=&gt;16,13=&gt;33,14=&gt;45,15=&gt;41,16=&gt;35,17=&gt;28,18=&gt;32,19=&gt;22,20=&gt;29,21=&gt;35,22=&gt;41,23=&gt;30,24=&gt;25,25=&gt;18,26=&gt;65,27=&gt;23,28=&gt;31,">
            <text:p>1=&gt;54,2=&gt;34,3=&gt;51,4=&gt;49,5=&gt;31,6=&gt;27,7=&gt;89,8=&gt;26,9=&gt;23,10=&gt;36,11=&gt;35,12=&gt;16,13=&gt;33,14=&gt;45,15=&gt;41,16=&gt;35,17=&gt;28,18=&gt;32,19=&gt;22,20=&gt;29,21=&gt;35,22=&gt;41,23=&gt;30,24=&gt;25,25=&gt;18,26=&gt;65,27=&gt;23,28=&gt;31,</text:p>
          </table:table-cell>
          <table:table-cell table:formula="of:=CONCATENATE([.CZ5];[.DA5];[.DB5];[.DC5];[.DD5];[.DE5];[.DF5];[.DG5];[.DH5];[.DI5];[.DJ5];[.DK5];[.DL5];[.DM5];[.DN5];[.DO5];[.DP5];[.DQ5];[.DR5];[.DS5];[.DT5];[.DU5];[.DV5];[.DW5];[.DX5];[.DY5];[.DZ5])" office:value-type="string" office:string-value="28=&gt;31,29=&gt;39,30=&gt;17,31=&gt;54,32=&gt;42,33=&gt;56,34=&gt;29,35=&gt;34,36=&gt;13,">
            <text:p>28=&gt;31,29=&gt;39,30=&gt;17,31=&gt;54,32=&gt;42,33=&gt;56,34=&gt;29,35=&gt;34,36=&gt;13,</text:p>
          </table:table-cell>
          <table:table-cell table:formula="of:=CONCATENATE([.EA5];[.EB5];[.EC5];[.ED5];[.EE5];[.EF5];[.EG5];[.EH5];[.EI5];[.EJ5];[.EK5];[.EL5])">
            <text:p/>
          </table:table-cell>
          <table:table-cell table:formula="of:=CONCATENATE([.BU5];[.BV5];[.BW5])" office:value-type="string" office:string-value="1=&gt;54,2=&gt;34,3=&gt;51,4=&gt;49,5=&gt;31,6=&gt;27,7=&gt;89,8=&gt;26,9=&gt;23,10=&gt;36,11=&gt;35,12=&gt;16,13=&gt;33,14=&gt;45,15=&gt;41,16=&gt;35,17=&gt;28,18=&gt;32,19=&gt;22,20=&gt;29,21=&gt;35,22=&gt;41,23=&gt;30,24=&gt;25,25=&gt;18,26=&gt;65,27=&gt;23,28=&gt;31,28=&gt;31,29=&gt;39,30=&gt;17,31=&gt;54,32=&gt;42,33=&gt;56,34=&gt;29,35=&gt;34,36=&gt;13,">
            <text:p>1=&gt;54,2=&gt;34,3=&gt;51,4=&gt;49,5=&gt;31,6=&gt;27,7=&gt;89,8=&gt;26,9=&gt;23,10=&gt;36,11=&gt;35,12=&gt;16,13=&gt;33,14=&gt;45,15=&gt;41,16=&gt;35,17=&gt;28,18=&gt;32,19=&gt;22,20=&gt;29,21=&gt;35,22=&gt;41,23=&gt;30,24=&gt;25,25=&gt;18,26=&gt;65,27=&gt;23,28=&gt;31,28=&gt;31,29=&gt;39,30=&gt;17,31=&gt;54,32=&gt;42,33=&gt;56,34=&gt;29,35=&gt;34,36=&gt;13,</text:p>
          </table:table-cell>
          <table:table-cell table:formula="of:=IF([.G5]=0;&quot;&quot;;&quot;&quot;&amp;[.G$1]&amp;&quot;=&gt;&quot;&amp;[.G5]&amp;&quot;,&quot;)" office:value-type="string" office:string-value="1=&gt;54,">
            <text:p>1=&gt;54,</text:p>
          </table:table-cell>
          <table:table-cell table:formula="of:=IF([.H5]=0;&quot;&quot;;&quot;&quot;&amp;[.H$1]&amp;&quot;=&gt;&quot;&amp;[.H5]&amp;&quot;,&quot;)" office:value-type="string" office:string-value="2=&gt;34,">
            <text:p>2=&gt;34,</text:p>
          </table:table-cell>
          <table:table-cell table:formula="of:=IF([.I5]=0;&quot;&quot;;&quot;&quot;&amp;[.I$1]&amp;&quot;=&gt;&quot;&amp;[.I5]&amp;&quot;,&quot;)" office:value-type="string" office:string-value="3=&gt;51,">
            <text:p>3=&gt;51,</text:p>
          </table:table-cell>
          <table:table-cell table:formula="of:=IF([.J5]=0;&quot;&quot;;&quot;&quot;&amp;[.J$1]&amp;&quot;=&gt;&quot;&amp;[.J5]&amp;&quot;,&quot;)" office:value-type="string" office:string-value="4=&gt;49,">
            <text:p>4=&gt;49,</text:p>
          </table:table-cell>
          <table:table-cell table:formula="of:=IF([.K5]=0;&quot;&quot;;&quot;&quot;&amp;[.K$1]&amp;&quot;=&gt;&quot;&amp;[.K5]&amp;&quot;,&quot;)" office:value-type="string" office:string-value="5=&gt;31,">
            <text:p>5=&gt;31,</text:p>
          </table:table-cell>
          <table:table-cell table:formula="of:=IF([.L5]=0;&quot;&quot;;&quot;&quot;&amp;[.L$1]&amp;&quot;=&gt;&quot;&amp;[.L5]&amp;&quot;,&quot;)" office:value-type="string" office:string-value="6=&gt;27,">
            <text:p>6=&gt;27,</text:p>
          </table:table-cell>
          <table:table-cell table:formula="of:=IF([.M5]=0;&quot;&quot;;&quot;&quot;&amp;[.M$1]&amp;&quot;=&gt;&quot;&amp;[.M5]&amp;&quot;,&quot;)" office:value-type="string" office:string-value="7=&gt;89,">
            <text:p>7=&gt;89,</text:p>
          </table:table-cell>
          <table:table-cell table:formula="of:=IF([.N5]=0;&quot;&quot;;&quot;&quot;&amp;[.N$1]&amp;&quot;=&gt;&quot;&amp;[.N5]&amp;&quot;,&quot;)" office:value-type="string" office:string-value="8=&gt;26,">
            <text:p>8=&gt;26,</text:p>
          </table:table-cell>
          <table:table-cell table:formula="of:=IF([.O5]=0;&quot;&quot;;&quot;&quot;&amp;[.O$1]&amp;&quot;=&gt;&quot;&amp;[.O5]&amp;&quot;,&quot;)" office:value-type="string" office:string-value="9=&gt;23,">
            <text:p>9=&gt;23,</text:p>
          </table:table-cell>
          <table:table-cell table:formula="of:=IF([.P5]=0;&quot;&quot;;&quot;&quot;&amp;[.P$1]&amp;&quot;=&gt;&quot;&amp;[.P5]&amp;&quot;,&quot;)" office:value-type="string" office:string-value="10=&gt;36,">
            <text:p>10=&gt;36,</text:p>
          </table:table-cell>
          <table:table-cell table:formula="of:=IF([.Q5]=0;&quot;&quot;;&quot;&quot;&amp;[.Q$1]&amp;&quot;=&gt;&quot;&amp;[.Q5]&amp;&quot;,&quot;)" office:value-type="string" office:string-value="11=&gt;35,">
            <text:p>11=&gt;35,</text:p>
          </table:table-cell>
          <table:table-cell table:formula="of:=IF([.R5]=0;&quot;&quot;;&quot;&quot;&amp;[.R$1]&amp;&quot;=&gt;&quot;&amp;[.R5]&amp;&quot;,&quot;)" office:value-type="string" office:string-value="12=&gt;16,">
            <text:p>12=&gt;16,</text:p>
          </table:table-cell>
          <table:table-cell table:formula="of:=IF([.S5]=0;&quot;&quot;;&quot;&quot;&amp;[.S$1]&amp;&quot;=&gt;&quot;&amp;[.S5]&amp;&quot;,&quot;)" office:value-type="string" office:string-value="13=&gt;33,">
            <text:p>13=&gt;33,</text:p>
          </table:table-cell>
          <table:table-cell table:formula="of:=IF([.T5]=0;&quot;&quot;;&quot;&quot;&amp;[.T$1]&amp;&quot;=&gt;&quot;&amp;[.T5]&amp;&quot;,&quot;)" office:value-type="string" office:string-value="14=&gt;45,">
            <text:p>14=&gt;45,</text:p>
          </table:table-cell>
          <table:table-cell table:formula="of:=IF([.U5]=0;&quot;&quot;;&quot;&quot;&amp;[.U$1]&amp;&quot;=&gt;&quot;&amp;[.U5]&amp;&quot;,&quot;)" office:value-type="string" office:string-value="15=&gt;41,">
            <text:p>15=&gt;41,</text:p>
          </table:table-cell>
          <table:table-cell table:formula="of:=IF([.V5]=0;&quot;&quot;;&quot;&quot;&amp;[.V$1]&amp;&quot;=&gt;&quot;&amp;[.V5]&amp;&quot;,&quot;)" office:value-type="string" office:string-value="16=&gt;35,">
            <text:p>16=&gt;35,</text:p>
          </table:table-cell>
          <table:table-cell table:formula="of:=IF([.W5]=0;&quot;&quot;;&quot;&quot;&amp;[.W$1]&amp;&quot;=&gt;&quot;&amp;[.W5]&amp;&quot;,&quot;)" office:value-type="string" office:string-value="17=&gt;28,">
            <text:p>17=&gt;28,</text:p>
          </table:table-cell>
          <table:table-cell table:formula="of:=IF([.X5]=0;&quot;&quot;;&quot;&quot;&amp;[.X$1]&amp;&quot;=&gt;&quot;&amp;[.X5]&amp;&quot;,&quot;)" office:value-type="string" office:string-value="18=&gt;32,">
            <text:p>18=&gt;32,</text:p>
          </table:table-cell>
          <table:table-cell table:formula="of:=IF([.Y5]=0;&quot;&quot;;&quot;&quot;&amp;[.Y$1]&amp;&quot;=&gt;&quot;&amp;[.Y5]&amp;&quot;,&quot;)" office:value-type="string" office:string-value="19=&gt;22,">
            <text:p>19=&gt;22,</text:p>
          </table:table-cell>
          <table:table-cell table:formula="of:=IF([.Z5]=0;&quot;&quot;;&quot;&quot;&amp;[.Z$1]&amp;&quot;=&gt;&quot;&amp;[.Z5]&amp;&quot;,&quot;)" office:value-type="string" office:string-value="20=&gt;29,">
            <text:p>20=&gt;29,</text:p>
          </table:table-cell>
          <table:table-cell table:formula="of:=IF([.AA5]=0;&quot;&quot;;&quot;&quot;&amp;[.AA$1]&amp;&quot;=&gt;&quot;&amp;[.AA5]&amp;&quot;,&quot;)" office:value-type="string" office:string-value="21=&gt;35,">
            <text:p>21=&gt;35,</text:p>
          </table:table-cell>
          <table:table-cell table:formula="of:=IF([.AB5]=0;&quot;&quot;;&quot;&quot;&amp;[.AB$1]&amp;&quot;=&gt;&quot;&amp;[.AB5]&amp;&quot;,&quot;)" office:value-type="string" office:string-value="22=&gt;41,">
            <text:p>22=&gt;41,</text:p>
          </table:table-cell>
          <table:table-cell table:formula="of:=IF([.AC5]=0;&quot;&quot;;&quot;&quot;&amp;[.AC$1]&amp;&quot;=&gt;&quot;&amp;[.AC5]&amp;&quot;,&quot;)" office:value-type="string" office:string-value="23=&gt;30,">
            <text:p>23=&gt;30,</text:p>
          </table:table-cell>
          <table:table-cell table:formula="of:=IF([.AD5]=0;&quot;&quot;;&quot;&quot;&amp;[.AD$1]&amp;&quot;=&gt;&quot;&amp;[.AD5]&amp;&quot;,&quot;)" office:value-type="string" office:string-value="24=&gt;25,">
            <text:p>24=&gt;25,</text:p>
          </table:table-cell>
          <table:table-cell table:formula="of:=IF([.AE5]=0;&quot;&quot;;&quot;&quot;&amp;[.AE$1]&amp;&quot;=&gt;&quot;&amp;[.AE5]&amp;&quot;,&quot;)" office:value-type="string" office:string-value="25=&gt;18,">
            <text:p>25=&gt;18,</text:p>
          </table:table-cell>
          <table:table-cell table:formula="of:=IF([.AF5]=0;&quot;&quot;;&quot;&quot;&amp;[.AF$1]&amp;&quot;=&gt;&quot;&amp;[.AF5]&amp;&quot;,&quot;)" office:value-type="string" office:string-value="26=&gt;65,">
            <text:p>26=&gt;65,</text:p>
          </table:table-cell>
          <table:table-cell table:formula="of:=IF([.AG5]=0;&quot;&quot;;&quot;&quot;&amp;[.AG$1]&amp;&quot;=&gt;&quot;&amp;[.AG5]&amp;&quot;,&quot;)" office:value-type="string" office:string-value="27=&gt;23,">
            <text:p>27=&gt;23,</text:p>
          </table:table-cell>
          <table:table-cell table:formula="of:=IF([.AH5]=0;&quot;&quot;;&quot;&quot;&amp;[.AH$1]&amp;&quot;=&gt;&quot;&amp;[.AH5]&amp;&quot;,&quot;)" office:value-type="string" office:string-value="28=&gt;31,">
            <text:p>28=&gt;31,</text:p>
          </table:table-cell>
          <table:table-cell table:formula="of:=IF([.AI5]=0;&quot;&quot;;&quot;&quot;&amp;[.AI$1]&amp;&quot;=&gt;&quot;&amp;[.AI5]&amp;&quot;,&quot;)" office:value-type="string" office:string-value="29=&gt;39,">
            <text:p>29=&gt;39,</text:p>
          </table:table-cell>
          <table:table-cell table:formula="of:=IF([.AJ5]=0;&quot;&quot;;&quot;&quot;&amp;[.AJ$1]&amp;&quot;=&gt;&quot;&amp;[.AJ5]&amp;&quot;,&quot;)" office:value-type="string" office:string-value="30=&gt;17,">
            <text:p>30=&gt;17,</text:p>
          </table:table-cell>
          <table:table-cell table:formula="of:=IF([.AK5]=0;&quot;&quot;;&quot;&quot;&amp;[.AK$1]&amp;&quot;=&gt;&quot;&amp;[.AK5]&amp;&quot;,&quot;)" office:value-type="string" office:string-value="31=&gt;54,">
            <text:p>31=&gt;54,</text:p>
          </table:table-cell>
          <table:table-cell table:formula="of:=IF([.AL5]=0;&quot;&quot;;&quot;&quot;&amp;[.AL$1]&amp;&quot;=&gt;&quot;&amp;[.AL5]&amp;&quot;,&quot;)" office:value-type="string" office:string-value="32=&gt;42,">
            <text:p>32=&gt;42,</text:p>
          </table:table-cell>
          <table:table-cell table:formula="of:=IF([.AM5]=0;&quot;&quot;;&quot;&quot;&amp;[.AM$1]&amp;&quot;=&gt;&quot;&amp;[.AM5]&amp;&quot;,&quot;)" office:value-type="string" office:string-value="33=&gt;56,">
            <text:p>33=&gt;56,</text:p>
          </table:table-cell>
          <table:table-cell table:formula="of:=IF([.AN5]=0;&quot;&quot;;&quot;&quot;&amp;[.AN$1]&amp;&quot;=&gt;&quot;&amp;[.AN5]&amp;&quot;,&quot;)" office:value-type="string" office:string-value="34=&gt;29,">
            <text:p>34=&gt;29,</text:p>
          </table:table-cell>
          <table:table-cell table:formula="of:=IF([.AO5]=0;&quot;&quot;;&quot;&quot;&amp;[.AO$1]&amp;&quot;=&gt;&quot;&amp;[.AO5]&amp;&quot;,&quot;)" office:value-type="string" office:string-value="35=&gt;34,">
            <text:p>35=&gt;34,</text:p>
          </table:table-cell>
          <table:table-cell table:formula="of:=IF([.AP5]=0;&quot;&quot;;&quot;&quot;&amp;[.AP$1]&amp;&quot;=&gt;&quot;&amp;[.AP5]&amp;&quot;,&quot;)" office:value-type="string" office:string-value="36=&gt;13,">
            <text:p>36=&gt;13,</text:p>
          </table:table-cell>
          <table:table-cell table:formula="of:=IF([.AQ5]=0;&quot;&quot;;&quot;&quot;&amp;[.AQ$1]&amp;&quot;=&gt;&quot;&amp;[.AQ5]&amp;&quot;,&quot;)">
            <text:p/>
          </table:table-cell>
          <table:table-cell table:formula="of:=IF([.AR5]=0;&quot;&quot;;&quot;&quot;&amp;[.AR$1]&amp;&quot;=&gt;&quot;&amp;[.AR5]&amp;&quot;,&quot;)">
            <text:p/>
          </table:table-cell>
          <table:table-cell table:formula="of:=IF([.AS5]=0;&quot;&quot;;&quot;&quot;&amp;[.AS$1]&amp;&quot;=&gt;&quot;&amp;[.AS5]&amp;&quot;,&quot;)">
            <text:p/>
          </table:table-cell>
          <table:table-cell table:formula="of:=IF([.AT5]=0;&quot;&quot;;&quot;&quot;&amp;[.AT$1]&amp;&quot;=&gt;&quot;&amp;[.AT5]&amp;&quot;,&quot;)">
            <text:p/>
          </table:table-cell>
          <table:table-cell table:formula="of:=IF([.AU5]=0;&quot;&quot;;&quot;&quot;&amp;[.AU$1]&amp;&quot;=&gt;&quot;&amp;[.AU5]&amp;&quot;,&quot;)">
            <text:p/>
          </table:table-cell>
          <table:table-cell table:formula="of:=IF([.AV5]=0;&quot;&quot;;&quot;&quot;&amp;[.AV$1]&amp;&quot;=&gt;&quot;&amp;[.AV5]&amp;&quot;,&quot;)">
            <text:p/>
          </table:table-cell>
          <table:table-cell table:formula="of:=IF([.AW5]=0;&quot;&quot;;&quot;&quot;&amp;[.AW$1]&amp;&quot;=&gt;&quot;&amp;[.AW5]&amp;&quot;,&quot;)">
            <text:p/>
          </table:table-cell>
          <table:table-cell table:formula="of:=IF([.AX5]=0;&quot;&quot;;&quot;&quot;&amp;[.AX$1]&amp;&quot;=&gt;&quot;&amp;[.AX5]&amp;&quot;,&quot;)">
            <text:p/>
          </table:table-cell>
          <table:table-cell table:formula="of:=IF([.AY5]=0;&quot;&quot;;&quot;&quot;&amp;[.AY$1]&amp;&quot;=&gt;&quot;&amp;[.AY5]&amp;&quot;,&quot;)">
            <text:p/>
          </table:table-cell>
          <table:table-cell table:formula="of:=IF([.AZ5]=0;&quot;&quot;;&quot;&quot;&amp;[.AZ$1]&amp;&quot;=&gt;&quot;&amp;[.AZ5]&amp;&quot;,&quot;)">
            <text:p/>
          </table:table-cell>
          <table:table-cell table:formula="of:=IF([.BA5]=0;&quot;&quot;;&quot;&quot;&amp;[.BA$1]&amp;&quot;=&gt;&quot;&amp;[.BA5]&amp;&quot;,&quot;)">
            <text:p/>
          </table:table-cell>
          <table:table-cell table:formula="of:=IF([.BB5]=0;&quot;&quot;;&quot;&quot;&amp;[.BB$1]&amp;&quot;=&gt;&quot;&amp;[.BB5]&amp;&quot;,&quot;)">
            <text:p/>
          </table:table-cell>
          <table:table-cell table:formula="of:=IF([.BC5]=0;&quot;&quot;;&quot;&quot;&amp;[.BC$1]&amp;&quot;=&gt;&quot;&amp;[.BC5]&amp;&quot;,&quot;)">
            <text:p/>
          </table:table-cell>
          <table:table-cell table:formula="of:=IF([.BD5]=0;&quot;&quot;;&quot;&quot;&amp;[.BD$1]&amp;&quot;=&gt;&quot;&amp;[.BD5]&amp;&quot;,&quot;)">
            <text:p/>
          </table:table-cell>
          <table:table-cell table:formula="of:=IF([.BE5]=0;&quot;&quot;;&quot;&quot;&amp;[.BE$1]&amp;&quot;=&gt;&quot;&amp;[.BE5]&amp;&quot;,&quot;)">
            <text:p/>
          </table:table-cell>
          <table:table-cell table:formula="of:=IF([.BF5]=0;&quot;&quot;;&quot;&quot;&amp;[.BF$1]&amp;&quot;=&gt;&quot;&amp;[.BF5]&amp;&quot;,&quot;)">
            <text:p/>
          </table:table-cell>
          <table:table-cell table:formula="of:=IF([.BG5]=0;&quot;&quot;;&quot;&quot;&amp;[.BG$1]&amp;&quot;=&gt;&quot;&amp;[.BG5]&amp;&quot;,&quot;)">
            <text:p/>
          </table:table-cell>
          <table:table-cell table:formula="of:=IF([.BH5]=0;&quot;&quot;;&quot;&quot;&amp;[.BH$1]&amp;&quot;=&gt;&quot;&amp;[.BH5]&amp;&quot;,&quot;)">
            <text:p/>
          </table:table-cell>
          <table:table-cell table:formula="of:=IF([.BI5]=0;&quot;&quot;;&quot;&quot;&amp;[.BI$1]&amp;&quot;=&gt;&quot;&amp;[.BI5]&amp;&quot;,&quot;)">
            <text:p/>
          </table:table-cell>
          <table:table-cell table:formula="of:=IF([.BJ5]=0;&quot;&quot;;&quot;&quot;&amp;[.BJ$1]&amp;&quot;=&gt;&quot;&amp;[.BJ5]&amp;&quot;,&quot;)">
            <text:p/>
          </table:table-cell>
          <table:table-cell table:formula="of:=IF([.BK5]=0;&quot;&quot;;&quot;&quot;&amp;[.BK$1]&amp;&quot;=&gt;&quot;&amp;[.BK5]&amp;&quot;,&quot;)">
            <text:p/>
          </table:table-cell>
          <table:table-cell table:formula="of:=IF([.BL5]=0;&quot;&quot;;&quot;&quot;&amp;[.BL$1]&amp;&quot;=&gt;&quot;&amp;[.BL5]&amp;&quot;,&quot;)">
            <text:p/>
          </table:table-cell>
          <table:table-cell table:formula="of:=IF([.BM5]=0;&quot;&quot;;&quot;&quot;&amp;[.BM$1]&amp;&quot;=&gt;&quot;&amp;[.BM5]&amp;&quot;,&quot;)">
            <text:p/>
          </table:table-cell>
          <table:table-cell table:formula="of:=IF([.BN5]=0;&quot;&quot;;&quot;&quot;&amp;[.BN$1]&amp;&quot;=&gt;&quot;&amp;[.BN5]&amp;&quot;,&quot;)">
            <text:p/>
          </table:table-cell>
          <table:table-cell table:formula="of:=IF([.BO5]=0;&quot;&quot;;&quot;&quot;&amp;[.BO$1]&amp;&quot;=&gt;&quot;&amp;[.BO5]&amp;&quot;,&quot;)">
            <text:p/>
          </table:table-cell>
          <table:table-cell table:formula="of:=IF([.BP5]=0;&quot;&quot;;&quot;&quot;&amp;[.BP$1]&amp;&quot;=&gt;&quot;&amp;[.BP5]&amp;&quot;,&quot;)">
            <text:p/>
          </table:table-cell>
          <table:table-cell table:formula="of:=IF([.BQ5]=0;&quot;&quot;;&quot;&quot;&amp;[.BQ$1]&amp;&quot;=&gt;&quot;&amp;[.BQ5]&amp;&quot;,&quot;)">
            <text:p/>
          </table:table-cell>
          <table:table-cell table:formula="of:=IF([.BR5]=0;&quot;&quot;;&quot;&quot;&amp;[.BR$1]&amp;&quot;=&gt;&quot;&amp;[.BR5]&amp;&quot;,&quot;)">
            <text:p/>
          </table:table-cell>
          <table:table-cell table:formula="of:=IF([.BS5]=0;&quot;&quot;;&quot;&quot;&amp;[.BS$1]&amp;&quot;=&gt;&quot;&amp;[.BS5]&amp;&quot;,&quot;)">
            <text:p/>
          </table:table-cell>
          <table:table-cell table:formula="of:=IF([.BT5]=0;&quot;&quot;;&quot;&quot;&amp;[.BT$1]&amp;&quot;=&gt;&quot;&amp;[.BT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Deuteronomy.A1">Deuteronomy</text:a></text:span></text:p>
          </table:table-cell>
          <table:table-cell office:value-type="float" office:value="959">
            <text:p>959</text:p>
          </table:table-cell>
          <table:table-cell office:value-type="string">
            <text:p>Deu34:12 </text:p>
          </table:table-cell>
          <table:table-cell table:formula="of:=CONCATENATE(&quot;'&quot;&amp;[.A6]&amp;&quot;' =&gt; array( 'chapters'=&gt;&quot;&amp;[.E6]&amp;&quot;, 'verses'=&gt;&quot;&amp;[.F6]&amp;&quot;,&quot;; [.BX6]; &quot; ),&quot;)" office:value-type="string" office:string-value="'Deuteronomy' =&gt; array( 'chapters'=&gt;34, 'verses'=&gt;959,1=&gt;46,2=&gt;37,3=&gt;29,4=&gt;49,5=&gt;33,6=&gt;25,7=&gt;26,8=&gt;20,9=&gt;29,10=&gt;22,11=&gt;32,12=&gt;31,13=&gt;19,14=&gt;29,15=&gt;23,16=&gt;22,17=&gt;20,18=&gt;22,19=&gt;21,20=&gt;20,21=&gt;23,22=&gt;29,23=&gt;26,24=&gt;22,25=&gt;19,26=&gt;19,27=&gt;26,28=&gt;69,28=&gt;69,29=&gt;28,30=&gt;20,31=&gt;30,32=&gt;52,33=&gt;29,34=&gt;12, ),">
            <text:p>'Deuteronomy' =&gt; array( 'chapters'=&gt;34, 'verses'=&gt;959,1=&gt;46,2=&gt;37,3=&gt;29,4=&gt;49,5=&gt;33,6=&gt;25,7=&gt;26,8=&gt;20,9=&gt;29,10=&gt;22,11=&gt;32,12=&gt;31,13=&gt;19,14=&gt;29,15=&gt;23,16=&gt;22,17=&gt;20,18=&gt;22,19=&gt;21,20=&gt;20,21=&gt;23,22=&gt;29,23=&gt;26,24=&gt;22,25=&gt;19,26=&gt;19,27=&gt;26,28=&gt;69,28=&gt;69,29=&gt;28,30=&gt;20,31=&gt;30,32=&gt;52,33=&gt;29,34=&gt;12, ),</text:p>
          </table:table-cell>
          <table:table-cell office:value-type="float" office:value="34">
            <text:p>34</text:p>
          </table:table-cell>
          <table:table-cell table:formula="of:=SUM([.G6:.BT6])" office:value-type="float" office:value="959">
            <text:p>95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19">
            <text:p>1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">
            <text:p>12</text:p>
          </table:table-cell>
          <table:table-cell table:number-columns-repeated="32"/>
          <table:table-cell table:formula="of:=CONCATENATE([.BY6];[.BZ6];[.CA6];[.CB6];[.CC6];[.CD6];[.CE6];[.CF6];[.CG6];[.CH6];[.CI6];[.CJ6];[.CK6];[.CL6];[.CM6];[.CN6];[.CO6];[.CP6];[.CQ6];[.CR6];[.CS6];[.CT6];[.CU6];[.CV6];[.CW6];[.CX6];[.CY6];[.CZ6])" office:value-type="string" office:string-value="1=&gt;46,2=&gt;37,3=&gt;29,4=&gt;49,5=&gt;33,6=&gt;25,7=&gt;26,8=&gt;20,9=&gt;29,10=&gt;22,11=&gt;32,12=&gt;31,13=&gt;19,14=&gt;29,15=&gt;23,16=&gt;22,17=&gt;20,18=&gt;22,19=&gt;21,20=&gt;20,21=&gt;23,22=&gt;29,23=&gt;26,24=&gt;22,25=&gt;19,26=&gt;19,27=&gt;26,28=&gt;69,">
            <text:p>1=&gt;46,2=&gt;37,3=&gt;29,4=&gt;49,5=&gt;33,6=&gt;25,7=&gt;26,8=&gt;20,9=&gt;29,10=&gt;22,11=&gt;32,12=&gt;31,13=&gt;19,14=&gt;29,15=&gt;23,16=&gt;22,17=&gt;20,18=&gt;22,19=&gt;21,20=&gt;20,21=&gt;23,22=&gt;29,23=&gt;26,24=&gt;22,25=&gt;19,26=&gt;19,27=&gt;26,28=&gt;69,</text:p>
          </table:table-cell>
          <table:table-cell table:formula="of:=CONCATENATE([.CZ6];[.DA6];[.DB6];[.DC6];[.DD6];[.DE6];[.DF6];[.DG6];[.DH6];[.DI6];[.DJ6];[.DK6];[.DL6];[.DM6];[.DN6];[.DO6];[.DP6];[.DQ6];[.DR6];[.DS6];[.DT6];[.DU6];[.DV6];[.DW6];[.DX6];[.DY6];[.DZ6])" office:value-type="string" office:string-value="28=&gt;69,29=&gt;28,30=&gt;20,31=&gt;30,32=&gt;52,33=&gt;29,34=&gt;12,">
            <text:p>28=&gt;69,29=&gt;28,30=&gt;20,31=&gt;30,32=&gt;52,33=&gt;29,34=&gt;12,</text:p>
          </table:table-cell>
          <table:table-cell table:formula="of:=CONCATENATE([.EA6];[.EB6];[.EC6];[.ED6];[.EE6];[.EF6];[.EG6];[.EH6];[.EI6];[.EJ6];[.EK6];[.EL6])">
            <text:p/>
          </table:table-cell>
          <table:table-cell table:formula="of:=CONCATENATE([.BU6];[.BV6];[.BW6])" office:value-type="string" office:string-value="1=&gt;46,2=&gt;37,3=&gt;29,4=&gt;49,5=&gt;33,6=&gt;25,7=&gt;26,8=&gt;20,9=&gt;29,10=&gt;22,11=&gt;32,12=&gt;31,13=&gt;19,14=&gt;29,15=&gt;23,16=&gt;22,17=&gt;20,18=&gt;22,19=&gt;21,20=&gt;20,21=&gt;23,22=&gt;29,23=&gt;26,24=&gt;22,25=&gt;19,26=&gt;19,27=&gt;26,28=&gt;69,28=&gt;69,29=&gt;28,30=&gt;20,31=&gt;30,32=&gt;52,33=&gt;29,34=&gt;12,">
            <text:p>1=&gt;46,2=&gt;37,3=&gt;29,4=&gt;49,5=&gt;33,6=&gt;25,7=&gt;26,8=&gt;20,9=&gt;29,10=&gt;22,11=&gt;32,12=&gt;31,13=&gt;19,14=&gt;29,15=&gt;23,16=&gt;22,17=&gt;20,18=&gt;22,19=&gt;21,20=&gt;20,21=&gt;23,22=&gt;29,23=&gt;26,24=&gt;22,25=&gt;19,26=&gt;19,27=&gt;26,28=&gt;69,28=&gt;69,29=&gt;28,30=&gt;20,31=&gt;30,32=&gt;52,33=&gt;29,34=&gt;12,</text:p>
          </table:table-cell>
          <table:table-cell table:formula="of:=IF([.G6]=0;&quot;&quot;;&quot;&quot;&amp;[.G$1]&amp;&quot;=&gt;&quot;&amp;[.G6]&amp;&quot;,&quot;)" office:value-type="string" office:string-value="1=&gt;46,">
            <text:p>1=&gt;46,</text:p>
          </table:table-cell>
          <table:table-cell table:formula="of:=IF([.H6]=0;&quot;&quot;;&quot;&quot;&amp;[.H$1]&amp;&quot;=&gt;&quot;&amp;[.H6]&amp;&quot;,&quot;)" office:value-type="string" office:string-value="2=&gt;37,">
            <text:p>2=&gt;37,</text:p>
          </table:table-cell>
          <table:table-cell table:formula="of:=IF([.I6]=0;&quot;&quot;;&quot;&quot;&amp;[.I$1]&amp;&quot;=&gt;&quot;&amp;[.I6]&amp;&quot;,&quot;)" office:value-type="string" office:string-value="3=&gt;29,">
            <text:p>3=&gt;29,</text:p>
          </table:table-cell>
          <table:table-cell table:formula="of:=IF([.J6]=0;&quot;&quot;;&quot;&quot;&amp;[.J$1]&amp;&quot;=&gt;&quot;&amp;[.J6]&amp;&quot;,&quot;)" office:value-type="string" office:string-value="4=&gt;49,">
            <text:p>4=&gt;49,</text:p>
          </table:table-cell>
          <table:table-cell table:formula="of:=IF([.K6]=0;&quot;&quot;;&quot;&quot;&amp;[.K$1]&amp;&quot;=&gt;&quot;&amp;[.K6]&amp;&quot;,&quot;)" office:value-type="string" office:string-value="5=&gt;33,">
            <text:p>5=&gt;33,</text:p>
          </table:table-cell>
          <table:table-cell table:formula="of:=IF([.L6]=0;&quot;&quot;;&quot;&quot;&amp;[.L$1]&amp;&quot;=&gt;&quot;&amp;[.L6]&amp;&quot;,&quot;)" office:value-type="string" office:string-value="6=&gt;25,">
            <text:p>6=&gt;25,</text:p>
          </table:table-cell>
          <table:table-cell table:formula="of:=IF([.M6]=0;&quot;&quot;;&quot;&quot;&amp;[.M$1]&amp;&quot;=&gt;&quot;&amp;[.M6]&amp;&quot;,&quot;)" office:value-type="string" office:string-value="7=&gt;26,">
            <text:p>7=&gt;26,</text:p>
          </table:table-cell>
          <table:table-cell table:formula="of:=IF([.N6]=0;&quot;&quot;;&quot;&quot;&amp;[.N$1]&amp;&quot;=&gt;&quot;&amp;[.N6]&amp;&quot;,&quot;)" office:value-type="string" office:string-value="8=&gt;20,">
            <text:p>8=&gt;20,</text:p>
          </table:table-cell>
          <table:table-cell table:formula="of:=IF([.O6]=0;&quot;&quot;;&quot;&quot;&amp;[.O$1]&amp;&quot;=&gt;&quot;&amp;[.O6]&amp;&quot;,&quot;)" office:value-type="string" office:string-value="9=&gt;29,">
            <text:p>9=&gt;29,</text:p>
          </table:table-cell>
          <table:table-cell table:formula="of:=IF([.P6]=0;&quot;&quot;;&quot;&quot;&amp;[.P$1]&amp;&quot;=&gt;&quot;&amp;[.P6]&amp;&quot;,&quot;)" office:value-type="string" office:string-value="10=&gt;22,">
            <text:p>10=&gt;22,</text:p>
          </table:table-cell>
          <table:table-cell table:formula="of:=IF([.Q6]=0;&quot;&quot;;&quot;&quot;&amp;[.Q$1]&amp;&quot;=&gt;&quot;&amp;[.Q6]&amp;&quot;,&quot;)" office:value-type="string" office:string-value="11=&gt;32,">
            <text:p>11=&gt;32,</text:p>
          </table:table-cell>
          <table:table-cell table:formula="of:=IF([.R6]=0;&quot;&quot;;&quot;&quot;&amp;[.R$1]&amp;&quot;=&gt;&quot;&amp;[.R6]&amp;&quot;,&quot;)" office:value-type="string" office:string-value="12=&gt;31,">
            <text:p>12=&gt;31,</text:p>
          </table:table-cell>
          <table:table-cell table:formula="of:=IF([.S6]=0;&quot;&quot;;&quot;&quot;&amp;[.S$1]&amp;&quot;=&gt;&quot;&amp;[.S6]&amp;&quot;,&quot;)" office:value-type="string" office:string-value="13=&gt;19,">
            <text:p>13=&gt;19,</text:p>
          </table:table-cell>
          <table:table-cell table:formula="of:=IF([.T6]=0;&quot;&quot;;&quot;&quot;&amp;[.T$1]&amp;&quot;=&gt;&quot;&amp;[.T6]&amp;&quot;,&quot;)" office:value-type="string" office:string-value="14=&gt;29,">
            <text:p>14=&gt;29,</text:p>
          </table:table-cell>
          <table:table-cell table:formula="of:=IF([.U6]=0;&quot;&quot;;&quot;&quot;&amp;[.U$1]&amp;&quot;=&gt;&quot;&amp;[.U6]&amp;&quot;,&quot;)" office:value-type="string" office:string-value="15=&gt;23,">
            <text:p>15=&gt;23,</text:p>
          </table:table-cell>
          <table:table-cell table:formula="of:=IF([.V6]=0;&quot;&quot;;&quot;&quot;&amp;[.V$1]&amp;&quot;=&gt;&quot;&amp;[.V6]&amp;&quot;,&quot;)" office:value-type="string" office:string-value="16=&gt;22,">
            <text:p>16=&gt;22,</text:p>
          </table:table-cell>
          <table:table-cell table:formula="of:=IF([.W6]=0;&quot;&quot;;&quot;&quot;&amp;[.W$1]&amp;&quot;=&gt;&quot;&amp;[.W6]&amp;&quot;,&quot;)" office:value-type="string" office:string-value="17=&gt;20,">
            <text:p>17=&gt;20,</text:p>
          </table:table-cell>
          <table:table-cell table:formula="of:=IF([.X6]=0;&quot;&quot;;&quot;&quot;&amp;[.X$1]&amp;&quot;=&gt;&quot;&amp;[.X6]&amp;&quot;,&quot;)" office:value-type="string" office:string-value="18=&gt;22,">
            <text:p>18=&gt;22,</text:p>
          </table:table-cell>
          <table:table-cell table:formula="of:=IF([.Y6]=0;&quot;&quot;;&quot;&quot;&amp;[.Y$1]&amp;&quot;=&gt;&quot;&amp;[.Y6]&amp;&quot;,&quot;)" office:value-type="string" office:string-value="19=&gt;21,">
            <text:p>19=&gt;21,</text:p>
          </table:table-cell>
          <table:table-cell table:formula="of:=IF([.Z6]=0;&quot;&quot;;&quot;&quot;&amp;[.Z$1]&amp;&quot;=&gt;&quot;&amp;[.Z6]&amp;&quot;,&quot;)" office:value-type="string" office:string-value="20=&gt;20,">
            <text:p>20=&gt;20,</text:p>
          </table:table-cell>
          <table:table-cell table:formula="of:=IF([.AA6]=0;&quot;&quot;;&quot;&quot;&amp;[.AA$1]&amp;&quot;=&gt;&quot;&amp;[.AA6]&amp;&quot;,&quot;)" office:value-type="string" office:string-value="21=&gt;23,">
            <text:p>21=&gt;23,</text:p>
          </table:table-cell>
          <table:table-cell table:formula="of:=IF([.AB6]=0;&quot;&quot;;&quot;&quot;&amp;[.AB$1]&amp;&quot;=&gt;&quot;&amp;[.AB6]&amp;&quot;,&quot;)" office:value-type="string" office:string-value="22=&gt;29,">
            <text:p>22=&gt;29,</text:p>
          </table:table-cell>
          <table:table-cell table:formula="of:=IF([.AC6]=0;&quot;&quot;;&quot;&quot;&amp;[.AC$1]&amp;&quot;=&gt;&quot;&amp;[.AC6]&amp;&quot;,&quot;)" office:value-type="string" office:string-value="23=&gt;26,">
            <text:p>23=&gt;26,</text:p>
          </table:table-cell>
          <table:table-cell table:formula="of:=IF([.AD6]=0;&quot;&quot;;&quot;&quot;&amp;[.AD$1]&amp;&quot;=&gt;&quot;&amp;[.AD6]&amp;&quot;,&quot;)" office:value-type="string" office:string-value="24=&gt;22,">
            <text:p>24=&gt;22,</text:p>
          </table:table-cell>
          <table:table-cell table:formula="of:=IF([.AE6]=0;&quot;&quot;;&quot;&quot;&amp;[.AE$1]&amp;&quot;=&gt;&quot;&amp;[.AE6]&amp;&quot;,&quot;)" office:value-type="string" office:string-value="25=&gt;19,">
            <text:p>25=&gt;19,</text:p>
          </table:table-cell>
          <table:table-cell table:formula="of:=IF([.AF6]=0;&quot;&quot;;&quot;&quot;&amp;[.AF$1]&amp;&quot;=&gt;&quot;&amp;[.AF6]&amp;&quot;,&quot;)" office:value-type="string" office:string-value="26=&gt;19,">
            <text:p>26=&gt;19,</text:p>
          </table:table-cell>
          <table:table-cell table:formula="of:=IF([.AG6]=0;&quot;&quot;;&quot;&quot;&amp;[.AG$1]&amp;&quot;=&gt;&quot;&amp;[.AG6]&amp;&quot;,&quot;)" office:value-type="string" office:string-value="27=&gt;26,">
            <text:p>27=&gt;26,</text:p>
          </table:table-cell>
          <table:table-cell table:formula="of:=IF([.AH6]=0;&quot;&quot;;&quot;&quot;&amp;[.AH$1]&amp;&quot;=&gt;&quot;&amp;[.AH6]&amp;&quot;,&quot;)" office:value-type="string" office:string-value="28=&gt;69,">
            <text:p>28=&gt;69,</text:p>
          </table:table-cell>
          <table:table-cell table:formula="of:=IF([.AI6]=0;&quot;&quot;;&quot;&quot;&amp;[.AI$1]&amp;&quot;=&gt;&quot;&amp;[.AI6]&amp;&quot;,&quot;)" office:value-type="string" office:string-value="29=&gt;28,">
            <text:p>29=&gt;28,</text:p>
          </table:table-cell>
          <table:table-cell table:formula="of:=IF([.AJ6]=0;&quot;&quot;;&quot;&quot;&amp;[.AJ$1]&amp;&quot;=&gt;&quot;&amp;[.AJ6]&amp;&quot;,&quot;)" office:value-type="string" office:string-value="30=&gt;20,">
            <text:p>30=&gt;20,</text:p>
          </table:table-cell>
          <table:table-cell table:formula="of:=IF([.AK6]=0;&quot;&quot;;&quot;&quot;&amp;[.AK$1]&amp;&quot;=&gt;&quot;&amp;[.AK6]&amp;&quot;,&quot;)" office:value-type="string" office:string-value="31=&gt;30,">
            <text:p>31=&gt;30,</text:p>
          </table:table-cell>
          <table:table-cell table:formula="of:=IF([.AL6]=0;&quot;&quot;;&quot;&quot;&amp;[.AL$1]&amp;&quot;=&gt;&quot;&amp;[.AL6]&amp;&quot;,&quot;)" office:value-type="string" office:string-value="32=&gt;52,">
            <text:p>32=&gt;52,</text:p>
          </table:table-cell>
          <table:table-cell table:formula="of:=IF([.AM6]=0;&quot;&quot;;&quot;&quot;&amp;[.AM$1]&amp;&quot;=&gt;&quot;&amp;[.AM6]&amp;&quot;,&quot;)" office:value-type="string" office:string-value="33=&gt;29,">
            <text:p>33=&gt;29,</text:p>
          </table:table-cell>
          <table:table-cell table:formula="of:=IF([.AN6]=0;&quot;&quot;;&quot;&quot;&amp;[.AN$1]&amp;&quot;=&gt;&quot;&amp;[.AN6]&amp;&quot;,&quot;)" office:value-type="string" office:string-value="34=&gt;12,">
            <text:p>34=&gt;12,</text:p>
          </table:table-cell>
          <table:table-cell table:formula="of:=IF([.AO6]=0;&quot;&quot;;&quot;&quot;&amp;[.AO$1]&amp;&quot;=&gt;&quot;&amp;[.AO6]&amp;&quot;,&quot;)">
            <text:p/>
          </table:table-cell>
          <table:table-cell table:formula="of:=IF([.AP6]=0;&quot;&quot;;&quot;&quot;&amp;[.AP$1]&amp;&quot;=&gt;&quot;&amp;[.AP6]&amp;&quot;,&quot;)">
            <text:p/>
          </table:table-cell>
          <table:table-cell table:formula="of:=IF([.AQ6]=0;&quot;&quot;;&quot;&quot;&amp;[.AQ$1]&amp;&quot;=&gt;&quot;&amp;[.AQ6]&amp;&quot;,&quot;)">
            <text:p/>
          </table:table-cell>
          <table:table-cell table:formula="of:=IF([.AR6]=0;&quot;&quot;;&quot;&quot;&amp;[.AR$1]&amp;&quot;=&gt;&quot;&amp;[.AR6]&amp;&quot;,&quot;)">
            <text:p/>
          </table:table-cell>
          <table:table-cell table:formula="of:=IF([.AS6]=0;&quot;&quot;;&quot;&quot;&amp;[.AS$1]&amp;&quot;=&gt;&quot;&amp;[.AS6]&amp;&quot;,&quot;)">
            <text:p/>
          </table:table-cell>
          <table:table-cell table:formula="of:=IF([.AT6]=0;&quot;&quot;;&quot;&quot;&amp;[.AT$1]&amp;&quot;=&gt;&quot;&amp;[.AT6]&amp;&quot;,&quot;)">
            <text:p/>
          </table:table-cell>
          <table:table-cell table:formula="of:=IF([.AU6]=0;&quot;&quot;;&quot;&quot;&amp;[.AU$1]&amp;&quot;=&gt;&quot;&amp;[.AU6]&amp;&quot;,&quot;)">
            <text:p/>
          </table:table-cell>
          <table:table-cell table:formula="of:=IF([.AV6]=0;&quot;&quot;;&quot;&quot;&amp;[.AV$1]&amp;&quot;=&gt;&quot;&amp;[.AV6]&amp;&quot;,&quot;)">
            <text:p/>
          </table:table-cell>
          <table:table-cell table:formula="of:=IF([.AW6]=0;&quot;&quot;;&quot;&quot;&amp;[.AW$1]&amp;&quot;=&gt;&quot;&amp;[.AW6]&amp;&quot;,&quot;)">
            <text:p/>
          </table:table-cell>
          <table:table-cell table:formula="of:=IF([.AX6]=0;&quot;&quot;;&quot;&quot;&amp;[.AX$1]&amp;&quot;=&gt;&quot;&amp;[.AX6]&amp;&quot;,&quot;)">
            <text:p/>
          </table:table-cell>
          <table:table-cell table:formula="of:=IF([.AY6]=0;&quot;&quot;;&quot;&quot;&amp;[.AY$1]&amp;&quot;=&gt;&quot;&amp;[.AY6]&amp;&quot;,&quot;)">
            <text:p/>
          </table:table-cell>
          <table:table-cell table:formula="of:=IF([.AZ6]=0;&quot;&quot;;&quot;&quot;&amp;[.AZ$1]&amp;&quot;=&gt;&quot;&amp;[.AZ6]&amp;&quot;,&quot;)">
            <text:p/>
          </table:table-cell>
          <table:table-cell table:formula="of:=IF([.BA6]=0;&quot;&quot;;&quot;&quot;&amp;[.BA$1]&amp;&quot;=&gt;&quot;&amp;[.BA6]&amp;&quot;,&quot;)">
            <text:p/>
          </table:table-cell>
          <table:table-cell table:formula="of:=IF([.BB6]=0;&quot;&quot;;&quot;&quot;&amp;[.BB$1]&amp;&quot;=&gt;&quot;&amp;[.BB6]&amp;&quot;,&quot;)">
            <text:p/>
          </table:table-cell>
          <table:table-cell table:formula="of:=IF([.BC6]=0;&quot;&quot;;&quot;&quot;&amp;[.BC$1]&amp;&quot;=&gt;&quot;&amp;[.BC6]&amp;&quot;,&quot;)">
            <text:p/>
          </table:table-cell>
          <table:table-cell table:formula="of:=IF([.BD6]=0;&quot;&quot;;&quot;&quot;&amp;[.BD$1]&amp;&quot;=&gt;&quot;&amp;[.BD6]&amp;&quot;,&quot;)">
            <text:p/>
          </table:table-cell>
          <table:table-cell table:formula="of:=IF([.BE6]=0;&quot;&quot;;&quot;&quot;&amp;[.BE$1]&amp;&quot;=&gt;&quot;&amp;[.BE6]&amp;&quot;,&quot;)">
            <text:p/>
          </table:table-cell>
          <table:table-cell table:formula="of:=IF([.BF6]=0;&quot;&quot;;&quot;&quot;&amp;[.BF$1]&amp;&quot;=&gt;&quot;&amp;[.BF6]&amp;&quot;,&quot;)">
            <text:p/>
          </table:table-cell>
          <table:table-cell table:formula="of:=IF([.BG6]=0;&quot;&quot;;&quot;&quot;&amp;[.BG$1]&amp;&quot;=&gt;&quot;&amp;[.BG6]&amp;&quot;,&quot;)">
            <text:p/>
          </table:table-cell>
          <table:table-cell table:formula="of:=IF([.BH6]=0;&quot;&quot;;&quot;&quot;&amp;[.BH$1]&amp;&quot;=&gt;&quot;&amp;[.BH6]&amp;&quot;,&quot;)">
            <text:p/>
          </table:table-cell>
          <table:table-cell table:formula="of:=IF([.BI6]=0;&quot;&quot;;&quot;&quot;&amp;[.BI$1]&amp;&quot;=&gt;&quot;&amp;[.BI6]&amp;&quot;,&quot;)">
            <text:p/>
          </table:table-cell>
          <table:table-cell table:formula="of:=IF([.BJ6]=0;&quot;&quot;;&quot;&quot;&amp;[.BJ$1]&amp;&quot;=&gt;&quot;&amp;[.BJ6]&amp;&quot;,&quot;)">
            <text:p/>
          </table:table-cell>
          <table:table-cell table:formula="of:=IF([.BK6]=0;&quot;&quot;;&quot;&quot;&amp;[.BK$1]&amp;&quot;=&gt;&quot;&amp;[.BK6]&amp;&quot;,&quot;)">
            <text:p/>
          </table:table-cell>
          <table:table-cell table:formula="of:=IF([.BL6]=0;&quot;&quot;;&quot;&quot;&amp;[.BL$1]&amp;&quot;=&gt;&quot;&amp;[.BL6]&amp;&quot;,&quot;)">
            <text:p/>
          </table:table-cell>
          <table:table-cell table:formula="of:=IF([.BM6]=0;&quot;&quot;;&quot;&quot;&amp;[.BM$1]&amp;&quot;=&gt;&quot;&amp;[.BM6]&amp;&quot;,&quot;)">
            <text:p/>
          </table:table-cell>
          <table:table-cell table:formula="of:=IF([.BN6]=0;&quot;&quot;;&quot;&quot;&amp;[.BN$1]&amp;&quot;=&gt;&quot;&amp;[.BN6]&amp;&quot;,&quot;)">
            <text:p/>
          </table:table-cell>
          <table:table-cell table:formula="of:=IF([.BO6]=0;&quot;&quot;;&quot;&quot;&amp;[.BO$1]&amp;&quot;=&gt;&quot;&amp;[.BO6]&amp;&quot;,&quot;)">
            <text:p/>
          </table:table-cell>
          <table:table-cell table:formula="of:=IF([.BP6]=0;&quot;&quot;;&quot;&quot;&amp;[.BP$1]&amp;&quot;=&gt;&quot;&amp;[.BP6]&amp;&quot;,&quot;)">
            <text:p/>
          </table:table-cell>
          <table:table-cell table:formula="of:=IF([.BQ6]=0;&quot;&quot;;&quot;&quot;&amp;[.BQ$1]&amp;&quot;=&gt;&quot;&amp;[.BQ6]&amp;&quot;,&quot;)">
            <text:p/>
          </table:table-cell>
          <table:table-cell table:formula="of:=IF([.BR6]=0;&quot;&quot;;&quot;&quot;&amp;[.BR$1]&amp;&quot;=&gt;&quot;&amp;[.BR6]&amp;&quot;,&quot;)">
            <text:p/>
          </table:table-cell>
          <table:table-cell table:formula="of:=IF([.BS6]=0;&quot;&quot;;&quot;&quot;&amp;[.BS$1]&amp;&quot;=&gt;&quot;&amp;[.BS6]&amp;&quot;,&quot;)">
            <text:p/>
          </table:table-cell>
          <table:table-cell table:formula="of:=IF([.BT6]=0;&quot;&quot;;&quot;&quot;&amp;[.BT$1]&amp;&quot;=&gt;&quot;&amp;[.BT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oshua.A1">Joshua</text:a></text:span></text:p>
          </table:table-cell>
          <table:table-cell office:value-type="float" office:value="658">
            <text:p>658</text:p>
          </table:table-cell>
          <table:table-cell office:value-type="string">
            <text:p>Josh24:33 </text:p>
          </table:table-cell>
          <table:table-cell table:formula="of:=CONCATENATE(&quot;'&quot;&amp;[.A7]&amp;&quot;' =&gt; array( 'chapters'=&gt;&quot;&amp;[.E7]&amp;&quot;, 'verses'=&gt;&quot;&amp;[.F7]&amp;&quot;,&quot;; [.BX7]; &quot; ),&quot;)" office:value-type="string" office:string-value="'Joshua' =&gt; array( 'chapters'=&gt;24, 'verses'=&gt;658,1=&gt;18,2=&gt;24,3=&gt;17,4=&gt;24,5=&gt;15,6=&gt;27,7=&gt;26,8=&gt;35,9=&gt;27,10=&gt;43,11=&gt;23,12=&gt;24,13=&gt;33,14=&gt;15,15=&gt;63,16=&gt;10,17=&gt;18,18=&gt;28,19=&gt;51,20=&gt;9,21=&gt;45,22=&gt;34,23=&gt;16,24=&gt;33, ),">
            <text:p>'Joshua' =&gt; array( 'chapters'=&gt;24, 'verses'=&gt;658,1=&gt;18,2=&gt;24,3=&gt;17,4=&gt;24,5=&gt;15,6=&gt;27,7=&gt;26,8=&gt;35,9=&gt;27,10=&gt;43,11=&gt;23,12=&gt;24,13=&gt;33,14=&gt;15,15=&gt;63,16=&gt;10,17=&gt;18,18=&gt;28,19=&gt;51,20=&gt;9,21=&gt;45,22=&gt;34,23=&gt;16,24=&gt;33, ),</text:p>
          </table:table-cell>
          <table:table-cell office:value-type="float" office:value="24">
            <text:p>24</text:p>
          </table:table-cell>
          <table:table-cell table:formula="of:=SUM([.G7:.BT7])"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number-columns-repeated="42"/>
          <table:table-cell table:formula="of:=CONCATENATE([.BY7];[.BZ7];[.CA7];[.CB7];[.CC7];[.CD7];[.CE7];[.CF7];[.CG7];[.CH7];[.CI7];[.CJ7];[.CK7];[.CL7];[.CM7];[.CN7];[.CO7];[.CP7];[.CQ7];[.CR7];[.CS7];[.CT7];[.CU7];[.CV7];[.CW7];[.CX7];[.CY7];[.CZ7])" office:value-type="string" office:string-value="1=&gt;18,2=&gt;24,3=&gt;17,4=&gt;24,5=&gt;15,6=&gt;27,7=&gt;26,8=&gt;35,9=&gt;27,10=&gt;43,11=&gt;23,12=&gt;24,13=&gt;33,14=&gt;15,15=&gt;63,16=&gt;10,17=&gt;18,18=&gt;28,19=&gt;51,20=&gt;9,21=&gt;45,22=&gt;34,23=&gt;16,24=&gt;33,">
            <text:p>1=&gt;18,2=&gt;24,3=&gt;17,4=&gt;24,5=&gt;15,6=&gt;27,7=&gt;26,8=&gt;35,9=&gt;27,10=&gt;43,11=&gt;23,12=&gt;24,13=&gt;33,14=&gt;15,15=&gt;63,16=&gt;10,17=&gt;18,18=&gt;28,19=&gt;51,20=&gt;9,21=&gt;45,22=&gt;34,23=&gt;16,24=&gt;33,</text:p>
          </table:table-cell>
          <table:table-cell table:formula="of:=CONCATENATE([.CZ7];[.DA7];[.DB7];[.DC7];[.DD7];[.DE7];[.DF7];[.DG7];[.DH7];[.DI7];[.DJ7];[.DK7];[.DL7];[.DM7];[.DN7];[.DO7];[.DP7];[.DQ7];[.DR7];[.DS7];[.DT7];[.DU7];[.DV7];[.DW7];[.DX7];[.DY7];[.DZ7])">
            <text:p/>
          </table:table-cell>
          <table:table-cell table:formula="of:=CONCATENATE([.EA7];[.EB7];[.EC7];[.ED7];[.EE7];[.EF7];[.EG7];[.EH7];[.EI7];[.EJ7];[.EK7];[.EL7])">
            <text:p/>
          </table:table-cell>
          <table:table-cell table:formula="of:=CONCATENATE([.BU7];[.BV7];[.BW7])" office:value-type="string" office:string-value="1=&gt;18,2=&gt;24,3=&gt;17,4=&gt;24,5=&gt;15,6=&gt;27,7=&gt;26,8=&gt;35,9=&gt;27,10=&gt;43,11=&gt;23,12=&gt;24,13=&gt;33,14=&gt;15,15=&gt;63,16=&gt;10,17=&gt;18,18=&gt;28,19=&gt;51,20=&gt;9,21=&gt;45,22=&gt;34,23=&gt;16,24=&gt;33,">
            <text:p>1=&gt;18,2=&gt;24,3=&gt;17,4=&gt;24,5=&gt;15,6=&gt;27,7=&gt;26,8=&gt;35,9=&gt;27,10=&gt;43,11=&gt;23,12=&gt;24,13=&gt;33,14=&gt;15,15=&gt;63,16=&gt;10,17=&gt;18,18=&gt;28,19=&gt;51,20=&gt;9,21=&gt;45,22=&gt;34,23=&gt;16,24=&gt;33,</text:p>
          </table:table-cell>
          <table:table-cell table:formula="of:=IF([.G7]=0;&quot;&quot;;&quot;&quot;&amp;[.G$1]&amp;&quot;=&gt;&quot;&amp;[.G7]&amp;&quot;,&quot;)" office:value-type="string" office:string-value="1=&gt;18,">
            <text:p>1=&gt;18,</text:p>
          </table:table-cell>
          <table:table-cell table:formula="of:=IF([.H7]=0;&quot;&quot;;&quot;&quot;&amp;[.H$1]&amp;&quot;=&gt;&quot;&amp;[.H7]&amp;&quot;,&quot;)" office:value-type="string" office:string-value="2=&gt;24,">
            <text:p>2=&gt;24,</text:p>
          </table:table-cell>
          <table:table-cell table:formula="of:=IF([.I7]=0;&quot;&quot;;&quot;&quot;&amp;[.I$1]&amp;&quot;=&gt;&quot;&amp;[.I7]&amp;&quot;,&quot;)" office:value-type="string" office:string-value="3=&gt;17,">
            <text:p>3=&gt;17,</text:p>
          </table:table-cell>
          <table:table-cell table:formula="of:=IF([.J7]=0;&quot;&quot;;&quot;&quot;&amp;[.J$1]&amp;&quot;=&gt;&quot;&amp;[.J7]&amp;&quot;,&quot;)" office:value-type="string" office:string-value="4=&gt;24,">
            <text:p>4=&gt;24,</text:p>
          </table:table-cell>
          <table:table-cell table:formula="of:=IF([.K7]=0;&quot;&quot;;&quot;&quot;&amp;[.K$1]&amp;&quot;=&gt;&quot;&amp;[.K7]&amp;&quot;,&quot;)" office:value-type="string" office:string-value="5=&gt;15,">
            <text:p>5=&gt;15,</text:p>
          </table:table-cell>
          <table:table-cell table:formula="of:=IF([.L7]=0;&quot;&quot;;&quot;&quot;&amp;[.L$1]&amp;&quot;=&gt;&quot;&amp;[.L7]&amp;&quot;,&quot;)" office:value-type="string" office:string-value="6=&gt;27,">
            <text:p>6=&gt;27,</text:p>
          </table:table-cell>
          <table:table-cell table:formula="of:=IF([.M7]=0;&quot;&quot;;&quot;&quot;&amp;[.M$1]&amp;&quot;=&gt;&quot;&amp;[.M7]&amp;&quot;,&quot;)" office:value-type="string" office:string-value="7=&gt;26,">
            <text:p>7=&gt;26,</text:p>
          </table:table-cell>
          <table:table-cell table:formula="of:=IF([.N7]=0;&quot;&quot;;&quot;&quot;&amp;[.N$1]&amp;&quot;=&gt;&quot;&amp;[.N7]&amp;&quot;,&quot;)" office:value-type="string" office:string-value="8=&gt;35,">
            <text:p>8=&gt;35,</text:p>
          </table:table-cell>
          <table:table-cell table:formula="of:=IF([.O7]=0;&quot;&quot;;&quot;&quot;&amp;[.O$1]&amp;&quot;=&gt;&quot;&amp;[.O7]&amp;&quot;,&quot;)" office:value-type="string" office:string-value="9=&gt;27,">
            <text:p>9=&gt;27,</text:p>
          </table:table-cell>
          <table:table-cell table:formula="of:=IF([.P7]=0;&quot;&quot;;&quot;&quot;&amp;[.P$1]&amp;&quot;=&gt;&quot;&amp;[.P7]&amp;&quot;,&quot;)" office:value-type="string" office:string-value="10=&gt;43,">
            <text:p>10=&gt;43,</text:p>
          </table:table-cell>
          <table:table-cell table:formula="of:=IF([.Q7]=0;&quot;&quot;;&quot;&quot;&amp;[.Q$1]&amp;&quot;=&gt;&quot;&amp;[.Q7]&amp;&quot;,&quot;)" office:value-type="string" office:string-value="11=&gt;23,">
            <text:p>11=&gt;23,</text:p>
          </table:table-cell>
          <table:table-cell table:formula="of:=IF([.R7]=0;&quot;&quot;;&quot;&quot;&amp;[.R$1]&amp;&quot;=&gt;&quot;&amp;[.R7]&amp;&quot;,&quot;)" office:value-type="string" office:string-value="12=&gt;24,">
            <text:p>12=&gt;24,</text:p>
          </table:table-cell>
          <table:table-cell table:formula="of:=IF([.S7]=0;&quot;&quot;;&quot;&quot;&amp;[.S$1]&amp;&quot;=&gt;&quot;&amp;[.S7]&amp;&quot;,&quot;)" office:value-type="string" office:string-value="13=&gt;33,">
            <text:p>13=&gt;33,</text:p>
          </table:table-cell>
          <table:table-cell table:formula="of:=IF([.T7]=0;&quot;&quot;;&quot;&quot;&amp;[.T$1]&amp;&quot;=&gt;&quot;&amp;[.T7]&amp;&quot;,&quot;)" office:value-type="string" office:string-value="14=&gt;15,">
            <text:p>14=&gt;15,</text:p>
          </table:table-cell>
          <table:table-cell table:formula="of:=IF([.U7]=0;&quot;&quot;;&quot;&quot;&amp;[.U$1]&amp;&quot;=&gt;&quot;&amp;[.U7]&amp;&quot;,&quot;)" office:value-type="string" office:string-value="15=&gt;63,">
            <text:p>15=&gt;63,</text:p>
          </table:table-cell>
          <table:table-cell table:formula="of:=IF([.V7]=0;&quot;&quot;;&quot;&quot;&amp;[.V$1]&amp;&quot;=&gt;&quot;&amp;[.V7]&amp;&quot;,&quot;)" office:value-type="string" office:string-value="16=&gt;10,">
            <text:p>16=&gt;10,</text:p>
          </table:table-cell>
          <table:table-cell table:formula="of:=IF([.W7]=0;&quot;&quot;;&quot;&quot;&amp;[.W$1]&amp;&quot;=&gt;&quot;&amp;[.W7]&amp;&quot;,&quot;)" office:value-type="string" office:string-value="17=&gt;18,">
            <text:p>17=&gt;18,</text:p>
          </table:table-cell>
          <table:table-cell table:formula="of:=IF([.X7]=0;&quot;&quot;;&quot;&quot;&amp;[.X$1]&amp;&quot;=&gt;&quot;&amp;[.X7]&amp;&quot;,&quot;)" office:value-type="string" office:string-value="18=&gt;28,">
            <text:p>18=&gt;28,</text:p>
          </table:table-cell>
          <table:table-cell table:formula="of:=IF([.Y7]=0;&quot;&quot;;&quot;&quot;&amp;[.Y$1]&amp;&quot;=&gt;&quot;&amp;[.Y7]&amp;&quot;,&quot;)" office:value-type="string" office:string-value="19=&gt;51,">
            <text:p>19=&gt;51,</text:p>
          </table:table-cell>
          <table:table-cell table:formula="of:=IF([.Z7]=0;&quot;&quot;;&quot;&quot;&amp;[.Z$1]&amp;&quot;=&gt;&quot;&amp;[.Z7]&amp;&quot;,&quot;)" office:value-type="string" office:string-value="20=&gt;9,">
            <text:p>20=&gt;9,</text:p>
          </table:table-cell>
          <table:table-cell table:formula="of:=IF([.AA7]=0;&quot;&quot;;&quot;&quot;&amp;[.AA$1]&amp;&quot;=&gt;&quot;&amp;[.AA7]&amp;&quot;,&quot;)" office:value-type="string" office:string-value="21=&gt;45,">
            <text:p>21=&gt;45,</text:p>
          </table:table-cell>
          <table:table-cell table:formula="of:=IF([.AB7]=0;&quot;&quot;;&quot;&quot;&amp;[.AB$1]&amp;&quot;=&gt;&quot;&amp;[.AB7]&amp;&quot;,&quot;)" office:value-type="string" office:string-value="22=&gt;34,">
            <text:p>22=&gt;34,</text:p>
          </table:table-cell>
          <table:table-cell table:formula="of:=IF([.AC7]=0;&quot;&quot;;&quot;&quot;&amp;[.AC$1]&amp;&quot;=&gt;&quot;&amp;[.AC7]&amp;&quot;,&quot;)" office:value-type="string" office:string-value="23=&gt;16,">
            <text:p>23=&gt;16,</text:p>
          </table:table-cell>
          <table:table-cell table:formula="of:=IF([.AD7]=0;&quot;&quot;;&quot;&quot;&amp;[.AD$1]&amp;&quot;=&gt;&quot;&amp;[.AD7]&amp;&quot;,&quot;)" office:value-type="string" office:string-value="24=&gt;33,">
            <text:p>24=&gt;33,</text:p>
          </table:table-cell>
          <table:table-cell table:formula="of:=IF([.AE7]=0;&quot;&quot;;&quot;&quot;&amp;[.AE$1]&amp;&quot;=&gt;&quot;&amp;[.AE7]&amp;&quot;,&quot;)">
            <text:p/>
          </table:table-cell>
          <table:table-cell table:formula="of:=IF([.AF7]=0;&quot;&quot;;&quot;&quot;&amp;[.AF$1]&amp;&quot;=&gt;&quot;&amp;[.AF7]&amp;&quot;,&quot;)">
            <text:p/>
          </table:table-cell>
          <table:table-cell table:formula="of:=IF([.AG7]=0;&quot;&quot;;&quot;&quot;&amp;[.AG$1]&amp;&quot;=&gt;&quot;&amp;[.AG7]&amp;&quot;,&quot;)">
            <text:p/>
          </table:table-cell>
          <table:table-cell table:formula="of:=IF([.AH7]=0;&quot;&quot;;&quot;&quot;&amp;[.AH$1]&amp;&quot;=&gt;&quot;&amp;[.AH7]&amp;&quot;,&quot;)">
            <text:p/>
          </table:table-cell>
          <table:table-cell table:formula="of:=IF([.AI7]=0;&quot;&quot;;&quot;&quot;&amp;[.AI$1]&amp;&quot;=&gt;&quot;&amp;[.AI7]&amp;&quot;,&quot;)">
            <text:p/>
          </table:table-cell>
          <table:table-cell table:formula="of:=IF([.AJ7]=0;&quot;&quot;;&quot;&quot;&amp;[.AJ$1]&amp;&quot;=&gt;&quot;&amp;[.AJ7]&amp;&quot;,&quot;)">
            <text:p/>
          </table:table-cell>
          <table:table-cell table:formula="of:=IF([.AK7]=0;&quot;&quot;;&quot;&quot;&amp;[.AK$1]&amp;&quot;=&gt;&quot;&amp;[.AK7]&amp;&quot;,&quot;)">
            <text:p/>
          </table:table-cell>
          <table:table-cell table:formula="of:=IF([.AL7]=0;&quot;&quot;;&quot;&quot;&amp;[.AL$1]&amp;&quot;=&gt;&quot;&amp;[.AL7]&amp;&quot;,&quot;)">
            <text:p/>
          </table:table-cell>
          <table:table-cell table:formula="of:=IF([.AM7]=0;&quot;&quot;;&quot;&quot;&amp;[.AM$1]&amp;&quot;=&gt;&quot;&amp;[.AM7]&amp;&quot;,&quot;)">
            <text:p/>
          </table:table-cell>
          <table:table-cell table:formula="of:=IF([.AN7]=0;&quot;&quot;;&quot;&quot;&amp;[.AN$1]&amp;&quot;=&gt;&quot;&amp;[.AN7]&amp;&quot;,&quot;)">
            <text:p/>
          </table:table-cell>
          <table:table-cell table:formula="of:=IF([.AO7]=0;&quot;&quot;;&quot;&quot;&amp;[.AO$1]&amp;&quot;=&gt;&quot;&amp;[.AO7]&amp;&quot;,&quot;)">
            <text:p/>
          </table:table-cell>
          <table:table-cell table:formula="of:=IF([.AP7]=0;&quot;&quot;;&quot;&quot;&amp;[.AP$1]&amp;&quot;=&gt;&quot;&amp;[.AP7]&amp;&quot;,&quot;)">
            <text:p/>
          </table:table-cell>
          <table:table-cell table:formula="of:=IF([.AQ7]=0;&quot;&quot;;&quot;&quot;&amp;[.AQ$1]&amp;&quot;=&gt;&quot;&amp;[.AQ7]&amp;&quot;,&quot;)">
            <text:p/>
          </table:table-cell>
          <table:table-cell table:formula="of:=IF([.AR7]=0;&quot;&quot;;&quot;&quot;&amp;[.AR$1]&amp;&quot;=&gt;&quot;&amp;[.AR7]&amp;&quot;,&quot;)">
            <text:p/>
          </table:table-cell>
          <table:table-cell table:formula="of:=IF([.AS7]=0;&quot;&quot;;&quot;&quot;&amp;[.AS$1]&amp;&quot;=&gt;&quot;&amp;[.AS7]&amp;&quot;,&quot;)">
            <text:p/>
          </table:table-cell>
          <table:table-cell table:formula="of:=IF([.AT7]=0;&quot;&quot;;&quot;&quot;&amp;[.AT$1]&amp;&quot;=&gt;&quot;&amp;[.AT7]&amp;&quot;,&quot;)">
            <text:p/>
          </table:table-cell>
          <table:table-cell table:formula="of:=IF([.AU7]=0;&quot;&quot;;&quot;&quot;&amp;[.AU$1]&amp;&quot;=&gt;&quot;&amp;[.AU7]&amp;&quot;,&quot;)">
            <text:p/>
          </table:table-cell>
          <table:table-cell table:formula="of:=IF([.AV7]=0;&quot;&quot;;&quot;&quot;&amp;[.AV$1]&amp;&quot;=&gt;&quot;&amp;[.AV7]&amp;&quot;,&quot;)">
            <text:p/>
          </table:table-cell>
          <table:table-cell table:formula="of:=IF([.AW7]=0;&quot;&quot;;&quot;&quot;&amp;[.AW$1]&amp;&quot;=&gt;&quot;&amp;[.AW7]&amp;&quot;,&quot;)">
            <text:p/>
          </table:table-cell>
          <table:table-cell table:formula="of:=IF([.AX7]=0;&quot;&quot;;&quot;&quot;&amp;[.AX$1]&amp;&quot;=&gt;&quot;&amp;[.AX7]&amp;&quot;,&quot;)">
            <text:p/>
          </table:table-cell>
          <table:table-cell table:formula="of:=IF([.AY7]=0;&quot;&quot;;&quot;&quot;&amp;[.AY$1]&amp;&quot;=&gt;&quot;&amp;[.AY7]&amp;&quot;,&quot;)">
            <text:p/>
          </table:table-cell>
          <table:table-cell table:formula="of:=IF([.AZ7]=0;&quot;&quot;;&quot;&quot;&amp;[.AZ$1]&amp;&quot;=&gt;&quot;&amp;[.AZ7]&amp;&quot;,&quot;)">
            <text:p/>
          </table:table-cell>
          <table:table-cell table:formula="of:=IF([.BA7]=0;&quot;&quot;;&quot;&quot;&amp;[.BA$1]&amp;&quot;=&gt;&quot;&amp;[.BA7]&amp;&quot;,&quot;)">
            <text:p/>
          </table:table-cell>
          <table:table-cell table:formula="of:=IF([.BB7]=0;&quot;&quot;;&quot;&quot;&amp;[.BB$1]&amp;&quot;=&gt;&quot;&amp;[.BB7]&amp;&quot;,&quot;)">
            <text:p/>
          </table:table-cell>
          <table:table-cell table:formula="of:=IF([.BC7]=0;&quot;&quot;;&quot;&quot;&amp;[.BC$1]&amp;&quot;=&gt;&quot;&amp;[.BC7]&amp;&quot;,&quot;)">
            <text:p/>
          </table:table-cell>
          <table:table-cell table:formula="of:=IF([.BD7]=0;&quot;&quot;;&quot;&quot;&amp;[.BD$1]&amp;&quot;=&gt;&quot;&amp;[.BD7]&amp;&quot;,&quot;)">
            <text:p/>
          </table:table-cell>
          <table:table-cell table:formula="of:=IF([.BE7]=0;&quot;&quot;;&quot;&quot;&amp;[.BE$1]&amp;&quot;=&gt;&quot;&amp;[.BE7]&amp;&quot;,&quot;)">
            <text:p/>
          </table:table-cell>
          <table:table-cell table:formula="of:=IF([.BF7]=0;&quot;&quot;;&quot;&quot;&amp;[.BF$1]&amp;&quot;=&gt;&quot;&amp;[.BF7]&amp;&quot;,&quot;)">
            <text:p/>
          </table:table-cell>
          <table:table-cell table:formula="of:=IF([.BG7]=0;&quot;&quot;;&quot;&quot;&amp;[.BG$1]&amp;&quot;=&gt;&quot;&amp;[.BG7]&amp;&quot;,&quot;)">
            <text:p/>
          </table:table-cell>
          <table:table-cell table:formula="of:=IF([.BH7]=0;&quot;&quot;;&quot;&quot;&amp;[.BH$1]&amp;&quot;=&gt;&quot;&amp;[.BH7]&amp;&quot;,&quot;)">
            <text:p/>
          </table:table-cell>
          <table:table-cell table:formula="of:=IF([.BI7]=0;&quot;&quot;;&quot;&quot;&amp;[.BI$1]&amp;&quot;=&gt;&quot;&amp;[.BI7]&amp;&quot;,&quot;)">
            <text:p/>
          </table:table-cell>
          <table:table-cell table:formula="of:=IF([.BJ7]=0;&quot;&quot;;&quot;&quot;&amp;[.BJ$1]&amp;&quot;=&gt;&quot;&amp;[.BJ7]&amp;&quot;,&quot;)">
            <text:p/>
          </table:table-cell>
          <table:table-cell table:formula="of:=IF([.BK7]=0;&quot;&quot;;&quot;&quot;&amp;[.BK$1]&amp;&quot;=&gt;&quot;&amp;[.BK7]&amp;&quot;,&quot;)">
            <text:p/>
          </table:table-cell>
          <table:table-cell table:formula="of:=IF([.BL7]=0;&quot;&quot;;&quot;&quot;&amp;[.BL$1]&amp;&quot;=&gt;&quot;&amp;[.BL7]&amp;&quot;,&quot;)">
            <text:p/>
          </table:table-cell>
          <table:table-cell table:formula="of:=IF([.BM7]=0;&quot;&quot;;&quot;&quot;&amp;[.BM$1]&amp;&quot;=&gt;&quot;&amp;[.BM7]&amp;&quot;,&quot;)">
            <text:p/>
          </table:table-cell>
          <table:table-cell table:formula="of:=IF([.BN7]=0;&quot;&quot;;&quot;&quot;&amp;[.BN$1]&amp;&quot;=&gt;&quot;&amp;[.BN7]&amp;&quot;,&quot;)">
            <text:p/>
          </table:table-cell>
          <table:table-cell table:formula="of:=IF([.BO7]=0;&quot;&quot;;&quot;&quot;&amp;[.BO$1]&amp;&quot;=&gt;&quot;&amp;[.BO7]&amp;&quot;,&quot;)">
            <text:p/>
          </table:table-cell>
          <table:table-cell table:formula="of:=IF([.BP7]=0;&quot;&quot;;&quot;&quot;&amp;[.BP$1]&amp;&quot;=&gt;&quot;&amp;[.BP7]&amp;&quot;,&quot;)">
            <text:p/>
          </table:table-cell>
          <table:table-cell table:formula="of:=IF([.BQ7]=0;&quot;&quot;;&quot;&quot;&amp;[.BQ$1]&amp;&quot;=&gt;&quot;&amp;[.BQ7]&amp;&quot;,&quot;)">
            <text:p/>
          </table:table-cell>
          <table:table-cell table:formula="of:=IF([.BR7]=0;&quot;&quot;;&quot;&quot;&amp;[.BR$1]&amp;&quot;=&gt;&quot;&amp;[.BR7]&amp;&quot;,&quot;)">
            <text:p/>
          </table:table-cell>
          <table:table-cell table:formula="of:=IF([.BS7]=0;&quot;&quot;;&quot;&quot;&amp;[.BS$1]&amp;&quot;=&gt;&quot;&amp;[.BS7]&amp;&quot;,&quot;)">
            <text:p/>
          </table:table-cell>
          <table:table-cell table:formula="of:=IF([.BT7]=0;&quot;&quot;;&quot;&quot;&amp;[.BT$1]&amp;&quot;=&gt;&quot;&amp;[.BT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udges.A1">Judges</text:a></text:span></text:p>
          </table:table-cell>
          <table:table-cell office:value-type="float" office:value="618">
            <text:p>618</text:p>
          </table:table-cell>
          <table:table-cell office:value-type="string">
            <text:p>Jdgs21:25 </text:p>
          </table:table-cell>
          <table:table-cell table:formula="of:=CONCATENATE(&quot;'&quot;&amp;[.A8]&amp;&quot;' =&gt; array( 'chapters'=&gt;&quot;&amp;[.E8]&amp;&quot;, 'verses'=&gt;&quot;&amp;[.F8]&amp;&quot;,&quot;; [.BX8]; &quot; ),&quot;)" office:value-type="string" office:string-value="'Judges' =&gt; array( 'chapters'=&gt;21, 'verses'=&gt;618,1=&gt;36,2=&gt;23,3=&gt;31,4=&gt;24,5=&gt;31,6=&gt;40,7=&gt;25,8=&gt;35,9=&gt;57,10=&gt;18,11=&gt;40,12=&gt;15,13=&gt;25,14=&gt;20,15=&gt;20,16=&gt;31,17=&gt;13,18=&gt;31,19=&gt;30,20=&gt;48,21=&gt;25, ),">
            <text:p>'Judges' =&gt; array( 'chapters'=&gt;21, 'verses'=&gt;618,1=&gt;36,2=&gt;23,3=&gt;31,4=&gt;24,5=&gt;31,6=&gt;40,7=&gt;25,8=&gt;35,9=&gt;57,10=&gt;18,11=&gt;40,12=&gt;15,13=&gt;25,14=&gt;20,15=&gt;20,16=&gt;31,17=&gt;13,18=&gt;31,19=&gt;30,20=&gt;48,21=&gt;25, ),</text:p>
          </table:table-cell>
          <table:table-cell office:value-type="float" office:value="21">
            <text:p>21</text:p>
          </table:table-cell>
          <table:table-cell table:formula="of:=SUM([.G8:.BT8])" office:value-type="float" office:value="618">
            <text:p>618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number-columns-repeated="45"/>
          <table:table-cell table:formula="of:=CONCATENATE([.BY8];[.BZ8];[.CA8];[.CB8];[.CC8];[.CD8];[.CE8];[.CF8];[.CG8];[.CH8];[.CI8];[.CJ8];[.CK8];[.CL8];[.CM8];[.CN8];[.CO8];[.CP8];[.CQ8];[.CR8];[.CS8];[.CT8];[.CU8];[.CV8];[.CW8];[.CX8];[.CY8];[.CZ8])" office:value-type="string" office:string-value="1=&gt;36,2=&gt;23,3=&gt;31,4=&gt;24,5=&gt;31,6=&gt;40,7=&gt;25,8=&gt;35,9=&gt;57,10=&gt;18,11=&gt;40,12=&gt;15,13=&gt;25,14=&gt;20,15=&gt;20,16=&gt;31,17=&gt;13,18=&gt;31,19=&gt;30,20=&gt;48,21=&gt;25,">
            <text:p>1=&gt;36,2=&gt;23,3=&gt;31,4=&gt;24,5=&gt;31,6=&gt;40,7=&gt;25,8=&gt;35,9=&gt;57,10=&gt;18,11=&gt;40,12=&gt;15,13=&gt;25,14=&gt;20,15=&gt;20,16=&gt;31,17=&gt;13,18=&gt;31,19=&gt;30,20=&gt;48,21=&gt;25,</text:p>
          </table:table-cell>
          <table:table-cell table:formula="of:=CONCATENATE([.CZ8];[.DA8];[.DB8];[.DC8];[.DD8];[.DE8];[.DF8];[.DG8];[.DH8];[.DI8];[.DJ8];[.DK8];[.DL8];[.DM8];[.DN8];[.DO8];[.DP8];[.DQ8];[.DR8];[.DS8];[.DT8];[.DU8];[.DV8];[.DW8];[.DX8];[.DY8];[.DZ8])">
            <text:p/>
          </table:table-cell>
          <table:table-cell table:formula="of:=CONCATENATE([.EA8];[.EB8];[.EC8];[.ED8];[.EE8];[.EF8];[.EG8];[.EH8];[.EI8];[.EJ8];[.EK8];[.EL8])">
            <text:p/>
          </table:table-cell>
          <table:table-cell table:formula="of:=CONCATENATE([.BU8];[.BV8];[.BW8])" office:value-type="string" office:string-value="1=&gt;36,2=&gt;23,3=&gt;31,4=&gt;24,5=&gt;31,6=&gt;40,7=&gt;25,8=&gt;35,9=&gt;57,10=&gt;18,11=&gt;40,12=&gt;15,13=&gt;25,14=&gt;20,15=&gt;20,16=&gt;31,17=&gt;13,18=&gt;31,19=&gt;30,20=&gt;48,21=&gt;25,">
            <text:p>1=&gt;36,2=&gt;23,3=&gt;31,4=&gt;24,5=&gt;31,6=&gt;40,7=&gt;25,8=&gt;35,9=&gt;57,10=&gt;18,11=&gt;40,12=&gt;15,13=&gt;25,14=&gt;20,15=&gt;20,16=&gt;31,17=&gt;13,18=&gt;31,19=&gt;30,20=&gt;48,21=&gt;25,</text:p>
          </table:table-cell>
          <table:table-cell table:formula="of:=IF([.G8]=0;&quot;&quot;;&quot;&quot;&amp;[.G$1]&amp;&quot;=&gt;&quot;&amp;[.G8]&amp;&quot;,&quot;)" office:value-type="string" office:string-value="1=&gt;36,">
            <text:p>1=&gt;36,</text:p>
          </table:table-cell>
          <table:table-cell table:formula="of:=IF([.H8]=0;&quot;&quot;;&quot;&quot;&amp;[.H$1]&amp;&quot;=&gt;&quot;&amp;[.H8]&amp;&quot;,&quot;)" office:value-type="string" office:string-value="2=&gt;23,">
            <text:p>2=&gt;23,</text:p>
          </table:table-cell>
          <table:table-cell table:formula="of:=IF([.I8]=0;&quot;&quot;;&quot;&quot;&amp;[.I$1]&amp;&quot;=&gt;&quot;&amp;[.I8]&amp;&quot;,&quot;)" office:value-type="string" office:string-value="3=&gt;31,">
            <text:p>3=&gt;31,</text:p>
          </table:table-cell>
          <table:table-cell table:formula="of:=IF([.J8]=0;&quot;&quot;;&quot;&quot;&amp;[.J$1]&amp;&quot;=&gt;&quot;&amp;[.J8]&amp;&quot;,&quot;)" office:value-type="string" office:string-value="4=&gt;24,">
            <text:p>4=&gt;24,</text:p>
          </table:table-cell>
          <table:table-cell table:formula="of:=IF([.K8]=0;&quot;&quot;;&quot;&quot;&amp;[.K$1]&amp;&quot;=&gt;&quot;&amp;[.K8]&amp;&quot;,&quot;)" office:value-type="string" office:string-value="5=&gt;31,">
            <text:p>5=&gt;31,</text:p>
          </table:table-cell>
          <table:table-cell table:formula="of:=IF([.L8]=0;&quot;&quot;;&quot;&quot;&amp;[.L$1]&amp;&quot;=&gt;&quot;&amp;[.L8]&amp;&quot;,&quot;)" office:value-type="string" office:string-value="6=&gt;40,">
            <text:p>6=&gt;40,</text:p>
          </table:table-cell>
          <table:table-cell table:formula="of:=IF([.M8]=0;&quot;&quot;;&quot;&quot;&amp;[.M$1]&amp;&quot;=&gt;&quot;&amp;[.M8]&amp;&quot;,&quot;)" office:value-type="string" office:string-value="7=&gt;25,">
            <text:p>7=&gt;25,</text:p>
          </table:table-cell>
          <table:table-cell table:formula="of:=IF([.N8]=0;&quot;&quot;;&quot;&quot;&amp;[.N$1]&amp;&quot;=&gt;&quot;&amp;[.N8]&amp;&quot;,&quot;)" office:value-type="string" office:string-value="8=&gt;35,">
            <text:p>8=&gt;35,</text:p>
          </table:table-cell>
          <table:table-cell table:formula="of:=IF([.O8]=0;&quot;&quot;;&quot;&quot;&amp;[.O$1]&amp;&quot;=&gt;&quot;&amp;[.O8]&amp;&quot;,&quot;)" office:value-type="string" office:string-value="9=&gt;57,">
            <text:p>9=&gt;57,</text:p>
          </table:table-cell>
          <table:table-cell table:formula="of:=IF([.P8]=0;&quot;&quot;;&quot;&quot;&amp;[.P$1]&amp;&quot;=&gt;&quot;&amp;[.P8]&amp;&quot;,&quot;)" office:value-type="string" office:string-value="10=&gt;18,">
            <text:p>10=&gt;18,</text:p>
          </table:table-cell>
          <table:table-cell table:formula="of:=IF([.Q8]=0;&quot;&quot;;&quot;&quot;&amp;[.Q$1]&amp;&quot;=&gt;&quot;&amp;[.Q8]&amp;&quot;,&quot;)" office:value-type="string" office:string-value="11=&gt;40,">
            <text:p>11=&gt;40,</text:p>
          </table:table-cell>
          <table:table-cell table:formula="of:=IF([.R8]=0;&quot;&quot;;&quot;&quot;&amp;[.R$1]&amp;&quot;=&gt;&quot;&amp;[.R8]&amp;&quot;,&quot;)" office:value-type="string" office:string-value="12=&gt;15,">
            <text:p>12=&gt;15,</text:p>
          </table:table-cell>
          <table:table-cell table:formula="of:=IF([.S8]=0;&quot;&quot;;&quot;&quot;&amp;[.S$1]&amp;&quot;=&gt;&quot;&amp;[.S8]&amp;&quot;,&quot;)" office:value-type="string" office:string-value="13=&gt;25,">
            <text:p>13=&gt;25,</text:p>
          </table:table-cell>
          <table:table-cell table:formula="of:=IF([.T8]=0;&quot;&quot;;&quot;&quot;&amp;[.T$1]&amp;&quot;=&gt;&quot;&amp;[.T8]&amp;&quot;,&quot;)" office:value-type="string" office:string-value="14=&gt;20,">
            <text:p>14=&gt;20,</text:p>
          </table:table-cell>
          <table:table-cell table:formula="of:=IF([.U8]=0;&quot;&quot;;&quot;&quot;&amp;[.U$1]&amp;&quot;=&gt;&quot;&amp;[.U8]&amp;&quot;,&quot;)" office:value-type="string" office:string-value="15=&gt;20,">
            <text:p>15=&gt;20,</text:p>
          </table:table-cell>
          <table:table-cell table:formula="of:=IF([.V8]=0;&quot;&quot;;&quot;&quot;&amp;[.V$1]&amp;&quot;=&gt;&quot;&amp;[.V8]&amp;&quot;,&quot;)" office:value-type="string" office:string-value="16=&gt;31,">
            <text:p>16=&gt;31,</text:p>
          </table:table-cell>
          <table:table-cell table:formula="of:=IF([.W8]=0;&quot;&quot;;&quot;&quot;&amp;[.W$1]&amp;&quot;=&gt;&quot;&amp;[.W8]&amp;&quot;,&quot;)" office:value-type="string" office:string-value="17=&gt;13,">
            <text:p>17=&gt;13,</text:p>
          </table:table-cell>
          <table:table-cell table:formula="of:=IF([.X8]=0;&quot;&quot;;&quot;&quot;&amp;[.X$1]&amp;&quot;=&gt;&quot;&amp;[.X8]&amp;&quot;,&quot;)" office:value-type="string" office:string-value="18=&gt;31,">
            <text:p>18=&gt;31,</text:p>
          </table:table-cell>
          <table:table-cell table:formula="of:=IF([.Y8]=0;&quot;&quot;;&quot;&quot;&amp;[.Y$1]&amp;&quot;=&gt;&quot;&amp;[.Y8]&amp;&quot;,&quot;)" office:value-type="string" office:string-value="19=&gt;30,">
            <text:p>19=&gt;30,</text:p>
          </table:table-cell>
          <table:table-cell table:formula="of:=IF([.Z8]=0;&quot;&quot;;&quot;&quot;&amp;[.Z$1]&amp;&quot;=&gt;&quot;&amp;[.Z8]&amp;&quot;,&quot;)" office:value-type="string" office:string-value="20=&gt;48,">
            <text:p>20=&gt;48,</text:p>
          </table:table-cell>
          <table:table-cell table:formula="of:=IF([.AA8]=0;&quot;&quot;;&quot;&quot;&amp;[.AA$1]&amp;&quot;=&gt;&quot;&amp;[.AA8]&amp;&quot;,&quot;)" office:value-type="string" office:string-value="21=&gt;25,">
            <text:p>21=&gt;25,</text:p>
          </table:table-cell>
          <table:table-cell table:formula="of:=IF([.AB8]=0;&quot;&quot;;&quot;&quot;&amp;[.AB$1]&amp;&quot;=&gt;&quot;&amp;[.AB8]&amp;&quot;,&quot;)">
            <text:p/>
          </table:table-cell>
          <table:table-cell table:formula="of:=IF([.AC8]=0;&quot;&quot;;&quot;&quot;&amp;[.AC$1]&amp;&quot;=&gt;&quot;&amp;[.AC8]&amp;&quot;,&quot;)">
            <text:p/>
          </table:table-cell>
          <table:table-cell table:formula="of:=IF([.AD8]=0;&quot;&quot;;&quot;&quot;&amp;[.AD$1]&amp;&quot;=&gt;&quot;&amp;[.AD8]&amp;&quot;,&quot;)">
            <text:p/>
          </table:table-cell>
          <table:table-cell table:formula="of:=IF([.AE8]=0;&quot;&quot;;&quot;&quot;&amp;[.AE$1]&amp;&quot;=&gt;&quot;&amp;[.AE8]&amp;&quot;,&quot;)">
            <text:p/>
          </table:table-cell>
          <table:table-cell table:formula="of:=IF([.AF8]=0;&quot;&quot;;&quot;&quot;&amp;[.AF$1]&amp;&quot;=&gt;&quot;&amp;[.AF8]&amp;&quot;,&quot;)">
            <text:p/>
          </table:table-cell>
          <table:table-cell table:formula="of:=IF([.AG8]=0;&quot;&quot;;&quot;&quot;&amp;[.AG$1]&amp;&quot;=&gt;&quot;&amp;[.AG8]&amp;&quot;,&quot;)">
            <text:p/>
          </table:table-cell>
          <table:table-cell table:formula="of:=IF([.AH8]=0;&quot;&quot;;&quot;&quot;&amp;[.AH$1]&amp;&quot;=&gt;&quot;&amp;[.AH8]&amp;&quot;,&quot;)">
            <text:p/>
          </table:table-cell>
          <table:table-cell table:formula="of:=IF([.AI8]=0;&quot;&quot;;&quot;&quot;&amp;[.AI$1]&amp;&quot;=&gt;&quot;&amp;[.AI8]&amp;&quot;,&quot;)">
            <text:p/>
          </table:table-cell>
          <table:table-cell table:formula="of:=IF([.AJ8]=0;&quot;&quot;;&quot;&quot;&amp;[.AJ$1]&amp;&quot;=&gt;&quot;&amp;[.AJ8]&amp;&quot;,&quot;)">
            <text:p/>
          </table:table-cell>
          <table:table-cell table:formula="of:=IF([.AK8]=0;&quot;&quot;;&quot;&quot;&amp;[.AK$1]&amp;&quot;=&gt;&quot;&amp;[.AK8]&amp;&quot;,&quot;)">
            <text:p/>
          </table:table-cell>
          <table:table-cell table:formula="of:=IF([.AL8]=0;&quot;&quot;;&quot;&quot;&amp;[.AL$1]&amp;&quot;=&gt;&quot;&amp;[.AL8]&amp;&quot;,&quot;)">
            <text:p/>
          </table:table-cell>
          <table:table-cell table:formula="of:=IF([.AM8]=0;&quot;&quot;;&quot;&quot;&amp;[.AM$1]&amp;&quot;=&gt;&quot;&amp;[.AM8]&amp;&quot;,&quot;)">
            <text:p/>
          </table:table-cell>
          <table:table-cell table:formula="of:=IF([.AN8]=0;&quot;&quot;;&quot;&quot;&amp;[.AN$1]&amp;&quot;=&gt;&quot;&amp;[.AN8]&amp;&quot;,&quot;)">
            <text:p/>
          </table:table-cell>
          <table:table-cell table:formula="of:=IF([.AO8]=0;&quot;&quot;;&quot;&quot;&amp;[.AO$1]&amp;&quot;=&gt;&quot;&amp;[.AO8]&amp;&quot;,&quot;)">
            <text:p/>
          </table:table-cell>
          <table:table-cell table:formula="of:=IF([.AP8]=0;&quot;&quot;;&quot;&quot;&amp;[.AP$1]&amp;&quot;=&gt;&quot;&amp;[.AP8]&amp;&quot;,&quot;)">
            <text:p/>
          </table:table-cell>
          <table:table-cell table:formula="of:=IF([.AQ8]=0;&quot;&quot;;&quot;&quot;&amp;[.AQ$1]&amp;&quot;=&gt;&quot;&amp;[.AQ8]&amp;&quot;,&quot;)">
            <text:p/>
          </table:table-cell>
          <table:table-cell table:formula="of:=IF([.AR8]=0;&quot;&quot;;&quot;&quot;&amp;[.AR$1]&amp;&quot;=&gt;&quot;&amp;[.AR8]&amp;&quot;,&quot;)">
            <text:p/>
          </table:table-cell>
          <table:table-cell table:formula="of:=IF([.AS8]=0;&quot;&quot;;&quot;&quot;&amp;[.AS$1]&amp;&quot;=&gt;&quot;&amp;[.AS8]&amp;&quot;,&quot;)">
            <text:p/>
          </table:table-cell>
          <table:table-cell table:formula="of:=IF([.AT8]=0;&quot;&quot;;&quot;&quot;&amp;[.AT$1]&amp;&quot;=&gt;&quot;&amp;[.AT8]&amp;&quot;,&quot;)">
            <text:p/>
          </table:table-cell>
          <table:table-cell table:formula="of:=IF([.AU8]=0;&quot;&quot;;&quot;&quot;&amp;[.AU$1]&amp;&quot;=&gt;&quot;&amp;[.AU8]&amp;&quot;,&quot;)">
            <text:p/>
          </table:table-cell>
          <table:table-cell table:formula="of:=IF([.AV8]=0;&quot;&quot;;&quot;&quot;&amp;[.AV$1]&amp;&quot;=&gt;&quot;&amp;[.AV8]&amp;&quot;,&quot;)">
            <text:p/>
          </table:table-cell>
          <table:table-cell table:formula="of:=IF([.AW8]=0;&quot;&quot;;&quot;&quot;&amp;[.AW$1]&amp;&quot;=&gt;&quot;&amp;[.AW8]&amp;&quot;,&quot;)">
            <text:p/>
          </table:table-cell>
          <table:table-cell table:formula="of:=IF([.AX8]=0;&quot;&quot;;&quot;&quot;&amp;[.AX$1]&amp;&quot;=&gt;&quot;&amp;[.AX8]&amp;&quot;,&quot;)">
            <text:p/>
          </table:table-cell>
          <table:table-cell table:formula="of:=IF([.AY8]=0;&quot;&quot;;&quot;&quot;&amp;[.AY$1]&amp;&quot;=&gt;&quot;&amp;[.AY8]&amp;&quot;,&quot;)">
            <text:p/>
          </table:table-cell>
          <table:table-cell table:formula="of:=IF([.AZ8]=0;&quot;&quot;;&quot;&quot;&amp;[.AZ$1]&amp;&quot;=&gt;&quot;&amp;[.AZ8]&amp;&quot;,&quot;)">
            <text:p/>
          </table:table-cell>
          <table:table-cell table:formula="of:=IF([.BA8]=0;&quot;&quot;;&quot;&quot;&amp;[.BA$1]&amp;&quot;=&gt;&quot;&amp;[.BA8]&amp;&quot;,&quot;)">
            <text:p/>
          </table:table-cell>
          <table:table-cell table:formula="of:=IF([.BB8]=0;&quot;&quot;;&quot;&quot;&amp;[.BB$1]&amp;&quot;=&gt;&quot;&amp;[.BB8]&amp;&quot;,&quot;)">
            <text:p/>
          </table:table-cell>
          <table:table-cell table:formula="of:=IF([.BC8]=0;&quot;&quot;;&quot;&quot;&amp;[.BC$1]&amp;&quot;=&gt;&quot;&amp;[.BC8]&amp;&quot;,&quot;)">
            <text:p/>
          </table:table-cell>
          <table:table-cell table:formula="of:=IF([.BD8]=0;&quot;&quot;;&quot;&quot;&amp;[.BD$1]&amp;&quot;=&gt;&quot;&amp;[.BD8]&amp;&quot;,&quot;)">
            <text:p/>
          </table:table-cell>
          <table:table-cell table:formula="of:=IF([.BE8]=0;&quot;&quot;;&quot;&quot;&amp;[.BE$1]&amp;&quot;=&gt;&quot;&amp;[.BE8]&amp;&quot;,&quot;)">
            <text:p/>
          </table:table-cell>
          <table:table-cell table:formula="of:=IF([.BF8]=0;&quot;&quot;;&quot;&quot;&amp;[.BF$1]&amp;&quot;=&gt;&quot;&amp;[.BF8]&amp;&quot;,&quot;)">
            <text:p/>
          </table:table-cell>
          <table:table-cell table:formula="of:=IF([.BG8]=0;&quot;&quot;;&quot;&quot;&amp;[.BG$1]&amp;&quot;=&gt;&quot;&amp;[.BG8]&amp;&quot;,&quot;)">
            <text:p/>
          </table:table-cell>
          <table:table-cell table:formula="of:=IF([.BH8]=0;&quot;&quot;;&quot;&quot;&amp;[.BH$1]&amp;&quot;=&gt;&quot;&amp;[.BH8]&amp;&quot;,&quot;)">
            <text:p/>
          </table:table-cell>
          <table:table-cell table:formula="of:=IF([.BI8]=0;&quot;&quot;;&quot;&quot;&amp;[.BI$1]&amp;&quot;=&gt;&quot;&amp;[.BI8]&amp;&quot;,&quot;)">
            <text:p/>
          </table:table-cell>
          <table:table-cell table:formula="of:=IF([.BJ8]=0;&quot;&quot;;&quot;&quot;&amp;[.BJ$1]&amp;&quot;=&gt;&quot;&amp;[.BJ8]&amp;&quot;,&quot;)">
            <text:p/>
          </table:table-cell>
          <table:table-cell table:formula="of:=IF([.BK8]=0;&quot;&quot;;&quot;&quot;&amp;[.BK$1]&amp;&quot;=&gt;&quot;&amp;[.BK8]&amp;&quot;,&quot;)">
            <text:p/>
          </table:table-cell>
          <table:table-cell table:formula="of:=IF([.BL8]=0;&quot;&quot;;&quot;&quot;&amp;[.BL$1]&amp;&quot;=&gt;&quot;&amp;[.BL8]&amp;&quot;,&quot;)">
            <text:p/>
          </table:table-cell>
          <table:table-cell table:formula="of:=IF([.BM8]=0;&quot;&quot;;&quot;&quot;&amp;[.BM$1]&amp;&quot;=&gt;&quot;&amp;[.BM8]&amp;&quot;,&quot;)">
            <text:p/>
          </table:table-cell>
          <table:table-cell table:formula="of:=IF([.BN8]=0;&quot;&quot;;&quot;&quot;&amp;[.BN$1]&amp;&quot;=&gt;&quot;&amp;[.BN8]&amp;&quot;,&quot;)">
            <text:p/>
          </table:table-cell>
          <table:table-cell table:formula="of:=IF([.BO8]=0;&quot;&quot;;&quot;&quot;&amp;[.BO$1]&amp;&quot;=&gt;&quot;&amp;[.BO8]&amp;&quot;,&quot;)">
            <text:p/>
          </table:table-cell>
          <table:table-cell table:formula="of:=IF([.BP8]=0;&quot;&quot;;&quot;&quot;&amp;[.BP$1]&amp;&quot;=&gt;&quot;&amp;[.BP8]&amp;&quot;,&quot;)">
            <text:p/>
          </table:table-cell>
          <table:table-cell table:formula="of:=IF([.BQ8]=0;&quot;&quot;;&quot;&quot;&amp;[.BQ$1]&amp;&quot;=&gt;&quot;&amp;[.BQ8]&amp;&quot;,&quot;)">
            <text:p/>
          </table:table-cell>
          <table:table-cell table:formula="of:=IF([.BR8]=0;&quot;&quot;;&quot;&quot;&amp;[.BR$1]&amp;&quot;=&gt;&quot;&amp;[.BR8]&amp;&quot;,&quot;)">
            <text:p/>
          </table:table-cell>
          <table:table-cell table:formula="of:=IF([.BS8]=0;&quot;&quot;;&quot;&quot;&amp;[.BS$1]&amp;&quot;=&gt;&quot;&amp;[.BS8]&amp;&quot;,&quot;)">
            <text:p/>
          </table:table-cell>
          <table:table-cell table:formula="of:=IF([.BT8]=0;&quot;&quot;;&quot;&quot;&amp;[.BT$1]&amp;&quot;=&gt;&quot;&amp;[.BT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Ruth.A1">Ruth</text:a></text:span></text:p>
          </table:table-cell>
          <table:table-cell office:value-type="float" office:value="85">
            <text:p>85</text:p>
          </table:table-cell>
          <table:table-cell office:value-type="string">
            <text:p>Ruth4:22 </text:p>
          </table:table-cell>
          <table:table-cell table:formula="of:=CONCATENATE(&quot;'&quot;&amp;[.A9]&amp;&quot;' =&gt; array( 'chapters'=&gt;&quot;&amp;[.E9]&amp;&quot;, 'verses'=&gt;&quot;&amp;[.F9]&amp;&quot;,&quot;; [.BX9]; &quot; ),&quot;)" office:value-type="string" office:string-value="'Ruth' =&gt; array( 'chapters'=&gt;4, 'verses'=&gt;85,1=&gt;22,2=&gt;23,3=&gt;18,4=&gt;22, ),">
            <text:p>'Ruth' =&gt; array( 'chapters'=&gt;4, 'verses'=&gt;85,1=&gt;22,2=&gt;23,3=&gt;18,4=&gt;22, ),</text:p>
          </table:table-cell>
          <table:table-cell office:value-type="float" office:value="4">
            <text:p>4</text:p>
          </table:table-cell>
          <table:table-cell table:formula="of:=SUM([.G9:.BT9])" office:value-type="float" office:value="85">
            <text:p>8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62"/>
          <table:table-cell table:formula="of:=CONCATENATE([.BY9];[.BZ9];[.CA9];[.CB9];[.CC9];[.CD9];[.CE9];[.CF9];[.CG9];[.CH9];[.CI9];[.CJ9];[.CK9];[.CL9];[.CM9];[.CN9];[.CO9];[.CP9];[.CQ9];[.CR9];[.CS9];[.CT9];[.CU9];[.CV9];[.CW9];[.CX9];[.CY9];[.CZ9])" office:value-type="string" office:string-value="1=&gt;22,2=&gt;23,3=&gt;18,4=&gt;22,">
            <text:p>1=&gt;22,2=&gt;23,3=&gt;18,4=&gt;22,</text:p>
          </table:table-cell>
          <table:table-cell table:formula="of:=CONCATENATE([.CZ9];[.DA9];[.DB9];[.DC9];[.DD9];[.DE9];[.DF9];[.DG9];[.DH9];[.DI9];[.DJ9];[.DK9];[.DL9];[.DM9];[.DN9];[.DO9];[.DP9];[.DQ9];[.DR9];[.DS9];[.DT9];[.DU9];[.DV9];[.DW9];[.DX9];[.DY9];[.DZ9])">
            <text:p/>
          </table:table-cell>
          <table:table-cell table:formula="of:=CONCATENATE([.EA9];[.EB9];[.EC9];[.ED9];[.EE9];[.EF9];[.EG9];[.EH9];[.EI9];[.EJ9];[.EK9];[.EL9])">
            <text:p/>
          </table:table-cell>
          <table:table-cell table:formula="of:=CONCATENATE([.BU9];[.BV9];[.BW9])" office:value-type="string" office:string-value="1=&gt;22,2=&gt;23,3=&gt;18,4=&gt;22,">
            <text:p>1=&gt;22,2=&gt;23,3=&gt;18,4=&gt;22,</text:p>
          </table:table-cell>
          <table:table-cell table:formula="of:=IF([.G9]=0;&quot;&quot;;&quot;&quot;&amp;[.G$1]&amp;&quot;=&gt;&quot;&amp;[.G9]&amp;&quot;,&quot;)" office:value-type="string" office:string-value="1=&gt;22,">
            <text:p>1=&gt;22,</text:p>
          </table:table-cell>
          <table:table-cell table:formula="of:=IF([.H9]=0;&quot;&quot;;&quot;&quot;&amp;[.H$1]&amp;&quot;=&gt;&quot;&amp;[.H9]&amp;&quot;,&quot;)" office:value-type="string" office:string-value="2=&gt;23,">
            <text:p>2=&gt;23,</text:p>
          </table:table-cell>
          <table:table-cell table:formula="of:=IF([.I9]=0;&quot;&quot;;&quot;&quot;&amp;[.I$1]&amp;&quot;=&gt;&quot;&amp;[.I9]&amp;&quot;,&quot;)" office:value-type="string" office:string-value="3=&gt;18,">
            <text:p>3=&gt;18,</text:p>
          </table:table-cell>
          <table:table-cell table:formula="of:=IF([.J9]=0;&quot;&quot;;&quot;&quot;&amp;[.J$1]&amp;&quot;=&gt;&quot;&amp;[.J9]&amp;&quot;,&quot;)" office:value-type="string" office:string-value="4=&gt;22,">
            <text:p>4=&gt;22,</text:p>
          </table:table-cell>
          <table:table-cell table:formula="of:=IF([.K9]=0;&quot;&quot;;&quot;&quot;&amp;[.K$1]&amp;&quot;=&gt;&quot;&amp;[.K9]&amp;&quot;,&quot;)">
            <text:p/>
          </table:table-cell>
          <table:table-cell table:formula="of:=IF([.L9]=0;&quot;&quot;;&quot;&quot;&amp;[.L$1]&amp;&quot;=&gt;&quot;&amp;[.L9]&amp;&quot;,&quot;)">
            <text:p/>
          </table:table-cell>
          <table:table-cell table:formula="of:=IF([.M9]=0;&quot;&quot;;&quot;&quot;&amp;[.M$1]&amp;&quot;=&gt;&quot;&amp;[.M9]&amp;&quot;,&quot;)">
            <text:p/>
          </table:table-cell>
          <table:table-cell table:formula="of:=IF([.N9]=0;&quot;&quot;;&quot;&quot;&amp;[.N$1]&amp;&quot;=&gt;&quot;&amp;[.N9]&amp;&quot;,&quot;)">
            <text:p/>
          </table:table-cell>
          <table:table-cell table:formula="of:=IF([.O9]=0;&quot;&quot;;&quot;&quot;&amp;[.O$1]&amp;&quot;=&gt;&quot;&amp;[.O9]&amp;&quot;,&quot;)">
            <text:p/>
          </table:table-cell>
          <table:table-cell table:formula="of:=IF([.P9]=0;&quot;&quot;;&quot;&quot;&amp;[.P$1]&amp;&quot;=&gt;&quot;&amp;[.P9]&amp;&quot;,&quot;)">
            <text:p/>
          </table:table-cell>
          <table:table-cell table:formula="of:=IF([.Q9]=0;&quot;&quot;;&quot;&quot;&amp;[.Q$1]&amp;&quot;=&gt;&quot;&amp;[.Q9]&amp;&quot;,&quot;)">
            <text:p/>
          </table:table-cell>
          <table:table-cell table:formula="of:=IF([.R9]=0;&quot;&quot;;&quot;&quot;&amp;[.R$1]&amp;&quot;=&gt;&quot;&amp;[.R9]&amp;&quot;,&quot;)">
            <text:p/>
          </table:table-cell>
          <table:table-cell table:formula="of:=IF([.S9]=0;&quot;&quot;;&quot;&quot;&amp;[.S$1]&amp;&quot;=&gt;&quot;&amp;[.S9]&amp;&quot;,&quot;)">
            <text:p/>
          </table:table-cell>
          <table:table-cell table:formula="of:=IF([.T9]=0;&quot;&quot;;&quot;&quot;&amp;[.T$1]&amp;&quot;=&gt;&quot;&amp;[.T9]&amp;&quot;,&quot;)">
            <text:p/>
          </table:table-cell>
          <table:table-cell table:formula="of:=IF([.U9]=0;&quot;&quot;;&quot;&quot;&amp;[.U$1]&amp;&quot;=&gt;&quot;&amp;[.U9]&amp;&quot;,&quot;)">
            <text:p/>
          </table:table-cell>
          <table:table-cell table:formula="of:=IF([.V9]=0;&quot;&quot;;&quot;&quot;&amp;[.V$1]&amp;&quot;=&gt;&quot;&amp;[.V9]&amp;&quot;,&quot;)">
            <text:p/>
          </table:table-cell>
          <table:table-cell table:formula="of:=IF([.W9]=0;&quot;&quot;;&quot;&quot;&amp;[.W$1]&amp;&quot;=&gt;&quot;&amp;[.W9]&amp;&quot;,&quot;)">
            <text:p/>
          </table:table-cell>
          <table:table-cell table:formula="of:=IF([.X9]=0;&quot;&quot;;&quot;&quot;&amp;[.X$1]&amp;&quot;=&gt;&quot;&amp;[.X9]&amp;&quot;,&quot;)">
            <text:p/>
          </table:table-cell>
          <table:table-cell table:formula="of:=IF([.Y9]=0;&quot;&quot;;&quot;&quot;&amp;[.Y$1]&amp;&quot;=&gt;&quot;&amp;[.Y9]&amp;&quot;,&quot;)">
            <text:p/>
          </table:table-cell>
          <table:table-cell table:formula="of:=IF([.Z9]=0;&quot;&quot;;&quot;&quot;&amp;[.Z$1]&amp;&quot;=&gt;&quot;&amp;[.Z9]&amp;&quot;,&quot;)">
            <text:p/>
          </table:table-cell>
          <table:table-cell table:formula="of:=IF([.AA9]=0;&quot;&quot;;&quot;&quot;&amp;[.AA$1]&amp;&quot;=&gt;&quot;&amp;[.AA9]&amp;&quot;,&quot;)">
            <text:p/>
          </table:table-cell>
          <table:table-cell table:formula="of:=IF([.AB9]=0;&quot;&quot;;&quot;&quot;&amp;[.AB$1]&amp;&quot;=&gt;&quot;&amp;[.AB9]&amp;&quot;,&quot;)">
            <text:p/>
          </table:table-cell>
          <table:table-cell table:formula="of:=IF([.AC9]=0;&quot;&quot;;&quot;&quot;&amp;[.AC$1]&amp;&quot;=&gt;&quot;&amp;[.AC9]&amp;&quot;,&quot;)">
            <text:p/>
          </table:table-cell>
          <table:table-cell table:formula="of:=IF([.AD9]=0;&quot;&quot;;&quot;&quot;&amp;[.AD$1]&amp;&quot;=&gt;&quot;&amp;[.AD9]&amp;&quot;,&quot;)">
            <text:p/>
          </table:table-cell>
          <table:table-cell table:formula="of:=IF([.AE9]=0;&quot;&quot;;&quot;&quot;&amp;[.AE$1]&amp;&quot;=&gt;&quot;&amp;[.AE9]&amp;&quot;,&quot;)">
            <text:p/>
          </table:table-cell>
          <table:table-cell table:formula="of:=IF([.AF9]=0;&quot;&quot;;&quot;&quot;&amp;[.AF$1]&amp;&quot;=&gt;&quot;&amp;[.AF9]&amp;&quot;,&quot;)">
            <text:p/>
          </table:table-cell>
          <table:table-cell table:formula="of:=IF([.AG9]=0;&quot;&quot;;&quot;&quot;&amp;[.AG$1]&amp;&quot;=&gt;&quot;&amp;[.AG9]&amp;&quot;,&quot;)">
            <text:p/>
          </table:table-cell>
          <table:table-cell table:formula="of:=IF([.AH9]=0;&quot;&quot;;&quot;&quot;&amp;[.AH$1]&amp;&quot;=&gt;&quot;&amp;[.AH9]&amp;&quot;,&quot;)">
            <text:p/>
          </table:table-cell>
          <table:table-cell table:formula="of:=IF([.AI9]=0;&quot;&quot;;&quot;&quot;&amp;[.AI$1]&amp;&quot;=&gt;&quot;&amp;[.AI9]&amp;&quot;,&quot;)">
            <text:p/>
          </table:table-cell>
          <table:table-cell table:formula="of:=IF([.AJ9]=0;&quot;&quot;;&quot;&quot;&amp;[.AJ$1]&amp;&quot;=&gt;&quot;&amp;[.AJ9]&amp;&quot;,&quot;)">
            <text:p/>
          </table:table-cell>
          <table:table-cell table:formula="of:=IF([.AK9]=0;&quot;&quot;;&quot;&quot;&amp;[.AK$1]&amp;&quot;=&gt;&quot;&amp;[.AK9]&amp;&quot;,&quot;)">
            <text:p/>
          </table:table-cell>
          <table:table-cell table:formula="of:=IF([.AL9]=0;&quot;&quot;;&quot;&quot;&amp;[.AL$1]&amp;&quot;=&gt;&quot;&amp;[.AL9]&amp;&quot;,&quot;)">
            <text:p/>
          </table:table-cell>
          <table:table-cell table:formula="of:=IF([.AM9]=0;&quot;&quot;;&quot;&quot;&amp;[.AM$1]&amp;&quot;=&gt;&quot;&amp;[.AM9]&amp;&quot;,&quot;)">
            <text:p/>
          </table:table-cell>
          <table:table-cell table:formula="of:=IF([.AN9]=0;&quot;&quot;;&quot;&quot;&amp;[.AN$1]&amp;&quot;=&gt;&quot;&amp;[.AN9]&amp;&quot;,&quot;)">
            <text:p/>
          </table:table-cell>
          <table:table-cell table:formula="of:=IF([.AO9]=0;&quot;&quot;;&quot;&quot;&amp;[.AO$1]&amp;&quot;=&gt;&quot;&amp;[.AO9]&amp;&quot;,&quot;)">
            <text:p/>
          </table:table-cell>
          <table:table-cell table:formula="of:=IF([.AP9]=0;&quot;&quot;;&quot;&quot;&amp;[.AP$1]&amp;&quot;=&gt;&quot;&amp;[.AP9]&amp;&quot;,&quot;)">
            <text:p/>
          </table:table-cell>
          <table:table-cell table:formula="of:=IF([.AQ9]=0;&quot;&quot;;&quot;&quot;&amp;[.AQ$1]&amp;&quot;=&gt;&quot;&amp;[.AQ9]&amp;&quot;,&quot;)">
            <text:p/>
          </table:table-cell>
          <table:table-cell table:formula="of:=IF([.AR9]=0;&quot;&quot;;&quot;&quot;&amp;[.AR$1]&amp;&quot;=&gt;&quot;&amp;[.AR9]&amp;&quot;,&quot;)">
            <text:p/>
          </table:table-cell>
          <table:table-cell table:formula="of:=IF([.AS9]=0;&quot;&quot;;&quot;&quot;&amp;[.AS$1]&amp;&quot;=&gt;&quot;&amp;[.AS9]&amp;&quot;,&quot;)">
            <text:p/>
          </table:table-cell>
          <table:table-cell table:formula="of:=IF([.AT9]=0;&quot;&quot;;&quot;&quot;&amp;[.AT$1]&amp;&quot;=&gt;&quot;&amp;[.AT9]&amp;&quot;,&quot;)">
            <text:p/>
          </table:table-cell>
          <table:table-cell table:formula="of:=IF([.AU9]=0;&quot;&quot;;&quot;&quot;&amp;[.AU$1]&amp;&quot;=&gt;&quot;&amp;[.AU9]&amp;&quot;,&quot;)">
            <text:p/>
          </table:table-cell>
          <table:table-cell table:formula="of:=IF([.AV9]=0;&quot;&quot;;&quot;&quot;&amp;[.AV$1]&amp;&quot;=&gt;&quot;&amp;[.AV9]&amp;&quot;,&quot;)">
            <text:p/>
          </table:table-cell>
          <table:table-cell table:formula="of:=IF([.AW9]=0;&quot;&quot;;&quot;&quot;&amp;[.AW$1]&amp;&quot;=&gt;&quot;&amp;[.AW9]&amp;&quot;,&quot;)">
            <text:p/>
          </table:table-cell>
          <table:table-cell table:formula="of:=IF([.AX9]=0;&quot;&quot;;&quot;&quot;&amp;[.AX$1]&amp;&quot;=&gt;&quot;&amp;[.AX9]&amp;&quot;,&quot;)">
            <text:p/>
          </table:table-cell>
          <table:table-cell table:formula="of:=IF([.AY9]=0;&quot;&quot;;&quot;&quot;&amp;[.AY$1]&amp;&quot;=&gt;&quot;&amp;[.AY9]&amp;&quot;,&quot;)">
            <text:p/>
          </table:table-cell>
          <table:table-cell table:formula="of:=IF([.AZ9]=0;&quot;&quot;;&quot;&quot;&amp;[.AZ$1]&amp;&quot;=&gt;&quot;&amp;[.AZ9]&amp;&quot;,&quot;)">
            <text:p/>
          </table:table-cell>
          <table:table-cell table:formula="of:=IF([.BA9]=0;&quot;&quot;;&quot;&quot;&amp;[.BA$1]&amp;&quot;=&gt;&quot;&amp;[.BA9]&amp;&quot;,&quot;)">
            <text:p/>
          </table:table-cell>
          <table:table-cell table:formula="of:=IF([.BB9]=0;&quot;&quot;;&quot;&quot;&amp;[.BB$1]&amp;&quot;=&gt;&quot;&amp;[.BB9]&amp;&quot;,&quot;)">
            <text:p/>
          </table:table-cell>
          <table:table-cell table:formula="of:=IF([.BC9]=0;&quot;&quot;;&quot;&quot;&amp;[.BC$1]&amp;&quot;=&gt;&quot;&amp;[.BC9]&amp;&quot;,&quot;)">
            <text:p/>
          </table:table-cell>
          <table:table-cell table:formula="of:=IF([.BD9]=0;&quot;&quot;;&quot;&quot;&amp;[.BD$1]&amp;&quot;=&gt;&quot;&amp;[.BD9]&amp;&quot;,&quot;)">
            <text:p/>
          </table:table-cell>
          <table:table-cell table:formula="of:=IF([.BE9]=0;&quot;&quot;;&quot;&quot;&amp;[.BE$1]&amp;&quot;=&gt;&quot;&amp;[.BE9]&amp;&quot;,&quot;)">
            <text:p/>
          </table:table-cell>
          <table:table-cell table:formula="of:=IF([.BF9]=0;&quot;&quot;;&quot;&quot;&amp;[.BF$1]&amp;&quot;=&gt;&quot;&amp;[.BF9]&amp;&quot;,&quot;)">
            <text:p/>
          </table:table-cell>
          <table:table-cell table:formula="of:=IF([.BG9]=0;&quot;&quot;;&quot;&quot;&amp;[.BG$1]&amp;&quot;=&gt;&quot;&amp;[.BG9]&amp;&quot;,&quot;)">
            <text:p/>
          </table:table-cell>
          <table:table-cell table:formula="of:=IF([.BH9]=0;&quot;&quot;;&quot;&quot;&amp;[.BH$1]&amp;&quot;=&gt;&quot;&amp;[.BH9]&amp;&quot;,&quot;)">
            <text:p/>
          </table:table-cell>
          <table:table-cell table:formula="of:=IF([.BI9]=0;&quot;&quot;;&quot;&quot;&amp;[.BI$1]&amp;&quot;=&gt;&quot;&amp;[.BI9]&amp;&quot;,&quot;)">
            <text:p/>
          </table:table-cell>
          <table:table-cell table:formula="of:=IF([.BJ9]=0;&quot;&quot;;&quot;&quot;&amp;[.BJ$1]&amp;&quot;=&gt;&quot;&amp;[.BJ9]&amp;&quot;,&quot;)">
            <text:p/>
          </table:table-cell>
          <table:table-cell table:formula="of:=IF([.BK9]=0;&quot;&quot;;&quot;&quot;&amp;[.BK$1]&amp;&quot;=&gt;&quot;&amp;[.BK9]&amp;&quot;,&quot;)">
            <text:p/>
          </table:table-cell>
          <table:table-cell table:formula="of:=IF([.BL9]=0;&quot;&quot;;&quot;&quot;&amp;[.BL$1]&amp;&quot;=&gt;&quot;&amp;[.BL9]&amp;&quot;,&quot;)">
            <text:p/>
          </table:table-cell>
          <table:table-cell table:formula="of:=IF([.BM9]=0;&quot;&quot;;&quot;&quot;&amp;[.BM$1]&amp;&quot;=&gt;&quot;&amp;[.BM9]&amp;&quot;,&quot;)">
            <text:p/>
          </table:table-cell>
          <table:table-cell table:formula="of:=IF([.BN9]=0;&quot;&quot;;&quot;&quot;&amp;[.BN$1]&amp;&quot;=&gt;&quot;&amp;[.BN9]&amp;&quot;,&quot;)">
            <text:p/>
          </table:table-cell>
          <table:table-cell table:formula="of:=IF([.BO9]=0;&quot;&quot;;&quot;&quot;&amp;[.BO$1]&amp;&quot;=&gt;&quot;&amp;[.BO9]&amp;&quot;,&quot;)">
            <text:p/>
          </table:table-cell>
          <table:table-cell table:formula="of:=IF([.BP9]=0;&quot;&quot;;&quot;&quot;&amp;[.BP$1]&amp;&quot;=&gt;&quot;&amp;[.BP9]&amp;&quot;,&quot;)">
            <text:p/>
          </table:table-cell>
          <table:table-cell table:formula="of:=IF([.BQ9]=0;&quot;&quot;;&quot;&quot;&amp;[.BQ$1]&amp;&quot;=&gt;&quot;&amp;[.BQ9]&amp;&quot;,&quot;)">
            <text:p/>
          </table:table-cell>
          <table:table-cell table:formula="of:=IF([.BR9]=0;&quot;&quot;;&quot;&quot;&amp;[.BR$1]&amp;&quot;=&gt;&quot;&amp;[.BR9]&amp;&quot;,&quot;)">
            <text:p/>
          </table:table-cell>
          <table:table-cell table:formula="of:=IF([.BS9]=0;&quot;&quot;;&quot;&quot;&amp;[.BS$1]&amp;&quot;=&gt;&quot;&amp;[.BS9]&amp;&quot;,&quot;)">
            <text:p/>
          </table:table-cell>
          <table:table-cell table:formula="of:=IF([.BT9]=0;&quot;&quot;;&quot;&quot;&amp;[.BT$1]&amp;&quot;=&gt;&quot;&amp;[.BT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Samuel.A1">1 Samuel</text:a></text:span></text:p>
          </table:table-cell>
          <table:table-cell office:value-type="float" office:value="810">
            <text:p>810</text:p>
          </table:table-cell>
          <table:table-cell office:value-type="string">
            <text:p>1Sm31:13 </text:p>
          </table:table-cell>
          <table:table-cell table:formula="of:=CONCATENATE(&quot;'&quot;&amp;[.A10]&amp;&quot;' =&gt; array( 'chapters'=&gt;&quot;&amp;[.E10]&amp;&quot;, 'verses'=&gt;&quot;&amp;[.F10]&amp;&quot;,&quot;; [.BX10]; &quot; ),&quot;)" office:value-type="string" office:string-value="'1 Samuel' =&gt; array( 'chapters'=&gt;31, 'verses'=&gt;810,1=&gt;28,2=&gt;36,3=&gt;21,4=&gt;22,5=&gt;12,6=&gt;21,7=&gt;17,8=&gt;22,9=&gt;27,10=&gt;27,11=&gt;15,12=&gt;25,13=&gt;23,14=&gt;52,15=&gt;35,16=&gt;23,17=&gt;58,18=&gt;30,19=&gt;24,20=&gt;42,21=&gt;16,22=&gt;23,23=&gt;28,24=&gt;23,25=&gt;43,26=&gt;25,27=&gt;12,28=&gt;25,28=&gt;25,29=&gt;11,30=&gt;31,31=&gt;13, ),">
            <text:p>'1 Samuel' =&gt; array( 'chapters'=&gt;31, 'verses'=&gt;810,1=&gt;28,2=&gt;36,3=&gt;21,4=&gt;22,5=&gt;12,6=&gt;21,7=&gt;17,8=&gt;22,9=&gt;27,10=&gt;27,11=&gt;15,12=&gt;25,13=&gt;23,14=&gt;52,15=&gt;35,16=&gt;23,17=&gt;58,18=&gt;30,19=&gt;24,20=&gt;42,21=&gt;16,22=&gt;23,23=&gt;28,24=&gt;23,25=&gt;43,26=&gt;25,27=&gt;12,28=&gt;25,28=&gt;25,29=&gt;11,30=&gt;31,31=&gt;13, ),</text:p>
          </table:table-cell>
          <table:table-cell office:value-type="float" office:value="31">
            <text:p>31</text:p>
          </table:table-cell>
          <table:table-cell table:formula="of:=SUM([.G10:.BT10])" office:value-type="float" office:value="810">
            <text:p>81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">
            <text:p>13</text:p>
          </table:table-cell>
          <table:table-cell table:number-columns-repeated="35"/>
          <table:table-cell table:formula="of:=CONCATENATE([.BY10];[.BZ10];[.CA10];[.CB10];[.CC10];[.CD10];[.CE10];[.CF10];[.CG10];[.CH10];[.CI10];[.CJ10];[.CK10];[.CL10];[.CM10];[.CN10];[.CO10];[.CP10];[.CQ10];[.CR10];[.CS10];[.CT10];[.CU10];[.CV10];[.CW10];[.CX10];[.CY10];[.CZ10])" office:value-type="string" office:string-value="1=&gt;28,2=&gt;36,3=&gt;21,4=&gt;22,5=&gt;12,6=&gt;21,7=&gt;17,8=&gt;22,9=&gt;27,10=&gt;27,11=&gt;15,12=&gt;25,13=&gt;23,14=&gt;52,15=&gt;35,16=&gt;23,17=&gt;58,18=&gt;30,19=&gt;24,20=&gt;42,21=&gt;16,22=&gt;23,23=&gt;28,24=&gt;23,25=&gt;43,26=&gt;25,27=&gt;12,28=&gt;25,">
            <text:p>1=&gt;28,2=&gt;36,3=&gt;21,4=&gt;22,5=&gt;12,6=&gt;21,7=&gt;17,8=&gt;22,9=&gt;27,10=&gt;27,11=&gt;15,12=&gt;25,13=&gt;23,14=&gt;52,15=&gt;35,16=&gt;23,17=&gt;58,18=&gt;30,19=&gt;24,20=&gt;42,21=&gt;16,22=&gt;23,23=&gt;28,24=&gt;23,25=&gt;43,26=&gt;25,27=&gt;12,28=&gt;25,</text:p>
          </table:table-cell>
          <table:table-cell table:formula="of:=CONCATENATE([.CZ10];[.DA10];[.DB10];[.DC10];[.DD10];[.DE10];[.DF10];[.DG10];[.DH10];[.DI10];[.DJ10];[.DK10];[.DL10];[.DM10];[.DN10];[.DO10];[.DP10];[.DQ10];[.DR10];[.DS10];[.DT10];[.DU10];[.DV10];[.DW10];[.DX10];[.DY10];[.DZ10])" office:value-type="string" office:string-value="28=&gt;25,29=&gt;11,30=&gt;31,31=&gt;13,">
            <text:p>28=&gt;25,29=&gt;11,30=&gt;31,31=&gt;13,</text:p>
          </table:table-cell>
          <table:table-cell table:formula="of:=CONCATENATE([.EA10];[.EB10];[.EC10];[.ED10];[.EE10];[.EF10];[.EG10];[.EH10];[.EI10];[.EJ10];[.EK10];[.EL10])">
            <text:p/>
          </table:table-cell>
          <table:table-cell table:formula="of:=CONCATENATE([.BU10];[.BV10];[.BW10])" office:value-type="string" office:string-value="1=&gt;28,2=&gt;36,3=&gt;21,4=&gt;22,5=&gt;12,6=&gt;21,7=&gt;17,8=&gt;22,9=&gt;27,10=&gt;27,11=&gt;15,12=&gt;25,13=&gt;23,14=&gt;52,15=&gt;35,16=&gt;23,17=&gt;58,18=&gt;30,19=&gt;24,20=&gt;42,21=&gt;16,22=&gt;23,23=&gt;28,24=&gt;23,25=&gt;43,26=&gt;25,27=&gt;12,28=&gt;25,28=&gt;25,29=&gt;11,30=&gt;31,31=&gt;13,">
            <text:p>1=&gt;28,2=&gt;36,3=&gt;21,4=&gt;22,5=&gt;12,6=&gt;21,7=&gt;17,8=&gt;22,9=&gt;27,10=&gt;27,11=&gt;15,12=&gt;25,13=&gt;23,14=&gt;52,15=&gt;35,16=&gt;23,17=&gt;58,18=&gt;30,19=&gt;24,20=&gt;42,21=&gt;16,22=&gt;23,23=&gt;28,24=&gt;23,25=&gt;43,26=&gt;25,27=&gt;12,28=&gt;25,28=&gt;25,29=&gt;11,30=&gt;31,31=&gt;13,</text:p>
          </table:table-cell>
          <table:table-cell table:formula="of:=IF([.G10]=0;&quot;&quot;;&quot;&quot;&amp;[.G$1]&amp;&quot;=&gt;&quot;&amp;[.G10]&amp;&quot;,&quot;)" office:value-type="string" office:string-value="1=&gt;28,">
            <text:p>1=&gt;28,</text:p>
          </table:table-cell>
          <table:table-cell table:formula="of:=IF([.H10]=0;&quot;&quot;;&quot;&quot;&amp;[.H$1]&amp;&quot;=&gt;&quot;&amp;[.H10]&amp;&quot;,&quot;)" office:value-type="string" office:string-value="2=&gt;36,">
            <text:p>2=&gt;36,</text:p>
          </table:table-cell>
          <table:table-cell table:formula="of:=IF([.I10]=0;&quot;&quot;;&quot;&quot;&amp;[.I$1]&amp;&quot;=&gt;&quot;&amp;[.I10]&amp;&quot;,&quot;)" office:value-type="string" office:string-value="3=&gt;21,">
            <text:p>3=&gt;21,</text:p>
          </table:table-cell>
          <table:table-cell table:formula="of:=IF([.J10]=0;&quot;&quot;;&quot;&quot;&amp;[.J$1]&amp;&quot;=&gt;&quot;&amp;[.J10]&amp;&quot;,&quot;)" office:value-type="string" office:string-value="4=&gt;22,">
            <text:p>4=&gt;22,</text:p>
          </table:table-cell>
          <table:table-cell table:formula="of:=IF([.K10]=0;&quot;&quot;;&quot;&quot;&amp;[.K$1]&amp;&quot;=&gt;&quot;&amp;[.K10]&amp;&quot;,&quot;)" office:value-type="string" office:string-value="5=&gt;12,">
            <text:p>5=&gt;12,</text:p>
          </table:table-cell>
          <table:table-cell table:formula="of:=IF([.L10]=0;&quot;&quot;;&quot;&quot;&amp;[.L$1]&amp;&quot;=&gt;&quot;&amp;[.L10]&amp;&quot;,&quot;)" office:value-type="string" office:string-value="6=&gt;21,">
            <text:p>6=&gt;21,</text:p>
          </table:table-cell>
          <table:table-cell table:formula="of:=IF([.M10]=0;&quot;&quot;;&quot;&quot;&amp;[.M$1]&amp;&quot;=&gt;&quot;&amp;[.M10]&amp;&quot;,&quot;)" office:value-type="string" office:string-value="7=&gt;17,">
            <text:p>7=&gt;17,</text:p>
          </table:table-cell>
          <table:table-cell table:formula="of:=IF([.N10]=0;&quot;&quot;;&quot;&quot;&amp;[.N$1]&amp;&quot;=&gt;&quot;&amp;[.N10]&amp;&quot;,&quot;)" office:value-type="string" office:string-value="8=&gt;22,">
            <text:p>8=&gt;22,</text:p>
          </table:table-cell>
          <table:table-cell table:formula="of:=IF([.O10]=0;&quot;&quot;;&quot;&quot;&amp;[.O$1]&amp;&quot;=&gt;&quot;&amp;[.O10]&amp;&quot;,&quot;)" office:value-type="string" office:string-value="9=&gt;27,">
            <text:p>9=&gt;27,</text:p>
          </table:table-cell>
          <table:table-cell table:formula="of:=IF([.P10]=0;&quot;&quot;;&quot;&quot;&amp;[.P$1]&amp;&quot;=&gt;&quot;&amp;[.P10]&amp;&quot;,&quot;)" office:value-type="string" office:string-value="10=&gt;27,">
            <text:p>10=&gt;27,</text:p>
          </table:table-cell>
          <table:table-cell table:formula="of:=IF([.Q10]=0;&quot;&quot;;&quot;&quot;&amp;[.Q$1]&amp;&quot;=&gt;&quot;&amp;[.Q10]&amp;&quot;,&quot;)" office:value-type="string" office:string-value="11=&gt;15,">
            <text:p>11=&gt;15,</text:p>
          </table:table-cell>
          <table:table-cell table:formula="of:=IF([.R10]=0;&quot;&quot;;&quot;&quot;&amp;[.R$1]&amp;&quot;=&gt;&quot;&amp;[.R10]&amp;&quot;,&quot;)" office:value-type="string" office:string-value="12=&gt;25,">
            <text:p>12=&gt;25,</text:p>
          </table:table-cell>
          <table:table-cell table:formula="of:=IF([.S10]=0;&quot;&quot;;&quot;&quot;&amp;[.S$1]&amp;&quot;=&gt;&quot;&amp;[.S10]&amp;&quot;,&quot;)" office:value-type="string" office:string-value="13=&gt;23,">
            <text:p>13=&gt;23,</text:p>
          </table:table-cell>
          <table:table-cell table:formula="of:=IF([.T10]=0;&quot;&quot;;&quot;&quot;&amp;[.T$1]&amp;&quot;=&gt;&quot;&amp;[.T10]&amp;&quot;,&quot;)" office:value-type="string" office:string-value="14=&gt;52,">
            <text:p>14=&gt;52,</text:p>
          </table:table-cell>
          <table:table-cell table:formula="of:=IF([.U10]=0;&quot;&quot;;&quot;&quot;&amp;[.U$1]&amp;&quot;=&gt;&quot;&amp;[.U10]&amp;&quot;,&quot;)" office:value-type="string" office:string-value="15=&gt;35,">
            <text:p>15=&gt;35,</text:p>
          </table:table-cell>
          <table:table-cell table:formula="of:=IF([.V10]=0;&quot;&quot;;&quot;&quot;&amp;[.V$1]&amp;&quot;=&gt;&quot;&amp;[.V10]&amp;&quot;,&quot;)" office:value-type="string" office:string-value="16=&gt;23,">
            <text:p>16=&gt;23,</text:p>
          </table:table-cell>
          <table:table-cell table:formula="of:=IF([.W10]=0;&quot;&quot;;&quot;&quot;&amp;[.W$1]&amp;&quot;=&gt;&quot;&amp;[.W10]&amp;&quot;,&quot;)" office:value-type="string" office:string-value="17=&gt;58,">
            <text:p>17=&gt;58,</text:p>
          </table:table-cell>
          <table:table-cell table:formula="of:=IF([.X10]=0;&quot;&quot;;&quot;&quot;&amp;[.X$1]&amp;&quot;=&gt;&quot;&amp;[.X10]&amp;&quot;,&quot;)" office:value-type="string" office:string-value="18=&gt;30,">
            <text:p>18=&gt;30,</text:p>
          </table:table-cell>
          <table:table-cell table:formula="of:=IF([.Y10]=0;&quot;&quot;;&quot;&quot;&amp;[.Y$1]&amp;&quot;=&gt;&quot;&amp;[.Y10]&amp;&quot;,&quot;)" office:value-type="string" office:string-value="19=&gt;24,">
            <text:p>19=&gt;24,</text:p>
          </table:table-cell>
          <table:table-cell table:formula="of:=IF([.Z10]=0;&quot;&quot;;&quot;&quot;&amp;[.Z$1]&amp;&quot;=&gt;&quot;&amp;[.Z10]&amp;&quot;,&quot;)" office:value-type="string" office:string-value="20=&gt;42,">
            <text:p>20=&gt;42,</text:p>
          </table:table-cell>
          <table:table-cell table:formula="of:=IF([.AA10]=0;&quot;&quot;;&quot;&quot;&amp;[.AA$1]&amp;&quot;=&gt;&quot;&amp;[.AA10]&amp;&quot;,&quot;)" office:value-type="string" office:string-value="21=&gt;16,">
            <text:p>21=&gt;16,</text:p>
          </table:table-cell>
          <table:table-cell table:formula="of:=IF([.AB10]=0;&quot;&quot;;&quot;&quot;&amp;[.AB$1]&amp;&quot;=&gt;&quot;&amp;[.AB10]&amp;&quot;,&quot;)" office:value-type="string" office:string-value="22=&gt;23,">
            <text:p>22=&gt;23,</text:p>
          </table:table-cell>
          <table:table-cell table:formula="of:=IF([.AC10]=0;&quot;&quot;;&quot;&quot;&amp;[.AC$1]&amp;&quot;=&gt;&quot;&amp;[.AC10]&amp;&quot;,&quot;)" office:value-type="string" office:string-value="23=&gt;28,">
            <text:p>23=&gt;28,</text:p>
          </table:table-cell>
          <table:table-cell table:formula="of:=IF([.AD10]=0;&quot;&quot;;&quot;&quot;&amp;[.AD$1]&amp;&quot;=&gt;&quot;&amp;[.AD10]&amp;&quot;,&quot;)" office:value-type="string" office:string-value="24=&gt;23,">
            <text:p>24=&gt;23,</text:p>
          </table:table-cell>
          <table:table-cell table:formula="of:=IF([.AE10]=0;&quot;&quot;;&quot;&quot;&amp;[.AE$1]&amp;&quot;=&gt;&quot;&amp;[.AE10]&amp;&quot;,&quot;)" office:value-type="string" office:string-value="25=&gt;43,">
            <text:p>25=&gt;43,</text:p>
          </table:table-cell>
          <table:table-cell table:formula="of:=IF([.AF10]=0;&quot;&quot;;&quot;&quot;&amp;[.AF$1]&amp;&quot;=&gt;&quot;&amp;[.AF10]&amp;&quot;,&quot;)" office:value-type="string" office:string-value="26=&gt;25,">
            <text:p>26=&gt;25,</text:p>
          </table:table-cell>
          <table:table-cell table:formula="of:=IF([.AG10]=0;&quot;&quot;;&quot;&quot;&amp;[.AG$1]&amp;&quot;=&gt;&quot;&amp;[.AG10]&amp;&quot;,&quot;)" office:value-type="string" office:string-value="27=&gt;12,">
            <text:p>27=&gt;12,</text:p>
          </table:table-cell>
          <table:table-cell table:formula="of:=IF([.AH10]=0;&quot;&quot;;&quot;&quot;&amp;[.AH$1]&amp;&quot;=&gt;&quot;&amp;[.AH10]&amp;&quot;,&quot;)" office:value-type="string" office:string-value="28=&gt;25,">
            <text:p>28=&gt;25,</text:p>
          </table:table-cell>
          <table:table-cell table:formula="of:=IF([.AI10]=0;&quot;&quot;;&quot;&quot;&amp;[.AI$1]&amp;&quot;=&gt;&quot;&amp;[.AI10]&amp;&quot;,&quot;)" office:value-type="string" office:string-value="29=&gt;11,">
            <text:p>29=&gt;11,</text:p>
          </table:table-cell>
          <table:table-cell table:formula="of:=IF([.AJ10]=0;&quot;&quot;;&quot;&quot;&amp;[.AJ$1]&amp;&quot;=&gt;&quot;&amp;[.AJ10]&amp;&quot;,&quot;)" office:value-type="string" office:string-value="30=&gt;31,">
            <text:p>30=&gt;31,</text:p>
          </table:table-cell>
          <table:table-cell table:formula="of:=IF([.AK10]=0;&quot;&quot;;&quot;&quot;&amp;[.AK$1]&amp;&quot;=&gt;&quot;&amp;[.AK10]&amp;&quot;,&quot;)" office:value-type="string" office:string-value="31=&gt;13,">
            <text:p>31=&gt;13,</text:p>
          </table:table-cell>
          <table:table-cell table:formula="of:=IF([.AL10]=0;&quot;&quot;;&quot;&quot;&amp;[.AL$1]&amp;&quot;=&gt;&quot;&amp;[.AL10]&amp;&quot;,&quot;)">
            <text:p/>
          </table:table-cell>
          <table:table-cell table:formula="of:=IF([.AM10]=0;&quot;&quot;;&quot;&quot;&amp;[.AM$1]&amp;&quot;=&gt;&quot;&amp;[.AM10]&amp;&quot;,&quot;)">
            <text:p/>
          </table:table-cell>
          <table:table-cell table:formula="of:=IF([.AN10]=0;&quot;&quot;;&quot;&quot;&amp;[.AN$1]&amp;&quot;=&gt;&quot;&amp;[.AN10]&amp;&quot;,&quot;)">
            <text:p/>
          </table:table-cell>
          <table:table-cell table:formula="of:=IF([.AO10]=0;&quot;&quot;;&quot;&quot;&amp;[.AO$1]&amp;&quot;=&gt;&quot;&amp;[.AO10]&amp;&quot;,&quot;)">
            <text:p/>
          </table:table-cell>
          <table:table-cell table:formula="of:=IF([.AP10]=0;&quot;&quot;;&quot;&quot;&amp;[.AP$1]&amp;&quot;=&gt;&quot;&amp;[.AP10]&amp;&quot;,&quot;)">
            <text:p/>
          </table:table-cell>
          <table:table-cell table:formula="of:=IF([.AQ10]=0;&quot;&quot;;&quot;&quot;&amp;[.AQ$1]&amp;&quot;=&gt;&quot;&amp;[.AQ10]&amp;&quot;,&quot;)">
            <text:p/>
          </table:table-cell>
          <table:table-cell table:formula="of:=IF([.AR10]=0;&quot;&quot;;&quot;&quot;&amp;[.AR$1]&amp;&quot;=&gt;&quot;&amp;[.AR10]&amp;&quot;,&quot;)">
            <text:p/>
          </table:table-cell>
          <table:table-cell table:formula="of:=IF([.AS10]=0;&quot;&quot;;&quot;&quot;&amp;[.AS$1]&amp;&quot;=&gt;&quot;&amp;[.AS10]&amp;&quot;,&quot;)">
            <text:p/>
          </table:table-cell>
          <table:table-cell table:formula="of:=IF([.AT10]=0;&quot;&quot;;&quot;&quot;&amp;[.AT$1]&amp;&quot;=&gt;&quot;&amp;[.AT10]&amp;&quot;,&quot;)">
            <text:p/>
          </table:table-cell>
          <table:table-cell table:formula="of:=IF([.AU10]=0;&quot;&quot;;&quot;&quot;&amp;[.AU$1]&amp;&quot;=&gt;&quot;&amp;[.AU10]&amp;&quot;,&quot;)">
            <text:p/>
          </table:table-cell>
          <table:table-cell table:formula="of:=IF([.AV10]=0;&quot;&quot;;&quot;&quot;&amp;[.AV$1]&amp;&quot;=&gt;&quot;&amp;[.AV10]&amp;&quot;,&quot;)">
            <text:p/>
          </table:table-cell>
          <table:table-cell table:formula="of:=IF([.AW10]=0;&quot;&quot;;&quot;&quot;&amp;[.AW$1]&amp;&quot;=&gt;&quot;&amp;[.AW10]&amp;&quot;,&quot;)">
            <text:p/>
          </table:table-cell>
          <table:table-cell table:formula="of:=IF([.AX10]=0;&quot;&quot;;&quot;&quot;&amp;[.AX$1]&amp;&quot;=&gt;&quot;&amp;[.AX10]&amp;&quot;,&quot;)">
            <text:p/>
          </table:table-cell>
          <table:table-cell table:formula="of:=IF([.AY10]=0;&quot;&quot;;&quot;&quot;&amp;[.AY$1]&amp;&quot;=&gt;&quot;&amp;[.AY10]&amp;&quot;,&quot;)">
            <text:p/>
          </table:table-cell>
          <table:table-cell table:formula="of:=IF([.AZ10]=0;&quot;&quot;;&quot;&quot;&amp;[.AZ$1]&amp;&quot;=&gt;&quot;&amp;[.AZ10]&amp;&quot;,&quot;)">
            <text:p/>
          </table:table-cell>
          <table:table-cell table:formula="of:=IF([.BA10]=0;&quot;&quot;;&quot;&quot;&amp;[.BA$1]&amp;&quot;=&gt;&quot;&amp;[.BA10]&amp;&quot;,&quot;)">
            <text:p/>
          </table:table-cell>
          <table:table-cell table:formula="of:=IF([.BB10]=0;&quot;&quot;;&quot;&quot;&amp;[.BB$1]&amp;&quot;=&gt;&quot;&amp;[.BB10]&amp;&quot;,&quot;)">
            <text:p/>
          </table:table-cell>
          <table:table-cell table:formula="of:=IF([.BC10]=0;&quot;&quot;;&quot;&quot;&amp;[.BC$1]&amp;&quot;=&gt;&quot;&amp;[.BC10]&amp;&quot;,&quot;)">
            <text:p/>
          </table:table-cell>
          <table:table-cell table:formula="of:=IF([.BD10]=0;&quot;&quot;;&quot;&quot;&amp;[.BD$1]&amp;&quot;=&gt;&quot;&amp;[.BD10]&amp;&quot;,&quot;)">
            <text:p/>
          </table:table-cell>
          <table:table-cell table:formula="of:=IF([.BE10]=0;&quot;&quot;;&quot;&quot;&amp;[.BE$1]&amp;&quot;=&gt;&quot;&amp;[.BE10]&amp;&quot;,&quot;)">
            <text:p/>
          </table:table-cell>
          <table:table-cell table:formula="of:=IF([.BF10]=0;&quot;&quot;;&quot;&quot;&amp;[.BF$1]&amp;&quot;=&gt;&quot;&amp;[.BF10]&amp;&quot;,&quot;)">
            <text:p/>
          </table:table-cell>
          <table:table-cell table:formula="of:=IF([.BG10]=0;&quot;&quot;;&quot;&quot;&amp;[.BG$1]&amp;&quot;=&gt;&quot;&amp;[.BG10]&amp;&quot;,&quot;)">
            <text:p/>
          </table:table-cell>
          <table:table-cell table:formula="of:=IF([.BH10]=0;&quot;&quot;;&quot;&quot;&amp;[.BH$1]&amp;&quot;=&gt;&quot;&amp;[.BH10]&amp;&quot;,&quot;)">
            <text:p/>
          </table:table-cell>
          <table:table-cell table:formula="of:=IF([.BI10]=0;&quot;&quot;;&quot;&quot;&amp;[.BI$1]&amp;&quot;=&gt;&quot;&amp;[.BI10]&amp;&quot;,&quot;)">
            <text:p/>
          </table:table-cell>
          <table:table-cell table:formula="of:=IF([.BJ10]=0;&quot;&quot;;&quot;&quot;&amp;[.BJ$1]&amp;&quot;=&gt;&quot;&amp;[.BJ10]&amp;&quot;,&quot;)">
            <text:p/>
          </table:table-cell>
          <table:table-cell table:formula="of:=IF([.BK10]=0;&quot;&quot;;&quot;&quot;&amp;[.BK$1]&amp;&quot;=&gt;&quot;&amp;[.BK10]&amp;&quot;,&quot;)">
            <text:p/>
          </table:table-cell>
          <table:table-cell table:formula="of:=IF([.BL10]=0;&quot;&quot;;&quot;&quot;&amp;[.BL$1]&amp;&quot;=&gt;&quot;&amp;[.BL10]&amp;&quot;,&quot;)">
            <text:p/>
          </table:table-cell>
          <table:table-cell table:formula="of:=IF([.BM10]=0;&quot;&quot;;&quot;&quot;&amp;[.BM$1]&amp;&quot;=&gt;&quot;&amp;[.BM10]&amp;&quot;,&quot;)">
            <text:p/>
          </table:table-cell>
          <table:table-cell table:formula="of:=IF([.BN10]=0;&quot;&quot;;&quot;&quot;&amp;[.BN$1]&amp;&quot;=&gt;&quot;&amp;[.BN10]&amp;&quot;,&quot;)">
            <text:p/>
          </table:table-cell>
          <table:table-cell table:formula="of:=IF([.BO10]=0;&quot;&quot;;&quot;&quot;&amp;[.BO$1]&amp;&quot;=&gt;&quot;&amp;[.BO10]&amp;&quot;,&quot;)">
            <text:p/>
          </table:table-cell>
          <table:table-cell table:formula="of:=IF([.BP10]=0;&quot;&quot;;&quot;&quot;&amp;[.BP$1]&amp;&quot;=&gt;&quot;&amp;[.BP10]&amp;&quot;,&quot;)">
            <text:p/>
          </table:table-cell>
          <table:table-cell table:formula="of:=IF([.BQ10]=0;&quot;&quot;;&quot;&quot;&amp;[.BQ$1]&amp;&quot;=&gt;&quot;&amp;[.BQ10]&amp;&quot;,&quot;)">
            <text:p/>
          </table:table-cell>
          <table:table-cell table:formula="of:=IF([.BR10]=0;&quot;&quot;;&quot;&quot;&amp;[.BR$1]&amp;&quot;=&gt;&quot;&amp;[.BR10]&amp;&quot;,&quot;)">
            <text:p/>
          </table:table-cell>
          <table:table-cell table:formula="of:=IF([.BS10]=0;&quot;&quot;;&quot;&quot;&amp;[.BS$1]&amp;&quot;=&gt;&quot;&amp;[.BS10]&amp;&quot;,&quot;)">
            <text:p/>
          </table:table-cell>
          <table:table-cell table:formula="of:=IF([.BT10]=0;&quot;&quot;;&quot;&quot;&amp;[.BT$1]&amp;&quot;=&gt;&quot;&amp;[.BT10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Samuel.A1">2 Samuel</text:a></text:span></text:p>
          </table:table-cell>
          <table:table-cell office:value-type="float" office:value="695">
            <text:p>695</text:p>
          </table:table-cell>
          <table:table-cell office:value-type="string">
            <text:p>2Sm24:25 </text:p>
          </table:table-cell>
          <table:table-cell table:formula="of:=CONCATENATE(&quot;'&quot;&amp;[.A11]&amp;&quot;' =&gt; array( 'chapters'=&gt;&quot;&amp;[.E11]&amp;&quot;, 'verses'=&gt;&quot;&amp;[.F11]&amp;&quot;,&quot;; [.BX11]; &quot; ),&quot;)" office:value-type="string" office:string-value="'2 Samuel' =&gt; array( 'chapters'=&gt;24, 'verses'=&gt;695,1=&gt;27,2=&gt;32,3=&gt;39,4=&gt;12,5=&gt;25,6=&gt;23,7=&gt;29,8=&gt;18,9=&gt;13,10=&gt;19,11=&gt;27,12=&gt;31,13=&gt;39,14=&gt;33,15=&gt;37,16=&gt;23,17=&gt;29,18=&gt;32,19=&gt;44,20=&gt;26,21=&gt;22,22=&gt;51,23=&gt;39,24=&gt;25, ),">
            <text:p>'2 Samuel' =&gt; array( 'chapters'=&gt;24, 'verses'=&gt;695,1=&gt;27,2=&gt;32,3=&gt;39,4=&gt;12,5=&gt;25,6=&gt;23,7=&gt;29,8=&gt;18,9=&gt;13,10=&gt;19,11=&gt;27,12=&gt;31,13=&gt;39,14=&gt;33,15=&gt;37,16=&gt;23,17=&gt;29,18=&gt;32,19=&gt;44,20=&gt;26,21=&gt;22,22=&gt;51,23=&gt;39,24=&gt;25, ),</text:p>
          </table:table-cell>
          <table:table-cell office:value-type="float" office:value="24">
            <text:p>24</text:p>
          </table:table-cell>
          <table:table-cell table:formula="of:=SUM([.G11:.BT11])" office:value-type="float" office:value="695">
            <text:p>69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5">
            <text:p>25</text:p>
          </table:table-cell>
          <table:table-cell table:number-columns-repeated="42"/>
          <table:table-cell table:formula="of:=CONCATENATE([.BY11];[.BZ11];[.CA11];[.CB11];[.CC11];[.CD11];[.CE11];[.CF11];[.CG11];[.CH11];[.CI11];[.CJ11];[.CK11];[.CL11];[.CM11];[.CN11];[.CO11];[.CP11];[.CQ11];[.CR11];[.CS11];[.CT11];[.CU11];[.CV11];[.CW11];[.CX11];[.CY11];[.CZ11])" office:value-type="string" office:string-value="1=&gt;27,2=&gt;32,3=&gt;39,4=&gt;12,5=&gt;25,6=&gt;23,7=&gt;29,8=&gt;18,9=&gt;13,10=&gt;19,11=&gt;27,12=&gt;31,13=&gt;39,14=&gt;33,15=&gt;37,16=&gt;23,17=&gt;29,18=&gt;32,19=&gt;44,20=&gt;26,21=&gt;22,22=&gt;51,23=&gt;39,24=&gt;25,">
            <text:p>1=&gt;27,2=&gt;32,3=&gt;39,4=&gt;12,5=&gt;25,6=&gt;23,7=&gt;29,8=&gt;18,9=&gt;13,10=&gt;19,11=&gt;27,12=&gt;31,13=&gt;39,14=&gt;33,15=&gt;37,16=&gt;23,17=&gt;29,18=&gt;32,19=&gt;44,20=&gt;26,21=&gt;22,22=&gt;51,23=&gt;39,24=&gt;25,</text:p>
          </table:table-cell>
          <table:table-cell table:formula="of:=CONCATENATE([.CZ11];[.DA11];[.DB11];[.DC11];[.DD11];[.DE11];[.DF11];[.DG11];[.DH11];[.DI11];[.DJ11];[.DK11];[.DL11];[.DM11];[.DN11];[.DO11];[.DP11];[.DQ11];[.DR11];[.DS11];[.DT11];[.DU11];[.DV11];[.DW11];[.DX11];[.DY11];[.DZ11])">
            <text:p/>
          </table:table-cell>
          <table:table-cell table:formula="of:=CONCATENATE([.EA11];[.EB11];[.EC11];[.ED11];[.EE11];[.EF11];[.EG11];[.EH11];[.EI11];[.EJ11];[.EK11];[.EL11])">
            <text:p/>
          </table:table-cell>
          <table:table-cell table:formula="of:=CONCATENATE([.BU11];[.BV11];[.BW11])" office:value-type="string" office:string-value="1=&gt;27,2=&gt;32,3=&gt;39,4=&gt;12,5=&gt;25,6=&gt;23,7=&gt;29,8=&gt;18,9=&gt;13,10=&gt;19,11=&gt;27,12=&gt;31,13=&gt;39,14=&gt;33,15=&gt;37,16=&gt;23,17=&gt;29,18=&gt;32,19=&gt;44,20=&gt;26,21=&gt;22,22=&gt;51,23=&gt;39,24=&gt;25,">
            <text:p>1=&gt;27,2=&gt;32,3=&gt;39,4=&gt;12,5=&gt;25,6=&gt;23,7=&gt;29,8=&gt;18,9=&gt;13,10=&gt;19,11=&gt;27,12=&gt;31,13=&gt;39,14=&gt;33,15=&gt;37,16=&gt;23,17=&gt;29,18=&gt;32,19=&gt;44,20=&gt;26,21=&gt;22,22=&gt;51,23=&gt;39,24=&gt;25,</text:p>
          </table:table-cell>
          <table:table-cell table:formula="of:=IF([.G11]=0;&quot;&quot;;&quot;&quot;&amp;[.G$1]&amp;&quot;=&gt;&quot;&amp;[.G11]&amp;&quot;,&quot;)" office:value-type="string" office:string-value="1=&gt;27,">
            <text:p>1=&gt;27,</text:p>
          </table:table-cell>
          <table:table-cell table:formula="of:=IF([.H11]=0;&quot;&quot;;&quot;&quot;&amp;[.H$1]&amp;&quot;=&gt;&quot;&amp;[.H11]&amp;&quot;,&quot;)" office:value-type="string" office:string-value="2=&gt;32,">
            <text:p>2=&gt;32,</text:p>
          </table:table-cell>
          <table:table-cell table:formula="of:=IF([.I11]=0;&quot;&quot;;&quot;&quot;&amp;[.I$1]&amp;&quot;=&gt;&quot;&amp;[.I11]&amp;&quot;,&quot;)" office:value-type="string" office:string-value="3=&gt;39,">
            <text:p>3=&gt;39,</text:p>
          </table:table-cell>
          <table:table-cell table:formula="of:=IF([.J11]=0;&quot;&quot;;&quot;&quot;&amp;[.J$1]&amp;&quot;=&gt;&quot;&amp;[.J11]&amp;&quot;,&quot;)" office:value-type="string" office:string-value="4=&gt;12,">
            <text:p>4=&gt;12,</text:p>
          </table:table-cell>
          <table:table-cell table:formula="of:=IF([.K11]=0;&quot;&quot;;&quot;&quot;&amp;[.K$1]&amp;&quot;=&gt;&quot;&amp;[.K11]&amp;&quot;,&quot;)" office:value-type="string" office:string-value="5=&gt;25,">
            <text:p>5=&gt;25,</text:p>
          </table:table-cell>
          <table:table-cell table:formula="of:=IF([.L11]=0;&quot;&quot;;&quot;&quot;&amp;[.L$1]&amp;&quot;=&gt;&quot;&amp;[.L11]&amp;&quot;,&quot;)" office:value-type="string" office:string-value="6=&gt;23,">
            <text:p>6=&gt;23,</text:p>
          </table:table-cell>
          <table:table-cell table:formula="of:=IF([.M11]=0;&quot;&quot;;&quot;&quot;&amp;[.M$1]&amp;&quot;=&gt;&quot;&amp;[.M11]&amp;&quot;,&quot;)" office:value-type="string" office:string-value="7=&gt;29,">
            <text:p>7=&gt;29,</text:p>
          </table:table-cell>
          <table:table-cell table:formula="of:=IF([.N11]=0;&quot;&quot;;&quot;&quot;&amp;[.N$1]&amp;&quot;=&gt;&quot;&amp;[.N11]&amp;&quot;,&quot;)" office:value-type="string" office:string-value="8=&gt;18,">
            <text:p>8=&gt;18,</text:p>
          </table:table-cell>
          <table:table-cell table:formula="of:=IF([.O11]=0;&quot;&quot;;&quot;&quot;&amp;[.O$1]&amp;&quot;=&gt;&quot;&amp;[.O11]&amp;&quot;,&quot;)" office:value-type="string" office:string-value="9=&gt;13,">
            <text:p>9=&gt;13,</text:p>
          </table:table-cell>
          <table:table-cell table:formula="of:=IF([.P11]=0;&quot;&quot;;&quot;&quot;&amp;[.P$1]&amp;&quot;=&gt;&quot;&amp;[.P11]&amp;&quot;,&quot;)" office:value-type="string" office:string-value="10=&gt;19,">
            <text:p>10=&gt;19,</text:p>
          </table:table-cell>
          <table:table-cell table:formula="of:=IF([.Q11]=0;&quot;&quot;;&quot;&quot;&amp;[.Q$1]&amp;&quot;=&gt;&quot;&amp;[.Q11]&amp;&quot;,&quot;)" office:value-type="string" office:string-value="11=&gt;27,">
            <text:p>11=&gt;27,</text:p>
          </table:table-cell>
          <table:table-cell table:formula="of:=IF([.R11]=0;&quot;&quot;;&quot;&quot;&amp;[.R$1]&amp;&quot;=&gt;&quot;&amp;[.R11]&amp;&quot;,&quot;)" office:value-type="string" office:string-value="12=&gt;31,">
            <text:p>12=&gt;31,</text:p>
          </table:table-cell>
          <table:table-cell table:formula="of:=IF([.S11]=0;&quot;&quot;;&quot;&quot;&amp;[.S$1]&amp;&quot;=&gt;&quot;&amp;[.S11]&amp;&quot;,&quot;)" office:value-type="string" office:string-value="13=&gt;39,">
            <text:p>13=&gt;39,</text:p>
          </table:table-cell>
          <table:table-cell table:formula="of:=IF([.T11]=0;&quot;&quot;;&quot;&quot;&amp;[.T$1]&amp;&quot;=&gt;&quot;&amp;[.T11]&amp;&quot;,&quot;)" office:value-type="string" office:string-value="14=&gt;33,">
            <text:p>14=&gt;33,</text:p>
          </table:table-cell>
          <table:table-cell table:formula="of:=IF([.U11]=0;&quot;&quot;;&quot;&quot;&amp;[.U$1]&amp;&quot;=&gt;&quot;&amp;[.U11]&amp;&quot;,&quot;)" office:value-type="string" office:string-value="15=&gt;37,">
            <text:p>15=&gt;37,</text:p>
          </table:table-cell>
          <table:table-cell table:formula="of:=IF([.V11]=0;&quot;&quot;;&quot;&quot;&amp;[.V$1]&amp;&quot;=&gt;&quot;&amp;[.V11]&amp;&quot;,&quot;)" office:value-type="string" office:string-value="16=&gt;23,">
            <text:p>16=&gt;23,</text:p>
          </table:table-cell>
          <table:table-cell table:formula="of:=IF([.W11]=0;&quot;&quot;;&quot;&quot;&amp;[.W$1]&amp;&quot;=&gt;&quot;&amp;[.W11]&amp;&quot;,&quot;)" office:value-type="string" office:string-value="17=&gt;29,">
            <text:p>17=&gt;29,</text:p>
          </table:table-cell>
          <table:table-cell table:formula="of:=IF([.X11]=0;&quot;&quot;;&quot;&quot;&amp;[.X$1]&amp;&quot;=&gt;&quot;&amp;[.X11]&amp;&quot;,&quot;)" office:value-type="string" office:string-value="18=&gt;32,">
            <text:p>18=&gt;32,</text:p>
          </table:table-cell>
          <table:table-cell table:formula="of:=IF([.Y11]=0;&quot;&quot;;&quot;&quot;&amp;[.Y$1]&amp;&quot;=&gt;&quot;&amp;[.Y11]&amp;&quot;,&quot;)" office:value-type="string" office:string-value="19=&gt;44,">
            <text:p>19=&gt;44,</text:p>
          </table:table-cell>
          <table:table-cell table:formula="of:=IF([.Z11]=0;&quot;&quot;;&quot;&quot;&amp;[.Z$1]&amp;&quot;=&gt;&quot;&amp;[.Z11]&amp;&quot;,&quot;)" office:value-type="string" office:string-value="20=&gt;26,">
            <text:p>20=&gt;26,</text:p>
          </table:table-cell>
          <table:table-cell table:formula="of:=IF([.AA11]=0;&quot;&quot;;&quot;&quot;&amp;[.AA$1]&amp;&quot;=&gt;&quot;&amp;[.AA11]&amp;&quot;,&quot;)" office:value-type="string" office:string-value="21=&gt;22,">
            <text:p>21=&gt;22,</text:p>
          </table:table-cell>
          <table:table-cell table:formula="of:=IF([.AB11]=0;&quot;&quot;;&quot;&quot;&amp;[.AB$1]&amp;&quot;=&gt;&quot;&amp;[.AB11]&amp;&quot;,&quot;)" office:value-type="string" office:string-value="22=&gt;51,">
            <text:p>22=&gt;51,</text:p>
          </table:table-cell>
          <table:table-cell table:formula="of:=IF([.AC11]=0;&quot;&quot;;&quot;&quot;&amp;[.AC$1]&amp;&quot;=&gt;&quot;&amp;[.AC11]&amp;&quot;,&quot;)" office:value-type="string" office:string-value="23=&gt;39,">
            <text:p>23=&gt;39,</text:p>
          </table:table-cell>
          <table:table-cell table:formula="of:=IF([.AD11]=0;&quot;&quot;;&quot;&quot;&amp;[.AD$1]&amp;&quot;=&gt;&quot;&amp;[.AD11]&amp;&quot;,&quot;)" office:value-type="string" office:string-value="24=&gt;25,">
            <text:p>24=&gt;25,</text:p>
          </table:table-cell>
          <table:table-cell table:formula="of:=IF([.AE11]=0;&quot;&quot;;&quot;&quot;&amp;[.AE$1]&amp;&quot;=&gt;&quot;&amp;[.AE11]&amp;&quot;,&quot;)">
            <text:p/>
          </table:table-cell>
          <table:table-cell table:formula="of:=IF([.AF11]=0;&quot;&quot;;&quot;&quot;&amp;[.AF$1]&amp;&quot;=&gt;&quot;&amp;[.AF11]&amp;&quot;,&quot;)">
            <text:p/>
          </table:table-cell>
          <table:table-cell table:formula="of:=IF([.AG11]=0;&quot;&quot;;&quot;&quot;&amp;[.AG$1]&amp;&quot;=&gt;&quot;&amp;[.AG11]&amp;&quot;,&quot;)">
            <text:p/>
          </table:table-cell>
          <table:table-cell table:formula="of:=IF([.AH11]=0;&quot;&quot;;&quot;&quot;&amp;[.AH$1]&amp;&quot;=&gt;&quot;&amp;[.AH11]&amp;&quot;,&quot;)">
            <text:p/>
          </table:table-cell>
          <table:table-cell table:formula="of:=IF([.AI11]=0;&quot;&quot;;&quot;&quot;&amp;[.AI$1]&amp;&quot;=&gt;&quot;&amp;[.AI11]&amp;&quot;,&quot;)">
            <text:p/>
          </table:table-cell>
          <table:table-cell table:formula="of:=IF([.AJ11]=0;&quot;&quot;;&quot;&quot;&amp;[.AJ$1]&amp;&quot;=&gt;&quot;&amp;[.AJ11]&amp;&quot;,&quot;)">
            <text:p/>
          </table:table-cell>
          <table:table-cell table:formula="of:=IF([.AK11]=0;&quot;&quot;;&quot;&quot;&amp;[.AK$1]&amp;&quot;=&gt;&quot;&amp;[.AK11]&amp;&quot;,&quot;)">
            <text:p/>
          </table:table-cell>
          <table:table-cell table:formula="of:=IF([.AL11]=0;&quot;&quot;;&quot;&quot;&amp;[.AL$1]&amp;&quot;=&gt;&quot;&amp;[.AL11]&amp;&quot;,&quot;)">
            <text:p/>
          </table:table-cell>
          <table:table-cell table:formula="of:=IF([.AM11]=0;&quot;&quot;;&quot;&quot;&amp;[.AM$1]&amp;&quot;=&gt;&quot;&amp;[.AM11]&amp;&quot;,&quot;)">
            <text:p/>
          </table:table-cell>
          <table:table-cell table:formula="of:=IF([.AN11]=0;&quot;&quot;;&quot;&quot;&amp;[.AN$1]&amp;&quot;=&gt;&quot;&amp;[.AN11]&amp;&quot;,&quot;)">
            <text:p/>
          </table:table-cell>
          <table:table-cell table:formula="of:=IF([.AO11]=0;&quot;&quot;;&quot;&quot;&amp;[.AO$1]&amp;&quot;=&gt;&quot;&amp;[.AO11]&amp;&quot;,&quot;)">
            <text:p/>
          </table:table-cell>
          <table:table-cell table:formula="of:=IF([.AP11]=0;&quot;&quot;;&quot;&quot;&amp;[.AP$1]&amp;&quot;=&gt;&quot;&amp;[.AP11]&amp;&quot;,&quot;)">
            <text:p/>
          </table:table-cell>
          <table:table-cell table:formula="of:=IF([.AQ11]=0;&quot;&quot;;&quot;&quot;&amp;[.AQ$1]&amp;&quot;=&gt;&quot;&amp;[.AQ11]&amp;&quot;,&quot;)">
            <text:p/>
          </table:table-cell>
          <table:table-cell table:formula="of:=IF([.AR11]=0;&quot;&quot;;&quot;&quot;&amp;[.AR$1]&amp;&quot;=&gt;&quot;&amp;[.AR11]&amp;&quot;,&quot;)">
            <text:p/>
          </table:table-cell>
          <table:table-cell table:formula="of:=IF([.AS11]=0;&quot;&quot;;&quot;&quot;&amp;[.AS$1]&amp;&quot;=&gt;&quot;&amp;[.AS11]&amp;&quot;,&quot;)">
            <text:p/>
          </table:table-cell>
          <table:table-cell table:formula="of:=IF([.AT11]=0;&quot;&quot;;&quot;&quot;&amp;[.AT$1]&amp;&quot;=&gt;&quot;&amp;[.AT11]&amp;&quot;,&quot;)">
            <text:p/>
          </table:table-cell>
          <table:table-cell table:formula="of:=IF([.AU11]=0;&quot;&quot;;&quot;&quot;&amp;[.AU$1]&amp;&quot;=&gt;&quot;&amp;[.AU11]&amp;&quot;,&quot;)">
            <text:p/>
          </table:table-cell>
          <table:table-cell table:formula="of:=IF([.AV11]=0;&quot;&quot;;&quot;&quot;&amp;[.AV$1]&amp;&quot;=&gt;&quot;&amp;[.AV11]&amp;&quot;,&quot;)">
            <text:p/>
          </table:table-cell>
          <table:table-cell table:formula="of:=IF([.AW11]=0;&quot;&quot;;&quot;&quot;&amp;[.AW$1]&amp;&quot;=&gt;&quot;&amp;[.AW11]&amp;&quot;,&quot;)">
            <text:p/>
          </table:table-cell>
          <table:table-cell table:formula="of:=IF([.AX11]=0;&quot;&quot;;&quot;&quot;&amp;[.AX$1]&amp;&quot;=&gt;&quot;&amp;[.AX11]&amp;&quot;,&quot;)">
            <text:p/>
          </table:table-cell>
          <table:table-cell table:formula="of:=IF([.AY11]=0;&quot;&quot;;&quot;&quot;&amp;[.AY$1]&amp;&quot;=&gt;&quot;&amp;[.AY11]&amp;&quot;,&quot;)">
            <text:p/>
          </table:table-cell>
          <table:table-cell table:formula="of:=IF([.AZ11]=0;&quot;&quot;;&quot;&quot;&amp;[.AZ$1]&amp;&quot;=&gt;&quot;&amp;[.AZ11]&amp;&quot;,&quot;)">
            <text:p/>
          </table:table-cell>
          <table:table-cell table:formula="of:=IF([.BA11]=0;&quot;&quot;;&quot;&quot;&amp;[.BA$1]&amp;&quot;=&gt;&quot;&amp;[.BA11]&amp;&quot;,&quot;)">
            <text:p/>
          </table:table-cell>
          <table:table-cell table:formula="of:=IF([.BB11]=0;&quot;&quot;;&quot;&quot;&amp;[.BB$1]&amp;&quot;=&gt;&quot;&amp;[.BB11]&amp;&quot;,&quot;)">
            <text:p/>
          </table:table-cell>
          <table:table-cell table:formula="of:=IF([.BC11]=0;&quot;&quot;;&quot;&quot;&amp;[.BC$1]&amp;&quot;=&gt;&quot;&amp;[.BC11]&amp;&quot;,&quot;)">
            <text:p/>
          </table:table-cell>
          <table:table-cell table:formula="of:=IF([.BD11]=0;&quot;&quot;;&quot;&quot;&amp;[.BD$1]&amp;&quot;=&gt;&quot;&amp;[.BD11]&amp;&quot;,&quot;)">
            <text:p/>
          </table:table-cell>
          <table:table-cell table:formula="of:=IF([.BE11]=0;&quot;&quot;;&quot;&quot;&amp;[.BE$1]&amp;&quot;=&gt;&quot;&amp;[.BE11]&amp;&quot;,&quot;)">
            <text:p/>
          </table:table-cell>
          <table:table-cell table:formula="of:=IF([.BF11]=0;&quot;&quot;;&quot;&quot;&amp;[.BF$1]&amp;&quot;=&gt;&quot;&amp;[.BF11]&amp;&quot;,&quot;)">
            <text:p/>
          </table:table-cell>
          <table:table-cell table:formula="of:=IF([.BG11]=0;&quot;&quot;;&quot;&quot;&amp;[.BG$1]&amp;&quot;=&gt;&quot;&amp;[.BG11]&amp;&quot;,&quot;)">
            <text:p/>
          </table:table-cell>
          <table:table-cell table:formula="of:=IF([.BH11]=0;&quot;&quot;;&quot;&quot;&amp;[.BH$1]&amp;&quot;=&gt;&quot;&amp;[.BH11]&amp;&quot;,&quot;)">
            <text:p/>
          </table:table-cell>
          <table:table-cell table:formula="of:=IF([.BI11]=0;&quot;&quot;;&quot;&quot;&amp;[.BI$1]&amp;&quot;=&gt;&quot;&amp;[.BI11]&amp;&quot;,&quot;)">
            <text:p/>
          </table:table-cell>
          <table:table-cell table:formula="of:=IF([.BJ11]=0;&quot;&quot;;&quot;&quot;&amp;[.BJ$1]&amp;&quot;=&gt;&quot;&amp;[.BJ11]&amp;&quot;,&quot;)">
            <text:p/>
          </table:table-cell>
          <table:table-cell table:formula="of:=IF([.BK11]=0;&quot;&quot;;&quot;&quot;&amp;[.BK$1]&amp;&quot;=&gt;&quot;&amp;[.BK11]&amp;&quot;,&quot;)">
            <text:p/>
          </table:table-cell>
          <table:table-cell table:formula="of:=IF([.BL11]=0;&quot;&quot;;&quot;&quot;&amp;[.BL$1]&amp;&quot;=&gt;&quot;&amp;[.BL11]&amp;&quot;,&quot;)">
            <text:p/>
          </table:table-cell>
          <table:table-cell table:formula="of:=IF([.BM11]=0;&quot;&quot;;&quot;&quot;&amp;[.BM$1]&amp;&quot;=&gt;&quot;&amp;[.BM11]&amp;&quot;,&quot;)">
            <text:p/>
          </table:table-cell>
          <table:table-cell table:formula="of:=IF([.BN11]=0;&quot;&quot;;&quot;&quot;&amp;[.BN$1]&amp;&quot;=&gt;&quot;&amp;[.BN11]&amp;&quot;,&quot;)">
            <text:p/>
          </table:table-cell>
          <table:table-cell table:formula="of:=IF([.BO11]=0;&quot;&quot;;&quot;&quot;&amp;[.BO$1]&amp;&quot;=&gt;&quot;&amp;[.BO11]&amp;&quot;,&quot;)">
            <text:p/>
          </table:table-cell>
          <table:table-cell table:formula="of:=IF([.BP11]=0;&quot;&quot;;&quot;&quot;&amp;[.BP$1]&amp;&quot;=&gt;&quot;&amp;[.BP11]&amp;&quot;,&quot;)">
            <text:p/>
          </table:table-cell>
          <table:table-cell table:formula="of:=IF([.BQ11]=0;&quot;&quot;;&quot;&quot;&amp;[.BQ$1]&amp;&quot;=&gt;&quot;&amp;[.BQ11]&amp;&quot;,&quot;)">
            <text:p/>
          </table:table-cell>
          <table:table-cell table:formula="of:=IF([.BR11]=0;&quot;&quot;;&quot;&quot;&amp;[.BR$1]&amp;&quot;=&gt;&quot;&amp;[.BR11]&amp;&quot;,&quot;)">
            <text:p/>
          </table:table-cell>
          <table:table-cell table:formula="of:=IF([.BS11]=0;&quot;&quot;;&quot;&quot;&amp;[.BS$1]&amp;&quot;=&gt;&quot;&amp;[.BS11]&amp;&quot;,&quot;)">
            <text:p/>
          </table:table-cell>
          <table:table-cell table:formula="of:=IF([.BT11]=0;&quot;&quot;;&quot;&quot;&amp;[.BT$1]&amp;&quot;=&gt;&quot;&amp;[.BT11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Kings.A1">1 Kings</text:a></text:span></text:p>
          </table:table-cell>
          <table:table-cell office:value-type="float" office:value="816">
            <text:p>816</text:p>
          </table:table-cell>
          <table:table-cell office:value-type="string">
            <text:p>1Ki22:53 </text:p>
          </table:table-cell>
          <table:table-cell table:formula="of:=CONCATENATE(&quot;'&quot;&amp;[.A12]&amp;&quot;' =&gt; array( 'chapters'=&gt;&quot;&amp;[.E12]&amp;&quot;, 'verses'=&gt;&quot;&amp;[.F12]&amp;&quot;,&quot;; [.BX12]; &quot; ),&quot;)" office:value-type="string" office:string-value="'1 Kings' =&gt; array( 'chapters'=&gt;22, 'verses'=&gt;816,1=&gt;53,2=&gt;46,3=&gt;28,4=&gt;34,5=&gt;18,6=&gt;38,7=&gt;51,8=&gt;66,9=&gt;28,10=&gt;29,11=&gt;43,12=&gt;33,13=&gt;34,14=&gt;31,15=&gt;34,16=&gt;34,17=&gt;24,18=&gt;46,19=&gt;21,20=&gt;43,21=&gt;29,22=&gt;53, ),">
            <text:p>'1 Kings' =&gt; array( 'chapters'=&gt;22, 'verses'=&gt;816,1=&gt;53,2=&gt;46,3=&gt;28,4=&gt;34,5=&gt;18,6=&gt;38,7=&gt;51,8=&gt;66,9=&gt;28,10=&gt;29,11=&gt;43,12=&gt;33,13=&gt;34,14=&gt;31,15=&gt;34,16=&gt;34,17=&gt;24,18=&gt;46,19=&gt;21,20=&gt;43,21=&gt;29,22=&gt;53, ),</text:p>
          </table:table-cell>
          <table:table-cell office:value-type="float" office:value="22">
            <text:p>22</text:p>
          </table:table-cell>
          <table:table-cell table:formula="of:=SUM([.G12:.BT12])" office:value-type="float" office:value="816">
            <text:p>816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1">
            <text:p>31</text:p>
          </table:table-cell>
          <table:table-cell table:number-columns-repeated="2" table:style-name="ce1" office:value-type="float" office:value="34">
            <text:p>3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1">
            <text:p>21</text:p>
          </table:table-cell>
          <table:table-cell table:style-name="ce2" office:value-type="float" office:value="43">
            <text:p>4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3">
            <text:p>53</text:p>
          </table:table-cell>
          <table:table-cell table:number-columns-repeated="44"/>
          <table:table-cell table:formula="of:=CONCATENATE([.BY12];[.BZ12];[.CA12];[.CB12];[.CC12];[.CD12];[.CE12];[.CF12];[.CG12];[.CH12];[.CI12];[.CJ12];[.CK12];[.CL12];[.CM12];[.CN12];[.CO12];[.CP12];[.CQ12];[.CR12];[.CS12];[.CT12];[.CU12];[.CV12];[.CW12];[.CX12];[.CY12];[.CZ12])" office:value-type="string" office:string-value="1=&gt;53,2=&gt;46,3=&gt;28,4=&gt;34,5=&gt;18,6=&gt;38,7=&gt;51,8=&gt;66,9=&gt;28,10=&gt;29,11=&gt;43,12=&gt;33,13=&gt;34,14=&gt;31,15=&gt;34,16=&gt;34,17=&gt;24,18=&gt;46,19=&gt;21,20=&gt;43,21=&gt;29,22=&gt;53,">
            <text:p>1=&gt;53,2=&gt;46,3=&gt;28,4=&gt;34,5=&gt;18,6=&gt;38,7=&gt;51,8=&gt;66,9=&gt;28,10=&gt;29,11=&gt;43,12=&gt;33,13=&gt;34,14=&gt;31,15=&gt;34,16=&gt;34,17=&gt;24,18=&gt;46,19=&gt;21,20=&gt;43,21=&gt;29,22=&gt;53,</text:p>
          </table:table-cell>
          <table:table-cell table:formula="of:=CONCATENATE([.CZ12];[.DA12];[.DB12];[.DC12];[.DD12];[.DE12];[.DF12];[.DG12];[.DH12];[.DI12];[.DJ12];[.DK12];[.DL12];[.DM12];[.DN12];[.DO12];[.DP12];[.DQ12];[.DR12];[.DS12];[.DT12];[.DU12];[.DV12];[.DW12];[.DX12];[.DY12];[.DZ12])">
            <text:p/>
          </table:table-cell>
          <table:table-cell table:formula="of:=CONCATENATE([.EA12];[.EB12];[.EC12];[.ED12];[.EE12];[.EF12];[.EG12];[.EH12];[.EI12];[.EJ12];[.EK12];[.EL12])">
            <text:p/>
          </table:table-cell>
          <table:table-cell table:formula="of:=CONCATENATE([.BU12];[.BV12];[.BW12])" office:value-type="string" office:string-value="1=&gt;53,2=&gt;46,3=&gt;28,4=&gt;34,5=&gt;18,6=&gt;38,7=&gt;51,8=&gt;66,9=&gt;28,10=&gt;29,11=&gt;43,12=&gt;33,13=&gt;34,14=&gt;31,15=&gt;34,16=&gt;34,17=&gt;24,18=&gt;46,19=&gt;21,20=&gt;43,21=&gt;29,22=&gt;53,">
            <text:p>1=&gt;53,2=&gt;46,3=&gt;28,4=&gt;34,5=&gt;18,6=&gt;38,7=&gt;51,8=&gt;66,9=&gt;28,10=&gt;29,11=&gt;43,12=&gt;33,13=&gt;34,14=&gt;31,15=&gt;34,16=&gt;34,17=&gt;24,18=&gt;46,19=&gt;21,20=&gt;43,21=&gt;29,22=&gt;53,</text:p>
          </table:table-cell>
          <table:table-cell table:formula="of:=IF([.G12]=0;&quot;&quot;;&quot;&quot;&amp;[.G$1]&amp;&quot;=&gt;&quot;&amp;[.G12]&amp;&quot;,&quot;)" office:value-type="string" office:string-value="1=&gt;53,">
            <text:p>1=&gt;53,</text:p>
          </table:table-cell>
          <table:table-cell table:formula="of:=IF([.H12]=0;&quot;&quot;;&quot;&quot;&amp;[.H$1]&amp;&quot;=&gt;&quot;&amp;[.H12]&amp;&quot;,&quot;)" office:value-type="string" office:string-value="2=&gt;46,">
            <text:p>2=&gt;46,</text:p>
          </table:table-cell>
          <table:table-cell table:formula="of:=IF([.I12]=0;&quot;&quot;;&quot;&quot;&amp;[.I$1]&amp;&quot;=&gt;&quot;&amp;[.I12]&amp;&quot;,&quot;)" office:value-type="string" office:string-value="3=&gt;28,">
            <text:p>3=&gt;28,</text:p>
          </table:table-cell>
          <table:table-cell table:formula="of:=IF([.J12]=0;&quot;&quot;;&quot;&quot;&amp;[.J$1]&amp;&quot;=&gt;&quot;&amp;[.J12]&amp;&quot;,&quot;)" office:value-type="string" office:string-value="4=&gt;34,">
            <text:p>4=&gt;34,</text:p>
          </table:table-cell>
          <table:table-cell table:formula="of:=IF([.K12]=0;&quot;&quot;;&quot;&quot;&amp;[.K$1]&amp;&quot;=&gt;&quot;&amp;[.K12]&amp;&quot;,&quot;)" office:value-type="string" office:string-value="5=&gt;18,">
            <text:p>5=&gt;18,</text:p>
          </table:table-cell>
          <table:table-cell table:formula="of:=IF([.L12]=0;&quot;&quot;;&quot;&quot;&amp;[.L$1]&amp;&quot;=&gt;&quot;&amp;[.L12]&amp;&quot;,&quot;)" office:value-type="string" office:string-value="6=&gt;38,">
            <text:p>6=&gt;38,</text:p>
          </table:table-cell>
          <table:table-cell table:formula="of:=IF([.M12]=0;&quot;&quot;;&quot;&quot;&amp;[.M$1]&amp;&quot;=&gt;&quot;&amp;[.M12]&amp;&quot;,&quot;)" office:value-type="string" office:string-value="7=&gt;51,">
            <text:p>7=&gt;51,</text:p>
          </table:table-cell>
          <table:table-cell table:formula="of:=IF([.N12]=0;&quot;&quot;;&quot;&quot;&amp;[.N$1]&amp;&quot;=&gt;&quot;&amp;[.N12]&amp;&quot;,&quot;)" office:value-type="string" office:string-value="8=&gt;66,">
            <text:p>8=&gt;66,</text:p>
          </table:table-cell>
          <table:table-cell table:formula="of:=IF([.O12]=0;&quot;&quot;;&quot;&quot;&amp;[.O$1]&amp;&quot;=&gt;&quot;&amp;[.O12]&amp;&quot;,&quot;)" office:value-type="string" office:string-value="9=&gt;28,">
            <text:p>9=&gt;28,</text:p>
          </table:table-cell>
          <table:table-cell table:formula="of:=IF([.P12]=0;&quot;&quot;;&quot;&quot;&amp;[.P$1]&amp;&quot;=&gt;&quot;&amp;[.P12]&amp;&quot;,&quot;)" office:value-type="string" office:string-value="10=&gt;29,">
            <text:p>10=&gt;29,</text:p>
          </table:table-cell>
          <table:table-cell table:formula="of:=IF([.Q12]=0;&quot;&quot;;&quot;&quot;&amp;[.Q$1]&amp;&quot;=&gt;&quot;&amp;[.Q12]&amp;&quot;,&quot;)" office:value-type="string" office:string-value="11=&gt;43,">
            <text:p>11=&gt;43,</text:p>
          </table:table-cell>
          <table:table-cell table:formula="of:=IF([.R12]=0;&quot;&quot;;&quot;&quot;&amp;[.R$1]&amp;&quot;=&gt;&quot;&amp;[.R12]&amp;&quot;,&quot;)" office:value-type="string" office:string-value="12=&gt;33,">
            <text:p>12=&gt;33,</text:p>
          </table:table-cell>
          <table:table-cell table:formula="of:=IF([.S12]=0;&quot;&quot;;&quot;&quot;&amp;[.S$1]&amp;&quot;=&gt;&quot;&amp;[.S12]&amp;&quot;,&quot;)" office:value-type="string" office:string-value="13=&gt;34,">
            <text:p>13=&gt;34,</text:p>
          </table:table-cell>
          <table:table-cell table:formula="of:=IF([.T12]=0;&quot;&quot;;&quot;&quot;&amp;[.T$1]&amp;&quot;=&gt;&quot;&amp;[.T12]&amp;&quot;,&quot;)" office:value-type="string" office:string-value="14=&gt;31,">
            <text:p>14=&gt;31,</text:p>
          </table:table-cell>
          <table:table-cell table:formula="of:=IF([.U12]=0;&quot;&quot;;&quot;&quot;&amp;[.U$1]&amp;&quot;=&gt;&quot;&amp;[.U12]&amp;&quot;,&quot;)" office:value-type="string" office:string-value="15=&gt;34,">
            <text:p>15=&gt;34,</text:p>
          </table:table-cell>
          <table:table-cell table:formula="of:=IF([.V12]=0;&quot;&quot;;&quot;&quot;&amp;[.V$1]&amp;&quot;=&gt;&quot;&amp;[.V12]&amp;&quot;,&quot;)" office:value-type="string" office:string-value="16=&gt;34,">
            <text:p>16=&gt;34,</text:p>
          </table:table-cell>
          <table:table-cell table:formula="of:=IF([.W12]=0;&quot;&quot;;&quot;&quot;&amp;[.W$1]&amp;&quot;=&gt;&quot;&amp;[.W12]&amp;&quot;,&quot;)" office:value-type="string" office:string-value="17=&gt;24,">
            <text:p>17=&gt;24,</text:p>
          </table:table-cell>
          <table:table-cell table:formula="of:=IF([.X12]=0;&quot;&quot;;&quot;&quot;&amp;[.X$1]&amp;&quot;=&gt;&quot;&amp;[.X12]&amp;&quot;,&quot;)" office:value-type="string" office:string-value="18=&gt;46,">
            <text:p>18=&gt;46,</text:p>
          </table:table-cell>
          <table:table-cell table:formula="of:=IF([.Y12]=0;&quot;&quot;;&quot;&quot;&amp;[.Y$1]&amp;&quot;=&gt;&quot;&amp;[.Y12]&amp;&quot;,&quot;)" office:value-type="string" office:string-value="19=&gt;21,">
            <text:p>19=&gt;21,</text:p>
          </table:table-cell>
          <table:table-cell table:formula="of:=IF([.Z12]=0;&quot;&quot;;&quot;&quot;&amp;[.Z$1]&amp;&quot;=&gt;&quot;&amp;[.Z12]&amp;&quot;,&quot;)" office:value-type="string" office:string-value="20=&gt;43,">
            <text:p>20=&gt;43,</text:p>
          </table:table-cell>
          <table:table-cell table:formula="of:=IF([.AA12]=0;&quot;&quot;;&quot;&quot;&amp;[.AA$1]&amp;&quot;=&gt;&quot;&amp;[.AA12]&amp;&quot;,&quot;)" office:value-type="string" office:string-value="21=&gt;29,">
            <text:p>21=&gt;29,</text:p>
          </table:table-cell>
          <table:table-cell table:formula="of:=IF([.AB12]=0;&quot;&quot;;&quot;&quot;&amp;[.AB$1]&amp;&quot;=&gt;&quot;&amp;[.AB12]&amp;&quot;,&quot;)" office:value-type="string" office:string-value="22=&gt;53,">
            <text:p>22=&gt;53,</text:p>
          </table:table-cell>
          <table:table-cell table:formula="of:=IF([.AC12]=0;&quot;&quot;;&quot;&quot;&amp;[.AC$1]&amp;&quot;=&gt;&quot;&amp;[.AC12]&amp;&quot;,&quot;)">
            <text:p/>
          </table:table-cell>
          <table:table-cell table:formula="of:=IF([.AD12]=0;&quot;&quot;;&quot;&quot;&amp;[.AD$1]&amp;&quot;=&gt;&quot;&amp;[.AD12]&amp;&quot;,&quot;)">
            <text:p/>
          </table:table-cell>
          <table:table-cell table:formula="of:=IF([.AE12]=0;&quot;&quot;;&quot;&quot;&amp;[.AE$1]&amp;&quot;=&gt;&quot;&amp;[.AE12]&amp;&quot;,&quot;)">
            <text:p/>
          </table:table-cell>
          <table:table-cell table:formula="of:=IF([.AF12]=0;&quot;&quot;;&quot;&quot;&amp;[.AF$1]&amp;&quot;=&gt;&quot;&amp;[.AF12]&amp;&quot;,&quot;)">
            <text:p/>
          </table:table-cell>
          <table:table-cell table:formula="of:=IF([.AG12]=0;&quot;&quot;;&quot;&quot;&amp;[.AG$1]&amp;&quot;=&gt;&quot;&amp;[.AG12]&amp;&quot;,&quot;)">
            <text:p/>
          </table:table-cell>
          <table:table-cell table:formula="of:=IF([.AH12]=0;&quot;&quot;;&quot;&quot;&amp;[.AH$1]&amp;&quot;=&gt;&quot;&amp;[.AH12]&amp;&quot;,&quot;)">
            <text:p/>
          </table:table-cell>
          <table:table-cell table:formula="of:=IF([.AI12]=0;&quot;&quot;;&quot;&quot;&amp;[.AI$1]&amp;&quot;=&gt;&quot;&amp;[.AI12]&amp;&quot;,&quot;)">
            <text:p/>
          </table:table-cell>
          <table:table-cell table:formula="of:=IF([.AJ12]=0;&quot;&quot;;&quot;&quot;&amp;[.AJ$1]&amp;&quot;=&gt;&quot;&amp;[.AJ12]&amp;&quot;,&quot;)">
            <text:p/>
          </table:table-cell>
          <table:table-cell table:formula="of:=IF([.AK12]=0;&quot;&quot;;&quot;&quot;&amp;[.AK$1]&amp;&quot;=&gt;&quot;&amp;[.AK12]&amp;&quot;,&quot;)">
            <text:p/>
          </table:table-cell>
          <table:table-cell table:formula="of:=IF([.AL12]=0;&quot;&quot;;&quot;&quot;&amp;[.AL$1]&amp;&quot;=&gt;&quot;&amp;[.AL12]&amp;&quot;,&quot;)">
            <text:p/>
          </table:table-cell>
          <table:table-cell table:formula="of:=IF([.AM12]=0;&quot;&quot;;&quot;&quot;&amp;[.AM$1]&amp;&quot;=&gt;&quot;&amp;[.AM12]&amp;&quot;,&quot;)">
            <text:p/>
          </table:table-cell>
          <table:table-cell table:formula="of:=IF([.AN12]=0;&quot;&quot;;&quot;&quot;&amp;[.AN$1]&amp;&quot;=&gt;&quot;&amp;[.AN12]&amp;&quot;,&quot;)">
            <text:p/>
          </table:table-cell>
          <table:table-cell table:formula="of:=IF([.AO12]=0;&quot;&quot;;&quot;&quot;&amp;[.AO$1]&amp;&quot;=&gt;&quot;&amp;[.AO12]&amp;&quot;,&quot;)">
            <text:p/>
          </table:table-cell>
          <table:table-cell table:formula="of:=IF([.AP12]=0;&quot;&quot;;&quot;&quot;&amp;[.AP$1]&amp;&quot;=&gt;&quot;&amp;[.AP12]&amp;&quot;,&quot;)">
            <text:p/>
          </table:table-cell>
          <table:table-cell table:formula="of:=IF([.AQ12]=0;&quot;&quot;;&quot;&quot;&amp;[.AQ$1]&amp;&quot;=&gt;&quot;&amp;[.AQ12]&amp;&quot;,&quot;)">
            <text:p/>
          </table:table-cell>
          <table:table-cell table:formula="of:=IF([.AR12]=0;&quot;&quot;;&quot;&quot;&amp;[.AR$1]&amp;&quot;=&gt;&quot;&amp;[.AR12]&amp;&quot;,&quot;)">
            <text:p/>
          </table:table-cell>
          <table:table-cell table:formula="of:=IF([.AS12]=0;&quot;&quot;;&quot;&quot;&amp;[.AS$1]&amp;&quot;=&gt;&quot;&amp;[.AS12]&amp;&quot;,&quot;)">
            <text:p/>
          </table:table-cell>
          <table:table-cell table:formula="of:=IF([.AT12]=0;&quot;&quot;;&quot;&quot;&amp;[.AT$1]&amp;&quot;=&gt;&quot;&amp;[.AT12]&amp;&quot;,&quot;)">
            <text:p/>
          </table:table-cell>
          <table:table-cell table:formula="of:=IF([.AU12]=0;&quot;&quot;;&quot;&quot;&amp;[.AU$1]&amp;&quot;=&gt;&quot;&amp;[.AU12]&amp;&quot;,&quot;)">
            <text:p/>
          </table:table-cell>
          <table:table-cell table:formula="of:=IF([.AV12]=0;&quot;&quot;;&quot;&quot;&amp;[.AV$1]&amp;&quot;=&gt;&quot;&amp;[.AV12]&amp;&quot;,&quot;)">
            <text:p/>
          </table:table-cell>
          <table:table-cell table:formula="of:=IF([.AW12]=0;&quot;&quot;;&quot;&quot;&amp;[.AW$1]&amp;&quot;=&gt;&quot;&amp;[.AW12]&amp;&quot;,&quot;)">
            <text:p/>
          </table:table-cell>
          <table:table-cell table:formula="of:=IF([.AX12]=0;&quot;&quot;;&quot;&quot;&amp;[.AX$1]&amp;&quot;=&gt;&quot;&amp;[.AX12]&amp;&quot;,&quot;)">
            <text:p/>
          </table:table-cell>
          <table:table-cell table:formula="of:=IF([.AY12]=0;&quot;&quot;;&quot;&quot;&amp;[.AY$1]&amp;&quot;=&gt;&quot;&amp;[.AY12]&amp;&quot;,&quot;)">
            <text:p/>
          </table:table-cell>
          <table:table-cell table:formula="of:=IF([.AZ12]=0;&quot;&quot;;&quot;&quot;&amp;[.AZ$1]&amp;&quot;=&gt;&quot;&amp;[.AZ12]&amp;&quot;,&quot;)">
            <text:p/>
          </table:table-cell>
          <table:table-cell table:formula="of:=IF([.BA12]=0;&quot;&quot;;&quot;&quot;&amp;[.BA$1]&amp;&quot;=&gt;&quot;&amp;[.BA12]&amp;&quot;,&quot;)">
            <text:p/>
          </table:table-cell>
          <table:table-cell table:formula="of:=IF([.BB12]=0;&quot;&quot;;&quot;&quot;&amp;[.BB$1]&amp;&quot;=&gt;&quot;&amp;[.BB12]&amp;&quot;,&quot;)">
            <text:p/>
          </table:table-cell>
          <table:table-cell table:formula="of:=IF([.BC12]=0;&quot;&quot;;&quot;&quot;&amp;[.BC$1]&amp;&quot;=&gt;&quot;&amp;[.BC12]&amp;&quot;,&quot;)">
            <text:p/>
          </table:table-cell>
          <table:table-cell table:formula="of:=IF([.BD12]=0;&quot;&quot;;&quot;&quot;&amp;[.BD$1]&amp;&quot;=&gt;&quot;&amp;[.BD12]&amp;&quot;,&quot;)">
            <text:p/>
          </table:table-cell>
          <table:table-cell table:formula="of:=IF([.BE12]=0;&quot;&quot;;&quot;&quot;&amp;[.BE$1]&amp;&quot;=&gt;&quot;&amp;[.BE12]&amp;&quot;,&quot;)">
            <text:p/>
          </table:table-cell>
          <table:table-cell table:formula="of:=IF([.BF12]=0;&quot;&quot;;&quot;&quot;&amp;[.BF$1]&amp;&quot;=&gt;&quot;&amp;[.BF12]&amp;&quot;,&quot;)">
            <text:p/>
          </table:table-cell>
          <table:table-cell table:formula="of:=IF([.BG12]=0;&quot;&quot;;&quot;&quot;&amp;[.BG$1]&amp;&quot;=&gt;&quot;&amp;[.BG12]&amp;&quot;,&quot;)">
            <text:p/>
          </table:table-cell>
          <table:table-cell table:formula="of:=IF([.BH12]=0;&quot;&quot;;&quot;&quot;&amp;[.BH$1]&amp;&quot;=&gt;&quot;&amp;[.BH12]&amp;&quot;,&quot;)">
            <text:p/>
          </table:table-cell>
          <table:table-cell table:formula="of:=IF([.BI12]=0;&quot;&quot;;&quot;&quot;&amp;[.BI$1]&amp;&quot;=&gt;&quot;&amp;[.BI12]&amp;&quot;,&quot;)">
            <text:p/>
          </table:table-cell>
          <table:table-cell table:formula="of:=IF([.BJ12]=0;&quot;&quot;;&quot;&quot;&amp;[.BJ$1]&amp;&quot;=&gt;&quot;&amp;[.BJ12]&amp;&quot;,&quot;)">
            <text:p/>
          </table:table-cell>
          <table:table-cell table:formula="of:=IF([.BK12]=0;&quot;&quot;;&quot;&quot;&amp;[.BK$1]&amp;&quot;=&gt;&quot;&amp;[.BK12]&amp;&quot;,&quot;)">
            <text:p/>
          </table:table-cell>
          <table:table-cell table:formula="of:=IF([.BL12]=0;&quot;&quot;;&quot;&quot;&amp;[.BL$1]&amp;&quot;=&gt;&quot;&amp;[.BL12]&amp;&quot;,&quot;)">
            <text:p/>
          </table:table-cell>
          <table:table-cell table:formula="of:=IF([.BM12]=0;&quot;&quot;;&quot;&quot;&amp;[.BM$1]&amp;&quot;=&gt;&quot;&amp;[.BM12]&amp;&quot;,&quot;)">
            <text:p/>
          </table:table-cell>
          <table:table-cell table:formula="of:=IF([.BN12]=0;&quot;&quot;;&quot;&quot;&amp;[.BN$1]&amp;&quot;=&gt;&quot;&amp;[.BN12]&amp;&quot;,&quot;)">
            <text:p/>
          </table:table-cell>
          <table:table-cell table:formula="of:=IF([.BO12]=0;&quot;&quot;;&quot;&quot;&amp;[.BO$1]&amp;&quot;=&gt;&quot;&amp;[.BO12]&amp;&quot;,&quot;)">
            <text:p/>
          </table:table-cell>
          <table:table-cell table:formula="of:=IF([.BP12]=0;&quot;&quot;;&quot;&quot;&amp;[.BP$1]&amp;&quot;=&gt;&quot;&amp;[.BP12]&amp;&quot;,&quot;)">
            <text:p/>
          </table:table-cell>
          <table:table-cell table:formula="of:=IF([.BQ12]=0;&quot;&quot;;&quot;&quot;&amp;[.BQ$1]&amp;&quot;=&gt;&quot;&amp;[.BQ12]&amp;&quot;,&quot;)">
            <text:p/>
          </table:table-cell>
          <table:table-cell table:formula="of:=IF([.BR12]=0;&quot;&quot;;&quot;&quot;&amp;[.BR$1]&amp;&quot;=&gt;&quot;&amp;[.BR12]&amp;&quot;,&quot;)">
            <text:p/>
          </table:table-cell>
          <table:table-cell table:formula="of:=IF([.BS12]=0;&quot;&quot;;&quot;&quot;&amp;[.BS$1]&amp;&quot;=&gt;&quot;&amp;[.BS12]&amp;&quot;,&quot;)">
            <text:p/>
          </table:table-cell>
          <table:table-cell table:formula="of:=IF([.BT12]=0;&quot;&quot;;&quot;&quot;&amp;[.BT$1]&amp;&quot;=&gt;&quot;&amp;[.BT1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Kings.A1">2 Kings</text:a></text:span></text:p>
          </table:table-cell>
          <table:table-cell office:value-type="float" office:value="719">
            <text:p>719</text:p>
          </table:table-cell>
          <table:table-cell office:value-type="string">
            <text:p>2Ki25:30 </text:p>
          </table:table-cell>
          <table:table-cell table:formula="of:=CONCATENATE(&quot;'&quot;&amp;[.A13]&amp;&quot;' =&gt; array( 'chapters'=&gt;&quot;&amp;[.E13]&amp;&quot;, 'verses'=&gt;&quot;&amp;[.F13]&amp;&quot;,&quot;; [.BX13]; &quot; ),&quot;)" office:value-type="string" office:string-value="'2 Kings' =&gt; array( 'chapters'=&gt;25, 'verses'=&gt;719,1=&gt;18,2=&gt;25,3=&gt;27,4=&gt;44,5=&gt;27,6=&gt;33,7=&gt;20,8=&gt;29,9=&gt;37,10=&gt;36,11=&gt;20,12=&gt;22,13=&gt;25,14=&gt;29,15=&gt;38,16=&gt;20,17=&gt;41,18=&gt;37,19=&gt;37,20=&gt;21,21=&gt;26,22=&gt;20,23=&gt;37,24=&gt;20,25=&gt;30, ),">
            <text:p>'2 Kings' =&gt; array( 'chapters'=&gt;25, 'verses'=&gt;719,1=&gt;18,2=&gt;25,3=&gt;27,4=&gt;44,5=&gt;27,6=&gt;33,7=&gt;20,8=&gt;29,9=&gt;37,10=&gt;36,11=&gt;20,12=&gt;22,13=&gt;25,14=&gt;29,15=&gt;38,16=&gt;20,17=&gt;41,18=&gt;37,19=&gt;37,20=&gt;21,21=&gt;26,22=&gt;20,23=&gt;37,24=&gt;20,25=&gt;30, ),</text:p>
          </table:table-cell>
          <table:table-cell office:value-type="float" office:value="25">
            <text:p>25</text:p>
          </table:table-cell>
          <table:table-cell table:formula="of:=SUM([.G13:.BT13])"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37">
            <text:p>3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number-columns-repeated="41"/>
          <table:table-cell table:formula="of:=CONCATENATE([.BY13];[.BZ13];[.CA13];[.CB13];[.CC13];[.CD13];[.CE13];[.CF13];[.CG13];[.CH13];[.CI13];[.CJ13];[.CK13];[.CL13];[.CM13];[.CN13];[.CO13];[.CP13];[.CQ13];[.CR13];[.CS13];[.CT13];[.CU13];[.CV13];[.CW13];[.CX13];[.CY13];[.CZ13])" office:value-type="string" office:string-value="1=&gt;18,2=&gt;25,3=&gt;27,4=&gt;44,5=&gt;27,6=&gt;33,7=&gt;20,8=&gt;29,9=&gt;37,10=&gt;36,11=&gt;20,12=&gt;22,13=&gt;25,14=&gt;29,15=&gt;38,16=&gt;20,17=&gt;41,18=&gt;37,19=&gt;37,20=&gt;21,21=&gt;26,22=&gt;20,23=&gt;37,24=&gt;20,25=&gt;30,">
            <text:p>1=&gt;18,2=&gt;25,3=&gt;27,4=&gt;44,5=&gt;27,6=&gt;33,7=&gt;20,8=&gt;29,9=&gt;37,10=&gt;36,11=&gt;20,12=&gt;22,13=&gt;25,14=&gt;29,15=&gt;38,16=&gt;20,17=&gt;41,18=&gt;37,19=&gt;37,20=&gt;21,21=&gt;26,22=&gt;20,23=&gt;37,24=&gt;20,25=&gt;30,</text:p>
          </table:table-cell>
          <table:table-cell table:formula="of:=CONCATENATE([.CZ13];[.DA13];[.DB13];[.DC13];[.DD13];[.DE13];[.DF13];[.DG13];[.DH13];[.DI13];[.DJ13];[.DK13];[.DL13];[.DM13];[.DN13];[.DO13];[.DP13];[.DQ13];[.DR13];[.DS13];[.DT13];[.DU13];[.DV13];[.DW13];[.DX13];[.DY13];[.DZ13])">
            <text:p/>
          </table:table-cell>
          <table:table-cell table:formula="of:=CONCATENATE([.EA13];[.EB13];[.EC13];[.ED13];[.EE13];[.EF13];[.EG13];[.EH13];[.EI13];[.EJ13];[.EK13];[.EL13])">
            <text:p/>
          </table:table-cell>
          <table:table-cell table:formula="of:=CONCATENATE([.BU13];[.BV13];[.BW13])" office:value-type="string" office:string-value="1=&gt;18,2=&gt;25,3=&gt;27,4=&gt;44,5=&gt;27,6=&gt;33,7=&gt;20,8=&gt;29,9=&gt;37,10=&gt;36,11=&gt;20,12=&gt;22,13=&gt;25,14=&gt;29,15=&gt;38,16=&gt;20,17=&gt;41,18=&gt;37,19=&gt;37,20=&gt;21,21=&gt;26,22=&gt;20,23=&gt;37,24=&gt;20,25=&gt;30,">
            <text:p>1=&gt;18,2=&gt;25,3=&gt;27,4=&gt;44,5=&gt;27,6=&gt;33,7=&gt;20,8=&gt;29,9=&gt;37,10=&gt;36,11=&gt;20,12=&gt;22,13=&gt;25,14=&gt;29,15=&gt;38,16=&gt;20,17=&gt;41,18=&gt;37,19=&gt;37,20=&gt;21,21=&gt;26,22=&gt;20,23=&gt;37,24=&gt;20,25=&gt;30,</text:p>
          </table:table-cell>
          <table:table-cell table:formula="of:=IF([.G13]=0;&quot;&quot;;&quot;&quot;&amp;[.G$1]&amp;&quot;=&gt;&quot;&amp;[.G13]&amp;&quot;,&quot;)" office:value-type="string" office:string-value="1=&gt;18,">
            <text:p>1=&gt;18,</text:p>
          </table:table-cell>
          <table:table-cell table:formula="of:=IF([.H13]=0;&quot;&quot;;&quot;&quot;&amp;[.H$1]&amp;&quot;=&gt;&quot;&amp;[.H13]&amp;&quot;,&quot;)" office:value-type="string" office:string-value="2=&gt;25,">
            <text:p>2=&gt;25,</text:p>
          </table:table-cell>
          <table:table-cell table:formula="of:=IF([.I13]=0;&quot;&quot;;&quot;&quot;&amp;[.I$1]&amp;&quot;=&gt;&quot;&amp;[.I13]&amp;&quot;,&quot;)" office:value-type="string" office:string-value="3=&gt;27,">
            <text:p>3=&gt;27,</text:p>
          </table:table-cell>
          <table:table-cell table:formula="of:=IF([.J13]=0;&quot;&quot;;&quot;&quot;&amp;[.J$1]&amp;&quot;=&gt;&quot;&amp;[.J13]&amp;&quot;,&quot;)" office:value-type="string" office:string-value="4=&gt;44,">
            <text:p>4=&gt;44,</text:p>
          </table:table-cell>
          <table:table-cell table:formula="of:=IF([.K13]=0;&quot;&quot;;&quot;&quot;&amp;[.K$1]&amp;&quot;=&gt;&quot;&amp;[.K13]&amp;&quot;,&quot;)" office:value-type="string" office:string-value="5=&gt;27,">
            <text:p>5=&gt;27,</text:p>
          </table:table-cell>
          <table:table-cell table:formula="of:=IF([.L13]=0;&quot;&quot;;&quot;&quot;&amp;[.L$1]&amp;&quot;=&gt;&quot;&amp;[.L13]&amp;&quot;,&quot;)" office:value-type="string" office:string-value="6=&gt;33,">
            <text:p>6=&gt;33,</text:p>
          </table:table-cell>
          <table:table-cell table:formula="of:=IF([.M13]=0;&quot;&quot;;&quot;&quot;&amp;[.M$1]&amp;&quot;=&gt;&quot;&amp;[.M13]&amp;&quot;,&quot;)" office:value-type="string" office:string-value="7=&gt;20,">
            <text:p>7=&gt;20,</text:p>
          </table:table-cell>
          <table:table-cell table:formula="of:=IF([.N13]=0;&quot;&quot;;&quot;&quot;&amp;[.N$1]&amp;&quot;=&gt;&quot;&amp;[.N13]&amp;&quot;,&quot;)" office:value-type="string" office:string-value="8=&gt;29,">
            <text:p>8=&gt;29,</text:p>
          </table:table-cell>
          <table:table-cell table:formula="of:=IF([.O13]=0;&quot;&quot;;&quot;&quot;&amp;[.O$1]&amp;&quot;=&gt;&quot;&amp;[.O13]&amp;&quot;,&quot;)" office:value-type="string" office:string-value="9=&gt;37,">
            <text:p>9=&gt;37,</text:p>
          </table:table-cell>
          <table:table-cell table:formula="of:=IF([.P13]=0;&quot;&quot;;&quot;&quot;&amp;[.P$1]&amp;&quot;=&gt;&quot;&amp;[.P13]&amp;&quot;,&quot;)" office:value-type="string" office:string-value="10=&gt;36,">
            <text:p>10=&gt;36,</text:p>
          </table:table-cell>
          <table:table-cell table:formula="of:=IF([.Q13]=0;&quot;&quot;;&quot;&quot;&amp;[.Q$1]&amp;&quot;=&gt;&quot;&amp;[.Q13]&amp;&quot;,&quot;)" office:value-type="string" office:string-value="11=&gt;20,">
            <text:p>11=&gt;20,</text:p>
          </table:table-cell>
          <table:table-cell table:formula="of:=IF([.R13]=0;&quot;&quot;;&quot;&quot;&amp;[.R$1]&amp;&quot;=&gt;&quot;&amp;[.R13]&amp;&quot;,&quot;)" office:value-type="string" office:string-value="12=&gt;22,">
            <text:p>12=&gt;22,</text:p>
          </table:table-cell>
          <table:table-cell table:formula="of:=IF([.S13]=0;&quot;&quot;;&quot;&quot;&amp;[.S$1]&amp;&quot;=&gt;&quot;&amp;[.S13]&amp;&quot;,&quot;)" office:value-type="string" office:string-value="13=&gt;25,">
            <text:p>13=&gt;25,</text:p>
          </table:table-cell>
          <table:table-cell table:formula="of:=IF([.T13]=0;&quot;&quot;;&quot;&quot;&amp;[.T$1]&amp;&quot;=&gt;&quot;&amp;[.T13]&amp;&quot;,&quot;)" office:value-type="string" office:string-value="14=&gt;29,">
            <text:p>14=&gt;29,</text:p>
          </table:table-cell>
          <table:table-cell table:formula="of:=IF([.U13]=0;&quot;&quot;;&quot;&quot;&amp;[.U$1]&amp;&quot;=&gt;&quot;&amp;[.U13]&amp;&quot;,&quot;)" office:value-type="string" office:string-value="15=&gt;38,">
            <text:p>15=&gt;38,</text:p>
          </table:table-cell>
          <table:table-cell table:formula="of:=IF([.V13]=0;&quot;&quot;;&quot;&quot;&amp;[.V$1]&amp;&quot;=&gt;&quot;&amp;[.V13]&amp;&quot;,&quot;)" office:value-type="string" office:string-value="16=&gt;20,">
            <text:p>16=&gt;20,</text:p>
          </table:table-cell>
          <table:table-cell table:formula="of:=IF([.W13]=0;&quot;&quot;;&quot;&quot;&amp;[.W$1]&amp;&quot;=&gt;&quot;&amp;[.W13]&amp;&quot;,&quot;)" office:value-type="string" office:string-value="17=&gt;41,">
            <text:p>17=&gt;41,</text:p>
          </table:table-cell>
          <table:table-cell table:formula="of:=IF([.X13]=0;&quot;&quot;;&quot;&quot;&amp;[.X$1]&amp;&quot;=&gt;&quot;&amp;[.X13]&amp;&quot;,&quot;)" office:value-type="string" office:string-value="18=&gt;37,">
            <text:p>18=&gt;37,</text:p>
          </table:table-cell>
          <table:table-cell table:formula="of:=IF([.Y13]=0;&quot;&quot;;&quot;&quot;&amp;[.Y$1]&amp;&quot;=&gt;&quot;&amp;[.Y13]&amp;&quot;,&quot;)" office:value-type="string" office:string-value="19=&gt;37,">
            <text:p>19=&gt;37,</text:p>
          </table:table-cell>
          <table:table-cell table:formula="of:=IF([.Z13]=0;&quot;&quot;;&quot;&quot;&amp;[.Z$1]&amp;&quot;=&gt;&quot;&amp;[.Z13]&amp;&quot;,&quot;)" office:value-type="string" office:string-value="20=&gt;21,">
            <text:p>20=&gt;21,</text:p>
          </table:table-cell>
          <table:table-cell table:formula="of:=IF([.AA13]=0;&quot;&quot;;&quot;&quot;&amp;[.AA$1]&amp;&quot;=&gt;&quot;&amp;[.AA13]&amp;&quot;,&quot;)" office:value-type="string" office:string-value="21=&gt;26,">
            <text:p>21=&gt;26,</text:p>
          </table:table-cell>
          <table:table-cell table:formula="of:=IF([.AB13]=0;&quot;&quot;;&quot;&quot;&amp;[.AB$1]&amp;&quot;=&gt;&quot;&amp;[.AB13]&amp;&quot;,&quot;)" office:value-type="string" office:string-value="22=&gt;20,">
            <text:p>22=&gt;20,</text:p>
          </table:table-cell>
          <table:table-cell table:formula="of:=IF([.AC13]=0;&quot;&quot;;&quot;&quot;&amp;[.AC$1]&amp;&quot;=&gt;&quot;&amp;[.AC13]&amp;&quot;,&quot;)" office:value-type="string" office:string-value="23=&gt;37,">
            <text:p>23=&gt;37,</text:p>
          </table:table-cell>
          <table:table-cell table:formula="of:=IF([.AD13]=0;&quot;&quot;;&quot;&quot;&amp;[.AD$1]&amp;&quot;=&gt;&quot;&amp;[.AD13]&amp;&quot;,&quot;)" office:value-type="string" office:string-value="24=&gt;20,">
            <text:p>24=&gt;20,</text:p>
          </table:table-cell>
          <table:table-cell table:formula="of:=IF([.AE13]=0;&quot;&quot;;&quot;&quot;&amp;[.AE$1]&amp;&quot;=&gt;&quot;&amp;[.AE13]&amp;&quot;,&quot;)" office:value-type="string" office:string-value="25=&gt;30,">
            <text:p>25=&gt;30,</text:p>
          </table:table-cell>
          <table:table-cell table:formula="of:=IF([.AF13]=0;&quot;&quot;;&quot;&quot;&amp;[.AF$1]&amp;&quot;=&gt;&quot;&amp;[.AF13]&amp;&quot;,&quot;)">
            <text:p/>
          </table:table-cell>
          <table:table-cell table:formula="of:=IF([.AG13]=0;&quot;&quot;;&quot;&quot;&amp;[.AG$1]&amp;&quot;=&gt;&quot;&amp;[.AG13]&amp;&quot;,&quot;)">
            <text:p/>
          </table:table-cell>
          <table:table-cell table:formula="of:=IF([.AH13]=0;&quot;&quot;;&quot;&quot;&amp;[.AH$1]&amp;&quot;=&gt;&quot;&amp;[.AH13]&amp;&quot;,&quot;)">
            <text:p/>
          </table:table-cell>
          <table:table-cell table:formula="of:=IF([.AI13]=0;&quot;&quot;;&quot;&quot;&amp;[.AI$1]&amp;&quot;=&gt;&quot;&amp;[.AI13]&amp;&quot;,&quot;)">
            <text:p/>
          </table:table-cell>
          <table:table-cell table:formula="of:=IF([.AJ13]=0;&quot;&quot;;&quot;&quot;&amp;[.AJ$1]&amp;&quot;=&gt;&quot;&amp;[.AJ13]&amp;&quot;,&quot;)">
            <text:p/>
          </table:table-cell>
          <table:table-cell table:formula="of:=IF([.AK13]=0;&quot;&quot;;&quot;&quot;&amp;[.AK$1]&amp;&quot;=&gt;&quot;&amp;[.AK13]&amp;&quot;,&quot;)">
            <text:p/>
          </table:table-cell>
          <table:table-cell table:formula="of:=IF([.AL13]=0;&quot;&quot;;&quot;&quot;&amp;[.AL$1]&amp;&quot;=&gt;&quot;&amp;[.AL13]&amp;&quot;,&quot;)">
            <text:p/>
          </table:table-cell>
          <table:table-cell table:formula="of:=IF([.AM13]=0;&quot;&quot;;&quot;&quot;&amp;[.AM$1]&amp;&quot;=&gt;&quot;&amp;[.AM13]&amp;&quot;,&quot;)">
            <text:p/>
          </table:table-cell>
          <table:table-cell table:formula="of:=IF([.AN13]=0;&quot;&quot;;&quot;&quot;&amp;[.AN$1]&amp;&quot;=&gt;&quot;&amp;[.AN13]&amp;&quot;,&quot;)">
            <text:p/>
          </table:table-cell>
          <table:table-cell table:formula="of:=IF([.AO13]=0;&quot;&quot;;&quot;&quot;&amp;[.AO$1]&amp;&quot;=&gt;&quot;&amp;[.AO13]&amp;&quot;,&quot;)">
            <text:p/>
          </table:table-cell>
          <table:table-cell table:formula="of:=IF([.AP13]=0;&quot;&quot;;&quot;&quot;&amp;[.AP$1]&amp;&quot;=&gt;&quot;&amp;[.AP13]&amp;&quot;,&quot;)">
            <text:p/>
          </table:table-cell>
          <table:table-cell table:formula="of:=IF([.AQ13]=0;&quot;&quot;;&quot;&quot;&amp;[.AQ$1]&amp;&quot;=&gt;&quot;&amp;[.AQ13]&amp;&quot;,&quot;)">
            <text:p/>
          </table:table-cell>
          <table:table-cell table:formula="of:=IF([.AR13]=0;&quot;&quot;;&quot;&quot;&amp;[.AR$1]&amp;&quot;=&gt;&quot;&amp;[.AR13]&amp;&quot;,&quot;)">
            <text:p/>
          </table:table-cell>
          <table:table-cell table:formula="of:=IF([.AS13]=0;&quot;&quot;;&quot;&quot;&amp;[.AS$1]&amp;&quot;=&gt;&quot;&amp;[.AS13]&amp;&quot;,&quot;)">
            <text:p/>
          </table:table-cell>
          <table:table-cell table:formula="of:=IF([.AT13]=0;&quot;&quot;;&quot;&quot;&amp;[.AT$1]&amp;&quot;=&gt;&quot;&amp;[.AT13]&amp;&quot;,&quot;)">
            <text:p/>
          </table:table-cell>
          <table:table-cell table:formula="of:=IF([.AU13]=0;&quot;&quot;;&quot;&quot;&amp;[.AU$1]&amp;&quot;=&gt;&quot;&amp;[.AU13]&amp;&quot;,&quot;)">
            <text:p/>
          </table:table-cell>
          <table:table-cell table:formula="of:=IF([.AV13]=0;&quot;&quot;;&quot;&quot;&amp;[.AV$1]&amp;&quot;=&gt;&quot;&amp;[.AV13]&amp;&quot;,&quot;)">
            <text:p/>
          </table:table-cell>
          <table:table-cell table:formula="of:=IF([.AW13]=0;&quot;&quot;;&quot;&quot;&amp;[.AW$1]&amp;&quot;=&gt;&quot;&amp;[.AW13]&amp;&quot;,&quot;)">
            <text:p/>
          </table:table-cell>
          <table:table-cell table:formula="of:=IF([.AX13]=0;&quot;&quot;;&quot;&quot;&amp;[.AX$1]&amp;&quot;=&gt;&quot;&amp;[.AX13]&amp;&quot;,&quot;)">
            <text:p/>
          </table:table-cell>
          <table:table-cell table:formula="of:=IF([.AY13]=0;&quot;&quot;;&quot;&quot;&amp;[.AY$1]&amp;&quot;=&gt;&quot;&amp;[.AY13]&amp;&quot;,&quot;)">
            <text:p/>
          </table:table-cell>
          <table:table-cell table:formula="of:=IF([.AZ13]=0;&quot;&quot;;&quot;&quot;&amp;[.AZ$1]&amp;&quot;=&gt;&quot;&amp;[.AZ13]&amp;&quot;,&quot;)">
            <text:p/>
          </table:table-cell>
          <table:table-cell table:formula="of:=IF([.BA13]=0;&quot;&quot;;&quot;&quot;&amp;[.BA$1]&amp;&quot;=&gt;&quot;&amp;[.BA13]&amp;&quot;,&quot;)">
            <text:p/>
          </table:table-cell>
          <table:table-cell table:formula="of:=IF([.BB13]=0;&quot;&quot;;&quot;&quot;&amp;[.BB$1]&amp;&quot;=&gt;&quot;&amp;[.BB13]&amp;&quot;,&quot;)">
            <text:p/>
          </table:table-cell>
          <table:table-cell table:formula="of:=IF([.BC13]=0;&quot;&quot;;&quot;&quot;&amp;[.BC$1]&amp;&quot;=&gt;&quot;&amp;[.BC13]&amp;&quot;,&quot;)">
            <text:p/>
          </table:table-cell>
          <table:table-cell table:formula="of:=IF([.BD13]=0;&quot;&quot;;&quot;&quot;&amp;[.BD$1]&amp;&quot;=&gt;&quot;&amp;[.BD13]&amp;&quot;,&quot;)">
            <text:p/>
          </table:table-cell>
          <table:table-cell table:formula="of:=IF([.BE13]=0;&quot;&quot;;&quot;&quot;&amp;[.BE$1]&amp;&quot;=&gt;&quot;&amp;[.BE13]&amp;&quot;,&quot;)">
            <text:p/>
          </table:table-cell>
          <table:table-cell table:formula="of:=IF([.BF13]=0;&quot;&quot;;&quot;&quot;&amp;[.BF$1]&amp;&quot;=&gt;&quot;&amp;[.BF13]&amp;&quot;,&quot;)">
            <text:p/>
          </table:table-cell>
          <table:table-cell table:formula="of:=IF([.BG13]=0;&quot;&quot;;&quot;&quot;&amp;[.BG$1]&amp;&quot;=&gt;&quot;&amp;[.BG13]&amp;&quot;,&quot;)">
            <text:p/>
          </table:table-cell>
          <table:table-cell table:formula="of:=IF([.BH13]=0;&quot;&quot;;&quot;&quot;&amp;[.BH$1]&amp;&quot;=&gt;&quot;&amp;[.BH13]&amp;&quot;,&quot;)">
            <text:p/>
          </table:table-cell>
          <table:table-cell table:formula="of:=IF([.BI13]=0;&quot;&quot;;&quot;&quot;&amp;[.BI$1]&amp;&quot;=&gt;&quot;&amp;[.BI13]&amp;&quot;,&quot;)">
            <text:p/>
          </table:table-cell>
          <table:table-cell table:formula="of:=IF([.BJ13]=0;&quot;&quot;;&quot;&quot;&amp;[.BJ$1]&amp;&quot;=&gt;&quot;&amp;[.BJ13]&amp;&quot;,&quot;)">
            <text:p/>
          </table:table-cell>
          <table:table-cell table:formula="of:=IF([.BK13]=0;&quot;&quot;;&quot;&quot;&amp;[.BK$1]&amp;&quot;=&gt;&quot;&amp;[.BK13]&amp;&quot;,&quot;)">
            <text:p/>
          </table:table-cell>
          <table:table-cell table:formula="of:=IF([.BL13]=0;&quot;&quot;;&quot;&quot;&amp;[.BL$1]&amp;&quot;=&gt;&quot;&amp;[.BL13]&amp;&quot;,&quot;)">
            <text:p/>
          </table:table-cell>
          <table:table-cell table:formula="of:=IF([.BM13]=0;&quot;&quot;;&quot;&quot;&amp;[.BM$1]&amp;&quot;=&gt;&quot;&amp;[.BM13]&amp;&quot;,&quot;)">
            <text:p/>
          </table:table-cell>
          <table:table-cell table:formula="of:=IF([.BN13]=0;&quot;&quot;;&quot;&quot;&amp;[.BN$1]&amp;&quot;=&gt;&quot;&amp;[.BN13]&amp;&quot;,&quot;)">
            <text:p/>
          </table:table-cell>
          <table:table-cell table:formula="of:=IF([.BO13]=0;&quot;&quot;;&quot;&quot;&amp;[.BO$1]&amp;&quot;=&gt;&quot;&amp;[.BO13]&amp;&quot;,&quot;)">
            <text:p/>
          </table:table-cell>
          <table:table-cell table:formula="of:=IF([.BP13]=0;&quot;&quot;;&quot;&quot;&amp;[.BP$1]&amp;&quot;=&gt;&quot;&amp;[.BP13]&amp;&quot;,&quot;)">
            <text:p/>
          </table:table-cell>
          <table:table-cell table:formula="of:=IF([.BQ13]=0;&quot;&quot;;&quot;&quot;&amp;[.BQ$1]&amp;&quot;=&gt;&quot;&amp;[.BQ13]&amp;&quot;,&quot;)">
            <text:p/>
          </table:table-cell>
          <table:table-cell table:formula="of:=IF([.BR13]=0;&quot;&quot;;&quot;&quot;&amp;[.BR$1]&amp;&quot;=&gt;&quot;&amp;[.BR13]&amp;&quot;,&quot;)">
            <text:p/>
          </table:table-cell>
          <table:table-cell table:formula="of:=IF([.BS13]=0;&quot;&quot;;&quot;&quot;&amp;[.BS$1]&amp;&quot;=&gt;&quot;&amp;[.BS13]&amp;&quot;,&quot;)">
            <text:p/>
          </table:table-cell>
          <table:table-cell table:formula="of:=IF([.BT13]=0;&quot;&quot;;&quot;&quot;&amp;[.BT$1]&amp;&quot;=&gt;&quot;&amp;[.BT1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Chronicles.A1">1 Chronicles</text:a></text:span></text:p>
          </table:table-cell>
          <table:table-cell office:value-type="float" office:value="942">
            <text:p>942</text:p>
          </table:table-cell>
          <table:table-cell office:value-type="string">
            <text:p>1Chr29:30 </text:p>
          </table:table-cell>
          <table:table-cell table:formula="of:=CONCATENATE(&quot;'&quot;&amp;[.A14]&amp;&quot;' =&gt; array( 'chapters'=&gt;&quot;&amp;[.E14]&amp;&quot;, 'verses'=&gt;&quot;&amp;[.F14]&amp;&quot;,&quot;; [.BX14]; &quot; ),&quot;)" office:value-type="string" office:string-value="'1 Chronicles' =&gt; array( 'chapters'=&gt;29, 'verses'=&gt;943,1=&gt;54,2=&gt;55,3=&gt;24,4=&gt;43,5=&gt;41,6=&gt;66,7=&gt;40,8=&gt;40,9=&gt;44,10=&gt;14,11=&gt;47,12=&gt;41,13=&gt;14,14=&gt;17,15=&gt;29,16=&gt;43,17=&gt;27,18=&gt;17,19=&gt;19,20=&gt;8,21=&gt;30,22=&gt;19,23=&gt;32,24=&gt;31,25=&gt;31,26=&gt;32,27=&gt;34,28=&gt;21,28=&gt;21,29=&gt;30, ),">
            <text:p>'1 Chronicles' =&gt; array( 'chapters'=&gt;29, 'verses'=&gt;943,1=&gt;54,2=&gt;55,3=&gt;24,4=&gt;43,5=&gt;41,6=&gt;66,7=&gt;40,8=&gt;40,9=&gt;44,10=&gt;14,11=&gt;47,12=&gt;41,13=&gt;14,14=&gt;17,15=&gt;29,16=&gt;43,17=&gt;27,18=&gt;17,19=&gt;19,20=&gt;8,21=&gt;30,22=&gt;19,23=&gt;32,24=&gt;31,25=&gt;31,26=&gt;32,27=&gt;34,28=&gt;21,28=&gt;21,29=&gt;30, ),</text:p>
          </table:table-cell>
          <table:table-cell office:value-type="float" office:value="29">
            <text:p>29</text:p>
          </table:table-cell>
          <table:table-cell table:formula="of:=SUM([.G14:.BT14])" office:value-type="float" office:value="943">
            <text:p>94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6">
            <text:p>66</text:p>
          </table:table-cell>
          <table:table-cell table:number-columns-repeated="2" table:style-name="ce1" office:value-type="float" office:value="40">
            <text:p>4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number-columns-repeated="2"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number-columns-repeated="37"/>
          <table:table-cell table:formula="of:=CONCATENATE([.BY14];[.BZ14];[.CA14];[.CB14];[.CC14];[.CD14];[.CE14];[.CF14];[.CG14];[.CH14];[.CI14];[.CJ14];[.CK14];[.CL14];[.CM14];[.CN14];[.CO14];[.CP14];[.CQ14];[.CR14];[.CS14];[.CT14];[.CU14];[.CV14];[.CW14];[.CX14];[.CY14];[.CZ14])" office:value-type="string" office:string-value="1=&gt;54,2=&gt;55,3=&gt;24,4=&gt;43,5=&gt;41,6=&gt;66,7=&gt;40,8=&gt;40,9=&gt;44,10=&gt;14,11=&gt;47,12=&gt;41,13=&gt;14,14=&gt;17,15=&gt;29,16=&gt;43,17=&gt;27,18=&gt;17,19=&gt;19,20=&gt;8,21=&gt;30,22=&gt;19,23=&gt;32,24=&gt;31,25=&gt;31,26=&gt;32,27=&gt;34,28=&gt;21,">
            <text:p>1=&gt;54,2=&gt;55,3=&gt;24,4=&gt;43,5=&gt;41,6=&gt;66,7=&gt;40,8=&gt;40,9=&gt;44,10=&gt;14,11=&gt;47,12=&gt;41,13=&gt;14,14=&gt;17,15=&gt;29,16=&gt;43,17=&gt;27,18=&gt;17,19=&gt;19,20=&gt;8,21=&gt;30,22=&gt;19,23=&gt;32,24=&gt;31,25=&gt;31,26=&gt;32,27=&gt;34,28=&gt;21,</text:p>
          </table:table-cell>
          <table:table-cell table:formula="of:=CONCATENATE([.CZ14];[.DA14];[.DB14];[.DC14];[.DD14];[.DE14];[.DF14];[.DG14];[.DH14];[.DI14];[.DJ14];[.DK14];[.DL14];[.DM14];[.DN14];[.DO14];[.DP14];[.DQ14];[.DR14];[.DS14];[.DT14];[.DU14];[.DV14];[.DW14];[.DX14];[.DY14];[.DZ14])" office:value-type="string" office:string-value="28=&gt;21,29=&gt;30,">
            <text:p>28=&gt;21,29=&gt;30,</text:p>
          </table:table-cell>
          <table:table-cell table:formula="of:=CONCATENATE([.EA14];[.EB14];[.EC14];[.ED14];[.EE14];[.EF14];[.EG14];[.EH14];[.EI14];[.EJ14];[.EK14];[.EL14])">
            <text:p/>
          </table:table-cell>
          <table:table-cell table:formula="of:=CONCATENATE([.BU14];[.BV14];[.BW14])" office:value-type="string" office:string-value="1=&gt;54,2=&gt;55,3=&gt;24,4=&gt;43,5=&gt;41,6=&gt;66,7=&gt;40,8=&gt;40,9=&gt;44,10=&gt;14,11=&gt;47,12=&gt;41,13=&gt;14,14=&gt;17,15=&gt;29,16=&gt;43,17=&gt;27,18=&gt;17,19=&gt;19,20=&gt;8,21=&gt;30,22=&gt;19,23=&gt;32,24=&gt;31,25=&gt;31,26=&gt;32,27=&gt;34,28=&gt;21,28=&gt;21,29=&gt;30,">
            <text:p>1=&gt;54,2=&gt;55,3=&gt;24,4=&gt;43,5=&gt;41,6=&gt;66,7=&gt;40,8=&gt;40,9=&gt;44,10=&gt;14,11=&gt;47,12=&gt;41,13=&gt;14,14=&gt;17,15=&gt;29,16=&gt;43,17=&gt;27,18=&gt;17,19=&gt;19,20=&gt;8,21=&gt;30,22=&gt;19,23=&gt;32,24=&gt;31,25=&gt;31,26=&gt;32,27=&gt;34,28=&gt;21,28=&gt;21,29=&gt;30,</text:p>
          </table:table-cell>
          <table:table-cell table:formula="of:=IF([.G14]=0;&quot;&quot;;&quot;&quot;&amp;[.G$1]&amp;&quot;=&gt;&quot;&amp;[.G14]&amp;&quot;,&quot;)" office:value-type="string" office:string-value="1=&gt;54,">
            <text:p>1=&gt;54,</text:p>
          </table:table-cell>
          <table:table-cell table:formula="of:=IF([.H14]=0;&quot;&quot;;&quot;&quot;&amp;[.H$1]&amp;&quot;=&gt;&quot;&amp;[.H14]&amp;&quot;,&quot;)" office:value-type="string" office:string-value="2=&gt;55,">
            <text:p>2=&gt;55,</text:p>
          </table:table-cell>
          <table:table-cell table:formula="of:=IF([.I14]=0;&quot;&quot;;&quot;&quot;&amp;[.I$1]&amp;&quot;=&gt;&quot;&amp;[.I14]&amp;&quot;,&quot;)" office:value-type="string" office:string-value="3=&gt;24,">
            <text:p>3=&gt;24,</text:p>
          </table:table-cell>
          <table:table-cell table:formula="of:=IF([.J14]=0;&quot;&quot;;&quot;&quot;&amp;[.J$1]&amp;&quot;=&gt;&quot;&amp;[.J14]&amp;&quot;,&quot;)" office:value-type="string" office:string-value="4=&gt;43,">
            <text:p>4=&gt;43,</text:p>
          </table:table-cell>
          <table:table-cell table:formula="of:=IF([.K14]=0;&quot;&quot;;&quot;&quot;&amp;[.K$1]&amp;&quot;=&gt;&quot;&amp;[.K14]&amp;&quot;,&quot;)" office:value-type="string" office:string-value="5=&gt;41,">
            <text:p>5=&gt;41,</text:p>
          </table:table-cell>
          <table:table-cell table:formula="of:=IF([.L14]=0;&quot;&quot;;&quot;&quot;&amp;[.L$1]&amp;&quot;=&gt;&quot;&amp;[.L14]&amp;&quot;,&quot;)" office:value-type="string" office:string-value="6=&gt;66,">
            <text:p>6=&gt;66,</text:p>
          </table:table-cell>
          <table:table-cell table:formula="of:=IF([.M14]=0;&quot;&quot;;&quot;&quot;&amp;[.M$1]&amp;&quot;=&gt;&quot;&amp;[.M14]&amp;&quot;,&quot;)" office:value-type="string" office:string-value="7=&gt;40,">
            <text:p>7=&gt;40,</text:p>
          </table:table-cell>
          <table:table-cell table:formula="of:=IF([.N14]=0;&quot;&quot;;&quot;&quot;&amp;[.N$1]&amp;&quot;=&gt;&quot;&amp;[.N14]&amp;&quot;,&quot;)" office:value-type="string" office:string-value="8=&gt;40,">
            <text:p>8=&gt;40,</text:p>
          </table:table-cell>
          <table:table-cell table:formula="of:=IF([.O14]=0;&quot;&quot;;&quot;&quot;&amp;[.O$1]&amp;&quot;=&gt;&quot;&amp;[.O14]&amp;&quot;,&quot;)" office:value-type="string" office:string-value="9=&gt;44,">
            <text:p>9=&gt;44,</text:p>
          </table:table-cell>
          <table:table-cell table:formula="of:=IF([.P14]=0;&quot;&quot;;&quot;&quot;&amp;[.P$1]&amp;&quot;=&gt;&quot;&amp;[.P14]&amp;&quot;,&quot;)" office:value-type="string" office:string-value="10=&gt;14,">
            <text:p>10=&gt;14,</text:p>
          </table:table-cell>
          <table:table-cell table:formula="of:=IF([.Q14]=0;&quot;&quot;;&quot;&quot;&amp;[.Q$1]&amp;&quot;=&gt;&quot;&amp;[.Q14]&amp;&quot;,&quot;)" office:value-type="string" office:string-value="11=&gt;47,">
            <text:p>11=&gt;47,</text:p>
          </table:table-cell>
          <table:table-cell table:formula="of:=IF([.R14]=0;&quot;&quot;;&quot;&quot;&amp;[.R$1]&amp;&quot;=&gt;&quot;&amp;[.R14]&amp;&quot;,&quot;)" office:value-type="string" office:string-value="12=&gt;41,">
            <text:p>12=&gt;41,</text:p>
          </table:table-cell>
          <table:table-cell table:formula="of:=IF([.S14]=0;&quot;&quot;;&quot;&quot;&amp;[.S$1]&amp;&quot;=&gt;&quot;&amp;[.S14]&amp;&quot;,&quot;)" office:value-type="string" office:string-value="13=&gt;14,">
            <text:p>13=&gt;14,</text:p>
          </table:table-cell>
          <table:table-cell table:formula="of:=IF([.T14]=0;&quot;&quot;;&quot;&quot;&amp;[.T$1]&amp;&quot;=&gt;&quot;&amp;[.T14]&amp;&quot;,&quot;)" office:value-type="string" office:string-value="14=&gt;17,">
            <text:p>14=&gt;17,</text:p>
          </table:table-cell>
          <table:table-cell table:formula="of:=IF([.U14]=0;&quot;&quot;;&quot;&quot;&amp;[.U$1]&amp;&quot;=&gt;&quot;&amp;[.U14]&amp;&quot;,&quot;)" office:value-type="string" office:string-value="15=&gt;29,">
            <text:p>15=&gt;29,</text:p>
          </table:table-cell>
          <table:table-cell table:formula="of:=IF([.V14]=0;&quot;&quot;;&quot;&quot;&amp;[.V$1]&amp;&quot;=&gt;&quot;&amp;[.V14]&amp;&quot;,&quot;)" office:value-type="string" office:string-value="16=&gt;43,">
            <text:p>16=&gt;43,</text:p>
          </table:table-cell>
          <table:table-cell table:formula="of:=IF([.W14]=0;&quot;&quot;;&quot;&quot;&amp;[.W$1]&amp;&quot;=&gt;&quot;&amp;[.W14]&amp;&quot;,&quot;)" office:value-type="string" office:string-value="17=&gt;27,">
            <text:p>17=&gt;27,</text:p>
          </table:table-cell>
          <table:table-cell table:formula="of:=IF([.X14]=0;&quot;&quot;;&quot;&quot;&amp;[.X$1]&amp;&quot;=&gt;&quot;&amp;[.X14]&amp;&quot;,&quot;)" office:value-type="string" office:string-value="18=&gt;17,">
            <text:p>18=&gt;17,</text:p>
          </table:table-cell>
          <table:table-cell table:formula="of:=IF([.Y14]=0;&quot;&quot;;&quot;&quot;&amp;[.Y$1]&amp;&quot;=&gt;&quot;&amp;[.Y14]&amp;&quot;,&quot;)" office:value-type="string" office:string-value="19=&gt;19,">
            <text:p>19=&gt;19,</text:p>
          </table:table-cell>
          <table:table-cell table:formula="of:=IF([.Z14]=0;&quot;&quot;;&quot;&quot;&amp;[.Z$1]&amp;&quot;=&gt;&quot;&amp;[.Z14]&amp;&quot;,&quot;)" office:value-type="string" office:string-value="20=&gt;8,">
            <text:p>20=&gt;8,</text:p>
          </table:table-cell>
          <table:table-cell table:formula="of:=IF([.AA14]=0;&quot;&quot;;&quot;&quot;&amp;[.AA$1]&amp;&quot;=&gt;&quot;&amp;[.AA14]&amp;&quot;,&quot;)" office:value-type="string" office:string-value="21=&gt;30,">
            <text:p>21=&gt;30,</text:p>
          </table:table-cell>
          <table:table-cell table:formula="of:=IF([.AB14]=0;&quot;&quot;;&quot;&quot;&amp;[.AB$1]&amp;&quot;=&gt;&quot;&amp;[.AB14]&amp;&quot;,&quot;)" office:value-type="string" office:string-value="22=&gt;19,">
            <text:p>22=&gt;19,</text:p>
          </table:table-cell>
          <table:table-cell table:formula="of:=IF([.AC14]=0;&quot;&quot;;&quot;&quot;&amp;[.AC$1]&amp;&quot;=&gt;&quot;&amp;[.AC14]&amp;&quot;,&quot;)" office:value-type="string" office:string-value="23=&gt;32,">
            <text:p>23=&gt;32,</text:p>
          </table:table-cell>
          <table:table-cell table:formula="of:=IF([.AD14]=0;&quot;&quot;;&quot;&quot;&amp;[.AD$1]&amp;&quot;=&gt;&quot;&amp;[.AD14]&amp;&quot;,&quot;)" office:value-type="string" office:string-value="24=&gt;31,">
            <text:p>24=&gt;31,</text:p>
          </table:table-cell>
          <table:table-cell table:formula="of:=IF([.AE14]=0;&quot;&quot;;&quot;&quot;&amp;[.AE$1]&amp;&quot;=&gt;&quot;&amp;[.AE14]&amp;&quot;,&quot;)" office:value-type="string" office:string-value="25=&gt;31,">
            <text:p>25=&gt;31,</text:p>
          </table:table-cell>
          <table:table-cell table:formula="of:=IF([.AF14]=0;&quot;&quot;;&quot;&quot;&amp;[.AF$1]&amp;&quot;=&gt;&quot;&amp;[.AF14]&amp;&quot;,&quot;)" office:value-type="string" office:string-value="26=&gt;32,">
            <text:p>26=&gt;32,</text:p>
          </table:table-cell>
          <table:table-cell table:formula="of:=IF([.AG14]=0;&quot;&quot;;&quot;&quot;&amp;[.AG$1]&amp;&quot;=&gt;&quot;&amp;[.AG14]&amp;&quot;,&quot;)" office:value-type="string" office:string-value="27=&gt;34,">
            <text:p>27=&gt;34,</text:p>
          </table:table-cell>
          <table:table-cell table:formula="of:=IF([.AH14]=0;&quot;&quot;;&quot;&quot;&amp;[.AH$1]&amp;&quot;=&gt;&quot;&amp;[.AH14]&amp;&quot;,&quot;)" office:value-type="string" office:string-value="28=&gt;21,">
            <text:p>28=&gt;21,</text:p>
          </table:table-cell>
          <table:table-cell table:formula="of:=IF([.AI14]=0;&quot;&quot;;&quot;&quot;&amp;[.AI$1]&amp;&quot;=&gt;&quot;&amp;[.AI14]&amp;&quot;,&quot;)" office:value-type="string" office:string-value="29=&gt;30,">
            <text:p>29=&gt;30,</text:p>
          </table:table-cell>
          <table:table-cell table:formula="of:=IF([.AJ14]=0;&quot;&quot;;&quot;&quot;&amp;[.AJ$1]&amp;&quot;=&gt;&quot;&amp;[.AJ14]&amp;&quot;,&quot;)">
            <text:p/>
          </table:table-cell>
          <table:table-cell table:formula="of:=IF([.AK14]=0;&quot;&quot;;&quot;&quot;&amp;[.AK$1]&amp;&quot;=&gt;&quot;&amp;[.AK14]&amp;&quot;,&quot;)">
            <text:p/>
          </table:table-cell>
          <table:table-cell table:formula="of:=IF([.AL14]=0;&quot;&quot;;&quot;&quot;&amp;[.AL$1]&amp;&quot;=&gt;&quot;&amp;[.AL14]&amp;&quot;,&quot;)">
            <text:p/>
          </table:table-cell>
          <table:table-cell table:formula="of:=IF([.AM14]=0;&quot;&quot;;&quot;&quot;&amp;[.AM$1]&amp;&quot;=&gt;&quot;&amp;[.AM14]&amp;&quot;,&quot;)">
            <text:p/>
          </table:table-cell>
          <table:table-cell table:formula="of:=IF([.AN14]=0;&quot;&quot;;&quot;&quot;&amp;[.AN$1]&amp;&quot;=&gt;&quot;&amp;[.AN14]&amp;&quot;,&quot;)">
            <text:p/>
          </table:table-cell>
          <table:table-cell table:formula="of:=IF([.AO14]=0;&quot;&quot;;&quot;&quot;&amp;[.AO$1]&amp;&quot;=&gt;&quot;&amp;[.AO14]&amp;&quot;,&quot;)">
            <text:p/>
          </table:table-cell>
          <table:table-cell table:formula="of:=IF([.AP14]=0;&quot;&quot;;&quot;&quot;&amp;[.AP$1]&amp;&quot;=&gt;&quot;&amp;[.AP14]&amp;&quot;,&quot;)">
            <text:p/>
          </table:table-cell>
          <table:table-cell table:formula="of:=IF([.AQ14]=0;&quot;&quot;;&quot;&quot;&amp;[.AQ$1]&amp;&quot;=&gt;&quot;&amp;[.AQ14]&amp;&quot;,&quot;)">
            <text:p/>
          </table:table-cell>
          <table:table-cell table:formula="of:=IF([.AR14]=0;&quot;&quot;;&quot;&quot;&amp;[.AR$1]&amp;&quot;=&gt;&quot;&amp;[.AR14]&amp;&quot;,&quot;)">
            <text:p/>
          </table:table-cell>
          <table:table-cell table:formula="of:=IF([.AS14]=0;&quot;&quot;;&quot;&quot;&amp;[.AS$1]&amp;&quot;=&gt;&quot;&amp;[.AS14]&amp;&quot;,&quot;)">
            <text:p/>
          </table:table-cell>
          <table:table-cell table:formula="of:=IF([.AT14]=0;&quot;&quot;;&quot;&quot;&amp;[.AT$1]&amp;&quot;=&gt;&quot;&amp;[.AT14]&amp;&quot;,&quot;)">
            <text:p/>
          </table:table-cell>
          <table:table-cell table:formula="of:=IF([.AU14]=0;&quot;&quot;;&quot;&quot;&amp;[.AU$1]&amp;&quot;=&gt;&quot;&amp;[.AU14]&amp;&quot;,&quot;)">
            <text:p/>
          </table:table-cell>
          <table:table-cell table:formula="of:=IF([.AV14]=0;&quot;&quot;;&quot;&quot;&amp;[.AV$1]&amp;&quot;=&gt;&quot;&amp;[.AV14]&amp;&quot;,&quot;)">
            <text:p/>
          </table:table-cell>
          <table:table-cell table:formula="of:=IF([.AW14]=0;&quot;&quot;;&quot;&quot;&amp;[.AW$1]&amp;&quot;=&gt;&quot;&amp;[.AW14]&amp;&quot;,&quot;)">
            <text:p/>
          </table:table-cell>
          <table:table-cell table:formula="of:=IF([.AX14]=0;&quot;&quot;;&quot;&quot;&amp;[.AX$1]&amp;&quot;=&gt;&quot;&amp;[.AX14]&amp;&quot;,&quot;)">
            <text:p/>
          </table:table-cell>
          <table:table-cell table:formula="of:=IF([.AY14]=0;&quot;&quot;;&quot;&quot;&amp;[.AY$1]&amp;&quot;=&gt;&quot;&amp;[.AY14]&amp;&quot;,&quot;)">
            <text:p/>
          </table:table-cell>
          <table:table-cell table:formula="of:=IF([.AZ14]=0;&quot;&quot;;&quot;&quot;&amp;[.AZ$1]&amp;&quot;=&gt;&quot;&amp;[.AZ14]&amp;&quot;,&quot;)">
            <text:p/>
          </table:table-cell>
          <table:table-cell table:formula="of:=IF([.BA14]=0;&quot;&quot;;&quot;&quot;&amp;[.BA$1]&amp;&quot;=&gt;&quot;&amp;[.BA14]&amp;&quot;,&quot;)">
            <text:p/>
          </table:table-cell>
          <table:table-cell table:formula="of:=IF([.BB14]=0;&quot;&quot;;&quot;&quot;&amp;[.BB$1]&amp;&quot;=&gt;&quot;&amp;[.BB14]&amp;&quot;,&quot;)">
            <text:p/>
          </table:table-cell>
          <table:table-cell table:formula="of:=IF([.BC14]=0;&quot;&quot;;&quot;&quot;&amp;[.BC$1]&amp;&quot;=&gt;&quot;&amp;[.BC14]&amp;&quot;,&quot;)">
            <text:p/>
          </table:table-cell>
          <table:table-cell table:formula="of:=IF([.BD14]=0;&quot;&quot;;&quot;&quot;&amp;[.BD$1]&amp;&quot;=&gt;&quot;&amp;[.BD14]&amp;&quot;,&quot;)">
            <text:p/>
          </table:table-cell>
          <table:table-cell table:formula="of:=IF([.BE14]=0;&quot;&quot;;&quot;&quot;&amp;[.BE$1]&amp;&quot;=&gt;&quot;&amp;[.BE14]&amp;&quot;,&quot;)">
            <text:p/>
          </table:table-cell>
          <table:table-cell table:formula="of:=IF([.BF14]=0;&quot;&quot;;&quot;&quot;&amp;[.BF$1]&amp;&quot;=&gt;&quot;&amp;[.BF14]&amp;&quot;,&quot;)">
            <text:p/>
          </table:table-cell>
          <table:table-cell table:formula="of:=IF([.BG14]=0;&quot;&quot;;&quot;&quot;&amp;[.BG$1]&amp;&quot;=&gt;&quot;&amp;[.BG14]&amp;&quot;,&quot;)">
            <text:p/>
          </table:table-cell>
          <table:table-cell table:formula="of:=IF([.BH14]=0;&quot;&quot;;&quot;&quot;&amp;[.BH$1]&amp;&quot;=&gt;&quot;&amp;[.BH14]&amp;&quot;,&quot;)">
            <text:p/>
          </table:table-cell>
          <table:table-cell table:formula="of:=IF([.BI14]=0;&quot;&quot;;&quot;&quot;&amp;[.BI$1]&amp;&quot;=&gt;&quot;&amp;[.BI14]&amp;&quot;,&quot;)">
            <text:p/>
          </table:table-cell>
          <table:table-cell table:formula="of:=IF([.BJ14]=0;&quot;&quot;;&quot;&quot;&amp;[.BJ$1]&amp;&quot;=&gt;&quot;&amp;[.BJ14]&amp;&quot;,&quot;)">
            <text:p/>
          </table:table-cell>
          <table:table-cell table:formula="of:=IF([.BK14]=0;&quot;&quot;;&quot;&quot;&amp;[.BK$1]&amp;&quot;=&gt;&quot;&amp;[.BK14]&amp;&quot;,&quot;)">
            <text:p/>
          </table:table-cell>
          <table:table-cell table:formula="of:=IF([.BL14]=0;&quot;&quot;;&quot;&quot;&amp;[.BL$1]&amp;&quot;=&gt;&quot;&amp;[.BL14]&amp;&quot;,&quot;)">
            <text:p/>
          </table:table-cell>
          <table:table-cell table:formula="of:=IF([.BM14]=0;&quot;&quot;;&quot;&quot;&amp;[.BM$1]&amp;&quot;=&gt;&quot;&amp;[.BM14]&amp;&quot;,&quot;)">
            <text:p/>
          </table:table-cell>
          <table:table-cell table:formula="of:=IF([.BN14]=0;&quot;&quot;;&quot;&quot;&amp;[.BN$1]&amp;&quot;=&gt;&quot;&amp;[.BN14]&amp;&quot;,&quot;)">
            <text:p/>
          </table:table-cell>
          <table:table-cell table:formula="of:=IF([.BO14]=0;&quot;&quot;;&quot;&quot;&amp;[.BO$1]&amp;&quot;=&gt;&quot;&amp;[.BO14]&amp;&quot;,&quot;)">
            <text:p/>
          </table:table-cell>
          <table:table-cell table:formula="of:=IF([.BP14]=0;&quot;&quot;;&quot;&quot;&amp;[.BP$1]&amp;&quot;=&gt;&quot;&amp;[.BP14]&amp;&quot;,&quot;)">
            <text:p/>
          </table:table-cell>
          <table:table-cell table:formula="of:=IF([.BQ14]=0;&quot;&quot;;&quot;&quot;&amp;[.BQ$1]&amp;&quot;=&gt;&quot;&amp;[.BQ14]&amp;&quot;,&quot;)">
            <text:p/>
          </table:table-cell>
          <table:table-cell table:formula="of:=IF([.BR14]=0;&quot;&quot;;&quot;&quot;&amp;[.BR$1]&amp;&quot;=&gt;&quot;&amp;[.BR14]&amp;&quot;,&quot;)">
            <text:p/>
          </table:table-cell>
          <table:table-cell table:formula="of:=IF([.BS14]=0;&quot;&quot;;&quot;&quot;&amp;[.BS$1]&amp;&quot;=&gt;&quot;&amp;[.BS14]&amp;&quot;,&quot;)">
            <text:p/>
          </table:table-cell>
          <table:table-cell table:formula="of:=IF([.BT14]=0;&quot;&quot;;&quot;&quot;&amp;[.BT$1]&amp;&quot;=&gt;&quot;&amp;[.BT1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Chronicles.A1">2 Chronicles</text:a></text:span></text:p>
          </table:table-cell>
          <table:table-cell office:value-type="float" office:value="822">
            <text:p>822</text:p>
          </table:table-cell>
          <table:table-cell office:value-type="string">
            <text:p>2Chr36:23 </text:p>
          </table:table-cell>
          <table:table-cell table:formula="of:=CONCATENATE(&quot;'&quot;&amp;[.A15]&amp;&quot;' =&gt; array( 'chapters'=&gt;&quot;&amp;[.E15]&amp;&quot;, 'verses'=&gt;&quot;&amp;[.F15]&amp;&quot;,&quot;; [.BX15]; &quot; ),&quot;)" office:value-type="string" office:string-value="'2 Chronicles' =&gt; array( 'chapters'=&gt;36, 'verses'=&gt;822,1=&gt;18,2=&gt;17,3=&gt;17,4=&gt;22,5=&gt;14,6=&gt;42,7=&gt;22,8=&gt;18,9=&gt;31,10=&gt;19,11=&gt;23,12=&gt;16,13=&gt;23,14=&gt;14,15=&gt;19,16=&gt;14,17=&gt;19,18=&gt;34,19=&gt;11,20=&gt;37,21=&gt;20,22=&gt;12,23=&gt;21,24=&gt;27,25=&gt;28,26=&gt;23,27=&gt;9,28=&gt;27,28=&gt;27,29=&gt;36,30=&gt;27,31=&gt;21,32=&gt;33,33=&gt;25,34=&gt;33,35=&gt;27,36=&gt;23, ),">
            <text:p>'2 Chronicles' =&gt; array( 'chapters'=&gt;36, 'verses'=&gt;822,1=&gt;18,2=&gt;17,3=&gt;17,4=&gt;22,5=&gt;14,6=&gt;42,7=&gt;22,8=&gt;18,9=&gt;31,10=&gt;19,11=&gt;23,12=&gt;16,13=&gt;23,14=&gt;14,15=&gt;19,16=&gt;14,17=&gt;19,18=&gt;34,19=&gt;11,20=&gt;37,21=&gt;20,22=&gt;12,23=&gt;21,24=&gt;27,25=&gt;28,26=&gt;23,27=&gt;9,28=&gt;27,28=&gt;27,29=&gt;36,30=&gt;27,31=&gt;21,32=&gt;33,33=&gt;25,34=&gt;33,35=&gt;27,36=&gt;23, ),</text:p>
          </table:table-cell>
          <table:table-cell office:value-type="float" office:value="36">
            <text:p>36</text:p>
          </table:table-cell>
          <table:table-cell table:formula="of:=SUM([.G15:.BT15])" office:value-type="float" office:value="822">
            <text:p>822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3">
            <text:p>23</text:p>
          </table:table-cell>
          <table:table-cell table:number-columns-repeated="30"/>
          <table:table-cell table:formula="of:=CONCATENATE([.BY15];[.BZ15];[.CA15];[.CB15];[.CC15];[.CD15];[.CE15];[.CF15];[.CG15];[.CH15];[.CI15];[.CJ15];[.CK15];[.CL15];[.CM15];[.CN15];[.CO15];[.CP15];[.CQ15];[.CR15];[.CS15];[.CT15];[.CU15];[.CV15];[.CW15];[.CX15];[.CY15];[.CZ15])" office:value-type="string" office:string-value="1=&gt;18,2=&gt;17,3=&gt;17,4=&gt;22,5=&gt;14,6=&gt;42,7=&gt;22,8=&gt;18,9=&gt;31,10=&gt;19,11=&gt;23,12=&gt;16,13=&gt;23,14=&gt;14,15=&gt;19,16=&gt;14,17=&gt;19,18=&gt;34,19=&gt;11,20=&gt;37,21=&gt;20,22=&gt;12,23=&gt;21,24=&gt;27,25=&gt;28,26=&gt;23,27=&gt;9,28=&gt;27,">
            <text:p>1=&gt;18,2=&gt;17,3=&gt;17,4=&gt;22,5=&gt;14,6=&gt;42,7=&gt;22,8=&gt;18,9=&gt;31,10=&gt;19,11=&gt;23,12=&gt;16,13=&gt;23,14=&gt;14,15=&gt;19,16=&gt;14,17=&gt;19,18=&gt;34,19=&gt;11,20=&gt;37,21=&gt;20,22=&gt;12,23=&gt;21,24=&gt;27,25=&gt;28,26=&gt;23,27=&gt;9,28=&gt;27,</text:p>
          </table:table-cell>
          <table:table-cell table:formula="of:=CONCATENATE([.CZ15];[.DA15];[.DB15];[.DC15];[.DD15];[.DE15];[.DF15];[.DG15];[.DH15];[.DI15];[.DJ15];[.DK15];[.DL15];[.DM15];[.DN15];[.DO15];[.DP15];[.DQ15];[.DR15];[.DS15];[.DT15];[.DU15];[.DV15];[.DW15];[.DX15];[.DY15];[.DZ15])" office:value-type="string" office:string-value="28=&gt;27,29=&gt;36,30=&gt;27,31=&gt;21,32=&gt;33,33=&gt;25,34=&gt;33,35=&gt;27,36=&gt;23,">
            <text:p>28=&gt;27,29=&gt;36,30=&gt;27,31=&gt;21,32=&gt;33,33=&gt;25,34=&gt;33,35=&gt;27,36=&gt;23,</text:p>
          </table:table-cell>
          <table:table-cell table:formula="of:=CONCATENATE([.EA15];[.EB15];[.EC15];[.ED15];[.EE15];[.EF15];[.EG15];[.EH15];[.EI15];[.EJ15];[.EK15];[.EL15])">
            <text:p/>
          </table:table-cell>
          <table:table-cell table:formula="of:=CONCATENATE([.BU15];[.BV15];[.BW15])" office:value-type="string" office:string-value="1=&gt;18,2=&gt;17,3=&gt;17,4=&gt;22,5=&gt;14,6=&gt;42,7=&gt;22,8=&gt;18,9=&gt;31,10=&gt;19,11=&gt;23,12=&gt;16,13=&gt;23,14=&gt;14,15=&gt;19,16=&gt;14,17=&gt;19,18=&gt;34,19=&gt;11,20=&gt;37,21=&gt;20,22=&gt;12,23=&gt;21,24=&gt;27,25=&gt;28,26=&gt;23,27=&gt;9,28=&gt;27,28=&gt;27,29=&gt;36,30=&gt;27,31=&gt;21,32=&gt;33,33=&gt;25,34=&gt;33,35=&gt;27,36=&gt;23,">
            <text:p>1=&gt;18,2=&gt;17,3=&gt;17,4=&gt;22,5=&gt;14,6=&gt;42,7=&gt;22,8=&gt;18,9=&gt;31,10=&gt;19,11=&gt;23,12=&gt;16,13=&gt;23,14=&gt;14,15=&gt;19,16=&gt;14,17=&gt;19,18=&gt;34,19=&gt;11,20=&gt;37,21=&gt;20,22=&gt;12,23=&gt;21,24=&gt;27,25=&gt;28,26=&gt;23,27=&gt;9,28=&gt;27,28=&gt;27,29=&gt;36,30=&gt;27,31=&gt;21,32=&gt;33,33=&gt;25,34=&gt;33,35=&gt;27,36=&gt;23,</text:p>
          </table:table-cell>
          <table:table-cell table:formula="of:=IF([.G15]=0;&quot;&quot;;&quot;&quot;&amp;[.G$1]&amp;&quot;=&gt;&quot;&amp;[.G15]&amp;&quot;,&quot;)" office:value-type="string" office:string-value="1=&gt;18,">
            <text:p>1=&gt;18,</text:p>
          </table:table-cell>
          <table:table-cell table:formula="of:=IF([.H15]=0;&quot;&quot;;&quot;&quot;&amp;[.H$1]&amp;&quot;=&gt;&quot;&amp;[.H15]&amp;&quot;,&quot;)" office:value-type="string" office:string-value="2=&gt;17,">
            <text:p>2=&gt;17,</text:p>
          </table:table-cell>
          <table:table-cell table:formula="of:=IF([.I15]=0;&quot;&quot;;&quot;&quot;&amp;[.I$1]&amp;&quot;=&gt;&quot;&amp;[.I15]&amp;&quot;,&quot;)" office:value-type="string" office:string-value="3=&gt;17,">
            <text:p>3=&gt;17,</text:p>
          </table:table-cell>
          <table:table-cell table:formula="of:=IF([.J15]=0;&quot;&quot;;&quot;&quot;&amp;[.J$1]&amp;&quot;=&gt;&quot;&amp;[.J15]&amp;&quot;,&quot;)" office:value-type="string" office:string-value="4=&gt;22,">
            <text:p>4=&gt;22,</text:p>
          </table:table-cell>
          <table:table-cell table:formula="of:=IF([.K15]=0;&quot;&quot;;&quot;&quot;&amp;[.K$1]&amp;&quot;=&gt;&quot;&amp;[.K15]&amp;&quot;,&quot;)" office:value-type="string" office:string-value="5=&gt;14,">
            <text:p>5=&gt;14,</text:p>
          </table:table-cell>
          <table:table-cell table:formula="of:=IF([.L15]=0;&quot;&quot;;&quot;&quot;&amp;[.L$1]&amp;&quot;=&gt;&quot;&amp;[.L15]&amp;&quot;,&quot;)" office:value-type="string" office:string-value="6=&gt;42,">
            <text:p>6=&gt;42,</text:p>
          </table:table-cell>
          <table:table-cell table:formula="of:=IF([.M15]=0;&quot;&quot;;&quot;&quot;&amp;[.M$1]&amp;&quot;=&gt;&quot;&amp;[.M15]&amp;&quot;,&quot;)" office:value-type="string" office:string-value="7=&gt;22,">
            <text:p>7=&gt;22,</text:p>
          </table:table-cell>
          <table:table-cell table:formula="of:=IF([.N15]=0;&quot;&quot;;&quot;&quot;&amp;[.N$1]&amp;&quot;=&gt;&quot;&amp;[.N15]&amp;&quot;,&quot;)" office:value-type="string" office:string-value="8=&gt;18,">
            <text:p>8=&gt;18,</text:p>
          </table:table-cell>
          <table:table-cell table:formula="of:=IF([.O15]=0;&quot;&quot;;&quot;&quot;&amp;[.O$1]&amp;&quot;=&gt;&quot;&amp;[.O15]&amp;&quot;,&quot;)" office:value-type="string" office:string-value="9=&gt;31,">
            <text:p>9=&gt;31,</text:p>
          </table:table-cell>
          <table:table-cell table:formula="of:=IF([.P15]=0;&quot;&quot;;&quot;&quot;&amp;[.P$1]&amp;&quot;=&gt;&quot;&amp;[.P15]&amp;&quot;,&quot;)" office:value-type="string" office:string-value="10=&gt;19,">
            <text:p>10=&gt;19,</text:p>
          </table:table-cell>
          <table:table-cell table:formula="of:=IF([.Q15]=0;&quot;&quot;;&quot;&quot;&amp;[.Q$1]&amp;&quot;=&gt;&quot;&amp;[.Q15]&amp;&quot;,&quot;)" office:value-type="string" office:string-value="11=&gt;23,">
            <text:p>11=&gt;23,</text:p>
          </table:table-cell>
          <table:table-cell table:formula="of:=IF([.R15]=0;&quot;&quot;;&quot;&quot;&amp;[.R$1]&amp;&quot;=&gt;&quot;&amp;[.R15]&amp;&quot;,&quot;)" office:value-type="string" office:string-value="12=&gt;16,">
            <text:p>12=&gt;16,</text:p>
          </table:table-cell>
          <table:table-cell table:formula="of:=IF([.S15]=0;&quot;&quot;;&quot;&quot;&amp;[.S$1]&amp;&quot;=&gt;&quot;&amp;[.S15]&amp;&quot;,&quot;)" office:value-type="string" office:string-value="13=&gt;23,">
            <text:p>13=&gt;23,</text:p>
          </table:table-cell>
          <table:table-cell table:formula="of:=IF([.T15]=0;&quot;&quot;;&quot;&quot;&amp;[.T$1]&amp;&quot;=&gt;&quot;&amp;[.T15]&amp;&quot;,&quot;)" office:value-type="string" office:string-value="14=&gt;14,">
            <text:p>14=&gt;14,</text:p>
          </table:table-cell>
          <table:table-cell table:formula="of:=IF([.U15]=0;&quot;&quot;;&quot;&quot;&amp;[.U$1]&amp;&quot;=&gt;&quot;&amp;[.U15]&amp;&quot;,&quot;)" office:value-type="string" office:string-value="15=&gt;19,">
            <text:p>15=&gt;19,</text:p>
          </table:table-cell>
          <table:table-cell table:formula="of:=IF([.V15]=0;&quot;&quot;;&quot;&quot;&amp;[.V$1]&amp;&quot;=&gt;&quot;&amp;[.V15]&amp;&quot;,&quot;)" office:value-type="string" office:string-value="16=&gt;14,">
            <text:p>16=&gt;14,</text:p>
          </table:table-cell>
          <table:table-cell table:formula="of:=IF([.W15]=0;&quot;&quot;;&quot;&quot;&amp;[.W$1]&amp;&quot;=&gt;&quot;&amp;[.W15]&amp;&quot;,&quot;)" office:value-type="string" office:string-value="17=&gt;19,">
            <text:p>17=&gt;19,</text:p>
          </table:table-cell>
          <table:table-cell table:formula="of:=IF([.X15]=0;&quot;&quot;;&quot;&quot;&amp;[.X$1]&amp;&quot;=&gt;&quot;&amp;[.X15]&amp;&quot;,&quot;)" office:value-type="string" office:string-value="18=&gt;34,">
            <text:p>18=&gt;34,</text:p>
          </table:table-cell>
          <table:table-cell table:formula="of:=IF([.Y15]=0;&quot;&quot;;&quot;&quot;&amp;[.Y$1]&amp;&quot;=&gt;&quot;&amp;[.Y15]&amp;&quot;,&quot;)" office:value-type="string" office:string-value="19=&gt;11,">
            <text:p>19=&gt;11,</text:p>
          </table:table-cell>
          <table:table-cell table:formula="of:=IF([.Z15]=0;&quot;&quot;;&quot;&quot;&amp;[.Z$1]&amp;&quot;=&gt;&quot;&amp;[.Z15]&amp;&quot;,&quot;)" office:value-type="string" office:string-value="20=&gt;37,">
            <text:p>20=&gt;37,</text:p>
          </table:table-cell>
          <table:table-cell table:formula="of:=IF([.AA15]=0;&quot;&quot;;&quot;&quot;&amp;[.AA$1]&amp;&quot;=&gt;&quot;&amp;[.AA15]&amp;&quot;,&quot;)" office:value-type="string" office:string-value="21=&gt;20,">
            <text:p>21=&gt;20,</text:p>
          </table:table-cell>
          <table:table-cell table:formula="of:=IF([.AB15]=0;&quot;&quot;;&quot;&quot;&amp;[.AB$1]&amp;&quot;=&gt;&quot;&amp;[.AB15]&amp;&quot;,&quot;)" office:value-type="string" office:string-value="22=&gt;12,">
            <text:p>22=&gt;12,</text:p>
          </table:table-cell>
          <table:table-cell table:formula="of:=IF([.AC15]=0;&quot;&quot;;&quot;&quot;&amp;[.AC$1]&amp;&quot;=&gt;&quot;&amp;[.AC15]&amp;&quot;,&quot;)" office:value-type="string" office:string-value="23=&gt;21,">
            <text:p>23=&gt;21,</text:p>
          </table:table-cell>
          <table:table-cell table:formula="of:=IF([.AD15]=0;&quot;&quot;;&quot;&quot;&amp;[.AD$1]&amp;&quot;=&gt;&quot;&amp;[.AD15]&amp;&quot;,&quot;)" office:value-type="string" office:string-value="24=&gt;27,">
            <text:p>24=&gt;27,</text:p>
          </table:table-cell>
          <table:table-cell table:formula="of:=IF([.AE15]=0;&quot;&quot;;&quot;&quot;&amp;[.AE$1]&amp;&quot;=&gt;&quot;&amp;[.AE15]&amp;&quot;,&quot;)" office:value-type="string" office:string-value="25=&gt;28,">
            <text:p>25=&gt;28,</text:p>
          </table:table-cell>
          <table:table-cell table:formula="of:=IF([.AF15]=0;&quot;&quot;;&quot;&quot;&amp;[.AF$1]&amp;&quot;=&gt;&quot;&amp;[.AF15]&amp;&quot;,&quot;)" office:value-type="string" office:string-value="26=&gt;23,">
            <text:p>26=&gt;23,</text:p>
          </table:table-cell>
          <table:table-cell table:formula="of:=IF([.AG15]=0;&quot;&quot;;&quot;&quot;&amp;[.AG$1]&amp;&quot;=&gt;&quot;&amp;[.AG15]&amp;&quot;,&quot;)" office:value-type="string" office:string-value="27=&gt;9,">
            <text:p>27=&gt;9,</text:p>
          </table:table-cell>
          <table:table-cell table:formula="of:=IF([.AH15]=0;&quot;&quot;;&quot;&quot;&amp;[.AH$1]&amp;&quot;=&gt;&quot;&amp;[.AH15]&amp;&quot;,&quot;)" office:value-type="string" office:string-value="28=&gt;27,">
            <text:p>28=&gt;27,</text:p>
          </table:table-cell>
          <table:table-cell table:formula="of:=IF([.AI15]=0;&quot;&quot;;&quot;&quot;&amp;[.AI$1]&amp;&quot;=&gt;&quot;&amp;[.AI15]&amp;&quot;,&quot;)" office:value-type="string" office:string-value="29=&gt;36,">
            <text:p>29=&gt;36,</text:p>
          </table:table-cell>
          <table:table-cell table:formula="of:=IF([.AJ15]=0;&quot;&quot;;&quot;&quot;&amp;[.AJ$1]&amp;&quot;=&gt;&quot;&amp;[.AJ15]&amp;&quot;,&quot;)" office:value-type="string" office:string-value="30=&gt;27,">
            <text:p>30=&gt;27,</text:p>
          </table:table-cell>
          <table:table-cell table:formula="of:=IF([.AK15]=0;&quot;&quot;;&quot;&quot;&amp;[.AK$1]&amp;&quot;=&gt;&quot;&amp;[.AK15]&amp;&quot;,&quot;)" office:value-type="string" office:string-value="31=&gt;21,">
            <text:p>31=&gt;21,</text:p>
          </table:table-cell>
          <table:table-cell table:formula="of:=IF([.AL15]=0;&quot;&quot;;&quot;&quot;&amp;[.AL$1]&amp;&quot;=&gt;&quot;&amp;[.AL15]&amp;&quot;,&quot;)" office:value-type="string" office:string-value="32=&gt;33,">
            <text:p>32=&gt;33,</text:p>
          </table:table-cell>
          <table:table-cell table:formula="of:=IF([.AM15]=0;&quot;&quot;;&quot;&quot;&amp;[.AM$1]&amp;&quot;=&gt;&quot;&amp;[.AM15]&amp;&quot;,&quot;)" office:value-type="string" office:string-value="33=&gt;25,">
            <text:p>33=&gt;25,</text:p>
          </table:table-cell>
          <table:table-cell table:formula="of:=IF([.AN15]=0;&quot;&quot;;&quot;&quot;&amp;[.AN$1]&amp;&quot;=&gt;&quot;&amp;[.AN15]&amp;&quot;,&quot;)" office:value-type="string" office:string-value="34=&gt;33,">
            <text:p>34=&gt;33,</text:p>
          </table:table-cell>
          <table:table-cell table:formula="of:=IF([.AO15]=0;&quot;&quot;;&quot;&quot;&amp;[.AO$1]&amp;&quot;=&gt;&quot;&amp;[.AO15]&amp;&quot;,&quot;)" office:value-type="string" office:string-value="35=&gt;27,">
            <text:p>35=&gt;27,</text:p>
          </table:table-cell>
          <table:table-cell table:formula="of:=IF([.AP15]=0;&quot;&quot;;&quot;&quot;&amp;[.AP$1]&amp;&quot;=&gt;&quot;&amp;[.AP15]&amp;&quot;,&quot;)" office:value-type="string" office:string-value="36=&gt;23,">
            <text:p>36=&gt;23,</text:p>
          </table:table-cell>
          <table:table-cell table:formula="of:=IF([.AQ15]=0;&quot;&quot;;&quot;&quot;&amp;[.AQ$1]&amp;&quot;=&gt;&quot;&amp;[.AQ15]&amp;&quot;,&quot;)">
            <text:p/>
          </table:table-cell>
          <table:table-cell table:formula="of:=IF([.AR15]=0;&quot;&quot;;&quot;&quot;&amp;[.AR$1]&amp;&quot;=&gt;&quot;&amp;[.AR15]&amp;&quot;,&quot;)">
            <text:p/>
          </table:table-cell>
          <table:table-cell table:formula="of:=IF([.AS15]=0;&quot;&quot;;&quot;&quot;&amp;[.AS$1]&amp;&quot;=&gt;&quot;&amp;[.AS15]&amp;&quot;,&quot;)">
            <text:p/>
          </table:table-cell>
          <table:table-cell table:formula="of:=IF([.AT15]=0;&quot;&quot;;&quot;&quot;&amp;[.AT$1]&amp;&quot;=&gt;&quot;&amp;[.AT15]&amp;&quot;,&quot;)">
            <text:p/>
          </table:table-cell>
          <table:table-cell table:formula="of:=IF([.AU15]=0;&quot;&quot;;&quot;&quot;&amp;[.AU$1]&amp;&quot;=&gt;&quot;&amp;[.AU15]&amp;&quot;,&quot;)">
            <text:p/>
          </table:table-cell>
          <table:table-cell table:formula="of:=IF([.AV15]=0;&quot;&quot;;&quot;&quot;&amp;[.AV$1]&amp;&quot;=&gt;&quot;&amp;[.AV15]&amp;&quot;,&quot;)">
            <text:p/>
          </table:table-cell>
          <table:table-cell table:formula="of:=IF([.AW15]=0;&quot;&quot;;&quot;&quot;&amp;[.AW$1]&amp;&quot;=&gt;&quot;&amp;[.AW15]&amp;&quot;,&quot;)">
            <text:p/>
          </table:table-cell>
          <table:table-cell table:formula="of:=IF([.AX15]=0;&quot;&quot;;&quot;&quot;&amp;[.AX$1]&amp;&quot;=&gt;&quot;&amp;[.AX15]&amp;&quot;,&quot;)">
            <text:p/>
          </table:table-cell>
          <table:table-cell table:formula="of:=IF([.AY15]=0;&quot;&quot;;&quot;&quot;&amp;[.AY$1]&amp;&quot;=&gt;&quot;&amp;[.AY15]&amp;&quot;,&quot;)">
            <text:p/>
          </table:table-cell>
          <table:table-cell table:formula="of:=IF([.AZ15]=0;&quot;&quot;;&quot;&quot;&amp;[.AZ$1]&amp;&quot;=&gt;&quot;&amp;[.AZ15]&amp;&quot;,&quot;)">
            <text:p/>
          </table:table-cell>
          <table:table-cell table:formula="of:=IF([.BA15]=0;&quot;&quot;;&quot;&quot;&amp;[.BA$1]&amp;&quot;=&gt;&quot;&amp;[.BA15]&amp;&quot;,&quot;)">
            <text:p/>
          </table:table-cell>
          <table:table-cell table:formula="of:=IF([.BB15]=0;&quot;&quot;;&quot;&quot;&amp;[.BB$1]&amp;&quot;=&gt;&quot;&amp;[.BB15]&amp;&quot;,&quot;)">
            <text:p/>
          </table:table-cell>
          <table:table-cell table:formula="of:=IF([.BC15]=0;&quot;&quot;;&quot;&quot;&amp;[.BC$1]&amp;&quot;=&gt;&quot;&amp;[.BC15]&amp;&quot;,&quot;)">
            <text:p/>
          </table:table-cell>
          <table:table-cell table:formula="of:=IF([.BD15]=0;&quot;&quot;;&quot;&quot;&amp;[.BD$1]&amp;&quot;=&gt;&quot;&amp;[.BD15]&amp;&quot;,&quot;)">
            <text:p/>
          </table:table-cell>
          <table:table-cell table:formula="of:=IF([.BE15]=0;&quot;&quot;;&quot;&quot;&amp;[.BE$1]&amp;&quot;=&gt;&quot;&amp;[.BE15]&amp;&quot;,&quot;)">
            <text:p/>
          </table:table-cell>
          <table:table-cell table:formula="of:=IF([.BF15]=0;&quot;&quot;;&quot;&quot;&amp;[.BF$1]&amp;&quot;=&gt;&quot;&amp;[.BF15]&amp;&quot;,&quot;)">
            <text:p/>
          </table:table-cell>
          <table:table-cell table:formula="of:=IF([.BG15]=0;&quot;&quot;;&quot;&quot;&amp;[.BG$1]&amp;&quot;=&gt;&quot;&amp;[.BG15]&amp;&quot;,&quot;)">
            <text:p/>
          </table:table-cell>
          <table:table-cell table:formula="of:=IF([.BH15]=0;&quot;&quot;;&quot;&quot;&amp;[.BH$1]&amp;&quot;=&gt;&quot;&amp;[.BH15]&amp;&quot;,&quot;)">
            <text:p/>
          </table:table-cell>
          <table:table-cell table:formula="of:=IF([.BI15]=0;&quot;&quot;;&quot;&quot;&amp;[.BI$1]&amp;&quot;=&gt;&quot;&amp;[.BI15]&amp;&quot;,&quot;)">
            <text:p/>
          </table:table-cell>
          <table:table-cell table:formula="of:=IF([.BJ15]=0;&quot;&quot;;&quot;&quot;&amp;[.BJ$1]&amp;&quot;=&gt;&quot;&amp;[.BJ15]&amp;&quot;,&quot;)">
            <text:p/>
          </table:table-cell>
          <table:table-cell table:formula="of:=IF([.BK15]=0;&quot;&quot;;&quot;&quot;&amp;[.BK$1]&amp;&quot;=&gt;&quot;&amp;[.BK15]&amp;&quot;,&quot;)">
            <text:p/>
          </table:table-cell>
          <table:table-cell table:formula="of:=IF([.BL15]=0;&quot;&quot;;&quot;&quot;&amp;[.BL$1]&amp;&quot;=&gt;&quot;&amp;[.BL15]&amp;&quot;,&quot;)">
            <text:p/>
          </table:table-cell>
          <table:table-cell table:formula="of:=IF([.BM15]=0;&quot;&quot;;&quot;&quot;&amp;[.BM$1]&amp;&quot;=&gt;&quot;&amp;[.BM15]&amp;&quot;,&quot;)">
            <text:p/>
          </table:table-cell>
          <table:table-cell table:formula="of:=IF([.BN15]=0;&quot;&quot;;&quot;&quot;&amp;[.BN$1]&amp;&quot;=&gt;&quot;&amp;[.BN15]&amp;&quot;,&quot;)">
            <text:p/>
          </table:table-cell>
          <table:table-cell table:formula="of:=IF([.BO15]=0;&quot;&quot;;&quot;&quot;&amp;[.BO$1]&amp;&quot;=&gt;&quot;&amp;[.BO15]&amp;&quot;,&quot;)">
            <text:p/>
          </table:table-cell>
          <table:table-cell table:formula="of:=IF([.BP15]=0;&quot;&quot;;&quot;&quot;&amp;[.BP$1]&amp;&quot;=&gt;&quot;&amp;[.BP15]&amp;&quot;,&quot;)">
            <text:p/>
          </table:table-cell>
          <table:table-cell table:formula="of:=IF([.BQ15]=0;&quot;&quot;;&quot;&quot;&amp;[.BQ$1]&amp;&quot;=&gt;&quot;&amp;[.BQ15]&amp;&quot;,&quot;)">
            <text:p/>
          </table:table-cell>
          <table:table-cell table:formula="of:=IF([.BR15]=0;&quot;&quot;;&quot;&quot;&amp;[.BR$1]&amp;&quot;=&gt;&quot;&amp;[.BR15]&amp;&quot;,&quot;)">
            <text:p/>
          </table:table-cell>
          <table:table-cell table:formula="of:=IF([.BS15]=0;&quot;&quot;;&quot;&quot;&amp;[.BS$1]&amp;&quot;=&gt;&quot;&amp;[.BS15]&amp;&quot;,&quot;)">
            <text:p/>
          </table:table-cell>
          <table:table-cell table:formula="of:=IF([.BT15]=0;&quot;&quot;;&quot;&quot;&amp;[.BT$1]&amp;&quot;=&gt;&quot;&amp;[.BT1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zra.A1">Ezra</text:a></text:span></text:p>
          </table:table-cell>
          <table:table-cell office:value-type="float" office:value="280">
            <text:p>280</text:p>
          </table:table-cell>
          <table:table-cell office:value-type="string">
            <text:p>Ezra10:44 </text:p>
          </table:table-cell>
          <table:table-cell table:formula="of:=CONCATENATE(&quot;'&quot;&amp;[.A16]&amp;&quot;' =&gt; array( 'chapters'=&gt;&quot;&amp;[.E16]&amp;&quot;, 'verses'=&gt;&quot;&amp;[.F16]&amp;&quot;,&quot;; [.BX16]; &quot; ),&quot;)" office:value-type="string" office:string-value="'Ezra' =&gt; array( 'chapters'=&gt;10, 'verses'=&gt;280,1=&gt;11,2=&gt;70,3=&gt;13,4=&gt;24,5=&gt;17,6=&gt;22,7=&gt;28,8=&gt;36,9=&gt;15,10=&gt;44, ),">
            <text:p>'Ezra' =&gt; array( 'chapters'=&gt;10, 'verses'=&gt;280,1=&gt;11,2=&gt;70,3=&gt;13,4=&gt;24,5=&gt;17,6=&gt;22,7=&gt;28,8=&gt;36,9=&gt;15,10=&gt;44, ),</text:p>
          </table:table-cell>
          <table:table-cell office:value-type="float" office:value="10">
            <text:p>10</text:p>
          </table:table-cell>
          <table:table-cell table:formula="of:=SUM([.G16:.BT16])" office:value-type="float" office:value="280">
            <text:p>2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4">
            <text:p>44</text:p>
          </table:table-cell>
          <table:table-cell table:number-columns-repeated="56"/>
          <table:table-cell table:formula="of:=CONCATENATE([.BY16];[.BZ16];[.CA16];[.CB16];[.CC16];[.CD16];[.CE16];[.CF16];[.CG16];[.CH16];[.CI16];[.CJ16];[.CK16];[.CL16];[.CM16];[.CN16];[.CO16];[.CP16];[.CQ16];[.CR16];[.CS16];[.CT16];[.CU16];[.CV16];[.CW16];[.CX16];[.CY16];[.CZ16])" office:value-type="string" office:string-value="1=&gt;11,2=&gt;70,3=&gt;13,4=&gt;24,5=&gt;17,6=&gt;22,7=&gt;28,8=&gt;36,9=&gt;15,10=&gt;44,">
            <text:p>1=&gt;11,2=&gt;70,3=&gt;13,4=&gt;24,5=&gt;17,6=&gt;22,7=&gt;28,8=&gt;36,9=&gt;15,10=&gt;44,</text:p>
          </table:table-cell>
          <table:table-cell table:formula="of:=CONCATENATE([.CZ16];[.DA16];[.DB16];[.DC16];[.DD16];[.DE16];[.DF16];[.DG16];[.DH16];[.DI16];[.DJ16];[.DK16];[.DL16];[.DM16];[.DN16];[.DO16];[.DP16];[.DQ16];[.DR16];[.DS16];[.DT16];[.DU16];[.DV16];[.DW16];[.DX16];[.DY16];[.DZ16])">
            <text:p/>
          </table:table-cell>
          <table:table-cell table:formula="of:=CONCATENATE([.EA16];[.EB16];[.EC16];[.ED16];[.EE16];[.EF16];[.EG16];[.EH16];[.EI16];[.EJ16];[.EK16];[.EL16])">
            <text:p/>
          </table:table-cell>
          <table:table-cell table:formula="of:=CONCATENATE([.BU16];[.BV16];[.BW16])" office:value-type="string" office:string-value="1=&gt;11,2=&gt;70,3=&gt;13,4=&gt;24,5=&gt;17,6=&gt;22,7=&gt;28,8=&gt;36,9=&gt;15,10=&gt;44,">
            <text:p>1=&gt;11,2=&gt;70,3=&gt;13,4=&gt;24,5=&gt;17,6=&gt;22,7=&gt;28,8=&gt;36,9=&gt;15,10=&gt;44,</text:p>
          </table:table-cell>
          <table:table-cell table:formula="of:=IF([.G16]=0;&quot;&quot;;&quot;&quot;&amp;[.G$1]&amp;&quot;=&gt;&quot;&amp;[.G16]&amp;&quot;,&quot;)" office:value-type="string" office:string-value="1=&gt;11,">
            <text:p>1=&gt;11,</text:p>
          </table:table-cell>
          <table:table-cell table:formula="of:=IF([.H16]=0;&quot;&quot;;&quot;&quot;&amp;[.H$1]&amp;&quot;=&gt;&quot;&amp;[.H16]&amp;&quot;,&quot;)" office:value-type="string" office:string-value="2=&gt;70,">
            <text:p>2=&gt;70,</text:p>
          </table:table-cell>
          <table:table-cell table:formula="of:=IF([.I16]=0;&quot;&quot;;&quot;&quot;&amp;[.I$1]&amp;&quot;=&gt;&quot;&amp;[.I16]&amp;&quot;,&quot;)" office:value-type="string" office:string-value="3=&gt;13,">
            <text:p>3=&gt;13,</text:p>
          </table:table-cell>
          <table:table-cell table:formula="of:=IF([.J16]=0;&quot;&quot;;&quot;&quot;&amp;[.J$1]&amp;&quot;=&gt;&quot;&amp;[.J16]&amp;&quot;,&quot;)" office:value-type="string" office:string-value="4=&gt;24,">
            <text:p>4=&gt;24,</text:p>
          </table:table-cell>
          <table:table-cell table:formula="of:=IF([.K16]=0;&quot;&quot;;&quot;&quot;&amp;[.K$1]&amp;&quot;=&gt;&quot;&amp;[.K16]&amp;&quot;,&quot;)" office:value-type="string" office:string-value="5=&gt;17,">
            <text:p>5=&gt;17,</text:p>
          </table:table-cell>
          <table:table-cell table:formula="of:=IF([.L16]=0;&quot;&quot;;&quot;&quot;&amp;[.L$1]&amp;&quot;=&gt;&quot;&amp;[.L16]&amp;&quot;,&quot;)" office:value-type="string" office:string-value="6=&gt;22,">
            <text:p>6=&gt;22,</text:p>
          </table:table-cell>
          <table:table-cell table:formula="of:=IF([.M16]=0;&quot;&quot;;&quot;&quot;&amp;[.M$1]&amp;&quot;=&gt;&quot;&amp;[.M16]&amp;&quot;,&quot;)" office:value-type="string" office:string-value="7=&gt;28,">
            <text:p>7=&gt;28,</text:p>
          </table:table-cell>
          <table:table-cell table:formula="of:=IF([.N16]=0;&quot;&quot;;&quot;&quot;&amp;[.N$1]&amp;&quot;=&gt;&quot;&amp;[.N16]&amp;&quot;,&quot;)" office:value-type="string" office:string-value="8=&gt;36,">
            <text:p>8=&gt;36,</text:p>
          </table:table-cell>
          <table:table-cell table:formula="of:=IF([.O16]=0;&quot;&quot;;&quot;&quot;&amp;[.O$1]&amp;&quot;=&gt;&quot;&amp;[.O16]&amp;&quot;,&quot;)" office:value-type="string" office:string-value="9=&gt;15,">
            <text:p>9=&gt;15,</text:p>
          </table:table-cell>
          <table:table-cell table:formula="of:=IF([.P16]=0;&quot;&quot;;&quot;&quot;&amp;[.P$1]&amp;&quot;=&gt;&quot;&amp;[.P16]&amp;&quot;,&quot;)" office:value-type="string" office:string-value="10=&gt;44,">
            <text:p>10=&gt;44,</text:p>
          </table:table-cell>
          <table:table-cell table:formula="of:=IF([.Q16]=0;&quot;&quot;;&quot;&quot;&amp;[.Q$1]&amp;&quot;=&gt;&quot;&amp;[.Q16]&amp;&quot;,&quot;)">
            <text:p/>
          </table:table-cell>
          <table:table-cell table:formula="of:=IF([.R16]=0;&quot;&quot;;&quot;&quot;&amp;[.R$1]&amp;&quot;=&gt;&quot;&amp;[.R16]&amp;&quot;,&quot;)">
            <text:p/>
          </table:table-cell>
          <table:table-cell table:formula="of:=IF([.S16]=0;&quot;&quot;;&quot;&quot;&amp;[.S$1]&amp;&quot;=&gt;&quot;&amp;[.S16]&amp;&quot;,&quot;)">
            <text:p/>
          </table:table-cell>
          <table:table-cell table:formula="of:=IF([.T16]=0;&quot;&quot;;&quot;&quot;&amp;[.T$1]&amp;&quot;=&gt;&quot;&amp;[.T16]&amp;&quot;,&quot;)">
            <text:p/>
          </table:table-cell>
          <table:table-cell table:formula="of:=IF([.U16]=0;&quot;&quot;;&quot;&quot;&amp;[.U$1]&amp;&quot;=&gt;&quot;&amp;[.U16]&amp;&quot;,&quot;)">
            <text:p/>
          </table:table-cell>
          <table:table-cell table:formula="of:=IF([.V16]=0;&quot;&quot;;&quot;&quot;&amp;[.V$1]&amp;&quot;=&gt;&quot;&amp;[.V16]&amp;&quot;,&quot;)">
            <text:p/>
          </table:table-cell>
          <table:table-cell table:formula="of:=IF([.W16]=0;&quot;&quot;;&quot;&quot;&amp;[.W$1]&amp;&quot;=&gt;&quot;&amp;[.W16]&amp;&quot;,&quot;)">
            <text:p/>
          </table:table-cell>
          <table:table-cell table:formula="of:=IF([.X16]=0;&quot;&quot;;&quot;&quot;&amp;[.X$1]&amp;&quot;=&gt;&quot;&amp;[.X16]&amp;&quot;,&quot;)">
            <text:p/>
          </table:table-cell>
          <table:table-cell table:formula="of:=IF([.Y16]=0;&quot;&quot;;&quot;&quot;&amp;[.Y$1]&amp;&quot;=&gt;&quot;&amp;[.Y16]&amp;&quot;,&quot;)">
            <text:p/>
          </table:table-cell>
          <table:table-cell table:formula="of:=IF([.Z16]=0;&quot;&quot;;&quot;&quot;&amp;[.Z$1]&amp;&quot;=&gt;&quot;&amp;[.Z16]&amp;&quot;,&quot;)">
            <text:p/>
          </table:table-cell>
          <table:table-cell table:formula="of:=IF([.AA16]=0;&quot;&quot;;&quot;&quot;&amp;[.AA$1]&amp;&quot;=&gt;&quot;&amp;[.AA16]&amp;&quot;,&quot;)">
            <text:p/>
          </table:table-cell>
          <table:table-cell table:formula="of:=IF([.AB16]=0;&quot;&quot;;&quot;&quot;&amp;[.AB$1]&amp;&quot;=&gt;&quot;&amp;[.AB16]&amp;&quot;,&quot;)">
            <text:p/>
          </table:table-cell>
          <table:table-cell table:formula="of:=IF([.AC16]=0;&quot;&quot;;&quot;&quot;&amp;[.AC$1]&amp;&quot;=&gt;&quot;&amp;[.AC16]&amp;&quot;,&quot;)">
            <text:p/>
          </table:table-cell>
          <table:table-cell table:formula="of:=IF([.AD16]=0;&quot;&quot;;&quot;&quot;&amp;[.AD$1]&amp;&quot;=&gt;&quot;&amp;[.AD16]&amp;&quot;,&quot;)">
            <text:p/>
          </table:table-cell>
          <table:table-cell table:formula="of:=IF([.AE16]=0;&quot;&quot;;&quot;&quot;&amp;[.AE$1]&amp;&quot;=&gt;&quot;&amp;[.AE16]&amp;&quot;,&quot;)">
            <text:p/>
          </table:table-cell>
          <table:table-cell table:formula="of:=IF([.AF16]=0;&quot;&quot;;&quot;&quot;&amp;[.AF$1]&amp;&quot;=&gt;&quot;&amp;[.AF16]&amp;&quot;,&quot;)">
            <text:p/>
          </table:table-cell>
          <table:table-cell table:formula="of:=IF([.AG16]=0;&quot;&quot;;&quot;&quot;&amp;[.AG$1]&amp;&quot;=&gt;&quot;&amp;[.AG16]&amp;&quot;,&quot;)">
            <text:p/>
          </table:table-cell>
          <table:table-cell table:formula="of:=IF([.AH16]=0;&quot;&quot;;&quot;&quot;&amp;[.AH$1]&amp;&quot;=&gt;&quot;&amp;[.AH16]&amp;&quot;,&quot;)">
            <text:p/>
          </table:table-cell>
          <table:table-cell table:formula="of:=IF([.AI16]=0;&quot;&quot;;&quot;&quot;&amp;[.AI$1]&amp;&quot;=&gt;&quot;&amp;[.AI16]&amp;&quot;,&quot;)">
            <text:p/>
          </table:table-cell>
          <table:table-cell table:formula="of:=IF([.AJ16]=0;&quot;&quot;;&quot;&quot;&amp;[.AJ$1]&amp;&quot;=&gt;&quot;&amp;[.AJ16]&amp;&quot;,&quot;)">
            <text:p/>
          </table:table-cell>
          <table:table-cell table:formula="of:=IF([.AK16]=0;&quot;&quot;;&quot;&quot;&amp;[.AK$1]&amp;&quot;=&gt;&quot;&amp;[.AK16]&amp;&quot;,&quot;)">
            <text:p/>
          </table:table-cell>
          <table:table-cell table:formula="of:=IF([.AL16]=0;&quot;&quot;;&quot;&quot;&amp;[.AL$1]&amp;&quot;=&gt;&quot;&amp;[.AL16]&amp;&quot;,&quot;)">
            <text:p/>
          </table:table-cell>
          <table:table-cell table:formula="of:=IF([.AM16]=0;&quot;&quot;;&quot;&quot;&amp;[.AM$1]&amp;&quot;=&gt;&quot;&amp;[.AM16]&amp;&quot;,&quot;)">
            <text:p/>
          </table:table-cell>
          <table:table-cell table:formula="of:=IF([.AN16]=0;&quot;&quot;;&quot;&quot;&amp;[.AN$1]&amp;&quot;=&gt;&quot;&amp;[.AN16]&amp;&quot;,&quot;)">
            <text:p/>
          </table:table-cell>
          <table:table-cell table:formula="of:=IF([.AO16]=0;&quot;&quot;;&quot;&quot;&amp;[.AO$1]&amp;&quot;=&gt;&quot;&amp;[.AO16]&amp;&quot;,&quot;)">
            <text:p/>
          </table:table-cell>
          <table:table-cell table:formula="of:=IF([.AP16]=0;&quot;&quot;;&quot;&quot;&amp;[.AP$1]&amp;&quot;=&gt;&quot;&amp;[.AP16]&amp;&quot;,&quot;)">
            <text:p/>
          </table:table-cell>
          <table:table-cell table:formula="of:=IF([.AQ16]=0;&quot;&quot;;&quot;&quot;&amp;[.AQ$1]&amp;&quot;=&gt;&quot;&amp;[.AQ16]&amp;&quot;,&quot;)">
            <text:p/>
          </table:table-cell>
          <table:table-cell table:formula="of:=IF([.AR16]=0;&quot;&quot;;&quot;&quot;&amp;[.AR$1]&amp;&quot;=&gt;&quot;&amp;[.AR16]&amp;&quot;,&quot;)">
            <text:p/>
          </table:table-cell>
          <table:table-cell table:formula="of:=IF([.AS16]=0;&quot;&quot;;&quot;&quot;&amp;[.AS$1]&amp;&quot;=&gt;&quot;&amp;[.AS16]&amp;&quot;,&quot;)">
            <text:p/>
          </table:table-cell>
          <table:table-cell table:formula="of:=IF([.AT16]=0;&quot;&quot;;&quot;&quot;&amp;[.AT$1]&amp;&quot;=&gt;&quot;&amp;[.AT16]&amp;&quot;,&quot;)">
            <text:p/>
          </table:table-cell>
          <table:table-cell table:formula="of:=IF([.AU16]=0;&quot;&quot;;&quot;&quot;&amp;[.AU$1]&amp;&quot;=&gt;&quot;&amp;[.AU16]&amp;&quot;,&quot;)">
            <text:p/>
          </table:table-cell>
          <table:table-cell table:formula="of:=IF([.AV16]=0;&quot;&quot;;&quot;&quot;&amp;[.AV$1]&amp;&quot;=&gt;&quot;&amp;[.AV16]&amp;&quot;,&quot;)">
            <text:p/>
          </table:table-cell>
          <table:table-cell table:formula="of:=IF([.AW16]=0;&quot;&quot;;&quot;&quot;&amp;[.AW$1]&amp;&quot;=&gt;&quot;&amp;[.AW16]&amp;&quot;,&quot;)">
            <text:p/>
          </table:table-cell>
          <table:table-cell table:formula="of:=IF([.AX16]=0;&quot;&quot;;&quot;&quot;&amp;[.AX$1]&amp;&quot;=&gt;&quot;&amp;[.AX16]&amp;&quot;,&quot;)">
            <text:p/>
          </table:table-cell>
          <table:table-cell table:formula="of:=IF([.AY16]=0;&quot;&quot;;&quot;&quot;&amp;[.AY$1]&amp;&quot;=&gt;&quot;&amp;[.AY16]&amp;&quot;,&quot;)">
            <text:p/>
          </table:table-cell>
          <table:table-cell table:formula="of:=IF([.AZ16]=0;&quot;&quot;;&quot;&quot;&amp;[.AZ$1]&amp;&quot;=&gt;&quot;&amp;[.AZ16]&amp;&quot;,&quot;)">
            <text:p/>
          </table:table-cell>
          <table:table-cell table:formula="of:=IF([.BA16]=0;&quot;&quot;;&quot;&quot;&amp;[.BA$1]&amp;&quot;=&gt;&quot;&amp;[.BA16]&amp;&quot;,&quot;)">
            <text:p/>
          </table:table-cell>
          <table:table-cell table:formula="of:=IF([.BB16]=0;&quot;&quot;;&quot;&quot;&amp;[.BB$1]&amp;&quot;=&gt;&quot;&amp;[.BB16]&amp;&quot;,&quot;)">
            <text:p/>
          </table:table-cell>
          <table:table-cell table:formula="of:=IF([.BC16]=0;&quot;&quot;;&quot;&quot;&amp;[.BC$1]&amp;&quot;=&gt;&quot;&amp;[.BC16]&amp;&quot;,&quot;)">
            <text:p/>
          </table:table-cell>
          <table:table-cell table:formula="of:=IF([.BD16]=0;&quot;&quot;;&quot;&quot;&amp;[.BD$1]&amp;&quot;=&gt;&quot;&amp;[.BD16]&amp;&quot;,&quot;)">
            <text:p/>
          </table:table-cell>
          <table:table-cell table:formula="of:=IF([.BE16]=0;&quot;&quot;;&quot;&quot;&amp;[.BE$1]&amp;&quot;=&gt;&quot;&amp;[.BE16]&amp;&quot;,&quot;)">
            <text:p/>
          </table:table-cell>
          <table:table-cell table:formula="of:=IF([.BF16]=0;&quot;&quot;;&quot;&quot;&amp;[.BF$1]&amp;&quot;=&gt;&quot;&amp;[.BF16]&amp;&quot;,&quot;)">
            <text:p/>
          </table:table-cell>
          <table:table-cell table:formula="of:=IF([.BG16]=0;&quot;&quot;;&quot;&quot;&amp;[.BG$1]&amp;&quot;=&gt;&quot;&amp;[.BG16]&amp;&quot;,&quot;)">
            <text:p/>
          </table:table-cell>
          <table:table-cell table:formula="of:=IF([.BH16]=0;&quot;&quot;;&quot;&quot;&amp;[.BH$1]&amp;&quot;=&gt;&quot;&amp;[.BH16]&amp;&quot;,&quot;)">
            <text:p/>
          </table:table-cell>
          <table:table-cell table:formula="of:=IF([.BI16]=0;&quot;&quot;;&quot;&quot;&amp;[.BI$1]&amp;&quot;=&gt;&quot;&amp;[.BI16]&amp;&quot;,&quot;)">
            <text:p/>
          </table:table-cell>
          <table:table-cell table:formula="of:=IF([.BJ16]=0;&quot;&quot;;&quot;&quot;&amp;[.BJ$1]&amp;&quot;=&gt;&quot;&amp;[.BJ16]&amp;&quot;,&quot;)">
            <text:p/>
          </table:table-cell>
          <table:table-cell table:formula="of:=IF([.BK16]=0;&quot;&quot;;&quot;&quot;&amp;[.BK$1]&amp;&quot;=&gt;&quot;&amp;[.BK16]&amp;&quot;,&quot;)">
            <text:p/>
          </table:table-cell>
          <table:table-cell table:formula="of:=IF([.BL16]=0;&quot;&quot;;&quot;&quot;&amp;[.BL$1]&amp;&quot;=&gt;&quot;&amp;[.BL16]&amp;&quot;,&quot;)">
            <text:p/>
          </table:table-cell>
          <table:table-cell table:formula="of:=IF([.BM16]=0;&quot;&quot;;&quot;&quot;&amp;[.BM$1]&amp;&quot;=&gt;&quot;&amp;[.BM16]&amp;&quot;,&quot;)">
            <text:p/>
          </table:table-cell>
          <table:table-cell table:formula="of:=IF([.BN16]=0;&quot;&quot;;&quot;&quot;&amp;[.BN$1]&amp;&quot;=&gt;&quot;&amp;[.BN16]&amp;&quot;,&quot;)">
            <text:p/>
          </table:table-cell>
          <table:table-cell table:formula="of:=IF([.BO16]=0;&quot;&quot;;&quot;&quot;&amp;[.BO$1]&amp;&quot;=&gt;&quot;&amp;[.BO16]&amp;&quot;,&quot;)">
            <text:p/>
          </table:table-cell>
          <table:table-cell table:formula="of:=IF([.BP16]=0;&quot;&quot;;&quot;&quot;&amp;[.BP$1]&amp;&quot;=&gt;&quot;&amp;[.BP16]&amp;&quot;,&quot;)">
            <text:p/>
          </table:table-cell>
          <table:table-cell table:formula="of:=IF([.BQ16]=0;&quot;&quot;;&quot;&quot;&amp;[.BQ$1]&amp;&quot;=&gt;&quot;&amp;[.BQ16]&amp;&quot;,&quot;)">
            <text:p/>
          </table:table-cell>
          <table:table-cell table:formula="of:=IF([.BR16]=0;&quot;&quot;;&quot;&quot;&amp;[.BR$1]&amp;&quot;=&gt;&quot;&amp;[.BR16]&amp;&quot;,&quot;)">
            <text:p/>
          </table:table-cell>
          <table:table-cell table:formula="of:=IF([.BS16]=0;&quot;&quot;;&quot;&quot;&amp;[.BS$1]&amp;&quot;=&gt;&quot;&amp;[.BS16]&amp;&quot;,&quot;)">
            <text:p/>
          </table:table-cell>
          <table:table-cell table:formula="of:=IF([.BT16]=0;&quot;&quot;;&quot;&quot;&amp;[.BT$1]&amp;&quot;=&gt;&quot;&amp;[.BT1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Nehemia.A1">Nehemia</text:a></text:span></text:p>
          </table:table-cell>
          <table:table-cell office:value-type="float" office:value="406">
            <text:p>406</text:p>
          </table:table-cell>
          <table:table-cell office:value-type="string">
            <text:p>Neh13:31 </text:p>
          </table:table-cell>
          <table:table-cell table:formula="of:=CONCATENATE(&quot;'&quot;&amp;[.A17]&amp;&quot;' =&gt; array( 'chapters'=&gt;&quot;&amp;[.E17]&amp;&quot;, 'verses'=&gt;&quot;&amp;[.F17]&amp;&quot;,&quot;; [.BX17]; &quot; ),&quot;)" office:value-type="string" office:string-value="'Nehemia' =&gt; array( 'chapters'=&gt;13, 'verses'=&gt;406,1=&gt;11,2=&gt;20,3=&gt;32,4=&gt;23,5=&gt;19,6=&gt;19,7=&gt;73,8=&gt;18,9=&gt;38,10=&gt;39,11=&gt;36,12=&gt;47,13=&gt;31, ),">
            <text:p>'Nehemia' =&gt; array( 'chapters'=&gt;13, 'verses'=&gt;406,1=&gt;11,2=&gt;20,3=&gt;32,4=&gt;23,5=&gt;19,6=&gt;19,7=&gt;73,8=&gt;18,9=&gt;38,10=&gt;39,11=&gt;36,12=&gt;47,13=&gt;31, ),</text:p>
          </table:table-cell>
          <table:table-cell office:value-type="float" office:value="13">
            <text:p>13</text:p>
          </table:table-cell>
          <table:table-cell table:formula="of:=SUM([.G17:.BT17])" office:value-type="float" office:value="406">
            <text:p>40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number-columns-repeated="2" table:style-name="ce1" office:value-type="float" office:value="19">
            <text:p>1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1">
            <text:p>31</text:p>
          </table:table-cell>
          <table:table-cell table:number-columns-repeated="53"/>
          <table:table-cell table:formula="of:=CONCATENATE([.BY17];[.BZ17];[.CA17];[.CB17];[.CC17];[.CD17];[.CE17];[.CF17];[.CG17];[.CH17];[.CI17];[.CJ17];[.CK17];[.CL17];[.CM17];[.CN17];[.CO17];[.CP17];[.CQ17];[.CR17];[.CS17];[.CT17];[.CU17];[.CV17];[.CW17];[.CX17];[.CY17];[.CZ17])" office:value-type="string" office:string-value="1=&gt;11,2=&gt;20,3=&gt;32,4=&gt;23,5=&gt;19,6=&gt;19,7=&gt;73,8=&gt;18,9=&gt;38,10=&gt;39,11=&gt;36,12=&gt;47,13=&gt;31,">
            <text:p>1=&gt;11,2=&gt;20,3=&gt;32,4=&gt;23,5=&gt;19,6=&gt;19,7=&gt;73,8=&gt;18,9=&gt;38,10=&gt;39,11=&gt;36,12=&gt;47,13=&gt;31,</text:p>
          </table:table-cell>
          <table:table-cell table:formula="of:=CONCATENATE([.CZ17];[.DA17];[.DB17];[.DC17];[.DD17];[.DE17];[.DF17];[.DG17];[.DH17];[.DI17];[.DJ17];[.DK17];[.DL17];[.DM17];[.DN17];[.DO17];[.DP17];[.DQ17];[.DR17];[.DS17];[.DT17];[.DU17];[.DV17];[.DW17];[.DX17];[.DY17];[.DZ17])">
            <text:p/>
          </table:table-cell>
          <table:table-cell table:formula="of:=CONCATENATE([.EA17];[.EB17];[.EC17];[.ED17];[.EE17];[.EF17];[.EG17];[.EH17];[.EI17];[.EJ17];[.EK17];[.EL17])">
            <text:p/>
          </table:table-cell>
          <table:table-cell table:formula="of:=CONCATENATE([.BU17];[.BV17];[.BW17])" office:value-type="string" office:string-value="1=&gt;11,2=&gt;20,3=&gt;32,4=&gt;23,5=&gt;19,6=&gt;19,7=&gt;73,8=&gt;18,9=&gt;38,10=&gt;39,11=&gt;36,12=&gt;47,13=&gt;31,">
            <text:p>1=&gt;11,2=&gt;20,3=&gt;32,4=&gt;23,5=&gt;19,6=&gt;19,7=&gt;73,8=&gt;18,9=&gt;38,10=&gt;39,11=&gt;36,12=&gt;47,13=&gt;31,</text:p>
          </table:table-cell>
          <table:table-cell table:formula="of:=IF([.G17]=0;&quot;&quot;;&quot;&quot;&amp;[.G$1]&amp;&quot;=&gt;&quot;&amp;[.G17]&amp;&quot;,&quot;)" office:value-type="string" office:string-value="1=&gt;11,">
            <text:p>1=&gt;11,</text:p>
          </table:table-cell>
          <table:table-cell table:formula="of:=IF([.H17]=0;&quot;&quot;;&quot;&quot;&amp;[.H$1]&amp;&quot;=&gt;&quot;&amp;[.H17]&amp;&quot;,&quot;)" office:value-type="string" office:string-value="2=&gt;20,">
            <text:p>2=&gt;20,</text:p>
          </table:table-cell>
          <table:table-cell table:formula="of:=IF([.I17]=0;&quot;&quot;;&quot;&quot;&amp;[.I$1]&amp;&quot;=&gt;&quot;&amp;[.I17]&amp;&quot;,&quot;)" office:value-type="string" office:string-value="3=&gt;32,">
            <text:p>3=&gt;32,</text:p>
          </table:table-cell>
          <table:table-cell table:formula="of:=IF([.J17]=0;&quot;&quot;;&quot;&quot;&amp;[.J$1]&amp;&quot;=&gt;&quot;&amp;[.J17]&amp;&quot;,&quot;)" office:value-type="string" office:string-value="4=&gt;23,">
            <text:p>4=&gt;23,</text:p>
          </table:table-cell>
          <table:table-cell table:formula="of:=IF([.K17]=0;&quot;&quot;;&quot;&quot;&amp;[.K$1]&amp;&quot;=&gt;&quot;&amp;[.K17]&amp;&quot;,&quot;)" office:value-type="string" office:string-value="5=&gt;19,">
            <text:p>5=&gt;19,</text:p>
          </table:table-cell>
          <table:table-cell table:formula="of:=IF([.L17]=0;&quot;&quot;;&quot;&quot;&amp;[.L$1]&amp;&quot;=&gt;&quot;&amp;[.L17]&amp;&quot;,&quot;)" office:value-type="string" office:string-value="6=&gt;19,">
            <text:p>6=&gt;19,</text:p>
          </table:table-cell>
          <table:table-cell table:formula="of:=IF([.M17]=0;&quot;&quot;;&quot;&quot;&amp;[.M$1]&amp;&quot;=&gt;&quot;&amp;[.M17]&amp;&quot;,&quot;)" office:value-type="string" office:string-value="7=&gt;73,">
            <text:p>7=&gt;73,</text:p>
          </table:table-cell>
          <table:table-cell table:formula="of:=IF([.N17]=0;&quot;&quot;;&quot;&quot;&amp;[.N$1]&amp;&quot;=&gt;&quot;&amp;[.N17]&amp;&quot;,&quot;)" office:value-type="string" office:string-value="8=&gt;18,">
            <text:p>8=&gt;18,</text:p>
          </table:table-cell>
          <table:table-cell table:formula="of:=IF([.O17]=0;&quot;&quot;;&quot;&quot;&amp;[.O$1]&amp;&quot;=&gt;&quot;&amp;[.O17]&amp;&quot;,&quot;)" office:value-type="string" office:string-value="9=&gt;38,">
            <text:p>9=&gt;38,</text:p>
          </table:table-cell>
          <table:table-cell table:formula="of:=IF([.P17]=0;&quot;&quot;;&quot;&quot;&amp;[.P$1]&amp;&quot;=&gt;&quot;&amp;[.P17]&amp;&quot;,&quot;)" office:value-type="string" office:string-value="10=&gt;39,">
            <text:p>10=&gt;39,</text:p>
          </table:table-cell>
          <table:table-cell table:formula="of:=IF([.Q17]=0;&quot;&quot;;&quot;&quot;&amp;[.Q$1]&amp;&quot;=&gt;&quot;&amp;[.Q17]&amp;&quot;,&quot;)" office:value-type="string" office:string-value="11=&gt;36,">
            <text:p>11=&gt;36,</text:p>
          </table:table-cell>
          <table:table-cell table:formula="of:=IF([.R17]=0;&quot;&quot;;&quot;&quot;&amp;[.R$1]&amp;&quot;=&gt;&quot;&amp;[.R17]&amp;&quot;,&quot;)" office:value-type="string" office:string-value="12=&gt;47,">
            <text:p>12=&gt;47,</text:p>
          </table:table-cell>
          <table:table-cell table:formula="of:=IF([.S17]=0;&quot;&quot;;&quot;&quot;&amp;[.S$1]&amp;&quot;=&gt;&quot;&amp;[.S17]&amp;&quot;,&quot;)" office:value-type="string" office:string-value="13=&gt;31,">
            <text:p>13=&gt;31,</text:p>
          </table:table-cell>
          <table:table-cell table:formula="of:=IF([.T17]=0;&quot;&quot;;&quot;&quot;&amp;[.T$1]&amp;&quot;=&gt;&quot;&amp;[.T17]&amp;&quot;,&quot;)">
            <text:p/>
          </table:table-cell>
          <table:table-cell table:formula="of:=IF([.U17]=0;&quot;&quot;;&quot;&quot;&amp;[.U$1]&amp;&quot;=&gt;&quot;&amp;[.U17]&amp;&quot;,&quot;)">
            <text:p/>
          </table:table-cell>
          <table:table-cell table:formula="of:=IF([.V17]=0;&quot;&quot;;&quot;&quot;&amp;[.V$1]&amp;&quot;=&gt;&quot;&amp;[.V17]&amp;&quot;,&quot;)">
            <text:p/>
          </table:table-cell>
          <table:table-cell table:formula="of:=IF([.W17]=0;&quot;&quot;;&quot;&quot;&amp;[.W$1]&amp;&quot;=&gt;&quot;&amp;[.W17]&amp;&quot;,&quot;)">
            <text:p/>
          </table:table-cell>
          <table:table-cell table:formula="of:=IF([.X17]=0;&quot;&quot;;&quot;&quot;&amp;[.X$1]&amp;&quot;=&gt;&quot;&amp;[.X17]&amp;&quot;,&quot;)">
            <text:p/>
          </table:table-cell>
          <table:table-cell table:formula="of:=IF([.Y17]=0;&quot;&quot;;&quot;&quot;&amp;[.Y$1]&amp;&quot;=&gt;&quot;&amp;[.Y17]&amp;&quot;,&quot;)">
            <text:p/>
          </table:table-cell>
          <table:table-cell table:formula="of:=IF([.Z17]=0;&quot;&quot;;&quot;&quot;&amp;[.Z$1]&amp;&quot;=&gt;&quot;&amp;[.Z17]&amp;&quot;,&quot;)">
            <text:p/>
          </table:table-cell>
          <table:table-cell table:formula="of:=IF([.AA17]=0;&quot;&quot;;&quot;&quot;&amp;[.AA$1]&amp;&quot;=&gt;&quot;&amp;[.AA17]&amp;&quot;,&quot;)">
            <text:p/>
          </table:table-cell>
          <table:table-cell table:formula="of:=IF([.AB17]=0;&quot;&quot;;&quot;&quot;&amp;[.AB$1]&amp;&quot;=&gt;&quot;&amp;[.AB17]&amp;&quot;,&quot;)">
            <text:p/>
          </table:table-cell>
          <table:table-cell table:formula="of:=IF([.AC17]=0;&quot;&quot;;&quot;&quot;&amp;[.AC$1]&amp;&quot;=&gt;&quot;&amp;[.AC17]&amp;&quot;,&quot;)">
            <text:p/>
          </table:table-cell>
          <table:table-cell table:formula="of:=IF([.AD17]=0;&quot;&quot;;&quot;&quot;&amp;[.AD$1]&amp;&quot;=&gt;&quot;&amp;[.AD17]&amp;&quot;,&quot;)">
            <text:p/>
          </table:table-cell>
          <table:table-cell table:formula="of:=IF([.AE17]=0;&quot;&quot;;&quot;&quot;&amp;[.AE$1]&amp;&quot;=&gt;&quot;&amp;[.AE17]&amp;&quot;,&quot;)">
            <text:p/>
          </table:table-cell>
          <table:table-cell table:formula="of:=IF([.AF17]=0;&quot;&quot;;&quot;&quot;&amp;[.AF$1]&amp;&quot;=&gt;&quot;&amp;[.AF17]&amp;&quot;,&quot;)">
            <text:p/>
          </table:table-cell>
          <table:table-cell table:formula="of:=IF([.AG17]=0;&quot;&quot;;&quot;&quot;&amp;[.AG$1]&amp;&quot;=&gt;&quot;&amp;[.AG17]&amp;&quot;,&quot;)">
            <text:p/>
          </table:table-cell>
          <table:table-cell table:formula="of:=IF([.AH17]=0;&quot;&quot;;&quot;&quot;&amp;[.AH$1]&amp;&quot;=&gt;&quot;&amp;[.AH17]&amp;&quot;,&quot;)">
            <text:p/>
          </table:table-cell>
          <table:table-cell table:formula="of:=IF([.AI17]=0;&quot;&quot;;&quot;&quot;&amp;[.AI$1]&amp;&quot;=&gt;&quot;&amp;[.AI17]&amp;&quot;,&quot;)">
            <text:p/>
          </table:table-cell>
          <table:table-cell table:formula="of:=IF([.AJ17]=0;&quot;&quot;;&quot;&quot;&amp;[.AJ$1]&amp;&quot;=&gt;&quot;&amp;[.AJ17]&amp;&quot;,&quot;)">
            <text:p/>
          </table:table-cell>
          <table:table-cell table:formula="of:=IF([.AK17]=0;&quot;&quot;;&quot;&quot;&amp;[.AK$1]&amp;&quot;=&gt;&quot;&amp;[.AK17]&amp;&quot;,&quot;)">
            <text:p/>
          </table:table-cell>
          <table:table-cell table:formula="of:=IF([.AL17]=0;&quot;&quot;;&quot;&quot;&amp;[.AL$1]&amp;&quot;=&gt;&quot;&amp;[.AL17]&amp;&quot;,&quot;)">
            <text:p/>
          </table:table-cell>
          <table:table-cell table:formula="of:=IF([.AM17]=0;&quot;&quot;;&quot;&quot;&amp;[.AM$1]&amp;&quot;=&gt;&quot;&amp;[.AM17]&amp;&quot;,&quot;)">
            <text:p/>
          </table:table-cell>
          <table:table-cell table:formula="of:=IF([.AN17]=0;&quot;&quot;;&quot;&quot;&amp;[.AN$1]&amp;&quot;=&gt;&quot;&amp;[.AN17]&amp;&quot;,&quot;)">
            <text:p/>
          </table:table-cell>
          <table:table-cell table:formula="of:=IF([.AO17]=0;&quot;&quot;;&quot;&quot;&amp;[.AO$1]&amp;&quot;=&gt;&quot;&amp;[.AO17]&amp;&quot;,&quot;)">
            <text:p/>
          </table:table-cell>
          <table:table-cell table:formula="of:=IF([.AP17]=0;&quot;&quot;;&quot;&quot;&amp;[.AP$1]&amp;&quot;=&gt;&quot;&amp;[.AP17]&amp;&quot;,&quot;)">
            <text:p/>
          </table:table-cell>
          <table:table-cell table:formula="of:=IF([.AQ17]=0;&quot;&quot;;&quot;&quot;&amp;[.AQ$1]&amp;&quot;=&gt;&quot;&amp;[.AQ17]&amp;&quot;,&quot;)">
            <text:p/>
          </table:table-cell>
          <table:table-cell table:formula="of:=IF([.AR17]=0;&quot;&quot;;&quot;&quot;&amp;[.AR$1]&amp;&quot;=&gt;&quot;&amp;[.AR17]&amp;&quot;,&quot;)">
            <text:p/>
          </table:table-cell>
          <table:table-cell table:formula="of:=IF([.AS17]=0;&quot;&quot;;&quot;&quot;&amp;[.AS$1]&amp;&quot;=&gt;&quot;&amp;[.AS17]&amp;&quot;,&quot;)">
            <text:p/>
          </table:table-cell>
          <table:table-cell table:formula="of:=IF([.AT17]=0;&quot;&quot;;&quot;&quot;&amp;[.AT$1]&amp;&quot;=&gt;&quot;&amp;[.AT17]&amp;&quot;,&quot;)">
            <text:p/>
          </table:table-cell>
          <table:table-cell table:formula="of:=IF([.AU17]=0;&quot;&quot;;&quot;&quot;&amp;[.AU$1]&amp;&quot;=&gt;&quot;&amp;[.AU17]&amp;&quot;,&quot;)">
            <text:p/>
          </table:table-cell>
          <table:table-cell table:formula="of:=IF([.AV17]=0;&quot;&quot;;&quot;&quot;&amp;[.AV$1]&amp;&quot;=&gt;&quot;&amp;[.AV17]&amp;&quot;,&quot;)">
            <text:p/>
          </table:table-cell>
          <table:table-cell table:formula="of:=IF([.AW17]=0;&quot;&quot;;&quot;&quot;&amp;[.AW$1]&amp;&quot;=&gt;&quot;&amp;[.AW17]&amp;&quot;,&quot;)">
            <text:p/>
          </table:table-cell>
          <table:table-cell table:formula="of:=IF([.AX17]=0;&quot;&quot;;&quot;&quot;&amp;[.AX$1]&amp;&quot;=&gt;&quot;&amp;[.AX17]&amp;&quot;,&quot;)">
            <text:p/>
          </table:table-cell>
          <table:table-cell table:formula="of:=IF([.AY17]=0;&quot;&quot;;&quot;&quot;&amp;[.AY$1]&amp;&quot;=&gt;&quot;&amp;[.AY17]&amp;&quot;,&quot;)">
            <text:p/>
          </table:table-cell>
          <table:table-cell table:formula="of:=IF([.AZ17]=0;&quot;&quot;;&quot;&quot;&amp;[.AZ$1]&amp;&quot;=&gt;&quot;&amp;[.AZ17]&amp;&quot;,&quot;)">
            <text:p/>
          </table:table-cell>
          <table:table-cell table:formula="of:=IF([.BA17]=0;&quot;&quot;;&quot;&quot;&amp;[.BA$1]&amp;&quot;=&gt;&quot;&amp;[.BA17]&amp;&quot;,&quot;)">
            <text:p/>
          </table:table-cell>
          <table:table-cell table:formula="of:=IF([.BB17]=0;&quot;&quot;;&quot;&quot;&amp;[.BB$1]&amp;&quot;=&gt;&quot;&amp;[.BB17]&amp;&quot;,&quot;)">
            <text:p/>
          </table:table-cell>
          <table:table-cell table:formula="of:=IF([.BC17]=0;&quot;&quot;;&quot;&quot;&amp;[.BC$1]&amp;&quot;=&gt;&quot;&amp;[.BC17]&amp;&quot;,&quot;)">
            <text:p/>
          </table:table-cell>
          <table:table-cell table:formula="of:=IF([.BD17]=0;&quot;&quot;;&quot;&quot;&amp;[.BD$1]&amp;&quot;=&gt;&quot;&amp;[.BD17]&amp;&quot;,&quot;)">
            <text:p/>
          </table:table-cell>
          <table:table-cell table:formula="of:=IF([.BE17]=0;&quot;&quot;;&quot;&quot;&amp;[.BE$1]&amp;&quot;=&gt;&quot;&amp;[.BE17]&amp;&quot;,&quot;)">
            <text:p/>
          </table:table-cell>
          <table:table-cell table:formula="of:=IF([.BF17]=0;&quot;&quot;;&quot;&quot;&amp;[.BF$1]&amp;&quot;=&gt;&quot;&amp;[.BF17]&amp;&quot;,&quot;)">
            <text:p/>
          </table:table-cell>
          <table:table-cell table:formula="of:=IF([.BG17]=0;&quot;&quot;;&quot;&quot;&amp;[.BG$1]&amp;&quot;=&gt;&quot;&amp;[.BG17]&amp;&quot;,&quot;)">
            <text:p/>
          </table:table-cell>
          <table:table-cell table:formula="of:=IF([.BH17]=0;&quot;&quot;;&quot;&quot;&amp;[.BH$1]&amp;&quot;=&gt;&quot;&amp;[.BH17]&amp;&quot;,&quot;)">
            <text:p/>
          </table:table-cell>
          <table:table-cell table:formula="of:=IF([.BI17]=0;&quot;&quot;;&quot;&quot;&amp;[.BI$1]&amp;&quot;=&gt;&quot;&amp;[.BI17]&amp;&quot;,&quot;)">
            <text:p/>
          </table:table-cell>
          <table:table-cell table:formula="of:=IF([.BJ17]=0;&quot;&quot;;&quot;&quot;&amp;[.BJ$1]&amp;&quot;=&gt;&quot;&amp;[.BJ17]&amp;&quot;,&quot;)">
            <text:p/>
          </table:table-cell>
          <table:table-cell table:formula="of:=IF([.BK17]=0;&quot;&quot;;&quot;&quot;&amp;[.BK$1]&amp;&quot;=&gt;&quot;&amp;[.BK17]&amp;&quot;,&quot;)">
            <text:p/>
          </table:table-cell>
          <table:table-cell table:formula="of:=IF([.BL17]=0;&quot;&quot;;&quot;&quot;&amp;[.BL$1]&amp;&quot;=&gt;&quot;&amp;[.BL17]&amp;&quot;,&quot;)">
            <text:p/>
          </table:table-cell>
          <table:table-cell table:formula="of:=IF([.BM17]=0;&quot;&quot;;&quot;&quot;&amp;[.BM$1]&amp;&quot;=&gt;&quot;&amp;[.BM17]&amp;&quot;,&quot;)">
            <text:p/>
          </table:table-cell>
          <table:table-cell table:formula="of:=IF([.BN17]=0;&quot;&quot;;&quot;&quot;&amp;[.BN$1]&amp;&quot;=&gt;&quot;&amp;[.BN17]&amp;&quot;,&quot;)">
            <text:p/>
          </table:table-cell>
          <table:table-cell table:formula="of:=IF([.BO17]=0;&quot;&quot;;&quot;&quot;&amp;[.BO$1]&amp;&quot;=&gt;&quot;&amp;[.BO17]&amp;&quot;,&quot;)">
            <text:p/>
          </table:table-cell>
          <table:table-cell table:formula="of:=IF([.BP17]=0;&quot;&quot;;&quot;&quot;&amp;[.BP$1]&amp;&quot;=&gt;&quot;&amp;[.BP17]&amp;&quot;,&quot;)">
            <text:p/>
          </table:table-cell>
          <table:table-cell table:formula="of:=IF([.BQ17]=0;&quot;&quot;;&quot;&quot;&amp;[.BQ$1]&amp;&quot;=&gt;&quot;&amp;[.BQ17]&amp;&quot;,&quot;)">
            <text:p/>
          </table:table-cell>
          <table:table-cell table:formula="of:=IF([.BR17]=0;&quot;&quot;;&quot;&quot;&amp;[.BR$1]&amp;&quot;=&gt;&quot;&amp;[.BR17]&amp;&quot;,&quot;)">
            <text:p/>
          </table:table-cell>
          <table:table-cell table:formula="of:=IF([.BS17]=0;&quot;&quot;;&quot;&quot;&amp;[.BS$1]&amp;&quot;=&gt;&quot;&amp;[.BS17]&amp;&quot;,&quot;)">
            <text:p/>
          </table:table-cell>
          <table:table-cell table:formula="of:=IF([.BT17]=0;&quot;&quot;;&quot;&quot;&amp;[.BT$1]&amp;&quot;=&gt;&quot;&amp;[.BT1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sther.A1">Esther</text:a></text:span></text:p>
          </table:table-cell>
          <table:table-cell office:value-type="float" office:value="167">
            <text:p>167</text:p>
          </table:table-cell>
          <table:table-cell office:value-type="string">
            <text:p>Est10:3 </text:p>
          </table:table-cell>
          <table:table-cell table:formula="of:=CONCATENATE(&quot;'&quot;&amp;[.A18]&amp;&quot;' =&gt; array( 'chapters'=&gt;&quot;&amp;[.E18]&amp;&quot;, 'verses'=&gt;&quot;&amp;[.F18]&amp;&quot;,&quot;; [.BX18]; &quot; ),&quot;)" office:value-type="string" office:string-value="'Esther' =&gt; array( 'chapters'=&gt;10, 'verses'=&gt;167,1=&gt;22,2=&gt;23,3=&gt;15,4=&gt;17,5=&gt;14,6=&gt;14,7=&gt;10,8=&gt;17,9=&gt;32,10=&gt;3, ),">
            <text:p>'Esther' =&gt; array( 'chapters'=&gt;10, 'verses'=&gt;167,1=&gt;22,2=&gt;23,3=&gt;15,4=&gt;17,5=&gt;14,6=&gt;14,7=&gt;10,8=&gt;17,9=&gt;32,10=&gt;3, ),</text:p>
          </table:table-cell>
          <table:table-cell office:value-type="float" office:value="10">
            <text:p>10</text:p>
          </table:table-cell>
          <table:table-cell table:formula="of:=SUM([.G18:.BT18])" office:value-type="float" office:value="167">
            <text:p>16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">
            <text:p>3</text:p>
          </table:table-cell>
          <table:table-cell table:number-columns-repeated="56"/>
          <table:table-cell table:formula="of:=CONCATENATE([.BY18];[.BZ18];[.CA18];[.CB18];[.CC18];[.CD18];[.CE18];[.CF18];[.CG18];[.CH18];[.CI18];[.CJ18];[.CK18];[.CL18];[.CM18];[.CN18];[.CO18];[.CP18];[.CQ18];[.CR18];[.CS18];[.CT18];[.CU18];[.CV18];[.CW18];[.CX18];[.CY18];[.CZ18])" office:value-type="string" office:string-value="1=&gt;22,2=&gt;23,3=&gt;15,4=&gt;17,5=&gt;14,6=&gt;14,7=&gt;10,8=&gt;17,9=&gt;32,10=&gt;3,">
            <text:p>1=&gt;22,2=&gt;23,3=&gt;15,4=&gt;17,5=&gt;14,6=&gt;14,7=&gt;10,8=&gt;17,9=&gt;32,10=&gt;3,</text:p>
          </table:table-cell>
          <table:table-cell table:formula="of:=CONCATENATE([.CZ18];[.DA18];[.DB18];[.DC18];[.DD18];[.DE18];[.DF18];[.DG18];[.DH18];[.DI18];[.DJ18];[.DK18];[.DL18];[.DM18];[.DN18];[.DO18];[.DP18];[.DQ18];[.DR18];[.DS18];[.DT18];[.DU18];[.DV18];[.DW18];[.DX18];[.DY18];[.DZ18])">
            <text:p/>
          </table:table-cell>
          <table:table-cell table:formula="of:=CONCATENATE([.EA18];[.EB18];[.EC18];[.ED18];[.EE18];[.EF18];[.EG18];[.EH18];[.EI18];[.EJ18];[.EK18];[.EL18])">
            <text:p/>
          </table:table-cell>
          <table:table-cell table:formula="of:=CONCATENATE([.BU18];[.BV18];[.BW18])" office:value-type="string" office:string-value="1=&gt;22,2=&gt;23,3=&gt;15,4=&gt;17,5=&gt;14,6=&gt;14,7=&gt;10,8=&gt;17,9=&gt;32,10=&gt;3,">
            <text:p>1=&gt;22,2=&gt;23,3=&gt;15,4=&gt;17,5=&gt;14,6=&gt;14,7=&gt;10,8=&gt;17,9=&gt;32,10=&gt;3,</text:p>
          </table:table-cell>
          <table:table-cell table:formula="of:=IF([.G18]=0;&quot;&quot;;&quot;&quot;&amp;[.G$1]&amp;&quot;=&gt;&quot;&amp;[.G18]&amp;&quot;,&quot;)" office:value-type="string" office:string-value="1=&gt;22,">
            <text:p>1=&gt;22,</text:p>
          </table:table-cell>
          <table:table-cell table:formula="of:=IF([.H18]=0;&quot;&quot;;&quot;&quot;&amp;[.H$1]&amp;&quot;=&gt;&quot;&amp;[.H18]&amp;&quot;,&quot;)" office:value-type="string" office:string-value="2=&gt;23,">
            <text:p>2=&gt;23,</text:p>
          </table:table-cell>
          <table:table-cell table:formula="of:=IF([.I18]=0;&quot;&quot;;&quot;&quot;&amp;[.I$1]&amp;&quot;=&gt;&quot;&amp;[.I18]&amp;&quot;,&quot;)" office:value-type="string" office:string-value="3=&gt;15,">
            <text:p>3=&gt;15,</text:p>
          </table:table-cell>
          <table:table-cell table:formula="of:=IF([.J18]=0;&quot;&quot;;&quot;&quot;&amp;[.J$1]&amp;&quot;=&gt;&quot;&amp;[.J18]&amp;&quot;,&quot;)" office:value-type="string" office:string-value="4=&gt;17,">
            <text:p>4=&gt;17,</text:p>
          </table:table-cell>
          <table:table-cell table:formula="of:=IF([.K18]=0;&quot;&quot;;&quot;&quot;&amp;[.K$1]&amp;&quot;=&gt;&quot;&amp;[.K18]&amp;&quot;,&quot;)" office:value-type="string" office:string-value="5=&gt;14,">
            <text:p>5=&gt;14,</text:p>
          </table:table-cell>
          <table:table-cell table:formula="of:=IF([.L18]=0;&quot;&quot;;&quot;&quot;&amp;[.L$1]&amp;&quot;=&gt;&quot;&amp;[.L18]&amp;&quot;,&quot;)" office:value-type="string" office:string-value="6=&gt;14,">
            <text:p>6=&gt;14,</text:p>
          </table:table-cell>
          <table:table-cell table:formula="of:=IF([.M18]=0;&quot;&quot;;&quot;&quot;&amp;[.M$1]&amp;&quot;=&gt;&quot;&amp;[.M18]&amp;&quot;,&quot;)" office:value-type="string" office:string-value="7=&gt;10,">
            <text:p>7=&gt;10,</text:p>
          </table:table-cell>
          <table:table-cell table:formula="of:=IF([.N18]=0;&quot;&quot;;&quot;&quot;&amp;[.N$1]&amp;&quot;=&gt;&quot;&amp;[.N18]&amp;&quot;,&quot;)" office:value-type="string" office:string-value="8=&gt;17,">
            <text:p>8=&gt;17,</text:p>
          </table:table-cell>
          <table:table-cell table:formula="of:=IF([.O18]=0;&quot;&quot;;&quot;&quot;&amp;[.O$1]&amp;&quot;=&gt;&quot;&amp;[.O18]&amp;&quot;,&quot;)" office:value-type="string" office:string-value="9=&gt;32,">
            <text:p>9=&gt;32,</text:p>
          </table:table-cell>
          <table:table-cell table:formula="of:=IF([.P18]=0;&quot;&quot;;&quot;&quot;&amp;[.P$1]&amp;&quot;=&gt;&quot;&amp;[.P18]&amp;&quot;,&quot;)" office:value-type="string" office:string-value="10=&gt;3,">
            <text:p>10=&gt;3,</text:p>
          </table:table-cell>
          <table:table-cell table:formula="of:=IF([.Q18]=0;&quot;&quot;;&quot;&quot;&amp;[.Q$1]&amp;&quot;=&gt;&quot;&amp;[.Q18]&amp;&quot;,&quot;)">
            <text:p/>
          </table:table-cell>
          <table:table-cell table:formula="of:=IF([.R18]=0;&quot;&quot;;&quot;&quot;&amp;[.R$1]&amp;&quot;=&gt;&quot;&amp;[.R18]&amp;&quot;,&quot;)">
            <text:p/>
          </table:table-cell>
          <table:table-cell table:formula="of:=IF([.S18]=0;&quot;&quot;;&quot;&quot;&amp;[.S$1]&amp;&quot;=&gt;&quot;&amp;[.S18]&amp;&quot;,&quot;)">
            <text:p/>
          </table:table-cell>
          <table:table-cell table:formula="of:=IF([.T18]=0;&quot;&quot;;&quot;&quot;&amp;[.T$1]&amp;&quot;=&gt;&quot;&amp;[.T18]&amp;&quot;,&quot;)">
            <text:p/>
          </table:table-cell>
          <table:table-cell table:formula="of:=IF([.U18]=0;&quot;&quot;;&quot;&quot;&amp;[.U$1]&amp;&quot;=&gt;&quot;&amp;[.U18]&amp;&quot;,&quot;)">
            <text:p/>
          </table:table-cell>
          <table:table-cell table:formula="of:=IF([.V18]=0;&quot;&quot;;&quot;&quot;&amp;[.V$1]&amp;&quot;=&gt;&quot;&amp;[.V18]&amp;&quot;,&quot;)">
            <text:p/>
          </table:table-cell>
          <table:table-cell table:formula="of:=IF([.W18]=0;&quot;&quot;;&quot;&quot;&amp;[.W$1]&amp;&quot;=&gt;&quot;&amp;[.W18]&amp;&quot;,&quot;)">
            <text:p/>
          </table:table-cell>
          <table:table-cell table:formula="of:=IF([.X18]=0;&quot;&quot;;&quot;&quot;&amp;[.X$1]&amp;&quot;=&gt;&quot;&amp;[.X18]&amp;&quot;,&quot;)">
            <text:p/>
          </table:table-cell>
          <table:table-cell table:formula="of:=IF([.Y18]=0;&quot;&quot;;&quot;&quot;&amp;[.Y$1]&amp;&quot;=&gt;&quot;&amp;[.Y18]&amp;&quot;,&quot;)">
            <text:p/>
          </table:table-cell>
          <table:table-cell table:formula="of:=IF([.Z18]=0;&quot;&quot;;&quot;&quot;&amp;[.Z$1]&amp;&quot;=&gt;&quot;&amp;[.Z18]&amp;&quot;,&quot;)">
            <text:p/>
          </table:table-cell>
          <table:table-cell table:formula="of:=IF([.AA18]=0;&quot;&quot;;&quot;&quot;&amp;[.AA$1]&amp;&quot;=&gt;&quot;&amp;[.AA18]&amp;&quot;,&quot;)">
            <text:p/>
          </table:table-cell>
          <table:table-cell table:formula="of:=IF([.AB18]=0;&quot;&quot;;&quot;&quot;&amp;[.AB$1]&amp;&quot;=&gt;&quot;&amp;[.AB18]&amp;&quot;,&quot;)">
            <text:p/>
          </table:table-cell>
          <table:table-cell table:formula="of:=IF([.AC18]=0;&quot;&quot;;&quot;&quot;&amp;[.AC$1]&amp;&quot;=&gt;&quot;&amp;[.AC18]&amp;&quot;,&quot;)">
            <text:p/>
          </table:table-cell>
          <table:table-cell table:formula="of:=IF([.AD18]=0;&quot;&quot;;&quot;&quot;&amp;[.AD$1]&amp;&quot;=&gt;&quot;&amp;[.AD18]&amp;&quot;,&quot;)">
            <text:p/>
          </table:table-cell>
          <table:table-cell table:formula="of:=IF([.AE18]=0;&quot;&quot;;&quot;&quot;&amp;[.AE$1]&amp;&quot;=&gt;&quot;&amp;[.AE18]&amp;&quot;,&quot;)">
            <text:p/>
          </table:table-cell>
          <table:table-cell table:formula="of:=IF([.AF18]=0;&quot;&quot;;&quot;&quot;&amp;[.AF$1]&amp;&quot;=&gt;&quot;&amp;[.AF18]&amp;&quot;,&quot;)">
            <text:p/>
          </table:table-cell>
          <table:table-cell table:formula="of:=IF([.AG18]=0;&quot;&quot;;&quot;&quot;&amp;[.AG$1]&amp;&quot;=&gt;&quot;&amp;[.AG18]&amp;&quot;,&quot;)">
            <text:p/>
          </table:table-cell>
          <table:table-cell table:formula="of:=IF([.AH18]=0;&quot;&quot;;&quot;&quot;&amp;[.AH$1]&amp;&quot;=&gt;&quot;&amp;[.AH18]&amp;&quot;,&quot;)">
            <text:p/>
          </table:table-cell>
          <table:table-cell table:formula="of:=IF([.AI18]=0;&quot;&quot;;&quot;&quot;&amp;[.AI$1]&amp;&quot;=&gt;&quot;&amp;[.AI18]&amp;&quot;,&quot;)">
            <text:p/>
          </table:table-cell>
          <table:table-cell table:formula="of:=IF([.AJ18]=0;&quot;&quot;;&quot;&quot;&amp;[.AJ$1]&amp;&quot;=&gt;&quot;&amp;[.AJ18]&amp;&quot;,&quot;)">
            <text:p/>
          </table:table-cell>
          <table:table-cell table:formula="of:=IF([.AK18]=0;&quot;&quot;;&quot;&quot;&amp;[.AK$1]&amp;&quot;=&gt;&quot;&amp;[.AK18]&amp;&quot;,&quot;)">
            <text:p/>
          </table:table-cell>
          <table:table-cell table:formula="of:=IF([.AL18]=0;&quot;&quot;;&quot;&quot;&amp;[.AL$1]&amp;&quot;=&gt;&quot;&amp;[.AL18]&amp;&quot;,&quot;)">
            <text:p/>
          </table:table-cell>
          <table:table-cell table:formula="of:=IF([.AM18]=0;&quot;&quot;;&quot;&quot;&amp;[.AM$1]&amp;&quot;=&gt;&quot;&amp;[.AM18]&amp;&quot;,&quot;)">
            <text:p/>
          </table:table-cell>
          <table:table-cell table:formula="of:=IF([.AN18]=0;&quot;&quot;;&quot;&quot;&amp;[.AN$1]&amp;&quot;=&gt;&quot;&amp;[.AN18]&amp;&quot;,&quot;)">
            <text:p/>
          </table:table-cell>
          <table:table-cell table:formula="of:=IF([.AO18]=0;&quot;&quot;;&quot;&quot;&amp;[.AO$1]&amp;&quot;=&gt;&quot;&amp;[.AO18]&amp;&quot;,&quot;)">
            <text:p/>
          </table:table-cell>
          <table:table-cell table:formula="of:=IF([.AP18]=0;&quot;&quot;;&quot;&quot;&amp;[.AP$1]&amp;&quot;=&gt;&quot;&amp;[.AP18]&amp;&quot;,&quot;)">
            <text:p/>
          </table:table-cell>
          <table:table-cell table:formula="of:=IF([.AQ18]=0;&quot;&quot;;&quot;&quot;&amp;[.AQ$1]&amp;&quot;=&gt;&quot;&amp;[.AQ18]&amp;&quot;,&quot;)">
            <text:p/>
          </table:table-cell>
          <table:table-cell table:formula="of:=IF([.AR18]=0;&quot;&quot;;&quot;&quot;&amp;[.AR$1]&amp;&quot;=&gt;&quot;&amp;[.AR18]&amp;&quot;,&quot;)">
            <text:p/>
          </table:table-cell>
          <table:table-cell table:formula="of:=IF([.AS18]=0;&quot;&quot;;&quot;&quot;&amp;[.AS$1]&amp;&quot;=&gt;&quot;&amp;[.AS18]&amp;&quot;,&quot;)">
            <text:p/>
          </table:table-cell>
          <table:table-cell table:formula="of:=IF([.AT18]=0;&quot;&quot;;&quot;&quot;&amp;[.AT$1]&amp;&quot;=&gt;&quot;&amp;[.AT18]&amp;&quot;,&quot;)">
            <text:p/>
          </table:table-cell>
          <table:table-cell table:formula="of:=IF([.AU18]=0;&quot;&quot;;&quot;&quot;&amp;[.AU$1]&amp;&quot;=&gt;&quot;&amp;[.AU18]&amp;&quot;,&quot;)">
            <text:p/>
          </table:table-cell>
          <table:table-cell table:formula="of:=IF([.AV18]=0;&quot;&quot;;&quot;&quot;&amp;[.AV$1]&amp;&quot;=&gt;&quot;&amp;[.AV18]&amp;&quot;,&quot;)">
            <text:p/>
          </table:table-cell>
          <table:table-cell table:formula="of:=IF([.AW18]=0;&quot;&quot;;&quot;&quot;&amp;[.AW$1]&amp;&quot;=&gt;&quot;&amp;[.AW18]&amp;&quot;,&quot;)">
            <text:p/>
          </table:table-cell>
          <table:table-cell table:formula="of:=IF([.AX18]=0;&quot;&quot;;&quot;&quot;&amp;[.AX$1]&amp;&quot;=&gt;&quot;&amp;[.AX18]&amp;&quot;,&quot;)">
            <text:p/>
          </table:table-cell>
          <table:table-cell table:formula="of:=IF([.AY18]=0;&quot;&quot;;&quot;&quot;&amp;[.AY$1]&amp;&quot;=&gt;&quot;&amp;[.AY18]&amp;&quot;,&quot;)">
            <text:p/>
          </table:table-cell>
          <table:table-cell table:formula="of:=IF([.AZ18]=0;&quot;&quot;;&quot;&quot;&amp;[.AZ$1]&amp;&quot;=&gt;&quot;&amp;[.AZ18]&amp;&quot;,&quot;)">
            <text:p/>
          </table:table-cell>
          <table:table-cell table:formula="of:=IF([.BA18]=0;&quot;&quot;;&quot;&quot;&amp;[.BA$1]&amp;&quot;=&gt;&quot;&amp;[.BA18]&amp;&quot;,&quot;)">
            <text:p/>
          </table:table-cell>
          <table:table-cell table:formula="of:=IF([.BB18]=0;&quot;&quot;;&quot;&quot;&amp;[.BB$1]&amp;&quot;=&gt;&quot;&amp;[.BB18]&amp;&quot;,&quot;)">
            <text:p/>
          </table:table-cell>
          <table:table-cell table:formula="of:=IF([.BC18]=0;&quot;&quot;;&quot;&quot;&amp;[.BC$1]&amp;&quot;=&gt;&quot;&amp;[.BC18]&amp;&quot;,&quot;)">
            <text:p/>
          </table:table-cell>
          <table:table-cell table:formula="of:=IF([.BD18]=0;&quot;&quot;;&quot;&quot;&amp;[.BD$1]&amp;&quot;=&gt;&quot;&amp;[.BD18]&amp;&quot;,&quot;)">
            <text:p/>
          </table:table-cell>
          <table:table-cell table:formula="of:=IF([.BE18]=0;&quot;&quot;;&quot;&quot;&amp;[.BE$1]&amp;&quot;=&gt;&quot;&amp;[.BE18]&amp;&quot;,&quot;)">
            <text:p/>
          </table:table-cell>
          <table:table-cell table:formula="of:=IF([.BF18]=0;&quot;&quot;;&quot;&quot;&amp;[.BF$1]&amp;&quot;=&gt;&quot;&amp;[.BF18]&amp;&quot;,&quot;)">
            <text:p/>
          </table:table-cell>
          <table:table-cell table:formula="of:=IF([.BG18]=0;&quot;&quot;;&quot;&quot;&amp;[.BG$1]&amp;&quot;=&gt;&quot;&amp;[.BG18]&amp;&quot;,&quot;)">
            <text:p/>
          </table:table-cell>
          <table:table-cell table:formula="of:=IF([.BH18]=0;&quot;&quot;;&quot;&quot;&amp;[.BH$1]&amp;&quot;=&gt;&quot;&amp;[.BH18]&amp;&quot;,&quot;)">
            <text:p/>
          </table:table-cell>
          <table:table-cell table:formula="of:=IF([.BI18]=0;&quot;&quot;;&quot;&quot;&amp;[.BI$1]&amp;&quot;=&gt;&quot;&amp;[.BI18]&amp;&quot;,&quot;)">
            <text:p/>
          </table:table-cell>
          <table:table-cell table:formula="of:=IF([.BJ18]=0;&quot;&quot;;&quot;&quot;&amp;[.BJ$1]&amp;&quot;=&gt;&quot;&amp;[.BJ18]&amp;&quot;,&quot;)">
            <text:p/>
          </table:table-cell>
          <table:table-cell table:formula="of:=IF([.BK18]=0;&quot;&quot;;&quot;&quot;&amp;[.BK$1]&amp;&quot;=&gt;&quot;&amp;[.BK18]&amp;&quot;,&quot;)">
            <text:p/>
          </table:table-cell>
          <table:table-cell table:formula="of:=IF([.BL18]=0;&quot;&quot;;&quot;&quot;&amp;[.BL$1]&amp;&quot;=&gt;&quot;&amp;[.BL18]&amp;&quot;,&quot;)">
            <text:p/>
          </table:table-cell>
          <table:table-cell table:formula="of:=IF([.BM18]=0;&quot;&quot;;&quot;&quot;&amp;[.BM$1]&amp;&quot;=&gt;&quot;&amp;[.BM18]&amp;&quot;,&quot;)">
            <text:p/>
          </table:table-cell>
          <table:table-cell table:formula="of:=IF([.BN18]=0;&quot;&quot;;&quot;&quot;&amp;[.BN$1]&amp;&quot;=&gt;&quot;&amp;[.BN18]&amp;&quot;,&quot;)">
            <text:p/>
          </table:table-cell>
          <table:table-cell table:formula="of:=IF([.BO18]=0;&quot;&quot;;&quot;&quot;&amp;[.BO$1]&amp;&quot;=&gt;&quot;&amp;[.BO18]&amp;&quot;,&quot;)">
            <text:p/>
          </table:table-cell>
          <table:table-cell table:formula="of:=IF([.BP18]=0;&quot;&quot;;&quot;&quot;&amp;[.BP$1]&amp;&quot;=&gt;&quot;&amp;[.BP18]&amp;&quot;,&quot;)">
            <text:p/>
          </table:table-cell>
          <table:table-cell table:formula="of:=IF([.BQ18]=0;&quot;&quot;;&quot;&quot;&amp;[.BQ$1]&amp;&quot;=&gt;&quot;&amp;[.BQ18]&amp;&quot;,&quot;)">
            <text:p/>
          </table:table-cell>
          <table:table-cell table:formula="of:=IF([.BR18]=0;&quot;&quot;;&quot;&quot;&amp;[.BR$1]&amp;&quot;=&gt;&quot;&amp;[.BR18]&amp;&quot;,&quot;)">
            <text:p/>
          </table:table-cell>
          <table:table-cell table:formula="of:=IF([.BS18]=0;&quot;&quot;;&quot;&quot;&amp;[.BS$1]&amp;&quot;=&gt;&quot;&amp;[.BS18]&amp;&quot;,&quot;)">
            <text:p/>
          </table:table-cell>
          <table:table-cell table:formula="of:=IF([.BT18]=0;&quot;&quot;;&quot;&quot;&amp;[.BT$1]&amp;&quot;=&gt;&quot;&amp;[.BT1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ob.A1">Job</text:a></text:span></text:p>
          </table:table-cell>
          <table:table-cell office:value-type="float" office:value="1070">
            <text:p>1070</text:p>
          </table:table-cell>
          <table:table-cell office:value-type="string">
            <text:p>Job42:17 </text:p>
          </table:table-cell>
          <table:table-cell table:formula="of:=CONCATENATE(&quot;'&quot;&amp;[.A19]&amp;&quot;' =&gt; array( 'chapters'=&gt;&quot;&amp;[.E19]&amp;&quot;, 'verses'=&gt;&quot;&amp;[.F19]&amp;&quot;,&quot;; [.BX19]; &quot; ),&quot;)" office:value-type="string" office:string-value="'Job' =&gt; array( 'chapters'=&gt;42, 'verses'=&gt;1068,1=&gt;22,2=&gt;13,3=&gt;26,4=&gt;21,5=&gt;27,6=&gt;30,7=&gt;21,8=&gt;22,9=&gt;35,10=&gt;22,11=&gt;20,12=&gt;25,13=&gt;28,14=&gt;22,15=&gt;35,16=&gt;22,17=&gt;16,18=&gt;21,19=&gt;29,20=&gt;29,21=&gt;34,22=&gt;30,23=&gt;17,24=&gt;25,25=&gt;6,26=&gt;14,27=&gt;21,28=&gt;28,28=&gt;28,29=&gt;25,30=&gt;31,31=&gt;40,32=&gt;22,33=&gt;33,34=&gt;37,35=&gt;16,36=&gt;33,37=&gt;24,38=&gt;41,39=&gt;30,40=&gt;32,41=&gt;26,42=&gt;17, ),">
            <text:p>'Job' =&gt; array( 'chapters'=&gt;42, 'verses'=&gt;1068,1=&gt;22,2=&gt;13,3=&gt;26,4=&gt;21,5=&gt;27,6=&gt;30,7=&gt;21,8=&gt;22,9=&gt;35,10=&gt;22,11=&gt;20,12=&gt;25,13=&gt;28,14=&gt;22,15=&gt;35,16=&gt;22,17=&gt;16,18=&gt;21,19=&gt;29,20=&gt;29,21=&gt;34,22=&gt;30,23=&gt;17,24=&gt;25,25=&gt;6,26=&gt;14,27=&gt;21,28=&gt;28,28=&gt;28,29=&gt;25,30=&gt;31,31=&gt;40,32=&gt;22,33=&gt;33,34=&gt;37,35=&gt;16,36=&gt;33,37=&gt;24,38=&gt;41,39=&gt;30,40=&gt;32,41=&gt;26,42=&gt;17, ),</text:p>
          </table:table-cell>
          <table:table-cell office:value-type="float" office:value="42">
            <text:p>42</text:p>
          </table:table-cell>
          <table:table-cell table:formula="of:=SUM([.G19:.BT19])" office:value-type="float" office:value="1068">
            <text:p>106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">
            <text:p>21</text:p>
          </table:table-cell>
          <table:table-cell table:number-columns-repeated="2" table:style-name="ce1" office:value-type="float" office:value="29">
            <text:p>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7">
            <text:p>17</text:p>
          </table:table-cell>
          <table:table-cell table:number-columns-repeated="24"/>
          <table:table-cell table:formula="of:=CONCATENATE([.BY19];[.BZ19];[.CA19];[.CB19];[.CC19];[.CD19];[.CE19];[.CF19];[.CG19];[.CH19];[.CI19];[.CJ19];[.CK19];[.CL19];[.CM19];[.CN19];[.CO19];[.CP19];[.CQ19];[.CR19];[.CS19];[.CT19];[.CU19];[.CV19];[.CW19];[.CX19];[.CY19];[.CZ19])" office:value-type="string" office:string-value="1=&gt;22,2=&gt;13,3=&gt;26,4=&gt;21,5=&gt;27,6=&gt;30,7=&gt;21,8=&gt;22,9=&gt;35,10=&gt;22,11=&gt;20,12=&gt;25,13=&gt;28,14=&gt;22,15=&gt;35,16=&gt;22,17=&gt;16,18=&gt;21,19=&gt;29,20=&gt;29,21=&gt;34,22=&gt;30,23=&gt;17,24=&gt;25,25=&gt;6,26=&gt;14,27=&gt;21,28=&gt;28,">
            <text:p>1=&gt;22,2=&gt;13,3=&gt;26,4=&gt;21,5=&gt;27,6=&gt;30,7=&gt;21,8=&gt;22,9=&gt;35,10=&gt;22,11=&gt;20,12=&gt;25,13=&gt;28,14=&gt;22,15=&gt;35,16=&gt;22,17=&gt;16,18=&gt;21,19=&gt;29,20=&gt;29,21=&gt;34,22=&gt;30,23=&gt;17,24=&gt;25,25=&gt;6,26=&gt;14,27=&gt;21,28=&gt;28,</text:p>
          </table:table-cell>
          <table:table-cell table:formula="of:=CONCATENATE([.CZ19];[.DA19];[.DB19];[.DC19];[.DD19];[.DE19];[.DF19];[.DG19];[.DH19];[.DI19];[.DJ19];[.DK19];[.DL19];[.DM19];[.DN19];[.DO19];[.DP19];[.DQ19];[.DR19];[.DS19];[.DT19];[.DU19];[.DV19];[.DW19];[.DX19];[.DY19];[.DZ19])" office:value-type="string" office:string-value="28=&gt;28,29=&gt;25,30=&gt;31,31=&gt;40,32=&gt;22,33=&gt;33,34=&gt;37,35=&gt;16,36=&gt;33,37=&gt;24,38=&gt;41,39=&gt;30,40=&gt;32,41=&gt;26,42=&gt;17,">
            <text:p>28=&gt;28,29=&gt;25,30=&gt;31,31=&gt;40,32=&gt;22,33=&gt;33,34=&gt;37,35=&gt;16,36=&gt;33,37=&gt;24,38=&gt;41,39=&gt;30,40=&gt;32,41=&gt;26,42=&gt;17,</text:p>
          </table:table-cell>
          <table:table-cell table:formula="of:=CONCATENATE([.EA19];[.EB19];[.EC19];[.ED19];[.EE19];[.EF19];[.EG19];[.EH19];[.EI19];[.EJ19];[.EK19];[.EL19])">
            <text:p/>
          </table:table-cell>
          <table:table-cell table:formula="of:=CONCATENATE([.BU19];[.BV19];[.BW19])" office:value-type="string" office:string-value="1=&gt;22,2=&gt;13,3=&gt;26,4=&gt;21,5=&gt;27,6=&gt;30,7=&gt;21,8=&gt;22,9=&gt;35,10=&gt;22,11=&gt;20,12=&gt;25,13=&gt;28,14=&gt;22,15=&gt;35,16=&gt;22,17=&gt;16,18=&gt;21,19=&gt;29,20=&gt;29,21=&gt;34,22=&gt;30,23=&gt;17,24=&gt;25,25=&gt;6,26=&gt;14,27=&gt;21,28=&gt;28,28=&gt;28,29=&gt;25,30=&gt;31,31=&gt;40,32=&gt;22,33=&gt;33,34=&gt;37,35=&gt;16,36=&gt;33,37=&gt;24,38=&gt;41,39=&gt;30,40=&gt;32,41=&gt;26,42=&gt;17,">
            <text:p>1=&gt;22,2=&gt;13,3=&gt;26,4=&gt;21,5=&gt;27,6=&gt;30,7=&gt;21,8=&gt;22,9=&gt;35,10=&gt;22,11=&gt;20,12=&gt;25,13=&gt;28,14=&gt;22,15=&gt;35,16=&gt;22,17=&gt;16,18=&gt;21,19=&gt;29,20=&gt;29,21=&gt;34,22=&gt;30,23=&gt;17,24=&gt;25,25=&gt;6,26=&gt;14,27=&gt;21,28=&gt;28,28=&gt;28,29=&gt;25,30=&gt;31,31=&gt;40,32=&gt;22,33=&gt;33,34=&gt;37,35=&gt;16,36=&gt;33,37=&gt;24,38=&gt;41,39=&gt;30,40=&gt;32,41=&gt;26,42=&gt;17,</text:p>
          </table:table-cell>
          <table:table-cell table:formula="of:=IF([.G19]=0;&quot;&quot;;&quot;&quot;&amp;[.G$1]&amp;&quot;=&gt;&quot;&amp;[.G19]&amp;&quot;,&quot;)" office:value-type="string" office:string-value="1=&gt;22,">
            <text:p>1=&gt;22,</text:p>
          </table:table-cell>
          <table:table-cell table:formula="of:=IF([.H19]=0;&quot;&quot;;&quot;&quot;&amp;[.H$1]&amp;&quot;=&gt;&quot;&amp;[.H19]&amp;&quot;,&quot;)" office:value-type="string" office:string-value="2=&gt;13,">
            <text:p>2=&gt;13,</text:p>
          </table:table-cell>
          <table:table-cell table:formula="of:=IF([.I19]=0;&quot;&quot;;&quot;&quot;&amp;[.I$1]&amp;&quot;=&gt;&quot;&amp;[.I19]&amp;&quot;,&quot;)" office:value-type="string" office:string-value="3=&gt;26,">
            <text:p>3=&gt;26,</text:p>
          </table:table-cell>
          <table:table-cell table:formula="of:=IF([.J19]=0;&quot;&quot;;&quot;&quot;&amp;[.J$1]&amp;&quot;=&gt;&quot;&amp;[.J19]&amp;&quot;,&quot;)" office:value-type="string" office:string-value="4=&gt;21,">
            <text:p>4=&gt;21,</text:p>
          </table:table-cell>
          <table:table-cell table:formula="of:=IF([.K19]=0;&quot;&quot;;&quot;&quot;&amp;[.K$1]&amp;&quot;=&gt;&quot;&amp;[.K19]&amp;&quot;,&quot;)" office:value-type="string" office:string-value="5=&gt;27,">
            <text:p>5=&gt;27,</text:p>
          </table:table-cell>
          <table:table-cell table:formula="of:=IF([.L19]=0;&quot;&quot;;&quot;&quot;&amp;[.L$1]&amp;&quot;=&gt;&quot;&amp;[.L19]&amp;&quot;,&quot;)" office:value-type="string" office:string-value="6=&gt;30,">
            <text:p>6=&gt;30,</text:p>
          </table:table-cell>
          <table:table-cell table:formula="of:=IF([.M19]=0;&quot;&quot;;&quot;&quot;&amp;[.M$1]&amp;&quot;=&gt;&quot;&amp;[.M19]&amp;&quot;,&quot;)" office:value-type="string" office:string-value="7=&gt;21,">
            <text:p>7=&gt;21,</text:p>
          </table:table-cell>
          <table:table-cell table:formula="of:=IF([.N19]=0;&quot;&quot;;&quot;&quot;&amp;[.N$1]&amp;&quot;=&gt;&quot;&amp;[.N19]&amp;&quot;,&quot;)" office:value-type="string" office:string-value="8=&gt;22,">
            <text:p>8=&gt;22,</text:p>
          </table:table-cell>
          <table:table-cell table:formula="of:=IF([.O19]=0;&quot;&quot;;&quot;&quot;&amp;[.O$1]&amp;&quot;=&gt;&quot;&amp;[.O19]&amp;&quot;,&quot;)" office:value-type="string" office:string-value="9=&gt;35,">
            <text:p>9=&gt;35,</text:p>
          </table:table-cell>
          <table:table-cell table:formula="of:=IF([.P19]=0;&quot;&quot;;&quot;&quot;&amp;[.P$1]&amp;&quot;=&gt;&quot;&amp;[.P19]&amp;&quot;,&quot;)" office:value-type="string" office:string-value="10=&gt;22,">
            <text:p>10=&gt;22,</text:p>
          </table:table-cell>
          <table:table-cell table:formula="of:=IF([.Q19]=0;&quot;&quot;;&quot;&quot;&amp;[.Q$1]&amp;&quot;=&gt;&quot;&amp;[.Q19]&amp;&quot;,&quot;)" office:value-type="string" office:string-value="11=&gt;20,">
            <text:p>11=&gt;20,</text:p>
          </table:table-cell>
          <table:table-cell table:formula="of:=IF([.R19]=0;&quot;&quot;;&quot;&quot;&amp;[.R$1]&amp;&quot;=&gt;&quot;&amp;[.R19]&amp;&quot;,&quot;)" office:value-type="string" office:string-value="12=&gt;25,">
            <text:p>12=&gt;25,</text:p>
          </table:table-cell>
          <table:table-cell table:formula="of:=IF([.S19]=0;&quot;&quot;;&quot;&quot;&amp;[.S$1]&amp;&quot;=&gt;&quot;&amp;[.S19]&amp;&quot;,&quot;)" office:value-type="string" office:string-value="13=&gt;28,">
            <text:p>13=&gt;28,</text:p>
          </table:table-cell>
          <table:table-cell table:formula="of:=IF([.T19]=0;&quot;&quot;;&quot;&quot;&amp;[.T$1]&amp;&quot;=&gt;&quot;&amp;[.T19]&amp;&quot;,&quot;)" office:value-type="string" office:string-value="14=&gt;22,">
            <text:p>14=&gt;22,</text:p>
          </table:table-cell>
          <table:table-cell table:formula="of:=IF([.U19]=0;&quot;&quot;;&quot;&quot;&amp;[.U$1]&amp;&quot;=&gt;&quot;&amp;[.U19]&amp;&quot;,&quot;)" office:value-type="string" office:string-value="15=&gt;35,">
            <text:p>15=&gt;35,</text:p>
          </table:table-cell>
          <table:table-cell table:formula="of:=IF([.V19]=0;&quot;&quot;;&quot;&quot;&amp;[.V$1]&amp;&quot;=&gt;&quot;&amp;[.V19]&amp;&quot;,&quot;)" office:value-type="string" office:string-value="16=&gt;22,">
            <text:p>16=&gt;22,</text:p>
          </table:table-cell>
          <table:table-cell table:formula="of:=IF([.W19]=0;&quot;&quot;;&quot;&quot;&amp;[.W$1]&amp;&quot;=&gt;&quot;&amp;[.W19]&amp;&quot;,&quot;)" office:value-type="string" office:string-value="17=&gt;16,">
            <text:p>17=&gt;16,</text:p>
          </table:table-cell>
          <table:table-cell table:formula="of:=IF([.X19]=0;&quot;&quot;;&quot;&quot;&amp;[.X$1]&amp;&quot;=&gt;&quot;&amp;[.X19]&amp;&quot;,&quot;)" office:value-type="string" office:string-value="18=&gt;21,">
            <text:p>18=&gt;21,</text:p>
          </table:table-cell>
          <table:table-cell table:formula="of:=IF([.Y19]=0;&quot;&quot;;&quot;&quot;&amp;[.Y$1]&amp;&quot;=&gt;&quot;&amp;[.Y19]&amp;&quot;,&quot;)" office:value-type="string" office:string-value="19=&gt;29,">
            <text:p>19=&gt;29,</text:p>
          </table:table-cell>
          <table:table-cell table:formula="of:=IF([.Z19]=0;&quot;&quot;;&quot;&quot;&amp;[.Z$1]&amp;&quot;=&gt;&quot;&amp;[.Z19]&amp;&quot;,&quot;)" office:value-type="string" office:string-value="20=&gt;29,">
            <text:p>20=&gt;29,</text:p>
          </table:table-cell>
          <table:table-cell table:formula="of:=IF([.AA19]=0;&quot;&quot;;&quot;&quot;&amp;[.AA$1]&amp;&quot;=&gt;&quot;&amp;[.AA19]&amp;&quot;,&quot;)" office:value-type="string" office:string-value="21=&gt;34,">
            <text:p>21=&gt;34,</text:p>
          </table:table-cell>
          <table:table-cell table:formula="of:=IF([.AB19]=0;&quot;&quot;;&quot;&quot;&amp;[.AB$1]&amp;&quot;=&gt;&quot;&amp;[.AB19]&amp;&quot;,&quot;)" office:value-type="string" office:string-value="22=&gt;30,">
            <text:p>22=&gt;30,</text:p>
          </table:table-cell>
          <table:table-cell table:formula="of:=IF([.AC19]=0;&quot;&quot;;&quot;&quot;&amp;[.AC$1]&amp;&quot;=&gt;&quot;&amp;[.AC19]&amp;&quot;,&quot;)" office:value-type="string" office:string-value="23=&gt;17,">
            <text:p>23=&gt;17,</text:p>
          </table:table-cell>
          <table:table-cell table:formula="of:=IF([.AD19]=0;&quot;&quot;;&quot;&quot;&amp;[.AD$1]&amp;&quot;=&gt;&quot;&amp;[.AD19]&amp;&quot;,&quot;)" office:value-type="string" office:string-value="24=&gt;25,">
            <text:p>24=&gt;25,</text:p>
          </table:table-cell>
          <table:table-cell table:formula="of:=IF([.AE19]=0;&quot;&quot;;&quot;&quot;&amp;[.AE$1]&amp;&quot;=&gt;&quot;&amp;[.AE19]&amp;&quot;,&quot;)" office:value-type="string" office:string-value="25=&gt;6,">
            <text:p>25=&gt;6,</text:p>
          </table:table-cell>
          <table:table-cell table:formula="of:=IF([.AF19]=0;&quot;&quot;;&quot;&quot;&amp;[.AF$1]&amp;&quot;=&gt;&quot;&amp;[.AF19]&amp;&quot;,&quot;)" office:value-type="string" office:string-value="26=&gt;14,">
            <text:p>26=&gt;14,</text:p>
          </table:table-cell>
          <table:table-cell table:formula="of:=IF([.AG19]=0;&quot;&quot;;&quot;&quot;&amp;[.AG$1]&amp;&quot;=&gt;&quot;&amp;[.AG19]&amp;&quot;,&quot;)" office:value-type="string" office:string-value="27=&gt;21,">
            <text:p>27=&gt;21,</text:p>
          </table:table-cell>
          <table:table-cell table:formula="of:=IF([.AH19]=0;&quot;&quot;;&quot;&quot;&amp;[.AH$1]&amp;&quot;=&gt;&quot;&amp;[.AH19]&amp;&quot;,&quot;)" office:value-type="string" office:string-value="28=&gt;28,">
            <text:p>28=&gt;28,</text:p>
          </table:table-cell>
          <table:table-cell table:formula="of:=IF([.AI19]=0;&quot;&quot;;&quot;&quot;&amp;[.AI$1]&amp;&quot;=&gt;&quot;&amp;[.AI19]&amp;&quot;,&quot;)" office:value-type="string" office:string-value="29=&gt;25,">
            <text:p>29=&gt;25,</text:p>
          </table:table-cell>
          <table:table-cell table:formula="of:=IF([.AJ19]=0;&quot;&quot;;&quot;&quot;&amp;[.AJ$1]&amp;&quot;=&gt;&quot;&amp;[.AJ19]&amp;&quot;,&quot;)" office:value-type="string" office:string-value="30=&gt;31,">
            <text:p>30=&gt;31,</text:p>
          </table:table-cell>
          <table:table-cell table:formula="of:=IF([.AK19]=0;&quot;&quot;;&quot;&quot;&amp;[.AK$1]&amp;&quot;=&gt;&quot;&amp;[.AK19]&amp;&quot;,&quot;)" office:value-type="string" office:string-value="31=&gt;40,">
            <text:p>31=&gt;40,</text:p>
          </table:table-cell>
          <table:table-cell table:formula="of:=IF([.AL19]=0;&quot;&quot;;&quot;&quot;&amp;[.AL$1]&amp;&quot;=&gt;&quot;&amp;[.AL19]&amp;&quot;,&quot;)" office:value-type="string" office:string-value="32=&gt;22,">
            <text:p>32=&gt;22,</text:p>
          </table:table-cell>
          <table:table-cell table:formula="of:=IF([.AM19]=0;&quot;&quot;;&quot;&quot;&amp;[.AM$1]&amp;&quot;=&gt;&quot;&amp;[.AM19]&amp;&quot;,&quot;)" office:value-type="string" office:string-value="33=&gt;33,">
            <text:p>33=&gt;33,</text:p>
          </table:table-cell>
          <table:table-cell table:formula="of:=IF([.AN19]=0;&quot;&quot;;&quot;&quot;&amp;[.AN$1]&amp;&quot;=&gt;&quot;&amp;[.AN19]&amp;&quot;,&quot;)" office:value-type="string" office:string-value="34=&gt;37,">
            <text:p>34=&gt;37,</text:p>
          </table:table-cell>
          <table:table-cell table:formula="of:=IF([.AO19]=0;&quot;&quot;;&quot;&quot;&amp;[.AO$1]&amp;&quot;=&gt;&quot;&amp;[.AO19]&amp;&quot;,&quot;)" office:value-type="string" office:string-value="35=&gt;16,">
            <text:p>35=&gt;16,</text:p>
          </table:table-cell>
          <table:table-cell table:formula="of:=IF([.AP19]=0;&quot;&quot;;&quot;&quot;&amp;[.AP$1]&amp;&quot;=&gt;&quot;&amp;[.AP19]&amp;&quot;,&quot;)" office:value-type="string" office:string-value="36=&gt;33,">
            <text:p>36=&gt;33,</text:p>
          </table:table-cell>
          <table:table-cell table:formula="of:=IF([.AQ19]=0;&quot;&quot;;&quot;&quot;&amp;[.AQ$1]&amp;&quot;=&gt;&quot;&amp;[.AQ19]&amp;&quot;,&quot;)" office:value-type="string" office:string-value="37=&gt;24,">
            <text:p>37=&gt;24,</text:p>
          </table:table-cell>
          <table:table-cell table:formula="of:=IF([.AR19]=0;&quot;&quot;;&quot;&quot;&amp;[.AR$1]&amp;&quot;=&gt;&quot;&amp;[.AR19]&amp;&quot;,&quot;)" office:value-type="string" office:string-value="38=&gt;41,">
            <text:p>38=&gt;41,</text:p>
          </table:table-cell>
          <table:table-cell table:formula="of:=IF([.AS19]=0;&quot;&quot;;&quot;&quot;&amp;[.AS$1]&amp;&quot;=&gt;&quot;&amp;[.AS19]&amp;&quot;,&quot;)" office:value-type="string" office:string-value="39=&gt;30,">
            <text:p>39=&gt;30,</text:p>
          </table:table-cell>
          <table:table-cell table:formula="of:=IF([.AT19]=0;&quot;&quot;;&quot;&quot;&amp;[.AT$1]&amp;&quot;=&gt;&quot;&amp;[.AT19]&amp;&quot;,&quot;)" office:value-type="string" office:string-value="40=&gt;32,">
            <text:p>40=&gt;32,</text:p>
          </table:table-cell>
          <table:table-cell table:formula="of:=IF([.AU19]=0;&quot;&quot;;&quot;&quot;&amp;[.AU$1]&amp;&quot;=&gt;&quot;&amp;[.AU19]&amp;&quot;,&quot;)" office:value-type="string" office:string-value="41=&gt;26,">
            <text:p>41=&gt;26,</text:p>
          </table:table-cell>
          <table:table-cell table:formula="of:=IF([.AV19]=0;&quot;&quot;;&quot;&quot;&amp;[.AV$1]&amp;&quot;=&gt;&quot;&amp;[.AV19]&amp;&quot;,&quot;)" office:value-type="string" office:string-value="42=&gt;17,">
            <text:p>42=&gt;17,</text:p>
          </table:table-cell>
          <table:table-cell table:formula="of:=IF([.AW19]=0;&quot;&quot;;&quot;&quot;&amp;[.AW$1]&amp;&quot;=&gt;&quot;&amp;[.AW19]&amp;&quot;,&quot;)">
            <text:p/>
          </table:table-cell>
          <table:table-cell table:formula="of:=IF([.AX19]=0;&quot;&quot;;&quot;&quot;&amp;[.AX$1]&amp;&quot;=&gt;&quot;&amp;[.AX19]&amp;&quot;,&quot;)">
            <text:p/>
          </table:table-cell>
          <table:table-cell table:formula="of:=IF([.AY19]=0;&quot;&quot;;&quot;&quot;&amp;[.AY$1]&amp;&quot;=&gt;&quot;&amp;[.AY19]&amp;&quot;,&quot;)">
            <text:p/>
          </table:table-cell>
          <table:table-cell table:formula="of:=IF([.AZ19]=0;&quot;&quot;;&quot;&quot;&amp;[.AZ$1]&amp;&quot;=&gt;&quot;&amp;[.AZ19]&amp;&quot;,&quot;)">
            <text:p/>
          </table:table-cell>
          <table:table-cell table:formula="of:=IF([.BA19]=0;&quot;&quot;;&quot;&quot;&amp;[.BA$1]&amp;&quot;=&gt;&quot;&amp;[.BA19]&amp;&quot;,&quot;)">
            <text:p/>
          </table:table-cell>
          <table:table-cell table:formula="of:=IF([.BB19]=0;&quot;&quot;;&quot;&quot;&amp;[.BB$1]&amp;&quot;=&gt;&quot;&amp;[.BB19]&amp;&quot;,&quot;)">
            <text:p/>
          </table:table-cell>
          <table:table-cell table:formula="of:=IF([.BC19]=0;&quot;&quot;;&quot;&quot;&amp;[.BC$1]&amp;&quot;=&gt;&quot;&amp;[.BC19]&amp;&quot;,&quot;)">
            <text:p/>
          </table:table-cell>
          <table:table-cell table:formula="of:=IF([.BD19]=0;&quot;&quot;;&quot;&quot;&amp;[.BD$1]&amp;&quot;=&gt;&quot;&amp;[.BD19]&amp;&quot;,&quot;)">
            <text:p/>
          </table:table-cell>
          <table:table-cell table:formula="of:=IF([.BE19]=0;&quot;&quot;;&quot;&quot;&amp;[.BE$1]&amp;&quot;=&gt;&quot;&amp;[.BE19]&amp;&quot;,&quot;)">
            <text:p/>
          </table:table-cell>
          <table:table-cell table:formula="of:=IF([.BF19]=0;&quot;&quot;;&quot;&quot;&amp;[.BF$1]&amp;&quot;=&gt;&quot;&amp;[.BF19]&amp;&quot;,&quot;)">
            <text:p/>
          </table:table-cell>
          <table:table-cell table:formula="of:=IF([.BG19]=0;&quot;&quot;;&quot;&quot;&amp;[.BG$1]&amp;&quot;=&gt;&quot;&amp;[.BG19]&amp;&quot;,&quot;)">
            <text:p/>
          </table:table-cell>
          <table:table-cell table:formula="of:=IF([.BH19]=0;&quot;&quot;;&quot;&quot;&amp;[.BH$1]&amp;&quot;=&gt;&quot;&amp;[.BH19]&amp;&quot;,&quot;)">
            <text:p/>
          </table:table-cell>
          <table:table-cell table:formula="of:=IF([.BI19]=0;&quot;&quot;;&quot;&quot;&amp;[.BI$1]&amp;&quot;=&gt;&quot;&amp;[.BI19]&amp;&quot;,&quot;)">
            <text:p/>
          </table:table-cell>
          <table:table-cell table:formula="of:=IF([.BJ19]=0;&quot;&quot;;&quot;&quot;&amp;[.BJ$1]&amp;&quot;=&gt;&quot;&amp;[.BJ19]&amp;&quot;,&quot;)">
            <text:p/>
          </table:table-cell>
          <table:table-cell table:formula="of:=IF([.BK19]=0;&quot;&quot;;&quot;&quot;&amp;[.BK$1]&amp;&quot;=&gt;&quot;&amp;[.BK19]&amp;&quot;,&quot;)">
            <text:p/>
          </table:table-cell>
          <table:table-cell table:formula="of:=IF([.BL19]=0;&quot;&quot;;&quot;&quot;&amp;[.BL$1]&amp;&quot;=&gt;&quot;&amp;[.BL19]&amp;&quot;,&quot;)">
            <text:p/>
          </table:table-cell>
          <table:table-cell table:formula="of:=IF([.BM19]=0;&quot;&quot;;&quot;&quot;&amp;[.BM$1]&amp;&quot;=&gt;&quot;&amp;[.BM19]&amp;&quot;,&quot;)">
            <text:p/>
          </table:table-cell>
          <table:table-cell table:formula="of:=IF([.BN19]=0;&quot;&quot;;&quot;&quot;&amp;[.BN$1]&amp;&quot;=&gt;&quot;&amp;[.BN19]&amp;&quot;,&quot;)">
            <text:p/>
          </table:table-cell>
          <table:table-cell table:formula="of:=IF([.BO19]=0;&quot;&quot;;&quot;&quot;&amp;[.BO$1]&amp;&quot;=&gt;&quot;&amp;[.BO19]&amp;&quot;,&quot;)">
            <text:p/>
          </table:table-cell>
          <table:table-cell table:formula="of:=IF([.BP19]=0;&quot;&quot;;&quot;&quot;&amp;[.BP$1]&amp;&quot;=&gt;&quot;&amp;[.BP19]&amp;&quot;,&quot;)">
            <text:p/>
          </table:table-cell>
          <table:table-cell table:formula="of:=IF([.BQ19]=0;&quot;&quot;;&quot;&quot;&amp;[.BQ$1]&amp;&quot;=&gt;&quot;&amp;[.BQ19]&amp;&quot;,&quot;)">
            <text:p/>
          </table:table-cell>
          <table:table-cell table:formula="of:=IF([.BR19]=0;&quot;&quot;;&quot;&quot;&amp;[.BR$1]&amp;&quot;=&gt;&quot;&amp;[.BR19]&amp;&quot;,&quot;)">
            <text:p/>
          </table:table-cell>
          <table:table-cell table:formula="of:=IF([.BS19]=0;&quot;&quot;;&quot;&quot;&amp;[.BS$1]&amp;&quot;=&gt;&quot;&amp;[.BS19]&amp;&quot;,&quot;)">
            <text:p/>
          </table:table-cell>
          <table:table-cell table:formula="of:=IF([.BT19]=0;&quot;&quot;;&quot;&quot;&amp;[.BT$1]&amp;&quot;=&gt;&quot;&amp;[.BT1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Psalms.A1">Psalms</text:a></text:span></text:p>
          </table:table-cell>
          <table:table-cell office:value-type="float" office:value="2461">
            <text:p>2461</text:p>
          </table:table-cell>
          <table:table-cell office:value-type="string">
            <text:p>Psa150:6 </text:p>
          </table:table-cell>
          <table:table-cell table:formula="of:=CONCATENATE(&quot;'&quot;&amp;[.A20]&amp;&quot;' =&gt; array( 'chapters'=&gt;&quot;&amp;[.E20]&amp;&quot;, 'verses'=&gt;&quot;&amp;[.F20]&amp;&quot;,&quot;; [.BX20]; &quot; ),&quot;)" office:value-type="string" office:string-value="'Psalms' =&gt; array( 'chapters'=&gt;150, 'verses'=&gt;778,1=&gt;6,2=&gt;11,3=&gt;9,4=&gt;9,5=&gt;13,6=&gt;11,7=&gt;18,8=&gt;10,9=&gt;21,10=&gt;18,11=&gt;7,12=&gt;9,13=&gt;6,14=&gt;7,15=&gt;5,16=&gt;11,17=&gt;15,18=&gt;51,19=&gt;15,20=&gt;10,21=&gt;14,22=&gt;32,23=&gt;6,24=&gt;10,25=&gt;22,26=&gt;11,27=&gt;14,28=&gt;9,28=&gt;9,29=&gt;11,30=&gt;13,31=&gt;25,32=&gt;11,33=&gt;22,34=&gt;23,35=&gt;28,36=&gt;13,37=&gt;40,38=&gt;23,39=&gt;14,40=&gt;18,41=&gt;14,42=&gt;12,43=&gt;5,44=&gt;27,45=&gt;18,46=&gt;12,47=&gt;10,48=&gt;15,49=&gt;21,50=&gt;23, ),">
            <text:p>'Psalms' =&gt; array( 'chapters'=&gt;150, 'verses'=&gt;778,1=&gt;6,2=&gt;11,3=&gt;9,4=&gt;9,5=&gt;13,6=&gt;11,7=&gt;18,8=&gt;10,9=&gt;21,10=&gt;18,11=&gt;7,12=&gt;9,13=&gt;6,14=&gt;7,15=&gt;5,16=&gt;11,17=&gt;15,18=&gt;51,19=&gt;15,20=&gt;10,21=&gt;14,22=&gt;32,23=&gt;6,24=&gt;10,25=&gt;22,26=&gt;11,27=&gt;14,28=&gt;9,28=&gt;9,29=&gt;11,30=&gt;13,31=&gt;25,32=&gt;11,33=&gt;22,34=&gt;23,35=&gt;28,36=&gt;13,37=&gt;40,38=&gt;23,39=&gt;14,40=&gt;18,41=&gt;14,42=&gt;12,43=&gt;5,44=&gt;27,45=&gt;18,46=&gt;12,47=&gt;10,48=&gt;15,49=&gt;21,50=&gt;23, ),</text:p>
          </table:table-cell>
          <table:table-cell office:value-type="float" office:value="150">
            <text:p>150</text:p>
          </table:table-cell>
          <table:table-cell table:formula="of:=SUM([.G20:.BT20])" office:value-type="float" office:value="778">
            <text:p>778</text:p>
          </table:table-cell>
          <table:table-cell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number-columns-repeated="16"/>
          <table:table-cell table:formula="of:=CONCATENATE([.BY20];[.BZ20];[.CA20];[.CB20];[.CC20];[.CD20];[.CE20];[.CF20];[.CG20];[.CH20];[.CI20];[.CJ20];[.CK20];[.CL20];[.CM20];[.CN20];[.CO20];[.CP20];[.CQ20];[.CR20];[.CS20];[.CT20];[.CU20];[.CV20];[.CW20];[.CX20];[.CY20];[.CZ20])" office:value-type="string" office:string-value="1=&gt;6,2=&gt;11,3=&gt;9,4=&gt;9,5=&gt;13,6=&gt;11,7=&gt;18,8=&gt;10,9=&gt;21,10=&gt;18,11=&gt;7,12=&gt;9,13=&gt;6,14=&gt;7,15=&gt;5,16=&gt;11,17=&gt;15,18=&gt;51,19=&gt;15,20=&gt;10,21=&gt;14,22=&gt;32,23=&gt;6,24=&gt;10,25=&gt;22,26=&gt;11,27=&gt;14,28=&gt;9,">
            <text:p>1=&gt;6,2=&gt;11,3=&gt;9,4=&gt;9,5=&gt;13,6=&gt;11,7=&gt;18,8=&gt;10,9=&gt;21,10=&gt;18,11=&gt;7,12=&gt;9,13=&gt;6,14=&gt;7,15=&gt;5,16=&gt;11,17=&gt;15,18=&gt;51,19=&gt;15,20=&gt;10,21=&gt;14,22=&gt;32,23=&gt;6,24=&gt;10,25=&gt;22,26=&gt;11,27=&gt;14,28=&gt;9,</text:p>
          </table:table-cell>
          <table:table-cell table:formula="of:=CONCATENATE([.CZ20];[.DA20];[.DB20];[.DC20];[.DD20];[.DE20];[.DF20];[.DG20];[.DH20];[.DI20];[.DJ20];[.DK20];[.DL20];[.DM20];[.DN20];[.DO20];[.DP20];[.DQ20];[.DR20];[.DS20];[.DT20];[.DU20];[.DV20];[.DW20];[.DX20];[.DY20];[.DZ20])" office:value-type="string" office:string-value="28=&gt;9,29=&gt;11,30=&gt;13,31=&gt;25,32=&gt;11,33=&gt;22,34=&gt;23,35=&gt;28,36=&gt;13,37=&gt;40,38=&gt;23,39=&gt;14,40=&gt;18,41=&gt;14,42=&gt;12,43=&gt;5,44=&gt;27,45=&gt;18,46=&gt;12,47=&gt;10,48=&gt;15,49=&gt;21,50=&gt;23,">
            <text:p>28=&gt;9,29=&gt;11,30=&gt;13,31=&gt;25,32=&gt;11,33=&gt;22,34=&gt;23,35=&gt;28,36=&gt;13,37=&gt;40,38=&gt;23,39=&gt;14,40=&gt;18,41=&gt;14,42=&gt;12,43=&gt;5,44=&gt;27,45=&gt;18,46=&gt;12,47=&gt;10,48=&gt;15,49=&gt;21,50=&gt;23,</text:p>
          </table:table-cell>
          <table:table-cell table:formula="of:=CONCATENATE([.EA20];[.EB20];[.EC20];[.ED20];[.EE20];[.EF20];[.EG20];[.EH20];[.EI20];[.EJ20];[.EK20];[.EL20])">
            <text:p/>
          </table:table-cell>
          <table:table-cell table:formula="of:=CONCATENATE([.BU20];[.BV20];[.BW20])" office:value-type="string" office:string-value="1=&gt;6,2=&gt;11,3=&gt;9,4=&gt;9,5=&gt;13,6=&gt;11,7=&gt;18,8=&gt;10,9=&gt;21,10=&gt;18,11=&gt;7,12=&gt;9,13=&gt;6,14=&gt;7,15=&gt;5,16=&gt;11,17=&gt;15,18=&gt;51,19=&gt;15,20=&gt;10,21=&gt;14,22=&gt;32,23=&gt;6,24=&gt;10,25=&gt;22,26=&gt;11,27=&gt;14,28=&gt;9,28=&gt;9,29=&gt;11,30=&gt;13,31=&gt;25,32=&gt;11,33=&gt;22,34=&gt;23,35=&gt;28,36=&gt;13,37=&gt;40,38=&gt;23,39=&gt;14,40=&gt;18,41=&gt;14,42=&gt;12,43=&gt;5,44=&gt;27,45=&gt;18,46=&gt;12,47=&gt;10,48=&gt;15,49=&gt;21,50=&gt;23,">
            <text:p>1=&gt;6,2=&gt;11,3=&gt;9,4=&gt;9,5=&gt;13,6=&gt;11,7=&gt;18,8=&gt;10,9=&gt;21,10=&gt;18,11=&gt;7,12=&gt;9,13=&gt;6,14=&gt;7,15=&gt;5,16=&gt;11,17=&gt;15,18=&gt;51,19=&gt;15,20=&gt;10,21=&gt;14,22=&gt;32,23=&gt;6,24=&gt;10,25=&gt;22,26=&gt;11,27=&gt;14,28=&gt;9,28=&gt;9,29=&gt;11,30=&gt;13,31=&gt;25,32=&gt;11,33=&gt;22,34=&gt;23,35=&gt;28,36=&gt;13,37=&gt;40,38=&gt;23,39=&gt;14,40=&gt;18,41=&gt;14,42=&gt;12,43=&gt;5,44=&gt;27,45=&gt;18,46=&gt;12,47=&gt;10,48=&gt;15,49=&gt;21,50=&gt;23,</text:p>
          </table:table-cell>
          <table:table-cell table:formula="of:=IF([.G20]=0;&quot;&quot;;&quot;&quot;&amp;[.G$1]&amp;&quot;=&gt;&quot;&amp;[.G20]&amp;&quot;,&quot;)" office:value-type="string" office:string-value="1=&gt;6,">
            <text:p>1=&gt;6,</text:p>
          </table:table-cell>
          <table:table-cell table:formula="of:=IF([.H20]=0;&quot;&quot;;&quot;&quot;&amp;[.H$1]&amp;&quot;=&gt;&quot;&amp;[.H20]&amp;&quot;,&quot;)" office:value-type="string" office:string-value="2=&gt;11,">
            <text:p>2=&gt;11,</text:p>
          </table:table-cell>
          <table:table-cell table:formula="of:=IF([.I20]=0;&quot;&quot;;&quot;&quot;&amp;[.I$1]&amp;&quot;=&gt;&quot;&amp;[.I20]&amp;&quot;,&quot;)" office:value-type="string" office:string-value="3=&gt;9,">
            <text:p>3=&gt;9,</text:p>
          </table:table-cell>
          <table:table-cell table:formula="of:=IF([.J20]=0;&quot;&quot;;&quot;&quot;&amp;[.J$1]&amp;&quot;=&gt;&quot;&amp;[.J20]&amp;&quot;,&quot;)" office:value-type="string" office:string-value="4=&gt;9,">
            <text:p>4=&gt;9,</text:p>
          </table:table-cell>
          <table:table-cell table:formula="of:=IF([.K20]=0;&quot;&quot;;&quot;&quot;&amp;[.K$1]&amp;&quot;=&gt;&quot;&amp;[.K20]&amp;&quot;,&quot;)" office:value-type="string" office:string-value="5=&gt;13,">
            <text:p>5=&gt;13,</text:p>
          </table:table-cell>
          <table:table-cell table:formula="of:=IF([.L20]=0;&quot;&quot;;&quot;&quot;&amp;[.L$1]&amp;&quot;=&gt;&quot;&amp;[.L20]&amp;&quot;,&quot;)" office:value-type="string" office:string-value="6=&gt;11,">
            <text:p>6=&gt;11,</text:p>
          </table:table-cell>
          <table:table-cell table:formula="of:=IF([.M20]=0;&quot;&quot;;&quot;&quot;&amp;[.M$1]&amp;&quot;=&gt;&quot;&amp;[.M20]&amp;&quot;,&quot;)" office:value-type="string" office:string-value="7=&gt;18,">
            <text:p>7=&gt;18,</text:p>
          </table:table-cell>
          <table:table-cell table:formula="of:=IF([.N20]=0;&quot;&quot;;&quot;&quot;&amp;[.N$1]&amp;&quot;=&gt;&quot;&amp;[.N20]&amp;&quot;,&quot;)" office:value-type="string" office:string-value="8=&gt;10,">
            <text:p>8=&gt;10,</text:p>
          </table:table-cell>
          <table:table-cell table:formula="of:=IF([.O20]=0;&quot;&quot;;&quot;&quot;&amp;[.O$1]&amp;&quot;=&gt;&quot;&amp;[.O20]&amp;&quot;,&quot;)" office:value-type="string" office:string-value="9=&gt;21,">
            <text:p>9=&gt;21,</text:p>
          </table:table-cell>
          <table:table-cell table:formula="of:=IF([.P20]=0;&quot;&quot;;&quot;&quot;&amp;[.P$1]&amp;&quot;=&gt;&quot;&amp;[.P20]&amp;&quot;,&quot;)" office:value-type="string" office:string-value="10=&gt;18,">
            <text:p>10=&gt;18,</text:p>
          </table:table-cell>
          <table:table-cell table:formula="of:=IF([.Q20]=0;&quot;&quot;;&quot;&quot;&amp;[.Q$1]&amp;&quot;=&gt;&quot;&amp;[.Q20]&amp;&quot;,&quot;)" office:value-type="string" office:string-value="11=&gt;7,">
            <text:p>11=&gt;7,</text:p>
          </table:table-cell>
          <table:table-cell table:formula="of:=IF([.R20]=0;&quot;&quot;;&quot;&quot;&amp;[.R$1]&amp;&quot;=&gt;&quot;&amp;[.R20]&amp;&quot;,&quot;)" office:value-type="string" office:string-value="12=&gt;9,">
            <text:p>12=&gt;9,</text:p>
          </table:table-cell>
          <table:table-cell table:formula="of:=IF([.S20]=0;&quot;&quot;;&quot;&quot;&amp;[.S$1]&amp;&quot;=&gt;&quot;&amp;[.S20]&amp;&quot;,&quot;)" office:value-type="string" office:string-value="13=&gt;6,">
            <text:p>13=&gt;6,</text:p>
          </table:table-cell>
          <table:table-cell table:formula="of:=IF([.T20]=0;&quot;&quot;;&quot;&quot;&amp;[.T$1]&amp;&quot;=&gt;&quot;&amp;[.T20]&amp;&quot;,&quot;)" office:value-type="string" office:string-value="14=&gt;7,">
            <text:p>14=&gt;7,</text:p>
          </table:table-cell>
          <table:table-cell table:formula="of:=IF([.U20]=0;&quot;&quot;;&quot;&quot;&amp;[.U$1]&amp;&quot;=&gt;&quot;&amp;[.U20]&amp;&quot;,&quot;)" office:value-type="string" office:string-value="15=&gt;5,">
            <text:p>15=&gt;5,</text:p>
          </table:table-cell>
          <table:table-cell table:formula="of:=IF([.V20]=0;&quot;&quot;;&quot;&quot;&amp;[.V$1]&amp;&quot;=&gt;&quot;&amp;[.V20]&amp;&quot;,&quot;)" office:value-type="string" office:string-value="16=&gt;11,">
            <text:p>16=&gt;11,</text:p>
          </table:table-cell>
          <table:table-cell table:formula="of:=IF([.W20]=0;&quot;&quot;;&quot;&quot;&amp;[.W$1]&amp;&quot;=&gt;&quot;&amp;[.W20]&amp;&quot;,&quot;)" office:value-type="string" office:string-value="17=&gt;15,">
            <text:p>17=&gt;15,</text:p>
          </table:table-cell>
          <table:table-cell table:formula="of:=IF([.X20]=0;&quot;&quot;;&quot;&quot;&amp;[.X$1]&amp;&quot;=&gt;&quot;&amp;[.X20]&amp;&quot;,&quot;)" office:value-type="string" office:string-value="18=&gt;51,">
            <text:p>18=&gt;51,</text:p>
          </table:table-cell>
          <table:table-cell table:formula="of:=IF([.Y20]=0;&quot;&quot;;&quot;&quot;&amp;[.Y$1]&amp;&quot;=&gt;&quot;&amp;[.Y20]&amp;&quot;,&quot;)" office:value-type="string" office:string-value="19=&gt;15,">
            <text:p>19=&gt;15,</text:p>
          </table:table-cell>
          <table:table-cell table:formula="of:=IF([.Z20]=0;&quot;&quot;;&quot;&quot;&amp;[.Z$1]&amp;&quot;=&gt;&quot;&amp;[.Z20]&amp;&quot;,&quot;)" office:value-type="string" office:string-value="20=&gt;10,">
            <text:p>20=&gt;10,</text:p>
          </table:table-cell>
          <table:table-cell table:formula="of:=IF([.AA20]=0;&quot;&quot;;&quot;&quot;&amp;[.AA$1]&amp;&quot;=&gt;&quot;&amp;[.AA20]&amp;&quot;,&quot;)" office:value-type="string" office:string-value="21=&gt;14,">
            <text:p>21=&gt;14,</text:p>
          </table:table-cell>
          <table:table-cell table:formula="of:=IF([.AB20]=0;&quot;&quot;;&quot;&quot;&amp;[.AB$1]&amp;&quot;=&gt;&quot;&amp;[.AB20]&amp;&quot;,&quot;)" office:value-type="string" office:string-value="22=&gt;32,">
            <text:p>22=&gt;32,</text:p>
          </table:table-cell>
          <table:table-cell table:formula="of:=IF([.AC20]=0;&quot;&quot;;&quot;&quot;&amp;[.AC$1]&amp;&quot;=&gt;&quot;&amp;[.AC20]&amp;&quot;,&quot;)" office:value-type="string" office:string-value="23=&gt;6,">
            <text:p>23=&gt;6,</text:p>
          </table:table-cell>
          <table:table-cell table:formula="of:=IF([.AD20]=0;&quot;&quot;;&quot;&quot;&amp;[.AD$1]&amp;&quot;=&gt;&quot;&amp;[.AD20]&amp;&quot;,&quot;)" office:value-type="string" office:string-value="24=&gt;10,">
            <text:p>24=&gt;10,</text:p>
          </table:table-cell>
          <table:table-cell table:formula="of:=IF([.AE20]=0;&quot;&quot;;&quot;&quot;&amp;[.AE$1]&amp;&quot;=&gt;&quot;&amp;[.AE20]&amp;&quot;,&quot;)" office:value-type="string" office:string-value="25=&gt;22,">
            <text:p>25=&gt;22,</text:p>
          </table:table-cell>
          <table:table-cell table:formula="of:=IF([.AF20]=0;&quot;&quot;;&quot;&quot;&amp;[.AF$1]&amp;&quot;=&gt;&quot;&amp;[.AF20]&amp;&quot;,&quot;)" office:value-type="string" office:string-value="26=&gt;11,">
            <text:p>26=&gt;11,</text:p>
          </table:table-cell>
          <table:table-cell table:formula="of:=IF([.AG20]=0;&quot;&quot;;&quot;&quot;&amp;[.AG$1]&amp;&quot;=&gt;&quot;&amp;[.AG20]&amp;&quot;,&quot;)" office:value-type="string" office:string-value="27=&gt;14,">
            <text:p>27=&gt;14,</text:p>
          </table:table-cell>
          <table:table-cell table:formula="of:=IF([.AH20]=0;&quot;&quot;;&quot;&quot;&amp;[.AH$1]&amp;&quot;=&gt;&quot;&amp;[.AH20]&amp;&quot;,&quot;)" office:value-type="string" office:string-value="28=&gt;9,">
            <text:p>28=&gt;9,</text:p>
          </table:table-cell>
          <table:table-cell table:formula="of:=IF([.AI20]=0;&quot;&quot;;&quot;&quot;&amp;[.AI$1]&amp;&quot;=&gt;&quot;&amp;[.AI20]&amp;&quot;,&quot;)" office:value-type="string" office:string-value="29=&gt;11,">
            <text:p>29=&gt;11,</text:p>
          </table:table-cell>
          <table:table-cell table:formula="of:=IF([.AJ20]=0;&quot;&quot;;&quot;&quot;&amp;[.AJ$1]&amp;&quot;=&gt;&quot;&amp;[.AJ20]&amp;&quot;,&quot;)" office:value-type="string" office:string-value="30=&gt;13,">
            <text:p>30=&gt;13,</text:p>
          </table:table-cell>
          <table:table-cell table:formula="of:=IF([.AK20]=0;&quot;&quot;;&quot;&quot;&amp;[.AK$1]&amp;&quot;=&gt;&quot;&amp;[.AK20]&amp;&quot;,&quot;)" office:value-type="string" office:string-value="31=&gt;25,">
            <text:p>31=&gt;25,</text:p>
          </table:table-cell>
          <table:table-cell table:formula="of:=IF([.AL20]=0;&quot;&quot;;&quot;&quot;&amp;[.AL$1]&amp;&quot;=&gt;&quot;&amp;[.AL20]&amp;&quot;,&quot;)" office:value-type="string" office:string-value="32=&gt;11,">
            <text:p>32=&gt;11,</text:p>
          </table:table-cell>
          <table:table-cell table:formula="of:=IF([.AM20]=0;&quot;&quot;;&quot;&quot;&amp;[.AM$1]&amp;&quot;=&gt;&quot;&amp;[.AM20]&amp;&quot;,&quot;)" office:value-type="string" office:string-value="33=&gt;22,">
            <text:p>33=&gt;22,</text:p>
          </table:table-cell>
          <table:table-cell table:formula="of:=IF([.AN20]=0;&quot;&quot;;&quot;&quot;&amp;[.AN$1]&amp;&quot;=&gt;&quot;&amp;[.AN20]&amp;&quot;,&quot;)" office:value-type="string" office:string-value="34=&gt;23,">
            <text:p>34=&gt;23,</text:p>
          </table:table-cell>
          <table:table-cell table:formula="of:=IF([.AO20]=0;&quot;&quot;;&quot;&quot;&amp;[.AO$1]&amp;&quot;=&gt;&quot;&amp;[.AO20]&amp;&quot;,&quot;)" office:value-type="string" office:string-value="35=&gt;28,">
            <text:p>35=&gt;28,</text:p>
          </table:table-cell>
          <table:table-cell table:formula="of:=IF([.AP20]=0;&quot;&quot;;&quot;&quot;&amp;[.AP$1]&amp;&quot;=&gt;&quot;&amp;[.AP20]&amp;&quot;,&quot;)" office:value-type="string" office:string-value="36=&gt;13,">
            <text:p>36=&gt;13,</text:p>
          </table:table-cell>
          <table:table-cell table:formula="of:=IF([.AQ20]=0;&quot;&quot;;&quot;&quot;&amp;[.AQ$1]&amp;&quot;=&gt;&quot;&amp;[.AQ20]&amp;&quot;,&quot;)" office:value-type="string" office:string-value="37=&gt;40,">
            <text:p>37=&gt;40,</text:p>
          </table:table-cell>
          <table:table-cell table:formula="of:=IF([.AR20]=0;&quot;&quot;;&quot;&quot;&amp;[.AR$1]&amp;&quot;=&gt;&quot;&amp;[.AR20]&amp;&quot;,&quot;)" office:value-type="string" office:string-value="38=&gt;23,">
            <text:p>38=&gt;23,</text:p>
          </table:table-cell>
          <table:table-cell table:formula="of:=IF([.AS20]=0;&quot;&quot;;&quot;&quot;&amp;[.AS$1]&amp;&quot;=&gt;&quot;&amp;[.AS20]&amp;&quot;,&quot;)" office:value-type="string" office:string-value="39=&gt;14,">
            <text:p>39=&gt;14,</text:p>
          </table:table-cell>
          <table:table-cell table:formula="of:=IF([.AT20]=0;&quot;&quot;;&quot;&quot;&amp;[.AT$1]&amp;&quot;=&gt;&quot;&amp;[.AT20]&amp;&quot;,&quot;)" office:value-type="string" office:string-value="40=&gt;18,">
            <text:p>40=&gt;18,</text:p>
          </table:table-cell>
          <table:table-cell table:formula="of:=IF([.AU20]=0;&quot;&quot;;&quot;&quot;&amp;[.AU$1]&amp;&quot;=&gt;&quot;&amp;[.AU20]&amp;&quot;,&quot;)" office:value-type="string" office:string-value="41=&gt;14,">
            <text:p>41=&gt;14,</text:p>
          </table:table-cell>
          <table:table-cell table:formula="of:=IF([.AV20]=0;&quot;&quot;;&quot;&quot;&amp;[.AV$1]&amp;&quot;=&gt;&quot;&amp;[.AV20]&amp;&quot;,&quot;)" office:value-type="string" office:string-value="42=&gt;12,">
            <text:p>42=&gt;12,</text:p>
          </table:table-cell>
          <table:table-cell table:formula="of:=IF([.AW20]=0;&quot;&quot;;&quot;&quot;&amp;[.AW$1]&amp;&quot;=&gt;&quot;&amp;[.AW20]&amp;&quot;,&quot;)" office:value-type="string" office:string-value="43=&gt;5,">
            <text:p>43=&gt;5,</text:p>
          </table:table-cell>
          <table:table-cell table:formula="of:=IF([.AX20]=0;&quot;&quot;;&quot;&quot;&amp;[.AX$1]&amp;&quot;=&gt;&quot;&amp;[.AX20]&amp;&quot;,&quot;)" office:value-type="string" office:string-value="44=&gt;27,">
            <text:p>44=&gt;27,</text:p>
          </table:table-cell>
          <table:table-cell table:formula="of:=IF([.AY20]=0;&quot;&quot;;&quot;&quot;&amp;[.AY$1]&amp;&quot;=&gt;&quot;&amp;[.AY20]&amp;&quot;,&quot;)" office:value-type="string" office:string-value="45=&gt;18,">
            <text:p>45=&gt;18,</text:p>
          </table:table-cell>
          <table:table-cell table:formula="of:=IF([.AZ20]=0;&quot;&quot;;&quot;&quot;&amp;[.AZ$1]&amp;&quot;=&gt;&quot;&amp;[.AZ20]&amp;&quot;,&quot;)" office:value-type="string" office:string-value="46=&gt;12,">
            <text:p>46=&gt;12,</text:p>
          </table:table-cell>
          <table:table-cell table:formula="of:=IF([.BA20]=0;&quot;&quot;;&quot;&quot;&amp;[.BA$1]&amp;&quot;=&gt;&quot;&amp;[.BA20]&amp;&quot;,&quot;)" office:value-type="string" office:string-value="47=&gt;10,">
            <text:p>47=&gt;10,</text:p>
          </table:table-cell>
          <table:table-cell table:formula="of:=IF([.BB20]=0;&quot;&quot;;&quot;&quot;&amp;[.BB$1]&amp;&quot;=&gt;&quot;&amp;[.BB20]&amp;&quot;,&quot;)" office:value-type="string" office:string-value="48=&gt;15,">
            <text:p>48=&gt;15,</text:p>
          </table:table-cell>
          <table:table-cell table:formula="of:=IF([.BC20]=0;&quot;&quot;;&quot;&quot;&amp;[.BC$1]&amp;&quot;=&gt;&quot;&amp;[.BC20]&amp;&quot;,&quot;)" office:value-type="string" office:string-value="49=&gt;21,">
            <text:p>49=&gt;21,</text:p>
          </table:table-cell>
          <table:table-cell table:formula="of:=IF([.BD20]=0;&quot;&quot;;&quot;&quot;&amp;[.BD$1]&amp;&quot;=&gt;&quot;&amp;[.BD20]&amp;&quot;,&quot;)" office:value-type="string" office:string-value="50=&gt;23,">
            <text:p>50=&gt;23,</text:p>
          </table:table-cell>
          <table:table-cell table:formula="of:=IF([.BE20]=0;&quot;&quot;;&quot;&quot;&amp;[.BE$1]&amp;&quot;=&gt;&quot;&amp;[.BE20]&amp;&quot;,&quot;)">
            <text:p/>
          </table:table-cell>
          <table:table-cell table:formula="of:=IF([.BF20]=0;&quot;&quot;;&quot;&quot;&amp;[.BF$1]&amp;&quot;=&gt;&quot;&amp;[.BF20]&amp;&quot;,&quot;)">
            <text:p/>
          </table:table-cell>
          <table:table-cell table:formula="of:=IF([.BG20]=0;&quot;&quot;;&quot;&quot;&amp;[.BG$1]&amp;&quot;=&gt;&quot;&amp;[.BG20]&amp;&quot;,&quot;)">
            <text:p/>
          </table:table-cell>
          <table:table-cell table:formula="of:=IF([.BH20]=0;&quot;&quot;;&quot;&quot;&amp;[.BH$1]&amp;&quot;=&gt;&quot;&amp;[.BH20]&amp;&quot;,&quot;)">
            <text:p/>
          </table:table-cell>
          <table:table-cell table:formula="of:=IF([.BI20]=0;&quot;&quot;;&quot;&quot;&amp;[.BI$1]&amp;&quot;=&gt;&quot;&amp;[.BI20]&amp;&quot;,&quot;)">
            <text:p/>
          </table:table-cell>
          <table:table-cell table:formula="of:=IF([.BJ20]=0;&quot;&quot;;&quot;&quot;&amp;[.BJ$1]&amp;&quot;=&gt;&quot;&amp;[.BJ20]&amp;&quot;,&quot;)">
            <text:p/>
          </table:table-cell>
          <table:table-cell table:formula="of:=IF([.BK20]=0;&quot;&quot;;&quot;&quot;&amp;[.BK$1]&amp;&quot;=&gt;&quot;&amp;[.BK20]&amp;&quot;,&quot;)">
            <text:p/>
          </table:table-cell>
          <table:table-cell table:formula="of:=IF([.BL20]=0;&quot;&quot;;&quot;&quot;&amp;[.BL$1]&amp;&quot;=&gt;&quot;&amp;[.BL20]&amp;&quot;,&quot;)">
            <text:p/>
          </table:table-cell>
          <table:table-cell table:formula="of:=IF([.BM20]=0;&quot;&quot;;&quot;&quot;&amp;[.BM$1]&amp;&quot;=&gt;&quot;&amp;[.BM20]&amp;&quot;,&quot;)">
            <text:p/>
          </table:table-cell>
          <table:table-cell table:formula="of:=IF([.BN20]=0;&quot;&quot;;&quot;&quot;&amp;[.BN$1]&amp;&quot;=&gt;&quot;&amp;[.BN20]&amp;&quot;,&quot;)">
            <text:p/>
          </table:table-cell>
          <table:table-cell table:formula="of:=IF([.BO20]=0;&quot;&quot;;&quot;&quot;&amp;[.BO$1]&amp;&quot;=&gt;&quot;&amp;[.BO20]&amp;&quot;,&quot;)">
            <text:p/>
          </table:table-cell>
          <table:table-cell table:formula="of:=IF([.BP20]=0;&quot;&quot;;&quot;&quot;&amp;[.BP$1]&amp;&quot;=&gt;&quot;&amp;[.BP20]&amp;&quot;,&quot;)">
            <text:p/>
          </table:table-cell>
          <table:table-cell table:formula="of:=IF([.BQ20]=0;&quot;&quot;;&quot;&quot;&amp;[.BQ$1]&amp;&quot;=&gt;&quot;&amp;[.BQ20]&amp;&quot;,&quot;)">
            <text:p/>
          </table:table-cell>
          <table:table-cell table:formula="of:=IF([.BR20]=0;&quot;&quot;;&quot;&quot;&amp;[.BR$1]&amp;&quot;=&gt;&quot;&amp;[.BR20]&amp;&quot;,&quot;)">
            <text:p/>
          </table:table-cell>
          <table:table-cell table:formula="of:=IF([.BS20]=0;&quot;&quot;;&quot;&quot;&amp;[.BS$1]&amp;&quot;=&gt;&quot;&amp;[.BS20]&amp;&quot;,&quot;)">
            <text:p/>
          </table:table-cell>
          <table:table-cell table:formula="of:=IF([.BT20]=0;&quot;&quot;;&quot;&quot;&amp;[.BT$1]&amp;&quot;=&gt;&quot;&amp;[.BT20]&amp;&quot;,&quot;)">
            <text:p/>
          </table:table-cell>
        </table:table-row>
        <table:table-row table:style-name="ro1">
          <table:table-cell/>
          <table:table-cell table:number-columns-repeated="2"/>
          <table:table-cell table:formula="of:=CONCATENATE(&quot;'&quot;&amp;[.A21]&amp;&quot;' =&gt; array( 'chapters'=&gt;&quot;&amp;[.E21]&amp;&quot;, 'verses'=&gt;&quot;&amp;[.F21]&amp;&quot;,&quot;; [.BX21]; &quot; ),&quot;)" office:value-type="string" office:string-value="'' =&gt; array( 'chapters'=&gt;, 'verses'=&gt;856,1=&gt;21,2=&gt;11,3=&gt;7,4=&gt;9,5=&gt;24,6=&gt;14,7=&gt;12,8=&gt;12,9=&gt;18,10=&gt;14,11=&gt;9,12=&gt;13,13=&gt;12,14=&gt;11,15=&gt;14,16=&gt;20,17=&gt;8,18=&gt;36,19=&gt;37,20=&gt;6,21=&gt;24,22=&gt;20,23=&gt;28,24=&gt;23,25=&gt;11,26=&gt;13,27=&gt;21,28=&gt;72,28=&gt;72,29=&gt;13,30=&gt;20,31=&gt;17,32=&gt;8,33=&gt;19,34=&gt;13,35=&gt;14,36=&gt;17,37=&gt;7,38=&gt;19,39=&gt;53,40=&gt;17,41=&gt;16,42=&gt;16,43=&gt;5,44=&gt;23,45=&gt;11,46=&gt;13,47=&gt;12,48=&gt;9,49=&gt;9,50=&gt;5, ),">
            <text:p>'' =&gt; array( 'chapters'=&gt;, 'verses'=&gt;856,1=&gt;21,2=&gt;11,3=&gt;7,4=&gt;9,5=&gt;24,6=&gt;14,7=&gt;12,8=&gt;12,9=&gt;18,10=&gt;14,11=&gt;9,12=&gt;13,13=&gt;12,14=&gt;11,15=&gt;14,16=&gt;20,17=&gt;8,18=&gt;36,19=&gt;37,20=&gt;6,21=&gt;24,22=&gt;20,23=&gt;28,24=&gt;23,25=&gt;11,26=&gt;13,27=&gt;21,28=&gt;72,28=&gt;72,29=&gt;13,30=&gt;20,31=&gt;17,32=&gt;8,33=&gt;19,34=&gt;13,35=&gt;14,36=&gt;17,37=&gt;7,38=&gt;19,39=&gt;53,40=&gt;17,41=&gt;16,42=&gt;16,43=&gt;5,44=&gt;23,45=&gt;11,46=&gt;13,47=&gt;12,48=&gt;9,49=&gt;9,50=&gt;5, ),</text:p>
          </table:table-cell>
          <table:table-cell/>
          <table:table-cell table:formula="of:=SUM([.G21:.BT21])" office:value-type="float" office:value="856">
            <text:p>85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number-columns-repeated="16"/>
          <table:table-cell table:formula="of:=CONCATENATE([.BY21];[.BZ21];[.CA21];[.CB21];[.CC21];[.CD21];[.CE21];[.CF21];[.CG21];[.CH21];[.CI21];[.CJ21];[.CK21];[.CL21];[.CM21];[.CN21];[.CO21];[.CP21];[.CQ21];[.CR21];[.CS21];[.CT21];[.CU21];[.CV21];[.CW21];[.CX21];[.CY21];[.CZ21])" office:value-type="string" office:string-value="1=&gt;21,2=&gt;11,3=&gt;7,4=&gt;9,5=&gt;24,6=&gt;14,7=&gt;12,8=&gt;12,9=&gt;18,10=&gt;14,11=&gt;9,12=&gt;13,13=&gt;12,14=&gt;11,15=&gt;14,16=&gt;20,17=&gt;8,18=&gt;36,19=&gt;37,20=&gt;6,21=&gt;24,22=&gt;20,23=&gt;28,24=&gt;23,25=&gt;11,26=&gt;13,27=&gt;21,28=&gt;72,">
            <text:p>1=&gt;21,2=&gt;11,3=&gt;7,4=&gt;9,5=&gt;24,6=&gt;14,7=&gt;12,8=&gt;12,9=&gt;18,10=&gt;14,11=&gt;9,12=&gt;13,13=&gt;12,14=&gt;11,15=&gt;14,16=&gt;20,17=&gt;8,18=&gt;36,19=&gt;37,20=&gt;6,21=&gt;24,22=&gt;20,23=&gt;28,24=&gt;23,25=&gt;11,26=&gt;13,27=&gt;21,28=&gt;72,</text:p>
          </table:table-cell>
          <table:table-cell table:formula="of:=CONCATENATE([.CZ21];[.DA21];[.DB21];[.DC21];[.DD21];[.DE21];[.DF21];[.DG21];[.DH21];[.DI21];[.DJ21];[.DK21];[.DL21];[.DM21];[.DN21];[.DO21];[.DP21];[.DQ21];[.DR21];[.DS21];[.DT21];[.DU21];[.DV21];[.DW21];[.DX21];[.DY21];[.DZ21])" office:value-type="string" office:string-value="28=&gt;72,29=&gt;13,30=&gt;20,31=&gt;17,32=&gt;8,33=&gt;19,34=&gt;13,35=&gt;14,36=&gt;17,37=&gt;7,38=&gt;19,39=&gt;53,40=&gt;17,41=&gt;16,42=&gt;16,43=&gt;5,44=&gt;23,45=&gt;11,46=&gt;13,47=&gt;12,48=&gt;9,49=&gt;9,50=&gt;5,">
            <text:p>28=&gt;72,29=&gt;13,30=&gt;20,31=&gt;17,32=&gt;8,33=&gt;19,34=&gt;13,35=&gt;14,36=&gt;17,37=&gt;7,38=&gt;19,39=&gt;53,40=&gt;17,41=&gt;16,42=&gt;16,43=&gt;5,44=&gt;23,45=&gt;11,46=&gt;13,47=&gt;12,48=&gt;9,49=&gt;9,50=&gt;5,</text:p>
          </table:table-cell>
          <table:table-cell table:formula="of:=CONCATENATE([.EA21];[.EB21];[.EC21];[.ED21];[.EE21];[.EF21];[.EG21];[.EH21];[.EI21];[.EJ21];[.EK21];[.EL21])">
            <text:p/>
          </table:table-cell>
          <table:table-cell table:formula="of:=CONCATENATE([.BU21];[.BV21];[.BW21])" office:value-type="string" office:string-value="1=&gt;21,2=&gt;11,3=&gt;7,4=&gt;9,5=&gt;24,6=&gt;14,7=&gt;12,8=&gt;12,9=&gt;18,10=&gt;14,11=&gt;9,12=&gt;13,13=&gt;12,14=&gt;11,15=&gt;14,16=&gt;20,17=&gt;8,18=&gt;36,19=&gt;37,20=&gt;6,21=&gt;24,22=&gt;20,23=&gt;28,24=&gt;23,25=&gt;11,26=&gt;13,27=&gt;21,28=&gt;72,28=&gt;72,29=&gt;13,30=&gt;20,31=&gt;17,32=&gt;8,33=&gt;19,34=&gt;13,35=&gt;14,36=&gt;17,37=&gt;7,38=&gt;19,39=&gt;53,40=&gt;17,41=&gt;16,42=&gt;16,43=&gt;5,44=&gt;23,45=&gt;11,46=&gt;13,47=&gt;12,48=&gt;9,49=&gt;9,50=&gt;5,">
            <text:p>1=&gt;21,2=&gt;11,3=&gt;7,4=&gt;9,5=&gt;24,6=&gt;14,7=&gt;12,8=&gt;12,9=&gt;18,10=&gt;14,11=&gt;9,12=&gt;13,13=&gt;12,14=&gt;11,15=&gt;14,16=&gt;20,17=&gt;8,18=&gt;36,19=&gt;37,20=&gt;6,21=&gt;24,22=&gt;20,23=&gt;28,24=&gt;23,25=&gt;11,26=&gt;13,27=&gt;21,28=&gt;72,28=&gt;72,29=&gt;13,30=&gt;20,31=&gt;17,32=&gt;8,33=&gt;19,34=&gt;13,35=&gt;14,36=&gt;17,37=&gt;7,38=&gt;19,39=&gt;53,40=&gt;17,41=&gt;16,42=&gt;16,43=&gt;5,44=&gt;23,45=&gt;11,46=&gt;13,47=&gt;12,48=&gt;9,49=&gt;9,50=&gt;5,</text:p>
          </table:table-cell>
          <table:table-cell table:formula="of:=IF([.G21]=0;&quot;&quot;;&quot;&quot;&amp;[.G$1]&amp;&quot;=&gt;&quot;&amp;[.G21]&amp;&quot;,&quot;)" office:value-type="string" office:string-value="1=&gt;21,">
            <text:p>1=&gt;21,</text:p>
          </table:table-cell>
          <table:table-cell table:formula="of:=IF([.H21]=0;&quot;&quot;;&quot;&quot;&amp;[.H$1]&amp;&quot;=&gt;&quot;&amp;[.H21]&amp;&quot;,&quot;)" office:value-type="string" office:string-value="2=&gt;11,">
            <text:p>2=&gt;11,</text:p>
          </table:table-cell>
          <table:table-cell table:formula="of:=IF([.I21]=0;&quot;&quot;;&quot;&quot;&amp;[.I$1]&amp;&quot;=&gt;&quot;&amp;[.I21]&amp;&quot;,&quot;)" office:value-type="string" office:string-value="3=&gt;7,">
            <text:p>3=&gt;7,</text:p>
          </table:table-cell>
          <table:table-cell table:formula="of:=IF([.J21]=0;&quot;&quot;;&quot;&quot;&amp;[.J$1]&amp;&quot;=&gt;&quot;&amp;[.J21]&amp;&quot;,&quot;)" office:value-type="string" office:string-value="4=&gt;9,">
            <text:p>4=&gt;9,</text:p>
          </table:table-cell>
          <table:table-cell table:formula="of:=IF([.K21]=0;&quot;&quot;;&quot;&quot;&amp;[.K$1]&amp;&quot;=&gt;&quot;&amp;[.K21]&amp;&quot;,&quot;)" office:value-type="string" office:string-value="5=&gt;24,">
            <text:p>5=&gt;24,</text:p>
          </table:table-cell>
          <table:table-cell table:formula="of:=IF([.L21]=0;&quot;&quot;;&quot;&quot;&amp;[.L$1]&amp;&quot;=&gt;&quot;&amp;[.L21]&amp;&quot;,&quot;)" office:value-type="string" office:string-value="6=&gt;14,">
            <text:p>6=&gt;14,</text:p>
          </table:table-cell>
          <table:table-cell table:formula="of:=IF([.M21]=0;&quot;&quot;;&quot;&quot;&amp;[.M$1]&amp;&quot;=&gt;&quot;&amp;[.M21]&amp;&quot;,&quot;)" office:value-type="string" office:string-value="7=&gt;12,">
            <text:p>7=&gt;12,</text:p>
          </table:table-cell>
          <table:table-cell table:formula="of:=IF([.N21]=0;&quot;&quot;;&quot;&quot;&amp;[.N$1]&amp;&quot;=&gt;&quot;&amp;[.N21]&amp;&quot;,&quot;)" office:value-type="string" office:string-value="8=&gt;12,">
            <text:p>8=&gt;12,</text:p>
          </table:table-cell>
          <table:table-cell table:formula="of:=IF([.O21]=0;&quot;&quot;;&quot;&quot;&amp;[.O$1]&amp;&quot;=&gt;&quot;&amp;[.O21]&amp;&quot;,&quot;)" office:value-type="string" office:string-value="9=&gt;18,">
            <text:p>9=&gt;18,</text:p>
          </table:table-cell>
          <table:table-cell table:formula="of:=IF([.P21]=0;&quot;&quot;;&quot;&quot;&amp;[.P$1]&amp;&quot;=&gt;&quot;&amp;[.P21]&amp;&quot;,&quot;)" office:value-type="string" office:string-value="10=&gt;14,">
            <text:p>10=&gt;14,</text:p>
          </table:table-cell>
          <table:table-cell table:formula="of:=IF([.Q21]=0;&quot;&quot;;&quot;&quot;&amp;[.Q$1]&amp;&quot;=&gt;&quot;&amp;[.Q21]&amp;&quot;,&quot;)" office:value-type="string" office:string-value="11=&gt;9,">
            <text:p>11=&gt;9,</text:p>
          </table:table-cell>
          <table:table-cell table:formula="of:=IF([.R21]=0;&quot;&quot;;&quot;&quot;&amp;[.R$1]&amp;&quot;=&gt;&quot;&amp;[.R21]&amp;&quot;,&quot;)" office:value-type="string" office:string-value="12=&gt;13,">
            <text:p>12=&gt;13,</text:p>
          </table:table-cell>
          <table:table-cell table:formula="of:=IF([.S21]=0;&quot;&quot;;&quot;&quot;&amp;[.S$1]&amp;&quot;=&gt;&quot;&amp;[.S21]&amp;&quot;,&quot;)" office:value-type="string" office:string-value="13=&gt;12,">
            <text:p>13=&gt;12,</text:p>
          </table:table-cell>
          <table:table-cell table:formula="of:=IF([.T21]=0;&quot;&quot;;&quot;&quot;&amp;[.T$1]&amp;&quot;=&gt;&quot;&amp;[.T21]&amp;&quot;,&quot;)" office:value-type="string" office:string-value="14=&gt;11,">
            <text:p>14=&gt;11,</text:p>
          </table:table-cell>
          <table:table-cell table:formula="of:=IF([.U21]=0;&quot;&quot;;&quot;&quot;&amp;[.U$1]&amp;&quot;=&gt;&quot;&amp;[.U21]&amp;&quot;,&quot;)" office:value-type="string" office:string-value="15=&gt;14,">
            <text:p>15=&gt;14,</text:p>
          </table:table-cell>
          <table:table-cell table:formula="of:=IF([.V21]=0;&quot;&quot;;&quot;&quot;&amp;[.V$1]&amp;&quot;=&gt;&quot;&amp;[.V21]&amp;&quot;,&quot;)" office:value-type="string" office:string-value="16=&gt;20,">
            <text:p>16=&gt;20,</text:p>
          </table:table-cell>
          <table:table-cell table:formula="of:=IF([.W21]=0;&quot;&quot;;&quot;&quot;&amp;[.W$1]&amp;&quot;=&gt;&quot;&amp;[.W21]&amp;&quot;,&quot;)" office:value-type="string" office:string-value="17=&gt;8,">
            <text:p>17=&gt;8,</text:p>
          </table:table-cell>
          <table:table-cell table:formula="of:=IF([.X21]=0;&quot;&quot;;&quot;&quot;&amp;[.X$1]&amp;&quot;=&gt;&quot;&amp;[.X21]&amp;&quot;,&quot;)" office:value-type="string" office:string-value="18=&gt;36,">
            <text:p>18=&gt;36,</text:p>
          </table:table-cell>
          <table:table-cell table:formula="of:=IF([.Y21]=0;&quot;&quot;;&quot;&quot;&amp;[.Y$1]&amp;&quot;=&gt;&quot;&amp;[.Y21]&amp;&quot;,&quot;)" office:value-type="string" office:string-value="19=&gt;37,">
            <text:p>19=&gt;37,</text:p>
          </table:table-cell>
          <table:table-cell table:formula="of:=IF([.Z21]=0;&quot;&quot;;&quot;&quot;&amp;[.Z$1]&amp;&quot;=&gt;&quot;&amp;[.Z21]&amp;&quot;,&quot;)" office:value-type="string" office:string-value="20=&gt;6,">
            <text:p>20=&gt;6,</text:p>
          </table:table-cell>
          <table:table-cell table:formula="of:=IF([.AA21]=0;&quot;&quot;;&quot;&quot;&amp;[.AA$1]&amp;&quot;=&gt;&quot;&amp;[.AA21]&amp;&quot;,&quot;)" office:value-type="string" office:string-value="21=&gt;24,">
            <text:p>21=&gt;24,</text:p>
          </table:table-cell>
          <table:table-cell table:formula="of:=IF([.AB21]=0;&quot;&quot;;&quot;&quot;&amp;[.AB$1]&amp;&quot;=&gt;&quot;&amp;[.AB21]&amp;&quot;,&quot;)" office:value-type="string" office:string-value="22=&gt;20,">
            <text:p>22=&gt;20,</text:p>
          </table:table-cell>
          <table:table-cell table:formula="of:=IF([.AC21]=0;&quot;&quot;;&quot;&quot;&amp;[.AC$1]&amp;&quot;=&gt;&quot;&amp;[.AC21]&amp;&quot;,&quot;)" office:value-type="string" office:string-value="23=&gt;28,">
            <text:p>23=&gt;28,</text:p>
          </table:table-cell>
          <table:table-cell table:formula="of:=IF([.AD21]=0;&quot;&quot;;&quot;&quot;&amp;[.AD$1]&amp;&quot;=&gt;&quot;&amp;[.AD21]&amp;&quot;,&quot;)" office:value-type="string" office:string-value="24=&gt;23,">
            <text:p>24=&gt;23,</text:p>
          </table:table-cell>
          <table:table-cell table:formula="of:=IF([.AE21]=0;&quot;&quot;;&quot;&quot;&amp;[.AE$1]&amp;&quot;=&gt;&quot;&amp;[.AE21]&amp;&quot;,&quot;)" office:value-type="string" office:string-value="25=&gt;11,">
            <text:p>25=&gt;11,</text:p>
          </table:table-cell>
          <table:table-cell table:formula="of:=IF([.AF21]=0;&quot;&quot;;&quot;&quot;&amp;[.AF$1]&amp;&quot;=&gt;&quot;&amp;[.AF21]&amp;&quot;,&quot;)" office:value-type="string" office:string-value="26=&gt;13,">
            <text:p>26=&gt;13,</text:p>
          </table:table-cell>
          <table:table-cell table:formula="of:=IF([.AG21]=0;&quot;&quot;;&quot;&quot;&amp;[.AG$1]&amp;&quot;=&gt;&quot;&amp;[.AG21]&amp;&quot;,&quot;)" office:value-type="string" office:string-value="27=&gt;21,">
            <text:p>27=&gt;21,</text:p>
          </table:table-cell>
          <table:table-cell table:formula="of:=IF([.AH21]=0;&quot;&quot;;&quot;&quot;&amp;[.AH$1]&amp;&quot;=&gt;&quot;&amp;[.AH21]&amp;&quot;,&quot;)" office:value-type="string" office:string-value="28=&gt;72,">
            <text:p>28=&gt;72,</text:p>
          </table:table-cell>
          <table:table-cell table:formula="of:=IF([.AI21]=0;&quot;&quot;;&quot;&quot;&amp;[.AI$1]&amp;&quot;=&gt;&quot;&amp;[.AI21]&amp;&quot;,&quot;)" office:value-type="string" office:string-value="29=&gt;13,">
            <text:p>29=&gt;13,</text:p>
          </table:table-cell>
          <table:table-cell table:formula="of:=IF([.AJ21]=0;&quot;&quot;;&quot;&quot;&amp;[.AJ$1]&amp;&quot;=&gt;&quot;&amp;[.AJ21]&amp;&quot;,&quot;)" office:value-type="string" office:string-value="30=&gt;20,">
            <text:p>30=&gt;20,</text:p>
          </table:table-cell>
          <table:table-cell table:formula="of:=IF([.AK21]=0;&quot;&quot;;&quot;&quot;&amp;[.AK$1]&amp;&quot;=&gt;&quot;&amp;[.AK21]&amp;&quot;,&quot;)" office:value-type="string" office:string-value="31=&gt;17,">
            <text:p>31=&gt;17,</text:p>
          </table:table-cell>
          <table:table-cell table:formula="of:=IF([.AL21]=0;&quot;&quot;;&quot;&quot;&amp;[.AL$1]&amp;&quot;=&gt;&quot;&amp;[.AL21]&amp;&quot;,&quot;)" office:value-type="string" office:string-value="32=&gt;8,">
            <text:p>32=&gt;8,</text:p>
          </table:table-cell>
          <table:table-cell table:formula="of:=IF([.AM21]=0;&quot;&quot;;&quot;&quot;&amp;[.AM$1]&amp;&quot;=&gt;&quot;&amp;[.AM21]&amp;&quot;,&quot;)" office:value-type="string" office:string-value="33=&gt;19,">
            <text:p>33=&gt;19,</text:p>
          </table:table-cell>
          <table:table-cell table:formula="of:=IF([.AN21]=0;&quot;&quot;;&quot;&quot;&amp;[.AN$1]&amp;&quot;=&gt;&quot;&amp;[.AN21]&amp;&quot;,&quot;)" office:value-type="string" office:string-value="34=&gt;13,">
            <text:p>34=&gt;13,</text:p>
          </table:table-cell>
          <table:table-cell table:formula="of:=IF([.AO21]=0;&quot;&quot;;&quot;&quot;&amp;[.AO$1]&amp;&quot;=&gt;&quot;&amp;[.AO21]&amp;&quot;,&quot;)" office:value-type="string" office:string-value="35=&gt;14,">
            <text:p>35=&gt;14,</text:p>
          </table:table-cell>
          <table:table-cell table:formula="of:=IF([.AP21]=0;&quot;&quot;;&quot;&quot;&amp;[.AP$1]&amp;&quot;=&gt;&quot;&amp;[.AP21]&amp;&quot;,&quot;)" office:value-type="string" office:string-value="36=&gt;17,">
            <text:p>36=&gt;17,</text:p>
          </table:table-cell>
          <table:table-cell table:formula="of:=IF([.AQ21]=0;&quot;&quot;;&quot;&quot;&amp;[.AQ$1]&amp;&quot;=&gt;&quot;&amp;[.AQ21]&amp;&quot;,&quot;)" office:value-type="string" office:string-value="37=&gt;7,">
            <text:p>37=&gt;7,</text:p>
          </table:table-cell>
          <table:table-cell table:formula="of:=IF([.AR21]=0;&quot;&quot;;&quot;&quot;&amp;[.AR$1]&amp;&quot;=&gt;&quot;&amp;[.AR21]&amp;&quot;,&quot;)" office:value-type="string" office:string-value="38=&gt;19,">
            <text:p>38=&gt;19,</text:p>
          </table:table-cell>
          <table:table-cell table:formula="of:=IF([.AS21]=0;&quot;&quot;;&quot;&quot;&amp;[.AS$1]&amp;&quot;=&gt;&quot;&amp;[.AS21]&amp;&quot;,&quot;)" office:value-type="string" office:string-value="39=&gt;53,">
            <text:p>39=&gt;53,</text:p>
          </table:table-cell>
          <table:table-cell table:formula="of:=IF([.AT21]=0;&quot;&quot;;&quot;&quot;&amp;[.AT$1]&amp;&quot;=&gt;&quot;&amp;[.AT21]&amp;&quot;,&quot;)" office:value-type="string" office:string-value="40=&gt;17,">
            <text:p>40=&gt;17,</text:p>
          </table:table-cell>
          <table:table-cell table:formula="of:=IF([.AU21]=0;&quot;&quot;;&quot;&quot;&amp;[.AU$1]&amp;&quot;=&gt;&quot;&amp;[.AU21]&amp;&quot;,&quot;)" office:value-type="string" office:string-value="41=&gt;16,">
            <text:p>41=&gt;16,</text:p>
          </table:table-cell>
          <table:table-cell table:formula="of:=IF([.AV21]=0;&quot;&quot;;&quot;&quot;&amp;[.AV$1]&amp;&quot;=&gt;&quot;&amp;[.AV21]&amp;&quot;,&quot;)" office:value-type="string" office:string-value="42=&gt;16,">
            <text:p>42=&gt;16,</text:p>
          </table:table-cell>
          <table:table-cell table:formula="of:=IF([.AW21]=0;&quot;&quot;;&quot;&quot;&amp;[.AW$1]&amp;&quot;=&gt;&quot;&amp;[.AW21]&amp;&quot;,&quot;)" office:value-type="string" office:string-value="43=&gt;5,">
            <text:p>43=&gt;5,</text:p>
          </table:table-cell>
          <table:table-cell table:formula="of:=IF([.AX21]=0;&quot;&quot;;&quot;&quot;&amp;[.AX$1]&amp;&quot;=&gt;&quot;&amp;[.AX21]&amp;&quot;,&quot;)" office:value-type="string" office:string-value="44=&gt;23,">
            <text:p>44=&gt;23,</text:p>
          </table:table-cell>
          <table:table-cell table:formula="of:=IF([.AY21]=0;&quot;&quot;;&quot;&quot;&amp;[.AY$1]&amp;&quot;=&gt;&quot;&amp;[.AY21]&amp;&quot;,&quot;)" office:value-type="string" office:string-value="45=&gt;11,">
            <text:p>45=&gt;11,</text:p>
          </table:table-cell>
          <table:table-cell table:formula="of:=IF([.AZ21]=0;&quot;&quot;;&quot;&quot;&amp;[.AZ$1]&amp;&quot;=&gt;&quot;&amp;[.AZ21]&amp;&quot;,&quot;)" office:value-type="string" office:string-value="46=&gt;13,">
            <text:p>46=&gt;13,</text:p>
          </table:table-cell>
          <table:table-cell table:formula="of:=IF([.BA21]=0;&quot;&quot;;&quot;&quot;&amp;[.BA$1]&amp;&quot;=&gt;&quot;&amp;[.BA21]&amp;&quot;,&quot;)" office:value-type="string" office:string-value="47=&gt;12,">
            <text:p>47=&gt;12,</text:p>
          </table:table-cell>
          <table:table-cell table:formula="of:=IF([.BB21]=0;&quot;&quot;;&quot;&quot;&amp;[.BB$1]&amp;&quot;=&gt;&quot;&amp;[.BB21]&amp;&quot;,&quot;)" office:value-type="string" office:string-value="48=&gt;9,">
            <text:p>48=&gt;9,</text:p>
          </table:table-cell>
          <table:table-cell table:formula="of:=IF([.BC21]=0;&quot;&quot;;&quot;&quot;&amp;[.BC$1]&amp;&quot;=&gt;&quot;&amp;[.BC21]&amp;&quot;,&quot;)" office:value-type="string" office:string-value="49=&gt;9,">
            <text:p>49=&gt;9,</text:p>
          </table:table-cell>
          <table:table-cell table:formula="of:=IF([.BD21]=0;&quot;&quot;;&quot;&quot;&amp;[.BD$1]&amp;&quot;=&gt;&quot;&amp;[.BD21]&amp;&quot;,&quot;)" office:value-type="string" office:string-value="50=&gt;5,">
            <text:p>50=&gt;5,</text:p>
          </table:table-cell>
          <table:table-cell table:formula="of:=IF([.BE21]=0;&quot;&quot;;&quot;&quot;&amp;[.BE$1]&amp;&quot;=&gt;&quot;&amp;[.BE21]&amp;&quot;,&quot;)">
            <text:p/>
          </table:table-cell>
          <table:table-cell table:formula="of:=IF([.BF21]=0;&quot;&quot;;&quot;&quot;&amp;[.BF$1]&amp;&quot;=&gt;&quot;&amp;[.BF21]&amp;&quot;,&quot;)">
            <text:p/>
          </table:table-cell>
          <table:table-cell table:formula="of:=IF([.BG21]=0;&quot;&quot;;&quot;&quot;&amp;[.BG$1]&amp;&quot;=&gt;&quot;&amp;[.BG21]&amp;&quot;,&quot;)">
            <text:p/>
          </table:table-cell>
          <table:table-cell table:formula="of:=IF([.BH21]=0;&quot;&quot;;&quot;&quot;&amp;[.BH$1]&amp;&quot;=&gt;&quot;&amp;[.BH21]&amp;&quot;,&quot;)">
            <text:p/>
          </table:table-cell>
          <table:table-cell table:formula="of:=IF([.BI21]=0;&quot;&quot;;&quot;&quot;&amp;[.BI$1]&amp;&quot;=&gt;&quot;&amp;[.BI21]&amp;&quot;,&quot;)">
            <text:p/>
          </table:table-cell>
          <table:table-cell table:formula="of:=IF([.BJ21]=0;&quot;&quot;;&quot;&quot;&amp;[.BJ$1]&amp;&quot;=&gt;&quot;&amp;[.BJ21]&amp;&quot;,&quot;)">
            <text:p/>
          </table:table-cell>
          <table:table-cell table:formula="of:=IF([.BK21]=0;&quot;&quot;;&quot;&quot;&amp;[.BK$1]&amp;&quot;=&gt;&quot;&amp;[.BK21]&amp;&quot;,&quot;)">
            <text:p/>
          </table:table-cell>
          <table:table-cell table:formula="of:=IF([.BL21]=0;&quot;&quot;;&quot;&quot;&amp;[.BL$1]&amp;&quot;=&gt;&quot;&amp;[.BL21]&amp;&quot;,&quot;)">
            <text:p/>
          </table:table-cell>
          <table:table-cell table:formula="of:=IF([.BM21]=0;&quot;&quot;;&quot;&quot;&amp;[.BM$1]&amp;&quot;=&gt;&quot;&amp;[.BM21]&amp;&quot;,&quot;)">
            <text:p/>
          </table:table-cell>
          <table:table-cell table:formula="of:=IF([.BN21]=0;&quot;&quot;;&quot;&quot;&amp;[.BN$1]&amp;&quot;=&gt;&quot;&amp;[.BN21]&amp;&quot;,&quot;)">
            <text:p/>
          </table:table-cell>
          <table:table-cell table:formula="of:=IF([.BO21]=0;&quot;&quot;;&quot;&quot;&amp;[.BO$1]&amp;&quot;=&gt;&quot;&amp;[.BO21]&amp;&quot;,&quot;)">
            <text:p/>
          </table:table-cell>
          <table:table-cell table:formula="of:=IF([.BP21]=0;&quot;&quot;;&quot;&quot;&amp;[.BP$1]&amp;&quot;=&gt;&quot;&amp;[.BP21]&amp;&quot;,&quot;)">
            <text:p/>
          </table:table-cell>
          <table:table-cell table:formula="of:=IF([.BQ21]=0;&quot;&quot;;&quot;&quot;&amp;[.BQ$1]&amp;&quot;=&gt;&quot;&amp;[.BQ21]&amp;&quot;,&quot;)">
            <text:p/>
          </table:table-cell>
          <table:table-cell table:formula="of:=IF([.BR21]=0;&quot;&quot;;&quot;&quot;&amp;[.BR$1]&amp;&quot;=&gt;&quot;&amp;[.BR21]&amp;&quot;,&quot;)">
            <text:p/>
          </table:table-cell>
          <table:table-cell table:formula="of:=IF([.BS21]=0;&quot;&quot;;&quot;&quot;&amp;[.BS$1]&amp;&quot;=&gt;&quot;&amp;[.BS21]&amp;&quot;,&quot;)">
            <text:p/>
          </table:table-cell>
          <table:table-cell table:formula="of:=IF([.BT21]=0;&quot;&quot;;&quot;&quot;&amp;[.BT$1]&amp;&quot;=&gt;&quot;&amp;[.BT21]&amp;&quot;,&quot;)">
            <text:p/>
          </table:table-cell>
        </table:table-row>
        <table:table-row table:style-name="ro1">
          <table:table-cell/>
          <table:table-cell table:number-columns-repeated="2"/>
          <table:table-cell table:formula="of:=CONCATENATE(&quot;'&quot;&amp;[.A22]&amp;&quot;' =&gt; array( 'chapters'=&gt;&quot;&amp;[.E22]&amp;&quot;, 'verses'=&gt;&quot;&amp;[.F22]&amp;&quot;,&quot;; [.BX22]; &quot; ),&quot;)" office:value-type="string" office:string-value="'' =&gt; array( 'chapters'=&gt;, 'verses'=&gt;891,1=&gt;8,2=&gt;29,3=&gt;22,4=&gt;35,5=&gt;45,6=&gt;48,7=&gt;43,8=&gt;14,9=&gt;31,10=&gt;7,11=&gt;10,12=&gt;10,13=&gt;9,14=&gt;8,15=&gt;18,16=&gt;19,17=&gt;2,18=&gt;29,19=&gt;176,20=&gt;7,21=&gt;8,22=&gt;9,23=&gt;4,24=&gt;8,25=&gt;5,26=&gt;6,27=&gt;5,28=&gt;6,28=&gt;6,29=&gt;8,30=&gt;8,31=&gt;3,32=&gt;18,33=&gt;3,34=&gt;3,35=&gt;21,36=&gt;26,37=&gt;9,38=&gt;8,39=&gt;24,40=&gt;14,41=&gt;10,42=&gt;8,43=&gt;12,44=&gt;15,45=&gt;21,46=&gt;10,47=&gt;20,48=&gt;14,49=&gt;9,50=&gt;6, ),">
            <text:p>'' =&gt; array( 'chapters'=&gt;, 'verses'=&gt;891,1=&gt;8,2=&gt;29,3=&gt;22,4=&gt;35,5=&gt;45,6=&gt;48,7=&gt;43,8=&gt;14,9=&gt;31,10=&gt;7,11=&gt;10,12=&gt;10,13=&gt;9,14=&gt;8,15=&gt;18,16=&gt;19,17=&gt;2,18=&gt;29,19=&gt;176,20=&gt;7,21=&gt;8,22=&gt;9,23=&gt;4,24=&gt;8,25=&gt;5,26=&gt;6,27=&gt;5,28=&gt;6,28=&gt;6,29=&gt;8,30=&gt;8,31=&gt;3,32=&gt;18,33=&gt;3,34=&gt;3,35=&gt;21,36=&gt;26,37=&gt;9,38=&gt;8,39=&gt;24,40=&gt;14,41=&gt;10,42=&gt;8,43=&gt;12,44=&gt;15,45=&gt;21,46=&gt;10,47=&gt;20,48=&gt;14,49=&gt;9,50=&gt;6, ),</text:p>
          </table:table-cell>
          <table:table-cell/>
          <table:table-cell table:formula="of:=SUM([.G22:.BT22])" office:value-type="float" office:value="891">
            <text:p>89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number-columns-repeated="16"/>
          <table:table-cell table:formula="of:=CONCATENATE([.BY22];[.BZ22];[.CA22];[.CB22];[.CC22];[.CD22];[.CE22];[.CF22];[.CG22];[.CH22];[.CI22];[.CJ22];[.CK22];[.CL22];[.CM22];[.CN22];[.CO22];[.CP22];[.CQ22];[.CR22];[.CS22];[.CT22];[.CU22];[.CV22];[.CW22];[.CX22];[.CY22];[.CZ22])" office:value-type="string" office:string-value="1=&gt;8,2=&gt;29,3=&gt;22,4=&gt;35,5=&gt;45,6=&gt;48,7=&gt;43,8=&gt;14,9=&gt;31,10=&gt;7,11=&gt;10,12=&gt;10,13=&gt;9,14=&gt;8,15=&gt;18,16=&gt;19,17=&gt;2,18=&gt;29,19=&gt;176,20=&gt;7,21=&gt;8,22=&gt;9,23=&gt;4,24=&gt;8,25=&gt;5,26=&gt;6,27=&gt;5,28=&gt;6,">
            <text:p>1=&gt;8,2=&gt;29,3=&gt;22,4=&gt;35,5=&gt;45,6=&gt;48,7=&gt;43,8=&gt;14,9=&gt;31,10=&gt;7,11=&gt;10,12=&gt;10,13=&gt;9,14=&gt;8,15=&gt;18,16=&gt;19,17=&gt;2,18=&gt;29,19=&gt;176,20=&gt;7,21=&gt;8,22=&gt;9,23=&gt;4,24=&gt;8,25=&gt;5,26=&gt;6,27=&gt;5,28=&gt;6,</text:p>
          </table:table-cell>
          <table:table-cell table:formula="of:=CONCATENATE([.CZ22];[.DA22];[.DB22];[.DC22];[.DD22];[.DE22];[.DF22];[.DG22];[.DH22];[.DI22];[.DJ22];[.DK22];[.DL22];[.DM22];[.DN22];[.DO22];[.DP22];[.DQ22];[.DR22];[.DS22];[.DT22];[.DU22];[.DV22];[.DW22];[.DX22];[.DY22];[.DZ22])" office:value-type="string" office:string-value="28=&gt;6,29=&gt;8,30=&gt;8,31=&gt;3,32=&gt;18,33=&gt;3,34=&gt;3,35=&gt;21,36=&gt;26,37=&gt;9,38=&gt;8,39=&gt;24,40=&gt;14,41=&gt;10,42=&gt;8,43=&gt;12,44=&gt;15,45=&gt;21,46=&gt;10,47=&gt;20,48=&gt;14,49=&gt;9,50=&gt;6,">
            <text:p>28=&gt;6,29=&gt;8,30=&gt;8,31=&gt;3,32=&gt;18,33=&gt;3,34=&gt;3,35=&gt;21,36=&gt;26,37=&gt;9,38=&gt;8,39=&gt;24,40=&gt;14,41=&gt;10,42=&gt;8,43=&gt;12,44=&gt;15,45=&gt;21,46=&gt;10,47=&gt;20,48=&gt;14,49=&gt;9,50=&gt;6,</text:p>
          </table:table-cell>
          <table:table-cell table:formula="of:=CONCATENATE([.EA22];[.EB22];[.EC22];[.ED22];[.EE22];[.EF22];[.EG22];[.EH22];[.EI22];[.EJ22];[.EK22];[.EL22])">
            <text:p/>
          </table:table-cell>
          <table:table-cell table:formula="of:=CONCATENATE([.BU22];[.BV22];[.BW22])" office:value-type="string" office:string-value="1=&gt;8,2=&gt;29,3=&gt;22,4=&gt;35,5=&gt;45,6=&gt;48,7=&gt;43,8=&gt;14,9=&gt;31,10=&gt;7,11=&gt;10,12=&gt;10,13=&gt;9,14=&gt;8,15=&gt;18,16=&gt;19,17=&gt;2,18=&gt;29,19=&gt;176,20=&gt;7,21=&gt;8,22=&gt;9,23=&gt;4,24=&gt;8,25=&gt;5,26=&gt;6,27=&gt;5,28=&gt;6,28=&gt;6,29=&gt;8,30=&gt;8,31=&gt;3,32=&gt;18,33=&gt;3,34=&gt;3,35=&gt;21,36=&gt;26,37=&gt;9,38=&gt;8,39=&gt;24,40=&gt;14,41=&gt;10,42=&gt;8,43=&gt;12,44=&gt;15,45=&gt;21,46=&gt;10,47=&gt;20,48=&gt;14,49=&gt;9,50=&gt;6,">
            <text:p>1=&gt;8,2=&gt;29,3=&gt;22,4=&gt;35,5=&gt;45,6=&gt;48,7=&gt;43,8=&gt;14,9=&gt;31,10=&gt;7,11=&gt;10,12=&gt;10,13=&gt;9,14=&gt;8,15=&gt;18,16=&gt;19,17=&gt;2,18=&gt;29,19=&gt;176,20=&gt;7,21=&gt;8,22=&gt;9,23=&gt;4,24=&gt;8,25=&gt;5,26=&gt;6,27=&gt;5,28=&gt;6,28=&gt;6,29=&gt;8,30=&gt;8,31=&gt;3,32=&gt;18,33=&gt;3,34=&gt;3,35=&gt;21,36=&gt;26,37=&gt;9,38=&gt;8,39=&gt;24,40=&gt;14,41=&gt;10,42=&gt;8,43=&gt;12,44=&gt;15,45=&gt;21,46=&gt;10,47=&gt;20,48=&gt;14,49=&gt;9,50=&gt;6,</text:p>
          </table:table-cell>
          <table:table-cell table:formula="of:=IF([.G22]=0;&quot;&quot;;&quot;&quot;&amp;[.G$1]&amp;&quot;=&gt;&quot;&amp;[.G22]&amp;&quot;,&quot;)" office:value-type="string" office:string-value="1=&gt;8,">
            <text:p>1=&gt;8,</text:p>
          </table:table-cell>
          <table:table-cell table:formula="of:=IF([.H22]=0;&quot;&quot;;&quot;&quot;&amp;[.H$1]&amp;&quot;=&gt;&quot;&amp;[.H22]&amp;&quot;,&quot;)" office:value-type="string" office:string-value="2=&gt;29,">
            <text:p>2=&gt;29,</text:p>
          </table:table-cell>
          <table:table-cell table:formula="of:=IF([.I22]=0;&quot;&quot;;&quot;&quot;&amp;[.I$1]&amp;&quot;=&gt;&quot;&amp;[.I22]&amp;&quot;,&quot;)" office:value-type="string" office:string-value="3=&gt;22,">
            <text:p>3=&gt;22,</text:p>
          </table:table-cell>
          <table:table-cell table:formula="of:=IF([.J22]=0;&quot;&quot;;&quot;&quot;&amp;[.J$1]&amp;&quot;=&gt;&quot;&amp;[.J22]&amp;&quot;,&quot;)" office:value-type="string" office:string-value="4=&gt;35,">
            <text:p>4=&gt;35,</text:p>
          </table:table-cell>
          <table:table-cell table:formula="of:=IF([.K22]=0;&quot;&quot;;&quot;&quot;&amp;[.K$1]&amp;&quot;=&gt;&quot;&amp;[.K22]&amp;&quot;,&quot;)" office:value-type="string" office:string-value="5=&gt;45,">
            <text:p>5=&gt;45,</text:p>
          </table:table-cell>
          <table:table-cell table:formula="of:=IF([.L22]=0;&quot;&quot;;&quot;&quot;&amp;[.L$1]&amp;&quot;=&gt;&quot;&amp;[.L22]&amp;&quot;,&quot;)" office:value-type="string" office:string-value="6=&gt;48,">
            <text:p>6=&gt;48,</text:p>
          </table:table-cell>
          <table:table-cell table:formula="of:=IF([.M22]=0;&quot;&quot;;&quot;&quot;&amp;[.M$1]&amp;&quot;=&gt;&quot;&amp;[.M22]&amp;&quot;,&quot;)" office:value-type="string" office:string-value="7=&gt;43,">
            <text:p>7=&gt;43,</text:p>
          </table:table-cell>
          <table:table-cell table:formula="of:=IF([.N22]=0;&quot;&quot;;&quot;&quot;&amp;[.N$1]&amp;&quot;=&gt;&quot;&amp;[.N22]&amp;&quot;,&quot;)" office:value-type="string" office:string-value="8=&gt;14,">
            <text:p>8=&gt;14,</text:p>
          </table:table-cell>
          <table:table-cell table:formula="of:=IF([.O22]=0;&quot;&quot;;&quot;&quot;&amp;[.O$1]&amp;&quot;=&gt;&quot;&amp;[.O22]&amp;&quot;,&quot;)" office:value-type="string" office:string-value="9=&gt;31,">
            <text:p>9=&gt;31,</text:p>
          </table:table-cell>
          <table:table-cell table:formula="of:=IF([.P22]=0;&quot;&quot;;&quot;&quot;&amp;[.P$1]&amp;&quot;=&gt;&quot;&amp;[.P22]&amp;&quot;,&quot;)" office:value-type="string" office:string-value="10=&gt;7,">
            <text:p>10=&gt;7,</text:p>
          </table:table-cell>
          <table:table-cell table:formula="of:=IF([.Q22]=0;&quot;&quot;;&quot;&quot;&amp;[.Q$1]&amp;&quot;=&gt;&quot;&amp;[.Q22]&amp;&quot;,&quot;)" office:value-type="string" office:string-value="11=&gt;10,">
            <text:p>11=&gt;10,</text:p>
          </table:table-cell>
          <table:table-cell table:formula="of:=IF([.R22]=0;&quot;&quot;;&quot;&quot;&amp;[.R$1]&amp;&quot;=&gt;&quot;&amp;[.R22]&amp;&quot;,&quot;)" office:value-type="string" office:string-value="12=&gt;10,">
            <text:p>12=&gt;10,</text:p>
          </table:table-cell>
          <table:table-cell table:formula="of:=IF([.S22]=0;&quot;&quot;;&quot;&quot;&amp;[.S$1]&amp;&quot;=&gt;&quot;&amp;[.S22]&amp;&quot;,&quot;)" office:value-type="string" office:string-value="13=&gt;9,">
            <text:p>13=&gt;9,</text:p>
          </table:table-cell>
          <table:table-cell table:formula="of:=IF([.T22]=0;&quot;&quot;;&quot;&quot;&amp;[.T$1]&amp;&quot;=&gt;&quot;&amp;[.T22]&amp;&quot;,&quot;)" office:value-type="string" office:string-value="14=&gt;8,">
            <text:p>14=&gt;8,</text:p>
          </table:table-cell>
          <table:table-cell table:formula="of:=IF([.U22]=0;&quot;&quot;;&quot;&quot;&amp;[.U$1]&amp;&quot;=&gt;&quot;&amp;[.U22]&amp;&quot;,&quot;)" office:value-type="string" office:string-value="15=&gt;18,">
            <text:p>15=&gt;18,</text:p>
          </table:table-cell>
          <table:table-cell table:formula="of:=IF([.V22]=0;&quot;&quot;;&quot;&quot;&amp;[.V$1]&amp;&quot;=&gt;&quot;&amp;[.V22]&amp;&quot;,&quot;)" office:value-type="string" office:string-value="16=&gt;19,">
            <text:p>16=&gt;19,</text:p>
          </table:table-cell>
          <table:table-cell table:formula="of:=IF([.W22]=0;&quot;&quot;;&quot;&quot;&amp;[.W$1]&amp;&quot;=&gt;&quot;&amp;[.W22]&amp;&quot;,&quot;)" office:value-type="string" office:string-value="17=&gt;2,">
            <text:p>17=&gt;2,</text:p>
          </table:table-cell>
          <table:table-cell table:formula="of:=IF([.X22]=0;&quot;&quot;;&quot;&quot;&amp;[.X$1]&amp;&quot;=&gt;&quot;&amp;[.X22]&amp;&quot;,&quot;)" office:value-type="string" office:string-value="18=&gt;29,">
            <text:p>18=&gt;29,</text:p>
          </table:table-cell>
          <table:table-cell table:formula="of:=IF([.Y22]=0;&quot;&quot;;&quot;&quot;&amp;[.Y$1]&amp;&quot;=&gt;&quot;&amp;[.Y22]&amp;&quot;,&quot;)" office:value-type="string" office:string-value="19=&gt;176,">
            <text:p>19=&gt;176,</text:p>
          </table:table-cell>
          <table:table-cell table:formula="of:=IF([.Z22]=0;&quot;&quot;;&quot;&quot;&amp;[.Z$1]&amp;&quot;=&gt;&quot;&amp;[.Z22]&amp;&quot;,&quot;)" office:value-type="string" office:string-value="20=&gt;7,">
            <text:p>20=&gt;7,</text:p>
          </table:table-cell>
          <table:table-cell table:formula="of:=IF([.AA22]=0;&quot;&quot;;&quot;&quot;&amp;[.AA$1]&amp;&quot;=&gt;&quot;&amp;[.AA22]&amp;&quot;,&quot;)" office:value-type="string" office:string-value="21=&gt;8,">
            <text:p>21=&gt;8,</text:p>
          </table:table-cell>
          <table:table-cell table:formula="of:=IF([.AB22]=0;&quot;&quot;;&quot;&quot;&amp;[.AB$1]&amp;&quot;=&gt;&quot;&amp;[.AB22]&amp;&quot;,&quot;)" office:value-type="string" office:string-value="22=&gt;9,">
            <text:p>22=&gt;9,</text:p>
          </table:table-cell>
          <table:table-cell table:formula="of:=IF([.AC22]=0;&quot;&quot;;&quot;&quot;&amp;[.AC$1]&amp;&quot;=&gt;&quot;&amp;[.AC22]&amp;&quot;,&quot;)" office:value-type="string" office:string-value="23=&gt;4,">
            <text:p>23=&gt;4,</text:p>
          </table:table-cell>
          <table:table-cell table:formula="of:=IF([.AD22]=0;&quot;&quot;;&quot;&quot;&amp;[.AD$1]&amp;&quot;=&gt;&quot;&amp;[.AD22]&amp;&quot;,&quot;)" office:value-type="string" office:string-value="24=&gt;8,">
            <text:p>24=&gt;8,</text:p>
          </table:table-cell>
          <table:table-cell table:formula="of:=IF([.AE22]=0;&quot;&quot;;&quot;&quot;&amp;[.AE$1]&amp;&quot;=&gt;&quot;&amp;[.AE22]&amp;&quot;,&quot;)" office:value-type="string" office:string-value="25=&gt;5,">
            <text:p>25=&gt;5,</text:p>
          </table:table-cell>
          <table:table-cell table:formula="of:=IF([.AF22]=0;&quot;&quot;;&quot;&quot;&amp;[.AF$1]&amp;&quot;=&gt;&quot;&amp;[.AF22]&amp;&quot;,&quot;)" office:value-type="string" office:string-value="26=&gt;6,">
            <text:p>26=&gt;6,</text:p>
          </table:table-cell>
          <table:table-cell table:formula="of:=IF([.AG22]=0;&quot;&quot;;&quot;&quot;&amp;[.AG$1]&amp;&quot;=&gt;&quot;&amp;[.AG22]&amp;&quot;,&quot;)" office:value-type="string" office:string-value="27=&gt;5,">
            <text:p>27=&gt;5,</text:p>
          </table:table-cell>
          <table:table-cell table:formula="of:=IF([.AH22]=0;&quot;&quot;;&quot;&quot;&amp;[.AH$1]&amp;&quot;=&gt;&quot;&amp;[.AH22]&amp;&quot;,&quot;)" office:value-type="string" office:string-value="28=&gt;6,">
            <text:p>28=&gt;6,</text:p>
          </table:table-cell>
          <table:table-cell table:formula="of:=IF([.AI22]=0;&quot;&quot;;&quot;&quot;&amp;[.AI$1]&amp;&quot;=&gt;&quot;&amp;[.AI22]&amp;&quot;,&quot;)" office:value-type="string" office:string-value="29=&gt;8,">
            <text:p>29=&gt;8,</text:p>
          </table:table-cell>
          <table:table-cell table:formula="of:=IF([.AJ22]=0;&quot;&quot;;&quot;&quot;&amp;[.AJ$1]&amp;&quot;=&gt;&quot;&amp;[.AJ22]&amp;&quot;,&quot;)" office:value-type="string" office:string-value="30=&gt;8,">
            <text:p>30=&gt;8,</text:p>
          </table:table-cell>
          <table:table-cell table:formula="of:=IF([.AK22]=0;&quot;&quot;;&quot;&quot;&amp;[.AK$1]&amp;&quot;=&gt;&quot;&amp;[.AK22]&amp;&quot;,&quot;)" office:value-type="string" office:string-value="31=&gt;3,">
            <text:p>31=&gt;3,</text:p>
          </table:table-cell>
          <table:table-cell table:formula="of:=IF([.AL22]=0;&quot;&quot;;&quot;&quot;&amp;[.AL$1]&amp;&quot;=&gt;&quot;&amp;[.AL22]&amp;&quot;,&quot;)" office:value-type="string" office:string-value="32=&gt;18,">
            <text:p>32=&gt;18,</text:p>
          </table:table-cell>
          <table:table-cell table:formula="of:=IF([.AM22]=0;&quot;&quot;;&quot;&quot;&amp;[.AM$1]&amp;&quot;=&gt;&quot;&amp;[.AM22]&amp;&quot;,&quot;)" office:value-type="string" office:string-value="33=&gt;3,">
            <text:p>33=&gt;3,</text:p>
          </table:table-cell>
          <table:table-cell table:formula="of:=IF([.AN22]=0;&quot;&quot;;&quot;&quot;&amp;[.AN$1]&amp;&quot;=&gt;&quot;&amp;[.AN22]&amp;&quot;,&quot;)" office:value-type="string" office:string-value="34=&gt;3,">
            <text:p>34=&gt;3,</text:p>
          </table:table-cell>
          <table:table-cell table:formula="of:=IF([.AO22]=0;&quot;&quot;;&quot;&quot;&amp;[.AO$1]&amp;&quot;=&gt;&quot;&amp;[.AO22]&amp;&quot;,&quot;)" office:value-type="string" office:string-value="35=&gt;21,">
            <text:p>35=&gt;21,</text:p>
          </table:table-cell>
          <table:table-cell table:formula="of:=IF([.AP22]=0;&quot;&quot;;&quot;&quot;&amp;[.AP$1]&amp;&quot;=&gt;&quot;&amp;[.AP22]&amp;&quot;,&quot;)" office:value-type="string" office:string-value="36=&gt;26,">
            <text:p>36=&gt;26,</text:p>
          </table:table-cell>
          <table:table-cell table:formula="of:=IF([.AQ22]=0;&quot;&quot;;&quot;&quot;&amp;[.AQ$1]&amp;&quot;=&gt;&quot;&amp;[.AQ22]&amp;&quot;,&quot;)" office:value-type="string" office:string-value="37=&gt;9,">
            <text:p>37=&gt;9,</text:p>
          </table:table-cell>
          <table:table-cell table:formula="of:=IF([.AR22]=0;&quot;&quot;;&quot;&quot;&amp;[.AR$1]&amp;&quot;=&gt;&quot;&amp;[.AR22]&amp;&quot;,&quot;)" office:value-type="string" office:string-value="38=&gt;8,">
            <text:p>38=&gt;8,</text:p>
          </table:table-cell>
          <table:table-cell table:formula="of:=IF([.AS22]=0;&quot;&quot;;&quot;&quot;&amp;[.AS$1]&amp;&quot;=&gt;&quot;&amp;[.AS22]&amp;&quot;,&quot;)" office:value-type="string" office:string-value="39=&gt;24,">
            <text:p>39=&gt;24,</text:p>
          </table:table-cell>
          <table:table-cell table:formula="of:=IF([.AT22]=0;&quot;&quot;;&quot;&quot;&amp;[.AT$1]&amp;&quot;=&gt;&quot;&amp;[.AT22]&amp;&quot;,&quot;)" office:value-type="string" office:string-value="40=&gt;14,">
            <text:p>40=&gt;14,</text:p>
          </table:table-cell>
          <table:table-cell table:formula="of:=IF([.AU22]=0;&quot;&quot;;&quot;&quot;&amp;[.AU$1]&amp;&quot;=&gt;&quot;&amp;[.AU22]&amp;&quot;,&quot;)" office:value-type="string" office:string-value="41=&gt;10,">
            <text:p>41=&gt;10,</text:p>
          </table:table-cell>
          <table:table-cell table:formula="of:=IF([.AV22]=0;&quot;&quot;;&quot;&quot;&amp;[.AV$1]&amp;&quot;=&gt;&quot;&amp;[.AV22]&amp;&quot;,&quot;)" office:value-type="string" office:string-value="42=&gt;8,">
            <text:p>42=&gt;8,</text:p>
          </table:table-cell>
          <table:table-cell table:formula="of:=IF([.AW22]=0;&quot;&quot;;&quot;&quot;&amp;[.AW$1]&amp;&quot;=&gt;&quot;&amp;[.AW22]&amp;&quot;,&quot;)" office:value-type="string" office:string-value="43=&gt;12,">
            <text:p>43=&gt;12,</text:p>
          </table:table-cell>
          <table:table-cell table:formula="of:=IF([.AX22]=0;&quot;&quot;;&quot;&quot;&amp;[.AX$1]&amp;&quot;=&gt;&quot;&amp;[.AX22]&amp;&quot;,&quot;)" office:value-type="string" office:string-value="44=&gt;15,">
            <text:p>44=&gt;15,</text:p>
          </table:table-cell>
          <table:table-cell table:formula="of:=IF([.AY22]=0;&quot;&quot;;&quot;&quot;&amp;[.AY$1]&amp;&quot;=&gt;&quot;&amp;[.AY22]&amp;&quot;,&quot;)" office:value-type="string" office:string-value="45=&gt;21,">
            <text:p>45=&gt;21,</text:p>
          </table:table-cell>
          <table:table-cell table:formula="of:=IF([.AZ22]=0;&quot;&quot;;&quot;&quot;&amp;[.AZ$1]&amp;&quot;=&gt;&quot;&amp;[.AZ22]&amp;&quot;,&quot;)" office:value-type="string" office:string-value="46=&gt;10,">
            <text:p>46=&gt;10,</text:p>
          </table:table-cell>
          <table:table-cell table:formula="of:=IF([.BA22]=0;&quot;&quot;;&quot;&quot;&amp;[.BA$1]&amp;&quot;=&gt;&quot;&amp;[.BA22]&amp;&quot;,&quot;)" office:value-type="string" office:string-value="47=&gt;20,">
            <text:p>47=&gt;20,</text:p>
          </table:table-cell>
          <table:table-cell table:formula="of:=IF([.BB22]=0;&quot;&quot;;&quot;&quot;&amp;[.BB$1]&amp;&quot;=&gt;&quot;&amp;[.BB22]&amp;&quot;,&quot;)" office:value-type="string" office:string-value="48=&gt;14,">
            <text:p>48=&gt;14,</text:p>
          </table:table-cell>
          <table:table-cell table:formula="of:=IF([.BC22]=0;&quot;&quot;;&quot;&quot;&amp;[.BC$1]&amp;&quot;=&gt;&quot;&amp;[.BC22]&amp;&quot;,&quot;)" office:value-type="string" office:string-value="49=&gt;9,">
            <text:p>49=&gt;9,</text:p>
          </table:table-cell>
          <table:table-cell table:formula="of:=IF([.BD22]=0;&quot;&quot;;&quot;&quot;&amp;[.BD$1]&amp;&quot;=&gt;&quot;&amp;[.BD22]&amp;&quot;,&quot;)" office:value-type="string" office:string-value="50=&gt;6,">
            <text:p>50=&gt;6,</text:p>
          </table:table-cell>
          <table:table-cell table:formula="of:=IF([.BE22]=0;&quot;&quot;;&quot;&quot;&amp;[.BE$1]&amp;&quot;=&gt;&quot;&amp;[.BE22]&amp;&quot;,&quot;)">
            <text:p/>
          </table:table-cell>
          <table:table-cell table:formula="of:=IF([.BF22]=0;&quot;&quot;;&quot;&quot;&amp;[.BF$1]&amp;&quot;=&gt;&quot;&amp;[.BF22]&amp;&quot;,&quot;)">
            <text:p/>
          </table:table-cell>
          <table:table-cell table:formula="of:=IF([.BG22]=0;&quot;&quot;;&quot;&quot;&amp;[.BG$1]&amp;&quot;=&gt;&quot;&amp;[.BG22]&amp;&quot;,&quot;)">
            <text:p/>
          </table:table-cell>
          <table:table-cell table:formula="of:=IF([.BH22]=0;&quot;&quot;;&quot;&quot;&amp;[.BH$1]&amp;&quot;=&gt;&quot;&amp;[.BH22]&amp;&quot;,&quot;)">
            <text:p/>
          </table:table-cell>
          <table:table-cell table:formula="of:=IF([.BI22]=0;&quot;&quot;;&quot;&quot;&amp;[.BI$1]&amp;&quot;=&gt;&quot;&amp;[.BI22]&amp;&quot;,&quot;)">
            <text:p/>
          </table:table-cell>
          <table:table-cell table:formula="of:=IF([.BJ22]=0;&quot;&quot;;&quot;&quot;&amp;[.BJ$1]&amp;&quot;=&gt;&quot;&amp;[.BJ22]&amp;&quot;,&quot;)">
            <text:p/>
          </table:table-cell>
          <table:table-cell table:formula="of:=IF([.BK22]=0;&quot;&quot;;&quot;&quot;&amp;[.BK$1]&amp;&quot;=&gt;&quot;&amp;[.BK22]&amp;&quot;,&quot;)">
            <text:p/>
          </table:table-cell>
          <table:table-cell table:formula="of:=IF([.BL22]=0;&quot;&quot;;&quot;&quot;&amp;[.BL$1]&amp;&quot;=&gt;&quot;&amp;[.BL22]&amp;&quot;,&quot;)">
            <text:p/>
          </table:table-cell>
          <table:table-cell table:formula="of:=IF([.BM22]=0;&quot;&quot;;&quot;&quot;&amp;[.BM$1]&amp;&quot;=&gt;&quot;&amp;[.BM22]&amp;&quot;,&quot;)">
            <text:p/>
          </table:table-cell>
          <table:table-cell table:formula="of:=IF([.BN22]=0;&quot;&quot;;&quot;&quot;&amp;[.BN$1]&amp;&quot;=&gt;&quot;&amp;[.BN22]&amp;&quot;,&quot;)">
            <text:p/>
          </table:table-cell>
          <table:table-cell table:formula="of:=IF([.BO22]=0;&quot;&quot;;&quot;&quot;&amp;[.BO$1]&amp;&quot;=&gt;&quot;&amp;[.BO22]&amp;&quot;,&quot;)">
            <text:p/>
          </table:table-cell>
          <table:table-cell table:formula="of:=IF([.BP22]=0;&quot;&quot;;&quot;&quot;&amp;[.BP$1]&amp;&quot;=&gt;&quot;&amp;[.BP22]&amp;&quot;,&quot;)">
            <text:p/>
          </table:table-cell>
          <table:table-cell table:formula="of:=IF([.BQ22]=0;&quot;&quot;;&quot;&quot;&amp;[.BQ$1]&amp;&quot;=&gt;&quot;&amp;[.BQ22]&amp;&quot;,&quot;)">
            <text:p/>
          </table:table-cell>
          <table:table-cell table:formula="of:=IF([.BR22]=0;&quot;&quot;;&quot;&quot;&amp;[.BR$1]&amp;&quot;=&gt;&quot;&amp;[.BR22]&amp;&quot;,&quot;)">
            <text:p/>
          </table:table-cell>
          <table:table-cell table:formula="of:=IF([.BS22]=0;&quot;&quot;;&quot;&quot;&amp;[.BS$1]&amp;&quot;=&gt;&quot;&amp;[.BS22]&amp;&quot;,&quot;)">
            <text:p/>
          </table:table-cell>
          <table:table-cell table:formula="of:=IF([.BT22]=0;&quot;&quot;;&quot;&quot;&amp;[.BT$1]&amp;&quot;=&gt;&quot;&amp;[.BT2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Proverbs.A1">Proverbs</text:a></text:span></text:p>
          </table:table-cell>
          <table:table-cell office:value-type="float" office:value="915">
            <text:p>915</text:p>
          </table:table-cell>
          <table:table-cell office:value-type="string">
            <text:p>Prv31:31 </text:p>
          </table:table-cell>
          <table:table-cell table:formula="of:=CONCATENATE(&quot;'&quot;&amp;[.A23]&amp;&quot;' =&gt; array( 'chapters'=&gt;&quot;&amp;[.E23]&amp;&quot;, 'verses'=&gt;&quot;&amp;[.F23]&amp;&quot;,&quot;; [.BX23]; &quot; ),&quot;)" office:value-type="string" office:string-value="'Proverbs' =&gt; array( 'chapters'=&gt;31, 'verses'=&gt;915,1=&gt;33,2=&gt;22,3=&gt;35,4=&gt;27,5=&gt;23,6=&gt;35,7=&gt;27,8=&gt;36,9=&gt;18,10=&gt;32,11=&gt;31,12=&gt;28,13=&gt;25,14=&gt;35,15=&gt;33,16=&gt;33,17=&gt;28,18=&gt;24,19=&gt;29,20=&gt;30,21=&gt;31,22=&gt;29,23=&gt;35,24=&gt;34,25=&gt;28,26=&gt;28,27=&gt;27,28=&gt;28,28=&gt;28,29=&gt;27,30=&gt;33,31=&gt;31, ),">
            <text:p>'Proverbs' =&gt; array( 'chapters'=&gt;31, 'verses'=&gt;915,1=&gt;33,2=&gt;22,3=&gt;35,4=&gt;27,5=&gt;23,6=&gt;35,7=&gt;27,8=&gt;36,9=&gt;18,10=&gt;32,11=&gt;31,12=&gt;28,13=&gt;25,14=&gt;35,15=&gt;33,16=&gt;33,17=&gt;28,18=&gt;24,19=&gt;29,20=&gt;30,21=&gt;31,22=&gt;29,23=&gt;35,24=&gt;34,25=&gt;28,26=&gt;28,27=&gt;27,28=&gt;28,28=&gt;28,29=&gt;27,30=&gt;33,31=&gt;31, ),</text:p>
          </table:table-cell>
          <table:table-cell office:value-type="float" office:value="31">
            <text:p>31</text:p>
          </table:table-cell>
          <table:table-cell table:formula="of:=SUM([.G23:.BT23])" office:value-type="float" office:value="915">
            <text:p>91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33">
            <text:p>3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1">
            <text:p>31</text:p>
          </table:table-cell>
          <table:table-cell table:number-columns-repeated="35"/>
          <table:table-cell table:formula="of:=CONCATENATE([.BY23];[.BZ23];[.CA23];[.CB23];[.CC23];[.CD23];[.CE23];[.CF23];[.CG23];[.CH23];[.CI23];[.CJ23];[.CK23];[.CL23];[.CM23];[.CN23];[.CO23];[.CP23];[.CQ23];[.CR23];[.CS23];[.CT23];[.CU23];[.CV23];[.CW23];[.CX23];[.CY23];[.CZ23])" office:value-type="string" office:string-value="1=&gt;33,2=&gt;22,3=&gt;35,4=&gt;27,5=&gt;23,6=&gt;35,7=&gt;27,8=&gt;36,9=&gt;18,10=&gt;32,11=&gt;31,12=&gt;28,13=&gt;25,14=&gt;35,15=&gt;33,16=&gt;33,17=&gt;28,18=&gt;24,19=&gt;29,20=&gt;30,21=&gt;31,22=&gt;29,23=&gt;35,24=&gt;34,25=&gt;28,26=&gt;28,27=&gt;27,28=&gt;28,">
            <text:p>1=&gt;33,2=&gt;22,3=&gt;35,4=&gt;27,5=&gt;23,6=&gt;35,7=&gt;27,8=&gt;36,9=&gt;18,10=&gt;32,11=&gt;31,12=&gt;28,13=&gt;25,14=&gt;35,15=&gt;33,16=&gt;33,17=&gt;28,18=&gt;24,19=&gt;29,20=&gt;30,21=&gt;31,22=&gt;29,23=&gt;35,24=&gt;34,25=&gt;28,26=&gt;28,27=&gt;27,28=&gt;28,</text:p>
          </table:table-cell>
          <table:table-cell table:formula="of:=CONCATENATE([.CZ23];[.DA23];[.DB23];[.DC23];[.DD23];[.DE23];[.DF23];[.DG23];[.DH23];[.DI23];[.DJ23];[.DK23];[.DL23];[.DM23];[.DN23];[.DO23];[.DP23];[.DQ23];[.DR23];[.DS23];[.DT23];[.DU23];[.DV23];[.DW23];[.DX23];[.DY23];[.DZ23])" office:value-type="string" office:string-value="28=&gt;28,29=&gt;27,30=&gt;33,31=&gt;31,">
            <text:p>28=&gt;28,29=&gt;27,30=&gt;33,31=&gt;31,</text:p>
          </table:table-cell>
          <table:table-cell table:formula="of:=CONCATENATE([.EA23];[.EB23];[.EC23];[.ED23];[.EE23];[.EF23];[.EG23];[.EH23];[.EI23];[.EJ23];[.EK23];[.EL23])">
            <text:p/>
          </table:table-cell>
          <table:table-cell table:formula="of:=CONCATENATE([.BU23];[.BV23];[.BW23])" office:value-type="string" office:string-value="1=&gt;33,2=&gt;22,3=&gt;35,4=&gt;27,5=&gt;23,6=&gt;35,7=&gt;27,8=&gt;36,9=&gt;18,10=&gt;32,11=&gt;31,12=&gt;28,13=&gt;25,14=&gt;35,15=&gt;33,16=&gt;33,17=&gt;28,18=&gt;24,19=&gt;29,20=&gt;30,21=&gt;31,22=&gt;29,23=&gt;35,24=&gt;34,25=&gt;28,26=&gt;28,27=&gt;27,28=&gt;28,28=&gt;28,29=&gt;27,30=&gt;33,31=&gt;31,">
            <text:p>1=&gt;33,2=&gt;22,3=&gt;35,4=&gt;27,5=&gt;23,6=&gt;35,7=&gt;27,8=&gt;36,9=&gt;18,10=&gt;32,11=&gt;31,12=&gt;28,13=&gt;25,14=&gt;35,15=&gt;33,16=&gt;33,17=&gt;28,18=&gt;24,19=&gt;29,20=&gt;30,21=&gt;31,22=&gt;29,23=&gt;35,24=&gt;34,25=&gt;28,26=&gt;28,27=&gt;27,28=&gt;28,28=&gt;28,29=&gt;27,30=&gt;33,31=&gt;31,</text:p>
          </table:table-cell>
          <table:table-cell table:formula="of:=IF([.G23]=0;&quot;&quot;;&quot;&quot;&amp;[.G$1]&amp;&quot;=&gt;&quot;&amp;[.G23]&amp;&quot;,&quot;)" office:value-type="string" office:string-value="1=&gt;33,">
            <text:p>1=&gt;33,</text:p>
          </table:table-cell>
          <table:table-cell table:formula="of:=IF([.H23]=0;&quot;&quot;;&quot;&quot;&amp;[.H$1]&amp;&quot;=&gt;&quot;&amp;[.H23]&amp;&quot;,&quot;)" office:value-type="string" office:string-value="2=&gt;22,">
            <text:p>2=&gt;22,</text:p>
          </table:table-cell>
          <table:table-cell table:formula="of:=IF([.I23]=0;&quot;&quot;;&quot;&quot;&amp;[.I$1]&amp;&quot;=&gt;&quot;&amp;[.I23]&amp;&quot;,&quot;)" office:value-type="string" office:string-value="3=&gt;35,">
            <text:p>3=&gt;35,</text:p>
          </table:table-cell>
          <table:table-cell table:formula="of:=IF([.J23]=0;&quot;&quot;;&quot;&quot;&amp;[.J$1]&amp;&quot;=&gt;&quot;&amp;[.J23]&amp;&quot;,&quot;)" office:value-type="string" office:string-value="4=&gt;27,">
            <text:p>4=&gt;27,</text:p>
          </table:table-cell>
          <table:table-cell table:formula="of:=IF([.K23]=0;&quot;&quot;;&quot;&quot;&amp;[.K$1]&amp;&quot;=&gt;&quot;&amp;[.K23]&amp;&quot;,&quot;)" office:value-type="string" office:string-value="5=&gt;23,">
            <text:p>5=&gt;23,</text:p>
          </table:table-cell>
          <table:table-cell table:formula="of:=IF([.L23]=0;&quot;&quot;;&quot;&quot;&amp;[.L$1]&amp;&quot;=&gt;&quot;&amp;[.L23]&amp;&quot;,&quot;)" office:value-type="string" office:string-value="6=&gt;35,">
            <text:p>6=&gt;35,</text:p>
          </table:table-cell>
          <table:table-cell table:formula="of:=IF([.M23]=0;&quot;&quot;;&quot;&quot;&amp;[.M$1]&amp;&quot;=&gt;&quot;&amp;[.M23]&amp;&quot;,&quot;)" office:value-type="string" office:string-value="7=&gt;27,">
            <text:p>7=&gt;27,</text:p>
          </table:table-cell>
          <table:table-cell table:formula="of:=IF([.N23]=0;&quot;&quot;;&quot;&quot;&amp;[.N$1]&amp;&quot;=&gt;&quot;&amp;[.N23]&amp;&quot;,&quot;)" office:value-type="string" office:string-value="8=&gt;36,">
            <text:p>8=&gt;36,</text:p>
          </table:table-cell>
          <table:table-cell table:formula="of:=IF([.O23]=0;&quot;&quot;;&quot;&quot;&amp;[.O$1]&amp;&quot;=&gt;&quot;&amp;[.O23]&amp;&quot;,&quot;)" office:value-type="string" office:string-value="9=&gt;18,">
            <text:p>9=&gt;18,</text:p>
          </table:table-cell>
          <table:table-cell table:formula="of:=IF([.P23]=0;&quot;&quot;;&quot;&quot;&amp;[.P$1]&amp;&quot;=&gt;&quot;&amp;[.P23]&amp;&quot;,&quot;)" office:value-type="string" office:string-value="10=&gt;32,">
            <text:p>10=&gt;32,</text:p>
          </table:table-cell>
          <table:table-cell table:formula="of:=IF([.Q23]=0;&quot;&quot;;&quot;&quot;&amp;[.Q$1]&amp;&quot;=&gt;&quot;&amp;[.Q23]&amp;&quot;,&quot;)" office:value-type="string" office:string-value="11=&gt;31,">
            <text:p>11=&gt;31,</text:p>
          </table:table-cell>
          <table:table-cell table:formula="of:=IF([.R23]=0;&quot;&quot;;&quot;&quot;&amp;[.R$1]&amp;&quot;=&gt;&quot;&amp;[.R23]&amp;&quot;,&quot;)" office:value-type="string" office:string-value="12=&gt;28,">
            <text:p>12=&gt;28,</text:p>
          </table:table-cell>
          <table:table-cell table:formula="of:=IF([.S23]=0;&quot;&quot;;&quot;&quot;&amp;[.S$1]&amp;&quot;=&gt;&quot;&amp;[.S23]&amp;&quot;,&quot;)" office:value-type="string" office:string-value="13=&gt;25,">
            <text:p>13=&gt;25,</text:p>
          </table:table-cell>
          <table:table-cell table:formula="of:=IF([.T23]=0;&quot;&quot;;&quot;&quot;&amp;[.T$1]&amp;&quot;=&gt;&quot;&amp;[.T23]&amp;&quot;,&quot;)" office:value-type="string" office:string-value="14=&gt;35,">
            <text:p>14=&gt;35,</text:p>
          </table:table-cell>
          <table:table-cell table:formula="of:=IF([.U23]=0;&quot;&quot;;&quot;&quot;&amp;[.U$1]&amp;&quot;=&gt;&quot;&amp;[.U23]&amp;&quot;,&quot;)" office:value-type="string" office:string-value="15=&gt;33,">
            <text:p>15=&gt;33,</text:p>
          </table:table-cell>
          <table:table-cell table:formula="of:=IF([.V23]=0;&quot;&quot;;&quot;&quot;&amp;[.V$1]&amp;&quot;=&gt;&quot;&amp;[.V23]&amp;&quot;,&quot;)" office:value-type="string" office:string-value="16=&gt;33,">
            <text:p>16=&gt;33,</text:p>
          </table:table-cell>
          <table:table-cell table:formula="of:=IF([.W23]=0;&quot;&quot;;&quot;&quot;&amp;[.W$1]&amp;&quot;=&gt;&quot;&amp;[.W23]&amp;&quot;,&quot;)" office:value-type="string" office:string-value="17=&gt;28,">
            <text:p>17=&gt;28,</text:p>
          </table:table-cell>
          <table:table-cell table:formula="of:=IF([.X23]=0;&quot;&quot;;&quot;&quot;&amp;[.X$1]&amp;&quot;=&gt;&quot;&amp;[.X23]&amp;&quot;,&quot;)" office:value-type="string" office:string-value="18=&gt;24,">
            <text:p>18=&gt;24,</text:p>
          </table:table-cell>
          <table:table-cell table:formula="of:=IF([.Y23]=0;&quot;&quot;;&quot;&quot;&amp;[.Y$1]&amp;&quot;=&gt;&quot;&amp;[.Y23]&amp;&quot;,&quot;)" office:value-type="string" office:string-value="19=&gt;29,">
            <text:p>19=&gt;29,</text:p>
          </table:table-cell>
          <table:table-cell table:formula="of:=IF([.Z23]=0;&quot;&quot;;&quot;&quot;&amp;[.Z$1]&amp;&quot;=&gt;&quot;&amp;[.Z23]&amp;&quot;,&quot;)" office:value-type="string" office:string-value="20=&gt;30,">
            <text:p>20=&gt;30,</text:p>
          </table:table-cell>
          <table:table-cell table:formula="of:=IF([.AA23]=0;&quot;&quot;;&quot;&quot;&amp;[.AA$1]&amp;&quot;=&gt;&quot;&amp;[.AA23]&amp;&quot;,&quot;)" office:value-type="string" office:string-value="21=&gt;31,">
            <text:p>21=&gt;31,</text:p>
          </table:table-cell>
          <table:table-cell table:formula="of:=IF([.AB23]=0;&quot;&quot;;&quot;&quot;&amp;[.AB$1]&amp;&quot;=&gt;&quot;&amp;[.AB23]&amp;&quot;,&quot;)" office:value-type="string" office:string-value="22=&gt;29,">
            <text:p>22=&gt;29,</text:p>
          </table:table-cell>
          <table:table-cell table:formula="of:=IF([.AC23]=0;&quot;&quot;;&quot;&quot;&amp;[.AC$1]&amp;&quot;=&gt;&quot;&amp;[.AC23]&amp;&quot;,&quot;)" office:value-type="string" office:string-value="23=&gt;35,">
            <text:p>23=&gt;35,</text:p>
          </table:table-cell>
          <table:table-cell table:formula="of:=IF([.AD23]=0;&quot;&quot;;&quot;&quot;&amp;[.AD$1]&amp;&quot;=&gt;&quot;&amp;[.AD23]&amp;&quot;,&quot;)" office:value-type="string" office:string-value="24=&gt;34,">
            <text:p>24=&gt;34,</text:p>
          </table:table-cell>
          <table:table-cell table:formula="of:=IF([.AE23]=0;&quot;&quot;;&quot;&quot;&amp;[.AE$1]&amp;&quot;=&gt;&quot;&amp;[.AE23]&amp;&quot;,&quot;)" office:value-type="string" office:string-value="25=&gt;28,">
            <text:p>25=&gt;28,</text:p>
          </table:table-cell>
          <table:table-cell table:formula="of:=IF([.AF23]=0;&quot;&quot;;&quot;&quot;&amp;[.AF$1]&amp;&quot;=&gt;&quot;&amp;[.AF23]&amp;&quot;,&quot;)" office:value-type="string" office:string-value="26=&gt;28,">
            <text:p>26=&gt;28,</text:p>
          </table:table-cell>
          <table:table-cell table:formula="of:=IF([.AG23]=0;&quot;&quot;;&quot;&quot;&amp;[.AG$1]&amp;&quot;=&gt;&quot;&amp;[.AG23]&amp;&quot;,&quot;)" office:value-type="string" office:string-value="27=&gt;27,">
            <text:p>27=&gt;27,</text:p>
          </table:table-cell>
          <table:table-cell table:formula="of:=IF([.AH23]=0;&quot;&quot;;&quot;&quot;&amp;[.AH$1]&amp;&quot;=&gt;&quot;&amp;[.AH23]&amp;&quot;,&quot;)" office:value-type="string" office:string-value="28=&gt;28,">
            <text:p>28=&gt;28,</text:p>
          </table:table-cell>
          <table:table-cell table:formula="of:=IF([.AI23]=0;&quot;&quot;;&quot;&quot;&amp;[.AI$1]&amp;&quot;=&gt;&quot;&amp;[.AI23]&amp;&quot;,&quot;)" office:value-type="string" office:string-value="29=&gt;27,">
            <text:p>29=&gt;27,</text:p>
          </table:table-cell>
          <table:table-cell table:formula="of:=IF([.AJ23]=0;&quot;&quot;;&quot;&quot;&amp;[.AJ$1]&amp;&quot;=&gt;&quot;&amp;[.AJ23]&amp;&quot;,&quot;)" office:value-type="string" office:string-value="30=&gt;33,">
            <text:p>30=&gt;33,</text:p>
          </table:table-cell>
          <table:table-cell table:formula="of:=IF([.AK23]=0;&quot;&quot;;&quot;&quot;&amp;[.AK$1]&amp;&quot;=&gt;&quot;&amp;[.AK23]&amp;&quot;,&quot;)" office:value-type="string" office:string-value="31=&gt;31,">
            <text:p>31=&gt;31,</text:p>
          </table:table-cell>
          <table:table-cell table:formula="of:=IF([.AL23]=0;&quot;&quot;;&quot;&quot;&amp;[.AL$1]&amp;&quot;=&gt;&quot;&amp;[.AL23]&amp;&quot;,&quot;)">
            <text:p/>
          </table:table-cell>
          <table:table-cell table:formula="of:=IF([.AM23]=0;&quot;&quot;;&quot;&quot;&amp;[.AM$1]&amp;&quot;=&gt;&quot;&amp;[.AM23]&amp;&quot;,&quot;)">
            <text:p/>
          </table:table-cell>
          <table:table-cell table:formula="of:=IF([.AN23]=0;&quot;&quot;;&quot;&quot;&amp;[.AN$1]&amp;&quot;=&gt;&quot;&amp;[.AN23]&amp;&quot;,&quot;)">
            <text:p/>
          </table:table-cell>
          <table:table-cell table:formula="of:=IF([.AO23]=0;&quot;&quot;;&quot;&quot;&amp;[.AO$1]&amp;&quot;=&gt;&quot;&amp;[.AO23]&amp;&quot;,&quot;)">
            <text:p/>
          </table:table-cell>
          <table:table-cell table:formula="of:=IF([.AP23]=0;&quot;&quot;;&quot;&quot;&amp;[.AP$1]&amp;&quot;=&gt;&quot;&amp;[.AP23]&amp;&quot;,&quot;)">
            <text:p/>
          </table:table-cell>
          <table:table-cell table:formula="of:=IF([.AQ23]=0;&quot;&quot;;&quot;&quot;&amp;[.AQ$1]&amp;&quot;=&gt;&quot;&amp;[.AQ23]&amp;&quot;,&quot;)">
            <text:p/>
          </table:table-cell>
          <table:table-cell table:formula="of:=IF([.AR23]=0;&quot;&quot;;&quot;&quot;&amp;[.AR$1]&amp;&quot;=&gt;&quot;&amp;[.AR23]&amp;&quot;,&quot;)">
            <text:p/>
          </table:table-cell>
          <table:table-cell table:formula="of:=IF([.AS23]=0;&quot;&quot;;&quot;&quot;&amp;[.AS$1]&amp;&quot;=&gt;&quot;&amp;[.AS23]&amp;&quot;,&quot;)">
            <text:p/>
          </table:table-cell>
          <table:table-cell table:formula="of:=IF([.AT23]=0;&quot;&quot;;&quot;&quot;&amp;[.AT$1]&amp;&quot;=&gt;&quot;&amp;[.AT23]&amp;&quot;,&quot;)">
            <text:p/>
          </table:table-cell>
          <table:table-cell table:formula="of:=IF([.AU23]=0;&quot;&quot;;&quot;&quot;&amp;[.AU$1]&amp;&quot;=&gt;&quot;&amp;[.AU23]&amp;&quot;,&quot;)">
            <text:p/>
          </table:table-cell>
          <table:table-cell table:formula="of:=IF([.AV23]=0;&quot;&quot;;&quot;&quot;&amp;[.AV$1]&amp;&quot;=&gt;&quot;&amp;[.AV23]&amp;&quot;,&quot;)">
            <text:p/>
          </table:table-cell>
          <table:table-cell table:formula="of:=IF([.AW23]=0;&quot;&quot;;&quot;&quot;&amp;[.AW$1]&amp;&quot;=&gt;&quot;&amp;[.AW23]&amp;&quot;,&quot;)">
            <text:p/>
          </table:table-cell>
          <table:table-cell table:formula="of:=IF([.AX23]=0;&quot;&quot;;&quot;&quot;&amp;[.AX$1]&amp;&quot;=&gt;&quot;&amp;[.AX23]&amp;&quot;,&quot;)">
            <text:p/>
          </table:table-cell>
          <table:table-cell table:formula="of:=IF([.AY23]=0;&quot;&quot;;&quot;&quot;&amp;[.AY$1]&amp;&quot;=&gt;&quot;&amp;[.AY23]&amp;&quot;,&quot;)">
            <text:p/>
          </table:table-cell>
          <table:table-cell table:formula="of:=IF([.AZ23]=0;&quot;&quot;;&quot;&quot;&amp;[.AZ$1]&amp;&quot;=&gt;&quot;&amp;[.AZ23]&amp;&quot;,&quot;)">
            <text:p/>
          </table:table-cell>
          <table:table-cell table:formula="of:=IF([.BA23]=0;&quot;&quot;;&quot;&quot;&amp;[.BA$1]&amp;&quot;=&gt;&quot;&amp;[.BA23]&amp;&quot;,&quot;)">
            <text:p/>
          </table:table-cell>
          <table:table-cell table:formula="of:=IF([.BB23]=0;&quot;&quot;;&quot;&quot;&amp;[.BB$1]&amp;&quot;=&gt;&quot;&amp;[.BB23]&amp;&quot;,&quot;)">
            <text:p/>
          </table:table-cell>
          <table:table-cell table:formula="of:=IF([.BC23]=0;&quot;&quot;;&quot;&quot;&amp;[.BC$1]&amp;&quot;=&gt;&quot;&amp;[.BC23]&amp;&quot;,&quot;)">
            <text:p/>
          </table:table-cell>
          <table:table-cell table:formula="of:=IF([.BD23]=0;&quot;&quot;;&quot;&quot;&amp;[.BD$1]&amp;&quot;=&gt;&quot;&amp;[.BD23]&amp;&quot;,&quot;)">
            <text:p/>
          </table:table-cell>
          <table:table-cell table:formula="of:=IF([.BE23]=0;&quot;&quot;;&quot;&quot;&amp;[.BE$1]&amp;&quot;=&gt;&quot;&amp;[.BE23]&amp;&quot;,&quot;)">
            <text:p/>
          </table:table-cell>
          <table:table-cell table:formula="of:=IF([.BF23]=0;&quot;&quot;;&quot;&quot;&amp;[.BF$1]&amp;&quot;=&gt;&quot;&amp;[.BF23]&amp;&quot;,&quot;)">
            <text:p/>
          </table:table-cell>
          <table:table-cell table:formula="of:=IF([.BG23]=0;&quot;&quot;;&quot;&quot;&amp;[.BG$1]&amp;&quot;=&gt;&quot;&amp;[.BG23]&amp;&quot;,&quot;)">
            <text:p/>
          </table:table-cell>
          <table:table-cell table:formula="of:=IF([.BH23]=0;&quot;&quot;;&quot;&quot;&amp;[.BH$1]&amp;&quot;=&gt;&quot;&amp;[.BH23]&amp;&quot;,&quot;)">
            <text:p/>
          </table:table-cell>
          <table:table-cell table:formula="of:=IF([.BI23]=0;&quot;&quot;;&quot;&quot;&amp;[.BI$1]&amp;&quot;=&gt;&quot;&amp;[.BI23]&amp;&quot;,&quot;)">
            <text:p/>
          </table:table-cell>
          <table:table-cell table:formula="of:=IF([.BJ23]=0;&quot;&quot;;&quot;&quot;&amp;[.BJ$1]&amp;&quot;=&gt;&quot;&amp;[.BJ23]&amp;&quot;,&quot;)">
            <text:p/>
          </table:table-cell>
          <table:table-cell table:formula="of:=IF([.BK23]=0;&quot;&quot;;&quot;&quot;&amp;[.BK$1]&amp;&quot;=&gt;&quot;&amp;[.BK23]&amp;&quot;,&quot;)">
            <text:p/>
          </table:table-cell>
          <table:table-cell table:formula="of:=IF([.BL23]=0;&quot;&quot;;&quot;&quot;&amp;[.BL$1]&amp;&quot;=&gt;&quot;&amp;[.BL23]&amp;&quot;,&quot;)">
            <text:p/>
          </table:table-cell>
          <table:table-cell table:formula="of:=IF([.BM23]=0;&quot;&quot;;&quot;&quot;&amp;[.BM$1]&amp;&quot;=&gt;&quot;&amp;[.BM23]&amp;&quot;,&quot;)">
            <text:p/>
          </table:table-cell>
          <table:table-cell table:formula="of:=IF([.BN23]=0;&quot;&quot;;&quot;&quot;&amp;[.BN$1]&amp;&quot;=&gt;&quot;&amp;[.BN23]&amp;&quot;,&quot;)">
            <text:p/>
          </table:table-cell>
          <table:table-cell table:formula="of:=IF([.BO23]=0;&quot;&quot;;&quot;&quot;&amp;[.BO$1]&amp;&quot;=&gt;&quot;&amp;[.BO23]&amp;&quot;,&quot;)">
            <text:p/>
          </table:table-cell>
          <table:table-cell table:formula="of:=IF([.BP23]=0;&quot;&quot;;&quot;&quot;&amp;[.BP$1]&amp;&quot;=&gt;&quot;&amp;[.BP23]&amp;&quot;,&quot;)">
            <text:p/>
          </table:table-cell>
          <table:table-cell table:formula="of:=IF([.BQ23]=0;&quot;&quot;;&quot;&quot;&amp;[.BQ$1]&amp;&quot;=&gt;&quot;&amp;[.BQ23]&amp;&quot;,&quot;)">
            <text:p/>
          </table:table-cell>
          <table:table-cell table:formula="of:=IF([.BR23]=0;&quot;&quot;;&quot;&quot;&amp;[.BR$1]&amp;&quot;=&gt;&quot;&amp;[.BR23]&amp;&quot;,&quot;)">
            <text:p/>
          </table:table-cell>
          <table:table-cell table:formula="of:=IF([.BS23]=0;&quot;&quot;;&quot;&quot;&amp;[.BS$1]&amp;&quot;=&gt;&quot;&amp;[.BS23]&amp;&quot;,&quot;)">
            <text:p/>
          </table:table-cell>
          <table:table-cell table:formula="of:=IF([.BT23]=0;&quot;&quot;;&quot;&quot;&amp;[.BT$1]&amp;&quot;=&gt;&quot;&amp;[.BT2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cclesiastes.A1">Ecclesiastes</text:a></text:span></text:p>
          </table:table-cell>
          <table:table-cell office:value-type="float" office:value="222">
            <text:p>222</text:p>
          </table:table-cell>
          <table:table-cell office:value-type="string">
            <text:p>Eccl12:14 </text:p>
          </table:table-cell>
          <table:table-cell table:formula="of:=CONCATENATE(&quot;'&quot;&amp;[.A24]&amp;&quot;' =&gt; array( 'chapters'=&gt;&quot;&amp;[.E24]&amp;&quot;, 'verses'=&gt;&quot;&amp;[.F24]&amp;&quot;,&quot;; [.BX24]; &quot; ),&quot;)" office:value-type="string" office:string-value="'Ecclesiastes' =&gt; array( 'chapters'=&gt;12, 'verses'=&gt;222,1=&gt;18,2=&gt;26,3=&gt;22,4=&gt;17,5=&gt;19,6=&gt;12,7=&gt;29,8=&gt;17,9=&gt;18,10=&gt;20,11=&gt;10,12=&gt;14, ),">
            <text:p>'Ecclesiastes' =&gt; array( 'chapters'=&gt;12, 'verses'=&gt;222,1=&gt;18,2=&gt;26,3=&gt;22,4=&gt;17,5=&gt;19,6=&gt;12,7=&gt;29,8=&gt;17,9=&gt;18,10=&gt;20,11=&gt;10,12=&gt;14, ),</text:p>
          </table:table-cell>
          <table:table-cell office:value-type="float" office:value="12">
            <text:p>12</text:p>
          </table:table-cell>
          <table:table-cell table:formula="of:=SUM([.G24:.BT24])" office:value-type="float" office:value="222">
            <text:p>22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number-columns-repeated="54"/>
          <table:table-cell table:formula="of:=CONCATENATE([.BY24];[.BZ24];[.CA24];[.CB24];[.CC24];[.CD24];[.CE24];[.CF24];[.CG24];[.CH24];[.CI24];[.CJ24];[.CK24];[.CL24];[.CM24];[.CN24];[.CO24];[.CP24];[.CQ24];[.CR24];[.CS24];[.CT24];[.CU24];[.CV24];[.CW24];[.CX24];[.CY24];[.CZ24])" office:value-type="string" office:string-value="1=&gt;18,2=&gt;26,3=&gt;22,4=&gt;17,5=&gt;19,6=&gt;12,7=&gt;29,8=&gt;17,9=&gt;18,10=&gt;20,11=&gt;10,12=&gt;14,">
            <text:p>1=&gt;18,2=&gt;26,3=&gt;22,4=&gt;17,5=&gt;19,6=&gt;12,7=&gt;29,8=&gt;17,9=&gt;18,10=&gt;20,11=&gt;10,12=&gt;14,</text:p>
          </table:table-cell>
          <table:table-cell table:formula="of:=CONCATENATE([.CZ24];[.DA24];[.DB24];[.DC24];[.DD24];[.DE24];[.DF24];[.DG24];[.DH24];[.DI24];[.DJ24];[.DK24];[.DL24];[.DM24];[.DN24];[.DO24];[.DP24];[.DQ24];[.DR24];[.DS24];[.DT24];[.DU24];[.DV24];[.DW24];[.DX24];[.DY24];[.DZ24])">
            <text:p/>
          </table:table-cell>
          <table:table-cell table:formula="of:=CONCATENATE([.EA24];[.EB24];[.EC24];[.ED24];[.EE24];[.EF24];[.EG24];[.EH24];[.EI24];[.EJ24];[.EK24];[.EL24])">
            <text:p/>
          </table:table-cell>
          <table:table-cell table:formula="of:=CONCATENATE([.BU24];[.BV24];[.BW24])" office:value-type="string" office:string-value="1=&gt;18,2=&gt;26,3=&gt;22,4=&gt;17,5=&gt;19,6=&gt;12,7=&gt;29,8=&gt;17,9=&gt;18,10=&gt;20,11=&gt;10,12=&gt;14,">
            <text:p>1=&gt;18,2=&gt;26,3=&gt;22,4=&gt;17,5=&gt;19,6=&gt;12,7=&gt;29,8=&gt;17,9=&gt;18,10=&gt;20,11=&gt;10,12=&gt;14,</text:p>
          </table:table-cell>
          <table:table-cell table:formula="of:=IF([.G24]=0;&quot;&quot;;&quot;&quot;&amp;[.G$1]&amp;&quot;=&gt;&quot;&amp;[.G24]&amp;&quot;,&quot;)" office:value-type="string" office:string-value="1=&gt;18,">
            <text:p>1=&gt;18,</text:p>
          </table:table-cell>
          <table:table-cell table:formula="of:=IF([.H24]=0;&quot;&quot;;&quot;&quot;&amp;[.H$1]&amp;&quot;=&gt;&quot;&amp;[.H24]&amp;&quot;,&quot;)" office:value-type="string" office:string-value="2=&gt;26,">
            <text:p>2=&gt;26,</text:p>
          </table:table-cell>
          <table:table-cell table:formula="of:=IF([.I24]=0;&quot;&quot;;&quot;&quot;&amp;[.I$1]&amp;&quot;=&gt;&quot;&amp;[.I24]&amp;&quot;,&quot;)" office:value-type="string" office:string-value="3=&gt;22,">
            <text:p>3=&gt;22,</text:p>
          </table:table-cell>
          <table:table-cell table:formula="of:=IF([.J24]=0;&quot;&quot;;&quot;&quot;&amp;[.J$1]&amp;&quot;=&gt;&quot;&amp;[.J24]&amp;&quot;,&quot;)" office:value-type="string" office:string-value="4=&gt;17,">
            <text:p>4=&gt;17,</text:p>
          </table:table-cell>
          <table:table-cell table:formula="of:=IF([.K24]=0;&quot;&quot;;&quot;&quot;&amp;[.K$1]&amp;&quot;=&gt;&quot;&amp;[.K24]&amp;&quot;,&quot;)" office:value-type="string" office:string-value="5=&gt;19,">
            <text:p>5=&gt;19,</text:p>
          </table:table-cell>
          <table:table-cell table:formula="of:=IF([.L24]=0;&quot;&quot;;&quot;&quot;&amp;[.L$1]&amp;&quot;=&gt;&quot;&amp;[.L24]&amp;&quot;,&quot;)" office:value-type="string" office:string-value="6=&gt;12,">
            <text:p>6=&gt;12,</text:p>
          </table:table-cell>
          <table:table-cell table:formula="of:=IF([.M24]=0;&quot;&quot;;&quot;&quot;&amp;[.M$1]&amp;&quot;=&gt;&quot;&amp;[.M24]&amp;&quot;,&quot;)" office:value-type="string" office:string-value="7=&gt;29,">
            <text:p>7=&gt;29,</text:p>
          </table:table-cell>
          <table:table-cell table:formula="of:=IF([.N24]=0;&quot;&quot;;&quot;&quot;&amp;[.N$1]&amp;&quot;=&gt;&quot;&amp;[.N24]&amp;&quot;,&quot;)" office:value-type="string" office:string-value="8=&gt;17,">
            <text:p>8=&gt;17,</text:p>
          </table:table-cell>
          <table:table-cell table:formula="of:=IF([.O24]=0;&quot;&quot;;&quot;&quot;&amp;[.O$1]&amp;&quot;=&gt;&quot;&amp;[.O24]&amp;&quot;,&quot;)" office:value-type="string" office:string-value="9=&gt;18,">
            <text:p>9=&gt;18,</text:p>
          </table:table-cell>
          <table:table-cell table:formula="of:=IF([.P24]=0;&quot;&quot;;&quot;&quot;&amp;[.P$1]&amp;&quot;=&gt;&quot;&amp;[.P24]&amp;&quot;,&quot;)" office:value-type="string" office:string-value="10=&gt;20,">
            <text:p>10=&gt;20,</text:p>
          </table:table-cell>
          <table:table-cell table:formula="of:=IF([.Q24]=0;&quot;&quot;;&quot;&quot;&amp;[.Q$1]&amp;&quot;=&gt;&quot;&amp;[.Q24]&amp;&quot;,&quot;)" office:value-type="string" office:string-value="11=&gt;10,">
            <text:p>11=&gt;10,</text:p>
          </table:table-cell>
          <table:table-cell table:formula="of:=IF([.R24]=0;&quot;&quot;;&quot;&quot;&amp;[.R$1]&amp;&quot;=&gt;&quot;&amp;[.R24]&amp;&quot;,&quot;)" office:value-type="string" office:string-value="12=&gt;14,">
            <text:p>12=&gt;14,</text:p>
          </table:table-cell>
          <table:table-cell table:formula="of:=IF([.S24]=0;&quot;&quot;;&quot;&quot;&amp;[.S$1]&amp;&quot;=&gt;&quot;&amp;[.S24]&amp;&quot;,&quot;)">
            <text:p/>
          </table:table-cell>
          <table:table-cell table:formula="of:=IF([.T24]=0;&quot;&quot;;&quot;&quot;&amp;[.T$1]&amp;&quot;=&gt;&quot;&amp;[.T24]&amp;&quot;,&quot;)">
            <text:p/>
          </table:table-cell>
          <table:table-cell table:formula="of:=IF([.U24]=0;&quot;&quot;;&quot;&quot;&amp;[.U$1]&amp;&quot;=&gt;&quot;&amp;[.U24]&amp;&quot;,&quot;)">
            <text:p/>
          </table:table-cell>
          <table:table-cell table:formula="of:=IF([.V24]=0;&quot;&quot;;&quot;&quot;&amp;[.V$1]&amp;&quot;=&gt;&quot;&amp;[.V24]&amp;&quot;,&quot;)">
            <text:p/>
          </table:table-cell>
          <table:table-cell table:formula="of:=IF([.W24]=0;&quot;&quot;;&quot;&quot;&amp;[.W$1]&amp;&quot;=&gt;&quot;&amp;[.W24]&amp;&quot;,&quot;)">
            <text:p/>
          </table:table-cell>
          <table:table-cell table:formula="of:=IF([.X24]=0;&quot;&quot;;&quot;&quot;&amp;[.X$1]&amp;&quot;=&gt;&quot;&amp;[.X24]&amp;&quot;,&quot;)">
            <text:p/>
          </table:table-cell>
          <table:table-cell table:formula="of:=IF([.Y24]=0;&quot;&quot;;&quot;&quot;&amp;[.Y$1]&amp;&quot;=&gt;&quot;&amp;[.Y24]&amp;&quot;,&quot;)">
            <text:p/>
          </table:table-cell>
          <table:table-cell table:formula="of:=IF([.Z24]=0;&quot;&quot;;&quot;&quot;&amp;[.Z$1]&amp;&quot;=&gt;&quot;&amp;[.Z24]&amp;&quot;,&quot;)">
            <text:p/>
          </table:table-cell>
          <table:table-cell table:formula="of:=IF([.AA24]=0;&quot;&quot;;&quot;&quot;&amp;[.AA$1]&amp;&quot;=&gt;&quot;&amp;[.AA24]&amp;&quot;,&quot;)">
            <text:p/>
          </table:table-cell>
          <table:table-cell table:formula="of:=IF([.AB24]=0;&quot;&quot;;&quot;&quot;&amp;[.AB$1]&amp;&quot;=&gt;&quot;&amp;[.AB24]&amp;&quot;,&quot;)">
            <text:p/>
          </table:table-cell>
          <table:table-cell table:formula="of:=IF([.AC24]=0;&quot;&quot;;&quot;&quot;&amp;[.AC$1]&amp;&quot;=&gt;&quot;&amp;[.AC24]&amp;&quot;,&quot;)">
            <text:p/>
          </table:table-cell>
          <table:table-cell table:formula="of:=IF([.AD24]=0;&quot;&quot;;&quot;&quot;&amp;[.AD$1]&amp;&quot;=&gt;&quot;&amp;[.AD24]&amp;&quot;,&quot;)">
            <text:p/>
          </table:table-cell>
          <table:table-cell table:formula="of:=IF([.AE24]=0;&quot;&quot;;&quot;&quot;&amp;[.AE$1]&amp;&quot;=&gt;&quot;&amp;[.AE24]&amp;&quot;,&quot;)">
            <text:p/>
          </table:table-cell>
          <table:table-cell table:formula="of:=IF([.AF24]=0;&quot;&quot;;&quot;&quot;&amp;[.AF$1]&amp;&quot;=&gt;&quot;&amp;[.AF24]&amp;&quot;,&quot;)">
            <text:p/>
          </table:table-cell>
          <table:table-cell table:formula="of:=IF([.AG24]=0;&quot;&quot;;&quot;&quot;&amp;[.AG$1]&amp;&quot;=&gt;&quot;&amp;[.AG24]&amp;&quot;,&quot;)">
            <text:p/>
          </table:table-cell>
          <table:table-cell table:formula="of:=IF([.AH24]=0;&quot;&quot;;&quot;&quot;&amp;[.AH$1]&amp;&quot;=&gt;&quot;&amp;[.AH24]&amp;&quot;,&quot;)">
            <text:p/>
          </table:table-cell>
          <table:table-cell table:formula="of:=IF([.AI24]=0;&quot;&quot;;&quot;&quot;&amp;[.AI$1]&amp;&quot;=&gt;&quot;&amp;[.AI24]&amp;&quot;,&quot;)">
            <text:p/>
          </table:table-cell>
          <table:table-cell table:formula="of:=IF([.AJ24]=0;&quot;&quot;;&quot;&quot;&amp;[.AJ$1]&amp;&quot;=&gt;&quot;&amp;[.AJ24]&amp;&quot;,&quot;)">
            <text:p/>
          </table:table-cell>
          <table:table-cell table:formula="of:=IF([.AK24]=0;&quot;&quot;;&quot;&quot;&amp;[.AK$1]&amp;&quot;=&gt;&quot;&amp;[.AK24]&amp;&quot;,&quot;)">
            <text:p/>
          </table:table-cell>
          <table:table-cell table:formula="of:=IF([.AL24]=0;&quot;&quot;;&quot;&quot;&amp;[.AL$1]&amp;&quot;=&gt;&quot;&amp;[.AL24]&amp;&quot;,&quot;)">
            <text:p/>
          </table:table-cell>
          <table:table-cell table:formula="of:=IF([.AM24]=0;&quot;&quot;;&quot;&quot;&amp;[.AM$1]&amp;&quot;=&gt;&quot;&amp;[.AM24]&amp;&quot;,&quot;)">
            <text:p/>
          </table:table-cell>
          <table:table-cell table:formula="of:=IF([.AN24]=0;&quot;&quot;;&quot;&quot;&amp;[.AN$1]&amp;&quot;=&gt;&quot;&amp;[.AN24]&amp;&quot;,&quot;)">
            <text:p/>
          </table:table-cell>
          <table:table-cell table:formula="of:=IF([.AO24]=0;&quot;&quot;;&quot;&quot;&amp;[.AO$1]&amp;&quot;=&gt;&quot;&amp;[.AO24]&amp;&quot;,&quot;)">
            <text:p/>
          </table:table-cell>
          <table:table-cell table:formula="of:=IF([.AP24]=0;&quot;&quot;;&quot;&quot;&amp;[.AP$1]&amp;&quot;=&gt;&quot;&amp;[.AP24]&amp;&quot;,&quot;)">
            <text:p/>
          </table:table-cell>
          <table:table-cell table:formula="of:=IF([.AQ24]=0;&quot;&quot;;&quot;&quot;&amp;[.AQ$1]&amp;&quot;=&gt;&quot;&amp;[.AQ24]&amp;&quot;,&quot;)">
            <text:p/>
          </table:table-cell>
          <table:table-cell table:formula="of:=IF([.AR24]=0;&quot;&quot;;&quot;&quot;&amp;[.AR$1]&amp;&quot;=&gt;&quot;&amp;[.AR24]&amp;&quot;,&quot;)">
            <text:p/>
          </table:table-cell>
          <table:table-cell table:formula="of:=IF([.AS24]=0;&quot;&quot;;&quot;&quot;&amp;[.AS$1]&amp;&quot;=&gt;&quot;&amp;[.AS24]&amp;&quot;,&quot;)">
            <text:p/>
          </table:table-cell>
          <table:table-cell table:formula="of:=IF([.AT24]=0;&quot;&quot;;&quot;&quot;&amp;[.AT$1]&amp;&quot;=&gt;&quot;&amp;[.AT24]&amp;&quot;,&quot;)">
            <text:p/>
          </table:table-cell>
          <table:table-cell table:formula="of:=IF([.AU24]=0;&quot;&quot;;&quot;&quot;&amp;[.AU$1]&amp;&quot;=&gt;&quot;&amp;[.AU24]&amp;&quot;,&quot;)">
            <text:p/>
          </table:table-cell>
          <table:table-cell table:formula="of:=IF([.AV24]=0;&quot;&quot;;&quot;&quot;&amp;[.AV$1]&amp;&quot;=&gt;&quot;&amp;[.AV24]&amp;&quot;,&quot;)">
            <text:p/>
          </table:table-cell>
          <table:table-cell table:formula="of:=IF([.AW24]=0;&quot;&quot;;&quot;&quot;&amp;[.AW$1]&amp;&quot;=&gt;&quot;&amp;[.AW24]&amp;&quot;,&quot;)">
            <text:p/>
          </table:table-cell>
          <table:table-cell table:formula="of:=IF([.AX24]=0;&quot;&quot;;&quot;&quot;&amp;[.AX$1]&amp;&quot;=&gt;&quot;&amp;[.AX24]&amp;&quot;,&quot;)">
            <text:p/>
          </table:table-cell>
          <table:table-cell table:formula="of:=IF([.AY24]=0;&quot;&quot;;&quot;&quot;&amp;[.AY$1]&amp;&quot;=&gt;&quot;&amp;[.AY24]&amp;&quot;,&quot;)">
            <text:p/>
          </table:table-cell>
          <table:table-cell table:formula="of:=IF([.AZ24]=0;&quot;&quot;;&quot;&quot;&amp;[.AZ$1]&amp;&quot;=&gt;&quot;&amp;[.AZ24]&amp;&quot;,&quot;)">
            <text:p/>
          </table:table-cell>
          <table:table-cell table:formula="of:=IF([.BA24]=0;&quot;&quot;;&quot;&quot;&amp;[.BA$1]&amp;&quot;=&gt;&quot;&amp;[.BA24]&amp;&quot;,&quot;)">
            <text:p/>
          </table:table-cell>
          <table:table-cell table:formula="of:=IF([.BB24]=0;&quot;&quot;;&quot;&quot;&amp;[.BB$1]&amp;&quot;=&gt;&quot;&amp;[.BB24]&amp;&quot;,&quot;)">
            <text:p/>
          </table:table-cell>
          <table:table-cell table:formula="of:=IF([.BC24]=0;&quot;&quot;;&quot;&quot;&amp;[.BC$1]&amp;&quot;=&gt;&quot;&amp;[.BC24]&amp;&quot;,&quot;)">
            <text:p/>
          </table:table-cell>
          <table:table-cell table:formula="of:=IF([.BD24]=0;&quot;&quot;;&quot;&quot;&amp;[.BD$1]&amp;&quot;=&gt;&quot;&amp;[.BD24]&amp;&quot;,&quot;)">
            <text:p/>
          </table:table-cell>
          <table:table-cell table:formula="of:=IF([.BE24]=0;&quot;&quot;;&quot;&quot;&amp;[.BE$1]&amp;&quot;=&gt;&quot;&amp;[.BE24]&amp;&quot;,&quot;)">
            <text:p/>
          </table:table-cell>
          <table:table-cell table:formula="of:=IF([.BF24]=0;&quot;&quot;;&quot;&quot;&amp;[.BF$1]&amp;&quot;=&gt;&quot;&amp;[.BF24]&amp;&quot;,&quot;)">
            <text:p/>
          </table:table-cell>
          <table:table-cell table:formula="of:=IF([.BG24]=0;&quot;&quot;;&quot;&quot;&amp;[.BG$1]&amp;&quot;=&gt;&quot;&amp;[.BG24]&amp;&quot;,&quot;)">
            <text:p/>
          </table:table-cell>
          <table:table-cell table:formula="of:=IF([.BH24]=0;&quot;&quot;;&quot;&quot;&amp;[.BH$1]&amp;&quot;=&gt;&quot;&amp;[.BH24]&amp;&quot;,&quot;)">
            <text:p/>
          </table:table-cell>
          <table:table-cell table:formula="of:=IF([.BI24]=0;&quot;&quot;;&quot;&quot;&amp;[.BI$1]&amp;&quot;=&gt;&quot;&amp;[.BI24]&amp;&quot;,&quot;)">
            <text:p/>
          </table:table-cell>
          <table:table-cell table:formula="of:=IF([.BJ24]=0;&quot;&quot;;&quot;&quot;&amp;[.BJ$1]&amp;&quot;=&gt;&quot;&amp;[.BJ24]&amp;&quot;,&quot;)">
            <text:p/>
          </table:table-cell>
          <table:table-cell table:formula="of:=IF([.BK24]=0;&quot;&quot;;&quot;&quot;&amp;[.BK$1]&amp;&quot;=&gt;&quot;&amp;[.BK24]&amp;&quot;,&quot;)">
            <text:p/>
          </table:table-cell>
          <table:table-cell table:formula="of:=IF([.BL24]=0;&quot;&quot;;&quot;&quot;&amp;[.BL$1]&amp;&quot;=&gt;&quot;&amp;[.BL24]&amp;&quot;,&quot;)">
            <text:p/>
          </table:table-cell>
          <table:table-cell table:formula="of:=IF([.BM24]=0;&quot;&quot;;&quot;&quot;&amp;[.BM$1]&amp;&quot;=&gt;&quot;&amp;[.BM24]&amp;&quot;,&quot;)">
            <text:p/>
          </table:table-cell>
          <table:table-cell table:formula="of:=IF([.BN24]=0;&quot;&quot;;&quot;&quot;&amp;[.BN$1]&amp;&quot;=&gt;&quot;&amp;[.BN24]&amp;&quot;,&quot;)">
            <text:p/>
          </table:table-cell>
          <table:table-cell table:formula="of:=IF([.BO24]=0;&quot;&quot;;&quot;&quot;&amp;[.BO$1]&amp;&quot;=&gt;&quot;&amp;[.BO24]&amp;&quot;,&quot;)">
            <text:p/>
          </table:table-cell>
          <table:table-cell table:formula="of:=IF([.BP24]=0;&quot;&quot;;&quot;&quot;&amp;[.BP$1]&amp;&quot;=&gt;&quot;&amp;[.BP24]&amp;&quot;,&quot;)">
            <text:p/>
          </table:table-cell>
          <table:table-cell table:formula="of:=IF([.BQ24]=0;&quot;&quot;;&quot;&quot;&amp;[.BQ$1]&amp;&quot;=&gt;&quot;&amp;[.BQ24]&amp;&quot;,&quot;)">
            <text:p/>
          </table:table-cell>
          <table:table-cell table:formula="of:=IF([.BR24]=0;&quot;&quot;;&quot;&quot;&amp;[.BR$1]&amp;&quot;=&gt;&quot;&amp;[.BR24]&amp;&quot;,&quot;)">
            <text:p/>
          </table:table-cell>
          <table:table-cell table:formula="of:=IF([.BS24]=0;&quot;&quot;;&quot;&quot;&amp;[.BS$1]&amp;&quot;=&gt;&quot;&amp;[.BS24]&amp;&quot;,&quot;)">
            <text:p/>
          </table:table-cell>
          <table:table-cell table:formula="of:=IF([.BT24]=0;&quot;&quot;;&quot;&quot;&amp;[.BT$1]&amp;&quot;=&gt;&quot;&amp;[.BT2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Song of Songs.A1">Song of Songs</text:a></text:span></text:p>
          </table:table-cell>
          <table:table-cell office:value-type="float" office:value="117">
            <text:p>117</text:p>
          </table:table-cell>
          <table:table-cell office:value-type="string">
            <text:p>SSol8:14 </text:p>
          </table:table-cell>
          <table:table-cell table:formula="of:=CONCATENATE(&quot;'&quot;&amp;[.A25]&amp;&quot;' =&gt; array( 'chapters'=&gt;&quot;&amp;[.E25]&amp;&quot;, 'verses'=&gt;&quot;&amp;[.F25]&amp;&quot;,&quot;; [.BX25]; &quot; ),&quot;)" office:value-type="string" office:string-value="'Song of Songs' =&gt; array( 'chapters'=&gt;8, 'verses'=&gt;117,1=&gt;17,2=&gt;17,3=&gt;11,4=&gt;16,5=&gt;16,6=&gt;12,7=&gt;14,8=&gt;14, ),">
            <text:p>'Song of Songs' =&gt; array( 'chapters'=&gt;8, 'verses'=&gt;117,1=&gt;17,2=&gt;17,3=&gt;11,4=&gt;16,5=&gt;16,6=&gt;12,7=&gt;14,8=&gt;14, ),</text:p>
          </table:table-cell>
          <table:table-cell office:value-type="float" office:value="8">
            <text:p>8</text:p>
          </table:table-cell>
          <table:table-cell table:formula="of:=SUM([.G25:.BT25])" office:value-type="float" office:value="117">
            <text:p>117</text:p>
          </table:table-cell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14">
            <text:p>14</text:p>
          </table:table-cell>
          <table:table-cell table:number-columns-repeated="58"/>
          <table:table-cell table:formula="of:=CONCATENATE([.BY25];[.BZ25];[.CA25];[.CB25];[.CC25];[.CD25];[.CE25];[.CF25];[.CG25];[.CH25];[.CI25];[.CJ25];[.CK25];[.CL25];[.CM25];[.CN25];[.CO25];[.CP25];[.CQ25];[.CR25];[.CS25];[.CT25];[.CU25];[.CV25];[.CW25];[.CX25];[.CY25];[.CZ25])" office:value-type="string" office:string-value="1=&gt;17,2=&gt;17,3=&gt;11,4=&gt;16,5=&gt;16,6=&gt;12,7=&gt;14,8=&gt;14,">
            <text:p>1=&gt;17,2=&gt;17,3=&gt;11,4=&gt;16,5=&gt;16,6=&gt;12,7=&gt;14,8=&gt;14,</text:p>
          </table:table-cell>
          <table:table-cell table:formula="of:=CONCATENATE([.CZ25];[.DA25];[.DB25];[.DC25];[.DD25];[.DE25];[.DF25];[.DG25];[.DH25];[.DI25];[.DJ25];[.DK25];[.DL25];[.DM25];[.DN25];[.DO25];[.DP25];[.DQ25];[.DR25];[.DS25];[.DT25];[.DU25];[.DV25];[.DW25];[.DX25];[.DY25];[.DZ25])">
            <text:p/>
          </table:table-cell>
          <table:table-cell table:formula="of:=CONCATENATE([.EA25];[.EB25];[.EC25];[.ED25];[.EE25];[.EF25];[.EG25];[.EH25];[.EI25];[.EJ25];[.EK25];[.EL25])">
            <text:p/>
          </table:table-cell>
          <table:table-cell table:formula="of:=CONCATENATE([.BU25];[.BV25];[.BW25])" office:value-type="string" office:string-value="1=&gt;17,2=&gt;17,3=&gt;11,4=&gt;16,5=&gt;16,6=&gt;12,7=&gt;14,8=&gt;14,">
            <text:p>1=&gt;17,2=&gt;17,3=&gt;11,4=&gt;16,5=&gt;16,6=&gt;12,7=&gt;14,8=&gt;14,</text:p>
          </table:table-cell>
          <table:table-cell table:formula="of:=IF([.G25]=0;&quot;&quot;;&quot;&quot;&amp;[.G$1]&amp;&quot;=&gt;&quot;&amp;[.G25]&amp;&quot;,&quot;)" office:value-type="string" office:string-value="1=&gt;17,">
            <text:p>1=&gt;17,</text:p>
          </table:table-cell>
          <table:table-cell table:formula="of:=IF([.H25]=0;&quot;&quot;;&quot;&quot;&amp;[.H$1]&amp;&quot;=&gt;&quot;&amp;[.H25]&amp;&quot;,&quot;)" office:value-type="string" office:string-value="2=&gt;17,">
            <text:p>2=&gt;17,</text:p>
          </table:table-cell>
          <table:table-cell table:formula="of:=IF([.I25]=0;&quot;&quot;;&quot;&quot;&amp;[.I$1]&amp;&quot;=&gt;&quot;&amp;[.I25]&amp;&quot;,&quot;)" office:value-type="string" office:string-value="3=&gt;11,">
            <text:p>3=&gt;11,</text:p>
          </table:table-cell>
          <table:table-cell table:formula="of:=IF([.J25]=0;&quot;&quot;;&quot;&quot;&amp;[.J$1]&amp;&quot;=&gt;&quot;&amp;[.J25]&amp;&quot;,&quot;)" office:value-type="string" office:string-value="4=&gt;16,">
            <text:p>4=&gt;16,</text:p>
          </table:table-cell>
          <table:table-cell table:formula="of:=IF([.K25]=0;&quot;&quot;;&quot;&quot;&amp;[.K$1]&amp;&quot;=&gt;&quot;&amp;[.K25]&amp;&quot;,&quot;)" office:value-type="string" office:string-value="5=&gt;16,">
            <text:p>5=&gt;16,</text:p>
          </table:table-cell>
          <table:table-cell table:formula="of:=IF([.L25]=0;&quot;&quot;;&quot;&quot;&amp;[.L$1]&amp;&quot;=&gt;&quot;&amp;[.L25]&amp;&quot;,&quot;)" office:value-type="string" office:string-value="6=&gt;12,">
            <text:p>6=&gt;12,</text:p>
          </table:table-cell>
          <table:table-cell table:formula="of:=IF([.M25]=0;&quot;&quot;;&quot;&quot;&amp;[.M$1]&amp;&quot;=&gt;&quot;&amp;[.M25]&amp;&quot;,&quot;)" office:value-type="string" office:string-value="7=&gt;14,">
            <text:p>7=&gt;14,</text:p>
          </table:table-cell>
          <table:table-cell table:formula="of:=IF([.N25]=0;&quot;&quot;;&quot;&quot;&amp;[.N$1]&amp;&quot;=&gt;&quot;&amp;[.N25]&amp;&quot;,&quot;)" office:value-type="string" office:string-value="8=&gt;14,">
            <text:p>8=&gt;14,</text:p>
          </table:table-cell>
          <table:table-cell table:formula="of:=IF([.O25]=0;&quot;&quot;;&quot;&quot;&amp;[.O$1]&amp;&quot;=&gt;&quot;&amp;[.O25]&amp;&quot;,&quot;)">
            <text:p/>
          </table:table-cell>
          <table:table-cell table:formula="of:=IF([.P25]=0;&quot;&quot;;&quot;&quot;&amp;[.P$1]&amp;&quot;=&gt;&quot;&amp;[.P25]&amp;&quot;,&quot;)">
            <text:p/>
          </table:table-cell>
          <table:table-cell table:formula="of:=IF([.Q25]=0;&quot;&quot;;&quot;&quot;&amp;[.Q$1]&amp;&quot;=&gt;&quot;&amp;[.Q25]&amp;&quot;,&quot;)">
            <text:p/>
          </table:table-cell>
          <table:table-cell table:formula="of:=IF([.R25]=0;&quot;&quot;;&quot;&quot;&amp;[.R$1]&amp;&quot;=&gt;&quot;&amp;[.R25]&amp;&quot;,&quot;)">
            <text:p/>
          </table:table-cell>
          <table:table-cell table:formula="of:=IF([.S25]=0;&quot;&quot;;&quot;&quot;&amp;[.S$1]&amp;&quot;=&gt;&quot;&amp;[.S25]&amp;&quot;,&quot;)">
            <text:p/>
          </table:table-cell>
          <table:table-cell table:formula="of:=IF([.T25]=0;&quot;&quot;;&quot;&quot;&amp;[.T$1]&amp;&quot;=&gt;&quot;&amp;[.T25]&amp;&quot;,&quot;)">
            <text:p/>
          </table:table-cell>
          <table:table-cell table:formula="of:=IF([.U25]=0;&quot;&quot;;&quot;&quot;&amp;[.U$1]&amp;&quot;=&gt;&quot;&amp;[.U25]&amp;&quot;,&quot;)">
            <text:p/>
          </table:table-cell>
          <table:table-cell table:formula="of:=IF([.V25]=0;&quot;&quot;;&quot;&quot;&amp;[.V$1]&amp;&quot;=&gt;&quot;&amp;[.V25]&amp;&quot;,&quot;)">
            <text:p/>
          </table:table-cell>
          <table:table-cell table:formula="of:=IF([.W25]=0;&quot;&quot;;&quot;&quot;&amp;[.W$1]&amp;&quot;=&gt;&quot;&amp;[.W25]&amp;&quot;,&quot;)">
            <text:p/>
          </table:table-cell>
          <table:table-cell table:formula="of:=IF([.X25]=0;&quot;&quot;;&quot;&quot;&amp;[.X$1]&amp;&quot;=&gt;&quot;&amp;[.X25]&amp;&quot;,&quot;)">
            <text:p/>
          </table:table-cell>
          <table:table-cell table:formula="of:=IF([.Y25]=0;&quot;&quot;;&quot;&quot;&amp;[.Y$1]&amp;&quot;=&gt;&quot;&amp;[.Y25]&amp;&quot;,&quot;)">
            <text:p/>
          </table:table-cell>
          <table:table-cell table:formula="of:=IF([.Z25]=0;&quot;&quot;;&quot;&quot;&amp;[.Z$1]&amp;&quot;=&gt;&quot;&amp;[.Z25]&amp;&quot;,&quot;)">
            <text:p/>
          </table:table-cell>
          <table:table-cell table:formula="of:=IF([.AA25]=0;&quot;&quot;;&quot;&quot;&amp;[.AA$1]&amp;&quot;=&gt;&quot;&amp;[.AA25]&amp;&quot;,&quot;)">
            <text:p/>
          </table:table-cell>
          <table:table-cell table:formula="of:=IF([.AB25]=0;&quot;&quot;;&quot;&quot;&amp;[.AB$1]&amp;&quot;=&gt;&quot;&amp;[.AB25]&amp;&quot;,&quot;)">
            <text:p/>
          </table:table-cell>
          <table:table-cell table:formula="of:=IF([.AC25]=0;&quot;&quot;;&quot;&quot;&amp;[.AC$1]&amp;&quot;=&gt;&quot;&amp;[.AC25]&amp;&quot;,&quot;)">
            <text:p/>
          </table:table-cell>
          <table:table-cell table:formula="of:=IF([.AD25]=0;&quot;&quot;;&quot;&quot;&amp;[.AD$1]&amp;&quot;=&gt;&quot;&amp;[.AD25]&amp;&quot;,&quot;)">
            <text:p/>
          </table:table-cell>
          <table:table-cell table:formula="of:=IF([.AE25]=0;&quot;&quot;;&quot;&quot;&amp;[.AE$1]&amp;&quot;=&gt;&quot;&amp;[.AE25]&amp;&quot;,&quot;)">
            <text:p/>
          </table:table-cell>
          <table:table-cell table:formula="of:=IF([.AF25]=0;&quot;&quot;;&quot;&quot;&amp;[.AF$1]&amp;&quot;=&gt;&quot;&amp;[.AF25]&amp;&quot;,&quot;)">
            <text:p/>
          </table:table-cell>
          <table:table-cell table:formula="of:=IF([.AG25]=0;&quot;&quot;;&quot;&quot;&amp;[.AG$1]&amp;&quot;=&gt;&quot;&amp;[.AG25]&amp;&quot;,&quot;)">
            <text:p/>
          </table:table-cell>
          <table:table-cell table:formula="of:=IF([.AH25]=0;&quot;&quot;;&quot;&quot;&amp;[.AH$1]&amp;&quot;=&gt;&quot;&amp;[.AH25]&amp;&quot;,&quot;)">
            <text:p/>
          </table:table-cell>
          <table:table-cell table:formula="of:=IF([.AI25]=0;&quot;&quot;;&quot;&quot;&amp;[.AI$1]&amp;&quot;=&gt;&quot;&amp;[.AI25]&amp;&quot;,&quot;)">
            <text:p/>
          </table:table-cell>
          <table:table-cell table:formula="of:=IF([.AJ25]=0;&quot;&quot;;&quot;&quot;&amp;[.AJ$1]&amp;&quot;=&gt;&quot;&amp;[.AJ25]&amp;&quot;,&quot;)">
            <text:p/>
          </table:table-cell>
          <table:table-cell table:formula="of:=IF([.AK25]=0;&quot;&quot;;&quot;&quot;&amp;[.AK$1]&amp;&quot;=&gt;&quot;&amp;[.AK25]&amp;&quot;,&quot;)">
            <text:p/>
          </table:table-cell>
          <table:table-cell table:formula="of:=IF([.AL25]=0;&quot;&quot;;&quot;&quot;&amp;[.AL$1]&amp;&quot;=&gt;&quot;&amp;[.AL25]&amp;&quot;,&quot;)">
            <text:p/>
          </table:table-cell>
          <table:table-cell table:formula="of:=IF([.AM25]=0;&quot;&quot;;&quot;&quot;&amp;[.AM$1]&amp;&quot;=&gt;&quot;&amp;[.AM25]&amp;&quot;,&quot;)">
            <text:p/>
          </table:table-cell>
          <table:table-cell table:formula="of:=IF([.AN25]=0;&quot;&quot;;&quot;&quot;&amp;[.AN$1]&amp;&quot;=&gt;&quot;&amp;[.AN25]&amp;&quot;,&quot;)">
            <text:p/>
          </table:table-cell>
          <table:table-cell table:formula="of:=IF([.AO25]=0;&quot;&quot;;&quot;&quot;&amp;[.AO$1]&amp;&quot;=&gt;&quot;&amp;[.AO25]&amp;&quot;,&quot;)">
            <text:p/>
          </table:table-cell>
          <table:table-cell table:formula="of:=IF([.AP25]=0;&quot;&quot;;&quot;&quot;&amp;[.AP$1]&amp;&quot;=&gt;&quot;&amp;[.AP25]&amp;&quot;,&quot;)">
            <text:p/>
          </table:table-cell>
          <table:table-cell table:formula="of:=IF([.AQ25]=0;&quot;&quot;;&quot;&quot;&amp;[.AQ$1]&amp;&quot;=&gt;&quot;&amp;[.AQ25]&amp;&quot;,&quot;)">
            <text:p/>
          </table:table-cell>
          <table:table-cell table:formula="of:=IF([.AR25]=0;&quot;&quot;;&quot;&quot;&amp;[.AR$1]&amp;&quot;=&gt;&quot;&amp;[.AR25]&amp;&quot;,&quot;)">
            <text:p/>
          </table:table-cell>
          <table:table-cell table:formula="of:=IF([.AS25]=0;&quot;&quot;;&quot;&quot;&amp;[.AS$1]&amp;&quot;=&gt;&quot;&amp;[.AS25]&amp;&quot;,&quot;)">
            <text:p/>
          </table:table-cell>
          <table:table-cell table:formula="of:=IF([.AT25]=0;&quot;&quot;;&quot;&quot;&amp;[.AT$1]&amp;&quot;=&gt;&quot;&amp;[.AT25]&amp;&quot;,&quot;)">
            <text:p/>
          </table:table-cell>
          <table:table-cell table:formula="of:=IF([.AU25]=0;&quot;&quot;;&quot;&quot;&amp;[.AU$1]&amp;&quot;=&gt;&quot;&amp;[.AU25]&amp;&quot;,&quot;)">
            <text:p/>
          </table:table-cell>
          <table:table-cell table:formula="of:=IF([.AV25]=0;&quot;&quot;;&quot;&quot;&amp;[.AV$1]&amp;&quot;=&gt;&quot;&amp;[.AV25]&amp;&quot;,&quot;)">
            <text:p/>
          </table:table-cell>
          <table:table-cell table:formula="of:=IF([.AW25]=0;&quot;&quot;;&quot;&quot;&amp;[.AW$1]&amp;&quot;=&gt;&quot;&amp;[.AW25]&amp;&quot;,&quot;)">
            <text:p/>
          </table:table-cell>
          <table:table-cell table:formula="of:=IF([.AX25]=0;&quot;&quot;;&quot;&quot;&amp;[.AX$1]&amp;&quot;=&gt;&quot;&amp;[.AX25]&amp;&quot;,&quot;)">
            <text:p/>
          </table:table-cell>
          <table:table-cell table:formula="of:=IF([.AY25]=0;&quot;&quot;;&quot;&quot;&amp;[.AY$1]&amp;&quot;=&gt;&quot;&amp;[.AY25]&amp;&quot;,&quot;)">
            <text:p/>
          </table:table-cell>
          <table:table-cell table:formula="of:=IF([.AZ25]=0;&quot;&quot;;&quot;&quot;&amp;[.AZ$1]&amp;&quot;=&gt;&quot;&amp;[.AZ25]&amp;&quot;,&quot;)">
            <text:p/>
          </table:table-cell>
          <table:table-cell table:formula="of:=IF([.BA25]=0;&quot;&quot;;&quot;&quot;&amp;[.BA$1]&amp;&quot;=&gt;&quot;&amp;[.BA25]&amp;&quot;,&quot;)">
            <text:p/>
          </table:table-cell>
          <table:table-cell table:formula="of:=IF([.BB25]=0;&quot;&quot;;&quot;&quot;&amp;[.BB$1]&amp;&quot;=&gt;&quot;&amp;[.BB25]&amp;&quot;,&quot;)">
            <text:p/>
          </table:table-cell>
          <table:table-cell table:formula="of:=IF([.BC25]=0;&quot;&quot;;&quot;&quot;&amp;[.BC$1]&amp;&quot;=&gt;&quot;&amp;[.BC25]&amp;&quot;,&quot;)">
            <text:p/>
          </table:table-cell>
          <table:table-cell table:formula="of:=IF([.BD25]=0;&quot;&quot;;&quot;&quot;&amp;[.BD$1]&amp;&quot;=&gt;&quot;&amp;[.BD25]&amp;&quot;,&quot;)">
            <text:p/>
          </table:table-cell>
          <table:table-cell table:formula="of:=IF([.BE25]=0;&quot;&quot;;&quot;&quot;&amp;[.BE$1]&amp;&quot;=&gt;&quot;&amp;[.BE25]&amp;&quot;,&quot;)">
            <text:p/>
          </table:table-cell>
          <table:table-cell table:formula="of:=IF([.BF25]=0;&quot;&quot;;&quot;&quot;&amp;[.BF$1]&amp;&quot;=&gt;&quot;&amp;[.BF25]&amp;&quot;,&quot;)">
            <text:p/>
          </table:table-cell>
          <table:table-cell table:formula="of:=IF([.BG25]=0;&quot;&quot;;&quot;&quot;&amp;[.BG$1]&amp;&quot;=&gt;&quot;&amp;[.BG25]&amp;&quot;,&quot;)">
            <text:p/>
          </table:table-cell>
          <table:table-cell table:formula="of:=IF([.BH25]=0;&quot;&quot;;&quot;&quot;&amp;[.BH$1]&amp;&quot;=&gt;&quot;&amp;[.BH25]&amp;&quot;,&quot;)">
            <text:p/>
          </table:table-cell>
          <table:table-cell table:formula="of:=IF([.BI25]=0;&quot;&quot;;&quot;&quot;&amp;[.BI$1]&amp;&quot;=&gt;&quot;&amp;[.BI25]&amp;&quot;,&quot;)">
            <text:p/>
          </table:table-cell>
          <table:table-cell table:formula="of:=IF([.BJ25]=0;&quot;&quot;;&quot;&quot;&amp;[.BJ$1]&amp;&quot;=&gt;&quot;&amp;[.BJ25]&amp;&quot;,&quot;)">
            <text:p/>
          </table:table-cell>
          <table:table-cell table:formula="of:=IF([.BK25]=0;&quot;&quot;;&quot;&quot;&amp;[.BK$1]&amp;&quot;=&gt;&quot;&amp;[.BK25]&amp;&quot;,&quot;)">
            <text:p/>
          </table:table-cell>
          <table:table-cell table:formula="of:=IF([.BL25]=0;&quot;&quot;;&quot;&quot;&amp;[.BL$1]&amp;&quot;=&gt;&quot;&amp;[.BL25]&amp;&quot;,&quot;)">
            <text:p/>
          </table:table-cell>
          <table:table-cell table:formula="of:=IF([.BM25]=0;&quot;&quot;;&quot;&quot;&amp;[.BM$1]&amp;&quot;=&gt;&quot;&amp;[.BM25]&amp;&quot;,&quot;)">
            <text:p/>
          </table:table-cell>
          <table:table-cell table:formula="of:=IF([.BN25]=0;&quot;&quot;;&quot;&quot;&amp;[.BN$1]&amp;&quot;=&gt;&quot;&amp;[.BN25]&amp;&quot;,&quot;)">
            <text:p/>
          </table:table-cell>
          <table:table-cell table:formula="of:=IF([.BO25]=0;&quot;&quot;;&quot;&quot;&amp;[.BO$1]&amp;&quot;=&gt;&quot;&amp;[.BO25]&amp;&quot;,&quot;)">
            <text:p/>
          </table:table-cell>
          <table:table-cell table:formula="of:=IF([.BP25]=0;&quot;&quot;;&quot;&quot;&amp;[.BP$1]&amp;&quot;=&gt;&quot;&amp;[.BP25]&amp;&quot;,&quot;)">
            <text:p/>
          </table:table-cell>
          <table:table-cell table:formula="of:=IF([.BQ25]=0;&quot;&quot;;&quot;&quot;&amp;[.BQ$1]&amp;&quot;=&gt;&quot;&amp;[.BQ25]&amp;&quot;,&quot;)">
            <text:p/>
          </table:table-cell>
          <table:table-cell table:formula="of:=IF([.BR25]=0;&quot;&quot;;&quot;&quot;&amp;[.BR$1]&amp;&quot;=&gt;&quot;&amp;[.BR25]&amp;&quot;,&quot;)">
            <text:p/>
          </table:table-cell>
          <table:table-cell table:formula="of:=IF([.BS25]=0;&quot;&quot;;&quot;&quot;&amp;[.BS$1]&amp;&quot;=&gt;&quot;&amp;[.BS25]&amp;&quot;,&quot;)">
            <text:p/>
          </table:table-cell>
          <table:table-cell table:formula="of:=IF([.BT25]=0;&quot;&quot;;&quot;&quot;&amp;[.BT$1]&amp;&quot;=&gt;&quot;&amp;[.BT2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Isaiah.A1">Isaiah</text:a></text:span></text:p>
          </table:table-cell>
          <table:table-cell office:value-type="float" office:value="1292">
            <text:p>1292</text:p>
          </table:table-cell>
          <table:table-cell office:value-type="string">
            <text:p>Isa66:24 </text:p>
          </table:table-cell>
          <table:table-cell table:formula="of:=CONCATENATE(&quot;'&quot;&amp;[.A26]&amp;&quot;' =&gt; array( 'chapters'=&gt;&quot;&amp;[.E26]&amp;&quot;, 'verses'=&gt;&quot;&amp;[.F26]&amp;&quot;,&quot;; [.BX26]; &quot; ),&quot;)" office:value-type="string" office:string-value="'Isaiah' =&gt; array( 'chapters'=&gt;66, 'verses'=&gt;1291,1=&gt;31,2=&gt;22,3=&gt;26,4=&gt;6,5=&gt;30,6=&gt;13,7=&gt;25,8=&gt;23,9=&gt;20,10=&gt;34,11=&gt;16,12=&gt;6,13=&gt;22,14=&gt;32,15=&gt;9,16=&gt;14,17=&gt;14,18=&gt;7,19=&gt;25,20=&gt;6,21=&gt;17,22=&gt;25,23=&gt;18,24=&gt;23,25=&gt;12,26=&gt;21,27=&gt;13,28=&gt;29,28=&gt;29,29=&gt;24,30=&gt;33,31=&gt;9,32=&gt;20,33=&gt;24,34=&gt;17,35=&gt;10,36=&gt;22,37=&gt;38,38=&gt;22,39=&gt;8,40=&gt;31,41=&gt;29,42=&gt;25,43=&gt;28,44=&gt;28,45=&gt;25,46=&gt;13,47=&gt;15,48=&gt;22,49=&gt;26,50=&gt;11,51=&gt;23,52=&gt;15,53=&gt;12,54=&gt;17,55=&gt;13,56=&gt;12,57=&gt;21,58=&gt;14,59=&gt;21,60=&gt;22,61=&gt;11,62=&gt;12,63=&gt;19,64=&gt;11,65=&gt;25,66=&gt;24, ),">
            <text:p>'Isaiah' =&gt; array( 'chapters'=&gt;66, 'verses'=&gt;1291,1=&gt;31,2=&gt;22,3=&gt;26,4=&gt;6,5=&gt;30,6=&gt;13,7=&gt;25,8=&gt;23,9=&gt;20,10=&gt;34,11=&gt;16,12=&gt;6,13=&gt;22,14=&gt;32,15=&gt;9,16=&gt;14,17=&gt;14,18=&gt;7,19=&gt;25,20=&gt;6,21=&gt;17,22=&gt;25,23=&gt;18,24=&gt;23,25=&gt;12,26=&gt;21,27=&gt;13,28=&gt;29,28=&gt;29,29=&gt;24,30=&gt;33,31=&gt;9,32=&gt;20,33=&gt;24,34=&gt;17,35=&gt;10,36=&gt;22,37=&gt;38,38=&gt;22,39=&gt;8,40=&gt;31,41=&gt;29,42=&gt;25,43=&gt;28,44=&gt;28,45=&gt;25,46=&gt;13,47=&gt;15,48=&gt;22,49=&gt;26,50=&gt;11,51=&gt;23,52=&gt;15,53=&gt;12,54=&gt;17,55=&gt;13,56=&gt;12,57=&gt;21,58=&gt;14,59=&gt;21,60=&gt;22,61=&gt;11,62=&gt;12,63=&gt;19,64=&gt;11,65=&gt;25,66=&gt;24, ),</text:p>
          </table:table-cell>
          <table:table-cell office:value-type="float" office:value="66">
            <text:p>66</text:p>
          </table:table-cell>
          <table:table-cell table:formula="of:=SUM([.G26:.BT26])" office:value-type="float" office:value="1291">
            <text:p>129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4">
            <text:p>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28">
            <text:p>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formula="of:=CONCATENATE([.BY26];[.BZ26];[.CA26];[.CB26];[.CC26];[.CD26];[.CE26];[.CF26];[.CG26];[.CH26];[.CI26];[.CJ26];[.CK26];[.CL26];[.CM26];[.CN26];[.CO26];[.CP26];[.CQ26];[.CR26];[.CS26];[.CT26];[.CU26];[.CV26];[.CW26];[.CX26];[.CY26];[.CZ26])" office:value-type="string" office:string-value="1=&gt;31,2=&gt;22,3=&gt;26,4=&gt;6,5=&gt;30,6=&gt;13,7=&gt;25,8=&gt;23,9=&gt;20,10=&gt;34,11=&gt;16,12=&gt;6,13=&gt;22,14=&gt;32,15=&gt;9,16=&gt;14,17=&gt;14,18=&gt;7,19=&gt;25,20=&gt;6,21=&gt;17,22=&gt;25,23=&gt;18,24=&gt;23,25=&gt;12,26=&gt;21,27=&gt;13,28=&gt;29,">
            <text:p>1=&gt;31,2=&gt;22,3=&gt;26,4=&gt;6,5=&gt;30,6=&gt;13,7=&gt;25,8=&gt;23,9=&gt;20,10=&gt;34,11=&gt;16,12=&gt;6,13=&gt;22,14=&gt;32,15=&gt;9,16=&gt;14,17=&gt;14,18=&gt;7,19=&gt;25,20=&gt;6,21=&gt;17,22=&gt;25,23=&gt;18,24=&gt;23,25=&gt;12,26=&gt;21,27=&gt;13,28=&gt;29,</text:p>
          </table:table-cell>
          <table:table-cell table:formula="of:=CONCATENATE([.CZ26];[.DA26];[.DB26];[.DC26];[.DD26];[.DE26];[.DF26];[.DG26];[.DH26];[.DI26];[.DJ26];[.DK26];[.DL26];[.DM26];[.DN26];[.DO26];[.DP26];[.DQ26];[.DR26];[.DS26];[.DT26];[.DU26];[.DV26];[.DW26];[.DX26];[.DY26];[.DZ26])" office:value-type="string" office:string-value="28=&gt;29,29=&gt;24,30=&gt;33,31=&gt;9,32=&gt;20,33=&gt;24,34=&gt;17,35=&gt;10,36=&gt;22,37=&gt;38,38=&gt;22,39=&gt;8,40=&gt;31,41=&gt;29,42=&gt;25,43=&gt;28,44=&gt;28,45=&gt;25,46=&gt;13,47=&gt;15,48=&gt;22,49=&gt;26,50=&gt;11,51=&gt;23,52=&gt;15,53=&gt;12,54=&gt;17,">
            <text:p>28=&gt;29,29=&gt;24,30=&gt;33,31=&gt;9,32=&gt;20,33=&gt;24,34=&gt;17,35=&gt;10,36=&gt;22,37=&gt;38,38=&gt;22,39=&gt;8,40=&gt;31,41=&gt;29,42=&gt;25,43=&gt;28,44=&gt;28,45=&gt;25,46=&gt;13,47=&gt;15,48=&gt;22,49=&gt;26,50=&gt;11,51=&gt;23,52=&gt;15,53=&gt;12,54=&gt;17,</text:p>
          </table:table-cell>
          <table:table-cell table:formula="of:=CONCATENATE([.EA26];[.EB26];[.EC26];[.ED26];[.EE26];[.EF26];[.EG26];[.EH26];[.EI26];[.EJ26];[.EK26];[.EL26])" office:value-type="string" office:string-value="55=&gt;13,56=&gt;12,57=&gt;21,58=&gt;14,59=&gt;21,60=&gt;22,61=&gt;11,62=&gt;12,63=&gt;19,64=&gt;11,65=&gt;25,66=&gt;24,">
            <text:p>55=&gt;13,56=&gt;12,57=&gt;21,58=&gt;14,59=&gt;21,60=&gt;22,61=&gt;11,62=&gt;12,63=&gt;19,64=&gt;11,65=&gt;25,66=&gt;24,</text:p>
          </table:table-cell>
          <table:table-cell table:formula="of:=CONCATENATE([.BU26];[.BV26];[.BW26])" office:value-type="string" office:string-value="1=&gt;31,2=&gt;22,3=&gt;26,4=&gt;6,5=&gt;30,6=&gt;13,7=&gt;25,8=&gt;23,9=&gt;20,10=&gt;34,11=&gt;16,12=&gt;6,13=&gt;22,14=&gt;32,15=&gt;9,16=&gt;14,17=&gt;14,18=&gt;7,19=&gt;25,20=&gt;6,21=&gt;17,22=&gt;25,23=&gt;18,24=&gt;23,25=&gt;12,26=&gt;21,27=&gt;13,28=&gt;29,28=&gt;29,29=&gt;24,30=&gt;33,31=&gt;9,32=&gt;20,33=&gt;24,34=&gt;17,35=&gt;10,36=&gt;22,37=&gt;38,38=&gt;22,39=&gt;8,40=&gt;31,41=&gt;29,42=&gt;25,43=&gt;28,44=&gt;28,45=&gt;25,46=&gt;13,47=&gt;15,48=&gt;22,49=&gt;26,50=&gt;11,51=&gt;23,52=&gt;15,53=&gt;12,54=&gt;17,55=&gt;13,56=&gt;12,57=&gt;21,58=&gt;14,59=&gt;21,60=&gt;22,61=&gt;11,62=&gt;12,63=&gt;19,64=&gt;11,65=&gt;25,66=&gt;24,">
            <text:p>1=&gt;31,2=&gt;22,3=&gt;26,4=&gt;6,5=&gt;30,6=&gt;13,7=&gt;25,8=&gt;23,9=&gt;20,10=&gt;34,11=&gt;16,12=&gt;6,13=&gt;22,14=&gt;32,15=&gt;9,16=&gt;14,17=&gt;14,18=&gt;7,19=&gt;25,20=&gt;6,21=&gt;17,22=&gt;25,23=&gt;18,24=&gt;23,25=&gt;12,26=&gt;21,27=&gt;13,28=&gt;29,28=&gt;29,29=&gt;24,30=&gt;33,31=&gt;9,32=&gt;20,33=&gt;24,34=&gt;17,35=&gt;10,36=&gt;22,37=&gt;38,38=&gt;22,39=&gt;8,40=&gt;31,41=&gt;29,42=&gt;25,43=&gt;28,44=&gt;28,45=&gt;25,46=&gt;13,47=&gt;15,48=&gt;22,49=&gt;26,50=&gt;11,51=&gt;23,52=&gt;15,53=&gt;12,54=&gt;17,55=&gt;13,56=&gt;12,57=&gt;21,58=&gt;14,59=&gt;21,60=&gt;22,61=&gt;11,62=&gt;12,63=&gt;19,64=&gt;11,65=&gt;25,66=&gt;24,</text:p>
          </table:table-cell>
          <table:table-cell table:formula="of:=IF([.G26]=0;&quot;&quot;;&quot;&quot;&amp;[.G$1]&amp;&quot;=&gt;&quot;&amp;[.G26]&amp;&quot;,&quot;)" office:value-type="string" office:string-value="1=&gt;31,">
            <text:p>1=&gt;31,</text:p>
          </table:table-cell>
          <table:table-cell table:formula="of:=IF([.H26]=0;&quot;&quot;;&quot;&quot;&amp;[.H$1]&amp;&quot;=&gt;&quot;&amp;[.H26]&amp;&quot;,&quot;)" office:value-type="string" office:string-value="2=&gt;22,">
            <text:p>2=&gt;22,</text:p>
          </table:table-cell>
          <table:table-cell table:formula="of:=IF([.I26]=0;&quot;&quot;;&quot;&quot;&amp;[.I$1]&amp;&quot;=&gt;&quot;&amp;[.I26]&amp;&quot;,&quot;)" office:value-type="string" office:string-value="3=&gt;26,">
            <text:p>3=&gt;26,</text:p>
          </table:table-cell>
          <table:table-cell table:formula="of:=IF([.J26]=0;&quot;&quot;;&quot;&quot;&amp;[.J$1]&amp;&quot;=&gt;&quot;&amp;[.J26]&amp;&quot;,&quot;)" office:value-type="string" office:string-value="4=&gt;6,">
            <text:p>4=&gt;6,</text:p>
          </table:table-cell>
          <table:table-cell table:formula="of:=IF([.K26]=0;&quot;&quot;;&quot;&quot;&amp;[.K$1]&amp;&quot;=&gt;&quot;&amp;[.K26]&amp;&quot;,&quot;)" office:value-type="string" office:string-value="5=&gt;30,">
            <text:p>5=&gt;30,</text:p>
          </table:table-cell>
          <table:table-cell table:formula="of:=IF([.L26]=0;&quot;&quot;;&quot;&quot;&amp;[.L$1]&amp;&quot;=&gt;&quot;&amp;[.L26]&amp;&quot;,&quot;)" office:value-type="string" office:string-value="6=&gt;13,">
            <text:p>6=&gt;13,</text:p>
          </table:table-cell>
          <table:table-cell table:formula="of:=IF([.M26]=0;&quot;&quot;;&quot;&quot;&amp;[.M$1]&amp;&quot;=&gt;&quot;&amp;[.M26]&amp;&quot;,&quot;)" office:value-type="string" office:string-value="7=&gt;25,">
            <text:p>7=&gt;25,</text:p>
          </table:table-cell>
          <table:table-cell table:formula="of:=IF([.N26]=0;&quot;&quot;;&quot;&quot;&amp;[.N$1]&amp;&quot;=&gt;&quot;&amp;[.N26]&amp;&quot;,&quot;)" office:value-type="string" office:string-value="8=&gt;23,">
            <text:p>8=&gt;23,</text:p>
          </table:table-cell>
          <table:table-cell table:formula="of:=IF([.O26]=0;&quot;&quot;;&quot;&quot;&amp;[.O$1]&amp;&quot;=&gt;&quot;&amp;[.O26]&amp;&quot;,&quot;)" office:value-type="string" office:string-value="9=&gt;20,">
            <text:p>9=&gt;20,</text:p>
          </table:table-cell>
          <table:table-cell table:formula="of:=IF([.P26]=0;&quot;&quot;;&quot;&quot;&amp;[.P$1]&amp;&quot;=&gt;&quot;&amp;[.P26]&amp;&quot;,&quot;)" office:value-type="string" office:string-value="10=&gt;34,">
            <text:p>10=&gt;34,</text:p>
          </table:table-cell>
          <table:table-cell table:formula="of:=IF([.Q26]=0;&quot;&quot;;&quot;&quot;&amp;[.Q$1]&amp;&quot;=&gt;&quot;&amp;[.Q26]&amp;&quot;,&quot;)" office:value-type="string" office:string-value="11=&gt;16,">
            <text:p>11=&gt;16,</text:p>
          </table:table-cell>
          <table:table-cell table:formula="of:=IF([.R26]=0;&quot;&quot;;&quot;&quot;&amp;[.R$1]&amp;&quot;=&gt;&quot;&amp;[.R26]&amp;&quot;,&quot;)" office:value-type="string" office:string-value="12=&gt;6,">
            <text:p>12=&gt;6,</text:p>
          </table:table-cell>
          <table:table-cell table:formula="of:=IF([.S26]=0;&quot;&quot;;&quot;&quot;&amp;[.S$1]&amp;&quot;=&gt;&quot;&amp;[.S26]&amp;&quot;,&quot;)" office:value-type="string" office:string-value="13=&gt;22,">
            <text:p>13=&gt;22,</text:p>
          </table:table-cell>
          <table:table-cell table:formula="of:=IF([.T26]=0;&quot;&quot;;&quot;&quot;&amp;[.T$1]&amp;&quot;=&gt;&quot;&amp;[.T26]&amp;&quot;,&quot;)" office:value-type="string" office:string-value="14=&gt;32,">
            <text:p>14=&gt;32,</text:p>
          </table:table-cell>
          <table:table-cell table:formula="of:=IF([.U26]=0;&quot;&quot;;&quot;&quot;&amp;[.U$1]&amp;&quot;=&gt;&quot;&amp;[.U26]&amp;&quot;,&quot;)" office:value-type="string" office:string-value="15=&gt;9,">
            <text:p>15=&gt;9,</text:p>
          </table:table-cell>
          <table:table-cell table:formula="of:=IF([.V26]=0;&quot;&quot;;&quot;&quot;&amp;[.V$1]&amp;&quot;=&gt;&quot;&amp;[.V26]&amp;&quot;,&quot;)" office:value-type="string" office:string-value="16=&gt;14,">
            <text:p>16=&gt;14,</text:p>
          </table:table-cell>
          <table:table-cell table:formula="of:=IF([.W26]=0;&quot;&quot;;&quot;&quot;&amp;[.W$1]&amp;&quot;=&gt;&quot;&amp;[.W26]&amp;&quot;,&quot;)" office:value-type="string" office:string-value="17=&gt;14,">
            <text:p>17=&gt;14,</text:p>
          </table:table-cell>
          <table:table-cell table:formula="of:=IF([.X26]=0;&quot;&quot;;&quot;&quot;&amp;[.X$1]&amp;&quot;=&gt;&quot;&amp;[.X26]&amp;&quot;,&quot;)" office:value-type="string" office:string-value="18=&gt;7,">
            <text:p>18=&gt;7,</text:p>
          </table:table-cell>
          <table:table-cell table:formula="of:=IF([.Y26]=0;&quot;&quot;;&quot;&quot;&amp;[.Y$1]&amp;&quot;=&gt;&quot;&amp;[.Y26]&amp;&quot;,&quot;)" office:value-type="string" office:string-value="19=&gt;25,">
            <text:p>19=&gt;25,</text:p>
          </table:table-cell>
          <table:table-cell table:formula="of:=IF([.Z26]=0;&quot;&quot;;&quot;&quot;&amp;[.Z$1]&amp;&quot;=&gt;&quot;&amp;[.Z26]&amp;&quot;,&quot;)" office:value-type="string" office:string-value="20=&gt;6,">
            <text:p>20=&gt;6,</text:p>
          </table:table-cell>
          <table:table-cell table:formula="of:=IF([.AA26]=0;&quot;&quot;;&quot;&quot;&amp;[.AA$1]&amp;&quot;=&gt;&quot;&amp;[.AA26]&amp;&quot;,&quot;)" office:value-type="string" office:string-value="21=&gt;17,">
            <text:p>21=&gt;17,</text:p>
          </table:table-cell>
          <table:table-cell table:formula="of:=IF([.AB26]=0;&quot;&quot;;&quot;&quot;&amp;[.AB$1]&amp;&quot;=&gt;&quot;&amp;[.AB26]&amp;&quot;,&quot;)" office:value-type="string" office:string-value="22=&gt;25,">
            <text:p>22=&gt;25,</text:p>
          </table:table-cell>
          <table:table-cell table:formula="of:=IF([.AC26]=0;&quot;&quot;;&quot;&quot;&amp;[.AC$1]&amp;&quot;=&gt;&quot;&amp;[.AC26]&amp;&quot;,&quot;)" office:value-type="string" office:string-value="23=&gt;18,">
            <text:p>23=&gt;18,</text:p>
          </table:table-cell>
          <table:table-cell table:formula="of:=IF([.AD26]=0;&quot;&quot;;&quot;&quot;&amp;[.AD$1]&amp;&quot;=&gt;&quot;&amp;[.AD26]&amp;&quot;,&quot;)" office:value-type="string" office:string-value="24=&gt;23,">
            <text:p>24=&gt;23,</text:p>
          </table:table-cell>
          <table:table-cell table:formula="of:=IF([.AE26]=0;&quot;&quot;;&quot;&quot;&amp;[.AE$1]&amp;&quot;=&gt;&quot;&amp;[.AE26]&amp;&quot;,&quot;)" office:value-type="string" office:string-value="25=&gt;12,">
            <text:p>25=&gt;12,</text:p>
          </table:table-cell>
          <table:table-cell table:formula="of:=IF([.AF26]=0;&quot;&quot;;&quot;&quot;&amp;[.AF$1]&amp;&quot;=&gt;&quot;&amp;[.AF26]&amp;&quot;,&quot;)" office:value-type="string" office:string-value="26=&gt;21,">
            <text:p>26=&gt;21,</text:p>
          </table:table-cell>
          <table:table-cell table:formula="of:=IF([.AG26]=0;&quot;&quot;;&quot;&quot;&amp;[.AG$1]&amp;&quot;=&gt;&quot;&amp;[.AG26]&amp;&quot;,&quot;)" office:value-type="string" office:string-value="27=&gt;13,">
            <text:p>27=&gt;13,</text:p>
          </table:table-cell>
          <table:table-cell table:formula="of:=IF([.AH26]=0;&quot;&quot;;&quot;&quot;&amp;[.AH$1]&amp;&quot;=&gt;&quot;&amp;[.AH26]&amp;&quot;,&quot;)" office:value-type="string" office:string-value="28=&gt;29,">
            <text:p>28=&gt;29,</text:p>
          </table:table-cell>
          <table:table-cell table:formula="of:=IF([.AI26]=0;&quot;&quot;;&quot;&quot;&amp;[.AI$1]&amp;&quot;=&gt;&quot;&amp;[.AI26]&amp;&quot;,&quot;)" office:value-type="string" office:string-value="29=&gt;24,">
            <text:p>29=&gt;24,</text:p>
          </table:table-cell>
          <table:table-cell table:formula="of:=IF([.AJ26]=0;&quot;&quot;;&quot;&quot;&amp;[.AJ$1]&amp;&quot;=&gt;&quot;&amp;[.AJ26]&amp;&quot;,&quot;)" office:value-type="string" office:string-value="30=&gt;33,">
            <text:p>30=&gt;33,</text:p>
          </table:table-cell>
          <table:table-cell table:formula="of:=IF([.AK26]=0;&quot;&quot;;&quot;&quot;&amp;[.AK$1]&amp;&quot;=&gt;&quot;&amp;[.AK26]&amp;&quot;,&quot;)" office:value-type="string" office:string-value="31=&gt;9,">
            <text:p>31=&gt;9,</text:p>
          </table:table-cell>
          <table:table-cell table:formula="of:=IF([.AL26]=0;&quot;&quot;;&quot;&quot;&amp;[.AL$1]&amp;&quot;=&gt;&quot;&amp;[.AL26]&amp;&quot;,&quot;)" office:value-type="string" office:string-value="32=&gt;20,">
            <text:p>32=&gt;20,</text:p>
          </table:table-cell>
          <table:table-cell table:formula="of:=IF([.AM26]=0;&quot;&quot;;&quot;&quot;&amp;[.AM$1]&amp;&quot;=&gt;&quot;&amp;[.AM26]&amp;&quot;,&quot;)" office:value-type="string" office:string-value="33=&gt;24,">
            <text:p>33=&gt;24,</text:p>
          </table:table-cell>
          <table:table-cell table:formula="of:=IF([.AN26]=0;&quot;&quot;;&quot;&quot;&amp;[.AN$1]&amp;&quot;=&gt;&quot;&amp;[.AN26]&amp;&quot;,&quot;)" office:value-type="string" office:string-value="34=&gt;17,">
            <text:p>34=&gt;17,</text:p>
          </table:table-cell>
          <table:table-cell table:formula="of:=IF([.AO26]=0;&quot;&quot;;&quot;&quot;&amp;[.AO$1]&amp;&quot;=&gt;&quot;&amp;[.AO26]&amp;&quot;,&quot;)" office:value-type="string" office:string-value="35=&gt;10,">
            <text:p>35=&gt;10,</text:p>
          </table:table-cell>
          <table:table-cell table:formula="of:=IF([.AP26]=0;&quot;&quot;;&quot;&quot;&amp;[.AP$1]&amp;&quot;=&gt;&quot;&amp;[.AP26]&amp;&quot;,&quot;)" office:value-type="string" office:string-value="36=&gt;22,">
            <text:p>36=&gt;22,</text:p>
          </table:table-cell>
          <table:table-cell table:formula="of:=IF([.AQ26]=0;&quot;&quot;;&quot;&quot;&amp;[.AQ$1]&amp;&quot;=&gt;&quot;&amp;[.AQ26]&amp;&quot;,&quot;)" office:value-type="string" office:string-value="37=&gt;38,">
            <text:p>37=&gt;38,</text:p>
          </table:table-cell>
          <table:table-cell table:formula="of:=IF([.AR26]=0;&quot;&quot;;&quot;&quot;&amp;[.AR$1]&amp;&quot;=&gt;&quot;&amp;[.AR26]&amp;&quot;,&quot;)" office:value-type="string" office:string-value="38=&gt;22,">
            <text:p>38=&gt;22,</text:p>
          </table:table-cell>
          <table:table-cell table:formula="of:=IF([.AS26]=0;&quot;&quot;;&quot;&quot;&amp;[.AS$1]&amp;&quot;=&gt;&quot;&amp;[.AS26]&amp;&quot;,&quot;)" office:value-type="string" office:string-value="39=&gt;8,">
            <text:p>39=&gt;8,</text:p>
          </table:table-cell>
          <table:table-cell table:formula="of:=IF([.AT26]=0;&quot;&quot;;&quot;&quot;&amp;[.AT$1]&amp;&quot;=&gt;&quot;&amp;[.AT26]&amp;&quot;,&quot;)" office:value-type="string" office:string-value="40=&gt;31,">
            <text:p>40=&gt;31,</text:p>
          </table:table-cell>
          <table:table-cell table:formula="of:=IF([.AU26]=0;&quot;&quot;;&quot;&quot;&amp;[.AU$1]&amp;&quot;=&gt;&quot;&amp;[.AU26]&amp;&quot;,&quot;)" office:value-type="string" office:string-value="41=&gt;29,">
            <text:p>41=&gt;29,</text:p>
          </table:table-cell>
          <table:table-cell table:formula="of:=IF([.AV26]=0;&quot;&quot;;&quot;&quot;&amp;[.AV$1]&amp;&quot;=&gt;&quot;&amp;[.AV26]&amp;&quot;,&quot;)" office:value-type="string" office:string-value="42=&gt;25,">
            <text:p>42=&gt;25,</text:p>
          </table:table-cell>
          <table:table-cell table:formula="of:=IF([.AW26]=0;&quot;&quot;;&quot;&quot;&amp;[.AW$1]&amp;&quot;=&gt;&quot;&amp;[.AW26]&amp;&quot;,&quot;)" office:value-type="string" office:string-value="43=&gt;28,">
            <text:p>43=&gt;28,</text:p>
          </table:table-cell>
          <table:table-cell table:formula="of:=IF([.AX26]=0;&quot;&quot;;&quot;&quot;&amp;[.AX$1]&amp;&quot;=&gt;&quot;&amp;[.AX26]&amp;&quot;,&quot;)" office:value-type="string" office:string-value="44=&gt;28,">
            <text:p>44=&gt;28,</text:p>
          </table:table-cell>
          <table:table-cell table:formula="of:=IF([.AY26]=0;&quot;&quot;;&quot;&quot;&amp;[.AY$1]&amp;&quot;=&gt;&quot;&amp;[.AY26]&amp;&quot;,&quot;)" office:value-type="string" office:string-value="45=&gt;25,">
            <text:p>45=&gt;25,</text:p>
          </table:table-cell>
          <table:table-cell table:formula="of:=IF([.AZ26]=0;&quot;&quot;;&quot;&quot;&amp;[.AZ$1]&amp;&quot;=&gt;&quot;&amp;[.AZ26]&amp;&quot;,&quot;)" office:value-type="string" office:string-value="46=&gt;13,">
            <text:p>46=&gt;13,</text:p>
          </table:table-cell>
          <table:table-cell table:formula="of:=IF([.BA26]=0;&quot;&quot;;&quot;&quot;&amp;[.BA$1]&amp;&quot;=&gt;&quot;&amp;[.BA26]&amp;&quot;,&quot;)" office:value-type="string" office:string-value="47=&gt;15,">
            <text:p>47=&gt;15,</text:p>
          </table:table-cell>
          <table:table-cell table:formula="of:=IF([.BB26]=0;&quot;&quot;;&quot;&quot;&amp;[.BB$1]&amp;&quot;=&gt;&quot;&amp;[.BB26]&amp;&quot;,&quot;)" office:value-type="string" office:string-value="48=&gt;22,">
            <text:p>48=&gt;22,</text:p>
          </table:table-cell>
          <table:table-cell table:formula="of:=IF([.BC26]=0;&quot;&quot;;&quot;&quot;&amp;[.BC$1]&amp;&quot;=&gt;&quot;&amp;[.BC26]&amp;&quot;,&quot;)" office:value-type="string" office:string-value="49=&gt;26,">
            <text:p>49=&gt;26,</text:p>
          </table:table-cell>
          <table:table-cell table:formula="of:=IF([.BD26]=0;&quot;&quot;;&quot;&quot;&amp;[.BD$1]&amp;&quot;=&gt;&quot;&amp;[.BD26]&amp;&quot;,&quot;)" office:value-type="string" office:string-value="50=&gt;11,">
            <text:p>50=&gt;11,</text:p>
          </table:table-cell>
          <table:table-cell table:formula="of:=IF([.BE26]=0;&quot;&quot;;&quot;&quot;&amp;[.BE$1]&amp;&quot;=&gt;&quot;&amp;[.BE26]&amp;&quot;,&quot;)" office:value-type="string" office:string-value="51=&gt;23,">
            <text:p>51=&gt;23,</text:p>
          </table:table-cell>
          <table:table-cell table:formula="of:=IF([.BF26]=0;&quot;&quot;;&quot;&quot;&amp;[.BF$1]&amp;&quot;=&gt;&quot;&amp;[.BF26]&amp;&quot;,&quot;)" office:value-type="string" office:string-value="52=&gt;15,">
            <text:p>52=&gt;15,</text:p>
          </table:table-cell>
          <table:table-cell table:formula="of:=IF([.BG26]=0;&quot;&quot;;&quot;&quot;&amp;[.BG$1]&amp;&quot;=&gt;&quot;&amp;[.BG26]&amp;&quot;,&quot;)" office:value-type="string" office:string-value="53=&gt;12,">
            <text:p>53=&gt;12,</text:p>
          </table:table-cell>
          <table:table-cell table:formula="of:=IF([.BH26]=0;&quot;&quot;;&quot;&quot;&amp;[.BH$1]&amp;&quot;=&gt;&quot;&amp;[.BH26]&amp;&quot;,&quot;)" office:value-type="string" office:string-value="54=&gt;17,">
            <text:p>54=&gt;17,</text:p>
          </table:table-cell>
          <table:table-cell table:formula="of:=IF([.BI26]=0;&quot;&quot;;&quot;&quot;&amp;[.BI$1]&amp;&quot;=&gt;&quot;&amp;[.BI26]&amp;&quot;,&quot;)" office:value-type="string" office:string-value="55=&gt;13,">
            <text:p>55=&gt;13,</text:p>
          </table:table-cell>
          <table:table-cell table:formula="of:=IF([.BJ26]=0;&quot;&quot;;&quot;&quot;&amp;[.BJ$1]&amp;&quot;=&gt;&quot;&amp;[.BJ26]&amp;&quot;,&quot;)" office:value-type="string" office:string-value="56=&gt;12,">
            <text:p>56=&gt;12,</text:p>
          </table:table-cell>
          <table:table-cell table:formula="of:=IF([.BK26]=0;&quot;&quot;;&quot;&quot;&amp;[.BK$1]&amp;&quot;=&gt;&quot;&amp;[.BK26]&amp;&quot;,&quot;)" office:value-type="string" office:string-value="57=&gt;21,">
            <text:p>57=&gt;21,</text:p>
          </table:table-cell>
          <table:table-cell table:formula="of:=IF([.BL26]=0;&quot;&quot;;&quot;&quot;&amp;[.BL$1]&amp;&quot;=&gt;&quot;&amp;[.BL26]&amp;&quot;,&quot;)" office:value-type="string" office:string-value="58=&gt;14,">
            <text:p>58=&gt;14,</text:p>
          </table:table-cell>
          <table:table-cell table:formula="of:=IF([.BM26]=0;&quot;&quot;;&quot;&quot;&amp;[.BM$1]&amp;&quot;=&gt;&quot;&amp;[.BM26]&amp;&quot;,&quot;)" office:value-type="string" office:string-value="59=&gt;21,">
            <text:p>59=&gt;21,</text:p>
          </table:table-cell>
          <table:table-cell table:formula="of:=IF([.BN26]=0;&quot;&quot;;&quot;&quot;&amp;[.BN$1]&amp;&quot;=&gt;&quot;&amp;[.BN26]&amp;&quot;,&quot;)" office:value-type="string" office:string-value="60=&gt;22,">
            <text:p>60=&gt;22,</text:p>
          </table:table-cell>
          <table:table-cell table:formula="of:=IF([.BO26]=0;&quot;&quot;;&quot;&quot;&amp;[.BO$1]&amp;&quot;=&gt;&quot;&amp;[.BO26]&amp;&quot;,&quot;)" office:value-type="string" office:string-value="61=&gt;11,">
            <text:p>61=&gt;11,</text:p>
          </table:table-cell>
          <table:table-cell table:formula="of:=IF([.BP26]=0;&quot;&quot;;&quot;&quot;&amp;[.BP$1]&amp;&quot;=&gt;&quot;&amp;[.BP26]&amp;&quot;,&quot;)" office:value-type="string" office:string-value="62=&gt;12,">
            <text:p>62=&gt;12,</text:p>
          </table:table-cell>
          <table:table-cell table:formula="of:=IF([.BQ26]=0;&quot;&quot;;&quot;&quot;&amp;[.BQ$1]&amp;&quot;=&gt;&quot;&amp;[.BQ26]&amp;&quot;,&quot;)" office:value-type="string" office:string-value="63=&gt;19,">
            <text:p>63=&gt;19,</text:p>
          </table:table-cell>
          <table:table-cell table:formula="of:=IF([.BR26]=0;&quot;&quot;;&quot;&quot;&amp;[.BR$1]&amp;&quot;=&gt;&quot;&amp;[.BR26]&amp;&quot;,&quot;)" office:value-type="string" office:string-value="64=&gt;11,">
            <text:p>64=&gt;11,</text:p>
          </table:table-cell>
          <table:table-cell table:formula="of:=IF([.BS26]=0;&quot;&quot;;&quot;&quot;&amp;[.BS$1]&amp;&quot;=&gt;&quot;&amp;[.BS26]&amp;&quot;,&quot;)" office:value-type="string" office:string-value="65=&gt;25,">
            <text:p>65=&gt;25,</text:p>
          </table:table-cell>
          <table:table-cell table:formula="of:=IF([.BT26]=0;&quot;&quot;;&quot;&quot;&amp;[.BT$1]&amp;&quot;=&gt;&quot;&amp;[.BT26]&amp;&quot;,&quot;)" office:value-type="string" office:string-value="66=&gt;24,">
            <text:p>66=&gt;24,</text:p>
          </table:table-cell>
        </table:table-row>
        <table:table-row table:style-name="ro2">
          <table:table-cell office:value-type="string">
            <text:p><text:span text:style-name="T1"><text:a xlink:href="#Jeremiah.A1">Jeremiah</text:a></text:span></text:p>
          </table:table-cell>
          <table:table-cell office:value-type="float" office:value="1364">
            <text:p>1364</text:p>
          </table:table-cell>
          <table:table-cell office:value-type="string">
            <text:p>Jer52:34 </text:p>
          </table:table-cell>
          <table:table-cell table:formula="of:=CONCATENATE(&quot;'&quot;&amp;[.A27]&amp;&quot;' =&gt; array( 'chapters'=&gt;&quot;&amp;[.E27]&amp;&quot;, 'verses'=&gt;&quot;&amp;[.F27]&amp;&quot;,&quot;; [.BX27]; &quot; ),&quot;)" office:value-type="string" office:string-value="'Jeremiah' =&gt; array( 'chapters'=&gt;52, 'verses'=&gt;1364,1=&gt;19,2=&gt;37,3=&gt;25,4=&gt;31,5=&gt;31,6=&gt;30,7=&gt;34,8=&gt;22,9=&gt;26,10=&gt;25,11=&gt;23,12=&gt;17,13=&gt;27,14=&gt;22,15=&gt;21,16=&gt;21,17=&gt;27,18=&gt;23,19=&gt;15,20=&gt;18,21=&gt;14,22=&gt;30,23=&gt;40,24=&gt;10,25=&gt;38,26=&gt;24,27=&gt;22,28=&gt;17,28=&gt;17,29=&gt;32,30=&gt;24,31=&gt;40,32=&gt;44,33=&gt;26,34=&gt;22,35=&gt;19,36=&gt;32,37=&gt;21,38=&gt;28,39=&gt;18,40=&gt;16,41=&gt;18,42=&gt;22,43=&gt;13,44=&gt;30,45=&gt;5,46=&gt;28,47=&gt;7,48=&gt;47,49=&gt;39,50=&gt;46,51=&gt;64,52=&gt;34, ),">
            <text:p>'Jeremiah' =&gt; array( 'chapters'=&gt;52, 'verses'=&gt;1364,1=&gt;19,2=&gt;37,3=&gt;25,4=&gt;31,5=&gt;31,6=&gt;30,7=&gt;34,8=&gt;22,9=&gt;26,10=&gt;25,11=&gt;23,12=&gt;17,13=&gt;27,14=&gt;22,15=&gt;21,16=&gt;21,17=&gt;27,18=&gt;23,19=&gt;15,20=&gt;18,21=&gt;14,22=&gt;30,23=&gt;40,24=&gt;10,25=&gt;38,26=&gt;24,27=&gt;22,28=&gt;17,28=&gt;17,29=&gt;32,30=&gt;24,31=&gt;40,32=&gt;44,33=&gt;26,34=&gt;22,35=&gt;19,36=&gt;32,37=&gt;21,38=&gt;28,39=&gt;18,40=&gt;16,41=&gt;18,42=&gt;22,43=&gt;13,44=&gt;30,45=&gt;5,46=&gt;28,47=&gt;7,48=&gt;47,49=&gt;39,50=&gt;46,51=&gt;64,52=&gt;34, ),</text:p>
          </table:table-cell>
          <table:table-cell office:value-type="float" office:value="52">
            <text:p>52</text:p>
          </table:table-cell>
          <table:table-cell table:formula="of:=SUM([.G27:.BT27])" office:value-type="float" office:value="1364">
            <text:p>136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table:number-columns-repeated="14"/>
          <table:table-cell table:formula="of:=CONCATENATE([.BY27];[.BZ27];[.CA27];[.CB27];[.CC27];[.CD27];[.CE27];[.CF27];[.CG27];[.CH27];[.CI27];[.CJ27];[.CK27];[.CL27];[.CM27];[.CN27];[.CO27];[.CP27];[.CQ27];[.CR27];[.CS27];[.CT27];[.CU27];[.CV27];[.CW27];[.CX27];[.CY27];[.CZ27])" office:value-type="string" office:string-value="1=&gt;19,2=&gt;37,3=&gt;25,4=&gt;31,5=&gt;31,6=&gt;30,7=&gt;34,8=&gt;22,9=&gt;26,10=&gt;25,11=&gt;23,12=&gt;17,13=&gt;27,14=&gt;22,15=&gt;21,16=&gt;21,17=&gt;27,18=&gt;23,19=&gt;15,20=&gt;18,21=&gt;14,22=&gt;30,23=&gt;40,24=&gt;10,25=&gt;38,26=&gt;24,27=&gt;22,28=&gt;17,">
            <text:p>1=&gt;19,2=&gt;37,3=&gt;25,4=&gt;31,5=&gt;31,6=&gt;30,7=&gt;34,8=&gt;22,9=&gt;26,10=&gt;25,11=&gt;23,12=&gt;17,13=&gt;27,14=&gt;22,15=&gt;21,16=&gt;21,17=&gt;27,18=&gt;23,19=&gt;15,20=&gt;18,21=&gt;14,22=&gt;30,23=&gt;40,24=&gt;10,25=&gt;38,26=&gt;24,27=&gt;22,28=&gt;17,</text:p>
          </table:table-cell>
          <table:table-cell table:formula="of:=CONCATENATE([.CZ27];[.DA27];[.DB27];[.DC27];[.DD27];[.DE27];[.DF27];[.DG27];[.DH27];[.DI27];[.DJ27];[.DK27];[.DL27];[.DM27];[.DN27];[.DO27];[.DP27];[.DQ27];[.DR27];[.DS27];[.DT27];[.DU27];[.DV27];[.DW27];[.DX27];[.DY27];[.DZ27])" office:value-type="string" office:string-value="28=&gt;17,29=&gt;32,30=&gt;24,31=&gt;40,32=&gt;44,33=&gt;26,34=&gt;22,35=&gt;19,36=&gt;32,37=&gt;21,38=&gt;28,39=&gt;18,40=&gt;16,41=&gt;18,42=&gt;22,43=&gt;13,44=&gt;30,45=&gt;5,46=&gt;28,47=&gt;7,48=&gt;47,49=&gt;39,50=&gt;46,51=&gt;64,52=&gt;34,">
            <text:p>28=&gt;17,29=&gt;32,30=&gt;24,31=&gt;40,32=&gt;44,33=&gt;26,34=&gt;22,35=&gt;19,36=&gt;32,37=&gt;21,38=&gt;28,39=&gt;18,40=&gt;16,41=&gt;18,42=&gt;22,43=&gt;13,44=&gt;30,45=&gt;5,46=&gt;28,47=&gt;7,48=&gt;47,49=&gt;39,50=&gt;46,51=&gt;64,52=&gt;34,</text:p>
          </table:table-cell>
          <table:table-cell table:formula="of:=CONCATENATE([.EA27];[.EB27];[.EC27];[.ED27];[.EE27];[.EF27];[.EG27];[.EH27];[.EI27];[.EJ27];[.EK27];[.EL27])">
            <text:p/>
          </table:table-cell>
          <table:table-cell table:formula="of:=CONCATENATE([.BU27];[.BV27];[.BW27])" office:value-type="string" office:string-value="1=&gt;19,2=&gt;37,3=&gt;25,4=&gt;31,5=&gt;31,6=&gt;30,7=&gt;34,8=&gt;22,9=&gt;26,10=&gt;25,11=&gt;23,12=&gt;17,13=&gt;27,14=&gt;22,15=&gt;21,16=&gt;21,17=&gt;27,18=&gt;23,19=&gt;15,20=&gt;18,21=&gt;14,22=&gt;30,23=&gt;40,24=&gt;10,25=&gt;38,26=&gt;24,27=&gt;22,28=&gt;17,28=&gt;17,29=&gt;32,30=&gt;24,31=&gt;40,32=&gt;44,33=&gt;26,34=&gt;22,35=&gt;19,36=&gt;32,37=&gt;21,38=&gt;28,39=&gt;18,40=&gt;16,41=&gt;18,42=&gt;22,43=&gt;13,44=&gt;30,45=&gt;5,46=&gt;28,47=&gt;7,48=&gt;47,49=&gt;39,50=&gt;46,51=&gt;64,52=&gt;34,">
            <text:p>1=&gt;19,2=&gt;37,3=&gt;25,4=&gt;31,5=&gt;31,6=&gt;30,7=&gt;34,8=&gt;22,9=&gt;26,10=&gt;25,11=&gt;23,12=&gt;17,13=&gt;27,14=&gt;22,15=&gt;21,16=&gt;21,17=&gt;27,18=&gt;23,19=&gt;15,20=&gt;18,21=&gt;14,22=&gt;30,23=&gt;40,24=&gt;10,25=&gt;38,26=&gt;24,27=&gt;22,28=&gt;17,28=&gt;17,29=&gt;32,30=&gt;24,31=&gt;40,32=&gt;44,33=&gt;26,34=&gt;22,35=&gt;19,36=&gt;32,37=&gt;21,38=&gt;28,39=&gt;18,40=&gt;16,41=&gt;18,42=&gt;22,43=&gt;13,44=&gt;30,45=&gt;5,46=&gt;28,47=&gt;7,48=&gt;47,49=&gt;39,50=&gt;46,51=&gt;64,52=&gt;34,</text:p>
          </table:table-cell>
          <table:table-cell table:formula="of:=IF([.G27]=0;&quot;&quot;;&quot;&quot;&amp;[.G$1]&amp;&quot;=&gt;&quot;&amp;[.G27]&amp;&quot;,&quot;)" office:value-type="string" office:string-value="1=&gt;19,">
            <text:p>1=&gt;19,</text:p>
          </table:table-cell>
          <table:table-cell table:formula="of:=IF([.H27]=0;&quot;&quot;;&quot;&quot;&amp;[.H$1]&amp;&quot;=&gt;&quot;&amp;[.H27]&amp;&quot;,&quot;)" office:value-type="string" office:string-value="2=&gt;37,">
            <text:p>2=&gt;37,</text:p>
          </table:table-cell>
          <table:table-cell table:formula="of:=IF([.I27]=0;&quot;&quot;;&quot;&quot;&amp;[.I$1]&amp;&quot;=&gt;&quot;&amp;[.I27]&amp;&quot;,&quot;)" office:value-type="string" office:string-value="3=&gt;25,">
            <text:p>3=&gt;25,</text:p>
          </table:table-cell>
          <table:table-cell table:formula="of:=IF([.J27]=0;&quot;&quot;;&quot;&quot;&amp;[.J$1]&amp;&quot;=&gt;&quot;&amp;[.J27]&amp;&quot;,&quot;)" office:value-type="string" office:string-value="4=&gt;31,">
            <text:p>4=&gt;31,</text:p>
          </table:table-cell>
          <table:table-cell table:formula="of:=IF([.K27]=0;&quot;&quot;;&quot;&quot;&amp;[.K$1]&amp;&quot;=&gt;&quot;&amp;[.K27]&amp;&quot;,&quot;)" office:value-type="string" office:string-value="5=&gt;31,">
            <text:p>5=&gt;31,</text:p>
          </table:table-cell>
          <table:table-cell table:formula="of:=IF([.L27]=0;&quot;&quot;;&quot;&quot;&amp;[.L$1]&amp;&quot;=&gt;&quot;&amp;[.L27]&amp;&quot;,&quot;)" office:value-type="string" office:string-value="6=&gt;30,">
            <text:p>6=&gt;30,</text:p>
          </table:table-cell>
          <table:table-cell table:formula="of:=IF([.M27]=0;&quot;&quot;;&quot;&quot;&amp;[.M$1]&amp;&quot;=&gt;&quot;&amp;[.M27]&amp;&quot;,&quot;)" office:value-type="string" office:string-value="7=&gt;34,">
            <text:p>7=&gt;34,</text:p>
          </table:table-cell>
          <table:table-cell table:formula="of:=IF([.N27]=0;&quot;&quot;;&quot;&quot;&amp;[.N$1]&amp;&quot;=&gt;&quot;&amp;[.N27]&amp;&quot;,&quot;)" office:value-type="string" office:string-value="8=&gt;22,">
            <text:p>8=&gt;22,</text:p>
          </table:table-cell>
          <table:table-cell table:formula="of:=IF([.O27]=0;&quot;&quot;;&quot;&quot;&amp;[.O$1]&amp;&quot;=&gt;&quot;&amp;[.O27]&amp;&quot;,&quot;)" office:value-type="string" office:string-value="9=&gt;26,">
            <text:p>9=&gt;26,</text:p>
          </table:table-cell>
          <table:table-cell table:formula="of:=IF([.P27]=0;&quot;&quot;;&quot;&quot;&amp;[.P$1]&amp;&quot;=&gt;&quot;&amp;[.P27]&amp;&quot;,&quot;)" office:value-type="string" office:string-value="10=&gt;25,">
            <text:p>10=&gt;25,</text:p>
          </table:table-cell>
          <table:table-cell table:formula="of:=IF([.Q27]=0;&quot;&quot;;&quot;&quot;&amp;[.Q$1]&amp;&quot;=&gt;&quot;&amp;[.Q27]&amp;&quot;,&quot;)" office:value-type="string" office:string-value="11=&gt;23,">
            <text:p>11=&gt;23,</text:p>
          </table:table-cell>
          <table:table-cell table:formula="of:=IF([.R27]=0;&quot;&quot;;&quot;&quot;&amp;[.R$1]&amp;&quot;=&gt;&quot;&amp;[.R27]&amp;&quot;,&quot;)" office:value-type="string" office:string-value="12=&gt;17,">
            <text:p>12=&gt;17,</text:p>
          </table:table-cell>
          <table:table-cell table:formula="of:=IF([.S27]=0;&quot;&quot;;&quot;&quot;&amp;[.S$1]&amp;&quot;=&gt;&quot;&amp;[.S27]&amp;&quot;,&quot;)" office:value-type="string" office:string-value="13=&gt;27,">
            <text:p>13=&gt;27,</text:p>
          </table:table-cell>
          <table:table-cell table:formula="of:=IF([.T27]=0;&quot;&quot;;&quot;&quot;&amp;[.T$1]&amp;&quot;=&gt;&quot;&amp;[.T27]&amp;&quot;,&quot;)" office:value-type="string" office:string-value="14=&gt;22,">
            <text:p>14=&gt;22,</text:p>
          </table:table-cell>
          <table:table-cell table:formula="of:=IF([.U27]=0;&quot;&quot;;&quot;&quot;&amp;[.U$1]&amp;&quot;=&gt;&quot;&amp;[.U27]&amp;&quot;,&quot;)" office:value-type="string" office:string-value="15=&gt;21,">
            <text:p>15=&gt;21,</text:p>
          </table:table-cell>
          <table:table-cell table:formula="of:=IF([.V27]=0;&quot;&quot;;&quot;&quot;&amp;[.V$1]&amp;&quot;=&gt;&quot;&amp;[.V27]&amp;&quot;,&quot;)" office:value-type="string" office:string-value="16=&gt;21,">
            <text:p>16=&gt;21,</text:p>
          </table:table-cell>
          <table:table-cell table:formula="of:=IF([.W27]=0;&quot;&quot;;&quot;&quot;&amp;[.W$1]&amp;&quot;=&gt;&quot;&amp;[.W27]&amp;&quot;,&quot;)" office:value-type="string" office:string-value="17=&gt;27,">
            <text:p>17=&gt;27,</text:p>
          </table:table-cell>
          <table:table-cell table:formula="of:=IF([.X27]=0;&quot;&quot;;&quot;&quot;&amp;[.X$1]&amp;&quot;=&gt;&quot;&amp;[.X27]&amp;&quot;,&quot;)" office:value-type="string" office:string-value="18=&gt;23,">
            <text:p>18=&gt;23,</text:p>
          </table:table-cell>
          <table:table-cell table:formula="of:=IF([.Y27]=0;&quot;&quot;;&quot;&quot;&amp;[.Y$1]&amp;&quot;=&gt;&quot;&amp;[.Y27]&amp;&quot;,&quot;)" office:value-type="string" office:string-value="19=&gt;15,">
            <text:p>19=&gt;15,</text:p>
          </table:table-cell>
          <table:table-cell table:formula="of:=IF([.Z27]=0;&quot;&quot;;&quot;&quot;&amp;[.Z$1]&amp;&quot;=&gt;&quot;&amp;[.Z27]&amp;&quot;,&quot;)" office:value-type="string" office:string-value="20=&gt;18,">
            <text:p>20=&gt;18,</text:p>
          </table:table-cell>
          <table:table-cell table:formula="of:=IF([.AA27]=0;&quot;&quot;;&quot;&quot;&amp;[.AA$1]&amp;&quot;=&gt;&quot;&amp;[.AA27]&amp;&quot;,&quot;)" office:value-type="string" office:string-value="21=&gt;14,">
            <text:p>21=&gt;14,</text:p>
          </table:table-cell>
          <table:table-cell table:formula="of:=IF([.AB27]=0;&quot;&quot;;&quot;&quot;&amp;[.AB$1]&amp;&quot;=&gt;&quot;&amp;[.AB27]&amp;&quot;,&quot;)" office:value-type="string" office:string-value="22=&gt;30,">
            <text:p>22=&gt;30,</text:p>
          </table:table-cell>
          <table:table-cell table:formula="of:=IF([.AC27]=0;&quot;&quot;;&quot;&quot;&amp;[.AC$1]&amp;&quot;=&gt;&quot;&amp;[.AC27]&amp;&quot;,&quot;)" office:value-type="string" office:string-value="23=&gt;40,">
            <text:p>23=&gt;40,</text:p>
          </table:table-cell>
          <table:table-cell table:formula="of:=IF([.AD27]=0;&quot;&quot;;&quot;&quot;&amp;[.AD$1]&amp;&quot;=&gt;&quot;&amp;[.AD27]&amp;&quot;,&quot;)" office:value-type="string" office:string-value="24=&gt;10,">
            <text:p>24=&gt;10,</text:p>
          </table:table-cell>
          <table:table-cell table:formula="of:=IF([.AE27]=0;&quot;&quot;;&quot;&quot;&amp;[.AE$1]&amp;&quot;=&gt;&quot;&amp;[.AE27]&amp;&quot;,&quot;)" office:value-type="string" office:string-value="25=&gt;38,">
            <text:p>25=&gt;38,</text:p>
          </table:table-cell>
          <table:table-cell table:formula="of:=IF([.AF27]=0;&quot;&quot;;&quot;&quot;&amp;[.AF$1]&amp;&quot;=&gt;&quot;&amp;[.AF27]&amp;&quot;,&quot;)" office:value-type="string" office:string-value="26=&gt;24,">
            <text:p>26=&gt;24,</text:p>
          </table:table-cell>
          <table:table-cell table:formula="of:=IF([.AG27]=0;&quot;&quot;;&quot;&quot;&amp;[.AG$1]&amp;&quot;=&gt;&quot;&amp;[.AG27]&amp;&quot;,&quot;)" office:value-type="string" office:string-value="27=&gt;22,">
            <text:p>27=&gt;22,</text:p>
          </table:table-cell>
          <table:table-cell table:formula="of:=IF([.AH27]=0;&quot;&quot;;&quot;&quot;&amp;[.AH$1]&amp;&quot;=&gt;&quot;&amp;[.AH27]&amp;&quot;,&quot;)" office:value-type="string" office:string-value="28=&gt;17,">
            <text:p>28=&gt;17,</text:p>
          </table:table-cell>
          <table:table-cell table:formula="of:=IF([.AI27]=0;&quot;&quot;;&quot;&quot;&amp;[.AI$1]&amp;&quot;=&gt;&quot;&amp;[.AI27]&amp;&quot;,&quot;)" office:value-type="string" office:string-value="29=&gt;32,">
            <text:p>29=&gt;32,</text:p>
          </table:table-cell>
          <table:table-cell table:formula="of:=IF([.AJ27]=0;&quot;&quot;;&quot;&quot;&amp;[.AJ$1]&amp;&quot;=&gt;&quot;&amp;[.AJ27]&amp;&quot;,&quot;)" office:value-type="string" office:string-value="30=&gt;24,">
            <text:p>30=&gt;24,</text:p>
          </table:table-cell>
          <table:table-cell table:formula="of:=IF([.AK27]=0;&quot;&quot;;&quot;&quot;&amp;[.AK$1]&amp;&quot;=&gt;&quot;&amp;[.AK27]&amp;&quot;,&quot;)" office:value-type="string" office:string-value="31=&gt;40,">
            <text:p>31=&gt;40,</text:p>
          </table:table-cell>
          <table:table-cell table:formula="of:=IF([.AL27]=0;&quot;&quot;;&quot;&quot;&amp;[.AL$1]&amp;&quot;=&gt;&quot;&amp;[.AL27]&amp;&quot;,&quot;)" office:value-type="string" office:string-value="32=&gt;44,">
            <text:p>32=&gt;44,</text:p>
          </table:table-cell>
          <table:table-cell table:formula="of:=IF([.AM27]=0;&quot;&quot;;&quot;&quot;&amp;[.AM$1]&amp;&quot;=&gt;&quot;&amp;[.AM27]&amp;&quot;,&quot;)" office:value-type="string" office:string-value="33=&gt;26,">
            <text:p>33=&gt;26,</text:p>
          </table:table-cell>
          <table:table-cell table:formula="of:=IF([.AN27]=0;&quot;&quot;;&quot;&quot;&amp;[.AN$1]&amp;&quot;=&gt;&quot;&amp;[.AN27]&amp;&quot;,&quot;)" office:value-type="string" office:string-value="34=&gt;22,">
            <text:p>34=&gt;22,</text:p>
          </table:table-cell>
          <table:table-cell table:formula="of:=IF([.AO27]=0;&quot;&quot;;&quot;&quot;&amp;[.AO$1]&amp;&quot;=&gt;&quot;&amp;[.AO27]&amp;&quot;,&quot;)" office:value-type="string" office:string-value="35=&gt;19,">
            <text:p>35=&gt;19,</text:p>
          </table:table-cell>
          <table:table-cell table:formula="of:=IF([.AP27]=0;&quot;&quot;;&quot;&quot;&amp;[.AP$1]&amp;&quot;=&gt;&quot;&amp;[.AP27]&amp;&quot;,&quot;)" office:value-type="string" office:string-value="36=&gt;32,">
            <text:p>36=&gt;32,</text:p>
          </table:table-cell>
          <table:table-cell table:formula="of:=IF([.AQ27]=0;&quot;&quot;;&quot;&quot;&amp;[.AQ$1]&amp;&quot;=&gt;&quot;&amp;[.AQ27]&amp;&quot;,&quot;)" office:value-type="string" office:string-value="37=&gt;21,">
            <text:p>37=&gt;21,</text:p>
          </table:table-cell>
          <table:table-cell table:formula="of:=IF([.AR27]=0;&quot;&quot;;&quot;&quot;&amp;[.AR$1]&amp;&quot;=&gt;&quot;&amp;[.AR27]&amp;&quot;,&quot;)" office:value-type="string" office:string-value="38=&gt;28,">
            <text:p>38=&gt;28,</text:p>
          </table:table-cell>
          <table:table-cell table:formula="of:=IF([.AS27]=0;&quot;&quot;;&quot;&quot;&amp;[.AS$1]&amp;&quot;=&gt;&quot;&amp;[.AS27]&amp;&quot;,&quot;)" office:value-type="string" office:string-value="39=&gt;18,">
            <text:p>39=&gt;18,</text:p>
          </table:table-cell>
          <table:table-cell table:formula="of:=IF([.AT27]=0;&quot;&quot;;&quot;&quot;&amp;[.AT$1]&amp;&quot;=&gt;&quot;&amp;[.AT27]&amp;&quot;,&quot;)" office:value-type="string" office:string-value="40=&gt;16,">
            <text:p>40=&gt;16,</text:p>
          </table:table-cell>
          <table:table-cell table:formula="of:=IF([.AU27]=0;&quot;&quot;;&quot;&quot;&amp;[.AU$1]&amp;&quot;=&gt;&quot;&amp;[.AU27]&amp;&quot;,&quot;)" office:value-type="string" office:string-value="41=&gt;18,">
            <text:p>41=&gt;18,</text:p>
          </table:table-cell>
          <table:table-cell table:formula="of:=IF([.AV27]=0;&quot;&quot;;&quot;&quot;&amp;[.AV$1]&amp;&quot;=&gt;&quot;&amp;[.AV27]&amp;&quot;,&quot;)" office:value-type="string" office:string-value="42=&gt;22,">
            <text:p>42=&gt;22,</text:p>
          </table:table-cell>
          <table:table-cell table:formula="of:=IF([.AW27]=0;&quot;&quot;;&quot;&quot;&amp;[.AW$1]&amp;&quot;=&gt;&quot;&amp;[.AW27]&amp;&quot;,&quot;)" office:value-type="string" office:string-value="43=&gt;13,">
            <text:p>43=&gt;13,</text:p>
          </table:table-cell>
          <table:table-cell table:formula="of:=IF([.AX27]=0;&quot;&quot;;&quot;&quot;&amp;[.AX$1]&amp;&quot;=&gt;&quot;&amp;[.AX27]&amp;&quot;,&quot;)" office:value-type="string" office:string-value="44=&gt;30,">
            <text:p>44=&gt;30,</text:p>
          </table:table-cell>
          <table:table-cell table:formula="of:=IF([.AY27]=0;&quot;&quot;;&quot;&quot;&amp;[.AY$1]&amp;&quot;=&gt;&quot;&amp;[.AY27]&amp;&quot;,&quot;)" office:value-type="string" office:string-value="45=&gt;5,">
            <text:p>45=&gt;5,</text:p>
          </table:table-cell>
          <table:table-cell table:formula="of:=IF([.AZ27]=0;&quot;&quot;;&quot;&quot;&amp;[.AZ$1]&amp;&quot;=&gt;&quot;&amp;[.AZ27]&amp;&quot;,&quot;)" office:value-type="string" office:string-value="46=&gt;28,">
            <text:p>46=&gt;28,</text:p>
          </table:table-cell>
          <table:table-cell table:formula="of:=IF([.BA27]=0;&quot;&quot;;&quot;&quot;&amp;[.BA$1]&amp;&quot;=&gt;&quot;&amp;[.BA27]&amp;&quot;,&quot;)" office:value-type="string" office:string-value="47=&gt;7,">
            <text:p>47=&gt;7,</text:p>
          </table:table-cell>
          <table:table-cell table:formula="of:=IF([.BB27]=0;&quot;&quot;;&quot;&quot;&amp;[.BB$1]&amp;&quot;=&gt;&quot;&amp;[.BB27]&amp;&quot;,&quot;)" office:value-type="string" office:string-value="48=&gt;47,">
            <text:p>48=&gt;47,</text:p>
          </table:table-cell>
          <table:table-cell table:formula="of:=IF([.BC27]=0;&quot;&quot;;&quot;&quot;&amp;[.BC$1]&amp;&quot;=&gt;&quot;&amp;[.BC27]&amp;&quot;,&quot;)" office:value-type="string" office:string-value="49=&gt;39,">
            <text:p>49=&gt;39,</text:p>
          </table:table-cell>
          <table:table-cell table:formula="of:=IF([.BD27]=0;&quot;&quot;;&quot;&quot;&amp;[.BD$1]&amp;&quot;=&gt;&quot;&amp;[.BD27]&amp;&quot;,&quot;)" office:value-type="string" office:string-value="50=&gt;46,">
            <text:p>50=&gt;46,</text:p>
          </table:table-cell>
          <table:table-cell table:formula="of:=IF([.BE27]=0;&quot;&quot;;&quot;&quot;&amp;[.BE$1]&amp;&quot;=&gt;&quot;&amp;[.BE27]&amp;&quot;,&quot;)" office:value-type="string" office:string-value="51=&gt;64,">
            <text:p>51=&gt;64,</text:p>
          </table:table-cell>
          <table:table-cell table:formula="of:=IF([.BF27]=0;&quot;&quot;;&quot;&quot;&amp;[.BF$1]&amp;&quot;=&gt;&quot;&amp;[.BF27]&amp;&quot;,&quot;)" office:value-type="string" office:string-value="52=&gt;34,">
            <text:p>52=&gt;34,</text:p>
          </table:table-cell>
          <table:table-cell table:formula="of:=IF([.BG27]=0;&quot;&quot;;&quot;&quot;&amp;[.BG$1]&amp;&quot;=&gt;&quot;&amp;[.BG27]&amp;&quot;,&quot;)">
            <text:p/>
          </table:table-cell>
          <table:table-cell table:formula="of:=IF([.BH27]=0;&quot;&quot;;&quot;&quot;&amp;[.BH$1]&amp;&quot;=&gt;&quot;&amp;[.BH27]&amp;&quot;,&quot;)">
            <text:p/>
          </table:table-cell>
          <table:table-cell table:formula="of:=IF([.BI27]=0;&quot;&quot;;&quot;&quot;&amp;[.BI$1]&amp;&quot;=&gt;&quot;&amp;[.BI27]&amp;&quot;,&quot;)">
            <text:p/>
          </table:table-cell>
          <table:table-cell table:formula="of:=IF([.BJ27]=0;&quot;&quot;;&quot;&quot;&amp;[.BJ$1]&amp;&quot;=&gt;&quot;&amp;[.BJ27]&amp;&quot;,&quot;)">
            <text:p/>
          </table:table-cell>
          <table:table-cell table:formula="of:=IF([.BK27]=0;&quot;&quot;;&quot;&quot;&amp;[.BK$1]&amp;&quot;=&gt;&quot;&amp;[.BK27]&amp;&quot;,&quot;)">
            <text:p/>
          </table:table-cell>
          <table:table-cell table:formula="of:=IF([.BL27]=0;&quot;&quot;;&quot;&quot;&amp;[.BL$1]&amp;&quot;=&gt;&quot;&amp;[.BL27]&amp;&quot;,&quot;)">
            <text:p/>
          </table:table-cell>
          <table:table-cell table:formula="of:=IF([.BM27]=0;&quot;&quot;;&quot;&quot;&amp;[.BM$1]&amp;&quot;=&gt;&quot;&amp;[.BM27]&amp;&quot;,&quot;)">
            <text:p/>
          </table:table-cell>
          <table:table-cell table:formula="of:=IF([.BN27]=0;&quot;&quot;;&quot;&quot;&amp;[.BN$1]&amp;&quot;=&gt;&quot;&amp;[.BN27]&amp;&quot;,&quot;)">
            <text:p/>
          </table:table-cell>
          <table:table-cell table:formula="of:=IF([.BO27]=0;&quot;&quot;;&quot;&quot;&amp;[.BO$1]&amp;&quot;=&gt;&quot;&amp;[.BO27]&amp;&quot;,&quot;)">
            <text:p/>
          </table:table-cell>
          <table:table-cell table:formula="of:=IF([.BP27]=0;&quot;&quot;;&quot;&quot;&amp;[.BP$1]&amp;&quot;=&gt;&quot;&amp;[.BP27]&amp;&quot;,&quot;)">
            <text:p/>
          </table:table-cell>
          <table:table-cell table:formula="of:=IF([.BQ27]=0;&quot;&quot;;&quot;&quot;&amp;[.BQ$1]&amp;&quot;=&gt;&quot;&amp;[.BQ27]&amp;&quot;,&quot;)">
            <text:p/>
          </table:table-cell>
          <table:table-cell table:formula="of:=IF([.BR27]=0;&quot;&quot;;&quot;&quot;&amp;[.BR$1]&amp;&quot;=&gt;&quot;&amp;[.BR27]&amp;&quot;,&quot;)">
            <text:p/>
          </table:table-cell>
          <table:table-cell table:formula="of:=IF([.BS27]=0;&quot;&quot;;&quot;&quot;&amp;[.BS$1]&amp;&quot;=&gt;&quot;&amp;[.BS27]&amp;&quot;,&quot;)">
            <text:p/>
          </table:table-cell>
          <table:table-cell table:formula="of:=IF([.BT27]=0;&quot;&quot;;&quot;&quot;&amp;[.BT$1]&amp;&quot;=&gt;&quot;&amp;[.BT2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Lamentations.A1">Lamentations</text:a></text:span></text:p>
          </table:table-cell>
          <table:table-cell office:value-type="float" office:value="154">
            <text:p>154</text:p>
          </table:table-cell>
          <table:table-cell office:value-type="string">
            <text:p>Lam5:22 </text:p>
          </table:table-cell>
          <table:table-cell table:formula="of:=CONCATENATE(&quot;'&quot;&amp;[.A28]&amp;&quot;' =&gt; array( 'chapters'=&gt;&quot;&amp;[.E28]&amp;&quot;, 'verses'=&gt;&quot;&amp;[.F28]&amp;&quot;,&quot;; [.BX28]; &quot; ),&quot;)" office:value-type="string" office:string-value="'Lamentations' =&gt; array( 'chapters'=&gt;5, 'verses'=&gt;154,1=&gt;22,2=&gt;22,3=&gt;66,4=&gt;22,5=&gt;22, ),">
            <text:p>'Lamentations' =&gt; array( 'chapters'=&gt;5, 'verses'=&gt;154,1=&gt;22,2=&gt;22,3=&gt;66,4=&gt;22,5=&gt;22, ),</text:p>
          </table:table-cell>
          <table:table-cell office:value-type="float" office:value="5">
            <text:p>5</text:p>
          </table:table-cell>
          <table:table-cell table:formula="of:=SUM([.G28:.BT28])" office:value-type="float" office:value="154">
            <text:p>154</text:p>
          </table:table-cell>
          <table:table-cell table:number-columns-repeated="2"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table:style-name="ce1" office:value-type="float" office:value="22">
            <text:p>22</text:p>
          </table:table-cell>
          <table:table-cell table:number-columns-repeated="61"/>
          <table:table-cell table:formula="of:=CONCATENATE([.BY28];[.BZ28];[.CA28];[.CB28];[.CC28];[.CD28];[.CE28];[.CF28];[.CG28];[.CH28];[.CI28];[.CJ28];[.CK28];[.CL28];[.CM28];[.CN28];[.CO28];[.CP28];[.CQ28];[.CR28];[.CS28];[.CT28];[.CU28];[.CV28];[.CW28];[.CX28];[.CY28];[.CZ28])" office:value-type="string" office:string-value="1=&gt;22,2=&gt;22,3=&gt;66,4=&gt;22,5=&gt;22,">
            <text:p>1=&gt;22,2=&gt;22,3=&gt;66,4=&gt;22,5=&gt;22,</text:p>
          </table:table-cell>
          <table:table-cell table:formula="of:=CONCATENATE([.CZ28];[.DA28];[.DB28];[.DC28];[.DD28];[.DE28];[.DF28];[.DG28];[.DH28];[.DI28];[.DJ28];[.DK28];[.DL28];[.DM28];[.DN28];[.DO28];[.DP28];[.DQ28];[.DR28];[.DS28];[.DT28];[.DU28];[.DV28];[.DW28];[.DX28];[.DY28];[.DZ28])">
            <text:p/>
          </table:table-cell>
          <table:table-cell table:formula="of:=CONCATENATE([.EA28];[.EB28];[.EC28];[.ED28];[.EE28];[.EF28];[.EG28];[.EH28];[.EI28];[.EJ28];[.EK28];[.EL28])">
            <text:p/>
          </table:table-cell>
          <table:table-cell table:formula="of:=CONCATENATE([.BU28];[.BV28];[.BW28])" office:value-type="string" office:string-value="1=&gt;22,2=&gt;22,3=&gt;66,4=&gt;22,5=&gt;22,">
            <text:p>1=&gt;22,2=&gt;22,3=&gt;66,4=&gt;22,5=&gt;22,</text:p>
          </table:table-cell>
          <table:table-cell table:formula="of:=IF([.G28]=0;&quot;&quot;;&quot;&quot;&amp;[.G$1]&amp;&quot;=&gt;&quot;&amp;[.G28]&amp;&quot;,&quot;)" office:value-type="string" office:string-value="1=&gt;22,">
            <text:p>1=&gt;22,</text:p>
          </table:table-cell>
          <table:table-cell table:formula="of:=IF([.H28]=0;&quot;&quot;;&quot;&quot;&amp;[.H$1]&amp;&quot;=&gt;&quot;&amp;[.H28]&amp;&quot;,&quot;)" office:value-type="string" office:string-value="2=&gt;22,">
            <text:p>2=&gt;22,</text:p>
          </table:table-cell>
          <table:table-cell table:formula="of:=IF([.I28]=0;&quot;&quot;;&quot;&quot;&amp;[.I$1]&amp;&quot;=&gt;&quot;&amp;[.I28]&amp;&quot;,&quot;)" office:value-type="string" office:string-value="3=&gt;66,">
            <text:p>3=&gt;66,</text:p>
          </table:table-cell>
          <table:table-cell table:formula="of:=IF([.J28]=0;&quot;&quot;;&quot;&quot;&amp;[.J$1]&amp;&quot;=&gt;&quot;&amp;[.J28]&amp;&quot;,&quot;)" office:value-type="string" office:string-value="4=&gt;22,">
            <text:p>4=&gt;22,</text:p>
          </table:table-cell>
          <table:table-cell table:formula="of:=IF([.K28]=0;&quot;&quot;;&quot;&quot;&amp;[.K$1]&amp;&quot;=&gt;&quot;&amp;[.K28]&amp;&quot;,&quot;)" office:value-type="string" office:string-value="5=&gt;22,">
            <text:p>5=&gt;22,</text:p>
          </table:table-cell>
          <table:table-cell table:formula="of:=IF([.L28]=0;&quot;&quot;;&quot;&quot;&amp;[.L$1]&amp;&quot;=&gt;&quot;&amp;[.L28]&amp;&quot;,&quot;)">
            <text:p/>
          </table:table-cell>
          <table:table-cell table:formula="of:=IF([.M28]=0;&quot;&quot;;&quot;&quot;&amp;[.M$1]&amp;&quot;=&gt;&quot;&amp;[.M28]&amp;&quot;,&quot;)">
            <text:p/>
          </table:table-cell>
          <table:table-cell table:formula="of:=IF([.N28]=0;&quot;&quot;;&quot;&quot;&amp;[.N$1]&amp;&quot;=&gt;&quot;&amp;[.N28]&amp;&quot;,&quot;)">
            <text:p/>
          </table:table-cell>
          <table:table-cell table:formula="of:=IF([.O28]=0;&quot;&quot;;&quot;&quot;&amp;[.O$1]&amp;&quot;=&gt;&quot;&amp;[.O28]&amp;&quot;,&quot;)">
            <text:p/>
          </table:table-cell>
          <table:table-cell table:formula="of:=IF([.P28]=0;&quot;&quot;;&quot;&quot;&amp;[.P$1]&amp;&quot;=&gt;&quot;&amp;[.P28]&amp;&quot;,&quot;)">
            <text:p/>
          </table:table-cell>
          <table:table-cell table:formula="of:=IF([.Q28]=0;&quot;&quot;;&quot;&quot;&amp;[.Q$1]&amp;&quot;=&gt;&quot;&amp;[.Q28]&amp;&quot;,&quot;)">
            <text:p/>
          </table:table-cell>
          <table:table-cell table:formula="of:=IF([.R28]=0;&quot;&quot;;&quot;&quot;&amp;[.R$1]&amp;&quot;=&gt;&quot;&amp;[.R28]&amp;&quot;,&quot;)">
            <text:p/>
          </table:table-cell>
          <table:table-cell table:formula="of:=IF([.S28]=0;&quot;&quot;;&quot;&quot;&amp;[.S$1]&amp;&quot;=&gt;&quot;&amp;[.S28]&amp;&quot;,&quot;)">
            <text:p/>
          </table:table-cell>
          <table:table-cell table:formula="of:=IF([.T28]=0;&quot;&quot;;&quot;&quot;&amp;[.T$1]&amp;&quot;=&gt;&quot;&amp;[.T28]&amp;&quot;,&quot;)">
            <text:p/>
          </table:table-cell>
          <table:table-cell table:formula="of:=IF([.U28]=0;&quot;&quot;;&quot;&quot;&amp;[.U$1]&amp;&quot;=&gt;&quot;&amp;[.U28]&amp;&quot;,&quot;)">
            <text:p/>
          </table:table-cell>
          <table:table-cell table:formula="of:=IF([.V28]=0;&quot;&quot;;&quot;&quot;&amp;[.V$1]&amp;&quot;=&gt;&quot;&amp;[.V28]&amp;&quot;,&quot;)">
            <text:p/>
          </table:table-cell>
          <table:table-cell table:formula="of:=IF([.W28]=0;&quot;&quot;;&quot;&quot;&amp;[.W$1]&amp;&quot;=&gt;&quot;&amp;[.W28]&amp;&quot;,&quot;)">
            <text:p/>
          </table:table-cell>
          <table:table-cell table:formula="of:=IF([.X28]=0;&quot;&quot;;&quot;&quot;&amp;[.X$1]&amp;&quot;=&gt;&quot;&amp;[.X28]&amp;&quot;,&quot;)">
            <text:p/>
          </table:table-cell>
          <table:table-cell table:formula="of:=IF([.Y28]=0;&quot;&quot;;&quot;&quot;&amp;[.Y$1]&amp;&quot;=&gt;&quot;&amp;[.Y28]&amp;&quot;,&quot;)">
            <text:p/>
          </table:table-cell>
          <table:table-cell table:formula="of:=IF([.Z28]=0;&quot;&quot;;&quot;&quot;&amp;[.Z$1]&amp;&quot;=&gt;&quot;&amp;[.Z28]&amp;&quot;,&quot;)">
            <text:p/>
          </table:table-cell>
          <table:table-cell table:formula="of:=IF([.AA28]=0;&quot;&quot;;&quot;&quot;&amp;[.AA$1]&amp;&quot;=&gt;&quot;&amp;[.AA28]&amp;&quot;,&quot;)">
            <text:p/>
          </table:table-cell>
          <table:table-cell table:formula="of:=IF([.AB28]=0;&quot;&quot;;&quot;&quot;&amp;[.AB$1]&amp;&quot;=&gt;&quot;&amp;[.AB28]&amp;&quot;,&quot;)">
            <text:p/>
          </table:table-cell>
          <table:table-cell table:formula="of:=IF([.AC28]=0;&quot;&quot;;&quot;&quot;&amp;[.AC$1]&amp;&quot;=&gt;&quot;&amp;[.AC28]&amp;&quot;,&quot;)">
            <text:p/>
          </table:table-cell>
          <table:table-cell table:formula="of:=IF([.AD28]=0;&quot;&quot;;&quot;&quot;&amp;[.AD$1]&amp;&quot;=&gt;&quot;&amp;[.AD28]&amp;&quot;,&quot;)">
            <text:p/>
          </table:table-cell>
          <table:table-cell table:formula="of:=IF([.AE28]=0;&quot;&quot;;&quot;&quot;&amp;[.AE$1]&amp;&quot;=&gt;&quot;&amp;[.AE28]&amp;&quot;,&quot;)">
            <text:p/>
          </table:table-cell>
          <table:table-cell table:formula="of:=IF([.AF28]=0;&quot;&quot;;&quot;&quot;&amp;[.AF$1]&amp;&quot;=&gt;&quot;&amp;[.AF28]&amp;&quot;,&quot;)">
            <text:p/>
          </table:table-cell>
          <table:table-cell table:formula="of:=IF([.AG28]=0;&quot;&quot;;&quot;&quot;&amp;[.AG$1]&amp;&quot;=&gt;&quot;&amp;[.AG28]&amp;&quot;,&quot;)">
            <text:p/>
          </table:table-cell>
          <table:table-cell table:formula="of:=IF([.AH28]=0;&quot;&quot;;&quot;&quot;&amp;[.AH$1]&amp;&quot;=&gt;&quot;&amp;[.AH28]&amp;&quot;,&quot;)">
            <text:p/>
          </table:table-cell>
          <table:table-cell table:formula="of:=IF([.AI28]=0;&quot;&quot;;&quot;&quot;&amp;[.AI$1]&amp;&quot;=&gt;&quot;&amp;[.AI28]&amp;&quot;,&quot;)">
            <text:p/>
          </table:table-cell>
          <table:table-cell table:formula="of:=IF([.AJ28]=0;&quot;&quot;;&quot;&quot;&amp;[.AJ$1]&amp;&quot;=&gt;&quot;&amp;[.AJ28]&amp;&quot;,&quot;)">
            <text:p/>
          </table:table-cell>
          <table:table-cell table:formula="of:=IF([.AK28]=0;&quot;&quot;;&quot;&quot;&amp;[.AK$1]&amp;&quot;=&gt;&quot;&amp;[.AK28]&amp;&quot;,&quot;)">
            <text:p/>
          </table:table-cell>
          <table:table-cell table:formula="of:=IF([.AL28]=0;&quot;&quot;;&quot;&quot;&amp;[.AL$1]&amp;&quot;=&gt;&quot;&amp;[.AL28]&amp;&quot;,&quot;)">
            <text:p/>
          </table:table-cell>
          <table:table-cell table:formula="of:=IF([.AM28]=0;&quot;&quot;;&quot;&quot;&amp;[.AM$1]&amp;&quot;=&gt;&quot;&amp;[.AM28]&amp;&quot;,&quot;)">
            <text:p/>
          </table:table-cell>
          <table:table-cell table:formula="of:=IF([.AN28]=0;&quot;&quot;;&quot;&quot;&amp;[.AN$1]&amp;&quot;=&gt;&quot;&amp;[.AN28]&amp;&quot;,&quot;)">
            <text:p/>
          </table:table-cell>
          <table:table-cell table:formula="of:=IF([.AO28]=0;&quot;&quot;;&quot;&quot;&amp;[.AO$1]&amp;&quot;=&gt;&quot;&amp;[.AO28]&amp;&quot;,&quot;)">
            <text:p/>
          </table:table-cell>
          <table:table-cell table:formula="of:=IF([.AP28]=0;&quot;&quot;;&quot;&quot;&amp;[.AP$1]&amp;&quot;=&gt;&quot;&amp;[.AP28]&amp;&quot;,&quot;)">
            <text:p/>
          </table:table-cell>
          <table:table-cell table:formula="of:=IF([.AQ28]=0;&quot;&quot;;&quot;&quot;&amp;[.AQ$1]&amp;&quot;=&gt;&quot;&amp;[.AQ28]&amp;&quot;,&quot;)">
            <text:p/>
          </table:table-cell>
          <table:table-cell table:formula="of:=IF([.AR28]=0;&quot;&quot;;&quot;&quot;&amp;[.AR$1]&amp;&quot;=&gt;&quot;&amp;[.AR28]&amp;&quot;,&quot;)">
            <text:p/>
          </table:table-cell>
          <table:table-cell table:formula="of:=IF([.AS28]=0;&quot;&quot;;&quot;&quot;&amp;[.AS$1]&amp;&quot;=&gt;&quot;&amp;[.AS28]&amp;&quot;,&quot;)">
            <text:p/>
          </table:table-cell>
          <table:table-cell table:formula="of:=IF([.AT28]=0;&quot;&quot;;&quot;&quot;&amp;[.AT$1]&amp;&quot;=&gt;&quot;&amp;[.AT28]&amp;&quot;,&quot;)">
            <text:p/>
          </table:table-cell>
          <table:table-cell table:formula="of:=IF([.AU28]=0;&quot;&quot;;&quot;&quot;&amp;[.AU$1]&amp;&quot;=&gt;&quot;&amp;[.AU28]&amp;&quot;,&quot;)">
            <text:p/>
          </table:table-cell>
          <table:table-cell table:formula="of:=IF([.AV28]=0;&quot;&quot;;&quot;&quot;&amp;[.AV$1]&amp;&quot;=&gt;&quot;&amp;[.AV28]&amp;&quot;,&quot;)">
            <text:p/>
          </table:table-cell>
          <table:table-cell table:formula="of:=IF([.AW28]=0;&quot;&quot;;&quot;&quot;&amp;[.AW$1]&amp;&quot;=&gt;&quot;&amp;[.AW28]&amp;&quot;,&quot;)">
            <text:p/>
          </table:table-cell>
          <table:table-cell table:formula="of:=IF([.AX28]=0;&quot;&quot;;&quot;&quot;&amp;[.AX$1]&amp;&quot;=&gt;&quot;&amp;[.AX28]&amp;&quot;,&quot;)">
            <text:p/>
          </table:table-cell>
          <table:table-cell table:formula="of:=IF([.AY28]=0;&quot;&quot;;&quot;&quot;&amp;[.AY$1]&amp;&quot;=&gt;&quot;&amp;[.AY28]&amp;&quot;,&quot;)">
            <text:p/>
          </table:table-cell>
          <table:table-cell table:formula="of:=IF([.AZ28]=0;&quot;&quot;;&quot;&quot;&amp;[.AZ$1]&amp;&quot;=&gt;&quot;&amp;[.AZ28]&amp;&quot;,&quot;)">
            <text:p/>
          </table:table-cell>
          <table:table-cell table:formula="of:=IF([.BA28]=0;&quot;&quot;;&quot;&quot;&amp;[.BA$1]&amp;&quot;=&gt;&quot;&amp;[.BA28]&amp;&quot;,&quot;)">
            <text:p/>
          </table:table-cell>
          <table:table-cell table:formula="of:=IF([.BB28]=0;&quot;&quot;;&quot;&quot;&amp;[.BB$1]&amp;&quot;=&gt;&quot;&amp;[.BB28]&amp;&quot;,&quot;)">
            <text:p/>
          </table:table-cell>
          <table:table-cell table:formula="of:=IF([.BC28]=0;&quot;&quot;;&quot;&quot;&amp;[.BC$1]&amp;&quot;=&gt;&quot;&amp;[.BC28]&amp;&quot;,&quot;)">
            <text:p/>
          </table:table-cell>
          <table:table-cell table:formula="of:=IF([.BD28]=0;&quot;&quot;;&quot;&quot;&amp;[.BD$1]&amp;&quot;=&gt;&quot;&amp;[.BD28]&amp;&quot;,&quot;)">
            <text:p/>
          </table:table-cell>
          <table:table-cell table:formula="of:=IF([.BE28]=0;&quot;&quot;;&quot;&quot;&amp;[.BE$1]&amp;&quot;=&gt;&quot;&amp;[.BE28]&amp;&quot;,&quot;)">
            <text:p/>
          </table:table-cell>
          <table:table-cell table:formula="of:=IF([.BF28]=0;&quot;&quot;;&quot;&quot;&amp;[.BF$1]&amp;&quot;=&gt;&quot;&amp;[.BF28]&amp;&quot;,&quot;)">
            <text:p/>
          </table:table-cell>
          <table:table-cell table:formula="of:=IF([.BG28]=0;&quot;&quot;;&quot;&quot;&amp;[.BG$1]&amp;&quot;=&gt;&quot;&amp;[.BG28]&amp;&quot;,&quot;)">
            <text:p/>
          </table:table-cell>
          <table:table-cell table:formula="of:=IF([.BH28]=0;&quot;&quot;;&quot;&quot;&amp;[.BH$1]&amp;&quot;=&gt;&quot;&amp;[.BH28]&amp;&quot;,&quot;)">
            <text:p/>
          </table:table-cell>
          <table:table-cell table:formula="of:=IF([.BI28]=0;&quot;&quot;;&quot;&quot;&amp;[.BI$1]&amp;&quot;=&gt;&quot;&amp;[.BI28]&amp;&quot;,&quot;)">
            <text:p/>
          </table:table-cell>
          <table:table-cell table:formula="of:=IF([.BJ28]=0;&quot;&quot;;&quot;&quot;&amp;[.BJ$1]&amp;&quot;=&gt;&quot;&amp;[.BJ28]&amp;&quot;,&quot;)">
            <text:p/>
          </table:table-cell>
          <table:table-cell table:formula="of:=IF([.BK28]=0;&quot;&quot;;&quot;&quot;&amp;[.BK$1]&amp;&quot;=&gt;&quot;&amp;[.BK28]&amp;&quot;,&quot;)">
            <text:p/>
          </table:table-cell>
          <table:table-cell table:formula="of:=IF([.BL28]=0;&quot;&quot;;&quot;&quot;&amp;[.BL$1]&amp;&quot;=&gt;&quot;&amp;[.BL28]&amp;&quot;,&quot;)">
            <text:p/>
          </table:table-cell>
          <table:table-cell table:formula="of:=IF([.BM28]=0;&quot;&quot;;&quot;&quot;&amp;[.BM$1]&amp;&quot;=&gt;&quot;&amp;[.BM28]&amp;&quot;,&quot;)">
            <text:p/>
          </table:table-cell>
          <table:table-cell table:formula="of:=IF([.BN28]=0;&quot;&quot;;&quot;&quot;&amp;[.BN$1]&amp;&quot;=&gt;&quot;&amp;[.BN28]&amp;&quot;,&quot;)">
            <text:p/>
          </table:table-cell>
          <table:table-cell table:formula="of:=IF([.BO28]=0;&quot;&quot;;&quot;&quot;&amp;[.BO$1]&amp;&quot;=&gt;&quot;&amp;[.BO28]&amp;&quot;,&quot;)">
            <text:p/>
          </table:table-cell>
          <table:table-cell table:formula="of:=IF([.BP28]=0;&quot;&quot;;&quot;&quot;&amp;[.BP$1]&amp;&quot;=&gt;&quot;&amp;[.BP28]&amp;&quot;,&quot;)">
            <text:p/>
          </table:table-cell>
          <table:table-cell table:formula="of:=IF([.BQ28]=0;&quot;&quot;;&quot;&quot;&amp;[.BQ$1]&amp;&quot;=&gt;&quot;&amp;[.BQ28]&amp;&quot;,&quot;)">
            <text:p/>
          </table:table-cell>
          <table:table-cell table:formula="of:=IF([.BR28]=0;&quot;&quot;;&quot;&quot;&amp;[.BR$1]&amp;&quot;=&gt;&quot;&amp;[.BR28]&amp;&quot;,&quot;)">
            <text:p/>
          </table:table-cell>
          <table:table-cell table:formula="of:=IF([.BS28]=0;&quot;&quot;;&quot;&quot;&amp;[.BS$1]&amp;&quot;=&gt;&quot;&amp;[.BS28]&amp;&quot;,&quot;)">
            <text:p/>
          </table:table-cell>
          <table:table-cell table:formula="of:=IF([.BT28]=0;&quot;&quot;;&quot;&quot;&amp;[.BT$1]&amp;&quot;=&gt;&quot;&amp;[.BT2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zekiel.A1">Ezekiel</text:a></text:span></text:p>
          </table:table-cell>
          <table:table-cell office:value-type="float" office:value="1273">
            <text:p>1273</text:p>
          </table:table-cell>
          <table:table-cell office:value-type="string">
            <text:p>Eze48:35 </text:p>
          </table:table-cell>
          <table:table-cell table:formula="of:=CONCATENATE(&quot;'&quot;&amp;[.A29]&amp;&quot;' =&gt; array( 'chapters'=&gt;&quot;&amp;[.E29]&amp;&quot;, 'verses'=&gt;&quot;&amp;[.F29]&amp;&quot;,&quot;; [.BX29]; &quot; ),&quot;)" office:value-type="string" office:string-value="'Ezekiel' =&gt; array( 'chapters'=&gt;48, 'verses'=&gt;1273,1=&gt;28,2=&gt;10,3=&gt;27,4=&gt;17,5=&gt;17,6=&gt;14,7=&gt;27,8=&gt;18,9=&gt;11,10=&gt;22,11=&gt;25,12=&gt;28,13=&gt;23,14=&gt;23,15=&gt;8,16=&gt;63,17=&gt;24,18=&gt;32,19=&gt;14,20=&gt;44,21=&gt;37,22=&gt;31,23=&gt;49,24=&gt;27,25=&gt;17,26=&gt;21,27=&gt;36,28=&gt;26,28=&gt;26,29=&gt;21,30=&gt;26,31=&gt;18,32=&gt;32,33=&gt;33,34=&gt;31,35=&gt;15,36=&gt;38,37=&gt;28,38=&gt;23,39=&gt;29,40=&gt;49,41=&gt;26,42=&gt;20,43=&gt;27,44=&gt;31,45=&gt;25,46=&gt;24,47=&gt;23,48=&gt;35, ),">
            <text:p>'Ezekiel' =&gt; array( 'chapters'=&gt;48, 'verses'=&gt;1273,1=&gt;28,2=&gt;10,3=&gt;27,4=&gt;17,5=&gt;17,6=&gt;14,7=&gt;27,8=&gt;18,9=&gt;11,10=&gt;22,11=&gt;25,12=&gt;28,13=&gt;23,14=&gt;23,15=&gt;8,16=&gt;63,17=&gt;24,18=&gt;32,19=&gt;14,20=&gt;44,21=&gt;37,22=&gt;31,23=&gt;49,24=&gt;27,25=&gt;17,26=&gt;21,27=&gt;36,28=&gt;26,28=&gt;26,29=&gt;21,30=&gt;26,31=&gt;18,32=&gt;32,33=&gt;33,34=&gt;31,35=&gt;15,36=&gt;38,37=&gt;28,38=&gt;23,39=&gt;29,40=&gt;49,41=&gt;26,42=&gt;20,43=&gt;27,44=&gt;31,45=&gt;25,46=&gt;24,47=&gt;23,48=&gt;35, ),</text:p>
          </table:table-cell>
          <table:table-cell office:value-type="float" office:value="48">
            <text:p>48</text:p>
          </table:table-cell>
          <table:table-cell table:formula="of:=SUM([.G29:.BT29])" office:value-type="float" office:value="1273">
            <text:p>127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23">
            <text:p>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">
            <text:p>35</text:p>
          </table:table-cell>
          <table:table-cell table:number-columns-repeated="18"/>
          <table:table-cell table:formula="of:=CONCATENATE([.BY29];[.BZ29];[.CA29];[.CB29];[.CC29];[.CD29];[.CE29];[.CF29];[.CG29];[.CH29];[.CI29];[.CJ29];[.CK29];[.CL29];[.CM29];[.CN29];[.CO29];[.CP29];[.CQ29];[.CR29];[.CS29];[.CT29];[.CU29];[.CV29];[.CW29];[.CX29];[.CY29];[.CZ29])" office:value-type="string" office:string-value="1=&gt;28,2=&gt;10,3=&gt;27,4=&gt;17,5=&gt;17,6=&gt;14,7=&gt;27,8=&gt;18,9=&gt;11,10=&gt;22,11=&gt;25,12=&gt;28,13=&gt;23,14=&gt;23,15=&gt;8,16=&gt;63,17=&gt;24,18=&gt;32,19=&gt;14,20=&gt;44,21=&gt;37,22=&gt;31,23=&gt;49,24=&gt;27,25=&gt;17,26=&gt;21,27=&gt;36,28=&gt;26,">
            <text:p>1=&gt;28,2=&gt;10,3=&gt;27,4=&gt;17,5=&gt;17,6=&gt;14,7=&gt;27,8=&gt;18,9=&gt;11,10=&gt;22,11=&gt;25,12=&gt;28,13=&gt;23,14=&gt;23,15=&gt;8,16=&gt;63,17=&gt;24,18=&gt;32,19=&gt;14,20=&gt;44,21=&gt;37,22=&gt;31,23=&gt;49,24=&gt;27,25=&gt;17,26=&gt;21,27=&gt;36,28=&gt;26,</text:p>
          </table:table-cell>
          <table:table-cell table:formula="of:=CONCATENATE([.CZ29];[.DA29];[.DB29];[.DC29];[.DD29];[.DE29];[.DF29];[.DG29];[.DH29];[.DI29];[.DJ29];[.DK29];[.DL29];[.DM29];[.DN29];[.DO29];[.DP29];[.DQ29];[.DR29];[.DS29];[.DT29];[.DU29];[.DV29];[.DW29];[.DX29];[.DY29];[.DZ29])" office:value-type="string" office:string-value="28=&gt;26,29=&gt;21,30=&gt;26,31=&gt;18,32=&gt;32,33=&gt;33,34=&gt;31,35=&gt;15,36=&gt;38,37=&gt;28,38=&gt;23,39=&gt;29,40=&gt;49,41=&gt;26,42=&gt;20,43=&gt;27,44=&gt;31,45=&gt;25,46=&gt;24,47=&gt;23,48=&gt;35,">
            <text:p>28=&gt;26,29=&gt;21,30=&gt;26,31=&gt;18,32=&gt;32,33=&gt;33,34=&gt;31,35=&gt;15,36=&gt;38,37=&gt;28,38=&gt;23,39=&gt;29,40=&gt;49,41=&gt;26,42=&gt;20,43=&gt;27,44=&gt;31,45=&gt;25,46=&gt;24,47=&gt;23,48=&gt;35,</text:p>
          </table:table-cell>
          <table:table-cell table:formula="of:=CONCATENATE([.EA29];[.EB29];[.EC29];[.ED29];[.EE29];[.EF29];[.EG29];[.EH29];[.EI29];[.EJ29];[.EK29];[.EL29])">
            <text:p/>
          </table:table-cell>
          <table:table-cell table:formula="of:=CONCATENATE([.BU29];[.BV29];[.BW29])" office:value-type="string" office:string-value="1=&gt;28,2=&gt;10,3=&gt;27,4=&gt;17,5=&gt;17,6=&gt;14,7=&gt;27,8=&gt;18,9=&gt;11,10=&gt;22,11=&gt;25,12=&gt;28,13=&gt;23,14=&gt;23,15=&gt;8,16=&gt;63,17=&gt;24,18=&gt;32,19=&gt;14,20=&gt;44,21=&gt;37,22=&gt;31,23=&gt;49,24=&gt;27,25=&gt;17,26=&gt;21,27=&gt;36,28=&gt;26,28=&gt;26,29=&gt;21,30=&gt;26,31=&gt;18,32=&gt;32,33=&gt;33,34=&gt;31,35=&gt;15,36=&gt;38,37=&gt;28,38=&gt;23,39=&gt;29,40=&gt;49,41=&gt;26,42=&gt;20,43=&gt;27,44=&gt;31,45=&gt;25,46=&gt;24,47=&gt;23,48=&gt;35,">
            <text:p>1=&gt;28,2=&gt;10,3=&gt;27,4=&gt;17,5=&gt;17,6=&gt;14,7=&gt;27,8=&gt;18,9=&gt;11,10=&gt;22,11=&gt;25,12=&gt;28,13=&gt;23,14=&gt;23,15=&gt;8,16=&gt;63,17=&gt;24,18=&gt;32,19=&gt;14,20=&gt;44,21=&gt;37,22=&gt;31,23=&gt;49,24=&gt;27,25=&gt;17,26=&gt;21,27=&gt;36,28=&gt;26,28=&gt;26,29=&gt;21,30=&gt;26,31=&gt;18,32=&gt;32,33=&gt;33,34=&gt;31,35=&gt;15,36=&gt;38,37=&gt;28,38=&gt;23,39=&gt;29,40=&gt;49,41=&gt;26,42=&gt;20,43=&gt;27,44=&gt;31,45=&gt;25,46=&gt;24,47=&gt;23,48=&gt;35,</text:p>
          </table:table-cell>
          <table:table-cell table:formula="of:=IF([.G29]=0;&quot;&quot;;&quot;&quot;&amp;[.G$1]&amp;&quot;=&gt;&quot;&amp;[.G29]&amp;&quot;,&quot;)" office:value-type="string" office:string-value="1=&gt;28,">
            <text:p>1=&gt;28,</text:p>
          </table:table-cell>
          <table:table-cell table:formula="of:=IF([.H29]=0;&quot;&quot;;&quot;&quot;&amp;[.H$1]&amp;&quot;=&gt;&quot;&amp;[.H29]&amp;&quot;,&quot;)" office:value-type="string" office:string-value="2=&gt;10,">
            <text:p>2=&gt;10,</text:p>
          </table:table-cell>
          <table:table-cell table:formula="of:=IF([.I29]=0;&quot;&quot;;&quot;&quot;&amp;[.I$1]&amp;&quot;=&gt;&quot;&amp;[.I29]&amp;&quot;,&quot;)" office:value-type="string" office:string-value="3=&gt;27,">
            <text:p>3=&gt;27,</text:p>
          </table:table-cell>
          <table:table-cell table:formula="of:=IF([.J29]=0;&quot;&quot;;&quot;&quot;&amp;[.J$1]&amp;&quot;=&gt;&quot;&amp;[.J29]&amp;&quot;,&quot;)" office:value-type="string" office:string-value="4=&gt;17,">
            <text:p>4=&gt;17,</text:p>
          </table:table-cell>
          <table:table-cell table:formula="of:=IF([.K29]=0;&quot;&quot;;&quot;&quot;&amp;[.K$1]&amp;&quot;=&gt;&quot;&amp;[.K29]&amp;&quot;,&quot;)" office:value-type="string" office:string-value="5=&gt;17,">
            <text:p>5=&gt;17,</text:p>
          </table:table-cell>
          <table:table-cell table:formula="of:=IF([.L29]=0;&quot;&quot;;&quot;&quot;&amp;[.L$1]&amp;&quot;=&gt;&quot;&amp;[.L29]&amp;&quot;,&quot;)" office:value-type="string" office:string-value="6=&gt;14,">
            <text:p>6=&gt;14,</text:p>
          </table:table-cell>
          <table:table-cell table:formula="of:=IF([.M29]=0;&quot;&quot;;&quot;&quot;&amp;[.M$1]&amp;&quot;=&gt;&quot;&amp;[.M29]&amp;&quot;,&quot;)" office:value-type="string" office:string-value="7=&gt;27,">
            <text:p>7=&gt;27,</text:p>
          </table:table-cell>
          <table:table-cell table:formula="of:=IF([.N29]=0;&quot;&quot;;&quot;&quot;&amp;[.N$1]&amp;&quot;=&gt;&quot;&amp;[.N29]&amp;&quot;,&quot;)" office:value-type="string" office:string-value="8=&gt;18,">
            <text:p>8=&gt;18,</text:p>
          </table:table-cell>
          <table:table-cell table:formula="of:=IF([.O29]=0;&quot;&quot;;&quot;&quot;&amp;[.O$1]&amp;&quot;=&gt;&quot;&amp;[.O29]&amp;&quot;,&quot;)" office:value-type="string" office:string-value="9=&gt;11,">
            <text:p>9=&gt;11,</text:p>
          </table:table-cell>
          <table:table-cell table:formula="of:=IF([.P29]=0;&quot;&quot;;&quot;&quot;&amp;[.P$1]&amp;&quot;=&gt;&quot;&amp;[.P29]&amp;&quot;,&quot;)" office:value-type="string" office:string-value="10=&gt;22,">
            <text:p>10=&gt;22,</text:p>
          </table:table-cell>
          <table:table-cell table:formula="of:=IF([.Q29]=0;&quot;&quot;;&quot;&quot;&amp;[.Q$1]&amp;&quot;=&gt;&quot;&amp;[.Q29]&amp;&quot;,&quot;)" office:value-type="string" office:string-value="11=&gt;25,">
            <text:p>11=&gt;25,</text:p>
          </table:table-cell>
          <table:table-cell table:formula="of:=IF([.R29]=0;&quot;&quot;;&quot;&quot;&amp;[.R$1]&amp;&quot;=&gt;&quot;&amp;[.R29]&amp;&quot;,&quot;)" office:value-type="string" office:string-value="12=&gt;28,">
            <text:p>12=&gt;28,</text:p>
          </table:table-cell>
          <table:table-cell table:formula="of:=IF([.S29]=0;&quot;&quot;;&quot;&quot;&amp;[.S$1]&amp;&quot;=&gt;&quot;&amp;[.S29]&amp;&quot;,&quot;)" office:value-type="string" office:string-value="13=&gt;23,">
            <text:p>13=&gt;23,</text:p>
          </table:table-cell>
          <table:table-cell table:formula="of:=IF([.T29]=0;&quot;&quot;;&quot;&quot;&amp;[.T$1]&amp;&quot;=&gt;&quot;&amp;[.T29]&amp;&quot;,&quot;)" office:value-type="string" office:string-value="14=&gt;23,">
            <text:p>14=&gt;23,</text:p>
          </table:table-cell>
          <table:table-cell table:formula="of:=IF([.U29]=0;&quot;&quot;;&quot;&quot;&amp;[.U$1]&amp;&quot;=&gt;&quot;&amp;[.U29]&amp;&quot;,&quot;)" office:value-type="string" office:string-value="15=&gt;8,">
            <text:p>15=&gt;8,</text:p>
          </table:table-cell>
          <table:table-cell table:formula="of:=IF([.V29]=0;&quot;&quot;;&quot;&quot;&amp;[.V$1]&amp;&quot;=&gt;&quot;&amp;[.V29]&amp;&quot;,&quot;)" office:value-type="string" office:string-value="16=&gt;63,">
            <text:p>16=&gt;63,</text:p>
          </table:table-cell>
          <table:table-cell table:formula="of:=IF([.W29]=0;&quot;&quot;;&quot;&quot;&amp;[.W$1]&amp;&quot;=&gt;&quot;&amp;[.W29]&amp;&quot;,&quot;)" office:value-type="string" office:string-value="17=&gt;24,">
            <text:p>17=&gt;24,</text:p>
          </table:table-cell>
          <table:table-cell table:formula="of:=IF([.X29]=0;&quot;&quot;;&quot;&quot;&amp;[.X$1]&amp;&quot;=&gt;&quot;&amp;[.X29]&amp;&quot;,&quot;)" office:value-type="string" office:string-value="18=&gt;32,">
            <text:p>18=&gt;32,</text:p>
          </table:table-cell>
          <table:table-cell table:formula="of:=IF([.Y29]=0;&quot;&quot;;&quot;&quot;&amp;[.Y$1]&amp;&quot;=&gt;&quot;&amp;[.Y29]&amp;&quot;,&quot;)" office:value-type="string" office:string-value="19=&gt;14,">
            <text:p>19=&gt;14,</text:p>
          </table:table-cell>
          <table:table-cell table:formula="of:=IF([.Z29]=0;&quot;&quot;;&quot;&quot;&amp;[.Z$1]&amp;&quot;=&gt;&quot;&amp;[.Z29]&amp;&quot;,&quot;)" office:value-type="string" office:string-value="20=&gt;44,">
            <text:p>20=&gt;44,</text:p>
          </table:table-cell>
          <table:table-cell table:formula="of:=IF([.AA29]=0;&quot;&quot;;&quot;&quot;&amp;[.AA$1]&amp;&quot;=&gt;&quot;&amp;[.AA29]&amp;&quot;,&quot;)" office:value-type="string" office:string-value="21=&gt;37,">
            <text:p>21=&gt;37,</text:p>
          </table:table-cell>
          <table:table-cell table:formula="of:=IF([.AB29]=0;&quot;&quot;;&quot;&quot;&amp;[.AB$1]&amp;&quot;=&gt;&quot;&amp;[.AB29]&amp;&quot;,&quot;)" office:value-type="string" office:string-value="22=&gt;31,">
            <text:p>22=&gt;31,</text:p>
          </table:table-cell>
          <table:table-cell table:formula="of:=IF([.AC29]=0;&quot;&quot;;&quot;&quot;&amp;[.AC$1]&amp;&quot;=&gt;&quot;&amp;[.AC29]&amp;&quot;,&quot;)" office:value-type="string" office:string-value="23=&gt;49,">
            <text:p>23=&gt;49,</text:p>
          </table:table-cell>
          <table:table-cell table:formula="of:=IF([.AD29]=0;&quot;&quot;;&quot;&quot;&amp;[.AD$1]&amp;&quot;=&gt;&quot;&amp;[.AD29]&amp;&quot;,&quot;)" office:value-type="string" office:string-value="24=&gt;27,">
            <text:p>24=&gt;27,</text:p>
          </table:table-cell>
          <table:table-cell table:formula="of:=IF([.AE29]=0;&quot;&quot;;&quot;&quot;&amp;[.AE$1]&amp;&quot;=&gt;&quot;&amp;[.AE29]&amp;&quot;,&quot;)" office:value-type="string" office:string-value="25=&gt;17,">
            <text:p>25=&gt;17,</text:p>
          </table:table-cell>
          <table:table-cell table:formula="of:=IF([.AF29]=0;&quot;&quot;;&quot;&quot;&amp;[.AF$1]&amp;&quot;=&gt;&quot;&amp;[.AF29]&amp;&quot;,&quot;)" office:value-type="string" office:string-value="26=&gt;21,">
            <text:p>26=&gt;21,</text:p>
          </table:table-cell>
          <table:table-cell table:formula="of:=IF([.AG29]=0;&quot;&quot;;&quot;&quot;&amp;[.AG$1]&amp;&quot;=&gt;&quot;&amp;[.AG29]&amp;&quot;,&quot;)" office:value-type="string" office:string-value="27=&gt;36,">
            <text:p>27=&gt;36,</text:p>
          </table:table-cell>
          <table:table-cell table:formula="of:=IF([.AH29]=0;&quot;&quot;;&quot;&quot;&amp;[.AH$1]&amp;&quot;=&gt;&quot;&amp;[.AH29]&amp;&quot;,&quot;)" office:value-type="string" office:string-value="28=&gt;26,">
            <text:p>28=&gt;26,</text:p>
          </table:table-cell>
          <table:table-cell table:formula="of:=IF([.AI29]=0;&quot;&quot;;&quot;&quot;&amp;[.AI$1]&amp;&quot;=&gt;&quot;&amp;[.AI29]&amp;&quot;,&quot;)" office:value-type="string" office:string-value="29=&gt;21,">
            <text:p>29=&gt;21,</text:p>
          </table:table-cell>
          <table:table-cell table:formula="of:=IF([.AJ29]=0;&quot;&quot;;&quot;&quot;&amp;[.AJ$1]&amp;&quot;=&gt;&quot;&amp;[.AJ29]&amp;&quot;,&quot;)" office:value-type="string" office:string-value="30=&gt;26,">
            <text:p>30=&gt;26,</text:p>
          </table:table-cell>
          <table:table-cell table:formula="of:=IF([.AK29]=0;&quot;&quot;;&quot;&quot;&amp;[.AK$1]&amp;&quot;=&gt;&quot;&amp;[.AK29]&amp;&quot;,&quot;)" office:value-type="string" office:string-value="31=&gt;18,">
            <text:p>31=&gt;18,</text:p>
          </table:table-cell>
          <table:table-cell table:formula="of:=IF([.AL29]=0;&quot;&quot;;&quot;&quot;&amp;[.AL$1]&amp;&quot;=&gt;&quot;&amp;[.AL29]&amp;&quot;,&quot;)" office:value-type="string" office:string-value="32=&gt;32,">
            <text:p>32=&gt;32,</text:p>
          </table:table-cell>
          <table:table-cell table:formula="of:=IF([.AM29]=0;&quot;&quot;;&quot;&quot;&amp;[.AM$1]&amp;&quot;=&gt;&quot;&amp;[.AM29]&amp;&quot;,&quot;)" office:value-type="string" office:string-value="33=&gt;33,">
            <text:p>33=&gt;33,</text:p>
          </table:table-cell>
          <table:table-cell table:formula="of:=IF([.AN29]=0;&quot;&quot;;&quot;&quot;&amp;[.AN$1]&amp;&quot;=&gt;&quot;&amp;[.AN29]&amp;&quot;,&quot;)" office:value-type="string" office:string-value="34=&gt;31,">
            <text:p>34=&gt;31,</text:p>
          </table:table-cell>
          <table:table-cell table:formula="of:=IF([.AO29]=0;&quot;&quot;;&quot;&quot;&amp;[.AO$1]&amp;&quot;=&gt;&quot;&amp;[.AO29]&amp;&quot;,&quot;)" office:value-type="string" office:string-value="35=&gt;15,">
            <text:p>35=&gt;15,</text:p>
          </table:table-cell>
          <table:table-cell table:formula="of:=IF([.AP29]=0;&quot;&quot;;&quot;&quot;&amp;[.AP$1]&amp;&quot;=&gt;&quot;&amp;[.AP29]&amp;&quot;,&quot;)" office:value-type="string" office:string-value="36=&gt;38,">
            <text:p>36=&gt;38,</text:p>
          </table:table-cell>
          <table:table-cell table:formula="of:=IF([.AQ29]=0;&quot;&quot;;&quot;&quot;&amp;[.AQ$1]&amp;&quot;=&gt;&quot;&amp;[.AQ29]&amp;&quot;,&quot;)" office:value-type="string" office:string-value="37=&gt;28,">
            <text:p>37=&gt;28,</text:p>
          </table:table-cell>
          <table:table-cell table:formula="of:=IF([.AR29]=0;&quot;&quot;;&quot;&quot;&amp;[.AR$1]&amp;&quot;=&gt;&quot;&amp;[.AR29]&amp;&quot;,&quot;)" office:value-type="string" office:string-value="38=&gt;23,">
            <text:p>38=&gt;23,</text:p>
          </table:table-cell>
          <table:table-cell table:formula="of:=IF([.AS29]=0;&quot;&quot;;&quot;&quot;&amp;[.AS$1]&amp;&quot;=&gt;&quot;&amp;[.AS29]&amp;&quot;,&quot;)" office:value-type="string" office:string-value="39=&gt;29,">
            <text:p>39=&gt;29,</text:p>
          </table:table-cell>
          <table:table-cell table:formula="of:=IF([.AT29]=0;&quot;&quot;;&quot;&quot;&amp;[.AT$1]&amp;&quot;=&gt;&quot;&amp;[.AT29]&amp;&quot;,&quot;)" office:value-type="string" office:string-value="40=&gt;49,">
            <text:p>40=&gt;49,</text:p>
          </table:table-cell>
          <table:table-cell table:formula="of:=IF([.AU29]=0;&quot;&quot;;&quot;&quot;&amp;[.AU$1]&amp;&quot;=&gt;&quot;&amp;[.AU29]&amp;&quot;,&quot;)" office:value-type="string" office:string-value="41=&gt;26,">
            <text:p>41=&gt;26,</text:p>
          </table:table-cell>
          <table:table-cell table:formula="of:=IF([.AV29]=0;&quot;&quot;;&quot;&quot;&amp;[.AV$1]&amp;&quot;=&gt;&quot;&amp;[.AV29]&amp;&quot;,&quot;)" office:value-type="string" office:string-value="42=&gt;20,">
            <text:p>42=&gt;20,</text:p>
          </table:table-cell>
          <table:table-cell table:formula="of:=IF([.AW29]=0;&quot;&quot;;&quot;&quot;&amp;[.AW$1]&amp;&quot;=&gt;&quot;&amp;[.AW29]&amp;&quot;,&quot;)" office:value-type="string" office:string-value="43=&gt;27,">
            <text:p>43=&gt;27,</text:p>
          </table:table-cell>
          <table:table-cell table:formula="of:=IF([.AX29]=0;&quot;&quot;;&quot;&quot;&amp;[.AX$1]&amp;&quot;=&gt;&quot;&amp;[.AX29]&amp;&quot;,&quot;)" office:value-type="string" office:string-value="44=&gt;31,">
            <text:p>44=&gt;31,</text:p>
          </table:table-cell>
          <table:table-cell table:formula="of:=IF([.AY29]=0;&quot;&quot;;&quot;&quot;&amp;[.AY$1]&amp;&quot;=&gt;&quot;&amp;[.AY29]&amp;&quot;,&quot;)" office:value-type="string" office:string-value="45=&gt;25,">
            <text:p>45=&gt;25,</text:p>
          </table:table-cell>
          <table:table-cell table:formula="of:=IF([.AZ29]=0;&quot;&quot;;&quot;&quot;&amp;[.AZ$1]&amp;&quot;=&gt;&quot;&amp;[.AZ29]&amp;&quot;,&quot;)" office:value-type="string" office:string-value="46=&gt;24,">
            <text:p>46=&gt;24,</text:p>
          </table:table-cell>
          <table:table-cell table:formula="of:=IF([.BA29]=0;&quot;&quot;;&quot;&quot;&amp;[.BA$1]&amp;&quot;=&gt;&quot;&amp;[.BA29]&amp;&quot;,&quot;)" office:value-type="string" office:string-value="47=&gt;23,">
            <text:p>47=&gt;23,</text:p>
          </table:table-cell>
          <table:table-cell table:formula="of:=IF([.BB29]=0;&quot;&quot;;&quot;&quot;&amp;[.BB$1]&amp;&quot;=&gt;&quot;&amp;[.BB29]&amp;&quot;,&quot;)" office:value-type="string" office:string-value="48=&gt;35,">
            <text:p>48=&gt;35,</text:p>
          </table:table-cell>
          <table:table-cell table:formula="of:=IF([.BC29]=0;&quot;&quot;;&quot;&quot;&amp;[.BC$1]&amp;&quot;=&gt;&quot;&amp;[.BC29]&amp;&quot;,&quot;)">
            <text:p/>
          </table:table-cell>
          <table:table-cell table:formula="of:=IF([.BD29]=0;&quot;&quot;;&quot;&quot;&amp;[.BD$1]&amp;&quot;=&gt;&quot;&amp;[.BD29]&amp;&quot;,&quot;)">
            <text:p/>
          </table:table-cell>
          <table:table-cell table:formula="of:=IF([.BE29]=0;&quot;&quot;;&quot;&quot;&amp;[.BE$1]&amp;&quot;=&gt;&quot;&amp;[.BE29]&amp;&quot;,&quot;)">
            <text:p/>
          </table:table-cell>
          <table:table-cell table:formula="of:=IF([.BF29]=0;&quot;&quot;;&quot;&quot;&amp;[.BF$1]&amp;&quot;=&gt;&quot;&amp;[.BF29]&amp;&quot;,&quot;)">
            <text:p/>
          </table:table-cell>
          <table:table-cell table:formula="of:=IF([.BG29]=0;&quot;&quot;;&quot;&quot;&amp;[.BG$1]&amp;&quot;=&gt;&quot;&amp;[.BG29]&amp;&quot;,&quot;)">
            <text:p/>
          </table:table-cell>
          <table:table-cell table:formula="of:=IF([.BH29]=0;&quot;&quot;;&quot;&quot;&amp;[.BH$1]&amp;&quot;=&gt;&quot;&amp;[.BH29]&amp;&quot;,&quot;)">
            <text:p/>
          </table:table-cell>
          <table:table-cell table:formula="of:=IF([.BI29]=0;&quot;&quot;;&quot;&quot;&amp;[.BI$1]&amp;&quot;=&gt;&quot;&amp;[.BI29]&amp;&quot;,&quot;)">
            <text:p/>
          </table:table-cell>
          <table:table-cell table:formula="of:=IF([.BJ29]=0;&quot;&quot;;&quot;&quot;&amp;[.BJ$1]&amp;&quot;=&gt;&quot;&amp;[.BJ29]&amp;&quot;,&quot;)">
            <text:p/>
          </table:table-cell>
          <table:table-cell table:formula="of:=IF([.BK29]=0;&quot;&quot;;&quot;&quot;&amp;[.BK$1]&amp;&quot;=&gt;&quot;&amp;[.BK29]&amp;&quot;,&quot;)">
            <text:p/>
          </table:table-cell>
          <table:table-cell table:formula="of:=IF([.BL29]=0;&quot;&quot;;&quot;&quot;&amp;[.BL$1]&amp;&quot;=&gt;&quot;&amp;[.BL29]&amp;&quot;,&quot;)">
            <text:p/>
          </table:table-cell>
          <table:table-cell table:formula="of:=IF([.BM29]=0;&quot;&quot;;&quot;&quot;&amp;[.BM$1]&amp;&quot;=&gt;&quot;&amp;[.BM29]&amp;&quot;,&quot;)">
            <text:p/>
          </table:table-cell>
          <table:table-cell table:formula="of:=IF([.BN29]=0;&quot;&quot;;&quot;&quot;&amp;[.BN$1]&amp;&quot;=&gt;&quot;&amp;[.BN29]&amp;&quot;,&quot;)">
            <text:p/>
          </table:table-cell>
          <table:table-cell table:formula="of:=IF([.BO29]=0;&quot;&quot;;&quot;&quot;&amp;[.BO$1]&amp;&quot;=&gt;&quot;&amp;[.BO29]&amp;&quot;,&quot;)">
            <text:p/>
          </table:table-cell>
          <table:table-cell table:formula="of:=IF([.BP29]=0;&quot;&quot;;&quot;&quot;&amp;[.BP$1]&amp;&quot;=&gt;&quot;&amp;[.BP29]&amp;&quot;,&quot;)">
            <text:p/>
          </table:table-cell>
          <table:table-cell table:formula="of:=IF([.BQ29]=0;&quot;&quot;;&quot;&quot;&amp;[.BQ$1]&amp;&quot;=&gt;&quot;&amp;[.BQ29]&amp;&quot;,&quot;)">
            <text:p/>
          </table:table-cell>
          <table:table-cell table:formula="of:=IF([.BR29]=0;&quot;&quot;;&quot;&quot;&amp;[.BR$1]&amp;&quot;=&gt;&quot;&amp;[.BR29]&amp;&quot;,&quot;)">
            <text:p/>
          </table:table-cell>
          <table:table-cell table:formula="of:=IF([.BS29]=0;&quot;&quot;;&quot;&quot;&amp;[.BS$1]&amp;&quot;=&gt;&quot;&amp;[.BS29]&amp;&quot;,&quot;)">
            <text:p/>
          </table:table-cell>
          <table:table-cell table:formula="of:=IF([.BT29]=0;&quot;&quot;;&quot;&quot;&amp;[.BT$1]&amp;&quot;=&gt;&quot;&amp;[.BT2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Daniel.A1">Daniel</text:a></text:span></text:p>
          </table:table-cell>
          <table:table-cell office:value-type="float" office:value="357">
            <text:p>357</text:p>
          </table:table-cell>
          <table:table-cell office:value-type="string">
            <text:p>Dan12:13 </text:p>
          </table:table-cell>
          <table:table-cell table:formula="of:=CONCATENATE(&quot;'&quot;&amp;[.A30]&amp;&quot;' =&gt; array( 'chapters'=&gt;&quot;&amp;[.E30]&amp;&quot;, 'verses'=&gt;&quot;&amp;[.F30]&amp;&quot;,&quot;; [.BX30]; &quot; ),&quot;)" office:value-type="string" office:string-value="'Daniel' =&gt; array( 'chapters'=&gt;12, 'verses'=&gt;424,1=&gt;21,2=&gt;49,3=&gt;100,4=&gt;34,5=&gt;30,6=&gt;29,7=&gt;28,8=&gt;27,9=&gt;27,10=&gt;21,11=&gt;45,12=&gt;13, ),">
            <text:p>'Daniel' =&gt; array( 'chapters'=&gt;12, 'verses'=&gt;424,1=&gt;21,2=&gt;49,3=&gt;100,4=&gt;34,5=&gt;30,6=&gt;29,7=&gt;28,8=&gt;27,9=&gt;27,10=&gt;21,11=&gt;45,12=&gt;13, ),</text:p>
          </table:table-cell>
          <table:table-cell office:value-type="float" office:value="12">
            <text:p>12</text:p>
          </table:table-cell>
          <table:table-cell table:formula="of:=SUM([.G30:.BT30])" office:value-type="float" office:value="424">
            <text:p>424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">
            <text:p>28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3">
            <text:p>13</text:p>
          </table:table-cell>
          <table:table-cell table:number-columns-repeated="54"/>
          <table:table-cell table:formula="of:=CONCATENATE([.BY30];[.BZ30];[.CA30];[.CB30];[.CC30];[.CD30];[.CE30];[.CF30];[.CG30];[.CH30];[.CI30];[.CJ30];[.CK30];[.CL30];[.CM30];[.CN30];[.CO30];[.CP30];[.CQ30];[.CR30];[.CS30];[.CT30];[.CU30];[.CV30];[.CW30];[.CX30];[.CY30];[.CZ30])" office:value-type="string" office:string-value="1=&gt;21,2=&gt;49,3=&gt;100,4=&gt;34,5=&gt;30,6=&gt;29,7=&gt;28,8=&gt;27,9=&gt;27,10=&gt;21,11=&gt;45,12=&gt;13,">
            <text:p>1=&gt;21,2=&gt;49,3=&gt;100,4=&gt;34,5=&gt;30,6=&gt;29,7=&gt;28,8=&gt;27,9=&gt;27,10=&gt;21,11=&gt;45,12=&gt;13,</text:p>
          </table:table-cell>
          <table:table-cell table:formula="of:=CONCATENATE([.CZ30];[.DA30];[.DB30];[.DC30];[.DD30];[.DE30];[.DF30];[.DG30];[.DH30];[.DI30];[.DJ30];[.DK30];[.DL30];[.DM30];[.DN30];[.DO30];[.DP30];[.DQ30];[.DR30];[.DS30];[.DT30];[.DU30];[.DV30];[.DW30];[.DX30];[.DY30];[.DZ30])">
            <text:p/>
          </table:table-cell>
          <table:table-cell table:formula="of:=CONCATENATE([.EA30];[.EB30];[.EC30];[.ED30];[.EE30];[.EF30];[.EG30];[.EH30];[.EI30];[.EJ30];[.EK30];[.EL30])">
            <text:p/>
          </table:table-cell>
          <table:table-cell table:formula="of:=CONCATENATE([.BU30];[.BV30];[.BW30])" office:value-type="string" office:string-value="1=&gt;21,2=&gt;49,3=&gt;100,4=&gt;34,5=&gt;30,6=&gt;29,7=&gt;28,8=&gt;27,9=&gt;27,10=&gt;21,11=&gt;45,12=&gt;13,">
            <text:p>1=&gt;21,2=&gt;49,3=&gt;100,4=&gt;34,5=&gt;30,6=&gt;29,7=&gt;28,8=&gt;27,9=&gt;27,10=&gt;21,11=&gt;45,12=&gt;13,</text:p>
          </table:table-cell>
          <table:table-cell table:formula="of:=IF([.G30]=0;&quot;&quot;;&quot;&quot;&amp;[.G$1]&amp;&quot;=&gt;&quot;&amp;[.G30]&amp;&quot;,&quot;)" office:value-type="string" office:string-value="1=&gt;21,">
            <text:p>1=&gt;21,</text:p>
          </table:table-cell>
          <table:table-cell table:formula="of:=IF([.H30]=0;&quot;&quot;;&quot;&quot;&amp;[.H$1]&amp;&quot;=&gt;&quot;&amp;[.H30]&amp;&quot;,&quot;)" office:value-type="string" office:string-value="2=&gt;49,">
            <text:p>2=&gt;49,</text:p>
          </table:table-cell>
          <table:table-cell table:formula="of:=IF([.I30]=0;&quot;&quot;;&quot;&quot;&amp;[.I$1]&amp;&quot;=&gt;&quot;&amp;[.I30]&amp;&quot;,&quot;)" office:value-type="string" office:string-value="3=&gt;100,">
            <text:p>3=&gt;100,</text:p>
          </table:table-cell>
          <table:table-cell table:formula="of:=IF([.J30]=0;&quot;&quot;;&quot;&quot;&amp;[.J$1]&amp;&quot;=&gt;&quot;&amp;[.J30]&amp;&quot;,&quot;)" office:value-type="string" office:string-value="4=&gt;34,">
            <text:p>4=&gt;34,</text:p>
          </table:table-cell>
          <table:table-cell table:formula="of:=IF([.K30]=0;&quot;&quot;;&quot;&quot;&amp;[.K$1]&amp;&quot;=&gt;&quot;&amp;[.K30]&amp;&quot;,&quot;)" office:value-type="string" office:string-value="5=&gt;30,">
            <text:p>5=&gt;30,</text:p>
          </table:table-cell>
          <table:table-cell table:formula="of:=IF([.L30]=0;&quot;&quot;;&quot;&quot;&amp;[.L$1]&amp;&quot;=&gt;&quot;&amp;[.L30]&amp;&quot;,&quot;)" office:value-type="string" office:string-value="6=&gt;29,">
            <text:p>6=&gt;29,</text:p>
          </table:table-cell>
          <table:table-cell table:formula="of:=IF([.M30]=0;&quot;&quot;;&quot;&quot;&amp;[.M$1]&amp;&quot;=&gt;&quot;&amp;[.M30]&amp;&quot;,&quot;)" office:value-type="string" office:string-value="7=&gt;28,">
            <text:p>7=&gt;28,</text:p>
          </table:table-cell>
          <table:table-cell table:formula="of:=IF([.N30]=0;&quot;&quot;;&quot;&quot;&amp;[.N$1]&amp;&quot;=&gt;&quot;&amp;[.N30]&amp;&quot;,&quot;)" office:value-type="string" office:string-value="8=&gt;27,">
            <text:p>8=&gt;27,</text:p>
          </table:table-cell>
          <table:table-cell table:formula="of:=IF([.O30]=0;&quot;&quot;;&quot;&quot;&amp;[.O$1]&amp;&quot;=&gt;&quot;&amp;[.O30]&amp;&quot;,&quot;)" office:value-type="string" office:string-value="9=&gt;27,">
            <text:p>9=&gt;27,</text:p>
          </table:table-cell>
          <table:table-cell table:formula="of:=IF([.P30]=0;&quot;&quot;;&quot;&quot;&amp;[.P$1]&amp;&quot;=&gt;&quot;&amp;[.P30]&amp;&quot;,&quot;)" office:value-type="string" office:string-value="10=&gt;21,">
            <text:p>10=&gt;21,</text:p>
          </table:table-cell>
          <table:table-cell table:formula="of:=IF([.Q30]=0;&quot;&quot;;&quot;&quot;&amp;[.Q$1]&amp;&quot;=&gt;&quot;&amp;[.Q30]&amp;&quot;,&quot;)" office:value-type="string" office:string-value="11=&gt;45,">
            <text:p>11=&gt;45,</text:p>
          </table:table-cell>
          <table:table-cell table:formula="of:=IF([.R30]=0;&quot;&quot;;&quot;&quot;&amp;[.R$1]&amp;&quot;=&gt;&quot;&amp;[.R30]&amp;&quot;,&quot;)" office:value-type="string" office:string-value="12=&gt;13,">
            <text:p>12=&gt;13,</text:p>
          </table:table-cell>
          <table:table-cell table:formula="of:=IF([.S30]=0;&quot;&quot;;&quot;&quot;&amp;[.S$1]&amp;&quot;=&gt;&quot;&amp;[.S30]&amp;&quot;,&quot;)">
            <text:p/>
          </table:table-cell>
          <table:table-cell table:formula="of:=IF([.T30]=0;&quot;&quot;;&quot;&quot;&amp;[.T$1]&amp;&quot;=&gt;&quot;&amp;[.T30]&amp;&quot;,&quot;)">
            <text:p/>
          </table:table-cell>
          <table:table-cell table:formula="of:=IF([.U30]=0;&quot;&quot;;&quot;&quot;&amp;[.U$1]&amp;&quot;=&gt;&quot;&amp;[.U30]&amp;&quot;,&quot;)">
            <text:p/>
          </table:table-cell>
          <table:table-cell table:formula="of:=IF([.V30]=0;&quot;&quot;;&quot;&quot;&amp;[.V$1]&amp;&quot;=&gt;&quot;&amp;[.V30]&amp;&quot;,&quot;)">
            <text:p/>
          </table:table-cell>
          <table:table-cell table:formula="of:=IF([.W30]=0;&quot;&quot;;&quot;&quot;&amp;[.W$1]&amp;&quot;=&gt;&quot;&amp;[.W30]&amp;&quot;,&quot;)">
            <text:p/>
          </table:table-cell>
          <table:table-cell table:formula="of:=IF([.X30]=0;&quot;&quot;;&quot;&quot;&amp;[.X$1]&amp;&quot;=&gt;&quot;&amp;[.X30]&amp;&quot;,&quot;)">
            <text:p/>
          </table:table-cell>
          <table:table-cell table:formula="of:=IF([.Y30]=0;&quot;&quot;;&quot;&quot;&amp;[.Y$1]&amp;&quot;=&gt;&quot;&amp;[.Y30]&amp;&quot;,&quot;)">
            <text:p/>
          </table:table-cell>
          <table:table-cell table:formula="of:=IF([.Z30]=0;&quot;&quot;;&quot;&quot;&amp;[.Z$1]&amp;&quot;=&gt;&quot;&amp;[.Z30]&amp;&quot;,&quot;)">
            <text:p/>
          </table:table-cell>
          <table:table-cell table:formula="of:=IF([.AA30]=0;&quot;&quot;;&quot;&quot;&amp;[.AA$1]&amp;&quot;=&gt;&quot;&amp;[.AA30]&amp;&quot;,&quot;)">
            <text:p/>
          </table:table-cell>
          <table:table-cell table:formula="of:=IF([.AB30]=0;&quot;&quot;;&quot;&quot;&amp;[.AB$1]&amp;&quot;=&gt;&quot;&amp;[.AB30]&amp;&quot;,&quot;)">
            <text:p/>
          </table:table-cell>
          <table:table-cell table:formula="of:=IF([.AC30]=0;&quot;&quot;;&quot;&quot;&amp;[.AC$1]&amp;&quot;=&gt;&quot;&amp;[.AC30]&amp;&quot;,&quot;)">
            <text:p/>
          </table:table-cell>
          <table:table-cell table:formula="of:=IF([.AD30]=0;&quot;&quot;;&quot;&quot;&amp;[.AD$1]&amp;&quot;=&gt;&quot;&amp;[.AD30]&amp;&quot;,&quot;)">
            <text:p/>
          </table:table-cell>
          <table:table-cell table:formula="of:=IF([.AE30]=0;&quot;&quot;;&quot;&quot;&amp;[.AE$1]&amp;&quot;=&gt;&quot;&amp;[.AE30]&amp;&quot;,&quot;)">
            <text:p/>
          </table:table-cell>
          <table:table-cell table:formula="of:=IF([.AF30]=0;&quot;&quot;;&quot;&quot;&amp;[.AF$1]&amp;&quot;=&gt;&quot;&amp;[.AF30]&amp;&quot;,&quot;)">
            <text:p/>
          </table:table-cell>
          <table:table-cell table:formula="of:=IF([.AG30]=0;&quot;&quot;;&quot;&quot;&amp;[.AG$1]&amp;&quot;=&gt;&quot;&amp;[.AG30]&amp;&quot;,&quot;)">
            <text:p/>
          </table:table-cell>
          <table:table-cell table:formula="of:=IF([.AH30]=0;&quot;&quot;;&quot;&quot;&amp;[.AH$1]&amp;&quot;=&gt;&quot;&amp;[.AH30]&amp;&quot;,&quot;)">
            <text:p/>
          </table:table-cell>
          <table:table-cell table:formula="of:=IF([.AI30]=0;&quot;&quot;;&quot;&quot;&amp;[.AI$1]&amp;&quot;=&gt;&quot;&amp;[.AI30]&amp;&quot;,&quot;)">
            <text:p/>
          </table:table-cell>
          <table:table-cell table:formula="of:=IF([.AJ30]=0;&quot;&quot;;&quot;&quot;&amp;[.AJ$1]&amp;&quot;=&gt;&quot;&amp;[.AJ30]&amp;&quot;,&quot;)">
            <text:p/>
          </table:table-cell>
          <table:table-cell table:formula="of:=IF([.AK30]=0;&quot;&quot;;&quot;&quot;&amp;[.AK$1]&amp;&quot;=&gt;&quot;&amp;[.AK30]&amp;&quot;,&quot;)">
            <text:p/>
          </table:table-cell>
          <table:table-cell table:formula="of:=IF([.AL30]=0;&quot;&quot;;&quot;&quot;&amp;[.AL$1]&amp;&quot;=&gt;&quot;&amp;[.AL30]&amp;&quot;,&quot;)">
            <text:p/>
          </table:table-cell>
          <table:table-cell table:formula="of:=IF([.AM30]=0;&quot;&quot;;&quot;&quot;&amp;[.AM$1]&amp;&quot;=&gt;&quot;&amp;[.AM30]&amp;&quot;,&quot;)">
            <text:p/>
          </table:table-cell>
          <table:table-cell table:formula="of:=IF([.AN30]=0;&quot;&quot;;&quot;&quot;&amp;[.AN$1]&amp;&quot;=&gt;&quot;&amp;[.AN30]&amp;&quot;,&quot;)">
            <text:p/>
          </table:table-cell>
          <table:table-cell table:formula="of:=IF([.AO30]=0;&quot;&quot;;&quot;&quot;&amp;[.AO$1]&amp;&quot;=&gt;&quot;&amp;[.AO30]&amp;&quot;,&quot;)">
            <text:p/>
          </table:table-cell>
          <table:table-cell table:formula="of:=IF([.AP30]=0;&quot;&quot;;&quot;&quot;&amp;[.AP$1]&amp;&quot;=&gt;&quot;&amp;[.AP30]&amp;&quot;,&quot;)">
            <text:p/>
          </table:table-cell>
          <table:table-cell table:formula="of:=IF([.AQ30]=0;&quot;&quot;;&quot;&quot;&amp;[.AQ$1]&amp;&quot;=&gt;&quot;&amp;[.AQ30]&amp;&quot;,&quot;)">
            <text:p/>
          </table:table-cell>
          <table:table-cell table:formula="of:=IF([.AR30]=0;&quot;&quot;;&quot;&quot;&amp;[.AR$1]&amp;&quot;=&gt;&quot;&amp;[.AR30]&amp;&quot;,&quot;)">
            <text:p/>
          </table:table-cell>
          <table:table-cell table:formula="of:=IF([.AS30]=0;&quot;&quot;;&quot;&quot;&amp;[.AS$1]&amp;&quot;=&gt;&quot;&amp;[.AS30]&amp;&quot;,&quot;)">
            <text:p/>
          </table:table-cell>
          <table:table-cell table:formula="of:=IF([.AT30]=0;&quot;&quot;;&quot;&quot;&amp;[.AT$1]&amp;&quot;=&gt;&quot;&amp;[.AT30]&amp;&quot;,&quot;)">
            <text:p/>
          </table:table-cell>
          <table:table-cell table:formula="of:=IF([.AU30]=0;&quot;&quot;;&quot;&quot;&amp;[.AU$1]&amp;&quot;=&gt;&quot;&amp;[.AU30]&amp;&quot;,&quot;)">
            <text:p/>
          </table:table-cell>
          <table:table-cell table:formula="of:=IF([.AV30]=0;&quot;&quot;;&quot;&quot;&amp;[.AV$1]&amp;&quot;=&gt;&quot;&amp;[.AV30]&amp;&quot;,&quot;)">
            <text:p/>
          </table:table-cell>
          <table:table-cell table:formula="of:=IF([.AW30]=0;&quot;&quot;;&quot;&quot;&amp;[.AW$1]&amp;&quot;=&gt;&quot;&amp;[.AW30]&amp;&quot;,&quot;)">
            <text:p/>
          </table:table-cell>
          <table:table-cell table:formula="of:=IF([.AX30]=0;&quot;&quot;;&quot;&quot;&amp;[.AX$1]&amp;&quot;=&gt;&quot;&amp;[.AX30]&amp;&quot;,&quot;)">
            <text:p/>
          </table:table-cell>
          <table:table-cell table:formula="of:=IF([.AY30]=0;&quot;&quot;;&quot;&quot;&amp;[.AY$1]&amp;&quot;=&gt;&quot;&amp;[.AY30]&amp;&quot;,&quot;)">
            <text:p/>
          </table:table-cell>
          <table:table-cell table:formula="of:=IF([.AZ30]=0;&quot;&quot;;&quot;&quot;&amp;[.AZ$1]&amp;&quot;=&gt;&quot;&amp;[.AZ30]&amp;&quot;,&quot;)">
            <text:p/>
          </table:table-cell>
          <table:table-cell table:formula="of:=IF([.BA30]=0;&quot;&quot;;&quot;&quot;&amp;[.BA$1]&amp;&quot;=&gt;&quot;&amp;[.BA30]&amp;&quot;,&quot;)">
            <text:p/>
          </table:table-cell>
          <table:table-cell table:formula="of:=IF([.BB30]=0;&quot;&quot;;&quot;&quot;&amp;[.BB$1]&amp;&quot;=&gt;&quot;&amp;[.BB30]&amp;&quot;,&quot;)">
            <text:p/>
          </table:table-cell>
          <table:table-cell table:formula="of:=IF([.BC30]=0;&quot;&quot;;&quot;&quot;&amp;[.BC$1]&amp;&quot;=&gt;&quot;&amp;[.BC30]&amp;&quot;,&quot;)">
            <text:p/>
          </table:table-cell>
          <table:table-cell table:formula="of:=IF([.BD30]=0;&quot;&quot;;&quot;&quot;&amp;[.BD$1]&amp;&quot;=&gt;&quot;&amp;[.BD30]&amp;&quot;,&quot;)">
            <text:p/>
          </table:table-cell>
          <table:table-cell table:formula="of:=IF([.BE30]=0;&quot;&quot;;&quot;&quot;&amp;[.BE$1]&amp;&quot;=&gt;&quot;&amp;[.BE30]&amp;&quot;,&quot;)">
            <text:p/>
          </table:table-cell>
          <table:table-cell table:formula="of:=IF([.BF30]=0;&quot;&quot;;&quot;&quot;&amp;[.BF$1]&amp;&quot;=&gt;&quot;&amp;[.BF30]&amp;&quot;,&quot;)">
            <text:p/>
          </table:table-cell>
          <table:table-cell table:formula="of:=IF([.BG30]=0;&quot;&quot;;&quot;&quot;&amp;[.BG$1]&amp;&quot;=&gt;&quot;&amp;[.BG30]&amp;&quot;,&quot;)">
            <text:p/>
          </table:table-cell>
          <table:table-cell table:formula="of:=IF([.BH30]=0;&quot;&quot;;&quot;&quot;&amp;[.BH$1]&amp;&quot;=&gt;&quot;&amp;[.BH30]&amp;&quot;,&quot;)">
            <text:p/>
          </table:table-cell>
          <table:table-cell table:formula="of:=IF([.BI30]=0;&quot;&quot;;&quot;&quot;&amp;[.BI$1]&amp;&quot;=&gt;&quot;&amp;[.BI30]&amp;&quot;,&quot;)">
            <text:p/>
          </table:table-cell>
          <table:table-cell table:formula="of:=IF([.BJ30]=0;&quot;&quot;;&quot;&quot;&amp;[.BJ$1]&amp;&quot;=&gt;&quot;&amp;[.BJ30]&amp;&quot;,&quot;)">
            <text:p/>
          </table:table-cell>
          <table:table-cell table:formula="of:=IF([.BK30]=0;&quot;&quot;;&quot;&quot;&amp;[.BK$1]&amp;&quot;=&gt;&quot;&amp;[.BK30]&amp;&quot;,&quot;)">
            <text:p/>
          </table:table-cell>
          <table:table-cell table:formula="of:=IF([.BL30]=0;&quot;&quot;;&quot;&quot;&amp;[.BL$1]&amp;&quot;=&gt;&quot;&amp;[.BL30]&amp;&quot;,&quot;)">
            <text:p/>
          </table:table-cell>
          <table:table-cell table:formula="of:=IF([.BM30]=0;&quot;&quot;;&quot;&quot;&amp;[.BM$1]&amp;&quot;=&gt;&quot;&amp;[.BM30]&amp;&quot;,&quot;)">
            <text:p/>
          </table:table-cell>
          <table:table-cell table:formula="of:=IF([.BN30]=0;&quot;&quot;;&quot;&quot;&amp;[.BN$1]&amp;&quot;=&gt;&quot;&amp;[.BN30]&amp;&quot;,&quot;)">
            <text:p/>
          </table:table-cell>
          <table:table-cell table:formula="of:=IF([.BO30]=0;&quot;&quot;;&quot;&quot;&amp;[.BO$1]&amp;&quot;=&gt;&quot;&amp;[.BO30]&amp;&quot;,&quot;)">
            <text:p/>
          </table:table-cell>
          <table:table-cell table:formula="of:=IF([.BP30]=0;&quot;&quot;;&quot;&quot;&amp;[.BP$1]&amp;&quot;=&gt;&quot;&amp;[.BP30]&amp;&quot;,&quot;)">
            <text:p/>
          </table:table-cell>
          <table:table-cell table:formula="of:=IF([.BQ30]=0;&quot;&quot;;&quot;&quot;&amp;[.BQ$1]&amp;&quot;=&gt;&quot;&amp;[.BQ30]&amp;&quot;,&quot;)">
            <text:p/>
          </table:table-cell>
          <table:table-cell table:formula="of:=IF([.BR30]=0;&quot;&quot;;&quot;&quot;&amp;[.BR$1]&amp;&quot;=&gt;&quot;&amp;[.BR30]&amp;&quot;,&quot;)">
            <text:p/>
          </table:table-cell>
          <table:table-cell table:formula="of:=IF([.BS30]=0;&quot;&quot;;&quot;&quot;&amp;[.BS$1]&amp;&quot;=&gt;&quot;&amp;[.BS30]&amp;&quot;,&quot;)">
            <text:p/>
          </table:table-cell>
          <table:table-cell table:formula="of:=IF([.BT30]=0;&quot;&quot;;&quot;&quot;&amp;[.BT$1]&amp;&quot;=&gt;&quot;&amp;[.BT30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Hosea.A1">Hosea</text:a></text:span></text:p>
          </table:table-cell>
          <table:table-cell office:value-type="float" office:value="197">
            <text:p>197</text:p>
          </table:table-cell>
          <table:table-cell office:value-type="string">
            <text:p>Hos14:9 </text:p>
          </table:table-cell>
          <table:table-cell table:formula="of:=CONCATENATE(&quot;'&quot;&amp;[.A31]&amp;&quot;' =&gt; array( 'chapters'=&gt;&quot;&amp;[.E31]&amp;&quot;, 'verses'=&gt;&quot;&amp;[.F31]&amp;&quot;,&quot;; [.BX31]; &quot; ),&quot;)" office:value-type="string" office:string-value="'Hosea' =&gt; array( 'chapters'=&gt;14, 'verses'=&gt;197,1=&gt;9,2=&gt;25,3=&gt;5,4=&gt;19,5=&gt;15,6=&gt;11,7=&gt;16,8=&gt;14,9=&gt;17,10=&gt;15,11=&gt;11,12=&gt;15,13=&gt;15,14=&gt;10, ),">
            <text:p>'Hosea' =&gt; array( 'chapters'=&gt;14, 'verses'=&gt;197,1=&gt;9,2=&gt;25,3=&gt;5,4=&gt;19,5=&gt;15,6=&gt;11,7=&gt;16,8=&gt;14,9=&gt;17,10=&gt;15,11=&gt;11,12=&gt;15,13=&gt;15,14=&gt;10, ),</text:p>
          </table:table-cell>
          <table:table-cell office:value-type="float" office:value="14">
            <text:p>14</text:p>
          </table:table-cell>
          <table:table-cell table:formula="of:=SUM([.G31:.BT31])"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number-columns-repeated="52"/>
          <table:table-cell table:formula="of:=CONCATENATE([.BY31];[.BZ31];[.CA31];[.CB31];[.CC31];[.CD31];[.CE31];[.CF31];[.CG31];[.CH31];[.CI31];[.CJ31];[.CK31];[.CL31];[.CM31];[.CN31];[.CO31];[.CP31];[.CQ31];[.CR31];[.CS31];[.CT31];[.CU31];[.CV31];[.CW31];[.CX31];[.CY31];[.CZ31])" office:value-type="string" office:string-value="1=&gt;9,2=&gt;25,3=&gt;5,4=&gt;19,5=&gt;15,6=&gt;11,7=&gt;16,8=&gt;14,9=&gt;17,10=&gt;15,11=&gt;11,12=&gt;15,13=&gt;15,14=&gt;10,">
            <text:p>1=&gt;9,2=&gt;25,3=&gt;5,4=&gt;19,5=&gt;15,6=&gt;11,7=&gt;16,8=&gt;14,9=&gt;17,10=&gt;15,11=&gt;11,12=&gt;15,13=&gt;15,14=&gt;10,</text:p>
          </table:table-cell>
          <table:table-cell table:formula="of:=CONCATENATE([.CZ31];[.DA31];[.DB31];[.DC31];[.DD31];[.DE31];[.DF31];[.DG31];[.DH31];[.DI31];[.DJ31];[.DK31];[.DL31];[.DM31];[.DN31];[.DO31];[.DP31];[.DQ31];[.DR31];[.DS31];[.DT31];[.DU31];[.DV31];[.DW31];[.DX31];[.DY31];[.DZ31])">
            <text:p/>
          </table:table-cell>
          <table:table-cell table:formula="of:=CONCATENATE([.EA31];[.EB31];[.EC31];[.ED31];[.EE31];[.EF31];[.EG31];[.EH31];[.EI31];[.EJ31];[.EK31];[.EL31])">
            <text:p/>
          </table:table-cell>
          <table:table-cell table:formula="of:=CONCATENATE([.BU31];[.BV31];[.BW31])" office:value-type="string" office:string-value="1=&gt;9,2=&gt;25,3=&gt;5,4=&gt;19,5=&gt;15,6=&gt;11,7=&gt;16,8=&gt;14,9=&gt;17,10=&gt;15,11=&gt;11,12=&gt;15,13=&gt;15,14=&gt;10,">
            <text:p>1=&gt;9,2=&gt;25,3=&gt;5,4=&gt;19,5=&gt;15,6=&gt;11,7=&gt;16,8=&gt;14,9=&gt;17,10=&gt;15,11=&gt;11,12=&gt;15,13=&gt;15,14=&gt;10,</text:p>
          </table:table-cell>
          <table:table-cell table:formula="of:=IF([.G31]=0;&quot;&quot;;&quot;&quot;&amp;[.G$1]&amp;&quot;=&gt;&quot;&amp;[.G31]&amp;&quot;,&quot;)" office:value-type="string" office:string-value="1=&gt;9,">
            <text:p>1=&gt;9,</text:p>
          </table:table-cell>
          <table:table-cell table:formula="of:=IF([.H31]=0;&quot;&quot;;&quot;&quot;&amp;[.H$1]&amp;&quot;=&gt;&quot;&amp;[.H31]&amp;&quot;,&quot;)" office:value-type="string" office:string-value="2=&gt;25,">
            <text:p>2=&gt;25,</text:p>
          </table:table-cell>
          <table:table-cell table:formula="of:=IF([.I31]=0;&quot;&quot;;&quot;&quot;&amp;[.I$1]&amp;&quot;=&gt;&quot;&amp;[.I31]&amp;&quot;,&quot;)" office:value-type="string" office:string-value="3=&gt;5,">
            <text:p>3=&gt;5,</text:p>
          </table:table-cell>
          <table:table-cell table:formula="of:=IF([.J31]=0;&quot;&quot;;&quot;&quot;&amp;[.J$1]&amp;&quot;=&gt;&quot;&amp;[.J31]&amp;&quot;,&quot;)" office:value-type="string" office:string-value="4=&gt;19,">
            <text:p>4=&gt;19,</text:p>
          </table:table-cell>
          <table:table-cell table:formula="of:=IF([.K31]=0;&quot;&quot;;&quot;&quot;&amp;[.K$1]&amp;&quot;=&gt;&quot;&amp;[.K31]&amp;&quot;,&quot;)" office:value-type="string" office:string-value="5=&gt;15,">
            <text:p>5=&gt;15,</text:p>
          </table:table-cell>
          <table:table-cell table:formula="of:=IF([.L31]=0;&quot;&quot;;&quot;&quot;&amp;[.L$1]&amp;&quot;=&gt;&quot;&amp;[.L31]&amp;&quot;,&quot;)" office:value-type="string" office:string-value="6=&gt;11,">
            <text:p>6=&gt;11,</text:p>
          </table:table-cell>
          <table:table-cell table:formula="of:=IF([.M31]=0;&quot;&quot;;&quot;&quot;&amp;[.M$1]&amp;&quot;=&gt;&quot;&amp;[.M31]&amp;&quot;,&quot;)" office:value-type="string" office:string-value="7=&gt;16,">
            <text:p>7=&gt;16,</text:p>
          </table:table-cell>
          <table:table-cell table:formula="of:=IF([.N31]=0;&quot;&quot;;&quot;&quot;&amp;[.N$1]&amp;&quot;=&gt;&quot;&amp;[.N31]&amp;&quot;,&quot;)" office:value-type="string" office:string-value="8=&gt;14,">
            <text:p>8=&gt;14,</text:p>
          </table:table-cell>
          <table:table-cell table:formula="of:=IF([.O31]=0;&quot;&quot;;&quot;&quot;&amp;[.O$1]&amp;&quot;=&gt;&quot;&amp;[.O31]&amp;&quot;,&quot;)" office:value-type="string" office:string-value="9=&gt;17,">
            <text:p>9=&gt;17,</text:p>
          </table:table-cell>
          <table:table-cell table:formula="of:=IF([.P31]=0;&quot;&quot;;&quot;&quot;&amp;[.P$1]&amp;&quot;=&gt;&quot;&amp;[.P31]&amp;&quot;,&quot;)" office:value-type="string" office:string-value="10=&gt;15,">
            <text:p>10=&gt;15,</text:p>
          </table:table-cell>
          <table:table-cell table:formula="of:=IF([.Q31]=0;&quot;&quot;;&quot;&quot;&amp;[.Q$1]&amp;&quot;=&gt;&quot;&amp;[.Q31]&amp;&quot;,&quot;)" office:value-type="string" office:string-value="11=&gt;11,">
            <text:p>11=&gt;11,</text:p>
          </table:table-cell>
          <table:table-cell table:formula="of:=IF([.R31]=0;&quot;&quot;;&quot;&quot;&amp;[.R$1]&amp;&quot;=&gt;&quot;&amp;[.R31]&amp;&quot;,&quot;)" office:value-type="string" office:string-value="12=&gt;15,">
            <text:p>12=&gt;15,</text:p>
          </table:table-cell>
          <table:table-cell table:formula="of:=IF([.S31]=0;&quot;&quot;;&quot;&quot;&amp;[.S$1]&amp;&quot;=&gt;&quot;&amp;[.S31]&amp;&quot;,&quot;)" office:value-type="string" office:string-value="13=&gt;15,">
            <text:p>13=&gt;15,</text:p>
          </table:table-cell>
          <table:table-cell table:formula="of:=IF([.T31]=0;&quot;&quot;;&quot;&quot;&amp;[.T$1]&amp;&quot;=&gt;&quot;&amp;[.T31]&amp;&quot;,&quot;)" office:value-type="string" office:string-value="14=&gt;10,">
            <text:p>14=&gt;10,</text:p>
          </table:table-cell>
          <table:table-cell table:formula="of:=IF([.U31]=0;&quot;&quot;;&quot;&quot;&amp;[.U$1]&amp;&quot;=&gt;&quot;&amp;[.U31]&amp;&quot;,&quot;)">
            <text:p/>
          </table:table-cell>
          <table:table-cell table:formula="of:=IF([.V31]=0;&quot;&quot;;&quot;&quot;&amp;[.V$1]&amp;&quot;=&gt;&quot;&amp;[.V31]&amp;&quot;,&quot;)">
            <text:p/>
          </table:table-cell>
          <table:table-cell table:formula="of:=IF([.W31]=0;&quot;&quot;;&quot;&quot;&amp;[.W$1]&amp;&quot;=&gt;&quot;&amp;[.W31]&amp;&quot;,&quot;)">
            <text:p/>
          </table:table-cell>
          <table:table-cell table:formula="of:=IF([.X31]=0;&quot;&quot;;&quot;&quot;&amp;[.X$1]&amp;&quot;=&gt;&quot;&amp;[.X31]&amp;&quot;,&quot;)">
            <text:p/>
          </table:table-cell>
          <table:table-cell table:formula="of:=IF([.Y31]=0;&quot;&quot;;&quot;&quot;&amp;[.Y$1]&amp;&quot;=&gt;&quot;&amp;[.Y31]&amp;&quot;,&quot;)">
            <text:p/>
          </table:table-cell>
          <table:table-cell table:formula="of:=IF([.Z31]=0;&quot;&quot;;&quot;&quot;&amp;[.Z$1]&amp;&quot;=&gt;&quot;&amp;[.Z31]&amp;&quot;,&quot;)">
            <text:p/>
          </table:table-cell>
          <table:table-cell table:formula="of:=IF([.AA31]=0;&quot;&quot;;&quot;&quot;&amp;[.AA$1]&amp;&quot;=&gt;&quot;&amp;[.AA31]&amp;&quot;,&quot;)">
            <text:p/>
          </table:table-cell>
          <table:table-cell table:formula="of:=IF([.AB31]=0;&quot;&quot;;&quot;&quot;&amp;[.AB$1]&amp;&quot;=&gt;&quot;&amp;[.AB31]&amp;&quot;,&quot;)">
            <text:p/>
          </table:table-cell>
          <table:table-cell table:formula="of:=IF([.AC31]=0;&quot;&quot;;&quot;&quot;&amp;[.AC$1]&amp;&quot;=&gt;&quot;&amp;[.AC31]&amp;&quot;,&quot;)">
            <text:p/>
          </table:table-cell>
          <table:table-cell table:formula="of:=IF([.AD31]=0;&quot;&quot;;&quot;&quot;&amp;[.AD$1]&amp;&quot;=&gt;&quot;&amp;[.AD31]&amp;&quot;,&quot;)">
            <text:p/>
          </table:table-cell>
          <table:table-cell table:formula="of:=IF([.AE31]=0;&quot;&quot;;&quot;&quot;&amp;[.AE$1]&amp;&quot;=&gt;&quot;&amp;[.AE31]&amp;&quot;,&quot;)">
            <text:p/>
          </table:table-cell>
          <table:table-cell table:formula="of:=IF([.AF31]=0;&quot;&quot;;&quot;&quot;&amp;[.AF$1]&amp;&quot;=&gt;&quot;&amp;[.AF31]&amp;&quot;,&quot;)">
            <text:p/>
          </table:table-cell>
          <table:table-cell table:formula="of:=IF([.AG31]=0;&quot;&quot;;&quot;&quot;&amp;[.AG$1]&amp;&quot;=&gt;&quot;&amp;[.AG31]&amp;&quot;,&quot;)">
            <text:p/>
          </table:table-cell>
          <table:table-cell table:formula="of:=IF([.AH31]=0;&quot;&quot;;&quot;&quot;&amp;[.AH$1]&amp;&quot;=&gt;&quot;&amp;[.AH31]&amp;&quot;,&quot;)">
            <text:p/>
          </table:table-cell>
          <table:table-cell table:formula="of:=IF([.AI31]=0;&quot;&quot;;&quot;&quot;&amp;[.AI$1]&amp;&quot;=&gt;&quot;&amp;[.AI31]&amp;&quot;,&quot;)">
            <text:p/>
          </table:table-cell>
          <table:table-cell table:formula="of:=IF([.AJ31]=0;&quot;&quot;;&quot;&quot;&amp;[.AJ$1]&amp;&quot;=&gt;&quot;&amp;[.AJ31]&amp;&quot;,&quot;)">
            <text:p/>
          </table:table-cell>
          <table:table-cell table:formula="of:=IF([.AK31]=0;&quot;&quot;;&quot;&quot;&amp;[.AK$1]&amp;&quot;=&gt;&quot;&amp;[.AK31]&amp;&quot;,&quot;)">
            <text:p/>
          </table:table-cell>
          <table:table-cell table:formula="of:=IF([.AL31]=0;&quot;&quot;;&quot;&quot;&amp;[.AL$1]&amp;&quot;=&gt;&quot;&amp;[.AL31]&amp;&quot;,&quot;)">
            <text:p/>
          </table:table-cell>
          <table:table-cell table:formula="of:=IF([.AM31]=0;&quot;&quot;;&quot;&quot;&amp;[.AM$1]&amp;&quot;=&gt;&quot;&amp;[.AM31]&amp;&quot;,&quot;)">
            <text:p/>
          </table:table-cell>
          <table:table-cell table:formula="of:=IF([.AN31]=0;&quot;&quot;;&quot;&quot;&amp;[.AN$1]&amp;&quot;=&gt;&quot;&amp;[.AN31]&amp;&quot;,&quot;)">
            <text:p/>
          </table:table-cell>
          <table:table-cell table:formula="of:=IF([.AO31]=0;&quot;&quot;;&quot;&quot;&amp;[.AO$1]&amp;&quot;=&gt;&quot;&amp;[.AO31]&amp;&quot;,&quot;)">
            <text:p/>
          </table:table-cell>
          <table:table-cell table:formula="of:=IF([.AP31]=0;&quot;&quot;;&quot;&quot;&amp;[.AP$1]&amp;&quot;=&gt;&quot;&amp;[.AP31]&amp;&quot;,&quot;)">
            <text:p/>
          </table:table-cell>
          <table:table-cell table:formula="of:=IF([.AQ31]=0;&quot;&quot;;&quot;&quot;&amp;[.AQ$1]&amp;&quot;=&gt;&quot;&amp;[.AQ31]&amp;&quot;,&quot;)">
            <text:p/>
          </table:table-cell>
          <table:table-cell table:formula="of:=IF([.AR31]=0;&quot;&quot;;&quot;&quot;&amp;[.AR$1]&amp;&quot;=&gt;&quot;&amp;[.AR31]&amp;&quot;,&quot;)">
            <text:p/>
          </table:table-cell>
          <table:table-cell table:formula="of:=IF([.AS31]=0;&quot;&quot;;&quot;&quot;&amp;[.AS$1]&amp;&quot;=&gt;&quot;&amp;[.AS31]&amp;&quot;,&quot;)">
            <text:p/>
          </table:table-cell>
          <table:table-cell table:formula="of:=IF([.AT31]=0;&quot;&quot;;&quot;&quot;&amp;[.AT$1]&amp;&quot;=&gt;&quot;&amp;[.AT31]&amp;&quot;,&quot;)">
            <text:p/>
          </table:table-cell>
          <table:table-cell table:formula="of:=IF([.AU31]=0;&quot;&quot;;&quot;&quot;&amp;[.AU$1]&amp;&quot;=&gt;&quot;&amp;[.AU31]&amp;&quot;,&quot;)">
            <text:p/>
          </table:table-cell>
          <table:table-cell table:formula="of:=IF([.AV31]=0;&quot;&quot;;&quot;&quot;&amp;[.AV$1]&amp;&quot;=&gt;&quot;&amp;[.AV31]&amp;&quot;,&quot;)">
            <text:p/>
          </table:table-cell>
          <table:table-cell table:formula="of:=IF([.AW31]=0;&quot;&quot;;&quot;&quot;&amp;[.AW$1]&amp;&quot;=&gt;&quot;&amp;[.AW31]&amp;&quot;,&quot;)">
            <text:p/>
          </table:table-cell>
          <table:table-cell table:formula="of:=IF([.AX31]=0;&quot;&quot;;&quot;&quot;&amp;[.AX$1]&amp;&quot;=&gt;&quot;&amp;[.AX31]&amp;&quot;,&quot;)">
            <text:p/>
          </table:table-cell>
          <table:table-cell table:formula="of:=IF([.AY31]=0;&quot;&quot;;&quot;&quot;&amp;[.AY$1]&amp;&quot;=&gt;&quot;&amp;[.AY31]&amp;&quot;,&quot;)">
            <text:p/>
          </table:table-cell>
          <table:table-cell table:formula="of:=IF([.AZ31]=0;&quot;&quot;;&quot;&quot;&amp;[.AZ$1]&amp;&quot;=&gt;&quot;&amp;[.AZ31]&amp;&quot;,&quot;)">
            <text:p/>
          </table:table-cell>
          <table:table-cell table:formula="of:=IF([.BA31]=0;&quot;&quot;;&quot;&quot;&amp;[.BA$1]&amp;&quot;=&gt;&quot;&amp;[.BA31]&amp;&quot;,&quot;)">
            <text:p/>
          </table:table-cell>
          <table:table-cell table:formula="of:=IF([.BB31]=0;&quot;&quot;;&quot;&quot;&amp;[.BB$1]&amp;&quot;=&gt;&quot;&amp;[.BB31]&amp;&quot;,&quot;)">
            <text:p/>
          </table:table-cell>
          <table:table-cell table:formula="of:=IF([.BC31]=0;&quot;&quot;;&quot;&quot;&amp;[.BC$1]&amp;&quot;=&gt;&quot;&amp;[.BC31]&amp;&quot;,&quot;)">
            <text:p/>
          </table:table-cell>
          <table:table-cell table:formula="of:=IF([.BD31]=0;&quot;&quot;;&quot;&quot;&amp;[.BD$1]&amp;&quot;=&gt;&quot;&amp;[.BD31]&amp;&quot;,&quot;)">
            <text:p/>
          </table:table-cell>
          <table:table-cell table:formula="of:=IF([.BE31]=0;&quot;&quot;;&quot;&quot;&amp;[.BE$1]&amp;&quot;=&gt;&quot;&amp;[.BE31]&amp;&quot;,&quot;)">
            <text:p/>
          </table:table-cell>
          <table:table-cell table:formula="of:=IF([.BF31]=0;&quot;&quot;;&quot;&quot;&amp;[.BF$1]&amp;&quot;=&gt;&quot;&amp;[.BF31]&amp;&quot;,&quot;)">
            <text:p/>
          </table:table-cell>
          <table:table-cell table:formula="of:=IF([.BG31]=0;&quot;&quot;;&quot;&quot;&amp;[.BG$1]&amp;&quot;=&gt;&quot;&amp;[.BG31]&amp;&quot;,&quot;)">
            <text:p/>
          </table:table-cell>
          <table:table-cell table:formula="of:=IF([.BH31]=0;&quot;&quot;;&quot;&quot;&amp;[.BH$1]&amp;&quot;=&gt;&quot;&amp;[.BH31]&amp;&quot;,&quot;)">
            <text:p/>
          </table:table-cell>
          <table:table-cell table:formula="of:=IF([.BI31]=0;&quot;&quot;;&quot;&quot;&amp;[.BI$1]&amp;&quot;=&gt;&quot;&amp;[.BI31]&amp;&quot;,&quot;)">
            <text:p/>
          </table:table-cell>
          <table:table-cell table:formula="of:=IF([.BJ31]=0;&quot;&quot;;&quot;&quot;&amp;[.BJ$1]&amp;&quot;=&gt;&quot;&amp;[.BJ31]&amp;&quot;,&quot;)">
            <text:p/>
          </table:table-cell>
          <table:table-cell table:formula="of:=IF([.BK31]=0;&quot;&quot;;&quot;&quot;&amp;[.BK$1]&amp;&quot;=&gt;&quot;&amp;[.BK31]&amp;&quot;,&quot;)">
            <text:p/>
          </table:table-cell>
          <table:table-cell table:formula="of:=IF([.BL31]=0;&quot;&quot;;&quot;&quot;&amp;[.BL$1]&amp;&quot;=&gt;&quot;&amp;[.BL31]&amp;&quot;,&quot;)">
            <text:p/>
          </table:table-cell>
          <table:table-cell table:formula="of:=IF([.BM31]=0;&quot;&quot;;&quot;&quot;&amp;[.BM$1]&amp;&quot;=&gt;&quot;&amp;[.BM31]&amp;&quot;,&quot;)">
            <text:p/>
          </table:table-cell>
          <table:table-cell table:formula="of:=IF([.BN31]=0;&quot;&quot;;&quot;&quot;&amp;[.BN$1]&amp;&quot;=&gt;&quot;&amp;[.BN31]&amp;&quot;,&quot;)">
            <text:p/>
          </table:table-cell>
          <table:table-cell table:formula="of:=IF([.BO31]=0;&quot;&quot;;&quot;&quot;&amp;[.BO$1]&amp;&quot;=&gt;&quot;&amp;[.BO31]&amp;&quot;,&quot;)">
            <text:p/>
          </table:table-cell>
          <table:table-cell table:formula="of:=IF([.BP31]=0;&quot;&quot;;&quot;&quot;&amp;[.BP$1]&amp;&quot;=&gt;&quot;&amp;[.BP31]&amp;&quot;,&quot;)">
            <text:p/>
          </table:table-cell>
          <table:table-cell table:formula="of:=IF([.BQ31]=0;&quot;&quot;;&quot;&quot;&amp;[.BQ$1]&amp;&quot;=&gt;&quot;&amp;[.BQ31]&amp;&quot;,&quot;)">
            <text:p/>
          </table:table-cell>
          <table:table-cell table:formula="of:=IF([.BR31]=0;&quot;&quot;;&quot;&quot;&amp;[.BR$1]&amp;&quot;=&gt;&quot;&amp;[.BR31]&amp;&quot;,&quot;)">
            <text:p/>
          </table:table-cell>
          <table:table-cell table:formula="of:=IF([.BS31]=0;&quot;&quot;;&quot;&quot;&amp;[.BS$1]&amp;&quot;=&gt;&quot;&amp;[.BS31]&amp;&quot;,&quot;)">
            <text:p/>
          </table:table-cell>
          <table:table-cell table:formula="of:=IF([.BT31]=0;&quot;&quot;;&quot;&quot;&amp;[.BT$1]&amp;&quot;=&gt;&quot;&amp;[.BT31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oel.A1">Joel</text:a></text:span></text:p>
          </table:table-cell>
          <table:table-cell office:value-type="float" office:value="73">
            <text:p>73</text:p>
          </table:table-cell>
          <table:table-cell office:value-type="string">
            <text:p>Joel3:21 </text:p>
          </table:table-cell>
          <table:table-cell table:formula="of:=CONCATENATE(&quot;'&quot;&amp;[.A32]&amp;&quot;' =&gt; array( 'chapters'=&gt;&quot;&amp;[.E32]&amp;&quot;, 'verses'=&gt;&quot;&amp;[.F32]&amp;&quot;,&quot;; [.BX32]; &quot; ),&quot;)" office:value-type="string" office:string-value="'Joel' =&gt; array( 'chapters'=&gt;3, 'verses'=&gt;73,1=&gt;20,2=&gt;27,3=&gt;5,4=&gt;21, ),">
            <text:p>'Joel' =&gt; array( 'chapters'=&gt;3, 'verses'=&gt;73,1=&gt;20,2=&gt;27,3=&gt;5,4=&gt;21, ),</text:p>
          </table:table-cell>
          <table:table-cell office:value-type="float" office:value="3">
            <text:p>3</text:p>
          </table:table-cell>
          <table:table-cell table:formula="of:=SUM([.G32:.BT32])"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62"/>
          <table:table-cell table:formula="of:=CONCATENATE([.BY32];[.BZ32];[.CA32];[.CB32];[.CC32];[.CD32];[.CE32];[.CF32];[.CG32];[.CH32];[.CI32];[.CJ32];[.CK32];[.CL32];[.CM32];[.CN32];[.CO32];[.CP32];[.CQ32];[.CR32];[.CS32];[.CT32];[.CU32];[.CV32];[.CW32];[.CX32];[.CY32];[.CZ32])" office:value-type="string" office:string-value="1=&gt;20,2=&gt;27,3=&gt;5,4=&gt;21,">
            <text:p>1=&gt;20,2=&gt;27,3=&gt;5,4=&gt;21,</text:p>
          </table:table-cell>
          <table:table-cell table:formula="of:=CONCATENATE([.CZ32];[.DA32];[.DB32];[.DC32];[.DD32];[.DE32];[.DF32];[.DG32];[.DH32];[.DI32];[.DJ32];[.DK32];[.DL32];[.DM32];[.DN32];[.DO32];[.DP32];[.DQ32];[.DR32];[.DS32];[.DT32];[.DU32];[.DV32];[.DW32];[.DX32];[.DY32];[.DZ32])">
            <text:p/>
          </table:table-cell>
          <table:table-cell table:formula="of:=CONCATENATE([.EA32];[.EB32];[.EC32];[.ED32];[.EE32];[.EF32];[.EG32];[.EH32];[.EI32];[.EJ32];[.EK32];[.EL32])">
            <text:p/>
          </table:table-cell>
          <table:table-cell table:formula="of:=CONCATENATE([.BU32];[.BV32];[.BW32])" office:value-type="string" office:string-value="1=&gt;20,2=&gt;27,3=&gt;5,4=&gt;21,">
            <text:p>1=&gt;20,2=&gt;27,3=&gt;5,4=&gt;21,</text:p>
          </table:table-cell>
          <table:table-cell table:formula="of:=IF([.G32]=0;&quot;&quot;;&quot;&quot;&amp;[.G$1]&amp;&quot;=&gt;&quot;&amp;[.G32]&amp;&quot;,&quot;)" office:value-type="string" office:string-value="1=&gt;20,">
            <text:p>1=&gt;20,</text:p>
          </table:table-cell>
          <table:table-cell table:formula="of:=IF([.H32]=0;&quot;&quot;;&quot;&quot;&amp;[.H$1]&amp;&quot;=&gt;&quot;&amp;[.H32]&amp;&quot;,&quot;)" office:value-type="string" office:string-value="2=&gt;27,">
            <text:p>2=&gt;27,</text:p>
          </table:table-cell>
          <table:table-cell table:formula="of:=IF([.I32]=0;&quot;&quot;;&quot;&quot;&amp;[.I$1]&amp;&quot;=&gt;&quot;&amp;[.I32]&amp;&quot;,&quot;)" office:value-type="string" office:string-value="3=&gt;5,">
            <text:p>3=&gt;5,</text:p>
          </table:table-cell>
          <table:table-cell table:formula="of:=IF([.J32]=0;&quot;&quot;;&quot;&quot;&amp;[.J$1]&amp;&quot;=&gt;&quot;&amp;[.J32]&amp;&quot;,&quot;)" office:value-type="string" office:string-value="4=&gt;21,">
            <text:p>4=&gt;21,</text:p>
          </table:table-cell>
          <table:table-cell table:formula="of:=IF([.K32]=0;&quot;&quot;;&quot;&quot;&amp;[.K$1]&amp;&quot;=&gt;&quot;&amp;[.K32]&amp;&quot;,&quot;)">
            <text:p/>
          </table:table-cell>
          <table:table-cell table:formula="of:=IF([.L32]=0;&quot;&quot;;&quot;&quot;&amp;[.L$1]&amp;&quot;=&gt;&quot;&amp;[.L32]&amp;&quot;,&quot;)">
            <text:p/>
          </table:table-cell>
          <table:table-cell table:formula="of:=IF([.M32]=0;&quot;&quot;;&quot;&quot;&amp;[.M$1]&amp;&quot;=&gt;&quot;&amp;[.M32]&amp;&quot;,&quot;)">
            <text:p/>
          </table:table-cell>
          <table:table-cell table:formula="of:=IF([.N32]=0;&quot;&quot;;&quot;&quot;&amp;[.N$1]&amp;&quot;=&gt;&quot;&amp;[.N32]&amp;&quot;,&quot;)">
            <text:p/>
          </table:table-cell>
          <table:table-cell table:formula="of:=IF([.O32]=0;&quot;&quot;;&quot;&quot;&amp;[.O$1]&amp;&quot;=&gt;&quot;&amp;[.O32]&amp;&quot;,&quot;)">
            <text:p/>
          </table:table-cell>
          <table:table-cell table:formula="of:=IF([.P32]=0;&quot;&quot;;&quot;&quot;&amp;[.P$1]&amp;&quot;=&gt;&quot;&amp;[.P32]&amp;&quot;,&quot;)">
            <text:p/>
          </table:table-cell>
          <table:table-cell table:formula="of:=IF([.Q32]=0;&quot;&quot;;&quot;&quot;&amp;[.Q$1]&amp;&quot;=&gt;&quot;&amp;[.Q32]&amp;&quot;,&quot;)">
            <text:p/>
          </table:table-cell>
          <table:table-cell table:formula="of:=IF([.R32]=0;&quot;&quot;;&quot;&quot;&amp;[.R$1]&amp;&quot;=&gt;&quot;&amp;[.R32]&amp;&quot;,&quot;)">
            <text:p/>
          </table:table-cell>
          <table:table-cell table:formula="of:=IF([.S32]=0;&quot;&quot;;&quot;&quot;&amp;[.S$1]&amp;&quot;=&gt;&quot;&amp;[.S32]&amp;&quot;,&quot;)">
            <text:p/>
          </table:table-cell>
          <table:table-cell table:formula="of:=IF([.T32]=0;&quot;&quot;;&quot;&quot;&amp;[.T$1]&amp;&quot;=&gt;&quot;&amp;[.T32]&amp;&quot;,&quot;)">
            <text:p/>
          </table:table-cell>
          <table:table-cell table:formula="of:=IF([.U32]=0;&quot;&quot;;&quot;&quot;&amp;[.U$1]&amp;&quot;=&gt;&quot;&amp;[.U32]&amp;&quot;,&quot;)">
            <text:p/>
          </table:table-cell>
          <table:table-cell table:formula="of:=IF([.V32]=0;&quot;&quot;;&quot;&quot;&amp;[.V$1]&amp;&quot;=&gt;&quot;&amp;[.V32]&amp;&quot;,&quot;)">
            <text:p/>
          </table:table-cell>
          <table:table-cell table:formula="of:=IF([.W32]=0;&quot;&quot;;&quot;&quot;&amp;[.W$1]&amp;&quot;=&gt;&quot;&amp;[.W32]&amp;&quot;,&quot;)">
            <text:p/>
          </table:table-cell>
          <table:table-cell table:formula="of:=IF([.X32]=0;&quot;&quot;;&quot;&quot;&amp;[.X$1]&amp;&quot;=&gt;&quot;&amp;[.X32]&amp;&quot;,&quot;)">
            <text:p/>
          </table:table-cell>
          <table:table-cell table:formula="of:=IF([.Y32]=0;&quot;&quot;;&quot;&quot;&amp;[.Y$1]&amp;&quot;=&gt;&quot;&amp;[.Y32]&amp;&quot;,&quot;)">
            <text:p/>
          </table:table-cell>
          <table:table-cell table:formula="of:=IF([.Z32]=0;&quot;&quot;;&quot;&quot;&amp;[.Z$1]&amp;&quot;=&gt;&quot;&amp;[.Z32]&amp;&quot;,&quot;)">
            <text:p/>
          </table:table-cell>
          <table:table-cell table:formula="of:=IF([.AA32]=0;&quot;&quot;;&quot;&quot;&amp;[.AA$1]&amp;&quot;=&gt;&quot;&amp;[.AA32]&amp;&quot;,&quot;)">
            <text:p/>
          </table:table-cell>
          <table:table-cell table:formula="of:=IF([.AB32]=0;&quot;&quot;;&quot;&quot;&amp;[.AB$1]&amp;&quot;=&gt;&quot;&amp;[.AB32]&amp;&quot;,&quot;)">
            <text:p/>
          </table:table-cell>
          <table:table-cell table:formula="of:=IF([.AC32]=0;&quot;&quot;;&quot;&quot;&amp;[.AC$1]&amp;&quot;=&gt;&quot;&amp;[.AC32]&amp;&quot;,&quot;)">
            <text:p/>
          </table:table-cell>
          <table:table-cell table:formula="of:=IF([.AD32]=0;&quot;&quot;;&quot;&quot;&amp;[.AD$1]&amp;&quot;=&gt;&quot;&amp;[.AD32]&amp;&quot;,&quot;)">
            <text:p/>
          </table:table-cell>
          <table:table-cell table:formula="of:=IF([.AE32]=0;&quot;&quot;;&quot;&quot;&amp;[.AE$1]&amp;&quot;=&gt;&quot;&amp;[.AE32]&amp;&quot;,&quot;)">
            <text:p/>
          </table:table-cell>
          <table:table-cell table:formula="of:=IF([.AF32]=0;&quot;&quot;;&quot;&quot;&amp;[.AF$1]&amp;&quot;=&gt;&quot;&amp;[.AF32]&amp;&quot;,&quot;)">
            <text:p/>
          </table:table-cell>
          <table:table-cell table:formula="of:=IF([.AG32]=0;&quot;&quot;;&quot;&quot;&amp;[.AG$1]&amp;&quot;=&gt;&quot;&amp;[.AG32]&amp;&quot;,&quot;)">
            <text:p/>
          </table:table-cell>
          <table:table-cell table:formula="of:=IF([.AH32]=0;&quot;&quot;;&quot;&quot;&amp;[.AH$1]&amp;&quot;=&gt;&quot;&amp;[.AH32]&amp;&quot;,&quot;)">
            <text:p/>
          </table:table-cell>
          <table:table-cell table:formula="of:=IF([.AI32]=0;&quot;&quot;;&quot;&quot;&amp;[.AI$1]&amp;&quot;=&gt;&quot;&amp;[.AI32]&amp;&quot;,&quot;)">
            <text:p/>
          </table:table-cell>
          <table:table-cell table:formula="of:=IF([.AJ32]=0;&quot;&quot;;&quot;&quot;&amp;[.AJ$1]&amp;&quot;=&gt;&quot;&amp;[.AJ32]&amp;&quot;,&quot;)">
            <text:p/>
          </table:table-cell>
          <table:table-cell table:formula="of:=IF([.AK32]=0;&quot;&quot;;&quot;&quot;&amp;[.AK$1]&amp;&quot;=&gt;&quot;&amp;[.AK32]&amp;&quot;,&quot;)">
            <text:p/>
          </table:table-cell>
          <table:table-cell table:formula="of:=IF([.AL32]=0;&quot;&quot;;&quot;&quot;&amp;[.AL$1]&amp;&quot;=&gt;&quot;&amp;[.AL32]&amp;&quot;,&quot;)">
            <text:p/>
          </table:table-cell>
          <table:table-cell table:formula="of:=IF([.AM32]=0;&quot;&quot;;&quot;&quot;&amp;[.AM$1]&amp;&quot;=&gt;&quot;&amp;[.AM32]&amp;&quot;,&quot;)">
            <text:p/>
          </table:table-cell>
          <table:table-cell table:formula="of:=IF([.AN32]=0;&quot;&quot;;&quot;&quot;&amp;[.AN$1]&amp;&quot;=&gt;&quot;&amp;[.AN32]&amp;&quot;,&quot;)">
            <text:p/>
          </table:table-cell>
          <table:table-cell table:formula="of:=IF([.AO32]=0;&quot;&quot;;&quot;&quot;&amp;[.AO$1]&amp;&quot;=&gt;&quot;&amp;[.AO32]&amp;&quot;,&quot;)">
            <text:p/>
          </table:table-cell>
          <table:table-cell table:formula="of:=IF([.AP32]=0;&quot;&quot;;&quot;&quot;&amp;[.AP$1]&amp;&quot;=&gt;&quot;&amp;[.AP32]&amp;&quot;,&quot;)">
            <text:p/>
          </table:table-cell>
          <table:table-cell table:formula="of:=IF([.AQ32]=0;&quot;&quot;;&quot;&quot;&amp;[.AQ$1]&amp;&quot;=&gt;&quot;&amp;[.AQ32]&amp;&quot;,&quot;)">
            <text:p/>
          </table:table-cell>
          <table:table-cell table:formula="of:=IF([.AR32]=0;&quot;&quot;;&quot;&quot;&amp;[.AR$1]&amp;&quot;=&gt;&quot;&amp;[.AR32]&amp;&quot;,&quot;)">
            <text:p/>
          </table:table-cell>
          <table:table-cell table:formula="of:=IF([.AS32]=0;&quot;&quot;;&quot;&quot;&amp;[.AS$1]&amp;&quot;=&gt;&quot;&amp;[.AS32]&amp;&quot;,&quot;)">
            <text:p/>
          </table:table-cell>
          <table:table-cell table:formula="of:=IF([.AT32]=0;&quot;&quot;;&quot;&quot;&amp;[.AT$1]&amp;&quot;=&gt;&quot;&amp;[.AT32]&amp;&quot;,&quot;)">
            <text:p/>
          </table:table-cell>
          <table:table-cell table:formula="of:=IF([.AU32]=0;&quot;&quot;;&quot;&quot;&amp;[.AU$1]&amp;&quot;=&gt;&quot;&amp;[.AU32]&amp;&quot;,&quot;)">
            <text:p/>
          </table:table-cell>
          <table:table-cell table:formula="of:=IF([.AV32]=0;&quot;&quot;;&quot;&quot;&amp;[.AV$1]&amp;&quot;=&gt;&quot;&amp;[.AV32]&amp;&quot;,&quot;)">
            <text:p/>
          </table:table-cell>
          <table:table-cell table:formula="of:=IF([.AW32]=0;&quot;&quot;;&quot;&quot;&amp;[.AW$1]&amp;&quot;=&gt;&quot;&amp;[.AW32]&amp;&quot;,&quot;)">
            <text:p/>
          </table:table-cell>
          <table:table-cell table:formula="of:=IF([.AX32]=0;&quot;&quot;;&quot;&quot;&amp;[.AX$1]&amp;&quot;=&gt;&quot;&amp;[.AX32]&amp;&quot;,&quot;)">
            <text:p/>
          </table:table-cell>
          <table:table-cell table:formula="of:=IF([.AY32]=0;&quot;&quot;;&quot;&quot;&amp;[.AY$1]&amp;&quot;=&gt;&quot;&amp;[.AY32]&amp;&quot;,&quot;)">
            <text:p/>
          </table:table-cell>
          <table:table-cell table:formula="of:=IF([.AZ32]=0;&quot;&quot;;&quot;&quot;&amp;[.AZ$1]&amp;&quot;=&gt;&quot;&amp;[.AZ32]&amp;&quot;,&quot;)">
            <text:p/>
          </table:table-cell>
          <table:table-cell table:formula="of:=IF([.BA32]=0;&quot;&quot;;&quot;&quot;&amp;[.BA$1]&amp;&quot;=&gt;&quot;&amp;[.BA32]&amp;&quot;,&quot;)">
            <text:p/>
          </table:table-cell>
          <table:table-cell table:formula="of:=IF([.BB32]=0;&quot;&quot;;&quot;&quot;&amp;[.BB$1]&amp;&quot;=&gt;&quot;&amp;[.BB32]&amp;&quot;,&quot;)">
            <text:p/>
          </table:table-cell>
          <table:table-cell table:formula="of:=IF([.BC32]=0;&quot;&quot;;&quot;&quot;&amp;[.BC$1]&amp;&quot;=&gt;&quot;&amp;[.BC32]&amp;&quot;,&quot;)">
            <text:p/>
          </table:table-cell>
          <table:table-cell table:formula="of:=IF([.BD32]=0;&quot;&quot;;&quot;&quot;&amp;[.BD$1]&amp;&quot;=&gt;&quot;&amp;[.BD32]&amp;&quot;,&quot;)">
            <text:p/>
          </table:table-cell>
          <table:table-cell table:formula="of:=IF([.BE32]=0;&quot;&quot;;&quot;&quot;&amp;[.BE$1]&amp;&quot;=&gt;&quot;&amp;[.BE32]&amp;&quot;,&quot;)">
            <text:p/>
          </table:table-cell>
          <table:table-cell table:formula="of:=IF([.BF32]=0;&quot;&quot;;&quot;&quot;&amp;[.BF$1]&amp;&quot;=&gt;&quot;&amp;[.BF32]&amp;&quot;,&quot;)">
            <text:p/>
          </table:table-cell>
          <table:table-cell table:formula="of:=IF([.BG32]=0;&quot;&quot;;&quot;&quot;&amp;[.BG$1]&amp;&quot;=&gt;&quot;&amp;[.BG32]&amp;&quot;,&quot;)">
            <text:p/>
          </table:table-cell>
          <table:table-cell table:formula="of:=IF([.BH32]=0;&quot;&quot;;&quot;&quot;&amp;[.BH$1]&amp;&quot;=&gt;&quot;&amp;[.BH32]&amp;&quot;,&quot;)">
            <text:p/>
          </table:table-cell>
          <table:table-cell table:formula="of:=IF([.BI32]=0;&quot;&quot;;&quot;&quot;&amp;[.BI$1]&amp;&quot;=&gt;&quot;&amp;[.BI32]&amp;&quot;,&quot;)">
            <text:p/>
          </table:table-cell>
          <table:table-cell table:formula="of:=IF([.BJ32]=0;&quot;&quot;;&quot;&quot;&amp;[.BJ$1]&amp;&quot;=&gt;&quot;&amp;[.BJ32]&amp;&quot;,&quot;)">
            <text:p/>
          </table:table-cell>
          <table:table-cell table:formula="of:=IF([.BK32]=0;&quot;&quot;;&quot;&quot;&amp;[.BK$1]&amp;&quot;=&gt;&quot;&amp;[.BK32]&amp;&quot;,&quot;)">
            <text:p/>
          </table:table-cell>
          <table:table-cell table:formula="of:=IF([.BL32]=0;&quot;&quot;;&quot;&quot;&amp;[.BL$1]&amp;&quot;=&gt;&quot;&amp;[.BL32]&amp;&quot;,&quot;)">
            <text:p/>
          </table:table-cell>
          <table:table-cell table:formula="of:=IF([.BM32]=0;&quot;&quot;;&quot;&quot;&amp;[.BM$1]&amp;&quot;=&gt;&quot;&amp;[.BM32]&amp;&quot;,&quot;)">
            <text:p/>
          </table:table-cell>
          <table:table-cell table:formula="of:=IF([.BN32]=0;&quot;&quot;;&quot;&quot;&amp;[.BN$1]&amp;&quot;=&gt;&quot;&amp;[.BN32]&amp;&quot;,&quot;)">
            <text:p/>
          </table:table-cell>
          <table:table-cell table:formula="of:=IF([.BO32]=0;&quot;&quot;;&quot;&quot;&amp;[.BO$1]&amp;&quot;=&gt;&quot;&amp;[.BO32]&amp;&quot;,&quot;)">
            <text:p/>
          </table:table-cell>
          <table:table-cell table:formula="of:=IF([.BP32]=0;&quot;&quot;;&quot;&quot;&amp;[.BP$1]&amp;&quot;=&gt;&quot;&amp;[.BP32]&amp;&quot;,&quot;)">
            <text:p/>
          </table:table-cell>
          <table:table-cell table:formula="of:=IF([.BQ32]=0;&quot;&quot;;&quot;&quot;&amp;[.BQ$1]&amp;&quot;=&gt;&quot;&amp;[.BQ32]&amp;&quot;,&quot;)">
            <text:p/>
          </table:table-cell>
          <table:table-cell table:formula="of:=IF([.BR32]=0;&quot;&quot;;&quot;&quot;&amp;[.BR$1]&amp;&quot;=&gt;&quot;&amp;[.BR32]&amp;&quot;,&quot;)">
            <text:p/>
          </table:table-cell>
          <table:table-cell table:formula="of:=IF([.BS32]=0;&quot;&quot;;&quot;&quot;&amp;[.BS$1]&amp;&quot;=&gt;&quot;&amp;[.BS32]&amp;&quot;,&quot;)">
            <text:p/>
          </table:table-cell>
          <table:table-cell table:formula="of:=IF([.BT32]=0;&quot;&quot;;&quot;&quot;&amp;[.BT$1]&amp;&quot;=&gt;&quot;&amp;[.BT3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Amos.A1">Amos</text:a></text:span></text:p>
          </table:table-cell>
          <table:table-cell office:value-type="float" office:value="146">
            <text:p>146</text:p>
          </table:table-cell>
          <table:table-cell office:value-type="string">
            <text:p>Amos9:15 </text:p>
          </table:table-cell>
          <table:table-cell table:formula="of:=CONCATENATE(&quot;'&quot;&amp;[.A33]&amp;&quot;' =&gt; array( 'chapters'=&gt;&quot;&amp;[.E33]&amp;&quot;, 'verses'=&gt;&quot;&amp;[.F33]&amp;&quot;,&quot;; [.BX33]; &quot; ),&quot;)" office:value-type="string" office:string-value="'Amos' =&gt; array( 'chapters'=&gt;9, 'verses'=&gt;146,1=&gt;15,2=&gt;16,3=&gt;15,4=&gt;13,5=&gt;27,6=&gt;14,7=&gt;17,8=&gt;14,9=&gt;15, ),">
            <text:p>'Amos' =&gt; array( 'chapters'=&gt;9, 'verses'=&gt;146,1=&gt;15,2=&gt;16,3=&gt;15,4=&gt;13,5=&gt;27,6=&gt;14,7=&gt;17,8=&gt;14,9=&gt;15, ),</text:p>
          </table:table-cell>
          <table:table-cell office:value-type="float" office:value="9">
            <text:p>9</text:p>
          </table:table-cell>
          <table:table-cell table:formula="of:=SUM([.G33:.BT33])" office:value-type="float" office:value="146">
            <text:p>14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57"/>
          <table:table-cell table:formula="of:=CONCATENATE([.BY33];[.BZ33];[.CA33];[.CB33];[.CC33];[.CD33];[.CE33];[.CF33];[.CG33];[.CH33];[.CI33];[.CJ33];[.CK33];[.CL33];[.CM33];[.CN33];[.CO33];[.CP33];[.CQ33];[.CR33];[.CS33];[.CT33];[.CU33];[.CV33];[.CW33];[.CX33];[.CY33];[.CZ33])" office:value-type="string" office:string-value="1=&gt;15,2=&gt;16,3=&gt;15,4=&gt;13,5=&gt;27,6=&gt;14,7=&gt;17,8=&gt;14,9=&gt;15,">
            <text:p>1=&gt;15,2=&gt;16,3=&gt;15,4=&gt;13,5=&gt;27,6=&gt;14,7=&gt;17,8=&gt;14,9=&gt;15,</text:p>
          </table:table-cell>
          <table:table-cell table:formula="of:=CONCATENATE([.CZ33];[.DA33];[.DB33];[.DC33];[.DD33];[.DE33];[.DF33];[.DG33];[.DH33];[.DI33];[.DJ33];[.DK33];[.DL33];[.DM33];[.DN33];[.DO33];[.DP33];[.DQ33];[.DR33];[.DS33];[.DT33];[.DU33];[.DV33];[.DW33];[.DX33];[.DY33];[.DZ33])">
            <text:p/>
          </table:table-cell>
          <table:table-cell table:formula="of:=CONCATENATE([.EA33];[.EB33];[.EC33];[.ED33];[.EE33];[.EF33];[.EG33];[.EH33];[.EI33];[.EJ33];[.EK33];[.EL33])">
            <text:p/>
          </table:table-cell>
          <table:table-cell table:formula="of:=CONCATENATE([.BU33];[.BV33];[.BW33])" office:value-type="string" office:string-value="1=&gt;15,2=&gt;16,3=&gt;15,4=&gt;13,5=&gt;27,6=&gt;14,7=&gt;17,8=&gt;14,9=&gt;15,">
            <text:p>1=&gt;15,2=&gt;16,3=&gt;15,4=&gt;13,5=&gt;27,6=&gt;14,7=&gt;17,8=&gt;14,9=&gt;15,</text:p>
          </table:table-cell>
          <table:table-cell table:formula="of:=IF([.G33]=0;&quot;&quot;;&quot;&quot;&amp;[.G$1]&amp;&quot;=&gt;&quot;&amp;[.G33]&amp;&quot;,&quot;)" office:value-type="string" office:string-value="1=&gt;15,">
            <text:p>1=&gt;15,</text:p>
          </table:table-cell>
          <table:table-cell table:formula="of:=IF([.H33]=0;&quot;&quot;;&quot;&quot;&amp;[.H$1]&amp;&quot;=&gt;&quot;&amp;[.H33]&amp;&quot;,&quot;)" office:value-type="string" office:string-value="2=&gt;16,">
            <text:p>2=&gt;16,</text:p>
          </table:table-cell>
          <table:table-cell table:formula="of:=IF([.I33]=0;&quot;&quot;;&quot;&quot;&amp;[.I$1]&amp;&quot;=&gt;&quot;&amp;[.I33]&amp;&quot;,&quot;)" office:value-type="string" office:string-value="3=&gt;15,">
            <text:p>3=&gt;15,</text:p>
          </table:table-cell>
          <table:table-cell table:formula="of:=IF([.J33]=0;&quot;&quot;;&quot;&quot;&amp;[.J$1]&amp;&quot;=&gt;&quot;&amp;[.J33]&amp;&quot;,&quot;)" office:value-type="string" office:string-value="4=&gt;13,">
            <text:p>4=&gt;13,</text:p>
          </table:table-cell>
          <table:table-cell table:formula="of:=IF([.K33]=0;&quot;&quot;;&quot;&quot;&amp;[.K$1]&amp;&quot;=&gt;&quot;&amp;[.K33]&amp;&quot;,&quot;)" office:value-type="string" office:string-value="5=&gt;27,">
            <text:p>5=&gt;27,</text:p>
          </table:table-cell>
          <table:table-cell table:formula="of:=IF([.L33]=0;&quot;&quot;;&quot;&quot;&amp;[.L$1]&amp;&quot;=&gt;&quot;&amp;[.L33]&amp;&quot;,&quot;)" office:value-type="string" office:string-value="6=&gt;14,">
            <text:p>6=&gt;14,</text:p>
          </table:table-cell>
          <table:table-cell table:formula="of:=IF([.M33]=0;&quot;&quot;;&quot;&quot;&amp;[.M$1]&amp;&quot;=&gt;&quot;&amp;[.M33]&amp;&quot;,&quot;)" office:value-type="string" office:string-value="7=&gt;17,">
            <text:p>7=&gt;17,</text:p>
          </table:table-cell>
          <table:table-cell table:formula="of:=IF([.N33]=0;&quot;&quot;;&quot;&quot;&amp;[.N$1]&amp;&quot;=&gt;&quot;&amp;[.N33]&amp;&quot;,&quot;)" office:value-type="string" office:string-value="8=&gt;14,">
            <text:p>8=&gt;14,</text:p>
          </table:table-cell>
          <table:table-cell table:formula="of:=IF([.O33]=0;&quot;&quot;;&quot;&quot;&amp;[.O$1]&amp;&quot;=&gt;&quot;&amp;[.O33]&amp;&quot;,&quot;)" office:value-type="string" office:string-value="9=&gt;15,">
            <text:p>9=&gt;15,</text:p>
          </table:table-cell>
          <table:table-cell table:formula="of:=IF([.P33]=0;&quot;&quot;;&quot;&quot;&amp;[.P$1]&amp;&quot;=&gt;&quot;&amp;[.P33]&amp;&quot;,&quot;)">
            <text:p/>
          </table:table-cell>
          <table:table-cell table:formula="of:=IF([.Q33]=0;&quot;&quot;;&quot;&quot;&amp;[.Q$1]&amp;&quot;=&gt;&quot;&amp;[.Q33]&amp;&quot;,&quot;)">
            <text:p/>
          </table:table-cell>
          <table:table-cell table:formula="of:=IF([.R33]=0;&quot;&quot;;&quot;&quot;&amp;[.R$1]&amp;&quot;=&gt;&quot;&amp;[.R33]&amp;&quot;,&quot;)">
            <text:p/>
          </table:table-cell>
          <table:table-cell table:formula="of:=IF([.S33]=0;&quot;&quot;;&quot;&quot;&amp;[.S$1]&amp;&quot;=&gt;&quot;&amp;[.S33]&amp;&quot;,&quot;)">
            <text:p/>
          </table:table-cell>
          <table:table-cell table:formula="of:=IF([.T33]=0;&quot;&quot;;&quot;&quot;&amp;[.T$1]&amp;&quot;=&gt;&quot;&amp;[.T33]&amp;&quot;,&quot;)">
            <text:p/>
          </table:table-cell>
          <table:table-cell table:formula="of:=IF([.U33]=0;&quot;&quot;;&quot;&quot;&amp;[.U$1]&amp;&quot;=&gt;&quot;&amp;[.U33]&amp;&quot;,&quot;)">
            <text:p/>
          </table:table-cell>
          <table:table-cell table:formula="of:=IF([.V33]=0;&quot;&quot;;&quot;&quot;&amp;[.V$1]&amp;&quot;=&gt;&quot;&amp;[.V33]&amp;&quot;,&quot;)">
            <text:p/>
          </table:table-cell>
          <table:table-cell table:formula="of:=IF([.W33]=0;&quot;&quot;;&quot;&quot;&amp;[.W$1]&amp;&quot;=&gt;&quot;&amp;[.W33]&amp;&quot;,&quot;)">
            <text:p/>
          </table:table-cell>
          <table:table-cell table:formula="of:=IF([.X33]=0;&quot;&quot;;&quot;&quot;&amp;[.X$1]&amp;&quot;=&gt;&quot;&amp;[.X33]&amp;&quot;,&quot;)">
            <text:p/>
          </table:table-cell>
          <table:table-cell table:formula="of:=IF([.Y33]=0;&quot;&quot;;&quot;&quot;&amp;[.Y$1]&amp;&quot;=&gt;&quot;&amp;[.Y33]&amp;&quot;,&quot;)">
            <text:p/>
          </table:table-cell>
          <table:table-cell table:formula="of:=IF([.Z33]=0;&quot;&quot;;&quot;&quot;&amp;[.Z$1]&amp;&quot;=&gt;&quot;&amp;[.Z33]&amp;&quot;,&quot;)">
            <text:p/>
          </table:table-cell>
          <table:table-cell table:formula="of:=IF([.AA33]=0;&quot;&quot;;&quot;&quot;&amp;[.AA$1]&amp;&quot;=&gt;&quot;&amp;[.AA33]&amp;&quot;,&quot;)">
            <text:p/>
          </table:table-cell>
          <table:table-cell table:formula="of:=IF([.AB33]=0;&quot;&quot;;&quot;&quot;&amp;[.AB$1]&amp;&quot;=&gt;&quot;&amp;[.AB33]&amp;&quot;,&quot;)">
            <text:p/>
          </table:table-cell>
          <table:table-cell table:formula="of:=IF([.AC33]=0;&quot;&quot;;&quot;&quot;&amp;[.AC$1]&amp;&quot;=&gt;&quot;&amp;[.AC33]&amp;&quot;,&quot;)">
            <text:p/>
          </table:table-cell>
          <table:table-cell table:formula="of:=IF([.AD33]=0;&quot;&quot;;&quot;&quot;&amp;[.AD$1]&amp;&quot;=&gt;&quot;&amp;[.AD33]&amp;&quot;,&quot;)">
            <text:p/>
          </table:table-cell>
          <table:table-cell table:formula="of:=IF([.AE33]=0;&quot;&quot;;&quot;&quot;&amp;[.AE$1]&amp;&quot;=&gt;&quot;&amp;[.AE33]&amp;&quot;,&quot;)">
            <text:p/>
          </table:table-cell>
          <table:table-cell table:formula="of:=IF([.AF33]=0;&quot;&quot;;&quot;&quot;&amp;[.AF$1]&amp;&quot;=&gt;&quot;&amp;[.AF33]&amp;&quot;,&quot;)">
            <text:p/>
          </table:table-cell>
          <table:table-cell table:formula="of:=IF([.AG33]=0;&quot;&quot;;&quot;&quot;&amp;[.AG$1]&amp;&quot;=&gt;&quot;&amp;[.AG33]&amp;&quot;,&quot;)">
            <text:p/>
          </table:table-cell>
          <table:table-cell table:formula="of:=IF([.AH33]=0;&quot;&quot;;&quot;&quot;&amp;[.AH$1]&amp;&quot;=&gt;&quot;&amp;[.AH33]&amp;&quot;,&quot;)">
            <text:p/>
          </table:table-cell>
          <table:table-cell table:formula="of:=IF([.AI33]=0;&quot;&quot;;&quot;&quot;&amp;[.AI$1]&amp;&quot;=&gt;&quot;&amp;[.AI33]&amp;&quot;,&quot;)">
            <text:p/>
          </table:table-cell>
          <table:table-cell table:formula="of:=IF([.AJ33]=0;&quot;&quot;;&quot;&quot;&amp;[.AJ$1]&amp;&quot;=&gt;&quot;&amp;[.AJ33]&amp;&quot;,&quot;)">
            <text:p/>
          </table:table-cell>
          <table:table-cell table:formula="of:=IF([.AK33]=0;&quot;&quot;;&quot;&quot;&amp;[.AK$1]&amp;&quot;=&gt;&quot;&amp;[.AK33]&amp;&quot;,&quot;)">
            <text:p/>
          </table:table-cell>
          <table:table-cell table:formula="of:=IF([.AL33]=0;&quot;&quot;;&quot;&quot;&amp;[.AL$1]&amp;&quot;=&gt;&quot;&amp;[.AL33]&amp;&quot;,&quot;)">
            <text:p/>
          </table:table-cell>
          <table:table-cell table:formula="of:=IF([.AM33]=0;&quot;&quot;;&quot;&quot;&amp;[.AM$1]&amp;&quot;=&gt;&quot;&amp;[.AM33]&amp;&quot;,&quot;)">
            <text:p/>
          </table:table-cell>
          <table:table-cell table:formula="of:=IF([.AN33]=0;&quot;&quot;;&quot;&quot;&amp;[.AN$1]&amp;&quot;=&gt;&quot;&amp;[.AN33]&amp;&quot;,&quot;)">
            <text:p/>
          </table:table-cell>
          <table:table-cell table:formula="of:=IF([.AO33]=0;&quot;&quot;;&quot;&quot;&amp;[.AO$1]&amp;&quot;=&gt;&quot;&amp;[.AO33]&amp;&quot;,&quot;)">
            <text:p/>
          </table:table-cell>
          <table:table-cell table:formula="of:=IF([.AP33]=0;&quot;&quot;;&quot;&quot;&amp;[.AP$1]&amp;&quot;=&gt;&quot;&amp;[.AP33]&amp;&quot;,&quot;)">
            <text:p/>
          </table:table-cell>
          <table:table-cell table:formula="of:=IF([.AQ33]=0;&quot;&quot;;&quot;&quot;&amp;[.AQ$1]&amp;&quot;=&gt;&quot;&amp;[.AQ33]&amp;&quot;,&quot;)">
            <text:p/>
          </table:table-cell>
          <table:table-cell table:formula="of:=IF([.AR33]=0;&quot;&quot;;&quot;&quot;&amp;[.AR$1]&amp;&quot;=&gt;&quot;&amp;[.AR33]&amp;&quot;,&quot;)">
            <text:p/>
          </table:table-cell>
          <table:table-cell table:formula="of:=IF([.AS33]=0;&quot;&quot;;&quot;&quot;&amp;[.AS$1]&amp;&quot;=&gt;&quot;&amp;[.AS33]&amp;&quot;,&quot;)">
            <text:p/>
          </table:table-cell>
          <table:table-cell table:formula="of:=IF([.AT33]=0;&quot;&quot;;&quot;&quot;&amp;[.AT$1]&amp;&quot;=&gt;&quot;&amp;[.AT33]&amp;&quot;,&quot;)">
            <text:p/>
          </table:table-cell>
          <table:table-cell table:formula="of:=IF([.AU33]=0;&quot;&quot;;&quot;&quot;&amp;[.AU$1]&amp;&quot;=&gt;&quot;&amp;[.AU33]&amp;&quot;,&quot;)">
            <text:p/>
          </table:table-cell>
          <table:table-cell table:formula="of:=IF([.AV33]=0;&quot;&quot;;&quot;&quot;&amp;[.AV$1]&amp;&quot;=&gt;&quot;&amp;[.AV33]&amp;&quot;,&quot;)">
            <text:p/>
          </table:table-cell>
          <table:table-cell table:formula="of:=IF([.AW33]=0;&quot;&quot;;&quot;&quot;&amp;[.AW$1]&amp;&quot;=&gt;&quot;&amp;[.AW33]&amp;&quot;,&quot;)">
            <text:p/>
          </table:table-cell>
          <table:table-cell table:formula="of:=IF([.AX33]=0;&quot;&quot;;&quot;&quot;&amp;[.AX$1]&amp;&quot;=&gt;&quot;&amp;[.AX33]&amp;&quot;,&quot;)">
            <text:p/>
          </table:table-cell>
          <table:table-cell table:formula="of:=IF([.AY33]=0;&quot;&quot;;&quot;&quot;&amp;[.AY$1]&amp;&quot;=&gt;&quot;&amp;[.AY33]&amp;&quot;,&quot;)">
            <text:p/>
          </table:table-cell>
          <table:table-cell table:formula="of:=IF([.AZ33]=0;&quot;&quot;;&quot;&quot;&amp;[.AZ$1]&amp;&quot;=&gt;&quot;&amp;[.AZ33]&amp;&quot;,&quot;)">
            <text:p/>
          </table:table-cell>
          <table:table-cell table:formula="of:=IF([.BA33]=0;&quot;&quot;;&quot;&quot;&amp;[.BA$1]&amp;&quot;=&gt;&quot;&amp;[.BA33]&amp;&quot;,&quot;)">
            <text:p/>
          </table:table-cell>
          <table:table-cell table:formula="of:=IF([.BB33]=0;&quot;&quot;;&quot;&quot;&amp;[.BB$1]&amp;&quot;=&gt;&quot;&amp;[.BB33]&amp;&quot;,&quot;)">
            <text:p/>
          </table:table-cell>
          <table:table-cell table:formula="of:=IF([.BC33]=0;&quot;&quot;;&quot;&quot;&amp;[.BC$1]&amp;&quot;=&gt;&quot;&amp;[.BC33]&amp;&quot;,&quot;)">
            <text:p/>
          </table:table-cell>
          <table:table-cell table:formula="of:=IF([.BD33]=0;&quot;&quot;;&quot;&quot;&amp;[.BD$1]&amp;&quot;=&gt;&quot;&amp;[.BD33]&amp;&quot;,&quot;)">
            <text:p/>
          </table:table-cell>
          <table:table-cell table:formula="of:=IF([.BE33]=0;&quot;&quot;;&quot;&quot;&amp;[.BE$1]&amp;&quot;=&gt;&quot;&amp;[.BE33]&amp;&quot;,&quot;)">
            <text:p/>
          </table:table-cell>
          <table:table-cell table:formula="of:=IF([.BF33]=0;&quot;&quot;;&quot;&quot;&amp;[.BF$1]&amp;&quot;=&gt;&quot;&amp;[.BF33]&amp;&quot;,&quot;)">
            <text:p/>
          </table:table-cell>
          <table:table-cell table:formula="of:=IF([.BG33]=0;&quot;&quot;;&quot;&quot;&amp;[.BG$1]&amp;&quot;=&gt;&quot;&amp;[.BG33]&amp;&quot;,&quot;)">
            <text:p/>
          </table:table-cell>
          <table:table-cell table:formula="of:=IF([.BH33]=0;&quot;&quot;;&quot;&quot;&amp;[.BH$1]&amp;&quot;=&gt;&quot;&amp;[.BH33]&amp;&quot;,&quot;)">
            <text:p/>
          </table:table-cell>
          <table:table-cell table:formula="of:=IF([.BI33]=0;&quot;&quot;;&quot;&quot;&amp;[.BI$1]&amp;&quot;=&gt;&quot;&amp;[.BI33]&amp;&quot;,&quot;)">
            <text:p/>
          </table:table-cell>
          <table:table-cell table:formula="of:=IF([.BJ33]=0;&quot;&quot;;&quot;&quot;&amp;[.BJ$1]&amp;&quot;=&gt;&quot;&amp;[.BJ33]&amp;&quot;,&quot;)">
            <text:p/>
          </table:table-cell>
          <table:table-cell table:formula="of:=IF([.BK33]=0;&quot;&quot;;&quot;&quot;&amp;[.BK$1]&amp;&quot;=&gt;&quot;&amp;[.BK33]&amp;&quot;,&quot;)">
            <text:p/>
          </table:table-cell>
          <table:table-cell table:formula="of:=IF([.BL33]=0;&quot;&quot;;&quot;&quot;&amp;[.BL$1]&amp;&quot;=&gt;&quot;&amp;[.BL33]&amp;&quot;,&quot;)">
            <text:p/>
          </table:table-cell>
          <table:table-cell table:formula="of:=IF([.BM33]=0;&quot;&quot;;&quot;&quot;&amp;[.BM$1]&amp;&quot;=&gt;&quot;&amp;[.BM33]&amp;&quot;,&quot;)">
            <text:p/>
          </table:table-cell>
          <table:table-cell table:formula="of:=IF([.BN33]=0;&quot;&quot;;&quot;&quot;&amp;[.BN$1]&amp;&quot;=&gt;&quot;&amp;[.BN33]&amp;&quot;,&quot;)">
            <text:p/>
          </table:table-cell>
          <table:table-cell table:formula="of:=IF([.BO33]=0;&quot;&quot;;&quot;&quot;&amp;[.BO$1]&amp;&quot;=&gt;&quot;&amp;[.BO33]&amp;&quot;,&quot;)">
            <text:p/>
          </table:table-cell>
          <table:table-cell table:formula="of:=IF([.BP33]=0;&quot;&quot;;&quot;&quot;&amp;[.BP$1]&amp;&quot;=&gt;&quot;&amp;[.BP33]&amp;&quot;,&quot;)">
            <text:p/>
          </table:table-cell>
          <table:table-cell table:formula="of:=IF([.BQ33]=0;&quot;&quot;;&quot;&quot;&amp;[.BQ$1]&amp;&quot;=&gt;&quot;&amp;[.BQ33]&amp;&quot;,&quot;)">
            <text:p/>
          </table:table-cell>
          <table:table-cell table:formula="of:=IF([.BR33]=0;&quot;&quot;;&quot;&quot;&amp;[.BR$1]&amp;&quot;=&gt;&quot;&amp;[.BR33]&amp;&quot;,&quot;)">
            <text:p/>
          </table:table-cell>
          <table:table-cell table:formula="of:=IF([.BS33]=0;&quot;&quot;;&quot;&quot;&amp;[.BS$1]&amp;&quot;=&gt;&quot;&amp;[.BS33]&amp;&quot;,&quot;)">
            <text:p/>
          </table:table-cell>
          <table:table-cell table:formula="of:=IF([.BT33]=0;&quot;&quot;;&quot;&quot;&amp;[.BT$1]&amp;&quot;=&gt;&quot;&amp;[.BT3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Obadiah.A1">Obadiah</text:a></text:span></text:p>
          </table:table-cell>
          <table:table-cell office:value-type="float" office:value="21">
            <text:p>21</text:p>
          </table:table-cell>
          <table:table-cell office:value-type="string">
            <text:p>Obad1:21 </text:p>
          </table:table-cell>
          <table:table-cell table:formula="of:=CONCATENATE(&quot;'&quot;&amp;[.A34]&amp;&quot;' =&gt; array( 'chapters'=&gt;&quot;&amp;[.E34]&amp;&quot;, 'verses'=&gt;&quot;&amp;[.F34]&amp;&quot;,&quot;; [.BX34]; &quot; ),&quot;)" office:value-type="string" office:string-value="'Obadiah' =&gt; array( 'chapters'=&gt;1, 'verses'=&gt;21,1=&gt;21, ),">
            <text:p>'Obadiah' =&gt; array( 'chapters'=&gt;1, 'verses'=&gt;21,1=&gt;21, ),</text:p>
          </table:table-cell>
          <table:table-cell office:value-type="float" office:value="1">
            <text:p>1</text:p>
          </table:table-cell>
          <table:table-cell table:formula="of:=SUM([.G34:.BT34])" office:value-type="float" office:value="21">
            <text:p>21</text:p>
          </table:table-cell>
          <table:table-cell table:style-name="Default" office:value-type="float" office:value="21">
            <text:p>21</text:p>
          </table:table-cell>
          <table:table-cell table:number-columns-repeated="3" table:style-name="Default"/>
          <table:table-cell table:number-columns-repeated="62"/>
          <table:table-cell table:formula="of:=CONCATENATE([.BY34];[.BZ34];[.CA34];[.CB34];[.CC34];[.CD34];[.CE34];[.CF34];[.CG34];[.CH34];[.CI34];[.CJ34];[.CK34];[.CL34];[.CM34];[.CN34];[.CO34];[.CP34];[.CQ34];[.CR34];[.CS34];[.CT34];[.CU34];[.CV34];[.CW34];[.CX34];[.CY34];[.CZ34])" office:value-type="string" office:string-value="1=&gt;21,">
            <text:p>1=&gt;21,</text:p>
          </table:table-cell>
          <table:table-cell table:formula="of:=CONCATENATE([.CZ34];[.DA34];[.DB34];[.DC34];[.DD34];[.DE34];[.DF34];[.DG34];[.DH34];[.DI34];[.DJ34];[.DK34];[.DL34];[.DM34];[.DN34];[.DO34];[.DP34];[.DQ34];[.DR34];[.DS34];[.DT34];[.DU34];[.DV34];[.DW34];[.DX34];[.DY34];[.DZ34])">
            <text:p/>
          </table:table-cell>
          <table:table-cell table:formula="of:=CONCATENATE([.EA34];[.EB34];[.EC34];[.ED34];[.EE34];[.EF34];[.EG34];[.EH34];[.EI34];[.EJ34];[.EK34];[.EL34])">
            <text:p/>
          </table:table-cell>
          <table:table-cell table:formula="of:=CONCATENATE([.BU34];[.BV34];[.BW34])" office:value-type="string" office:string-value="1=&gt;21,">
            <text:p>1=&gt;21,</text:p>
          </table:table-cell>
          <table:table-cell table:formula="of:=IF([.G34]=0;&quot;&quot;;&quot;&quot;&amp;[.G$1]&amp;&quot;=&gt;&quot;&amp;[.G34]&amp;&quot;,&quot;)" office:value-type="string" office:string-value="1=&gt;21,">
            <text:p>1=&gt;21,</text:p>
          </table:table-cell>
          <table:table-cell table:formula="of:=IF([.H34]=0;&quot;&quot;;&quot;&quot;&amp;[.H$1]&amp;&quot;=&gt;&quot;&amp;[.H34]&amp;&quot;,&quot;)">
            <text:p/>
          </table:table-cell>
          <table:table-cell table:formula="of:=IF([.I34]=0;&quot;&quot;;&quot;&quot;&amp;[.I$1]&amp;&quot;=&gt;&quot;&amp;[.I34]&amp;&quot;,&quot;)">
            <text:p/>
          </table:table-cell>
          <table:table-cell table:formula="of:=IF([.J34]=0;&quot;&quot;;&quot;&quot;&amp;[.J$1]&amp;&quot;=&gt;&quot;&amp;[.J34]&amp;&quot;,&quot;)">
            <text:p/>
          </table:table-cell>
          <table:table-cell table:formula="of:=IF([.K34]=0;&quot;&quot;;&quot;&quot;&amp;[.K$1]&amp;&quot;=&gt;&quot;&amp;[.K34]&amp;&quot;,&quot;)">
            <text:p/>
          </table:table-cell>
          <table:table-cell table:formula="of:=IF([.L34]=0;&quot;&quot;;&quot;&quot;&amp;[.L$1]&amp;&quot;=&gt;&quot;&amp;[.L34]&amp;&quot;,&quot;)">
            <text:p/>
          </table:table-cell>
          <table:table-cell table:formula="of:=IF([.M34]=0;&quot;&quot;;&quot;&quot;&amp;[.M$1]&amp;&quot;=&gt;&quot;&amp;[.M34]&amp;&quot;,&quot;)">
            <text:p/>
          </table:table-cell>
          <table:table-cell table:formula="of:=IF([.N34]=0;&quot;&quot;;&quot;&quot;&amp;[.N$1]&amp;&quot;=&gt;&quot;&amp;[.N34]&amp;&quot;,&quot;)">
            <text:p/>
          </table:table-cell>
          <table:table-cell table:formula="of:=IF([.O34]=0;&quot;&quot;;&quot;&quot;&amp;[.O$1]&amp;&quot;=&gt;&quot;&amp;[.O34]&amp;&quot;,&quot;)">
            <text:p/>
          </table:table-cell>
          <table:table-cell table:formula="of:=IF([.P34]=0;&quot;&quot;;&quot;&quot;&amp;[.P$1]&amp;&quot;=&gt;&quot;&amp;[.P34]&amp;&quot;,&quot;)">
            <text:p/>
          </table:table-cell>
          <table:table-cell table:formula="of:=IF([.Q34]=0;&quot;&quot;;&quot;&quot;&amp;[.Q$1]&amp;&quot;=&gt;&quot;&amp;[.Q34]&amp;&quot;,&quot;)">
            <text:p/>
          </table:table-cell>
          <table:table-cell table:formula="of:=IF([.R34]=0;&quot;&quot;;&quot;&quot;&amp;[.R$1]&amp;&quot;=&gt;&quot;&amp;[.R34]&amp;&quot;,&quot;)">
            <text:p/>
          </table:table-cell>
          <table:table-cell table:formula="of:=IF([.S34]=0;&quot;&quot;;&quot;&quot;&amp;[.S$1]&amp;&quot;=&gt;&quot;&amp;[.S34]&amp;&quot;,&quot;)">
            <text:p/>
          </table:table-cell>
          <table:table-cell table:formula="of:=IF([.T34]=0;&quot;&quot;;&quot;&quot;&amp;[.T$1]&amp;&quot;=&gt;&quot;&amp;[.T34]&amp;&quot;,&quot;)">
            <text:p/>
          </table:table-cell>
          <table:table-cell table:formula="of:=IF([.U34]=0;&quot;&quot;;&quot;&quot;&amp;[.U$1]&amp;&quot;=&gt;&quot;&amp;[.U34]&amp;&quot;,&quot;)">
            <text:p/>
          </table:table-cell>
          <table:table-cell table:formula="of:=IF([.V34]=0;&quot;&quot;;&quot;&quot;&amp;[.V$1]&amp;&quot;=&gt;&quot;&amp;[.V34]&amp;&quot;,&quot;)">
            <text:p/>
          </table:table-cell>
          <table:table-cell table:formula="of:=IF([.W34]=0;&quot;&quot;;&quot;&quot;&amp;[.W$1]&amp;&quot;=&gt;&quot;&amp;[.W34]&amp;&quot;,&quot;)">
            <text:p/>
          </table:table-cell>
          <table:table-cell table:formula="of:=IF([.X34]=0;&quot;&quot;;&quot;&quot;&amp;[.X$1]&amp;&quot;=&gt;&quot;&amp;[.X34]&amp;&quot;,&quot;)">
            <text:p/>
          </table:table-cell>
          <table:table-cell table:formula="of:=IF([.Y34]=0;&quot;&quot;;&quot;&quot;&amp;[.Y$1]&amp;&quot;=&gt;&quot;&amp;[.Y34]&amp;&quot;,&quot;)">
            <text:p/>
          </table:table-cell>
          <table:table-cell table:formula="of:=IF([.Z34]=0;&quot;&quot;;&quot;&quot;&amp;[.Z$1]&amp;&quot;=&gt;&quot;&amp;[.Z34]&amp;&quot;,&quot;)">
            <text:p/>
          </table:table-cell>
          <table:table-cell table:formula="of:=IF([.AA34]=0;&quot;&quot;;&quot;&quot;&amp;[.AA$1]&amp;&quot;=&gt;&quot;&amp;[.AA34]&amp;&quot;,&quot;)">
            <text:p/>
          </table:table-cell>
          <table:table-cell table:formula="of:=IF([.AB34]=0;&quot;&quot;;&quot;&quot;&amp;[.AB$1]&amp;&quot;=&gt;&quot;&amp;[.AB34]&amp;&quot;,&quot;)">
            <text:p/>
          </table:table-cell>
          <table:table-cell table:formula="of:=IF([.AC34]=0;&quot;&quot;;&quot;&quot;&amp;[.AC$1]&amp;&quot;=&gt;&quot;&amp;[.AC34]&amp;&quot;,&quot;)">
            <text:p/>
          </table:table-cell>
          <table:table-cell table:formula="of:=IF([.AD34]=0;&quot;&quot;;&quot;&quot;&amp;[.AD$1]&amp;&quot;=&gt;&quot;&amp;[.AD34]&amp;&quot;,&quot;)">
            <text:p/>
          </table:table-cell>
          <table:table-cell table:formula="of:=IF([.AE34]=0;&quot;&quot;;&quot;&quot;&amp;[.AE$1]&amp;&quot;=&gt;&quot;&amp;[.AE34]&amp;&quot;,&quot;)">
            <text:p/>
          </table:table-cell>
          <table:table-cell table:formula="of:=IF([.AF34]=0;&quot;&quot;;&quot;&quot;&amp;[.AF$1]&amp;&quot;=&gt;&quot;&amp;[.AF34]&amp;&quot;,&quot;)">
            <text:p/>
          </table:table-cell>
          <table:table-cell table:formula="of:=IF([.AG34]=0;&quot;&quot;;&quot;&quot;&amp;[.AG$1]&amp;&quot;=&gt;&quot;&amp;[.AG34]&amp;&quot;,&quot;)">
            <text:p/>
          </table:table-cell>
          <table:table-cell table:formula="of:=IF([.AH34]=0;&quot;&quot;;&quot;&quot;&amp;[.AH$1]&amp;&quot;=&gt;&quot;&amp;[.AH34]&amp;&quot;,&quot;)">
            <text:p/>
          </table:table-cell>
          <table:table-cell table:formula="of:=IF([.AI34]=0;&quot;&quot;;&quot;&quot;&amp;[.AI$1]&amp;&quot;=&gt;&quot;&amp;[.AI34]&amp;&quot;,&quot;)">
            <text:p/>
          </table:table-cell>
          <table:table-cell table:formula="of:=IF([.AJ34]=0;&quot;&quot;;&quot;&quot;&amp;[.AJ$1]&amp;&quot;=&gt;&quot;&amp;[.AJ34]&amp;&quot;,&quot;)">
            <text:p/>
          </table:table-cell>
          <table:table-cell table:formula="of:=IF([.AK34]=0;&quot;&quot;;&quot;&quot;&amp;[.AK$1]&amp;&quot;=&gt;&quot;&amp;[.AK34]&amp;&quot;,&quot;)">
            <text:p/>
          </table:table-cell>
          <table:table-cell table:formula="of:=IF([.AL34]=0;&quot;&quot;;&quot;&quot;&amp;[.AL$1]&amp;&quot;=&gt;&quot;&amp;[.AL34]&amp;&quot;,&quot;)">
            <text:p/>
          </table:table-cell>
          <table:table-cell table:formula="of:=IF([.AM34]=0;&quot;&quot;;&quot;&quot;&amp;[.AM$1]&amp;&quot;=&gt;&quot;&amp;[.AM34]&amp;&quot;,&quot;)">
            <text:p/>
          </table:table-cell>
          <table:table-cell table:formula="of:=IF([.AN34]=0;&quot;&quot;;&quot;&quot;&amp;[.AN$1]&amp;&quot;=&gt;&quot;&amp;[.AN34]&amp;&quot;,&quot;)">
            <text:p/>
          </table:table-cell>
          <table:table-cell table:formula="of:=IF([.AO34]=0;&quot;&quot;;&quot;&quot;&amp;[.AO$1]&amp;&quot;=&gt;&quot;&amp;[.AO34]&amp;&quot;,&quot;)">
            <text:p/>
          </table:table-cell>
          <table:table-cell table:formula="of:=IF([.AP34]=0;&quot;&quot;;&quot;&quot;&amp;[.AP$1]&amp;&quot;=&gt;&quot;&amp;[.AP34]&amp;&quot;,&quot;)">
            <text:p/>
          </table:table-cell>
          <table:table-cell table:formula="of:=IF([.AQ34]=0;&quot;&quot;;&quot;&quot;&amp;[.AQ$1]&amp;&quot;=&gt;&quot;&amp;[.AQ34]&amp;&quot;,&quot;)">
            <text:p/>
          </table:table-cell>
          <table:table-cell table:formula="of:=IF([.AR34]=0;&quot;&quot;;&quot;&quot;&amp;[.AR$1]&amp;&quot;=&gt;&quot;&amp;[.AR34]&amp;&quot;,&quot;)">
            <text:p/>
          </table:table-cell>
          <table:table-cell table:formula="of:=IF([.AS34]=0;&quot;&quot;;&quot;&quot;&amp;[.AS$1]&amp;&quot;=&gt;&quot;&amp;[.AS34]&amp;&quot;,&quot;)">
            <text:p/>
          </table:table-cell>
          <table:table-cell table:formula="of:=IF([.AT34]=0;&quot;&quot;;&quot;&quot;&amp;[.AT$1]&amp;&quot;=&gt;&quot;&amp;[.AT34]&amp;&quot;,&quot;)">
            <text:p/>
          </table:table-cell>
          <table:table-cell table:formula="of:=IF([.AU34]=0;&quot;&quot;;&quot;&quot;&amp;[.AU$1]&amp;&quot;=&gt;&quot;&amp;[.AU34]&amp;&quot;,&quot;)">
            <text:p/>
          </table:table-cell>
          <table:table-cell table:formula="of:=IF([.AV34]=0;&quot;&quot;;&quot;&quot;&amp;[.AV$1]&amp;&quot;=&gt;&quot;&amp;[.AV34]&amp;&quot;,&quot;)">
            <text:p/>
          </table:table-cell>
          <table:table-cell table:formula="of:=IF([.AW34]=0;&quot;&quot;;&quot;&quot;&amp;[.AW$1]&amp;&quot;=&gt;&quot;&amp;[.AW34]&amp;&quot;,&quot;)">
            <text:p/>
          </table:table-cell>
          <table:table-cell table:formula="of:=IF([.AX34]=0;&quot;&quot;;&quot;&quot;&amp;[.AX$1]&amp;&quot;=&gt;&quot;&amp;[.AX34]&amp;&quot;,&quot;)">
            <text:p/>
          </table:table-cell>
          <table:table-cell table:formula="of:=IF([.AY34]=0;&quot;&quot;;&quot;&quot;&amp;[.AY$1]&amp;&quot;=&gt;&quot;&amp;[.AY34]&amp;&quot;,&quot;)">
            <text:p/>
          </table:table-cell>
          <table:table-cell table:formula="of:=IF([.AZ34]=0;&quot;&quot;;&quot;&quot;&amp;[.AZ$1]&amp;&quot;=&gt;&quot;&amp;[.AZ34]&amp;&quot;,&quot;)">
            <text:p/>
          </table:table-cell>
          <table:table-cell table:formula="of:=IF([.BA34]=0;&quot;&quot;;&quot;&quot;&amp;[.BA$1]&amp;&quot;=&gt;&quot;&amp;[.BA34]&amp;&quot;,&quot;)">
            <text:p/>
          </table:table-cell>
          <table:table-cell table:formula="of:=IF([.BB34]=0;&quot;&quot;;&quot;&quot;&amp;[.BB$1]&amp;&quot;=&gt;&quot;&amp;[.BB34]&amp;&quot;,&quot;)">
            <text:p/>
          </table:table-cell>
          <table:table-cell table:formula="of:=IF([.BC34]=0;&quot;&quot;;&quot;&quot;&amp;[.BC$1]&amp;&quot;=&gt;&quot;&amp;[.BC34]&amp;&quot;,&quot;)">
            <text:p/>
          </table:table-cell>
          <table:table-cell table:formula="of:=IF([.BD34]=0;&quot;&quot;;&quot;&quot;&amp;[.BD$1]&amp;&quot;=&gt;&quot;&amp;[.BD34]&amp;&quot;,&quot;)">
            <text:p/>
          </table:table-cell>
          <table:table-cell table:formula="of:=IF([.BE34]=0;&quot;&quot;;&quot;&quot;&amp;[.BE$1]&amp;&quot;=&gt;&quot;&amp;[.BE34]&amp;&quot;,&quot;)">
            <text:p/>
          </table:table-cell>
          <table:table-cell table:formula="of:=IF([.BF34]=0;&quot;&quot;;&quot;&quot;&amp;[.BF$1]&amp;&quot;=&gt;&quot;&amp;[.BF34]&amp;&quot;,&quot;)">
            <text:p/>
          </table:table-cell>
          <table:table-cell table:formula="of:=IF([.BG34]=0;&quot;&quot;;&quot;&quot;&amp;[.BG$1]&amp;&quot;=&gt;&quot;&amp;[.BG34]&amp;&quot;,&quot;)">
            <text:p/>
          </table:table-cell>
          <table:table-cell table:formula="of:=IF([.BH34]=0;&quot;&quot;;&quot;&quot;&amp;[.BH$1]&amp;&quot;=&gt;&quot;&amp;[.BH34]&amp;&quot;,&quot;)">
            <text:p/>
          </table:table-cell>
          <table:table-cell table:formula="of:=IF([.BI34]=0;&quot;&quot;;&quot;&quot;&amp;[.BI$1]&amp;&quot;=&gt;&quot;&amp;[.BI34]&amp;&quot;,&quot;)">
            <text:p/>
          </table:table-cell>
          <table:table-cell table:formula="of:=IF([.BJ34]=0;&quot;&quot;;&quot;&quot;&amp;[.BJ$1]&amp;&quot;=&gt;&quot;&amp;[.BJ34]&amp;&quot;,&quot;)">
            <text:p/>
          </table:table-cell>
          <table:table-cell table:formula="of:=IF([.BK34]=0;&quot;&quot;;&quot;&quot;&amp;[.BK$1]&amp;&quot;=&gt;&quot;&amp;[.BK34]&amp;&quot;,&quot;)">
            <text:p/>
          </table:table-cell>
          <table:table-cell table:formula="of:=IF([.BL34]=0;&quot;&quot;;&quot;&quot;&amp;[.BL$1]&amp;&quot;=&gt;&quot;&amp;[.BL34]&amp;&quot;,&quot;)">
            <text:p/>
          </table:table-cell>
          <table:table-cell table:formula="of:=IF([.BM34]=0;&quot;&quot;;&quot;&quot;&amp;[.BM$1]&amp;&quot;=&gt;&quot;&amp;[.BM34]&amp;&quot;,&quot;)">
            <text:p/>
          </table:table-cell>
          <table:table-cell table:formula="of:=IF([.BN34]=0;&quot;&quot;;&quot;&quot;&amp;[.BN$1]&amp;&quot;=&gt;&quot;&amp;[.BN34]&amp;&quot;,&quot;)">
            <text:p/>
          </table:table-cell>
          <table:table-cell table:formula="of:=IF([.BO34]=0;&quot;&quot;;&quot;&quot;&amp;[.BO$1]&amp;&quot;=&gt;&quot;&amp;[.BO34]&amp;&quot;,&quot;)">
            <text:p/>
          </table:table-cell>
          <table:table-cell table:formula="of:=IF([.BP34]=0;&quot;&quot;;&quot;&quot;&amp;[.BP$1]&amp;&quot;=&gt;&quot;&amp;[.BP34]&amp;&quot;,&quot;)">
            <text:p/>
          </table:table-cell>
          <table:table-cell table:formula="of:=IF([.BQ34]=0;&quot;&quot;;&quot;&quot;&amp;[.BQ$1]&amp;&quot;=&gt;&quot;&amp;[.BQ34]&amp;&quot;,&quot;)">
            <text:p/>
          </table:table-cell>
          <table:table-cell table:formula="of:=IF([.BR34]=0;&quot;&quot;;&quot;&quot;&amp;[.BR$1]&amp;&quot;=&gt;&quot;&amp;[.BR34]&amp;&quot;,&quot;)">
            <text:p/>
          </table:table-cell>
          <table:table-cell table:formula="of:=IF([.BS34]=0;&quot;&quot;;&quot;&quot;&amp;[.BS$1]&amp;&quot;=&gt;&quot;&amp;[.BS34]&amp;&quot;,&quot;)">
            <text:p/>
          </table:table-cell>
          <table:table-cell table:formula="of:=IF([.BT34]=0;&quot;&quot;;&quot;&quot;&amp;[.BT$1]&amp;&quot;=&gt;&quot;&amp;[.BT3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onah.A1">Jonah</text:a></text:span></text:p>
          </table:table-cell>
          <table:table-cell office:value-type="float" office:value="48">
            <text:p>48</text:p>
          </table:table-cell>
          <table:table-cell office:value-type="string">
            <text:p>Jonah4:11 </text:p>
          </table:table-cell>
          <table:table-cell table:formula="of:=CONCATENATE(&quot;'&quot;&amp;[.A35]&amp;&quot;' =&gt; array( 'chapters'=&gt;&quot;&amp;[.E35]&amp;&quot;, 'verses'=&gt;&quot;&amp;[.F35]&amp;&quot;,&quot;; [.BX35]; &quot; ),&quot;)" office:value-type="string" office:string-value="'Jonah' =&gt; array( 'chapters'=&gt;4, 'verses'=&gt;48,1=&gt;16,2=&gt;11,3=&gt;10,4=&gt;11, ),">
            <text:p>'Jonah' =&gt; array( 'chapters'=&gt;4, 'verses'=&gt;48,1=&gt;16,2=&gt;11,3=&gt;10,4=&gt;11, ),</text:p>
          </table:table-cell>
          <table:table-cell office:value-type="float" office:value="4">
            <text:p>4</text:p>
          </table:table-cell>
          <table:table-cell table:formula="of:=SUM([.G35:.BT35])"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62"/>
          <table:table-cell table:formula="of:=CONCATENATE([.BY35];[.BZ35];[.CA35];[.CB35];[.CC35];[.CD35];[.CE35];[.CF35];[.CG35];[.CH35];[.CI35];[.CJ35];[.CK35];[.CL35];[.CM35];[.CN35];[.CO35];[.CP35];[.CQ35];[.CR35];[.CS35];[.CT35];[.CU35];[.CV35];[.CW35];[.CX35];[.CY35];[.CZ35])" office:value-type="string" office:string-value="1=&gt;16,2=&gt;11,3=&gt;10,4=&gt;11,">
            <text:p>1=&gt;16,2=&gt;11,3=&gt;10,4=&gt;11,</text:p>
          </table:table-cell>
          <table:table-cell table:formula="of:=CONCATENATE([.CZ35];[.DA35];[.DB35];[.DC35];[.DD35];[.DE35];[.DF35];[.DG35];[.DH35];[.DI35];[.DJ35];[.DK35];[.DL35];[.DM35];[.DN35];[.DO35];[.DP35];[.DQ35];[.DR35];[.DS35];[.DT35];[.DU35];[.DV35];[.DW35];[.DX35];[.DY35];[.DZ35])">
            <text:p/>
          </table:table-cell>
          <table:table-cell table:formula="of:=CONCATENATE([.EA35];[.EB35];[.EC35];[.ED35];[.EE35];[.EF35];[.EG35];[.EH35];[.EI35];[.EJ35];[.EK35];[.EL35])">
            <text:p/>
          </table:table-cell>
          <table:table-cell table:formula="of:=CONCATENATE([.BU35];[.BV35];[.BW35])" office:value-type="string" office:string-value="1=&gt;16,2=&gt;11,3=&gt;10,4=&gt;11,">
            <text:p>1=&gt;16,2=&gt;11,3=&gt;10,4=&gt;11,</text:p>
          </table:table-cell>
          <table:table-cell table:formula="of:=IF([.G35]=0;&quot;&quot;;&quot;&quot;&amp;[.G$1]&amp;&quot;=&gt;&quot;&amp;[.G35]&amp;&quot;,&quot;)" office:value-type="string" office:string-value="1=&gt;16,">
            <text:p>1=&gt;16,</text:p>
          </table:table-cell>
          <table:table-cell table:formula="of:=IF([.H35]=0;&quot;&quot;;&quot;&quot;&amp;[.H$1]&amp;&quot;=&gt;&quot;&amp;[.H35]&amp;&quot;,&quot;)" office:value-type="string" office:string-value="2=&gt;11,">
            <text:p>2=&gt;11,</text:p>
          </table:table-cell>
          <table:table-cell table:formula="of:=IF([.I35]=0;&quot;&quot;;&quot;&quot;&amp;[.I$1]&amp;&quot;=&gt;&quot;&amp;[.I35]&amp;&quot;,&quot;)" office:value-type="string" office:string-value="3=&gt;10,">
            <text:p>3=&gt;10,</text:p>
          </table:table-cell>
          <table:table-cell table:formula="of:=IF([.J35]=0;&quot;&quot;;&quot;&quot;&amp;[.J$1]&amp;&quot;=&gt;&quot;&amp;[.J35]&amp;&quot;,&quot;)" office:value-type="string" office:string-value="4=&gt;11,">
            <text:p>4=&gt;11,</text:p>
          </table:table-cell>
          <table:table-cell table:formula="of:=IF([.K35]=0;&quot;&quot;;&quot;&quot;&amp;[.K$1]&amp;&quot;=&gt;&quot;&amp;[.K35]&amp;&quot;,&quot;)">
            <text:p/>
          </table:table-cell>
          <table:table-cell table:formula="of:=IF([.L35]=0;&quot;&quot;;&quot;&quot;&amp;[.L$1]&amp;&quot;=&gt;&quot;&amp;[.L35]&amp;&quot;,&quot;)">
            <text:p/>
          </table:table-cell>
          <table:table-cell table:formula="of:=IF([.M35]=0;&quot;&quot;;&quot;&quot;&amp;[.M$1]&amp;&quot;=&gt;&quot;&amp;[.M35]&amp;&quot;,&quot;)">
            <text:p/>
          </table:table-cell>
          <table:table-cell table:formula="of:=IF([.N35]=0;&quot;&quot;;&quot;&quot;&amp;[.N$1]&amp;&quot;=&gt;&quot;&amp;[.N35]&amp;&quot;,&quot;)">
            <text:p/>
          </table:table-cell>
          <table:table-cell table:formula="of:=IF([.O35]=0;&quot;&quot;;&quot;&quot;&amp;[.O$1]&amp;&quot;=&gt;&quot;&amp;[.O35]&amp;&quot;,&quot;)">
            <text:p/>
          </table:table-cell>
          <table:table-cell table:formula="of:=IF([.P35]=0;&quot;&quot;;&quot;&quot;&amp;[.P$1]&amp;&quot;=&gt;&quot;&amp;[.P35]&amp;&quot;,&quot;)">
            <text:p/>
          </table:table-cell>
          <table:table-cell table:formula="of:=IF([.Q35]=0;&quot;&quot;;&quot;&quot;&amp;[.Q$1]&amp;&quot;=&gt;&quot;&amp;[.Q35]&amp;&quot;,&quot;)">
            <text:p/>
          </table:table-cell>
          <table:table-cell table:formula="of:=IF([.R35]=0;&quot;&quot;;&quot;&quot;&amp;[.R$1]&amp;&quot;=&gt;&quot;&amp;[.R35]&amp;&quot;,&quot;)">
            <text:p/>
          </table:table-cell>
          <table:table-cell table:formula="of:=IF([.S35]=0;&quot;&quot;;&quot;&quot;&amp;[.S$1]&amp;&quot;=&gt;&quot;&amp;[.S35]&amp;&quot;,&quot;)">
            <text:p/>
          </table:table-cell>
          <table:table-cell table:formula="of:=IF([.T35]=0;&quot;&quot;;&quot;&quot;&amp;[.T$1]&amp;&quot;=&gt;&quot;&amp;[.T35]&amp;&quot;,&quot;)">
            <text:p/>
          </table:table-cell>
          <table:table-cell table:formula="of:=IF([.U35]=0;&quot;&quot;;&quot;&quot;&amp;[.U$1]&amp;&quot;=&gt;&quot;&amp;[.U35]&amp;&quot;,&quot;)">
            <text:p/>
          </table:table-cell>
          <table:table-cell table:formula="of:=IF([.V35]=0;&quot;&quot;;&quot;&quot;&amp;[.V$1]&amp;&quot;=&gt;&quot;&amp;[.V35]&amp;&quot;,&quot;)">
            <text:p/>
          </table:table-cell>
          <table:table-cell table:formula="of:=IF([.W35]=0;&quot;&quot;;&quot;&quot;&amp;[.W$1]&amp;&quot;=&gt;&quot;&amp;[.W35]&amp;&quot;,&quot;)">
            <text:p/>
          </table:table-cell>
          <table:table-cell table:formula="of:=IF([.X35]=0;&quot;&quot;;&quot;&quot;&amp;[.X$1]&amp;&quot;=&gt;&quot;&amp;[.X35]&amp;&quot;,&quot;)">
            <text:p/>
          </table:table-cell>
          <table:table-cell table:formula="of:=IF([.Y35]=0;&quot;&quot;;&quot;&quot;&amp;[.Y$1]&amp;&quot;=&gt;&quot;&amp;[.Y35]&amp;&quot;,&quot;)">
            <text:p/>
          </table:table-cell>
          <table:table-cell table:formula="of:=IF([.Z35]=0;&quot;&quot;;&quot;&quot;&amp;[.Z$1]&amp;&quot;=&gt;&quot;&amp;[.Z35]&amp;&quot;,&quot;)">
            <text:p/>
          </table:table-cell>
          <table:table-cell table:formula="of:=IF([.AA35]=0;&quot;&quot;;&quot;&quot;&amp;[.AA$1]&amp;&quot;=&gt;&quot;&amp;[.AA35]&amp;&quot;,&quot;)">
            <text:p/>
          </table:table-cell>
          <table:table-cell table:formula="of:=IF([.AB35]=0;&quot;&quot;;&quot;&quot;&amp;[.AB$1]&amp;&quot;=&gt;&quot;&amp;[.AB35]&amp;&quot;,&quot;)">
            <text:p/>
          </table:table-cell>
          <table:table-cell table:formula="of:=IF([.AC35]=0;&quot;&quot;;&quot;&quot;&amp;[.AC$1]&amp;&quot;=&gt;&quot;&amp;[.AC35]&amp;&quot;,&quot;)">
            <text:p/>
          </table:table-cell>
          <table:table-cell table:formula="of:=IF([.AD35]=0;&quot;&quot;;&quot;&quot;&amp;[.AD$1]&amp;&quot;=&gt;&quot;&amp;[.AD35]&amp;&quot;,&quot;)">
            <text:p/>
          </table:table-cell>
          <table:table-cell table:formula="of:=IF([.AE35]=0;&quot;&quot;;&quot;&quot;&amp;[.AE$1]&amp;&quot;=&gt;&quot;&amp;[.AE35]&amp;&quot;,&quot;)">
            <text:p/>
          </table:table-cell>
          <table:table-cell table:formula="of:=IF([.AF35]=0;&quot;&quot;;&quot;&quot;&amp;[.AF$1]&amp;&quot;=&gt;&quot;&amp;[.AF35]&amp;&quot;,&quot;)">
            <text:p/>
          </table:table-cell>
          <table:table-cell table:formula="of:=IF([.AG35]=0;&quot;&quot;;&quot;&quot;&amp;[.AG$1]&amp;&quot;=&gt;&quot;&amp;[.AG35]&amp;&quot;,&quot;)">
            <text:p/>
          </table:table-cell>
          <table:table-cell table:formula="of:=IF([.AH35]=0;&quot;&quot;;&quot;&quot;&amp;[.AH$1]&amp;&quot;=&gt;&quot;&amp;[.AH35]&amp;&quot;,&quot;)">
            <text:p/>
          </table:table-cell>
          <table:table-cell table:formula="of:=IF([.AI35]=0;&quot;&quot;;&quot;&quot;&amp;[.AI$1]&amp;&quot;=&gt;&quot;&amp;[.AI35]&amp;&quot;,&quot;)">
            <text:p/>
          </table:table-cell>
          <table:table-cell table:formula="of:=IF([.AJ35]=0;&quot;&quot;;&quot;&quot;&amp;[.AJ$1]&amp;&quot;=&gt;&quot;&amp;[.AJ35]&amp;&quot;,&quot;)">
            <text:p/>
          </table:table-cell>
          <table:table-cell table:formula="of:=IF([.AK35]=0;&quot;&quot;;&quot;&quot;&amp;[.AK$1]&amp;&quot;=&gt;&quot;&amp;[.AK35]&amp;&quot;,&quot;)">
            <text:p/>
          </table:table-cell>
          <table:table-cell table:formula="of:=IF([.AL35]=0;&quot;&quot;;&quot;&quot;&amp;[.AL$1]&amp;&quot;=&gt;&quot;&amp;[.AL35]&amp;&quot;,&quot;)">
            <text:p/>
          </table:table-cell>
          <table:table-cell table:formula="of:=IF([.AM35]=0;&quot;&quot;;&quot;&quot;&amp;[.AM$1]&amp;&quot;=&gt;&quot;&amp;[.AM35]&amp;&quot;,&quot;)">
            <text:p/>
          </table:table-cell>
          <table:table-cell table:formula="of:=IF([.AN35]=0;&quot;&quot;;&quot;&quot;&amp;[.AN$1]&amp;&quot;=&gt;&quot;&amp;[.AN35]&amp;&quot;,&quot;)">
            <text:p/>
          </table:table-cell>
          <table:table-cell table:formula="of:=IF([.AO35]=0;&quot;&quot;;&quot;&quot;&amp;[.AO$1]&amp;&quot;=&gt;&quot;&amp;[.AO35]&amp;&quot;,&quot;)">
            <text:p/>
          </table:table-cell>
          <table:table-cell table:formula="of:=IF([.AP35]=0;&quot;&quot;;&quot;&quot;&amp;[.AP$1]&amp;&quot;=&gt;&quot;&amp;[.AP35]&amp;&quot;,&quot;)">
            <text:p/>
          </table:table-cell>
          <table:table-cell table:formula="of:=IF([.AQ35]=0;&quot;&quot;;&quot;&quot;&amp;[.AQ$1]&amp;&quot;=&gt;&quot;&amp;[.AQ35]&amp;&quot;,&quot;)">
            <text:p/>
          </table:table-cell>
          <table:table-cell table:formula="of:=IF([.AR35]=0;&quot;&quot;;&quot;&quot;&amp;[.AR$1]&amp;&quot;=&gt;&quot;&amp;[.AR35]&amp;&quot;,&quot;)">
            <text:p/>
          </table:table-cell>
          <table:table-cell table:formula="of:=IF([.AS35]=0;&quot;&quot;;&quot;&quot;&amp;[.AS$1]&amp;&quot;=&gt;&quot;&amp;[.AS35]&amp;&quot;,&quot;)">
            <text:p/>
          </table:table-cell>
          <table:table-cell table:formula="of:=IF([.AT35]=0;&quot;&quot;;&quot;&quot;&amp;[.AT$1]&amp;&quot;=&gt;&quot;&amp;[.AT35]&amp;&quot;,&quot;)">
            <text:p/>
          </table:table-cell>
          <table:table-cell table:formula="of:=IF([.AU35]=0;&quot;&quot;;&quot;&quot;&amp;[.AU$1]&amp;&quot;=&gt;&quot;&amp;[.AU35]&amp;&quot;,&quot;)">
            <text:p/>
          </table:table-cell>
          <table:table-cell table:formula="of:=IF([.AV35]=0;&quot;&quot;;&quot;&quot;&amp;[.AV$1]&amp;&quot;=&gt;&quot;&amp;[.AV35]&amp;&quot;,&quot;)">
            <text:p/>
          </table:table-cell>
          <table:table-cell table:formula="of:=IF([.AW35]=0;&quot;&quot;;&quot;&quot;&amp;[.AW$1]&amp;&quot;=&gt;&quot;&amp;[.AW35]&amp;&quot;,&quot;)">
            <text:p/>
          </table:table-cell>
          <table:table-cell table:formula="of:=IF([.AX35]=0;&quot;&quot;;&quot;&quot;&amp;[.AX$1]&amp;&quot;=&gt;&quot;&amp;[.AX35]&amp;&quot;,&quot;)">
            <text:p/>
          </table:table-cell>
          <table:table-cell table:formula="of:=IF([.AY35]=0;&quot;&quot;;&quot;&quot;&amp;[.AY$1]&amp;&quot;=&gt;&quot;&amp;[.AY35]&amp;&quot;,&quot;)">
            <text:p/>
          </table:table-cell>
          <table:table-cell table:formula="of:=IF([.AZ35]=0;&quot;&quot;;&quot;&quot;&amp;[.AZ$1]&amp;&quot;=&gt;&quot;&amp;[.AZ35]&amp;&quot;,&quot;)">
            <text:p/>
          </table:table-cell>
          <table:table-cell table:formula="of:=IF([.BA35]=0;&quot;&quot;;&quot;&quot;&amp;[.BA$1]&amp;&quot;=&gt;&quot;&amp;[.BA35]&amp;&quot;,&quot;)">
            <text:p/>
          </table:table-cell>
          <table:table-cell table:formula="of:=IF([.BB35]=0;&quot;&quot;;&quot;&quot;&amp;[.BB$1]&amp;&quot;=&gt;&quot;&amp;[.BB35]&amp;&quot;,&quot;)">
            <text:p/>
          </table:table-cell>
          <table:table-cell table:formula="of:=IF([.BC35]=0;&quot;&quot;;&quot;&quot;&amp;[.BC$1]&amp;&quot;=&gt;&quot;&amp;[.BC35]&amp;&quot;,&quot;)">
            <text:p/>
          </table:table-cell>
          <table:table-cell table:formula="of:=IF([.BD35]=0;&quot;&quot;;&quot;&quot;&amp;[.BD$1]&amp;&quot;=&gt;&quot;&amp;[.BD35]&amp;&quot;,&quot;)">
            <text:p/>
          </table:table-cell>
          <table:table-cell table:formula="of:=IF([.BE35]=0;&quot;&quot;;&quot;&quot;&amp;[.BE$1]&amp;&quot;=&gt;&quot;&amp;[.BE35]&amp;&quot;,&quot;)">
            <text:p/>
          </table:table-cell>
          <table:table-cell table:formula="of:=IF([.BF35]=0;&quot;&quot;;&quot;&quot;&amp;[.BF$1]&amp;&quot;=&gt;&quot;&amp;[.BF35]&amp;&quot;,&quot;)">
            <text:p/>
          </table:table-cell>
          <table:table-cell table:formula="of:=IF([.BG35]=0;&quot;&quot;;&quot;&quot;&amp;[.BG$1]&amp;&quot;=&gt;&quot;&amp;[.BG35]&amp;&quot;,&quot;)">
            <text:p/>
          </table:table-cell>
          <table:table-cell table:formula="of:=IF([.BH35]=0;&quot;&quot;;&quot;&quot;&amp;[.BH$1]&amp;&quot;=&gt;&quot;&amp;[.BH35]&amp;&quot;,&quot;)">
            <text:p/>
          </table:table-cell>
          <table:table-cell table:formula="of:=IF([.BI35]=0;&quot;&quot;;&quot;&quot;&amp;[.BI$1]&amp;&quot;=&gt;&quot;&amp;[.BI35]&amp;&quot;,&quot;)">
            <text:p/>
          </table:table-cell>
          <table:table-cell table:formula="of:=IF([.BJ35]=0;&quot;&quot;;&quot;&quot;&amp;[.BJ$1]&amp;&quot;=&gt;&quot;&amp;[.BJ35]&amp;&quot;,&quot;)">
            <text:p/>
          </table:table-cell>
          <table:table-cell table:formula="of:=IF([.BK35]=0;&quot;&quot;;&quot;&quot;&amp;[.BK$1]&amp;&quot;=&gt;&quot;&amp;[.BK35]&amp;&quot;,&quot;)">
            <text:p/>
          </table:table-cell>
          <table:table-cell table:formula="of:=IF([.BL35]=0;&quot;&quot;;&quot;&quot;&amp;[.BL$1]&amp;&quot;=&gt;&quot;&amp;[.BL35]&amp;&quot;,&quot;)">
            <text:p/>
          </table:table-cell>
          <table:table-cell table:formula="of:=IF([.BM35]=0;&quot;&quot;;&quot;&quot;&amp;[.BM$1]&amp;&quot;=&gt;&quot;&amp;[.BM35]&amp;&quot;,&quot;)">
            <text:p/>
          </table:table-cell>
          <table:table-cell table:formula="of:=IF([.BN35]=0;&quot;&quot;;&quot;&quot;&amp;[.BN$1]&amp;&quot;=&gt;&quot;&amp;[.BN35]&amp;&quot;,&quot;)">
            <text:p/>
          </table:table-cell>
          <table:table-cell table:formula="of:=IF([.BO35]=0;&quot;&quot;;&quot;&quot;&amp;[.BO$1]&amp;&quot;=&gt;&quot;&amp;[.BO35]&amp;&quot;,&quot;)">
            <text:p/>
          </table:table-cell>
          <table:table-cell table:formula="of:=IF([.BP35]=0;&quot;&quot;;&quot;&quot;&amp;[.BP$1]&amp;&quot;=&gt;&quot;&amp;[.BP35]&amp;&quot;,&quot;)">
            <text:p/>
          </table:table-cell>
          <table:table-cell table:formula="of:=IF([.BQ35]=0;&quot;&quot;;&quot;&quot;&amp;[.BQ$1]&amp;&quot;=&gt;&quot;&amp;[.BQ35]&amp;&quot;,&quot;)">
            <text:p/>
          </table:table-cell>
          <table:table-cell table:formula="of:=IF([.BR35]=0;&quot;&quot;;&quot;&quot;&amp;[.BR$1]&amp;&quot;=&gt;&quot;&amp;[.BR35]&amp;&quot;,&quot;)">
            <text:p/>
          </table:table-cell>
          <table:table-cell table:formula="of:=IF([.BS35]=0;&quot;&quot;;&quot;&quot;&amp;[.BS$1]&amp;&quot;=&gt;&quot;&amp;[.BS35]&amp;&quot;,&quot;)">
            <text:p/>
          </table:table-cell>
          <table:table-cell table:formula="of:=IF([.BT35]=0;&quot;&quot;;&quot;&quot;&amp;[.BT$1]&amp;&quot;=&gt;&quot;&amp;[.BT3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Micah.A1">Micah</text:a></text:span></text:p>
          </table:table-cell>
          <table:table-cell office:value-type="float" office:value="105">
            <text:p>105</text:p>
          </table:table-cell>
          <table:table-cell office:value-type="string">
            <text:p>Mic7:20 </text:p>
          </table:table-cell>
          <table:table-cell table:formula="of:=CONCATENATE(&quot;'&quot;&amp;[.A36]&amp;&quot;' =&gt; array( 'chapters'=&gt;&quot;&amp;[.E36]&amp;&quot;, 'verses'=&gt;&quot;&amp;[.F36]&amp;&quot;,&quot;; [.BX36]; &quot; ),&quot;)" office:value-type="string" office:string-value="'Micah' =&gt; array( 'chapters'=&gt;7, 'verses'=&gt;105,1=&gt;16,2=&gt;13,3=&gt;12,4=&gt;14,5=&gt;14,6=&gt;16,7=&gt;20, ),">
            <text:p>'Micah' =&gt; array( 'chapters'=&gt;7, 'verses'=&gt;105,1=&gt;16,2=&gt;13,3=&gt;12,4=&gt;14,5=&gt;14,6=&gt;16,7=&gt;20, ),</text:p>
          </table:table-cell>
          <table:table-cell office:value-type="float" office:value="7">
            <text:p>7</text:p>
          </table:table-cell>
          <table:table-cell table:formula="of:=SUM([.G36:.BT36])"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number-columns-repeated="59"/>
          <table:table-cell table:formula="of:=CONCATENATE([.BY36];[.BZ36];[.CA36];[.CB36];[.CC36];[.CD36];[.CE36];[.CF36];[.CG36];[.CH36];[.CI36];[.CJ36];[.CK36];[.CL36];[.CM36];[.CN36];[.CO36];[.CP36];[.CQ36];[.CR36];[.CS36];[.CT36];[.CU36];[.CV36];[.CW36];[.CX36];[.CY36];[.CZ36])" office:value-type="string" office:string-value="1=&gt;16,2=&gt;13,3=&gt;12,4=&gt;14,5=&gt;14,6=&gt;16,7=&gt;20,">
            <text:p>1=&gt;16,2=&gt;13,3=&gt;12,4=&gt;14,5=&gt;14,6=&gt;16,7=&gt;20,</text:p>
          </table:table-cell>
          <table:table-cell table:formula="of:=CONCATENATE([.CZ36];[.DA36];[.DB36];[.DC36];[.DD36];[.DE36];[.DF36];[.DG36];[.DH36];[.DI36];[.DJ36];[.DK36];[.DL36];[.DM36];[.DN36];[.DO36];[.DP36];[.DQ36];[.DR36];[.DS36];[.DT36];[.DU36];[.DV36];[.DW36];[.DX36];[.DY36];[.DZ36])">
            <text:p/>
          </table:table-cell>
          <table:table-cell table:formula="of:=CONCATENATE([.EA36];[.EB36];[.EC36];[.ED36];[.EE36];[.EF36];[.EG36];[.EH36];[.EI36];[.EJ36];[.EK36];[.EL36])">
            <text:p/>
          </table:table-cell>
          <table:table-cell table:formula="of:=CONCATENATE([.BU36];[.BV36];[.BW36])" office:value-type="string" office:string-value="1=&gt;16,2=&gt;13,3=&gt;12,4=&gt;14,5=&gt;14,6=&gt;16,7=&gt;20,">
            <text:p>1=&gt;16,2=&gt;13,3=&gt;12,4=&gt;14,5=&gt;14,6=&gt;16,7=&gt;20,</text:p>
          </table:table-cell>
          <table:table-cell table:formula="of:=IF([.G36]=0;&quot;&quot;;&quot;&quot;&amp;[.G$1]&amp;&quot;=&gt;&quot;&amp;[.G36]&amp;&quot;,&quot;)" office:value-type="string" office:string-value="1=&gt;16,">
            <text:p>1=&gt;16,</text:p>
          </table:table-cell>
          <table:table-cell table:formula="of:=IF([.H36]=0;&quot;&quot;;&quot;&quot;&amp;[.H$1]&amp;&quot;=&gt;&quot;&amp;[.H36]&amp;&quot;,&quot;)" office:value-type="string" office:string-value="2=&gt;13,">
            <text:p>2=&gt;13,</text:p>
          </table:table-cell>
          <table:table-cell table:formula="of:=IF([.I36]=0;&quot;&quot;;&quot;&quot;&amp;[.I$1]&amp;&quot;=&gt;&quot;&amp;[.I36]&amp;&quot;,&quot;)" office:value-type="string" office:string-value="3=&gt;12,">
            <text:p>3=&gt;12,</text:p>
          </table:table-cell>
          <table:table-cell table:formula="of:=IF([.J36]=0;&quot;&quot;;&quot;&quot;&amp;[.J$1]&amp;&quot;=&gt;&quot;&amp;[.J36]&amp;&quot;,&quot;)" office:value-type="string" office:string-value="4=&gt;14,">
            <text:p>4=&gt;14,</text:p>
          </table:table-cell>
          <table:table-cell table:formula="of:=IF([.K36]=0;&quot;&quot;;&quot;&quot;&amp;[.K$1]&amp;&quot;=&gt;&quot;&amp;[.K36]&amp;&quot;,&quot;)" office:value-type="string" office:string-value="5=&gt;14,">
            <text:p>5=&gt;14,</text:p>
          </table:table-cell>
          <table:table-cell table:formula="of:=IF([.L36]=0;&quot;&quot;;&quot;&quot;&amp;[.L$1]&amp;&quot;=&gt;&quot;&amp;[.L36]&amp;&quot;,&quot;)" office:value-type="string" office:string-value="6=&gt;16,">
            <text:p>6=&gt;16,</text:p>
          </table:table-cell>
          <table:table-cell table:formula="of:=IF([.M36]=0;&quot;&quot;;&quot;&quot;&amp;[.M$1]&amp;&quot;=&gt;&quot;&amp;[.M36]&amp;&quot;,&quot;)" office:value-type="string" office:string-value="7=&gt;20,">
            <text:p>7=&gt;20,</text:p>
          </table:table-cell>
          <table:table-cell table:formula="of:=IF([.N36]=0;&quot;&quot;;&quot;&quot;&amp;[.N$1]&amp;&quot;=&gt;&quot;&amp;[.N36]&amp;&quot;,&quot;)">
            <text:p/>
          </table:table-cell>
          <table:table-cell table:formula="of:=IF([.O36]=0;&quot;&quot;;&quot;&quot;&amp;[.O$1]&amp;&quot;=&gt;&quot;&amp;[.O36]&amp;&quot;,&quot;)">
            <text:p/>
          </table:table-cell>
          <table:table-cell table:formula="of:=IF([.P36]=0;&quot;&quot;;&quot;&quot;&amp;[.P$1]&amp;&quot;=&gt;&quot;&amp;[.P36]&amp;&quot;,&quot;)">
            <text:p/>
          </table:table-cell>
          <table:table-cell table:formula="of:=IF([.Q36]=0;&quot;&quot;;&quot;&quot;&amp;[.Q$1]&amp;&quot;=&gt;&quot;&amp;[.Q36]&amp;&quot;,&quot;)">
            <text:p/>
          </table:table-cell>
          <table:table-cell table:formula="of:=IF([.R36]=0;&quot;&quot;;&quot;&quot;&amp;[.R$1]&amp;&quot;=&gt;&quot;&amp;[.R36]&amp;&quot;,&quot;)">
            <text:p/>
          </table:table-cell>
          <table:table-cell table:formula="of:=IF([.S36]=0;&quot;&quot;;&quot;&quot;&amp;[.S$1]&amp;&quot;=&gt;&quot;&amp;[.S36]&amp;&quot;,&quot;)">
            <text:p/>
          </table:table-cell>
          <table:table-cell table:formula="of:=IF([.T36]=0;&quot;&quot;;&quot;&quot;&amp;[.T$1]&amp;&quot;=&gt;&quot;&amp;[.T36]&amp;&quot;,&quot;)">
            <text:p/>
          </table:table-cell>
          <table:table-cell table:formula="of:=IF([.U36]=0;&quot;&quot;;&quot;&quot;&amp;[.U$1]&amp;&quot;=&gt;&quot;&amp;[.U36]&amp;&quot;,&quot;)">
            <text:p/>
          </table:table-cell>
          <table:table-cell table:formula="of:=IF([.V36]=0;&quot;&quot;;&quot;&quot;&amp;[.V$1]&amp;&quot;=&gt;&quot;&amp;[.V36]&amp;&quot;,&quot;)">
            <text:p/>
          </table:table-cell>
          <table:table-cell table:formula="of:=IF([.W36]=0;&quot;&quot;;&quot;&quot;&amp;[.W$1]&amp;&quot;=&gt;&quot;&amp;[.W36]&amp;&quot;,&quot;)">
            <text:p/>
          </table:table-cell>
          <table:table-cell table:formula="of:=IF([.X36]=0;&quot;&quot;;&quot;&quot;&amp;[.X$1]&amp;&quot;=&gt;&quot;&amp;[.X36]&amp;&quot;,&quot;)">
            <text:p/>
          </table:table-cell>
          <table:table-cell table:formula="of:=IF([.Y36]=0;&quot;&quot;;&quot;&quot;&amp;[.Y$1]&amp;&quot;=&gt;&quot;&amp;[.Y36]&amp;&quot;,&quot;)">
            <text:p/>
          </table:table-cell>
          <table:table-cell table:formula="of:=IF([.Z36]=0;&quot;&quot;;&quot;&quot;&amp;[.Z$1]&amp;&quot;=&gt;&quot;&amp;[.Z36]&amp;&quot;,&quot;)">
            <text:p/>
          </table:table-cell>
          <table:table-cell table:formula="of:=IF([.AA36]=0;&quot;&quot;;&quot;&quot;&amp;[.AA$1]&amp;&quot;=&gt;&quot;&amp;[.AA36]&amp;&quot;,&quot;)">
            <text:p/>
          </table:table-cell>
          <table:table-cell table:formula="of:=IF([.AB36]=0;&quot;&quot;;&quot;&quot;&amp;[.AB$1]&amp;&quot;=&gt;&quot;&amp;[.AB36]&amp;&quot;,&quot;)">
            <text:p/>
          </table:table-cell>
          <table:table-cell table:formula="of:=IF([.AC36]=0;&quot;&quot;;&quot;&quot;&amp;[.AC$1]&amp;&quot;=&gt;&quot;&amp;[.AC36]&amp;&quot;,&quot;)">
            <text:p/>
          </table:table-cell>
          <table:table-cell table:formula="of:=IF([.AD36]=0;&quot;&quot;;&quot;&quot;&amp;[.AD$1]&amp;&quot;=&gt;&quot;&amp;[.AD36]&amp;&quot;,&quot;)">
            <text:p/>
          </table:table-cell>
          <table:table-cell table:formula="of:=IF([.AE36]=0;&quot;&quot;;&quot;&quot;&amp;[.AE$1]&amp;&quot;=&gt;&quot;&amp;[.AE36]&amp;&quot;,&quot;)">
            <text:p/>
          </table:table-cell>
          <table:table-cell table:formula="of:=IF([.AF36]=0;&quot;&quot;;&quot;&quot;&amp;[.AF$1]&amp;&quot;=&gt;&quot;&amp;[.AF36]&amp;&quot;,&quot;)">
            <text:p/>
          </table:table-cell>
          <table:table-cell table:formula="of:=IF([.AG36]=0;&quot;&quot;;&quot;&quot;&amp;[.AG$1]&amp;&quot;=&gt;&quot;&amp;[.AG36]&amp;&quot;,&quot;)">
            <text:p/>
          </table:table-cell>
          <table:table-cell table:formula="of:=IF([.AH36]=0;&quot;&quot;;&quot;&quot;&amp;[.AH$1]&amp;&quot;=&gt;&quot;&amp;[.AH36]&amp;&quot;,&quot;)">
            <text:p/>
          </table:table-cell>
          <table:table-cell table:formula="of:=IF([.AI36]=0;&quot;&quot;;&quot;&quot;&amp;[.AI$1]&amp;&quot;=&gt;&quot;&amp;[.AI36]&amp;&quot;,&quot;)">
            <text:p/>
          </table:table-cell>
          <table:table-cell table:formula="of:=IF([.AJ36]=0;&quot;&quot;;&quot;&quot;&amp;[.AJ$1]&amp;&quot;=&gt;&quot;&amp;[.AJ36]&amp;&quot;,&quot;)">
            <text:p/>
          </table:table-cell>
          <table:table-cell table:formula="of:=IF([.AK36]=0;&quot;&quot;;&quot;&quot;&amp;[.AK$1]&amp;&quot;=&gt;&quot;&amp;[.AK36]&amp;&quot;,&quot;)">
            <text:p/>
          </table:table-cell>
          <table:table-cell table:formula="of:=IF([.AL36]=0;&quot;&quot;;&quot;&quot;&amp;[.AL$1]&amp;&quot;=&gt;&quot;&amp;[.AL36]&amp;&quot;,&quot;)">
            <text:p/>
          </table:table-cell>
          <table:table-cell table:formula="of:=IF([.AM36]=0;&quot;&quot;;&quot;&quot;&amp;[.AM$1]&amp;&quot;=&gt;&quot;&amp;[.AM36]&amp;&quot;,&quot;)">
            <text:p/>
          </table:table-cell>
          <table:table-cell table:formula="of:=IF([.AN36]=0;&quot;&quot;;&quot;&quot;&amp;[.AN$1]&amp;&quot;=&gt;&quot;&amp;[.AN36]&amp;&quot;,&quot;)">
            <text:p/>
          </table:table-cell>
          <table:table-cell table:formula="of:=IF([.AO36]=0;&quot;&quot;;&quot;&quot;&amp;[.AO$1]&amp;&quot;=&gt;&quot;&amp;[.AO36]&amp;&quot;,&quot;)">
            <text:p/>
          </table:table-cell>
          <table:table-cell table:formula="of:=IF([.AP36]=0;&quot;&quot;;&quot;&quot;&amp;[.AP$1]&amp;&quot;=&gt;&quot;&amp;[.AP36]&amp;&quot;,&quot;)">
            <text:p/>
          </table:table-cell>
          <table:table-cell table:formula="of:=IF([.AQ36]=0;&quot;&quot;;&quot;&quot;&amp;[.AQ$1]&amp;&quot;=&gt;&quot;&amp;[.AQ36]&amp;&quot;,&quot;)">
            <text:p/>
          </table:table-cell>
          <table:table-cell table:formula="of:=IF([.AR36]=0;&quot;&quot;;&quot;&quot;&amp;[.AR$1]&amp;&quot;=&gt;&quot;&amp;[.AR36]&amp;&quot;,&quot;)">
            <text:p/>
          </table:table-cell>
          <table:table-cell table:formula="of:=IF([.AS36]=0;&quot;&quot;;&quot;&quot;&amp;[.AS$1]&amp;&quot;=&gt;&quot;&amp;[.AS36]&amp;&quot;,&quot;)">
            <text:p/>
          </table:table-cell>
          <table:table-cell table:formula="of:=IF([.AT36]=0;&quot;&quot;;&quot;&quot;&amp;[.AT$1]&amp;&quot;=&gt;&quot;&amp;[.AT36]&amp;&quot;,&quot;)">
            <text:p/>
          </table:table-cell>
          <table:table-cell table:formula="of:=IF([.AU36]=0;&quot;&quot;;&quot;&quot;&amp;[.AU$1]&amp;&quot;=&gt;&quot;&amp;[.AU36]&amp;&quot;,&quot;)">
            <text:p/>
          </table:table-cell>
          <table:table-cell table:formula="of:=IF([.AV36]=0;&quot;&quot;;&quot;&quot;&amp;[.AV$1]&amp;&quot;=&gt;&quot;&amp;[.AV36]&amp;&quot;,&quot;)">
            <text:p/>
          </table:table-cell>
          <table:table-cell table:formula="of:=IF([.AW36]=0;&quot;&quot;;&quot;&quot;&amp;[.AW$1]&amp;&quot;=&gt;&quot;&amp;[.AW36]&amp;&quot;,&quot;)">
            <text:p/>
          </table:table-cell>
          <table:table-cell table:formula="of:=IF([.AX36]=0;&quot;&quot;;&quot;&quot;&amp;[.AX$1]&amp;&quot;=&gt;&quot;&amp;[.AX36]&amp;&quot;,&quot;)">
            <text:p/>
          </table:table-cell>
          <table:table-cell table:formula="of:=IF([.AY36]=0;&quot;&quot;;&quot;&quot;&amp;[.AY$1]&amp;&quot;=&gt;&quot;&amp;[.AY36]&amp;&quot;,&quot;)">
            <text:p/>
          </table:table-cell>
          <table:table-cell table:formula="of:=IF([.AZ36]=0;&quot;&quot;;&quot;&quot;&amp;[.AZ$1]&amp;&quot;=&gt;&quot;&amp;[.AZ36]&amp;&quot;,&quot;)">
            <text:p/>
          </table:table-cell>
          <table:table-cell table:formula="of:=IF([.BA36]=0;&quot;&quot;;&quot;&quot;&amp;[.BA$1]&amp;&quot;=&gt;&quot;&amp;[.BA36]&amp;&quot;,&quot;)">
            <text:p/>
          </table:table-cell>
          <table:table-cell table:formula="of:=IF([.BB36]=0;&quot;&quot;;&quot;&quot;&amp;[.BB$1]&amp;&quot;=&gt;&quot;&amp;[.BB36]&amp;&quot;,&quot;)">
            <text:p/>
          </table:table-cell>
          <table:table-cell table:formula="of:=IF([.BC36]=0;&quot;&quot;;&quot;&quot;&amp;[.BC$1]&amp;&quot;=&gt;&quot;&amp;[.BC36]&amp;&quot;,&quot;)">
            <text:p/>
          </table:table-cell>
          <table:table-cell table:formula="of:=IF([.BD36]=0;&quot;&quot;;&quot;&quot;&amp;[.BD$1]&amp;&quot;=&gt;&quot;&amp;[.BD36]&amp;&quot;,&quot;)">
            <text:p/>
          </table:table-cell>
          <table:table-cell table:formula="of:=IF([.BE36]=0;&quot;&quot;;&quot;&quot;&amp;[.BE$1]&amp;&quot;=&gt;&quot;&amp;[.BE36]&amp;&quot;,&quot;)">
            <text:p/>
          </table:table-cell>
          <table:table-cell table:formula="of:=IF([.BF36]=0;&quot;&quot;;&quot;&quot;&amp;[.BF$1]&amp;&quot;=&gt;&quot;&amp;[.BF36]&amp;&quot;,&quot;)">
            <text:p/>
          </table:table-cell>
          <table:table-cell table:formula="of:=IF([.BG36]=0;&quot;&quot;;&quot;&quot;&amp;[.BG$1]&amp;&quot;=&gt;&quot;&amp;[.BG36]&amp;&quot;,&quot;)">
            <text:p/>
          </table:table-cell>
          <table:table-cell table:formula="of:=IF([.BH36]=0;&quot;&quot;;&quot;&quot;&amp;[.BH$1]&amp;&quot;=&gt;&quot;&amp;[.BH36]&amp;&quot;,&quot;)">
            <text:p/>
          </table:table-cell>
          <table:table-cell table:formula="of:=IF([.BI36]=0;&quot;&quot;;&quot;&quot;&amp;[.BI$1]&amp;&quot;=&gt;&quot;&amp;[.BI36]&amp;&quot;,&quot;)">
            <text:p/>
          </table:table-cell>
          <table:table-cell table:formula="of:=IF([.BJ36]=0;&quot;&quot;;&quot;&quot;&amp;[.BJ$1]&amp;&quot;=&gt;&quot;&amp;[.BJ36]&amp;&quot;,&quot;)">
            <text:p/>
          </table:table-cell>
          <table:table-cell table:formula="of:=IF([.BK36]=0;&quot;&quot;;&quot;&quot;&amp;[.BK$1]&amp;&quot;=&gt;&quot;&amp;[.BK36]&amp;&quot;,&quot;)">
            <text:p/>
          </table:table-cell>
          <table:table-cell table:formula="of:=IF([.BL36]=0;&quot;&quot;;&quot;&quot;&amp;[.BL$1]&amp;&quot;=&gt;&quot;&amp;[.BL36]&amp;&quot;,&quot;)">
            <text:p/>
          </table:table-cell>
          <table:table-cell table:formula="of:=IF([.BM36]=0;&quot;&quot;;&quot;&quot;&amp;[.BM$1]&amp;&quot;=&gt;&quot;&amp;[.BM36]&amp;&quot;,&quot;)">
            <text:p/>
          </table:table-cell>
          <table:table-cell table:formula="of:=IF([.BN36]=0;&quot;&quot;;&quot;&quot;&amp;[.BN$1]&amp;&quot;=&gt;&quot;&amp;[.BN36]&amp;&quot;,&quot;)">
            <text:p/>
          </table:table-cell>
          <table:table-cell table:formula="of:=IF([.BO36]=0;&quot;&quot;;&quot;&quot;&amp;[.BO$1]&amp;&quot;=&gt;&quot;&amp;[.BO36]&amp;&quot;,&quot;)">
            <text:p/>
          </table:table-cell>
          <table:table-cell table:formula="of:=IF([.BP36]=0;&quot;&quot;;&quot;&quot;&amp;[.BP$1]&amp;&quot;=&gt;&quot;&amp;[.BP36]&amp;&quot;,&quot;)">
            <text:p/>
          </table:table-cell>
          <table:table-cell table:formula="of:=IF([.BQ36]=0;&quot;&quot;;&quot;&quot;&amp;[.BQ$1]&amp;&quot;=&gt;&quot;&amp;[.BQ36]&amp;&quot;,&quot;)">
            <text:p/>
          </table:table-cell>
          <table:table-cell table:formula="of:=IF([.BR36]=0;&quot;&quot;;&quot;&quot;&amp;[.BR$1]&amp;&quot;=&gt;&quot;&amp;[.BR36]&amp;&quot;,&quot;)">
            <text:p/>
          </table:table-cell>
          <table:table-cell table:formula="of:=IF([.BS36]=0;&quot;&quot;;&quot;&quot;&amp;[.BS$1]&amp;&quot;=&gt;&quot;&amp;[.BS36]&amp;&quot;,&quot;)">
            <text:p/>
          </table:table-cell>
          <table:table-cell table:formula="of:=IF([.BT36]=0;&quot;&quot;;&quot;&quot;&amp;[.BT$1]&amp;&quot;=&gt;&quot;&amp;[.BT3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Nahum.A1">Nahum</text:a></text:span></text:p>
          </table:table-cell>
          <table:table-cell office:value-type="float" office:value="47">
            <text:p>47</text:p>
          </table:table-cell>
          <table:table-cell office:value-type="string">
            <text:p>Nahum3:19 </text:p>
          </table:table-cell>
          <table:table-cell table:formula="of:=CONCATENATE(&quot;'&quot;&amp;[.A37]&amp;&quot;' =&gt; array( 'chapters'=&gt;&quot;&amp;[.E37]&amp;&quot;, 'verses'=&gt;&quot;&amp;[.F37]&amp;&quot;,&quot;; [.BX37]; &quot; ),&quot;)" office:value-type="string" office:string-value="'Nahum' =&gt; array( 'chapters'=&gt;3, 'verses'=&gt;47,1=&gt;14,2=&gt;14,3=&gt;19, ),">
            <text:p>'Nahum' =&gt; array( 'chapters'=&gt;3, 'verses'=&gt;47,1=&gt;14,2=&gt;14,3=&gt;19, ),</text:p>
          </table:table-cell>
          <table:table-cell office:value-type="float" office:value="3">
            <text:p>3</text:p>
          </table:table-cell>
          <table:table-cell table:formula="of:=SUM([.G37:.BT37])" office:value-type="float" office:value="47">
            <text:p>47</text:p>
          </table:table-cell>
          <table:table-cell table:number-columns-repeated="2" office:value-type="float" office:value="14">
            <text:p>14</text:p>
          </table:table-cell>
          <table:table-cell office:value-type="float" office:value="19">
            <text:p>19</text:p>
          </table:table-cell>
          <table:table-cell table:style-name="Default"/>
          <table:table-cell table:number-columns-repeated="62"/>
          <table:table-cell table:formula="of:=CONCATENATE([.BY37];[.BZ37];[.CA37];[.CB37];[.CC37];[.CD37];[.CE37];[.CF37];[.CG37];[.CH37];[.CI37];[.CJ37];[.CK37];[.CL37];[.CM37];[.CN37];[.CO37];[.CP37];[.CQ37];[.CR37];[.CS37];[.CT37];[.CU37];[.CV37];[.CW37];[.CX37];[.CY37];[.CZ37])" office:value-type="string" office:string-value="1=&gt;14,2=&gt;14,3=&gt;19,">
            <text:p>1=&gt;14,2=&gt;14,3=&gt;19,</text:p>
          </table:table-cell>
          <table:table-cell table:formula="of:=CONCATENATE([.CZ37];[.DA37];[.DB37];[.DC37];[.DD37];[.DE37];[.DF37];[.DG37];[.DH37];[.DI37];[.DJ37];[.DK37];[.DL37];[.DM37];[.DN37];[.DO37];[.DP37];[.DQ37];[.DR37];[.DS37];[.DT37];[.DU37];[.DV37];[.DW37];[.DX37];[.DY37];[.DZ37])">
            <text:p/>
          </table:table-cell>
          <table:table-cell table:formula="of:=CONCATENATE([.EA37];[.EB37];[.EC37];[.ED37];[.EE37];[.EF37];[.EG37];[.EH37];[.EI37];[.EJ37];[.EK37];[.EL37])">
            <text:p/>
          </table:table-cell>
          <table:table-cell table:formula="of:=CONCATENATE([.BU37];[.BV37];[.BW37])" office:value-type="string" office:string-value="1=&gt;14,2=&gt;14,3=&gt;19,">
            <text:p>1=&gt;14,2=&gt;14,3=&gt;19,</text:p>
          </table:table-cell>
          <table:table-cell table:formula="of:=IF([.G37]=0;&quot;&quot;;&quot;&quot;&amp;[.G$1]&amp;&quot;=&gt;&quot;&amp;[.G37]&amp;&quot;,&quot;)" office:value-type="string" office:string-value="1=&gt;14,">
            <text:p>1=&gt;14,</text:p>
          </table:table-cell>
          <table:table-cell table:formula="of:=IF([.H37]=0;&quot;&quot;;&quot;&quot;&amp;[.H$1]&amp;&quot;=&gt;&quot;&amp;[.H37]&amp;&quot;,&quot;)" office:value-type="string" office:string-value="2=&gt;14,">
            <text:p>2=&gt;14,</text:p>
          </table:table-cell>
          <table:table-cell table:formula="of:=IF([.I37]=0;&quot;&quot;;&quot;&quot;&amp;[.I$1]&amp;&quot;=&gt;&quot;&amp;[.I37]&amp;&quot;,&quot;)" office:value-type="string" office:string-value="3=&gt;19,">
            <text:p>3=&gt;19,</text:p>
          </table:table-cell>
          <table:table-cell table:formula="of:=IF([.J37]=0;&quot;&quot;;&quot;&quot;&amp;[.J$1]&amp;&quot;=&gt;&quot;&amp;[.J37]&amp;&quot;,&quot;)">
            <text:p/>
          </table:table-cell>
          <table:table-cell table:formula="of:=IF([.K37]=0;&quot;&quot;;&quot;&quot;&amp;[.K$1]&amp;&quot;=&gt;&quot;&amp;[.K37]&amp;&quot;,&quot;)">
            <text:p/>
          </table:table-cell>
          <table:table-cell table:formula="of:=IF([.L37]=0;&quot;&quot;;&quot;&quot;&amp;[.L$1]&amp;&quot;=&gt;&quot;&amp;[.L37]&amp;&quot;,&quot;)">
            <text:p/>
          </table:table-cell>
          <table:table-cell table:formula="of:=IF([.M37]=0;&quot;&quot;;&quot;&quot;&amp;[.M$1]&amp;&quot;=&gt;&quot;&amp;[.M37]&amp;&quot;,&quot;)">
            <text:p/>
          </table:table-cell>
          <table:table-cell table:formula="of:=IF([.N37]=0;&quot;&quot;;&quot;&quot;&amp;[.N$1]&amp;&quot;=&gt;&quot;&amp;[.N37]&amp;&quot;,&quot;)">
            <text:p/>
          </table:table-cell>
          <table:table-cell table:formula="of:=IF([.O37]=0;&quot;&quot;;&quot;&quot;&amp;[.O$1]&amp;&quot;=&gt;&quot;&amp;[.O37]&amp;&quot;,&quot;)">
            <text:p/>
          </table:table-cell>
          <table:table-cell table:formula="of:=IF([.P37]=0;&quot;&quot;;&quot;&quot;&amp;[.P$1]&amp;&quot;=&gt;&quot;&amp;[.P37]&amp;&quot;,&quot;)">
            <text:p/>
          </table:table-cell>
          <table:table-cell table:formula="of:=IF([.Q37]=0;&quot;&quot;;&quot;&quot;&amp;[.Q$1]&amp;&quot;=&gt;&quot;&amp;[.Q37]&amp;&quot;,&quot;)">
            <text:p/>
          </table:table-cell>
          <table:table-cell table:formula="of:=IF([.R37]=0;&quot;&quot;;&quot;&quot;&amp;[.R$1]&amp;&quot;=&gt;&quot;&amp;[.R37]&amp;&quot;,&quot;)">
            <text:p/>
          </table:table-cell>
          <table:table-cell table:formula="of:=IF([.S37]=0;&quot;&quot;;&quot;&quot;&amp;[.S$1]&amp;&quot;=&gt;&quot;&amp;[.S37]&amp;&quot;,&quot;)">
            <text:p/>
          </table:table-cell>
          <table:table-cell table:formula="of:=IF([.T37]=0;&quot;&quot;;&quot;&quot;&amp;[.T$1]&amp;&quot;=&gt;&quot;&amp;[.T37]&amp;&quot;,&quot;)">
            <text:p/>
          </table:table-cell>
          <table:table-cell table:formula="of:=IF([.U37]=0;&quot;&quot;;&quot;&quot;&amp;[.U$1]&amp;&quot;=&gt;&quot;&amp;[.U37]&amp;&quot;,&quot;)">
            <text:p/>
          </table:table-cell>
          <table:table-cell table:formula="of:=IF([.V37]=0;&quot;&quot;;&quot;&quot;&amp;[.V$1]&amp;&quot;=&gt;&quot;&amp;[.V37]&amp;&quot;,&quot;)">
            <text:p/>
          </table:table-cell>
          <table:table-cell table:formula="of:=IF([.W37]=0;&quot;&quot;;&quot;&quot;&amp;[.W$1]&amp;&quot;=&gt;&quot;&amp;[.W37]&amp;&quot;,&quot;)">
            <text:p/>
          </table:table-cell>
          <table:table-cell table:formula="of:=IF([.X37]=0;&quot;&quot;;&quot;&quot;&amp;[.X$1]&amp;&quot;=&gt;&quot;&amp;[.X37]&amp;&quot;,&quot;)">
            <text:p/>
          </table:table-cell>
          <table:table-cell table:formula="of:=IF([.Y37]=0;&quot;&quot;;&quot;&quot;&amp;[.Y$1]&amp;&quot;=&gt;&quot;&amp;[.Y37]&amp;&quot;,&quot;)">
            <text:p/>
          </table:table-cell>
          <table:table-cell table:formula="of:=IF([.Z37]=0;&quot;&quot;;&quot;&quot;&amp;[.Z$1]&amp;&quot;=&gt;&quot;&amp;[.Z37]&amp;&quot;,&quot;)">
            <text:p/>
          </table:table-cell>
          <table:table-cell table:formula="of:=IF([.AA37]=0;&quot;&quot;;&quot;&quot;&amp;[.AA$1]&amp;&quot;=&gt;&quot;&amp;[.AA37]&amp;&quot;,&quot;)">
            <text:p/>
          </table:table-cell>
          <table:table-cell table:formula="of:=IF([.AB37]=0;&quot;&quot;;&quot;&quot;&amp;[.AB$1]&amp;&quot;=&gt;&quot;&amp;[.AB37]&amp;&quot;,&quot;)">
            <text:p/>
          </table:table-cell>
          <table:table-cell table:formula="of:=IF([.AC37]=0;&quot;&quot;;&quot;&quot;&amp;[.AC$1]&amp;&quot;=&gt;&quot;&amp;[.AC37]&amp;&quot;,&quot;)">
            <text:p/>
          </table:table-cell>
          <table:table-cell table:formula="of:=IF([.AD37]=0;&quot;&quot;;&quot;&quot;&amp;[.AD$1]&amp;&quot;=&gt;&quot;&amp;[.AD37]&amp;&quot;,&quot;)">
            <text:p/>
          </table:table-cell>
          <table:table-cell table:formula="of:=IF([.AE37]=0;&quot;&quot;;&quot;&quot;&amp;[.AE$1]&amp;&quot;=&gt;&quot;&amp;[.AE37]&amp;&quot;,&quot;)">
            <text:p/>
          </table:table-cell>
          <table:table-cell table:formula="of:=IF([.AF37]=0;&quot;&quot;;&quot;&quot;&amp;[.AF$1]&amp;&quot;=&gt;&quot;&amp;[.AF37]&amp;&quot;,&quot;)">
            <text:p/>
          </table:table-cell>
          <table:table-cell table:formula="of:=IF([.AG37]=0;&quot;&quot;;&quot;&quot;&amp;[.AG$1]&amp;&quot;=&gt;&quot;&amp;[.AG37]&amp;&quot;,&quot;)">
            <text:p/>
          </table:table-cell>
          <table:table-cell table:formula="of:=IF([.AH37]=0;&quot;&quot;;&quot;&quot;&amp;[.AH$1]&amp;&quot;=&gt;&quot;&amp;[.AH37]&amp;&quot;,&quot;)">
            <text:p/>
          </table:table-cell>
          <table:table-cell table:formula="of:=IF([.AI37]=0;&quot;&quot;;&quot;&quot;&amp;[.AI$1]&amp;&quot;=&gt;&quot;&amp;[.AI37]&amp;&quot;,&quot;)">
            <text:p/>
          </table:table-cell>
          <table:table-cell table:formula="of:=IF([.AJ37]=0;&quot;&quot;;&quot;&quot;&amp;[.AJ$1]&amp;&quot;=&gt;&quot;&amp;[.AJ37]&amp;&quot;,&quot;)">
            <text:p/>
          </table:table-cell>
          <table:table-cell table:formula="of:=IF([.AK37]=0;&quot;&quot;;&quot;&quot;&amp;[.AK$1]&amp;&quot;=&gt;&quot;&amp;[.AK37]&amp;&quot;,&quot;)">
            <text:p/>
          </table:table-cell>
          <table:table-cell table:formula="of:=IF([.AL37]=0;&quot;&quot;;&quot;&quot;&amp;[.AL$1]&amp;&quot;=&gt;&quot;&amp;[.AL37]&amp;&quot;,&quot;)">
            <text:p/>
          </table:table-cell>
          <table:table-cell table:formula="of:=IF([.AM37]=0;&quot;&quot;;&quot;&quot;&amp;[.AM$1]&amp;&quot;=&gt;&quot;&amp;[.AM37]&amp;&quot;,&quot;)">
            <text:p/>
          </table:table-cell>
          <table:table-cell table:formula="of:=IF([.AN37]=0;&quot;&quot;;&quot;&quot;&amp;[.AN$1]&amp;&quot;=&gt;&quot;&amp;[.AN37]&amp;&quot;,&quot;)">
            <text:p/>
          </table:table-cell>
          <table:table-cell table:formula="of:=IF([.AO37]=0;&quot;&quot;;&quot;&quot;&amp;[.AO$1]&amp;&quot;=&gt;&quot;&amp;[.AO37]&amp;&quot;,&quot;)">
            <text:p/>
          </table:table-cell>
          <table:table-cell table:formula="of:=IF([.AP37]=0;&quot;&quot;;&quot;&quot;&amp;[.AP$1]&amp;&quot;=&gt;&quot;&amp;[.AP37]&amp;&quot;,&quot;)">
            <text:p/>
          </table:table-cell>
          <table:table-cell table:formula="of:=IF([.AQ37]=0;&quot;&quot;;&quot;&quot;&amp;[.AQ$1]&amp;&quot;=&gt;&quot;&amp;[.AQ37]&amp;&quot;,&quot;)">
            <text:p/>
          </table:table-cell>
          <table:table-cell table:formula="of:=IF([.AR37]=0;&quot;&quot;;&quot;&quot;&amp;[.AR$1]&amp;&quot;=&gt;&quot;&amp;[.AR37]&amp;&quot;,&quot;)">
            <text:p/>
          </table:table-cell>
          <table:table-cell table:formula="of:=IF([.AS37]=0;&quot;&quot;;&quot;&quot;&amp;[.AS$1]&amp;&quot;=&gt;&quot;&amp;[.AS37]&amp;&quot;,&quot;)">
            <text:p/>
          </table:table-cell>
          <table:table-cell table:formula="of:=IF([.AT37]=0;&quot;&quot;;&quot;&quot;&amp;[.AT$1]&amp;&quot;=&gt;&quot;&amp;[.AT37]&amp;&quot;,&quot;)">
            <text:p/>
          </table:table-cell>
          <table:table-cell table:formula="of:=IF([.AU37]=0;&quot;&quot;;&quot;&quot;&amp;[.AU$1]&amp;&quot;=&gt;&quot;&amp;[.AU37]&amp;&quot;,&quot;)">
            <text:p/>
          </table:table-cell>
          <table:table-cell table:formula="of:=IF([.AV37]=0;&quot;&quot;;&quot;&quot;&amp;[.AV$1]&amp;&quot;=&gt;&quot;&amp;[.AV37]&amp;&quot;,&quot;)">
            <text:p/>
          </table:table-cell>
          <table:table-cell table:formula="of:=IF([.AW37]=0;&quot;&quot;;&quot;&quot;&amp;[.AW$1]&amp;&quot;=&gt;&quot;&amp;[.AW37]&amp;&quot;,&quot;)">
            <text:p/>
          </table:table-cell>
          <table:table-cell table:formula="of:=IF([.AX37]=0;&quot;&quot;;&quot;&quot;&amp;[.AX$1]&amp;&quot;=&gt;&quot;&amp;[.AX37]&amp;&quot;,&quot;)">
            <text:p/>
          </table:table-cell>
          <table:table-cell table:formula="of:=IF([.AY37]=0;&quot;&quot;;&quot;&quot;&amp;[.AY$1]&amp;&quot;=&gt;&quot;&amp;[.AY37]&amp;&quot;,&quot;)">
            <text:p/>
          </table:table-cell>
          <table:table-cell table:formula="of:=IF([.AZ37]=0;&quot;&quot;;&quot;&quot;&amp;[.AZ$1]&amp;&quot;=&gt;&quot;&amp;[.AZ37]&amp;&quot;,&quot;)">
            <text:p/>
          </table:table-cell>
          <table:table-cell table:formula="of:=IF([.BA37]=0;&quot;&quot;;&quot;&quot;&amp;[.BA$1]&amp;&quot;=&gt;&quot;&amp;[.BA37]&amp;&quot;,&quot;)">
            <text:p/>
          </table:table-cell>
          <table:table-cell table:formula="of:=IF([.BB37]=0;&quot;&quot;;&quot;&quot;&amp;[.BB$1]&amp;&quot;=&gt;&quot;&amp;[.BB37]&amp;&quot;,&quot;)">
            <text:p/>
          </table:table-cell>
          <table:table-cell table:formula="of:=IF([.BC37]=0;&quot;&quot;;&quot;&quot;&amp;[.BC$1]&amp;&quot;=&gt;&quot;&amp;[.BC37]&amp;&quot;,&quot;)">
            <text:p/>
          </table:table-cell>
          <table:table-cell table:formula="of:=IF([.BD37]=0;&quot;&quot;;&quot;&quot;&amp;[.BD$1]&amp;&quot;=&gt;&quot;&amp;[.BD37]&amp;&quot;,&quot;)">
            <text:p/>
          </table:table-cell>
          <table:table-cell table:formula="of:=IF([.BE37]=0;&quot;&quot;;&quot;&quot;&amp;[.BE$1]&amp;&quot;=&gt;&quot;&amp;[.BE37]&amp;&quot;,&quot;)">
            <text:p/>
          </table:table-cell>
          <table:table-cell table:formula="of:=IF([.BF37]=0;&quot;&quot;;&quot;&quot;&amp;[.BF$1]&amp;&quot;=&gt;&quot;&amp;[.BF37]&amp;&quot;,&quot;)">
            <text:p/>
          </table:table-cell>
          <table:table-cell table:formula="of:=IF([.BG37]=0;&quot;&quot;;&quot;&quot;&amp;[.BG$1]&amp;&quot;=&gt;&quot;&amp;[.BG37]&amp;&quot;,&quot;)">
            <text:p/>
          </table:table-cell>
          <table:table-cell table:formula="of:=IF([.BH37]=0;&quot;&quot;;&quot;&quot;&amp;[.BH$1]&amp;&quot;=&gt;&quot;&amp;[.BH37]&amp;&quot;,&quot;)">
            <text:p/>
          </table:table-cell>
          <table:table-cell table:formula="of:=IF([.BI37]=0;&quot;&quot;;&quot;&quot;&amp;[.BI$1]&amp;&quot;=&gt;&quot;&amp;[.BI37]&amp;&quot;,&quot;)">
            <text:p/>
          </table:table-cell>
          <table:table-cell table:formula="of:=IF([.BJ37]=0;&quot;&quot;;&quot;&quot;&amp;[.BJ$1]&amp;&quot;=&gt;&quot;&amp;[.BJ37]&amp;&quot;,&quot;)">
            <text:p/>
          </table:table-cell>
          <table:table-cell table:formula="of:=IF([.BK37]=0;&quot;&quot;;&quot;&quot;&amp;[.BK$1]&amp;&quot;=&gt;&quot;&amp;[.BK37]&amp;&quot;,&quot;)">
            <text:p/>
          </table:table-cell>
          <table:table-cell table:formula="of:=IF([.BL37]=0;&quot;&quot;;&quot;&quot;&amp;[.BL$1]&amp;&quot;=&gt;&quot;&amp;[.BL37]&amp;&quot;,&quot;)">
            <text:p/>
          </table:table-cell>
          <table:table-cell table:formula="of:=IF([.BM37]=0;&quot;&quot;;&quot;&quot;&amp;[.BM$1]&amp;&quot;=&gt;&quot;&amp;[.BM37]&amp;&quot;,&quot;)">
            <text:p/>
          </table:table-cell>
          <table:table-cell table:formula="of:=IF([.BN37]=0;&quot;&quot;;&quot;&quot;&amp;[.BN$1]&amp;&quot;=&gt;&quot;&amp;[.BN37]&amp;&quot;,&quot;)">
            <text:p/>
          </table:table-cell>
          <table:table-cell table:formula="of:=IF([.BO37]=0;&quot;&quot;;&quot;&quot;&amp;[.BO$1]&amp;&quot;=&gt;&quot;&amp;[.BO37]&amp;&quot;,&quot;)">
            <text:p/>
          </table:table-cell>
          <table:table-cell table:formula="of:=IF([.BP37]=0;&quot;&quot;;&quot;&quot;&amp;[.BP$1]&amp;&quot;=&gt;&quot;&amp;[.BP37]&amp;&quot;,&quot;)">
            <text:p/>
          </table:table-cell>
          <table:table-cell table:formula="of:=IF([.BQ37]=0;&quot;&quot;;&quot;&quot;&amp;[.BQ$1]&amp;&quot;=&gt;&quot;&amp;[.BQ37]&amp;&quot;,&quot;)">
            <text:p/>
          </table:table-cell>
          <table:table-cell table:formula="of:=IF([.BR37]=0;&quot;&quot;;&quot;&quot;&amp;[.BR$1]&amp;&quot;=&gt;&quot;&amp;[.BR37]&amp;&quot;,&quot;)">
            <text:p/>
          </table:table-cell>
          <table:table-cell table:formula="of:=IF([.BS37]=0;&quot;&quot;;&quot;&quot;&amp;[.BS$1]&amp;&quot;=&gt;&quot;&amp;[.BS37]&amp;&quot;,&quot;)">
            <text:p/>
          </table:table-cell>
          <table:table-cell table:formula="of:=IF([.BT37]=0;&quot;&quot;;&quot;&quot;&amp;[.BT$1]&amp;&quot;=&gt;&quot;&amp;[.BT3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Habakkuk.A1">Habakkuk</text:a></text:span></text:p>
          </table:table-cell>
          <table:table-cell office:value-type="float" office:value="56">
            <text:p>56</text:p>
          </table:table-cell>
          <table:table-cell office:value-type="string">
            <text:p>Hab3:19 </text:p>
          </table:table-cell>
          <table:table-cell table:formula="of:=CONCATENATE(&quot;'&quot;&amp;[.A38]&amp;&quot;' =&gt; array( 'chapters'=&gt;&quot;&amp;[.E38]&amp;&quot;, 'verses'=&gt;&quot;&amp;[.F38]&amp;&quot;,&quot;; [.BX38]; &quot; ),&quot;)" office:value-type="string" office:string-value="'Habakkuk' =&gt; array( 'chapters'=&gt;3, 'verses'=&gt;56,1=&gt;17,2=&gt;20,3=&gt;19, ),">
            <text:p>'Habakkuk' =&gt; array( 'chapters'=&gt;3, 'verses'=&gt;56,1=&gt;17,2=&gt;20,3=&gt;19, ),</text:p>
          </table:table-cell>
          <table:table-cell office:value-type="float" office:value="3">
            <text:p>3</text:p>
          </table:table-cell>
          <table:table-cell table:formula="of:=SUM([.G38:.BT38])"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style-name="Default"/>
          <table:table-cell table:number-columns-repeated="62"/>
          <table:table-cell table:formula="of:=CONCATENATE([.BY38];[.BZ38];[.CA38];[.CB38];[.CC38];[.CD38];[.CE38];[.CF38];[.CG38];[.CH38];[.CI38];[.CJ38];[.CK38];[.CL38];[.CM38];[.CN38];[.CO38];[.CP38];[.CQ38];[.CR38];[.CS38];[.CT38];[.CU38];[.CV38];[.CW38];[.CX38];[.CY38];[.CZ38])" office:value-type="string" office:string-value="1=&gt;17,2=&gt;20,3=&gt;19,">
            <text:p>1=&gt;17,2=&gt;20,3=&gt;19,</text:p>
          </table:table-cell>
          <table:table-cell table:formula="of:=CONCATENATE([.CZ38];[.DA38];[.DB38];[.DC38];[.DD38];[.DE38];[.DF38];[.DG38];[.DH38];[.DI38];[.DJ38];[.DK38];[.DL38];[.DM38];[.DN38];[.DO38];[.DP38];[.DQ38];[.DR38];[.DS38];[.DT38];[.DU38];[.DV38];[.DW38];[.DX38];[.DY38];[.DZ38])">
            <text:p/>
          </table:table-cell>
          <table:table-cell table:formula="of:=CONCATENATE([.EA38];[.EB38];[.EC38];[.ED38];[.EE38];[.EF38];[.EG38];[.EH38];[.EI38];[.EJ38];[.EK38];[.EL38])">
            <text:p/>
          </table:table-cell>
          <table:table-cell table:formula="of:=CONCATENATE([.BU38];[.BV38];[.BW38])" office:value-type="string" office:string-value="1=&gt;17,2=&gt;20,3=&gt;19,">
            <text:p>1=&gt;17,2=&gt;20,3=&gt;19,</text:p>
          </table:table-cell>
          <table:table-cell table:formula="of:=IF([.G38]=0;&quot;&quot;;&quot;&quot;&amp;[.G$1]&amp;&quot;=&gt;&quot;&amp;[.G38]&amp;&quot;,&quot;)" office:value-type="string" office:string-value="1=&gt;17,">
            <text:p>1=&gt;17,</text:p>
          </table:table-cell>
          <table:table-cell table:formula="of:=IF([.H38]=0;&quot;&quot;;&quot;&quot;&amp;[.H$1]&amp;&quot;=&gt;&quot;&amp;[.H38]&amp;&quot;,&quot;)" office:value-type="string" office:string-value="2=&gt;20,">
            <text:p>2=&gt;20,</text:p>
          </table:table-cell>
          <table:table-cell table:formula="of:=IF([.I38]=0;&quot;&quot;;&quot;&quot;&amp;[.I$1]&amp;&quot;=&gt;&quot;&amp;[.I38]&amp;&quot;,&quot;)" office:value-type="string" office:string-value="3=&gt;19,">
            <text:p>3=&gt;19,</text:p>
          </table:table-cell>
          <table:table-cell table:formula="of:=IF([.J38]=0;&quot;&quot;;&quot;&quot;&amp;[.J$1]&amp;&quot;=&gt;&quot;&amp;[.J38]&amp;&quot;,&quot;)">
            <text:p/>
          </table:table-cell>
          <table:table-cell table:formula="of:=IF([.K38]=0;&quot;&quot;;&quot;&quot;&amp;[.K$1]&amp;&quot;=&gt;&quot;&amp;[.K38]&amp;&quot;,&quot;)">
            <text:p/>
          </table:table-cell>
          <table:table-cell table:formula="of:=IF([.L38]=0;&quot;&quot;;&quot;&quot;&amp;[.L$1]&amp;&quot;=&gt;&quot;&amp;[.L38]&amp;&quot;,&quot;)">
            <text:p/>
          </table:table-cell>
          <table:table-cell table:formula="of:=IF([.M38]=0;&quot;&quot;;&quot;&quot;&amp;[.M$1]&amp;&quot;=&gt;&quot;&amp;[.M38]&amp;&quot;,&quot;)">
            <text:p/>
          </table:table-cell>
          <table:table-cell table:formula="of:=IF([.N38]=0;&quot;&quot;;&quot;&quot;&amp;[.N$1]&amp;&quot;=&gt;&quot;&amp;[.N38]&amp;&quot;,&quot;)">
            <text:p/>
          </table:table-cell>
          <table:table-cell table:formula="of:=IF([.O38]=0;&quot;&quot;;&quot;&quot;&amp;[.O$1]&amp;&quot;=&gt;&quot;&amp;[.O38]&amp;&quot;,&quot;)">
            <text:p/>
          </table:table-cell>
          <table:table-cell table:formula="of:=IF([.P38]=0;&quot;&quot;;&quot;&quot;&amp;[.P$1]&amp;&quot;=&gt;&quot;&amp;[.P38]&amp;&quot;,&quot;)">
            <text:p/>
          </table:table-cell>
          <table:table-cell table:formula="of:=IF([.Q38]=0;&quot;&quot;;&quot;&quot;&amp;[.Q$1]&amp;&quot;=&gt;&quot;&amp;[.Q38]&amp;&quot;,&quot;)">
            <text:p/>
          </table:table-cell>
          <table:table-cell table:formula="of:=IF([.R38]=0;&quot;&quot;;&quot;&quot;&amp;[.R$1]&amp;&quot;=&gt;&quot;&amp;[.R38]&amp;&quot;,&quot;)">
            <text:p/>
          </table:table-cell>
          <table:table-cell table:formula="of:=IF([.S38]=0;&quot;&quot;;&quot;&quot;&amp;[.S$1]&amp;&quot;=&gt;&quot;&amp;[.S38]&amp;&quot;,&quot;)">
            <text:p/>
          </table:table-cell>
          <table:table-cell table:formula="of:=IF([.T38]=0;&quot;&quot;;&quot;&quot;&amp;[.T$1]&amp;&quot;=&gt;&quot;&amp;[.T38]&amp;&quot;,&quot;)">
            <text:p/>
          </table:table-cell>
          <table:table-cell table:formula="of:=IF([.U38]=0;&quot;&quot;;&quot;&quot;&amp;[.U$1]&amp;&quot;=&gt;&quot;&amp;[.U38]&amp;&quot;,&quot;)">
            <text:p/>
          </table:table-cell>
          <table:table-cell table:formula="of:=IF([.V38]=0;&quot;&quot;;&quot;&quot;&amp;[.V$1]&amp;&quot;=&gt;&quot;&amp;[.V38]&amp;&quot;,&quot;)">
            <text:p/>
          </table:table-cell>
          <table:table-cell table:formula="of:=IF([.W38]=0;&quot;&quot;;&quot;&quot;&amp;[.W$1]&amp;&quot;=&gt;&quot;&amp;[.W38]&amp;&quot;,&quot;)">
            <text:p/>
          </table:table-cell>
          <table:table-cell table:formula="of:=IF([.X38]=0;&quot;&quot;;&quot;&quot;&amp;[.X$1]&amp;&quot;=&gt;&quot;&amp;[.X38]&amp;&quot;,&quot;)">
            <text:p/>
          </table:table-cell>
          <table:table-cell table:formula="of:=IF([.Y38]=0;&quot;&quot;;&quot;&quot;&amp;[.Y$1]&amp;&quot;=&gt;&quot;&amp;[.Y38]&amp;&quot;,&quot;)">
            <text:p/>
          </table:table-cell>
          <table:table-cell table:formula="of:=IF([.Z38]=0;&quot;&quot;;&quot;&quot;&amp;[.Z$1]&amp;&quot;=&gt;&quot;&amp;[.Z38]&amp;&quot;,&quot;)">
            <text:p/>
          </table:table-cell>
          <table:table-cell table:formula="of:=IF([.AA38]=0;&quot;&quot;;&quot;&quot;&amp;[.AA$1]&amp;&quot;=&gt;&quot;&amp;[.AA38]&amp;&quot;,&quot;)">
            <text:p/>
          </table:table-cell>
          <table:table-cell table:formula="of:=IF([.AB38]=0;&quot;&quot;;&quot;&quot;&amp;[.AB$1]&amp;&quot;=&gt;&quot;&amp;[.AB38]&amp;&quot;,&quot;)">
            <text:p/>
          </table:table-cell>
          <table:table-cell table:formula="of:=IF([.AC38]=0;&quot;&quot;;&quot;&quot;&amp;[.AC$1]&amp;&quot;=&gt;&quot;&amp;[.AC38]&amp;&quot;,&quot;)">
            <text:p/>
          </table:table-cell>
          <table:table-cell table:formula="of:=IF([.AD38]=0;&quot;&quot;;&quot;&quot;&amp;[.AD$1]&amp;&quot;=&gt;&quot;&amp;[.AD38]&amp;&quot;,&quot;)">
            <text:p/>
          </table:table-cell>
          <table:table-cell table:formula="of:=IF([.AE38]=0;&quot;&quot;;&quot;&quot;&amp;[.AE$1]&amp;&quot;=&gt;&quot;&amp;[.AE38]&amp;&quot;,&quot;)">
            <text:p/>
          </table:table-cell>
          <table:table-cell table:formula="of:=IF([.AF38]=0;&quot;&quot;;&quot;&quot;&amp;[.AF$1]&amp;&quot;=&gt;&quot;&amp;[.AF38]&amp;&quot;,&quot;)">
            <text:p/>
          </table:table-cell>
          <table:table-cell table:formula="of:=IF([.AG38]=0;&quot;&quot;;&quot;&quot;&amp;[.AG$1]&amp;&quot;=&gt;&quot;&amp;[.AG38]&amp;&quot;,&quot;)">
            <text:p/>
          </table:table-cell>
          <table:table-cell table:formula="of:=IF([.AH38]=0;&quot;&quot;;&quot;&quot;&amp;[.AH$1]&amp;&quot;=&gt;&quot;&amp;[.AH38]&amp;&quot;,&quot;)">
            <text:p/>
          </table:table-cell>
          <table:table-cell table:formula="of:=IF([.AI38]=0;&quot;&quot;;&quot;&quot;&amp;[.AI$1]&amp;&quot;=&gt;&quot;&amp;[.AI38]&amp;&quot;,&quot;)">
            <text:p/>
          </table:table-cell>
          <table:table-cell table:formula="of:=IF([.AJ38]=0;&quot;&quot;;&quot;&quot;&amp;[.AJ$1]&amp;&quot;=&gt;&quot;&amp;[.AJ38]&amp;&quot;,&quot;)">
            <text:p/>
          </table:table-cell>
          <table:table-cell table:formula="of:=IF([.AK38]=0;&quot;&quot;;&quot;&quot;&amp;[.AK$1]&amp;&quot;=&gt;&quot;&amp;[.AK38]&amp;&quot;,&quot;)">
            <text:p/>
          </table:table-cell>
          <table:table-cell table:formula="of:=IF([.AL38]=0;&quot;&quot;;&quot;&quot;&amp;[.AL$1]&amp;&quot;=&gt;&quot;&amp;[.AL38]&amp;&quot;,&quot;)">
            <text:p/>
          </table:table-cell>
          <table:table-cell table:formula="of:=IF([.AM38]=0;&quot;&quot;;&quot;&quot;&amp;[.AM$1]&amp;&quot;=&gt;&quot;&amp;[.AM38]&amp;&quot;,&quot;)">
            <text:p/>
          </table:table-cell>
          <table:table-cell table:formula="of:=IF([.AN38]=0;&quot;&quot;;&quot;&quot;&amp;[.AN$1]&amp;&quot;=&gt;&quot;&amp;[.AN38]&amp;&quot;,&quot;)">
            <text:p/>
          </table:table-cell>
          <table:table-cell table:formula="of:=IF([.AO38]=0;&quot;&quot;;&quot;&quot;&amp;[.AO$1]&amp;&quot;=&gt;&quot;&amp;[.AO38]&amp;&quot;,&quot;)">
            <text:p/>
          </table:table-cell>
          <table:table-cell table:formula="of:=IF([.AP38]=0;&quot;&quot;;&quot;&quot;&amp;[.AP$1]&amp;&quot;=&gt;&quot;&amp;[.AP38]&amp;&quot;,&quot;)">
            <text:p/>
          </table:table-cell>
          <table:table-cell table:formula="of:=IF([.AQ38]=0;&quot;&quot;;&quot;&quot;&amp;[.AQ$1]&amp;&quot;=&gt;&quot;&amp;[.AQ38]&amp;&quot;,&quot;)">
            <text:p/>
          </table:table-cell>
          <table:table-cell table:formula="of:=IF([.AR38]=0;&quot;&quot;;&quot;&quot;&amp;[.AR$1]&amp;&quot;=&gt;&quot;&amp;[.AR38]&amp;&quot;,&quot;)">
            <text:p/>
          </table:table-cell>
          <table:table-cell table:formula="of:=IF([.AS38]=0;&quot;&quot;;&quot;&quot;&amp;[.AS$1]&amp;&quot;=&gt;&quot;&amp;[.AS38]&amp;&quot;,&quot;)">
            <text:p/>
          </table:table-cell>
          <table:table-cell table:formula="of:=IF([.AT38]=0;&quot;&quot;;&quot;&quot;&amp;[.AT$1]&amp;&quot;=&gt;&quot;&amp;[.AT38]&amp;&quot;,&quot;)">
            <text:p/>
          </table:table-cell>
          <table:table-cell table:formula="of:=IF([.AU38]=0;&quot;&quot;;&quot;&quot;&amp;[.AU$1]&amp;&quot;=&gt;&quot;&amp;[.AU38]&amp;&quot;,&quot;)">
            <text:p/>
          </table:table-cell>
          <table:table-cell table:formula="of:=IF([.AV38]=0;&quot;&quot;;&quot;&quot;&amp;[.AV$1]&amp;&quot;=&gt;&quot;&amp;[.AV38]&amp;&quot;,&quot;)">
            <text:p/>
          </table:table-cell>
          <table:table-cell table:formula="of:=IF([.AW38]=0;&quot;&quot;;&quot;&quot;&amp;[.AW$1]&amp;&quot;=&gt;&quot;&amp;[.AW38]&amp;&quot;,&quot;)">
            <text:p/>
          </table:table-cell>
          <table:table-cell table:formula="of:=IF([.AX38]=0;&quot;&quot;;&quot;&quot;&amp;[.AX$1]&amp;&quot;=&gt;&quot;&amp;[.AX38]&amp;&quot;,&quot;)">
            <text:p/>
          </table:table-cell>
          <table:table-cell table:formula="of:=IF([.AY38]=0;&quot;&quot;;&quot;&quot;&amp;[.AY$1]&amp;&quot;=&gt;&quot;&amp;[.AY38]&amp;&quot;,&quot;)">
            <text:p/>
          </table:table-cell>
          <table:table-cell table:formula="of:=IF([.AZ38]=0;&quot;&quot;;&quot;&quot;&amp;[.AZ$1]&amp;&quot;=&gt;&quot;&amp;[.AZ38]&amp;&quot;,&quot;)">
            <text:p/>
          </table:table-cell>
          <table:table-cell table:formula="of:=IF([.BA38]=0;&quot;&quot;;&quot;&quot;&amp;[.BA$1]&amp;&quot;=&gt;&quot;&amp;[.BA38]&amp;&quot;,&quot;)">
            <text:p/>
          </table:table-cell>
          <table:table-cell table:formula="of:=IF([.BB38]=0;&quot;&quot;;&quot;&quot;&amp;[.BB$1]&amp;&quot;=&gt;&quot;&amp;[.BB38]&amp;&quot;,&quot;)">
            <text:p/>
          </table:table-cell>
          <table:table-cell table:formula="of:=IF([.BC38]=0;&quot;&quot;;&quot;&quot;&amp;[.BC$1]&amp;&quot;=&gt;&quot;&amp;[.BC38]&amp;&quot;,&quot;)">
            <text:p/>
          </table:table-cell>
          <table:table-cell table:formula="of:=IF([.BD38]=0;&quot;&quot;;&quot;&quot;&amp;[.BD$1]&amp;&quot;=&gt;&quot;&amp;[.BD38]&amp;&quot;,&quot;)">
            <text:p/>
          </table:table-cell>
          <table:table-cell table:formula="of:=IF([.BE38]=0;&quot;&quot;;&quot;&quot;&amp;[.BE$1]&amp;&quot;=&gt;&quot;&amp;[.BE38]&amp;&quot;,&quot;)">
            <text:p/>
          </table:table-cell>
          <table:table-cell table:formula="of:=IF([.BF38]=0;&quot;&quot;;&quot;&quot;&amp;[.BF$1]&amp;&quot;=&gt;&quot;&amp;[.BF38]&amp;&quot;,&quot;)">
            <text:p/>
          </table:table-cell>
          <table:table-cell table:formula="of:=IF([.BG38]=0;&quot;&quot;;&quot;&quot;&amp;[.BG$1]&amp;&quot;=&gt;&quot;&amp;[.BG38]&amp;&quot;,&quot;)">
            <text:p/>
          </table:table-cell>
          <table:table-cell table:formula="of:=IF([.BH38]=0;&quot;&quot;;&quot;&quot;&amp;[.BH$1]&amp;&quot;=&gt;&quot;&amp;[.BH38]&amp;&quot;,&quot;)">
            <text:p/>
          </table:table-cell>
          <table:table-cell table:formula="of:=IF([.BI38]=0;&quot;&quot;;&quot;&quot;&amp;[.BI$1]&amp;&quot;=&gt;&quot;&amp;[.BI38]&amp;&quot;,&quot;)">
            <text:p/>
          </table:table-cell>
          <table:table-cell table:formula="of:=IF([.BJ38]=0;&quot;&quot;;&quot;&quot;&amp;[.BJ$1]&amp;&quot;=&gt;&quot;&amp;[.BJ38]&amp;&quot;,&quot;)">
            <text:p/>
          </table:table-cell>
          <table:table-cell table:formula="of:=IF([.BK38]=0;&quot;&quot;;&quot;&quot;&amp;[.BK$1]&amp;&quot;=&gt;&quot;&amp;[.BK38]&amp;&quot;,&quot;)">
            <text:p/>
          </table:table-cell>
          <table:table-cell table:formula="of:=IF([.BL38]=0;&quot;&quot;;&quot;&quot;&amp;[.BL$1]&amp;&quot;=&gt;&quot;&amp;[.BL38]&amp;&quot;,&quot;)">
            <text:p/>
          </table:table-cell>
          <table:table-cell table:formula="of:=IF([.BM38]=0;&quot;&quot;;&quot;&quot;&amp;[.BM$1]&amp;&quot;=&gt;&quot;&amp;[.BM38]&amp;&quot;,&quot;)">
            <text:p/>
          </table:table-cell>
          <table:table-cell table:formula="of:=IF([.BN38]=0;&quot;&quot;;&quot;&quot;&amp;[.BN$1]&amp;&quot;=&gt;&quot;&amp;[.BN38]&amp;&quot;,&quot;)">
            <text:p/>
          </table:table-cell>
          <table:table-cell table:formula="of:=IF([.BO38]=0;&quot;&quot;;&quot;&quot;&amp;[.BO$1]&amp;&quot;=&gt;&quot;&amp;[.BO38]&amp;&quot;,&quot;)">
            <text:p/>
          </table:table-cell>
          <table:table-cell table:formula="of:=IF([.BP38]=0;&quot;&quot;;&quot;&quot;&amp;[.BP$1]&amp;&quot;=&gt;&quot;&amp;[.BP38]&amp;&quot;,&quot;)">
            <text:p/>
          </table:table-cell>
          <table:table-cell table:formula="of:=IF([.BQ38]=0;&quot;&quot;;&quot;&quot;&amp;[.BQ$1]&amp;&quot;=&gt;&quot;&amp;[.BQ38]&amp;&quot;,&quot;)">
            <text:p/>
          </table:table-cell>
          <table:table-cell table:formula="of:=IF([.BR38]=0;&quot;&quot;;&quot;&quot;&amp;[.BR$1]&amp;&quot;=&gt;&quot;&amp;[.BR38]&amp;&quot;,&quot;)">
            <text:p/>
          </table:table-cell>
          <table:table-cell table:formula="of:=IF([.BS38]=0;&quot;&quot;;&quot;&quot;&amp;[.BS$1]&amp;&quot;=&gt;&quot;&amp;[.BS38]&amp;&quot;,&quot;)">
            <text:p/>
          </table:table-cell>
          <table:table-cell table:formula="of:=IF([.BT38]=0;&quot;&quot;;&quot;&quot;&amp;[.BT$1]&amp;&quot;=&gt;&quot;&amp;[.BT3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Zephaniah.A1">Zephaniah</text:a></text:span></text:p>
          </table:table-cell>
          <table:table-cell office:value-type="float" office:value="53">
            <text:p>53</text:p>
          </table:table-cell>
          <table:table-cell office:value-type="string">
            <text:p>Zep3:20 </text:p>
          </table:table-cell>
          <table:table-cell table:formula="of:=CONCATENATE(&quot;'&quot;&amp;[.A39]&amp;&quot;' =&gt; array( 'chapters'=&gt;&quot;&amp;[.E39]&amp;&quot;, 'verses'=&gt;&quot;&amp;[.F39]&amp;&quot;,&quot;; [.BX39]; &quot; ),&quot;)" office:value-type="string" office:string-value="'Zephaniah' =&gt; array( 'chapters'=&gt;3, 'verses'=&gt;53,1=&gt;18,2=&gt;15,3=&gt;20, ),">
            <text:p>'Zephaniah' =&gt; array( 'chapters'=&gt;3, 'verses'=&gt;53,1=&gt;18,2=&gt;15,3=&gt;20, ),</text:p>
          </table:table-cell>
          <table:table-cell office:value-type="float" office:value="3">
            <text:p>3</text:p>
          </table:table-cell>
          <table:table-cell table:formula="of:=SUM([.G39:.BT39])"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62"/>
          <table:table-cell table:formula="of:=CONCATENATE([.BY39];[.BZ39];[.CA39];[.CB39];[.CC39];[.CD39];[.CE39];[.CF39];[.CG39];[.CH39];[.CI39];[.CJ39];[.CK39];[.CL39];[.CM39];[.CN39];[.CO39];[.CP39];[.CQ39];[.CR39];[.CS39];[.CT39];[.CU39];[.CV39];[.CW39];[.CX39];[.CY39];[.CZ39])" office:value-type="string" office:string-value="1=&gt;18,2=&gt;15,3=&gt;20,">
            <text:p>1=&gt;18,2=&gt;15,3=&gt;20,</text:p>
          </table:table-cell>
          <table:table-cell table:formula="of:=CONCATENATE([.CZ39];[.DA39];[.DB39];[.DC39];[.DD39];[.DE39];[.DF39];[.DG39];[.DH39];[.DI39];[.DJ39];[.DK39];[.DL39];[.DM39];[.DN39];[.DO39];[.DP39];[.DQ39];[.DR39];[.DS39];[.DT39];[.DU39];[.DV39];[.DW39];[.DX39];[.DY39];[.DZ39])">
            <text:p/>
          </table:table-cell>
          <table:table-cell table:formula="of:=CONCATENATE([.EA39];[.EB39];[.EC39];[.ED39];[.EE39];[.EF39];[.EG39];[.EH39];[.EI39];[.EJ39];[.EK39];[.EL39])">
            <text:p/>
          </table:table-cell>
          <table:table-cell table:formula="of:=CONCATENATE([.BU39];[.BV39];[.BW39])" office:value-type="string" office:string-value="1=&gt;18,2=&gt;15,3=&gt;20,">
            <text:p>1=&gt;18,2=&gt;15,3=&gt;20,</text:p>
          </table:table-cell>
          <table:table-cell table:formula="of:=IF([.G39]=0;&quot;&quot;;&quot;&quot;&amp;[.G$1]&amp;&quot;=&gt;&quot;&amp;[.G39]&amp;&quot;,&quot;)" office:value-type="string" office:string-value="1=&gt;18,">
            <text:p>1=&gt;18,</text:p>
          </table:table-cell>
          <table:table-cell table:formula="of:=IF([.H39]=0;&quot;&quot;;&quot;&quot;&amp;[.H$1]&amp;&quot;=&gt;&quot;&amp;[.H39]&amp;&quot;,&quot;)" office:value-type="string" office:string-value="2=&gt;15,">
            <text:p>2=&gt;15,</text:p>
          </table:table-cell>
          <table:table-cell table:formula="of:=IF([.I39]=0;&quot;&quot;;&quot;&quot;&amp;[.I$1]&amp;&quot;=&gt;&quot;&amp;[.I39]&amp;&quot;,&quot;)" office:value-type="string" office:string-value="3=&gt;20,">
            <text:p>3=&gt;20,</text:p>
          </table:table-cell>
          <table:table-cell table:formula="of:=IF([.J39]=0;&quot;&quot;;&quot;&quot;&amp;[.J$1]&amp;&quot;=&gt;&quot;&amp;[.J39]&amp;&quot;,&quot;)">
            <text:p/>
          </table:table-cell>
          <table:table-cell table:formula="of:=IF([.K39]=0;&quot;&quot;;&quot;&quot;&amp;[.K$1]&amp;&quot;=&gt;&quot;&amp;[.K39]&amp;&quot;,&quot;)">
            <text:p/>
          </table:table-cell>
          <table:table-cell table:formula="of:=IF([.L39]=0;&quot;&quot;;&quot;&quot;&amp;[.L$1]&amp;&quot;=&gt;&quot;&amp;[.L39]&amp;&quot;,&quot;)">
            <text:p/>
          </table:table-cell>
          <table:table-cell table:formula="of:=IF([.M39]=0;&quot;&quot;;&quot;&quot;&amp;[.M$1]&amp;&quot;=&gt;&quot;&amp;[.M39]&amp;&quot;,&quot;)">
            <text:p/>
          </table:table-cell>
          <table:table-cell table:formula="of:=IF([.N39]=0;&quot;&quot;;&quot;&quot;&amp;[.N$1]&amp;&quot;=&gt;&quot;&amp;[.N39]&amp;&quot;,&quot;)">
            <text:p/>
          </table:table-cell>
          <table:table-cell table:formula="of:=IF([.O39]=0;&quot;&quot;;&quot;&quot;&amp;[.O$1]&amp;&quot;=&gt;&quot;&amp;[.O39]&amp;&quot;,&quot;)">
            <text:p/>
          </table:table-cell>
          <table:table-cell table:formula="of:=IF([.P39]=0;&quot;&quot;;&quot;&quot;&amp;[.P$1]&amp;&quot;=&gt;&quot;&amp;[.P39]&amp;&quot;,&quot;)">
            <text:p/>
          </table:table-cell>
          <table:table-cell table:formula="of:=IF([.Q39]=0;&quot;&quot;;&quot;&quot;&amp;[.Q$1]&amp;&quot;=&gt;&quot;&amp;[.Q39]&amp;&quot;,&quot;)">
            <text:p/>
          </table:table-cell>
          <table:table-cell table:formula="of:=IF([.R39]=0;&quot;&quot;;&quot;&quot;&amp;[.R$1]&amp;&quot;=&gt;&quot;&amp;[.R39]&amp;&quot;,&quot;)">
            <text:p/>
          </table:table-cell>
          <table:table-cell table:formula="of:=IF([.S39]=0;&quot;&quot;;&quot;&quot;&amp;[.S$1]&amp;&quot;=&gt;&quot;&amp;[.S39]&amp;&quot;,&quot;)">
            <text:p/>
          </table:table-cell>
          <table:table-cell table:formula="of:=IF([.T39]=0;&quot;&quot;;&quot;&quot;&amp;[.T$1]&amp;&quot;=&gt;&quot;&amp;[.T39]&amp;&quot;,&quot;)">
            <text:p/>
          </table:table-cell>
          <table:table-cell table:formula="of:=IF([.U39]=0;&quot;&quot;;&quot;&quot;&amp;[.U$1]&amp;&quot;=&gt;&quot;&amp;[.U39]&amp;&quot;,&quot;)">
            <text:p/>
          </table:table-cell>
          <table:table-cell table:formula="of:=IF([.V39]=0;&quot;&quot;;&quot;&quot;&amp;[.V$1]&amp;&quot;=&gt;&quot;&amp;[.V39]&amp;&quot;,&quot;)">
            <text:p/>
          </table:table-cell>
          <table:table-cell table:formula="of:=IF([.W39]=0;&quot;&quot;;&quot;&quot;&amp;[.W$1]&amp;&quot;=&gt;&quot;&amp;[.W39]&amp;&quot;,&quot;)">
            <text:p/>
          </table:table-cell>
          <table:table-cell table:formula="of:=IF([.X39]=0;&quot;&quot;;&quot;&quot;&amp;[.X$1]&amp;&quot;=&gt;&quot;&amp;[.X39]&amp;&quot;,&quot;)">
            <text:p/>
          </table:table-cell>
          <table:table-cell table:formula="of:=IF([.Y39]=0;&quot;&quot;;&quot;&quot;&amp;[.Y$1]&amp;&quot;=&gt;&quot;&amp;[.Y39]&amp;&quot;,&quot;)">
            <text:p/>
          </table:table-cell>
          <table:table-cell table:formula="of:=IF([.Z39]=0;&quot;&quot;;&quot;&quot;&amp;[.Z$1]&amp;&quot;=&gt;&quot;&amp;[.Z39]&amp;&quot;,&quot;)">
            <text:p/>
          </table:table-cell>
          <table:table-cell table:formula="of:=IF([.AA39]=0;&quot;&quot;;&quot;&quot;&amp;[.AA$1]&amp;&quot;=&gt;&quot;&amp;[.AA39]&amp;&quot;,&quot;)">
            <text:p/>
          </table:table-cell>
          <table:table-cell table:formula="of:=IF([.AB39]=0;&quot;&quot;;&quot;&quot;&amp;[.AB$1]&amp;&quot;=&gt;&quot;&amp;[.AB39]&amp;&quot;,&quot;)">
            <text:p/>
          </table:table-cell>
          <table:table-cell table:formula="of:=IF([.AC39]=0;&quot;&quot;;&quot;&quot;&amp;[.AC$1]&amp;&quot;=&gt;&quot;&amp;[.AC39]&amp;&quot;,&quot;)">
            <text:p/>
          </table:table-cell>
          <table:table-cell table:formula="of:=IF([.AD39]=0;&quot;&quot;;&quot;&quot;&amp;[.AD$1]&amp;&quot;=&gt;&quot;&amp;[.AD39]&amp;&quot;,&quot;)">
            <text:p/>
          </table:table-cell>
          <table:table-cell table:formula="of:=IF([.AE39]=0;&quot;&quot;;&quot;&quot;&amp;[.AE$1]&amp;&quot;=&gt;&quot;&amp;[.AE39]&amp;&quot;,&quot;)">
            <text:p/>
          </table:table-cell>
          <table:table-cell table:formula="of:=IF([.AF39]=0;&quot;&quot;;&quot;&quot;&amp;[.AF$1]&amp;&quot;=&gt;&quot;&amp;[.AF39]&amp;&quot;,&quot;)">
            <text:p/>
          </table:table-cell>
          <table:table-cell table:formula="of:=IF([.AG39]=0;&quot;&quot;;&quot;&quot;&amp;[.AG$1]&amp;&quot;=&gt;&quot;&amp;[.AG39]&amp;&quot;,&quot;)">
            <text:p/>
          </table:table-cell>
          <table:table-cell table:formula="of:=IF([.AH39]=0;&quot;&quot;;&quot;&quot;&amp;[.AH$1]&amp;&quot;=&gt;&quot;&amp;[.AH39]&amp;&quot;,&quot;)">
            <text:p/>
          </table:table-cell>
          <table:table-cell table:formula="of:=IF([.AI39]=0;&quot;&quot;;&quot;&quot;&amp;[.AI$1]&amp;&quot;=&gt;&quot;&amp;[.AI39]&amp;&quot;,&quot;)">
            <text:p/>
          </table:table-cell>
          <table:table-cell table:formula="of:=IF([.AJ39]=0;&quot;&quot;;&quot;&quot;&amp;[.AJ$1]&amp;&quot;=&gt;&quot;&amp;[.AJ39]&amp;&quot;,&quot;)">
            <text:p/>
          </table:table-cell>
          <table:table-cell table:formula="of:=IF([.AK39]=0;&quot;&quot;;&quot;&quot;&amp;[.AK$1]&amp;&quot;=&gt;&quot;&amp;[.AK39]&amp;&quot;,&quot;)">
            <text:p/>
          </table:table-cell>
          <table:table-cell table:formula="of:=IF([.AL39]=0;&quot;&quot;;&quot;&quot;&amp;[.AL$1]&amp;&quot;=&gt;&quot;&amp;[.AL39]&amp;&quot;,&quot;)">
            <text:p/>
          </table:table-cell>
          <table:table-cell table:formula="of:=IF([.AM39]=0;&quot;&quot;;&quot;&quot;&amp;[.AM$1]&amp;&quot;=&gt;&quot;&amp;[.AM39]&amp;&quot;,&quot;)">
            <text:p/>
          </table:table-cell>
          <table:table-cell table:formula="of:=IF([.AN39]=0;&quot;&quot;;&quot;&quot;&amp;[.AN$1]&amp;&quot;=&gt;&quot;&amp;[.AN39]&amp;&quot;,&quot;)">
            <text:p/>
          </table:table-cell>
          <table:table-cell table:formula="of:=IF([.AO39]=0;&quot;&quot;;&quot;&quot;&amp;[.AO$1]&amp;&quot;=&gt;&quot;&amp;[.AO39]&amp;&quot;,&quot;)">
            <text:p/>
          </table:table-cell>
          <table:table-cell table:formula="of:=IF([.AP39]=0;&quot;&quot;;&quot;&quot;&amp;[.AP$1]&amp;&quot;=&gt;&quot;&amp;[.AP39]&amp;&quot;,&quot;)">
            <text:p/>
          </table:table-cell>
          <table:table-cell table:formula="of:=IF([.AQ39]=0;&quot;&quot;;&quot;&quot;&amp;[.AQ$1]&amp;&quot;=&gt;&quot;&amp;[.AQ39]&amp;&quot;,&quot;)">
            <text:p/>
          </table:table-cell>
          <table:table-cell table:formula="of:=IF([.AR39]=0;&quot;&quot;;&quot;&quot;&amp;[.AR$1]&amp;&quot;=&gt;&quot;&amp;[.AR39]&amp;&quot;,&quot;)">
            <text:p/>
          </table:table-cell>
          <table:table-cell table:formula="of:=IF([.AS39]=0;&quot;&quot;;&quot;&quot;&amp;[.AS$1]&amp;&quot;=&gt;&quot;&amp;[.AS39]&amp;&quot;,&quot;)">
            <text:p/>
          </table:table-cell>
          <table:table-cell table:formula="of:=IF([.AT39]=0;&quot;&quot;;&quot;&quot;&amp;[.AT$1]&amp;&quot;=&gt;&quot;&amp;[.AT39]&amp;&quot;,&quot;)">
            <text:p/>
          </table:table-cell>
          <table:table-cell table:formula="of:=IF([.AU39]=0;&quot;&quot;;&quot;&quot;&amp;[.AU$1]&amp;&quot;=&gt;&quot;&amp;[.AU39]&amp;&quot;,&quot;)">
            <text:p/>
          </table:table-cell>
          <table:table-cell table:formula="of:=IF([.AV39]=0;&quot;&quot;;&quot;&quot;&amp;[.AV$1]&amp;&quot;=&gt;&quot;&amp;[.AV39]&amp;&quot;,&quot;)">
            <text:p/>
          </table:table-cell>
          <table:table-cell table:formula="of:=IF([.AW39]=0;&quot;&quot;;&quot;&quot;&amp;[.AW$1]&amp;&quot;=&gt;&quot;&amp;[.AW39]&amp;&quot;,&quot;)">
            <text:p/>
          </table:table-cell>
          <table:table-cell table:formula="of:=IF([.AX39]=0;&quot;&quot;;&quot;&quot;&amp;[.AX$1]&amp;&quot;=&gt;&quot;&amp;[.AX39]&amp;&quot;,&quot;)">
            <text:p/>
          </table:table-cell>
          <table:table-cell table:formula="of:=IF([.AY39]=0;&quot;&quot;;&quot;&quot;&amp;[.AY$1]&amp;&quot;=&gt;&quot;&amp;[.AY39]&amp;&quot;,&quot;)">
            <text:p/>
          </table:table-cell>
          <table:table-cell table:formula="of:=IF([.AZ39]=0;&quot;&quot;;&quot;&quot;&amp;[.AZ$1]&amp;&quot;=&gt;&quot;&amp;[.AZ39]&amp;&quot;,&quot;)">
            <text:p/>
          </table:table-cell>
          <table:table-cell table:formula="of:=IF([.BA39]=0;&quot;&quot;;&quot;&quot;&amp;[.BA$1]&amp;&quot;=&gt;&quot;&amp;[.BA39]&amp;&quot;,&quot;)">
            <text:p/>
          </table:table-cell>
          <table:table-cell table:formula="of:=IF([.BB39]=0;&quot;&quot;;&quot;&quot;&amp;[.BB$1]&amp;&quot;=&gt;&quot;&amp;[.BB39]&amp;&quot;,&quot;)">
            <text:p/>
          </table:table-cell>
          <table:table-cell table:formula="of:=IF([.BC39]=0;&quot;&quot;;&quot;&quot;&amp;[.BC$1]&amp;&quot;=&gt;&quot;&amp;[.BC39]&amp;&quot;,&quot;)">
            <text:p/>
          </table:table-cell>
          <table:table-cell table:formula="of:=IF([.BD39]=0;&quot;&quot;;&quot;&quot;&amp;[.BD$1]&amp;&quot;=&gt;&quot;&amp;[.BD39]&amp;&quot;,&quot;)">
            <text:p/>
          </table:table-cell>
          <table:table-cell table:formula="of:=IF([.BE39]=0;&quot;&quot;;&quot;&quot;&amp;[.BE$1]&amp;&quot;=&gt;&quot;&amp;[.BE39]&amp;&quot;,&quot;)">
            <text:p/>
          </table:table-cell>
          <table:table-cell table:formula="of:=IF([.BF39]=0;&quot;&quot;;&quot;&quot;&amp;[.BF$1]&amp;&quot;=&gt;&quot;&amp;[.BF39]&amp;&quot;,&quot;)">
            <text:p/>
          </table:table-cell>
          <table:table-cell table:formula="of:=IF([.BG39]=0;&quot;&quot;;&quot;&quot;&amp;[.BG$1]&amp;&quot;=&gt;&quot;&amp;[.BG39]&amp;&quot;,&quot;)">
            <text:p/>
          </table:table-cell>
          <table:table-cell table:formula="of:=IF([.BH39]=0;&quot;&quot;;&quot;&quot;&amp;[.BH$1]&amp;&quot;=&gt;&quot;&amp;[.BH39]&amp;&quot;,&quot;)">
            <text:p/>
          </table:table-cell>
          <table:table-cell table:formula="of:=IF([.BI39]=0;&quot;&quot;;&quot;&quot;&amp;[.BI$1]&amp;&quot;=&gt;&quot;&amp;[.BI39]&amp;&quot;,&quot;)">
            <text:p/>
          </table:table-cell>
          <table:table-cell table:formula="of:=IF([.BJ39]=0;&quot;&quot;;&quot;&quot;&amp;[.BJ$1]&amp;&quot;=&gt;&quot;&amp;[.BJ39]&amp;&quot;,&quot;)">
            <text:p/>
          </table:table-cell>
          <table:table-cell table:formula="of:=IF([.BK39]=0;&quot;&quot;;&quot;&quot;&amp;[.BK$1]&amp;&quot;=&gt;&quot;&amp;[.BK39]&amp;&quot;,&quot;)">
            <text:p/>
          </table:table-cell>
          <table:table-cell table:formula="of:=IF([.BL39]=0;&quot;&quot;;&quot;&quot;&amp;[.BL$1]&amp;&quot;=&gt;&quot;&amp;[.BL39]&amp;&quot;,&quot;)">
            <text:p/>
          </table:table-cell>
          <table:table-cell table:formula="of:=IF([.BM39]=0;&quot;&quot;;&quot;&quot;&amp;[.BM$1]&amp;&quot;=&gt;&quot;&amp;[.BM39]&amp;&quot;,&quot;)">
            <text:p/>
          </table:table-cell>
          <table:table-cell table:formula="of:=IF([.BN39]=0;&quot;&quot;;&quot;&quot;&amp;[.BN$1]&amp;&quot;=&gt;&quot;&amp;[.BN39]&amp;&quot;,&quot;)">
            <text:p/>
          </table:table-cell>
          <table:table-cell table:formula="of:=IF([.BO39]=0;&quot;&quot;;&quot;&quot;&amp;[.BO$1]&amp;&quot;=&gt;&quot;&amp;[.BO39]&amp;&quot;,&quot;)">
            <text:p/>
          </table:table-cell>
          <table:table-cell table:formula="of:=IF([.BP39]=0;&quot;&quot;;&quot;&quot;&amp;[.BP$1]&amp;&quot;=&gt;&quot;&amp;[.BP39]&amp;&quot;,&quot;)">
            <text:p/>
          </table:table-cell>
          <table:table-cell table:formula="of:=IF([.BQ39]=0;&quot;&quot;;&quot;&quot;&amp;[.BQ$1]&amp;&quot;=&gt;&quot;&amp;[.BQ39]&amp;&quot;,&quot;)">
            <text:p/>
          </table:table-cell>
          <table:table-cell table:formula="of:=IF([.BR39]=0;&quot;&quot;;&quot;&quot;&amp;[.BR$1]&amp;&quot;=&gt;&quot;&amp;[.BR39]&amp;&quot;,&quot;)">
            <text:p/>
          </table:table-cell>
          <table:table-cell table:formula="of:=IF([.BS39]=0;&quot;&quot;;&quot;&quot;&amp;[.BS$1]&amp;&quot;=&gt;&quot;&amp;[.BS39]&amp;&quot;,&quot;)">
            <text:p/>
          </table:table-cell>
          <table:table-cell table:formula="of:=IF([.BT39]=0;&quot;&quot;;&quot;&quot;&amp;[.BT$1]&amp;&quot;=&gt;&quot;&amp;[.BT3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Haggai.A1">Haggai</text:a></text:span></text:p>
          </table:table-cell>
          <table:table-cell office:value-type="float" office:value="38">
            <text:p>38</text:p>
          </table:table-cell>
          <table:table-cell office:value-type="string">
            <text:p>Hag2:23 </text:p>
          </table:table-cell>
          <table:table-cell table:formula="of:=CONCATENATE(&quot;'&quot;&amp;[.A40]&amp;&quot;' =&gt; array( 'chapters'=&gt;&quot;&amp;[.E40]&amp;&quot;, 'verses'=&gt;&quot;&amp;[.F40]&amp;&quot;,&quot;; [.BX40]; &quot; ),&quot;)" office:value-type="string" office:string-value="'Haggai' =&gt; array( 'chapters'=&gt;2, 'verses'=&gt;38,1=&gt;15,2=&gt;23, ),">
            <text:p>'Haggai' =&gt; array( 'chapters'=&gt;2, 'verses'=&gt;38,1=&gt;15,2=&gt;23, ),</text:p>
          </table:table-cell>
          <table:table-cell office:value-type="float" office:value="2">
            <text:p>2</text:p>
          </table:table-cell>
          <table:table-cell table:formula="of:=SUM([.G40:.BT40])" office:value-type="float" office:value="38">
            <text:p>3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3">
            <text:p>23</text:p>
          </table:table-cell>
          <table:table-cell table:number-columns-repeated="2" table:style-name="Default"/>
          <table:table-cell table:number-columns-repeated="62"/>
          <table:table-cell table:formula="of:=CONCATENATE([.BY40];[.BZ40];[.CA40];[.CB40];[.CC40];[.CD40];[.CE40];[.CF40];[.CG40];[.CH40];[.CI40];[.CJ40];[.CK40];[.CL40];[.CM40];[.CN40];[.CO40];[.CP40];[.CQ40];[.CR40];[.CS40];[.CT40];[.CU40];[.CV40];[.CW40];[.CX40];[.CY40];[.CZ40])" office:value-type="string" office:string-value="1=&gt;15,2=&gt;23,">
            <text:p>1=&gt;15,2=&gt;23,</text:p>
          </table:table-cell>
          <table:table-cell table:formula="of:=CONCATENATE([.CZ40];[.DA40];[.DB40];[.DC40];[.DD40];[.DE40];[.DF40];[.DG40];[.DH40];[.DI40];[.DJ40];[.DK40];[.DL40];[.DM40];[.DN40];[.DO40];[.DP40];[.DQ40];[.DR40];[.DS40];[.DT40];[.DU40];[.DV40];[.DW40];[.DX40];[.DY40];[.DZ40])">
            <text:p/>
          </table:table-cell>
          <table:table-cell table:formula="of:=CONCATENATE([.EA40];[.EB40];[.EC40];[.ED40];[.EE40];[.EF40];[.EG40];[.EH40];[.EI40];[.EJ40];[.EK40];[.EL40])">
            <text:p/>
          </table:table-cell>
          <table:table-cell table:formula="of:=CONCATENATE([.BU40];[.BV40];[.BW40])" office:value-type="string" office:string-value="1=&gt;15,2=&gt;23,">
            <text:p>1=&gt;15,2=&gt;23,</text:p>
          </table:table-cell>
          <table:table-cell table:formula="of:=IF([.G40]=0;&quot;&quot;;&quot;&quot;&amp;[.G$1]&amp;&quot;=&gt;&quot;&amp;[.G40]&amp;&quot;,&quot;)" office:value-type="string" office:string-value="1=&gt;15,">
            <text:p>1=&gt;15,</text:p>
          </table:table-cell>
          <table:table-cell table:formula="of:=IF([.H40]=0;&quot;&quot;;&quot;&quot;&amp;[.H$1]&amp;&quot;=&gt;&quot;&amp;[.H40]&amp;&quot;,&quot;)" office:value-type="string" office:string-value="2=&gt;23,">
            <text:p>2=&gt;23,</text:p>
          </table:table-cell>
          <table:table-cell table:formula="of:=IF([.I40]=0;&quot;&quot;;&quot;&quot;&amp;[.I$1]&amp;&quot;=&gt;&quot;&amp;[.I40]&amp;&quot;,&quot;)">
            <text:p/>
          </table:table-cell>
          <table:table-cell table:formula="of:=IF([.J40]=0;&quot;&quot;;&quot;&quot;&amp;[.J$1]&amp;&quot;=&gt;&quot;&amp;[.J40]&amp;&quot;,&quot;)">
            <text:p/>
          </table:table-cell>
          <table:table-cell table:formula="of:=IF([.K40]=0;&quot;&quot;;&quot;&quot;&amp;[.K$1]&amp;&quot;=&gt;&quot;&amp;[.K40]&amp;&quot;,&quot;)">
            <text:p/>
          </table:table-cell>
          <table:table-cell table:formula="of:=IF([.L40]=0;&quot;&quot;;&quot;&quot;&amp;[.L$1]&amp;&quot;=&gt;&quot;&amp;[.L40]&amp;&quot;,&quot;)">
            <text:p/>
          </table:table-cell>
          <table:table-cell table:formula="of:=IF([.M40]=0;&quot;&quot;;&quot;&quot;&amp;[.M$1]&amp;&quot;=&gt;&quot;&amp;[.M40]&amp;&quot;,&quot;)">
            <text:p/>
          </table:table-cell>
          <table:table-cell table:formula="of:=IF([.N40]=0;&quot;&quot;;&quot;&quot;&amp;[.N$1]&amp;&quot;=&gt;&quot;&amp;[.N40]&amp;&quot;,&quot;)">
            <text:p/>
          </table:table-cell>
          <table:table-cell table:formula="of:=IF([.O40]=0;&quot;&quot;;&quot;&quot;&amp;[.O$1]&amp;&quot;=&gt;&quot;&amp;[.O40]&amp;&quot;,&quot;)">
            <text:p/>
          </table:table-cell>
          <table:table-cell table:formula="of:=IF([.P40]=0;&quot;&quot;;&quot;&quot;&amp;[.P$1]&amp;&quot;=&gt;&quot;&amp;[.P40]&amp;&quot;,&quot;)">
            <text:p/>
          </table:table-cell>
          <table:table-cell table:formula="of:=IF([.Q40]=0;&quot;&quot;;&quot;&quot;&amp;[.Q$1]&amp;&quot;=&gt;&quot;&amp;[.Q40]&amp;&quot;,&quot;)">
            <text:p/>
          </table:table-cell>
          <table:table-cell table:formula="of:=IF([.R40]=0;&quot;&quot;;&quot;&quot;&amp;[.R$1]&amp;&quot;=&gt;&quot;&amp;[.R40]&amp;&quot;,&quot;)">
            <text:p/>
          </table:table-cell>
          <table:table-cell table:formula="of:=IF([.S40]=0;&quot;&quot;;&quot;&quot;&amp;[.S$1]&amp;&quot;=&gt;&quot;&amp;[.S40]&amp;&quot;,&quot;)">
            <text:p/>
          </table:table-cell>
          <table:table-cell table:formula="of:=IF([.T40]=0;&quot;&quot;;&quot;&quot;&amp;[.T$1]&amp;&quot;=&gt;&quot;&amp;[.T40]&amp;&quot;,&quot;)">
            <text:p/>
          </table:table-cell>
          <table:table-cell table:formula="of:=IF([.U40]=0;&quot;&quot;;&quot;&quot;&amp;[.U$1]&amp;&quot;=&gt;&quot;&amp;[.U40]&amp;&quot;,&quot;)">
            <text:p/>
          </table:table-cell>
          <table:table-cell table:formula="of:=IF([.V40]=0;&quot;&quot;;&quot;&quot;&amp;[.V$1]&amp;&quot;=&gt;&quot;&amp;[.V40]&amp;&quot;,&quot;)">
            <text:p/>
          </table:table-cell>
          <table:table-cell table:formula="of:=IF([.W40]=0;&quot;&quot;;&quot;&quot;&amp;[.W$1]&amp;&quot;=&gt;&quot;&amp;[.W40]&amp;&quot;,&quot;)">
            <text:p/>
          </table:table-cell>
          <table:table-cell table:formula="of:=IF([.X40]=0;&quot;&quot;;&quot;&quot;&amp;[.X$1]&amp;&quot;=&gt;&quot;&amp;[.X40]&amp;&quot;,&quot;)">
            <text:p/>
          </table:table-cell>
          <table:table-cell table:formula="of:=IF([.Y40]=0;&quot;&quot;;&quot;&quot;&amp;[.Y$1]&amp;&quot;=&gt;&quot;&amp;[.Y40]&amp;&quot;,&quot;)">
            <text:p/>
          </table:table-cell>
          <table:table-cell table:formula="of:=IF([.Z40]=0;&quot;&quot;;&quot;&quot;&amp;[.Z$1]&amp;&quot;=&gt;&quot;&amp;[.Z40]&amp;&quot;,&quot;)">
            <text:p/>
          </table:table-cell>
          <table:table-cell table:formula="of:=IF([.AA40]=0;&quot;&quot;;&quot;&quot;&amp;[.AA$1]&amp;&quot;=&gt;&quot;&amp;[.AA40]&amp;&quot;,&quot;)">
            <text:p/>
          </table:table-cell>
          <table:table-cell table:formula="of:=IF([.AB40]=0;&quot;&quot;;&quot;&quot;&amp;[.AB$1]&amp;&quot;=&gt;&quot;&amp;[.AB40]&amp;&quot;,&quot;)">
            <text:p/>
          </table:table-cell>
          <table:table-cell table:formula="of:=IF([.AC40]=0;&quot;&quot;;&quot;&quot;&amp;[.AC$1]&amp;&quot;=&gt;&quot;&amp;[.AC40]&amp;&quot;,&quot;)">
            <text:p/>
          </table:table-cell>
          <table:table-cell table:formula="of:=IF([.AD40]=0;&quot;&quot;;&quot;&quot;&amp;[.AD$1]&amp;&quot;=&gt;&quot;&amp;[.AD40]&amp;&quot;,&quot;)">
            <text:p/>
          </table:table-cell>
          <table:table-cell table:formula="of:=IF([.AE40]=0;&quot;&quot;;&quot;&quot;&amp;[.AE$1]&amp;&quot;=&gt;&quot;&amp;[.AE40]&amp;&quot;,&quot;)">
            <text:p/>
          </table:table-cell>
          <table:table-cell table:formula="of:=IF([.AF40]=0;&quot;&quot;;&quot;&quot;&amp;[.AF$1]&amp;&quot;=&gt;&quot;&amp;[.AF40]&amp;&quot;,&quot;)">
            <text:p/>
          </table:table-cell>
          <table:table-cell table:formula="of:=IF([.AG40]=0;&quot;&quot;;&quot;&quot;&amp;[.AG$1]&amp;&quot;=&gt;&quot;&amp;[.AG40]&amp;&quot;,&quot;)">
            <text:p/>
          </table:table-cell>
          <table:table-cell table:formula="of:=IF([.AH40]=0;&quot;&quot;;&quot;&quot;&amp;[.AH$1]&amp;&quot;=&gt;&quot;&amp;[.AH40]&amp;&quot;,&quot;)">
            <text:p/>
          </table:table-cell>
          <table:table-cell table:formula="of:=IF([.AI40]=0;&quot;&quot;;&quot;&quot;&amp;[.AI$1]&amp;&quot;=&gt;&quot;&amp;[.AI40]&amp;&quot;,&quot;)">
            <text:p/>
          </table:table-cell>
          <table:table-cell table:formula="of:=IF([.AJ40]=0;&quot;&quot;;&quot;&quot;&amp;[.AJ$1]&amp;&quot;=&gt;&quot;&amp;[.AJ40]&amp;&quot;,&quot;)">
            <text:p/>
          </table:table-cell>
          <table:table-cell table:formula="of:=IF([.AK40]=0;&quot;&quot;;&quot;&quot;&amp;[.AK$1]&amp;&quot;=&gt;&quot;&amp;[.AK40]&amp;&quot;,&quot;)">
            <text:p/>
          </table:table-cell>
          <table:table-cell table:formula="of:=IF([.AL40]=0;&quot;&quot;;&quot;&quot;&amp;[.AL$1]&amp;&quot;=&gt;&quot;&amp;[.AL40]&amp;&quot;,&quot;)">
            <text:p/>
          </table:table-cell>
          <table:table-cell table:formula="of:=IF([.AM40]=0;&quot;&quot;;&quot;&quot;&amp;[.AM$1]&amp;&quot;=&gt;&quot;&amp;[.AM40]&amp;&quot;,&quot;)">
            <text:p/>
          </table:table-cell>
          <table:table-cell table:formula="of:=IF([.AN40]=0;&quot;&quot;;&quot;&quot;&amp;[.AN$1]&amp;&quot;=&gt;&quot;&amp;[.AN40]&amp;&quot;,&quot;)">
            <text:p/>
          </table:table-cell>
          <table:table-cell table:formula="of:=IF([.AO40]=0;&quot;&quot;;&quot;&quot;&amp;[.AO$1]&amp;&quot;=&gt;&quot;&amp;[.AO40]&amp;&quot;,&quot;)">
            <text:p/>
          </table:table-cell>
          <table:table-cell table:formula="of:=IF([.AP40]=0;&quot;&quot;;&quot;&quot;&amp;[.AP$1]&amp;&quot;=&gt;&quot;&amp;[.AP40]&amp;&quot;,&quot;)">
            <text:p/>
          </table:table-cell>
          <table:table-cell table:formula="of:=IF([.AQ40]=0;&quot;&quot;;&quot;&quot;&amp;[.AQ$1]&amp;&quot;=&gt;&quot;&amp;[.AQ40]&amp;&quot;,&quot;)">
            <text:p/>
          </table:table-cell>
          <table:table-cell table:formula="of:=IF([.AR40]=0;&quot;&quot;;&quot;&quot;&amp;[.AR$1]&amp;&quot;=&gt;&quot;&amp;[.AR40]&amp;&quot;,&quot;)">
            <text:p/>
          </table:table-cell>
          <table:table-cell table:formula="of:=IF([.AS40]=0;&quot;&quot;;&quot;&quot;&amp;[.AS$1]&amp;&quot;=&gt;&quot;&amp;[.AS40]&amp;&quot;,&quot;)">
            <text:p/>
          </table:table-cell>
          <table:table-cell table:formula="of:=IF([.AT40]=0;&quot;&quot;;&quot;&quot;&amp;[.AT$1]&amp;&quot;=&gt;&quot;&amp;[.AT40]&amp;&quot;,&quot;)">
            <text:p/>
          </table:table-cell>
          <table:table-cell table:formula="of:=IF([.AU40]=0;&quot;&quot;;&quot;&quot;&amp;[.AU$1]&amp;&quot;=&gt;&quot;&amp;[.AU40]&amp;&quot;,&quot;)">
            <text:p/>
          </table:table-cell>
          <table:table-cell table:formula="of:=IF([.AV40]=0;&quot;&quot;;&quot;&quot;&amp;[.AV$1]&amp;&quot;=&gt;&quot;&amp;[.AV40]&amp;&quot;,&quot;)">
            <text:p/>
          </table:table-cell>
          <table:table-cell table:formula="of:=IF([.AW40]=0;&quot;&quot;;&quot;&quot;&amp;[.AW$1]&amp;&quot;=&gt;&quot;&amp;[.AW40]&amp;&quot;,&quot;)">
            <text:p/>
          </table:table-cell>
          <table:table-cell table:formula="of:=IF([.AX40]=0;&quot;&quot;;&quot;&quot;&amp;[.AX$1]&amp;&quot;=&gt;&quot;&amp;[.AX40]&amp;&quot;,&quot;)">
            <text:p/>
          </table:table-cell>
          <table:table-cell table:formula="of:=IF([.AY40]=0;&quot;&quot;;&quot;&quot;&amp;[.AY$1]&amp;&quot;=&gt;&quot;&amp;[.AY40]&amp;&quot;,&quot;)">
            <text:p/>
          </table:table-cell>
          <table:table-cell table:formula="of:=IF([.AZ40]=0;&quot;&quot;;&quot;&quot;&amp;[.AZ$1]&amp;&quot;=&gt;&quot;&amp;[.AZ40]&amp;&quot;,&quot;)">
            <text:p/>
          </table:table-cell>
          <table:table-cell table:formula="of:=IF([.BA40]=0;&quot;&quot;;&quot;&quot;&amp;[.BA$1]&amp;&quot;=&gt;&quot;&amp;[.BA40]&amp;&quot;,&quot;)">
            <text:p/>
          </table:table-cell>
          <table:table-cell table:formula="of:=IF([.BB40]=0;&quot;&quot;;&quot;&quot;&amp;[.BB$1]&amp;&quot;=&gt;&quot;&amp;[.BB40]&amp;&quot;,&quot;)">
            <text:p/>
          </table:table-cell>
          <table:table-cell table:formula="of:=IF([.BC40]=0;&quot;&quot;;&quot;&quot;&amp;[.BC$1]&amp;&quot;=&gt;&quot;&amp;[.BC40]&amp;&quot;,&quot;)">
            <text:p/>
          </table:table-cell>
          <table:table-cell table:formula="of:=IF([.BD40]=0;&quot;&quot;;&quot;&quot;&amp;[.BD$1]&amp;&quot;=&gt;&quot;&amp;[.BD40]&amp;&quot;,&quot;)">
            <text:p/>
          </table:table-cell>
          <table:table-cell table:formula="of:=IF([.BE40]=0;&quot;&quot;;&quot;&quot;&amp;[.BE$1]&amp;&quot;=&gt;&quot;&amp;[.BE40]&amp;&quot;,&quot;)">
            <text:p/>
          </table:table-cell>
          <table:table-cell table:formula="of:=IF([.BF40]=0;&quot;&quot;;&quot;&quot;&amp;[.BF$1]&amp;&quot;=&gt;&quot;&amp;[.BF40]&amp;&quot;,&quot;)">
            <text:p/>
          </table:table-cell>
          <table:table-cell table:formula="of:=IF([.BG40]=0;&quot;&quot;;&quot;&quot;&amp;[.BG$1]&amp;&quot;=&gt;&quot;&amp;[.BG40]&amp;&quot;,&quot;)">
            <text:p/>
          </table:table-cell>
          <table:table-cell table:formula="of:=IF([.BH40]=0;&quot;&quot;;&quot;&quot;&amp;[.BH$1]&amp;&quot;=&gt;&quot;&amp;[.BH40]&amp;&quot;,&quot;)">
            <text:p/>
          </table:table-cell>
          <table:table-cell table:formula="of:=IF([.BI40]=0;&quot;&quot;;&quot;&quot;&amp;[.BI$1]&amp;&quot;=&gt;&quot;&amp;[.BI40]&amp;&quot;,&quot;)">
            <text:p/>
          </table:table-cell>
          <table:table-cell table:formula="of:=IF([.BJ40]=0;&quot;&quot;;&quot;&quot;&amp;[.BJ$1]&amp;&quot;=&gt;&quot;&amp;[.BJ40]&amp;&quot;,&quot;)">
            <text:p/>
          </table:table-cell>
          <table:table-cell table:formula="of:=IF([.BK40]=0;&quot;&quot;;&quot;&quot;&amp;[.BK$1]&amp;&quot;=&gt;&quot;&amp;[.BK40]&amp;&quot;,&quot;)">
            <text:p/>
          </table:table-cell>
          <table:table-cell table:formula="of:=IF([.BL40]=0;&quot;&quot;;&quot;&quot;&amp;[.BL$1]&amp;&quot;=&gt;&quot;&amp;[.BL40]&amp;&quot;,&quot;)">
            <text:p/>
          </table:table-cell>
          <table:table-cell table:formula="of:=IF([.BM40]=0;&quot;&quot;;&quot;&quot;&amp;[.BM$1]&amp;&quot;=&gt;&quot;&amp;[.BM40]&amp;&quot;,&quot;)">
            <text:p/>
          </table:table-cell>
          <table:table-cell table:formula="of:=IF([.BN40]=0;&quot;&quot;;&quot;&quot;&amp;[.BN$1]&amp;&quot;=&gt;&quot;&amp;[.BN40]&amp;&quot;,&quot;)">
            <text:p/>
          </table:table-cell>
          <table:table-cell table:formula="of:=IF([.BO40]=0;&quot;&quot;;&quot;&quot;&amp;[.BO$1]&amp;&quot;=&gt;&quot;&amp;[.BO40]&amp;&quot;,&quot;)">
            <text:p/>
          </table:table-cell>
          <table:table-cell table:formula="of:=IF([.BP40]=0;&quot;&quot;;&quot;&quot;&amp;[.BP$1]&amp;&quot;=&gt;&quot;&amp;[.BP40]&amp;&quot;,&quot;)">
            <text:p/>
          </table:table-cell>
          <table:table-cell table:formula="of:=IF([.BQ40]=0;&quot;&quot;;&quot;&quot;&amp;[.BQ$1]&amp;&quot;=&gt;&quot;&amp;[.BQ40]&amp;&quot;,&quot;)">
            <text:p/>
          </table:table-cell>
          <table:table-cell table:formula="of:=IF([.BR40]=0;&quot;&quot;;&quot;&quot;&amp;[.BR$1]&amp;&quot;=&gt;&quot;&amp;[.BR40]&amp;&quot;,&quot;)">
            <text:p/>
          </table:table-cell>
          <table:table-cell table:formula="of:=IF([.BS40]=0;&quot;&quot;;&quot;&quot;&amp;[.BS$1]&amp;&quot;=&gt;&quot;&amp;[.BS40]&amp;&quot;,&quot;)">
            <text:p/>
          </table:table-cell>
          <table:table-cell table:formula="of:=IF([.BT40]=0;&quot;&quot;;&quot;&quot;&amp;[.BT$1]&amp;&quot;=&gt;&quot;&amp;[.BT40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Zechariah.A1">Zechariah</text:a></text:span></text:p>
          </table:table-cell>
          <table:table-cell office:value-type="float" office:value="211">
            <text:p>211</text:p>
          </table:table-cell>
          <table:table-cell office:value-type="string">
            <text:p>Zec14:21 </text:p>
          </table:table-cell>
          <table:table-cell table:formula="of:=CONCATENATE(&quot;'&quot;&amp;[.A41]&amp;&quot;' =&gt; array( 'chapters'=&gt;&quot;&amp;[.E41]&amp;&quot;, 'verses'=&gt;&quot;&amp;[.F41]&amp;&quot;,&quot;; [.BX41]; &quot; ),&quot;)" office:value-type="string" office:string-value="'Zechariah' =&gt; array( 'chapters'=&gt;14, 'verses'=&gt;211,1=&gt;17,2=&gt;17,3=&gt;10,4=&gt;14,5=&gt;11,6=&gt;15,7=&gt;14,8=&gt;23,9=&gt;17,10=&gt;12,11=&gt;17,12=&gt;14,13=&gt;9,14=&gt;21, ),">
            <text:p>'Zechariah' =&gt; array( 'chapters'=&gt;14, 'verses'=&gt;211,1=&gt;17,2=&gt;17,3=&gt;10,4=&gt;14,5=&gt;11,6=&gt;15,7=&gt;14,8=&gt;23,9=&gt;17,10=&gt;12,11=&gt;17,12=&gt;14,13=&gt;9,14=&gt;21, ),</text:p>
          </table:table-cell>
          <table:table-cell office:value-type="float" office:value="14">
            <text:p>14</text:p>
          </table:table-cell>
          <table:table-cell table:formula="of:=SUM([.G41:.BT41])" office:value-type="float" office:value="211">
            <text:p>211</text:p>
          </table:table-cell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">
            <text:p>21</text:p>
          </table:table-cell>
          <table:table-cell table:number-columns-repeated="52"/>
          <table:table-cell table:formula="of:=CONCATENATE([.BY41];[.BZ41];[.CA41];[.CB41];[.CC41];[.CD41];[.CE41];[.CF41];[.CG41];[.CH41];[.CI41];[.CJ41];[.CK41];[.CL41];[.CM41];[.CN41];[.CO41];[.CP41];[.CQ41];[.CR41];[.CS41];[.CT41];[.CU41];[.CV41];[.CW41];[.CX41];[.CY41];[.CZ41])" office:value-type="string" office:string-value="1=&gt;17,2=&gt;17,3=&gt;10,4=&gt;14,5=&gt;11,6=&gt;15,7=&gt;14,8=&gt;23,9=&gt;17,10=&gt;12,11=&gt;17,12=&gt;14,13=&gt;9,14=&gt;21,">
            <text:p>1=&gt;17,2=&gt;17,3=&gt;10,4=&gt;14,5=&gt;11,6=&gt;15,7=&gt;14,8=&gt;23,9=&gt;17,10=&gt;12,11=&gt;17,12=&gt;14,13=&gt;9,14=&gt;21,</text:p>
          </table:table-cell>
          <table:table-cell table:formula="of:=CONCATENATE([.CZ41];[.DA41];[.DB41];[.DC41];[.DD41];[.DE41];[.DF41];[.DG41];[.DH41];[.DI41];[.DJ41];[.DK41];[.DL41];[.DM41];[.DN41];[.DO41];[.DP41];[.DQ41];[.DR41];[.DS41];[.DT41];[.DU41];[.DV41];[.DW41];[.DX41];[.DY41];[.DZ41])">
            <text:p/>
          </table:table-cell>
          <table:table-cell table:formula="of:=CONCATENATE([.EA41];[.EB41];[.EC41];[.ED41];[.EE41];[.EF41];[.EG41];[.EH41];[.EI41];[.EJ41];[.EK41];[.EL41])">
            <text:p/>
          </table:table-cell>
          <table:table-cell table:formula="of:=CONCATENATE([.BU41];[.BV41];[.BW41])" office:value-type="string" office:string-value="1=&gt;17,2=&gt;17,3=&gt;10,4=&gt;14,5=&gt;11,6=&gt;15,7=&gt;14,8=&gt;23,9=&gt;17,10=&gt;12,11=&gt;17,12=&gt;14,13=&gt;9,14=&gt;21,">
            <text:p>1=&gt;17,2=&gt;17,3=&gt;10,4=&gt;14,5=&gt;11,6=&gt;15,7=&gt;14,8=&gt;23,9=&gt;17,10=&gt;12,11=&gt;17,12=&gt;14,13=&gt;9,14=&gt;21,</text:p>
          </table:table-cell>
          <table:table-cell table:formula="of:=IF([.G41]=0;&quot;&quot;;&quot;&quot;&amp;[.G$1]&amp;&quot;=&gt;&quot;&amp;[.G41]&amp;&quot;,&quot;)" office:value-type="string" office:string-value="1=&gt;17,">
            <text:p>1=&gt;17,</text:p>
          </table:table-cell>
          <table:table-cell table:formula="of:=IF([.H41]=0;&quot;&quot;;&quot;&quot;&amp;[.H$1]&amp;&quot;=&gt;&quot;&amp;[.H41]&amp;&quot;,&quot;)" office:value-type="string" office:string-value="2=&gt;17,">
            <text:p>2=&gt;17,</text:p>
          </table:table-cell>
          <table:table-cell table:formula="of:=IF([.I41]=0;&quot;&quot;;&quot;&quot;&amp;[.I$1]&amp;&quot;=&gt;&quot;&amp;[.I41]&amp;&quot;,&quot;)" office:value-type="string" office:string-value="3=&gt;10,">
            <text:p>3=&gt;10,</text:p>
          </table:table-cell>
          <table:table-cell table:formula="of:=IF([.J41]=0;&quot;&quot;;&quot;&quot;&amp;[.J$1]&amp;&quot;=&gt;&quot;&amp;[.J41]&amp;&quot;,&quot;)" office:value-type="string" office:string-value="4=&gt;14,">
            <text:p>4=&gt;14,</text:p>
          </table:table-cell>
          <table:table-cell table:formula="of:=IF([.K41]=0;&quot;&quot;;&quot;&quot;&amp;[.K$1]&amp;&quot;=&gt;&quot;&amp;[.K41]&amp;&quot;,&quot;)" office:value-type="string" office:string-value="5=&gt;11,">
            <text:p>5=&gt;11,</text:p>
          </table:table-cell>
          <table:table-cell table:formula="of:=IF([.L41]=0;&quot;&quot;;&quot;&quot;&amp;[.L$1]&amp;&quot;=&gt;&quot;&amp;[.L41]&amp;&quot;,&quot;)" office:value-type="string" office:string-value="6=&gt;15,">
            <text:p>6=&gt;15,</text:p>
          </table:table-cell>
          <table:table-cell table:formula="of:=IF([.M41]=0;&quot;&quot;;&quot;&quot;&amp;[.M$1]&amp;&quot;=&gt;&quot;&amp;[.M41]&amp;&quot;,&quot;)" office:value-type="string" office:string-value="7=&gt;14,">
            <text:p>7=&gt;14,</text:p>
          </table:table-cell>
          <table:table-cell table:formula="of:=IF([.N41]=0;&quot;&quot;;&quot;&quot;&amp;[.N$1]&amp;&quot;=&gt;&quot;&amp;[.N41]&amp;&quot;,&quot;)" office:value-type="string" office:string-value="8=&gt;23,">
            <text:p>8=&gt;23,</text:p>
          </table:table-cell>
          <table:table-cell table:formula="of:=IF([.O41]=0;&quot;&quot;;&quot;&quot;&amp;[.O$1]&amp;&quot;=&gt;&quot;&amp;[.O41]&amp;&quot;,&quot;)" office:value-type="string" office:string-value="9=&gt;17,">
            <text:p>9=&gt;17,</text:p>
          </table:table-cell>
          <table:table-cell table:formula="of:=IF([.P41]=0;&quot;&quot;;&quot;&quot;&amp;[.P$1]&amp;&quot;=&gt;&quot;&amp;[.P41]&amp;&quot;,&quot;)" office:value-type="string" office:string-value="10=&gt;12,">
            <text:p>10=&gt;12,</text:p>
          </table:table-cell>
          <table:table-cell table:formula="of:=IF([.Q41]=0;&quot;&quot;;&quot;&quot;&amp;[.Q$1]&amp;&quot;=&gt;&quot;&amp;[.Q41]&amp;&quot;,&quot;)" office:value-type="string" office:string-value="11=&gt;17,">
            <text:p>11=&gt;17,</text:p>
          </table:table-cell>
          <table:table-cell table:formula="of:=IF([.R41]=0;&quot;&quot;;&quot;&quot;&amp;[.R$1]&amp;&quot;=&gt;&quot;&amp;[.R41]&amp;&quot;,&quot;)" office:value-type="string" office:string-value="12=&gt;14,">
            <text:p>12=&gt;14,</text:p>
          </table:table-cell>
          <table:table-cell table:formula="of:=IF([.S41]=0;&quot;&quot;;&quot;&quot;&amp;[.S$1]&amp;&quot;=&gt;&quot;&amp;[.S41]&amp;&quot;,&quot;)" office:value-type="string" office:string-value="13=&gt;9,">
            <text:p>13=&gt;9,</text:p>
          </table:table-cell>
          <table:table-cell table:formula="of:=IF([.T41]=0;&quot;&quot;;&quot;&quot;&amp;[.T$1]&amp;&quot;=&gt;&quot;&amp;[.T41]&amp;&quot;,&quot;)" office:value-type="string" office:string-value="14=&gt;21,">
            <text:p>14=&gt;21,</text:p>
          </table:table-cell>
          <table:table-cell table:formula="of:=IF([.U41]=0;&quot;&quot;;&quot;&quot;&amp;[.U$1]&amp;&quot;=&gt;&quot;&amp;[.U41]&amp;&quot;,&quot;)">
            <text:p/>
          </table:table-cell>
          <table:table-cell table:formula="of:=IF([.V41]=0;&quot;&quot;;&quot;&quot;&amp;[.V$1]&amp;&quot;=&gt;&quot;&amp;[.V41]&amp;&quot;,&quot;)">
            <text:p/>
          </table:table-cell>
          <table:table-cell table:formula="of:=IF([.W41]=0;&quot;&quot;;&quot;&quot;&amp;[.W$1]&amp;&quot;=&gt;&quot;&amp;[.W41]&amp;&quot;,&quot;)">
            <text:p/>
          </table:table-cell>
          <table:table-cell table:formula="of:=IF([.X41]=0;&quot;&quot;;&quot;&quot;&amp;[.X$1]&amp;&quot;=&gt;&quot;&amp;[.X41]&amp;&quot;,&quot;)">
            <text:p/>
          </table:table-cell>
          <table:table-cell table:formula="of:=IF([.Y41]=0;&quot;&quot;;&quot;&quot;&amp;[.Y$1]&amp;&quot;=&gt;&quot;&amp;[.Y41]&amp;&quot;,&quot;)">
            <text:p/>
          </table:table-cell>
          <table:table-cell table:formula="of:=IF([.Z41]=0;&quot;&quot;;&quot;&quot;&amp;[.Z$1]&amp;&quot;=&gt;&quot;&amp;[.Z41]&amp;&quot;,&quot;)">
            <text:p/>
          </table:table-cell>
          <table:table-cell table:formula="of:=IF([.AA41]=0;&quot;&quot;;&quot;&quot;&amp;[.AA$1]&amp;&quot;=&gt;&quot;&amp;[.AA41]&amp;&quot;,&quot;)">
            <text:p/>
          </table:table-cell>
          <table:table-cell table:formula="of:=IF([.AB41]=0;&quot;&quot;;&quot;&quot;&amp;[.AB$1]&amp;&quot;=&gt;&quot;&amp;[.AB41]&amp;&quot;,&quot;)">
            <text:p/>
          </table:table-cell>
          <table:table-cell table:formula="of:=IF([.AC41]=0;&quot;&quot;;&quot;&quot;&amp;[.AC$1]&amp;&quot;=&gt;&quot;&amp;[.AC41]&amp;&quot;,&quot;)">
            <text:p/>
          </table:table-cell>
          <table:table-cell table:formula="of:=IF([.AD41]=0;&quot;&quot;;&quot;&quot;&amp;[.AD$1]&amp;&quot;=&gt;&quot;&amp;[.AD41]&amp;&quot;,&quot;)">
            <text:p/>
          </table:table-cell>
          <table:table-cell table:formula="of:=IF([.AE41]=0;&quot;&quot;;&quot;&quot;&amp;[.AE$1]&amp;&quot;=&gt;&quot;&amp;[.AE41]&amp;&quot;,&quot;)">
            <text:p/>
          </table:table-cell>
          <table:table-cell table:formula="of:=IF([.AF41]=0;&quot;&quot;;&quot;&quot;&amp;[.AF$1]&amp;&quot;=&gt;&quot;&amp;[.AF41]&amp;&quot;,&quot;)">
            <text:p/>
          </table:table-cell>
          <table:table-cell table:formula="of:=IF([.AG41]=0;&quot;&quot;;&quot;&quot;&amp;[.AG$1]&amp;&quot;=&gt;&quot;&amp;[.AG41]&amp;&quot;,&quot;)">
            <text:p/>
          </table:table-cell>
          <table:table-cell table:formula="of:=IF([.AH41]=0;&quot;&quot;;&quot;&quot;&amp;[.AH$1]&amp;&quot;=&gt;&quot;&amp;[.AH41]&amp;&quot;,&quot;)">
            <text:p/>
          </table:table-cell>
          <table:table-cell table:formula="of:=IF([.AI41]=0;&quot;&quot;;&quot;&quot;&amp;[.AI$1]&amp;&quot;=&gt;&quot;&amp;[.AI41]&amp;&quot;,&quot;)">
            <text:p/>
          </table:table-cell>
          <table:table-cell table:formula="of:=IF([.AJ41]=0;&quot;&quot;;&quot;&quot;&amp;[.AJ$1]&amp;&quot;=&gt;&quot;&amp;[.AJ41]&amp;&quot;,&quot;)">
            <text:p/>
          </table:table-cell>
          <table:table-cell table:formula="of:=IF([.AK41]=0;&quot;&quot;;&quot;&quot;&amp;[.AK$1]&amp;&quot;=&gt;&quot;&amp;[.AK41]&amp;&quot;,&quot;)">
            <text:p/>
          </table:table-cell>
          <table:table-cell table:formula="of:=IF([.AL41]=0;&quot;&quot;;&quot;&quot;&amp;[.AL$1]&amp;&quot;=&gt;&quot;&amp;[.AL41]&amp;&quot;,&quot;)">
            <text:p/>
          </table:table-cell>
          <table:table-cell table:formula="of:=IF([.AM41]=0;&quot;&quot;;&quot;&quot;&amp;[.AM$1]&amp;&quot;=&gt;&quot;&amp;[.AM41]&amp;&quot;,&quot;)">
            <text:p/>
          </table:table-cell>
          <table:table-cell table:formula="of:=IF([.AN41]=0;&quot;&quot;;&quot;&quot;&amp;[.AN$1]&amp;&quot;=&gt;&quot;&amp;[.AN41]&amp;&quot;,&quot;)">
            <text:p/>
          </table:table-cell>
          <table:table-cell table:formula="of:=IF([.AO41]=0;&quot;&quot;;&quot;&quot;&amp;[.AO$1]&amp;&quot;=&gt;&quot;&amp;[.AO41]&amp;&quot;,&quot;)">
            <text:p/>
          </table:table-cell>
          <table:table-cell table:formula="of:=IF([.AP41]=0;&quot;&quot;;&quot;&quot;&amp;[.AP$1]&amp;&quot;=&gt;&quot;&amp;[.AP41]&amp;&quot;,&quot;)">
            <text:p/>
          </table:table-cell>
          <table:table-cell table:formula="of:=IF([.AQ41]=0;&quot;&quot;;&quot;&quot;&amp;[.AQ$1]&amp;&quot;=&gt;&quot;&amp;[.AQ41]&amp;&quot;,&quot;)">
            <text:p/>
          </table:table-cell>
          <table:table-cell table:formula="of:=IF([.AR41]=0;&quot;&quot;;&quot;&quot;&amp;[.AR$1]&amp;&quot;=&gt;&quot;&amp;[.AR41]&amp;&quot;,&quot;)">
            <text:p/>
          </table:table-cell>
          <table:table-cell table:formula="of:=IF([.AS41]=0;&quot;&quot;;&quot;&quot;&amp;[.AS$1]&amp;&quot;=&gt;&quot;&amp;[.AS41]&amp;&quot;,&quot;)">
            <text:p/>
          </table:table-cell>
          <table:table-cell table:formula="of:=IF([.AT41]=0;&quot;&quot;;&quot;&quot;&amp;[.AT$1]&amp;&quot;=&gt;&quot;&amp;[.AT41]&amp;&quot;,&quot;)">
            <text:p/>
          </table:table-cell>
          <table:table-cell table:formula="of:=IF([.AU41]=0;&quot;&quot;;&quot;&quot;&amp;[.AU$1]&amp;&quot;=&gt;&quot;&amp;[.AU41]&amp;&quot;,&quot;)">
            <text:p/>
          </table:table-cell>
          <table:table-cell table:formula="of:=IF([.AV41]=0;&quot;&quot;;&quot;&quot;&amp;[.AV$1]&amp;&quot;=&gt;&quot;&amp;[.AV41]&amp;&quot;,&quot;)">
            <text:p/>
          </table:table-cell>
          <table:table-cell table:formula="of:=IF([.AW41]=0;&quot;&quot;;&quot;&quot;&amp;[.AW$1]&amp;&quot;=&gt;&quot;&amp;[.AW41]&amp;&quot;,&quot;)">
            <text:p/>
          </table:table-cell>
          <table:table-cell table:formula="of:=IF([.AX41]=0;&quot;&quot;;&quot;&quot;&amp;[.AX$1]&amp;&quot;=&gt;&quot;&amp;[.AX41]&amp;&quot;,&quot;)">
            <text:p/>
          </table:table-cell>
          <table:table-cell table:formula="of:=IF([.AY41]=0;&quot;&quot;;&quot;&quot;&amp;[.AY$1]&amp;&quot;=&gt;&quot;&amp;[.AY41]&amp;&quot;,&quot;)">
            <text:p/>
          </table:table-cell>
          <table:table-cell table:formula="of:=IF([.AZ41]=0;&quot;&quot;;&quot;&quot;&amp;[.AZ$1]&amp;&quot;=&gt;&quot;&amp;[.AZ41]&amp;&quot;,&quot;)">
            <text:p/>
          </table:table-cell>
          <table:table-cell table:formula="of:=IF([.BA41]=0;&quot;&quot;;&quot;&quot;&amp;[.BA$1]&amp;&quot;=&gt;&quot;&amp;[.BA41]&amp;&quot;,&quot;)">
            <text:p/>
          </table:table-cell>
          <table:table-cell table:formula="of:=IF([.BB41]=0;&quot;&quot;;&quot;&quot;&amp;[.BB$1]&amp;&quot;=&gt;&quot;&amp;[.BB41]&amp;&quot;,&quot;)">
            <text:p/>
          </table:table-cell>
          <table:table-cell table:formula="of:=IF([.BC41]=0;&quot;&quot;;&quot;&quot;&amp;[.BC$1]&amp;&quot;=&gt;&quot;&amp;[.BC41]&amp;&quot;,&quot;)">
            <text:p/>
          </table:table-cell>
          <table:table-cell table:formula="of:=IF([.BD41]=0;&quot;&quot;;&quot;&quot;&amp;[.BD$1]&amp;&quot;=&gt;&quot;&amp;[.BD41]&amp;&quot;,&quot;)">
            <text:p/>
          </table:table-cell>
          <table:table-cell table:formula="of:=IF([.BE41]=0;&quot;&quot;;&quot;&quot;&amp;[.BE$1]&amp;&quot;=&gt;&quot;&amp;[.BE41]&amp;&quot;,&quot;)">
            <text:p/>
          </table:table-cell>
          <table:table-cell table:formula="of:=IF([.BF41]=0;&quot;&quot;;&quot;&quot;&amp;[.BF$1]&amp;&quot;=&gt;&quot;&amp;[.BF41]&amp;&quot;,&quot;)">
            <text:p/>
          </table:table-cell>
          <table:table-cell table:formula="of:=IF([.BG41]=0;&quot;&quot;;&quot;&quot;&amp;[.BG$1]&amp;&quot;=&gt;&quot;&amp;[.BG41]&amp;&quot;,&quot;)">
            <text:p/>
          </table:table-cell>
          <table:table-cell table:formula="of:=IF([.BH41]=0;&quot;&quot;;&quot;&quot;&amp;[.BH$1]&amp;&quot;=&gt;&quot;&amp;[.BH41]&amp;&quot;,&quot;)">
            <text:p/>
          </table:table-cell>
          <table:table-cell table:formula="of:=IF([.BI41]=0;&quot;&quot;;&quot;&quot;&amp;[.BI$1]&amp;&quot;=&gt;&quot;&amp;[.BI41]&amp;&quot;,&quot;)">
            <text:p/>
          </table:table-cell>
          <table:table-cell table:formula="of:=IF([.BJ41]=0;&quot;&quot;;&quot;&quot;&amp;[.BJ$1]&amp;&quot;=&gt;&quot;&amp;[.BJ41]&amp;&quot;,&quot;)">
            <text:p/>
          </table:table-cell>
          <table:table-cell table:formula="of:=IF([.BK41]=0;&quot;&quot;;&quot;&quot;&amp;[.BK$1]&amp;&quot;=&gt;&quot;&amp;[.BK41]&amp;&quot;,&quot;)">
            <text:p/>
          </table:table-cell>
          <table:table-cell table:formula="of:=IF([.BL41]=0;&quot;&quot;;&quot;&quot;&amp;[.BL$1]&amp;&quot;=&gt;&quot;&amp;[.BL41]&amp;&quot;,&quot;)">
            <text:p/>
          </table:table-cell>
          <table:table-cell table:formula="of:=IF([.BM41]=0;&quot;&quot;;&quot;&quot;&amp;[.BM$1]&amp;&quot;=&gt;&quot;&amp;[.BM41]&amp;&quot;,&quot;)">
            <text:p/>
          </table:table-cell>
          <table:table-cell table:formula="of:=IF([.BN41]=0;&quot;&quot;;&quot;&quot;&amp;[.BN$1]&amp;&quot;=&gt;&quot;&amp;[.BN41]&amp;&quot;,&quot;)">
            <text:p/>
          </table:table-cell>
          <table:table-cell table:formula="of:=IF([.BO41]=0;&quot;&quot;;&quot;&quot;&amp;[.BO$1]&amp;&quot;=&gt;&quot;&amp;[.BO41]&amp;&quot;,&quot;)">
            <text:p/>
          </table:table-cell>
          <table:table-cell table:formula="of:=IF([.BP41]=0;&quot;&quot;;&quot;&quot;&amp;[.BP$1]&amp;&quot;=&gt;&quot;&amp;[.BP41]&amp;&quot;,&quot;)">
            <text:p/>
          </table:table-cell>
          <table:table-cell table:formula="of:=IF([.BQ41]=0;&quot;&quot;;&quot;&quot;&amp;[.BQ$1]&amp;&quot;=&gt;&quot;&amp;[.BQ41]&amp;&quot;,&quot;)">
            <text:p/>
          </table:table-cell>
          <table:table-cell table:formula="of:=IF([.BR41]=0;&quot;&quot;;&quot;&quot;&amp;[.BR$1]&amp;&quot;=&gt;&quot;&amp;[.BR41]&amp;&quot;,&quot;)">
            <text:p/>
          </table:table-cell>
          <table:table-cell table:formula="of:=IF([.BS41]=0;&quot;&quot;;&quot;&quot;&amp;[.BS$1]&amp;&quot;=&gt;&quot;&amp;[.BS41]&amp;&quot;,&quot;)">
            <text:p/>
          </table:table-cell>
          <table:table-cell table:formula="of:=IF([.BT41]=0;&quot;&quot;;&quot;&quot;&amp;[.BT$1]&amp;&quot;=&gt;&quot;&amp;[.BT41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Malachi.A1">Malachi</text:a></text:span></text:p>
          </table:table-cell>
          <table:table-cell office:value-type="float" office:value="55">
            <text:p>55</text:p>
          </table:table-cell>
          <table:table-cell office:value-type="string">
            <text:p>Mal4:6 </text:p>
          </table:table-cell>
          <table:table-cell table:formula="of:=CONCATENATE(&quot;'&quot;&amp;[.A42]&amp;&quot;' =&gt; array( 'chapters'=&gt;&quot;&amp;[.E42]&amp;&quot;, 'verses'=&gt;&quot;&amp;[.F42]&amp;&quot;,&quot;; [.BX42]; &quot; ),&quot;)" office:value-type="string" office:string-value="'Malachi' =&gt; array( 'chapters'=&gt;4, 'verses'=&gt;55,1=&gt;14,2=&gt;17,3=&gt;24, ),">
            <text:p>'Malachi' =&gt; array( 'chapters'=&gt;4, 'verses'=&gt;55,1=&gt;14,2=&gt;17,3=&gt;24, ),</text:p>
          </table:table-cell>
          <table:table-cell office:value-type="float" office:value="4">
            <text:p>4</text:p>
          </table:table-cell>
          <table:table-cell table:formula="of:=SUM([.G42:.BT42])"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Default"/>
          <table:table-cell table:number-columns-repeated="62"/>
          <table:table-cell table:formula="of:=CONCATENATE([.BY42];[.BZ42];[.CA42];[.CB42];[.CC42];[.CD42];[.CE42];[.CF42];[.CG42];[.CH42];[.CI42];[.CJ42];[.CK42];[.CL42];[.CM42];[.CN42];[.CO42];[.CP42];[.CQ42];[.CR42];[.CS42];[.CT42];[.CU42];[.CV42];[.CW42];[.CX42];[.CY42];[.CZ42])" office:value-type="string" office:string-value="1=&gt;14,2=&gt;17,3=&gt;24,">
            <text:p>1=&gt;14,2=&gt;17,3=&gt;24,</text:p>
          </table:table-cell>
          <table:table-cell table:formula="of:=CONCATENATE([.CZ42];[.DA42];[.DB42];[.DC42];[.DD42];[.DE42];[.DF42];[.DG42];[.DH42];[.DI42];[.DJ42];[.DK42];[.DL42];[.DM42];[.DN42];[.DO42];[.DP42];[.DQ42];[.DR42];[.DS42];[.DT42];[.DU42];[.DV42];[.DW42];[.DX42];[.DY42];[.DZ42])">
            <text:p/>
          </table:table-cell>
          <table:table-cell table:formula="of:=CONCATENATE([.EA42];[.EB42];[.EC42];[.ED42];[.EE42];[.EF42];[.EG42];[.EH42];[.EI42];[.EJ42];[.EK42];[.EL42])">
            <text:p/>
          </table:table-cell>
          <table:table-cell table:formula="of:=CONCATENATE([.BU42];[.BV42];[.BW42])" office:value-type="string" office:string-value="1=&gt;14,2=&gt;17,3=&gt;24,">
            <text:p>1=&gt;14,2=&gt;17,3=&gt;24,</text:p>
          </table:table-cell>
          <table:table-cell table:formula="of:=IF([.G42]=0;&quot;&quot;;&quot;&quot;&amp;[.G$1]&amp;&quot;=&gt;&quot;&amp;[.G42]&amp;&quot;,&quot;)" office:value-type="string" office:string-value="1=&gt;14,">
            <text:p>1=&gt;14,</text:p>
          </table:table-cell>
          <table:table-cell table:formula="of:=IF([.H42]=0;&quot;&quot;;&quot;&quot;&amp;[.H$1]&amp;&quot;=&gt;&quot;&amp;[.H42]&amp;&quot;,&quot;)" office:value-type="string" office:string-value="2=&gt;17,">
            <text:p>2=&gt;17,</text:p>
          </table:table-cell>
          <table:table-cell table:formula="of:=IF([.I42]=0;&quot;&quot;;&quot;&quot;&amp;[.I$1]&amp;&quot;=&gt;&quot;&amp;[.I42]&amp;&quot;,&quot;)" office:value-type="string" office:string-value="3=&gt;24,">
            <text:p>3=&gt;24,</text:p>
          </table:table-cell>
          <table:table-cell table:formula="of:=IF([.J42]=0;&quot;&quot;;&quot;&quot;&amp;[.J$1]&amp;&quot;=&gt;&quot;&amp;[.J42]&amp;&quot;,&quot;)">
            <text:p/>
          </table:table-cell>
          <table:table-cell table:formula="of:=IF([.K42]=0;&quot;&quot;;&quot;&quot;&amp;[.K$1]&amp;&quot;=&gt;&quot;&amp;[.K42]&amp;&quot;,&quot;)">
            <text:p/>
          </table:table-cell>
          <table:table-cell table:formula="of:=IF([.L42]=0;&quot;&quot;;&quot;&quot;&amp;[.L$1]&amp;&quot;=&gt;&quot;&amp;[.L42]&amp;&quot;,&quot;)">
            <text:p/>
          </table:table-cell>
          <table:table-cell table:formula="of:=IF([.M42]=0;&quot;&quot;;&quot;&quot;&amp;[.M$1]&amp;&quot;=&gt;&quot;&amp;[.M42]&amp;&quot;,&quot;)">
            <text:p/>
          </table:table-cell>
          <table:table-cell table:formula="of:=IF([.N42]=0;&quot;&quot;;&quot;&quot;&amp;[.N$1]&amp;&quot;=&gt;&quot;&amp;[.N42]&amp;&quot;,&quot;)">
            <text:p/>
          </table:table-cell>
          <table:table-cell table:formula="of:=IF([.O42]=0;&quot;&quot;;&quot;&quot;&amp;[.O$1]&amp;&quot;=&gt;&quot;&amp;[.O42]&amp;&quot;,&quot;)">
            <text:p/>
          </table:table-cell>
          <table:table-cell table:formula="of:=IF([.P42]=0;&quot;&quot;;&quot;&quot;&amp;[.P$1]&amp;&quot;=&gt;&quot;&amp;[.P42]&amp;&quot;,&quot;)">
            <text:p/>
          </table:table-cell>
          <table:table-cell table:formula="of:=IF([.Q42]=0;&quot;&quot;;&quot;&quot;&amp;[.Q$1]&amp;&quot;=&gt;&quot;&amp;[.Q42]&amp;&quot;,&quot;)">
            <text:p/>
          </table:table-cell>
          <table:table-cell table:formula="of:=IF([.R42]=0;&quot;&quot;;&quot;&quot;&amp;[.R$1]&amp;&quot;=&gt;&quot;&amp;[.R42]&amp;&quot;,&quot;)">
            <text:p/>
          </table:table-cell>
          <table:table-cell table:formula="of:=IF([.S42]=0;&quot;&quot;;&quot;&quot;&amp;[.S$1]&amp;&quot;=&gt;&quot;&amp;[.S42]&amp;&quot;,&quot;)">
            <text:p/>
          </table:table-cell>
          <table:table-cell table:formula="of:=IF([.T42]=0;&quot;&quot;;&quot;&quot;&amp;[.T$1]&amp;&quot;=&gt;&quot;&amp;[.T42]&amp;&quot;,&quot;)">
            <text:p/>
          </table:table-cell>
          <table:table-cell table:formula="of:=IF([.U42]=0;&quot;&quot;;&quot;&quot;&amp;[.U$1]&amp;&quot;=&gt;&quot;&amp;[.U42]&amp;&quot;,&quot;)">
            <text:p/>
          </table:table-cell>
          <table:table-cell table:formula="of:=IF([.V42]=0;&quot;&quot;;&quot;&quot;&amp;[.V$1]&amp;&quot;=&gt;&quot;&amp;[.V42]&amp;&quot;,&quot;)">
            <text:p/>
          </table:table-cell>
          <table:table-cell table:formula="of:=IF([.W42]=0;&quot;&quot;;&quot;&quot;&amp;[.W$1]&amp;&quot;=&gt;&quot;&amp;[.W42]&amp;&quot;,&quot;)">
            <text:p/>
          </table:table-cell>
          <table:table-cell table:formula="of:=IF([.X42]=0;&quot;&quot;;&quot;&quot;&amp;[.X$1]&amp;&quot;=&gt;&quot;&amp;[.X42]&amp;&quot;,&quot;)">
            <text:p/>
          </table:table-cell>
          <table:table-cell table:formula="of:=IF([.Y42]=0;&quot;&quot;;&quot;&quot;&amp;[.Y$1]&amp;&quot;=&gt;&quot;&amp;[.Y42]&amp;&quot;,&quot;)">
            <text:p/>
          </table:table-cell>
          <table:table-cell table:formula="of:=IF([.Z42]=0;&quot;&quot;;&quot;&quot;&amp;[.Z$1]&amp;&quot;=&gt;&quot;&amp;[.Z42]&amp;&quot;,&quot;)">
            <text:p/>
          </table:table-cell>
          <table:table-cell table:formula="of:=IF([.AA42]=0;&quot;&quot;;&quot;&quot;&amp;[.AA$1]&amp;&quot;=&gt;&quot;&amp;[.AA42]&amp;&quot;,&quot;)">
            <text:p/>
          </table:table-cell>
          <table:table-cell table:formula="of:=IF([.AB42]=0;&quot;&quot;;&quot;&quot;&amp;[.AB$1]&amp;&quot;=&gt;&quot;&amp;[.AB42]&amp;&quot;,&quot;)">
            <text:p/>
          </table:table-cell>
          <table:table-cell table:formula="of:=IF([.AC42]=0;&quot;&quot;;&quot;&quot;&amp;[.AC$1]&amp;&quot;=&gt;&quot;&amp;[.AC42]&amp;&quot;,&quot;)">
            <text:p/>
          </table:table-cell>
          <table:table-cell table:formula="of:=IF([.AD42]=0;&quot;&quot;;&quot;&quot;&amp;[.AD$1]&amp;&quot;=&gt;&quot;&amp;[.AD42]&amp;&quot;,&quot;)">
            <text:p/>
          </table:table-cell>
          <table:table-cell table:formula="of:=IF([.AE42]=0;&quot;&quot;;&quot;&quot;&amp;[.AE$1]&amp;&quot;=&gt;&quot;&amp;[.AE42]&amp;&quot;,&quot;)">
            <text:p/>
          </table:table-cell>
          <table:table-cell table:formula="of:=IF([.AF42]=0;&quot;&quot;;&quot;&quot;&amp;[.AF$1]&amp;&quot;=&gt;&quot;&amp;[.AF42]&amp;&quot;,&quot;)">
            <text:p/>
          </table:table-cell>
          <table:table-cell table:formula="of:=IF([.AG42]=0;&quot;&quot;;&quot;&quot;&amp;[.AG$1]&amp;&quot;=&gt;&quot;&amp;[.AG42]&amp;&quot;,&quot;)">
            <text:p/>
          </table:table-cell>
          <table:table-cell table:formula="of:=IF([.AH42]=0;&quot;&quot;;&quot;&quot;&amp;[.AH$1]&amp;&quot;=&gt;&quot;&amp;[.AH42]&amp;&quot;,&quot;)">
            <text:p/>
          </table:table-cell>
          <table:table-cell table:formula="of:=IF([.AI42]=0;&quot;&quot;;&quot;&quot;&amp;[.AI$1]&amp;&quot;=&gt;&quot;&amp;[.AI42]&amp;&quot;,&quot;)">
            <text:p/>
          </table:table-cell>
          <table:table-cell table:formula="of:=IF([.AJ42]=0;&quot;&quot;;&quot;&quot;&amp;[.AJ$1]&amp;&quot;=&gt;&quot;&amp;[.AJ42]&amp;&quot;,&quot;)">
            <text:p/>
          </table:table-cell>
          <table:table-cell table:formula="of:=IF([.AK42]=0;&quot;&quot;;&quot;&quot;&amp;[.AK$1]&amp;&quot;=&gt;&quot;&amp;[.AK42]&amp;&quot;,&quot;)">
            <text:p/>
          </table:table-cell>
          <table:table-cell table:formula="of:=IF([.AL42]=0;&quot;&quot;;&quot;&quot;&amp;[.AL$1]&amp;&quot;=&gt;&quot;&amp;[.AL42]&amp;&quot;,&quot;)">
            <text:p/>
          </table:table-cell>
          <table:table-cell table:formula="of:=IF([.AM42]=0;&quot;&quot;;&quot;&quot;&amp;[.AM$1]&amp;&quot;=&gt;&quot;&amp;[.AM42]&amp;&quot;,&quot;)">
            <text:p/>
          </table:table-cell>
          <table:table-cell table:formula="of:=IF([.AN42]=0;&quot;&quot;;&quot;&quot;&amp;[.AN$1]&amp;&quot;=&gt;&quot;&amp;[.AN42]&amp;&quot;,&quot;)">
            <text:p/>
          </table:table-cell>
          <table:table-cell table:formula="of:=IF([.AO42]=0;&quot;&quot;;&quot;&quot;&amp;[.AO$1]&amp;&quot;=&gt;&quot;&amp;[.AO42]&amp;&quot;,&quot;)">
            <text:p/>
          </table:table-cell>
          <table:table-cell table:formula="of:=IF([.AP42]=0;&quot;&quot;;&quot;&quot;&amp;[.AP$1]&amp;&quot;=&gt;&quot;&amp;[.AP42]&amp;&quot;,&quot;)">
            <text:p/>
          </table:table-cell>
          <table:table-cell table:formula="of:=IF([.AQ42]=0;&quot;&quot;;&quot;&quot;&amp;[.AQ$1]&amp;&quot;=&gt;&quot;&amp;[.AQ42]&amp;&quot;,&quot;)">
            <text:p/>
          </table:table-cell>
          <table:table-cell table:formula="of:=IF([.AR42]=0;&quot;&quot;;&quot;&quot;&amp;[.AR$1]&amp;&quot;=&gt;&quot;&amp;[.AR42]&amp;&quot;,&quot;)">
            <text:p/>
          </table:table-cell>
          <table:table-cell table:formula="of:=IF([.AS42]=0;&quot;&quot;;&quot;&quot;&amp;[.AS$1]&amp;&quot;=&gt;&quot;&amp;[.AS42]&amp;&quot;,&quot;)">
            <text:p/>
          </table:table-cell>
          <table:table-cell table:formula="of:=IF([.AT42]=0;&quot;&quot;;&quot;&quot;&amp;[.AT$1]&amp;&quot;=&gt;&quot;&amp;[.AT42]&amp;&quot;,&quot;)">
            <text:p/>
          </table:table-cell>
          <table:table-cell table:formula="of:=IF([.AU42]=0;&quot;&quot;;&quot;&quot;&amp;[.AU$1]&amp;&quot;=&gt;&quot;&amp;[.AU42]&amp;&quot;,&quot;)">
            <text:p/>
          </table:table-cell>
          <table:table-cell table:formula="of:=IF([.AV42]=0;&quot;&quot;;&quot;&quot;&amp;[.AV$1]&amp;&quot;=&gt;&quot;&amp;[.AV42]&amp;&quot;,&quot;)">
            <text:p/>
          </table:table-cell>
          <table:table-cell table:formula="of:=IF([.AW42]=0;&quot;&quot;;&quot;&quot;&amp;[.AW$1]&amp;&quot;=&gt;&quot;&amp;[.AW42]&amp;&quot;,&quot;)">
            <text:p/>
          </table:table-cell>
          <table:table-cell table:formula="of:=IF([.AX42]=0;&quot;&quot;;&quot;&quot;&amp;[.AX$1]&amp;&quot;=&gt;&quot;&amp;[.AX42]&amp;&quot;,&quot;)">
            <text:p/>
          </table:table-cell>
          <table:table-cell table:formula="of:=IF([.AY42]=0;&quot;&quot;;&quot;&quot;&amp;[.AY$1]&amp;&quot;=&gt;&quot;&amp;[.AY42]&amp;&quot;,&quot;)">
            <text:p/>
          </table:table-cell>
          <table:table-cell table:formula="of:=IF([.AZ42]=0;&quot;&quot;;&quot;&quot;&amp;[.AZ$1]&amp;&quot;=&gt;&quot;&amp;[.AZ42]&amp;&quot;,&quot;)">
            <text:p/>
          </table:table-cell>
          <table:table-cell table:formula="of:=IF([.BA42]=0;&quot;&quot;;&quot;&quot;&amp;[.BA$1]&amp;&quot;=&gt;&quot;&amp;[.BA42]&amp;&quot;,&quot;)">
            <text:p/>
          </table:table-cell>
          <table:table-cell table:formula="of:=IF([.BB42]=0;&quot;&quot;;&quot;&quot;&amp;[.BB$1]&amp;&quot;=&gt;&quot;&amp;[.BB42]&amp;&quot;,&quot;)">
            <text:p/>
          </table:table-cell>
          <table:table-cell table:formula="of:=IF([.BC42]=0;&quot;&quot;;&quot;&quot;&amp;[.BC$1]&amp;&quot;=&gt;&quot;&amp;[.BC42]&amp;&quot;,&quot;)">
            <text:p/>
          </table:table-cell>
          <table:table-cell table:formula="of:=IF([.BD42]=0;&quot;&quot;;&quot;&quot;&amp;[.BD$1]&amp;&quot;=&gt;&quot;&amp;[.BD42]&amp;&quot;,&quot;)">
            <text:p/>
          </table:table-cell>
          <table:table-cell table:formula="of:=IF([.BE42]=0;&quot;&quot;;&quot;&quot;&amp;[.BE$1]&amp;&quot;=&gt;&quot;&amp;[.BE42]&amp;&quot;,&quot;)">
            <text:p/>
          </table:table-cell>
          <table:table-cell table:formula="of:=IF([.BF42]=0;&quot;&quot;;&quot;&quot;&amp;[.BF$1]&amp;&quot;=&gt;&quot;&amp;[.BF42]&amp;&quot;,&quot;)">
            <text:p/>
          </table:table-cell>
          <table:table-cell table:formula="of:=IF([.BG42]=0;&quot;&quot;;&quot;&quot;&amp;[.BG$1]&amp;&quot;=&gt;&quot;&amp;[.BG42]&amp;&quot;,&quot;)">
            <text:p/>
          </table:table-cell>
          <table:table-cell table:formula="of:=IF([.BH42]=0;&quot;&quot;;&quot;&quot;&amp;[.BH$1]&amp;&quot;=&gt;&quot;&amp;[.BH42]&amp;&quot;,&quot;)">
            <text:p/>
          </table:table-cell>
          <table:table-cell table:formula="of:=IF([.BI42]=0;&quot;&quot;;&quot;&quot;&amp;[.BI$1]&amp;&quot;=&gt;&quot;&amp;[.BI42]&amp;&quot;,&quot;)">
            <text:p/>
          </table:table-cell>
          <table:table-cell table:formula="of:=IF([.BJ42]=0;&quot;&quot;;&quot;&quot;&amp;[.BJ$1]&amp;&quot;=&gt;&quot;&amp;[.BJ42]&amp;&quot;,&quot;)">
            <text:p/>
          </table:table-cell>
          <table:table-cell table:formula="of:=IF([.BK42]=0;&quot;&quot;;&quot;&quot;&amp;[.BK$1]&amp;&quot;=&gt;&quot;&amp;[.BK42]&amp;&quot;,&quot;)">
            <text:p/>
          </table:table-cell>
          <table:table-cell table:formula="of:=IF([.BL42]=0;&quot;&quot;;&quot;&quot;&amp;[.BL$1]&amp;&quot;=&gt;&quot;&amp;[.BL42]&amp;&quot;,&quot;)">
            <text:p/>
          </table:table-cell>
          <table:table-cell table:formula="of:=IF([.BM42]=0;&quot;&quot;;&quot;&quot;&amp;[.BM$1]&amp;&quot;=&gt;&quot;&amp;[.BM42]&amp;&quot;,&quot;)">
            <text:p/>
          </table:table-cell>
          <table:table-cell table:formula="of:=IF([.BN42]=0;&quot;&quot;;&quot;&quot;&amp;[.BN$1]&amp;&quot;=&gt;&quot;&amp;[.BN42]&amp;&quot;,&quot;)">
            <text:p/>
          </table:table-cell>
          <table:table-cell table:formula="of:=IF([.BO42]=0;&quot;&quot;;&quot;&quot;&amp;[.BO$1]&amp;&quot;=&gt;&quot;&amp;[.BO42]&amp;&quot;,&quot;)">
            <text:p/>
          </table:table-cell>
          <table:table-cell table:formula="of:=IF([.BP42]=0;&quot;&quot;;&quot;&quot;&amp;[.BP$1]&amp;&quot;=&gt;&quot;&amp;[.BP42]&amp;&quot;,&quot;)">
            <text:p/>
          </table:table-cell>
          <table:table-cell table:formula="of:=IF([.BQ42]=0;&quot;&quot;;&quot;&quot;&amp;[.BQ$1]&amp;&quot;=&gt;&quot;&amp;[.BQ42]&amp;&quot;,&quot;)">
            <text:p/>
          </table:table-cell>
          <table:table-cell table:formula="of:=IF([.BR42]=0;&quot;&quot;;&quot;&quot;&amp;[.BR$1]&amp;&quot;=&gt;&quot;&amp;[.BR42]&amp;&quot;,&quot;)">
            <text:p/>
          </table:table-cell>
          <table:table-cell table:formula="of:=IF([.BS42]=0;&quot;&quot;;&quot;&quot;&amp;[.BS$1]&amp;&quot;=&gt;&quot;&amp;[.BS42]&amp;&quot;,&quot;)">
            <text:p/>
          </table:table-cell>
          <table:table-cell table:formula="of:=IF([.BT42]=0;&quot;&quot;;&quot;&quot;&amp;[.BT$1]&amp;&quot;=&gt;&quot;&amp;[.BT4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Matthew.A1">Matthew</text:a></text:span></text:p>
          </table:table-cell>
          <table:table-cell office:value-type="float" office:value="1071">
            <text:p>1071</text:p>
          </table:table-cell>
          <table:table-cell office:value-type="string">
            <text:p>Mat28:20 </text:p>
          </table:table-cell>
          <table:table-cell table:formula="of:=CONCATENATE(&quot;'&quot;&amp;[.A43]&amp;&quot;' =&gt; array( 'chapters'=&gt;&quot;&amp;[.E43]&amp;&quot;, 'verses'=&gt;&quot;&amp;[.F43]&amp;&quot;,&quot;; [.BX43]; &quot; ),&quot;)" office:value-type="string" office:string-value="'Matthew' =&gt; array( 'chapters'=&gt;28, 'verses'=&gt;1071,1=&gt;25,2=&gt;23,3=&gt;17,4=&gt;25,5=&gt;48,6=&gt;34,7=&gt;29,8=&gt;34,9=&gt;38,10=&gt;42,11=&gt;30,12=&gt;50,13=&gt;58,14=&gt;36,15=&gt;39,16=&gt;28,17=&gt;27,18=&gt;35,19=&gt;30,20=&gt;34,21=&gt;46,22=&gt;46,23=&gt;39,24=&gt;51,25=&gt;46,26=&gt;75,27=&gt;66,28=&gt;20,28=&gt;20, ),">
            <text:p>'Matthew' =&gt; array( 'chapters'=&gt;28, 'verses'=&gt;1071,1=&gt;25,2=&gt;23,3=&gt;17,4=&gt;25,5=&gt;48,6=&gt;34,7=&gt;29,8=&gt;34,9=&gt;38,10=&gt;42,11=&gt;30,12=&gt;50,13=&gt;58,14=&gt;36,15=&gt;39,16=&gt;28,17=&gt;27,18=&gt;35,19=&gt;30,20=&gt;34,21=&gt;46,22=&gt;46,23=&gt;39,24=&gt;51,25=&gt;46,26=&gt;75,27=&gt;66,28=&gt;20,28=&gt;20, ),</text:p>
          </table:table-cell>
          <table:table-cell office:value-type="float" office:value="28">
            <text:p>28</text:p>
          </table:table-cell>
          <table:table-cell table:formula="of:=SUM([.G43:.BT43])" office:value-type="float" office:value="1071">
            <text:p>107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46">
            <text:p>4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20">
            <text:p>20</text:p>
          </table:table-cell>
          <table:table-cell table:number-columns-repeated="38"/>
          <table:table-cell table:formula="of:=CONCATENATE([.BY43];[.BZ43];[.CA43];[.CB43];[.CC43];[.CD43];[.CE43];[.CF43];[.CG43];[.CH43];[.CI43];[.CJ43];[.CK43];[.CL43];[.CM43];[.CN43];[.CO43];[.CP43];[.CQ43];[.CR43];[.CS43];[.CT43];[.CU43];[.CV43];[.CW43];[.CX43];[.CY43];[.CZ43])" office:value-type="string" office:string-value="1=&gt;25,2=&gt;23,3=&gt;17,4=&gt;25,5=&gt;48,6=&gt;34,7=&gt;29,8=&gt;34,9=&gt;38,10=&gt;42,11=&gt;30,12=&gt;50,13=&gt;58,14=&gt;36,15=&gt;39,16=&gt;28,17=&gt;27,18=&gt;35,19=&gt;30,20=&gt;34,21=&gt;46,22=&gt;46,23=&gt;39,24=&gt;51,25=&gt;46,26=&gt;75,27=&gt;66,28=&gt;20,">
            <text:p>1=&gt;25,2=&gt;23,3=&gt;17,4=&gt;25,5=&gt;48,6=&gt;34,7=&gt;29,8=&gt;34,9=&gt;38,10=&gt;42,11=&gt;30,12=&gt;50,13=&gt;58,14=&gt;36,15=&gt;39,16=&gt;28,17=&gt;27,18=&gt;35,19=&gt;30,20=&gt;34,21=&gt;46,22=&gt;46,23=&gt;39,24=&gt;51,25=&gt;46,26=&gt;75,27=&gt;66,28=&gt;20,</text:p>
          </table:table-cell>
          <table:table-cell table:formula="of:=CONCATENATE([.CZ43];[.DA43];[.DB43];[.DC43];[.DD43];[.DE43];[.DF43];[.DG43];[.DH43];[.DI43];[.DJ43];[.DK43];[.DL43];[.DM43];[.DN43];[.DO43];[.DP43];[.DQ43];[.DR43];[.DS43];[.DT43];[.DU43];[.DV43];[.DW43];[.DX43];[.DY43];[.DZ43])" office:value-type="string" office:string-value="28=&gt;20,">
            <text:p>28=&gt;20,</text:p>
          </table:table-cell>
          <table:table-cell table:formula="of:=CONCATENATE([.EA43];[.EB43];[.EC43];[.ED43];[.EE43];[.EF43];[.EG43];[.EH43];[.EI43];[.EJ43];[.EK43];[.EL43])">
            <text:p/>
          </table:table-cell>
          <table:table-cell table:formula="of:=CONCATENATE([.BU43];[.BV43];[.BW43])" office:value-type="string" office:string-value="1=&gt;25,2=&gt;23,3=&gt;17,4=&gt;25,5=&gt;48,6=&gt;34,7=&gt;29,8=&gt;34,9=&gt;38,10=&gt;42,11=&gt;30,12=&gt;50,13=&gt;58,14=&gt;36,15=&gt;39,16=&gt;28,17=&gt;27,18=&gt;35,19=&gt;30,20=&gt;34,21=&gt;46,22=&gt;46,23=&gt;39,24=&gt;51,25=&gt;46,26=&gt;75,27=&gt;66,28=&gt;20,28=&gt;20,">
            <text:p>1=&gt;25,2=&gt;23,3=&gt;17,4=&gt;25,5=&gt;48,6=&gt;34,7=&gt;29,8=&gt;34,9=&gt;38,10=&gt;42,11=&gt;30,12=&gt;50,13=&gt;58,14=&gt;36,15=&gt;39,16=&gt;28,17=&gt;27,18=&gt;35,19=&gt;30,20=&gt;34,21=&gt;46,22=&gt;46,23=&gt;39,24=&gt;51,25=&gt;46,26=&gt;75,27=&gt;66,28=&gt;20,28=&gt;20,</text:p>
          </table:table-cell>
          <table:table-cell table:formula="of:=IF([.G43]=0;&quot;&quot;;&quot;&quot;&amp;[.G$1]&amp;&quot;=&gt;&quot;&amp;[.G43]&amp;&quot;,&quot;)" office:value-type="string" office:string-value="1=&gt;25,">
            <text:p>1=&gt;25,</text:p>
          </table:table-cell>
          <table:table-cell table:formula="of:=IF([.H43]=0;&quot;&quot;;&quot;&quot;&amp;[.H$1]&amp;&quot;=&gt;&quot;&amp;[.H43]&amp;&quot;,&quot;)" office:value-type="string" office:string-value="2=&gt;23,">
            <text:p>2=&gt;23,</text:p>
          </table:table-cell>
          <table:table-cell table:formula="of:=IF([.I43]=0;&quot;&quot;;&quot;&quot;&amp;[.I$1]&amp;&quot;=&gt;&quot;&amp;[.I43]&amp;&quot;,&quot;)" office:value-type="string" office:string-value="3=&gt;17,">
            <text:p>3=&gt;17,</text:p>
          </table:table-cell>
          <table:table-cell table:formula="of:=IF([.J43]=0;&quot;&quot;;&quot;&quot;&amp;[.J$1]&amp;&quot;=&gt;&quot;&amp;[.J43]&amp;&quot;,&quot;)" office:value-type="string" office:string-value="4=&gt;25,">
            <text:p>4=&gt;25,</text:p>
          </table:table-cell>
          <table:table-cell table:formula="of:=IF([.K43]=0;&quot;&quot;;&quot;&quot;&amp;[.K$1]&amp;&quot;=&gt;&quot;&amp;[.K43]&amp;&quot;,&quot;)" office:value-type="string" office:string-value="5=&gt;48,">
            <text:p>5=&gt;48,</text:p>
          </table:table-cell>
          <table:table-cell table:formula="of:=IF([.L43]=0;&quot;&quot;;&quot;&quot;&amp;[.L$1]&amp;&quot;=&gt;&quot;&amp;[.L43]&amp;&quot;,&quot;)" office:value-type="string" office:string-value="6=&gt;34,">
            <text:p>6=&gt;34,</text:p>
          </table:table-cell>
          <table:table-cell table:formula="of:=IF([.M43]=0;&quot;&quot;;&quot;&quot;&amp;[.M$1]&amp;&quot;=&gt;&quot;&amp;[.M43]&amp;&quot;,&quot;)" office:value-type="string" office:string-value="7=&gt;29,">
            <text:p>7=&gt;29,</text:p>
          </table:table-cell>
          <table:table-cell table:formula="of:=IF([.N43]=0;&quot;&quot;;&quot;&quot;&amp;[.N$1]&amp;&quot;=&gt;&quot;&amp;[.N43]&amp;&quot;,&quot;)" office:value-type="string" office:string-value="8=&gt;34,">
            <text:p>8=&gt;34,</text:p>
          </table:table-cell>
          <table:table-cell table:formula="of:=IF([.O43]=0;&quot;&quot;;&quot;&quot;&amp;[.O$1]&amp;&quot;=&gt;&quot;&amp;[.O43]&amp;&quot;,&quot;)" office:value-type="string" office:string-value="9=&gt;38,">
            <text:p>9=&gt;38,</text:p>
          </table:table-cell>
          <table:table-cell table:formula="of:=IF([.P43]=0;&quot;&quot;;&quot;&quot;&amp;[.P$1]&amp;&quot;=&gt;&quot;&amp;[.P43]&amp;&quot;,&quot;)" office:value-type="string" office:string-value="10=&gt;42,">
            <text:p>10=&gt;42,</text:p>
          </table:table-cell>
          <table:table-cell table:formula="of:=IF([.Q43]=0;&quot;&quot;;&quot;&quot;&amp;[.Q$1]&amp;&quot;=&gt;&quot;&amp;[.Q43]&amp;&quot;,&quot;)" office:value-type="string" office:string-value="11=&gt;30,">
            <text:p>11=&gt;30,</text:p>
          </table:table-cell>
          <table:table-cell table:formula="of:=IF([.R43]=0;&quot;&quot;;&quot;&quot;&amp;[.R$1]&amp;&quot;=&gt;&quot;&amp;[.R43]&amp;&quot;,&quot;)" office:value-type="string" office:string-value="12=&gt;50,">
            <text:p>12=&gt;50,</text:p>
          </table:table-cell>
          <table:table-cell table:formula="of:=IF([.S43]=0;&quot;&quot;;&quot;&quot;&amp;[.S$1]&amp;&quot;=&gt;&quot;&amp;[.S43]&amp;&quot;,&quot;)" office:value-type="string" office:string-value="13=&gt;58,">
            <text:p>13=&gt;58,</text:p>
          </table:table-cell>
          <table:table-cell table:formula="of:=IF([.T43]=0;&quot;&quot;;&quot;&quot;&amp;[.T$1]&amp;&quot;=&gt;&quot;&amp;[.T43]&amp;&quot;,&quot;)" office:value-type="string" office:string-value="14=&gt;36,">
            <text:p>14=&gt;36,</text:p>
          </table:table-cell>
          <table:table-cell table:formula="of:=IF([.U43]=0;&quot;&quot;;&quot;&quot;&amp;[.U$1]&amp;&quot;=&gt;&quot;&amp;[.U43]&amp;&quot;,&quot;)" office:value-type="string" office:string-value="15=&gt;39,">
            <text:p>15=&gt;39,</text:p>
          </table:table-cell>
          <table:table-cell table:formula="of:=IF([.V43]=0;&quot;&quot;;&quot;&quot;&amp;[.V$1]&amp;&quot;=&gt;&quot;&amp;[.V43]&amp;&quot;,&quot;)" office:value-type="string" office:string-value="16=&gt;28,">
            <text:p>16=&gt;28,</text:p>
          </table:table-cell>
          <table:table-cell table:formula="of:=IF([.W43]=0;&quot;&quot;;&quot;&quot;&amp;[.W$1]&amp;&quot;=&gt;&quot;&amp;[.W43]&amp;&quot;,&quot;)" office:value-type="string" office:string-value="17=&gt;27,">
            <text:p>17=&gt;27,</text:p>
          </table:table-cell>
          <table:table-cell table:formula="of:=IF([.X43]=0;&quot;&quot;;&quot;&quot;&amp;[.X$1]&amp;&quot;=&gt;&quot;&amp;[.X43]&amp;&quot;,&quot;)" office:value-type="string" office:string-value="18=&gt;35,">
            <text:p>18=&gt;35,</text:p>
          </table:table-cell>
          <table:table-cell table:formula="of:=IF([.Y43]=0;&quot;&quot;;&quot;&quot;&amp;[.Y$1]&amp;&quot;=&gt;&quot;&amp;[.Y43]&amp;&quot;,&quot;)" office:value-type="string" office:string-value="19=&gt;30,">
            <text:p>19=&gt;30,</text:p>
          </table:table-cell>
          <table:table-cell table:formula="of:=IF([.Z43]=0;&quot;&quot;;&quot;&quot;&amp;[.Z$1]&amp;&quot;=&gt;&quot;&amp;[.Z43]&amp;&quot;,&quot;)" office:value-type="string" office:string-value="20=&gt;34,">
            <text:p>20=&gt;34,</text:p>
          </table:table-cell>
          <table:table-cell table:formula="of:=IF([.AA43]=0;&quot;&quot;;&quot;&quot;&amp;[.AA$1]&amp;&quot;=&gt;&quot;&amp;[.AA43]&amp;&quot;,&quot;)" office:value-type="string" office:string-value="21=&gt;46,">
            <text:p>21=&gt;46,</text:p>
          </table:table-cell>
          <table:table-cell table:formula="of:=IF([.AB43]=0;&quot;&quot;;&quot;&quot;&amp;[.AB$1]&amp;&quot;=&gt;&quot;&amp;[.AB43]&amp;&quot;,&quot;)" office:value-type="string" office:string-value="22=&gt;46,">
            <text:p>22=&gt;46,</text:p>
          </table:table-cell>
          <table:table-cell table:formula="of:=IF([.AC43]=0;&quot;&quot;;&quot;&quot;&amp;[.AC$1]&amp;&quot;=&gt;&quot;&amp;[.AC43]&amp;&quot;,&quot;)" office:value-type="string" office:string-value="23=&gt;39,">
            <text:p>23=&gt;39,</text:p>
          </table:table-cell>
          <table:table-cell table:formula="of:=IF([.AD43]=0;&quot;&quot;;&quot;&quot;&amp;[.AD$1]&amp;&quot;=&gt;&quot;&amp;[.AD43]&amp;&quot;,&quot;)" office:value-type="string" office:string-value="24=&gt;51,">
            <text:p>24=&gt;51,</text:p>
          </table:table-cell>
          <table:table-cell table:formula="of:=IF([.AE43]=0;&quot;&quot;;&quot;&quot;&amp;[.AE$1]&amp;&quot;=&gt;&quot;&amp;[.AE43]&amp;&quot;,&quot;)" office:value-type="string" office:string-value="25=&gt;46,">
            <text:p>25=&gt;46,</text:p>
          </table:table-cell>
          <table:table-cell table:formula="of:=IF([.AF43]=0;&quot;&quot;;&quot;&quot;&amp;[.AF$1]&amp;&quot;=&gt;&quot;&amp;[.AF43]&amp;&quot;,&quot;)" office:value-type="string" office:string-value="26=&gt;75,">
            <text:p>26=&gt;75,</text:p>
          </table:table-cell>
          <table:table-cell table:formula="of:=IF([.AG43]=0;&quot;&quot;;&quot;&quot;&amp;[.AG$1]&amp;&quot;=&gt;&quot;&amp;[.AG43]&amp;&quot;,&quot;)" office:value-type="string" office:string-value="27=&gt;66,">
            <text:p>27=&gt;66,</text:p>
          </table:table-cell>
          <table:table-cell table:formula="of:=IF([.AH43]=0;&quot;&quot;;&quot;&quot;&amp;[.AH$1]&amp;&quot;=&gt;&quot;&amp;[.AH43]&amp;&quot;,&quot;)" office:value-type="string" office:string-value="28=&gt;20,">
            <text:p>28=&gt;20,</text:p>
          </table:table-cell>
          <table:table-cell table:formula="of:=IF([.AI43]=0;&quot;&quot;;&quot;&quot;&amp;[.AI$1]&amp;&quot;=&gt;&quot;&amp;[.AI43]&amp;&quot;,&quot;)">
            <text:p/>
          </table:table-cell>
          <table:table-cell table:formula="of:=IF([.AJ43]=0;&quot;&quot;;&quot;&quot;&amp;[.AJ$1]&amp;&quot;=&gt;&quot;&amp;[.AJ43]&amp;&quot;,&quot;)">
            <text:p/>
          </table:table-cell>
          <table:table-cell table:formula="of:=IF([.AK43]=0;&quot;&quot;;&quot;&quot;&amp;[.AK$1]&amp;&quot;=&gt;&quot;&amp;[.AK43]&amp;&quot;,&quot;)">
            <text:p/>
          </table:table-cell>
          <table:table-cell table:formula="of:=IF([.AL43]=0;&quot;&quot;;&quot;&quot;&amp;[.AL$1]&amp;&quot;=&gt;&quot;&amp;[.AL43]&amp;&quot;,&quot;)">
            <text:p/>
          </table:table-cell>
          <table:table-cell table:formula="of:=IF([.AM43]=0;&quot;&quot;;&quot;&quot;&amp;[.AM$1]&amp;&quot;=&gt;&quot;&amp;[.AM43]&amp;&quot;,&quot;)">
            <text:p/>
          </table:table-cell>
          <table:table-cell table:formula="of:=IF([.AN43]=0;&quot;&quot;;&quot;&quot;&amp;[.AN$1]&amp;&quot;=&gt;&quot;&amp;[.AN43]&amp;&quot;,&quot;)">
            <text:p/>
          </table:table-cell>
          <table:table-cell table:formula="of:=IF([.AO43]=0;&quot;&quot;;&quot;&quot;&amp;[.AO$1]&amp;&quot;=&gt;&quot;&amp;[.AO43]&amp;&quot;,&quot;)">
            <text:p/>
          </table:table-cell>
          <table:table-cell table:formula="of:=IF([.AP43]=0;&quot;&quot;;&quot;&quot;&amp;[.AP$1]&amp;&quot;=&gt;&quot;&amp;[.AP43]&amp;&quot;,&quot;)">
            <text:p/>
          </table:table-cell>
          <table:table-cell table:formula="of:=IF([.AQ43]=0;&quot;&quot;;&quot;&quot;&amp;[.AQ$1]&amp;&quot;=&gt;&quot;&amp;[.AQ43]&amp;&quot;,&quot;)">
            <text:p/>
          </table:table-cell>
          <table:table-cell table:formula="of:=IF([.AR43]=0;&quot;&quot;;&quot;&quot;&amp;[.AR$1]&amp;&quot;=&gt;&quot;&amp;[.AR43]&amp;&quot;,&quot;)">
            <text:p/>
          </table:table-cell>
          <table:table-cell table:formula="of:=IF([.AS43]=0;&quot;&quot;;&quot;&quot;&amp;[.AS$1]&amp;&quot;=&gt;&quot;&amp;[.AS43]&amp;&quot;,&quot;)">
            <text:p/>
          </table:table-cell>
          <table:table-cell table:formula="of:=IF([.AT43]=0;&quot;&quot;;&quot;&quot;&amp;[.AT$1]&amp;&quot;=&gt;&quot;&amp;[.AT43]&amp;&quot;,&quot;)">
            <text:p/>
          </table:table-cell>
          <table:table-cell table:formula="of:=IF([.AU43]=0;&quot;&quot;;&quot;&quot;&amp;[.AU$1]&amp;&quot;=&gt;&quot;&amp;[.AU43]&amp;&quot;,&quot;)">
            <text:p/>
          </table:table-cell>
          <table:table-cell table:formula="of:=IF([.AV43]=0;&quot;&quot;;&quot;&quot;&amp;[.AV$1]&amp;&quot;=&gt;&quot;&amp;[.AV43]&amp;&quot;,&quot;)">
            <text:p/>
          </table:table-cell>
          <table:table-cell table:formula="of:=IF([.AW43]=0;&quot;&quot;;&quot;&quot;&amp;[.AW$1]&amp;&quot;=&gt;&quot;&amp;[.AW43]&amp;&quot;,&quot;)">
            <text:p/>
          </table:table-cell>
          <table:table-cell table:formula="of:=IF([.AX43]=0;&quot;&quot;;&quot;&quot;&amp;[.AX$1]&amp;&quot;=&gt;&quot;&amp;[.AX43]&amp;&quot;,&quot;)">
            <text:p/>
          </table:table-cell>
          <table:table-cell table:formula="of:=IF([.AY43]=0;&quot;&quot;;&quot;&quot;&amp;[.AY$1]&amp;&quot;=&gt;&quot;&amp;[.AY43]&amp;&quot;,&quot;)">
            <text:p/>
          </table:table-cell>
          <table:table-cell table:formula="of:=IF([.AZ43]=0;&quot;&quot;;&quot;&quot;&amp;[.AZ$1]&amp;&quot;=&gt;&quot;&amp;[.AZ43]&amp;&quot;,&quot;)">
            <text:p/>
          </table:table-cell>
          <table:table-cell table:formula="of:=IF([.BA43]=0;&quot;&quot;;&quot;&quot;&amp;[.BA$1]&amp;&quot;=&gt;&quot;&amp;[.BA43]&amp;&quot;,&quot;)">
            <text:p/>
          </table:table-cell>
          <table:table-cell table:formula="of:=IF([.BB43]=0;&quot;&quot;;&quot;&quot;&amp;[.BB$1]&amp;&quot;=&gt;&quot;&amp;[.BB43]&amp;&quot;,&quot;)">
            <text:p/>
          </table:table-cell>
          <table:table-cell table:formula="of:=IF([.BC43]=0;&quot;&quot;;&quot;&quot;&amp;[.BC$1]&amp;&quot;=&gt;&quot;&amp;[.BC43]&amp;&quot;,&quot;)">
            <text:p/>
          </table:table-cell>
          <table:table-cell table:formula="of:=IF([.BD43]=0;&quot;&quot;;&quot;&quot;&amp;[.BD$1]&amp;&quot;=&gt;&quot;&amp;[.BD43]&amp;&quot;,&quot;)">
            <text:p/>
          </table:table-cell>
          <table:table-cell table:formula="of:=IF([.BE43]=0;&quot;&quot;;&quot;&quot;&amp;[.BE$1]&amp;&quot;=&gt;&quot;&amp;[.BE43]&amp;&quot;,&quot;)">
            <text:p/>
          </table:table-cell>
          <table:table-cell table:formula="of:=IF([.BF43]=0;&quot;&quot;;&quot;&quot;&amp;[.BF$1]&amp;&quot;=&gt;&quot;&amp;[.BF43]&amp;&quot;,&quot;)">
            <text:p/>
          </table:table-cell>
          <table:table-cell table:formula="of:=IF([.BG43]=0;&quot;&quot;;&quot;&quot;&amp;[.BG$1]&amp;&quot;=&gt;&quot;&amp;[.BG43]&amp;&quot;,&quot;)">
            <text:p/>
          </table:table-cell>
          <table:table-cell table:formula="of:=IF([.BH43]=0;&quot;&quot;;&quot;&quot;&amp;[.BH$1]&amp;&quot;=&gt;&quot;&amp;[.BH43]&amp;&quot;,&quot;)">
            <text:p/>
          </table:table-cell>
          <table:table-cell table:formula="of:=IF([.BI43]=0;&quot;&quot;;&quot;&quot;&amp;[.BI$1]&amp;&quot;=&gt;&quot;&amp;[.BI43]&amp;&quot;,&quot;)">
            <text:p/>
          </table:table-cell>
          <table:table-cell table:formula="of:=IF([.BJ43]=0;&quot;&quot;;&quot;&quot;&amp;[.BJ$1]&amp;&quot;=&gt;&quot;&amp;[.BJ43]&amp;&quot;,&quot;)">
            <text:p/>
          </table:table-cell>
          <table:table-cell table:formula="of:=IF([.BK43]=0;&quot;&quot;;&quot;&quot;&amp;[.BK$1]&amp;&quot;=&gt;&quot;&amp;[.BK43]&amp;&quot;,&quot;)">
            <text:p/>
          </table:table-cell>
          <table:table-cell table:formula="of:=IF([.BL43]=0;&quot;&quot;;&quot;&quot;&amp;[.BL$1]&amp;&quot;=&gt;&quot;&amp;[.BL43]&amp;&quot;,&quot;)">
            <text:p/>
          </table:table-cell>
          <table:table-cell table:formula="of:=IF([.BM43]=0;&quot;&quot;;&quot;&quot;&amp;[.BM$1]&amp;&quot;=&gt;&quot;&amp;[.BM43]&amp;&quot;,&quot;)">
            <text:p/>
          </table:table-cell>
          <table:table-cell table:formula="of:=IF([.BN43]=0;&quot;&quot;;&quot;&quot;&amp;[.BN$1]&amp;&quot;=&gt;&quot;&amp;[.BN43]&amp;&quot;,&quot;)">
            <text:p/>
          </table:table-cell>
          <table:table-cell table:formula="of:=IF([.BO43]=0;&quot;&quot;;&quot;&quot;&amp;[.BO$1]&amp;&quot;=&gt;&quot;&amp;[.BO43]&amp;&quot;,&quot;)">
            <text:p/>
          </table:table-cell>
          <table:table-cell table:formula="of:=IF([.BP43]=0;&quot;&quot;;&quot;&quot;&amp;[.BP$1]&amp;&quot;=&gt;&quot;&amp;[.BP43]&amp;&quot;,&quot;)">
            <text:p/>
          </table:table-cell>
          <table:table-cell table:formula="of:=IF([.BQ43]=0;&quot;&quot;;&quot;&quot;&amp;[.BQ$1]&amp;&quot;=&gt;&quot;&amp;[.BQ43]&amp;&quot;,&quot;)">
            <text:p/>
          </table:table-cell>
          <table:table-cell table:formula="of:=IF([.BR43]=0;&quot;&quot;;&quot;&quot;&amp;[.BR$1]&amp;&quot;=&gt;&quot;&amp;[.BR43]&amp;&quot;,&quot;)">
            <text:p/>
          </table:table-cell>
          <table:table-cell table:formula="of:=IF([.BS43]=0;&quot;&quot;;&quot;&quot;&amp;[.BS$1]&amp;&quot;=&gt;&quot;&amp;[.BS43]&amp;&quot;,&quot;)">
            <text:p/>
          </table:table-cell>
          <table:table-cell table:formula="of:=IF([.BT43]=0;&quot;&quot;;&quot;&quot;&amp;[.BT$1]&amp;&quot;=&gt;&quot;&amp;[.BT4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Mark.A1">Mark</text:a></text:span></text:p>
          </table:table-cell>
          <table:table-cell office:value-type="float" office:value="678">
            <text:p>678</text:p>
          </table:table-cell>
          <table:table-cell office:value-type="string">
            <text:p>Mark16:20 </text:p>
          </table:table-cell>
          <table:table-cell table:formula="of:=CONCATENATE(&quot;'&quot;&amp;[.A44]&amp;&quot;' =&gt; array( 'chapters'=&gt;&quot;&amp;[.E44]&amp;&quot;, 'verses'=&gt;&quot;&amp;[.F44]&amp;&quot;,&quot;; [.BX44]; &quot; ),&quot;)" office:value-type="string" office:string-value="'Mark' =&gt; array( 'chapters'=&gt;16, 'verses'=&gt;658,1=&gt;45,2=&gt;28,3=&gt;35,4=&gt;41,5=&gt;43,6=&gt;56,7=&gt;37,8=&gt;38,9=&gt;50,10=&gt;52,11=&gt;33,12=&gt;44,13=&gt;37,14=&gt;72,15=&gt;47, ),">
            <text:p>'Mark' =&gt; array( 'chapters'=&gt;16, 'verses'=&gt;658,1=&gt;45,2=&gt;28,3=&gt;35,4=&gt;41,5=&gt;43,6=&gt;56,7=&gt;37,8=&gt;38,9=&gt;50,10=&gt;52,11=&gt;33,12=&gt;44,13=&gt;37,14=&gt;72,15=&gt;47, ),</text:p>
          </table:table-cell>
          <table:table-cell office:value-type="float" office:value="16">
            <text:p>16</text:p>
          </table:table-cell>
          <table:table-cell table:formula="of:=SUM([.G44:.BT44])" office:value-type="float" office:value="658">
            <text:p>65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table:number-columns-repeated="51"/>
          <table:table-cell table:formula="of:=CONCATENATE([.BY44];[.BZ44];[.CA44];[.CB44];[.CC44];[.CD44];[.CE44];[.CF44];[.CG44];[.CH44];[.CI44];[.CJ44];[.CK44];[.CL44];[.CM44];[.CN44];[.CO44];[.CP44];[.CQ44];[.CR44];[.CS44];[.CT44];[.CU44];[.CV44];[.CW44];[.CX44];[.CY44];[.CZ44])" office:value-type="string" office:string-value="1=&gt;45,2=&gt;28,3=&gt;35,4=&gt;41,5=&gt;43,6=&gt;56,7=&gt;37,8=&gt;38,9=&gt;50,10=&gt;52,11=&gt;33,12=&gt;44,13=&gt;37,14=&gt;72,15=&gt;47,">
            <text:p>1=&gt;45,2=&gt;28,3=&gt;35,4=&gt;41,5=&gt;43,6=&gt;56,7=&gt;37,8=&gt;38,9=&gt;50,10=&gt;52,11=&gt;33,12=&gt;44,13=&gt;37,14=&gt;72,15=&gt;47,</text:p>
          </table:table-cell>
          <table:table-cell table:formula="of:=CONCATENATE([.CZ44];[.DA44];[.DB44];[.DC44];[.DD44];[.DE44];[.DF44];[.DG44];[.DH44];[.DI44];[.DJ44];[.DK44];[.DL44];[.DM44];[.DN44];[.DO44];[.DP44];[.DQ44];[.DR44];[.DS44];[.DT44];[.DU44];[.DV44];[.DW44];[.DX44];[.DY44];[.DZ44])">
            <text:p/>
          </table:table-cell>
          <table:table-cell table:formula="of:=CONCATENATE([.EA44];[.EB44];[.EC44];[.ED44];[.EE44];[.EF44];[.EG44];[.EH44];[.EI44];[.EJ44];[.EK44];[.EL44])">
            <text:p/>
          </table:table-cell>
          <table:table-cell table:formula="of:=CONCATENATE([.BU44];[.BV44];[.BW44])" office:value-type="string" office:string-value="1=&gt;45,2=&gt;28,3=&gt;35,4=&gt;41,5=&gt;43,6=&gt;56,7=&gt;37,8=&gt;38,9=&gt;50,10=&gt;52,11=&gt;33,12=&gt;44,13=&gt;37,14=&gt;72,15=&gt;47,">
            <text:p>1=&gt;45,2=&gt;28,3=&gt;35,4=&gt;41,5=&gt;43,6=&gt;56,7=&gt;37,8=&gt;38,9=&gt;50,10=&gt;52,11=&gt;33,12=&gt;44,13=&gt;37,14=&gt;72,15=&gt;47,</text:p>
          </table:table-cell>
          <table:table-cell table:formula="of:=IF([.G44]=0;&quot;&quot;;&quot;&quot;&amp;[.G$1]&amp;&quot;=&gt;&quot;&amp;[.G44]&amp;&quot;,&quot;)" office:value-type="string" office:string-value="1=&gt;45,">
            <text:p>1=&gt;45,</text:p>
          </table:table-cell>
          <table:table-cell table:formula="of:=IF([.H44]=0;&quot;&quot;;&quot;&quot;&amp;[.H$1]&amp;&quot;=&gt;&quot;&amp;[.H44]&amp;&quot;,&quot;)" office:value-type="string" office:string-value="2=&gt;28,">
            <text:p>2=&gt;28,</text:p>
          </table:table-cell>
          <table:table-cell table:formula="of:=IF([.I44]=0;&quot;&quot;;&quot;&quot;&amp;[.I$1]&amp;&quot;=&gt;&quot;&amp;[.I44]&amp;&quot;,&quot;)" office:value-type="string" office:string-value="3=&gt;35,">
            <text:p>3=&gt;35,</text:p>
          </table:table-cell>
          <table:table-cell table:formula="of:=IF([.J44]=0;&quot;&quot;;&quot;&quot;&amp;[.J$1]&amp;&quot;=&gt;&quot;&amp;[.J44]&amp;&quot;,&quot;)" office:value-type="string" office:string-value="4=&gt;41,">
            <text:p>4=&gt;41,</text:p>
          </table:table-cell>
          <table:table-cell table:formula="of:=IF([.K44]=0;&quot;&quot;;&quot;&quot;&amp;[.K$1]&amp;&quot;=&gt;&quot;&amp;[.K44]&amp;&quot;,&quot;)" office:value-type="string" office:string-value="5=&gt;43,">
            <text:p>5=&gt;43,</text:p>
          </table:table-cell>
          <table:table-cell table:formula="of:=IF([.L44]=0;&quot;&quot;;&quot;&quot;&amp;[.L$1]&amp;&quot;=&gt;&quot;&amp;[.L44]&amp;&quot;,&quot;)" office:value-type="string" office:string-value="6=&gt;56,">
            <text:p>6=&gt;56,</text:p>
          </table:table-cell>
          <table:table-cell table:formula="of:=IF([.M44]=0;&quot;&quot;;&quot;&quot;&amp;[.M$1]&amp;&quot;=&gt;&quot;&amp;[.M44]&amp;&quot;,&quot;)" office:value-type="string" office:string-value="7=&gt;37,">
            <text:p>7=&gt;37,</text:p>
          </table:table-cell>
          <table:table-cell table:formula="of:=IF([.N44]=0;&quot;&quot;;&quot;&quot;&amp;[.N$1]&amp;&quot;=&gt;&quot;&amp;[.N44]&amp;&quot;,&quot;)" office:value-type="string" office:string-value="8=&gt;38,">
            <text:p>8=&gt;38,</text:p>
          </table:table-cell>
          <table:table-cell table:formula="of:=IF([.O44]=0;&quot;&quot;;&quot;&quot;&amp;[.O$1]&amp;&quot;=&gt;&quot;&amp;[.O44]&amp;&quot;,&quot;)" office:value-type="string" office:string-value="9=&gt;50,">
            <text:p>9=&gt;50,</text:p>
          </table:table-cell>
          <table:table-cell table:formula="of:=IF([.P44]=0;&quot;&quot;;&quot;&quot;&amp;[.P$1]&amp;&quot;=&gt;&quot;&amp;[.P44]&amp;&quot;,&quot;)" office:value-type="string" office:string-value="10=&gt;52,">
            <text:p>10=&gt;52,</text:p>
          </table:table-cell>
          <table:table-cell table:formula="of:=IF([.Q44]=0;&quot;&quot;;&quot;&quot;&amp;[.Q$1]&amp;&quot;=&gt;&quot;&amp;[.Q44]&amp;&quot;,&quot;)" office:value-type="string" office:string-value="11=&gt;33,">
            <text:p>11=&gt;33,</text:p>
          </table:table-cell>
          <table:table-cell table:formula="of:=IF([.R44]=0;&quot;&quot;;&quot;&quot;&amp;[.R$1]&amp;&quot;=&gt;&quot;&amp;[.R44]&amp;&quot;,&quot;)" office:value-type="string" office:string-value="12=&gt;44,">
            <text:p>12=&gt;44,</text:p>
          </table:table-cell>
          <table:table-cell table:formula="of:=IF([.S44]=0;&quot;&quot;;&quot;&quot;&amp;[.S$1]&amp;&quot;=&gt;&quot;&amp;[.S44]&amp;&quot;,&quot;)" office:value-type="string" office:string-value="13=&gt;37,">
            <text:p>13=&gt;37,</text:p>
          </table:table-cell>
          <table:table-cell table:formula="of:=IF([.T44]=0;&quot;&quot;;&quot;&quot;&amp;[.T$1]&amp;&quot;=&gt;&quot;&amp;[.T44]&amp;&quot;,&quot;)" office:value-type="string" office:string-value="14=&gt;72,">
            <text:p>14=&gt;72,</text:p>
          </table:table-cell>
          <table:table-cell table:formula="of:=IF([.U44]=0;&quot;&quot;;&quot;&quot;&amp;[.U$1]&amp;&quot;=&gt;&quot;&amp;[.U44]&amp;&quot;,&quot;)" office:value-type="string" office:string-value="15=&gt;47,">
            <text:p>15=&gt;47,</text:p>
          </table:table-cell>
          <table:table-cell table:formula="of:=IF([.V44]=0;&quot;&quot;;&quot;&quot;&amp;[.V$1]&amp;&quot;=&gt;&quot;&amp;[.V44]&amp;&quot;,&quot;)">
            <text:p/>
          </table:table-cell>
          <table:table-cell table:formula="of:=IF([.W44]=0;&quot;&quot;;&quot;&quot;&amp;[.W$1]&amp;&quot;=&gt;&quot;&amp;[.W44]&amp;&quot;,&quot;)">
            <text:p/>
          </table:table-cell>
          <table:table-cell table:formula="of:=IF([.X44]=0;&quot;&quot;;&quot;&quot;&amp;[.X$1]&amp;&quot;=&gt;&quot;&amp;[.X44]&amp;&quot;,&quot;)">
            <text:p/>
          </table:table-cell>
          <table:table-cell table:formula="of:=IF([.Y44]=0;&quot;&quot;;&quot;&quot;&amp;[.Y$1]&amp;&quot;=&gt;&quot;&amp;[.Y44]&amp;&quot;,&quot;)">
            <text:p/>
          </table:table-cell>
          <table:table-cell table:formula="of:=IF([.Z44]=0;&quot;&quot;;&quot;&quot;&amp;[.Z$1]&amp;&quot;=&gt;&quot;&amp;[.Z44]&amp;&quot;,&quot;)">
            <text:p/>
          </table:table-cell>
          <table:table-cell table:formula="of:=IF([.AA44]=0;&quot;&quot;;&quot;&quot;&amp;[.AA$1]&amp;&quot;=&gt;&quot;&amp;[.AA44]&amp;&quot;,&quot;)">
            <text:p/>
          </table:table-cell>
          <table:table-cell table:formula="of:=IF([.AB44]=0;&quot;&quot;;&quot;&quot;&amp;[.AB$1]&amp;&quot;=&gt;&quot;&amp;[.AB44]&amp;&quot;,&quot;)">
            <text:p/>
          </table:table-cell>
          <table:table-cell table:formula="of:=IF([.AC44]=0;&quot;&quot;;&quot;&quot;&amp;[.AC$1]&amp;&quot;=&gt;&quot;&amp;[.AC44]&amp;&quot;,&quot;)">
            <text:p/>
          </table:table-cell>
          <table:table-cell table:formula="of:=IF([.AD44]=0;&quot;&quot;;&quot;&quot;&amp;[.AD$1]&amp;&quot;=&gt;&quot;&amp;[.AD44]&amp;&quot;,&quot;)">
            <text:p/>
          </table:table-cell>
          <table:table-cell table:formula="of:=IF([.AE44]=0;&quot;&quot;;&quot;&quot;&amp;[.AE$1]&amp;&quot;=&gt;&quot;&amp;[.AE44]&amp;&quot;,&quot;)">
            <text:p/>
          </table:table-cell>
          <table:table-cell table:formula="of:=IF([.AF44]=0;&quot;&quot;;&quot;&quot;&amp;[.AF$1]&amp;&quot;=&gt;&quot;&amp;[.AF44]&amp;&quot;,&quot;)">
            <text:p/>
          </table:table-cell>
          <table:table-cell table:formula="of:=IF([.AG44]=0;&quot;&quot;;&quot;&quot;&amp;[.AG$1]&amp;&quot;=&gt;&quot;&amp;[.AG44]&amp;&quot;,&quot;)">
            <text:p/>
          </table:table-cell>
          <table:table-cell table:formula="of:=IF([.AH44]=0;&quot;&quot;;&quot;&quot;&amp;[.AH$1]&amp;&quot;=&gt;&quot;&amp;[.AH44]&amp;&quot;,&quot;)">
            <text:p/>
          </table:table-cell>
          <table:table-cell table:formula="of:=IF([.AI44]=0;&quot;&quot;;&quot;&quot;&amp;[.AI$1]&amp;&quot;=&gt;&quot;&amp;[.AI44]&amp;&quot;,&quot;)">
            <text:p/>
          </table:table-cell>
          <table:table-cell table:formula="of:=IF([.AJ44]=0;&quot;&quot;;&quot;&quot;&amp;[.AJ$1]&amp;&quot;=&gt;&quot;&amp;[.AJ44]&amp;&quot;,&quot;)">
            <text:p/>
          </table:table-cell>
          <table:table-cell table:formula="of:=IF([.AK44]=0;&quot;&quot;;&quot;&quot;&amp;[.AK$1]&amp;&quot;=&gt;&quot;&amp;[.AK44]&amp;&quot;,&quot;)">
            <text:p/>
          </table:table-cell>
          <table:table-cell table:formula="of:=IF([.AL44]=0;&quot;&quot;;&quot;&quot;&amp;[.AL$1]&amp;&quot;=&gt;&quot;&amp;[.AL44]&amp;&quot;,&quot;)">
            <text:p/>
          </table:table-cell>
          <table:table-cell table:formula="of:=IF([.AM44]=0;&quot;&quot;;&quot;&quot;&amp;[.AM$1]&amp;&quot;=&gt;&quot;&amp;[.AM44]&amp;&quot;,&quot;)">
            <text:p/>
          </table:table-cell>
          <table:table-cell table:formula="of:=IF([.AN44]=0;&quot;&quot;;&quot;&quot;&amp;[.AN$1]&amp;&quot;=&gt;&quot;&amp;[.AN44]&amp;&quot;,&quot;)">
            <text:p/>
          </table:table-cell>
          <table:table-cell table:formula="of:=IF([.AO44]=0;&quot;&quot;;&quot;&quot;&amp;[.AO$1]&amp;&quot;=&gt;&quot;&amp;[.AO44]&amp;&quot;,&quot;)">
            <text:p/>
          </table:table-cell>
          <table:table-cell table:formula="of:=IF([.AP44]=0;&quot;&quot;;&quot;&quot;&amp;[.AP$1]&amp;&quot;=&gt;&quot;&amp;[.AP44]&amp;&quot;,&quot;)">
            <text:p/>
          </table:table-cell>
          <table:table-cell table:formula="of:=IF([.AQ44]=0;&quot;&quot;;&quot;&quot;&amp;[.AQ$1]&amp;&quot;=&gt;&quot;&amp;[.AQ44]&amp;&quot;,&quot;)">
            <text:p/>
          </table:table-cell>
          <table:table-cell table:formula="of:=IF([.AR44]=0;&quot;&quot;;&quot;&quot;&amp;[.AR$1]&amp;&quot;=&gt;&quot;&amp;[.AR44]&amp;&quot;,&quot;)">
            <text:p/>
          </table:table-cell>
          <table:table-cell table:formula="of:=IF([.AS44]=0;&quot;&quot;;&quot;&quot;&amp;[.AS$1]&amp;&quot;=&gt;&quot;&amp;[.AS44]&amp;&quot;,&quot;)">
            <text:p/>
          </table:table-cell>
          <table:table-cell table:formula="of:=IF([.AT44]=0;&quot;&quot;;&quot;&quot;&amp;[.AT$1]&amp;&quot;=&gt;&quot;&amp;[.AT44]&amp;&quot;,&quot;)">
            <text:p/>
          </table:table-cell>
          <table:table-cell table:formula="of:=IF([.AU44]=0;&quot;&quot;;&quot;&quot;&amp;[.AU$1]&amp;&quot;=&gt;&quot;&amp;[.AU44]&amp;&quot;,&quot;)">
            <text:p/>
          </table:table-cell>
          <table:table-cell table:formula="of:=IF([.AV44]=0;&quot;&quot;;&quot;&quot;&amp;[.AV$1]&amp;&quot;=&gt;&quot;&amp;[.AV44]&amp;&quot;,&quot;)">
            <text:p/>
          </table:table-cell>
          <table:table-cell table:formula="of:=IF([.AW44]=0;&quot;&quot;;&quot;&quot;&amp;[.AW$1]&amp;&quot;=&gt;&quot;&amp;[.AW44]&amp;&quot;,&quot;)">
            <text:p/>
          </table:table-cell>
          <table:table-cell table:formula="of:=IF([.AX44]=0;&quot;&quot;;&quot;&quot;&amp;[.AX$1]&amp;&quot;=&gt;&quot;&amp;[.AX44]&amp;&quot;,&quot;)">
            <text:p/>
          </table:table-cell>
          <table:table-cell table:formula="of:=IF([.AY44]=0;&quot;&quot;;&quot;&quot;&amp;[.AY$1]&amp;&quot;=&gt;&quot;&amp;[.AY44]&amp;&quot;,&quot;)">
            <text:p/>
          </table:table-cell>
          <table:table-cell table:formula="of:=IF([.AZ44]=0;&quot;&quot;;&quot;&quot;&amp;[.AZ$1]&amp;&quot;=&gt;&quot;&amp;[.AZ44]&amp;&quot;,&quot;)">
            <text:p/>
          </table:table-cell>
          <table:table-cell table:formula="of:=IF([.BA44]=0;&quot;&quot;;&quot;&quot;&amp;[.BA$1]&amp;&quot;=&gt;&quot;&amp;[.BA44]&amp;&quot;,&quot;)">
            <text:p/>
          </table:table-cell>
          <table:table-cell table:formula="of:=IF([.BB44]=0;&quot;&quot;;&quot;&quot;&amp;[.BB$1]&amp;&quot;=&gt;&quot;&amp;[.BB44]&amp;&quot;,&quot;)">
            <text:p/>
          </table:table-cell>
          <table:table-cell table:formula="of:=IF([.BC44]=0;&quot;&quot;;&quot;&quot;&amp;[.BC$1]&amp;&quot;=&gt;&quot;&amp;[.BC44]&amp;&quot;,&quot;)">
            <text:p/>
          </table:table-cell>
          <table:table-cell table:formula="of:=IF([.BD44]=0;&quot;&quot;;&quot;&quot;&amp;[.BD$1]&amp;&quot;=&gt;&quot;&amp;[.BD44]&amp;&quot;,&quot;)">
            <text:p/>
          </table:table-cell>
          <table:table-cell table:formula="of:=IF([.BE44]=0;&quot;&quot;;&quot;&quot;&amp;[.BE$1]&amp;&quot;=&gt;&quot;&amp;[.BE44]&amp;&quot;,&quot;)">
            <text:p/>
          </table:table-cell>
          <table:table-cell table:formula="of:=IF([.BF44]=0;&quot;&quot;;&quot;&quot;&amp;[.BF$1]&amp;&quot;=&gt;&quot;&amp;[.BF44]&amp;&quot;,&quot;)">
            <text:p/>
          </table:table-cell>
          <table:table-cell table:formula="of:=IF([.BG44]=0;&quot;&quot;;&quot;&quot;&amp;[.BG$1]&amp;&quot;=&gt;&quot;&amp;[.BG44]&amp;&quot;,&quot;)">
            <text:p/>
          </table:table-cell>
          <table:table-cell table:formula="of:=IF([.BH44]=0;&quot;&quot;;&quot;&quot;&amp;[.BH$1]&amp;&quot;=&gt;&quot;&amp;[.BH44]&amp;&quot;,&quot;)">
            <text:p/>
          </table:table-cell>
          <table:table-cell table:formula="of:=IF([.BI44]=0;&quot;&quot;;&quot;&quot;&amp;[.BI$1]&amp;&quot;=&gt;&quot;&amp;[.BI44]&amp;&quot;,&quot;)">
            <text:p/>
          </table:table-cell>
          <table:table-cell table:formula="of:=IF([.BJ44]=0;&quot;&quot;;&quot;&quot;&amp;[.BJ$1]&amp;&quot;=&gt;&quot;&amp;[.BJ44]&amp;&quot;,&quot;)">
            <text:p/>
          </table:table-cell>
          <table:table-cell table:formula="of:=IF([.BK44]=0;&quot;&quot;;&quot;&quot;&amp;[.BK$1]&amp;&quot;=&gt;&quot;&amp;[.BK44]&amp;&quot;,&quot;)">
            <text:p/>
          </table:table-cell>
          <table:table-cell table:formula="of:=IF([.BL44]=0;&quot;&quot;;&quot;&quot;&amp;[.BL$1]&amp;&quot;=&gt;&quot;&amp;[.BL44]&amp;&quot;,&quot;)">
            <text:p/>
          </table:table-cell>
          <table:table-cell table:formula="of:=IF([.BM44]=0;&quot;&quot;;&quot;&quot;&amp;[.BM$1]&amp;&quot;=&gt;&quot;&amp;[.BM44]&amp;&quot;,&quot;)">
            <text:p/>
          </table:table-cell>
          <table:table-cell table:formula="of:=IF([.BN44]=0;&quot;&quot;;&quot;&quot;&amp;[.BN$1]&amp;&quot;=&gt;&quot;&amp;[.BN44]&amp;&quot;,&quot;)">
            <text:p/>
          </table:table-cell>
          <table:table-cell table:formula="of:=IF([.BO44]=0;&quot;&quot;;&quot;&quot;&amp;[.BO$1]&amp;&quot;=&gt;&quot;&amp;[.BO44]&amp;&quot;,&quot;)">
            <text:p/>
          </table:table-cell>
          <table:table-cell table:formula="of:=IF([.BP44]=0;&quot;&quot;;&quot;&quot;&amp;[.BP$1]&amp;&quot;=&gt;&quot;&amp;[.BP44]&amp;&quot;,&quot;)">
            <text:p/>
          </table:table-cell>
          <table:table-cell table:formula="of:=IF([.BQ44]=0;&quot;&quot;;&quot;&quot;&amp;[.BQ$1]&amp;&quot;=&gt;&quot;&amp;[.BQ44]&amp;&quot;,&quot;)">
            <text:p/>
          </table:table-cell>
          <table:table-cell table:formula="of:=IF([.BR44]=0;&quot;&quot;;&quot;&quot;&amp;[.BR$1]&amp;&quot;=&gt;&quot;&amp;[.BR44]&amp;&quot;,&quot;)">
            <text:p/>
          </table:table-cell>
          <table:table-cell table:formula="of:=IF([.BS44]=0;&quot;&quot;;&quot;&quot;&amp;[.BS$1]&amp;&quot;=&gt;&quot;&amp;[.BS44]&amp;&quot;,&quot;)">
            <text:p/>
          </table:table-cell>
          <table:table-cell table:formula="of:=IF([.BT44]=0;&quot;&quot;;&quot;&quot;&amp;[.BT$1]&amp;&quot;=&gt;&quot;&amp;[.BT4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Luke.A1">Luke</text:a></text:span></text:p>
          </table:table-cell>
          <table:table-cell office:value-type="float" office:value="1151">
            <text:p>1151</text:p>
          </table:table-cell>
          <table:table-cell office:value-type="string">
            <text:p>Luke24:53 </text:p>
          </table:table-cell>
          <table:table-cell table:formula="of:=CONCATENATE(&quot;'&quot;&amp;[.A45]&amp;&quot;' =&gt; array( 'chapters'=&gt;&quot;&amp;[.E45]&amp;&quot;, 'verses'=&gt;&quot;&amp;[.F45]&amp;&quot;,&quot;; [.BX45]; &quot; ),&quot;)" office:value-type="string" office:string-value="'Luke' =&gt; array( 'chapters'=&gt;24, 'verses'=&gt;1151,1=&gt;80,2=&gt;52,3=&gt;38,4=&gt;44,5=&gt;39,6=&gt;49,7=&gt;50,8=&gt;56,9=&gt;62,10=&gt;42,11=&gt;54,12=&gt;59,13=&gt;35,14=&gt;35,15=&gt;32,16=&gt;31,17=&gt;37,18=&gt;43,19=&gt;48,20=&gt;47,21=&gt;38,22=&gt;71,23=&gt;56,24=&gt;53, ),">
            <text:p>'Luke' =&gt; array( 'chapters'=&gt;24, 'verses'=&gt;1151,1=&gt;80,2=&gt;52,3=&gt;38,4=&gt;44,5=&gt;39,6=&gt;49,7=&gt;50,8=&gt;56,9=&gt;62,10=&gt;42,11=&gt;54,12=&gt;59,13=&gt;35,14=&gt;35,15=&gt;32,16=&gt;31,17=&gt;37,18=&gt;43,19=&gt;48,20=&gt;47,21=&gt;38,22=&gt;71,23=&gt;56,24=&gt;53, ),</text:p>
          </table:table-cell>
          <table:table-cell office:value-type="float" office:value="24">
            <text:p>24</text:p>
          </table:table-cell>
          <table:table-cell table:formula="of:=SUM([.G45:.BT45])" office:value-type="float" office:value="1151">
            <text:p>115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42"/>
          <table:table-cell table:formula="of:=CONCATENATE([.BY45];[.BZ45];[.CA45];[.CB45];[.CC45];[.CD45];[.CE45];[.CF45];[.CG45];[.CH45];[.CI45];[.CJ45];[.CK45];[.CL45];[.CM45];[.CN45];[.CO45];[.CP45];[.CQ45];[.CR45];[.CS45];[.CT45];[.CU45];[.CV45];[.CW45];[.CX45];[.CY45];[.CZ45])" office:value-type="string" office:string-value="1=&gt;80,2=&gt;52,3=&gt;38,4=&gt;44,5=&gt;39,6=&gt;49,7=&gt;50,8=&gt;56,9=&gt;62,10=&gt;42,11=&gt;54,12=&gt;59,13=&gt;35,14=&gt;35,15=&gt;32,16=&gt;31,17=&gt;37,18=&gt;43,19=&gt;48,20=&gt;47,21=&gt;38,22=&gt;71,23=&gt;56,24=&gt;53,">
            <text:p>1=&gt;80,2=&gt;52,3=&gt;38,4=&gt;44,5=&gt;39,6=&gt;49,7=&gt;50,8=&gt;56,9=&gt;62,10=&gt;42,11=&gt;54,12=&gt;59,13=&gt;35,14=&gt;35,15=&gt;32,16=&gt;31,17=&gt;37,18=&gt;43,19=&gt;48,20=&gt;47,21=&gt;38,22=&gt;71,23=&gt;56,24=&gt;53,</text:p>
          </table:table-cell>
          <table:table-cell table:formula="of:=CONCATENATE([.CZ45];[.DA45];[.DB45];[.DC45];[.DD45];[.DE45];[.DF45];[.DG45];[.DH45];[.DI45];[.DJ45];[.DK45];[.DL45];[.DM45];[.DN45];[.DO45];[.DP45];[.DQ45];[.DR45];[.DS45];[.DT45];[.DU45];[.DV45];[.DW45];[.DX45];[.DY45];[.DZ45])">
            <text:p/>
          </table:table-cell>
          <table:table-cell table:formula="of:=CONCATENATE([.EA45];[.EB45];[.EC45];[.ED45];[.EE45];[.EF45];[.EG45];[.EH45];[.EI45];[.EJ45];[.EK45];[.EL45])">
            <text:p/>
          </table:table-cell>
          <table:table-cell table:formula="of:=CONCATENATE([.BU45];[.BV45];[.BW45])" office:value-type="string" office:string-value="1=&gt;80,2=&gt;52,3=&gt;38,4=&gt;44,5=&gt;39,6=&gt;49,7=&gt;50,8=&gt;56,9=&gt;62,10=&gt;42,11=&gt;54,12=&gt;59,13=&gt;35,14=&gt;35,15=&gt;32,16=&gt;31,17=&gt;37,18=&gt;43,19=&gt;48,20=&gt;47,21=&gt;38,22=&gt;71,23=&gt;56,24=&gt;53,">
            <text:p>1=&gt;80,2=&gt;52,3=&gt;38,4=&gt;44,5=&gt;39,6=&gt;49,7=&gt;50,8=&gt;56,9=&gt;62,10=&gt;42,11=&gt;54,12=&gt;59,13=&gt;35,14=&gt;35,15=&gt;32,16=&gt;31,17=&gt;37,18=&gt;43,19=&gt;48,20=&gt;47,21=&gt;38,22=&gt;71,23=&gt;56,24=&gt;53,</text:p>
          </table:table-cell>
          <table:table-cell table:formula="of:=IF([.G45]=0;&quot;&quot;;&quot;&quot;&amp;[.G$1]&amp;&quot;=&gt;&quot;&amp;[.G45]&amp;&quot;,&quot;)" office:value-type="string" office:string-value="1=&gt;80,">
            <text:p>1=&gt;80,</text:p>
          </table:table-cell>
          <table:table-cell table:formula="of:=IF([.H45]=0;&quot;&quot;;&quot;&quot;&amp;[.H$1]&amp;&quot;=&gt;&quot;&amp;[.H45]&amp;&quot;,&quot;)" office:value-type="string" office:string-value="2=&gt;52,">
            <text:p>2=&gt;52,</text:p>
          </table:table-cell>
          <table:table-cell table:formula="of:=IF([.I45]=0;&quot;&quot;;&quot;&quot;&amp;[.I$1]&amp;&quot;=&gt;&quot;&amp;[.I45]&amp;&quot;,&quot;)" office:value-type="string" office:string-value="3=&gt;38,">
            <text:p>3=&gt;38,</text:p>
          </table:table-cell>
          <table:table-cell table:formula="of:=IF([.J45]=0;&quot;&quot;;&quot;&quot;&amp;[.J$1]&amp;&quot;=&gt;&quot;&amp;[.J45]&amp;&quot;,&quot;)" office:value-type="string" office:string-value="4=&gt;44,">
            <text:p>4=&gt;44,</text:p>
          </table:table-cell>
          <table:table-cell table:formula="of:=IF([.K45]=0;&quot;&quot;;&quot;&quot;&amp;[.K$1]&amp;&quot;=&gt;&quot;&amp;[.K45]&amp;&quot;,&quot;)" office:value-type="string" office:string-value="5=&gt;39,">
            <text:p>5=&gt;39,</text:p>
          </table:table-cell>
          <table:table-cell table:formula="of:=IF([.L45]=0;&quot;&quot;;&quot;&quot;&amp;[.L$1]&amp;&quot;=&gt;&quot;&amp;[.L45]&amp;&quot;,&quot;)" office:value-type="string" office:string-value="6=&gt;49,">
            <text:p>6=&gt;49,</text:p>
          </table:table-cell>
          <table:table-cell table:formula="of:=IF([.M45]=0;&quot;&quot;;&quot;&quot;&amp;[.M$1]&amp;&quot;=&gt;&quot;&amp;[.M45]&amp;&quot;,&quot;)" office:value-type="string" office:string-value="7=&gt;50,">
            <text:p>7=&gt;50,</text:p>
          </table:table-cell>
          <table:table-cell table:formula="of:=IF([.N45]=0;&quot;&quot;;&quot;&quot;&amp;[.N$1]&amp;&quot;=&gt;&quot;&amp;[.N45]&amp;&quot;,&quot;)" office:value-type="string" office:string-value="8=&gt;56,">
            <text:p>8=&gt;56,</text:p>
          </table:table-cell>
          <table:table-cell table:formula="of:=IF([.O45]=0;&quot;&quot;;&quot;&quot;&amp;[.O$1]&amp;&quot;=&gt;&quot;&amp;[.O45]&amp;&quot;,&quot;)" office:value-type="string" office:string-value="9=&gt;62,">
            <text:p>9=&gt;62,</text:p>
          </table:table-cell>
          <table:table-cell table:formula="of:=IF([.P45]=0;&quot;&quot;;&quot;&quot;&amp;[.P$1]&amp;&quot;=&gt;&quot;&amp;[.P45]&amp;&quot;,&quot;)" office:value-type="string" office:string-value="10=&gt;42,">
            <text:p>10=&gt;42,</text:p>
          </table:table-cell>
          <table:table-cell table:formula="of:=IF([.Q45]=0;&quot;&quot;;&quot;&quot;&amp;[.Q$1]&amp;&quot;=&gt;&quot;&amp;[.Q45]&amp;&quot;,&quot;)" office:value-type="string" office:string-value="11=&gt;54,">
            <text:p>11=&gt;54,</text:p>
          </table:table-cell>
          <table:table-cell table:formula="of:=IF([.R45]=0;&quot;&quot;;&quot;&quot;&amp;[.R$1]&amp;&quot;=&gt;&quot;&amp;[.R45]&amp;&quot;,&quot;)" office:value-type="string" office:string-value="12=&gt;59,">
            <text:p>12=&gt;59,</text:p>
          </table:table-cell>
          <table:table-cell table:formula="of:=IF([.S45]=0;&quot;&quot;;&quot;&quot;&amp;[.S$1]&amp;&quot;=&gt;&quot;&amp;[.S45]&amp;&quot;,&quot;)" office:value-type="string" office:string-value="13=&gt;35,">
            <text:p>13=&gt;35,</text:p>
          </table:table-cell>
          <table:table-cell table:formula="of:=IF([.T45]=0;&quot;&quot;;&quot;&quot;&amp;[.T$1]&amp;&quot;=&gt;&quot;&amp;[.T45]&amp;&quot;,&quot;)" office:value-type="string" office:string-value="14=&gt;35,">
            <text:p>14=&gt;35,</text:p>
          </table:table-cell>
          <table:table-cell table:formula="of:=IF([.U45]=0;&quot;&quot;;&quot;&quot;&amp;[.U$1]&amp;&quot;=&gt;&quot;&amp;[.U45]&amp;&quot;,&quot;)" office:value-type="string" office:string-value="15=&gt;32,">
            <text:p>15=&gt;32,</text:p>
          </table:table-cell>
          <table:table-cell table:formula="of:=IF([.V45]=0;&quot;&quot;;&quot;&quot;&amp;[.V$1]&amp;&quot;=&gt;&quot;&amp;[.V45]&amp;&quot;,&quot;)" office:value-type="string" office:string-value="16=&gt;31,">
            <text:p>16=&gt;31,</text:p>
          </table:table-cell>
          <table:table-cell table:formula="of:=IF([.W45]=0;&quot;&quot;;&quot;&quot;&amp;[.W$1]&amp;&quot;=&gt;&quot;&amp;[.W45]&amp;&quot;,&quot;)" office:value-type="string" office:string-value="17=&gt;37,">
            <text:p>17=&gt;37,</text:p>
          </table:table-cell>
          <table:table-cell table:formula="of:=IF([.X45]=0;&quot;&quot;;&quot;&quot;&amp;[.X$1]&amp;&quot;=&gt;&quot;&amp;[.X45]&amp;&quot;,&quot;)" office:value-type="string" office:string-value="18=&gt;43,">
            <text:p>18=&gt;43,</text:p>
          </table:table-cell>
          <table:table-cell table:formula="of:=IF([.Y45]=0;&quot;&quot;;&quot;&quot;&amp;[.Y$1]&amp;&quot;=&gt;&quot;&amp;[.Y45]&amp;&quot;,&quot;)" office:value-type="string" office:string-value="19=&gt;48,">
            <text:p>19=&gt;48,</text:p>
          </table:table-cell>
          <table:table-cell table:formula="of:=IF([.Z45]=0;&quot;&quot;;&quot;&quot;&amp;[.Z$1]&amp;&quot;=&gt;&quot;&amp;[.Z45]&amp;&quot;,&quot;)" office:value-type="string" office:string-value="20=&gt;47,">
            <text:p>20=&gt;47,</text:p>
          </table:table-cell>
          <table:table-cell table:formula="of:=IF([.AA45]=0;&quot;&quot;;&quot;&quot;&amp;[.AA$1]&amp;&quot;=&gt;&quot;&amp;[.AA45]&amp;&quot;,&quot;)" office:value-type="string" office:string-value="21=&gt;38,">
            <text:p>21=&gt;38,</text:p>
          </table:table-cell>
          <table:table-cell table:formula="of:=IF([.AB45]=0;&quot;&quot;;&quot;&quot;&amp;[.AB$1]&amp;&quot;=&gt;&quot;&amp;[.AB45]&amp;&quot;,&quot;)" office:value-type="string" office:string-value="22=&gt;71,">
            <text:p>22=&gt;71,</text:p>
          </table:table-cell>
          <table:table-cell table:formula="of:=IF([.AC45]=0;&quot;&quot;;&quot;&quot;&amp;[.AC$1]&amp;&quot;=&gt;&quot;&amp;[.AC45]&amp;&quot;,&quot;)" office:value-type="string" office:string-value="23=&gt;56,">
            <text:p>23=&gt;56,</text:p>
          </table:table-cell>
          <table:table-cell table:formula="of:=IF([.AD45]=0;&quot;&quot;;&quot;&quot;&amp;[.AD$1]&amp;&quot;=&gt;&quot;&amp;[.AD45]&amp;&quot;,&quot;)" office:value-type="string" office:string-value="24=&gt;53,">
            <text:p>24=&gt;53,</text:p>
          </table:table-cell>
          <table:table-cell table:formula="of:=IF([.AE45]=0;&quot;&quot;;&quot;&quot;&amp;[.AE$1]&amp;&quot;=&gt;&quot;&amp;[.AE45]&amp;&quot;,&quot;)">
            <text:p/>
          </table:table-cell>
          <table:table-cell table:formula="of:=IF([.AF45]=0;&quot;&quot;;&quot;&quot;&amp;[.AF$1]&amp;&quot;=&gt;&quot;&amp;[.AF45]&amp;&quot;,&quot;)">
            <text:p/>
          </table:table-cell>
          <table:table-cell table:formula="of:=IF([.AG45]=0;&quot;&quot;;&quot;&quot;&amp;[.AG$1]&amp;&quot;=&gt;&quot;&amp;[.AG45]&amp;&quot;,&quot;)">
            <text:p/>
          </table:table-cell>
          <table:table-cell table:formula="of:=IF([.AH45]=0;&quot;&quot;;&quot;&quot;&amp;[.AH$1]&amp;&quot;=&gt;&quot;&amp;[.AH45]&amp;&quot;,&quot;)">
            <text:p/>
          </table:table-cell>
          <table:table-cell table:formula="of:=IF([.AI45]=0;&quot;&quot;;&quot;&quot;&amp;[.AI$1]&amp;&quot;=&gt;&quot;&amp;[.AI45]&amp;&quot;,&quot;)">
            <text:p/>
          </table:table-cell>
          <table:table-cell table:formula="of:=IF([.AJ45]=0;&quot;&quot;;&quot;&quot;&amp;[.AJ$1]&amp;&quot;=&gt;&quot;&amp;[.AJ45]&amp;&quot;,&quot;)">
            <text:p/>
          </table:table-cell>
          <table:table-cell table:formula="of:=IF([.AK45]=0;&quot;&quot;;&quot;&quot;&amp;[.AK$1]&amp;&quot;=&gt;&quot;&amp;[.AK45]&amp;&quot;,&quot;)">
            <text:p/>
          </table:table-cell>
          <table:table-cell table:formula="of:=IF([.AL45]=0;&quot;&quot;;&quot;&quot;&amp;[.AL$1]&amp;&quot;=&gt;&quot;&amp;[.AL45]&amp;&quot;,&quot;)">
            <text:p/>
          </table:table-cell>
          <table:table-cell table:formula="of:=IF([.AM45]=0;&quot;&quot;;&quot;&quot;&amp;[.AM$1]&amp;&quot;=&gt;&quot;&amp;[.AM45]&amp;&quot;,&quot;)">
            <text:p/>
          </table:table-cell>
          <table:table-cell table:formula="of:=IF([.AN45]=0;&quot;&quot;;&quot;&quot;&amp;[.AN$1]&amp;&quot;=&gt;&quot;&amp;[.AN45]&amp;&quot;,&quot;)">
            <text:p/>
          </table:table-cell>
          <table:table-cell table:formula="of:=IF([.AO45]=0;&quot;&quot;;&quot;&quot;&amp;[.AO$1]&amp;&quot;=&gt;&quot;&amp;[.AO45]&amp;&quot;,&quot;)">
            <text:p/>
          </table:table-cell>
          <table:table-cell table:formula="of:=IF([.AP45]=0;&quot;&quot;;&quot;&quot;&amp;[.AP$1]&amp;&quot;=&gt;&quot;&amp;[.AP45]&amp;&quot;,&quot;)">
            <text:p/>
          </table:table-cell>
          <table:table-cell table:formula="of:=IF([.AQ45]=0;&quot;&quot;;&quot;&quot;&amp;[.AQ$1]&amp;&quot;=&gt;&quot;&amp;[.AQ45]&amp;&quot;,&quot;)">
            <text:p/>
          </table:table-cell>
          <table:table-cell table:formula="of:=IF([.AR45]=0;&quot;&quot;;&quot;&quot;&amp;[.AR$1]&amp;&quot;=&gt;&quot;&amp;[.AR45]&amp;&quot;,&quot;)">
            <text:p/>
          </table:table-cell>
          <table:table-cell table:formula="of:=IF([.AS45]=0;&quot;&quot;;&quot;&quot;&amp;[.AS$1]&amp;&quot;=&gt;&quot;&amp;[.AS45]&amp;&quot;,&quot;)">
            <text:p/>
          </table:table-cell>
          <table:table-cell table:formula="of:=IF([.AT45]=0;&quot;&quot;;&quot;&quot;&amp;[.AT$1]&amp;&quot;=&gt;&quot;&amp;[.AT45]&amp;&quot;,&quot;)">
            <text:p/>
          </table:table-cell>
          <table:table-cell table:formula="of:=IF([.AU45]=0;&quot;&quot;;&quot;&quot;&amp;[.AU$1]&amp;&quot;=&gt;&quot;&amp;[.AU45]&amp;&quot;,&quot;)">
            <text:p/>
          </table:table-cell>
          <table:table-cell table:formula="of:=IF([.AV45]=0;&quot;&quot;;&quot;&quot;&amp;[.AV$1]&amp;&quot;=&gt;&quot;&amp;[.AV45]&amp;&quot;,&quot;)">
            <text:p/>
          </table:table-cell>
          <table:table-cell table:formula="of:=IF([.AW45]=0;&quot;&quot;;&quot;&quot;&amp;[.AW$1]&amp;&quot;=&gt;&quot;&amp;[.AW45]&amp;&quot;,&quot;)">
            <text:p/>
          </table:table-cell>
          <table:table-cell table:formula="of:=IF([.AX45]=0;&quot;&quot;;&quot;&quot;&amp;[.AX$1]&amp;&quot;=&gt;&quot;&amp;[.AX45]&amp;&quot;,&quot;)">
            <text:p/>
          </table:table-cell>
          <table:table-cell table:formula="of:=IF([.AY45]=0;&quot;&quot;;&quot;&quot;&amp;[.AY$1]&amp;&quot;=&gt;&quot;&amp;[.AY45]&amp;&quot;,&quot;)">
            <text:p/>
          </table:table-cell>
          <table:table-cell table:formula="of:=IF([.AZ45]=0;&quot;&quot;;&quot;&quot;&amp;[.AZ$1]&amp;&quot;=&gt;&quot;&amp;[.AZ45]&amp;&quot;,&quot;)">
            <text:p/>
          </table:table-cell>
          <table:table-cell table:formula="of:=IF([.BA45]=0;&quot;&quot;;&quot;&quot;&amp;[.BA$1]&amp;&quot;=&gt;&quot;&amp;[.BA45]&amp;&quot;,&quot;)">
            <text:p/>
          </table:table-cell>
          <table:table-cell table:formula="of:=IF([.BB45]=0;&quot;&quot;;&quot;&quot;&amp;[.BB$1]&amp;&quot;=&gt;&quot;&amp;[.BB45]&amp;&quot;,&quot;)">
            <text:p/>
          </table:table-cell>
          <table:table-cell table:formula="of:=IF([.BC45]=0;&quot;&quot;;&quot;&quot;&amp;[.BC$1]&amp;&quot;=&gt;&quot;&amp;[.BC45]&amp;&quot;,&quot;)">
            <text:p/>
          </table:table-cell>
          <table:table-cell table:formula="of:=IF([.BD45]=0;&quot;&quot;;&quot;&quot;&amp;[.BD$1]&amp;&quot;=&gt;&quot;&amp;[.BD45]&amp;&quot;,&quot;)">
            <text:p/>
          </table:table-cell>
          <table:table-cell table:formula="of:=IF([.BE45]=0;&quot;&quot;;&quot;&quot;&amp;[.BE$1]&amp;&quot;=&gt;&quot;&amp;[.BE45]&amp;&quot;,&quot;)">
            <text:p/>
          </table:table-cell>
          <table:table-cell table:formula="of:=IF([.BF45]=0;&quot;&quot;;&quot;&quot;&amp;[.BF$1]&amp;&quot;=&gt;&quot;&amp;[.BF45]&amp;&quot;,&quot;)">
            <text:p/>
          </table:table-cell>
          <table:table-cell table:formula="of:=IF([.BG45]=0;&quot;&quot;;&quot;&quot;&amp;[.BG$1]&amp;&quot;=&gt;&quot;&amp;[.BG45]&amp;&quot;,&quot;)">
            <text:p/>
          </table:table-cell>
          <table:table-cell table:formula="of:=IF([.BH45]=0;&quot;&quot;;&quot;&quot;&amp;[.BH$1]&amp;&quot;=&gt;&quot;&amp;[.BH45]&amp;&quot;,&quot;)">
            <text:p/>
          </table:table-cell>
          <table:table-cell table:formula="of:=IF([.BI45]=0;&quot;&quot;;&quot;&quot;&amp;[.BI$1]&amp;&quot;=&gt;&quot;&amp;[.BI45]&amp;&quot;,&quot;)">
            <text:p/>
          </table:table-cell>
          <table:table-cell table:formula="of:=IF([.BJ45]=0;&quot;&quot;;&quot;&quot;&amp;[.BJ$1]&amp;&quot;=&gt;&quot;&amp;[.BJ45]&amp;&quot;,&quot;)">
            <text:p/>
          </table:table-cell>
          <table:table-cell table:formula="of:=IF([.BK45]=0;&quot;&quot;;&quot;&quot;&amp;[.BK$1]&amp;&quot;=&gt;&quot;&amp;[.BK45]&amp;&quot;,&quot;)">
            <text:p/>
          </table:table-cell>
          <table:table-cell table:formula="of:=IF([.BL45]=0;&quot;&quot;;&quot;&quot;&amp;[.BL$1]&amp;&quot;=&gt;&quot;&amp;[.BL45]&amp;&quot;,&quot;)">
            <text:p/>
          </table:table-cell>
          <table:table-cell table:formula="of:=IF([.BM45]=0;&quot;&quot;;&quot;&quot;&amp;[.BM$1]&amp;&quot;=&gt;&quot;&amp;[.BM45]&amp;&quot;,&quot;)">
            <text:p/>
          </table:table-cell>
          <table:table-cell table:formula="of:=IF([.BN45]=0;&quot;&quot;;&quot;&quot;&amp;[.BN$1]&amp;&quot;=&gt;&quot;&amp;[.BN45]&amp;&quot;,&quot;)">
            <text:p/>
          </table:table-cell>
          <table:table-cell table:formula="of:=IF([.BO45]=0;&quot;&quot;;&quot;&quot;&amp;[.BO$1]&amp;&quot;=&gt;&quot;&amp;[.BO45]&amp;&quot;,&quot;)">
            <text:p/>
          </table:table-cell>
          <table:table-cell table:formula="of:=IF([.BP45]=0;&quot;&quot;;&quot;&quot;&amp;[.BP$1]&amp;&quot;=&gt;&quot;&amp;[.BP45]&amp;&quot;,&quot;)">
            <text:p/>
          </table:table-cell>
          <table:table-cell table:formula="of:=IF([.BQ45]=0;&quot;&quot;;&quot;&quot;&amp;[.BQ$1]&amp;&quot;=&gt;&quot;&amp;[.BQ45]&amp;&quot;,&quot;)">
            <text:p/>
          </table:table-cell>
          <table:table-cell table:formula="of:=IF([.BR45]=0;&quot;&quot;;&quot;&quot;&amp;[.BR$1]&amp;&quot;=&gt;&quot;&amp;[.BR45]&amp;&quot;,&quot;)">
            <text:p/>
          </table:table-cell>
          <table:table-cell table:formula="of:=IF([.BS45]=0;&quot;&quot;;&quot;&quot;&amp;[.BS$1]&amp;&quot;=&gt;&quot;&amp;[.BS45]&amp;&quot;,&quot;)">
            <text:p/>
          </table:table-cell>
          <table:table-cell table:formula="of:=IF([.BT45]=0;&quot;&quot;;&quot;&quot;&amp;[.BT$1]&amp;&quot;=&gt;&quot;&amp;[.BT4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ohn.A1">John</text:a></text:span></text:p>
          </table:table-cell>
          <table:table-cell office:value-type="float" office:value="879">
            <text:p>879</text:p>
          </table:table-cell>
          <table:table-cell office:value-type="string">
            <text:p>John21:25 </text:p>
          </table:table-cell>
          <table:table-cell table:formula="of:=CONCATENATE(&quot;'&quot;&amp;[.A46]&amp;&quot;' =&gt; array( 'chapters'=&gt;&quot;&amp;[.E46]&amp;&quot;, 'verses'=&gt;&quot;&amp;[.F46]&amp;&quot;,&quot;; [.BX46]; &quot; ),&quot;)" office:value-type="string" office:string-value="'John' =&gt; array( 'chapters'=&gt;21, 'verses'=&gt;767,1=&gt;51,2=&gt;25,3=&gt;36,4=&gt;54,5=&gt;47,6=&gt;71,9=&gt;41,10=&gt;42,11=&gt;57,12=&gt;50,13=&gt;38,14=&gt;31,15=&gt;27,16=&gt;33,17=&gt;26,18=&gt;40,19=&gt;42,20=&gt;31,21=&gt;25, ),">
            <text:p>'John' =&gt; array( 'chapters'=&gt;21, 'verses'=&gt;767,1=&gt;51,2=&gt;25,3=&gt;36,4=&gt;54,5=&gt;47,6=&gt;71,9=&gt;41,10=&gt;42,11=&gt;57,12=&gt;50,13=&gt;38,14=&gt;31,15=&gt;27,16=&gt;33,17=&gt;26,18=&gt;40,19=&gt;42,20=&gt;31,21=&gt;25, ),</text:p>
          </table:table-cell>
          <table:table-cell office:value-type="float" office:value="21">
            <text:p>21</text:p>
          </table:table-cell>
          <table:table-cell table:formula="of:=SUM([.G46:.BT46])" office:value-type="float" office:value="767">
            <text:p>76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45"/>
          <table:table-cell table:formula="of:=CONCATENATE([.BY46];[.BZ46];[.CA46];[.CB46];[.CC46];[.CD46];[.CE46];[.CF46];[.CG46];[.CH46];[.CI46];[.CJ46];[.CK46];[.CL46];[.CM46];[.CN46];[.CO46];[.CP46];[.CQ46];[.CR46];[.CS46];[.CT46];[.CU46];[.CV46];[.CW46];[.CX46];[.CY46];[.CZ46])" office:value-type="string" office:string-value="1=&gt;51,2=&gt;25,3=&gt;36,4=&gt;54,5=&gt;47,6=&gt;71,9=&gt;41,10=&gt;42,11=&gt;57,12=&gt;50,13=&gt;38,14=&gt;31,15=&gt;27,16=&gt;33,17=&gt;26,18=&gt;40,19=&gt;42,20=&gt;31,21=&gt;25,">
            <text:p>1=&gt;51,2=&gt;25,3=&gt;36,4=&gt;54,5=&gt;47,6=&gt;71,9=&gt;41,10=&gt;42,11=&gt;57,12=&gt;50,13=&gt;38,14=&gt;31,15=&gt;27,16=&gt;33,17=&gt;26,18=&gt;40,19=&gt;42,20=&gt;31,21=&gt;25,</text:p>
          </table:table-cell>
          <table:table-cell table:formula="of:=CONCATENATE([.CZ46];[.DA46];[.DB46];[.DC46];[.DD46];[.DE46];[.DF46];[.DG46];[.DH46];[.DI46];[.DJ46];[.DK46];[.DL46];[.DM46];[.DN46];[.DO46];[.DP46];[.DQ46];[.DR46];[.DS46];[.DT46];[.DU46];[.DV46];[.DW46];[.DX46];[.DY46];[.DZ46])">
            <text:p/>
          </table:table-cell>
          <table:table-cell table:formula="of:=CONCATENATE([.EA46];[.EB46];[.EC46];[.ED46];[.EE46];[.EF46];[.EG46];[.EH46];[.EI46];[.EJ46];[.EK46];[.EL46])">
            <text:p/>
          </table:table-cell>
          <table:table-cell table:formula="of:=CONCATENATE([.BU46];[.BV46];[.BW46])" office:value-type="string" office:string-value="1=&gt;51,2=&gt;25,3=&gt;36,4=&gt;54,5=&gt;47,6=&gt;71,9=&gt;41,10=&gt;42,11=&gt;57,12=&gt;50,13=&gt;38,14=&gt;31,15=&gt;27,16=&gt;33,17=&gt;26,18=&gt;40,19=&gt;42,20=&gt;31,21=&gt;25,">
            <text:p>1=&gt;51,2=&gt;25,3=&gt;36,4=&gt;54,5=&gt;47,6=&gt;71,9=&gt;41,10=&gt;42,11=&gt;57,12=&gt;50,13=&gt;38,14=&gt;31,15=&gt;27,16=&gt;33,17=&gt;26,18=&gt;40,19=&gt;42,20=&gt;31,21=&gt;25,</text:p>
          </table:table-cell>
          <table:table-cell table:formula="of:=IF([.G46]=0;&quot;&quot;;&quot;&quot;&amp;[.G$1]&amp;&quot;=&gt;&quot;&amp;[.G46]&amp;&quot;,&quot;)" office:value-type="string" office:string-value="1=&gt;51,">
            <text:p>1=&gt;51,</text:p>
          </table:table-cell>
          <table:table-cell table:formula="of:=IF([.H46]=0;&quot;&quot;;&quot;&quot;&amp;[.H$1]&amp;&quot;=&gt;&quot;&amp;[.H46]&amp;&quot;,&quot;)" office:value-type="string" office:string-value="2=&gt;25,">
            <text:p>2=&gt;25,</text:p>
          </table:table-cell>
          <table:table-cell table:formula="of:=IF([.I46]=0;&quot;&quot;;&quot;&quot;&amp;[.I$1]&amp;&quot;=&gt;&quot;&amp;[.I46]&amp;&quot;,&quot;)" office:value-type="string" office:string-value="3=&gt;36,">
            <text:p>3=&gt;36,</text:p>
          </table:table-cell>
          <table:table-cell table:formula="of:=IF([.J46]=0;&quot;&quot;;&quot;&quot;&amp;[.J$1]&amp;&quot;=&gt;&quot;&amp;[.J46]&amp;&quot;,&quot;)" office:value-type="string" office:string-value="4=&gt;54,">
            <text:p>4=&gt;54,</text:p>
          </table:table-cell>
          <table:table-cell table:formula="of:=IF([.K46]=0;&quot;&quot;;&quot;&quot;&amp;[.K$1]&amp;&quot;=&gt;&quot;&amp;[.K46]&amp;&quot;,&quot;)" office:value-type="string" office:string-value="5=&gt;47,">
            <text:p>5=&gt;47,</text:p>
          </table:table-cell>
          <table:table-cell table:formula="of:=IF([.L46]=0;&quot;&quot;;&quot;&quot;&amp;[.L$1]&amp;&quot;=&gt;&quot;&amp;[.L46]&amp;&quot;,&quot;)" office:value-type="string" office:string-value="6=&gt;71,">
            <text:p>6=&gt;71,</text:p>
          </table:table-cell>
          <table:table-cell table:formula="of:=IF([.M46]=0;&quot;&quot;;&quot;&quot;&amp;[.M$1]&amp;&quot;=&gt;&quot;&amp;[.M46]&amp;&quot;,&quot;)">
            <text:p/>
          </table:table-cell>
          <table:table-cell table:formula="of:=IF([.N46]=0;&quot;&quot;;&quot;&quot;&amp;[.N$1]&amp;&quot;=&gt;&quot;&amp;[.N46]&amp;&quot;,&quot;)">
            <text:p/>
          </table:table-cell>
          <table:table-cell table:formula="of:=IF([.O46]=0;&quot;&quot;;&quot;&quot;&amp;[.O$1]&amp;&quot;=&gt;&quot;&amp;[.O46]&amp;&quot;,&quot;)" office:value-type="string" office:string-value="9=&gt;41,">
            <text:p>9=&gt;41,</text:p>
          </table:table-cell>
          <table:table-cell table:formula="of:=IF([.P46]=0;&quot;&quot;;&quot;&quot;&amp;[.P$1]&amp;&quot;=&gt;&quot;&amp;[.P46]&amp;&quot;,&quot;)" office:value-type="string" office:string-value="10=&gt;42,">
            <text:p>10=&gt;42,</text:p>
          </table:table-cell>
          <table:table-cell table:formula="of:=IF([.Q46]=0;&quot;&quot;;&quot;&quot;&amp;[.Q$1]&amp;&quot;=&gt;&quot;&amp;[.Q46]&amp;&quot;,&quot;)" office:value-type="string" office:string-value="11=&gt;57,">
            <text:p>11=&gt;57,</text:p>
          </table:table-cell>
          <table:table-cell table:formula="of:=IF([.R46]=0;&quot;&quot;;&quot;&quot;&amp;[.R$1]&amp;&quot;=&gt;&quot;&amp;[.R46]&amp;&quot;,&quot;)" office:value-type="string" office:string-value="12=&gt;50,">
            <text:p>12=&gt;50,</text:p>
          </table:table-cell>
          <table:table-cell table:formula="of:=IF([.S46]=0;&quot;&quot;;&quot;&quot;&amp;[.S$1]&amp;&quot;=&gt;&quot;&amp;[.S46]&amp;&quot;,&quot;)" office:value-type="string" office:string-value="13=&gt;38,">
            <text:p>13=&gt;38,</text:p>
          </table:table-cell>
          <table:table-cell table:formula="of:=IF([.T46]=0;&quot;&quot;;&quot;&quot;&amp;[.T$1]&amp;&quot;=&gt;&quot;&amp;[.T46]&amp;&quot;,&quot;)" office:value-type="string" office:string-value="14=&gt;31,">
            <text:p>14=&gt;31,</text:p>
          </table:table-cell>
          <table:table-cell table:formula="of:=IF([.U46]=0;&quot;&quot;;&quot;&quot;&amp;[.U$1]&amp;&quot;=&gt;&quot;&amp;[.U46]&amp;&quot;,&quot;)" office:value-type="string" office:string-value="15=&gt;27,">
            <text:p>15=&gt;27,</text:p>
          </table:table-cell>
          <table:table-cell table:formula="of:=IF([.V46]=0;&quot;&quot;;&quot;&quot;&amp;[.V$1]&amp;&quot;=&gt;&quot;&amp;[.V46]&amp;&quot;,&quot;)" office:value-type="string" office:string-value="16=&gt;33,">
            <text:p>16=&gt;33,</text:p>
          </table:table-cell>
          <table:table-cell table:formula="of:=IF([.W46]=0;&quot;&quot;;&quot;&quot;&amp;[.W$1]&amp;&quot;=&gt;&quot;&amp;[.W46]&amp;&quot;,&quot;)" office:value-type="string" office:string-value="17=&gt;26,">
            <text:p>17=&gt;26,</text:p>
          </table:table-cell>
          <table:table-cell table:formula="of:=IF([.X46]=0;&quot;&quot;;&quot;&quot;&amp;[.X$1]&amp;&quot;=&gt;&quot;&amp;[.X46]&amp;&quot;,&quot;)" office:value-type="string" office:string-value="18=&gt;40,">
            <text:p>18=&gt;40,</text:p>
          </table:table-cell>
          <table:table-cell table:formula="of:=IF([.Y46]=0;&quot;&quot;;&quot;&quot;&amp;[.Y$1]&amp;&quot;=&gt;&quot;&amp;[.Y46]&amp;&quot;,&quot;)" office:value-type="string" office:string-value="19=&gt;42,">
            <text:p>19=&gt;42,</text:p>
          </table:table-cell>
          <table:table-cell table:formula="of:=IF([.Z46]=0;&quot;&quot;;&quot;&quot;&amp;[.Z$1]&amp;&quot;=&gt;&quot;&amp;[.Z46]&amp;&quot;,&quot;)" office:value-type="string" office:string-value="20=&gt;31,">
            <text:p>20=&gt;31,</text:p>
          </table:table-cell>
          <table:table-cell table:formula="of:=IF([.AA46]=0;&quot;&quot;;&quot;&quot;&amp;[.AA$1]&amp;&quot;=&gt;&quot;&amp;[.AA46]&amp;&quot;,&quot;)" office:value-type="string" office:string-value="21=&gt;25,">
            <text:p>21=&gt;25,</text:p>
          </table:table-cell>
          <table:table-cell table:formula="of:=IF([.AB46]=0;&quot;&quot;;&quot;&quot;&amp;[.AB$1]&amp;&quot;=&gt;&quot;&amp;[.AB46]&amp;&quot;,&quot;)">
            <text:p/>
          </table:table-cell>
          <table:table-cell table:formula="of:=IF([.AC46]=0;&quot;&quot;;&quot;&quot;&amp;[.AC$1]&amp;&quot;=&gt;&quot;&amp;[.AC46]&amp;&quot;,&quot;)">
            <text:p/>
          </table:table-cell>
          <table:table-cell table:formula="of:=IF([.AD46]=0;&quot;&quot;;&quot;&quot;&amp;[.AD$1]&amp;&quot;=&gt;&quot;&amp;[.AD46]&amp;&quot;,&quot;)">
            <text:p/>
          </table:table-cell>
          <table:table-cell table:formula="of:=IF([.AE46]=0;&quot;&quot;;&quot;&quot;&amp;[.AE$1]&amp;&quot;=&gt;&quot;&amp;[.AE46]&amp;&quot;,&quot;)">
            <text:p/>
          </table:table-cell>
          <table:table-cell table:formula="of:=IF([.AF46]=0;&quot;&quot;;&quot;&quot;&amp;[.AF$1]&amp;&quot;=&gt;&quot;&amp;[.AF46]&amp;&quot;,&quot;)">
            <text:p/>
          </table:table-cell>
          <table:table-cell table:formula="of:=IF([.AG46]=0;&quot;&quot;;&quot;&quot;&amp;[.AG$1]&amp;&quot;=&gt;&quot;&amp;[.AG46]&amp;&quot;,&quot;)">
            <text:p/>
          </table:table-cell>
          <table:table-cell table:formula="of:=IF([.AH46]=0;&quot;&quot;;&quot;&quot;&amp;[.AH$1]&amp;&quot;=&gt;&quot;&amp;[.AH46]&amp;&quot;,&quot;)">
            <text:p/>
          </table:table-cell>
          <table:table-cell table:formula="of:=IF([.AI46]=0;&quot;&quot;;&quot;&quot;&amp;[.AI$1]&amp;&quot;=&gt;&quot;&amp;[.AI46]&amp;&quot;,&quot;)">
            <text:p/>
          </table:table-cell>
          <table:table-cell table:formula="of:=IF([.AJ46]=0;&quot;&quot;;&quot;&quot;&amp;[.AJ$1]&amp;&quot;=&gt;&quot;&amp;[.AJ46]&amp;&quot;,&quot;)">
            <text:p/>
          </table:table-cell>
          <table:table-cell table:formula="of:=IF([.AK46]=0;&quot;&quot;;&quot;&quot;&amp;[.AK$1]&amp;&quot;=&gt;&quot;&amp;[.AK46]&amp;&quot;,&quot;)">
            <text:p/>
          </table:table-cell>
          <table:table-cell table:formula="of:=IF([.AL46]=0;&quot;&quot;;&quot;&quot;&amp;[.AL$1]&amp;&quot;=&gt;&quot;&amp;[.AL46]&amp;&quot;,&quot;)">
            <text:p/>
          </table:table-cell>
          <table:table-cell table:formula="of:=IF([.AM46]=0;&quot;&quot;;&quot;&quot;&amp;[.AM$1]&amp;&quot;=&gt;&quot;&amp;[.AM46]&amp;&quot;,&quot;)">
            <text:p/>
          </table:table-cell>
          <table:table-cell table:formula="of:=IF([.AN46]=0;&quot;&quot;;&quot;&quot;&amp;[.AN$1]&amp;&quot;=&gt;&quot;&amp;[.AN46]&amp;&quot;,&quot;)">
            <text:p/>
          </table:table-cell>
          <table:table-cell table:formula="of:=IF([.AO46]=0;&quot;&quot;;&quot;&quot;&amp;[.AO$1]&amp;&quot;=&gt;&quot;&amp;[.AO46]&amp;&quot;,&quot;)">
            <text:p/>
          </table:table-cell>
          <table:table-cell table:formula="of:=IF([.AP46]=0;&quot;&quot;;&quot;&quot;&amp;[.AP$1]&amp;&quot;=&gt;&quot;&amp;[.AP46]&amp;&quot;,&quot;)">
            <text:p/>
          </table:table-cell>
          <table:table-cell table:formula="of:=IF([.AQ46]=0;&quot;&quot;;&quot;&quot;&amp;[.AQ$1]&amp;&quot;=&gt;&quot;&amp;[.AQ46]&amp;&quot;,&quot;)">
            <text:p/>
          </table:table-cell>
          <table:table-cell table:formula="of:=IF([.AR46]=0;&quot;&quot;;&quot;&quot;&amp;[.AR$1]&amp;&quot;=&gt;&quot;&amp;[.AR46]&amp;&quot;,&quot;)">
            <text:p/>
          </table:table-cell>
          <table:table-cell table:formula="of:=IF([.AS46]=0;&quot;&quot;;&quot;&quot;&amp;[.AS$1]&amp;&quot;=&gt;&quot;&amp;[.AS46]&amp;&quot;,&quot;)">
            <text:p/>
          </table:table-cell>
          <table:table-cell table:formula="of:=IF([.AT46]=0;&quot;&quot;;&quot;&quot;&amp;[.AT$1]&amp;&quot;=&gt;&quot;&amp;[.AT46]&amp;&quot;,&quot;)">
            <text:p/>
          </table:table-cell>
          <table:table-cell table:formula="of:=IF([.AU46]=0;&quot;&quot;;&quot;&quot;&amp;[.AU$1]&amp;&quot;=&gt;&quot;&amp;[.AU46]&amp;&quot;,&quot;)">
            <text:p/>
          </table:table-cell>
          <table:table-cell table:formula="of:=IF([.AV46]=0;&quot;&quot;;&quot;&quot;&amp;[.AV$1]&amp;&quot;=&gt;&quot;&amp;[.AV46]&amp;&quot;,&quot;)">
            <text:p/>
          </table:table-cell>
          <table:table-cell table:formula="of:=IF([.AW46]=0;&quot;&quot;;&quot;&quot;&amp;[.AW$1]&amp;&quot;=&gt;&quot;&amp;[.AW46]&amp;&quot;,&quot;)">
            <text:p/>
          </table:table-cell>
          <table:table-cell table:formula="of:=IF([.AX46]=0;&quot;&quot;;&quot;&quot;&amp;[.AX$1]&amp;&quot;=&gt;&quot;&amp;[.AX46]&amp;&quot;,&quot;)">
            <text:p/>
          </table:table-cell>
          <table:table-cell table:formula="of:=IF([.AY46]=0;&quot;&quot;;&quot;&quot;&amp;[.AY$1]&amp;&quot;=&gt;&quot;&amp;[.AY46]&amp;&quot;,&quot;)">
            <text:p/>
          </table:table-cell>
          <table:table-cell table:formula="of:=IF([.AZ46]=0;&quot;&quot;;&quot;&quot;&amp;[.AZ$1]&amp;&quot;=&gt;&quot;&amp;[.AZ46]&amp;&quot;,&quot;)">
            <text:p/>
          </table:table-cell>
          <table:table-cell table:formula="of:=IF([.BA46]=0;&quot;&quot;;&quot;&quot;&amp;[.BA$1]&amp;&quot;=&gt;&quot;&amp;[.BA46]&amp;&quot;,&quot;)">
            <text:p/>
          </table:table-cell>
          <table:table-cell table:formula="of:=IF([.BB46]=0;&quot;&quot;;&quot;&quot;&amp;[.BB$1]&amp;&quot;=&gt;&quot;&amp;[.BB46]&amp;&quot;,&quot;)">
            <text:p/>
          </table:table-cell>
          <table:table-cell table:formula="of:=IF([.BC46]=0;&quot;&quot;;&quot;&quot;&amp;[.BC$1]&amp;&quot;=&gt;&quot;&amp;[.BC46]&amp;&quot;,&quot;)">
            <text:p/>
          </table:table-cell>
          <table:table-cell table:formula="of:=IF([.BD46]=0;&quot;&quot;;&quot;&quot;&amp;[.BD$1]&amp;&quot;=&gt;&quot;&amp;[.BD46]&amp;&quot;,&quot;)">
            <text:p/>
          </table:table-cell>
          <table:table-cell table:formula="of:=IF([.BE46]=0;&quot;&quot;;&quot;&quot;&amp;[.BE$1]&amp;&quot;=&gt;&quot;&amp;[.BE46]&amp;&quot;,&quot;)">
            <text:p/>
          </table:table-cell>
          <table:table-cell table:formula="of:=IF([.BF46]=0;&quot;&quot;;&quot;&quot;&amp;[.BF$1]&amp;&quot;=&gt;&quot;&amp;[.BF46]&amp;&quot;,&quot;)">
            <text:p/>
          </table:table-cell>
          <table:table-cell table:formula="of:=IF([.BG46]=0;&quot;&quot;;&quot;&quot;&amp;[.BG$1]&amp;&quot;=&gt;&quot;&amp;[.BG46]&amp;&quot;,&quot;)">
            <text:p/>
          </table:table-cell>
          <table:table-cell table:formula="of:=IF([.BH46]=0;&quot;&quot;;&quot;&quot;&amp;[.BH$1]&amp;&quot;=&gt;&quot;&amp;[.BH46]&amp;&quot;,&quot;)">
            <text:p/>
          </table:table-cell>
          <table:table-cell table:formula="of:=IF([.BI46]=0;&quot;&quot;;&quot;&quot;&amp;[.BI$1]&amp;&quot;=&gt;&quot;&amp;[.BI46]&amp;&quot;,&quot;)">
            <text:p/>
          </table:table-cell>
          <table:table-cell table:formula="of:=IF([.BJ46]=0;&quot;&quot;;&quot;&quot;&amp;[.BJ$1]&amp;&quot;=&gt;&quot;&amp;[.BJ46]&amp;&quot;,&quot;)">
            <text:p/>
          </table:table-cell>
          <table:table-cell table:formula="of:=IF([.BK46]=0;&quot;&quot;;&quot;&quot;&amp;[.BK$1]&amp;&quot;=&gt;&quot;&amp;[.BK46]&amp;&quot;,&quot;)">
            <text:p/>
          </table:table-cell>
          <table:table-cell table:formula="of:=IF([.BL46]=0;&quot;&quot;;&quot;&quot;&amp;[.BL$1]&amp;&quot;=&gt;&quot;&amp;[.BL46]&amp;&quot;,&quot;)">
            <text:p/>
          </table:table-cell>
          <table:table-cell table:formula="of:=IF([.BM46]=0;&quot;&quot;;&quot;&quot;&amp;[.BM$1]&amp;&quot;=&gt;&quot;&amp;[.BM46]&amp;&quot;,&quot;)">
            <text:p/>
          </table:table-cell>
          <table:table-cell table:formula="of:=IF([.BN46]=0;&quot;&quot;;&quot;&quot;&amp;[.BN$1]&amp;&quot;=&gt;&quot;&amp;[.BN46]&amp;&quot;,&quot;)">
            <text:p/>
          </table:table-cell>
          <table:table-cell table:formula="of:=IF([.BO46]=0;&quot;&quot;;&quot;&quot;&amp;[.BO$1]&amp;&quot;=&gt;&quot;&amp;[.BO46]&amp;&quot;,&quot;)">
            <text:p/>
          </table:table-cell>
          <table:table-cell table:formula="of:=IF([.BP46]=0;&quot;&quot;;&quot;&quot;&amp;[.BP$1]&amp;&quot;=&gt;&quot;&amp;[.BP46]&amp;&quot;,&quot;)">
            <text:p/>
          </table:table-cell>
          <table:table-cell table:formula="of:=IF([.BQ46]=0;&quot;&quot;;&quot;&quot;&amp;[.BQ$1]&amp;&quot;=&gt;&quot;&amp;[.BQ46]&amp;&quot;,&quot;)">
            <text:p/>
          </table:table-cell>
          <table:table-cell table:formula="of:=IF([.BR46]=0;&quot;&quot;;&quot;&quot;&amp;[.BR$1]&amp;&quot;=&gt;&quot;&amp;[.BR46]&amp;&quot;,&quot;)">
            <text:p/>
          </table:table-cell>
          <table:table-cell table:formula="of:=IF([.BS46]=0;&quot;&quot;;&quot;&quot;&amp;[.BS$1]&amp;&quot;=&gt;&quot;&amp;[.BS46]&amp;&quot;,&quot;)">
            <text:p/>
          </table:table-cell>
          <table:table-cell table:formula="of:=IF([.BT46]=0;&quot;&quot;;&quot;&quot;&amp;[.BT$1]&amp;&quot;=&gt;&quot;&amp;[.BT4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Acts.A1">Acts</text:a></text:span></text:p>
          </table:table-cell>
          <table:table-cell office:value-type="float" office:value="1007">
            <text:p>1007</text:p>
          </table:table-cell>
          <table:table-cell office:value-type="string">
            <text:p>Acts28:31 </text:p>
          </table:table-cell>
          <table:table-cell table:formula="of:=CONCATENATE(&quot;'&quot;&amp;[.A47]&amp;&quot;' =&gt; array( 'chapters'=&gt;&quot;&amp;[.E47]&amp;&quot;, 'verses'=&gt;&quot;&amp;[.F47]&amp;&quot;,&quot;; [.BX47]; &quot; ),&quot;)" office:value-type="string" office:string-value="'Acts' =&gt; array( 'chapters'=&gt;28, 'verses'=&gt;1007,1=&gt;26,2=&gt;47,3=&gt;26,4=&gt;37,5=&gt;42,6=&gt;15,7=&gt;60,8=&gt;40,9=&gt;43,10=&gt;48,11=&gt;30,12=&gt;25,13=&gt;52,14=&gt;28,15=&gt;41,16=&gt;40,17=&gt;34,18=&gt;28,19=&gt;41,20=&gt;38,21=&gt;40,22=&gt;30,23=&gt;35,24=&gt;27,25=&gt;27,26=&gt;32,27=&gt;44,28=&gt;31,28=&gt;31, ),">
            <text:p>'Acts' =&gt; array( 'chapters'=&gt;28, 'verses'=&gt;1007,1=&gt;26,2=&gt;47,3=&gt;26,4=&gt;37,5=&gt;42,6=&gt;15,7=&gt;60,8=&gt;40,9=&gt;43,10=&gt;48,11=&gt;30,12=&gt;25,13=&gt;52,14=&gt;28,15=&gt;41,16=&gt;40,17=&gt;34,18=&gt;28,19=&gt;41,20=&gt;38,21=&gt;40,22=&gt;30,23=&gt;35,24=&gt;27,25=&gt;27,26=&gt;32,27=&gt;44,28=&gt;31,28=&gt;31, ),</text:p>
          </table:table-cell>
          <table:table-cell office:value-type="float" office:value="28">
            <text:p>28</text:p>
          </table:table-cell>
          <table:table-cell table:formula="of:=SUM([.G47:.BT47])" office:value-type="float" office:value="1007">
            <text:p>1007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number-columns-repeated="2" table:style-name="ce1" office:value-type="float" office:value="27">
            <text:p>2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1">
            <text:p>31</text:p>
          </table:table-cell>
          <table:table-cell table:number-columns-repeated="38"/>
          <table:table-cell table:formula="of:=CONCATENATE([.BY47];[.BZ47];[.CA47];[.CB47];[.CC47];[.CD47];[.CE47];[.CF47];[.CG47];[.CH47];[.CI47];[.CJ47];[.CK47];[.CL47];[.CM47];[.CN47];[.CO47];[.CP47];[.CQ47];[.CR47];[.CS47];[.CT47];[.CU47];[.CV47];[.CW47];[.CX47];[.CY47];[.CZ47])" office:value-type="string" office:string-value="1=&gt;26,2=&gt;47,3=&gt;26,4=&gt;37,5=&gt;42,6=&gt;15,7=&gt;60,8=&gt;40,9=&gt;43,10=&gt;48,11=&gt;30,12=&gt;25,13=&gt;52,14=&gt;28,15=&gt;41,16=&gt;40,17=&gt;34,18=&gt;28,19=&gt;41,20=&gt;38,21=&gt;40,22=&gt;30,23=&gt;35,24=&gt;27,25=&gt;27,26=&gt;32,27=&gt;44,28=&gt;31,">
            <text:p>1=&gt;26,2=&gt;47,3=&gt;26,4=&gt;37,5=&gt;42,6=&gt;15,7=&gt;60,8=&gt;40,9=&gt;43,10=&gt;48,11=&gt;30,12=&gt;25,13=&gt;52,14=&gt;28,15=&gt;41,16=&gt;40,17=&gt;34,18=&gt;28,19=&gt;41,20=&gt;38,21=&gt;40,22=&gt;30,23=&gt;35,24=&gt;27,25=&gt;27,26=&gt;32,27=&gt;44,28=&gt;31,</text:p>
          </table:table-cell>
          <table:table-cell table:formula="of:=CONCATENATE([.CZ47];[.DA47];[.DB47];[.DC47];[.DD47];[.DE47];[.DF47];[.DG47];[.DH47];[.DI47];[.DJ47];[.DK47];[.DL47];[.DM47];[.DN47];[.DO47];[.DP47];[.DQ47];[.DR47];[.DS47];[.DT47];[.DU47];[.DV47];[.DW47];[.DX47];[.DY47];[.DZ47])" office:value-type="string" office:string-value="28=&gt;31,">
            <text:p>28=&gt;31,</text:p>
          </table:table-cell>
          <table:table-cell table:formula="of:=CONCATENATE([.EA47];[.EB47];[.EC47];[.ED47];[.EE47];[.EF47];[.EG47];[.EH47];[.EI47];[.EJ47];[.EK47];[.EL47])">
            <text:p/>
          </table:table-cell>
          <table:table-cell table:formula="of:=CONCATENATE([.BU47];[.BV47];[.BW47])" office:value-type="string" office:string-value="1=&gt;26,2=&gt;47,3=&gt;26,4=&gt;37,5=&gt;42,6=&gt;15,7=&gt;60,8=&gt;40,9=&gt;43,10=&gt;48,11=&gt;30,12=&gt;25,13=&gt;52,14=&gt;28,15=&gt;41,16=&gt;40,17=&gt;34,18=&gt;28,19=&gt;41,20=&gt;38,21=&gt;40,22=&gt;30,23=&gt;35,24=&gt;27,25=&gt;27,26=&gt;32,27=&gt;44,28=&gt;31,28=&gt;31,">
            <text:p>1=&gt;26,2=&gt;47,3=&gt;26,4=&gt;37,5=&gt;42,6=&gt;15,7=&gt;60,8=&gt;40,9=&gt;43,10=&gt;48,11=&gt;30,12=&gt;25,13=&gt;52,14=&gt;28,15=&gt;41,16=&gt;40,17=&gt;34,18=&gt;28,19=&gt;41,20=&gt;38,21=&gt;40,22=&gt;30,23=&gt;35,24=&gt;27,25=&gt;27,26=&gt;32,27=&gt;44,28=&gt;31,28=&gt;31,</text:p>
          </table:table-cell>
          <table:table-cell table:formula="of:=IF([.G47]=0;&quot;&quot;;&quot;&quot;&amp;[.G$1]&amp;&quot;=&gt;&quot;&amp;[.G47]&amp;&quot;,&quot;)" office:value-type="string" office:string-value="1=&gt;26,">
            <text:p>1=&gt;26,</text:p>
          </table:table-cell>
          <table:table-cell table:formula="of:=IF([.H47]=0;&quot;&quot;;&quot;&quot;&amp;[.H$1]&amp;&quot;=&gt;&quot;&amp;[.H47]&amp;&quot;,&quot;)" office:value-type="string" office:string-value="2=&gt;47,">
            <text:p>2=&gt;47,</text:p>
          </table:table-cell>
          <table:table-cell table:formula="of:=IF([.I47]=0;&quot;&quot;;&quot;&quot;&amp;[.I$1]&amp;&quot;=&gt;&quot;&amp;[.I47]&amp;&quot;,&quot;)" office:value-type="string" office:string-value="3=&gt;26,">
            <text:p>3=&gt;26,</text:p>
          </table:table-cell>
          <table:table-cell table:formula="of:=IF([.J47]=0;&quot;&quot;;&quot;&quot;&amp;[.J$1]&amp;&quot;=&gt;&quot;&amp;[.J47]&amp;&quot;,&quot;)" office:value-type="string" office:string-value="4=&gt;37,">
            <text:p>4=&gt;37,</text:p>
          </table:table-cell>
          <table:table-cell table:formula="of:=IF([.K47]=0;&quot;&quot;;&quot;&quot;&amp;[.K$1]&amp;&quot;=&gt;&quot;&amp;[.K47]&amp;&quot;,&quot;)" office:value-type="string" office:string-value="5=&gt;42,">
            <text:p>5=&gt;42,</text:p>
          </table:table-cell>
          <table:table-cell table:formula="of:=IF([.L47]=0;&quot;&quot;;&quot;&quot;&amp;[.L$1]&amp;&quot;=&gt;&quot;&amp;[.L47]&amp;&quot;,&quot;)" office:value-type="string" office:string-value="6=&gt;15,">
            <text:p>6=&gt;15,</text:p>
          </table:table-cell>
          <table:table-cell table:formula="of:=IF([.M47]=0;&quot;&quot;;&quot;&quot;&amp;[.M$1]&amp;&quot;=&gt;&quot;&amp;[.M47]&amp;&quot;,&quot;)" office:value-type="string" office:string-value="7=&gt;60,">
            <text:p>7=&gt;60,</text:p>
          </table:table-cell>
          <table:table-cell table:formula="of:=IF([.N47]=0;&quot;&quot;;&quot;&quot;&amp;[.N$1]&amp;&quot;=&gt;&quot;&amp;[.N47]&amp;&quot;,&quot;)" office:value-type="string" office:string-value="8=&gt;40,">
            <text:p>8=&gt;40,</text:p>
          </table:table-cell>
          <table:table-cell table:formula="of:=IF([.O47]=0;&quot;&quot;;&quot;&quot;&amp;[.O$1]&amp;&quot;=&gt;&quot;&amp;[.O47]&amp;&quot;,&quot;)" office:value-type="string" office:string-value="9=&gt;43,">
            <text:p>9=&gt;43,</text:p>
          </table:table-cell>
          <table:table-cell table:formula="of:=IF([.P47]=0;&quot;&quot;;&quot;&quot;&amp;[.P$1]&amp;&quot;=&gt;&quot;&amp;[.P47]&amp;&quot;,&quot;)" office:value-type="string" office:string-value="10=&gt;48,">
            <text:p>10=&gt;48,</text:p>
          </table:table-cell>
          <table:table-cell table:formula="of:=IF([.Q47]=0;&quot;&quot;;&quot;&quot;&amp;[.Q$1]&amp;&quot;=&gt;&quot;&amp;[.Q47]&amp;&quot;,&quot;)" office:value-type="string" office:string-value="11=&gt;30,">
            <text:p>11=&gt;30,</text:p>
          </table:table-cell>
          <table:table-cell table:formula="of:=IF([.R47]=0;&quot;&quot;;&quot;&quot;&amp;[.R$1]&amp;&quot;=&gt;&quot;&amp;[.R47]&amp;&quot;,&quot;)" office:value-type="string" office:string-value="12=&gt;25,">
            <text:p>12=&gt;25,</text:p>
          </table:table-cell>
          <table:table-cell table:formula="of:=IF([.S47]=0;&quot;&quot;;&quot;&quot;&amp;[.S$1]&amp;&quot;=&gt;&quot;&amp;[.S47]&amp;&quot;,&quot;)" office:value-type="string" office:string-value="13=&gt;52,">
            <text:p>13=&gt;52,</text:p>
          </table:table-cell>
          <table:table-cell table:formula="of:=IF([.T47]=0;&quot;&quot;;&quot;&quot;&amp;[.T$1]&amp;&quot;=&gt;&quot;&amp;[.T47]&amp;&quot;,&quot;)" office:value-type="string" office:string-value="14=&gt;28,">
            <text:p>14=&gt;28,</text:p>
          </table:table-cell>
          <table:table-cell table:formula="of:=IF([.U47]=0;&quot;&quot;;&quot;&quot;&amp;[.U$1]&amp;&quot;=&gt;&quot;&amp;[.U47]&amp;&quot;,&quot;)" office:value-type="string" office:string-value="15=&gt;41,">
            <text:p>15=&gt;41,</text:p>
          </table:table-cell>
          <table:table-cell table:formula="of:=IF([.V47]=0;&quot;&quot;;&quot;&quot;&amp;[.V$1]&amp;&quot;=&gt;&quot;&amp;[.V47]&amp;&quot;,&quot;)" office:value-type="string" office:string-value="16=&gt;40,">
            <text:p>16=&gt;40,</text:p>
          </table:table-cell>
          <table:table-cell table:formula="of:=IF([.W47]=0;&quot;&quot;;&quot;&quot;&amp;[.W$1]&amp;&quot;=&gt;&quot;&amp;[.W47]&amp;&quot;,&quot;)" office:value-type="string" office:string-value="17=&gt;34,">
            <text:p>17=&gt;34,</text:p>
          </table:table-cell>
          <table:table-cell table:formula="of:=IF([.X47]=0;&quot;&quot;;&quot;&quot;&amp;[.X$1]&amp;&quot;=&gt;&quot;&amp;[.X47]&amp;&quot;,&quot;)" office:value-type="string" office:string-value="18=&gt;28,">
            <text:p>18=&gt;28,</text:p>
          </table:table-cell>
          <table:table-cell table:formula="of:=IF([.Y47]=0;&quot;&quot;;&quot;&quot;&amp;[.Y$1]&amp;&quot;=&gt;&quot;&amp;[.Y47]&amp;&quot;,&quot;)" office:value-type="string" office:string-value="19=&gt;41,">
            <text:p>19=&gt;41,</text:p>
          </table:table-cell>
          <table:table-cell table:formula="of:=IF([.Z47]=0;&quot;&quot;;&quot;&quot;&amp;[.Z$1]&amp;&quot;=&gt;&quot;&amp;[.Z47]&amp;&quot;,&quot;)" office:value-type="string" office:string-value="20=&gt;38,">
            <text:p>20=&gt;38,</text:p>
          </table:table-cell>
          <table:table-cell table:formula="of:=IF([.AA47]=0;&quot;&quot;;&quot;&quot;&amp;[.AA$1]&amp;&quot;=&gt;&quot;&amp;[.AA47]&amp;&quot;,&quot;)" office:value-type="string" office:string-value="21=&gt;40,">
            <text:p>21=&gt;40,</text:p>
          </table:table-cell>
          <table:table-cell table:formula="of:=IF([.AB47]=0;&quot;&quot;;&quot;&quot;&amp;[.AB$1]&amp;&quot;=&gt;&quot;&amp;[.AB47]&amp;&quot;,&quot;)" office:value-type="string" office:string-value="22=&gt;30,">
            <text:p>22=&gt;30,</text:p>
          </table:table-cell>
          <table:table-cell table:formula="of:=IF([.AC47]=0;&quot;&quot;;&quot;&quot;&amp;[.AC$1]&amp;&quot;=&gt;&quot;&amp;[.AC47]&amp;&quot;,&quot;)" office:value-type="string" office:string-value="23=&gt;35,">
            <text:p>23=&gt;35,</text:p>
          </table:table-cell>
          <table:table-cell table:formula="of:=IF([.AD47]=0;&quot;&quot;;&quot;&quot;&amp;[.AD$1]&amp;&quot;=&gt;&quot;&amp;[.AD47]&amp;&quot;,&quot;)" office:value-type="string" office:string-value="24=&gt;27,">
            <text:p>24=&gt;27,</text:p>
          </table:table-cell>
          <table:table-cell table:formula="of:=IF([.AE47]=0;&quot;&quot;;&quot;&quot;&amp;[.AE$1]&amp;&quot;=&gt;&quot;&amp;[.AE47]&amp;&quot;,&quot;)" office:value-type="string" office:string-value="25=&gt;27,">
            <text:p>25=&gt;27,</text:p>
          </table:table-cell>
          <table:table-cell table:formula="of:=IF([.AF47]=0;&quot;&quot;;&quot;&quot;&amp;[.AF$1]&amp;&quot;=&gt;&quot;&amp;[.AF47]&amp;&quot;,&quot;)" office:value-type="string" office:string-value="26=&gt;32,">
            <text:p>26=&gt;32,</text:p>
          </table:table-cell>
          <table:table-cell table:formula="of:=IF([.AG47]=0;&quot;&quot;;&quot;&quot;&amp;[.AG$1]&amp;&quot;=&gt;&quot;&amp;[.AG47]&amp;&quot;,&quot;)" office:value-type="string" office:string-value="27=&gt;44,">
            <text:p>27=&gt;44,</text:p>
          </table:table-cell>
          <table:table-cell table:formula="of:=IF([.AH47]=0;&quot;&quot;;&quot;&quot;&amp;[.AH$1]&amp;&quot;=&gt;&quot;&amp;[.AH47]&amp;&quot;,&quot;)" office:value-type="string" office:string-value="28=&gt;31,">
            <text:p>28=&gt;31,</text:p>
          </table:table-cell>
          <table:table-cell table:formula="of:=IF([.AI47]=0;&quot;&quot;;&quot;&quot;&amp;[.AI$1]&amp;&quot;=&gt;&quot;&amp;[.AI47]&amp;&quot;,&quot;)">
            <text:p/>
          </table:table-cell>
          <table:table-cell table:formula="of:=IF([.AJ47]=0;&quot;&quot;;&quot;&quot;&amp;[.AJ$1]&amp;&quot;=&gt;&quot;&amp;[.AJ47]&amp;&quot;,&quot;)">
            <text:p/>
          </table:table-cell>
          <table:table-cell table:formula="of:=IF([.AK47]=0;&quot;&quot;;&quot;&quot;&amp;[.AK$1]&amp;&quot;=&gt;&quot;&amp;[.AK47]&amp;&quot;,&quot;)">
            <text:p/>
          </table:table-cell>
          <table:table-cell table:formula="of:=IF([.AL47]=0;&quot;&quot;;&quot;&quot;&amp;[.AL$1]&amp;&quot;=&gt;&quot;&amp;[.AL47]&amp;&quot;,&quot;)">
            <text:p/>
          </table:table-cell>
          <table:table-cell table:formula="of:=IF([.AM47]=0;&quot;&quot;;&quot;&quot;&amp;[.AM$1]&amp;&quot;=&gt;&quot;&amp;[.AM47]&amp;&quot;,&quot;)">
            <text:p/>
          </table:table-cell>
          <table:table-cell table:formula="of:=IF([.AN47]=0;&quot;&quot;;&quot;&quot;&amp;[.AN$1]&amp;&quot;=&gt;&quot;&amp;[.AN47]&amp;&quot;,&quot;)">
            <text:p/>
          </table:table-cell>
          <table:table-cell table:formula="of:=IF([.AO47]=0;&quot;&quot;;&quot;&quot;&amp;[.AO$1]&amp;&quot;=&gt;&quot;&amp;[.AO47]&amp;&quot;,&quot;)">
            <text:p/>
          </table:table-cell>
          <table:table-cell table:formula="of:=IF([.AP47]=0;&quot;&quot;;&quot;&quot;&amp;[.AP$1]&amp;&quot;=&gt;&quot;&amp;[.AP47]&amp;&quot;,&quot;)">
            <text:p/>
          </table:table-cell>
          <table:table-cell table:formula="of:=IF([.AQ47]=0;&quot;&quot;;&quot;&quot;&amp;[.AQ$1]&amp;&quot;=&gt;&quot;&amp;[.AQ47]&amp;&quot;,&quot;)">
            <text:p/>
          </table:table-cell>
          <table:table-cell table:formula="of:=IF([.AR47]=0;&quot;&quot;;&quot;&quot;&amp;[.AR$1]&amp;&quot;=&gt;&quot;&amp;[.AR47]&amp;&quot;,&quot;)">
            <text:p/>
          </table:table-cell>
          <table:table-cell table:formula="of:=IF([.AS47]=0;&quot;&quot;;&quot;&quot;&amp;[.AS$1]&amp;&quot;=&gt;&quot;&amp;[.AS47]&amp;&quot;,&quot;)">
            <text:p/>
          </table:table-cell>
          <table:table-cell table:formula="of:=IF([.AT47]=0;&quot;&quot;;&quot;&quot;&amp;[.AT$1]&amp;&quot;=&gt;&quot;&amp;[.AT47]&amp;&quot;,&quot;)">
            <text:p/>
          </table:table-cell>
          <table:table-cell table:formula="of:=IF([.AU47]=0;&quot;&quot;;&quot;&quot;&amp;[.AU$1]&amp;&quot;=&gt;&quot;&amp;[.AU47]&amp;&quot;,&quot;)">
            <text:p/>
          </table:table-cell>
          <table:table-cell table:formula="of:=IF([.AV47]=0;&quot;&quot;;&quot;&quot;&amp;[.AV$1]&amp;&quot;=&gt;&quot;&amp;[.AV47]&amp;&quot;,&quot;)">
            <text:p/>
          </table:table-cell>
          <table:table-cell table:formula="of:=IF([.AW47]=0;&quot;&quot;;&quot;&quot;&amp;[.AW$1]&amp;&quot;=&gt;&quot;&amp;[.AW47]&amp;&quot;,&quot;)">
            <text:p/>
          </table:table-cell>
          <table:table-cell table:formula="of:=IF([.AX47]=0;&quot;&quot;;&quot;&quot;&amp;[.AX$1]&amp;&quot;=&gt;&quot;&amp;[.AX47]&amp;&quot;,&quot;)">
            <text:p/>
          </table:table-cell>
          <table:table-cell table:formula="of:=IF([.AY47]=0;&quot;&quot;;&quot;&quot;&amp;[.AY$1]&amp;&quot;=&gt;&quot;&amp;[.AY47]&amp;&quot;,&quot;)">
            <text:p/>
          </table:table-cell>
          <table:table-cell table:formula="of:=IF([.AZ47]=0;&quot;&quot;;&quot;&quot;&amp;[.AZ$1]&amp;&quot;=&gt;&quot;&amp;[.AZ47]&amp;&quot;,&quot;)">
            <text:p/>
          </table:table-cell>
          <table:table-cell table:formula="of:=IF([.BA47]=0;&quot;&quot;;&quot;&quot;&amp;[.BA$1]&amp;&quot;=&gt;&quot;&amp;[.BA47]&amp;&quot;,&quot;)">
            <text:p/>
          </table:table-cell>
          <table:table-cell table:formula="of:=IF([.BB47]=0;&quot;&quot;;&quot;&quot;&amp;[.BB$1]&amp;&quot;=&gt;&quot;&amp;[.BB47]&amp;&quot;,&quot;)">
            <text:p/>
          </table:table-cell>
          <table:table-cell table:formula="of:=IF([.BC47]=0;&quot;&quot;;&quot;&quot;&amp;[.BC$1]&amp;&quot;=&gt;&quot;&amp;[.BC47]&amp;&quot;,&quot;)">
            <text:p/>
          </table:table-cell>
          <table:table-cell table:formula="of:=IF([.BD47]=0;&quot;&quot;;&quot;&quot;&amp;[.BD$1]&amp;&quot;=&gt;&quot;&amp;[.BD47]&amp;&quot;,&quot;)">
            <text:p/>
          </table:table-cell>
          <table:table-cell table:formula="of:=IF([.BE47]=0;&quot;&quot;;&quot;&quot;&amp;[.BE$1]&amp;&quot;=&gt;&quot;&amp;[.BE47]&amp;&quot;,&quot;)">
            <text:p/>
          </table:table-cell>
          <table:table-cell table:formula="of:=IF([.BF47]=0;&quot;&quot;;&quot;&quot;&amp;[.BF$1]&amp;&quot;=&gt;&quot;&amp;[.BF47]&amp;&quot;,&quot;)">
            <text:p/>
          </table:table-cell>
          <table:table-cell table:formula="of:=IF([.BG47]=0;&quot;&quot;;&quot;&quot;&amp;[.BG$1]&amp;&quot;=&gt;&quot;&amp;[.BG47]&amp;&quot;,&quot;)">
            <text:p/>
          </table:table-cell>
          <table:table-cell table:formula="of:=IF([.BH47]=0;&quot;&quot;;&quot;&quot;&amp;[.BH$1]&amp;&quot;=&gt;&quot;&amp;[.BH47]&amp;&quot;,&quot;)">
            <text:p/>
          </table:table-cell>
          <table:table-cell table:formula="of:=IF([.BI47]=0;&quot;&quot;;&quot;&quot;&amp;[.BI$1]&amp;&quot;=&gt;&quot;&amp;[.BI47]&amp;&quot;,&quot;)">
            <text:p/>
          </table:table-cell>
          <table:table-cell table:formula="of:=IF([.BJ47]=0;&quot;&quot;;&quot;&quot;&amp;[.BJ$1]&amp;&quot;=&gt;&quot;&amp;[.BJ47]&amp;&quot;,&quot;)">
            <text:p/>
          </table:table-cell>
          <table:table-cell table:formula="of:=IF([.BK47]=0;&quot;&quot;;&quot;&quot;&amp;[.BK$1]&amp;&quot;=&gt;&quot;&amp;[.BK47]&amp;&quot;,&quot;)">
            <text:p/>
          </table:table-cell>
          <table:table-cell table:formula="of:=IF([.BL47]=0;&quot;&quot;;&quot;&quot;&amp;[.BL$1]&amp;&quot;=&gt;&quot;&amp;[.BL47]&amp;&quot;,&quot;)">
            <text:p/>
          </table:table-cell>
          <table:table-cell table:formula="of:=IF([.BM47]=0;&quot;&quot;;&quot;&quot;&amp;[.BM$1]&amp;&quot;=&gt;&quot;&amp;[.BM47]&amp;&quot;,&quot;)">
            <text:p/>
          </table:table-cell>
          <table:table-cell table:formula="of:=IF([.BN47]=0;&quot;&quot;;&quot;&quot;&amp;[.BN$1]&amp;&quot;=&gt;&quot;&amp;[.BN47]&amp;&quot;,&quot;)">
            <text:p/>
          </table:table-cell>
          <table:table-cell table:formula="of:=IF([.BO47]=0;&quot;&quot;;&quot;&quot;&amp;[.BO$1]&amp;&quot;=&gt;&quot;&amp;[.BO47]&amp;&quot;,&quot;)">
            <text:p/>
          </table:table-cell>
          <table:table-cell table:formula="of:=IF([.BP47]=0;&quot;&quot;;&quot;&quot;&amp;[.BP$1]&amp;&quot;=&gt;&quot;&amp;[.BP47]&amp;&quot;,&quot;)">
            <text:p/>
          </table:table-cell>
          <table:table-cell table:formula="of:=IF([.BQ47]=0;&quot;&quot;;&quot;&quot;&amp;[.BQ$1]&amp;&quot;=&gt;&quot;&amp;[.BQ47]&amp;&quot;,&quot;)">
            <text:p/>
          </table:table-cell>
          <table:table-cell table:formula="of:=IF([.BR47]=0;&quot;&quot;;&quot;&quot;&amp;[.BR$1]&amp;&quot;=&gt;&quot;&amp;[.BR47]&amp;&quot;,&quot;)">
            <text:p/>
          </table:table-cell>
          <table:table-cell table:formula="of:=IF([.BS47]=0;&quot;&quot;;&quot;&quot;&amp;[.BS$1]&amp;&quot;=&gt;&quot;&amp;[.BS47]&amp;&quot;,&quot;)">
            <text:p/>
          </table:table-cell>
          <table:table-cell table:formula="of:=IF([.BT47]=0;&quot;&quot;;&quot;&quot;&amp;[.BT$1]&amp;&quot;=&gt;&quot;&amp;[.BT4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Romans.A1">Romans</text:a></text:span></text:p>
          </table:table-cell>
          <table:table-cell office:value-type="float" office:value="433">
            <text:p>433</text:p>
          </table:table-cell>
          <table:table-cell office:value-type="string">
            <text:p>Rom16:27 </text:p>
          </table:table-cell>
          <table:table-cell table:formula="of:=CONCATENATE(&quot;'&quot;&amp;[.A48]&amp;&quot;' =&gt; array( 'chapters'=&gt;&quot;&amp;[.E48]&amp;&quot;, 'verses'=&gt;&quot;&amp;[.F48]&amp;&quot;,&quot;; [.BX48]; &quot; ),&quot;)" office:value-type="string" office:string-value="'Romans' =&gt; array( 'chapters'=&gt;16, 'verses'=&gt;433,1=&gt;32,2=&gt;29,3=&gt;31,4=&gt;25,5=&gt;21,6=&gt;23,7=&gt;25,8=&gt;39,9=&gt;33,10=&gt;21,11=&gt;36,12=&gt;21,13=&gt;14,14=&gt;23,15=&gt;33,16=&gt;27, ),">
            <text:p>'Romans' =&gt; array( 'chapters'=&gt;16, 'verses'=&gt;433,1=&gt;32,2=&gt;29,3=&gt;31,4=&gt;25,5=&gt;21,6=&gt;23,7=&gt;25,8=&gt;39,9=&gt;33,10=&gt;21,11=&gt;36,12=&gt;21,13=&gt;14,14=&gt;23,15=&gt;33,16=&gt;27, ),</text:p>
          </table:table-cell>
          <table:table-cell office:value-type="float" office:value="16">
            <text:p>16</text:p>
          </table:table-cell>
          <table:table-cell table:formula="of:=SUM([.G48:.BT48])" office:value-type="float" office:value="433">
            <text:p>43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number-columns-repeated="50"/>
          <table:table-cell table:formula="of:=CONCATENATE([.BY48];[.BZ48];[.CA48];[.CB48];[.CC48];[.CD48];[.CE48];[.CF48];[.CG48];[.CH48];[.CI48];[.CJ48];[.CK48];[.CL48];[.CM48];[.CN48];[.CO48];[.CP48];[.CQ48];[.CR48];[.CS48];[.CT48];[.CU48];[.CV48];[.CW48];[.CX48];[.CY48];[.CZ48])" office:value-type="string" office:string-value="1=&gt;32,2=&gt;29,3=&gt;31,4=&gt;25,5=&gt;21,6=&gt;23,7=&gt;25,8=&gt;39,9=&gt;33,10=&gt;21,11=&gt;36,12=&gt;21,13=&gt;14,14=&gt;23,15=&gt;33,16=&gt;27,">
            <text:p>1=&gt;32,2=&gt;29,3=&gt;31,4=&gt;25,5=&gt;21,6=&gt;23,7=&gt;25,8=&gt;39,9=&gt;33,10=&gt;21,11=&gt;36,12=&gt;21,13=&gt;14,14=&gt;23,15=&gt;33,16=&gt;27,</text:p>
          </table:table-cell>
          <table:table-cell table:formula="of:=CONCATENATE([.CZ48];[.DA48];[.DB48];[.DC48];[.DD48];[.DE48];[.DF48];[.DG48];[.DH48];[.DI48];[.DJ48];[.DK48];[.DL48];[.DM48];[.DN48];[.DO48];[.DP48];[.DQ48];[.DR48];[.DS48];[.DT48];[.DU48];[.DV48];[.DW48];[.DX48];[.DY48];[.DZ48])">
            <text:p/>
          </table:table-cell>
          <table:table-cell table:formula="of:=CONCATENATE([.EA48];[.EB48];[.EC48];[.ED48];[.EE48];[.EF48];[.EG48];[.EH48];[.EI48];[.EJ48];[.EK48];[.EL48])">
            <text:p/>
          </table:table-cell>
          <table:table-cell table:formula="of:=CONCATENATE([.BU48];[.BV48];[.BW48])" office:value-type="string" office:string-value="1=&gt;32,2=&gt;29,3=&gt;31,4=&gt;25,5=&gt;21,6=&gt;23,7=&gt;25,8=&gt;39,9=&gt;33,10=&gt;21,11=&gt;36,12=&gt;21,13=&gt;14,14=&gt;23,15=&gt;33,16=&gt;27,">
            <text:p>1=&gt;32,2=&gt;29,3=&gt;31,4=&gt;25,5=&gt;21,6=&gt;23,7=&gt;25,8=&gt;39,9=&gt;33,10=&gt;21,11=&gt;36,12=&gt;21,13=&gt;14,14=&gt;23,15=&gt;33,16=&gt;27,</text:p>
          </table:table-cell>
          <table:table-cell table:formula="of:=IF([.G48]=0;&quot;&quot;;&quot;&quot;&amp;[.G$1]&amp;&quot;=&gt;&quot;&amp;[.G48]&amp;&quot;,&quot;)" office:value-type="string" office:string-value="1=&gt;32,">
            <text:p>1=&gt;32,</text:p>
          </table:table-cell>
          <table:table-cell table:formula="of:=IF([.H48]=0;&quot;&quot;;&quot;&quot;&amp;[.H$1]&amp;&quot;=&gt;&quot;&amp;[.H48]&amp;&quot;,&quot;)" office:value-type="string" office:string-value="2=&gt;29,">
            <text:p>2=&gt;29,</text:p>
          </table:table-cell>
          <table:table-cell table:formula="of:=IF([.I48]=0;&quot;&quot;;&quot;&quot;&amp;[.I$1]&amp;&quot;=&gt;&quot;&amp;[.I48]&amp;&quot;,&quot;)" office:value-type="string" office:string-value="3=&gt;31,">
            <text:p>3=&gt;31,</text:p>
          </table:table-cell>
          <table:table-cell table:formula="of:=IF([.J48]=0;&quot;&quot;;&quot;&quot;&amp;[.J$1]&amp;&quot;=&gt;&quot;&amp;[.J48]&amp;&quot;,&quot;)" office:value-type="string" office:string-value="4=&gt;25,">
            <text:p>4=&gt;25,</text:p>
          </table:table-cell>
          <table:table-cell table:formula="of:=IF([.K48]=0;&quot;&quot;;&quot;&quot;&amp;[.K$1]&amp;&quot;=&gt;&quot;&amp;[.K48]&amp;&quot;,&quot;)" office:value-type="string" office:string-value="5=&gt;21,">
            <text:p>5=&gt;21,</text:p>
          </table:table-cell>
          <table:table-cell table:formula="of:=IF([.L48]=0;&quot;&quot;;&quot;&quot;&amp;[.L$1]&amp;&quot;=&gt;&quot;&amp;[.L48]&amp;&quot;,&quot;)" office:value-type="string" office:string-value="6=&gt;23,">
            <text:p>6=&gt;23,</text:p>
          </table:table-cell>
          <table:table-cell table:formula="of:=IF([.M48]=0;&quot;&quot;;&quot;&quot;&amp;[.M$1]&amp;&quot;=&gt;&quot;&amp;[.M48]&amp;&quot;,&quot;)" office:value-type="string" office:string-value="7=&gt;25,">
            <text:p>7=&gt;25,</text:p>
          </table:table-cell>
          <table:table-cell table:formula="of:=IF([.N48]=0;&quot;&quot;;&quot;&quot;&amp;[.N$1]&amp;&quot;=&gt;&quot;&amp;[.N48]&amp;&quot;,&quot;)" office:value-type="string" office:string-value="8=&gt;39,">
            <text:p>8=&gt;39,</text:p>
          </table:table-cell>
          <table:table-cell table:formula="of:=IF([.O48]=0;&quot;&quot;;&quot;&quot;&amp;[.O$1]&amp;&quot;=&gt;&quot;&amp;[.O48]&amp;&quot;,&quot;)" office:value-type="string" office:string-value="9=&gt;33,">
            <text:p>9=&gt;33,</text:p>
          </table:table-cell>
          <table:table-cell table:formula="of:=IF([.P48]=0;&quot;&quot;;&quot;&quot;&amp;[.P$1]&amp;&quot;=&gt;&quot;&amp;[.P48]&amp;&quot;,&quot;)" office:value-type="string" office:string-value="10=&gt;21,">
            <text:p>10=&gt;21,</text:p>
          </table:table-cell>
          <table:table-cell table:formula="of:=IF([.Q48]=0;&quot;&quot;;&quot;&quot;&amp;[.Q$1]&amp;&quot;=&gt;&quot;&amp;[.Q48]&amp;&quot;,&quot;)" office:value-type="string" office:string-value="11=&gt;36,">
            <text:p>11=&gt;36,</text:p>
          </table:table-cell>
          <table:table-cell table:formula="of:=IF([.R48]=0;&quot;&quot;;&quot;&quot;&amp;[.R$1]&amp;&quot;=&gt;&quot;&amp;[.R48]&amp;&quot;,&quot;)" office:value-type="string" office:string-value="12=&gt;21,">
            <text:p>12=&gt;21,</text:p>
          </table:table-cell>
          <table:table-cell table:formula="of:=IF([.S48]=0;&quot;&quot;;&quot;&quot;&amp;[.S$1]&amp;&quot;=&gt;&quot;&amp;[.S48]&amp;&quot;,&quot;)" office:value-type="string" office:string-value="13=&gt;14,">
            <text:p>13=&gt;14,</text:p>
          </table:table-cell>
          <table:table-cell table:formula="of:=IF([.T48]=0;&quot;&quot;;&quot;&quot;&amp;[.T$1]&amp;&quot;=&gt;&quot;&amp;[.T48]&amp;&quot;,&quot;)" office:value-type="string" office:string-value="14=&gt;23,">
            <text:p>14=&gt;23,</text:p>
          </table:table-cell>
          <table:table-cell table:formula="of:=IF([.U48]=0;&quot;&quot;;&quot;&quot;&amp;[.U$1]&amp;&quot;=&gt;&quot;&amp;[.U48]&amp;&quot;,&quot;)" office:value-type="string" office:string-value="15=&gt;33,">
            <text:p>15=&gt;33,</text:p>
          </table:table-cell>
          <table:table-cell table:formula="of:=IF([.V48]=0;&quot;&quot;;&quot;&quot;&amp;[.V$1]&amp;&quot;=&gt;&quot;&amp;[.V48]&amp;&quot;,&quot;)" office:value-type="string" office:string-value="16=&gt;27,">
            <text:p>16=&gt;27,</text:p>
          </table:table-cell>
          <table:table-cell table:formula="of:=IF([.W48]=0;&quot;&quot;;&quot;&quot;&amp;[.W$1]&amp;&quot;=&gt;&quot;&amp;[.W48]&amp;&quot;,&quot;)">
            <text:p/>
          </table:table-cell>
          <table:table-cell table:formula="of:=IF([.X48]=0;&quot;&quot;;&quot;&quot;&amp;[.X$1]&amp;&quot;=&gt;&quot;&amp;[.X48]&amp;&quot;,&quot;)">
            <text:p/>
          </table:table-cell>
          <table:table-cell table:formula="of:=IF([.Y48]=0;&quot;&quot;;&quot;&quot;&amp;[.Y$1]&amp;&quot;=&gt;&quot;&amp;[.Y48]&amp;&quot;,&quot;)">
            <text:p/>
          </table:table-cell>
          <table:table-cell table:formula="of:=IF([.Z48]=0;&quot;&quot;;&quot;&quot;&amp;[.Z$1]&amp;&quot;=&gt;&quot;&amp;[.Z48]&amp;&quot;,&quot;)">
            <text:p/>
          </table:table-cell>
          <table:table-cell table:formula="of:=IF([.AA48]=0;&quot;&quot;;&quot;&quot;&amp;[.AA$1]&amp;&quot;=&gt;&quot;&amp;[.AA48]&amp;&quot;,&quot;)">
            <text:p/>
          </table:table-cell>
          <table:table-cell table:formula="of:=IF([.AB48]=0;&quot;&quot;;&quot;&quot;&amp;[.AB$1]&amp;&quot;=&gt;&quot;&amp;[.AB48]&amp;&quot;,&quot;)">
            <text:p/>
          </table:table-cell>
          <table:table-cell table:formula="of:=IF([.AC48]=0;&quot;&quot;;&quot;&quot;&amp;[.AC$1]&amp;&quot;=&gt;&quot;&amp;[.AC48]&amp;&quot;,&quot;)">
            <text:p/>
          </table:table-cell>
          <table:table-cell table:formula="of:=IF([.AD48]=0;&quot;&quot;;&quot;&quot;&amp;[.AD$1]&amp;&quot;=&gt;&quot;&amp;[.AD48]&amp;&quot;,&quot;)">
            <text:p/>
          </table:table-cell>
          <table:table-cell table:formula="of:=IF([.AE48]=0;&quot;&quot;;&quot;&quot;&amp;[.AE$1]&amp;&quot;=&gt;&quot;&amp;[.AE48]&amp;&quot;,&quot;)">
            <text:p/>
          </table:table-cell>
          <table:table-cell table:formula="of:=IF([.AF48]=0;&quot;&quot;;&quot;&quot;&amp;[.AF$1]&amp;&quot;=&gt;&quot;&amp;[.AF48]&amp;&quot;,&quot;)">
            <text:p/>
          </table:table-cell>
          <table:table-cell table:formula="of:=IF([.AG48]=0;&quot;&quot;;&quot;&quot;&amp;[.AG$1]&amp;&quot;=&gt;&quot;&amp;[.AG48]&amp;&quot;,&quot;)">
            <text:p/>
          </table:table-cell>
          <table:table-cell table:formula="of:=IF([.AH48]=0;&quot;&quot;;&quot;&quot;&amp;[.AH$1]&amp;&quot;=&gt;&quot;&amp;[.AH48]&amp;&quot;,&quot;)">
            <text:p/>
          </table:table-cell>
          <table:table-cell table:formula="of:=IF([.AI48]=0;&quot;&quot;;&quot;&quot;&amp;[.AI$1]&amp;&quot;=&gt;&quot;&amp;[.AI48]&amp;&quot;,&quot;)">
            <text:p/>
          </table:table-cell>
          <table:table-cell table:formula="of:=IF([.AJ48]=0;&quot;&quot;;&quot;&quot;&amp;[.AJ$1]&amp;&quot;=&gt;&quot;&amp;[.AJ48]&amp;&quot;,&quot;)">
            <text:p/>
          </table:table-cell>
          <table:table-cell table:formula="of:=IF([.AK48]=0;&quot;&quot;;&quot;&quot;&amp;[.AK$1]&amp;&quot;=&gt;&quot;&amp;[.AK48]&amp;&quot;,&quot;)">
            <text:p/>
          </table:table-cell>
          <table:table-cell table:formula="of:=IF([.AL48]=0;&quot;&quot;;&quot;&quot;&amp;[.AL$1]&amp;&quot;=&gt;&quot;&amp;[.AL48]&amp;&quot;,&quot;)">
            <text:p/>
          </table:table-cell>
          <table:table-cell table:formula="of:=IF([.AM48]=0;&quot;&quot;;&quot;&quot;&amp;[.AM$1]&amp;&quot;=&gt;&quot;&amp;[.AM48]&amp;&quot;,&quot;)">
            <text:p/>
          </table:table-cell>
          <table:table-cell table:formula="of:=IF([.AN48]=0;&quot;&quot;;&quot;&quot;&amp;[.AN$1]&amp;&quot;=&gt;&quot;&amp;[.AN48]&amp;&quot;,&quot;)">
            <text:p/>
          </table:table-cell>
          <table:table-cell table:formula="of:=IF([.AO48]=0;&quot;&quot;;&quot;&quot;&amp;[.AO$1]&amp;&quot;=&gt;&quot;&amp;[.AO48]&amp;&quot;,&quot;)">
            <text:p/>
          </table:table-cell>
          <table:table-cell table:formula="of:=IF([.AP48]=0;&quot;&quot;;&quot;&quot;&amp;[.AP$1]&amp;&quot;=&gt;&quot;&amp;[.AP48]&amp;&quot;,&quot;)">
            <text:p/>
          </table:table-cell>
          <table:table-cell table:formula="of:=IF([.AQ48]=0;&quot;&quot;;&quot;&quot;&amp;[.AQ$1]&amp;&quot;=&gt;&quot;&amp;[.AQ48]&amp;&quot;,&quot;)">
            <text:p/>
          </table:table-cell>
          <table:table-cell table:formula="of:=IF([.AR48]=0;&quot;&quot;;&quot;&quot;&amp;[.AR$1]&amp;&quot;=&gt;&quot;&amp;[.AR48]&amp;&quot;,&quot;)">
            <text:p/>
          </table:table-cell>
          <table:table-cell table:formula="of:=IF([.AS48]=0;&quot;&quot;;&quot;&quot;&amp;[.AS$1]&amp;&quot;=&gt;&quot;&amp;[.AS48]&amp;&quot;,&quot;)">
            <text:p/>
          </table:table-cell>
          <table:table-cell table:formula="of:=IF([.AT48]=0;&quot;&quot;;&quot;&quot;&amp;[.AT$1]&amp;&quot;=&gt;&quot;&amp;[.AT48]&amp;&quot;,&quot;)">
            <text:p/>
          </table:table-cell>
          <table:table-cell table:formula="of:=IF([.AU48]=0;&quot;&quot;;&quot;&quot;&amp;[.AU$1]&amp;&quot;=&gt;&quot;&amp;[.AU48]&amp;&quot;,&quot;)">
            <text:p/>
          </table:table-cell>
          <table:table-cell table:formula="of:=IF([.AV48]=0;&quot;&quot;;&quot;&quot;&amp;[.AV$1]&amp;&quot;=&gt;&quot;&amp;[.AV48]&amp;&quot;,&quot;)">
            <text:p/>
          </table:table-cell>
          <table:table-cell table:formula="of:=IF([.AW48]=0;&quot;&quot;;&quot;&quot;&amp;[.AW$1]&amp;&quot;=&gt;&quot;&amp;[.AW48]&amp;&quot;,&quot;)">
            <text:p/>
          </table:table-cell>
          <table:table-cell table:formula="of:=IF([.AX48]=0;&quot;&quot;;&quot;&quot;&amp;[.AX$1]&amp;&quot;=&gt;&quot;&amp;[.AX48]&amp;&quot;,&quot;)">
            <text:p/>
          </table:table-cell>
          <table:table-cell table:formula="of:=IF([.AY48]=0;&quot;&quot;;&quot;&quot;&amp;[.AY$1]&amp;&quot;=&gt;&quot;&amp;[.AY48]&amp;&quot;,&quot;)">
            <text:p/>
          </table:table-cell>
          <table:table-cell table:formula="of:=IF([.AZ48]=0;&quot;&quot;;&quot;&quot;&amp;[.AZ$1]&amp;&quot;=&gt;&quot;&amp;[.AZ48]&amp;&quot;,&quot;)">
            <text:p/>
          </table:table-cell>
          <table:table-cell table:formula="of:=IF([.BA48]=0;&quot;&quot;;&quot;&quot;&amp;[.BA$1]&amp;&quot;=&gt;&quot;&amp;[.BA48]&amp;&quot;,&quot;)">
            <text:p/>
          </table:table-cell>
          <table:table-cell table:formula="of:=IF([.BB48]=0;&quot;&quot;;&quot;&quot;&amp;[.BB$1]&amp;&quot;=&gt;&quot;&amp;[.BB48]&amp;&quot;,&quot;)">
            <text:p/>
          </table:table-cell>
          <table:table-cell table:formula="of:=IF([.BC48]=0;&quot;&quot;;&quot;&quot;&amp;[.BC$1]&amp;&quot;=&gt;&quot;&amp;[.BC48]&amp;&quot;,&quot;)">
            <text:p/>
          </table:table-cell>
          <table:table-cell table:formula="of:=IF([.BD48]=0;&quot;&quot;;&quot;&quot;&amp;[.BD$1]&amp;&quot;=&gt;&quot;&amp;[.BD48]&amp;&quot;,&quot;)">
            <text:p/>
          </table:table-cell>
          <table:table-cell table:formula="of:=IF([.BE48]=0;&quot;&quot;;&quot;&quot;&amp;[.BE$1]&amp;&quot;=&gt;&quot;&amp;[.BE48]&amp;&quot;,&quot;)">
            <text:p/>
          </table:table-cell>
          <table:table-cell table:formula="of:=IF([.BF48]=0;&quot;&quot;;&quot;&quot;&amp;[.BF$1]&amp;&quot;=&gt;&quot;&amp;[.BF48]&amp;&quot;,&quot;)">
            <text:p/>
          </table:table-cell>
          <table:table-cell table:formula="of:=IF([.BG48]=0;&quot;&quot;;&quot;&quot;&amp;[.BG$1]&amp;&quot;=&gt;&quot;&amp;[.BG48]&amp;&quot;,&quot;)">
            <text:p/>
          </table:table-cell>
          <table:table-cell table:formula="of:=IF([.BH48]=0;&quot;&quot;;&quot;&quot;&amp;[.BH$1]&amp;&quot;=&gt;&quot;&amp;[.BH48]&amp;&quot;,&quot;)">
            <text:p/>
          </table:table-cell>
          <table:table-cell table:formula="of:=IF([.BI48]=0;&quot;&quot;;&quot;&quot;&amp;[.BI$1]&amp;&quot;=&gt;&quot;&amp;[.BI48]&amp;&quot;,&quot;)">
            <text:p/>
          </table:table-cell>
          <table:table-cell table:formula="of:=IF([.BJ48]=0;&quot;&quot;;&quot;&quot;&amp;[.BJ$1]&amp;&quot;=&gt;&quot;&amp;[.BJ48]&amp;&quot;,&quot;)">
            <text:p/>
          </table:table-cell>
          <table:table-cell table:formula="of:=IF([.BK48]=0;&quot;&quot;;&quot;&quot;&amp;[.BK$1]&amp;&quot;=&gt;&quot;&amp;[.BK48]&amp;&quot;,&quot;)">
            <text:p/>
          </table:table-cell>
          <table:table-cell table:formula="of:=IF([.BL48]=0;&quot;&quot;;&quot;&quot;&amp;[.BL$1]&amp;&quot;=&gt;&quot;&amp;[.BL48]&amp;&quot;,&quot;)">
            <text:p/>
          </table:table-cell>
          <table:table-cell table:formula="of:=IF([.BM48]=0;&quot;&quot;;&quot;&quot;&amp;[.BM$1]&amp;&quot;=&gt;&quot;&amp;[.BM48]&amp;&quot;,&quot;)">
            <text:p/>
          </table:table-cell>
          <table:table-cell table:formula="of:=IF([.BN48]=0;&quot;&quot;;&quot;&quot;&amp;[.BN$1]&amp;&quot;=&gt;&quot;&amp;[.BN48]&amp;&quot;,&quot;)">
            <text:p/>
          </table:table-cell>
          <table:table-cell table:formula="of:=IF([.BO48]=0;&quot;&quot;;&quot;&quot;&amp;[.BO$1]&amp;&quot;=&gt;&quot;&amp;[.BO48]&amp;&quot;,&quot;)">
            <text:p/>
          </table:table-cell>
          <table:table-cell table:formula="of:=IF([.BP48]=0;&quot;&quot;;&quot;&quot;&amp;[.BP$1]&amp;&quot;=&gt;&quot;&amp;[.BP48]&amp;&quot;,&quot;)">
            <text:p/>
          </table:table-cell>
          <table:table-cell table:formula="of:=IF([.BQ48]=0;&quot;&quot;;&quot;&quot;&amp;[.BQ$1]&amp;&quot;=&gt;&quot;&amp;[.BQ48]&amp;&quot;,&quot;)">
            <text:p/>
          </table:table-cell>
          <table:table-cell table:formula="of:=IF([.BR48]=0;&quot;&quot;;&quot;&quot;&amp;[.BR$1]&amp;&quot;=&gt;&quot;&amp;[.BR48]&amp;&quot;,&quot;)">
            <text:p/>
          </table:table-cell>
          <table:table-cell table:formula="of:=IF([.BS48]=0;&quot;&quot;;&quot;&quot;&amp;[.BS$1]&amp;&quot;=&gt;&quot;&amp;[.BS48]&amp;&quot;,&quot;)">
            <text:p/>
          </table:table-cell>
          <table:table-cell table:formula="of:=IF([.BT48]=0;&quot;&quot;;&quot;&quot;&amp;[.BT$1]&amp;&quot;=&gt;&quot;&amp;[.BT4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Corinthians.A1">1 Corinthians</text:a></text:span></text:p>
          </table:table-cell>
          <table:table-cell office:value-type="float" office:value="437">
            <text:p>437</text:p>
          </table:table-cell>
          <table:table-cell office:value-type="string">
            <text:p>1Cor16:24 </text:p>
          </table:table-cell>
          <table:table-cell table:formula="of:=CONCATENATE(&quot;'&quot;&amp;[.A49]&amp;&quot;' =&gt; array( 'chapters'=&gt;&quot;&amp;[.E49]&amp;&quot;, 'verses'=&gt;&quot;&amp;[.F49]&amp;&quot;,&quot;; [.BX49]; &quot; ),&quot;)" office:value-type="string" office:string-value="'1 Corinthians' =&gt; array( 'chapters'=&gt;16, 'verses'=&gt;437,1=&gt;31,2=&gt;16,3=&gt;23,4=&gt;21,5=&gt;13,6=&gt;20,7=&gt;40,8=&gt;13,9=&gt;27,10=&gt;33,11=&gt;34,12=&gt;31,13=&gt;13,14=&gt;40,15=&gt;58,16=&gt;24, ),">
            <text:p>'1 Corinthians' =&gt; array( 'chapters'=&gt;16, 'verses'=&gt;437,1=&gt;31,2=&gt;16,3=&gt;23,4=&gt;21,5=&gt;13,6=&gt;20,7=&gt;40,8=&gt;13,9=&gt;27,10=&gt;33,11=&gt;34,12=&gt;31,13=&gt;13,14=&gt;40,15=&gt;58,16=&gt;24, ),</text:p>
          </table:table-cell>
          <table:table-cell office:value-type="float" office:value="16">
            <text:p>16</text:p>
          </table:table-cell>
          <table:table-cell table:formula="of:=SUM([.G49:.BT49])" office:value-type="float" office:value="437">
            <text:p>43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number-columns-repeated="50"/>
          <table:table-cell table:formula="of:=CONCATENATE([.BY49];[.BZ49];[.CA49];[.CB49];[.CC49];[.CD49];[.CE49];[.CF49];[.CG49];[.CH49];[.CI49];[.CJ49];[.CK49];[.CL49];[.CM49];[.CN49];[.CO49];[.CP49];[.CQ49];[.CR49];[.CS49];[.CT49];[.CU49];[.CV49];[.CW49];[.CX49];[.CY49];[.CZ49])" office:value-type="string" office:string-value="1=&gt;31,2=&gt;16,3=&gt;23,4=&gt;21,5=&gt;13,6=&gt;20,7=&gt;40,8=&gt;13,9=&gt;27,10=&gt;33,11=&gt;34,12=&gt;31,13=&gt;13,14=&gt;40,15=&gt;58,16=&gt;24,">
            <text:p>1=&gt;31,2=&gt;16,3=&gt;23,4=&gt;21,5=&gt;13,6=&gt;20,7=&gt;40,8=&gt;13,9=&gt;27,10=&gt;33,11=&gt;34,12=&gt;31,13=&gt;13,14=&gt;40,15=&gt;58,16=&gt;24,</text:p>
          </table:table-cell>
          <table:table-cell table:formula="of:=CONCATENATE([.CZ49];[.DA49];[.DB49];[.DC49];[.DD49];[.DE49];[.DF49];[.DG49];[.DH49];[.DI49];[.DJ49];[.DK49];[.DL49];[.DM49];[.DN49];[.DO49];[.DP49];[.DQ49];[.DR49];[.DS49];[.DT49];[.DU49];[.DV49];[.DW49];[.DX49];[.DY49];[.DZ49])">
            <text:p/>
          </table:table-cell>
          <table:table-cell table:formula="of:=CONCATENATE([.EA49];[.EB49];[.EC49];[.ED49];[.EE49];[.EF49];[.EG49];[.EH49];[.EI49];[.EJ49];[.EK49];[.EL49])">
            <text:p/>
          </table:table-cell>
          <table:table-cell table:formula="of:=CONCATENATE([.BU49];[.BV49];[.BW49])" office:value-type="string" office:string-value="1=&gt;31,2=&gt;16,3=&gt;23,4=&gt;21,5=&gt;13,6=&gt;20,7=&gt;40,8=&gt;13,9=&gt;27,10=&gt;33,11=&gt;34,12=&gt;31,13=&gt;13,14=&gt;40,15=&gt;58,16=&gt;24,">
            <text:p>1=&gt;31,2=&gt;16,3=&gt;23,4=&gt;21,5=&gt;13,6=&gt;20,7=&gt;40,8=&gt;13,9=&gt;27,10=&gt;33,11=&gt;34,12=&gt;31,13=&gt;13,14=&gt;40,15=&gt;58,16=&gt;24,</text:p>
          </table:table-cell>
          <table:table-cell table:formula="of:=IF([.G49]=0;&quot;&quot;;&quot;&quot;&amp;[.G$1]&amp;&quot;=&gt;&quot;&amp;[.G49]&amp;&quot;,&quot;)" office:value-type="string" office:string-value="1=&gt;31,">
            <text:p>1=&gt;31,</text:p>
          </table:table-cell>
          <table:table-cell table:formula="of:=IF([.H49]=0;&quot;&quot;;&quot;&quot;&amp;[.H$1]&amp;&quot;=&gt;&quot;&amp;[.H49]&amp;&quot;,&quot;)" office:value-type="string" office:string-value="2=&gt;16,">
            <text:p>2=&gt;16,</text:p>
          </table:table-cell>
          <table:table-cell table:formula="of:=IF([.I49]=0;&quot;&quot;;&quot;&quot;&amp;[.I$1]&amp;&quot;=&gt;&quot;&amp;[.I49]&amp;&quot;,&quot;)" office:value-type="string" office:string-value="3=&gt;23,">
            <text:p>3=&gt;23,</text:p>
          </table:table-cell>
          <table:table-cell table:formula="of:=IF([.J49]=0;&quot;&quot;;&quot;&quot;&amp;[.J$1]&amp;&quot;=&gt;&quot;&amp;[.J49]&amp;&quot;,&quot;)" office:value-type="string" office:string-value="4=&gt;21,">
            <text:p>4=&gt;21,</text:p>
          </table:table-cell>
          <table:table-cell table:formula="of:=IF([.K49]=0;&quot;&quot;;&quot;&quot;&amp;[.K$1]&amp;&quot;=&gt;&quot;&amp;[.K49]&amp;&quot;,&quot;)" office:value-type="string" office:string-value="5=&gt;13,">
            <text:p>5=&gt;13,</text:p>
          </table:table-cell>
          <table:table-cell table:formula="of:=IF([.L49]=0;&quot;&quot;;&quot;&quot;&amp;[.L$1]&amp;&quot;=&gt;&quot;&amp;[.L49]&amp;&quot;,&quot;)" office:value-type="string" office:string-value="6=&gt;20,">
            <text:p>6=&gt;20,</text:p>
          </table:table-cell>
          <table:table-cell table:formula="of:=IF([.M49]=0;&quot;&quot;;&quot;&quot;&amp;[.M$1]&amp;&quot;=&gt;&quot;&amp;[.M49]&amp;&quot;,&quot;)" office:value-type="string" office:string-value="7=&gt;40,">
            <text:p>7=&gt;40,</text:p>
          </table:table-cell>
          <table:table-cell table:formula="of:=IF([.N49]=0;&quot;&quot;;&quot;&quot;&amp;[.N$1]&amp;&quot;=&gt;&quot;&amp;[.N49]&amp;&quot;,&quot;)" office:value-type="string" office:string-value="8=&gt;13,">
            <text:p>8=&gt;13,</text:p>
          </table:table-cell>
          <table:table-cell table:formula="of:=IF([.O49]=0;&quot;&quot;;&quot;&quot;&amp;[.O$1]&amp;&quot;=&gt;&quot;&amp;[.O49]&amp;&quot;,&quot;)" office:value-type="string" office:string-value="9=&gt;27,">
            <text:p>9=&gt;27,</text:p>
          </table:table-cell>
          <table:table-cell table:formula="of:=IF([.P49]=0;&quot;&quot;;&quot;&quot;&amp;[.P$1]&amp;&quot;=&gt;&quot;&amp;[.P49]&amp;&quot;,&quot;)" office:value-type="string" office:string-value="10=&gt;33,">
            <text:p>10=&gt;33,</text:p>
          </table:table-cell>
          <table:table-cell table:formula="of:=IF([.Q49]=0;&quot;&quot;;&quot;&quot;&amp;[.Q$1]&amp;&quot;=&gt;&quot;&amp;[.Q49]&amp;&quot;,&quot;)" office:value-type="string" office:string-value="11=&gt;34,">
            <text:p>11=&gt;34,</text:p>
          </table:table-cell>
          <table:table-cell table:formula="of:=IF([.R49]=0;&quot;&quot;;&quot;&quot;&amp;[.R$1]&amp;&quot;=&gt;&quot;&amp;[.R49]&amp;&quot;,&quot;)" office:value-type="string" office:string-value="12=&gt;31,">
            <text:p>12=&gt;31,</text:p>
          </table:table-cell>
          <table:table-cell table:formula="of:=IF([.S49]=0;&quot;&quot;;&quot;&quot;&amp;[.S$1]&amp;&quot;=&gt;&quot;&amp;[.S49]&amp;&quot;,&quot;)" office:value-type="string" office:string-value="13=&gt;13,">
            <text:p>13=&gt;13,</text:p>
          </table:table-cell>
          <table:table-cell table:formula="of:=IF([.T49]=0;&quot;&quot;;&quot;&quot;&amp;[.T$1]&amp;&quot;=&gt;&quot;&amp;[.T49]&amp;&quot;,&quot;)" office:value-type="string" office:string-value="14=&gt;40,">
            <text:p>14=&gt;40,</text:p>
          </table:table-cell>
          <table:table-cell table:formula="of:=IF([.U49]=0;&quot;&quot;;&quot;&quot;&amp;[.U$1]&amp;&quot;=&gt;&quot;&amp;[.U49]&amp;&quot;,&quot;)" office:value-type="string" office:string-value="15=&gt;58,">
            <text:p>15=&gt;58,</text:p>
          </table:table-cell>
          <table:table-cell table:formula="of:=IF([.V49]=0;&quot;&quot;;&quot;&quot;&amp;[.V$1]&amp;&quot;=&gt;&quot;&amp;[.V49]&amp;&quot;,&quot;)" office:value-type="string" office:string-value="16=&gt;24,">
            <text:p>16=&gt;24,</text:p>
          </table:table-cell>
          <table:table-cell table:formula="of:=IF([.W49]=0;&quot;&quot;;&quot;&quot;&amp;[.W$1]&amp;&quot;=&gt;&quot;&amp;[.W49]&amp;&quot;,&quot;)">
            <text:p/>
          </table:table-cell>
          <table:table-cell table:formula="of:=IF([.X49]=0;&quot;&quot;;&quot;&quot;&amp;[.X$1]&amp;&quot;=&gt;&quot;&amp;[.X49]&amp;&quot;,&quot;)">
            <text:p/>
          </table:table-cell>
          <table:table-cell table:formula="of:=IF([.Y49]=0;&quot;&quot;;&quot;&quot;&amp;[.Y$1]&amp;&quot;=&gt;&quot;&amp;[.Y49]&amp;&quot;,&quot;)">
            <text:p/>
          </table:table-cell>
          <table:table-cell table:formula="of:=IF([.Z49]=0;&quot;&quot;;&quot;&quot;&amp;[.Z$1]&amp;&quot;=&gt;&quot;&amp;[.Z49]&amp;&quot;,&quot;)">
            <text:p/>
          </table:table-cell>
          <table:table-cell table:formula="of:=IF([.AA49]=0;&quot;&quot;;&quot;&quot;&amp;[.AA$1]&amp;&quot;=&gt;&quot;&amp;[.AA49]&amp;&quot;,&quot;)">
            <text:p/>
          </table:table-cell>
          <table:table-cell table:formula="of:=IF([.AB49]=0;&quot;&quot;;&quot;&quot;&amp;[.AB$1]&amp;&quot;=&gt;&quot;&amp;[.AB49]&amp;&quot;,&quot;)">
            <text:p/>
          </table:table-cell>
          <table:table-cell table:formula="of:=IF([.AC49]=0;&quot;&quot;;&quot;&quot;&amp;[.AC$1]&amp;&quot;=&gt;&quot;&amp;[.AC49]&amp;&quot;,&quot;)">
            <text:p/>
          </table:table-cell>
          <table:table-cell table:formula="of:=IF([.AD49]=0;&quot;&quot;;&quot;&quot;&amp;[.AD$1]&amp;&quot;=&gt;&quot;&amp;[.AD49]&amp;&quot;,&quot;)">
            <text:p/>
          </table:table-cell>
          <table:table-cell table:formula="of:=IF([.AE49]=0;&quot;&quot;;&quot;&quot;&amp;[.AE$1]&amp;&quot;=&gt;&quot;&amp;[.AE49]&amp;&quot;,&quot;)">
            <text:p/>
          </table:table-cell>
          <table:table-cell table:formula="of:=IF([.AF49]=0;&quot;&quot;;&quot;&quot;&amp;[.AF$1]&amp;&quot;=&gt;&quot;&amp;[.AF49]&amp;&quot;,&quot;)">
            <text:p/>
          </table:table-cell>
          <table:table-cell table:formula="of:=IF([.AG49]=0;&quot;&quot;;&quot;&quot;&amp;[.AG$1]&amp;&quot;=&gt;&quot;&amp;[.AG49]&amp;&quot;,&quot;)">
            <text:p/>
          </table:table-cell>
          <table:table-cell table:formula="of:=IF([.AH49]=0;&quot;&quot;;&quot;&quot;&amp;[.AH$1]&amp;&quot;=&gt;&quot;&amp;[.AH49]&amp;&quot;,&quot;)">
            <text:p/>
          </table:table-cell>
          <table:table-cell table:formula="of:=IF([.AI49]=0;&quot;&quot;;&quot;&quot;&amp;[.AI$1]&amp;&quot;=&gt;&quot;&amp;[.AI49]&amp;&quot;,&quot;)">
            <text:p/>
          </table:table-cell>
          <table:table-cell table:formula="of:=IF([.AJ49]=0;&quot;&quot;;&quot;&quot;&amp;[.AJ$1]&amp;&quot;=&gt;&quot;&amp;[.AJ49]&amp;&quot;,&quot;)">
            <text:p/>
          </table:table-cell>
          <table:table-cell table:formula="of:=IF([.AK49]=0;&quot;&quot;;&quot;&quot;&amp;[.AK$1]&amp;&quot;=&gt;&quot;&amp;[.AK49]&amp;&quot;,&quot;)">
            <text:p/>
          </table:table-cell>
          <table:table-cell table:formula="of:=IF([.AL49]=0;&quot;&quot;;&quot;&quot;&amp;[.AL$1]&amp;&quot;=&gt;&quot;&amp;[.AL49]&amp;&quot;,&quot;)">
            <text:p/>
          </table:table-cell>
          <table:table-cell table:formula="of:=IF([.AM49]=0;&quot;&quot;;&quot;&quot;&amp;[.AM$1]&amp;&quot;=&gt;&quot;&amp;[.AM49]&amp;&quot;,&quot;)">
            <text:p/>
          </table:table-cell>
          <table:table-cell table:formula="of:=IF([.AN49]=0;&quot;&quot;;&quot;&quot;&amp;[.AN$1]&amp;&quot;=&gt;&quot;&amp;[.AN49]&amp;&quot;,&quot;)">
            <text:p/>
          </table:table-cell>
          <table:table-cell table:formula="of:=IF([.AO49]=0;&quot;&quot;;&quot;&quot;&amp;[.AO$1]&amp;&quot;=&gt;&quot;&amp;[.AO49]&amp;&quot;,&quot;)">
            <text:p/>
          </table:table-cell>
          <table:table-cell table:formula="of:=IF([.AP49]=0;&quot;&quot;;&quot;&quot;&amp;[.AP$1]&amp;&quot;=&gt;&quot;&amp;[.AP49]&amp;&quot;,&quot;)">
            <text:p/>
          </table:table-cell>
          <table:table-cell table:formula="of:=IF([.AQ49]=0;&quot;&quot;;&quot;&quot;&amp;[.AQ$1]&amp;&quot;=&gt;&quot;&amp;[.AQ49]&amp;&quot;,&quot;)">
            <text:p/>
          </table:table-cell>
          <table:table-cell table:formula="of:=IF([.AR49]=0;&quot;&quot;;&quot;&quot;&amp;[.AR$1]&amp;&quot;=&gt;&quot;&amp;[.AR49]&amp;&quot;,&quot;)">
            <text:p/>
          </table:table-cell>
          <table:table-cell table:formula="of:=IF([.AS49]=0;&quot;&quot;;&quot;&quot;&amp;[.AS$1]&amp;&quot;=&gt;&quot;&amp;[.AS49]&amp;&quot;,&quot;)">
            <text:p/>
          </table:table-cell>
          <table:table-cell table:formula="of:=IF([.AT49]=0;&quot;&quot;;&quot;&quot;&amp;[.AT$1]&amp;&quot;=&gt;&quot;&amp;[.AT49]&amp;&quot;,&quot;)">
            <text:p/>
          </table:table-cell>
          <table:table-cell table:formula="of:=IF([.AU49]=0;&quot;&quot;;&quot;&quot;&amp;[.AU$1]&amp;&quot;=&gt;&quot;&amp;[.AU49]&amp;&quot;,&quot;)">
            <text:p/>
          </table:table-cell>
          <table:table-cell table:formula="of:=IF([.AV49]=0;&quot;&quot;;&quot;&quot;&amp;[.AV$1]&amp;&quot;=&gt;&quot;&amp;[.AV49]&amp;&quot;,&quot;)">
            <text:p/>
          </table:table-cell>
          <table:table-cell table:formula="of:=IF([.AW49]=0;&quot;&quot;;&quot;&quot;&amp;[.AW$1]&amp;&quot;=&gt;&quot;&amp;[.AW49]&amp;&quot;,&quot;)">
            <text:p/>
          </table:table-cell>
          <table:table-cell table:formula="of:=IF([.AX49]=0;&quot;&quot;;&quot;&quot;&amp;[.AX$1]&amp;&quot;=&gt;&quot;&amp;[.AX49]&amp;&quot;,&quot;)">
            <text:p/>
          </table:table-cell>
          <table:table-cell table:formula="of:=IF([.AY49]=0;&quot;&quot;;&quot;&quot;&amp;[.AY$1]&amp;&quot;=&gt;&quot;&amp;[.AY49]&amp;&quot;,&quot;)">
            <text:p/>
          </table:table-cell>
          <table:table-cell table:formula="of:=IF([.AZ49]=0;&quot;&quot;;&quot;&quot;&amp;[.AZ$1]&amp;&quot;=&gt;&quot;&amp;[.AZ49]&amp;&quot;,&quot;)">
            <text:p/>
          </table:table-cell>
          <table:table-cell table:formula="of:=IF([.BA49]=0;&quot;&quot;;&quot;&quot;&amp;[.BA$1]&amp;&quot;=&gt;&quot;&amp;[.BA49]&amp;&quot;,&quot;)">
            <text:p/>
          </table:table-cell>
          <table:table-cell table:formula="of:=IF([.BB49]=0;&quot;&quot;;&quot;&quot;&amp;[.BB$1]&amp;&quot;=&gt;&quot;&amp;[.BB49]&amp;&quot;,&quot;)">
            <text:p/>
          </table:table-cell>
          <table:table-cell table:formula="of:=IF([.BC49]=0;&quot;&quot;;&quot;&quot;&amp;[.BC$1]&amp;&quot;=&gt;&quot;&amp;[.BC49]&amp;&quot;,&quot;)">
            <text:p/>
          </table:table-cell>
          <table:table-cell table:formula="of:=IF([.BD49]=0;&quot;&quot;;&quot;&quot;&amp;[.BD$1]&amp;&quot;=&gt;&quot;&amp;[.BD49]&amp;&quot;,&quot;)">
            <text:p/>
          </table:table-cell>
          <table:table-cell table:formula="of:=IF([.BE49]=0;&quot;&quot;;&quot;&quot;&amp;[.BE$1]&amp;&quot;=&gt;&quot;&amp;[.BE49]&amp;&quot;,&quot;)">
            <text:p/>
          </table:table-cell>
          <table:table-cell table:formula="of:=IF([.BF49]=0;&quot;&quot;;&quot;&quot;&amp;[.BF$1]&amp;&quot;=&gt;&quot;&amp;[.BF49]&amp;&quot;,&quot;)">
            <text:p/>
          </table:table-cell>
          <table:table-cell table:formula="of:=IF([.BG49]=0;&quot;&quot;;&quot;&quot;&amp;[.BG$1]&amp;&quot;=&gt;&quot;&amp;[.BG49]&amp;&quot;,&quot;)">
            <text:p/>
          </table:table-cell>
          <table:table-cell table:formula="of:=IF([.BH49]=0;&quot;&quot;;&quot;&quot;&amp;[.BH$1]&amp;&quot;=&gt;&quot;&amp;[.BH49]&amp;&quot;,&quot;)">
            <text:p/>
          </table:table-cell>
          <table:table-cell table:formula="of:=IF([.BI49]=0;&quot;&quot;;&quot;&quot;&amp;[.BI$1]&amp;&quot;=&gt;&quot;&amp;[.BI49]&amp;&quot;,&quot;)">
            <text:p/>
          </table:table-cell>
          <table:table-cell table:formula="of:=IF([.BJ49]=0;&quot;&quot;;&quot;&quot;&amp;[.BJ$1]&amp;&quot;=&gt;&quot;&amp;[.BJ49]&amp;&quot;,&quot;)">
            <text:p/>
          </table:table-cell>
          <table:table-cell table:formula="of:=IF([.BK49]=0;&quot;&quot;;&quot;&quot;&amp;[.BK$1]&amp;&quot;=&gt;&quot;&amp;[.BK49]&amp;&quot;,&quot;)">
            <text:p/>
          </table:table-cell>
          <table:table-cell table:formula="of:=IF([.BL49]=0;&quot;&quot;;&quot;&quot;&amp;[.BL$1]&amp;&quot;=&gt;&quot;&amp;[.BL49]&amp;&quot;,&quot;)">
            <text:p/>
          </table:table-cell>
          <table:table-cell table:formula="of:=IF([.BM49]=0;&quot;&quot;;&quot;&quot;&amp;[.BM$1]&amp;&quot;=&gt;&quot;&amp;[.BM49]&amp;&quot;,&quot;)">
            <text:p/>
          </table:table-cell>
          <table:table-cell table:formula="of:=IF([.BN49]=0;&quot;&quot;;&quot;&quot;&amp;[.BN$1]&amp;&quot;=&gt;&quot;&amp;[.BN49]&amp;&quot;,&quot;)">
            <text:p/>
          </table:table-cell>
          <table:table-cell table:formula="of:=IF([.BO49]=0;&quot;&quot;;&quot;&quot;&amp;[.BO$1]&amp;&quot;=&gt;&quot;&amp;[.BO49]&amp;&quot;,&quot;)">
            <text:p/>
          </table:table-cell>
          <table:table-cell table:formula="of:=IF([.BP49]=0;&quot;&quot;;&quot;&quot;&amp;[.BP$1]&amp;&quot;=&gt;&quot;&amp;[.BP49]&amp;&quot;,&quot;)">
            <text:p/>
          </table:table-cell>
          <table:table-cell table:formula="of:=IF([.BQ49]=0;&quot;&quot;;&quot;&quot;&amp;[.BQ$1]&amp;&quot;=&gt;&quot;&amp;[.BQ49]&amp;&quot;,&quot;)">
            <text:p/>
          </table:table-cell>
          <table:table-cell table:formula="of:=IF([.BR49]=0;&quot;&quot;;&quot;&quot;&amp;[.BR$1]&amp;&quot;=&gt;&quot;&amp;[.BR49]&amp;&quot;,&quot;)">
            <text:p/>
          </table:table-cell>
          <table:table-cell table:formula="of:=IF([.BS49]=0;&quot;&quot;;&quot;&quot;&amp;[.BS$1]&amp;&quot;=&gt;&quot;&amp;[.BS49]&amp;&quot;,&quot;)">
            <text:p/>
          </table:table-cell>
          <table:table-cell table:formula="of:=IF([.BT49]=0;&quot;&quot;;&quot;&quot;&amp;[.BT$1]&amp;&quot;=&gt;&quot;&amp;[.BT4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Corinthians.A1">2 Corinthians</text:a></text:span></text:p>
          </table:table-cell>
          <table:table-cell office:value-type="float" office:value="257">
            <text:p>257</text:p>
          </table:table-cell>
          <table:table-cell office:value-type="string">
            <text:p>2Cor13:14 </text:p>
          </table:table-cell>
          <table:table-cell table:formula="of:=CONCATENATE(&quot;'&quot;&amp;[.A50]&amp;&quot;' =&gt; array( 'chapters'=&gt;&quot;&amp;[.E50]&amp;&quot;, 'verses'=&gt;&quot;&amp;[.F50]&amp;&quot;,&quot;; [.BX50]; &quot; ),&quot;)" office:value-type="string" office:string-value="'2 Corinthians' =&gt; array( 'chapters'=&gt;13, 'verses'=&gt;256,1=&gt;24,2=&gt;17,3=&gt;18,4=&gt;18,5=&gt;21,6=&gt;18,7=&gt;16,8=&gt;24,9=&gt;15,10=&gt;18,11=&gt;33,12=&gt;21,13=&gt;13, ),">
            <text:p>'2 Corinthians' =&gt; array( 'chapters'=&gt;13, 'verses'=&gt;256,1=&gt;24,2=&gt;17,3=&gt;18,4=&gt;18,5=&gt;21,6=&gt;18,7=&gt;16,8=&gt;24,9=&gt;15,10=&gt;18,11=&gt;33,12=&gt;21,13=&gt;13, ),</text:p>
          </table:table-cell>
          <table:table-cell office:value-type="float" office:value="13">
            <text:p>13</text:p>
          </table:table-cell>
          <table:table-cell table:formula="of:=SUM([.G50:.BT50])" office:value-type="float" office:value="256">
            <text:p>25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7">
            <text:p>17</text:p>
          </table:table-cell>
          <table:table-cell table:number-columns-repeated="2" table:style-name="Default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53"/>
          <table:table-cell table:formula="of:=CONCATENATE([.BY50];[.BZ50];[.CA50];[.CB50];[.CC50];[.CD50];[.CE50];[.CF50];[.CG50];[.CH50];[.CI50];[.CJ50];[.CK50];[.CL50];[.CM50];[.CN50];[.CO50];[.CP50];[.CQ50];[.CR50];[.CS50];[.CT50];[.CU50];[.CV50];[.CW50];[.CX50];[.CY50];[.CZ50])" office:value-type="string" office:string-value="1=&gt;24,2=&gt;17,3=&gt;18,4=&gt;18,5=&gt;21,6=&gt;18,7=&gt;16,8=&gt;24,9=&gt;15,10=&gt;18,11=&gt;33,12=&gt;21,13=&gt;13,">
            <text:p>1=&gt;24,2=&gt;17,3=&gt;18,4=&gt;18,5=&gt;21,6=&gt;18,7=&gt;16,8=&gt;24,9=&gt;15,10=&gt;18,11=&gt;33,12=&gt;21,13=&gt;13,</text:p>
          </table:table-cell>
          <table:table-cell table:formula="of:=CONCATENATE([.CZ50];[.DA50];[.DB50];[.DC50];[.DD50];[.DE50];[.DF50];[.DG50];[.DH50];[.DI50];[.DJ50];[.DK50];[.DL50];[.DM50];[.DN50];[.DO50];[.DP50];[.DQ50];[.DR50];[.DS50];[.DT50];[.DU50];[.DV50];[.DW50];[.DX50];[.DY50];[.DZ50])">
            <text:p/>
          </table:table-cell>
          <table:table-cell table:formula="of:=CONCATENATE([.EA50];[.EB50];[.EC50];[.ED50];[.EE50];[.EF50];[.EG50];[.EH50];[.EI50];[.EJ50];[.EK50];[.EL50])">
            <text:p/>
          </table:table-cell>
          <table:table-cell table:formula="of:=CONCATENATE([.BU50];[.BV50];[.BW50])" office:value-type="string" office:string-value="1=&gt;24,2=&gt;17,3=&gt;18,4=&gt;18,5=&gt;21,6=&gt;18,7=&gt;16,8=&gt;24,9=&gt;15,10=&gt;18,11=&gt;33,12=&gt;21,13=&gt;13,">
            <text:p>1=&gt;24,2=&gt;17,3=&gt;18,4=&gt;18,5=&gt;21,6=&gt;18,7=&gt;16,8=&gt;24,9=&gt;15,10=&gt;18,11=&gt;33,12=&gt;21,13=&gt;13,</text:p>
          </table:table-cell>
          <table:table-cell table:formula="of:=IF([.G50]=0;&quot;&quot;;&quot;&quot;&amp;[.G$1]&amp;&quot;=&gt;&quot;&amp;[.G50]&amp;&quot;,&quot;)" office:value-type="string" office:string-value="1=&gt;24,">
            <text:p>1=&gt;24,</text:p>
          </table:table-cell>
          <table:table-cell table:formula="of:=IF([.H50]=0;&quot;&quot;;&quot;&quot;&amp;[.H$1]&amp;&quot;=&gt;&quot;&amp;[.H50]&amp;&quot;,&quot;)" office:value-type="string" office:string-value="2=&gt;17,">
            <text:p>2=&gt;17,</text:p>
          </table:table-cell>
          <table:table-cell table:formula="of:=IF([.I50]=0;&quot;&quot;;&quot;&quot;&amp;[.I$1]&amp;&quot;=&gt;&quot;&amp;[.I50]&amp;&quot;,&quot;)" office:value-type="string" office:string-value="3=&gt;18,">
            <text:p>3=&gt;18,</text:p>
          </table:table-cell>
          <table:table-cell table:formula="of:=IF([.J50]=0;&quot;&quot;;&quot;&quot;&amp;[.J$1]&amp;&quot;=&gt;&quot;&amp;[.J50]&amp;&quot;,&quot;)" office:value-type="string" office:string-value="4=&gt;18,">
            <text:p>4=&gt;18,</text:p>
          </table:table-cell>
          <table:table-cell table:formula="of:=IF([.K50]=0;&quot;&quot;;&quot;&quot;&amp;[.K$1]&amp;&quot;=&gt;&quot;&amp;[.K50]&amp;&quot;,&quot;)" office:value-type="string" office:string-value="5=&gt;21,">
            <text:p>5=&gt;21,</text:p>
          </table:table-cell>
          <table:table-cell table:formula="of:=IF([.L50]=0;&quot;&quot;;&quot;&quot;&amp;[.L$1]&amp;&quot;=&gt;&quot;&amp;[.L50]&amp;&quot;,&quot;)" office:value-type="string" office:string-value="6=&gt;18,">
            <text:p>6=&gt;18,</text:p>
          </table:table-cell>
          <table:table-cell table:formula="of:=IF([.M50]=0;&quot;&quot;;&quot;&quot;&amp;[.M$1]&amp;&quot;=&gt;&quot;&amp;[.M50]&amp;&quot;,&quot;)" office:value-type="string" office:string-value="7=&gt;16,">
            <text:p>7=&gt;16,</text:p>
          </table:table-cell>
          <table:table-cell table:formula="of:=IF([.N50]=0;&quot;&quot;;&quot;&quot;&amp;[.N$1]&amp;&quot;=&gt;&quot;&amp;[.N50]&amp;&quot;,&quot;)" office:value-type="string" office:string-value="8=&gt;24,">
            <text:p>8=&gt;24,</text:p>
          </table:table-cell>
          <table:table-cell table:formula="of:=IF([.O50]=0;&quot;&quot;;&quot;&quot;&amp;[.O$1]&amp;&quot;=&gt;&quot;&amp;[.O50]&amp;&quot;,&quot;)" office:value-type="string" office:string-value="9=&gt;15,">
            <text:p>9=&gt;15,</text:p>
          </table:table-cell>
          <table:table-cell table:formula="of:=IF([.P50]=0;&quot;&quot;;&quot;&quot;&amp;[.P$1]&amp;&quot;=&gt;&quot;&amp;[.P50]&amp;&quot;,&quot;)" office:value-type="string" office:string-value="10=&gt;18,">
            <text:p>10=&gt;18,</text:p>
          </table:table-cell>
          <table:table-cell table:formula="of:=IF([.Q50]=0;&quot;&quot;;&quot;&quot;&amp;[.Q$1]&amp;&quot;=&gt;&quot;&amp;[.Q50]&amp;&quot;,&quot;)" office:value-type="string" office:string-value="11=&gt;33,">
            <text:p>11=&gt;33,</text:p>
          </table:table-cell>
          <table:table-cell table:formula="of:=IF([.R50]=0;&quot;&quot;;&quot;&quot;&amp;[.R$1]&amp;&quot;=&gt;&quot;&amp;[.R50]&amp;&quot;,&quot;)" office:value-type="string" office:string-value="12=&gt;21,">
            <text:p>12=&gt;21,</text:p>
          </table:table-cell>
          <table:table-cell table:formula="of:=IF([.S50]=0;&quot;&quot;;&quot;&quot;&amp;[.S$1]&amp;&quot;=&gt;&quot;&amp;[.S50]&amp;&quot;,&quot;)" office:value-type="string" office:string-value="13=&gt;13,">
            <text:p>13=&gt;13,</text:p>
          </table:table-cell>
          <table:table-cell table:formula="of:=IF([.T50]=0;&quot;&quot;;&quot;&quot;&amp;[.T$1]&amp;&quot;=&gt;&quot;&amp;[.T50]&amp;&quot;,&quot;)">
            <text:p/>
          </table:table-cell>
          <table:table-cell table:formula="of:=IF([.U50]=0;&quot;&quot;;&quot;&quot;&amp;[.U$1]&amp;&quot;=&gt;&quot;&amp;[.U50]&amp;&quot;,&quot;)">
            <text:p/>
          </table:table-cell>
          <table:table-cell table:formula="of:=IF([.V50]=0;&quot;&quot;;&quot;&quot;&amp;[.V$1]&amp;&quot;=&gt;&quot;&amp;[.V50]&amp;&quot;,&quot;)">
            <text:p/>
          </table:table-cell>
          <table:table-cell table:formula="of:=IF([.W50]=0;&quot;&quot;;&quot;&quot;&amp;[.W$1]&amp;&quot;=&gt;&quot;&amp;[.W50]&amp;&quot;,&quot;)">
            <text:p/>
          </table:table-cell>
          <table:table-cell table:formula="of:=IF([.X50]=0;&quot;&quot;;&quot;&quot;&amp;[.X$1]&amp;&quot;=&gt;&quot;&amp;[.X50]&amp;&quot;,&quot;)">
            <text:p/>
          </table:table-cell>
          <table:table-cell table:formula="of:=IF([.Y50]=0;&quot;&quot;;&quot;&quot;&amp;[.Y$1]&amp;&quot;=&gt;&quot;&amp;[.Y50]&amp;&quot;,&quot;)">
            <text:p/>
          </table:table-cell>
          <table:table-cell table:formula="of:=IF([.Z50]=0;&quot;&quot;;&quot;&quot;&amp;[.Z$1]&amp;&quot;=&gt;&quot;&amp;[.Z50]&amp;&quot;,&quot;)">
            <text:p/>
          </table:table-cell>
          <table:table-cell table:formula="of:=IF([.AA50]=0;&quot;&quot;;&quot;&quot;&amp;[.AA$1]&amp;&quot;=&gt;&quot;&amp;[.AA50]&amp;&quot;,&quot;)">
            <text:p/>
          </table:table-cell>
          <table:table-cell table:formula="of:=IF([.AB50]=0;&quot;&quot;;&quot;&quot;&amp;[.AB$1]&amp;&quot;=&gt;&quot;&amp;[.AB50]&amp;&quot;,&quot;)">
            <text:p/>
          </table:table-cell>
          <table:table-cell table:formula="of:=IF([.AC50]=0;&quot;&quot;;&quot;&quot;&amp;[.AC$1]&amp;&quot;=&gt;&quot;&amp;[.AC50]&amp;&quot;,&quot;)">
            <text:p/>
          </table:table-cell>
          <table:table-cell table:formula="of:=IF([.AD50]=0;&quot;&quot;;&quot;&quot;&amp;[.AD$1]&amp;&quot;=&gt;&quot;&amp;[.AD50]&amp;&quot;,&quot;)">
            <text:p/>
          </table:table-cell>
          <table:table-cell table:formula="of:=IF([.AE50]=0;&quot;&quot;;&quot;&quot;&amp;[.AE$1]&amp;&quot;=&gt;&quot;&amp;[.AE50]&amp;&quot;,&quot;)">
            <text:p/>
          </table:table-cell>
          <table:table-cell table:formula="of:=IF([.AF50]=0;&quot;&quot;;&quot;&quot;&amp;[.AF$1]&amp;&quot;=&gt;&quot;&amp;[.AF50]&amp;&quot;,&quot;)">
            <text:p/>
          </table:table-cell>
          <table:table-cell table:formula="of:=IF([.AG50]=0;&quot;&quot;;&quot;&quot;&amp;[.AG$1]&amp;&quot;=&gt;&quot;&amp;[.AG50]&amp;&quot;,&quot;)">
            <text:p/>
          </table:table-cell>
          <table:table-cell table:formula="of:=IF([.AH50]=0;&quot;&quot;;&quot;&quot;&amp;[.AH$1]&amp;&quot;=&gt;&quot;&amp;[.AH50]&amp;&quot;,&quot;)">
            <text:p/>
          </table:table-cell>
          <table:table-cell table:formula="of:=IF([.AI50]=0;&quot;&quot;;&quot;&quot;&amp;[.AI$1]&amp;&quot;=&gt;&quot;&amp;[.AI50]&amp;&quot;,&quot;)">
            <text:p/>
          </table:table-cell>
          <table:table-cell table:formula="of:=IF([.AJ50]=0;&quot;&quot;;&quot;&quot;&amp;[.AJ$1]&amp;&quot;=&gt;&quot;&amp;[.AJ50]&amp;&quot;,&quot;)">
            <text:p/>
          </table:table-cell>
          <table:table-cell table:formula="of:=IF([.AK50]=0;&quot;&quot;;&quot;&quot;&amp;[.AK$1]&amp;&quot;=&gt;&quot;&amp;[.AK50]&amp;&quot;,&quot;)">
            <text:p/>
          </table:table-cell>
          <table:table-cell table:formula="of:=IF([.AL50]=0;&quot;&quot;;&quot;&quot;&amp;[.AL$1]&amp;&quot;=&gt;&quot;&amp;[.AL50]&amp;&quot;,&quot;)">
            <text:p/>
          </table:table-cell>
          <table:table-cell table:formula="of:=IF([.AM50]=0;&quot;&quot;;&quot;&quot;&amp;[.AM$1]&amp;&quot;=&gt;&quot;&amp;[.AM50]&amp;&quot;,&quot;)">
            <text:p/>
          </table:table-cell>
          <table:table-cell table:formula="of:=IF([.AN50]=0;&quot;&quot;;&quot;&quot;&amp;[.AN$1]&amp;&quot;=&gt;&quot;&amp;[.AN50]&amp;&quot;,&quot;)">
            <text:p/>
          </table:table-cell>
          <table:table-cell table:formula="of:=IF([.AO50]=0;&quot;&quot;;&quot;&quot;&amp;[.AO$1]&amp;&quot;=&gt;&quot;&amp;[.AO50]&amp;&quot;,&quot;)">
            <text:p/>
          </table:table-cell>
          <table:table-cell table:formula="of:=IF([.AP50]=0;&quot;&quot;;&quot;&quot;&amp;[.AP$1]&amp;&quot;=&gt;&quot;&amp;[.AP50]&amp;&quot;,&quot;)">
            <text:p/>
          </table:table-cell>
          <table:table-cell table:formula="of:=IF([.AQ50]=0;&quot;&quot;;&quot;&quot;&amp;[.AQ$1]&amp;&quot;=&gt;&quot;&amp;[.AQ50]&amp;&quot;,&quot;)">
            <text:p/>
          </table:table-cell>
          <table:table-cell table:formula="of:=IF([.AR50]=0;&quot;&quot;;&quot;&quot;&amp;[.AR$1]&amp;&quot;=&gt;&quot;&amp;[.AR50]&amp;&quot;,&quot;)">
            <text:p/>
          </table:table-cell>
          <table:table-cell table:formula="of:=IF([.AS50]=0;&quot;&quot;;&quot;&quot;&amp;[.AS$1]&amp;&quot;=&gt;&quot;&amp;[.AS50]&amp;&quot;,&quot;)">
            <text:p/>
          </table:table-cell>
          <table:table-cell table:formula="of:=IF([.AT50]=0;&quot;&quot;;&quot;&quot;&amp;[.AT$1]&amp;&quot;=&gt;&quot;&amp;[.AT50]&amp;&quot;,&quot;)">
            <text:p/>
          </table:table-cell>
          <table:table-cell table:formula="of:=IF([.AU50]=0;&quot;&quot;;&quot;&quot;&amp;[.AU$1]&amp;&quot;=&gt;&quot;&amp;[.AU50]&amp;&quot;,&quot;)">
            <text:p/>
          </table:table-cell>
          <table:table-cell table:formula="of:=IF([.AV50]=0;&quot;&quot;;&quot;&quot;&amp;[.AV$1]&amp;&quot;=&gt;&quot;&amp;[.AV50]&amp;&quot;,&quot;)">
            <text:p/>
          </table:table-cell>
          <table:table-cell table:formula="of:=IF([.AW50]=0;&quot;&quot;;&quot;&quot;&amp;[.AW$1]&amp;&quot;=&gt;&quot;&amp;[.AW50]&amp;&quot;,&quot;)">
            <text:p/>
          </table:table-cell>
          <table:table-cell table:formula="of:=IF([.AX50]=0;&quot;&quot;;&quot;&quot;&amp;[.AX$1]&amp;&quot;=&gt;&quot;&amp;[.AX50]&amp;&quot;,&quot;)">
            <text:p/>
          </table:table-cell>
          <table:table-cell table:formula="of:=IF([.AY50]=0;&quot;&quot;;&quot;&quot;&amp;[.AY$1]&amp;&quot;=&gt;&quot;&amp;[.AY50]&amp;&quot;,&quot;)">
            <text:p/>
          </table:table-cell>
          <table:table-cell table:formula="of:=IF([.AZ50]=0;&quot;&quot;;&quot;&quot;&amp;[.AZ$1]&amp;&quot;=&gt;&quot;&amp;[.AZ50]&amp;&quot;,&quot;)">
            <text:p/>
          </table:table-cell>
          <table:table-cell table:formula="of:=IF([.BA50]=0;&quot;&quot;;&quot;&quot;&amp;[.BA$1]&amp;&quot;=&gt;&quot;&amp;[.BA50]&amp;&quot;,&quot;)">
            <text:p/>
          </table:table-cell>
          <table:table-cell table:formula="of:=IF([.BB50]=0;&quot;&quot;;&quot;&quot;&amp;[.BB$1]&amp;&quot;=&gt;&quot;&amp;[.BB50]&amp;&quot;,&quot;)">
            <text:p/>
          </table:table-cell>
          <table:table-cell table:formula="of:=IF([.BC50]=0;&quot;&quot;;&quot;&quot;&amp;[.BC$1]&amp;&quot;=&gt;&quot;&amp;[.BC50]&amp;&quot;,&quot;)">
            <text:p/>
          </table:table-cell>
          <table:table-cell table:formula="of:=IF([.BD50]=0;&quot;&quot;;&quot;&quot;&amp;[.BD$1]&amp;&quot;=&gt;&quot;&amp;[.BD50]&amp;&quot;,&quot;)">
            <text:p/>
          </table:table-cell>
          <table:table-cell table:formula="of:=IF([.BE50]=0;&quot;&quot;;&quot;&quot;&amp;[.BE$1]&amp;&quot;=&gt;&quot;&amp;[.BE50]&amp;&quot;,&quot;)">
            <text:p/>
          </table:table-cell>
          <table:table-cell table:formula="of:=IF([.BF50]=0;&quot;&quot;;&quot;&quot;&amp;[.BF$1]&amp;&quot;=&gt;&quot;&amp;[.BF50]&amp;&quot;,&quot;)">
            <text:p/>
          </table:table-cell>
          <table:table-cell table:formula="of:=IF([.BG50]=0;&quot;&quot;;&quot;&quot;&amp;[.BG$1]&amp;&quot;=&gt;&quot;&amp;[.BG50]&amp;&quot;,&quot;)">
            <text:p/>
          </table:table-cell>
          <table:table-cell table:formula="of:=IF([.BH50]=0;&quot;&quot;;&quot;&quot;&amp;[.BH$1]&amp;&quot;=&gt;&quot;&amp;[.BH50]&amp;&quot;,&quot;)">
            <text:p/>
          </table:table-cell>
          <table:table-cell table:formula="of:=IF([.BI50]=0;&quot;&quot;;&quot;&quot;&amp;[.BI$1]&amp;&quot;=&gt;&quot;&amp;[.BI50]&amp;&quot;,&quot;)">
            <text:p/>
          </table:table-cell>
          <table:table-cell table:formula="of:=IF([.BJ50]=0;&quot;&quot;;&quot;&quot;&amp;[.BJ$1]&amp;&quot;=&gt;&quot;&amp;[.BJ50]&amp;&quot;,&quot;)">
            <text:p/>
          </table:table-cell>
          <table:table-cell table:formula="of:=IF([.BK50]=0;&quot;&quot;;&quot;&quot;&amp;[.BK$1]&amp;&quot;=&gt;&quot;&amp;[.BK50]&amp;&quot;,&quot;)">
            <text:p/>
          </table:table-cell>
          <table:table-cell table:formula="of:=IF([.BL50]=0;&quot;&quot;;&quot;&quot;&amp;[.BL$1]&amp;&quot;=&gt;&quot;&amp;[.BL50]&amp;&quot;,&quot;)">
            <text:p/>
          </table:table-cell>
          <table:table-cell table:formula="of:=IF([.BM50]=0;&quot;&quot;;&quot;&quot;&amp;[.BM$1]&amp;&quot;=&gt;&quot;&amp;[.BM50]&amp;&quot;,&quot;)">
            <text:p/>
          </table:table-cell>
          <table:table-cell table:formula="of:=IF([.BN50]=0;&quot;&quot;;&quot;&quot;&amp;[.BN$1]&amp;&quot;=&gt;&quot;&amp;[.BN50]&amp;&quot;,&quot;)">
            <text:p/>
          </table:table-cell>
          <table:table-cell table:formula="of:=IF([.BO50]=0;&quot;&quot;;&quot;&quot;&amp;[.BO$1]&amp;&quot;=&gt;&quot;&amp;[.BO50]&amp;&quot;,&quot;)">
            <text:p/>
          </table:table-cell>
          <table:table-cell table:formula="of:=IF([.BP50]=0;&quot;&quot;;&quot;&quot;&amp;[.BP$1]&amp;&quot;=&gt;&quot;&amp;[.BP50]&amp;&quot;,&quot;)">
            <text:p/>
          </table:table-cell>
          <table:table-cell table:formula="of:=IF([.BQ50]=0;&quot;&quot;;&quot;&quot;&amp;[.BQ$1]&amp;&quot;=&gt;&quot;&amp;[.BQ50]&amp;&quot;,&quot;)">
            <text:p/>
          </table:table-cell>
          <table:table-cell table:formula="of:=IF([.BR50]=0;&quot;&quot;;&quot;&quot;&amp;[.BR$1]&amp;&quot;=&gt;&quot;&amp;[.BR50]&amp;&quot;,&quot;)">
            <text:p/>
          </table:table-cell>
          <table:table-cell table:formula="of:=IF([.BS50]=0;&quot;&quot;;&quot;&quot;&amp;[.BS$1]&amp;&quot;=&gt;&quot;&amp;[.BS50]&amp;&quot;,&quot;)">
            <text:p/>
          </table:table-cell>
          <table:table-cell table:formula="of:=IF([.BT50]=0;&quot;&quot;;&quot;&quot;&amp;[.BT$1]&amp;&quot;=&gt;&quot;&amp;[.BT50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Galatians.A1">Galatians</text:a></text:span></text:p>
          </table:table-cell>
          <table:table-cell office:value-type="float" office:value="149">
            <text:p>149</text:p>
          </table:table-cell>
          <table:table-cell office:value-type="string">
            <text:p>Gal6:18 </text:p>
          </table:table-cell>
          <table:table-cell table:formula="of:=CONCATENATE(&quot;'&quot;&amp;[.A51]&amp;&quot;' =&gt; array( 'chapters'=&gt;&quot;&amp;[.E51]&amp;&quot;, 'verses'=&gt;&quot;&amp;[.F51]&amp;&quot;,&quot;; [.BX51]; &quot; ),&quot;)" office:value-type="string" office:string-value="'Galatians' =&gt; array( 'chapters'=&gt;6, 'verses'=&gt;149,1=&gt;24,2=&gt;21,3=&gt;29,4=&gt;31,5=&gt;26,6=&gt;18, ),">
            <text:p>'Galatians' =&gt; array( 'chapters'=&gt;6, 'verses'=&gt;149,1=&gt;24,2=&gt;21,3=&gt;29,4=&gt;31,5=&gt;26,6=&gt;18, ),</text:p>
          </table:table-cell>
          <table:table-cell office:value-type="float" office:value="6">
            <text:p>6</text:p>
          </table:table-cell>
          <table:table-cell table:formula="of:=SUM([.G51:.BT51])" office:value-type="float" office:value="149">
            <text:p>14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60"/>
          <table:table-cell table:formula="of:=CONCATENATE([.BY51];[.BZ51];[.CA51];[.CB51];[.CC51];[.CD51];[.CE51];[.CF51];[.CG51];[.CH51];[.CI51];[.CJ51];[.CK51];[.CL51];[.CM51];[.CN51];[.CO51];[.CP51];[.CQ51];[.CR51];[.CS51];[.CT51];[.CU51];[.CV51];[.CW51];[.CX51];[.CY51];[.CZ51])" office:value-type="string" office:string-value="1=&gt;24,2=&gt;21,3=&gt;29,4=&gt;31,5=&gt;26,6=&gt;18,">
            <text:p>1=&gt;24,2=&gt;21,3=&gt;29,4=&gt;31,5=&gt;26,6=&gt;18,</text:p>
          </table:table-cell>
          <table:table-cell table:formula="of:=CONCATENATE([.CZ51];[.DA51];[.DB51];[.DC51];[.DD51];[.DE51];[.DF51];[.DG51];[.DH51];[.DI51];[.DJ51];[.DK51];[.DL51];[.DM51];[.DN51];[.DO51];[.DP51];[.DQ51];[.DR51];[.DS51];[.DT51];[.DU51];[.DV51];[.DW51];[.DX51];[.DY51];[.DZ51])">
            <text:p/>
          </table:table-cell>
          <table:table-cell table:formula="of:=CONCATENATE([.EA51];[.EB51];[.EC51];[.ED51];[.EE51];[.EF51];[.EG51];[.EH51];[.EI51];[.EJ51];[.EK51];[.EL51])">
            <text:p/>
          </table:table-cell>
          <table:table-cell table:formula="of:=CONCATENATE([.BU51];[.BV51];[.BW51])" office:value-type="string" office:string-value="1=&gt;24,2=&gt;21,3=&gt;29,4=&gt;31,5=&gt;26,6=&gt;18,">
            <text:p>1=&gt;24,2=&gt;21,3=&gt;29,4=&gt;31,5=&gt;26,6=&gt;18,</text:p>
          </table:table-cell>
          <table:table-cell table:formula="of:=IF([.G51]=0;&quot;&quot;;&quot;&quot;&amp;[.G$1]&amp;&quot;=&gt;&quot;&amp;[.G51]&amp;&quot;,&quot;)" office:value-type="string" office:string-value="1=&gt;24,">
            <text:p>1=&gt;24,</text:p>
          </table:table-cell>
          <table:table-cell table:formula="of:=IF([.H51]=0;&quot;&quot;;&quot;&quot;&amp;[.H$1]&amp;&quot;=&gt;&quot;&amp;[.H51]&amp;&quot;,&quot;)" office:value-type="string" office:string-value="2=&gt;21,">
            <text:p>2=&gt;21,</text:p>
          </table:table-cell>
          <table:table-cell table:formula="of:=IF([.I51]=0;&quot;&quot;;&quot;&quot;&amp;[.I$1]&amp;&quot;=&gt;&quot;&amp;[.I51]&amp;&quot;,&quot;)" office:value-type="string" office:string-value="3=&gt;29,">
            <text:p>3=&gt;29,</text:p>
          </table:table-cell>
          <table:table-cell table:formula="of:=IF([.J51]=0;&quot;&quot;;&quot;&quot;&amp;[.J$1]&amp;&quot;=&gt;&quot;&amp;[.J51]&amp;&quot;,&quot;)" office:value-type="string" office:string-value="4=&gt;31,">
            <text:p>4=&gt;31,</text:p>
          </table:table-cell>
          <table:table-cell table:formula="of:=IF([.K51]=0;&quot;&quot;;&quot;&quot;&amp;[.K$1]&amp;&quot;=&gt;&quot;&amp;[.K51]&amp;&quot;,&quot;)" office:value-type="string" office:string-value="5=&gt;26,">
            <text:p>5=&gt;26,</text:p>
          </table:table-cell>
          <table:table-cell table:formula="of:=IF([.L51]=0;&quot;&quot;;&quot;&quot;&amp;[.L$1]&amp;&quot;=&gt;&quot;&amp;[.L51]&amp;&quot;,&quot;)" office:value-type="string" office:string-value="6=&gt;18,">
            <text:p>6=&gt;18,</text:p>
          </table:table-cell>
          <table:table-cell table:formula="of:=IF([.M51]=0;&quot;&quot;;&quot;&quot;&amp;[.M$1]&amp;&quot;=&gt;&quot;&amp;[.M51]&amp;&quot;,&quot;)">
            <text:p/>
          </table:table-cell>
          <table:table-cell table:formula="of:=IF([.N51]=0;&quot;&quot;;&quot;&quot;&amp;[.N$1]&amp;&quot;=&gt;&quot;&amp;[.N51]&amp;&quot;,&quot;)">
            <text:p/>
          </table:table-cell>
          <table:table-cell table:formula="of:=IF([.O51]=0;&quot;&quot;;&quot;&quot;&amp;[.O$1]&amp;&quot;=&gt;&quot;&amp;[.O51]&amp;&quot;,&quot;)">
            <text:p/>
          </table:table-cell>
          <table:table-cell table:formula="of:=IF([.P51]=0;&quot;&quot;;&quot;&quot;&amp;[.P$1]&amp;&quot;=&gt;&quot;&amp;[.P51]&amp;&quot;,&quot;)">
            <text:p/>
          </table:table-cell>
          <table:table-cell table:formula="of:=IF([.Q51]=0;&quot;&quot;;&quot;&quot;&amp;[.Q$1]&amp;&quot;=&gt;&quot;&amp;[.Q51]&amp;&quot;,&quot;)">
            <text:p/>
          </table:table-cell>
          <table:table-cell table:formula="of:=IF([.R51]=0;&quot;&quot;;&quot;&quot;&amp;[.R$1]&amp;&quot;=&gt;&quot;&amp;[.R51]&amp;&quot;,&quot;)">
            <text:p/>
          </table:table-cell>
          <table:table-cell table:formula="of:=IF([.S51]=0;&quot;&quot;;&quot;&quot;&amp;[.S$1]&amp;&quot;=&gt;&quot;&amp;[.S51]&amp;&quot;,&quot;)">
            <text:p/>
          </table:table-cell>
          <table:table-cell table:formula="of:=IF([.T51]=0;&quot;&quot;;&quot;&quot;&amp;[.T$1]&amp;&quot;=&gt;&quot;&amp;[.T51]&amp;&quot;,&quot;)">
            <text:p/>
          </table:table-cell>
          <table:table-cell table:formula="of:=IF([.U51]=0;&quot;&quot;;&quot;&quot;&amp;[.U$1]&amp;&quot;=&gt;&quot;&amp;[.U51]&amp;&quot;,&quot;)">
            <text:p/>
          </table:table-cell>
          <table:table-cell table:formula="of:=IF([.V51]=0;&quot;&quot;;&quot;&quot;&amp;[.V$1]&amp;&quot;=&gt;&quot;&amp;[.V51]&amp;&quot;,&quot;)">
            <text:p/>
          </table:table-cell>
          <table:table-cell table:formula="of:=IF([.W51]=0;&quot;&quot;;&quot;&quot;&amp;[.W$1]&amp;&quot;=&gt;&quot;&amp;[.W51]&amp;&quot;,&quot;)">
            <text:p/>
          </table:table-cell>
          <table:table-cell table:formula="of:=IF([.X51]=0;&quot;&quot;;&quot;&quot;&amp;[.X$1]&amp;&quot;=&gt;&quot;&amp;[.X51]&amp;&quot;,&quot;)">
            <text:p/>
          </table:table-cell>
          <table:table-cell table:formula="of:=IF([.Y51]=0;&quot;&quot;;&quot;&quot;&amp;[.Y$1]&amp;&quot;=&gt;&quot;&amp;[.Y51]&amp;&quot;,&quot;)">
            <text:p/>
          </table:table-cell>
          <table:table-cell table:formula="of:=IF([.Z51]=0;&quot;&quot;;&quot;&quot;&amp;[.Z$1]&amp;&quot;=&gt;&quot;&amp;[.Z51]&amp;&quot;,&quot;)">
            <text:p/>
          </table:table-cell>
          <table:table-cell table:formula="of:=IF([.AA51]=0;&quot;&quot;;&quot;&quot;&amp;[.AA$1]&amp;&quot;=&gt;&quot;&amp;[.AA51]&amp;&quot;,&quot;)">
            <text:p/>
          </table:table-cell>
          <table:table-cell table:formula="of:=IF([.AB51]=0;&quot;&quot;;&quot;&quot;&amp;[.AB$1]&amp;&quot;=&gt;&quot;&amp;[.AB51]&amp;&quot;,&quot;)">
            <text:p/>
          </table:table-cell>
          <table:table-cell table:formula="of:=IF([.AC51]=0;&quot;&quot;;&quot;&quot;&amp;[.AC$1]&amp;&quot;=&gt;&quot;&amp;[.AC51]&amp;&quot;,&quot;)">
            <text:p/>
          </table:table-cell>
          <table:table-cell table:formula="of:=IF([.AD51]=0;&quot;&quot;;&quot;&quot;&amp;[.AD$1]&amp;&quot;=&gt;&quot;&amp;[.AD51]&amp;&quot;,&quot;)">
            <text:p/>
          </table:table-cell>
          <table:table-cell table:formula="of:=IF([.AE51]=0;&quot;&quot;;&quot;&quot;&amp;[.AE$1]&amp;&quot;=&gt;&quot;&amp;[.AE51]&amp;&quot;,&quot;)">
            <text:p/>
          </table:table-cell>
          <table:table-cell table:formula="of:=IF([.AF51]=0;&quot;&quot;;&quot;&quot;&amp;[.AF$1]&amp;&quot;=&gt;&quot;&amp;[.AF51]&amp;&quot;,&quot;)">
            <text:p/>
          </table:table-cell>
          <table:table-cell table:formula="of:=IF([.AG51]=0;&quot;&quot;;&quot;&quot;&amp;[.AG$1]&amp;&quot;=&gt;&quot;&amp;[.AG51]&amp;&quot;,&quot;)">
            <text:p/>
          </table:table-cell>
          <table:table-cell table:formula="of:=IF([.AH51]=0;&quot;&quot;;&quot;&quot;&amp;[.AH$1]&amp;&quot;=&gt;&quot;&amp;[.AH51]&amp;&quot;,&quot;)">
            <text:p/>
          </table:table-cell>
          <table:table-cell table:formula="of:=IF([.AI51]=0;&quot;&quot;;&quot;&quot;&amp;[.AI$1]&amp;&quot;=&gt;&quot;&amp;[.AI51]&amp;&quot;,&quot;)">
            <text:p/>
          </table:table-cell>
          <table:table-cell table:formula="of:=IF([.AJ51]=0;&quot;&quot;;&quot;&quot;&amp;[.AJ$1]&amp;&quot;=&gt;&quot;&amp;[.AJ51]&amp;&quot;,&quot;)">
            <text:p/>
          </table:table-cell>
          <table:table-cell table:formula="of:=IF([.AK51]=0;&quot;&quot;;&quot;&quot;&amp;[.AK$1]&amp;&quot;=&gt;&quot;&amp;[.AK51]&amp;&quot;,&quot;)">
            <text:p/>
          </table:table-cell>
          <table:table-cell table:formula="of:=IF([.AL51]=0;&quot;&quot;;&quot;&quot;&amp;[.AL$1]&amp;&quot;=&gt;&quot;&amp;[.AL51]&amp;&quot;,&quot;)">
            <text:p/>
          </table:table-cell>
          <table:table-cell table:formula="of:=IF([.AM51]=0;&quot;&quot;;&quot;&quot;&amp;[.AM$1]&amp;&quot;=&gt;&quot;&amp;[.AM51]&amp;&quot;,&quot;)">
            <text:p/>
          </table:table-cell>
          <table:table-cell table:formula="of:=IF([.AN51]=0;&quot;&quot;;&quot;&quot;&amp;[.AN$1]&amp;&quot;=&gt;&quot;&amp;[.AN51]&amp;&quot;,&quot;)">
            <text:p/>
          </table:table-cell>
          <table:table-cell table:formula="of:=IF([.AO51]=0;&quot;&quot;;&quot;&quot;&amp;[.AO$1]&amp;&quot;=&gt;&quot;&amp;[.AO51]&amp;&quot;,&quot;)">
            <text:p/>
          </table:table-cell>
          <table:table-cell table:formula="of:=IF([.AP51]=0;&quot;&quot;;&quot;&quot;&amp;[.AP$1]&amp;&quot;=&gt;&quot;&amp;[.AP51]&amp;&quot;,&quot;)">
            <text:p/>
          </table:table-cell>
          <table:table-cell table:formula="of:=IF([.AQ51]=0;&quot;&quot;;&quot;&quot;&amp;[.AQ$1]&amp;&quot;=&gt;&quot;&amp;[.AQ51]&amp;&quot;,&quot;)">
            <text:p/>
          </table:table-cell>
          <table:table-cell table:formula="of:=IF([.AR51]=0;&quot;&quot;;&quot;&quot;&amp;[.AR$1]&amp;&quot;=&gt;&quot;&amp;[.AR51]&amp;&quot;,&quot;)">
            <text:p/>
          </table:table-cell>
          <table:table-cell table:formula="of:=IF([.AS51]=0;&quot;&quot;;&quot;&quot;&amp;[.AS$1]&amp;&quot;=&gt;&quot;&amp;[.AS51]&amp;&quot;,&quot;)">
            <text:p/>
          </table:table-cell>
          <table:table-cell table:formula="of:=IF([.AT51]=0;&quot;&quot;;&quot;&quot;&amp;[.AT$1]&amp;&quot;=&gt;&quot;&amp;[.AT51]&amp;&quot;,&quot;)">
            <text:p/>
          </table:table-cell>
          <table:table-cell table:formula="of:=IF([.AU51]=0;&quot;&quot;;&quot;&quot;&amp;[.AU$1]&amp;&quot;=&gt;&quot;&amp;[.AU51]&amp;&quot;,&quot;)">
            <text:p/>
          </table:table-cell>
          <table:table-cell table:formula="of:=IF([.AV51]=0;&quot;&quot;;&quot;&quot;&amp;[.AV$1]&amp;&quot;=&gt;&quot;&amp;[.AV51]&amp;&quot;,&quot;)">
            <text:p/>
          </table:table-cell>
          <table:table-cell table:formula="of:=IF([.AW51]=0;&quot;&quot;;&quot;&quot;&amp;[.AW$1]&amp;&quot;=&gt;&quot;&amp;[.AW51]&amp;&quot;,&quot;)">
            <text:p/>
          </table:table-cell>
          <table:table-cell table:formula="of:=IF([.AX51]=0;&quot;&quot;;&quot;&quot;&amp;[.AX$1]&amp;&quot;=&gt;&quot;&amp;[.AX51]&amp;&quot;,&quot;)">
            <text:p/>
          </table:table-cell>
          <table:table-cell table:formula="of:=IF([.AY51]=0;&quot;&quot;;&quot;&quot;&amp;[.AY$1]&amp;&quot;=&gt;&quot;&amp;[.AY51]&amp;&quot;,&quot;)">
            <text:p/>
          </table:table-cell>
          <table:table-cell table:formula="of:=IF([.AZ51]=0;&quot;&quot;;&quot;&quot;&amp;[.AZ$1]&amp;&quot;=&gt;&quot;&amp;[.AZ51]&amp;&quot;,&quot;)">
            <text:p/>
          </table:table-cell>
          <table:table-cell table:formula="of:=IF([.BA51]=0;&quot;&quot;;&quot;&quot;&amp;[.BA$1]&amp;&quot;=&gt;&quot;&amp;[.BA51]&amp;&quot;,&quot;)">
            <text:p/>
          </table:table-cell>
          <table:table-cell table:formula="of:=IF([.BB51]=0;&quot;&quot;;&quot;&quot;&amp;[.BB$1]&amp;&quot;=&gt;&quot;&amp;[.BB51]&amp;&quot;,&quot;)">
            <text:p/>
          </table:table-cell>
          <table:table-cell table:formula="of:=IF([.BC51]=0;&quot;&quot;;&quot;&quot;&amp;[.BC$1]&amp;&quot;=&gt;&quot;&amp;[.BC51]&amp;&quot;,&quot;)">
            <text:p/>
          </table:table-cell>
          <table:table-cell table:formula="of:=IF([.BD51]=0;&quot;&quot;;&quot;&quot;&amp;[.BD$1]&amp;&quot;=&gt;&quot;&amp;[.BD51]&amp;&quot;,&quot;)">
            <text:p/>
          </table:table-cell>
          <table:table-cell table:formula="of:=IF([.BE51]=0;&quot;&quot;;&quot;&quot;&amp;[.BE$1]&amp;&quot;=&gt;&quot;&amp;[.BE51]&amp;&quot;,&quot;)">
            <text:p/>
          </table:table-cell>
          <table:table-cell table:formula="of:=IF([.BF51]=0;&quot;&quot;;&quot;&quot;&amp;[.BF$1]&amp;&quot;=&gt;&quot;&amp;[.BF51]&amp;&quot;,&quot;)">
            <text:p/>
          </table:table-cell>
          <table:table-cell table:formula="of:=IF([.BG51]=0;&quot;&quot;;&quot;&quot;&amp;[.BG$1]&amp;&quot;=&gt;&quot;&amp;[.BG51]&amp;&quot;,&quot;)">
            <text:p/>
          </table:table-cell>
          <table:table-cell table:formula="of:=IF([.BH51]=0;&quot;&quot;;&quot;&quot;&amp;[.BH$1]&amp;&quot;=&gt;&quot;&amp;[.BH51]&amp;&quot;,&quot;)">
            <text:p/>
          </table:table-cell>
          <table:table-cell table:formula="of:=IF([.BI51]=0;&quot;&quot;;&quot;&quot;&amp;[.BI$1]&amp;&quot;=&gt;&quot;&amp;[.BI51]&amp;&quot;,&quot;)">
            <text:p/>
          </table:table-cell>
          <table:table-cell table:formula="of:=IF([.BJ51]=0;&quot;&quot;;&quot;&quot;&amp;[.BJ$1]&amp;&quot;=&gt;&quot;&amp;[.BJ51]&amp;&quot;,&quot;)">
            <text:p/>
          </table:table-cell>
          <table:table-cell table:formula="of:=IF([.BK51]=0;&quot;&quot;;&quot;&quot;&amp;[.BK$1]&amp;&quot;=&gt;&quot;&amp;[.BK51]&amp;&quot;,&quot;)">
            <text:p/>
          </table:table-cell>
          <table:table-cell table:formula="of:=IF([.BL51]=0;&quot;&quot;;&quot;&quot;&amp;[.BL$1]&amp;&quot;=&gt;&quot;&amp;[.BL51]&amp;&quot;,&quot;)">
            <text:p/>
          </table:table-cell>
          <table:table-cell table:formula="of:=IF([.BM51]=0;&quot;&quot;;&quot;&quot;&amp;[.BM$1]&amp;&quot;=&gt;&quot;&amp;[.BM51]&amp;&quot;,&quot;)">
            <text:p/>
          </table:table-cell>
          <table:table-cell table:formula="of:=IF([.BN51]=0;&quot;&quot;;&quot;&quot;&amp;[.BN$1]&amp;&quot;=&gt;&quot;&amp;[.BN51]&amp;&quot;,&quot;)">
            <text:p/>
          </table:table-cell>
          <table:table-cell table:formula="of:=IF([.BO51]=0;&quot;&quot;;&quot;&quot;&amp;[.BO$1]&amp;&quot;=&gt;&quot;&amp;[.BO51]&amp;&quot;,&quot;)">
            <text:p/>
          </table:table-cell>
          <table:table-cell table:formula="of:=IF([.BP51]=0;&quot;&quot;;&quot;&quot;&amp;[.BP$1]&amp;&quot;=&gt;&quot;&amp;[.BP51]&amp;&quot;,&quot;)">
            <text:p/>
          </table:table-cell>
          <table:table-cell table:formula="of:=IF([.BQ51]=0;&quot;&quot;;&quot;&quot;&amp;[.BQ$1]&amp;&quot;=&gt;&quot;&amp;[.BQ51]&amp;&quot;,&quot;)">
            <text:p/>
          </table:table-cell>
          <table:table-cell table:formula="of:=IF([.BR51]=0;&quot;&quot;;&quot;&quot;&amp;[.BR$1]&amp;&quot;=&gt;&quot;&amp;[.BR51]&amp;&quot;,&quot;)">
            <text:p/>
          </table:table-cell>
          <table:table-cell table:formula="of:=IF([.BS51]=0;&quot;&quot;;&quot;&quot;&amp;[.BS$1]&amp;&quot;=&gt;&quot;&amp;[.BS51]&amp;&quot;,&quot;)">
            <text:p/>
          </table:table-cell>
          <table:table-cell table:formula="of:=IF([.BT51]=0;&quot;&quot;;&quot;&quot;&amp;[.BT$1]&amp;&quot;=&gt;&quot;&amp;[.BT51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Ephesians.A1">Ephesians</text:a></text:span></text:p>
          </table:table-cell>
          <table:table-cell office:value-type="float" office:value="155">
            <text:p>155</text:p>
          </table:table-cell>
          <table:table-cell office:value-type="string">
            <text:p>Eph6:24 </text:p>
          </table:table-cell>
          <table:table-cell table:formula="of:=CONCATENATE(&quot;'&quot;&amp;[.A52]&amp;&quot;' =&gt; array( 'chapters'=&gt;&quot;&amp;[.E52]&amp;&quot;, 'verses'=&gt;&quot;&amp;[.F52]&amp;&quot;,&quot;; [.BX52]; &quot; ),&quot;)" office:value-type="string" office:string-value="'Ephesians' =&gt; array( 'chapters'=&gt;6, 'verses'=&gt;155,1=&gt;23,2=&gt;22,3=&gt;21,4=&gt;32,5=&gt;33,6=&gt;24, ),">
            <text:p>'Ephesians' =&gt; array( 'chapters'=&gt;6, 'verses'=&gt;155,1=&gt;23,2=&gt;22,3=&gt;21,4=&gt;32,5=&gt;33,6=&gt;24, ),</text:p>
          </table:table-cell>
          <table:table-cell office:value-type="float" office:value="6">
            <text:p>6</text:p>
          </table:table-cell>
          <table:table-cell table:formula="of:=SUM([.G52:.BT52])" office:value-type="float" office:value="155">
            <text:p>15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60"/>
          <table:table-cell table:formula="of:=CONCATENATE([.BY52];[.BZ52];[.CA52];[.CB52];[.CC52];[.CD52];[.CE52];[.CF52];[.CG52];[.CH52];[.CI52];[.CJ52];[.CK52];[.CL52];[.CM52];[.CN52];[.CO52];[.CP52];[.CQ52];[.CR52];[.CS52];[.CT52];[.CU52];[.CV52];[.CW52];[.CX52];[.CY52];[.CZ52])" office:value-type="string" office:string-value="1=&gt;23,2=&gt;22,3=&gt;21,4=&gt;32,5=&gt;33,6=&gt;24,">
            <text:p>1=&gt;23,2=&gt;22,3=&gt;21,4=&gt;32,5=&gt;33,6=&gt;24,</text:p>
          </table:table-cell>
          <table:table-cell table:formula="of:=CONCATENATE([.CZ52];[.DA52];[.DB52];[.DC52];[.DD52];[.DE52];[.DF52];[.DG52];[.DH52];[.DI52];[.DJ52];[.DK52];[.DL52];[.DM52];[.DN52];[.DO52];[.DP52];[.DQ52];[.DR52];[.DS52];[.DT52];[.DU52];[.DV52];[.DW52];[.DX52];[.DY52];[.DZ52])">
            <text:p/>
          </table:table-cell>
          <table:table-cell table:formula="of:=CONCATENATE([.EA52];[.EB52];[.EC52];[.ED52];[.EE52];[.EF52];[.EG52];[.EH52];[.EI52];[.EJ52];[.EK52];[.EL52])">
            <text:p/>
          </table:table-cell>
          <table:table-cell table:formula="of:=CONCATENATE([.BU52];[.BV52];[.BW52])" office:value-type="string" office:string-value="1=&gt;23,2=&gt;22,3=&gt;21,4=&gt;32,5=&gt;33,6=&gt;24,">
            <text:p>1=&gt;23,2=&gt;22,3=&gt;21,4=&gt;32,5=&gt;33,6=&gt;24,</text:p>
          </table:table-cell>
          <table:table-cell table:formula="of:=IF([.G52]=0;&quot;&quot;;&quot;&quot;&amp;[.G$1]&amp;&quot;=&gt;&quot;&amp;[.G52]&amp;&quot;,&quot;)" office:value-type="string" office:string-value="1=&gt;23,">
            <text:p>1=&gt;23,</text:p>
          </table:table-cell>
          <table:table-cell table:formula="of:=IF([.H52]=0;&quot;&quot;;&quot;&quot;&amp;[.H$1]&amp;&quot;=&gt;&quot;&amp;[.H52]&amp;&quot;,&quot;)" office:value-type="string" office:string-value="2=&gt;22,">
            <text:p>2=&gt;22,</text:p>
          </table:table-cell>
          <table:table-cell table:formula="of:=IF([.I52]=0;&quot;&quot;;&quot;&quot;&amp;[.I$1]&amp;&quot;=&gt;&quot;&amp;[.I52]&amp;&quot;,&quot;)" office:value-type="string" office:string-value="3=&gt;21,">
            <text:p>3=&gt;21,</text:p>
          </table:table-cell>
          <table:table-cell table:formula="of:=IF([.J52]=0;&quot;&quot;;&quot;&quot;&amp;[.J$1]&amp;&quot;=&gt;&quot;&amp;[.J52]&amp;&quot;,&quot;)" office:value-type="string" office:string-value="4=&gt;32,">
            <text:p>4=&gt;32,</text:p>
          </table:table-cell>
          <table:table-cell table:formula="of:=IF([.K52]=0;&quot;&quot;;&quot;&quot;&amp;[.K$1]&amp;&quot;=&gt;&quot;&amp;[.K52]&amp;&quot;,&quot;)" office:value-type="string" office:string-value="5=&gt;33,">
            <text:p>5=&gt;33,</text:p>
          </table:table-cell>
          <table:table-cell table:formula="of:=IF([.L52]=0;&quot;&quot;;&quot;&quot;&amp;[.L$1]&amp;&quot;=&gt;&quot;&amp;[.L52]&amp;&quot;,&quot;)" office:value-type="string" office:string-value="6=&gt;24,">
            <text:p>6=&gt;24,</text:p>
          </table:table-cell>
          <table:table-cell table:formula="of:=IF([.M52]=0;&quot;&quot;;&quot;&quot;&amp;[.M$1]&amp;&quot;=&gt;&quot;&amp;[.M52]&amp;&quot;,&quot;)">
            <text:p/>
          </table:table-cell>
          <table:table-cell table:formula="of:=IF([.N52]=0;&quot;&quot;;&quot;&quot;&amp;[.N$1]&amp;&quot;=&gt;&quot;&amp;[.N52]&amp;&quot;,&quot;)">
            <text:p/>
          </table:table-cell>
          <table:table-cell table:formula="of:=IF([.O52]=0;&quot;&quot;;&quot;&quot;&amp;[.O$1]&amp;&quot;=&gt;&quot;&amp;[.O52]&amp;&quot;,&quot;)">
            <text:p/>
          </table:table-cell>
          <table:table-cell table:formula="of:=IF([.P52]=0;&quot;&quot;;&quot;&quot;&amp;[.P$1]&amp;&quot;=&gt;&quot;&amp;[.P52]&amp;&quot;,&quot;)">
            <text:p/>
          </table:table-cell>
          <table:table-cell table:formula="of:=IF([.Q52]=0;&quot;&quot;;&quot;&quot;&amp;[.Q$1]&amp;&quot;=&gt;&quot;&amp;[.Q52]&amp;&quot;,&quot;)">
            <text:p/>
          </table:table-cell>
          <table:table-cell table:formula="of:=IF([.R52]=0;&quot;&quot;;&quot;&quot;&amp;[.R$1]&amp;&quot;=&gt;&quot;&amp;[.R52]&amp;&quot;,&quot;)">
            <text:p/>
          </table:table-cell>
          <table:table-cell table:formula="of:=IF([.S52]=0;&quot;&quot;;&quot;&quot;&amp;[.S$1]&amp;&quot;=&gt;&quot;&amp;[.S52]&amp;&quot;,&quot;)">
            <text:p/>
          </table:table-cell>
          <table:table-cell table:formula="of:=IF([.T52]=0;&quot;&quot;;&quot;&quot;&amp;[.T$1]&amp;&quot;=&gt;&quot;&amp;[.T52]&amp;&quot;,&quot;)">
            <text:p/>
          </table:table-cell>
          <table:table-cell table:formula="of:=IF([.U52]=0;&quot;&quot;;&quot;&quot;&amp;[.U$1]&amp;&quot;=&gt;&quot;&amp;[.U52]&amp;&quot;,&quot;)">
            <text:p/>
          </table:table-cell>
          <table:table-cell table:formula="of:=IF([.V52]=0;&quot;&quot;;&quot;&quot;&amp;[.V$1]&amp;&quot;=&gt;&quot;&amp;[.V52]&amp;&quot;,&quot;)">
            <text:p/>
          </table:table-cell>
          <table:table-cell table:formula="of:=IF([.W52]=0;&quot;&quot;;&quot;&quot;&amp;[.W$1]&amp;&quot;=&gt;&quot;&amp;[.W52]&amp;&quot;,&quot;)">
            <text:p/>
          </table:table-cell>
          <table:table-cell table:formula="of:=IF([.X52]=0;&quot;&quot;;&quot;&quot;&amp;[.X$1]&amp;&quot;=&gt;&quot;&amp;[.X52]&amp;&quot;,&quot;)">
            <text:p/>
          </table:table-cell>
          <table:table-cell table:formula="of:=IF([.Y52]=0;&quot;&quot;;&quot;&quot;&amp;[.Y$1]&amp;&quot;=&gt;&quot;&amp;[.Y52]&amp;&quot;,&quot;)">
            <text:p/>
          </table:table-cell>
          <table:table-cell table:formula="of:=IF([.Z52]=0;&quot;&quot;;&quot;&quot;&amp;[.Z$1]&amp;&quot;=&gt;&quot;&amp;[.Z52]&amp;&quot;,&quot;)">
            <text:p/>
          </table:table-cell>
          <table:table-cell table:formula="of:=IF([.AA52]=0;&quot;&quot;;&quot;&quot;&amp;[.AA$1]&amp;&quot;=&gt;&quot;&amp;[.AA52]&amp;&quot;,&quot;)">
            <text:p/>
          </table:table-cell>
          <table:table-cell table:formula="of:=IF([.AB52]=0;&quot;&quot;;&quot;&quot;&amp;[.AB$1]&amp;&quot;=&gt;&quot;&amp;[.AB52]&amp;&quot;,&quot;)">
            <text:p/>
          </table:table-cell>
          <table:table-cell table:formula="of:=IF([.AC52]=0;&quot;&quot;;&quot;&quot;&amp;[.AC$1]&amp;&quot;=&gt;&quot;&amp;[.AC52]&amp;&quot;,&quot;)">
            <text:p/>
          </table:table-cell>
          <table:table-cell table:formula="of:=IF([.AD52]=0;&quot;&quot;;&quot;&quot;&amp;[.AD$1]&amp;&quot;=&gt;&quot;&amp;[.AD52]&amp;&quot;,&quot;)">
            <text:p/>
          </table:table-cell>
          <table:table-cell table:formula="of:=IF([.AE52]=0;&quot;&quot;;&quot;&quot;&amp;[.AE$1]&amp;&quot;=&gt;&quot;&amp;[.AE52]&amp;&quot;,&quot;)">
            <text:p/>
          </table:table-cell>
          <table:table-cell table:formula="of:=IF([.AF52]=0;&quot;&quot;;&quot;&quot;&amp;[.AF$1]&amp;&quot;=&gt;&quot;&amp;[.AF52]&amp;&quot;,&quot;)">
            <text:p/>
          </table:table-cell>
          <table:table-cell table:formula="of:=IF([.AG52]=0;&quot;&quot;;&quot;&quot;&amp;[.AG$1]&amp;&quot;=&gt;&quot;&amp;[.AG52]&amp;&quot;,&quot;)">
            <text:p/>
          </table:table-cell>
          <table:table-cell table:formula="of:=IF([.AH52]=0;&quot;&quot;;&quot;&quot;&amp;[.AH$1]&amp;&quot;=&gt;&quot;&amp;[.AH52]&amp;&quot;,&quot;)">
            <text:p/>
          </table:table-cell>
          <table:table-cell table:formula="of:=IF([.AI52]=0;&quot;&quot;;&quot;&quot;&amp;[.AI$1]&amp;&quot;=&gt;&quot;&amp;[.AI52]&amp;&quot;,&quot;)">
            <text:p/>
          </table:table-cell>
          <table:table-cell table:formula="of:=IF([.AJ52]=0;&quot;&quot;;&quot;&quot;&amp;[.AJ$1]&amp;&quot;=&gt;&quot;&amp;[.AJ52]&amp;&quot;,&quot;)">
            <text:p/>
          </table:table-cell>
          <table:table-cell table:formula="of:=IF([.AK52]=0;&quot;&quot;;&quot;&quot;&amp;[.AK$1]&amp;&quot;=&gt;&quot;&amp;[.AK52]&amp;&quot;,&quot;)">
            <text:p/>
          </table:table-cell>
          <table:table-cell table:formula="of:=IF([.AL52]=0;&quot;&quot;;&quot;&quot;&amp;[.AL$1]&amp;&quot;=&gt;&quot;&amp;[.AL52]&amp;&quot;,&quot;)">
            <text:p/>
          </table:table-cell>
          <table:table-cell table:formula="of:=IF([.AM52]=0;&quot;&quot;;&quot;&quot;&amp;[.AM$1]&amp;&quot;=&gt;&quot;&amp;[.AM52]&amp;&quot;,&quot;)">
            <text:p/>
          </table:table-cell>
          <table:table-cell table:formula="of:=IF([.AN52]=0;&quot;&quot;;&quot;&quot;&amp;[.AN$1]&amp;&quot;=&gt;&quot;&amp;[.AN52]&amp;&quot;,&quot;)">
            <text:p/>
          </table:table-cell>
          <table:table-cell table:formula="of:=IF([.AO52]=0;&quot;&quot;;&quot;&quot;&amp;[.AO$1]&amp;&quot;=&gt;&quot;&amp;[.AO52]&amp;&quot;,&quot;)">
            <text:p/>
          </table:table-cell>
          <table:table-cell table:formula="of:=IF([.AP52]=0;&quot;&quot;;&quot;&quot;&amp;[.AP$1]&amp;&quot;=&gt;&quot;&amp;[.AP52]&amp;&quot;,&quot;)">
            <text:p/>
          </table:table-cell>
          <table:table-cell table:formula="of:=IF([.AQ52]=0;&quot;&quot;;&quot;&quot;&amp;[.AQ$1]&amp;&quot;=&gt;&quot;&amp;[.AQ52]&amp;&quot;,&quot;)">
            <text:p/>
          </table:table-cell>
          <table:table-cell table:formula="of:=IF([.AR52]=0;&quot;&quot;;&quot;&quot;&amp;[.AR$1]&amp;&quot;=&gt;&quot;&amp;[.AR52]&amp;&quot;,&quot;)">
            <text:p/>
          </table:table-cell>
          <table:table-cell table:formula="of:=IF([.AS52]=0;&quot;&quot;;&quot;&quot;&amp;[.AS$1]&amp;&quot;=&gt;&quot;&amp;[.AS52]&amp;&quot;,&quot;)">
            <text:p/>
          </table:table-cell>
          <table:table-cell table:formula="of:=IF([.AT52]=0;&quot;&quot;;&quot;&quot;&amp;[.AT$1]&amp;&quot;=&gt;&quot;&amp;[.AT52]&amp;&quot;,&quot;)">
            <text:p/>
          </table:table-cell>
          <table:table-cell table:formula="of:=IF([.AU52]=0;&quot;&quot;;&quot;&quot;&amp;[.AU$1]&amp;&quot;=&gt;&quot;&amp;[.AU52]&amp;&quot;,&quot;)">
            <text:p/>
          </table:table-cell>
          <table:table-cell table:formula="of:=IF([.AV52]=0;&quot;&quot;;&quot;&quot;&amp;[.AV$1]&amp;&quot;=&gt;&quot;&amp;[.AV52]&amp;&quot;,&quot;)">
            <text:p/>
          </table:table-cell>
          <table:table-cell table:formula="of:=IF([.AW52]=0;&quot;&quot;;&quot;&quot;&amp;[.AW$1]&amp;&quot;=&gt;&quot;&amp;[.AW52]&amp;&quot;,&quot;)">
            <text:p/>
          </table:table-cell>
          <table:table-cell table:formula="of:=IF([.AX52]=0;&quot;&quot;;&quot;&quot;&amp;[.AX$1]&amp;&quot;=&gt;&quot;&amp;[.AX52]&amp;&quot;,&quot;)">
            <text:p/>
          </table:table-cell>
          <table:table-cell table:formula="of:=IF([.AY52]=0;&quot;&quot;;&quot;&quot;&amp;[.AY$1]&amp;&quot;=&gt;&quot;&amp;[.AY52]&amp;&quot;,&quot;)">
            <text:p/>
          </table:table-cell>
          <table:table-cell table:formula="of:=IF([.AZ52]=0;&quot;&quot;;&quot;&quot;&amp;[.AZ$1]&amp;&quot;=&gt;&quot;&amp;[.AZ52]&amp;&quot;,&quot;)">
            <text:p/>
          </table:table-cell>
          <table:table-cell table:formula="of:=IF([.BA52]=0;&quot;&quot;;&quot;&quot;&amp;[.BA$1]&amp;&quot;=&gt;&quot;&amp;[.BA52]&amp;&quot;,&quot;)">
            <text:p/>
          </table:table-cell>
          <table:table-cell table:formula="of:=IF([.BB52]=0;&quot;&quot;;&quot;&quot;&amp;[.BB$1]&amp;&quot;=&gt;&quot;&amp;[.BB52]&amp;&quot;,&quot;)">
            <text:p/>
          </table:table-cell>
          <table:table-cell table:formula="of:=IF([.BC52]=0;&quot;&quot;;&quot;&quot;&amp;[.BC$1]&amp;&quot;=&gt;&quot;&amp;[.BC52]&amp;&quot;,&quot;)">
            <text:p/>
          </table:table-cell>
          <table:table-cell table:formula="of:=IF([.BD52]=0;&quot;&quot;;&quot;&quot;&amp;[.BD$1]&amp;&quot;=&gt;&quot;&amp;[.BD52]&amp;&quot;,&quot;)">
            <text:p/>
          </table:table-cell>
          <table:table-cell table:formula="of:=IF([.BE52]=0;&quot;&quot;;&quot;&quot;&amp;[.BE$1]&amp;&quot;=&gt;&quot;&amp;[.BE52]&amp;&quot;,&quot;)">
            <text:p/>
          </table:table-cell>
          <table:table-cell table:formula="of:=IF([.BF52]=0;&quot;&quot;;&quot;&quot;&amp;[.BF$1]&amp;&quot;=&gt;&quot;&amp;[.BF52]&amp;&quot;,&quot;)">
            <text:p/>
          </table:table-cell>
          <table:table-cell table:formula="of:=IF([.BG52]=0;&quot;&quot;;&quot;&quot;&amp;[.BG$1]&amp;&quot;=&gt;&quot;&amp;[.BG52]&amp;&quot;,&quot;)">
            <text:p/>
          </table:table-cell>
          <table:table-cell table:formula="of:=IF([.BH52]=0;&quot;&quot;;&quot;&quot;&amp;[.BH$1]&amp;&quot;=&gt;&quot;&amp;[.BH52]&amp;&quot;,&quot;)">
            <text:p/>
          </table:table-cell>
          <table:table-cell table:formula="of:=IF([.BI52]=0;&quot;&quot;;&quot;&quot;&amp;[.BI$1]&amp;&quot;=&gt;&quot;&amp;[.BI52]&amp;&quot;,&quot;)">
            <text:p/>
          </table:table-cell>
          <table:table-cell table:formula="of:=IF([.BJ52]=0;&quot;&quot;;&quot;&quot;&amp;[.BJ$1]&amp;&quot;=&gt;&quot;&amp;[.BJ52]&amp;&quot;,&quot;)">
            <text:p/>
          </table:table-cell>
          <table:table-cell table:formula="of:=IF([.BK52]=0;&quot;&quot;;&quot;&quot;&amp;[.BK$1]&amp;&quot;=&gt;&quot;&amp;[.BK52]&amp;&quot;,&quot;)">
            <text:p/>
          </table:table-cell>
          <table:table-cell table:formula="of:=IF([.BL52]=0;&quot;&quot;;&quot;&quot;&amp;[.BL$1]&amp;&quot;=&gt;&quot;&amp;[.BL52]&amp;&quot;,&quot;)">
            <text:p/>
          </table:table-cell>
          <table:table-cell table:formula="of:=IF([.BM52]=0;&quot;&quot;;&quot;&quot;&amp;[.BM$1]&amp;&quot;=&gt;&quot;&amp;[.BM52]&amp;&quot;,&quot;)">
            <text:p/>
          </table:table-cell>
          <table:table-cell table:formula="of:=IF([.BN52]=0;&quot;&quot;;&quot;&quot;&amp;[.BN$1]&amp;&quot;=&gt;&quot;&amp;[.BN52]&amp;&quot;,&quot;)">
            <text:p/>
          </table:table-cell>
          <table:table-cell table:formula="of:=IF([.BO52]=0;&quot;&quot;;&quot;&quot;&amp;[.BO$1]&amp;&quot;=&gt;&quot;&amp;[.BO52]&amp;&quot;,&quot;)">
            <text:p/>
          </table:table-cell>
          <table:table-cell table:formula="of:=IF([.BP52]=0;&quot;&quot;;&quot;&quot;&amp;[.BP$1]&amp;&quot;=&gt;&quot;&amp;[.BP52]&amp;&quot;,&quot;)">
            <text:p/>
          </table:table-cell>
          <table:table-cell table:formula="of:=IF([.BQ52]=0;&quot;&quot;;&quot;&quot;&amp;[.BQ$1]&amp;&quot;=&gt;&quot;&amp;[.BQ52]&amp;&quot;,&quot;)">
            <text:p/>
          </table:table-cell>
          <table:table-cell table:formula="of:=IF([.BR52]=0;&quot;&quot;;&quot;&quot;&amp;[.BR$1]&amp;&quot;=&gt;&quot;&amp;[.BR52]&amp;&quot;,&quot;)">
            <text:p/>
          </table:table-cell>
          <table:table-cell table:formula="of:=IF([.BS52]=0;&quot;&quot;;&quot;&quot;&amp;[.BS$1]&amp;&quot;=&gt;&quot;&amp;[.BS52]&amp;&quot;,&quot;)">
            <text:p/>
          </table:table-cell>
          <table:table-cell table:formula="of:=IF([.BT52]=0;&quot;&quot;;&quot;&quot;&amp;[.BT$1]&amp;&quot;=&gt;&quot;&amp;[.BT5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Philippians.A1">Philippians</text:a></text:span></text:p>
          </table:table-cell>
          <table:table-cell office:value-type="float" office:value="104">
            <text:p>104</text:p>
          </table:table-cell>
          <table:table-cell office:value-type="string">
            <text:p>Phi4:23 </text:p>
          </table:table-cell>
          <table:table-cell table:formula="of:=CONCATENATE(&quot;'&quot;&amp;[.A53]&amp;&quot;' =&gt; array( 'chapters'=&gt;&quot;&amp;[.E53]&amp;&quot;, 'verses'=&gt;&quot;&amp;[.F53]&amp;&quot;,&quot;; [.BX53]; &quot; ),&quot;)" office:value-type="string" office:string-value="'Philippians' =&gt; array( 'chapters'=&gt;4, 'verses'=&gt;104,1=&gt;30,2=&gt;30,3=&gt;21,4=&gt;23, ),">
            <text:p>'Philippians' =&gt; array( 'chapters'=&gt;4, 'verses'=&gt;104,1=&gt;30,2=&gt;30,3=&gt;21,4=&gt;23, ),</text:p>
          </table:table-cell>
          <table:table-cell office:value-type="float" office:value="4">
            <text:p>4</text:p>
          </table:table-cell>
          <table:table-cell table:formula="of:=SUM([.G53:.BT53])" office:value-type="float" office:value="104">
            <text:p>104</text:p>
          </table:table-cell>
          <table:table-cell table:number-columns-repeated="2" table:style-name="Default" office:value-type="float" office:value="30">
            <text:p>3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3">
            <text:p>23</text:p>
          </table:table-cell>
          <table:table-cell table:number-columns-repeated="62"/>
          <table:table-cell table:formula="of:=CONCATENATE([.BY53];[.BZ53];[.CA53];[.CB53];[.CC53];[.CD53];[.CE53];[.CF53];[.CG53];[.CH53];[.CI53];[.CJ53];[.CK53];[.CL53];[.CM53];[.CN53];[.CO53];[.CP53];[.CQ53];[.CR53];[.CS53];[.CT53];[.CU53];[.CV53];[.CW53];[.CX53];[.CY53];[.CZ53])" office:value-type="string" office:string-value="1=&gt;30,2=&gt;30,3=&gt;21,4=&gt;23,">
            <text:p>1=&gt;30,2=&gt;30,3=&gt;21,4=&gt;23,</text:p>
          </table:table-cell>
          <table:table-cell table:formula="of:=CONCATENATE([.CZ53];[.DA53];[.DB53];[.DC53];[.DD53];[.DE53];[.DF53];[.DG53];[.DH53];[.DI53];[.DJ53];[.DK53];[.DL53];[.DM53];[.DN53];[.DO53];[.DP53];[.DQ53];[.DR53];[.DS53];[.DT53];[.DU53];[.DV53];[.DW53];[.DX53];[.DY53];[.DZ53])">
            <text:p/>
          </table:table-cell>
          <table:table-cell table:formula="of:=CONCATENATE([.EA53];[.EB53];[.EC53];[.ED53];[.EE53];[.EF53];[.EG53];[.EH53];[.EI53];[.EJ53];[.EK53];[.EL53])">
            <text:p/>
          </table:table-cell>
          <table:table-cell table:formula="of:=CONCATENATE([.BU53];[.BV53];[.BW53])" office:value-type="string" office:string-value="1=&gt;30,2=&gt;30,3=&gt;21,4=&gt;23,">
            <text:p>1=&gt;30,2=&gt;30,3=&gt;21,4=&gt;23,</text:p>
          </table:table-cell>
          <table:table-cell table:formula="of:=IF([.G53]=0;&quot;&quot;;&quot;&quot;&amp;[.G$1]&amp;&quot;=&gt;&quot;&amp;[.G53]&amp;&quot;,&quot;)" office:value-type="string" office:string-value="1=&gt;30,">
            <text:p>1=&gt;30,</text:p>
          </table:table-cell>
          <table:table-cell table:formula="of:=IF([.H53]=0;&quot;&quot;;&quot;&quot;&amp;[.H$1]&amp;&quot;=&gt;&quot;&amp;[.H53]&amp;&quot;,&quot;)" office:value-type="string" office:string-value="2=&gt;30,">
            <text:p>2=&gt;30,</text:p>
          </table:table-cell>
          <table:table-cell table:formula="of:=IF([.I53]=0;&quot;&quot;;&quot;&quot;&amp;[.I$1]&amp;&quot;=&gt;&quot;&amp;[.I53]&amp;&quot;,&quot;)" office:value-type="string" office:string-value="3=&gt;21,">
            <text:p>3=&gt;21,</text:p>
          </table:table-cell>
          <table:table-cell table:formula="of:=IF([.J53]=0;&quot;&quot;;&quot;&quot;&amp;[.J$1]&amp;&quot;=&gt;&quot;&amp;[.J53]&amp;&quot;,&quot;)" office:value-type="string" office:string-value="4=&gt;23,">
            <text:p>4=&gt;23,</text:p>
          </table:table-cell>
          <table:table-cell table:formula="of:=IF([.K53]=0;&quot;&quot;;&quot;&quot;&amp;[.K$1]&amp;&quot;=&gt;&quot;&amp;[.K53]&amp;&quot;,&quot;)">
            <text:p/>
          </table:table-cell>
          <table:table-cell table:formula="of:=IF([.L53]=0;&quot;&quot;;&quot;&quot;&amp;[.L$1]&amp;&quot;=&gt;&quot;&amp;[.L53]&amp;&quot;,&quot;)">
            <text:p/>
          </table:table-cell>
          <table:table-cell table:formula="of:=IF([.M53]=0;&quot;&quot;;&quot;&quot;&amp;[.M$1]&amp;&quot;=&gt;&quot;&amp;[.M53]&amp;&quot;,&quot;)">
            <text:p/>
          </table:table-cell>
          <table:table-cell table:formula="of:=IF([.N53]=0;&quot;&quot;;&quot;&quot;&amp;[.N$1]&amp;&quot;=&gt;&quot;&amp;[.N53]&amp;&quot;,&quot;)">
            <text:p/>
          </table:table-cell>
          <table:table-cell table:formula="of:=IF([.O53]=0;&quot;&quot;;&quot;&quot;&amp;[.O$1]&amp;&quot;=&gt;&quot;&amp;[.O53]&amp;&quot;,&quot;)">
            <text:p/>
          </table:table-cell>
          <table:table-cell table:formula="of:=IF([.P53]=0;&quot;&quot;;&quot;&quot;&amp;[.P$1]&amp;&quot;=&gt;&quot;&amp;[.P53]&amp;&quot;,&quot;)">
            <text:p/>
          </table:table-cell>
          <table:table-cell table:formula="of:=IF([.Q53]=0;&quot;&quot;;&quot;&quot;&amp;[.Q$1]&amp;&quot;=&gt;&quot;&amp;[.Q53]&amp;&quot;,&quot;)">
            <text:p/>
          </table:table-cell>
          <table:table-cell table:formula="of:=IF([.R53]=0;&quot;&quot;;&quot;&quot;&amp;[.R$1]&amp;&quot;=&gt;&quot;&amp;[.R53]&amp;&quot;,&quot;)">
            <text:p/>
          </table:table-cell>
          <table:table-cell table:formula="of:=IF([.S53]=0;&quot;&quot;;&quot;&quot;&amp;[.S$1]&amp;&quot;=&gt;&quot;&amp;[.S53]&amp;&quot;,&quot;)">
            <text:p/>
          </table:table-cell>
          <table:table-cell table:formula="of:=IF([.T53]=0;&quot;&quot;;&quot;&quot;&amp;[.T$1]&amp;&quot;=&gt;&quot;&amp;[.T53]&amp;&quot;,&quot;)">
            <text:p/>
          </table:table-cell>
          <table:table-cell table:formula="of:=IF([.U53]=0;&quot;&quot;;&quot;&quot;&amp;[.U$1]&amp;&quot;=&gt;&quot;&amp;[.U53]&amp;&quot;,&quot;)">
            <text:p/>
          </table:table-cell>
          <table:table-cell table:formula="of:=IF([.V53]=0;&quot;&quot;;&quot;&quot;&amp;[.V$1]&amp;&quot;=&gt;&quot;&amp;[.V53]&amp;&quot;,&quot;)">
            <text:p/>
          </table:table-cell>
          <table:table-cell table:formula="of:=IF([.W53]=0;&quot;&quot;;&quot;&quot;&amp;[.W$1]&amp;&quot;=&gt;&quot;&amp;[.W53]&amp;&quot;,&quot;)">
            <text:p/>
          </table:table-cell>
          <table:table-cell table:formula="of:=IF([.X53]=0;&quot;&quot;;&quot;&quot;&amp;[.X$1]&amp;&quot;=&gt;&quot;&amp;[.X53]&amp;&quot;,&quot;)">
            <text:p/>
          </table:table-cell>
          <table:table-cell table:formula="of:=IF([.Y53]=0;&quot;&quot;;&quot;&quot;&amp;[.Y$1]&amp;&quot;=&gt;&quot;&amp;[.Y53]&amp;&quot;,&quot;)">
            <text:p/>
          </table:table-cell>
          <table:table-cell table:formula="of:=IF([.Z53]=0;&quot;&quot;;&quot;&quot;&amp;[.Z$1]&amp;&quot;=&gt;&quot;&amp;[.Z53]&amp;&quot;,&quot;)">
            <text:p/>
          </table:table-cell>
          <table:table-cell table:formula="of:=IF([.AA53]=0;&quot;&quot;;&quot;&quot;&amp;[.AA$1]&amp;&quot;=&gt;&quot;&amp;[.AA53]&amp;&quot;,&quot;)">
            <text:p/>
          </table:table-cell>
          <table:table-cell table:formula="of:=IF([.AB53]=0;&quot;&quot;;&quot;&quot;&amp;[.AB$1]&amp;&quot;=&gt;&quot;&amp;[.AB53]&amp;&quot;,&quot;)">
            <text:p/>
          </table:table-cell>
          <table:table-cell table:formula="of:=IF([.AC53]=0;&quot;&quot;;&quot;&quot;&amp;[.AC$1]&amp;&quot;=&gt;&quot;&amp;[.AC53]&amp;&quot;,&quot;)">
            <text:p/>
          </table:table-cell>
          <table:table-cell table:formula="of:=IF([.AD53]=0;&quot;&quot;;&quot;&quot;&amp;[.AD$1]&amp;&quot;=&gt;&quot;&amp;[.AD53]&amp;&quot;,&quot;)">
            <text:p/>
          </table:table-cell>
          <table:table-cell table:formula="of:=IF([.AE53]=0;&quot;&quot;;&quot;&quot;&amp;[.AE$1]&amp;&quot;=&gt;&quot;&amp;[.AE53]&amp;&quot;,&quot;)">
            <text:p/>
          </table:table-cell>
          <table:table-cell table:formula="of:=IF([.AF53]=0;&quot;&quot;;&quot;&quot;&amp;[.AF$1]&amp;&quot;=&gt;&quot;&amp;[.AF53]&amp;&quot;,&quot;)">
            <text:p/>
          </table:table-cell>
          <table:table-cell table:formula="of:=IF([.AG53]=0;&quot;&quot;;&quot;&quot;&amp;[.AG$1]&amp;&quot;=&gt;&quot;&amp;[.AG53]&amp;&quot;,&quot;)">
            <text:p/>
          </table:table-cell>
          <table:table-cell table:formula="of:=IF([.AH53]=0;&quot;&quot;;&quot;&quot;&amp;[.AH$1]&amp;&quot;=&gt;&quot;&amp;[.AH53]&amp;&quot;,&quot;)">
            <text:p/>
          </table:table-cell>
          <table:table-cell table:formula="of:=IF([.AI53]=0;&quot;&quot;;&quot;&quot;&amp;[.AI$1]&amp;&quot;=&gt;&quot;&amp;[.AI53]&amp;&quot;,&quot;)">
            <text:p/>
          </table:table-cell>
          <table:table-cell table:formula="of:=IF([.AJ53]=0;&quot;&quot;;&quot;&quot;&amp;[.AJ$1]&amp;&quot;=&gt;&quot;&amp;[.AJ53]&amp;&quot;,&quot;)">
            <text:p/>
          </table:table-cell>
          <table:table-cell table:formula="of:=IF([.AK53]=0;&quot;&quot;;&quot;&quot;&amp;[.AK$1]&amp;&quot;=&gt;&quot;&amp;[.AK53]&amp;&quot;,&quot;)">
            <text:p/>
          </table:table-cell>
          <table:table-cell table:formula="of:=IF([.AL53]=0;&quot;&quot;;&quot;&quot;&amp;[.AL$1]&amp;&quot;=&gt;&quot;&amp;[.AL53]&amp;&quot;,&quot;)">
            <text:p/>
          </table:table-cell>
          <table:table-cell table:formula="of:=IF([.AM53]=0;&quot;&quot;;&quot;&quot;&amp;[.AM$1]&amp;&quot;=&gt;&quot;&amp;[.AM53]&amp;&quot;,&quot;)">
            <text:p/>
          </table:table-cell>
          <table:table-cell table:formula="of:=IF([.AN53]=0;&quot;&quot;;&quot;&quot;&amp;[.AN$1]&amp;&quot;=&gt;&quot;&amp;[.AN53]&amp;&quot;,&quot;)">
            <text:p/>
          </table:table-cell>
          <table:table-cell table:formula="of:=IF([.AO53]=0;&quot;&quot;;&quot;&quot;&amp;[.AO$1]&amp;&quot;=&gt;&quot;&amp;[.AO53]&amp;&quot;,&quot;)">
            <text:p/>
          </table:table-cell>
          <table:table-cell table:formula="of:=IF([.AP53]=0;&quot;&quot;;&quot;&quot;&amp;[.AP$1]&amp;&quot;=&gt;&quot;&amp;[.AP53]&amp;&quot;,&quot;)">
            <text:p/>
          </table:table-cell>
          <table:table-cell table:formula="of:=IF([.AQ53]=0;&quot;&quot;;&quot;&quot;&amp;[.AQ$1]&amp;&quot;=&gt;&quot;&amp;[.AQ53]&amp;&quot;,&quot;)">
            <text:p/>
          </table:table-cell>
          <table:table-cell table:formula="of:=IF([.AR53]=0;&quot;&quot;;&quot;&quot;&amp;[.AR$1]&amp;&quot;=&gt;&quot;&amp;[.AR53]&amp;&quot;,&quot;)">
            <text:p/>
          </table:table-cell>
          <table:table-cell table:formula="of:=IF([.AS53]=0;&quot;&quot;;&quot;&quot;&amp;[.AS$1]&amp;&quot;=&gt;&quot;&amp;[.AS53]&amp;&quot;,&quot;)">
            <text:p/>
          </table:table-cell>
          <table:table-cell table:formula="of:=IF([.AT53]=0;&quot;&quot;;&quot;&quot;&amp;[.AT$1]&amp;&quot;=&gt;&quot;&amp;[.AT53]&amp;&quot;,&quot;)">
            <text:p/>
          </table:table-cell>
          <table:table-cell table:formula="of:=IF([.AU53]=0;&quot;&quot;;&quot;&quot;&amp;[.AU$1]&amp;&quot;=&gt;&quot;&amp;[.AU53]&amp;&quot;,&quot;)">
            <text:p/>
          </table:table-cell>
          <table:table-cell table:formula="of:=IF([.AV53]=0;&quot;&quot;;&quot;&quot;&amp;[.AV$1]&amp;&quot;=&gt;&quot;&amp;[.AV53]&amp;&quot;,&quot;)">
            <text:p/>
          </table:table-cell>
          <table:table-cell table:formula="of:=IF([.AW53]=0;&quot;&quot;;&quot;&quot;&amp;[.AW$1]&amp;&quot;=&gt;&quot;&amp;[.AW53]&amp;&quot;,&quot;)">
            <text:p/>
          </table:table-cell>
          <table:table-cell table:formula="of:=IF([.AX53]=0;&quot;&quot;;&quot;&quot;&amp;[.AX$1]&amp;&quot;=&gt;&quot;&amp;[.AX53]&amp;&quot;,&quot;)">
            <text:p/>
          </table:table-cell>
          <table:table-cell table:formula="of:=IF([.AY53]=0;&quot;&quot;;&quot;&quot;&amp;[.AY$1]&amp;&quot;=&gt;&quot;&amp;[.AY53]&amp;&quot;,&quot;)">
            <text:p/>
          </table:table-cell>
          <table:table-cell table:formula="of:=IF([.AZ53]=0;&quot;&quot;;&quot;&quot;&amp;[.AZ$1]&amp;&quot;=&gt;&quot;&amp;[.AZ53]&amp;&quot;,&quot;)">
            <text:p/>
          </table:table-cell>
          <table:table-cell table:formula="of:=IF([.BA53]=0;&quot;&quot;;&quot;&quot;&amp;[.BA$1]&amp;&quot;=&gt;&quot;&amp;[.BA53]&amp;&quot;,&quot;)">
            <text:p/>
          </table:table-cell>
          <table:table-cell table:formula="of:=IF([.BB53]=0;&quot;&quot;;&quot;&quot;&amp;[.BB$1]&amp;&quot;=&gt;&quot;&amp;[.BB53]&amp;&quot;,&quot;)">
            <text:p/>
          </table:table-cell>
          <table:table-cell table:formula="of:=IF([.BC53]=0;&quot;&quot;;&quot;&quot;&amp;[.BC$1]&amp;&quot;=&gt;&quot;&amp;[.BC53]&amp;&quot;,&quot;)">
            <text:p/>
          </table:table-cell>
          <table:table-cell table:formula="of:=IF([.BD53]=0;&quot;&quot;;&quot;&quot;&amp;[.BD$1]&amp;&quot;=&gt;&quot;&amp;[.BD53]&amp;&quot;,&quot;)">
            <text:p/>
          </table:table-cell>
          <table:table-cell table:formula="of:=IF([.BE53]=0;&quot;&quot;;&quot;&quot;&amp;[.BE$1]&amp;&quot;=&gt;&quot;&amp;[.BE53]&amp;&quot;,&quot;)">
            <text:p/>
          </table:table-cell>
          <table:table-cell table:formula="of:=IF([.BF53]=0;&quot;&quot;;&quot;&quot;&amp;[.BF$1]&amp;&quot;=&gt;&quot;&amp;[.BF53]&amp;&quot;,&quot;)">
            <text:p/>
          </table:table-cell>
          <table:table-cell table:formula="of:=IF([.BG53]=0;&quot;&quot;;&quot;&quot;&amp;[.BG$1]&amp;&quot;=&gt;&quot;&amp;[.BG53]&amp;&quot;,&quot;)">
            <text:p/>
          </table:table-cell>
          <table:table-cell table:formula="of:=IF([.BH53]=0;&quot;&quot;;&quot;&quot;&amp;[.BH$1]&amp;&quot;=&gt;&quot;&amp;[.BH53]&amp;&quot;,&quot;)">
            <text:p/>
          </table:table-cell>
          <table:table-cell table:formula="of:=IF([.BI53]=0;&quot;&quot;;&quot;&quot;&amp;[.BI$1]&amp;&quot;=&gt;&quot;&amp;[.BI53]&amp;&quot;,&quot;)">
            <text:p/>
          </table:table-cell>
          <table:table-cell table:formula="of:=IF([.BJ53]=0;&quot;&quot;;&quot;&quot;&amp;[.BJ$1]&amp;&quot;=&gt;&quot;&amp;[.BJ53]&amp;&quot;,&quot;)">
            <text:p/>
          </table:table-cell>
          <table:table-cell table:formula="of:=IF([.BK53]=0;&quot;&quot;;&quot;&quot;&amp;[.BK$1]&amp;&quot;=&gt;&quot;&amp;[.BK53]&amp;&quot;,&quot;)">
            <text:p/>
          </table:table-cell>
          <table:table-cell table:formula="of:=IF([.BL53]=0;&quot;&quot;;&quot;&quot;&amp;[.BL$1]&amp;&quot;=&gt;&quot;&amp;[.BL53]&amp;&quot;,&quot;)">
            <text:p/>
          </table:table-cell>
          <table:table-cell table:formula="of:=IF([.BM53]=0;&quot;&quot;;&quot;&quot;&amp;[.BM$1]&amp;&quot;=&gt;&quot;&amp;[.BM53]&amp;&quot;,&quot;)">
            <text:p/>
          </table:table-cell>
          <table:table-cell table:formula="of:=IF([.BN53]=0;&quot;&quot;;&quot;&quot;&amp;[.BN$1]&amp;&quot;=&gt;&quot;&amp;[.BN53]&amp;&quot;,&quot;)">
            <text:p/>
          </table:table-cell>
          <table:table-cell table:formula="of:=IF([.BO53]=0;&quot;&quot;;&quot;&quot;&amp;[.BO$1]&amp;&quot;=&gt;&quot;&amp;[.BO53]&amp;&quot;,&quot;)">
            <text:p/>
          </table:table-cell>
          <table:table-cell table:formula="of:=IF([.BP53]=0;&quot;&quot;;&quot;&quot;&amp;[.BP$1]&amp;&quot;=&gt;&quot;&amp;[.BP53]&amp;&quot;,&quot;)">
            <text:p/>
          </table:table-cell>
          <table:table-cell table:formula="of:=IF([.BQ53]=0;&quot;&quot;;&quot;&quot;&amp;[.BQ$1]&amp;&quot;=&gt;&quot;&amp;[.BQ53]&amp;&quot;,&quot;)">
            <text:p/>
          </table:table-cell>
          <table:table-cell table:formula="of:=IF([.BR53]=0;&quot;&quot;;&quot;&quot;&amp;[.BR$1]&amp;&quot;=&gt;&quot;&amp;[.BR53]&amp;&quot;,&quot;)">
            <text:p/>
          </table:table-cell>
          <table:table-cell table:formula="of:=IF([.BS53]=0;&quot;&quot;;&quot;&quot;&amp;[.BS$1]&amp;&quot;=&gt;&quot;&amp;[.BS53]&amp;&quot;,&quot;)">
            <text:p/>
          </table:table-cell>
          <table:table-cell table:formula="of:=IF([.BT53]=0;&quot;&quot;;&quot;&quot;&amp;[.BT$1]&amp;&quot;=&gt;&quot;&amp;[.BT5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Colossians.A1">Colossians</text:a></text:span></text:p>
          </table:table-cell>
          <table:table-cell office:value-type="float" office:value="95">
            <text:p>95</text:p>
          </table:table-cell>
          <table:table-cell office:value-type="string">
            <text:p>Col4:18 </text:p>
          </table:table-cell>
          <table:table-cell table:formula="of:=CONCATENATE(&quot;'&quot;&amp;[.A54]&amp;&quot;' =&gt; array( 'chapters'=&gt;&quot;&amp;[.E54]&amp;&quot;, 'verses'=&gt;&quot;&amp;[.F54]&amp;&quot;,&quot;; [.BX54]; &quot; ),&quot;)" office:value-type="string" office:string-value="'Colossians' =&gt; array( 'chapters'=&gt;4, 'verses'=&gt;95,1=&gt;29,2=&gt;23,3=&gt;25,4=&gt;18, ),">
            <text:p>'Colossians' =&gt; array( 'chapters'=&gt;4, 'verses'=&gt;95,1=&gt;29,2=&gt;23,3=&gt;25,4=&gt;18, ),</text:p>
          </table:table-cell>
          <table:table-cell office:value-type="float" office:value="4">
            <text:p>4</text:p>
          </table:table-cell>
          <table:table-cell table:formula="of:=SUM([.G54:.BT54])" office:value-type="float" office:value="95">
            <text:p>9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number-columns-repeated="62"/>
          <table:table-cell table:formula="of:=CONCATENATE([.BY54];[.BZ54];[.CA54];[.CB54];[.CC54];[.CD54];[.CE54];[.CF54];[.CG54];[.CH54];[.CI54];[.CJ54];[.CK54];[.CL54];[.CM54];[.CN54];[.CO54];[.CP54];[.CQ54];[.CR54];[.CS54];[.CT54];[.CU54];[.CV54];[.CW54];[.CX54];[.CY54];[.CZ54])" office:value-type="string" office:string-value="1=&gt;29,2=&gt;23,3=&gt;25,4=&gt;18,">
            <text:p>1=&gt;29,2=&gt;23,3=&gt;25,4=&gt;18,</text:p>
          </table:table-cell>
          <table:table-cell table:formula="of:=CONCATENATE([.CZ54];[.DA54];[.DB54];[.DC54];[.DD54];[.DE54];[.DF54];[.DG54];[.DH54];[.DI54];[.DJ54];[.DK54];[.DL54];[.DM54];[.DN54];[.DO54];[.DP54];[.DQ54];[.DR54];[.DS54];[.DT54];[.DU54];[.DV54];[.DW54];[.DX54];[.DY54];[.DZ54])">
            <text:p/>
          </table:table-cell>
          <table:table-cell table:formula="of:=CONCATENATE([.EA54];[.EB54];[.EC54];[.ED54];[.EE54];[.EF54];[.EG54];[.EH54];[.EI54];[.EJ54];[.EK54];[.EL54])">
            <text:p/>
          </table:table-cell>
          <table:table-cell table:formula="of:=CONCATENATE([.BU54];[.BV54];[.BW54])" office:value-type="string" office:string-value="1=&gt;29,2=&gt;23,3=&gt;25,4=&gt;18,">
            <text:p>1=&gt;29,2=&gt;23,3=&gt;25,4=&gt;18,</text:p>
          </table:table-cell>
          <table:table-cell table:formula="of:=IF([.G54]=0;&quot;&quot;;&quot;&quot;&amp;[.G$1]&amp;&quot;=&gt;&quot;&amp;[.G54]&amp;&quot;,&quot;)" office:value-type="string" office:string-value="1=&gt;29,">
            <text:p>1=&gt;29,</text:p>
          </table:table-cell>
          <table:table-cell table:formula="of:=IF([.H54]=0;&quot;&quot;;&quot;&quot;&amp;[.H$1]&amp;&quot;=&gt;&quot;&amp;[.H54]&amp;&quot;,&quot;)" office:value-type="string" office:string-value="2=&gt;23,">
            <text:p>2=&gt;23,</text:p>
          </table:table-cell>
          <table:table-cell table:formula="of:=IF([.I54]=0;&quot;&quot;;&quot;&quot;&amp;[.I$1]&amp;&quot;=&gt;&quot;&amp;[.I54]&amp;&quot;,&quot;)" office:value-type="string" office:string-value="3=&gt;25,">
            <text:p>3=&gt;25,</text:p>
          </table:table-cell>
          <table:table-cell table:formula="of:=IF([.J54]=0;&quot;&quot;;&quot;&quot;&amp;[.J$1]&amp;&quot;=&gt;&quot;&amp;[.J54]&amp;&quot;,&quot;)" office:value-type="string" office:string-value="4=&gt;18,">
            <text:p>4=&gt;18,</text:p>
          </table:table-cell>
          <table:table-cell table:formula="of:=IF([.K54]=0;&quot;&quot;;&quot;&quot;&amp;[.K$1]&amp;&quot;=&gt;&quot;&amp;[.K54]&amp;&quot;,&quot;)">
            <text:p/>
          </table:table-cell>
          <table:table-cell table:formula="of:=IF([.L54]=0;&quot;&quot;;&quot;&quot;&amp;[.L$1]&amp;&quot;=&gt;&quot;&amp;[.L54]&amp;&quot;,&quot;)">
            <text:p/>
          </table:table-cell>
          <table:table-cell table:formula="of:=IF([.M54]=0;&quot;&quot;;&quot;&quot;&amp;[.M$1]&amp;&quot;=&gt;&quot;&amp;[.M54]&amp;&quot;,&quot;)">
            <text:p/>
          </table:table-cell>
          <table:table-cell table:formula="of:=IF([.N54]=0;&quot;&quot;;&quot;&quot;&amp;[.N$1]&amp;&quot;=&gt;&quot;&amp;[.N54]&amp;&quot;,&quot;)">
            <text:p/>
          </table:table-cell>
          <table:table-cell table:formula="of:=IF([.O54]=0;&quot;&quot;;&quot;&quot;&amp;[.O$1]&amp;&quot;=&gt;&quot;&amp;[.O54]&amp;&quot;,&quot;)">
            <text:p/>
          </table:table-cell>
          <table:table-cell table:formula="of:=IF([.P54]=0;&quot;&quot;;&quot;&quot;&amp;[.P$1]&amp;&quot;=&gt;&quot;&amp;[.P54]&amp;&quot;,&quot;)">
            <text:p/>
          </table:table-cell>
          <table:table-cell table:formula="of:=IF([.Q54]=0;&quot;&quot;;&quot;&quot;&amp;[.Q$1]&amp;&quot;=&gt;&quot;&amp;[.Q54]&amp;&quot;,&quot;)">
            <text:p/>
          </table:table-cell>
          <table:table-cell table:formula="of:=IF([.R54]=0;&quot;&quot;;&quot;&quot;&amp;[.R$1]&amp;&quot;=&gt;&quot;&amp;[.R54]&amp;&quot;,&quot;)">
            <text:p/>
          </table:table-cell>
          <table:table-cell table:formula="of:=IF([.S54]=0;&quot;&quot;;&quot;&quot;&amp;[.S$1]&amp;&quot;=&gt;&quot;&amp;[.S54]&amp;&quot;,&quot;)">
            <text:p/>
          </table:table-cell>
          <table:table-cell table:formula="of:=IF([.T54]=0;&quot;&quot;;&quot;&quot;&amp;[.T$1]&amp;&quot;=&gt;&quot;&amp;[.T54]&amp;&quot;,&quot;)">
            <text:p/>
          </table:table-cell>
          <table:table-cell table:formula="of:=IF([.U54]=0;&quot;&quot;;&quot;&quot;&amp;[.U$1]&amp;&quot;=&gt;&quot;&amp;[.U54]&amp;&quot;,&quot;)">
            <text:p/>
          </table:table-cell>
          <table:table-cell table:formula="of:=IF([.V54]=0;&quot;&quot;;&quot;&quot;&amp;[.V$1]&amp;&quot;=&gt;&quot;&amp;[.V54]&amp;&quot;,&quot;)">
            <text:p/>
          </table:table-cell>
          <table:table-cell table:formula="of:=IF([.W54]=0;&quot;&quot;;&quot;&quot;&amp;[.W$1]&amp;&quot;=&gt;&quot;&amp;[.W54]&amp;&quot;,&quot;)">
            <text:p/>
          </table:table-cell>
          <table:table-cell table:formula="of:=IF([.X54]=0;&quot;&quot;;&quot;&quot;&amp;[.X$1]&amp;&quot;=&gt;&quot;&amp;[.X54]&amp;&quot;,&quot;)">
            <text:p/>
          </table:table-cell>
          <table:table-cell table:formula="of:=IF([.Y54]=0;&quot;&quot;;&quot;&quot;&amp;[.Y$1]&amp;&quot;=&gt;&quot;&amp;[.Y54]&amp;&quot;,&quot;)">
            <text:p/>
          </table:table-cell>
          <table:table-cell table:formula="of:=IF([.Z54]=0;&quot;&quot;;&quot;&quot;&amp;[.Z$1]&amp;&quot;=&gt;&quot;&amp;[.Z54]&amp;&quot;,&quot;)">
            <text:p/>
          </table:table-cell>
          <table:table-cell table:formula="of:=IF([.AA54]=0;&quot;&quot;;&quot;&quot;&amp;[.AA$1]&amp;&quot;=&gt;&quot;&amp;[.AA54]&amp;&quot;,&quot;)">
            <text:p/>
          </table:table-cell>
          <table:table-cell table:formula="of:=IF([.AB54]=0;&quot;&quot;;&quot;&quot;&amp;[.AB$1]&amp;&quot;=&gt;&quot;&amp;[.AB54]&amp;&quot;,&quot;)">
            <text:p/>
          </table:table-cell>
          <table:table-cell table:formula="of:=IF([.AC54]=0;&quot;&quot;;&quot;&quot;&amp;[.AC$1]&amp;&quot;=&gt;&quot;&amp;[.AC54]&amp;&quot;,&quot;)">
            <text:p/>
          </table:table-cell>
          <table:table-cell table:formula="of:=IF([.AD54]=0;&quot;&quot;;&quot;&quot;&amp;[.AD$1]&amp;&quot;=&gt;&quot;&amp;[.AD54]&amp;&quot;,&quot;)">
            <text:p/>
          </table:table-cell>
          <table:table-cell table:formula="of:=IF([.AE54]=0;&quot;&quot;;&quot;&quot;&amp;[.AE$1]&amp;&quot;=&gt;&quot;&amp;[.AE54]&amp;&quot;,&quot;)">
            <text:p/>
          </table:table-cell>
          <table:table-cell table:formula="of:=IF([.AF54]=0;&quot;&quot;;&quot;&quot;&amp;[.AF$1]&amp;&quot;=&gt;&quot;&amp;[.AF54]&amp;&quot;,&quot;)">
            <text:p/>
          </table:table-cell>
          <table:table-cell table:formula="of:=IF([.AG54]=0;&quot;&quot;;&quot;&quot;&amp;[.AG$1]&amp;&quot;=&gt;&quot;&amp;[.AG54]&amp;&quot;,&quot;)">
            <text:p/>
          </table:table-cell>
          <table:table-cell table:formula="of:=IF([.AH54]=0;&quot;&quot;;&quot;&quot;&amp;[.AH$1]&amp;&quot;=&gt;&quot;&amp;[.AH54]&amp;&quot;,&quot;)">
            <text:p/>
          </table:table-cell>
          <table:table-cell table:formula="of:=IF([.AI54]=0;&quot;&quot;;&quot;&quot;&amp;[.AI$1]&amp;&quot;=&gt;&quot;&amp;[.AI54]&amp;&quot;,&quot;)">
            <text:p/>
          </table:table-cell>
          <table:table-cell table:formula="of:=IF([.AJ54]=0;&quot;&quot;;&quot;&quot;&amp;[.AJ$1]&amp;&quot;=&gt;&quot;&amp;[.AJ54]&amp;&quot;,&quot;)">
            <text:p/>
          </table:table-cell>
          <table:table-cell table:formula="of:=IF([.AK54]=0;&quot;&quot;;&quot;&quot;&amp;[.AK$1]&amp;&quot;=&gt;&quot;&amp;[.AK54]&amp;&quot;,&quot;)">
            <text:p/>
          </table:table-cell>
          <table:table-cell table:formula="of:=IF([.AL54]=0;&quot;&quot;;&quot;&quot;&amp;[.AL$1]&amp;&quot;=&gt;&quot;&amp;[.AL54]&amp;&quot;,&quot;)">
            <text:p/>
          </table:table-cell>
          <table:table-cell table:formula="of:=IF([.AM54]=0;&quot;&quot;;&quot;&quot;&amp;[.AM$1]&amp;&quot;=&gt;&quot;&amp;[.AM54]&amp;&quot;,&quot;)">
            <text:p/>
          </table:table-cell>
          <table:table-cell table:formula="of:=IF([.AN54]=0;&quot;&quot;;&quot;&quot;&amp;[.AN$1]&amp;&quot;=&gt;&quot;&amp;[.AN54]&amp;&quot;,&quot;)">
            <text:p/>
          </table:table-cell>
          <table:table-cell table:formula="of:=IF([.AO54]=0;&quot;&quot;;&quot;&quot;&amp;[.AO$1]&amp;&quot;=&gt;&quot;&amp;[.AO54]&amp;&quot;,&quot;)">
            <text:p/>
          </table:table-cell>
          <table:table-cell table:formula="of:=IF([.AP54]=0;&quot;&quot;;&quot;&quot;&amp;[.AP$1]&amp;&quot;=&gt;&quot;&amp;[.AP54]&amp;&quot;,&quot;)">
            <text:p/>
          </table:table-cell>
          <table:table-cell table:formula="of:=IF([.AQ54]=0;&quot;&quot;;&quot;&quot;&amp;[.AQ$1]&amp;&quot;=&gt;&quot;&amp;[.AQ54]&amp;&quot;,&quot;)">
            <text:p/>
          </table:table-cell>
          <table:table-cell table:formula="of:=IF([.AR54]=0;&quot;&quot;;&quot;&quot;&amp;[.AR$1]&amp;&quot;=&gt;&quot;&amp;[.AR54]&amp;&quot;,&quot;)">
            <text:p/>
          </table:table-cell>
          <table:table-cell table:formula="of:=IF([.AS54]=0;&quot;&quot;;&quot;&quot;&amp;[.AS$1]&amp;&quot;=&gt;&quot;&amp;[.AS54]&amp;&quot;,&quot;)">
            <text:p/>
          </table:table-cell>
          <table:table-cell table:formula="of:=IF([.AT54]=0;&quot;&quot;;&quot;&quot;&amp;[.AT$1]&amp;&quot;=&gt;&quot;&amp;[.AT54]&amp;&quot;,&quot;)">
            <text:p/>
          </table:table-cell>
          <table:table-cell table:formula="of:=IF([.AU54]=0;&quot;&quot;;&quot;&quot;&amp;[.AU$1]&amp;&quot;=&gt;&quot;&amp;[.AU54]&amp;&quot;,&quot;)">
            <text:p/>
          </table:table-cell>
          <table:table-cell table:formula="of:=IF([.AV54]=0;&quot;&quot;;&quot;&quot;&amp;[.AV$1]&amp;&quot;=&gt;&quot;&amp;[.AV54]&amp;&quot;,&quot;)">
            <text:p/>
          </table:table-cell>
          <table:table-cell table:formula="of:=IF([.AW54]=0;&quot;&quot;;&quot;&quot;&amp;[.AW$1]&amp;&quot;=&gt;&quot;&amp;[.AW54]&amp;&quot;,&quot;)">
            <text:p/>
          </table:table-cell>
          <table:table-cell table:formula="of:=IF([.AX54]=0;&quot;&quot;;&quot;&quot;&amp;[.AX$1]&amp;&quot;=&gt;&quot;&amp;[.AX54]&amp;&quot;,&quot;)">
            <text:p/>
          </table:table-cell>
          <table:table-cell table:formula="of:=IF([.AY54]=0;&quot;&quot;;&quot;&quot;&amp;[.AY$1]&amp;&quot;=&gt;&quot;&amp;[.AY54]&amp;&quot;,&quot;)">
            <text:p/>
          </table:table-cell>
          <table:table-cell table:formula="of:=IF([.AZ54]=0;&quot;&quot;;&quot;&quot;&amp;[.AZ$1]&amp;&quot;=&gt;&quot;&amp;[.AZ54]&amp;&quot;,&quot;)">
            <text:p/>
          </table:table-cell>
          <table:table-cell table:formula="of:=IF([.BA54]=0;&quot;&quot;;&quot;&quot;&amp;[.BA$1]&amp;&quot;=&gt;&quot;&amp;[.BA54]&amp;&quot;,&quot;)">
            <text:p/>
          </table:table-cell>
          <table:table-cell table:formula="of:=IF([.BB54]=0;&quot;&quot;;&quot;&quot;&amp;[.BB$1]&amp;&quot;=&gt;&quot;&amp;[.BB54]&amp;&quot;,&quot;)">
            <text:p/>
          </table:table-cell>
          <table:table-cell table:formula="of:=IF([.BC54]=0;&quot;&quot;;&quot;&quot;&amp;[.BC$1]&amp;&quot;=&gt;&quot;&amp;[.BC54]&amp;&quot;,&quot;)">
            <text:p/>
          </table:table-cell>
          <table:table-cell table:formula="of:=IF([.BD54]=0;&quot;&quot;;&quot;&quot;&amp;[.BD$1]&amp;&quot;=&gt;&quot;&amp;[.BD54]&amp;&quot;,&quot;)">
            <text:p/>
          </table:table-cell>
          <table:table-cell table:formula="of:=IF([.BE54]=0;&quot;&quot;;&quot;&quot;&amp;[.BE$1]&amp;&quot;=&gt;&quot;&amp;[.BE54]&amp;&quot;,&quot;)">
            <text:p/>
          </table:table-cell>
          <table:table-cell table:formula="of:=IF([.BF54]=0;&quot;&quot;;&quot;&quot;&amp;[.BF$1]&amp;&quot;=&gt;&quot;&amp;[.BF54]&amp;&quot;,&quot;)">
            <text:p/>
          </table:table-cell>
          <table:table-cell table:formula="of:=IF([.BG54]=0;&quot;&quot;;&quot;&quot;&amp;[.BG$1]&amp;&quot;=&gt;&quot;&amp;[.BG54]&amp;&quot;,&quot;)">
            <text:p/>
          </table:table-cell>
          <table:table-cell table:formula="of:=IF([.BH54]=0;&quot;&quot;;&quot;&quot;&amp;[.BH$1]&amp;&quot;=&gt;&quot;&amp;[.BH54]&amp;&quot;,&quot;)">
            <text:p/>
          </table:table-cell>
          <table:table-cell table:formula="of:=IF([.BI54]=0;&quot;&quot;;&quot;&quot;&amp;[.BI$1]&amp;&quot;=&gt;&quot;&amp;[.BI54]&amp;&quot;,&quot;)">
            <text:p/>
          </table:table-cell>
          <table:table-cell table:formula="of:=IF([.BJ54]=0;&quot;&quot;;&quot;&quot;&amp;[.BJ$1]&amp;&quot;=&gt;&quot;&amp;[.BJ54]&amp;&quot;,&quot;)">
            <text:p/>
          </table:table-cell>
          <table:table-cell table:formula="of:=IF([.BK54]=0;&quot;&quot;;&quot;&quot;&amp;[.BK$1]&amp;&quot;=&gt;&quot;&amp;[.BK54]&amp;&quot;,&quot;)">
            <text:p/>
          </table:table-cell>
          <table:table-cell table:formula="of:=IF([.BL54]=0;&quot;&quot;;&quot;&quot;&amp;[.BL$1]&amp;&quot;=&gt;&quot;&amp;[.BL54]&amp;&quot;,&quot;)">
            <text:p/>
          </table:table-cell>
          <table:table-cell table:formula="of:=IF([.BM54]=0;&quot;&quot;;&quot;&quot;&amp;[.BM$1]&amp;&quot;=&gt;&quot;&amp;[.BM54]&amp;&quot;,&quot;)">
            <text:p/>
          </table:table-cell>
          <table:table-cell table:formula="of:=IF([.BN54]=0;&quot;&quot;;&quot;&quot;&amp;[.BN$1]&amp;&quot;=&gt;&quot;&amp;[.BN54]&amp;&quot;,&quot;)">
            <text:p/>
          </table:table-cell>
          <table:table-cell table:formula="of:=IF([.BO54]=0;&quot;&quot;;&quot;&quot;&amp;[.BO$1]&amp;&quot;=&gt;&quot;&amp;[.BO54]&amp;&quot;,&quot;)">
            <text:p/>
          </table:table-cell>
          <table:table-cell table:formula="of:=IF([.BP54]=0;&quot;&quot;;&quot;&quot;&amp;[.BP$1]&amp;&quot;=&gt;&quot;&amp;[.BP54]&amp;&quot;,&quot;)">
            <text:p/>
          </table:table-cell>
          <table:table-cell table:formula="of:=IF([.BQ54]=0;&quot;&quot;;&quot;&quot;&amp;[.BQ$1]&amp;&quot;=&gt;&quot;&amp;[.BQ54]&amp;&quot;,&quot;)">
            <text:p/>
          </table:table-cell>
          <table:table-cell table:formula="of:=IF([.BR54]=0;&quot;&quot;;&quot;&quot;&amp;[.BR$1]&amp;&quot;=&gt;&quot;&amp;[.BR54]&amp;&quot;,&quot;)">
            <text:p/>
          </table:table-cell>
          <table:table-cell table:formula="of:=IF([.BS54]=0;&quot;&quot;;&quot;&quot;&amp;[.BS$1]&amp;&quot;=&gt;&quot;&amp;[.BS54]&amp;&quot;,&quot;)">
            <text:p/>
          </table:table-cell>
          <table:table-cell table:formula="of:=IF([.BT54]=0;&quot;&quot;;&quot;&quot;&amp;[.BT$1]&amp;&quot;=&gt;&quot;&amp;[.BT5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Thessalonians.A1">1 Thessalonians</text:a></text:span></text:p>
          </table:table-cell>
          <table:table-cell office:value-type="float" office:value="89">
            <text:p>89</text:p>
          </table:table-cell>
          <table:table-cell office:value-type="string">
            <text:p>1Th5:28 </text:p>
          </table:table-cell>
          <table:table-cell table:formula="of:=CONCATENATE(&quot;'&quot;&amp;[.A55]&amp;&quot;' =&gt; array( 'chapters'=&gt;&quot;&amp;[.E55]&amp;&quot;, 'verses'=&gt;&quot;&amp;[.F55]&amp;&quot;,&quot;; [.BX55]; &quot; ),&quot;)" office:value-type="string" office:string-value="'1 Thessalonians' =&gt; array( 'chapters'=&gt;5, 'verses'=&gt;89,1=&gt;10,2=&gt;20,3=&gt;13,4=&gt;18,5=&gt;28, ),">
            <text:p>'1 Thessalonians' =&gt; array( 'chapters'=&gt;5, 'verses'=&gt;89,1=&gt;10,2=&gt;20,3=&gt;13,4=&gt;18,5=&gt;28, ),</text:p>
          </table:table-cell>
          <table:table-cell office:value-type="float" office:value="5">
            <text:p>5</text:p>
          </table:table-cell>
          <table:table-cell table:formula="of:=SUM([.G55:.BT55])" office:value-type="float" office:value="89">
            <text:p>8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61"/>
          <table:table-cell table:formula="of:=CONCATENATE([.BY55];[.BZ55];[.CA55];[.CB55];[.CC55];[.CD55];[.CE55];[.CF55];[.CG55];[.CH55];[.CI55];[.CJ55];[.CK55];[.CL55];[.CM55];[.CN55];[.CO55];[.CP55];[.CQ55];[.CR55];[.CS55];[.CT55];[.CU55];[.CV55];[.CW55];[.CX55];[.CY55];[.CZ55])" office:value-type="string" office:string-value="1=&gt;10,2=&gt;20,3=&gt;13,4=&gt;18,5=&gt;28,">
            <text:p>1=&gt;10,2=&gt;20,3=&gt;13,4=&gt;18,5=&gt;28,</text:p>
          </table:table-cell>
          <table:table-cell table:formula="of:=CONCATENATE([.CZ55];[.DA55];[.DB55];[.DC55];[.DD55];[.DE55];[.DF55];[.DG55];[.DH55];[.DI55];[.DJ55];[.DK55];[.DL55];[.DM55];[.DN55];[.DO55];[.DP55];[.DQ55];[.DR55];[.DS55];[.DT55];[.DU55];[.DV55];[.DW55];[.DX55];[.DY55];[.DZ55])">
            <text:p/>
          </table:table-cell>
          <table:table-cell table:formula="of:=CONCATENATE([.EA55];[.EB55];[.EC55];[.ED55];[.EE55];[.EF55];[.EG55];[.EH55];[.EI55];[.EJ55];[.EK55];[.EL55])">
            <text:p/>
          </table:table-cell>
          <table:table-cell table:formula="of:=CONCATENATE([.BU55];[.BV55];[.BW55])" office:value-type="string" office:string-value="1=&gt;10,2=&gt;20,3=&gt;13,4=&gt;18,5=&gt;28,">
            <text:p>1=&gt;10,2=&gt;20,3=&gt;13,4=&gt;18,5=&gt;28,</text:p>
          </table:table-cell>
          <table:table-cell table:formula="of:=IF([.G55]=0;&quot;&quot;;&quot;&quot;&amp;[.G$1]&amp;&quot;=&gt;&quot;&amp;[.G55]&amp;&quot;,&quot;)" office:value-type="string" office:string-value="1=&gt;10,">
            <text:p>1=&gt;10,</text:p>
          </table:table-cell>
          <table:table-cell table:formula="of:=IF([.H55]=0;&quot;&quot;;&quot;&quot;&amp;[.H$1]&amp;&quot;=&gt;&quot;&amp;[.H55]&amp;&quot;,&quot;)" office:value-type="string" office:string-value="2=&gt;20,">
            <text:p>2=&gt;20,</text:p>
          </table:table-cell>
          <table:table-cell table:formula="of:=IF([.I55]=0;&quot;&quot;;&quot;&quot;&amp;[.I$1]&amp;&quot;=&gt;&quot;&amp;[.I55]&amp;&quot;,&quot;)" office:value-type="string" office:string-value="3=&gt;13,">
            <text:p>3=&gt;13,</text:p>
          </table:table-cell>
          <table:table-cell table:formula="of:=IF([.J55]=0;&quot;&quot;;&quot;&quot;&amp;[.J$1]&amp;&quot;=&gt;&quot;&amp;[.J55]&amp;&quot;,&quot;)" office:value-type="string" office:string-value="4=&gt;18,">
            <text:p>4=&gt;18,</text:p>
          </table:table-cell>
          <table:table-cell table:formula="of:=IF([.K55]=0;&quot;&quot;;&quot;&quot;&amp;[.K$1]&amp;&quot;=&gt;&quot;&amp;[.K55]&amp;&quot;,&quot;)" office:value-type="string" office:string-value="5=&gt;28,">
            <text:p>5=&gt;28,</text:p>
          </table:table-cell>
          <table:table-cell table:formula="of:=IF([.L55]=0;&quot;&quot;;&quot;&quot;&amp;[.L$1]&amp;&quot;=&gt;&quot;&amp;[.L55]&amp;&quot;,&quot;)">
            <text:p/>
          </table:table-cell>
          <table:table-cell table:formula="of:=IF([.M55]=0;&quot;&quot;;&quot;&quot;&amp;[.M$1]&amp;&quot;=&gt;&quot;&amp;[.M55]&amp;&quot;,&quot;)">
            <text:p/>
          </table:table-cell>
          <table:table-cell table:formula="of:=IF([.N55]=0;&quot;&quot;;&quot;&quot;&amp;[.N$1]&amp;&quot;=&gt;&quot;&amp;[.N55]&amp;&quot;,&quot;)">
            <text:p/>
          </table:table-cell>
          <table:table-cell table:formula="of:=IF([.O55]=0;&quot;&quot;;&quot;&quot;&amp;[.O$1]&amp;&quot;=&gt;&quot;&amp;[.O55]&amp;&quot;,&quot;)">
            <text:p/>
          </table:table-cell>
          <table:table-cell table:formula="of:=IF([.P55]=0;&quot;&quot;;&quot;&quot;&amp;[.P$1]&amp;&quot;=&gt;&quot;&amp;[.P55]&amp;&quot;,&quot;)">
            <text:p/>
          </table:table-cell>
          <table:table-cell table:formula="of:=IF([.Q55]=0;&quot;&quot;;&quot;&quot;&amp;[.Q$1]&amp;&quot;=&gt;&quot;&amp;[.Q55]&amp;&quot;,&quot;)">
            <text:p/>
          </table:table-cell>
          <table:table-cell table:formula="of:=IF([.R55]=0;&quot;&quot;;&quot;&quot;&amp;[.R$1]&amp;&quot;=&gt;&quot;&amp;[.R55]&amp;&quot;,&quot;)">
            <text:p/>
          </table:table-cell>
          <table:table-cell table:formula="of:=IF([.S55]=0;&quot;&quot;;&quot;&quot;&amp;[.S$1]&amp;&quot;=&gt;&quot;&amp;[.S55]&amp;&quot;,&quot;)">
            <text:p/>
          </table:table-cell>
          <table:table-cell table:formula="of:=IF([.T55]=0;&quot;&quot;;&quot;&quot;&amp;[.T$1]&amp;&quot;=&gt;&quot;&amp;[.T55]&amp;&quot;,&quot;)">
            <text:p/>
          </table:table-cell>
          <table:table-cell table:formula="of:=IF([.U55]=0;&quot;&quot;;&quot;&quot;&amp;[.U$1]&amp;&quot;=&gt;&quot;&amp;[.U55]&amp;&quot;,&quot;)">
            <text:p/>
          </table:table-cell>
          <table:table-cell table:formula="of:=IF([.V55]=0;&quot;&quot;;&quot;&quot;&amp;[.V$1]&amp;&quot;=&gt;&quot;&amp;[.V55]&amp;&quot;,&quot;)">
            <text:p/>
          </table:table-cell>
          <table:table-cell table:formula="of:=IF([.W55]=0;&quot;&quot;;&quot;&quot;&amp;[.W$1]&amp;&quot;=&gt;&quot;&amp;[.W55]&amp;&quot;,&quot;)">
            <text:p/>
          </table:table-cell>
          <table:table-cell table:formula="of:=IF([.X55]=0;&quot;&quot;;&quot;&quot;&amp;[.X$1]&amp;&quot;=&gt;&quot;&amp;[.X55]&amp;&quot;,&quot;)">
            <text:p/>
          </table:table-cell>
          <table:table-cell table:formula="of:=IF([.Y55]=0;&quot;&quot;;&quot;&quot;&amp;[.Y$1]&amp;&quot;=&gt;&quot;&amp;[.Y55]&amp;&quot;,&quot;)">
            <text:p/>
          </table:table-cell>
          <table:table-cell table:formula="of:=IF([.Z55]=0;&quot;&quot;;&quot;&quot;&amp;[.Z$1]&amp;&quot;=&gt;&quot;&amp;[.Z55]&amp;&quot;,&quot;)">
            <text:p/>
          </table:table-cell>
          <table:table-cell table:formula="of:=IF([.AA55]=0;&quot;&quot;;&quot;&quot;&amp;[.AA$1]&amp;&quot;=&gt;&quot;&amp;[.AA55]&amp;&quot;,&quot;)">
            <text:p/>
          </table:table-cell>
          <table:table-cell table:formula="of:=IF([.AB55]=0;&quot;&quot;;&quot;&quot;&amp;[.AB$1]&amp;&quot;=&gt;&quot;&amp;[.AB55]&amp;&quot;,&quot;)">
            <text:p/>
          </table:table-cell>
          <table:table-cell table:formula="of:=IF([.AC55]=0;&quot;&quot;;&quot;&quot;&amp;[.AC$1]&amp;&quot;=&gt;&quot;&amp;[.AC55]&amp;&quot;,&quot;)">
            <text:p/>
          </table:table-cell>
          <table:table-cell table:formula="of:=IF([.AD55]=0;&quot;&quot;;&quot;&quot;&amp;[.AD$1]&amp;&quot;=&gt;&quot;&amp;[.AD55]&amp;&quot;,&quot;)">
            <text:p/>
          </table:table-cell>
          <table:table-cell table:formula="of:=IF([.AE55]=0;&quot;&quot;;&quot;&quot;&amp;[.AE$1]&amp;&quot;=&gt;&quot;&amp;[.AE55]&amp;&quot;,&quot;)">
            <text:p/>
          </table:table-cell>
          <table:table-cell table:formula="of:=IF([.AF55]=0;&quot;&quot;;&quot;&quot;&amp;[.AF$1]&amp;&quot;=&gt;&quot;&amp;[.AF55]&amp;&quot;,&quot;)">
            <text:p/>
          </table:table-cell>
          <table:table-cell table:formula="of:=IF([.AG55]=0;&quot;&quot;;&quot;&quot;&amp;[.AG$1]&amp;&quot;=&gt;&quot;&amp;[.AG55]&amp;&quot;,&quot;)">
            <text:p/>
          </table:table-cell>
          <table:table-cell table:formula="of:=IF([.AH55]=0;&quot;&quot;;&quot;&quot;&amp;[.AH$1]&amp;&quot;=&gt;&quot;&amp;[.AH55]&amp;&quot;,&quot;)">
            <text:p/>
          </table:table-cell>
          <table:table-cell table:formula="of:=IF([.AI55]=0;&quot;&quot;;&quot;&quot;&amp;[.AI$1]&amp;&quot;=&gt;&quot;&amp;[.AI55]&amp;&quot;,&quot;)">
            <text:p/>
          </table:table-cell>
          <table:table-cell table:formula="of:=IF([.AJ55]=0;&quot;&quot;;&quot;&quot;&amp;[.AJ$1]&amp;&quot;=&gt;&quot;&amp;[.AJ55]&amp;&quot;,&quot;)">
            <text:p/>
          </table:table-cell>
          <table:table-cell table:formula="of:=IF([.AK55]=0;&quot;&quot;;&quot;&quot;&amp;[.AK$1]&amp;&quot;=&gt;&quot;&amp;[.AK55]&amp;&quot;,&quot;)">
            <text:p/>
          </table:table-cell>
          <table:table-cell table:formula="of:=IF([.AL55]=0;&quot;&quot;;&quot;&quot;&amp;[.AL$1]&amp;&quot;=&gt;&quot;&amp;[.AL55]&amp;&quot;,&quot;)">
            <text:p/>
          </table:table-cell>
          <table:table-cell table:formula="of:=IF([.AM55]=0;&quot;&quot;;&quot;&quot;&amp;[.AM$1]&amp;&quot;=&gt;&quot;&amp;[.AM55]&amp;&quot;,&quot;)">
            <text:p/>
          </table:table-cell>
          <table:table-cell table:formula="of:=IF([.AN55]=0;&quot;&quot;;&quot;&quot;&amp;[.AN$1]&amp;&quot;=&gt;&quot;&amp;[.AN55]&amp;&quot;,&quot;)">
            <text:p/>
          </table:table-cell>
          <table:table-cell table:formula="of:=IF([.AO55]=0;&quot;&quot;;&quot;&quot;&amp;[.AO$1]&amp;&quot;=&gt;&quot;&amp;[.AO55]&amp;&quot;,&quot;)">
            <text:p/>
          </table:table-cell>
          <table:table-cell table:formula="of:=IF([.AP55]=0;&quot;&quot;;&quot;&quot;&amp;[.AP$1]&amp;&quot;=&gt;&quot;&amp;[.AP55]&amp;&quot;,&quot;)">
            <text:p/>
          </table:table-cell>
          <table:table-cell table:formula="of:=IF([.AQ55]=0;&quot;&quot;;&quot;&quot;&amp;[.AQ$1]&amp;&quot;=&gt;&quot;&amp;[.AQ55]&amp;&quot;,&quot;)">
            <text:p/>
          </table:table-cell>
          <table:table-cell table:formula="of:=IF([.AR55]=0;&quot;&quot;;&quot;&quot;&amp;[.AR$1]&amp;&quot;=&gt;&quot;&amp;[.AR55]&amp;&quot;,&quot;)">
            <text:p/>
          </table:table-cell>
          <table:table-cell table:formula="of:=IF([.AS55]=0;&quot;&quot;;&quot;&quot;&amp;[.AS$1]&amp;&quot;=&gt;&quot;&amp;[.AS55]&amp;&quot;,&quot;)">
            <text:p/>
          </table:table-cell>
          <table:table-cell table:formula="of:=IF([.AT55]=0;&quot;&quot;;&quot;&quot;&amp;[.AT$1]&amp;&quot;=&gt;&quot;&amp;[.AT55]&amp;&quot;,&quot;)">
            <text:p/>
          </table:table-cell>
          <table:table-cell table:formula="of:=IF([.AU55]=0;&quot;&quot;;&quot;&quot;&amp;[.AU$1]&amp;&quot;=&gt;&quot;&amp;[.AU55]&amp;&quot;,&quot;)">
            <text:p/>
          </table:table-cell>
          <table:table-cell table:formula="of:=IF([.AV55]=0;&quot;&quot;;&quot;&quot;&amp;[.AV$1]&amp;&quot;=&gt;&quot;&amp;[.AV55]&amp;&quot;,&quot;)">
            <text:p/>
          </table:table-cell>
          <table:table-cell table:formula="of:=IF([.AW55]=0;&quot;&quot;;&quot;&quot;&amp;[.AW$1]&amp;&quot;=&gt;&quot;&amp;[.AW55]&amp;&quot;,&quot;)">
            <text:p/>
          </table:table-cell>
          <table:table-cell table:formula="of:=IF([.AX55]=0;&quot;&quot;;&quot;&quot;&amp;[.AX$1]&amp;&quot;=&gt;&quot;&amp;[.AX55]&amp;&quot;,&quot;)">
            <text:p/>
          </table:table-cell>
          <table:table-cell table:formula="of:=IF([.AY55]=0;&quot;&quot;;&quot;&quot;&amp;[.AY$1]&amp;&quot;=&gt;&quot;&amp;[.AY55]&amp;&quot;,&quot;)">
            <text:p/>
          </table:table-cell>
          <table:table-cell table:formula="of:=IF([.AZ55]=0;&quot;&quot;;&quot;&quot;&amp;[.AZ$1]&amp;&quot;=&gt;&quot;&amp;[.AZ55]&amp;&quot;,&quot;)">
            <text:p/>
          </table:table-cell>
          <table:table-cell table:formula="of:=IF([.BA55]=0;&quot;&quot;;&quot;&quot;&amp;[.BA$1]&amp;&quot;=&gt;&quot;&amp;[.BA55]&amp;&quot;,&quot;)">
            <text:p/>
          </table:table-cell>
          <table:table-cell table:formula="of:=IF([.BB55]=0;&quot;&quot;;&quot;&quot;&amp;[.BB$1]&amp;&quot;=&gt;&quot;&amp;[.BB55]&amp;&quot;,&quot;)">
            <text:p/>
          </table:table-cell>
          <table:table-cell table:formula="of:=IF([.BC55]=0;&quot;&quot;;&quot;&quot;&amp;[.BC$1]&amp;&quot;=&gt;&quot;&amp;[.BC55]&amp;&quot;,&quot;)">
            <text:p/>
          </table:table-cell>
          <table:table-cell table:formula="of:=IF([.BD55]=0;&quot;&quot;;&quot;&quot;&amp;[.BD$1]&amp;&quot;=&gt;&quot;&amp;[.BD55]&amp;&quot;,&quot;)">
            <text:p/>
          </table:table-cell>
          <table:table-cell table:formula="of:=IF([.BE55]=0;&quot;&quot;;&quot;&quot;&amp;[.BE$1]&amp;&quot;=&gt;&quot;&amp;[.BE55]&amp;&quot;,&quot;)">
            <text:p/>
          </table:table-cell>
          <table:table-cell table:formula="of:=IF([.BF55]=0;&quot;&quot;;&quot;&quot;&amp;[.BF$1]&amp;&quot;=&gt;&quot;&amp;[.BF55]&amp;&quot;,&quot;)">
            <text:p/>
          </table:table-cell>
          <table:table-cell table:formula="of:=IF([.BG55]=0;&quot;&quot;;&quot;&quot;&amp;[.BG$1]&amp;&quot;=&gt;&quot;&amp;[.BG55]&amp;&quot;,&quot;)">
            <text:p/>
          </table:table-cell>
          <table:table-cell table:formula="of:=IF([.BH55]=0;&quot;&quot;;&quot;&quot;&amp;[.BH$1]&amp;&quot;=&gt;&quot;&amp;[.BH55]&amp;&quot;,&quot;)">
            <text:p/>
          </table:table-cell>
          <table:table-cell table:formula="of:=IF([.BI55]=0;&quot;&quot;;&quot;&quot;&amp;[.BI$1]&amp;&quot;=&gt;&quot;&amp;[.BI55]&amp;&quot;,&quot;)">
            <text:p/>
          </table:table-cell>
          <table:table-cell table:formula="of:=IF([.BJ55]=0;&quot;&quot;;&quot;&quot;&amp;[.BJ$1]&amp;&quot;=&gt;&quot;&amp;[.BJ55]&amp;&quot;,&quot;)">
            <text:p/>
          </table:table-cell>
          <table:table-cell table:formula="of:=IF([.BK55]=0;&quot;&quot;;&quot;&quot;&amp;[.BK$1]&amp;&quot;=&gt;&quot;&amp;[.BK55]&amp;&quot;,&quot;)">
            <text:p/>
          </table:table-cell>
          <table:table-cell table:formula="of:=IF([.BL55]=0;&quot;&quot;;&quot;&quot;&amp;[.BL$1]&amp;&quot;=&gt;&quot;&amp;[.BL55]&amp;&quot;,&quot;)">
            <text:p/>
          </table:table-cell>
          <table:table-cell table:formula="of:=IF([.BM55]=0;&quot;&quot;;&quot;&quot;&amp;[.BM$1]&amp;&quot;=&gt;&quot;&amp;[.BM55]&amp;&quot;,&quot;)">
            <text:p/>
          </table:table-cell>
          <table:table-cell table:formula="of:=IF([.BN55]=0;&quot;&quot;;&quot;&quot;&amp;[.BN$1]&amp;&quot;=&gt;&quot;&amp;[.BN55]&amp;&quot;,&quot;)">
            <text:p/>
          </table:table-cell>
          <table:table-cell table:formula="of:=IF([.BO55]=0;&quot;&quot;;&quot;&quot;&amp;[.BO$1]&amp;&quot;=&gt;&quot;&amp;[.BO55]&amp;&quot;,&quot;)">
            <text:p/>
          </table:table-cell>
          <table:table-cell table:formula="of:=IF([.BP55]=0;&quot;&quot;;&quot;&quot;&amp;[.BP$1]&amp;&quot;=&gt;&quot;&amp;[.BP55]&amp;&quot;,&quot;)">
            <text:p/>
          </table:table-cell>
          <table:table-cell table:formula="of:=IF([.BQ55]=0;&quot;&quot;;&quot;&quot;&amp;[.BQ$1]&amp;&quot;=&gt;&quot;&amp;[.BQ55]&amp;&quot;,&quot;)">
            <text:p/>
          </table:table-cell>
          <table:table-cell table:formula="of:=IF([.BR55]=0;&quot;&quot;;&quot;&quot;&amp;[.BR$1]&amp;&quot;=&gt;&quot;&amp;[.BR55]&amp;&quot;,&quot;)">
            <text:p/>
          </table:table-cell>
          <table:table-cell table:formula="of:=IF([.BS55]=0;&quot;&quot;;&quot;&quot;&amp;[.BS$1]&amp;&quot;=&gt;&quot;&amp;[.BS55]&amp;&quot;,&quot;)">
            <text:p/>
          </table:table-cell>
          <table:table-cell table:formula="of:=IF([.BT55]=0;&quot;&quot;;&quot;&quot;&amp;[.BT$1]&amp;&quot;=&gt;&quot;&amp;[.BT5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Thessalonians.A1">2 Thessalonians</text:a></text:span></text:p>
          </table:table-cell>
          <table:table-cell office:value-type="float" office:value="47">
            <text:p>47</text:p>
          </table:table-cell>
          <table:table-cell office:value-type="string">
            <text:p>2Th3:18 </text:p>
          </table:table-cell>
          <table:table-cell table:formula="of:=CONCATENATE(&quot;'&quot;&amp;[.A56]&amp;&quot;' =&gt; array( 'chapters'=&gt;&quot;&amp;[.E56]&amp;&quot;, 'verses'=&gt;&quot;&amp;[.F56]&amp;&quot;,&quot;; [.BX56]; &quot; ),&quot;)" office:value-type="string" office:string-value="'2 Thessalonians' =&gt; array( 'chapters'=&gt;3, 'verses'=&gt;47,1=&gt;12,2=&gt;17,3=&gt;18, ),">
            <text:p>'2 Thessalonians' =&gt; array( 'chapters'=&gt;3, 'verses'=&gt;47,1=&gt;12,2=&gt;17,3=&gt;18, ),</text:p>
          </table:table-cell>
          <table:table-cell office:value-type="float" office:value="3">
            <text:p>3</text:p>
          </table:table-cell>
          <table:table-cell table:formula="of:=SUM([.G56:.BT56])" office:value-type="float" office:value="47">
            <text:p>4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number-columns-repeated="62"/>
          <table:table-cell table:formula="of:=CONCATENATE([.BY56];[.BZ56];[.CA56];[.CB56];[.CC56];[.CD56];[.CE56];[.CF56];[.CG56];[.CH56];[.CI56];[.CJ56];[.CK56];[.CL56];[.CM56];[.CN56];[.CO56];[.CP56];[.CQ56];[.CR56];[.CS56];[.CT56];[.CU56];[.CV56];[.CW56];[.CX56];[.CY56];[.CZ56])" office:value-type="string" office:string-value="1=&gt;12,2=&gt;17,3=&gt;18,">
            <text:p>1=&gt;12,2=&gt;17,3=&gt;18,</text:p>
          </table:table-cell>
          <table:table-cell table:formula="of:=CONCATENATE([.CZ56];[.DA56];[.DB56];[.DC56];[.DD56];[.DE56];[.DF56];[.DG56];[.DH56];[.DI56];[.DJ56];[.DK56];[.DL56];[.DM56];[.DN56];[.DO56];[.DP56];[.DQ56];[.DR56];[.DS56];[.DT56];[.DU56];[.DV56];[.DW56];[.DX56];[.DY56];[.DZ56])">
            <text:p/>
          </table:table-cell>
          <table:table-cell table:formula="of:=CONCATENATE([.EA56];[.EB56];[.EC56];[.ED56];[.EE56];[.EF56];[.EG56];[.EH56];[.EI56];[.EJ56];[.EK56];[.EL56])">
            <text:p/>
          </table:table-cell>
          <table:table-cell table:formula="of:=CONCATENATE([.BU56];[.BV56];[.BW56])" office:value-type="string" office:string-value="1=&gt;12,2=&gt;17,3=&gt;18,">
            <text:p>1=&gt;12,2=&gt;17,3=&gt;18,</text:p>
          </table:table-cell>
          <table:table-cell table:formula="of:=IF([.G56]=0;&quot;&quot;;&quot;&quot;&amp;[.G$1]&amp;&quot;=&gt;&quot;&amp;[.G56]&amp;&quot;,&quot;)" office:value-type="string" office:string-value="1=&gt;12,">
            <text:p>1=&gt;12,</text:p>
          </table:table-cell>
          <table:table-cell table:formula="of:=IF([.H56]=0;&quot;&quot;;&quot;&quot;&amp;[.H$1]&amp;&quot;=&gt;&quot;&amp;[.H56]&amp;&quot;,&quot;)" office:value-type="string" office:string-value="2=&gt;17,">
            <text:p>2=&gt;17,</text:p>
          </table:table-cell>
          <table:table-cell table:formula="of:=IF([.I56]=0;&quot;&quot;;&quot;&quot;&amp;[.I$1]&amp;&quot;=&gt;&quot;&amp;[.I56]&amp;&quot;,&quot;)" office:value-type="string" office:string-value="3=&gt;18,">
            <text:p>3=&gt;18,</text:p>
          </table:table-cell>
          <table:table-cell table:formula="of:=IF([.J56]=0;&quot;&quot;;&quot;&quot;&amp;[.J$1]&amp;&quot;=&gt;&quot;&amp;[.J56]&amp;&quot;,&quot;)">
            <text:p/>
          </table:table-cell>
          <table:table-cell table:formula="of:=IF([.K56]=0;&quot;&quot;;&quot;&quot;&amp;[.K$1]&amp;&quot;=&gt;&quot;&amp;[.K56]&amp;&quot;,&quot;)">
            <text:p/>
          </table:table-cell>
          <table:table-cell table:formula="of:=IF([.L56]=0;&quot;&quot;;&quot;&quot;&amp;[.L$1]&amp;&quot;=&gt;&quot;&amp;[.L56]&amp;&quot;,&quot;)">
            <text:p/>
          </table:table-cell>
          <table:table-cell table:formula="of:=IF([.M56]=0;&quot;&quot;;&quot;&quot;&amp;[.M$1]&amp;&quot;=&gt;&quot;&amp;[.M56]&amp;&quot;,&quot;)">
            <text:p/>
          </table:table-cell>
          <table:table-cell table:formula="of:=IF([.N56]=0;&quot;&quot;;&quot;&quot;&amp;[.N$1]&amp;&quot;=&gt;&quot;&amp;[.N56]&amp;&quot;,&quot;)">
            <text:p/>
          </table:table-cell>
          <table:table-cell table:formula="of:=IF([.O56]=0;&quot;&quot;;&quot;&quot;&amp;[.O$1]&amp;&quot;=&gt;&quot;&amp;[.O56]&amp;&quot;,&quot;)">
            <text:p/>
          </table:table-cell>
          <table:table-cell table:formula="of:=IF([.P56]=0;&quot;&quot;;&quot;&quot;&amp;[.P$1]&amp;&quot;=&gt;&quot;&amp;[.P56]&amp;&quot;,&quot;)">
            <text:p/>
          </table:table-cell>
          <table:table-cell table:formula="of:=IF([.Q56]=0;&quot;&quot;;&quot;&quot;&amp;[.Q$1]&amp;&quot;=&gt;&quot;&amp;[.Q56]&amp;&quot;,&quot;)">
            <text:p/>
          </table:table-cell>
          <table:table-cell table:formula="of:=IF([.R56]=0;&quot;&quot;;&quot;&quot;&amp;[.R$1]&amp;&quot;=&gt;&quot;&amp;[.R56]&amp;&quot;,&quot;)">
            <text:p/>
          </table:table-cell>
          <table:table-cell table:formula="of:=IF([.S56]=0;&quot;&quot;;&quot;&quot;&amp;[.S$1]&amp;&quot;=&gt;&quot;&amp;[.S56]&amp;&quot;,&quot;)">
            <text:p/>
          </table:table-cell>
          <table:table-cell table:formula="of:=IF([.T56]=0;&quot;&quot;;&quot;&quot;&amp;[.T$1]&amp;&quot;=&gt;&quot;&amp;[.T56]&amp;&quot;,&quot;)">
            <text:p/>
          </table:table-cell>
          <table:table-cell table:formula="of:=IF([.U56]=0;&quot;&quot;;&quot;&quot;&amp;[.U$1]&amp;&quot;=&gt;&quot;&amp;[.U56]&amp;&quot;,&quot;)">
            <text:p/>
          </table:table-cell>
          <table:table-cell table:formula="of:=IF([.V56]=0;&quot;&quot;;&quot;&quot;&amp;[.V$1]&amp;&quot;=&gt;&quot;&amp;[.V56]&amp;&quot;,&quot;)">
            <text:p/>
          </table:table-cell>
          <table:table-cell table:formula="of:=IF([.W56]=0;&quot;&quot;;&quot;&quot;&amp;[.W$1]&amp;&quot;=&gt;&quot;&amp;[.W56]&amp;&quot;,&quot;)">
            <text:p/>
          </table:table-cell>
          <table:table-cell table:formula="of:=IF([.X56]=0;&quot;&quot;;&quot;&quot;&amp;[.X$1]&amp;&quot;=&gt;&quot;&amp;[.X56]&amp;&quot;,&quot;)">
            <text:p/>
          </table:table-cell>
          <table:table-cell table:formula="of:=IF([.Y56]=0;&quot;&quot;;&quot;&quot;&amp;[.Y$1]&amp;&quot;=&gt;&quot;&amp;[.Y56]&amp;&quot;,&quot;)">
            <text:p/>
          </table:table-cell>
          <table:table-cell table:formula="of:=IF([.Z56]=0;&quot;&quot;;&quot;&quot;&amp;[.Z$1]&amp;&quot;=&gt;&quot;&amp;[.Z56]&amp;&quot;,&quot;)">
            <text:p/>
          </table:table-cell>
          <table:table-cell table:formula="of:=IF([.AA56]=0;&quot;&quot;;&quot;&quot;&amp;[.AA$1]&amp;&quot;=&gt;&quot;&amp;[.AA56]&amp;&quot;,&quot;)">
            <text:p/>
          </table:table-cell>
          <table:table-cell table:formula="of:=IF([.AB56]=0;&quot;&quot;;&quot;&quot;&amp;[.AB$1]&amp;&quot;=&gt;&quot;&amp;[.AB56]&amp;&quot;,&quot;)">
            <text:p/>
          </table:table-cell>
          <table:table-cell table:formula="of:=IF([.AC56]=0;&quot;&quot;;&quot;&quot;&amp;[.AC$1]&amp;&quot;=&gt;&quot;&amp;[.AC56]&amp;&quot;,&quot;)">
            <text:p/>
          </table:table-cell>
          <table:table-cell table:formula="of:=IF([.AD56]=0;&quot;&quot;;&quot;&quot;&amp;[.AD$1]&amp;&quot;=&gt;&quot;&amp;[.AD56]&amp;&quot;,&quot;)">
            <text:p/>
          </table:table-cell>
          <table:table-cell table:formula="of:=IF([.AE56]=0;&quot;&quot;;&quot;&quot;&amp;[.AE$1]&amp;&quot;=&gt;&quot;&amp;[.AE56]&amp;&quot;,&quot;)">
            <text:p/>
          </table:table-cell>
          <table:table-cell table:formula="of:=IF([.AF56]=0;&quot;&quot;;&quot;&quot;&amp;[.AF$1]&amp;&quot;=&gt;&quot;&amp;[.AF56]&amp;&quot;,&quot;)">
            <text:p/>
          </table:table-cell>
          <table:table-cell table:formula="of:=IF([.AG56]=0;&quot;&quot;;&quot;&quot;&amp;[.AG$1]&amp;&quot;=&gt;&quot;&amp;[.AG56]&amp;&quot;,&quot;)">
            <text:p/>
          </table:table-cell>
          <table:table-cell table:formula="of:=IF([.AH56]=0;&quot;&quot;;&quot;&quot;&amp;[.AH$1]&amp;&quot;=&gt;&quot;&amp;[.AH56]&amp;&quot;,&quot;)">
            <text:p/>
          </table:table-cell>
          <table:table-cell table:formula="of:=IF([.AI56]=0;&quot;&quot;;&quot;&quot;&amp;[.AI$1]&amp;&quot;=&gt;&quot;&amp;[.AI56]&amp;&quot;,&quot;)">
            <text:p/>
          </table:table-cell>
          <table:table-cell table:formula="of:=IF([.AJ56]=0;&quot;&quot;;&quot;&quot;&amp;[.AJ$1]&amp;&quot;=&gt;&quot;&amp;[.AJ56]&amp;&quot;,&quot;)">
            <text:p/>
          </table:table-cell>
          <table:table-cell table:formula="of:=IF([.AK56]=0;&quot;&quot;;&quot;&quot;&amp;[.AK$1]&amp;&quot;=&gt;&quot;&amp;[.AK56]&amp;&quot;,&quot;)">
            <text:p/>
          </table:table-cell>
          <table:table-cell table:formula="of:=IF([.AL56]=0;&quot;&quot;;&quot;&quot;&amp;[.AL$1]&amp;&quot;=&gt;&quot;&amp;[.AL56]&amp;&quot;,&quot;)">
            <text:p/>
          </table:table-cell>
          <table:table-cell table:formula="of:=IF([.AM56]=0;&quot;&quot;;&quot;&quot;&amp;[.AM$1]&amp;&quot;=&gt;&quot;&amp;[.AM56]&amp;&quot;,&quot;)">
            <text:p/>
          </table:table-cell>
          <table:table-cell table:formula="of:=IF([.AN56]=0;&quot;&quot;;&quot;&quot;&amp;[.AN$1]&amp;&quot;=&gt;&quot;&amp;[.AN56]&amp;&quot;,&quot;)">
            <text:p/>
          </table:table-cell>
          <table:table-cell table:formula="of:=IF([.AO56]=0;&quot;&quot;;&quot;&quot;&amp;[.AO$1]&amp;&quot;=&gt;&quot;&amp;[.AO56]&amp;&quot;,&quot;)">
            <text:p/>
          </table:table-cell>
          <table:table-cell table:formula="of:=IF([.AP56]=0;&quot;&quot;;&quot;&quot;&amp;[.AP$1]&amp;&quot;=&gt;&quot;&amp;[.AP56]&amp;&quot;,&quot;)">
            <text:p/>
          </table:table-cell>
          <table:table-cell table:formula="of:=IF([.AQ56]=0;&quot;&quot;;&quot;&quot;&amp;[.AQ$1]&amp;&quot;=&gt;&quot;&amp;[.AQ56]&amp;&quot;,&quot;)">
            <text:p/>
          </table:table-cell>
          <table:table-cell table:formula="of:=IF([.AR56]=0;&quot;&quot;;&quot;&quot;&amp;[.AR$1]&amp;&quot;=&gt;&quot;&amp;[.AR56]&amp;&quot;,&quot;)">
            <text:p/>
          </table:table-cell>
          <table:table-cell table:formula="of:=IF([.AS56]=0;&quot;&quot;;&quot;&quot;&amp;[.AS$1]&amp;&quot;=&gt;&quot;&amp;[.AS56]&amp;&quot;,&quot;)">
            <text:p/>
          </table:table-cell>
          <table:table-cell table:formula="of:=IF([.AT56]=0;&quot;&quot;;&quot;&quot;&amp;[.AT$1]&amp;&quot;=&gt;&quot;&amp;[.AT56]&amp;&quot;,&quot;)">
            <text:p/>
          </table:table-cell>
          <table:table-cell table:formula="of:=IF([.AU56]=0;&quot;&quot;;&quot;&quot;&amp;[.AU$1]&amp;&quot;=&gt;&quot;&amp;[.AU56]&amp;&quot;,&quot;)">
            <text:p/>
          </table:table-cell>
          <table:table-cell table:formula="of:=IF([.AV56]=0;&quot;&quot;;&quot;&quot;&amp;[.AV$1]&amp;&quot;=&gt;&quot;&amp;[.AV56]&amp;&quot;,&quot;)">
            <text:p/>
          </table:table-cell>
          <table:table-cell table:formula="of:=IF([.AW56]=0;&quot;&quot;;&quot;&quot;&amp;[.AW$1]&amp;&quot;=&gt;&quot;&amp;[.AW56]&amp;&quot;,&quot;)">
            <text:p/>
          </table:table-cell>
          <table:table-cell table:formula="of:=IF([.AX56]=0;&quot;&quot;;&quot;&quot;&amp;[.AX$1]&amp;&quot;=&gt;&quot;&amp;[.AX56]&amp;&quot;,&quot;)">
            <text:p/>
          </table:table-cell>
          <table:table-cell table:formula="of:=IF([.AY56]=0;&quot;&quot;;&quot;&quot;&amp;[.AY$1]&amp;&quot;=&gt;&quot;&amp;[.AY56]&amp;&quot;,&quot;)">
            <text:p/>
          </table:table-cell>
          <table:table-cell table:formula="of:=IF([.AZ56]=0;&quot;&quot;;&quot;&quot;&amp;[.AZ$1]&amp;&quot;=&gt;&quot;&amp;[.AZ56]&amp;&quot;,&quot;)">
            <text:p/>
          </table:table-cell>
          <table:table-cell table:formula="of:=IF([.BA56]=0;&quot;&quot;;&quot;&quot;&amp;[.BA$1]&amp;&quot;=&gt;&quot;&amp;[.BA56]&amp;&quot;,&quot;)">
            <text:p/>
          </table:table-cell>
          <table:table-cell table:formula="of:=IF([.BB56]=0;&quot;&quot;;&quot;&quot;&amp;[.BB$1]&amp;&quot;=&gt;&quot;&amp;[.BB56]&amp;&quot;,&quot;)">
            <text:p/>
          </table:table-cell>
          <table:table-cell table:formula="of:=IF([.BC56]=0;&quot;&quot;;&quot;&quot;&amp;[.BC$1]&amp;&quot;=&gt;&quot;&amp;[.BC56]&amp;&quot;,&quot;)">
            <text:p/>
          </table:table-cell>
          <table:table-cell table:formula="of:=IF([.BD56]=0;&quot;&quot;;&quot;&quot;&amp;[.BD$1]&amp;&quot;=&gt;&quot;&amp;[.BD56]&amp;&quot;,&quot;)">
            <text:p/>
          </table:table-cell>
          <table:table-cell table:formula="of:=IF([.BE56]=0;&quot;&quot;;&quot;&quot;&amp;[.BE$1]&amp;&quot;=&gt;&quot;&amp;[.BE56]&amp;&quot;,&quot;)">
            <text:p/>
          </table:table-cell>
          <table:table-cell table:formula="of:=IF([.BF56]=0;&quot;&quot;;&quot;&quot;&amp;[.BF$1]&amp;&quot;=&gt;&quot;&amp;[.BF56]&amp;&quot;,&quot;)">
            <text:p/>
          </table:table-cell>
          <table:table-cell table:formula="of:=IF([.BG56]=0;&quot;&quot;;&quot;&quot;&amp;[.BG$1]&amp;&quot;=&gt;&quot;&amp;[.BG56]&amp;&quot;,&quot;)">
            <text:p/>
          </table:table-cell>
          <table:table-cell table:formula="of:=IF([.BH56]=0;&quot;&quot;;&quot;&quot;&amp;[.BH$1]&amp;&quot;=&gt;&quot;&amp;[.BH56]&amp;&quot;,&quot;)">
            <text:p/>
          </table:table-cell>
          <table:table-cell table:formula="of:=IF([.BI56]=0;&quot;&quot;;&quot;&quot;&amp;[.BI$1]&amp;&quot;=&gt;&quot;&amp;[.BI56]&amp;&quot;,&quot;)">
            <text:p/>
          </table:table-cell>
          <table:table-cell table:formula="of:=IF([.BJ56]=0;&quot;&quot;;&quot;&quot;&amp;[.BJ$1]&amp;&quot;=&gt;&quot;&amp;[.BJ56]&amp;&quot;,&quot;)">
            <text:p/>
          </table:table-cell>
          <table:table-cell table:formula="of:=IF([.BK56]=0;&quot;&quot;;&quot;&quot;&amp;[.BK$1]&amp;&quot;=&gt;&quot;&amp;[.BK56]&amp;&quot;,&quot;)">
            <text:p/>
          </table:table-cell>
          <table:table-cell table:formula="of:=IF([.BL56]=0;&quot;&quot;;&quot;&quot;&amp;[.BL$1]&amp;&quot;=&gt;&quot;&amp;[.BL56]&amp;&quot;,&quot;)">
            <text:p/>
          </table:table-cell>
          <table:table-cell table:formula="of:=IF([.BM56]=0;&quot;&quot;;&quot;&quot;&amp;[.BM$1]&amp;&quot;=&gt;&quot;&amp;[.BM56]&amp;&quot;,&quot;)">
            <text:p/>
          </table:table-cell>
          <table:table-cell table:formula="of:=IF([.BN56]=0;&quot;&quot;;&quot;&quot;&amp;[.BN$1]&amp;&quot;=&gt;&quot;&amp;[.BN56]&amp;&quot;,&quot;)">
            <text:p/>
          </table:table-cell>
          <table:table-cell table:formula="of:=IF([.BO56]=0;&quot;&quot;;&quot;&quot;&amp;[.BO$1]&amp;&quot;=&gt;&quot;&amp;[.BO56]&amp;&quot;,&quot;)">
            <text:p/>
          </table:table-cell>
          <table:table-cell table:formula="of:=IF([.BP56]=0;&quot;&quot;;&quot;&quot;&amp;[.BP$1]&amp;&quot;=&gt;&quot;&amp;[.BP56]&amp;&quot;,&quot;)">
            <text:p/>
          </table:table-cell>
          <table:table-cell table:formula="of:=IF([.BQ56]=0;&quot;&quot;;&quot;&quot;&amp;[.BQ$1]&amp;&quot;=&gt;&quot;&amp;[.BQ56]&amp;&quot;,&quot;)">
            <text:p/>
          </table:table-cell>
          <table:table-cell table:formula="of:=IF([.BR56]=0;&quot;&quot;;&quot;&quot;&amp;[.BR$1]&amp;&quot;=&gt;&quot;&amp;[.BR56]&amp;&quot;,&quot;)">
            <text:p/>
          </table:table-cell>
          <table:table-cell table:formula="of:=IF([.BS56]=0;&quot;&quot;;&quot;&quot;&amp;[.BS$1]&amp;&quot;=&gt;&quot;&amp;[.BS56]&amp;&quot;,&quot;)">
            <text:p/>
          </table:table-cell>
          <table:table-cell table:formula="of:=IF([.BT56]=0;&quot;&quot;;&quot;&quot;&amp;[.BT$1]&amp;&quot;=&gt;&quot;&amp;[.BT5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Timothy.A1">1 Timothy</text:a></text:span></text:p>
          </table:table-cell>
          <table:table-cell office:value-type="float" office:value="113">
            <text:p>113</text:p>
          </table:table-cell>
          <table:table-cell office:value-type="string">
            <text:p>1Tim6:21 </text:p>
          </table:table-cell>
          <table:table-cell table:formula="of:=CONCATENATE(&quot;'&quot;&amp;[.A57]&amp;&quot;' =&gt; array( 'chapters'=&gt;&quot;&amp;[.E57]&amp;&quot;, 'verses'=&gt;&quot;&amp;[.F57]&amp;&quot;,&quot;; [.BX57]; &quot; ),&quot;)" office:value-type="string" office:string-value="'1 Timothy' =&gt; array( 'chapters'=&gt;6, 'verses'=&gt;113,1=&gt;20,2=&gt;15,3=&gt;16,4=&gt;16,5=&gt;25,6=&gt;21, ),">
            <text:p>'1 Timothy' =&gt; array( 'chapters'=&gt;6, 'verses'=&gt;113,1=&gt;20,2=&gt;15,3=&gt;16,4=&gt;16,5=&gt;25,6=&gt;21, ),</text:p>
          </table:table-cell>
          <table:table-cell office:value-type="float" office:value="6">
            <text:p>6</text:p>
          </table:table-cell>
          <table:table-cell table:formula="of:=SUM([.G57:.BT57])" office:value-type="float" office:value="113">
            <text:p>1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">
            <text:p>15</text:p>
          </table:table-cell>
          <table:table-cell table:number-columns-repeated="2" table:style-name="Default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60"/>
          <table:table-cell table:formula="of:=CONCATENATE([.BY57];[.BZ57];[.CA57];[.CB57];[.CC57];[.CD57];[.CE57];[.CF57];[.CG57];[.CH57];[.CI57];[.CJ57];[.CK57];[.CL57];[.CM57];[.CN57];[.CO57];[.CP57];[.CQ57];[.CR57];[.CS57];[.CT57];[.CU57];[.CV57];[.CW57];[.CX57];[.CY57];[.CZ57])" office:value-type="string" office:string-value="1=&gt;20,2=&gt;15,3=&gt;16,4=&gt;16,5=&gt;25,6=&gt;21,">
            <text:p>1=&gt;20,2=&gt;15,3=&gt;16,4=&gt;16,5=&gt;25,6=&gt;21,</text:p>
          </table:table-cell>
          <table:table-cell table:formula="of:=CONCATENATE([.CZ57];[.DA57];[.DB57];[.DC57];[.DD57];[.DE57];[.DF57];[.DG57];[.DH57];[.DI57];[.DJ57];[.DK57];[.DL57];[.DM57];[.DN57];[.DO57];[.DP57];[.DQ57];[.DR57];[.DS57];[.DT57];[.DU57];[.DV57];[.DW57];[.DX57];[.DY57];[.DZ57])">
            <text:p/>
          </table:table-cell>
          <table:table-cell table:formula="of:=CONCATENATE([.EA57];[.EB57];[.EC57];[.ED57];[.EE57];[.EF57];[.EG57];[.EH57];[.EI57];[.EJ57];[.EK57];[.EL57])">
            <text:p/>
          </table:table-cell>
          <table:table-cell table:formula="of:=CONCATENATE([.BU57];[.BV57];[.BW57])" office:value-type="string" office:string-value="1=&gt;20,2=&gt;15,3=&gt;16,4=&gt;16,5=&gt;25,6=&gt;21,">
            <text:p>1=&gt;20,2=&gt;15,3=&gt;16,4=&gt;16,5=&gt;25,6=&gt;21,</text:p>
          </table:table-cell>
          <table:table-cell table:formula="of:=IF([.G57]=0;&quot;&quot;;&quot;&quot;&amp;[.G$1]&amp;&quot;=&gt;&quot;&amp;[.G57]&amp;&quot;,&quot;)" office:value-type="string" office:string-value="1=&gt;20,">
            <text:p>1=&gt;20,</text:p>
          </table:table-cell>
          <table:table-cell table:formula="of:=IF([.H57]=0;&quot;&quot;;&quot;&quot;&amp;[.H$1]&amp;&quot;=&gt;&quot;&amp;[.H57]&amp;&quot;,&quot;)" office:value-type="string" office:string-value="2=&gt;15,">
            <text:p>2=&gt;15,</text:p>
          </table:table-cell>
          <table:table-cell table:formula="of:=IF([.I57]=0;&quot;&quot;;&quot;&quot;&amp;[.I$1]&amp;&quot;=&gt;&quot;&amp;[.I57]&amp;&quot;,&quot;)" office:value-type="string" office:string-value="3=&gt;16,">
            <text:p>3=&gt;16,</text:p>
          </table:table-cell>
          <table:table-cell table:formula="of:=IF([.J57]=0;&quot;&quot;;&quot;&quot;&amp;[.J$1]&amp;&quot;=&gt;&quot;&amp;[.J57]&amp;&quot;,&quot;)" office:value-type="string" office:string-value="4=&gt;16,">
            <text:p>4=&gt;16,</text:p>
          </table:table-cell>
          <table:table-cell table:formula="of:=IF([.K57]=0;&quot;&quot;;&quot;&quot;&amp;[.K$1]&amp;&quot;=&gt;&quot;&amp;[.K57]&amp;&quot;,&quot;)" office:value-type="string" office:string-value="5=&gt;25,">
            <text:p>5=&gt;25,</text:p>
          </table:table-cell>
          <table:table-cell table:formula="of:=IF([.L57]=0;&quot;&quot;;&quot;&quot;&amp;[.L$1]&amp;&quot;=&gt;&quot;&amp;[.L57]&amp;&quot;,&quot;)" office:value-type="string" office:string-value="6=&gt;21,">
            <text:p>6=&gt;21,</text:p>
          </table:table-cell>
          <table:table-cell table:formula="of:=IF([.M57]=0;&quot;&quot;;&quot;&quot;&amp;[.M$1]&amp;&quot;=&gt;&quot;&amp;[.M57]&amp;&quot;,&quot;)">
            <text:p/>
          </table:table-cell>
          <table:table-cell table:formula="of:=IF([.N57]=0;&quot;&quot;;&quot;&quot;&amp;[.N$1]&amp;&quot;=&gt;&quot;&amp;[.N57]&amp;&quot;,&quot;)">
            <text:p/>
          </table:table-cell>
          <table:table-cell table:formula="of:=IF([.O57]=0;&quot;&quot;;&quot;&quot;&amp;[.O$1]&amp;&quot;=&gt;&quot;&amp;[.O57]&amp;&quot;,&quot;)">
            <text:p/>
          </table:table-cell>
          <table:table-cell table:formula="of:=IF([.P57]=0;&quot;&quot;;&quot;&quot;&amp;[.P$1]&amp;&quot;=&gt;&quot;&amp;[.P57]&amp;&quot;,&quot;)">
            <text:p/>
          </table:table-cell>
          <table:table-cell table:formula="of:=IF([.Q57]=0;&quot;&quot;;&quot;&quot;&amp;[.Q$1]&amp;&quot;=&gt;&quot;&amp;[.Q57]&amp;&quot;,&quot;)">
            <text:p/>
          </table:table-cell>
          <table:table-cell table:formula="of:=IF([.R57]=0;&quot;&quot;;&quot;&quot;&amp;[.R$1]&amp;&quot;=&gt;&quot;&amp;[.R57]&amp;&quot;,&quot;)">
            <text:p/>
          </table:table-cell>
          <table:table-cell table:formula="of:=IF([.S57]=0;&quot;&quot;;&quot;&quot;&amp;[.S$1]&amp;&quot;=&gt;&quot;&amp;[.S57]&amp;&quot;,&quot;)">
            <text:p/>
          </table:table-cell>
          <table:table-cell table:formula="of:=IF([.T57]=0;&quot;&quot;;&quot;&quot;&amp;[.T$1]&amp;&quot;=&gt;&quot;&amp;[.T57]&amp;&quot;,&quot;)">
            <text:p/>
          </table:table-cell>
          <table:table-cell table:formula="of:=IF([.U57]=0;&quot;&quot;;&quot;&quot;&amp;[.U$1]&amp;&quot;=&gt;&quot;&amp;[.U57]&amp;&quot;,&quot;)">
            <text:p/>
          </table:table-cell>
          <table:table-cell table:formula="of:=IF([.V57]=0;&quot;&quot;;&quot;&quot;&amp;[.V$1]&amp;&quot;=&gt;&quot;&amp;[.V57]&amp;&quot;,&quot;)">
            <text:p/>
          </table:table-cell>
          <table:table-cell table:formula="of:=IF([.W57]=0;&quot;&quot;;&quot;&quot;&amp;[.W$1]&amp;&quot;=&gt;&quot;&amp;[.W57]&amp;&quot;,&quot;)">
            <text:p/>
          </table:table-cell>
          <table:table-cell table:formula="of:=IF([.X57]=0;&quot;&quot;;&quot;&quot;&amp;[.X$1]&amp;&quot;=&gt;&quot;&amp;[.X57]&amp;&quot;,&quot;)">
            <text:p/>
          </table:table-cell>
          <table:table-cell table:formula="of:=IF([.Y57]=0;&quot;&quot;;&quot;&quot;&amp;[.Y$1]&amp;&quot;=&gt;&quot;&amp;[.Y57]&amp;&quot;,&quot;)">
            <text:p/>
          </table:table-cell>
          <table:table-cell table:formula="of:=IF([.Z57]=0;&quot;&quot;;&quot;&quot;&amp;[.Z$1]&amp;&quot;=&gt;&quot;&amp;[.Z57]&amp;&quot;,&quot;)">
            <text:p/>
          </table:table-cell>
          <table:table-cell table:formula="of:=IF([.AA57]=0;&quot;&quot;;&quot;&quot;&amp;[.AA$1]&amp;&quot;=&gt;&quot;&amp;[.AA57]&amp;&quot;,&quot;)">
            <text:p/>
          </table:table-cell>
          <table:table-cell table:formula="of:=IF([.AB57]=0;&quot;&quot;;&quot;&quot;&amp;[.AB$1]&amp;&quot;=&gt;&quot;&amp;[.AB57]&amp;&quot;,&quot;)">
            <text:p/>
          </table:table-cell>
          <table:table-cell table:formula="of:=IF([.AC57]=0;&quot;&quot;;&quot;&quot;&amp;[.AC$1]&amp;&quot;=&gt;&quot;&amp;[.AC57]&amp;&quot;,&quot;)">
            <text:p/>
          </table:table-cell>
          <table:table-cell table:formula="of:=IF([.AD57]=0;&quot;&quot;;&quot;&quot;&amp;[.AD$1]&amp;&quot;=&gt;&quot;&amp;[.AD57]&amp;&quot;,&quot;)">
            <text:p/>
          </table:table-cell>
          <table:table-cell table:formula="of:=IF([.AE57]=0;&quot;&quot;;&quot;&quot;&amp;[.AE$1]&amp;&quot;=&gt;&quot;&amp;[.AE57]&amp;&quot;,&quot;)">
            <text:p/>
          </table:table-cell>
          <table:table-cell table:formula="of:=IF([.AF57]=0;&quot;&quot;;&quot;&quot;&amp;[.AF$1]&amp;&quot;=&gt;&quot;&amp;[.AF57]&amp;&quot;,&quot;)">
            <text:p/>
          </table:table-cell>
          <table:table-cell table:formula="of:=IF([.AG57]=0;&quot;&quot;;&quot;&quot;&amp;[.AG$1]&amp;&quot;=&gt;&quot;&amp;[.AG57]&amp;&quot;,&quot;)">
            <text:p/>
          </table:table-cell>
          <table:table-cell table:formula="of:=IF([.AH57]=0;&quot;&quot;;&quot;&quot;&amp;[.AH$1]&amp;&quot;=&gt;&quot;&amp;[.AH57]&amp;&quot;,&quot;)">
            <text:p/>
          </table:table-cell>
          <table:table-cell table:formula="of:=IF([.AI57]=0;&quot;&quot;;&quot;&quot;&amp;[.AI$1]&amp;&quot;=&gt;&quot;&amp;[.AI57]&amp;&quot;,&quot;)">
            <text:p/>
          </table:table-cell>
          <table:table-cell table:formula="of:=IF([.AJ57]=0;&quot;&quot;;&quot;&quot;&amp;[.AJ$1]&amp;&quot;=&gt;&quot;&amp;[.AJ57]&amp;&quot;,&quot;)">
            <text:p/>
          </table:table-cell>
          <table:table-cell table:formula="of:=IF([.AK57]=0;&quot;&quot;;&quot;&quot;&amp;[.AK$1]&amp;&quot;=&gt;&quot;&amp;[.AK57]&amp;&quot;,&quot;)">
            <text:p/>
          </table:table-cell>
          <table:table-cell table:formula="of:=IF([.AL57]=0;&quot;&quot;;&quot;&quot;&amp;[.AL$1]&amp;&quot;=&gt;&quot;&amp;[.AL57]&amp;&quot;,&quot;)">
            <text:p/>
          </table:table-cell>
          <table:table-cell table:formula="of:=IF([.AM57]=0;&quot;&quot;;&quot;&quot;&amp;[.AM$1]&amp;&quot;=&gt;&quot;&amp;[.AM57]&amp;&quot;,&quot;)">
            <text:p/>
          </table:table-cell>
          <table:table-cell table:formula="of:=IF([.AN57]=0;&quot;&quot;;&quot;&quot;&amp;[.AN$1]&amp;&quot;=&gt;&quot;&amp;[.AN57]&amp;&quot;,&quot;)">
            <text:p/>
          </table:table-cell>
          <table:table-cell table:formula="of:=IF([.AO57]=0;&quot;&quot;;&quot;&quot;&amp;[.AO$1]&amp;&quot;=&gt;&quot;&amp;[.AO57]&amp;&quot;,&quot;)">
            <text:p/>
          </table:table-cell>
          <table:table-cell table:formula="of:=IF([.AP57]=0;&quot;&quot;;&quot;&quot;&amp;[.AP$1]&amp;&quot;=&gt;&quot;&amp;[.AP57]&amp;&quot;,&quot;)">
            <text:p/>
          </table:table-cell>
          <table:table-cell table:formula="of:=IF([.AQ57]=0;&quot;&quot;;&quot;&quot;&amp;[.AQ$1]&amp;&quot;=&gt;&quot;&amp;[.AQ57]&amp;&quot;,&quot;)">
            <text:p/>
          </table:table-cell>
          <table:table-cell table:formula="of:=IF([.AR57]=0;&quot;&quot;;&quot;&quot;&amp;[.AR$1]&amp;&quot;=&gt;&quot;&amp;[.AR57]&amp;&quot;,&quot;)">
            <text:p/>
          </table:table-cell>
          <table:table-cell table:formula="of:=IF([.AS57]=0;&quot;&quot;;&quot;&quot;&amp;[.AS$1]&amp;&quot;=&gt;&quot;&amp;[.AS57]&amp;&quot;,&quot;)">
            <text:p/>
          </table:table-cell>
          <table:table-cell table:formula="of:=IF([.AT57]=0;&quot;&quot;;&quot;&quot;&amp;[.AT$1]&amp;&quot;=&gt;&quot;&amp;[.AT57]&amp;&quot;,&quot;)">
            <text:p/>
          </table:table-cell>
          <table:table-cell table:formula="of:=IF([.AU57]=0;&quot;&quot;;&quot;&quot;&amp;[.AU$1]&amp;&quot;=&gt;&quot;&amp;[.AU57]&amp;&quot;,&quot;)">
            <text:p/>
          </table:table-cell>
          <table:table-cell table:formula="of:=IF([.AV57]=0;&quot;&quot;;&quot;&quot;&amp;[.AV$1]&amp;&quot;=&gt;&quot;&amp;[.AV57]&amp;&quot;,&quot;)">
            <text:p/>
          </table:table-cell>
          <table:table-cell table:formula="of:=IF([.AW57]=0;&quot;&quot;;&quot;&quot;&amp;[.AW$1]&amp;&quot;=&gt;&quot;&amp;[.AW57]&amp;&quot;,&quot;)">
            <text:p/>
          </table:table-cell>
          <table:table-cell table:formula="of:=IF([.AX57]=0;&quot;&quot;;&quot;&quot;&amp;[.AX$1]&amp;&quot;=&gt;&quot;&amp;[.AX57]&amp;&quot;,&quot;)">
            <text:p/>
          </table:table-cell>
          <table:table-cell table:formula="of:=IF([.AY57]=0;&quot;&quot;;&quot;&quot;&amp;[.AY$1]&amp;&quot;=&gt;&quot;&amp;[.AY57]&amp;&quot;,&quot;)">
            <text:p/>
          </table:table-cell>
          <table:table-cell table:formula="of:=IF([.AZ57]=0;&quot;&quot;;&quot;&quot;&amp;[.AZ$1]&amp;&quot;=&gt;&quot;&amp;[.AZ57]&amp;&quot;,&quot;)">
            <text:p/>
          </table:table-cell>
          <table:table-cell table:formula="of:=IF([.BA57]=0;&quot;&quot;;&quot;&quot;&amp;[.BA$1]&amp;&quot;=&gt;&quot;&amp;[.BA57]&amp;&quot;,&quot;)">
            <text:p/>
          </table:table-cell>
          <table:table-cell table:formula="of:=IF([.BB57]=0;&quot;&quot;;&quot;&quot;&amp;[.BB$1]&amp;&quot;=&gt;&quot;&amp;[.BB57]&amp;&quot;,&quot;)">
            <text:p/>
          </table:table-cell>
          <table:table-cell table:formula="of:=IF([.BC57]=0;&quot;&quot;;&quot;&quot;&amp;[.BC$1]&amp;&quot;=&gt;&quot;&amp;[.BC57]&amp;&quot;,&quot;)">
            <text:p/>
          </table:table-cell>
          <table:table-cell table:formula="of:=IF([.BD57]=0;&quot;&quot;;&quot;&quot;&amp;[.BD$1]&amp;&quot;=&gt;&quot;&amp;[.BD57]&amp;&quot;,&quot;)">
            <text:p/>
          </table:table-cell>
          <table:table-cell table:formula="of:=IF([.BE57]=0;&quot;&quot;;&quot;&quot;&amp;[.BE$1]&amp;&quot;=&gt;&quot;&amp;[.BE57]&amp;&quot;,&quot;)">
            <text:p/>
          </table:table-cell>
          <table:table-cell table:formula="of:=IF([.BF57]=0;&quot;&quot;;&quot;&quot;&amp;[.BF$1]&amp;&quot;=&gt;&quot;&amp;[.BF57]&amp;&quot;,&quot;)">
            <text:p/>
          </table:table-cell>
          <table:table-cell table:formula="of:=IF([.BG57]=0;&quot;&quot;;&quot;&quot;&amp;[.BG$1]&amp;&quot;=&gt;&quot;&amp;[.BG57]&amp;&quot;,&quot;)">
            <text:p/>
          </table:table-cell>
          <table:table-cell table:formula="of:=IF([.BH57]=0;&quot;&quot;;&quot;&quot;&amp;[.BH$1]&amp;&quot;=&gt;&quot;&amp;[.BH57]&amp;&quot;,&quot;)">
            <text:p/>
          </table:table-cell>
          <table:table-cell table:formula="of:=IF([.BI57]=0;&quot;&quot;;&quot;&quot;&amp;[.BI$1]&amp;&quot;=&gt;&quot;&amp;[.BI57]&amp;&quot;,&quot;)">
            <text:p/>
          </table:table-cell>
          <table:table-cell table:formula="of:=IF([.BJ57]=0;&quot;&quot;;&quot;&quot;&amp;[.BJ$1]&amp;&quot;=&gt;&quot;&amp;[.BJ57]&amp;&quot;,&quot;)">
            <text:p/>
          </table:table-cell>
          <table:table-cell table:formula="of:=IF([.BK57]=0;&quot;&quot;;&quot;&quot;&amp;[.BK$1]&amp;&quot;=&gt;&quot;&amp;[.BK57]&amp;&quot;,&quot;)">
            <text:p/>
          </table:table-cell>
          <table:table-cell table:formula="of:=IF([.BL57]=0;&quot;&quot;;&quot;&quot;&amp;[.BL$1]&amp;&quot;=&gt;&quot;&amp;[.BL57]&amp;&quot;,&quot;)">
            <text:p/>
          </table:table-cell>
          <table:table-cell table:formula="of:=IF([.BM57]=0;&quot;&quot;;&quot;&quot;&amp;[.BM$1]&amp;&quot;=&gt;&quot;&amp;[.BM57]&amp;&quot;,&quot;)">
            <text:p/>
          </table:table-cell>
          <table:table-cell table:formula="of:=IF([.BN57]=0;&quot;&quot;;&quot;&quot;&amp;[.BN$1]&amp;&quot;=&gt;&quot;&amp;[.BN57]&amp;&quot;,&quot;)">
            <text:p/>
          </table:table-cell>
          <table:table-cell table:formula="of:=IF([.BO57]=0;&quot;&quot;;&quot;&quot;&amp;[.BO$1]&amp;&quot;=&gt;&quot;&amp;[.BO57]&amp;&quot;,&quot;)">
            <text:p/>
          </table:table-cell>
          <table:table-cell table:formula="of:=IF([.BP57]=0;&quot;&quot;;&quot;&quot;&amp;[.BP$1]&amp;&quot;=&gt;&quot;&amp;[.BP57]&amp;&quot;,&quot;)">
            <text:p/>
          </table:table-cell>
          <table:table-cell table:formula="of:=IF([.BQ57]=0;&quot;&quot;;&quot;&quot;&amp;[.BQ$1]&amp;&quot;=&gt;&quot;&amp;[.BQ57]&amp;&quot;,&quot;)">
            <text:p/>
          </table:table-cell>
          <table:table-cell table:formula="of:=IF([.BR57]=0;&quot;&quot;;&quot;&quot;&amp;[.BR$1]&amp;&quot;=&gt;&quot;&amp;[.BR57]&amp;&quot;,&quot;)">
            <text:p/>
          </table:table-cell>
          <table:table-cell table:formula="of:=IF([.BS57]=0;&quot;&quot;;&quot;&quot;&amp;[.BS$1]&amp;&quot;=&gt;&quot;&amp;[.BS57]&amp;&quot;,&quot;)">
            <text:p/>
          </table:table-cell>
          <table:table-cell table:formula="of:=IF([.BT57]=0;&quot;&quot;;&quot;&quot;&amp;[.BT$1]&amp;&quot;=&gt;&quot;&amp;[.BT5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Timothy.A1">2 Timothy</text:a></text:span></text:p>
          </table:table-cell>
          <table:table-cell office:value-type="float" office:value="83">
            <text:p>83</text:p>
          </table:table-cell>
          <table:table-cell office:value-type="string">
            <text:p>2Tim4:22 </text:p>
          </table:table-cell>
          <table:table-cell table:formula="of:=CONCATENATE(&quot;'&quot;&amp;[.A58]&amp;&quot;' =&gt; array( 'chapters'=&gt;&quot;&amp;[.E58]&amp;&quot;, 'verses'=&gt;&quot;&amp;[.F58]&amp;&quot;,&quot;; [.BX58]; &quot; ),&quot;)" office:value-type="string" office:string-value="'2 Timothy' =&gt; array( 'chapters'=&gt;4, 'verses'=&gt;83,1=&gt;18,2=&gt;26,3=&gt;17,4=&gt;22, ),">
            <text:p>'2 Timothy' =&gt; array( 'chapters'=&gt;4, 'verses'=&gt;83,1=&gt;18,2=&gt;26,3=&gt;17,4=&gt;22, ),</text:p>
          </table:table-cell>
          <table:table-cell office:value-type="float" office:value="4">
            <text:p>4</text:p>
          </table:table-cell>
          <table:table-cell table:formula="of:=SUM([.G58:.BT58])" office:value-type="float" office:value="83">
            <text:p>8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2">
            <text:p>22</text:p>
          </table:table-cell>
          <table:table-cell table:number-columns-repeated="62"/>
          <table:table-cell table:formula="of:=CONCATENATE([.BY58];[.BZ58];[.CA58];[.CB58];[.CC58];[.CD58];[.CE58];[.CF58];[.CG58];[.CH58];[.CI58];[.CJ58];[.CK58];[.CL58];[.CM58];[.CN58];[.CO58];[.CP58];[.CQ58];[.CR58];[.CS58];[.CT58];[.CU58];[.CV58];[.CW58];[.CX58];[.CY58];[.CZ58])" office:value-type="string" office:string-value="1=&gt;18,2=&gt;26,3=&gt;17,4=&gt;22,">
            <text:p>1=&gt;18,2=&gt;26,3=&gt;17,4=&gt;22,</text:p>
          </table:table-cell>
          <table:table-cell table:formula="of:=CONCATENATE([.CZ58];[.DA58];[.DB58];[.DC58];[.DD58];[.DE58];[.DF58];[.DG58];[.DH58];[.DI58];[.DJ58];[.DK58];[.DL58];[.DM58];[.DN58];[.DO58];[.DP58];[.DQ58];[.DR58];[.DS58];[.DT58];[.DU58];[.DV58];[.DW58];[.DX58];[.DY58];[.DZ58])">
            <text:p/>
          </table:table-cell>
          <table:table-cell table:formula="of:=CONCATENATE([.EA58];[.EB58];[.EC58];[.ED58];[.EE58];[.EF58];[.EG58];[.EH58];[.EI58];[.EJ58];[.EK58];[.EL58])">
            <text:p/>
          </table:table-cell>
          <table:table-cell table:formula="of:=CONCATENATE([.BU58];[.BV58];[.BW58])" office:value-type="string" office:string-value="1=&gt;18,2=&gt;26,3=&gt;17,4=&gt;22,">
            <text:p>1=&gt;18,2=&gt;26,3=&gt;17,4=&gt;22,</text:p>
          </table:table-cell>
          <table:table-cell table:formula="of:=IF([.G58]=0;&quot;&quot;;&quot;&quot;&amp;[.G$1]&amp;&quot;=&gt;&quot;&amp;[.G58]&amp;&quot;,&quot;)" office:value-type="string" office:string-value="1=&gt;18,">
            <text:p>1=&gt;18,</text:p>
          </table:table-cell>
          <table:table-cell table:formula="of:=IF([.H58]=0;&quot;&quot;;&quot;&quot;&amp;[.H$1]&amp;&quot;=&gt;&quot;&amp;[.H58]&amp;&quot;,&quot;)" office:value-type="string" office:string-value="2=&gt;26,">
            <text:p>2=&gt;26,</text:p>
          </table:table-cell>
          <table:table-cell table:formula="of:=IF([.I58]=0;&quot;&quot;;&quot;&quot;&amp;[.I$1]&amp;&quot;=&gt;&quot;&amp;[.I58]&amp;&quot;,&quot;)" office:value-type="string" office:string-value="3=&gt;17,">
            <text:p>3=&gt;17,</text:p>
          </table:table-cell>
          <table:table-cell table:formula="of:=IF([.J58]=0;&quot;&quot;;&quot;&quot;&amp;[.J$1]&amp;&quot;=&gt;&quot;&amp;[.J58]&amp;&quot;,&quot;)" office:value-type="string" office:string-value="4=&gt;22,">
            <text:p>4=&gt;22,</text:p>
          </table:table-cell>
          <table:table-cell table:formula="of:=IF([.K58]=0;&quot;&quot;;&quot;&quot;&amp;[.K$1]&amp;&quot;=&gt;&quot;&amp;[.K58]&amp;&quot;,&quot;)">
            <text:p/>
          </table:table-cell>
          <table:table-cell table:formula="of:=IF([.L58]=0;&quot;&quot;;&quot;&quot;&amp;[.L$1]&amp;&quot;=&gt;&quot;&amp;[.L58]&amp;&quot;,&quot;)">
            <text:p/>
          </table:table-cell>
          <table:table-cell table:formula="of:=IF([.M58]=0;&quot;&quot;;&quot;&quot;&amp;[.M$1]&amp;&quot;=&gt;&quot;&amp;[.M58]&amp;&quot;,&quot;)">
            <text:p/>
          </table:table-cell>
          <table:table-cell table:formula="of:=IF([.N58]=0;&quot;&quot;;&quot;&quot;&amp;[.N$1]&amp;&quot;=&gt;&quot;&amp;[.N58]&amp;&quot;,&quot;)">
            <text:p/>
          </table:table-cell>
          <table:table-cell table:formula="of:=IF([.O58]=0;&quot;&quot;;&quot;&quot;&amp;[.O$1]&amp;&quot;=&gt;&quot;&amp;[.O58]&amp;&quot;,&quot;)">
            <text:p/>
          </table:table-cell>
          <table:table-cell table:formula="of:=IF([.P58]=0;&quot;&quot;;&quot;&quot;&amp;[.P$1]&amp;&quot;=&gt;&quot;&amp;[.P58]&amp;&quot;,&quot;)">
            <text:p/>
          </table:table-cell>
          <table:table-cell table:formula="of:=IF([.Q58]=0;&quot;&quot;;&quot;&quot;&amp;[.Q$1]&amp;&quot;=&gt;&quot;&amp;[.Q58]&amp;&quot;,&quot;)">
            <text:p/>
          </table:table-cell>
          <table:table-cell table:formula="of:=IF([.R58]=0;&quot;&quot;;&quot;&quot;&amp;[.R$1]&amp;&quot;=&gt;&quot;&amp;[.R58]&amp;&quot;,&quot;)">
            <text:p/>
          </table:table-cell>
          <table:table-cell table:formula="of:=IF([.S58]=0;&quot;&quot;;&quot;&quot;&amp;[.S$1]&amp;&quot;=&gt;&quot;&amp;[.S58]&amp;&quot;,&quot;)">
            <text:p/>
          </table:table-cell>
          <table:table-cell table:formula="of:=IF([.T58]=0;&quot;&quot;;&quot;&quot;&amp;[.T$1]&amp;&quot;=&gt;&quot;&amp;[.T58]&amp;&quot;,&quot;)">
            <text:p/>
          </table:table-cell>
          <table:table-cell table:formula="of:=IF([.U58]=0;&quot;&quot;;&quot;&quot;&amp;[.U$1]&amp;&quot;=&gt;&quot;&amp;[.U58]&amp;&quot;,&quot;)">
            <text:p/>
          </table:table-cell>
          <table:table-cell table:formula="of:=IF([.V58]=0;&quot;&quot;;&quot;&quot;&amp;[.V$1]&amp;&quot;=&gt;&quot;&amp;[.V58]&amp;&quot;,&quot;)">
            <text:p/>
          </table:table-cell>
          <table:table-cell table:formula="of:=IF([.W58]=0;&quot;&quot;;&quot;&quot;&amp;[.W$1]&amp;&quot;=&gt;&quot;&amp;[.W58]&amp;&quot;,&quot;)">
            <text:p/>
          </table:table-cell>
          <table:table-cell table:formula="of:=IF([.X58]=0;&quot;&quot;;&quot;&quot;&amp;[.X$1]&amp;&quot;=&gt;&quot;&amp;[.X58]&amp;&quot;,&quot;)">
            <text:p/>
          </table:table-cell>
          <table:table-cell table:formula="of:=IF([.Y58]=0;&quot;&quot;;&quot;&quot;&amp;[.Y$1]&amp;&quot;=&gt;&quot;&amp;[.Y58]&amp;&quot;,&quot;)">
            <text:p/>
          </table:table-cell>
          <table:table-cell table:formula="of:=IF([.Z58]=0;&quot;&quot;;&quot;&quot;&amp;[.Z$1]&amp;&quot;=&gt;&quot;&amp;[.Z58]&amp;&quot;,&quot;)">
            <text:p/>
          </table:table-cell>
          <table:table-cell table:formula="of:=IF([.AA58]=0;&quot;&quot;;&quot;&quot;&amp;[.AA$1]&amp;&quot;=&gt;&quot;&amp;[.AA58]&amp;&quot;,&quot;)">
            <text:p/>
          </table:table-cell>
          <table:table-cell table:formula="of:=IF([.AB58]=0;&quot;&quot;;&quot;&quot;&amp;[.AB$1]&amp;&quot;=&gt;&quot;&amp;[.AB58]&amp;&quot;,&quot;)">
            <text:p/>
          </table:table-cell>
          <table:table-cell table:formula="of:=IF([.AC58]=0;&quot;&quot;;&quot;&quot;&amp;[.AC$1]&amp;&quot;=&gt;&quot;&amp;[.AC58]&amp;&quot;,&quot;)">
            <text:p/>
          </table:table-cell>
          <table:table-cell table:formula="of:=IF([.AD58]=0;&quot;&quot;;&quot;&quot;&amp;[.AD$1]&amp;&quot;=&gt;&quot;&amp;[.AD58]&amp;&quot;,&quot;)">
            <text:p/>
          </table:table-cell>
          <table:table-cell table:formula="of:=IF([.AE58]=0;&quot;&quot;;&quot;&quot;&amp;[.AE$1]&amp;&quot;=&gt;&quot;&amp;[.AE58]&amp;&quot;,&quot;)">
            <text:p/>
          </table:table-cell>
          <table:table-cell table:formula="of:=IF([.AF58]=0;&quot;&quot;;&quot;&quot;&amp;[.AF$1]&amp;&quot;=&gt;&quot;&amp;[.AF58]&amp;&quot;,&quot;)">
            <text:p/>
          </table:table-cell>
          <table:table-cell table:formula="of:=IF([.AG58]=0;&quot;&quot;;&quot;&quot;&amp;[.AG$1]&amp;&quot;=&gt;&quot;&amp;[.AG58]&amp;&quot;,&quot;)">
            <text:p/>
          </table:table-cell>
          <table:table-cell table:formula="of:=IF([.AH58]=0;&quot;&quot;;&quot;&quot;&amp;[.AH$1]&amp;&quot;=&gt;&quot;&amp;[.AH58]&amp;&quot;,&quot;)">
            <text:p/>
          </table:table-cell>
          <table:table-cell table:formula="of:=IF([.AI58]=0;&quot;&quot;;&quot;&quot;&amp;[.AI$1]&amp;&quot;=&gt;&quot;&amp;[.AI58]&amp;&quot;,&quot;)">
            <text:p/>
          </table:table-cell>
          <table:table-cell table:formula="of:=IF([.AJ58]=0;&quot;&quot;;&quot;&quot;&amp;[.AJ$1]&amp;&quot;=&gt;&quot;&amp;[.AJ58]&amp;&quot;,&quot;)">
            <text:p/>
          </table:table-cell>
          <table:table-cell table:formula="of:=IF([.AK58]=0;&quot;&quot;;&quot;&quot;&amp;[.AK$1]&amp;&quot;=&gt;&quot;&amp;[.AK58]&amp;&quot;,&quot;)">
            <text:p/>
          </table:table-cell>
          <table:table-cell table:formula="of:=IF([.AL58]=0;&quot;&quot;;&quot;&quot;&amp;[.AL$1]&amp;&quot;=&gt;&quot;&amp;[.AL58]&amp;&quot;,&quot;)">
            <text:p/>
          </table:table-cell>
          <table:table-cell table:formula="of:=IF([.AM58]=0;&quot;&quot;;&quot;&quot;&amp;[.AM$1]&amp;&quot;=&gt;&quot;&amp;[.AM58]&amp;&quot;,&quot;)">
            <text:p/>
          </table:table-cell>
          <table:table-cell table:formula="of:=IF([.AN58]=0;&quot;&quot;;&quot;&quot;&amp;[.AN$1]&amp;&quot;=&gt;&quot;&amp;[.AN58]&amp;&quot;,&quot;)">
            <text:p/>
          </table:table-cell>
          <table:table-cell table:formula="of:=IF([.AO58]=0;&quot;&quot;;&quot;&quot;&amp;[.AO$1]&amp;&quot;=&gt;&quot;&amp;[.AO58]&amp;&quot;,&quot;)">
            <text:p/>
          </table:table-cell>
          <table:table-cell table:formula="of:=IF([.AP58]=0;&quot;&quot;;&quot;&quot;&amp;[.AP$1]&amp;&quot;=&gt;&quot;&amp;[.AP58]&amp;&quot;,&quot;)">
            <text:p/>
          </table:table-cell>
          <table:table-cell table:formula="of:=IF([.AQ58]=0;&quot;&quot;;&quot;&quot;&amp;[.AQ$1]&amp;&quot;=&gt;&quot;&amp;[.AQ58]&amp;&quot;,&quot;)">
            <text:p/>
          </table:table-cell>
          <table:table-cell table:formula="of:=IF([.AR58]=0;&quot;&quot;;&quot;&quot;&amp;[.AR$1]&amp;&quot;=&gt;&quot;&amp;[.AR58]&amp;&quot;,&quot;)">
            <text:p/>
          </table:table-cell>
          <table:table-cell table:formula="of:=IF([.AS58]=0;&quot;&quot;;&quot;&quot;&amp;[.AS$1]&amp;&quot;=&gt;&quot;&amp;[.AS58]&amp;&quot;,&quot;)">
            <text:p/>
          </table:table-cell>
          <table:table-cell table:formula="of:=IF([.AT58]=0;&quot;&quot;;&quot;&quot;&amp;[.AT$1]&amp;&quot;=&gt;&quot;&amp;[.AT58]&amp;&quot;,&quot;)">
            <text:p/>
          </table:table-cell>
          <table:table-cell table:formula="of:=IF([.AU58]=0;&quot;&quot;;&quot;&quot;&amp;[.AU$1]&amp;&quot;=&gt;&quot;&amp;[.AU58]&amp;&quot;,&quot;)">
            <text:p/>
          </table:table-cell>
          <table:table-cell table:formula="of:=IF([.AV58]=0;&quot;&quot;;&quot;&quot;&amp;[.AV$1]&amp;&quot;=&gt;&quot;&amp;[.AV58]&amp;&quot;,&quot;)">
            <text:p/>
          </table:table-cell>
          <table:table-cell table:formula="of:=IF([.AW58]=0;&quot;&quot;;&quot;&quot;&amp;[.AW$1]&amp;&quot;=&gt;&quot;&amp;[.AW58]&amp;&quot;,&quot;)">
            <text:p/>
          </table:table-cell>
          <table:table-cell table:formula="of:=IF([.AX58]=0;&quot;&quot;;&quot;&quot;&amp;[.AX$1]&amp;&quot;=&gt;&quot;&amp;[.AX58]&amp;&quot;,&quot;)">
            <text:p/>
          </table:table-cell>
          <table:table-cell table:formula="of:=IF([.AY58]=0;&quot;&quot;;&quot;&quot;&amp;[.AY$1]&amp;&quot;=&gt;&quot;&amp;[.AY58]&amp;&quot;,&quot;)">
            <text:p/>
          </table:table-cell>
          <table:table-cell table:formula="of:=IF([.AZ58]=0;&quot;&quot;;&quot;&quot;&amp;[.AZ$1]&amp;&quot;=&gt;&quot;&amp;[.AZ58]&amp;&quot;,&quot;)">
            <text:p/>
          </table:table-cell>
          <table:table-cell table:formula="of:=IF([.BA58]=0;&quot;&quot;;&quot;&quot;&amp;[.BA$1]&amp;&quot;=&gt;&quot;&amp;[.BA58]&amp;&quot;,&quot;)">
            <text:p/>
          </table:table-cell>
          <table:table-cell table:formula="of:=IF([.BB58]=0;&quot;&quot;;&quot;&quot;&amp;[.BB$1]&amp;&quot;=&gt;&quot;&amp;[.BB58]&amp;&quot;,&quot;)">
            <text:p/>
          </table:table-cell>
          <table:table-cell table:formula="of:=IF([.BC58]=0;&quot;&quot;;&quot;&quot;&amp;[.BC$1]&amp;&quot;=&gt;&quot;&amp;[.BC58]&amp;&quot;,&quot;)">
            <text:p/>
          </table:table-cell>
          <table:table-cell table:formula="of:=IF([.BD58]=0;&quot;&quot;;&quot;&quot;&amp;[.BD$1]&amp;&quot;=&gt;&quot;&amp;[.BD58]&amp;&quot;,&quot;)">
            <text:p/>
          </table:table-cell>
          <table:table-cell table:formula="of:=IF([.BE58]=0;&quot;&quot;;&quot;&quot;&amp;[.BE$1]&amp;&quot;=&gt;&quot;&amp;[.BE58]&amp;&quot;,&quot;)">
            <text:p/>
          </table:table-cell>
          <table:table-cell table:formula="of:=IF([.BF58]=0;&quot;&quot;;&quot;&quot;&amp;[.BF$1]&amp;&quot;=&gt;&quot;&amp;[.BF58]&amp;&quot;,&quot;)">
            <text:p/>
          </table:table-cell>
          <table:table-cell table:formula="of:=IF([.BG58]=0;&quot;&quot;;&quot;&quot;&amp;[.BG$1]&amp;&quot;=&gt;&quot;&amp;[.BG58]&amp;&quot;,&quot;)">
            <text:p/>
          </table:table-cell>
          <table:table-cell table:formula="of:=IF([.BH58]=0;&quot;&quot;;&quot;&quot;&amp;[.BH$1]&amp;&quot;=&gt;&quot;&amp;[.BH58]&amp;&quot;,&quot;)">
            <text:p/>
          </table:table-cell>
          <table:table-cell table:formula="of:=IF([.BI58]=0;&quot;&quot;;&quot;&quot;&amp;[.BI$1]&amp;&quot;=&gt;&quot;&amp;[.BI58]&amp;&quot;,&quot;)">
            <text:p/>
          </table:table-cell>
          <table:table-cell table:formula="of:=IF([.BJ58]=0;&quot;&quot;;&quot;&quot;&amp;[.BJ$1]&amp;&quot;=&gt;&quot;&amp;[.BJ58]&amp;&quot;,&quot;)">
            <text:p/>
          </table:table-cell>
          <table:table-cell table:formula="of:=IF([.BK58]=0;&quot;&quot;;&quot;&quot;&amp;[.BK$1]&amp;&quot;=&gt;&quot;&amp;[.BK58]&amp;&quot;,&quot;)">
            <text:p/>
          </table:table-cell>
          <table:table-cell table:formula="of:=IF([.BL58]=0;&quot;&quot;;&quot;&quot;&amp;[.BL$1]&amp;&quot;=&gt;&quot;&amp;[.BL58]&amp;&quot;,&quot;)">
            <text:p/>
          </table:table-cell>
          <table:table-cell table:formula="of:=IF([.BM58]=0;&quot;&quot;;&quot;&quot;&amp;[.BM$1]&amp;&quot;=&gt;&quot;&amp;[.BM58]&amp;&quot;,&quot;)">
            <text:p/>
          </table:table-cell>
          <table:table-cell table:formula="of:=IF([.BN58]=0;&quot;&quot;;&quot;&quot;&amp;[.BN$1]&amp;&quot;=&gt;&quot;&amp;[.BN58]&amp;&quot;,&quot;)">
            <text:p/>
          </table:table-cell>
          <table:table-cell table:formula="of:=IF([.BO58]=0;&quot;&quot;;&quot;&quot;&amp;[.BO$1]&amp;&quot;=&gt;&quot;&amp;[.BO58]&amp;&quot;,&quot;)">
            <text:p/>
          </table:table-cell>
          <table:table-cell table:formula="of:=IF([.BP58]=0;&quot;&quot;;&quot;&quot;&amp;[.BP$1]&amp;&quot;=&gt;&quot;&amp;[.BP58]&amp;&quot;,&quot;)">
            <text:p/>
          </table:table-cell>
          <table:table-cell table:formula="of:=IF([.BQ58]=0;&quot;&quot;;&quot;&quot;&amp;[.BQ$1]&amp;&quot;=&gt;&quot;&amp;[.BQ58]&amp;&quot;,&quot;)">
            <text:p/>
          </table:table-cell>
          <table:table-cell table:formula="of:=IF([.BR58]=0;&quot;&quot;;&quot;&quot;&amp;[.BR$1]&amp;&quot;=&gt;&quot;&amp;[.BR58]&amp;&quot;,&quot;)">
            <text:p/>
          </table:table-cell>
          <table:table-cell table:formula="of:=IF([.BS58]=0;&quot;&quot;;&quot;&quot;&amp;[.BS$1]&amp;&quot;=&gt;&quot;&amp;[.BS58]&amp;&quot;,&quot;)">
            <text:p/>
          </table:table-cell>
          <table:table-cell table:formula="of:=IF([.BT58]=0;&quot;&quot;;&quot;&quot;&amp;[.BT$1]&amp;&quot;=&gt;&quot;&amp;[.BT5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Titus.A1">Titus</text:a></text:span></text:p>
          </table:table-cell>
          <table:table-cell office:value-type="float" office:value="46">
            <text:p>46</text:p>
          </table:table-cell>
          <table:table-cell office:value-type="string">
            <text:p>Titus3:15 </text:p>
          </table:table-cell>
          <table:table-cell table:formula="of:=CONCATENATE(&quot;'&quot;&amp;[.A59]&amp;&quot;' =&gt; array( 'chapters'=&gt;&quot;&amp;[.E59]&amp;&quot;, 'verses'=&gt;&quot;&amp;[.F59]&amp;&quot;,&quot;; [.BX59]; &quot; ),&quot;)" office:value-type="string" office:string-value="'Titus' =&gt; array( 'chapters'=&gt;3, 'verses'=&gt;46,1=&gt;16,2=&gt;15,3=&gt;15, ),">
            <text:p>'Titus' =&gt; array( 'chapters'=&gt;3, 'verses'=&gt;46,1=&gt;16,2=&gt;15,3=&gt;15, ),</text:p>
          </table:table-cell>
          <table:table-cell office:value-type="float" office:value="3">
            <text:p>3</text:p>
          </table:table-cell>
          <table:table-cell table:formula="of:=SUM([.G59:.BT59])" office:value-type="float" office:value="46">
            <text:p>46</text:p>
          </table:table-cell>
          <table:table-cell table:style-name="Default" office:value-type="float" office:value="16">
            <text:p>16</text:p>
          </table:table-cell>
          <table:table-cell table:number-columns-repeated="2" table:style-name="Default" office:value-type="float" office:value="15">
            <text:p>15</text:p>
          </table:table-cell>
          <table:table-cell table:style-name="Default"/>
          <table:table-cell table:number-columns-repeated="62"/>
          <table:table-cell table:formula="of:=CONCATENATE([.BY59];[.BZ59];[.CA59];[.CB59];[.CC59];[.CD59];[.CE59];[.CF59];[.CG59];[.CH59];[.CI59];[.CJ59];[.CK59];[.CL59];[.CM59];[.CN59];[.CO59];[.CP59];[.CQ59];[.CR59];[.CS59];[.CT59];[.CU59];[.CV59];[.CW59];[.CX59];[.CY59];[.CZ59])" office:value-type="string" office:string-value="1=&gt;16,2=&gt;15,3=&gt;15,">
            <text:p>1=&gt;16,2=&gt;15,3=&gt;15,</text:p>
          </table:table-cell>
          <table:table-cell table:formula="of:=CONCATENATE([.CZ59];[.DA59];[.DB59];[.DC59];[.DD59];[.DE59];[.DF59];[.DG59];[.DH59];[.DI59];[.DJ59];[.DK59];[.DL59];[.DM59];[.DN59];[.DO59];[.DP59];[.DQ59];[.DR59];[.DS59];[.DT59];[.DU59];[.DV59];[.DW59];[.DX59];[.DY59];[.DZ59])">
            <text:p/>
          </table:table-cell>
          <table:table-cell table:formula="of:=CONCATENATE([.EA59];[.EB59];[.EC59];[.ED59];[.EE59];[.EF59];[.EG59];[.EH59];[.EI59];[.EJ59];[.EK59];[.EL59])">
            <text:p/>
          </table:table-cell>
          <table:table-cell table:formula="of:=CONCATENATE([.BU59];[.BV59];[.BW59])" office:value-type="string" office:string-value="1=&gt;16,2=&gt;15,3=&gt;15,">
            <text:p>1=&gt;16,2=&gt;15,3=&gt;15,</text:p>
          </table:table-cell>
          <table:table-cell table:formula="of:=IF([.G59]=0;&quot;&quot;;&quot;&quot;&amp;[.G$1]&amp;&quot;=&gt;&quot;&amp;[.G59]&amp;&quot;,&quot;)" office:value-type="string" office:string-value="1=&gt;16,">
            <text:p>1=&gt;16,</text:p>
          </table:table-cell>
          <table:table-cell table:formula="of:=IF([.H59]=0;&quot;&quot;;&quot;&quot;&amp;[.H$1]&amp;&quot;=&gt;&quot;&amp;[.H59]&amp;&quot;,&quot;)" office:value-type="string" office:string-value="2=&gt;15,">
            <text:p>2=&gt;15,</text:p>
          </table:table-cell>
          <table:table-cell table:formula="of:=IF([.I59]=0;&quot;&quot;;&quot;&quot;&amp;[.I$1]&amp;&quot;=&gt;&quot;&amp;[.I59]&amp;&quot;,&quot;)" office:value-type="string" office:string-value="3=&gt;15,">
            <text:p>3=&gt;15,</text:p>
          </table:table-cell>
          <table:table-cell table:formula="of:=IF([.J59]=0;&quot;&quot;;&quot;&quot;&amp;[.J$1]&amp;&quot;=&gt;&quot;&amp;[.J59]&amp;&quot;,&quot;)">
            <text:p/>
          </table:table-cell>
          <table:table-cell table:formula="of:=IF([.K59]=0;&quot;&quot;;&quot;&quot;&amp;[.K$1]&amp;&quot;=&gt;&quot;&amp;[.K59]&amp;&quot;,&quot;)">
            <text:p/>
          </table:table-cell>
          <table:table-cell table:formula="of:=IF([.L59]=0;&quot;&quot;;&quot;&quot;&amp;[.L$1]&amp;&quot;=&gt;&quot;&amp;[.L59]&amp;&quot;,&quot;)">
            <text:p/>
          </table:table-cell>
          <table:table-cell table:formula="of:=IF([.M59]=0;&quot;&quot;;&quot;&quot;&amp;[.M$1]&amp;&quot;=&gt;&quot;&amp;[.M59]&amp;&quot;,&quot;)">
            <text:p/>
          </table:table-cell>
          <table:table-cell table:formula="of:=IF([.N59]=0;&quot;&quot;;&quot;&quot;&amp;[.N$1]&amp;&quot;=&gt;&quot;&amp;[.N59]&amp;&quot;,&quot;)">
            <text:p/>
          </table:table-cell>
          <table:table-cell table:formula="of:=IF([.O59]=0;&quot;&quot;;&quot;&quot;&amp;[.O$1]&amp;&quot;=&gt;&quot;&amp;[.O59]&amp;&quot;,&quot;)">
            <text:p/>
          </table:table-cell>
          <table:table-cell table:formula="of:=IF([.P59]=0;&quot;&quot;;&quot;&quot;&amp;[.P$1]&amp;&quot;=&gt;&quot;&amp;[.P59]&amp;&quot;,&quot;)">
            <text:p/>
          </table:table-cell>
          <table:table-cell table:formula="of:=IF([.Q59]=0;&quot;&quot;;&quot;&quot;&amp;[.Q$1]&amp;&quot;=&gt;&quot;&amp;[.Q59]&amp;&quot;,&quot;)">
            <text:p/>
          </table:table-cell>
          <table:table-cell table:formula="of:=IF([.R59]=0;&quot;&quot;;&quot;&quot;&amp;[.R$1]&amp;&quot;=&gt;&quot;&amp;[.R59]&amp;&quot;,&quot;)">
            <text:p/>
          </table:table-cell>
          <table:table-cell table:formula="of:=IF([.S59]=0;&quot;&quot;;&quot;&quot;&amp;[.S$1]&amp;&quot;=&gt;&quot;&amp;[.S59]&amp;&quot;,&quot;)">
            <text:p/>
          </table:table-cell>
          <table:table-cell table:formula="of:=IF([.T59]=0;&quot;&quot;;&quot;&quot;&amp;[.T$1]&amp;&quot;=&gt;&quot;&amp;[.T59]&amp;&quot;,&quot;)">
            <text:p/>
          </table:table-cell>
          <table:table-cell table:formula="of:=IF([.U59]=0;&quot;&quot;;&quot;&quot;&amp;[.U$1]&amp;&quot;=&gt;&quot;&amp;[.U59]&amp;&quot;,&quot;)">
            <text:p/>
          </table:table-cell>
          <table:table-cell table:formula="of:=IF([.V59]=0;&quot;&quot;;&quot;&quot;&amp;[.V$1]&amp;&quot;=&gt;&quot;&amp;[.V59]&amp;&quot;,&quot;)">
            <text:p/>
          </table:table-cell>
          <table:table-cell table:formula="of:=IF([.W59]=0;&quot;&quot;;&quot;&quot;&amp;[.W$1]&amp;&quot;=&gt;&quot;&amp;[.W59]&amp;&quot;,&quot;)">
            <text:p/>
          </table:table-cell>
          <table:table-cell table:formula="of:=IF([.X59]=0;&quot;&quot;;&quot;&quot;&amp;[.X$1]&amp;&quot;=&gt;&quot;&amp;[.X59]&amp;&quot;,&quot;)">
            <text:p/>
          </table:table-cell>
          <table:table-cell table:formula="of:=IF([.Y59]=0;&quot;&quot;;&quot;&quot;&amp;[.Y$1]&amp;&quot;=&gt;&quot;&amp;[.Y59]&amp;&quot;,&quot;)">
            <text:p/>
          </table:table-cell>
          <table:table-cell table:formula="of:=IF([.Z59]=0;&quot;&quot;;&quot;&quot;&amp;[.Z$1]&amp;&quot;=&gt;&quot;&amp;[.Z59]&amp;&quot;,&quot;)">
            <text:p/>
          </table:table-cell>
          <table:table-cell table:formula="of:=IF([.AA59]=0;&quot;&quot;;&quot;&quot;&amp;[.AA$1]&amp;&quot;=&gt;&quot;&amp;[.AA59]&amp;&quot;,&quot;)">
            <text:p/>
          </table:table-cell>
          <table:table-cell table:formula="of:=IF([.AB59]=0;&quot;&quot;;&quot;&quot;&amp;[.AB$1]&amp;&quot;=&gt;&quot;&amp;[.AB59]&amp;&quot;,&quot;)">
            <text:p/>
          </table:table-cell>
          <table:table-cell table:formula="of:=IF([.AC59]=0;&quot;&quot;;&quot;&quot;&amp;[.AC$1]&amp;&quot;=&gt;&quot;&amp;[.AC59]&amp;&quot;,&quot;)">
            <text:p/>
          </table:table-cell>
          <table:table-cell table:formula="of:=IF([.AD59]=0;&quot;&quot;;&quot;&quot;&amp;[.AD$1]&amp;&quot;=&gt;&quot;&amp;[.AD59]&amp;&quot;,&quot;)">
            <text:p/>
          </table:table-cell>
          <table:table-cell table:formula="of:=IF([.AE59]=0;&quot;&quot;;&quot;&quot;&amp;[.AE$1]&amp;&quot;=&gt;&quot;&amp;[.AE59]&amp;&quot;,&quot;)">
            <text:p/>
          </table:table-cell>
          <table:table-cell table:formula="of:=IF([.AF59]=0;&quot;&quot;;&quot;&quot;&amp;[.AF$1]&amp;&quot;=&gt;&quot;&amp;[.AF59]&amp;&quot;,&quot;)">
            <text:p/>
          </table:table-cell>
          <table:table-cell table:formula="of:=IF([.AG59]=0;&quot;&quot;;&quot;&quot;&amp;[.AG$1]&amp;&quot;=&gt;&quot;&amp;[.AG59]&amp;&quot;,&quot;)">
            <text:p/>
          </table:table-cell>
          <table:table-cell table:formula="of:=IF([.AH59]=0;&quot;&quot;;&quot;&quot;&amp;[.AH$1]&amp;&quot;=&gt;&quot;&amp;[.AH59]&amp;&quot;,&quot;)">
            <text:p/>
          </table:table-cell>
          <table:table-cell table:formula="of:=IF([.AI59]=0;&quot;&quot;;&quot;&quot;&amp;[.AI$1]&amp;&quot;=&gt;&quot;&amp;[.AI59]&amp;&quot;,&quot;)">
            <text:p/>
          </table:table-cell>
          <table:table-cell table:formula="of:=IF([.AJ59]=0;&quot;&quot;;&quot;&quot;&amp;[.AJ$1]&amp;&quot;=&gt;&quot;&amp;[.AJ59]&amp;&quot;,&quot;)">
            <text:p/>
          </table:table-cell>
          <table:table-cell table:formula="of:=IF([.AK59]=0;&quot;&quot;;&quot;&quot;&amp;[.AK$1]&amp;&quot;=&gt;&quot;&amp;[.AK59]&amp;&quot;,&quot;)">
            <text:p/>
          </table:table-cell>
          <table:table-cell table:formula="of:=IF([.AL59]=0;&quot;&quot;;&quot;&quot;&amp;[.AL$1]&amp;&quot;=&gt;&quot;&amp;[.AL59]&amp;&quot;,&quot;)">
            <text:p/>
          </table:table-cell>
          <table:table-cell table:formula="of:=IF([.AM59]=0;&quot;&quot;;&quot;&quot;&amp;[.AM$1]&amp;&quot;=&gt;&quot;&amp;[.AM59]&amp;&quot;,&quot;)">
            <text:p/>
          </table:table-cell>
          <table:table-cell table:formula="of:=IF([.AN59]=0;&quot;&quot;;&quot;&quot;&amp;[.AN$1]&amp;&quot;=&gt;&quot;&amp;[.AN59]&amp;&quot;,&quot;)">
            <text:p/>
          </table:table-cell>
          <table:table-cell table:formula="of:=IF([.AO59]=0;&quot;&quot;;&quot;&quot;&amp;[.AO$1]&amp;&quot;=&gt;&quot;&amp;[.AO59]&amp;&quot;,&quot;)">
            <text:p/>
          </table:table-cell>
          <table:table-cell table:formula="of:=IF([.AP59]=0;&quot;&quot;;&quot;&quot;&amp;[.AP$1]&amp;&quot;=&gt;&quot;&amp;[.AP59]&amp;&quot;,&quot;)">
            <text:p/>
          </table:table-cell>
          <table:table-cell table:formula="of:=IF([.AQ59]=0;&quot;&quot;;&quot;&quot;&amp;[.AQ$1]&amp;&quot;=&gt;&quot;&amp;[.AQ59]&amp;&quot;,&quot;)">
            <text:p/>
          </table:table-cell>
          <table:table-cell table:formula="of:=IF([.AR59]=0;&quot;&quot;;&quot;&quot;&amp;[.AR$1]&amp;&quot;=&gt;&quot;&amp;[.AR59]&amp;&quot;,&quot;)">
            <text:p/>
          </table:table-cell>
          <table:table-cell table:formula="of:=IF([.AS59]=0;&quot;&quot;;&quot;&quot;&amp;[.AS$1]&amp;&quot;=&gt;&quot;&amp;[.AS59]&amp;&quot;,&quot;)">
            <text:p/>
          </table:table-cell>
          <table:table-cell table:formula="of:=IF([.AT59]=0;&quot;&quot;;&quot;&quot;&amp;[.AT$1]&amp;&quot;=&gt;&quot;&amp;[.AT59]&amp;&quot;,&quot;)">
            <text:p/>
          </table:table-cell>
          <table:table-cell table:formula="of:=IF([.AU59]=0;&quot;&quot;;&quot;&quot;&amp;[.AU$1]&amp;&quot;=&gt;&quot;&amp;[.AU59]&amp;&quot;,&quot;)">
            <text:p/>
          </table:table-cell>
          <table:table-cell table:formula="of:=IF([.AV59]=0;&quot;&quot;;&quot;&quot;&amp;[.AV$1]&amp;&quot;=&gt;&quot;&amp;[.AV59]&amp;&quot;,&quot;)">
            <text:p/>
          </table:table-cell>
          <table:table-cell table:formula="of:=IF([.AW59]=0;&quot;&quot;;&quot;&quot;&amp;[.AW$1]&amp;&quot;=&gt;&quot;&amp;[.AW59]&amp;&quot;,&quot;)">
            <text:p/>
          </table:table-cell>
          <table:table-cell table:formula="of:=IF([.AX59]=0;&quot;&quot;;&quot;&quot;&amp;[.AX$1]&amp;&quot;=&gt;&quot;&amp;[.AX59]&amp;&quot;,&quot;)">
            <text:p/>
          </table:table-cell>
          <table:table-cell table:formula="of:=IF([.AY59]=0;&quot;&quot;;&quot;&quot;&amp;[.AY$1]&amp;&quot;=&gt;&quot;&amp;[.AY59]&amp;&quot;,&quot;)">
            <text:p/>
          </table:table-cell>
          <table:table-cell table:formula="of:=IF([.AZ59]=0;&quot;&quot;;&quot;&quot;&amp;[.AZ$1]&amp;&quot;=&gt;&quot;&amp;[.AZ59]&amp;&quot;,&quot;)">
            <text:p/>
          </table:table-cell>
          <table:table-cell table:formula="of:=IF([.BA59]=0;&quot;&quot;;&quot;&quot;&amp;[.BA$1]&amp;&quot;=&gt;&quot;&amp;[.BA59]&amp;&quot;,&quot;)">
            <text:p/>
          </table:table-cell>
          <table:table-cell table:formula="of:=IF([.BB59]=0;&quot;&quot;;&quot;&quot;&amp;[.BB$1]&amp;&quot;=&gt;&quot;&amp;[.BB59]&amp;&quot;,&quot;)">
            <text:p/>
          </table:table-cell>
          <table:table-cell table:formula="of:=IF([.BC59]=0;&quot;&quot;;&quot;&quot;&amp;[.BC$1]&amp;&quot;=&gt;&quot;&amp;[.BC59]&amp;&quot;,&quot;)">
            <text:p/>
          </table:table-cell>
          <table:table-cell table:formula="of:=IF([.BD59]=0;&quot;&quot;;&quot;&quot;&amp;[.BD$1]&amp;&quot;=&gt;&quot;&amp;[.BD59]&amp;&quot;,&quot;)">
            <text:p/>
          </table:table-cell>
          <table:table-cell table:formula="of:=IF([.BE59]=0;&quot;&quot;;&quot;&quot;&amp;[.BE$1]&amp;&quot;=&gt;&quot;&amp;[.BE59]&amp;&quot;,&quot;)">
            <text:p/>
          </table:table-cell>
          <table:table-cell table:formula="of:=IF([.BF59]=0;&quot;&quot;;&quot;&quot;&amp;[.BF$1]&amp;&quot;=&gt;&quot;&amp;[.BF59]&amp;&quot;,&quot;)">
            <text:p/>
          </table:table-cell>
          <table:table-cell table:formula="of:=IF([.BG59]=0;&quot;&quot;;&quot;&quot;&amp;[.BG$1]&amp;&quot;=&gt;&quot;&amp;[.BG59]&amp;&quot;,&quot;)">
            <text:p/>
          </table:table-cell>
          <table:table-cell table:formula="of:=IF([.BH59]=0;&quot;&quot;;&quot;&quot;&amp;[.BH$1]&amp;&quot;=&gt;&quot;&amp;[.BH59]&amp;&quot;,&quot;)">
            <text:p/>
          </table:table-cell>
          <table:table-cell table:formula="of:=IF([.BI59]=0;&quot;&quot;;&quot;&quot;&amp;[.BI$1]&amp;&quot;=&gt;&quot;&amp;[.BI59]&amp;&quot;,&quot;)">
            <text:p/>
          </table:table-cell>
          <table:table-cell table:formula="of:=IF([.BJ59]=0;&quot;&quot;;&quot;&quot;&amp;[.BJ$1]&amp;&quot;=&gt;&quot;&amp;[.BJ59]&amp;&quot;,&quot;)">
            <text:p/>
          </table:table-cell>
          <table:table-cell table:formula="of:=IF([.BK59]=0;&quot;&quot;;&quot;&quot;&amp;[.BK$1]&amp;&quot;=&gt;&quot;&amp;[.BK59]&amp;&quot;,&quot;)">
            <text:p/>
          </table:table-cell>
          <table:table-cell table:formula="of:=IF([.BL59]=0;&quot;&quot;;&quot;&quot;&amp;[.BL$1]&amp;&quot;=&gt;&quot;&amp;[.BL59]&amp;&quot;,&quot;)">
            <text:p/>
          </table:table-cell>
          <table:table-cell table:formula="of:=IF([.BM59]=0;&quot;&quot;;&quot;&quot;&amp;[.BM$1]&amp;&quot;=&gt;&quot;&amp;[.BM59]&amp;&quot;,&quot;)">
            <text:p/>
          </table:table-cell>
          <table:table-cell table:formula="of:=IF([.BN59]=0;&quot;&quot;;&quot;&quot;&amp;[.BN$1]&amp;&quot;=&gt;&quot;&amp;[.BN59]&amp;&quot;,&quot;)">
            <text:p/>
          </table:table-cell>
          <table:table-cell table:formula="of:=IF([.BO59]=0;&quot;&quot;;&quot;&quot;&amp;[.BO$1]&amp;&quot;=&gt;&quot;&amp;[.BO59]&amp;&quot;,&quot;)">
            <text:p/>
          </table:table-cell>
          <table:table-cell table:formula="of:=IF([.BP59]=0;&quot;&quot;;&quot;&quot;&amp;[.BP$1]&amp;&quot;=&gt;&quot;&amp;[.BP59]&amp;&quot;,&quot;)">
            <text:p/>
          </table:table-cell>
          <table:table-cell table:formula="of:=IF([.BQ59]=0;&quot;&quot;;&quot;&quot;&amp;[.BQ$1]&amp;&quot;=&gt;&quot;&amp;[.BQ59]&amp;&quot;,&quot;)">
            <text:p/>
          </table:table-cell>
          <table:table-cell table:formula="of:=IF([.BR59]=0;&quot;&quot;;&quot;&quot;&amp;[.BR$1]&amp;&quot;=&gt;&quot;&amp;[.BR59]&amp;&quot;,&quot;)">
            <text:p/>
          </table:table-cell>
          <table:table-cell table:formula="of:=IF([.BS59]=0;&quot;&quot;;&quot;&quot;&amp;[.BS$1]&amp;&quot;=&gt;&quot;&amp;[.BS59]&amp;&quot;,&quot;)">
            <text:p/>
          </table:table-cell>
          <table:table-cell table:formula="of:=IF([.BT59]=0;&quot;&quot;;&quot;&quot;&amp;[.BT$1]&amp;&quot;=&gt;&quot;&amp;[.BT59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Philemon.A1">Philemon</text:a></text:span></text:p>
          </table:table-cell>
          <table:table-cell office:value-type="float" office:value="25">
            <text:p>25</text:p>
          </table:table-cell>
          <table:table-cell office:value-type="string">
            <text:p>Phmn1:25 </text:p>
          </table:table-cell>
          <table:table-cell table:formula="of:=CONCATENATE(&quot;'&quot;&amp;[.A60]&amp;&quot;' =&gt; array( 'chapters'=&gt;&quot;&amp;[.E60]&amp;&quot;, 'verses'=&gt;&quot;&amp;[.F60]&amp;&quot;,&quot;; [.BX60]; &quot; ),&quot;)" office:value-type="string" office:string-value="'Philemon' =&gt; array( 'chapters'=&gt;1, 'verses'=&gt;25,1=&gt;25, ),">
            <text:p>'Philemon' =&gt; array( 'chapters'=&gt;1, 'verses'=&gt;25,1=&gt;25, ),</text:p>
          </table:table-cell>
          <table:table-cell office:value-type="float" office:value="1">
            <text:p>1</text:p>
          </table:table-cell>
          <table:table-cell table:formula="of:=SUM([.G60:.BT60])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number-columns-repeated="3" table:style-name="Default"/>
          <table:table-cell table:number-columns-repeated="62"/>
          <table:table-cell table:formula="of:=CONCATENATE([.BY60];[.BZ60];[.CA60];[.CB60];[.CC60];[.CD60];[.CE60];[.CF60];[.CG60];[.CH60];[.CI60];[.CJ60];[.CK60];[.CL60];[.CM60];[.CN60];[.CO60];[.CP60];[.CQ60];[.CR60];[.CS60];[.CT60];[.CU60];[.CV60];[.CW60];[.CX60];[.CY60];[.CZ60])" office:value-type="string" office:string-value="1=&gt;25,">
            <text:p>1=&gt;25,</text:p>
          </table:table-cell>
          <table:table-cell table:formula="of:=CONCATENATE([.CZ60];[.DA60];[.DB60];[.DC60];[.DD60];[.DE60];[.DF60];[.DG60];[.DH60];[.DI60];[.DJ60];[.DK60];[.DL60];[.DM60];[.DN60];[.DO60];[.DP60];[.DQ60];[.DR60];[.DS60];[.DT60];[.DU60];[.DV60];[.DW60];[.DX60];[.DY60];[.DZ60])">
            <text:p/>
          </table:table-cell>
          <table:table-cell table:formula="of:=CONCATENATE([.EA60];[.EB60];[.EC60];[.ED60];[.EE60];[.EF60];[.EG60];[.EH60];[.EI60];[.EJ60];[.EK60];[.EL60])">
            <text:p/>
          </table:table-cell>
          <table:table-cell table:formula="of:=CONCATENATE([.BU60];[.BV60];[.BW60])" office:value-type="string" office:string-value="1=&gt;25,">
            <text:p>1=&gt;25,</text:p>
          </table:table-cell>
          <table:table-cell table:formula="of:=IF([.G60]=0;&quot;&quot;;&quot;&quot;&amp;[.G$1]&amp;&quot;=&gt;&quot;&amp;[.G60]&amp;&quot;,&quot;)" office:value-type="string" office:string-value="1=&gt;25,">
            <text:p>1=&gt;25,</text:p>
          </table:table-cell>
          <table:table-cell table:formula="of:=IF([.H60]=0;&quot;&quot;;&quot;&quot;&amp;[.H$1]&amp;&quot;=&gt;&quot;&amp;[.H60]&amp;&quot;,&quot;)">
            <text:p/>
          </table:table-cell>
          <table:table-cell table:formula="of:=IF([.I60]=0;&quot;&quot;;&quot;&quot;&amp;[.I$1]&amp;&quot;=&gt;&quot;&amp;[.I60]&amp;&quot;,&quot;)">
            <text:p/>
          </table:table-cell>
          <table:table-cell table:formula="of:=IF([.J60]=0;&quot;&quot;;&quot;&quot;&amp;[.J$1]&amp;&quot;=&gt;&quot;&amp;[.J60]&amp;&quot;,&quot;)">
            <text:p/>
          </table:table-cell>
          <table:table-cell table:formula="of:=IF([.K60]=0;&quot;&quot;;&quot;&quot;&amp;[.K$1]&amp;&quot;=&gt;&quot;&amp;[.K60]&amp;&quot;,&quot;)">
            <text:p/>
          </table:table-cell>
          <table:table-cell table:formula="of:=IF([.L60]=0;&quot;&quot;;&quot;&quot;&amp;[.L$1]&amp;&quot;=&gt;&quot;&amp;[.L60]&amp;&quot;,&quot;)">
            <text:p/>
          </table:table-cell>
          <table:table-cell table:formula="of:=IF([.M60]=0;&quot;&quot;;&quot;&quot;&amp;[.M$1]&amp;&quot;=&gt;&quot;&amp;[.M60]&amp;&quot;,&quot;)">
            <text:p/>
          </table:table-cell>
          <table:table-cell table:formula="of:=IF([.N60]=0;&quot;&quot;;&quot;&quot;&amp;[.N$1]&amp;&quot;=&gt;&quot;&amp;[.N60]&amp;&quot;,&quot;)">
            <text:p/>
          </table:table-cell>
          <table:table-cell table:formula="of:=IF([.O60]=0;&quot;&quot;;&quot;&quot;&amp;[.O$1]&amp;&quot;=&gt;&quot;&amp;[.O60]&amp;&quot;,&quot;)">
            <text:p/>
          </table:table-cell>
          <table:table-cell table:formula="of:=IF([.P60]=0;&quot;&quot;;&quot;&quot;&amp;[.P$1]&amp;&quot;=&gt;&quot;&amp;[.P60]&amp;&quot;,&quot;)">
            <text:p/>
          </table:table-cell>
          <table:table-cell table:formula="of:=IF([.Q60]=0;&quot;&quot;;&quot;&quot;&amp;[.Q$1]&amp;&quot;=&gt;&quot;&amp;[.Q60]&amp;&quot;,&quot;)">
            <text:p/>
          </table:table-cell>
          <table:table-cell table:formula="of:=IF([.R60]=0;&quot;&quot;;&quot;&quot;&amp;[.R$1]&amp;&quot;=&gt;&quot;&amp;[.R60]&amp;&quot;,&quot;)">
            <text:p/>
          </table:table-cell>
          <table:table-cell table:formula="of:=IF([.S60]=0;&quot;&quot;;&quot;&quot;&amp;[.S$1]&amp;&quot;=&gt;&quot;&amp;[.S60]&amp;&quot;,&quot;)">
            <text:p/>
          </table:table-cell>
          <table:table-cell table:formula="of:=IF([.T60]=0;&quot;&quot;;&quot;&quot;&amp;[.T$1]&amp;&quot;=&gt;&quot;&amp;[.T60]&amp;&quot;,&quot;)">
            <text:p/>
          </table:table-cell>
          <table:table-cell table:formula="of:=IF([.U60]=0;&quot;&quot;;&quot;&quot;&amp;[.U$1]&amp;&quot;=&gt;&quot;&amp;[.U60]&amp;&quot;,&quot;)">
            <text:p/>
          </table:table-cell>
          <table:table-cell table:formula="of:=IF([.V60]=0;&quot;&quot;;&quot;&quot;&amp;[.V$1]&amp;&quot;=&gt;&quot;&amp;[.V60]&amp;&quot;,&quot;)">
            <text:p/>
          </table:table-cell>
          <table:table-cell table:formula="of:=IF([.W60]=0;&quot;&quot;;&quot;&quot;&amp;[.W$1]&amp;&quot;=&gt;&quot;&amp;[.W60]&amp;&quot;,&quot;)">
            <text:p/>
          </table:table-cell>
          <table:table-cell table:formula="of:=IF([.X60]=0;&quot;&quot;;&quot;&quot;&amp;[.X$1]&amp;&quot;=&gt;&quot;&amp;[.X60]&amp;&quot;,&quot;)">
            <text:p/>
          </table:table-cell>
          <table:table-cell table:formula="of:=IF([.Y60]=0;&quot;&quot;;&quot;&quot;&amp;[.Y$1]&amp;&quot;=&gt;&quot;&amp;[.Y60]&amp;&quot;,&quot;)">
            <text:p/>
          </table:table-cell>
          <table:table-cell table:formula="of:=IF([.Z60]=0;&quot;&quot;;&quot;&quot;&amp;[.Z$1]&amp;&quot;=&gt;&quot;&amp;[.Z60]&amp;&quot;,&quot;)">
            <text:p/>
          </table:table-cell>
          <table:table-cell table:formula="of:=IF([.AA60]=0;&quot;&quot;;&quot;&quot;&amp;[.AA$1]&amp;&quot;=&gt;&quot;&amp;[.AA60]&amp;&quot;,&quot;)">
            <text:p/>
          </table:table-cell>
          <table:table-cell table:formula="of:=IF([.AB60]=0;&quot;&quot;;&quot;&quot;&amp;[.AB$1]&amp;&quot;=&gt;&quot;&amp;[.AB60]&amp;&quot;,&quot;)">
            <text:p/>
          </table:table-cell>
          <table:table-cell table:formula="of:=IF([.AC60]=0;&quot;&quot;;&quot;&quot;&amp;[.AC$1]&amp;&quot;=&gt;&quot;&amp;[.AC60]&amp;&quot;,&quot;)">
            <text:p/>
          </table:table-cell>
          <table:table-cell table:formula="of:=IF([.AD60]=0;&quot;&quot;;&quot;&quot;&amp;[.AD$1]&amp;&quot;=&gt;&quot;&amp;[.AD60]&amp;&quot;,&quot;)">
            <text:p/>
          </table:table-cell>
          <table:table-cell table:formula="of:=IF([.AE60]=0;&quot;&quot;;&quot;&quot;&amp;[.AE$1]&amp;&quot;=&gt;&quot;&amp;[.AE60]&amp;&quot;,&quot;)">
            <text:p/>
          </table:table-cell>
          <table:table-cell table:formula="of:=IF([.AF60]=0;&quot;&quot;;&quot;&quot;&amp;[.AF$1]&amp;&quot;=&gt;&quot;&amp;[.AF60]&amp;&quot;,&quot;)">
            <text:p/>
          </table:table-cell>
          <table:table-cell table:formula="of:=IF([.AG60]=0;&quot;&quot;;&quot;&quot;&amp;[.AG$1]&amp;&quot;=&gt;&quot;&amp;[.AG60]&amp;&quot;,&quot;)">
            <text:p/>
          </table:table-cell>
          <table:table-cell table:formula="of:=IF([.AH60]=0;&quot;&quot;;&quot;&quot;&amp;[.AH$1]&amp;&quot;=&gt;&quot;&amp;[.AH60]&amp;&quot;,&quot;)">
            <text:p/>
          </table:table-cell>
          <table:table-cell table:formula="of:=IF([.AI60]=0;&quot;&quot;;&quot;&quot;&amp;[.AI$1]&amp;&quot;=&gt;&quot;&amp;[.AI60]&amp;&quot;,&quot;)">
            <text:p/>
          </table:table-cell>
          <table:table-cell table:formula="of:=IF([.AJ60]=0;&quot;&quot;;&quot;&quot;&amp;[.AJ$1]&amp;&quot;=&gt;&quot;&amp;[.AJ60]&amp;&quot;,&quot;)">
            <text:p/>
          </table:table-cell>
          <table:table-cell table:formula="of:=IF([.AK60]=0;&quot;&quot;;&quot;&quot;&amp;[.AK$1]&amp;&quot;=&gt;&quot;&amp;[.AK60]&amp;&quot;,&quot;)">
            <text:p/>
          </table:table-cell>
          <table:table-cell table:formula="of:=IF([.AL60]=0;&quot;&quot;;&quot;&quot;&amp;[.AL$1]&amp;&quot;=&gt;&quot;&amp;[.AL60]&amp;&quot;,&quot;)">
            <text:p/>
          </table:table-cell>
          <table:table-cell table:formula="of:=IF([.AM60]=0;&quot;&quot;;&quot;&quot;&amp;[.AM$1]&amp;&quot;=&gt;&quot;&amp;[.AM60]&amp;&quot;,&quot;)">
            <text:p/>
          </table:table-cell>
          <table:table-cell table:formula="of:=IF([.AN60]=0;&quot;&quot;;&quot;&quot;&amp;[.AN$1]&amp;&quot;=&gt;&quot;&amp;[.AN60]&amp;&quot;,&quot;)">
            <text:p/>
          </table:table-cell>
          <table:table-cell table:formula="of:=IF([.AO60]=0;&quot;&quot;;&quot;&quot;&amp;[.AO$1]&amp;&quot;=&gt;&quot;&amp;[.AO60]&amp;&quot;,&quot;)">
            <text:p/>
          </table:table-cell>
          <table:table-cell table:formula="of:=IF([.AP60]=0;&quot;&quot;;&quot;&quot;&amp;[.AP$1]&amp;&quot;=&gt;&quot;&amp;[.AP60]&amp;&quot;,&quot;)">
            <text:p/>
          </table:table-cell>
          <table:table-cell table:formula="of:=IF([.AQ60]=0;&quot;&quot;;&quot;&quot;&amp;[.AQ$1]&amp;&quot;=&gt;&quot;&amp;[.AQ60]&amp;&quot;,&quot;)">
            <text:p/>
          </table:table-cell>
          <table:table-cell table:formula="of:=IF([.AR60]=0;&quot;&quot;;&quot;&quot;&amp;[.AR$1]&amp;&quot;=&gt;&quot;&amp;[.AR60]&amp;&quot;,&quot;)">
            <text:p/>
          </table:table-cell>
          <table:table-cell table:formula="of:=IF([.AS60]=0;&quot;&quot;;&quot;&quot;&amp;[.AS$1]&amp;&quot;=&gt;&quot;&amp;[.AS60]&amp;&quot;,&quot;)">
            <text:p/>
          </table:table-cell>
          <table:table-cell table:formula="of:=IF([.AT60]=0;&quot;&quot;;&quot;&quot;&amp;[.AT$1]&amp;&quot;=&gt;&quot;&amp;[.AT60]&amp;&quot;,&quot;)">
            <text:p/>
          </table:table-cell>
          <table:table-cell table:formula="of:=IF([.AU60]=0;&quot;&quot;;&quot;&quot;&amp;[.AU$1]&amp;&quot;=&gt;&quot;&amp;[.AU60]&amp;&quot;,&quot;)">
            <text:p/>
          </table:table-cell>
          <table:table-cell table:formula="of:=IF([.AV60]=0;&quot;&quot;;&quot;&quot;&amp;[.AV$1]&amp;&quot;=&gt;&quot;&amp;[.AV60]&amp;&quot;,&quot;)">
            <text:p/>
          </table:table-cell>
          <table:table-cell table:formula="of:=IF([.AW60]=0;&quot;&quot;;&quot;&quot;&amp;[.AW$1]&amp;&quot;=&gt;&quot;&amp;[.AW60]&amp;&quot;,&quot;)">
            <text:p/>
          </table:table-cell>
          <table:table-cell table:formula="of:=IF([.AX60]=0;&quot;&quot;;&quot;&quot;&amp;[.AX$1]&amp;&quot;=&gt;&quot;&amp;[.AX60]&amp;&quot;,&quot;)">
            <text:p/>
          </table:table-cell>
          <table:table-cell table:formula="of:=IF([.AY60]=0;&quot;&quot;;&quot;&quot;&amp;[.AY$1]&amp;&quot;=&gt;&quot;&amp;[.AY60]&amp;&quot;,&quot;)">
            <text:p/>
          </table:table-cell>
          <table:table-cell table:formula="of:=IF([.AZ60]=0;&quot;&quot;;&quot;&quot;&amp;[.AZ$1]&amp;&quot;=&gt;&quot;&amp;[.AZ60]&amp;&quot;,&quot;)">
            <text:p/>
          </table:table-cell>
          <table:table-cell table:formula="of:=IF([.BA60]=0;&quot;&quot;;&quot;&quot;&amp;[.BA$1]&amp;&quot;=&gt;&quot;&amp;[.BA60]&amp;&quot;,&quot;)">
            <text:p/>
          </table:table-cell>
          <table:table-cell table:formula="of:=IF([.BB60]=0;&quot;&quot;;&quot;&quot;&amp;[.BB$1]&amp;&quot;=&gt;&quot;&amp;[.BB60]&amp;&quot;,&quot;)">
            <text:p/>
          </table:table-cell>
          <table:table-cell table:formula="of:=IF([.BC60]=0;&quot;&quot;;&quot;&quot;&amp;[.BC$1]&amp;&quot;=&gt;&quot;&amp;[.BC60]&amp;&quot;,&quot;)">
            <text:p/>
          </table:table-cell>
          <table:table-cell table:formula="of:=IF([.BD60]=0;&quot;&quot;;&quot;&quot;&amp;[.BD$1]&amp;&quot;=&gt;&quot;&amp;[.BD60]&amp;&quot;,&quot;)">
            <text:p/>
          </table:table-cell>
          <table:table-cell table:formula="of:=IF([.BE60]=0;&quot;&quot;;&quot;&quot;&amp;[.BE$1]&amp;&quot;=&gt;&quot;&amp;[.BE60]&amp;&quot;,&quot;)">
            <text:p/>
          </table:table-cell>
          <table:table-cell table:formula="of:=IF([.BF60]=0;&quot;&quot;;&quot;&quot;&amp;[.BF$1]&amp;&quot;=&gt;&quot;&amp;[.BF60]&amp;&quot;,&quot;)">
            <text:p/>
          </table:table-cell>
          <table:table-cell table:formula="of:=IF([.BG60]=0;&quot;&quot;;&quot;&quot;&amp;[.BG$1]&amp;&quot;=&gt;&quot;&amp;[.BG60]&amp;&quot;,&quot;)">
            <text:p/>
          </table:table-cell>
          <table:table-cell table:formula="of:=IF([.BH60]=0;&quot;&quot;;&quot;&quot;&amp;[.BH$1]&amp;&quot;=&gt;&quot;&amp;[.BH60]&amp;&quot;,&quot;)">
            <text:p/>
          </table:table-cell>
          <table:table-cell table:formula="of:=IF([.BI60]=0;&quot;&quot;;&quot;&quot;&amp;[.BI$1]&amp;&quot;=&gt;&quot;&amp;[.BI60]&amp;&quot;,&quot;)">
            <text:p/>
          </table:table-cell>
          <table:table-cell table:formula="of:=IF([.BJ60]=0;&quot;&quot;;&quot;&quot;&amp;[.BJ$1]&amp;&quot;=&gt;&quot;&amp;[.BJ60]&amp;&quot;,&quot;)">
            <text:p/>
          </table:table-cell>
          <table:table-cell table:formula="of:=IF([.BK60]=0;&quot;&quot;;&quot;&quot;&amp;[.BK$1]&amp;&quot;=&gt;&quot;&amp;[.BK60]&amp;&quot;,&quot;)">
            <text:p/>
          </table:table-cell>
          <table:table-cell table:formula="of:=IF([.BL60]=0;&quot;&quot;;&quot;&quot;&amp;[.BL$1]&amp;&quot;=&gt;&quot;&amp;[.BL60]&amp;&quot;,&quot;)">
            <text:p/>
          </table:table-cell>
          <table:table-cell table:formula="of:=IF([.BM60]=0;&quot;&quot;;&quot;&quot;&amp;[.BM$1]&amp;&quot;=&gt;&quot;&amp;[.BM60]&amp;&quot;,&quot;)">
            <text:p/>
          </table:table-cell>
          <table:table-cell table:formula="of:=IF([.BN60]=0;&quot;&quot;;&quot;&quot;&amp;[.BN$1]&amp;&quot;=&gt;&quot;&amp;[.BN60]&amp;&quot;,&quot;)">
            <text:p/>
          </table:table-cell>
          <table:table-cell table:formula="of:=IF([.BO60]=0;&quot;&quot;;&quot;&quot;&amp;[.BO$1]&amp;&quot;=&gt;&quot;&amp;[.BO60]&amp;&quot;,&quot;)">
            <text:p/>
          </table:table-cell>
          <table:table-cell table:formula="of:=IF([.BP60]=0;&quot;&quot;;&quot;&quot;&amp;[.BP$1]&amp;&quot;=&gt;&quot;&amp;[.BP60]&amp;&quot;,&quot;)">
            <text:p/>
          </table:table-cell>
          <table:table-cell table:formula="of:=IF([.BQ60]=0;&quot;&quot;;&quot;&quot;&amp;[.BQ$1]&amp;&quot;=&gt;&quot;&amp;[.BQ60]&amp;&quot;,&quot;)">
            <text:p/>
          </table:table-cell>
          <table:table-cell table:formula="of:=IF([.BR60]=0;&quot;&quot;;&quot;&quot;&amp;[.BR$1]&amp;&quot;=&gt;&quot;&amp;[.BR60]&amp;&quot;,&quot;)">
            <text:p/>
          </table:table-cell>
          <table:table-cell table:formula="of:=IF([.BS60]=0;&quot;&quot;;&quot;&quot;&amp;[.BS$1]&amp;&quot;=&gt;&quot;&amp;[.BS60]&amp;&quot;,&quot;)">
            <text:p/>
          </table:table-cell>
          <table:table-cell table:formula="of:=IF([.BT60]=0;&quot;&quot;;&quot;&quot;&amp;[.BT$1]&amp;&quot;=&gt;&quot;&amp;[.BT60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Hebrews.A1">Hebrews</text:a></text:span></text:p>
          </table:table-cell>
          <table:table-cell office:value-type="float" office:value="303">
            <text:p>303</text:p>
          </table:table-cell>
          <table:table-cell office:value-type="string">
            <text:p>Heb13:25 </text:p>
          </table:table-cell>
          <table:table-cell table:formula="of:=CONCATENATE(&quot;'&quot;&amp;[.A61]&amp;&quot;' =&gt; array( 'chapters'=&gt;&quot;&amp;[.E61]&amp;&quot;, 'verses'=&gt;&quot;&amp;[.F61]&amp;&quot;,&quot;; [.BX61]; &quot; ),&quot;)" office:value-type="string" office:string-value="'Hebrews' =&gt; array( 'chapters'=&gt;13, 'verses'=&gt;303,1=&gt;14,2=&gt;18,3=&gt;19,4=&gt;16,5=&gt;14,6=&gt;20,7=&gt;28,8=&gt;13,9=&gt;28,10=&gt;39,11=&gt;40,12=&gt;29,13=&gt;25, ),">
            <text:p>'Hebrews' =&gt; array( 'chapters'=&gt;13, 'verses'=&gt;303,1=&gt;14,2=&gt;18,3=&gt;19,4=&gt;16,5=&gt;14,6=&gt;20,7=&gt;28,8=&gt;13,9=&gt;28,10=&gt;39,11=&gt;40,12=&gt;29,13=&gt;25, ),</text:p>
          </table:table-cell>
          <table:table-cell office:value-type="float" office:value="13">
            <text:p>13</text:p>
          </table:table-cell>
          <table:table-cell table:formula="of:=SUM([.G61:.BT61])" office:value-type="float" office:value="303">
            <text:p>30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53"/>
          <table:table-cell table:formula="of:=CONCATENATE([.BY61];[.BZ61];[.CA61];[.CB61];[.CC61];[.CD61];[.CE61];[.CF61];[.CG61];[.CH61];[.CI61];[.CJ61];[.CK61];[.CL61];[.CM61];[.CN61];[.CO61];[.CP61];[.CQ61];[.CR61];[.CS61];[.CT61];[.CU61];[.CV61];[.CW61];[.CX61];[.CY61];[.CZ61])" office:value-type="string" office:string-value="1=&gt;14,2=&gt;18,3=&gt;19,4=&gt;16,5=&gt;14,6=&gt;20,7=&gt;28,8=&gt;13,9=&gt;28,10=&gt;39,11=&gt;40,12=&gt;29,13=&gt;25,">
            <text:p>1=&gt;14,2=&gt;18,3=&gt;19,4=&gt;16,5=&gt;14,6=&gt;20,7=&gt;28,8=&gt;13,9=&gt;28,10=&gt;39,11=&gt;40,12=&gt;29,13=&gt;25,</text:p>
          </table:table-cell>
          <table:table-cell table:formula="of:=CONCATENATE([.CZ61];[.DA61];[.DB61];[.DC61];[.DD61];[.DE61];[.DF61];[.DG61];[.DH61];[.DI61];[.DJ61];[.DK61];[.DL61];[.DM61];[.DN61];[.DO61];[.DP61];[.DQ61];[.DR61];[.DS61];[.DT61];[.DU61];[.DV61];[.DW61];[.DX61];[.DY61];[.DZ61])">
            <text:p/>
          </table:table-cell>
          <table:table-cell table:formula="of:=CONCATENATE([.EA61];[.EB61];[.EC61];[.ED61];[.EE61];[.EF61];[.EG61];[.EH61];[.EI61];[.EJ61];[.EK61];[.EL61])">
            <text:p/>
          </table:table-cell>
          <table:table-cell table:formula="of:=CONCATENATE([.BU61];[.BV61];[.BW61])" office:value-type="string" office:string-value="1=&gt;14,2=&gt;18,3=&gt;19,4=&gt;16,5=&gt;14,6=&gt;20,7=&gt;28,8=&gt;13,9=&gt;28,10=&gt;39,11=&gt;40,12=&gt;29,13=&gt;25,">
            <text:p>1=&gt;14,2=&gt;18,3=&gt;19,4=&gt;16,5=&gt;14,6=&gt;20,7=&gt;28,8=&gt;13,9=&gt;28,10=&gt;39,11=&gt;40,12=&gt;29,13=&gt;25,</text:p>
          </table:table-cell>
          <table:table-cell table:formula="of:=IF([.G61]=0;&quot;&quot;;&quot;&quot;&amp;[.G$1]&amp;&quot;=&gt;&quot;&amp;[.G61]&amp;&quot;,&quot;)" office:value-type="string" office:string-value="1=&gt;14,">
            <text:p>1=&gt;14,</text:p>
          </table:table-cell>
          <table:table-cell table:formula="of:=IF([.H61]=0;&quot;&quot;;&quot;&quot;&amp;[.H$1]&amp;&quot;=&gt;&quot;&amp;[.H61]&amp;&quot;,&quot;)" office:value-type="string" office:string-value="2=&gt;18,">
            <text:p>2=&gt;18,</text:p>
          </table:table-cell>
          <table:table-cell table:formula="of:=IF([.I61]=0;&quot;&quot;;&quot;&quot;&amp;[.I$1]&amp;&quot;=&gt;&quot;&amp;[.I61]&amp;&quot;,&quot;)" office:value-type="string" office:string-value="3=&gt;19,">
            <text:p>3=&gt;19,</text:p>
          </table:table-cell>
          <table:table-cell table:formula="of:=IF([.J61]=0;&quot;&quot;;&quot;&quot;&amp;[.J$1]&amp;&quot;=&gt;&quot;&amp;[.J61]&amp;&quot;,&quot;)" office:value-type="string" office:string-value="4=&gt;16,">
            <text:p>4=&gt;16,</text:p>
          </table:table-cell>
          <table:table-cell table:formula="of:=IF([.K61]=0;&quot;&quot;;&quot;&quot;&amp;[.K$1]&amp;&quot;=&gt;&quot;&amp;[.K61]&amp;&quot;,&quot;)" office:value-type="string" office:string-value="5=&gt;14,">
            <text:p>5=&gt;14,</text:p>
          </table:table-cell>
          <table:table-cell table:formula="of:=IF([.L61]=0;&quot;&quot;;&quot;&quot;&amp;[.L$1]&amp;&quot;=&gt;&quot;&amp;[.L61]&amp;&quot;,&quot;)" office:value-type="string" office:string-value="6=&gt;20,">
            <text:p>6=&gt;20,</text:p>
          </table:table-cell>
          <table:table-cell table:formula="of:=IF([.M61]=0;&quot;&quot;;&quot;&quot;&amp;[.M$1]&amp;&quot;=&gt;&quot;&amp;[.M61]&amp;&quot;,&quot;)" office:value-type="string" office:string-value="7=&gt;28,">
            <text:p>7=&gt;28,</text:p>
          </table:table-cell>
          <table:table-cell table:formula="of:=IF([.N61]=0;&quot;&quot;;&quot;&quot;&amp;[.N$1]&amp;&quot;=&gt;&quot;&amp;[.N61]&amp;&quot;,&quot;)" office:value-type="string" office:string-value="8=&gt;13,">
            <text:p>8=&gt;13,</text:p>
          </table:table-cell>
          <table:table-cell table:formula="of:=IF([.O61]=0;&quot;&quot;;&quot;&quot;&amp;[.O$1]&amp;&quot;=&gt;&quot;&amp;[.O61]&amp;&quot;,&quot;)" office:value-type="string" office:string-value="9=&gt;28,">
            <text:p>9=&gt;28,</text:p>
          </table:table-cell>
          <table:table-cell table:formula="of:=IF([.P61]=0;&quot;&quot;;&quot;&quot;&amp;[.P$1]&amp;&quot;=&gt;&quot;&amp;[.P61]&amp;&quot;,&quot;)" office:value-type="string" office:string-value="10=&gt;39,">
            <text:p>10=&gt;39,</text:p>
          </table:table-cell>
          <table:table-cell table:formula="of:=IF([.Q61]=0;&quot;&quot;;&quot;&quot;&amp;[.Q$1]&amp;&quot;=&gt;&quot;&amp;[.Q61]&amp;&quot;,&quot;)" office:value-type="string" office:string-value="11=&gt;40,">
            <text:p>11=&gt;40,</text:p>
          </table:table-cell>
          <table:table-cell table:formula="of:=IF([.R61]=0;&quot;&quot;;&quot;&quot;&amp;[.R$1]&amp;&quot;=&gt;&quot;&amp;[.R61]&amp;&quot;,&quot;)" office:value-type="string" office:string-value="12=&gt;29,">
            <text:p>12=&gt;29,</text:p>
          </table:table-cell>
          <table:table-cell table:formula="of:=IF([.S61]=0;&quot;&quot;;&quot;&quot;&amp;[.S$1]&amp;&quot;=&gt;&quot;&amp;[.S61]&amp;&quot;,&quot;)" office:value-type="string" office:string-value="13=&gt;25,">
            <text:p>13=&gt;25,</text:p>
          </table:table-cell>
          <table:table-cell table:formula="of:=IF([.T61]=0;&quot;&quot;;&quot;&quot;&amp;[.T$1]&amp;&quot;=&gt;&quot;&amp;[.T61]&amp;&quot;,&quot;)">
            <text:p/>
          </table:table-cell>
          <table:table-cell table:formula="of:=IF([.U61]=0;&quot;&quot;;&quot;&quot;&amp;[.U$1]&amp;&quot;=&gt;&quot;&amp;[.U61]&amp;&quot;,&quot;)">
            <text:p/>
          </table:table-cell>
          <table:table-cell table:formula="of:=IF([.V61]=0;&quot;&quot;;&quot;&quot;&amp;[.V$1]&amp;&quot;=&gt;&quot;&amp;[.V61]&amp;&quot;,&quot;)">
            <text:p/>
          </table:table-cell>
          <table:table-cell table:formula="of:=IF([.W61]=0;&quot;&quot;;&quot;&quot;&amp;[.W$1]&amp;&quot;=&gt;&quot;&amp;[.W61]&amp;&quot;,&quot;)">
            <text:p/>
          </table:table-cell>
          <table:table-cell table:formula="of:=IF([.X61]=0;&quot;&quot;;&quot;&quot;&amp;[.X$1]&amp;&quot;=&gt;&quot;&amp;[.X61]&amp;&quot;,&quot;)">
            <text:p/>
          </table:table-cell>
          <table:table-cell table:formula="of:=IF([.Y61]=0;&quot;&quot;;&quot;&quot;&amp;[.Y$1]&amp;&quot;=&gt;&quot;&amp;[.Y61]&amp;&quot;,&quot;)">
            <text:p/>
          </table:table-cell>
          <table:table-cell table:formula="of:=IF([.Z61]=0;&quot;&quot;;&quot;&quot;&amp;[.Z$1]&amp;&quot;=&gt;&quot;&amp;[.Z61]&amp;&quot;,&quot;)">
            <text:p/>
          </table:table-cell>
          <table:table-cell table:formula="of:=IF([.AA61]=0;&quot;&quot;;&quot;&quot;&amp;[.AA$1]&amp;&quot;=&gt;&quot;&amp;[.AA61]&amp;&quot;,&quot;)">
            <text:p/>
          </table:table-cell>
          <table:table-cell table:formula="of:=IF([.AB61]=0;&quot;&quot;;&quot;&quot;&amp;[.AB$1]&amp;&quot;=&gt;&quot;&amp;[.AB61]&amp;&quot;,&quot;)">
            <text:p/>
          </table:table-cell>
          <table:table-cell table:formula="of:=IF([.AC61]=0;&quot;&quot;;&quot;&quot;&amp;[.AC$1]&amp;&quot;=&gt;&quot;&amp;[.AC61]&amp;&quot;,&quot;)">
            <text:p/>
          </table:table-cell>
          <table:table-cell table:formula="of:=IF([.AD61]=0;&quot;&quot;;&quot;&quot;&amp;[.AD$1]&amp;&quot;=&gt;&quot;&amp;[.AD61]&amp;&quot;,&quot;)">
            <text:p/>
          </table:table-cell>
          <table:table-cell table:formula="of:=IF([.AE61]=0;&quot;&quot;;&quot;&quot;&amp;[.AE$1]&amp;&quot;=&gt;&quot;&amp;[.AE61]&amp;&quot;,&quot;)">
            <text:p/>
          </table:table-cell>
          <table:table-cell table:formula="of:=IF([.AF61]=0;&quot;&quot;;&quot;&quot;&amp;[.AF$1]&amp;&quot;=&gt;&quot;&amp;[.AF61]&amp;&quot;,&quot;)">
            <text:p/>
          </table:table-cell>
          <table:table-cell table:formula="of:=IF([.AG61]=0;&quot;&quot;;&quot;&quot;&amp;[.AG$1]&amp;&quot;=&gt;&quot;&amp;[.AG61]&amp;&quot;,&quot;)">
            <text:p/>
          </table:table-cell>
          <table:table-cell table:formula="of:=IF([.AH61]=0;&quot;&quot;;&quot;&quot;&amp;[.AH$1]&amp;&quot;=&gt;&quot;&amp;[.AH61]&amp;&quot;,&quot;)">
            <text:p/>
          </table:table-cell>
          <table:table-cell table:formula="of:=IF([.AI61]=0;&quot;&quot;;&quot;&quot;&amp;[.AI$1]&amp;&quot;=&gt;&quot;&amp;[.AI61]&amp;&quot;,&quot;)">
            <text:p/>
          </table:table-cell>
          <table:table-cell table:formula="of:=IF([.AJ61]=0;&quot;&quot;;&quot;&quot;&amp;[.AJ$1]&amp;&quot;=&gt;&quot;&amp;[.AJ61]&amp;&quot;,&quot;)">
            <text:p/>
          </table:table-cell>
          <table:table-cell table:formula="of:=IF([.AK61]=0;&quot;&quot;;&quot;&quot;&amp;[.AK$1]&amp;&quot;=&gt;&quot;&amp;[.AK61]&amp;&quot;,&quot;)">
            <text:p/>
          </table:table-cell>
          <table:table-cell table:formula="of:=IF([.AL61]=0;&quot;&quot;;&quot;&quot;&amp;[.AL$1]&amp;&quot;=&gt;&quot;&amp;[.AL61]&amp;&quot;,&quot;)">
            <text:p/>
          </table:table-cell>
          <table:table-cell table:formula="of:=IF([.AM61]=0;&quot;&quot;;&quot;&quot;&amp;[.AM$1]&amp;&quot;=&gt;&quot;&amp;[.AM61]&amp;&quot;,&quot;)">
            <text:p/>
          </table:table-cell>
          <table:table-cell table:formula="of:=IF([.AN61]=0;&quot;&quot;;&quot;&quot;&amp;[.AN$1]&amp;&quot;=&gt;&quot;&amp;[.AN61]&amp;&quot;,&quot;)">
            <text:p/>
          </table:table-cell>
          <table:table-cell table:formula="of:=IF([.AO61]=0;&quot;&quot;;&quot;&quot;&amp;[.AO$1]&amp;&quot;=&gt;&quot;&amp;[.AO61]&amp;&quot;,&quot;)">
            <text:p/>
          </table:table-cell>
          <table:table-cell table:formula="of:=IF([.AP61]=0;&quot;&quot;;&quot;&quot;&amp;[.AP$1]&amp;&quot;=&gt;&quot;&amp;[.AP61]&amp;&quot;,&quot;)">
            <text:p/>
          </table:table-cell>
          <table:table-cell table:formula="of:=IF([.AQ61]=0;&quot;&quot;;&quot;&quot;&amp;[.AQ$1]&amp;&quot;=&gt;&quot;&amp;[.AQ61]&amp;&quot;,&quot;)">
            <text:p/>
          </table:table-cell>
          <table:table-cell table:formula="of:=IF([.AR61]=0;&quot;&quot;;&quot;&quot;&amp;[.AR$1]&amp;&quot;=&gt;&quot;&amp;[.AR61]&amp;&quot;,&quot;)">
            <text:p/>
          </table:table-cell>
          <table:table-cell table:formula="of:=IF([.AS61]=0;&quot;&quot;;&quot;&quot;&amp;[.AS$1]&amp;&quot;=&gt;&quot;&amp;[.AS61]&amp;&quot;,&quot;)">
            <text:p/>
          </table:table-cell>
          <table:table-cell table:formula="of:=IF([.AT61]=0;&quot;&quot;;&quot;&quot;&amp;[.AT$1]&amp;&quot;=&gt;&quot;&amp;[.AT61]&amp;&quot;,&quot;)">
            <text:p/>
          </table:table-cell>
          <table:table-cell table:formula="of:=IF([.AU61]=0;&quot;&quot;;&quot;&quot;&amp;[.AU$1]&amp;&quot;=&gt;&quot;&amp;[.AU61]&amp;&quot;,&quot;)">
            <text:p/>
          </table:table-cell>
          <table:table-cell table:formula="of:=IF([.AV61]=0;&quot;&quot;;&quot;&quot;&amp;[.AV$1]&amp;&quot;=&gt;&quot;&amp;[.AV61]&amp;&quot;,&quot;)">
            <text:p/>
          </table:table-cell>
          <table:table-cell table:formula="of:=IF([.AW61]=0;&quot;&quot;;&quot;&quot;&amp;[.AW$1]&amp;&quot;=&gt;&quot;&amp;[.AW61]&amp;&quot;,&quot;)">
            <text:p/>
          </table:table-cell>
          <table:table-cell table:formula="of:=IF([.AX61]=0;&quot;&quot;;&quot;&quot;&amp;[.AX$1]&amp;&quot;=&gt;&quot;&amp;[.AX61]&amp;&quot;,&quot;)">
            <text:p/>
          </table:table-cell>
          <table:table-cell table:formula="of:=IF([.AY61]=0;&quot;&quot;;&quot;&quot;&amp;[.AY$1]&amp;&quot;=&gt;&quot;&amp;[.AY61]&amp;&quot;,&quot;)">
            <text:p/>
          </table:table-cell>
          <table:table-cell table:formula="of:=IF([.AZ61]=0;&quot;&quot;;&quot;&quot;&amp;[.AZ$1]&amp;&quot;=&gt;&quot;&amp;[.AZ61]&amp;&quot;,&quot;)">
            <text:p/>
          </table:table-cell>
          <table:table-cell table:formula="of:=IF([.BA61]=0;&quot;&quot;;&quot;&quot;&amp;[.BA$1]&amp;&quot;=&gt;&quot;&amp;[.BA61]&amp;&quot;,&quot;)">
            <text:p/>
          </table:table-cell>
          <table:table-cell table:formula="of:=IF([.BB61]=0;&quot;&quot;;&quot;&quot;&amp;[.BB$1]&amp;&quot;=&gt;&quot;&amp;[.BB61]&amp;&quot;,&quot;)">
            <text:p/>
          </table:table-cell>
          <table:table-cell table:formula="of:=IF([.BC61]=0;&quot;&quot;;&quot;&quot;&amp;[.BC$1]&amp;&quot;=&gt;&quot;&amp;[.BC61]&amp;&quot;,&quot;)">
            <text:p/>
          </table:table-cell>
          <table:table-cell table:formula="of:=IF([.BD61]=0;&quot;&quot;;&quot;&quot;&amp;[.BD$1]&amp;&quot;=&gt;&quot;&amp;[.BD61]&amp;&quot;,&quot;)">
            <text:p/>
          </table:table-cell>
          <table:table-cell table:formula="of:=IF([.BE61]=0;&quot;&quot;;&quot;&quot;&amp;[.BE$1]&amp;&quot;=&gt;&quot;&amp;[.BE61]&amp;&quot;,&quot;)">
            <text:p/>
          </table:table-cell>
          <table:table-cell table:formula="of:=IF([.BF61]=0;&quot;&quot;;&quot;&quot;&amp;[.BF$1]&amp;&quot;=&gt;&quot;&amp;[.BF61]&amp;&quot;,&quot;)">
            <text:p/>
          </table:table-cell>
          <table:table-cell table:formula="of:=IF([.BG61]=0;&quot;&quot;;&quot;&quot;&amp;[.BG$1]&amp;&quot;=&gt;&quot;&amp;[.BG61]&amp;&quot;,&quot;)">
            <text:p/>
          </table:table-cell>
          <table:table-cell table:formula="of:=IF([.BH61]=0;&quot;&quot;;&quot;&quot;&amp;[.BH$1]&amp;&quot;=&gt;&quot;&amp;[.BH61]&amp;&quot;,&quot;)">
            <text:p/>
          </table:table-cell>
          <table:table-cell table:formula="of:=IF([.BI61]=0;&quot;&quot;;&quot;&quot;&amp;[.BI$1]&amp;&quot;=&gt;&quot;&amp;[.BI61]&amp;&quot;,&quot;)">
            <text:p/>
          </table:table-cell>
          <table:table-cell table:formula="of:=IF([.BJ61]=0;&quot;&quot;;&quot;&quot;&amp;[.BJ$1]&amp;&quot;=&gt;&quot;&amp;[.BJ61]&amp;&quot;,&quot;)">
            <text:p/>
          </table:table-cell>
          <table:table-cell table:formula="of:=IF([.BK61]=0;&quot;&quot;;&quot;&quot;&amp;[.BK$1]&amp;&quot;=&gt;&quot;&amp;[.BK61]&amp;&quot;,&quot;)">
            <text:p/>
          </table:table-cell>
          <table:table-cell table:formula="of:=IF([.BL61]=0;&quot;&quot;;&quot;&quot;&amp;[.BL$1]&amp;&quot;=&gt;&quot;&amp;[.BL61]&amp;&quot;,&quot;)">
            <text:p/>
          </table:table-cell>
          <table:table-cell table:formula="of:=IF([.BM61]=0;&quot;&quot;;&quot;&quot;&amp;[.BM$1]&amp;&quot;=&gt;&quot;&amp;[.BM61]&amp;&quot;,&quot;)">
            <text:p/>
          </table:table-cell>
          <table:table-cell table:formula="of:=IF([.BN61]=0;&quot;&quot;;&quot;&quot;&amp;[.BN$1]&amp;&quot;=&gt;&quot;&amp;[.BN61]&amp;&quot;,&quot;)">
            <text:p/>
          </table:table-cell>
          <table:table-cell table:formula="of:=IF([.BO61]=0;&quot;&quot;;&quot;&quot;&amp;[.BO$1]&amp;&quot;=&gt;&quot;&amp;[.BO61]&amp;&quot;,&quot;)">
            <text:p/>
          </table:table-cell>
          <table:table-cell table:formula="of:=IF([.BP61]=0;&quot;&quot;;&quot;&quot;&amp;[.BP$1]&amp;&quot;=&gt;&quot;&amp;[.BP61]&amp;&quot;,&quot;)">
            <text:p/>
          </table:table-cell>
          <table:table-cell table:formula="of:=IF([.BQ61]=0;&quot;&quot;;&quot;&quot;&amp;[.BQ$1]&amp;&quot;=&gt;&quot;&amp;[.BQ61]&amp;&quot;,&quot;)">
            <text:p/>
          </table:table-cell>
          <table:table-cell table:formula="of:=IF([.BR61]=0;&quot;&quot;;&quot;&quot;&amp;[.BR$1]&amp;&quot;=&gt;&quot;&amp;[.BR61]&amp;&quot;,&quot;)">
            <text:p/>
          </table:table-cell>
          <table:table-cell table:formula="of:=IF([.BS61]=0;&quot;&quot;;&quot;&quot;&amp;[.BS$1]&amp;&quot;=&gt;&quot;&amp;[.BS61]&amp;&quot;,&quot;)">
            <text:p/>
          </table:table-cell>
          <table:table-cell table:formula="of:=IF([.BT61]=0;&quot;&quot;;&quot;&quot;&amp;[.BT$1]&amp;&quot;=&gt;&quot;&amp;[.BT61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ames.A1">James</text:a></text:span></text:p>
          </table:table-cell>
          <table:table-cell office:value-type="float" office:value="108">
            <text:p>108</text:p>
          </table:table-cell>
          <table:table-cell office:value-type="string">
            <text:p>Jas5:20 </text:p>
          </table:table-cell>
          <table:table-cell table:formula="of:=CONCATENATE(&quot;'&quot;&amp;[.A62]&amp;&quot;' =&gt; array( 'chapters'=&gt;&quot;&amp;[.E62]&amp;&quot;, 'verses'=&gt;&quot;&amp;[.F62]&amp;&quot;,&quot;; [.BX62]; &quot; ),&quot;)" office:value-type="string" office:string-value="'James' =&gt; array( 'chapters'=&gt;5, 'verses'=&gt;108,1=&gt;27,2=&gt;26,3=&gt;18,4=&gt;17,5=&gt;20, ),">
            <text:p>'James' =&gt; array( 'chapters'=&gt;5, 'verses'=&gt;108,1=&gt;27,2=&gt;26,3=&gt;18,4=&gt;17,5=&gt;20, ),</text:p>
          </table:table-cell>
          <table:table-cell office:value-type="float" office:value="5">
            <text:p>5</text:p>
          </table:table-cell>
          <table:table-cell table:formula="of:=SUM([.G62:.BT62])" office:value-type="float" office:value="108">
            <text:p>10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61"/>
          <table:table-cell table:formula="of:=CONCATENATE([.BY62];[.BZ62];[.CA62];[.CB62];[.CC62];[.CD62];[.CE62];[.CF62];[.CG62];[.CH62];[.CI62];[.CJ62];[.CK62];[.CL62];[.CM62];[.CN62];[.CO62];[.CP62];[.CQ62];[.CR62];[.CS62];[.CT62];[.CU62];[.CV62];[.CW62];[.CX62];[.CY62];[.CZ62])" office:value-type="string" office:string-value="1=&gt;27,2=&gt;26,3=&gt;18,4=&gt;17,5=&gt;20,">
            <text:p>1=&gt;27,2=&gt;26,3=&gt;18,4=&gt;17,5=&gt;20,</text:p>
          </table:table-cell>
          <table:table-cell table:formula="of:=CONCATENATE([.CZ62];[.DA62];[.DB62];[.DC62];[.DD62];[.DE62];[.DF62];[.DG62];[.DH62];[.DI62];[.DJ62];[.DK62];[.DL62];[.DM62];[.DN62];[.DO62];[.DP62];[.DQ62];[.DR62];[.DS62];[.DT62];[.DU62];[.DV62];[.DW62];[.DX62];[.DY62];[.DZ62])">
            <text:p/>
          </table:table-cell>
          <table:table-cell table:formula="of:=CONCATENATE([.EA62];[.EB62];[.EC62];[.ED62];[.EE62];[.EF62];[.EG62];[.EH62];[.EI62];[.EJ62];[.EK62];[.EL62])">
            <text:p/>
          </table:table-cell>
          <table:table-cell table:formula="of:=CONCATENATE([.BU62];[.BV62];[.BW62])" office:value-type="string" office:string-value="1=&gt;27,2=&gt;26,3=&gt;18,4=&gt;17,5=&gt;20,">
            <text:p>1=&gt;27,2=&gt;26,3=&gt;18,4=&gt;17,5=&gt;20,</text:p>
          </table:table-cell>
          <table:table-cell table:formula="of:=IF([.G62]=0;&quot;&quot;;&quot;&quot;&amp;[.G$1]&amp;&quot;=&gt;&quot;&amp;[.G62]&amp;&quot;,&quot;)" office:value-type="string" office:string-value="1=&gt;27,">
            <text:p>1=&gt;27,</text:p>
          </table:table-cell>
          <table:table-cell table:formula="of:=IF([.H62]=0;&quot;&quot;;&quot;&quot;&amp;[.H$1]&amp;&quot;=&gt;&quot;&amp;[.H62]&amp;&quot;,&quot;)" office:value-type="string" office:string-value="2=&gt;26,">
            <text:p>2=&gt;26,</text:p>
          </table:table-cell>
          <table:table-cell table:formula="of:=IF([.I62]=0;&quot;&quot;;&quot;&quot;&amp;[.I$1]&amp;&quot;=&gt;&quot;&amp;[.I62]&amp;&quot;,&quot;)" office:value-type="string" office:string-value="3=&gt;18,">
            <text:p>3=&gt;18,</text:p>
          </table:table-cell>
          <table:table-cell table:formula="of:=IF([.J62]=0;&quot;&quot;;&quot;&quot;&amp;[.J$1]&amp;&quot;=&gt;&quot;&amp;[.J62]&amp;&quot;,&quot;)" office:value-type="string" office:string-value="4=&gt;17,">
            <text:p>4=&gt;17,</text:p>
          </table:table-cell>
          <table:table-cell table:formula="of:=IF([.K62]=0;&quot;&quot;;&quot;&quot;&amp;[.K$1]&amp;&quot;=&gt;&quot;&amp;[.K62]&amp;&quot;,&quot;)" office:value-type="string" office:string-value="5=&gt;20,">
            <text:p>5=&gt;20,</text:p>
          </table:table-cell>
          <table:table-cell table:formula="of:=IF([.L62]=0;&quot;&quot;;&quot;&quot;&amp;[.L$1]&amp;&quot;=&gt;&quot;&amp;[.L62]&amp;&quot;,&quot;)">
            <text:p/>
          </table:table-cell>
          <table:table-cell table:formula="of:=IF([.M62]=0;&quot;&quot;;&quot;&quot;&amp;[.M$1]&amp;&quot;=&gt;&quot;&amp;[.M62]&amp;&quot;,&quot;)">
            <text:p/>
          </table:table-cell>
          <table:table-cell table:formula="of:=IF([.N62]=0;&quot;&quot;;&quot;&quot;&amp;[.N$1]&amp;&quot;=&gt;&quot;&amp;[.N62]&amp;&quot;,&quot;)">
            <text:p/>
          </table:table-cell>
          <table:table-cell table:formula="of:=IF([.O62]=0;&quot;&quot;;&quot;&quot;&amp;[.O$1]&amp;&quot;=&gt;&quot;&amp;[.O62]&amp;&quot;,&quot;)">
            <text:p/>
          </table:table-cell>
          <table:table-cell table:formula="of:=IF([.P62]=0;&quot;&quot;;&quot;&quot;&amp;[.P$1]&amp;&quot;=&gt;&quot;&amp;[.P62]&amp;&quot;,&quot;)">
            <text:p/>
          </table:table-cell>
          <table:table-cell table:formula="of:=IF([.Q62]=0;&quot;&quot;;&quot;&quot;&amp;[.Q$1]&amp;&quot;=&gt;&quot;&amp;[.Q62]&amp;&quot;,&quot;)">
            <text:p/>
          </table:table-cell>
          <table:table-cell table:formula="of:=IF([.R62]=0;&quot;&quot;;&quot;&quot;&amp;[.R$1]&amp;&quot;=&gt;&quot;&amp;[.R62]&amp;&quot;,&quot;)">
            <text:p/>
          </table:table-cell>
          <table:table-cell table:formula="of:=IF([.S62]=0;&quot;&quot;;&quot;&quot;&amp;[.S$1]&amp;&quot;=&gt;&quot;&amp;[.S62]&amp;&quot;,&quot;)">
            <text:p/>
          </table:table-cell>
          <table:table-cell table:formula="of:=IF([.T62]=0;&quot;&quot;;&quot;&quot;&amp;[.T$1]&amp;&quot;=&gt;&quot;&amp;[.T62]&amp;&quot;,&quot;)">
            <text:p/>
          </table:table-cell>
          <table:table-cell table:formula="of:=IF([.U62]=0;&quot;&quot;;&quot;&quot;&amp;[.U$1]&amp;&quot;=&gt;&quot;&amp;[.U62]&amp;&quot;,&quot;)">
            <text:p/>
          </table:table-cell>
          <table:table-cell table:formula="of:=IF([.V62]=0;&quot;&quot;;&quot;&quot;&amp;[.V$1]&amp;&quot;=&gt;&quot;&amp;[.V62]&amp;&quot;,&quot;)">
            <text:p/>
          </table:table-cell>
          <table:table-cell table:formula="of:=IF([.W62]=0;&quot;&quot;;&quot;&quot;&amp;[.W$1]&amp;&quot;=&gt;&quot;&amp;[.W62]&amp;&quot;,&quot;)">
            <text:p/>
          </table:table-cell>
          <table:table-cell table:formula="of:=IF([.X62]=0;&quot;&quot;;&quot;&quot;&amp;[.X$1]&amp;&quot;=&gt;&quot;&amp;[.X62]&amp;&quot;,&quot;)">
            <text:p/>
          </table:table-cell>
          <table:table-cell table:formula="of:=IF([.Y62]=0;&quot;&quot;;&quot;&quot;&amp;[.Y$1]&amp;&quot;=&gt;&quot;&amp;[.Y62]&amp;&quot;,&quot;)">
            <text:p/>
          </table:table-cell>
          <table:table-cell table:formula="of:=IF([.Z62]=0;&quot;&quot;;&quot;&quot;&amp;[.Z$1]&amp;&quot;=&gt;&quot;&amp;[.Z62]&amp;&quot;,&quot;)">
            <text:p/>
          </table:table-cell>
          <table:table-cell table:formula="of:=IF([.AA62]=0;&quot;&quot;;&quot;&quot;&amp;[.AA$1]&amp;&quot;=&gt;&quot;&amp;[.AA62]&amp;&quot;,&quot;)">
            <text:p/>
          </table:table-cell>
          <table:table-cell table:formula="of:=IF([.AB62]=0;&quot;&quot;;&quot;&quot;&amp;[.AB$1]&amp;&quot;=&gt;&quot;&amp;[.AB62]&amp;&quot;,&quot;)">
            <text:p/>
          </table:table-cell>
          <table:table-cell table:formula="of:=IF([.AC62]=0;&quot;&quot;;&quot;&quot;&amp;[.AC$1]&amp;&quot;=&gt;&quot;&amp;[.AC62]&amp;&quot;,&quot;)">
            <text:p/>
          </table:table-cell>
          <table:table-cell table:formula="of:=IF([.AD62]=0;&quot;&quot;;&quot;&quot;&amp;[.AD$1]&amp;&quot;=&gt;&quot;&amp;[.AD62]&amp;&quot;,&quot;)">
            <text:p/>
          </table:table-cell>
          <table:table-cell table:formula="of:=IF([.AE62]=0;&quot;&quot;;&quot;&quot;&amp;[.AE$1]&amp;&quot;=&gt;&quot;&amp;[.AE62]&amp;&quot;,&quot;)">
            <text:p/>
          </table:table-cell>
          <table:table-cell table:formula="of:=IF([.AF62]=0;&quot;&quot;;&quot;&quot;&amp;[.AF$1]&amp;&quot;=&gt;&quot;&amp;[.AF62]&amp;&quot;,&quot;)">
            <text:p/>
          </table:table-cell>
          <table:table-cell table:formula="of:=IF([.AG62]=0;&quot;&quot;;&quot;&quot;&amp;[.AG$1]&amp;&quot;=&gt;&quot;&amp;[.AG62]&amp;&quot;,&quot;)">
            <text:p/>
          </table:table-cell>
          <table:table-cell table:formula="of:=IF([.AH62]=0;&quot;&quot;;&quot;&quot;&amp;[.AH$1]&amp;&quot;=&gt;&quot;&amp;[.AH62]&amp;&quot;,&quot;)">
            <text:p/>
          </table:table-cell>
          <table:table-cell table:formula="of:=IF([.AI62]=0;&quot;&quot;;&quot;&quot;&amp;[.AI$1]&amp;&quot;=&gt;&quot;&amp;[.AI62]&amp;&quot;,&quot;)">
            <text:p/>
          </table:table-cell>
          <table:table-cell table:formula="of:=IF([.AJ62]=0;&quot;&quot;;&quot;&quot;&amp;[.AJ$1]&amp;&quot;=&gt;&quot;&amp;[.AJ62]&amp;&quot;,&quot;)">
            <text:p/>
          </table:table-cell>
          <table:table-cell table:formula="of:=IF([.AK62]=0;&quot;&quot;;&quot;&quot;&amp;[.AK$1]&amp;&quot;=&gt;&quot;&amp;[.AK62]&amp;&quot;,&quot;)">
            <text:p/>
          </table:table-cell>
          <table:table-cell table:formula="of:=IF([.AL62]=0;&quot;&quot;;&quot;&quot;&amp;[.AL$1]&amp;&quot;=&gt;&quot;&amp;[.AL62]&amp;&quot;,&quot;)">
            <text:p/>
          </table:table-cell>
          <table:table-cell table:formula="of:=IF([.AM62]=0;&quot;&quot;;&quot;&quot;&amp;[.AM$1]&amp;&quot;=&gt;&quot;&amp;[.AM62]&amp;&quot;,&quot;)">
            <text:p/>
          </table:table-cell>
          <table:table-cell table:formula="of:=IF([.AN62]=0;&quot;&quot;;&quot;&quot;&amp;[.AN$1]&amp;&quot;=&gt;&quot;&amp;[.AN62]&amp;&quot;,&quot;)">
            <text:p/>
          </table:table-cell>
          <table:table-cell table:formula="of:=IF([.AO62]=0;&quot;&quot;;&quot;&quot;&amp;[.AO$1]&amp;&quot;=&gt;&quot;&amp;[.AO62]&amp;&quot;,&quot;)">
            <text:p/>
          </table:table-cell>
          <table:table-cell table:formula="of:=IF([.AP62]=0;&quot;&quot;;&quot;&quot;&amp;[.AP$1]&amp;&quot;=&gt;&quot;&amp;[.AP62]&amp;&quot;,&quot;)">
            <text:p/>
          </table:table-cell>
          <table:table-cell table:formula="of:=IF([.AQ62]=0;&quot;&quot;;&quot;&quot;&amp;[.AQ$1]&amp;&quot;=&gt;&quot;&amp;[.AQ62]&amp;&quot;,&quot;)">
            <text:p/>
          </table:table-cell>
          <table:table-cell table:formula="of:=IF([.AR62]=0;&quot;&quot;;&quot;&quot;&amp;[.AR$1]&amp;&quot;=&gt;&quot;&amp;[.AR62]&amp;&quot;,&quot;)">
            <text:p/>
          </table:table-cell>
          <table:table-cell table:formula="of:=IF([.AS62]=0;&quot;&quot;;&quot;&quot;&amp;[.AS$1]&amp;&quot;=&gt;&quot;&amp;[.AS62]&amp;&quot;,&quot;)">
            <text:p/>
          </table:table-cell>
          <table:table-cell table:formula="of:=IF([.AT62]=0;&quot;&quot;;&quot;&quot;&amp;[.AT$1]&amp;&quot;=&gt;&quot;&amp;[.AT62]&amp;&quot;,&quot;)">
            <text:p/>
          </table:table-cell>
          <table:table-cell table:formula="of:=IF([.AU62]=0;&quot;&quot;;&quot;&quot;&amp;[.AU$1]&amp;&quot;=&gt;&quot;&amp;[.AU62]&amp;&quot;,&quot;)">
            <text:p/>
          </table:table-cell>
          <table:table-cell table:formula="of:=IF([.AV62]=0;&quot;&quot;;&quot;&quot;&amp;[.AV$1]&amp;&quot;=&gt;&quot;&amp;[.AV62]&amp;&quot;,&quot;)">
            <text:p/>
          </table:table-cell>
          <table:table-cell table:formula="of:=IF([.AW62]=0;&quot;&quot;;&quot;&quot;&amp;[.AW$1]&amp;&quot;=&gt;&quot;&amp;[.AW62]&amp;&quot;,&quot;)">
            <text:p/>
          </table:table-cell>
          <table:table-cell table:formula="of:=IF([.AX62]=0;&quot;&quot;;&quot;&quot;&amp;[.AX$1]&amp;&quot;=&gt;&quot;&amp;[.AX62]&amp;&quot;,&quot;)">
            <text:p/>
          </table:table-cell>
          <table:table-cell table:formula="of:=IF([.AY62]=0;&quot;&quot;;&quot;&quot;&amp;[.AY$1]&amp;&quot;=&gt;&quot;&amp;[.AY62]&amp;&quot;,&quot;)">
            <text:p/>
          </table:table-cell>
          <table:table-cell table:formula="of:=IF([.AZ62]=0;&quot;&quot;;&quot;&quot;&amp;[.AZ$1]&amp;&quot;=&gt;&quot;&amp;[.AZ62]&amp;&quot;,&quot;)">
            <text:p/>
          </table:table-cell>
          <table:table-cell table:formula="of:=IF([.BA62]=0;&quot;&quot;;&quot;&quot;&amp;[.BA$1]&amp;&quot;=&gt;&quot;&amp;[.BA62]&amp;&quot;,&quot;)">
            <text:p/>
          </table:table-cell>
          <table:table-cell table:formula="of:=IF([.BB62]=0;&quot;&quot;;&quot;&quot;&amp;[.BB$1]&amp;&quot;=&gt;&quot;&amp;[.BB62]&amp;&quot;,&quot;)">
            <text:p/>
          </table:table-cell>
          <table:table-cell table:formula="of:=IF([.BC62]=0;&quot;&quot;;&quot;&quot;&amp;[.BC$1]&amp;&quot;=&gt;&quot;&amp;[.BC62]&amp;&quot;,&quot;)">
            <text:p/>
          </table:table-cell>
          <table:table-cell table:formula="of:=IF([.BD62]=0;&quot;&quot;;&quot;&quot;&amp;[.BD$1]&amp;&quot;=&gt;&quot;&amp;[.BD62]&amp;&quot;,&quot;)">
            <text:p/>
          </table:table-cell>
          <table:table-cell table:formula="of:=IF([.BE62]=0;&quot;&quot;;&quot;&quot;&amp;[.BE$1]&amp;&quot;=&gt;&quot;&amp;[.BE62]&amp;&quot;,&quot;)">
            <text:p/>
          </table:table-cell>
          <table:table-cell table:formula="of:=IF([.BF62]=0;&quot;&quot;;&quot;&quot;&amp;[.BF$1]&amp;&quot;=&gt;&quot;&amp;[.BF62]&amp;&quot;,&quot;)">
            <text:p/>
          </table:table-cell>
          <table:table-cell table:formula="of:=IF([.BG62]=0;&quot;&quot;;&quot;&quot;&amp;[.BG$1]&amp;&quot;=&gt;&quot;&amp;[.BG62]&amp;&quot;,&quot;)">
            <text:p/>
          </table:table-cell>
          <table:table-cell table:formula="of:=IF([.BH62]=0;&quot;&quot;;&quot;&quot;&amp;[.BH$1]&amp;&quot;=&gt;&quot;&amp;[.BH62]&amp;&quot;,&quot;)">
            <text:p/>
          </table:table-cell>
          <table:table-cell table:formula="of:=IF([.BI62]=0;&quot;&quot;;&quot;&quot;&amp;[.BI$1]&amp;&quot;=&gt;&quot;&amp;[.BI62]&amp;&quot;,&quot;)">
            <text:p/>
          </table:table-cell>
          <table:table-cell table:formula="of:=IF([.BJ62]=0;&quot;&quot;;&quot;&quot;&amp;[.BJ$1]&amp;&quot;=&gt;&quot;&amp;[.BJ62]&amp;&quot;,&quot;)">
            <text:p/>
          </table:table-cell>
          <table:table-cell table:formula="of:=IF([.BK62]=0;&quot;&quot;;&quot;&quot;&amp;[.BK$1]&amp;&quot;=&gt;&quot;&amp;[.BK62]&amp;&quot;,&quot;)">
            <text:p/>
          </table:table-cell>
          <table:table-cell table:formula="of:=IF([.BL62]=0;&quot;&quot;;&quot;&quot;&amp;[.BL$1]&amp;&quot;=&gt;&quot;&amp;[.BL62]&amp;&quot;,&quot;)">
            <text:p/>
          </table:table-cell>
          <table:table-cell table:formula="of:=IF([.BM62]=0;&quot;&quot;;&quot;&quot;&amp;[.BM$1]&amp;&quot;=&gt;&quot;&amp;[.BM62]&amp;&quot;,&quot;)">
            <text:p/>
          </table:table-cell>
          <table:table-cell table:formula="of:=IF([.BN62]=0;&quot;&quot;;&quot;&quot;&amp;[.BN$1]&amp;&quot;=&gt;&quot;&amp;[.BN62]&amp;&quot;,&quot;)">
            <text:p/>
          </table:table-cell>
          <table:table-cell table:formula="of:=IF([.BO62]=0;&quot;&quot;;&quot;&quot;&amp;[.BO$1]&amp;&quot;=&gt;&quot;&amp;[.BO62]&amp;&quot;,&quot;)">
            <text:p/>
          </table:table-cell>
          <table:table-cell table:formula="of:=IF([.BP62]=0;&quot;&quot;;&quot;&quot;&amp;[.BP$1]&amp;&quot;=&gt;&quot;&amp;[.BP62]&amp;&quot;,&quot;)">
            <text:p/>
          </table:table-cell>
          <table:table-cell table:formula="of:=IF([.BQ62]=0;&quot;&quot;;&quot;&quot;&amp;[.BQ$1]&amp;&quot;=&gt;&quot;&amp;[.BQ62]&amp;&quot;,&quot;)">
            <text:p/>
          </table:table-cell>
          <table:table-cell table:formula="of:=IF([.BR62]=0;&quot;&quot;;&quot;&quot;&amp;[.BR$1]&amp;&quot;=&gt;&quot;&amp;[.BR62]&amp;&quot;,&quot;)">
            <text:p/>
          </table:table-cell>
          <table:table-cell table:formula="of:=IF([.BS62]=0;&quot;&quot;;&quot;&quot;&amp;[.BS$1]&amp;&quot;=&gt;&quot;&amp;[.BS62]&amp;&quot;,&quot;)">
            <text:p/>
          </table:table-cell>
          <table:table-cell table:formula="of:=IF([.BT62]=0;&quot;&quot;;&quot;&quot;&amp;[.BT$1]&amp;&quot;=&gt;&quot;&amp;[.BT62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Peter.A1">1 Peter</text:a></text:span></text:p>
          </table:table-cell>
          <table:table-cell office:value-type="float" office:value="105">
            <text:p>105</text:p>
          </table:table-cell>
          <table:table-cell office:value-type="string">
            <text:p>1Pet5:14 </text:p>
          </table:table-cell>
          <table:table-cell table:formula="of:=CONCATENATE(&quot;'&quot;&amp;[.A63]&amp;&quot;' =&gt; array( 'chapters'=&gt;&quot;&amp;[.E63]&amp;&quot;, 'verses'=&gt;&quot;&amp;[.F63]&amp;&quot;,&quot;; [.BX63]; &quot; ),&quot;)" office:value-type="string" office:string-value="'1 Peter' =&gt; array( 'chapters'=&gt;5, 'verses'=&gt;105,1=&gt;25,2=&gt;25,3=&gt;22,4=&gt;19,5=&gt;14, ),">
            <text:p>'1 Peter' =&gt; array( 'chapters'=&gt;5, 'verses'=&gt;105,1=&gt;25,2=&gt;25,3=&gt;22,4=&gt;19,5=&gt;14, ),</text:p>
          </table:table-cell>
          <table:table-cell office:value-type="float" office:value="5">
            <text:p>5</text:p>
          </table:table-cell>
          <table:table-cell table:formula="of:=SUM([.G63:.BT63])" office:value-type="float" office:value="105">
            <text:p>105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61"/>
          <table:table-cell table:formula="of:=CONCATENATE([.BY63];[.BZ63];[.CA63];[.CB63];[.CC63];[.CD63];[.CE63];[.CF63];[.CG63];[.CH63];[.CI63];[.CJ63];[.CK63];[.CL63];[.CM63];[.CN63];[.CO63];[.CP63];[.CQ63];[.CR63];[.CS63];[.CT63];[.CU63];[.CV63];[.CW63];[.CX63];[.CY63];[.CZ63])" office:value-type="string" office:string-value="1=&gt;25,2=&gt;25,3=&gt;22,4=&gt;19,5=&gt;14,">
            <text:p>1=&gt;25,2=&gt;25,3=&gt;22,4=&gt;19,5=&gt;14,</text:p>
          </table:table-cell>
          <table:table-cell table:formula="of:=CONCATENATE([.CZ63];[.DA63];[.DB63];[.DC63];[.DD63];[.DE63];[.DF63];[.DG63];[.DH63];[.DI63];[.DJ63];[.DK63];[.DL63];[.DM63];[.DN63];[.DO63];[.DP63];[.DQ63];[.DR63];[.DS63];[.DT63];[.DU63];[.DV63];[.DW63];[.DX63];[.DY63];[.DZ63])">
            <text:p/>
          </table:table-cell>
          <table:table-cell table:formula="of:=CONCATENATE([.EA63];[.EB63];[.EC63];[.ED63];[.EE63];[.EF63];[.EG63];[.EH63];[.EI63];[.EJ63];[.EK63];[.EL63])">
            <text:p/>
          </table:table-cell>
          <table:table-cell table:formula="of:=CONCATENATE([.BU63];[.BV63];[.BW63])" office:value-type="string" office:string-value="1=&gt;25,2=&gt;25,3=&gt;22,4=&gt;19,5=&gt;14,">
            <text:p>1=&gt;25,2=&gt;25,3=&gt;22,4=&gt;19,5=&gt;14,</text:p>
          </table:table-cell>
          <table:table-cell table:formula="of:=IF([.G63]=0;&quot;&quot;;&quot;&quot;&amp;[.G$1]&amp;&quot;=&gt;&quot;&amp;[.G63]&amp;&quot;,&quot;)" office:value-type="string" office:string-value="1=&gt;25,">
            <text:p>1=&gt;25,</text:p>
          </table:table-cell>
          <table:table-cell table:formula="of:=IF([.H63]=0;&quot;&quot;;&quot;&quot;&amp;[.H$1]&amp;&quot;=&gt;&quot;&amp;[.H63]&amp;&quot;,&quot;)" office:value-type="string" office:string-value="2=&gt;25,">
            <text:p>2=&gt;25,</text:p>
          </table:table-cell>
          <table:table-cell table:formula="of:=IF([.I63]=0;&quot;&quot;;&quot;&quot;&amp;[.I$1]&amp;&quot;=&gt;&quot;&amp;[.I63]&amp;&quot;,&quot;)" office:value-type="string" office:string-value="3=&gt;22,">
            <text:p>3=&gt;22,</text:p>
          </table:table-cell>
          <table:table-cell table:formula="of:=IF([.J63]=0;&quot;&quot;;&quot;&quot;&amp;[.J$1]&amp;&quot;=&gt;&quot;&amp;[.J63]&amp;&quot;,&quot;)" office:value-type="string" office:string-value="4=&gt;19,">
            <text:p>4=&gt;19,</text:p>
          </table:table-cell>
          <table:table-cell table:formula="of:=IF([.K63]=0;&quot;&quot;;&quot;&quot;&amp;[.K$1]&amp;&quot;=&gt;&quot;&amp;[.K63]&amp;&quot;,&quot;)" office:value-type="string" office:string-value="5=&gt;14,">
            <text:p>5=&gt;14,</text:p>
          </table:table-cell>
          <table:table-cell table:formula="of:=IF([.L63]=0;&quot;&quot;;&quot;&quot;&amp;[.L$1]&amp;&quot;=&gt;&quot;&amp;[.L63]&amp;&quot;,&quot;)">
            <text:p/>
          </table:table-cell>
          <table:table-cell table:formula="of:=IF([.M63]=0;&quot;&quot;;&quot;&quot;&amp;[.M$1]&amp;&quot;=&gt;&quot;&amp;[.M63]&amp;&quot;,&quot;)">
            <text:p/>
          </table:table-cell>
          <table:table-cell table:formula="of:=IF([.N63]=0;&quot;&quot;;&quot;&quot;&amp;[.N$1]&amp;&quot;=&gt;&quot;&amp;[.N63]&amp;&quot;,&quot;)">
            <text:p/>
          </table:table-cell>
          <table:table-cell table:formula="of:=IF([.O63]=0;&quot;&quot;;&quot;&quot;&amp;[.O$1]&amp;&quot;=&gt;&quot;&amp;[.O63]&amp;&quot;,&quot;)">
            <text:p/>
          </table:table-cell>
          <table:table-cell table:formula="of:=IF([.P63]=0;&quot;&quot;;&quot;&quot;&amp;[.P$1]&amp;&quot;=&gt;&quot;&amp;[.P63]&amp;&quot;,&quot;)">
            <text:p/>
          </table:table-cell>
          <table:table-cell table:formula="of:=IF([.Q63]=0;&quot;&quot;;&quot;&quot;&amp;[.Q$1]&amp;&quot;=&gt;&quot;&amp;[.Q63]&amp;&quot;,&quot;)">
            <text:p/>
          </table:table-cell>
          <table:table-cell table:formula="of:=IF([.R63]=0;&quot;&quot;;&quot;&quot;&amp;[.R$1]&amp;&quot;=&gt;&quot;&amp;[.R63]&amp;&quot;,&quot;)">
            <text:p/>
          </table:table-cell>
          <table:table-cell table:formula="of:=IF([.S63]=0;&quot;&quot;;&quot;&quot;&amp;[.S$1]&amp;&quot;=&gt;&quot;&amp;[.S63]&amp;&quot;,&quot;)">
            <text:p/>
          </table:table-cell>
          <table:table-cell table:formula="of:=IF([.T63]=0;&quot;&quot;;&quot;&quot;&amp;[.T$1]&amp;&quot;=&gt;&quot;&amp;[.T63]&amp;&quot;,&quot;)">
            <text:p/>
          </table:table-cell>
          <table:table-cell table:formula="of:=IF([.U63]=0;&quot;&quot;;&quot;&quot;&amp;[.U$1]&amp;&quot;=&gt;&quot;&amp;[.U63]&amp;&quot;,&quot;)">
            <text:p/>
          </table:table-cell>
          <table:table-cell table:formula="of:=IF([.V63]=0;&quot;&quot;;&quot;&quot;&amp;[.V$1]&amp;&quot;=&gt;&quot;&amp;[.V63]&amp;&quot;,&quot;)">
            <text:p/>
          </table:table-cell>
          <table:table-cell table:formula="of:=IF([.W63]=0;&quot;&quot;;&quot;&quot;&amp;[.W$1]&amp;&quot;=&gt;&quot;&amp;[.W63]&amp;&quot;,&quot;)">
            <text:p/>
          </table:table-cell>
          <table:table-cell table:formula="of:=IF([.X63]=0;&quot;&quot;;&quot;&quot;&amp;[.X$1]&amp;&quot;=&gt;&quot;&amp;[.X63]&amp;&quot;,&quot;)">
            <text:p/>
          </table:table-cell>
          <table:table-cell table:formula="of:=IF([.Y63]=0;&quot;&quot;;&quot;&quot;&amp;[.Y$1]&amp;&quot;=&gt;&quot;&amp;[.Y63]&amp;&quot;,&quot;)">
            <text:p/>
          </table:table-cell>
          <table:table-cell table:formula="of:=IF([.Z63]=0;&quot;&quot;;&quot;&quot;&amp;[.Z$1]&amp;&quot;=&gt;&quot;&amp;[.Z63]&amp;&quot;,&quot;)">
            <text:p/>
          </table:table-cell>
          <table:table-cell table:formula="of:=IF([.AA63]=0;&quot;&quot;;&quot;&quot;&amp;[.AA$1]&amp;&quot;=&gt;&quot;&amp;[.AA63]&amp;&quot;,&quot;)">
            <text:p/>
          </table:table-cell>
          <table:table-cell table:formula="of:=IF([.AB63]=0;&quot;&quot;;&quot;&quot;&amp;[.AB$1]&amp;&quot;=&gt;&quot;&amp;[.AB63]&amp;&quot;,&quot;)">
            <text:p/>
          </table:table-cell>
          <table:table-cell table:formula="of:=IF([.AC63]=0;&quot;&quot;;&quot;&quot;&amp;[.AC$1]&amp;&quot;=&gt;&quot;&amp;[.AC63]&amp;&quot;,&quot;)">
            <text:p/>
          </table:table-cell>
          <table:table-cell table:formula="of:=IF([.AD63]=0;&quot;&quot;;&quot;&quot;&amp;[.AD$1]&amp;&quot;=&gt;&quot;&amp;[.AD63]&amp;&quot;,&quot;)">
            <text:p/>
          </table:table-cell>
          <table:table-cell table:formula="of:=IF([.AE63]=0;&quot;&quot;;&quot;&quot;&amp;[.AE$1]&amp;&quot;=&gt;&quot;&amp;[.AE63]&amp;&quot;,&quot;)">
            <text:p/>
          </table:table-cell>
          <table:table-cell table:formula="of:=IF([.AF63]=0;&quot;&quot;;&quot;&quot;&amp;[.AF$1]&amp;&quot;=&gt;&quot;&amp;[.AF63]&amp;&quot;,&quot;)">
            <text:p/>
          </table:table-cell>
          <table:table-cell table:formula="of:=IF([.AG63]=0;&quot;&quot;;&quot;&quot;&amp;[.AG$1]&amp;&quot;=&gt;&quot;&amp;[.AG63]&amp;&quot;,&quot;)">
            <text:p/>
          </table:table-cell>
          <table:table-cell table:formula="of:=IF([.AH63]=0;&quot;&quot;;&quot;&quot;&amp;[.AH$1]&amp;&quot;=&gt;&quot;&amp;[.AH63]&amp;&quot;,&quot;)">
            <text:p/>
          </table:table-cell>
          <table:table-cell table:formula="of:=IF([.AI63]=0;&quot;&quot;;&quot;&quot;&amp;[.AI$1]&amp;&quot;=&gt;&quot;&amp;[.AI63]&amp;&quot;,&quot;)">
            <text:p/>
          </table:table-cell>
          <table:table-cell table:formula="of:=IF([.AJ63]=0;&quot;&quot;;&quot;&quot;&amp;[.AJ$1]&amp;&quot;=&gt;&quot;&amp;[.AJ63]&amp;&quot;,&quot;)">
            <text:p/>
          </table:table-cell>
          <table:table-cell table:formula="of:=IF([.AK63]=0;&quot;&quot;;&quot;&quot;&amp;[.AK$1]&amp;&quot;=&gt;&quot;&amp;[.AK63]&amp;&quot;,&quot;)">
            <text:p/>
          </table:table-cell>
          <table:table-cell table:formula="of:=IF([.AL63]=0;&quot;&quot;;&quot;&quot;&amp;[.AL$1]&amp;&quot;=&gt;&quot;&amp;[.AL63]&amp;&quot;,&quot;)">
            <text:p/>
          </table:table-cell>
          <table:table-cell table:formula="of:=IF([.AM63]=0;&quot;&quot;;&quot;&quot;&amp;[.AM$1]&amp;&quot;=&gt;&quot;&amp;[.AM63]&amp;&quot;,&quot;)">
            <text:p/>
          </table:table-cell>
          <table:table-cell table:formula="of:=IF([.AN63]=0;&quot;&quot;;&quot;&quot;&amp;[.AN$1]&amp;&quot;=&gt;&quot;&amp;[.AN63]&amp;&quot;,&quot;)">
            <text:p/>
          </table:table-cell>
          <table:table-cell table:formula="of:=IF([.AO63]=0;&quot;&quot;;&quot;&quot;&amp;[.AO$1]&amp;&quot;=&gt;&quot;&amp;[.AO63]&amp;&quot;,&quot;)">
            <text:p/>
          </table:table-cell>
          <table:table-cell table:formula="of:=IF([.AP63]=0;&quot;&quot;;&quot;&quot;&amp;[.AP$1]&amp;&quot;=&gt;&quot;&amp;[.AP63]&amp;&quot;,&quot;)">
            <text:p/>
          </table:table-cell>
          <table:table-cell table:formula="of:=IF([.AQ63]=0;&quot;&quot;;&quot;&quot;&amp;[.AQ$1]&amp;&quot;=&gt;&quot;&amp;[.AQ63]&amp;&quot;,&quot;)">
            <text:p/>
          </table:table-cell>
          <table:table-cell table:formula="of:=IF([.AR63]=0;&quot;&quot;;&quot;&quot;&amp;[.AR$1]&amp;&quot;=&gt;&quot;&amp;[.AR63]&amp;&quot;,&quot;)">
            <text:p/>
          </table:table-cell>
          <table:table-cell table:formula="of:=IF([.AS63]=0;&quot;&quot;;&quot;&quot;&amp;[.AS$1]&amp;&quot;=&gt;&quot;&amp;[.AS63]&amp;&quot;,&quot;)">
            <text:p/>
          </table:table-cell>
          <table:table-cell table:formula="of:=IF([.AT63]=0;&quot;&quot;;&quot;&quot;&amp;[.AT$1]&amp;&quot;=&gt;&quot;&amp;[.AT63]&amp;&quot;,&quot;)">
            <text:p/>
          </table:table-cell>
          <table:table-cell table:formula="of:=IF([.AU63]=0;&quot;&quot;;&quot;&quot;&amp;[.AU$1]&amp;&quot;=&gt;&quot;&amp;[.AU63]&amp;&quot;,&quot;)">
            <text:p/>
          </table:table-cell>
          <table:table-cell table:formula="of:=IF([.AV63]=0;&quot;&quot;;&quot;&quot;&amp;[.AV$1]&amp;&quot;=&gt;&quot;&amp;[.AV63]&amp;&quot;,&quot;)">
            <text:p/>
          </table:table-cell>
          <table:table-cell table:formula="of:=IF([.AW63]=0;&quot;&quot;;&quot;&quot;&amp;[.AW$1]&amp;&quot;=&gt;&quot;&amp;[.AW63]&amp;&quot;,&quot;)">
            <text:p/>
          </table:table-cell>
          <table:table-cell table:formula="of:=IF([.AX63]=0;&quot;&quot;;&quot;&quot;&amp;[.AX$1]&amp;&quot;=&gt;&quot;&amp;[.AX63]&amp;&quot;,&quot;)">
            <text:p/>
          </table:table-cell>
          <table:table-cell table:formula="of:=IF([.AY63]=0;&quot;&quot;;&quot;&quot;&amp;[.AY$1]&amp;&quot;=&gt;&quot;&amp;[.AY63]&amp;&quot;,&quot;)">
            <text:p/>
          </table:table-cell>
          <table:table-cell table:formula="of:=IF([.AZ63]=0;&quot;&quot;;&quot;&quot;&amp;[.AZ$1]&amp;&quot;=&gt;&quot;&amp;[.AZ63]&amp;&quot;,&quot;)">
            <text:p/>
          </table:table-cell>
          <table:table-cell table:formula="of:=IF([.BA63]=0;&quot;&quot;;&quot;&quot;&amp;[.BA$1]&amp;&quot;=&gt;&quot;&amp;[.BA63]&amp;&quot;,&quot;)">
            <text:p/>
          </table:table-cell>
          <table:table-cell table:formula="of:=IF([.BB63]=0;&quot;&quot;;&quot;&quot;&amp;[.BB$1]&amp;&quot;=&gt;&quot;&amp;[.BB63]&amp;&quot;,&quot;)">
            <text:p/>
          </table:table-cell>
          <table:table-cell table:formula="of:=IF([.BC63]=0;&quot;&quot;;&quot;&quot;&amp;[.BC$1]&amp;&quot;=&gt;&quot;&amp;[.BC63]&amp;&quot;,&quot;)">
            <text:p/>
          </table:table-cell>
          <table:table-cell table:formula="of:=IF([.BD63]=0;&quot;&quot;;&quot;&quot;&amp;[.BD$1]&amp;&quot;=&gt;&quot;&amp;[.BD63]&amp;&quot;,&quot;)">
            <text:p/>
          </table:table-cell>
          <table:table-cell table:formula="of:=IF([.BE63]=0;&quot;&quot;;&quot;&quot;&amp;[.BE$1]&amp;&quot;=&gt;&quot;&amp;[.BE63]&amp;&quot;,&quot;)">
            <text:p/>
          </table:table-cell>
          <table:table-cell table:formula="of:=IF([.BF63]=0;&quot;&quot;;&quot;&quot;&amp;[.BF$1]&amp;&quot;=&gt;&quot;&amp;[.BF63]&amp;&quot;,&quot;)">
            <text:p/>
          </table:table-cell>
          <table:table-cell table:formula="of:=IF([.BG63]=0;&quot;&quot;;&quot;&quot;&amp;[.BG$1]&amp;&quot;=&gt;&quot;&amp;[.BG63]&amp;&quot;,&quot;)">
            <text:p/>
          </table:table-cell>
          <table:table-cell table:formula="of:=IF([.BH63]=0;&quot;&quot;;&quot;&quot;&amp;[.BH$1]&amp;&quot;=&gt;&quot;&amp;[.BH63]&amp;&quot;,&quot;)">
            <text:p/>
          </table:table-cell>
          <table:table-cell table:formula="of:=IF([.BI63]=0;&quot;&quot;;&quot;&quot;&amp;[.BI$1]&amp;&quot;=&gt;&quot;&amp;[.BI63]&amp;&quot;,&quot;)">
            <text:p/>
          </table:table-cell>
          <table:table-cell table:formula="of:=IF([.BJ63]=0;&quot;&quot;;&quot;&quot;&amp;[.BJ$1]&amp;&quot;=&gt;&quot;&amp;[.BJ63]&amp;&quot;,&quot;)">
            <text:p/>
          </table:table-cell>
          <table:table-cell table:formula="of:=IF([.BK63]=0;&quot;&quot;;&quot;&quot;&amp;[.BK$1]&amp;&quot;=&gt;&quot;&amp;[.BK63]&amp;&quot;,&quot;)">
            <text:p/>
          </table:table-cell>
          <table:table-cell table:formula="of:=IF([.BL63]=0;&quot;&quot;;&quot;&quot;&amp;[.BL$1]&amp;&quot;=&gt;&quot;&amp;[.BL63]&amp;&quot;,&quot;)">
            <text:p/>
          </table:table-cell>
          <table:table-cell table:formula="of:=IF([.BM63]=0;&quot;&quot;;&quot;&quot;&amp;[.BM$1]&amp;&quot;=&gt;&quot;&amp;[.BM63]&amp;&quot;,&quot;)">
            <text:p/>
          </table:table-cell>
          <table:table-cell table:formula="of:=IF([.BN63]=0;&quot;&quot;;&quot;&quot;&amp;[.BN$1]&amp;&quot;=&gt;&quot;&amp;[.BN63]&amp;&quot;,&quot;)">
            <text:p/>
          </table:table-cell>
          <table:table-cell table:formula="of:=IF([.BO63]=0;&quot;&quot;;&quot;&quot;&amp;[.BO$1]&amp;&quot;=&gt;&quot;&amp;[.BO63]&amp;&quot;,&quot;)">
            <text:p/>
          </table:table-cell>
          <table:table-cell table:formula="of:=IF([.BP63]=0;&quot;&quot;;&quot;&quot;&amp;[.BP$1]&amp;&quot;=&gt;&quot;&amp;[.BP63]&amp;&quot;,&quot;)">
            <text:p/>
          </table:table-cell>
          <table:table-cell table:formula="of:=IF([.BQ63]=0;&quot;&quot;;&quot;&quot;&amp;[.BQ$1]&amp;&quot;=&gt;&quot;&amp;[.BQ63]&amp;&quot;,&quot;)">
            <text:p/>
          </table:table-cell>
          <table:table-cell table:formula="of:=IF([.BR63]=0;&quot;&quot;;&quot;&quot;&amp;[.BR$1]&amp;&quot;=&gt;&quot;&amp;[.BR63]&amp;&quot;,&quot;)">
            <text:p/>
          </table:table-cell>
          <table:table-cell table:formula="of:=IF([.BS63]=0;&quot;&quot;;&quot;&quot;&amp;[.BS$1]&amp;&quot;=&gt;&quot;&amp;[.BS63]&amp;&quot;,&quot;)">
            <text:p/>
          </table:table-cell>
          <table:table-cell table:formula="of:=IF([.BT63]=0;&quot;&quot;;&quot;&quot;&amp;[.BT$1]&amp;&quot;=&gt;&quot;&amp;[.BT63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Peter.A1">2 Peter</text:a></text:span></text:p>
          </table:table-cell>
          <table:table-cell office:value-type="float" office:value="61">
            <text:p>61</text:p>
          </table:table-cell>
          <table:table-cell office:value-type="string">
            <text:p>2Pet3:18 </text:p>
          </table:table-cell>
          <table:table-cell table:formula="of:=CONCATENATE(&quot;'&quot;&amp;[.A64]&amp;&quot;' =&gt; array( 'chapters'=&gt;&quot;&amp;[.E64]&amp;&quot;, 'verses'=&gt;&quot;&amp;[.F64]&amp;&quot;,&quot;; [.BX64]; &quot; ),&quot;)" office:value-type="string" office:string-value="'2 Peter' =&gt; array( 'chapters'=&gt;3, 'verses'=&gt;61,1=&gt;21,2=&gt;22,3=&gt;18, ),">
            <text:p>'2 Peter' =&gt; array( 'chapters'=&gt;3, 'verses'=&gt;61,1=&gt;21,2=&gt;22,3=&gt;18, ),</text:p>
          </table:table-cell>
          <table:table-cell office:value-type="float" office:value="3">
            <text:p>3</text:p>
          </table:table-cell>
          <table:table-cell table:formula="of:=SUM([.G64:.BT64])" office:value-type="float" office:value="61">
            <text:p>6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number-columns-repeated="62"/>
          <table:table-cell table:formula="of:=CONCATENATE([.BY64];[.BZ64];[.CA64];[.CB64];[.CC64];[.CD64];[.CE64];[.CF64];[.CG64];[.CH64];[.CI64];[.CJ64];[.CK64];[.CL64];[.CM64];[.CN64];[.CO64];[.CP64];[.CQ64];[.CR64];[.CS64];[.CT64];[.CU64];[.CV64];[.CW64];[.CX64];[.CY64];[.CZ64])" office:value-type="string" office:string-value="1=&gt;21,2=&gt;22,3=&gt;18,">
            <text:p>1=&gt;21,2=&gt;22,3=&gt;18,</text:p>
          </table:table-cell>
          <table:table-cell table:formula="of:=CONCATENATE([.CZ64];[.DA64];[.DB64];[.DC64];[.DD64];[.DE64];[.DF64];[.DG64];[.DH64];[.DI64];[.DJ64];[.DK64];[.DL64];[.DM64];[.DN64];[.DO64];[.DP64];[.DQ64];[.DR64];[.DS64];[.DT64];[.DU64];[.DV64];[.DW64];[.DX64];[.DY64];[.DZ64])">
            <text:p/>
          </table:table-cell>
          <table:table-cell table:formula="of:=CONCATENATE([.EA64];[.EB64];[.EC64];[.ED64];[.EE64];[.EF64];[.EG64];[.EH64];[.EI64];[.EJ64];[.EK64];[.EL64])">
            <text:p/>
          </table:table-cell>
          <table:table-cell table:formula="of:=CONCATENATE([.BU64];[.BV64];[.BW64])" office:value-type="string" office:string-value="1=&gt;21,2=&gt;22,3=&gt;18,">
            <text:p>1=&gt;21,2=&gt;22,3=&gt;18,</text:p>
          </table:table-cell>
          <table:table-cell table:formula="of:=IF([.G64]=0;&quot;&quot;;&quot;&quot;&amp;[.G$1]&amp;&quot;=&gt;&quot;&amp;[.G64]&amp;&quot;,&quot;)" office:value-type="string" office:string-value="1=&gt;21,">
            <text:p>1=&gt;21,</text:p>
          </table:table-cell>
          <table:table-cell table:formula="of:=IF([.H64]=0;&quot;&quot;;&quot;&quot;&amp;[.H$1]&amp;&quot;=&gt;&quot;&amp;[.H64]&amp;&quot;,&quot;)" office:value-type="string" office:string-value="2=&gt;22,">
            <text:p>2=&gt;22,</text:p>
          </table:table-cell>
          <table:table-cell table:formula="of:=IF([.I64]=0;&quot;&quot;;&quot;&quot;&amp;[.I$1]&amp;&quot;=&gt;&quot;&amp;[.I64]&amp;&quot;,&quot;)" office:value-type="string" office:string-value="3=&gt;18,">
            <text:p>3=&gt;18,</text:p>
          </table:table-cell>
          <table:table-cell table:formula="of:=IF([.J64]=0;&quot;&quot;;&quot;&quot;&amp;[.J$1]&amp;&quot;=&gt;&quot;&amp;[.J64]&amp;&quot;,&quot;)">
            <text:p/>
          </table:table-cell>
          <table:table-cell table:formula="of:=IF([.K64]=0;&quot;&quot;;&quot;&quot;&amp;[.K$1]&amp;&quot;=&gt;&quot;&amp;[.K64]&amp;&quot;,&quot;)">
            <text:p/>
          </table:table-cell>
          <table:table-cell table:formula="of:=IF([.L64]=0;&quot;&quot;;&quot;&quot;&amp;[.L$1]&amp;&quot;=&gt;&quot;&amp;[.L64]&amp;&quot;,&quot;)">
            <text:p/>
          </table:table-cell>
          <table:table-cell table:formula="of:=IF([.M64]=0;&quot;&quot;;&quot;&quot;&amp;[.M$1]&amp;&quot;=&gt;&quot;&amp;[.M64]&amp;&quot;,&quot;)">
            <text:p/>
          </table:table-cell>
          <table:table-cell table:formula="of:=IF([.N64]=0;&quot;&quot;;&quot;&quot;&amp;[.N$1]&amp;&quot;=&gt;&quot;&amp;[.N64]&amp;&quot;,&quot;)">
            <text:p/>
          </table:table-cell>
          <table:table-cell table:formula="of:=IF([.O64]=0;&quot;&quot;;&quot;&quot;&amp;[.O$1]&amp;&quot;=&gt;&quot;&amp;[.O64]&amp;&quot;,&quot;)">
            <text:p/>
          </table:table-cell>
          <table:table-cell table:formula="of:=IF([.P64]=0;&quot;&quot;;&quot;&quot;&amp;[.P$1]&amp;&quot;=&gt;&quot;&amp;[.P64]&amp;&quot;,&quot;)">
            <text:p/>
          </table:table-cell>
          <table:table-cell table:formula="of:=IF([.Q64]=0;&quot;&quot;;&quot;&quot;&amp;[.Q$1]&amp;&quot;=&gt;&quot;&amp;[.Q64]&amp;&quot;,&quot;)">
            <text:p/>
          </table:table-cell>
          <table:table-cell table:formula="of:=IF([.R64]=0;&quot;&quot;;&quot;&quot;&amp;[.R$1]&amp;&quot;=&gt;&quot;&amp;[.R64]&amp;&quot;,&quot;)">
            <text:p/>
          </table:table-cell>
          <table:table-cell table:formula="of:=IF([.S64]=0;&quot;&quot;;&quot;&quot;&amp;[.S$1]&amp;&quot;=&gt;&quot;&amp;[.S64]&amp;&quot;,&quot;)">
            <text:p/>
          </table:table-cell>
          <table:table-cell table:formula="of:=IF([.T64]=0;&quot;&quot;;&quot;&quot;&amp;[.T$1]&amp;&quot;=&gt;&quot;&amp;[.T64]&amp;&quot;,&quot;)">
            <text:p/>
          </table:table-cell>
          <table:table-cell table:formula="of:=IF([.U64]=0;&quot;&quot;;&quot;&quot;&amp;[.U$1]&amp;&quot;=&gt;&quot;&amp;[.U64]&amp;&quot;,&quot;)">
            <text:p/>
          </table:table-cell>
          <table:table-cell table:formula="of:=IF([.V64]=0;&quot;&quot;;&quot;&quot;&amp;[.V$1]&amp;&quot;=&gt;&quot;&amp;[.V64]&amp;&quot;,&quot;)">
            <text:p/>
          </table:table-cell>
          <table:table-cell table:formula="of:=IF([.W64]=0;&quot;&quot;;&quot;&quot;&amp;[.W$1]&amp;&quot;=&gt;&quot;&amp;[.W64]&amp;&quot;,&quot;)">
            <text:p/>
          </table:table-cell>
          <table:table-cell table:formula="of:=IF([.X64]=0;&quot;&quot;;&quot;&quot;&amp;[.X$1]&amp;&quot;=&gt;&quot;&amp;[.X64]&amp;&quot;,&quot;)">
            <text:p/>
          </table:table-cell>
          <table:table-cell table:formula="of:=IF([.Y64]=0;&quot;&quot;;&quot;&quot;&amp;[.Y$1]&amp;&quot;=&gt;&quot;&amp;[.Y64]&amp;&quot;,&quot;)">
            <text:p/>
          </table:table-cell>
          <table:table-cell table:formula="of:=IF([.Z64]=0;&quot;&quot;;&quot;&quot;&amp;[.Z$1]&amp;&quot;=&gt;&quot;&amp;[.Z64]&amp;&quot;,&quot;)">
            <text:p/>
          </table:table-cell>
          <table:table-cell table:formula="of:=IF([.AA64]=0;&quot;&quot;;&quot;&quot;&amp;[.AA$1]&amp;&quot;=&gt;&quot;&amp;[.AA64]&amp;&quot;,&quot;)">
            <text:p/>
          </table:table-cell>
          <table:table-cell table:formula="of:=IF([.AB64]=0;&quot;&quot;;&quot;&quot;&amp;[.AB$1]&amp;&quot;=&gt;&quot;&amp;[.AB64]&amp;&quot;,&quot;)">
            <text:p/>
          </table:table-cell>
          <table:table-cell table:formula="of:=IF([.AC64]=0;&quot;&quot;;&quot;&quot;&amp;[.AC$1]&amp;&quot;=&gt;&quot;&amp;[.AC64]&amp;&quot;,&quot;)">
            <text:p/>
          </table:table-cell>
          <table:table-cell table:formula="of:=IF([.AD64]=0;&quot;&quot;;&quot;&quot;&amp;[.AD$1]&amp;&quot;=&gt;&quot;&amp;[.AD64]&amp;&quot;,&quot;)">
            <text:p/>
          </table:table-cell>
          <table:table-cell table:formula="of:=IF([.AE64]=0;&quot;&quot;;&quot;&quot;&amp;[.AE$1]&amp;&quot;=&gt;&quot;&amp;[.AE64]&amp;&quot;,&quot;)">
            <text:p/>
          </table:table-cell>
          <table:table-cell table:formula="of:=IF([.AF64]=0;&quot;&quot;;&quot;&quot;&amp;[.AF$1]&amp;&quot;=&gt;&quot;&amp;[.AF64]&amp;&quot;,&quot;)">
            <text:p/>
          </table:table-cell>
          <table:table-cell table:formula="of:=IF([.AG64]=0;&quot;&quot;;&quot;&quot;&amp;[.AG$1]&amp;&quot;=&gt;&quot;&amp;[.AG64]&amp;&quot;,&quot;)">
            <text:p/>
          </table:table-cell>
          <table:table-cell table:formula="of:=IF([.AH64]=0;&quot;&quot;;&quot;&quot;&amp;[.AH$1]&amp;&quot;=&gt;&quot;&amp;[.AH64]&amp;&quot;,&quot;)">
            <text:p/>
          </table:table-cell>
          <table:table-cell table:formula="of:=IF([.AI64]=0;&quot;&quot;;&quot;&quot;&amp;[.AI$1]&amp;&quot;=&gt;&quot;&amp;[.AI64]&amp;&quot;,&quot;)">
            <text:p/>
          </table:table-cell>
          <table:table-cell table:formula="of:=IF([.AJ64]=0;&quot;&quot;;&quot;&quot;&amp;[.AJ$1]&amp;&quot;=&gt;&quot;&amp;[.AJ64]&amp;&quot;,&quot;)">
            <text:p/>
          </table:table-cell>
          <table:table-cell table:formula="of:=IF([.AK64]=0;&quot;&quot;;&quot;&quot;&amp;[.AK$1]&amp;&quot;=&gt;&quot;&amp;[.AK64]&amp;&quot;,&quot;)">
            <text:p/>
          </table:table-cell>
          <table:table-cell table:formula="of:=IF([.AL64]=0;&quot;&quot;;&quot;&quot;&amp;[.AL$1]&amp;&quot;=&gt;&quot;&amp;[.AL64]&amp;&quot;,&quot;)">
            <text:p/>
          </table:table-cell>
          <table:table-cell table:formula="of:=IF([.AM64]=0;&quot;&quot;;&quot;&quot;&amp;[.AM$1]&amp;&quot;=&gt;&quot;&amp;[.AM64]&amp;&quot;,&quot;)">
            <text:p/>
          </table:table-cell>
          <table:table-cell table:formula="of:=IF([.AN64]=0;&quot;&quot;;&quot;&quot;&amp;[.AN$1]&amp;&quot;=&gt;&quot;&amp;[.AN64]&amp;&quot;,&quot;)">
            <text:p/>
          </table:table-cell>
          <table:table-cell table:formula="of:=IF([.AO64]=0;&quot;&quot;;&quot;&quot;&amp;[.AO$1]&amp;&quot;=&gt;&quot;&amp;[.AO64]&amp;&quot;,&quot;)">
            <text:p/>
          </table:table-cell>
          <table:table-cell table:formula="of:=IF([.AP64]=0;&quot;&quot;;&quot;&quot;&amp;[.AP$1]&amp;&quot;=&gt;&quot;&amp;[.AP64]&amp;&quot;,&quot;)">
            <text:p/>
          </table:table-cell>
          <table:table-cell table:formula="of:=IF([.AQ64]=0;&quot;&quot;;&quot;&quot;&amp;[.AQ$1]&amp;&quot;=&gt;&quot;&amp;[.AQ64]&amp;&quot;,&quot;)">
            <text:p/>
          </table:table-cell>
          <table:table-cell table:formula="of:=IF([.AR64]=0;&quot;&quot;;&quot;&quot;&amp;[.AR$1]&amp;&quot;=&gt;&quot;&amp;[.AR64]&amp;&quot;,&quot;)">
            <text:p/>
          </table:table-cell>
          <table:table-cell table:formula="of:=IF([.AS64]=0;&quot;&quot;;&quot;&quot;&amp;[.AS$1]&amp;&quot;=&gt;&quot;&amp;[.AS64]&amp;&quot;,&quot;)">
            <text:p/>
          </table:table-cell>
          <table:table-cell table:formula="of:=IF([.AT64]=0;&quot;&quot;;&quot;&quot;&amp;[.AT$1]&amp;&quot;=&gt;&quot;&amp;[.AT64]&amp;&quot;,&quot;)">
            <text:p/>
          </table:table-cell>
          <table:table-cell table:formula="of:=IF([.AU64]=0;&quot;&quot;;&quot;&quot;&amp;[.AU$1]&amp;&quot;=&gt;&quot;&amp;[.AU64]&amp;&quot;,&quot;)">
            <text:p/>
          </table:table-cell>
          <table:table-cell table:formula="of:=IF([.AV64]=0;&quot;&quot;;&quot;&quot;&amp;[.AV$1]&amp;&quot;=&gt;&quot;&amp;[.AV64]&amp;&quot;,&quot;)">
            <text:p/>
          </table:table-cell>
          <table:table-cell table:formula="of:=IF([.AW64]=0;&quot;&quot;;&quot;&quot;&amp;[.AW$1]&amp;&quot;=&gt;&quot;&amp;[.AW64]&amp;&quot;,&quot;)">
            <text:p/>
          </table:table-cell>
          <table:table-cell table:formula="of:=IF([.AX64]=0;&quot;&quot;;&quot;&quot;&amp;[.AX$1]&amp;&quot;=&gt;&quot;&amp;[.AX64]&amp;&quot;,&quot;)">
            <text:p/>
          </table:table-cell>
          <table:table-cell table:formula="of:=IF([.AY64]=0;&quot;&quot;;&quot;&quot;&amp;[.AY$1]&amp;&quot;=&gt;&quot;&amp;[.AY64]&amp;&quot;,&quot;)">
            <text:p/>
          </table:table-cell>
          <table:table-cell table:formula="of:=IF([.AZ64]=0;&quot;&quot;;&quot;&quot;&amp;[.AZ$1]&amp;&quot;=&gt;&quot;&amp;[.AZ64]&amp;&quot;,&quot;)">
            <text:p/>
          </table:table-cell>
          <table:table-cell table:formula="of:=IF([.BA64]=0;&quot;&quot;;&quot;&quot;&amp;[.BA$1]&amp;&quot;=&gt;&quot;&amp;[.BA64]&amp;&quot;,&quot;)">
            <text:p/>
          </table:table-cell>
          <table:table-cell table:formula="of:=IF([.BB64]=0;&quot;&quot;;&quot;&quot;&amp;[.BB$1]&amp;&quot;=&gt;&quot;&amp;[.BB64]&amp;&quot;,&quot;)">
            <text:p/>
          </table:table-cell>
          <table:table-cell table:formula="of:=IF([.BC64]=0;&quot;&quot;;&quot;&quot;&amp;[.BC$1]&amp;&quot;=&gt;&quot;&amp;[.BC64]&amp;&quot;,&quot;)">
            <text:p/>
          </table:table-cell>
          <table:table-cell table:formula="of:=IF([.BD64]=0;&quot;&quot;;&quot;&quot;&amp;[.BD$1]&amp;&quot;=&gt;&quot;&amp;[.BD64]&amp;&quot;,&quot;)">
            <text:p/>
          </table:table-cell>
          <table:table-cell table:formula="of:=IF([.BE64]=0;&quot;&quot;;&quot;&quot;&amp;[.BE$1]&amp;&quot;=&gt;&quot;&amp;[.BE64]&amp;&quot;,&quot;)">
            <text:p/>
          </table:table-cell>
          <table:table-cell table:formula="of:=IF([.BF64]=0;&quot;&quot;;&quot;&quot;&amp;[.BF$1]&amp;&quot;=&gt;&quot;&amp;[.BF64]&amp;&quot;,&quot;)">
            <text:p/>
          </table:table-cell>
          <table:table-cell table:formula="of:=IF([.BG64]=0;&quot;&quot;;&quot;&quot;&amp;[.BG$1]&amp;&quot;=&gt;&quot;&amp;[.BG64]&amp;&quot;,&quot;)">
            <text:p/>
          </table:table-cell>
          <table:table-cell table:formula="of:=IF([.BH64]=0;&quot;&quot;;&quot;&quot;&amp;[.BH$1]&amp;&quot;=&gt;&quot;&amp;[.BH64]&amp;&quot;,&quot;)">
            <text:p/>
          </table:table-cell>
          <table:table-cell table:formula="of:=IF([.BI64]=0;&quot;&quot;;&quot;&quot;&amp;[.BI$1]&amp;&quot;=&gt;&quot;&amp;[.BI64]&amp;&quot;,&quot;)">
            <text:p/>
          </table:table-cell>
          <table:table-cell table:formula="of:=IF([.BJ64]=0;&quot;&quot;;&quot;&quot;&amp;[.BJ$1]&amp;&quot;=&gt;&quot;&amp;[.BJ64]&amp;&quot;,&quot;)">
            <text:p/>
          </table:table-cell>
          <table:table-cell table:formula="of:=IF([.BK64]=0;&quot;&quot;;&quot;&quot;&amp;[.BK$1]&amp;&quot;=&gt;&quot;&amp;[.BK64]&amp;&quot;,&quot;)">
            <text:p/>
          </table:table-cell>
          <table:table-cell table:formula="of:=IF([.BL64]=0;&quot;&quot;;&quot;&quot;&amp;[.BL$1]&amp;&quot;=&gt;&quot;&amp;[.BL64]&amp;&quot;,&quot;)">
            <text:p/>
          </table:table-cell>
          <table:table-cell table:formula="of:=IF([.BM64]=0;&quot;&quot;;&quot;&quot;&amp;[.BM$1]&amp;&quot;=&gt;&quot;&amp;[.BM64]&amp;&quot;,&quot;)">
            <text:p/>
          </table:table-cell>
          <table:table-cell table:formula="of:=IF([.BN64]=0;&quot;&quot;;&quot;&quot;&amp;[.BN$1]&amp;&quot;=&gt;&quot;&amp;[.BN64]&amp;&quot;,&quot;)">
            <text:p/>
          </table:table-cell>
          <table:table-cell table:formula="of:=IF([.BO64]=0;&quot;&quot;;&quot;&quot;&amp;[.BO$1]&amp;&quot;=&gt;&quot;&amp;[.BO64]&amp;&quot;,&quot;)">
            <text:p/>
          </table:table-cell>
          <table:table-cell table:formula="of:=IF([.BP64]=0;&quot;&quot;;&quot;&quot;&amp;[.BP$1]&amp;&quot;=&gt;&quot;&amp;[.BP64]&amp;&quot;,&quot;)">
            <text:p/>
          </table:table-cell>
          <table:table-cell table:formula="of:=IF([.BQ64]=0;&quot;&quot;;&quot;&quot;&amp;[.BQ$1]&amp;&quot;=&gt;&quot;&amp;[.BQ64]&amp;&quot;,&quot;)">
            <text:p/>
          </table:table-cell>
          <table:table-cell table:formula="of:=IF([.BR64]=0;&quot;&quot;;&quot;&quot;&amp;[.BR$1]&amp;&quot;=&gt;&quot;&amp;[.BR64]&amp;&quot;,&quot;)">
            <text:p/>
          </table:table-cell>
          <table:table-cell table:formula="of:=IF([.BS64]=0;&quot;&quot;;&quot;&quot;&amp;[.BS$1]&amp;&quot;=&gt;&quot;&amp;[.BS64]&amp;&quot;,&quot;)">
            <text:p/>
          </table:table-cell>
          <table:table-cell table:formula="of:=IF([.BT64]=0;&quot;&quot;;&quot;&quot;&amp;[.BT$1]&amp;&quot;=&gt;&quot;&amp;[.BT64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1 John.A1">1 John</text:a></text:span></text:p>
          </table:table-cell>
          <table:table-cell office:value-type="float" office:value="105">
            <text:p>105</text:p>
          </table:table-cell>
          <table:table-cell office:value-type="string">
            <text:p>1Jn5:21 </text:p>
          </table:table-cell>
          <table:table-cell table:formula="of:=CONCATENATE(&quot;'&quot;&amp;[.A65]&amp;&quot;' =&gt; array( 'chapters'=&gt;&quot;&amp;[.E65]&amp;&quot;, 'verses'=&gt;&quot;&amp;[.F65]&amp;&quot;,&quot;; [.BX65]; &quot; ),&quot;)" office:value-type="string" office:string-value="'1 John' =&gt; array( 'chapters'=&gt;5, 'verses'=&gt;105,1=&gt;10,2=&gt;29,3=&gt;24,4=&gt;21,5=&gt;21, ),">
            <text:p>'1 John' =&gt; array( 'chapters'=&gt;5, 'verses'=&gt;105,1=&gt;10,2=&gt;29,3=&gt;24,4=&gt;21,5=&gt;21, ),</text:p>
          </table:table-cell>
          <table:table-cell office:value-type="float" office:value="5">
            <text:p>5</text:p>
          </table:table-cell>
          <table:table-cell table:formula="of:=SUM([.G65:.BT65])" office:value-type="float" office:value="105">
            <text:p>10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61"/>
          <table:table-cell table:formula="of:=CONCATENATE([.BY65];[.BZ65];[.CA65];[.CB65];[.CC65];[.CD65];[.CE65];[.CF65];[.CG65];[.CH65];[.CI65];[.CJ65];[.CK65];[.CL65];[.CM65];[.CN65];[.CO65];[.CP65];[.CQ65];[.CR65];[.CS65];[.CT65];[.CU65];[.CV65];[.CW65];[.CX65];[.CY65];[.CZ65])" office:value-type="string" office:string-value="1=&gt;10,2=&gt;29,3=&gt;24,4=&gt;21,5=&gt;21,">
            <text:p>1=&gt;10,2=&gt;29,3=&gt;24,4=&gt;21,5=&gt;21,</text:p>
          </table:table-cell>
          <table:table-cell table:formula="of:=CONCATENATE([.CZ65];[.DA65];[.DB65];[.DC65];[.DD65];[.DE65];[.DF65];[.DG65];[.DH65];[.DI65];[.DJ65];[.DK65];[.DL65];[.DM65];[.DN65];[.DO65];[.DP65];[.DQ65];[.DR65];[.DS65];[.DT65];[.DU65];[.DV65];[.DW65];[.DX65];[.DY65];[.DZ65])">
            <text:p/>
          </table:table-cell>
          <table:table-cell table:formula="of:=CONCATENATE([.EA65];[.EB65];[.EC65];[.ED65];[.EE65];[.EF65];[.EG65];[.EH65];[.EI65];[.EJ65];[.EK65];[.EL65])">
            <text:p/>
          </table:table-cell>
          <table:table-cell table:formula="of:=CONCATENATE([.BU65];[.BV65];[.BW65])" office:value-type="string" office:string-value="1=&gt;10,2=&gt;29,3=&gt;24,4=&gt;21,5=&gt;21,">
            <text:p>1=&gt;10,2=&gt;29,3=&gt;24,4=&gt;21,5=&gt;21,</text:p>
          </table:table-cell>
          <table:table-cell table:formula="of:=IF([.G65]=0;&quot;&quot;;&quot;&quot;&amp;[.G$1]&amp;&quot;=&gt;&quot;&amp;[.G65]&amp;&quot;,&quot;)" office:value-type="string" office:string-value="1=&gt;10,">
            <text:p>1=&gt;10,</text:p>
          </table:table-cell>
          <table:table-cell table:formula="of:=IF([.H65]=0;&quot;&quot;;&quot;&quot;&amp;[.H$1]&amp;&quot;=&gt;&quot;&amp;[.H65]&amp;&quot;,&quot;)" office:value-type="string" office:string-value="2=&gt;29,">
            <text:p>2=&gt;29,</text:p>
          </table:table-cell>
          <table:table-cell table:formula="of:=IF([.I65]=0;&quot;&quot;;&quot;&quot;&amp;[.I$1]&amp;&quot;=&gt;&quot;&amp;[.I65]&amp;&quot;,&quot;)" office:value-type="string" office:string-value="3=&gt;24,">
            <text:p>3=&gt;24,</text:p>
          </table:table-cell>
          <table:table-cell table:formula="of:=IF([.J65]=0;&quot;&quot;;&quot;&quot;&amp;[.J$1]&amp;&quot;=&gt;&quot;&amp;[.J65]&amp;&quot;,&quot;)" office:value-type="string" office:string-value="4=&gt;21,">
            <text:p>4=&gt;21,</text:p>
          </table:table-cell>
          <table:table-cell table:formula="of:=IF([.K65]=0;&quot;&quot;;&quot;&quot;&amp;[.K$1]&amp;&quot;=&gt;&quot;&amp;[.K65]&amp;&quot;,&quot;)" office:value-type="string" office:string-value="5=&gt;21,">
            <text:p>5=&gt;21,</text:p>
          </table:table-cell>
          <table:table-cell table:formula="of:=IF([.L65]=0;&quot;&quot;;&quot;&quot;&amp;[.L$1]&amp;&quot;=&gt;&quot;&amp;[.L65]&amp;&quot;,&quot;)">
            <text:p/>
          </table:table-cell>
          <table:table-cell table:formula="of:=IF([.M65]=0;&quot;&quot;;&quot;&quot;&amp;[.M$1]&amp;&quot;=&gt;&quot;&amp;[.M65]&amp;&quot;,&quot;)">
            <text:p/>
          </table:table-cell>
          <table:table-cell table:formula="of:=IF([.N65]=0;&quot;&quot;;&quot;&quot;&amp;[.N$1]&amp;&quot;=&gt;&quot;&amp;[.N65]&amp;&quot;,&quot;)">
            <text:p/>
          </table:table-cell>
          <table:table-cell table:formula="of:=IF([.O65]=0;&quot;&quot;;&quot;&quot;&amp;[.O$1]&amp;&quot;=&gt;&quot;&amp;[.O65]&amp;&quot;,&quot;)">
            <text:p/>
          </table:table-cell>
          <table:table-cell table:formula="of:=IF([.P65]=0;&quot;&quot;;&quot;&quot;&amp;[.P$1]&amp;&quot;=&gt;&quot;&amp;[.P65]&amp;&quot;,&quot;)">
            <text:p/>
          </table:table-cell>
          <table:table-cell table:formula="of:=IF([.Q65]=0;&quot;&quot;;&quot;&quot;&amp;[.Q$1]&amp;&quot;=&gt;&quot;&amp;[.Q65]&amp;&quot;,&quot;)">
            <text:p/>
          </table:table-cell>
          <table:table-cell table:formula="of:=IF([.R65]=0;&quot;&quot;;&quot;&quot;&amp;[.R$1]&amp;&quot;=&gt;&quot;&amp;[.R65]&amp;&quot;,&quot;)">
            <text:p/>
          </table:table-cell>
          <table:table-cell table:formula="of:=IF([.S65]=0;&quot;&quot;;&quot;&quot;&amp;[.S$1]&amp;&quot;=&gt;&quot;&amp;[.S65]&amp;&quot;,&quot;)">
            <text:p/>
          </table:table-cell>
          <table:table-cell table:formula="of:=IF([.T65]=0;&quot;&quot;;&quot;&quot;&amp;[.T$1]&amp;&quot;=&gt;&quot;&amp;[.T65]&amp;&quot;,&quot;)">
            <text:p/>
          </table:table-cell>
          <table:table-cell table:formula="of:=IF([.U65]=0;&quot;&quot;;&quot;&quot;&amp;[.U$1]&amp;&quot;=&gt;&quot;&amp;[.U65]&amp;&quot;,&quot;)">
            <text:p/>
          </table:table-cell>
          <table:table-cell table:formula="of:=IF([.V65]=0;&quot;&quot;;&quot;&quot;&amp;[.V$1]&amp;&quot;=&gt;&quot;&amp;[.V65]&amp;&quot;,&quot;)">
            <text:p/>
          </table:table-cell>
          <table:table-cell table:formula="of:=IF([.W65]=0;&quot;&quot;;&quot;&quot;&amp;[.W$1]&amp;&quot;=&gt;&quot;&amp;[.W65]&amp;&quot;,&quot;)">
            <text:p/>
          </table:table-cell>
          <table:table-cell table:formula="of:=IF([.X65]=0;&quot;&quot;;&quot;&quot;&amp;[.X$1]&amp;&quot;=&gt;&quot;&amp;[.X65]&amp;&quot;,&quot;)">
            <text:p/>
          </table:table-cell>
          <table:table-cell table:formula="of:=IF([.Y65]=0;&quot;&quot;;&quot;&quot;&amp;[.Y$1]&amp;&quot;=&gt;&quot;&amp;[.Y65]&amp;&quot;,&quot;)">
            <text:p/>
          </table:table-cell>
          <table:table-cell table:formula="of:=IF([.Z65]=0;&quot;&quot;;&quot;&quot;&amp;[.Z$1]&amp;&quot;=&gt;&quot;&amp;[.Z65]&amp;&quot;,&quot;)">
            <text:p/>
          </table:table-cell>
          <table:table-cell table:formula="of:=IF([.AA65]=0;&quot;&quot;;&quot;&quot;&amp;[.AA$1]&amp;&quot;=&gt;&quot;&amp;[.AA65]&amp;&quot;,&quot;)">
            <text:p/>
          </table:table-cell>
          <table:table-cell table:formula="of:=IF([.AB65]=0;&quot;&quot;;&quot;&quot;&amp;[.AB$1]&amp;&quot;=&gt;&quot;&amp;[.AB65]&amp;&quot;,&quot;)">
            <text:p/>
          </table:table-cell>
          <table:table-cell table:formula="of:=IF([.AC65]=0;&quot;&quot;;&quot;&quot;&amp;[.AC$1]&amp;&quot;=&gt;&quot;&amp;[.AC65]&amp;&quot;,&quot;)">
            <text:p/>
          </table:table-cell>
          <table:table-cell table:formula="of:=IF([.AD65]=0;&quot;&quot;;&quot;&quot;&amp;[.AD$1]&amp;&quot;=&gt;&quot;&amp;[.AD65]&amp;&quot;,&quot;)">
            <text:p/>
          </table:table-cell>
          <table:table-cell table:formula="of:=IF([.AE65]=0;&quot;&quot;;&quot;&quot;&amp;[.AE$1]&amp;&quot;=&gt;&quot;&amp;[.AE65]&amp;&quot;,&quot;)">
            <text:p/>
          </table:table-cell>
          <table:table-cell table:formula="of:=IF([.AF65]=0;&quot;&quot;;&quot;&quot;&amp;[.AF$1]&amp;&quot;=&gt;&quot;&amp;[.AF65]&amp;&quot;,&quot;)">
            <text:p/>
          </table:table-cell>
          <table:table-cell table:formula="of:=IF([.AG65]=0;&quot;&quot;;&quot;&quot;&amp;[.AG$1]&amp;&quot;=&gt;&quot;&amp;[.AG65]&amp;&quot;,&quot;)">
            <text:p/>
          </table:table-cell>
          <table:table-cell table:formula="of:=IF([.AH65]=0;&quot;&quot;;&quot;&quot;&amp;[.AH$1]&amp;&quot;=&gt;&quot;&amp;[.AH65]&amp;&quot;,&quot;)">
            <text:p/>
          </table:table-cell>
          <table:table-cell table:formula="of:=IF([.AI65]=0;&quot;&quot;;&quot;&quot;&amp;[.AI$1]&amp;&quot;=&gt;&quot;&amp;[.AI65]&amp;&quot;,&quot;)">
            <text:p/>
          </table:table-cell>
          <table:table-cell table:formula="of:=IF([.AJ65]=0;&quot;&quot;;&quot;&quot;&amp;[.AJ$1]&amp;&quot;=&gt;&quot;&amp;[.AJ65]&amp;&quot;,&quot;)">
            <text:p/>
          </table:table-cell>
          <table:table-cell table:formula="of:=IF([.AK65]=0;&quot;&quot;;&quot;&quot;&amp;[.AK$1]&amp;&quot;=&gt;&quot;&amp;[.AK65]&amp;&quot;,&quot;)">
            <text:p/>
          </table:table-cell>
          <table:table-cell table:formula="of:=IF([.AL65]=0;&quot;&quot;;&quot;&quot;&amp;[.AL$1]&amp;&quot;=&gt;&quot;&amp;[.AL65]&amp;&quot;,&quot;)">
            <text:p/>
          </table:table-cell>
          <table:table-cell table:formula="of:=IF([.AM65]=0;&quot;&quot;;&quot;&quot;&amp;[.AM$1]&amp;&quot;=&gt;&quot;&amp;[.AM65]&amp;&quot;,&quot;)">
            <text:p/>
          </table:table-cell>
          <table:table-cell table:formula="of:=IF([.AN65]=0;&quot;&quot;;&quot;&quot;&amp;[.AN$1]&amp;&quot;=&gt;&quot;&amp;[.AN65]&amp;&quot;,&quot;)">
            <text:p/>
          </table:table-cell>
          <table:table-cell table:formula="of:=IF([.AO65]=0;&quot;&quot;;&quot;&quot;&amp;[.AO$1]&amp;&quot;=&gt;&quot;&amp;[.AO65]&amp;&quot;,&quot;)">
            <text:p/>
          </table:table-cell>
          <table:table-cell table:formula="of:=IF([.AP65]=0;&quot;&quot;;&quot;&quot;&amp;[.AP$1]&amp;&quot;=&gt;&quot;&amp;[.AP65]&amp;&quot;,&quot;)">
            <text:p/>
          </table:table-cell>
          <table:table-cell table:formula="of:=IF([.AQ65]=0;&quot;&quot;;&quot;&quot;&amp;[.AQ$1]&amp;&quot;=&gt;&quot;&amp;[.AQ65]&amp;&quot;,&quot;)">
            <text:p/>
          </table:table-cell>
          <table:table-cell table:formula="of:=IF([.AR65]=0;&quot;&quot;;&quot;&quot;&amp;[.AR$1]&amp;&quot;=&gt;&quot;&amp;[.AR65]&amp;&quot;,&quot;)">
            <text:p/>
          </table:table-cell>
          <table:table-cell table:formula="of:=IF([.AS65]=0;&quot;&quot;;&quot;&quot;&amp;[.AS$1]&amp;&quot;=&gt;&quot;&amp;[.AS65]&amp;&quot;,&quot;)">
            <text:p/>
          </table:table-cell>
          <table:table-cell table:formula="of:=IF([.AT65]=0;&quot;&quot;;&quot;&quot;&amp;[.AT$1]&amp;&quot;=&gt;&quot;&amp;[.AT65]&amp;&quot;,&quot;)">
            <text:p/>
          </table:table-cell>
          <table:table-cell table:formula="of:=IF([.AU65]=0;&quot;&quot;;&quot;&quot;&amp;[.AU$1]&amp;&quot;=&gt;&quot;&amp;[.AU65]&amp;&quot;,&quot;)">
            <text:p/>
          </table:table-cell>
          <table:table-cell table:formula="of:=IF([.AV65]=0;&quot;&quot;;&quot;&quot;&amp;[.AV$1]&amp;&quot;=&gt;&quot;&amp;[.AV65]&amp;&quot;,&quot;)">
            <text:p/>
          </table:table-cell>
          <table:table-cell table:formula="of:=IF([.AW65]=0;&quot;&quot;;&quot;&quot;&amp;[.AW$1]&amp;&quot;=&gt;&quot;&amp;[.AW65]&amp;&quot;,&quot;)">
            <text:p/>
          </table:table-cell>
          <table:table-cell table:formula="of:=IF([.AX65]=0;&quot;&quot;;&quot;&quot;&amp;[.AX$1]&amp;&quot;=&gt;&quot;&amp;[.AX65]&amp;&quot;,&quot;)">
            <text:p/>
          </table:table-cell>
          <table:table-cell table:formula="of:=IF([.AY65]=0;&quot;&quot;;&quot;&quot;&amp;[.AY$1]&amp;&quot;=&gt;&quot;&amp;[.AY65]&amp;&quot;,&quot;)">
            <text:p/>
          </table:table-cell>
          <table:table-cell table:formula="of:=IF([.AZ65]=0;&quot;&quot;;&quot;&quot;&amp;[.AZ$1]&amp;&quot;=&gt;&quot;&amp;[.AZ65]&amp;&quot;,&quot;)">
            <text:p/>
          </table:table-cell>
          <table:table-cell table:formula="of:=IF([.BA65]=0;&quot;&quot;;&quot;&quot;&amp;[.BA$1]&amp;&quot;=&gt;&quot;&amp;[.BA65]&amp;&quot;,&quot;)">
            <text:p/>
          </table:table-cell>
          <table:table-cell table:formula="of:=IF([.BB65]=0;&quot;&quot;;&quot;&quot;&amp;[.BB$1]&amp;&quot;=&gt;&quot;&amp;[.BB65]&amp;&quot;,&quot;)">
            <text:p/>
          </table:table-cell>
          <table:table-cell table:formula="of:=IF([.BC65]=0;&quot;&quot;;&quot;&quot;&amp;[.BC$1]&amp;&quot;=&gt;&quot;&amp;[.BC65]&amp;&quot;,&quot;)">
            <text:p/>
          </table:table-cell>
          <table:table-cell table:formula="of:=IF([.BD65]=0;&quot;&quot;;&quot;&quot;&amp;[.BD$1]&amp;&quot;=&gt;&quot;&amp;[.BD65]&amp;&quot;,&quot;)">
            <text:p/>
          </table:table-cell>
          <table:table-cell table:formula="of:=IF([.BE65]=0;&quot;&quot;;&quot;&quot;&amp;[.BE$1]&amp;&quot;=&gt;&quot;&amp;[.BE65]&amp;&quot;,&quot;)">
            <text:p/>
          </table:table-cell>
          <table:table-cell table:formula="of:=IF([.BF65]=0;&quot;&quot;;&quot;&quot;&amp;[.BF$1]&amp;&quot;=&gt;&quot;&amp;[.BF65]&amp;&quot;,&quot;)">
            <text:p/>
          </table:table-cell>
          <table:table-cell table:formula="of:=IF([.BG65]=0;&quot;&quot;;&quot;&quot;&amp;[.BG$1]&amp;&quot;=&gt;&quot;&amp;[.BG65]&amp;&quot;,&quot;)">
            <text:p/>
          </table:table-cell>
          <table:table-cell table:formula="of:=IF([.BH65]=0;&quot;&quot;;&quot;&quot;&amp;[.BH$1]&amp;&quot;=&gt;&quot;&amp;[.BH65]&amp;&quot;,&quot;)">
            <text:p/>
          </table:table-cell>
          <table:table-cell table:formula="of:=IF([.BI65]=0;&quot;&quot;;&quot;&quot;&amp;[.BI$1]&amp;&quot;=&gt;&quot;&amp;[.BI65]&amp;&quot;,&quot;)">
            <text:p/>
          </table:table-cell>
          <table:table-cell table:formula="of:=IF([.BJ65]=0;&quot;&quot;;&quot;&quot;&amp;[.BJ$1]&amp;&quot;=&gt;&quot;&amp;[.BJ65]&amp;&quot;,&quot;)">
            <text:p/>
          </table:table-cell>
          <table:table-cell table:formula="of:=IF([.BK65]=0;&quot;&quot;;&quot;&quot;&amp;[.BK$1]&amp;&quot;=&gt;&quot;&amp;[.BK65]&amp;&quot;,&quot;)">
            <text:p/>
          </table:table-cell>
          <table:table-cell table:formula="of:=IF([.BL65]=0;&quot;&quot;;&quot;&quot;&amp;[.BL$1]&amp;&quot;=&gt;&quot;&amp;[.BL65]&amp;&quot;,&quot;)">
            <text:p/>
          </table:table-cell>
          <table:table-cell table:formula="of:=IF([.BM65]=0;&quot;&quot;;&quot;&quot;&amp;[.BM$1]&amp;&quot;=&gt;&quot;&amp;[.BM65]&amp;&quot;,&quot;)">
            <text:p/>
          </table:table-cell>
          <table:table-cell table:formula="of:=IF([.BN65]=0;&quot;&quot;;&quot;&quot;&amp;[.BN$1]&amp;&quot;=&gt;&quot;&amp;[.BN65]&amp;&quot;,&quot;)">
            <text:p/>
          </table:table-cell>
          <table:table-cell table:formula="of:=IF([.BO65]=0;&quot;&quot;;&quot;&quot;&amp;[.BO$1]&amp;&quot;=&gt;&quot;&amp;[.BO65]&amp;&quot;,&quot;)">
            <text:p/>
          </table:table-cell>
          <table:table-cell table:formula="of:=IF([.BP65]=0;&quot;&quot;;&quot;&quot;&amp;[.BP$1]&amp;&quot;=&gt;&quot;&amp;[.BP65]&amp;&quot;,&quot;)">
            <text:p/>
          </table:table-cell>
          <table:table-cell table:formula="of:=IF([.BQ65]=0;&quot;&quot;;&quot;&quot;&amp;[.BQ$1]&amp;&quot;=&gt;&quot;&amp;[.BQ65]&amp;&quot;,&quot;)">
            <text:p/>
          </table:table-cell>
          <table:table-cell table:formula="of:=IF([.BR65]=0;&quot;&quot;;&quot;&quot;&amp;[.BR$1]&amp;&quot;=&gt;&quot;&amp;[.BR65]&amp;&quot;,&quot;)">
            <text:p/>
          </table:table-cell>
          <table:table-cell table:formula="of:=IF([.BS65]=0;&quot;&quot;;&quot;&quot;&amp;[.BS$1]&amp;&quot;=&gt;&quot;&amp;[.BS65]&amp;&quot;,&quot;)">
            <text:p/>
          </table:table-cell>
          <table:table-cell table:formula="of:=IF([.BT65]=0;&quot;&quot;;&quot;&quot;&amp;[.BT$1]&amp;&quot;=&gt;&quot;&amp;[.BT65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2 John.A1">2 John</text:a></text:span></text:p>
          </table:table-cell>
          <table:table-cell office:value-type="float" office:value="13">
            <text:p>13</text:p>
          </table:table-cell>
          <table:table-cell office:value-type="string">
            <text:p>2Jn1:13 </text:p>
          </table:table-cell>
          <table:table-cell table:formula="of:=CONCATENATE(&quot;'&quot;&amp;[.A66]&amp;&quot;' =&gt; array( 'chapters'=&gt;&quot;&amp;[.E66]&amp;&quot;, 'verses'=&gt;&quot;&amp;[.F66]&amp;&quot;,&quot;; [.BX66]; &quot; ),&quot;)" office:value-type="string" office:string-value="'2 John' =&gt; array( 'chapters'=&gt;1, 'verses'=&gt;13,1=&gt;13, ),">
            <text:p>'2 John' =&gt; array( 'chapters'=&gt;1, 'verses'=&gt;13,1=&gt;13, ),</text:p>
          </table:table-cell>
          <table:table-cell office:value-type="float" office:value="1">
            <text:p>1</text:p>
          </table:table-cell>
          <table:table-cell table:formula="of:=SUM([.G66:.BT66])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number-columns-repeated="3" table:style-name="Default"/>
          <table:table-cell table:number-columns-repeated="62"/>
          <table:table-cell table:formula="of:=CONCATENATE([.BY66];[.BZ66];[.CA66];[.CB66];[.CC66];[.CD66];[.CE66];[.CF66];[.CG66];[.CH66];[.CI66];[.CJ66];[.CK66];[.CL66];[.CM66];[.CN66];[.CO66];[.CP66];[.CQ66];[.CR66];[.CS66];[.CT66];[.CU66];[.CV66];[.CW66];[.CX66];[.CY66];[.CZ66])" office:value-type="string" office:string-value="1=&gt;13,">
            <text:p>1=&gt;13,</text:p>
          </table:table-cell>
          <table:table-cell table:formula="of:=CONCATENATE([.CZ66];[.DA66];[.DB66];[.DC66];[.DD66];[.DE66];[.DF66];[.DG66];[.DH66];[.DI66];[.DJ66];[.DK66];[.DL66];[.DM66];[.DN66];[.DO66];[.DP66];[.DQ66];[.DR66];[.DS66];[.DT66];[.DU66];[.DV66];[.DW66];[.DX66];[.DY66];[.DZ66])">
            <text:p/>
          </table:table-cell>
          <table:table-cell table:formula="of:=CONCATENATE([.EA66];[.EB66];[.EC66];[.ED66];[.EE66];[.EF66];[.EG66];[.EH66];[.EI66];[.EJ66];[.EK66];[.EL66])">
            <text:p/>
          </table:table-cell>
          <table:table-cell table:formula="of:=CONCATENATE([.BU66];[.BV66];[.BW66])" office:value-type="string" office:string-value="1=&gt;13,">
            <text:p>1=&gt;13,</text:p>
          </table:table-cell>
          <table:table-cell table:formula="of:=IF([.G66]=0;&quot;&quot;;&quot;&quot;&amp;[.G$1]&amp;&quot;=&gt;&quot;&amp;[.G66]&amp;&quot;,&quot;)" office:value-type="string" office:string-value="1=&gt;13,">
            <text:p>1=&gt;13,</text:p>
          </table:table-cell>
          <table:table-cell table:formula="of:=IF([.H66]=0;&quot;&quot;;&quot;&quot;&amp;[.H$1]&amp;&quot;=&gt;&quot;&amp;[.H66]&amp;&quot;,&quot;)">
            <text:p/>
          </table:table-cell>
          <table:table-cell table:formula="of:=IF([.I66]=0;&quot;&quot;;&quot;&quot;&amp;[.I$1]&amp;&quot;=&gt;&quot;&amp;[.I66]&amp;&quot;,&quot;)">
            <text:p/>
          </table:table-cell>
          <table:table-cell table:formula="of:=IF([.J66]=0;&quot;&quot;;&quot;&quot;&amp;[.J$1]&amp;&quot;=&gt;&quot;&amp;[.J66]&amp;&quot;,&quot;)">
            <text:p/>
          </table:table-cell>
          <table:table-cell table:formula="of:=IF([.K66]=0;&quot;&quot;;&quot;&quot;&amp;[.K$1]&amp;&quot;=&gt;&quot;&amp;[.K66]&amp;&quot;,&quot;)">
            <text:p/>
          </table:table-cell>
          <table:table-cell table:formula="of:=IF([.L66]=0;&quot;&quot;;&quot;&quot;&amp;[.L$1]&amp;&quot;=&gt;&quot;&amp;[.L66]&amp;&quot;,&quot;)">
            <text:p/>
          </table:table-cell>
          <table:table-cell table:formula="of:=IF([.M66]=0;&quot;&quot;;&quot;&quot;&amp;[.M$1]&amp;&quot;=&gt;&quot;&amp;[.M66]&amp;&quot;,&quot;)">
            <text:p/>
          </table:table-cell>
          <table:table-cell table:formula="of:=IF([.N66]=0;&quot;&quot;;&quot;&quot;&amp;[.N$1]&amp;&quot;=&gt;&quot;&amp;[.N66]&amp;&quot;,&quot;)">
            <text:p/>
          </table:table-cell>
          <table:table-cell table:formula="of:=IF([.O66]=0;&quot;&quot;;&quot;&quot;&amp;[.O$1]&amp;&quot;=&gt;&quot;&amp;[.O66]&amp;&quot;,&quot;)">
            <text:p/>
          </table:table-cell>
          <table:table-cell table:formula="of:=IF([.P66]=0;&quot;&quot;;&quot;&quot;&amp;[.P$1]&amp;&quot;=&gt;&quot;&amp;[.P66]&amp;&quot;,&quot;)">
            <text:p/>
          </table:table-cell>
          <table:table-cell table:formula="of:=IF([.Q66]=0;&quot;&quot;;&quot;&quot;&amp;[.Q$1]&amp;&quot;=&gt;&quot;&amp;[.Q66]&amp;&quot;,&quot;)">
            <text:p/>
          </table:table-cell>
          <table:table-cell table:formula="of:=IF([.R66]=0;&quot;&quot;;&quot;&quot;&amp;[.R$1]&amp;&quot;=&gt;&quot;&amp;[.R66]&amp;&quot;,&quot;)">
            <text:p/>
          </table:table-cell>
          <table:table-cell table:formula="of:=IF([.S66]=0;&quot;&quot;;&quot;&quot;&amp;[.S$1]&amp;&quot;=&gt;&quot;&amp;[.S66]&amp;&quot;,&quot;)">
            <text:p/>
          </table:table-cell>
          <table:table-cell table:formula="of:=IF([.T66]=0;&quot;&quot;;&quot;&quot;&amp;[.T$1]&amp;&quot;=&gt;&quot;&amp;[.T66]&amp;&quot;,&quot;)">
            <text:p/>
          </table:table-cell>
          <table:table-cell table:formula="of:=IF([.U66]=0;&quot;&quot;;&quot;&quot;&amp;[.U$1]&amp;&quot;=&gt;&quot;&amp;[.U66]&amp;&quot;,&quot;)">
            <text:p/>
          </table:table-cell>
          <table:table-cell table:formula="of:=IF([.V66]=0;&quot;&quot;;&quot;&quot;&amp;[.V$1]&amp;&quot;=&gt;&quot;&amp;[.V66]&amp;&quot;,&quot;)">
            <text:p/>
          </table:table-cell>
          <table:table-cell table:formula="of:=IF([.W66]=0;&quot;&quot;;&quot;&quot;&amp;[.W$1]&amp;&quot;=&gt;&quot;&amp;[.W66]&amp;&quot;,&quot;)">
            <text:p/>
          </table:table-cell>
          <table:table-cell table:formula="of:=IF([.X66]=0;&quot;&quot;;&quot;&quot;&amp;[.X$1]&amp;&quot;=&gt;&quot;&amp;[.X66]&amp;&quot;,&quot;)">
            <text:p/>
          </table:table-cell>
          <table:table-cell table:formula="of:=IF([.Y66]=0;&quot;&quot;;&quot;&quot;&amp;[.Y$1]&amp;&quot;=&gt;&quot;&amp;[.Y66]&amp;&quot;,&quot;)">
            <text:p/>
          </table:table-cell>
          <table:table-cell table:formula="of:=IF([.Z66]=0;&quot;&quot;;&quot;&quot;&amp;[.Z$1]&amp;&quot;=&gt;&quot;&amp;[.Z66]&amp;&quot;,&quot;)">
            <text:p/>
          </table:table-cell>
          <table:table-cell table:formula="of:=IF([.AA66]=0;&quot;&quot;;&quot;&quot;&amp;[.AA$1]&amp;&quot;=&gt;&quot;&amp;[.AA66]&amp;&quot;,&quot;)">
            <text:p/>
          </table:table-cell>
          <table:table-cell table:formula="of:=IF([.AB66]=0;&quot;&quot;;&quot;&quot;&amp;[.AB$1]&amp;&quot;=&gt;&quot;&amp;[.AB66]&amp;&quot;,&quot;)">
            <text:p/>
          </table:table-cell>
          <table:table-cell table:formula="of:=IF([.AC66]=0;&quot;&quot;;&quot;&quot;&amp;[.AC$1]&amp;&quot;=&gt;&quot;&amp;[.AC66]&amp;&quot;,&quot;)">
            <text:p/>
          </table:table-cell>
          <table:table-cell table:formula="of:=IF([.AD66]=0;&quot;&quot;;&quot;&quot;&amp;[.AD$1]&amp;&quot;=&gt;&quot;&amp;[.AD66]&amp;&quot;,&quot;)">
            <text:p/>
          </table:table-cell>
          <table:table-cell table:formula="of:=IF([.AE66]=0;&quot;&quot;;&quot;&quot;&amp;[.AE$1]&amp;&quot;=&gt;&quot;&amp;[.AE66]&amp;&quot;,&quot;)">
            <text:p/>
          </table:table-cell>
          <table:table-cell table:formula="of:=IF([.AF66]=0;&quot;&quot;;&quot;&quot;&amp;[.AF$1]&amp;&quot;=&gt;&quot;&amp;[.AF66]&amp;&quot;,&quot;)">
            <text:p/>
          </table:table-cell>
          <table:table-cell table:formula="of:=IF([.AG66]=0;&quot;&quot;;&quot;&quot;&amp;[.AG$1]&amp;&quot;=&gt;&quot;&amp;[.AG66]&amp;&quot;,&quot;)">
            <text:p/>
          </table:table-cell>
          <table:table-cell table:formula="of:=IF([.AH66]=0;&quot;&quot;;&quot;&quot;&amp;[.AH$1]&amp;&quot;=&gt;&quot;&amp;[.AH66]&amp;&quot;,&quot;)">
            <text:p/>
          </table:table-cell>
          <table:table-cell table:formula="of:=IF([.AI66]=0;&quot;&quot;;&quot;&quot;&amp;[.AI$1]&amp;&quot;=&gt;&quot;&amp;[.AI66]&amp;&quot;,&quot;)">
            <text:p/>
          </table:table-cell>
          <table:table-cell table:formula="of:=IF([.AJ66]=0;&quot;&quot;;&quot;&quot;&amp;[.AJ$1]&amp;&quot;=&gt;&quot;&amp;[.AJ66]&amp;&quot;,&quot;)">
            <text:p/>
          </table:table-cell>
          <table:table-cell table:formula="of:=IF([.AK66]=0;&quot;&quot;;&quot;&quot;&amp;[.AK$1]&amp;&quot;=&gt;&quot;&amp;[.AK66]&amp;&quot;,&quot;)">
            <text:p/>
          </table:table-cell>
          <table:table-cell table:formula="of:=IF([.AL66]=0;&quot;&quot;;&quot;&quot;&amp;[.AL$1]&amp;&quot;=&gt;&quot;&amp;[.AL66]&amp;&quot;,&quot;)">
            <text:p/>
          </table:table-cell>
          <table:table-cell table:formula="of:=IF([.AM66]=0;&quot;&quot;;&quot;&quot;&amp;[.AM$1]&amp;&quot;=&gt;&quot;&amp;[.AM66]&amp;&quot;,&quot;)">
            <text:p/>
          </table:table-cell>
          <table:table-cell table:formula="of:=IF([.AN66]=0;&quot;&quot;;&quot;&quot;&amp;[.AN$1]&amp;&quot;=&gt;&quot;&amp;[.AN66]&amp;&quot;,&quot;)">
            <text:p/>
          </table:table-cell>
          <table:table-cell table:formula="of:=IF([.AO66]=0;&quot;&quot;;&quot;&quot;&amp;[.AO$1]&amp;&quot;=&gt;&quot;&amp;[.AO66]&amp;&quot;,&quot;)">
            <text:p/>
          </table:table-cell>
          <table:table-cell table:formula="of:=IF([.AP66]=0;&quot;&quot;;&quot;&quot;&amp;[.AP$1]&amp;&quot;=&gt;&quot;&amp;[.AP66]&amp;&quot;,&quot;)">
            <text:p/>
          </table:table-cell>
          <table:table-cell table:formula="of:=IF([.AQ66]=0;&quot;&quot;;&quot;&quot;&amp;[.AQ$1]&amp;&quot;=&gt;&quot;&amp;[.AQ66]&amp;&quot;,&quot;)">
            <text:p/>
          </table:table-cell>
          <table:table-cell table:formula="of:=IF([.AR66]=0;&quot;&quot;;&quot;&quot;&amp;[.AR$1]&amp;&quot;=&gt;&quot;&amp;[.AR66]&amp;&quot;,&quot;)">
            <text:p/>
          </table:table-cell>
          <table:table-cell table:formula="of:=IF([.AS66]=0;&quot;&quot;;&quot;&quot;&amp;[.AS$1]&amp;&quot;=&gt;&quot;&amp;[.AS66]&amp;&quot;,&quot;)">
            <text:p/>
          </table:table-cell>
          <table:table-cell table:formula="of:=IF([.AT66]=0;&quot;&quot;;&quot;&quot;&amp;[.AT$1]&amp;&quot;=&gt;&quot;&amp;[.AT66]&amp;&quot;,&quot;)">
            <text:p/>
          </table:table-cell>
          <table:table-cell table:formula="of:=IF([.AU66]=0;&quot;&quot;;&quot;&quot;&amp;[.AU$1]&amp;&quot;=&gt;&quot;&amp;[.AU66]&amp;&quot;,&quot;)">
            <text:p/>
          </table:table-cell>
          <table:table-cell table:formula="of:=IF([.AV66]=0;&quot;&quot;;&quot;&quot;&amp;[.AV$1]&amp;&quot;=&gt;&quot;&amp;[.AV66]&amp;&quot;,&quot;)">
            <text:p/>
          </table:table-cell>
          <table:table-cell table:formula="of:=IF([.AW66]=0;&quot;&quot;;&quot;&quot;&amp;[.AW$1]&amp;&quot;=&gt;&quot;&amp;[.AW66]&amp;&quot;,&quot;)">
            <text:p/>
          </table:table-cell>
          <table:table-cell table:formula="of:=IF([.AX66]=0;&quot;&quot;;&quot;&quot;&amp;[.AX$1]&amp;&quot;=&gt;&quot;&amp;[.AX66]&amp;&quot;,&quot;)">
            <text:p/>
          </table:table-cell>
          <table:table-cell table:formula="of:=IF([.AY66]=0;&quot;&quot;;&quot;&quot;&amp;[.AY$1]&amp;&quot;=&gt;&quot;&amp;[.AY66]&amp;&quot;,&quot;)">
            <text:p/>
          </table:table-cell>
          <table:table-cell table:formula="of:=IF([.AZ66]=0;&quot;&quot;;&quot;&quot;&amp;[.AZ$1]&amp;&quot;=&gt;&quot;&amp;[.AZ66]&amp;&quot;,&quot;)">
            <text:p/>
          </table:table-cell>
          <table:table-cell table:formula="of:=IF([.BA66]=0;&quot;&quot;;&quot;&quot;&amp;[.BA$1]&amp;&quot;=&gt;&quot;&amp;[.BA66]&amp;&quot;,&quot;)">
            <text:p/>
          </table:table-cell>
          <table:table-cell table:formula="of:=IF([.BB66]=0;&quot;&quot;;&quot;&quot;&amp;[.BB$1]&amp;&quot;=&gt;&quot;&amp;[.BB66]&amp;&quot;,&quot;)">
            <text:p/>
          </table:table-cell>
          <table:table-cell table:formula="of:=IF([.BC66]=0;&quot;&quot;;&quot;&quot;&amp;[.BC$1]&amp;&quot;=&gt;&quot;&amp;[.BC66]&amp;&quot;,&quot;)">
            <text:p/>
          </table:table-cell>
          <table:table-cell table:formula="of:=IF([.BD66]=0;&quot;&quot;;&quot;&quot;&amp;[.BD$1]&amp;&quot;=&gt;&quot;&amp;[.BD66]&amp;&quot;,&quot;)">
            <text:p/>
          </table:table-cell>
          <table:table-cell table:formula="of:=IF([.BE66]=0;&quot;&quot;;&quot;&quot;&amp;[.BE$1]&amp;&quot;=&gt;&quot;&amp;[.BE66]&amp;&quot;,&quot;)">
            <text:p/>
          </table:table-cell>
          <table:table-cell table:formula="of:=IF([.BF66]=0;&quot;&quot;;&quot;&quot;&amp;[.BF$1]&amp;&quot;=&gt;&quot;&amp;[.BF66]&amp;&quot;,&quot;)">
            <text:p/>
          </table:table-cell>
          <table:table-cell table:formula="of:=IF([.BG66]=0;&quot;&quot;;&quot;&quot;&amp;[.BG$1]&amp;&quot;=&gt;&quot;&amp;[.BG66]&amp;&quot;,&quot;)">
            <text:p/>
          </table:table-cell>
          <table:table-cell table:formula="of:=IF([.BH66]=0;&quot;&quot;;&quot;&quot;&amp;[.BH$1]&amp;&quot;=&gt;&quot;&amp;[.BH66]&amp;&quot;,&quot;)">
            <text:p/>
          </table:table-cell>
          <table:table-cell table:formula="of:=IF([.BI66]=0;&quot;&quot;;&quot;&quot;&amp;[.BI$1]&amp;&quot;=&gt;&quot;&amp;[.BI66]&amp;&quot;,&quot;)">
            <text:p/>
          </table:table-cell>
          <table:table-cell table:formula="of:=IF([.BJ66]=0;&quot;&quot;;&quot;&quot;&amp;[.BJ$1]&amp;&quot;=&gt;&quot;&amp;[.BJ66]&amp;&quot;,&quot;)">
            <text:p/>
          </table:table-cell>
          <table:table-cell table:formula="of:=IF([.BK66]=0;&quot;&quot;;&quot;&quot;&amp;[.BK$1]&amp;&quot;=&gt;&quot;&amp;[.BK66]&amp;&quot;,&quot;)">
            <text:p/>
          </table:table-cell>
          <table:table-cell table:formula="of:=IF([.BL66]=0;&quot;&quot;;&quot;&quot;&amp;[.BL$1]&amp;&quot;=&gt;&quot;&amp;[.BL66]&amp;&quot;,&quot;)">
            <text:p/>
          </table:table-cell>
          <table:table-cell table:formula="of:=IF([.BM66]=0;&quot;&quot;;&quot;&quot;&amp;[.BM$1]&amp;&quot;=&gt;&quot;&amp;[.BM66]&amp;&quot;,&quot;)">
            <text:p/>
          </table:table-cell>
          <table:table-cell table:formula="of:=IF([.BN66]=0;&quot;&quot;;&quot;&quot;&amp;[.BN$1]&amp;&quot;=&gt;&quot;&amp;[.BN66]&amp;&quot;,&quot;)">
            <text:p/>
          </table:table-cell>
          <table:table-cell table:formula="of:=IF([.BO66]=0;&quot;&quot;;&quot;&quot;&amp;[.BO$1]&amp;&quot;=&gt;&quot;&amp;[.BO66]&amp;&quot;,&quot;)">
            <text:p/>
          </table:table-cell>
          <table:table-cell table:formula="of:=IF([.BP66]=0;&quot;&quot;;&quot;&quot;&amp;[.BP$1]&amp;&quot;=&gt;&quot;&amp;[.BP66]&amp;&quot;,&quot;)">
            <text:p/>
          </table:table-cell>
          <table:table-cell table:formula="of:=IF([.BQ66]=0;&quot;&quot;;&quot;&quot;&amp;[.BQ$1]&amp;&quot;=&gt;&quot;&amp;[.BQ66]&amp;&quot;,&quot;)">
            <text:p/>
          </table:table-cell>
          <table:table-cell table:formula="of:=IF([.BR66]=0;&quot;&quot;;&quot;&quot;&amp;[.BR$1]&amp;&quot;=&gt;&quot;&amp;[.BR66]&amp;&quot;,&quot;)">
            <text:p/>
          </table:table-cell>
          <table:table-cell table:formula="of:=IF([.BS66]=0;&quot;&quot;;&quot;&quot;&amp;[.BS$1]&amp;&quot;=&gt;&quot;&amp;[.BS66]&amp;&quot;,&quot;)">
            <text:p/>
          </table:table-cell>
          <table:table-cell table:formula="of:=IF([.BT66]=0;&quot;&quot;;&quot;&quot;&amp;[.BT$1]&amp;&quot;=&gt;&quot;&amp;[.BT66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3 John.A1">3 John</text:a></text:span></text:p>
          </table:table-cell>
          <table:table-cell office:value-type="float" office:value="14">
            <text:p>14</text:p>
          </table:table-cell>
          <table:table-cell office:value-type="string">
            <text:p>3Jn1:14 </text:p>
          </table:table-cell>
          <table:table-cell table:formula="of:=CONCATENATE(&quot;'&quot;&amp;[.A67]&amp;&quot;' =&gt; array( 'chapters'=&gt;&quot;&amp;[.E67]&amp;&quot;, 'verses'=&gt;&quot;&amp;[.F67]&amp;&quot;,&quot;; [.BX67]; &quot; ),&quot;)" office:value-type="string" office:string-value="'3 John' =&gt; array( 'chapters'=&gt;1, 'verses'=&gt;14,1=&gt;14, ),">
            <text:p>'3 John' =&gt; array( 'chapters'=&gt;1, 'verses'=&gt;14,1=&gt;14, ),</text:p>
          </table:table-cell>
          <table:table-cell office:value-type="float" office:value="1">
            <text:p>1</text:p>
          </table:table-cell>
          <table:table-cell table:formula="of:=SUM([.G67:.BT67])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number-columns-repeated="3" table:style-name="Default"/>
          <table:table-cell table:number-columns-repeated="62"/>
          <table:table-cell table:formula="of:=CONCATENATE([.BY67];[.BZ67];[.CA67];[.CB67];[.CC67];[.CD67];[.CE67];[.CF67];[.CG67];[.CH67];[.CI67];[.CJ67];[.CK67];[.CL67];[.CM67];[.CN67];[.CO67];[.CP67];[.CQ67];[.CR67];[.CS67];[.CT67];[.CU67];[.CV67];[.CW67];[.CX67];[.CY67];[.CZ67])" office:value-type="string" office:string-value="1=&gt;14,">
            <text:p>1=&gt;14,</text:p>
          </table:table-cell>
          <table:table-cell table:formula="of:=CONCATENATE([.CZ67];[.DA67];[.DB67];[.DC67];[.DD67];[.DE67];[.DF67];[.DG67];[.DH67];[.DI67];[.DJ67];[.DK67];[.DL67];[.DM67];[.DN67];[.DO67];[.DP67];[.DQ67];[.DR67];[.DS67];[.DT67];[.DU67];[.DV67];[.DW67];[.DX67];[.DY67];[.DZ67])">
            <text:p/>
          </table:table-cell>
          <table:table-cell table:formula="of:=CONCATENATE([.EA67];[.EB67];[.EC67];[.ED67];[.EE67];[.EF67];[.EG67];[.EH67];[.EI67];[.EJ67];[.EK67];[.EL67])">
            <text:p/>
          </table:table-cell>
          <table:table-cell table:formula="of:=CONCATENATE([.BU67];[.BV67];[.BW67])" office:value-type="string" office:string-value="1=&gt;14,">
            <text:p>1=&gt;14,</text:p>
          </table:table-cell>
          <table:table-cell table:formula="of:=IF([.G67]=0;&quot;&quot;;&quot;&quot;&amp;[.G$1]&amp;&quot;=&gt;&quot;&amp;[.G67]&amp;&quot;,&quot;)" office:value-type="string" office:string-value="1=&gt;14,">
            <text:p>1=&gt;14,</text:p>
          </table:table-cell>
          <table:table-cell table:formula="of:=IF([.H67]=0;&quot;&quot;;&quot;&quot;&amp;[.H$1]&amp;&quot;=&gt;&quot;&amp;[.H67]&amp;&quot;,&quot;)">
            <text:p/>
          </table:table-cell>
          <table:table-cell table:formula="of:=IF([.I67]=0;&quot;&quot;;&quot;&quot;&amp;[.I$1]&amp;&quot;=&gt;&quot;&amp;[.I67]&amp;&quot;,&quot;)">
            <text:p/>
          </table:table-cell>
          <table:table-cell table:formula="of:=IF([.J67]=0;&quot;&quot;;&quot;&quot;&amp;[.J$1]&amp;&quot;=&gt;&quot;&amp;[.J67]&amp;&quot;,&quot;)">
            <text:p/>
          </table:table-cell>
          <table:table-cell table:formula="of:=IF([.K67]=0;&quot;&quot;;&quot;&quot;&amp;[.K$1]&amp;&quot;=&gt;&quot;&amp;[.K67]&amp;&quot;,&quot;)">
            <text:p/>
          </table:table-cell>
          <table:table-cell table:formula="of:=IF([.L67]=0;&quot;&quot;;&quot;&quot;&amp;[.L$1]&amp;&quot;=&gt;&quot;&amp;[.L67]&amp;&quot;,&quot;)">
            <text:p/>
          </table:table-cell>
          <table:table-cell table:formula="of:=IF([.M67]=0;&quot;&quot;;&quot;&quot;&amp;[.M$1]&amp;&quot;=&gt;&quot;&amp;[.M67]&amp;&quot;,&quot;)">
            <text:p/>
          </table:table-cell>
          <table:table-cell table:formula="of:=IF([.N67]=0;&quot;&quot;;&quot;&quot;&amp;[.N$1]&amp;&quot;=&gt;&quot;&amp;[.N67]&amp;&quot;,&quot;)">
            <text:p/>
          </table:table-cell>
          <table:table-cell table:formula="of:=IF([.O67]=0;&quot;&quot;;&quot;&quot;&amp;[.O$1]&amp;&quot;=&gt;&quot;&amp;[.O67]&amp;&quot;,&quot;)">
            <text:p/>
          </table:table-cell>
          <table:table-cell table:formula="of:=IF([.P67]=0;&quot;&quot;;&quot;&quot;&amp;[.P$1]&amp;&quot;=&gt;&quot;&amp;[.P67]&amp;&quot;,&quot;)">
            <text:p/>
          </table:table-cell>
          <table:table-cell table:formula="of:=IF([.Q67]=0;&quot;&quot;;&quot;&quot;&amp;[.Q$1]&amp;&quot;=&gt;&quot;&amp;[.Q67]&amp;&quot;,&quot;)">
            <text:p/>
          </table:table-cell>
          <table:table-cell table:formula="of:=IF([.R67]=0;&quot;&quot;;&quot;&quot;&amp;[.R$1]&amp;&quot;=&gt;&quot;&amp;[.R67]&amp;&quot;,&quot;)">
            <text:p/>
          </table:table-cell>
          <table:table-cell table:formula="of:=IF([.S67]=0;&quot;&quot;;&quot;&quot;&amp;[.S$1]&amp;&quot;=&gt;&quot;&amp;[.S67]&amp;&quot;,&quot;)">
            <text:p/>
          </table:table-cell>
          <table:table-cell table:formula="of:=IF([.T67]=0;&quot;&quot;;&quot;&quot;&amp;[.T$1]&amp;&quot;=&gt;&quot;&amp;[.T67]&amp;&quot;,&quot;)">
            <text:p/>
          </table:table-cell>
          <table:table-cell table:formula="of:=IF([.U67]=0;&quot;&quot;;&quot;&quot;&amp;[.U$1]&amp;&quot;=&gt;&quot;&amp;[.U67]&amp;&quot;,&quot;)">
            <text:p/>
          </table:table-cell>
          <table:table-cell table:formula="of:=IF([.V67]=0;&quot;&quot;;&quot;&quot;&amp;[.V$1]&amp;&quot;=&gt;&quot;&amp;[.V67]&amp;&quot;,&quot;)">
            <text:p/>
          </table:table-cell>
          <table:table-cell table:formula="of:=IF([.W67]=0;&quot;&quot;;&quot;&quot;&amp;[.W$1]&amp;&quot;=&gt;&quot;&amp;[.W67]&amp;&quot;,&quot;)">
            <text:p/>
          </table:table-cell>
          <table:table-cell table:formula="of:=IF([.X67]=0;&quot;&quot;;&quot;&quot;&amp;[.X$1]&amp;&quot;=&gt;&quot;&amp;[.X67]&amp;&quot;,&quot;)">
            <text:p/>
          </table:table-cell>
          <table:table-cell table:formula="of:=IF([.Y67]=0;&quot;&quot;;&quot;&quot;&amp;[.Y$1]&amp;&quot;=&gt;&quot;&amp;[.Y67]&amp;&quot;,&quot;)">
            <text:p/>
          </table:table-cell>
          <table:table-cell table:formula="of:=IF([.Z67]=0;&quot;&quot;;&quot;&quot;&amp;[.Z$1]&amp;&quot;=&gt;&quot;&amp;[.Z67]&amp;&quot;,&quot;)">
            <text:p/>
          </table:table-cell>
          <table:table-cell table:formula="of:=IF([.AA67]=0;&quot;&quot;;&quot;&quot;&amp;[.AA$1]&amp;&quot;=&gt;&quot;&amp;[.AA67]&amp;&quot;,&quot;)">
            <text:p/>
          </table:table-cell>
          <table:table-cell table:formula="of:=IF([.AB67]=0;&quot;&quot;;&quot;&quot;&amp;[.AB$1]&amp;&quot;=&gt;&quot;&amp;[.AB67]&amp;&quot;,&quot;)">
            <text:p/>
          </table:table-cell>
          <table:table-cell table:formula="of:=IF([.AC67]=0;&quot;&quot;;&quot;&quot;&amp;[.AC$1]&amp;&quot;=&gt;&quot;&amp;[.AC67]&amp;&quot;,&quot;)">
            <text:p/>
          </table:table-cell>
          <table:table-cell table:formula="of:=IF([.AD67]=0;&quot;&quot;;&quot;&quot;&amp;[.AD$1]&amp;&quot;=&gt;&quot;&amp;[.AD67]&amp;&quot;,&quot;)">
            <text:p/>
          </table:table-cell>
          <table:table-cell table:formula="of:=IF([.AE67]=0;&quot;&quot;;&quot;&quot;&amp;[.AE$1]&amp;&quot;=&gt;&quot;&amp;[.AE67]&amp;&quot;,&quot;)">
            <text:p/>
          </table:table-cell>
          <table:table-cell table:formula="of:=IF([.AF67]=0;&quot;&quot;;&quot;&quot;&amp;[.AF$1]&amp;&quot;=&gt;&quot;&amp;[.AF67]&amp;&quot;,&quot;)">
            <text:p/>
          </table:table-cell>
          <table:table-cell table:formula="of:=IF([.AG67]=0;&quot;&quot;;&quot;&quot;&amp;[.AG$1]&amp;&quot;=&gt;&quot;&amp;[.AG67]&amp;&quot;,&quot;)">
            <text:p/>
          </table:table-cell>
          <table:table-cell table:formula="of:=IF([.AH67]=0;&quot;&quot;;&quot;&quot;&amp;[.AH$1]&amp;&quot;=&gt;&quot;&amp;[.AH67]&amp;&quot;,&quot;)">
            <text:p/>
          </table:table-cell>
          <table:table-cell table:formula="of:=IF([.AI67]=0;&quot;&quot;;&quot;&quot;&amp;[.AI$1]&amp;&quot;=&gt;&quot;&amp;[.AI67]&amp;&quot;,&quot;)">
            <text:p/>
          </table:table-cell>
          <table:table-cell table:formula="of:=IF([.AJ67]=0;&quot;&quot;;&quot;&quot;&amp;[.AJ$1]&amp;&quot;=&gt;&quot;&amp;[.AJ67]&amp;&quot;,&quot;)">
            <text:p/>
          </table:table-cell>
          <table:table-cell table:formula="of:=IF([.AK67]=0;&quot;&quot;;&quot;&quot;&amp;[.AK$1]&amp;&quot;=&gt;&quot;&amp;[.AK67]&amp;&quot;,&quot;)">
            <text:p/>
          </table:table-cell>
          <table:table-cell table:formula="of:=IF([.AL67]=0;&quot;&quot;;&quot;&quot;&amp;[.AL$1]&amp;&quot;=&gt;&quot;&amp;[.AL67]&amp;&quot;,&quot;)">
            <text:p/>
          </table:table-cell>
          <table:table-cell table:formula="of:=IF([.AM67]=0;&quot;&quot;;&quot;&quot;&amp;[.AM$1]&amp;&quot;=&gt;&quot;&amp;[.AM67]&amp;&quot;,&quot;)">
            <text:p/>
          </table:table-cell>
          <table:table-cell table:formula="of:=IF([.AN67]=0;&quot;&quot;;&quot;&quot;&amp;[.AN$1]&amp;&quot;=&gt;&quot;&amp;[.AN67]&amp;&quot;,&quot;)">
            <text:p/>
          </table:table-cell>
          <table:table-cell table:formula="of:=IF([.AO67]=0;&quot;&quot;;&quot;&quot;&amp;[.AO$1]&amp;&quot;=&gt;&quot;&amp;[.AO67]&amp;&quot;,&quot;)">
            <text:p/>
          </table:table-cell>
          <table:table-cell table:formula="of:=IF([.AP67]=0;&quot;&quot;;&quot;&quot;&amp;[.AP$1]&amp;&quot;=&gt;&quot;&amp;[.AP67]&amp;&quot;,&quot;)">
            <text:p/>
          </table:table-cell>
          <table:table-cell table:formula="of:=IF([.AQ67]=0;&quot;&quot;;&quot;&quot;&amp;[.AQ$1]&amp;&quot;=&gt;&quot;&amp;[.AQ67]&amp;&quot;,&quot;)">
            <text:p/>
          </table:table-cell>
          <table:table-cell table:formula="of:=IF([.AR67]=0;&quot;&quot;;&quot;&quot;&amp;[.AR$1]&amp;&quot;=&gt;&quot;&amp;[.AR67]&amp;&quot;,&quot;)">
            <text:p/>
          </table:table-cell>
          <table:table-cell table:formula="of:=IF([.AS67]=0;&quot;&quot;;&quot;&quot;&amp;[.AS$1]&amp;&quot;=&gt;&quot;&amp;[.AS67]&amp;&quot;,&quot;)">
            <text:p/>
          </table:table-cell>
          <table:table-cell table:formula="of:=IF([.AT67]=0;&quot;&quot;;&quot;&quot;&amp;[.AT$1]&amp;&quot;=&gt;&quot;&amp;[.AT67]&amp;&quot;,&quot;)">
            <text:p/>
          </table:table-cell>
          <table:table-cell table:formula="of:=IF([.AU67]=0;&quot;&quot;;&quot;&quot;&amp;[.AU$1]&amp;&quot;=&gt;&quot;&amp;[.AU67]&amp;&quot;,&quot;)">
            <text:p/>
          </table:table-cell>
          <table:table-cell table:formula="of:=IF([.AV67]=0;&quot;&quot;;&quot;&quot;&amp;[.AV$1]&amp;&quot;=&gt;&quot;&amp;[.AV67]&amp;&quot;,&quot;)">
            <text:p/>
          </table:table-cell>
          <table:table-cell table:formula="of:=IF([.AW67]=0;&quot;&quot;;&quot;&quot;&amp;[.AW$1]&amp;&quot;=&gt;&quot;&amp;[.AW67]&amp;&quot;,&quot;)">
            <text:p/>
          </table:table-cell>
          <table:table-cell table:formula="of:=IF([.AX67]=0;&quot;&quot;;&quot;&quot;&amp;[.AX$1]&amp;&quot;=&gt;&quot;&amp;[.AX67]&amp;&quot;,&quot;)">
            <text:p/>
          </table:table-cell>
          <table:table-cell table:formula="of:=IF([.AY67]=0;&quot;&quot;;&quot;&quot;&amp;[.AY$1]&amp;&quot;=&gt;&quot;&amp;[.AY67]&amp;&quot;,&quot;)">
            <text:p/>
          </table:table-cell>
          <table:table-cell table:formula="of:=IF([.AZ67]=0;&quot;&quot;;&quot;&quot;&amp;[.AZ$1]&amp;&quot;=&gt;&quot;&amp;[.AZ67]&amp;&quot;,&quot;)">
            <text:p/>
          </table:table-cell>
          <table:table-cell table:formula="of:=IF([.BA67]=0;&quot;&quot;;&quot;&quot;&amp;[.BA$1]&amp;&quot;=&gt;&quot;&amp;[.BA67]&amp;&quot;,&quot;)">
            <text:p/>
          </table:table-cell>
          <table:table-cell table:formula="of:=IF([.BB67]=0;&quot;&quot;;&quot;&quot;&amp;[.BB$1]&amp;&quot;=&gt;&quot;&amp;[.BB67]&amp;&quot;,&quot;)">
            <text:p/>
          </table:table-cell>
          <table:table-cell table:formula="of:=IF([.BC67]=0;&quot;&quot;;&quot;&quot;&amp;[.BC$1]&amp;&quot;=&gt;&quot;&amp;[.BC67]&amp;&quot;,&quot;)">
            <text:p/>
          </table:table-cell>
          <table:table-cell table:formula="of:=IF([.BD67]=0;&quot;&quot;;&quot;&quot;&amp;[.BD$1]&amp;&quot;=&gt;&quot;&amp;[.BD67]&amp;&quot;,&quot;)">
            <text:p/>
          </table:table-cell>
          <table:table-cell table:formula="of:=IF([.BE67]=0;&quot;&quot;;&quot;&quot;&amp;[.BE$1]&amp;&quot;=&gt;&quot;&amp;[.BE67]&amp;&quot;,&quot;)">
            <text:p/>
          </table:table-cell>
          <table:table-cell table:formula="of:=IF([.BF67]=0;&quot;&quot;;&quot;&quot;&amp;[.BF$1]&amp;&quot;=&gt;&quot;&amp;[.BF67]&amp;&quot;,&quot;)">
            <text:p/>
          </table:table-cell>
          <table:table-cell table:formula="of:=IF([.BG67]=0;&quot;&quot;;&quot;&quot;&amp;[.BG$1]&amp;&quot;=&gt;&quot;&amp;[.BG67]&amp;&quot;,&quot;)">
            <text:p/>
          </table:table-cell>
          <table:table-cell table:formula="of:=IF([.BH67]=0;&quot;&quot;;&quot;&quot;&amp;[.BH$1]&amp;&quot;=&gt;&quot;&amp;[.BH67]&amp;&quot;,&quot;)">
            <text:p/>
          </table:table-cell>
          <table:table-cell table:formula="of:=IF([.BI67]=0;&quot;&quot;;&quot;&quot;&amp;[.BI$1]&amp;&quot;=&gt;&quot;&amp;[.BI67]&amp;&quot;,&quot;)">
            <text:p/>
          </table:table-cell>
          <table:table-cell table:formula="of:=IF([.BJ67]=0;&quot;&quot;;&quot;&quot;&amp;[.BJ$1]&amp;&quot;=&gt;&quot;&amp;[.BJ67]&amp;&quot;,&quot;)">
            <text:p/>
          </table:table-cell>
          <table:table-cell table:formula="of:=IF([.BK67]=0;&quot;&quot;;&quot;&quot;&amp;[.BK$1]&amp;&quot;=&gt;&quot;&amp;[.BK67]&amp;&quot;,&quot;)">
            <text:p/>
          </table:table-cell>
          <table:table-cell table:formula="of:=IF([.BL67]=0;&quot;&quot;;&quot;&quot;&amp;[.BL$1]&amp;&quot;=&gt;&quot;&amp;[.BL67]&amp;&quot;,&quot;)">
            <text:p/>
          </table:table-cell>
          <table:table-cell table:formula="of:=IF([.BM67]=0;&quot;&quot;;&quot;&quot;&amp;[.BM$1]&amp;&quot;=&gt;&quot;&amp;[.BM67]&amp;&quot;,&quot;)">
            <text:p/>
          </table:table-cell>
          <table:table-cell table:formula="of:=IF([.BN67]=0;&quot;&quot;;&quot;&quot;&amp;[.BN$1]&amp;&quot;=&gt;&quot;&amp;[.BN67]&amp;&quot;,&quot;)">
            <text:p/>
          </table:table-cell>
          <table:table-cell table:formula="of:=IF([.BO67]=0;&quot;&quot;;&quot;&quot;&amp;[.BO$1]&amp;&quot;=&gt;&quot;&amp;[.BO67]&amp;&quot;,&quot;)">
            <text:p/>
          </table:table-cell>
          <table:table-cell table:formula="of:=IF([.BP67]=0;&quot;&quot;;&quot;&quot;&amp;[.BP$1]&amp;&quot;=&gt;&quot;&amp;[.BP67]&amp;&quot;,&quot;)">
            <text:p/>
          </table:table-cell>
          <table:table-cell table:formula="of:=IF([.BQ67]=0;&quot;&quot;;&quot;&quot;&amp;[.BQ$1]&amp;&quot;=&gt;&quot;&amp;[.BQ67]&amp;&quot;,&quot;)">
            <text:p/>
          </table:table-cell>
          <table:table-cell table:formula="of:=IF([.BR67]=0;&quot;&quot;;&quot;&quot;&amp;[.BR$1]&amp;&quot;=&gt;&quot;&amp;[.BR67]&amp;&quot;,&quot;)">
            <text:p/>
          </table:table-cell>
          <table:table-cell table:formula="of:=IF([.BS67]=0;&quot;&quot;;&quot;&quot;&amp;[.BS$1]&amp;&quot;=&gt;&quot;&amp;[.BS67]&amp;&quot;,&quot;)">
            <text:p/>
          </table:table-cell>
          <table:table-cell table:formula="of:=IF([.BT67]=0;&quot;&quot;;&quot;&quot;&amp;[.BT$1]&amp;&quot;=&gt;&quot;&amp;[.BT67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Jude.A1">Jude</text:a></text:span></text:p>
          </table:table-cell>
          <table:table-cell office:value-type="float" office:value="25">
            <text:p>25</text:p>
          </table:table-cell>
          <table:table-cell office:value-type="string">
            <text:p>Jude1:25 </text:p>
          </table:table-cell>
          <table:table-cell table:formula="of:=CONCATENATE(&quot;'&quot;&amp;[.A68]&amp;&quot;' =&gt; array( 'chapters'=&gt;&quot;&amp;[.E68]&amp;&quot;, 'verses'=&gt;&quot;&amp;[.F68]&amp;&quot;,&quot;; [.BX68]; &quot; ),&quot;)" office:value-type="string" office:string-value="'Jude' =&gt; array( 'chapters'=&gt;1, 'verses'=&gt;25,1=&gt;25, ),">
            <text:p>'Jude' =&gt; array( 'chapters'=&gt;1, 'verses'=&gt;25,1=&gt;25, ),</text:p>
          </table:table-cell>
          <table:table-cell office:value-type="float" office:value="1">
            <text:p>1</text:p>
          </table:table-cell>
          <table:table-cell table:formula="of:=SUM([.G68:.BT68])" office:value-type="float" office:value="25">
            <text:p>25</text:p>
          </table:table-cell>
          <table:table-cell table:style-name="Default" office:value-type="float" office:value="25">
            <text:p>25</text:p>
          </table:table-cell>
          <table:table-cell table:number-columns-repeated="3" table:style-name="Default"/>
          <table:table-cell table:number-columns-repeated="62"/>
          <table:table-cell table:formula="of:=CONCATENATE([.BY68];[.BZ68];[.CA68];[.CB68];[.CC68];[.CD68];[.CE68];[.CF68];[.CG68];[.CH68];[.CI68];[.CJ68];[.CK68];[.CL68];[.CM68];[.CN68];[.CO68];[.CP68];[.CQ68];[.CR68];[.CS68];[.CT68];[.CU68];[.CV68];[.CW68];[.CX68];[.CY68];[.CZ68])" office:value-type="string" office:string-value="1=&gt;25,">
            <text:p>1=&gt;25,</text:p>
          </table:table-cell>
          <table:table-cell table:formula="of:=CONCATENATE([.CZ68];[.DA68];[.DB68];[.DC68];[.DD68];[.DE68];[.DF68];[.DG68];[.DH68];[.DI68];[.DJ68];[.DK68];[.DL68];[.DM68];[.DN68];[.DO68];[.DP68];[.DQ68];[.DR68];[.DS68];[.DT68];[.DU68];[.DV68];[.DW68];[.DX68];[.DY68];[.DZ68])">
            <text:p/>
          </table:table-cell>
          <table:table-cell table:formula="of:=CONCATENATE([.EA68];[.EB68];[.EC68];[.ED68];[.EE68];[.EF68];[.EG68];[.EH68];[.EI68];[.EJ68];[.EK68];[.EL68])">
            <text:p/>
          </table:table-cell>
          <table:table-cell table:formula="of:=CONCATENATE([.BU68];[.BV68];[.BW68])" office:value-type="string" office:string-value="1=&gt;25,">
            <text:p>1=&gt;25,</text:p>
          </table:table-cell>
          <table:table-cell table:formula="of:=IF([.G68]=0;&quot;&quot;;&quot;&quot;&amp;[.G$1]&amp;&quot;=&gt;&quot;&amp;[.G68]&amp;&quot;,&quot;)" office:value-type="string" office:string-value="1=&gt;25,">
            <text:p>1=&gt;25,</text:p>
          </table:table-cell>
          <table:table-cell table:formula="of:=IF([.H68]=0;&quot;&quot;;&quot;&quot;&amp;[.H$1]&amp;&quot;=&gt;&quot;&amp;[.H68]&amp;&quot;,&quot;)">
            <text:p/>
          </table:table-cell>
          <table:table-cell table:formula="of:=IF([.I68]=0;&quot;&quot;;&quot;&quot;&amp;[.I$1]&amp;&quot;=&gt;&quot;&amp;[.I68]&amp;&quot;,&quot;)">
            <text:p/>
          </table:table-cell>
          <table:table-cell table:formula="of:=IF([.J68]=0;&quot;&quot;;&quot;&quot;&amp;[.J$1]&amp;&quot;=&gt;&quot;&amp;[.J68]&amp;&quot;,&quot;)">
            <text:p/>
          </table:table-cell>
          <table:table-cell table:formula="of:=IF([.K68]=0;&quot;&quot;;&quot;&quot;&amp;[.K$1]&amp;&quot;=&gt;&quot;&amp;[.K68]&amp;&quot;,&quot;)">
            <text:p/>
          </table:table-cell>
          <table:table-cell table:formula="of:=IF([.L68]=0;&quot;&quot;;&quot;&quot;&amp;[.L$1]&amp;&quot;=&gt;&quot;&amp;[.L68]&amp;&quot;,&quot;)">
            <text:p/>
          </table:table-cell>
          <table:table-cell table:formula="of:=IF([.M68]=0;&quot;&quot;;&quot;&quot;&amp;[.M$1]&amp;&quot;=&gt;&quot;&amp;[.M68]&amp;&quot;,&quot;)">
            <text:p/>
          </table:table-cell>
          <table:table-cell table:formula="of:=IF([.N68]=0;&quot;&quot;;&quot;&quot;&amp;[.N$1]&amp;&quot;=&gt;&quot;&amp;[.N68]&amp;&quot;,&quot;)">
            <text:p/>
          </table:table-cell>
          <table:table-cell table:formula="of:=IF([.O68]=0;&quot;&quot;;&quot;&quot;&amp;[.O$1]&amp;&quot;=&gt;&quot;&amp;[.O68]&amp;&quot;,&quot;)">
            <text:p/>
          </table:table-cell>
          <table:table-cell table:formula="of:=IF([.P68]=0;&quot;&quot;;&quot;&quot;&amp;[.P$1]&amp;&quot;=&gt;&quot;&amp;[.P68]&amp;&quot;,&quot;)">
            <text:p/>
          </table:table-cell>
          <table:table-cell table:formula="of:=IF([.Q68]=0;&quot;&quot;;&quot;&quot;&amp;[.Q$1]&amp;&quot;=&gt;&quot;&amp;[.Q68]&amp;&quot;,&quot;)">
            <text:p/>
          </table:table-cell>
          <table:table-cell table:formula="of:=IF([.R68]=0;&quot;&quot;;&quot;&quot;&amp;[.R$1]&amp;&quot;=&gt;&quot;&amp;[.R68]&amp;&quot;,&quot;)">
            <text:p/>
          </table:table-cell>
          <table:table-cell table:formula="of:=IF([.S68]=0;&quot;&quot;;&quot;&quot;&amp;[.S$1]&amp;&quot;=&gt;&quot;&amp;[.S68]&amp;&quot;,&quot;)">
            <text:p/>
          </table:table-cell>
          <table:table-cell table:formula="of:=IF([.T68]=0;&quot;&quot;;&quot;&quot;&amp;[.T$1]&amp;&quot;=&gt;&quot;&amp;[.T68]&amp;&quot;,&quot;)">
            <text:p/>
          </table:table-cell>
          <table:table-cell table:formula="of:=IF([.U68]=0;&quot;&quot;;&quot;&quot;&amp;[.U$1]&amp;&quot;=&gt;&quot;&amp;[.U68]&amp;&quot;,&quot;)">
            <text:p/>
          </table:table-cell>
          <table:table-cell table:formula="of:=IF([.V68]=0;&quot;&quot;;&quot;&quot;&amp;[.V$1]&amp;&quot;=&gt;&quot;&amp;[.V68]&amp;&quot;,&quot;)">
            <text:p/>
          </table:table-cell>
          <table:table-cell table:formula="of:=IF([.W68]=0;&quot;&quot;;&quot;&quot;&amp;[.W$1]&amp;&quot;=&gt;&quot;&amp;[.W68]&amp;&quot;,&quot;)">
            <text:p/>
          </table:table-cell>
          <table:table-cell table:formula="of:=IF([.X68]=0;&quot;&quot;;&quot;&quot;&amp;[.X$1]&amp;&quot;=&gt;&quot;&amp;[.X68]&amp;&quot;,&quot;)">
            <text:p/>
          </table:table-cell>
          <table:table-cell table:formula="of:=IF([.Y68]=0;&quot;&quot;;&quot;&quot;&amp;[.Y$1]&amp;&quot;=&gt;&quot;&amp;[.Y68]&amp;&quot;,&quot;)">
            <text:p/>
          </table:table-cell>
          <table:table-cell table:formula="of:=IF([.Z68]=0;&quot;&quot;;&quot;&quot;&amp;[.Z$1]&amp;&quot;=&gt;&quot;&amp;[.Z68]&amp;&quot;,&quot;)">
            <text:p/>
          </table:table-cell>
          <table:table-cell table:formula="of:=IF([.AA68]=0;&quot;&quot;;&quot;&quot;&amp;[.AA$1]&amp;&quot;=&gt;&quot;&amp;[.AA68]&amp;&quot;,&quot;)">
            <text:p/>
          </table:table-cell>
          <table:table-cell table:formula="of:=IF([.AB68]=0;&quot;&quot;;&quot;&quot;&amp;[.AB$1]&amp;&quot;=&gt;&quot;&amp;[.AB68]&amp;&quot;,&quot;)">
            <text:p/>
          </table:table-cell>
          <table:table-cell table:formula="of:=IF([.AC68]=0;&quot;&quot;;&quot;&quot;&amp;[.AC$1]&amp;&quot;=&gt;&quot;&amp;[.AC68]&amp;&quot;,&quot;)">
            <text:p/>
          </table:table-cell>
          <table:table-cell table:formula="of:=IF([.AD68]=0;&quot;&quot;;&quot;&quot;&amp;[.AD$1]&amp;&quot;=&gt;&quot;&amp;[.AD68]&amp;&quot;,&quot;)">
            <text:p/>
          </table:table-cell>
          <table:table-cell table:formula="of:=IF([.AE68]=0;&quot;&quot;;&quot;&quot;&amp;[.AE$1]&amp;&quot;=&gt;&quot;&amp;[.AE68]&amp;&quot;,&quot;)">
            <text:p/>
          </table:table-cell>
          <table:table-cell table:formula="of:=IF([.AF68]=0;&quot;&quot;;&quot;&quot;&amp;[.AF$1]&amp;&quot;=&gt;&quot;&amp;[.AF68]&amp;&quot;,&quot;)">
            <text:p/>
          </table:table-cell>
          <table:table-cell table:formula="of:=IF([.AG68]=0;&quot;&quot;;&quot;&quot;&amp;[.AG$1]&amp;&quot;=&gt;&quot;&amp;[.AG68]&amp;&quot;,&quot;)">
            <text:p/>
          </table:table-cell>
          <table:table-cell table:formula="of:=IF([.AH68]=0;&quot;&quot;;&quot;&quot;&amp;[.AH$1]&amp;&quot;=&gt;&quot;&amp;[.AH68]&amp;&quot;,&quot;)">
            <text:p/>
          </table:table-cell>
          <table:table-cell table:formula="of:=IF([.AI68]=0;&quot;&quot;;&quot;&quot;&amp;[.AI$1]&amp;&quot;=&gt;&quot;&amp;[.AI68]&amp;&quot;,&quot;)">
            <text:p/>
          </table:table-cell>
          <table:table-cell table:formula="of:=IF([.AJ68]=0;&quot;&quot;;&quot;&quot;&amp;[.AJ$1]&amp;&quot;=&gt;&quot;&amp;[.AJ68]&amp;&quot;,&quot;)">
            <text:p/>
          </table:table-cell>
          <table:table-cell table:formula="of:=IF([.AK68]=0;&quot;&quot;;&quot;&quot;&amp;[.AK$1]&amp;&quot;=&gt;&quot;&amp;[.AK68]&amp;&quot;,&quot;)">
            <text:p/>
          </table:table-cell>
          <table:table-cell table:formula="of:=IF([.AL68]=0;&quot;&quot;;&quot;&quot;&amp;[.AL$1]&amp;&quot;=&gt;&quot;&amp;[.AL68]&amp;&quot;,&quot;)">
            <text:p/>
          </table:table-cell>
          <table:table-cell table:formula="of:=IF([.AM68]=0;&quot;&quot;;&quot;&quot;&amp;[.AM$1]&amp;&quot;=&gt;&quot;&amp;[.AM68]&amp;&quot;,&quot;)">
            <text:p/>
          </table:table-cell>
          <table:table-cell table:formula="of:=IF([.AN68]=0;&quot;&quot;;&quot;&quot;&amp;[.AN$1]&amp;&quot;=&gt;&quot;&amp;[.AN68]&amp;&quot;,&quot;)">
            <text:p/>
          </table:table-cell>
          <table:table-cell table:formula="of:=IF([.AO68]=0;&quot;&quot;;&quot;&quot;&amp;[.AO$1]&amp;&quot;=&gt;&quot;&amp;[.AO68]&amp;&quot;,&quot;)">
            <text:p/>
          </table:table-cell>
          <table:table-cell table:formula="of:=IF([.AP68]=0;&quot;&quot;;&quot;&quot;&amp;[.AP$1]&amp;&quot;=&gt;&quot;&amp;[.AP68]&amp;&quot;,&quot;)">
            <text:p/>
          </table:table-cell>
          <table:table-cell table:formula="of:=IF([.AQ68]=0;&quot;&quot;;&quot;&quot;&amp;[.AQ$1]&amp;&quot;=&gt;&quot;&amp;[.AQ68]&amp;&quot;,&quot;)">
            <text:p/>
          </table:table-cell>
          <table:table-cell table:formula="of:=IF([.AR68]=0;&quot;&quot;;&quot;&quot;&amp;[.AR$1]&amp;&quot;=&gt;&quot;&amp;[.AR68]&amp;&quot;,&quot;)">
            <text:p/>
          </table:table-cell>
          <table:table-cell table:formula="of:=IF([.AS68]=0;&quot;&quot;;&quot;&quot;&amp;[.AS$1]&amp;&quot;=&gt;&quot;&amp;[.AS68]&amp;&quot;,&quot;)">
            <text:p/>
          </table:table-cell>
          <table:table-cell table:formula="of:=IF([.AT68]=0;&quot;&quot;;&quot;&quot;&amp;[.AT$1]&amp;&quot;=&gt;&quot;&amp;[.AT68]&amp;&quot;,&quot;)">
            <text:p/>
          </table:table-cell>
          <table:table-cell table:formula="of:=IF([.AU68]=0;&quot;&quot;;&quot;&quot;&amp;[.AU$1]&amp;&quot;=&gt;&quot;&amp;[.AU68]&amp;&quot;,&quot;)">
            <text:p/>
          </table:table-cell>
          <table:table-cell table:formula="of:=IF([.AV68]=0;&quot;&quot;;&quot;&quot;&amp;[.AV$1]&amp;&quot;=&gt;&quot;&amp;[.AV68]&amp;&quot;,&quot;)">
            <text:p/>
          </table:table-cell>
          <table:table-cell table:formula="of:=IF([.AW68]=0;&quot;&quot;;&quot;&quot;&amp;[.AW$1]&amp;&quot;=&gt;&quot;&amp;[.AW68]&amp;&quot;,&quot;)">
            <text:p/>
          </table:table-cell>
          <table:table-cell table:formula="of:=IF([.AX68]=0;&quot;&quot;;&quot;&quot;&amp;[.AX$1]&amp;&quot;=&gt;&quot;&amp;[.AX68]&amp;&quot;,&quot;)">
            <text:p/>
          </table:table-cell>
          <table:table-cell table:formula="of:=IF([.AY68]=0;&quot;&quot;;&quot;&quot;&amp;[.AY$1]&amp;&quot;=&gt;&quot;&amp;[.AY68]&amp;&quot;,&quot;)">
            <text:p/>
          </table:table-cell>
          <table:table-cell table:formula="of:=IF([.AZ68]=0;&quot;&quot;;&quot;&quot;&amp;[.AZ$1]&amp;&quot;=&gt;&quot;&amp;[.AZ68]&amp;&quot;,&quot;)">
            <text:p/>
          </table:table-cell>
          <table:table-cell table:formula="of:=IF([.BA68]=0;&quot;&quot;;&quot;&quot;&amp;[.BA$1]&amp;&quot;=&gt;&quot;&amp;[.BA68]&amp;&quot;,&quot;)">
            <text:p/>
          </table:table-cell>
          <table:table-cell table:formula="of:=IF([.BB68]=0;&quot;&quot;;&quot;&quot;&amp;[.BB$1]&amp;&quot;=&gt;&quot;&amp;[.BB68]&amp;&quot;,&quot;)">
            <text:p/>
          </table:table-cell>
          <table:table-cell table:formula="of:=IF([.BC68]=0;&quot;&quot;;&quot;&quot;&amp;[.BC$1]&amp;&quot;=&gt;&quot;&amp;[.BC68]&amp;&quot;,&quot;)">
            <text:p/>
          </table:table-cell>
          <table:table-cell table:formula="of:=IF([.BD68]=0;&quot;&quot;;&quot;&quot;&amp;[.BD$1]&amp;&quot;=&gt;&quot;&amp;[.BD68]&amp;&quot;,&quot;)">
            <text:p/>
          </table:table-cell>
          <table:table-cell table:formula="of:=IF([.BE68]=0;&quot;&quot;;&quot;&quot;&amp;[.BE$1]&amp;&quot;=&gt;&quot;&amp;[.BE68]&amp;&quot;,&quot;)">
            <text:p/>
          </table:table-cell>
          <table:table-cell table:formula="of:=IF([.BF68]=0;&quot;&quot;;&quot;&quot;&amp;[.BF$1]&amp;&quot;=&gt;&quot;&amp;[.BF68]&amp;&quot;,&quot;)">
            <text:p/>
          </table:table-cell>
          <table:table-cell table:formula="of:=IF([.BG68]=0;&quot;&quot;;&quot;&quot;&amp;[.BG$1]&amp;&quot;=&gt;&quot;&amp;[.BG68]&amp;&quot;,&quot;)">
            <text:p/>
          </table:table-cell>
          <table:table-cell table:formula="of:=IF([.BH68]=0;&quot;&quot;;&quot;&quot;&amp;[.BH$1]&amp;&quot;=&gt;&quot;&amp;[.BH68]&amp;&quot;,&quot;)">
            <text:p/>
          </table:table-cell>
          <table:table-cell table:formula="of:=IF([.BI68]=0;&quot;&quot;;&quot;&quot;&amp;[.BI$1]&amp;&quot;=&gt;&quot;&amp;[.BI68]&amp;&quot;,&quot;)">
            <text:p/>
          </table:table-cell>
          <table:table-cell table:formula="of:=IF([.BJ68]=0;&quot;&quot;;&quot;&quot;&amp;[.BJ$1]&amp;&quot;=&gt;&quot;&amp;[.BJ68]&amp;&quot;,&quot;)">
            <text:p/>
          </table:table-cell>
          <table:table-cell table:formula="of:=IF([.BK68]=0;&quot;&quot;;&quot;&quot;&amp;[.BK$1]&amp;&quot;=&gt;&quot;&amp;[.BK68]&amp;&quot;,&quot;)">
            <text:p/>
          </table:table-cell>
          <table:table-cell table:formula="of:=IF([.BL68]=0;&quot;&quot;;&quot;&quot;&amp;[.BL$1]&amp;&quot;=&gt;&quot;&amp;[.BL68]&amp;&quot;,&quot;)">
            <text:p/>
          </table:table-cell>
          <table:table-cell table:formula="of:=IF([.BM68]=0;&quot;&quot;;&quot;&quot;&amp;[.BM$1]&amp;&quot;=&gt;&quot;&amp;[.BM68]&amp;&quot;,&quot;)">
            <text:p/>
          </table:table-cell>
          <table:table-cell table:formula="of:=IF([.BN68]=0;&quot;&quot;;&quot;&quot;&amp;[.BN$1]&amp;&quot;=&gt;&quot;&amp;[.BN68]&amp;&quot;,&quot;)">
            <text:p/>
          </table:table-cell>
          <table:table-cell table:formula="of:=IF([.BO68]=0;&quot;&quot;;&quot;&quot;&amp;[.BO$1]&amp;&quot;=&gt;&quot;&amp;[.BO68]&amp;&quot;,&quot;)">
            <text:p/>
          </table:table-cell>
          <table:table-cell table:formula="of:=IF([.BP68]=0;&quot;&quot;;&quot;&quot;&amp;[.BP$1]&amp;&quot;=&gt;&quot;&amp;[.BP68]&amp;&quot;,&quot;)">
            <text:p/>
          </table:table-cell>
          <table:table-cell table:formula="of:=IF([.BQ68]=0;&quot;&quot;;&quot;&quot;&amp;[.BQ$1]&amp;&quot;=&gt;&quot;&amp;[.BQ68]&amp;&quot;,&quot;)">
            <text:p/>
          </table:table-cell>
          <table:table-cell table:formula="of:=IF([.BR68]=0;&quot;&quot;;&quot;&quot;&amp;[.BR$1]&amp;&quot;=&gt;&quot;&amp;[.BR68]&amp;&quot;,&quot;)">
            <text:p/>
          </table:table-cell>
          <table:table-cell table:formula="of:=IF([.BS68]=0;&quot;&quot;;&quot;&quot;&amp;[.BS$1]&amp;&quot;=&gt;&quot;&amp;[.BS68]&amp;&quot;,&quot;)">
            <text:p/>
          </table:table-cell>
          <table:table-cell table:formula="of:=IF([.BT68]=0;&quot;&quot;;&quot;&quot;&amp;[.BT$1]&amp;&quot;=&gt;&quot;&amp;[.BT68]&amp;&quot;,&quot;)">
            <text:p/>
          </table:table-cell>
        </table:table-row>
        <table:table-row table:style-name="ro2">
          <table:table-cell office:value-type="string">
            <text:p><text:span text:style-name="T1"><text:a xlink:href="#Revelation.A1">Revelation</text:a></text:span></text:p>
          </table:table-cell>
          <table:table-cell office:value-type="float" office:value="404">
            <text:p>404</text:p>
          </table:table-cell>
          <table:table-cell office:value-type="string">
            <text:p>Rev22:21 </text:p>
          </table:table-cell>
          <table:table-cell table:formula="of:=CONCATENATE(&quot;'&quot;&amp;[.A69]&amp;&quot;' =&gt; array( 'chapters'=&gt;&quot;&amp;[.E69]&amp;&quot;, 'verses'=&gt;&quot;&amp;[.F69]&amp;&quot;,&quot;; [.BX69]; &quot; ),&quot;)" office:value-type="string" office:string-value="'Revelation' =&gt; array( 'chapters'=&gt;22, 'verses'=&gt;404,1=&gt;20,2=&gt;29,3=&gt;22,4=&gt;11,5=&gt;14,6=&gt;17,7=&gt;17,8=&gt;13,9=&gt;21,10=&gt;11,11=&gt;19,12=&gt;17,13=&gt;18,14=&gt;20,15=&gt;8,16=&gt;21,17=&gt;18,18=&gt;24,19=&gt;21,20=&gt;15,21=&gt;27,22=&gt;21, ),">
            <text:p>'Revelation' =&gt; array( 'chapters'=&gt;22, 'verses'=&gt;404,1=&gt;20,2=&gt;29,3=&gt;22,4=&gt;11,5=&gt;14,6=&gt;17,7=&gt;17,8=&gt;13,9=&gt;21,10=&gt;11,11=&gt;19,12=&gt;17,13=&gt;18,14=&gt;20,15=&gt;8,16=&gt;21,17=&gt;18,18=&gt;24,19=&gt;21,20=&gt;15,21=&gt;27,22=&gt;21, ),</text:p>
          </table:table-cell>
          <table:table-cell office:value-type="float" office:value="22">
            <text:p>22</text:p>
          </table:table-cell>
          <table:table-cell table:formula="of:=SUM([.G69:.BT69])" office:value-type="float" office:value="404">
            <text:p>40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44"/>
          <table:table-cell table:formula="of:=CONCATENATE([.BY69];[.BZ69];[.CA69];[.CB69];[.CC69];[.CD69];[.CE69];[.CF69];[.CG69];[.CH69];[.CI69];[.CJ69];[.CK69];[.CL69];[.CM69];[.CN69];[.CO69];[.CP69];[.CQ69];[.CR69];[.CS69];[.CT69];[.CU69];[.CV69];[.CW69];[.CX69];[.CY69];[.CZ69])" office:value-type="string" office:string-value="1=&gt;20,2=&gt;29,3=&gt;22,4=&gt;11,5=&gt;14,6=&gt;17,7=&gt;17,8=&gt;13,9=&gt;21,10=&gt;11,11=&gt;19,12=&gt;17,13=&gt;18,14=&gt;20,15=&gt;8,16=&gt;21,17=&gt;18,18=&gt;24,19=&gt;21,20=&gt;15,21=&gt;27,22=&gt;21,">
            <text:p>1=&gt;20,2=&gt;29,3=&gt;22,4=&gt;11,5=&gt;14,6=&gt;17,7=&gt;17,8=&gt;13,9=&gt;21,10=&gt;11,11=&gt;19,12=&gt;17,13=&gt;18,14=&gt;20,15=&gt;8,16=&gt;21,17=&gt;18,18=&gt;24,19=&gt;21,20=&gt;15,21=&gt;27,22=&gt;21,</text:p>
          </table:table-cell>
          <table:table-cell table:formula="of:=CONCATENATE([.CZ69];[.DA69];[.DB69];[.DC69];[.DD69];[.DE69];[.DF69];[.DG69];[.DH69];[.DI69];[.DJ69];[.DK69];[.DL69];[.DM69];[.DN69];[.DO69];[.DP69];[.DQ69];[.DR69];[.DS69];[.DT69];[.DU69];[.DV69];[.DW69];[.DX69];[.DY69];[.DZ69])">
            <text:p/>
          </table:table-cell>
          <table:table-cell table:formula="of:=CONCATENATE([.EA69];[.EB69];[.EC69];[.ED69];[.EE69];[.EF69];[.EG69];[.EH69];[.EI69];[.EJ69];[.EK69];[.EL69])">
            <text:p/>
          </table:table-cell>
          <table:table-cell table:formula="of:=CONCATENATE([.BU69];[.BV69];[.BW69])" office:value-type="string" office:string-value="1=&gt;20,2=&gt;29,3=&gt;22,4=&gt;11,5=&gt;14,6=&gt;17,7=&gt;17,8=&gt;13,9=&gt;21,10=&gt;11,11=&gt;19,12=&gt;17,13=&gt;18,14=&gt;20,15=&gt;8,16=&gt;21,17=&gt;18,18=&gt;24,19=&gt;21,20=&gt;15,21=&gt;27,22=&gt;21,">
            <text:p>1=&gt;20,2=&gt;29,3=&gt;22,4=&gt;11,5=&gt;14,6=&gt;17,7=&gt;17,8=&gt;13,9=&gt;21,10=&gt;11,11=&gt;19,12=&gt;17,13=&gt;18,14=&gt;20,15=&gt;8,16=&gt;21,17=&gt;18,18=&gt;24,19=&gt;21,20=&gt;15,21=&gt;27,22=&gt;21,</text:p>
          </table:table-cell>
          <table:table-cell table:formula="of:=IF([.G69]=0;&quot;&quot;;&quot;&quot;&amp;[.G$1]&amp;&quot;=&gt;&quot;&amp;[.G69]&amp;&quot;,&quot;)" office:value-type="string" office:string-value="1=&gt;20,">
            <text:p>1=&gt;20,</text:p>
          </table:table-cell>
          <table:table-cell table:formula="of:=IF([.H69]=0;&quot;&quot;;&quot;&quot;&amp;[.H$1]&amp;&quot;=&gt;&quot;&amp;[.H69]&amp;&quot;,&quot;)" office:value-type="string" office:string-value="2=&gt;29,">
            <text:p>2=&gt;29,</text:p>
          </table:table-cell>
          <table:table-cell table:formula="of:=IF([.I69]=0;&quot;&quot;;&quot;&quot;&amp;[.I$1]&amp;&quot;=&gt;&quot;&amp;[.I69]&amp;&quot;,&quot;)" office:value-type="string" office:string-value="3=&gt;22,">
            <text:p>3=&gt;22,</text:p>
          </table:table-cell>
          <table:table-cell table:formula="of:=IF([.J69]=0;&quot;&quot;;&quot;&quot;&amp;[.J$1]&amp;&quot;=&gt;&quot;&amp;[.J69]&amp;&quot;,&quot;)" office:value-type="string" office:string-value="4=&gt;11,">
            <text:p>4=&gt;11,</text:p>
          </table:table-cell>
          <table:table-cell table:formula="of:=IF([.K69]=0;&quot;&quot;;&quot;&quot;&amp;[.K$1]&amp;&quot;=&gt;&quot;&amp;[.K69]&amp;&quot;,&quot;)" office:value-type="string" office:string-value="5=&gt;14,">
            <text:p>5=&gt;14,</text:p>
          </table:table-cell>
          <table:table-cell table:formula="of:=IF([.L69]=0;&quot;&quot;;&quot;&quot;&amp;[.L$1]&amp;&quot;=&gt;&quot;&amp;[.L69]&amp;&quot;,&quot;)" office:value-type="string" office:string-value="6=&gt;17,">
            <text:p>6=&gt;17,</text:p>
          </table:table-cell>
          <table:table-cell table:formula="of:=IF([.M69]=0;&quot;&quot;;&quot;&quot;&amp;[.M$1]&amp;&quot;=&gt;&quot;&amp;[.M69]&amp;&quot;,&quot;)" office:value-type="string" office:string-value="7=&gt;17,">
            <text:p>7=&gt;17,</text:p>
          </table:table-cell>
          <table:table-cell table:formula="of:=IF([.N69]=0;&quot;&quot;;&quot;&quot;&amp;[.N$1]&amp;&quot;=&gt;&quot;&amp;[.N69]&amp;&quot;,&quot;)" office:value-type="string" office:string-value="8=&gt;13,">
            <text:p>8=&gt;13,</text:p>
          </table:table-cell>
          <table:table-cell table:formula="of:=IF([.O69]=0;&quot;&quot;;&quot;&quot;&amp;[.O$1]&amp;&quot;=&gt;&quot;&amp;[.O69]&amp;&quot;,&quot;)" office:value-type="string" office:string-value="9=&gt;21,">
            <text:p>9=&gt;21,</text:p>
          </table:table-cell>
          <table:table-cell table:formula="of:=IF([.P69]=0;&quot;&quot;;&quot;&quot;&amp;[.P$1]&amp;&quot;=&gt;&quot;&amp;[.P69]&amp;&quot;,&quot;)" office:value-type="string" office:string-value="10=&gt;11,">
            <text:p>10=&gt;11,</text:p>
          </table:table-cell>
          <table:table-cell table:formula="of:=IF([.Q69]=0;&quot;&quot;;&quot;&quot;&amp;[.Q$1]&amp;&quot;=&gt;&quot;&amp;[.Q69]&amp;&quot;,&quot;)" office:value-type="string" office:string-value="11=&gt;19,">
            <text:p>11=&gt;19,</text:p>
          </table:table-cell>
          <table:table-cell table:formula="of:=IF([.R69]=0;&quot;&quot;;&quot;&quot;&amp;[.R$1]&amp;&quot;=&gt;&quot;&amp;[.R69]&amp;&quot;,&quot;)" office:value-type="string" office:string-value="12=&gt;17,">
            <text:p>12=&gt;17,</text:p>
          </table:table-cell>
          <table:table-cell table:formula="of:=IF([.S69]=0;&quot;&quot;;&quot;&quot;&amp;[.S$1]&amp;&quot;=&gt;&quot;&amp;[.S69]&amp;&quot;,&quot;)" office:value-type="string" office:string-value="13=&gt;18,">
            <text:p>13=&gt;18,</text:p>
          </table:table-cell>
          <table:table-cell table:formula="of:=IF([.T69]=0;&quot;&quot;;&quot;&quot;&amp;[.T$1]&amp;&quot;=&gt;&quot;&amp;[.T69]&amp;&quot;,&quot;)" office:value-type="string" office:string-value="14=&gt;20,">
            <text:p>14=&gt;20,</text:p>
          </table:table-cell>
          <table:table-cell table:formula="of:=IF([.U69]=0;&quot;&quot;;&quot;&quot;&amp;[.U$1]&amp;&quot;=&gt;&quot;&amp;[.U69]&amp;&quot;,&quot;)" office:value-type="string" office:string-value="15=&gt;8,">
            <text:p>15=&gt;8,</text:p>
          </table:table-cell>
          <table:table-cell table:formula="of:=IF([.V69]=0;&quot;&quot;;&quot;&quot;&amp;[.V$1]&amp;&quot;=&gt;&quot;&amp;[.V69]&amp;&quot;,&quot;)" office:value-type="string" office:string-value="16=&gt;21,">
            <text:p>16=&gt;21,</text:p>
          </table:table-cell>
          <table:table-cell table:formula="of:=IF([.W69]=0;&quot;&quot;;&quot;&quot;&amp;[.W$1]&amp;&quot;=&gt;&quot;&amp;[.W69]&amp;&quot;,&quot;)" office:value-type="string" office:string-value="17=&gt;18,">
            <text:p>17=&gt;18,</text:p>
          </table:table-cell>
          <table:table-cell table:formula="of:=IF([.X69]=0;&quot;&quot;;&quot;&quot;&amp;[.X$1]&amp;&quot;=&gt;&quot;&amp;[.X69]&amp;&quot;,&quot;)" office:value-type="string" office:string-value="18=&gt;24,">
            <text:p>18=&gt;24,</text:p>
          </table:table-cell>
          <table:table-cell table:formula="of:=IF([.Y69]=0;&quot;&quot;;&quot;&quot;&amp;[.Y$1]&amp;&quot;=&gt;&quot;&amp;[.Y69]&amp;&quot;,&quot;)" office:value-type="string" office:string-value="19=&gt;21,">
            <text:p>19=&gt;21,</text:p>
          </table:table-cell>
          <table:table-cell table:formula="of:=IF([.Z69]=0;&quot;&quot;;&quot;&quot;&amp;[.Z$1]&amp;&quot;=&gt;&quot;&amp;[.Z69]&amp;&quot;,&quot;)" office:value-type="string" office:string-value="20=&gt;15,">
            <text:p>20=&gt;15,</text:p>
          </table:table-cell>
          <table:table-cell table:formula="of:=IF([.AA69]=0;&quot;&quot;;&quot;&quot;&amp;[.AA$1]&amp;&quot;=&gt;&quot;&amp;[.AA69]&amp;&quot;,&quot;)" office:value-type="string" office:string-value="21=&gt;27,">
            <text:p>21=&gt;27,</text:p>
          </table:table-cell>
          <table:table-cell table:formula="of:=IF([.AB69]=0;&quot;&quot;;&quot;&quot;&amp;[.AB$1]&amp;&quot;=&gt;&quot;&amp;[.AB69]&amp;&quot;,&quot;)" office:value-type="string" office:string-value="22=&gt;21,">
            <text:p>22=&gt;21,</text:p>
          </table:table-cell>
          <table:table-cell table:formula="of:=IF([.AC69]=0;&quot;&quot;;&quot;&quot;&amp;[.AC$1]&amp;&quot;=&gt;&quot;&amp;[.AC69]&amp;&quot;,&quot;)">
            <text:p/>
          </table:table-cell>
          <table:table-cell table:formula="of:=IF([.AD69]=0;&quot;&quot;;&quot;&quot;&amp;[.AD$1]&amp;&quot;=&gt;&quot;&amp;[.AD69]&amp;&quot;,&quot;)">
            <text:p/>
          </table:table-cell>
          <table:table-cell table:formula="of:=IF([.AE69]=0;&quot;&quot;;&quot;&quot;&amp;[.AE$1]&amp;&quot;=&gt;&quot;&amp;[.AE69]&amp;&quot;,&quot;)">
            <text:p/>
          </table:table-cell>
          <table:table-cell table:formula="of:=IF([.AF69]=0;&quot;&quot;;&quot;&quot;&amp;[.AF$1]&amp;&quot;=&gt;&quot;&amp;[.AF69]&amp;&quot;,&quot;)">
            <text:p/>
          </table:table-cell>
          <table:table-cell table:formula="of:=IF([.AG69]=0;&quot;&quot;;&quot;&quot;&amp;[.AG$1]&amp;&quot;=&gt;&quot;&amp;[.AG69]&amp;&quot;,&quot;)">
            <text:p/>
          </table:table-cell>
          <table:table-cell table:formula="of:=IF([.AH69]=0;&quot;&quot;;&quot;&quot;&amp;[.AH$1]&amp;&quot;=&gt;&quot;&amp;[.AH69]&amp;&quot;,&quot;)">
            <text:p/>
          </table:table-cell>
          <table:table-cell table:formula="of:=IF([.AI69]=0;&quot;&quot;;&quot;&quot;&amp;[.AI$1]&amp;&quot;=&gt;&quot;&amp;[.AI69]&amp;&quot;,&quot;)">
            <text:p/>
          </table:table-cell>
          <table:table-cell table:formula="of:=IF([.AJ69]=0;&quot;&quot;;&quot;&quot;&amp;[.AJ$1]&amp;&quot;=&gt;&quot;&amp;[.AJ69]&amp;&quot;,&quot;)">
            <text:p/>
          </table:table-cell>
          <table:table-cell table:formula="of:=IF([.AK69]=0;&quot;&quot;;&quot;&quot;&amp;[.AK$1]&amp;&quot;=&gt;&quot;&amp;[.AK69]&amp;&quot;,&quot;)">
            <text:p/>
          </table:table-cell>
          <table:table-cell table:formula="of:=IF([.AL69]=0;&quot;&quot;;&quot;&quot;&amp;[.AL$1]&amp;&quot;=&gt;&quot;&amp;[.AL69]&amp;&quot;,&quot;)">
            <text:p/>
          </table:table-cell>
          <table:table-cell table:formula="of:=IF([.AM69]=0;&quot;&quot;;&quot;&quot;&amp;[.AM$1]&amp;&quot;=&gt;&quot;&amp;[.AM69]&amp;&quot;,&quot;)">
            <text:p/>
          </table:table-cell>
          <table:table-cell table:formula="of:=IF([.AN69]=0;&quot;&quot;;&quot;&quot;&amp;[.AN$1]&amp;&quot;=&gt;&quot;&amp;[.AN69]&amp;&quot;,&quot;)">
            <text:p/>
          </table:table-cell>
          <table:table-cell table:formula="of:=IF([.AO69]=0;&quot;&quot;;&quot;&quot;&amp;[.AO$1]&amp;&quot;=&gt;&quot;&amp;[.AO69]&amp;&quot;,&quot;)">
            <text:p/>
          </table:table-cell>
          <table:table-cell table:formula="of:=IF([.AP69]=0;&quot;&quot;;&quot;&quot;&amp;[.AP$1]&amp;&quot;=&gt;&quot;&amp;[.AP69]&amp;&quot;,&quot;)">
            <text:p/>
          </table:table-cell>
          <table:table-cell table:formula="of:=IF([.AQ69]=0;&quot;&quot;;&quot;&quot;&amp;[.AQ$1]&amp;&quot;=&gt;&quot;&amp;[.AQ69]&amp;&quot;,&quot;)">
            <text:p/>
          </table:table-cell>
          <table:table-cell table:formula="of:=IF([.AR69]=0;&quot;&quot;;&quot;&quot;&amp;[.AR$1]&amp;&quot;=&gt;&quot;&amp;[.AR69]&amp;&quot;,&quot;)">
            <text:p/>
          </table:table-cell>
          <table:table-cell table:formula="of:=IF([.AS69]=0;&quot;&quot;;&quot;&quot;&amp;[.AS$1]&amp;&quot;=&gt;&quot;&amp;[.AS69]&amp;&quot;,&quot;)">
            <text:p/>
          </table:table-cell>
          <table:table-cell table:formula="of:=IF([.AT69]=0;&quot;&quot;;&quot;&quot;&amp;[.AT$1]&amp;&quot;=&gt;&quot;&amp;[.AT69]&amp;&quot;,&quot;)">
            <text:p/>
          </table:table-cell>
          <table:table-cell table:formula="of:=IF([.AU69]=0;&quot;&quot;;&quot;&quot;&amp;[.AU$1]&amp;&quot;=&gt;&quot;&amp;[.AU69]&amp;&quot;,&quot;)">
            <text:p/>
          </table:table-cell>
          <table:table-cell table:formula="of:=IF([.AV69]=0;&quot;&quot;;&quot;&quot;&amp;[.AV$1]&amp;&quot;=&gt;&quot;&amp;[.AV69]&amp;&quot;,&quot;)">
            <text:p/>
          </table:table-cell>
          <table:table-cell table:formula="of:=IF([.AW69]=0;&quot;&quot;;&quot;&quot;&amp;[.AW$1]&amp;&quot;=&gt;&quot;&amp;[.AW69]&amp;&quot;,&quot;)">
            <text:p/>
          </table:table-cell>
          <table:table-cell table:formula="of:=IF([.AX69]=0;&quot;&quot;;&quot;&quot;&amp;[.AX$1]&amp;&quot;=&gt;&quot;&amp;[.AX69]&amp;&quot;,&quot;)">
            <text:p/>
          </table:table-cell>
          <table:table-cell table:formula="of:=IF([.AY69]=0;&quot;&quot;;&quot;&quot;&amp;[.AY$1]&amp;&quot;=&gt;&quot;&amp;[.AY69]&amp;&quot;,&quot;)">
            <text:p/>
          </table:table-cell>
          <table:table-cell table:formula="of:=IF([.AZ69]=0;&quot;&quot;;&quot;&quot;&amp;[.AZ$1]&amp;&quot;=&gt;&quot;&amp;[.AZ69]&amp;&quot;,&quot;)">
            <text:p/>
          </table:table-cell>
          <table:table-cell table:formula="of:=IF([.BA69]=0;&quot;&quot;;&quot;&quot;&amp;[.BA$1]&amp;&quot;=&gt;&quot;&amp;[.BA69]&amp;&quot;,&quot;)">
            <text:p/>
          </table:table-cell>
          <table:table-cell table:formula="of:=IF([.BB69]=0;&quot;&quot;;&quot;&quot;&amp;[.BB$1]&amp;&quot;=&gt;&quot;&amp;[.BB69]&amp;&quot;,&quot;)">
            <text:p/>
          </table:table-cell>
          <table:table-cell table:formula="of:=IF([.BC69]=0;&quot;&quot;;&quot;&quot;&amp;[.BC$1]&amp;&quot;=&gt;&quot;&amp;[.BC69]&amp;&quot;,&quot;)">
            <text:p/>
          </table:table-cell>
          <table:table-cell table:formula="of:=IF([.BD69]=0;&quot;&quot;;&quot;&quot;&amp;[.BD$1]&amp;&quot;=&gt;&quot;&amp;[.BD69]&amp;&quot;,&quot;)">
            <text:p/>
          </table:table-cell>
          <table:table-cell table:formula="of:=IF([.BE69]=0;&quot;&quot;;&quot;&quot;&amp;[.BE$1]&amp;&quot;=&gt;&quot;&amp;[.BE69]&amp;&quot;,&quot;)">
            <text:p/>
          </table:table-cell>
          <table:table-cell table:formula="of:=IF([.BF69]=0;&quot;&quot;;&quot;&quot;&amp;[.BF$1]&amp;&quot;=&gt;&quot;&amp;[.BF69]&amp;&quot;,&quot;)">
            <text:p/>
          </table:table-cell>
          <table:table-cell table:formula="of:=IF([.BG69]=0;&quot;&quot;;&quot;&quot;&amp;[.BG$1]&amp;&quot;=&gt;&quot;&amp;[.BG69]&amp;&quot;,&quot;)">
            <text:p/>
          </table:table-cell>
          <table:table-cell table:formula="of:=IF([.BH69]=0;&quot;&quot;;&quot;&quot;&amp;[.BH$1]&amp;&quot;=&gt;&quot;&amp;[.BH69]&amp;&quot;,&quot;)">
            <text:p/>
          </table:table-cell>
          <table:table-cell table:formula="of:=IF([.BI69]=0;&quot;&quot;;&quot;&quot;&amp;[.BI$1]&amp;&quot;=&gt;&quot;&amp;[.BI69]&amp;&quot;,&quot;)">
            <text:p/>
          </table:table-cell>
          <table:table-cell table:formula="of:=IF([.BJ69]=0;&quot;&quot;;&quot;&quot;&amp;[.BJ$1]&amp;&quot;=&gt;&quot;&amp;[.BJ69]&amp;&quot;,&quot;)">
            <text:p/>
          </table:table-cell>
          <table:table-cell table:formula="of:=IF([.BK69]=0;&quot;&quot;;&quot;&quot;&amp;[.BK$1]&amp;&quot;=&gt;&quot;&amp;[.BK69]&amp;&quot;,&quot;)">
            <text:p/>
          </table:table-cell>
          <table:table-cell table:formula="of:=IF([.BL69]=0;&quot;&quot;;&quot;&quot;&amp;[.BL$1]&amp;&quot;=&gt;&quot;&amp;[.BL69]&amp;&quot;,&quot;)">
            <text:p/>
          </table:table-cell>
          <table:table-cell table:formula="of:=IF([.BM69]=0;&quot;&quot;;&quot;&quot;&amp;[.BM$1]&amp;&quot;=&gt;&quot;&amp;[.BM69]&amp;&quot;,&quot;)">
            <text:p/>
          </table:table-cell>
          <table:table-cell table:formula="of:=IF([.BN69]=0;&quot;&quot;;&quot;&quot;&amp;[.BN$1]&amp;&quot;=&gt;&quot;&amp;[.BN69]&amp;&quot;,&quot;)">
            <text:p/>
          </table:table-cell>
          <table:table-cell table:formula="of:=IF([.BO69]=0;&quot;&quot;;&quot;&quot;&amp;[.BO$1]&amp;&quot;=&gt;&quot;&amp;[.BO69]&amp;&quot;,&quot;)">
            <text:p/>
          </table:table-cell>
          <table:table-cell table:formula="of:=IF([.BP69]=0;&quot;&quot;;&quot;&quot;&amp;[.BP$1]&amp;&quot;=&gt;&quot;&amp;[.BP69]&amp;&quot;,&quot;)">
            <text:p/>
          </table:table-cell>
          <table:table-cell table:formula="of:=IF([.BQ69]=0;&quot;&quot;;&quot;&quot;&amp;[.BQ$1]&amp;&quot;=&gt;&quot;&amp;[.BQ69]&amp;&quot;,&quot;)">
            <text:p/>
          </table:table-cell>
          <table:table-cell table:formula="of:=IF([.BR69]=0;&quot;&quot;;&quot;&quot;&amp;[.BR$1]&amp;&quot;=&gt;&quot;&amp;[.BR69]&amp;&quot;,&quot;)">
            <text:p/>
          </table:table-cell>
          <table:table-cell table:formula="of:=IF([.BS69]=0;&quot;&quot;;&quot;&quot;&amp;[.BS$1]&amp;&quot;=&gt;&quot;&amp;[.BS69]&amp;&quot;,&quot;)">
            <text:p/>
          </table:table-cell>
          <table:table-cell table:formula="of:=IF([.BT69]=0;&quot;&quot;;&quot;&quot;&amp;[.BT$1]&amp;&quot;=&gt;&quot;&amp;[.BT69]&amp;&quot;,&quot;)">
            <text:p/>
          </table:table-cell>
        </table:table-row>
        <table:table-row table:style-name="ro1">
          <table:table-cell/>
          <table:table-cell table:formula="of:=SUM([.B2:.B69])" office:value-type="float" office:value="31102">
            <text:p>31102</text:p>
          </table:table-cell>
          <table:table-cell table:number-columns-repeated="3"/>
          <table:table-cell table:formula="of:=SUM([.F2:.F69])" office:value-type="float" office:value="31098">
            <text:p>31098</text:p>
          </table:table-cell>
          <table:table-cell table:style-name="Default" table:number-columns-repeated="4"/>
          <table:table-cell table:number-columns-repeated="1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5">10/05/2011</text:date>, <text:time>23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5T21:55:11.13</meta:creation-date>
    <dc:date>2011-10-05T23:31:43.87</dc:date>
    <meta:editing-duration>PT1H36M31S</meta:editing-duration>
    <meta:editing-cycles>4</meta:editing-cycles>
    <meta:generator>OpenOffice.org/3.3$Win32 OpenOffice.org_project/330m20$Build-9567</meta:generator>
    <meta:document-statistic meta:table-count="1" meta:cell-count="9796" meta:object-count="0"/>
  </office:meta>
</office:document-meta>
</file>